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Rod1" svg:font-family="Rod"/>
    <style:font-face style:name="Courier New" svg:font-family="'Courier New'" style:font-family-generic="modern"/>
    <style:font-face style:name="Rod" svg:font-family="Rod" style:font-family-generic="modern"/>
    <style:font-face style:name="David Transparent" svg:font-family="'David Transparent'" style:font-pitch="variable"/>
    <style:font-face style:name="Miriam" svg:font-family="Miriam" style:font-pitch="variable"/>
    <style:font-face style:name="Narkisim" svg:font-family="Narkisim" style:font-pitch="variable"/>
    <style:font-face style:name="OCR A Extended" svg:font-family="'OCR A Extended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2" style:family="paragraph" style:parent-style-name="Standard">
      <style:paragraph-properties fo:text-align="center" style:justify-single-word="false"/>
      <style:text-properties style:language-asian="en" style:country-asian="US" style:font-name-complex="Rod"/>
    </style:style>
    <style:style style:name="P3" style:family="paragraph" style:parent-style-name="Standard">
      <style:paragraph-properties fo:text-align="end" style:justify-single-word="false"/>
      <style:text-properties style:language-asian="en" style:country-asian="US" style:font-name-complex="Rod"/>
    </style:style>
    <style:style style:name="P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" style:family="paragraph" style:parent-style-name="Standard">
      <style:paragraph-properties fo:text-align="end" style:justify-single-word="false">
        <style:tab-stops>
          <style:tab-stop style:position="3.3929in"/>
        </style:tab-stops>
      </style:paragraph-properties>
      <style:text-properties style:language-asian="en" style:country-asian="US"/>
    </style:style>
    <style:style style:name="P6" style:family="paragraph" style:parent-style-name="Standard">
      <style:paragraph-properties fo:text-align="end" style:justify-single-word="false"/>
      <style:text-properties style:language-asian="en" style:country-asian="US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style:language-asian="en" style:country-asian="US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language-asian="en" style:country-asian="US" style:font-name-complex="Rod" style:font-size-complex="10pt"/>
    </style:style>
    <style:style style:name="P11" style:family="paragraph" style:parent-style-name="Standard">
      <style:paragraph-properties fo:text-align="end" style:justify-single-word="false"/>
      <style:text-properties fo:font-size="10pt" style:font-size-asian="10pt" style:language-asian="en" style:country-asian="US" style:font-name-complex="Miriam" style:font-size-complex="10pt"/>
    </style:style>
    <style:style style:name="P12" style:family="paragraph" style:parent-style-name="Standard">
      <style:paragraph-properties fo:text-align="end" style:justify-single-word="false"/>
      <style:text-properties fo:font-size="10pt" style:font-size-asian="10pt" style:language-asian="en" style:country-asian="US" style:font-size-complex="10pt"/>
    </style:style>
    <style:style style:name="P13" style:family="paragraph" style:parent-style-name="Standard">
      <style:paragraph-properties fo:text-align="end" style:justify-single-word="false"/>
      <style:text-properties fo:font-size="10pt" style:font-size-asian="10pt" style:language-asian="en" style:country-asian="US" style:font-name-complex="Times New Roman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style:font-size-asian="10pt" style:language-asian="en" style:country-asian="US" style:font-name-complex="Rod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Courier New" fo:font-size="10pt" style:font-size-asian="10pt" style:language-asian="en" style:country-asian="US" style:font-name-complex="Courier New" style:font-size-complex="10pt"/>
    </style:style>
    <style:style style:name="P16" style:family="paragraph" style:parent-style-name="Standard">
      <style:paragraph-properties fo:text-align="end" style:justify-single-word="false"/>
      <style:text-properties fo:font-style="italic" style:language-asian="en" style:country-asian="US" style:font-style-asian="italic" style:font-style-complex="italic"/>
    </style:style>
    <style:style style:name="P17" style:family="paragraph" style:parent-style-name="Standard">
      <style:paragraph-properties fo:text-align="end" style:justify-single-word="false"/>
      <style:text-properties fo:font-size="8pt" style:font-size-asian="8pt" style:language-asian="en" style:country-asian="US" style:font-size-complex="8pt"/>
    </style:style>
    <style:style style:name="P18" style:family="paragraph" style:parent-style-name="Standard">
      <style:paragraph-properties fo:text-align="end" style:justify-single-word="false"/>
      <style:text-properties fo:font-size="8pt" style:font-size-asian="8pt" style:language-asian="en" style:country-asian="US" style:font-name-complex="Miriam" style:font-size-complex="8pt"/>
    </style:style>
    <style:style style:name="P19" style:family="paragraph" style:parent-style-name="Standard">
      <style:paragraph-properties fo:margin-top="0.0417in" fo:margin-bottom="0in" style:contextual-spacing="false" fo:text-align="center" style:justify-single-word="false"/>
      <style:text-properties fo:font-size="11pt" style:font-size-asian="11pt" style:language-asian="en" style:country-asian="US" style:font-size-complex="11pt"/>
    </style:style>
    <style:style style:name="P20" style:family="paragraph" style:parent-style-name="Standard">
      <style:paragraph-properties fo:margin-top="0.0417in" fo:margin-bottom="0in" style:contextual-spacing="false" fo:text-align="center" style:justify-single-word="false"/>
      <style:text-properties style:language-asian="en" style:country-asian="US"/>
    </style:style>
    <style:style style:name="P21" style:family="paragraph" style:parent-style-name="Standard">
      <style:paragraph-properties fo:margin-left="1in" fo:margin-right="0in" fo:text-align="end" style:justify-single-word="false" fo:text-indent="-1in" style:auto-text-indent="false"/>
    </style:style>
    <style:style style:name="P22" style:family="paragraph" style:parent-style-name="Standard">
      <style:paragraph-properties fo:margin-left="1in" fo:margin-right="0in" fo:text-align="end" style:justify-single-word="false" fo:text-indent="-1in" style:auto-text-indent="false"/>
      <style:text-properties style:language-asian="en" style:country-asian="US"/>
    </style:style>
    <style:style style:name="P23" style:family="paragraph" style:parent-style-name="Standard">
      <style:paragraph-properties fo:margin-left="0.5in" fo:margin-right="0in" fo:text-align="end" style:justify-single-word="false" fo:text-indent="0in" style:auto-text-indent="false"/>
    </style:style>
    <style:style style:name="P24" style:family="paragraph" style:parent-style-name="Standard">
      <style:paragraph-properties fo:margin-left="0.5in" fo:margin-right="0in" fo:text-align="end" style:justify-single-word="false" fo:text-indent="0in" style:auto-text-indent="false"/>
      <style:text-properties style:language-asian="en" style:country-asian="US"/>
    </style:style>
    <style:style style:name="P25" style:family="paragraph" style:parent-style-name="Standard">
      <style:paragraph-properties fo:margin-left="0.0181in" fo:margin-right="0in" fo:text-align="end" style:justify-single-word="false" fo:text-indent="0in" style:auto-text-indent="false"/>
      <style:text-properties style:language-asian="en" style:country-asian="US"/>
    </style:style>
    <style:style style:name="P26" style:family="paragraph" style:parent-style-name="Standard">
      <style:paragraph-properties fo:margin-left="0in" fo:margin-right="0in" fo:text-align="end" style:justify-single-word="false" fo:text-indent="0.5in" style:auto-text-indent="false"/>
    </style:style>
    <style:style style:name="P27" style:family="paragraph" style:parent-style-name="Standard">
      <style:paragraph-properties fo:margin-left="1in" fo:margin-right="0in" fo:text-align="end" style:justify-single-word="false" fo:text-indent="0in" style:auto-text-indent="false"/>
      <style:text-properties style:language-asian="en" style:country-asian="US"/>
    </style:style>
    <style:style style:name="P28" style:family="paragraph" style:parent-style-name="Body_20_Text_20_2">
      <style:paragraph-properties fo:text-align="end" style:justify-single-word="false"/>
    </style:style>
    <style:style style:name="P29" style:family="paragraph" style:parent-style-name="Body_20_Text_20_2">
      <style:paragraph-properties fo:text-align="end" style:justify-single-word="false"/>
      <style:text-properties fo:font-size="10pt" style:font-size-asian="10pt"/>
    </style:style>
    <style:style style:name="P30" style:family="paragraph" style:parent-style-name="Body_20_Text_20_2">
      <style:paragraph-properties fo:text-align="end" style:justify-single-word="false"/>
      <style:text-properties fo:font-size="10pt" style:font-size-asian="10pt" style:font-name-complex="Times New Roman"/>
    </style:style>
    <style:style style:name="P31" style:family="paragraph" style:parent-style-name="Body_20_Text_20_2">
      <style:paragraph-properties fo:text-align="end" style:justify-single-word="false"/>
      <style:text-properties style:font-name="Courier New" fo:font-size="10pt" style:font-size-asian="10pt" style:font-name-complex="Courier New"/>
    </style:style>
    <style:style style:name="P32" style:family="paragraph" style:parent-style-name="Body_20_Text_20_Indent_20_2">
      <style:paragraph-properties fo:text-align="end" style:justify-single-word="false"/>
    </style:style>
    <style:style style:name="P33" style:family="paragraph" style:parent-style-name="Standard" style:master-page-name="Standard">
      <style:paragraph-properties fo:margin-top="0.0417in" fo:margin-bottom="0in" style:contextual-spacing="false" fo:text-align="center" style:justify-single-word="false" style:page-number="auto"/>
      <style:text-properties fo:font-size="11pt" style:font-size-asian="11pt" style:language-asian="en" style:country-asian="US" style:font-name-complex="Rod" style:font-size-complex="11pt"/>
    </style:style>
    <style:style style:name="P34" style:family="paragraph" style:parent-style-name="Standard">
      <style:paragraph-properties fo:margin-top="0.0417in" fo:margin-bottom="0in" style:contextual-spacing="false" fo:text-align="center" style:justify-single-word="false"/>
      <style:text-properties fo:font-size="11pt" style:font-size-asian="11pt" style:language-asian="en" style:country-asian="US" style:font-name-complex="David Transparent" style:font-size-complex="11pt"/>
    </style:style>
    <style:style style:name="P35" style:family="paragraph" style:parent-style-name="Standard">
      <style:paragraph-properties fo:text-align="center" style:justify-single-word="false"/>
      <style:text-properties style:language-asian="en" style:country-asian="US" style:font-name-complex="Rod"/>
    </style:style>
    <style:style style:name="P36" style:family="paragraph" style:parent-style-name="Standard" style:master-page-name="Convert_20_1">
      <style:paragraph-properties fo:text-align="center" style:justify-single-word="false" style:page-number="auto"/>
      <style:text-properties style:language-asian="en" style:country-asian="US"/>
    </style:style>
    <style:style style:name="P37" style:family="paragraph" style:parent-style-name="Standard" style:master-page-name="Convert_20_2">
      <style:paragraph-properties fo:text-align="end" style:justify-single-word="false" style:page-number="auto"/>
      <style:text-properties style:language-asian="en" style:country-asian="US" style:font-name-complex="Rod"/>
    </style:style>
    <style:style style:name="T1" style:family="text">
      <style:text-properties style:font-name-complex="Rod"/>
    </style:style>
    <style:style style:name="T2" style:family="text">
      <style:text-properties style:font-name-complex="Times New Roman"/>
    </style:style>
    <style:style style:name="T3" style:family="text">
      <style:text-properties style:font-name-complex="Times New Roman" style:font-size-complex="10pt"/>
    </style:style>
    <style:style style:name="T4" style:family="text">
      <style:text-properties style:font-name-complex="David Transparent"/>
    </style:style>
    <style:style style:name="T5" style:family="text">
      <style:text-properties fo:font-weight="bold" style:font-weight-asian="bold" style:font-name-complex="Miriam" style:font-weight-complex="bold"/>
    </style:style>
    <style:style style:name="T6" style:family="text">
      <style:text-properties fo:font-weight="bold" style:font-weight-asian="bold" style:font-name-complex="Times New Roman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name-complex="Rod" style:font-size-complex="14pt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name-complex="Narkisim" style:font-size-complex="14pt" style:font-style-complex="italic" style:font-weight-complex="bold"/>
    </style:style>
    <style:style style:name="T10" style:family="text">
      <style:text-properties fo:font-size="14pt" style:font-size-asian="14pt" style:font-name-complex="Rod" style:font-size-complex="14pt"/>
    </style:style>
    <style:style style:name="T11" style:family="text">
      <style:text-properties fo:font-size="14pt" style:font-size-asian="14pt" style:font-name-complex="Narkisim" style:font-size-complex="14pt"/>
    </style:style>
    <style:style style:name="T12" style:family="text">
      <style:text-properties fo:font-size="14pt" style:font-size-asian="14pt" style:font-name-complex="Miriam" style:font-size-complex="14pt"/>
    </style:style>
    <style:style style:name="T13" style:family="text">
      <style:text-properties fo:font-size="14pt" style:font-size-asian="14pt" style:font-name-complex="Times New Roman" style:font-size-complex="14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style:font-size-asian="11pt" style:font-name-complex="David Transparent" style:font-size-complex="11pt"/>
    </style:style>
    <style:style style:name="T16" style:family="text">
      <style:text-properties fo:font-size="11pt" style:font-size-asian="11pt" style:font-name-complex="Times New Roman" style:font-size-complex="11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style:font-size-asian="8pt" style:font-name-complex="Miriam" style:font-size-complex="8pt"/>
    </style:style>
    <style:style style:name="T19" style:family="text">
      <style:text-properties fo:font-size="8pt" style:font-size-asian="8pt" style:font-name-complex="Times New Roman" style:font-size-complex="8pt"/>
    </style:style>
    <style:style style:name="T20" style:family="text">
      <style:text-properties fo:font-size="8pt" style:font-size-asian="8pt" style:language-asian="en" style:country-asian="US" style:font-name-complex="Times New Roman" style:font-size-complex="8pt"/>
    </style:style>
    <style:style style:name="T21" style:family="text">
      <style:text-properties fo:font-size="8pt" style:font-size-asian="8pt" style:language-asian="en" style:country-asian="US" style:font-name-complex="Miriam" style:font-size-complex="8pt"/>
    </style:style>
    <style:style style:name="T22" style:family="text">
      <style:text-properties fo:font-size="8pt" style:font-size-asian="8pt" style:font-name-complex="Rod" style:font-size-complex="8pt"/>
    </style:style>
    <style:style style:name="T23" style:family="text">
      <style:text-properties fo:font-size="8pt" style:font-size-asian="8pt" style:font-name-complex="Narkisim" style:font-size-complex="8pt"/>
    </style:style>
    <style:style style:name="T24" style:family="text">
      <style:text-properties fo:font-size="8pt" fo:font-style="italic" style:font-size-asian="8pt" style:font-style-asian="italic" style:font-name-complex="Miriam" style:font-size-complex="8pt" style:font-style-complex="italic"/>
    </style:style>
    <style:style style:name="T25" style:family="text">
      <style:text-properties fo:font-size="8pt" fo:font-style="italic" style:font-size-asian="8pt" style:font-style-asian="italic" style:font-name-complex="Times New Roman" style:font-size-complex="8pt" style:font-style-complex="italic"/>
    </style:style>
    <style:style style:name="T26" style:family="text">
      <style:text-properties style:font-name-complex="Miriam"/>
    </style:style>
    <style:style style:name="T27" style:family="text">
      <style:text-properties style:font-name-complex="Miriam" style:font-size-complex="10pt"/>
    </style:style>
    <style:style style:name="T28" style:family="text">
      <style:text-properties fo:font-size="10pt" style:font-size-asian="10pt" style:font-name-complex="Narkisim" style:font-size-complex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style:font-size-asian="10pt" style:font-name-complex="Times New Roman"/>
    </style:style>
    <style:style style:name="T31" style:family="text">
      <style:text-properties fo:font-size="10pt" style:font-size-asian="10pt" style:font-name-complex="Times New Roman" style:font-size-complex="10pt"/>
    </style:style>
    <style:style style:name="T32" style:family="text">
      <style:text-properties fo:font-size="10pt" style:font-size-asian="10pt" style:font-name-complex="Rod" style:font-size-complex="10pt"/>
    </style:style>
    <style:style style:name="T33" style:family="text">
      <style:text-properties fo:font-size="10pt" style:font-size-asian="10pt" style:language-asian="en" style:country-asian="US" style:font-name-complex="Rod" style:font-size-complex="10pt"/>
    </style:style>
    <style:style style:name="T34" style:family="text">
      <style:text-properties fo:font-size="10pt" style:font-size-asian="10pt" style:language-asian="en" style:country-asian="US" style:font-name-complex="Narkisim" style:font-size-complex="10pt"/>
    </style:style>
    <style:style style:name="T35" style:family="text">
      <style:text-properties fo:font-size="10pt" style:font-size-asian="10pt" style:language-asian="en" style:country-asian="US" style:font-name-complex="Times New Roman" style:font-size-complex="10pt"/>
    </style:style>
    <style:style style:name="T36" style:family="text">
      <style:text-properties fo:font-size="10pt" style:font-size-asian="10pt" style:language-asian="en" style:country-asian="US" style:font-name-complex="Miriam" style:font-size-complex="10pt"/>
    </style:style>
    <style:style style:name="T37" style:family="text">
      <style:text-properties fo:font-size="10pt" style:font-size-asian="10pt" style:font-name-complex="Miriam"/>
    </style:style>
    <style:style style:name="T38" style:family="text">
      <style:text-properties fo:font-size="10pt" style:font-size-asian="10pt" style:font-name-complex="Miriam" style:font-size-complex="10pt"/>
    </style:style>
    <style:style style:name="T39" style:family="text">
      <style:text-properties fo:font-size="10pt" style:font-size-asian="10pt" style:font-name-complex="Rod1" style:font-size-complex="10pt"/>
    </style:style>
    <style:style style:name="T40" style:family="text">
      <style:text-properties fo:font-size="10pt" style:text-underline-style="solid" style:text-underline-width="auto" style:text-underline-color="font-color" style:font-size-asian="10pt" style:font-name-complex="Miriam"/>
    </style:style>
    <style:style style:name="T41" style:family="text">
      <style:text-properties fo:font-size="10pt" style:text-underline-style="solid" style:text-underline-width="auto" style:text-underline-color="font-color" style:font-size-asian="10pt" style:font-name-complex="Miriam" style:font-size-complex="10pt"/>
    </style:style>
    <style:style style:name="T42" style:family="text">
      <style:text-properties fo:font-size="10pt" style:text-underline-style="solid" style:text-underline-width="auto" style:text-underline-color="font-color" style:font-size-asian="10pt" style:font-name-complex="Times New Roman"/>
    </style:style>
    <style:style style:name="T43" style:family="text">
      <style:text-properties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T44" style:family="text">
      <style:text-properties fo:font-size="10pt" style:text-underline-style="solid" style:text-underline-width="auto" style:text-underline-color="font-color" style:font-size-asian="10pt" style:font-name-complex="Narkisim" style:font-size-complex="10pt"/>
    </style:style>
    <style:style style:name="T45" style:family="text">
      <style:text-properties fo:font-size="10pt" style:text-underline-style="solid" style:text-underline-width="auto" style:text-underline-color="font-color" style:font-size-asian="10pt" style:font-name-complex="Rod" style:font-size-complex="10pt"/>
    </style:style>
    <style:style style:name="T46" style:family="text">
      <style:text-properties fo:font-size="10pt" style:text-underline-style="solid" style:text-underline-width="auto" style:text-underline-color="font-color" style:font-size-asian="10pt" style:language-asian="en" style:country-asian="US" style:font-name-complex="Narkisim" style:font-size-complex="10pt"/>
    </style:style>
    <style:style style:name="T47" style:family="text">
      <style:text-properties fo:font-size="10pt" style:text-underline-style="solid" style:text-underline-width="auto" style:text-underline-color="font-color" style:font-size-asian="10pt" style:language-asian="en" style:country-asian="US" style:font-name-complex="Times New Roman" style:font-size-complex="10pt"/>
    </style:style>
    <style:style style:name="T48" style:family="text">
      <style:text-properties fo:font-size="10pt" fo:font-style="italic" style:font-size-asian="10pt" style:font-style-asian="italic" style:font-name-complex="Miriam" style:font-size-complex="10pt" style:font-style-complex="italic"/>
    </style:style>
    <style:style style:name="T49" style:family="text">
      <style:text-properties fo:font-size="10pt" fo:font-style="italic" style:font-size-asian="10pt" style:font-style-asian="italic" style:font-name-complex="Times New Roman" style:font-size-complex="10pt" style:font-style-complex="italic"/>
    </style:style>
    <style:style style:name="T50" style:family="text">
      <style:text-properties fo:font-size="10pt" fo:font-style="italic" style:font-size-asian="10pt" style:font-style-asian="italic" style:font-name-complex="Narkisim" style:font-size-complex="10pt" style:font-style-complex="italic"/>
    </style:style>
    <style:style style:name="T51" style:family="text">
      <style:text-properties fo:font-size="10pt" fo:font-style="italic" style:font-size-asian="10pt" style:font-style-asian="italic" style:font-name-complex="Rod" style:font-size-complex="10pt" style:font-style-complex="italic"/>
    </style:style>
    <style:style style:name="T52" style:family="text">
      <style:text-properties fo:font-size="10pt" fo:font-style="italic" style:font-size-asian="10pt" style:language-asian="en" style:country-asian="US" style:font-style-asian="italic" style:font-name-complex="Narkisim" style:font-size-complex="10pt" style:font-style-complex="italic"/>
    </style:style>
    <style:style style:name="T53" style:family="text">
      <style:text-properties fo:font-size="10pt" fo:font-style="italic" style:font-size-asian="10pt" style:language-asian="en" style:country-asian="US" style:font-style-asian="italic" style:font-name-complex="Times New Roman" style:font-size-complex="10pt" style:font-style-complex="italic"/>
    </style:style>
    <style:style style:name="T54" style:family="text">
      <style:text-properties fo:font-size="10pt" fo:font-weight="bold" style:font-size-asian="10pt" style:font-weight-asian="bold" style:font-name-complex="Miriam" style:font-size-complex="10pt" style:font-weight-complex="bold"/>
    </style:style>
    <style:style style:name="T55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T56" style:family="text">
      <style:text-properties fo:font-size="10pt" fo:font-weight="bold" style:font-size-asian="10pt" style:font-weight-asian="bold" style:font-name-complex="Narkisim" style:font-size-complex="10pt" style:font-weight-complex="bold"/>
    </style:style>
    <style:style style:name="T57" style:family="text">
      <style:text-properties fo:font-size="10pt" fo:background-color="#ffff00" style:font-size-asian="10pt" style:font-name-complex="Narkisim" style:font-size-complex="10pt"/>
    </style:style>
    <style:style style:name="T58" style:family="text">
      <style:text-properties fo:font-size="10pt" fo:background-color="#ffff00" style:font-size-asian="10pt" style:font-name-complex="Times New Roman" style:font-size-complex="10pt"/>
    </style:style>
    <style:style style:name="T59" style:family="text">
      <style:text-properties style:font-name-complex="Narkisim"/>
    </style:style>
    <style:style style:name="T60" style:family="text">
      <style:text-properties style:language-asian="en" style:country-asian="US" style:font-name-complex="Rod"/>
    </style:style>
    <style:style style:name="T61" style:family="text">
      <style:text-properties style:language-asian="en" style:country-asian="US" style:font-name-complex="Times New Roman"/>
    </style:style>
    <style:style style:name="T62" style:family="text">
      <style:text-properties style:language-asian="en" style:country-asian="US" style:font-name-complex="Narkisim"/>
    </style:style>
    <style:style style:name="T63" style:family="text">
      <style:text-properties style:text-underline-style="solid" style:text-underline-width="auto" style:text-underline-color="font-color" style:font-name-complex="Rod"/>
    </style:style>
    <style:style style:name="T64" style:family="text">
      <style:text-properties style:text-underline-style="solid" style:text-underline-width="auto" style:text-underline-color="font-color" style:font-name-complex="Times New Roman"/>
    </style:style>
    <style:style style:name="T65" style:family="text">
      <style:text-properties style:text-underline-style="solid" style:text-underline-width="auto" style:text-underline-color="font-color" style:font-name-complex="Narkisim"/>
    </style:style>
    <style:style style:name="T66" style:family="text">
      <style:text-properties style:text-underline-style="solid" style:text-underline-width="auto" style:text-underline-color="font-color" style:language-asian="en" style:country-asian="US" style:font-name-complex="Narkisim"/>
    </style:style>
    <style:style style:name="T67" style:family="text">
      <style:text-properties style:font-name-asian="Courier New"/>
    </style:style>
    <style:style style:name="T68" style:family="text">
      <style:text-properties fo:font-size="9pt" style:font-size-asian="9pt" style:font-name-complex="Miriam" style:font-size-complex="9pt"/>
    </style:style>
    <style:style style:name="T69" style:family="text">
      <style:text-properties fo:font-size="9pt" style:font-size-asian="9pt" style:font-name-complex="Times New Roman" style:font-size-complex="9pt"/>
    </style:style>
    <style:style style:name="T70" style:family="text">
      <style:text-properties fo:font-size="9pt" style:font-size-asian="9pt" style:font-name-complex="Narkisim" style:font-size-complex="9pt"/>
    </style:style>
    <style:style style:name="T71" style:family="text">
      <style:text-properties fo:font-size="9pt" style:font-size-asian="9pt" style:font-name-complex="Rod" style:font-size-complex="9pt"/>
    </style:style>
    <style:style style:name="T72" style:family="text">
      <style:text-properties fo:font-size="9pt" style:text-underline-style="solid" style:text-underline-width="auto" style:text-underline-color="font-color" style:font-size-asian="9pt" style:font-name-complex="Narkisim" style:font-size-complex="9pt"/>
    </style:style>
    <style:style style:name="T73" style:family="text">
      <style:text-properties fo:font-style="italic" style:font-style-asian="italic" style:font-name-complex="Rod" style:font-style-complex="italic"/>
    </style:style>
    <style:style style:name="T74" style:family="text">
      <style:text-properties fo:font-style="italic" style:font-style-asian="italic" style:font-name-complex="Times New Roman" style:font-style-complex="italic"/>
    </style:style>
    <style:style style:name="T75" style:family="text">
      <style:text-properties fo:font-style="italic" style:font-style-asian="italic" style:font-name-complex="Narkisim" style:font-style-complex="italic"/>
    </style:style>
    <style:style style:name="T76" style:family="text">
      <style:text-properties fo:font-style="italic" style:text-underline-style="solid" style:text-underline-width="auto" style:text-underline-color="font-color" style:font-style-asian="italic" style:font-name-complex="Rod" style:font-style-complex="italic"/>
    </style:style>
    <style:style style:name="T77" style:family="text">
      <style:text-properties fo:font-style="italic" style:text-underline-style="solid" style:text-underline-width="auto" style:text-underline-color="font-color" style:font-style-asian="italic" style:font-name-complex="Narkisim" style:font-style-complex="italic"/>
    </style:style>
    <style:style style:name="T78" style:family="text">
      <style:text-properties fo:font-style="italic" style:text-underline-style="solid" style:text-underline-width="auto" style:text-underline-color="font-color" style:font-style-asian="italic" style:font-name-complex="Times New Roman" style:font-style-complex="italic"/>
    </style:style>
    <style:style style:name="T79" style:family="text">
      <style:text-properties fo:font-style="italic" style:language-asian="en" style:country-asian="US" style:font-style-asian="italic" style:font-name-complex="Rod" style:font-style-complex="italic"/>
    </style:style>
    <style:style style:name="T80" style:family="text">
      <style:text-properties fo:font-style="italic" style:language-asian="en" style:country-asian="US" style:font-style-asian="italic" style:font-name-complex="Times New Roman" style:font-style-complex="italic"/>
    </style:style>
    <style:style style:name="T81" style:family="text">
      <style:text-properties fo:font-style="italic" style:language-asian="en" style:country-asian="US" style:font-style-asian="italic" style:font-name-complex="Narkisim" style:font-style-complex="italic"/>
    </style:style>
    <style:style style:name="T82" style:family="text">
      <style:text-properties style:font-name="Courier New" fo:font-size="10pt" style:font-size-asian="10pt" style:font-name-complex="Courier New" style:font-size-complex="10pt"/>
    </style:style>
    <style:style style:name="T83" style:family="text">
      <style:text-properties style:font-name="Courier New" fo:font-size="10pt" style:font-size-asian="10pt" style:font-name-complex="Narkisim" style:font-size-complex="10pt"/>
    </style:style>
    <style:style style:name="T8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" style:family="text">
      <style:text-properties style:font-name="Courier New" style:font-name-complex="Rod"/>
    </style:style>
    <style:style style:name="T86" style:family="text">
      <style:text-properties style:font-name="Courier New" fo:font-size="9pt" style:font-size-asian="9pt" style:font-name-complex="Courier New" style:font-size-complex="9pt"/>
    </style:style>
    <style:style style:name="T8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" style:family="text">
      <style:text-properties style:font-name="Courier New" fo:font-size="8pt" style:font-size-asian="8pt" style:font-name-complex="Courier New" style:font-size-complex="8pt"/>
    </style:style>
    <style:style style:name="T8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90" style:family="text">
      <style:text-properties style:font-name="OCR A Extended" fo:font-style="italic" style:font-style-asian="italic" style:font-name-complex="Rod" style:font-style-complex="italic"/>
    </style:style>
    <style:style style:name="T91" style:family="text">
      <style:text-properties style:font-name="OCR A Extended" fo:font-style="italic" style:font-name-asian="OCR A Extended" style:font-style-asian="italic" style:font-name-complex="OCR A Extended" style:font-style-complex="italic"/>
    </style:style>
    <style:style style:name="T92" style:family="text">
      <style:text-properties style:text-line-through-style="solid" style:font-name-complex="Rod"/>
    </style:style>
    <style:style style:name="T93" style:family="text">
      <style:text-properties style:text-line-through-style="solid" style:font-name-complex="Times New Roman"/>
    </style:style>
    <style:style style:name="T94" style:family="text">
      <style:text-properties style:text-line-through-style="solid" fo:font-size="10pt" fo:font-style="italic" style:font-size-asian="10pt" style:font-style-asian="italic" style:font-name-complex="Narkisim" style:font-size-complex="10pt" style:font-style-complex="italic"/>
    </style:style>
    <style:style style:name="T95" style:family="text">
      <style:text-properties style:text-line-through-style="solid" fo:font-size="10pt" style:font-size-asian="10pt" style:font-name-complex="Narkisim" style:font-size-complex="10pt"/>
    </style:style>
    <style:style style:name="T96" style:family="text">
      <style:text-properties fo:background-color="#ffff00" style:font-name-complex="Rod"/>
    </style:style>
    <style:style style:name="T97" style:family="text">
      <style:text-properties fo:background-color="#ffff00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מסכת הוריות</text:p>
      <text:p text:style-name="P20"><text:span text:style-name="T15">מתוך</text:span><text:span text:style-name="T16"> </text:span><text:span text:style-name="T15">"גמרא</text:span><text:span text:style-name="T16"> </text:span><text:span text:style-name="T15">נוֹחָה"</text:span></text:p>
      <text:p text:style-name="P7">על שם הורי <text:span text:style-name="T7">נ</text:span>פתלי <text:span text:style-name="T7">וח</text:span>נה<text:span text:style-name="T14"> </text:span><text:span text:style-name="T7">ה</text:span>ולנדר<text:span text:style-name="T17"> הכ"מ</text:span></text:p>
      <text:p text:style-name="P2"/>
      <text:p text:style-name="P1"><text:span text:style-name="T1">הוריות</text:span><text:span text:style-name="T2"> </text:span><text:span text:style-name="T1">פרק</text:span><text:span text:style-name="T2"> </text:span><text:span text:style-name="T1">ראשון: הורו</text:span><text:span text:style-name="T2"> </text:span><text:span text:style-name="T1">בית</text:span><text:span text:style-name="T2"> </text:span><text:span text:style-name="T1">דין</text:span></text:p>
      <text:p text:style-name="P34"/>
      <text:p text:style-name="Text_20_body"><text:span text:style-name="T1">חטאת</text:span><text:span text:style-name="T2"> </text:span><text:span text:style-name="T1">יחיד</text:span></text:p>
      <text:p text:style-name="P22"><text:span text:style-name="T18">ויקרא</text:span><text:span text:style-name="T19"> </text:span><text:span text:style-name="T18">ד,כז:<text:tab/></text:span><text:span text:style-name="T28">ואם</text:span><text:span text:style-name="T31"> </text:span><text:span text:style-name="T28">נפש</text:span><text:span text:style-name="T31"> </text:span><text:span text:style-name="T28">אחת</text:span><text:span text:style-name="T31"> </text:span><text:span text:style-name="T28">תחטא</text:span><text:span text:style-name="T31"> </text:span><text:span text:style-name="T28">בשגגה</text:span><text:span text:style-name="T31"> </text:span><text:span text:style-name="T28">מעם</text:span><text:span text:style-name="T31"> </text:span><text:span text:style-name="T28">הארץ</text:span><text:span text:style-name="T31"> </text:span><text:span text:style-name="T28">בעשתה</text:span><text:span text:style-name="T31"> </text:span><text:span text:style-name="T28">אחת</text:span><text:span text:style-name="T31"> </text:span><text:span text:style-name="T28">מ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ם</text:span></text:p>
      <text:p text:style-name="P4"><text:span text:style-name="T18">ויקרא</text:span><text:span text:style-name="T19"> </text:span><text:span text:style-name="T18">ד,כח<text:tab/>:</text:span><text:span text:style-name="T32"> <text:tab/></text:span><text:span text:style-name="T28">והודע</text:span><text:span text:style-name="T31"> </text:span><text:span text:style-name="T28">אליו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והביא</text:span><text:span text:style-name="T31"> </text:span><text:span text:style-name="T28">קרבנו</text:span><text:span text:style-name="T31"> </text:span><text:span text:style-name="T28">שעירת</text:span><text:span text:style-name="T31"> </text:span><text:span text:style-name="T28">עזים</text:span><text:span text:style-name="T31"> </text:span><text:span text:style-name="T28">תמימה</text:span><text:span text:style-name="T31"> </text:span><text:span text:style-name="T28">נקבה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/text:p>
      <text:p text:style-name="P10"/>
      <text:p text:style-name="Text_20_body"><text:span text:style-name="T1">פר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של</text:span><text:span text:style-name="T2"> </text:span><text:span text:style-name="T1">צבור</text:span></text:p>
      <text:p text:style-name="P22"><text:span text:style-name="T18">ויקרא</text:span><text:span text:style-name="T19"> </text:span><text:span text:style-name="T18">ד,יג:<text:tab/></text:span><text:span text:style-name="T28">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1"> </text:span><text:span text:style-name="T28">ונעלם</text:span><text:span text:style-name="T31"> </text:span><text:span text:style-name="T28">דבר</text:span><text:span text:style-name="T31"> </text:span><text:span text:style-name="T28">מעיני</text:span><text:span text:style-name="T31"> </text:span><text:span text:style-name="T28">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</text:span></text:p>
      <text:p text:style-name="P22"><text:span text:style-name="T18">ויקרא</text:span><text:span text:style-name="T19"> </text:span><text:span text:style-name="T18">ד,יד:<text:tab/></text:span><text:span text:style-name="T28">ונודעה</text:span><text:span text:style-name="T31"> </text:span><text:span text:style-name="T28">החטאת</text:span><text:span text:style-name="T31"> </text:span><text:span text:style-name="T28">אשר</text:span><text:span text:style-name="T31"> </text:span><text:span text:style-name="T28">חטאו</text:span><text:span text:style-name="T31"> </text:span><text:span text:style-name="T28">עליה</text:span><text:span text:style-name="T31"> </text:span><text:span text:style-name="T28">והקריבו</text:span><text:span text:style-name="T31"> </text:span><text:span text:style-name="T28">הקהל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לחטאת</text:span><text:span text:style-name="T31"> </text:span><text:span text:style-name="T28">והביאו</text:span><text:span text:style-name="T31"> </text:span><text:span text:style-name="T28">אתו</text:span><text:span text:style-name="T31"> </text:span><text:span text:style-name="T28">לפני</text:span><text:span text:style-name="T31"> </text:span><text:span text:style-name="T28">אהל</text:span><text:span text:style-name="T31"> </text:span><text:span text:style-name="T28">מועד</text:span></text:p>
      <text:p text:style-name="P22"><text:span text:style-name="T18">ויקרא</text:span><text:span text:style-name="T19"> </text:span><text:span text:style-name="T18">ד,טו:<text:tab/></text:span><text:span text:style-name="T28">וסמכו</text:span><text:span text:style-name="T31"> </text:span><text:span text:style-name="T28">זקני</text:span><text:span text:style-name="T31"> </text:span><text:span text:style-name="T28">העדה</text:span><text:span text:style-name="T31"> </text:span><text:span text:style-name="T28">את</text:span><text:span text:style-name="T31"> </text:span><text:span text:style-name="T28">ידיהם</text:span><text:span text:style-name="T31"> </text:span><text:span text:style-name="T28">על</text:span><text:span text:style-name="T31"> </text:span><text:span text:style-name="T28">ראש</text:span><text:span text:style-name="T31"> </text:span><text:span text:style-name="T28">הפר</text:span><text:span text:style-name="T31"> </text:span><text:span text:style-name="T28">לפני</text:span><text:span text:style-name="T31"> </text:span><text:span text:style-name="T28">ה</text:span><text:span text:style-name="T31">’ </text:span><text:span text:style-name="T28">ושחט</text:span><text:span text:style-name="T31"> </text:span><text:span text:style-name="T28">את</text:span><text:span text:style-name="T31"> </text:span><text:span text:style-name="T28">הפר</text:span><text:span text:style-name="T31"> </text:span><text:span text:style-name="T28">לפני</text:span><text:span text:style-name="T31"> </text:span><text:span text:style-name="T28">ה</text:span><text:span text:style-name="T31">’</text:span></text:p>
      <text:p text:style-name="P4"><text:span text:style-name="T18">ויקרא</text:span><text:span text:style-name="T19"> </text:span><text:span text:style-name="T18">ד,טז:<text:tab/></text:span><text:span text:style-name="T32"><text:tab/></text:span><text:span text:style-name="T28">והביא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מדם</text:span><text:span text:style-name="T31"> </text:span><text:span text:style-name="T28">הפר</text:span><text:span text:style-name="T31"> </text:span><text:span text:style-name="T28">אל</text:span><text:span text:style-name="T31"> </text:span><text:span text:style-name="T28">אהל</text:span><text:span text:style-name="T31"> </text:span><text:span text:style-name="T28">מועד</text:span></text:p>
      <text:p text:style-name="P22"><text:span text:style-name="T18">ויקרא</text:span><text:span text:style-name="T19"> </text:span><text:span text:style-name="T18">ד,יז:</text:span><text:span text:style-name="T32"><text:tab/></text:span><text:span text:style-name="T28">וטבל</text:span><text:span text:style-name="T31"> </text:span><text:span text:style-name="T28">הכהן</text:span><text:span text:style-name="T31"> </text:span><text:span text:style-name="T28">אצבעו</text:span><text:span text:style-name="T31"> </text:span><text:span text:style-name="T28">מן</text:span><text:span text:style-name="T31"> </text:span><text:span text:style-name="T28">הדם</text:span><text:span text:style-name="T31"> </text:span><text:span text:style-name="T28">והזה</text:span><text:span text:style-name="T31"> </text:span><text:span text:style-name="T28">שבע</text:span><text:span text:style-name="T31"> </text:span><text:span text:style-name="T28">פעמים</text:span><text:span text:style-name="T31"> </text:span><text:span text:style-name="T28">לפני</text:span><text:span text:style-name="T31"> </text:span><text:span text:style-name="T28">ה</text:span><text:span text:style-name="T31">’ </text:span><text:span text:style-name="T28">את</text:span><text:span text:style-name="T31"> </text:span><text:span text:style-name="T28">פני</text:span><text:span text:style-name="T31"> </text:span><text:span text:style-name="T28">הפרכת</text:span></text:p>
      <text:p text:style-name="P22"><text:span text:style-name="T18">ויקרא</text:span><text:span text:style-name="T19"> </text:span><text:span text:style-name="T18">ד,יח:</text:span><text:span text:style-name="T32"><text:tab/></text:span><text:span text:style-name="T28">ומן</text:span><text:span text:style-name="T31"> </text:span><text:span text:style-name="T28">הדם</text:span><text:span text:style-name="T31"> </text:span><text:span text:style-name="T28">יתן</text:span><text:span text:style-name="T31"> </text:span><text:span text:style-name="T28">על</text:span><text:span text:style-name="T31"> </text:span><text:span text:style-name="T28">קרנת</text:span><text:span text:style-name="T31"> </text:span><text:span text:style-name="T28">המזבח</text:span><text:span text:style-name="T31"> </text:span><text:span text:style-name="T28">אשר</text:span><text:span text:style-name="T31"> </text:span><text:span text:style-name="T28">לפני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באהל</text:span><text:span text:style-name="T31"> </text:span><text:span text:style-name="T28">מועד</text:span><text:span text:style-name="T31"> </text:span><text:span text:style-name="T28">ואת</text:span><text:span text:style-name="T31"> </text:span><text:span text:style-name="T28">כל</text:span><text:span text:style-name="T31"> </text:span><text:span text:style-name="T28">הדם</text:span><text:span text:style-name="T31"> </text:span><text:span text:style-name="T28">ישפך</text:span><text:span text:style-name="T31"> </text:span><text:span text:style-name="T28">אל</text:span><text:span text:style-name="T31"> </text:span><text:span text:style-name="T28">יסוד</text:span><text:span text:style-name="T31"> </text:span><text:span text:style-name="T28">מזבח</text:span><text:span text:style-name="T31"> </text:span><text:span text:style-name="T28">העלה</text:span><text:span text:style-name="T31"> </text:span><text:span text:style-name="T28">אשר</text:span><text:span text:style-name="T31"> </text:span><text:span text:style-name="T28">פתח</text:span><text:span text:style-name="T31"> </text:span><text:span text:style-name="T28">אהל</text:span><text:span text:style-name="T31"> </text:span><text:span text:style-name="T28">מועד</text:span></text:p>
      <text:p text:style-name="P4"><text:span text:style-name="T18">ויקרא</text:span><text:span text:style-name="T19"> </text:span><text:span text:style-name="T18">ד,יט:<text:tab/></text:span><text:span text:style-name="T32"><text:tab/></text:span><text:span text:style-name="T28">ואת</text:span><text:span text:style-name="T31"> </text:span><text:span text:style-name="T28">כל</text:span><text:span text:style-name="T31"> </text:span><text:span text:style-name="T28">חלבו</text:span><text:span text:style-name="T31"> </text:span><text:span text:style-name="T28">ירים</text:span><text:span text:style-name="T31"> </text:span><text:span text:style-name="T28">ממנו</text:span><text:span text:style-name="T31"> </text:span><text:span text:style-name="T28">והקטיר</text:span><text:span text:style-name="T31"> </text:span><text:span text:style-name="T28">המזבחה</text:span></text:p>
      <text:p text:style-name="P22"><text:span text:style-name="T18">ויקרא</text:span><text:span text:style-name="T19"> </text:span><text:span text:style-name="T18">ד,כ:</text:span><text:span text:style-name="T32"><text:tab/></text:span><text:span text:style-name="T28">ועשה</text:span><text:span text:style-name="T31"> </text:span><text:span text:style-name="T28">לפר</text:span><text:span text:style-name="T31"> </text:span><text:span text:style-name="T28">כאשר</text:span><text:span text:style-name="T31"> </text:span><text:span text:style-name="T28">עשה</text:span><text:span text:style-name="T31"> </text:span><text:span text:style-name="T28">לפר</text:span><text:span text:style-name="T31"> </text:span><text:span text:style-name="T28">החטאת</text:span><text:span text:style-name="T31"> </text:span><text:span text:style-name="T28">כן</text:span><text:span text:style-name="T31"> </text:span><text:span text:style-name="T28">יעשה</text:span><text:span text:style-name="T31"> </text:span><text:span text:style-name="T28">לו</text:span><text:span text:style-name="T31"> </text:span><text:span text:style-name="T28">וכפר</text:span><text:span text:style-name="T31"> </text:span><text:span text:style-name="T28">עלהם</text:span><text:span text:style-name="T31"> </text:span><text:span text:style-name="T28">הכהן</text:span><text:span text:style-name="T31"> </text:span><text:span text:style-name="T28">ונסלח</text:span><text:span text:style-name="T31"> </text:span><text:span text:style-name="T28">להם</text:span></text:p>
      <text:p text:style-name="P22"><text:span text:style-name="T18">ויקרא</text:span><text:span text:style-name="T19"> </text:span><text:span text:style-name="T18">ד,כא: <text:tab/></text:span><text:span text:style-name="T28">והוציא</text:span><text:span text:style-name="T31"> </text:span><text:span text:style-name="T28">את</text:span><text:span text:style-name="T31"> </text:span><text:span text:style-name="T28">הפר</text:span><text:span text:style-name="T31"> </text:span><text:span text:style-name="T28">אל</text:span><text:span text:style-name="T31"> </text:span><text:span text:style-name="T28">מחוץ</text:span><text:span text:style-name="T31"> </text:span><text:span text:style-name="T28">למחנה</text:span><text:span text:style-name="T31"> </text:span><text:span text:style-name="T28">ושרף</text:span><text:span text:style-name="T31"> </text:span><text:span text:style-name="T28">אתו</text:span><text:span text:style-name="T31"> </text:span><text:span text:style-name="T28">כאשר</text:span><text:span text:style-name="T31"> </text:span><text:span text:style-name="T28">שרף</text:span><text:span text:style-name="T31"> </text:span><text:span text:style-name="T28">את</text:span><text:span text:style-name="T31"> </text:span><text:span text:style-name="T28">הפר</text:span><text:span text:style-name="T31"> </text:span><text:span text:style-name="T28">הראשון</text:span><text:span text:style-name="T31"> </text:span><text:span text:style-name="T28">חטאת</text:span><text:span text:style-name="T31"> </text:span><text:span text:style-name="T28">הקהל</text:span><text:span text:style-name="T31"> </text:span><text:span text:style-name="T28">הוא</text:span></text:p>
      <text:p text:style-name="P3"/>
      <text:p text:style-name="Text_20_body"><text:span text:style-name="T1">כפרה</text:span><text:span text:style-name="T2"> </text:span><text:span text:style-name="T1">על</text:span><text:span text:style-name="T2"> </text:span><text:span text:style-name="T1">עבודה</text:span><text:span text:style-name="T2"> </text:span><text:span text:style-name="T1">זרה</text:span></text:p>
      <text:p text:style-name="P9"><text:span text:style-name="T18">במדבר</text:span><text:span text:style-name="T19"> </text:span><text:span text:style-name="T18">טו</text:span><text:span text:style-name="T20"> </text:span><text:span text:style-name="T21">,כב:</text:span><text:span text:style-name="T33"><text:tab/></text:span><text:span text:style-name="T34">וכי</text:span><text:span text:style-name="T35"> </text:span><text:span text:style-name="T34">תשגו</text:span><text:span text:style-name="T35"> </text:span><text:span text:style-name="T34">ולא</text:span><text:span text:style-name="T35"> </text:span><text:span text:style-name="T34">תעשו</text:span><text:span text:style-name="T35"> </text:span><text:span text:style-name="T34">את</text:span><text:span text:style-name="T35"> </text:span><text:span text:style-name="T34">כל</text:span><text:span text:style-name="T35"> </text:span><text:span text:style-name="T34">המצות</text:span><text:span text:style-name="T35"> </text:span><text:span text:style-name="T34">האלה</text:span><text:span text:style-name="T35"> </text:span><text:span text:style-name="T34">אשר</text:span><text:span text:style-name="T35"> </text:span><text:span text:style-name="T34">דבר</text:span><text:span text:style-name="T35"> </text:span><text:span text:style-name="T34">ה</text:span><text:span text:style-name="T35">’ </text:span><text:span text:style-name="T34">אל</text:span><text:span text:style-name="T35"> </text:span><text:span text:style-name="T34">משה</text:span></text:p>
      <text:p text:style-name="P21"><text:span text:style-name="T18">במדבר</text:span><text:span text:style-name="T19"> </text:span><text:span text:style-name="T18">טו</text:span><text:span text:style-name="T20"> </text:span><text:span text:style-name="T21">,כג:</text:span><text:span text:style-name="T33"><text:tab/></text:span><text:span text:style-name="T34">את</text:span><text:span text:style-name="T35"> </text:span><text:span text:style-name="T34">כל</text:span><text:span text:style-name="T35"> </text:span><text:span text:style-name="T34">אשר</text:span><text:span text:style-name="T35"> </text:span><text:span text:style-name="T34">צוה</text:span><text:span text:style-name="T35"> </text:span><text:span text:style-name="T34">ה</text:span><text:span text:style-name="T35">’ </text:span><text:span text:style-name="T34">אליכם</text:span><text:span text:style-name="T35"> </text:span><text:span text:style-name="T34">ביד</text:span><text:span text:style-name="T35"> </text:span><text:span text:style-name="T34">משה</text:span><text:span text:style-name="T35"> </text:span><text:span text:style-name="T34">מן</text:span><text:span text:style-name="T35"> </text:span><text:span text:style-name="T34">היום</text:span><text:span text:style-name="T35"> </text:span><text:span text:style-name="T34">אשר</text:span><text:span text:style-name="T35"> </text:span><text:span text:style-name="T34">צוה</text:span><text:span text:style-name="T35"> </text:span><text:span text:style-name="T34">ה</text:span><text:span text:style-name="T35">’ </text:span><text:span text:style-name="T34">והלאה</text:span><text:span text:style-name="T35"> </text:span><text:span text:style-name="T34">לדרתיכם</text:span></text:p>
      <text:p text:style-name="P21"><text:span text:style-name="T18">במדבר</text:span><text:span text:style-name="T19"> </text:span><text:span text:style-name="T18">טו</text:span><text:span text:style-name="T20"> </text:span><text:span text:style-name="T21">,כד:</text:span><text:span text:style-name="T33"><text:tab/></text:span><text:span text:style-name="T34">והיה</text:span><text:span text:style-name="T35"> </text:span><text:span text:style-name="T34">אם</text:span><text:span text:style-name="T35"> </text:span><text:span text:style-name="T34">מעיני</text:span><text:span text:style-name="T35"> </text:span><text:span text:style-name="T34">העדה</text:span><text:span text:style-name="T35"> </text:span><text:span text:style-name="T34">נעשתה</text:span><text:span text:style-name="T35"> </text:span><text:span text:style-name="T34">לשגגה</text:span><text:span text:style-name="T35"> </text:span><text:span text:style-name="T34">ועשו</text:span><text:span text:style-name="T35"> </text:span><text:span text:style-name="T34">כל</text:span><text:span text:style-name="T35"> </text:span><text:span text:style-name="T34">העדה</text:span><text:span text:style-name="T35"> </text:span><text:span text:style-name="T34">פר</text:span><text:span text:style-name="T35"> </text:span><text:span text:style-name="T34">בן</text:span><text:span text:style-name="T35"> </text:span><text:span text:style-name="T34">בקר</text:span><text:span text:style-name="T35"> </text:span><text:span text:style-name="T34">אחד</text:span><text:span text:style-name="T35"> </text:span><text:span text:style-name="T34">לעלה</text:span><text:span text:style-name="T35"> </text:span><text:span text:style-name="T34">לריח</text:span><text:span text:style-name="T35"> </text:span><text:span text:style-name="T34">ניחח</text:span><text:span text:style-name="T35"> </text:span><text:span text:style-name="T34">לה</text:span><text:span text:style-name="T35">’ </text:span><text:span text:style-name="T34">ומנחתו</text:span><text:span text:style-name="T35"> </text:span><text:span text:style-name="T34">ונסכו</text:span><text:span text:style-name="T35"> </text:span><text:span text:style-name="T34">כמשפט</text:span><text:span text:style-name="T35"> </text:span><text:span text:style-name="T34">ושעיר</text:span><text:span text:style-name="T35"> </text:span><text:span text:style-name="T34">עזים</text:span><text:span text:style-name="T35"> </text:span><text:span text:style-name="T34">אחד</text:span><text:span text:style-name="T35"> </text:span><text:span text:style-name="T34">לחטת</text:span></text:p>
      <text:p text:style-name="P21"><text:span text:style-name="T18">במדבר</text:span><text:span text:style-name="T19"> </text:span><text:span text:style-name="T18">טו</text:span><text:span text:style-name="T20"> </text:span><text:span text:style-name="T21">,כה:</text:span><text:span text:style-name="T33"><text:tab/></text:span><text:span text:style-name="T34">וכפר</text:span><text:span text:style-name="T35"> </text:span><text:span text:style-name="T34">הכהן</text:span><text:span text:style-name="T35"> </text:span><text:span text:style-name="T34">על</text:span><text:span text:style-name="T35"> </text:span><text:span text:style-name="T34">כל</text:span><text:span text:style-name="T35"> </text:span><text:span text:style-name="T34">עדת</text:span><text:span text:style-name="T35"> </text:span><text:span text:style-name="T34">בני</text:span><text:span text:style-name="T35"> </text:span><text:span text:style-name="T34">ישראל</text:span><text:span text:style-name="T35"> </text:span><text:span text:style-name="T34">ונסלח</text:span><text:span text:style-name="T35"> </text:span><text:span text:style-name="T34">להם</text:span><text:span text:style-name="T35"> </text:span><text:span text:style-name="T34">כי</text:span><text:span text:style-name="T35"> </text:span><text:span text:style-name="T34">שגגה</text:span><text:span text:style-name="T35"> </text:span><text:span text:style-name="T34">הוא</text:span><text:span text:style-name="T35"> </text:span><text:span text:style-name="T34">והם</text:span><text:span text:style-name="T35"> </text:span><text:span text:style-name="T34">הביאו</text:span><text:span text:style-name="T35"> </text:span><text:span text:style-name="T34">את</text:span><text:span text:style-name="T35"> </text:span><text:span text:style-name="T34">קרבנם</text:span><text:span text:style-name="T35"> </text:span><text:span text:style-name="T34">אשה</text:span><text:span text:style-name="T35"> </text:span><text:span text:style-name="T34">לה</text:span><text:span text:style-name="T35">’ </text:span><text:span text:style-name="T34">וחטאתם</text:span><text:span text:style-name="T35"> </text:span><text:span text:style-name="T34">לפני</text:span><text:span text:style-name="T35"> </text:span><text:span text:style-name="T34">ה</text:span><text:span text:style-name="T35">’ </text:span><text:span text:style-name="T34">על</text:span><text:span text:style-name="T35"> </text:span><text:span text:style-name="T34">שגגתם</text:span></text:p>
      <text:p text:style-name="P9"><text:span text:style-name="T18">במדבר</text:span><text:span text:style-name="T19"> </text:span><text:span text:style-name="T18">טו</text:span><text:span text:style-name="T20"> </text:span><text:span text:style-name="T21">,כו:</text:span><text:span text:style-name="T33"><text:tab/></text:span><text:span text:style-name="T34">ונסלח</text:span><text:span text:style-name="T35"> </text:span><text:span text:style-name="T34">לכל</text:span><text:span text:style-name="T35"> </text:span><text:span text:style-name="T34">עדת</text:span><text:span text:style-name="T35"> </text:span><text:span text:style-name="T34">בני</text:span><text:span text:style-name="T35"> </text:span><text:span text:style-name="T34">ישראל</text:span><text:span text:style-name="T35"> </text:span><text:span text:style-name="T34">ולגר</text:span><text:span text:style-name="T35"> </text:span><text:span text:style-name="T34">הגר</text:span><text:span text:style-name="T35"> </text:span><text:span text:style-name="T34">בתוכם</text:span><text:span text:style-name="T35"> </text:span><text:span text:style-name="T34">כי</text:span><text:span text:style-name="T35"> </text:span><text:span text:style-name="T34">לכל</text:span><text:span text:style-name="T35"> </text:span><text:span text:style-name="T34">העם</text:span><text:span text:style-name="T35"> </text:span><text:span text:style-name="T34">בשגגה</text:span></text:p>
      <text:p text:style-name="P9"><text:span text:style-name="T18">במדבר</text:span><text:span text:style-name="T19"> </text:span><text:span text:style-name="T18">טו</text:span><text:span text:style-name="T20"> </text:span><text:span text:style-name="T21">,כז:</text:span><text:span text:style-name="T33"><text:tab/></text:span><text:span text:style-name="T34">ואם</text:span><text:span text:style-name="T35"> </text:span><text:span text:style-name="T34">נפש</text:span><text:span text:style-name="T35"> </text:span><text:span text:style-name="T34">אחת</text:span><text:span text:style-name="T35"> </text:span><text:span text:style-name="T34">תחטא</text:span><text:span text:style-name="T35"> </text:span><text:span text:style-name="T34">בשגגה</text:span><text:span text:style-name="T35"> </text:span><text:span text:style-name="T34">והקריבה</text:span><text:span text:style-name="T35"> </text:span><text:span text:style-name="T34">עז</text:span><text:span text:style-name="T35"> </text:span><text:span text:style-name="T34">בת</text:span><text:span text:style-name="T35"> </text:span><text:span text:style-name="T34">שנתה</text:span><text:span text:style-name="T35"> </text:span><text:span text:style-name="T34">לחטאת</text:span></text:p>
      <text:p text:style-name="P21"><text:span text:style-name="T18">במדבר</text:span><text:span text:style-name="T19"> </text:span><text:span text:style-name="T18">טו</text:span><text:span text:style-name="T20"> </text:span><text:span text:style-name="T21">,כח:</text:span><text:span text:style-name="T33"><text:tab/></text:span><text:span text:style-name="T34">וכפר</text:span><text:span text:style-name="T35"> </text:span><text:span text:style-name="T34">הכהן</text:span><text:span text:style-name="T35"> </text:span><text:span text:style-name="T34">על</text:span><text:span text:style-name="T35"> </text:span><text:span text:style-name="T34">הנפש</text:span><text:span text:style-name="T35"> </text:span><text:span text:style-name="T34">השגגת</text:span><text:span text:style-name="T35"> </text:span><text:span text:style-name="T34">בחטאה</text:span><text:span text:style-name="T35"> </text:span><text:span text:style-name="T34">בשגגה</text:span><text:span text:style-name="T35"> </text:span><text:span text:style-name="T34">לפני</text:span><text:span text:style-name="T35"> </text:span><text:span text:style-name="T34">ה</text:span><text:span text:style-name="T35">’ </text:span><text:span text:style-name="T34">לכפר</text:span><text:span text:style-name="T35"> </text:span><text:span text:style-name="T34">עליו</text:span><text:span text:style-name="T35"> </text:span><text:span text:style-name="T34">ונסלח</text:span><text:span text:style-name="T35"> </text:span><text:span text:style-name="T34">לו</text:span></text:p>
      <text:p text:style-name="P21"><text:span text:style-name="T18">במדבר</text:span><text:span text:style-name="T19"> </text:span><text:span text:style-name="T18">טו</text:span><text:span text:style-name="T21">,,כט:</text:span><text:span text:style-name="T33"><text:tab/></text:span><text:span text:style-name="T34">האזרח</text:span><text:span text:style-name="T35"> </text:span><text:span text:style-name="T34">בבני</text:span><text:span text:style-name="T35"> </text:span><text:span text:style-name="T34">ישראל</text:span><text:span text:style-name="T35"> </text:span><text:span text:style-name="T34">ולגר</text:span><text:span text:style-name="T35"> </text:span><text:span text:style-name="T34">הגר</text:span><text:span text:style-name="T35"> </text:span><text:span text:style-name="T34">בתוכם</text:span><text:span text:style-name="T35"> </text:span><text:span text:style-name="T34">תורה</text:span><text:span text:style-name="T35"> </text:span><text:span text:style-name="T34">אחת</text:span><text:span text:style-name="T35"> </text:span><text:span text:style-name="T34">יהיה</text:span><text:span text:style-name="T35"> </text:span><text:span text:style-name="T34">לכם</text:span><text:span text:style-name="T35"> </text:span><text:span text:style-name="T34">לעשה</text:span><text:span text:style-name="T35"> </text:span><text:span text:style-name="T34">בשגגה</text:span></text:p>
      <text:p text:style-name="P21"><text:span text:style-name="T18">במדבר</text:span><text:span text:style-name="T19"> </text:span><text:span text:style-name="T18">טו</text:span><text:span text:style-name="T21">,ל:</text:span><text:span text:style-name="T33"> <text:tab/></text:span><text:span text:style-name="T34">והנפש</text:span><text:span text:style-name="T35"> </text:span><text:span text:style-name="T34">אשר</text:span><text:span text:style-name="T35"> </text:span><text:span text:style-name="T34">תעשה</text:span><text:span text:style-name="T35"> </text:span><text:span text:style-name="T34">ביד</text:span><text:span text:style-name="T35"> </text:span><text:span text:style-name="T34">רמה</text:span><text:span text:style-name="T35"> </text:span><text:span text:style-name="T34">מן</text:span><text:span text:style-name="T35"> </text:span><text:span text:style-name="T34">האזרח</text:span><text:span text:style-name="T35"> </text:span><text:span text:style-name="T34">ומן</text:span><text:span text:style-name="T35"> </text:span><text:span text:style-name="T34">הגר</text:span><text:span text:style-name="T35"> </text:span><text:span text:style-name="T34">את</text:span><text:span text:style-name="T35"> </text:span><text:span text:style-name="T34">ה</text:span><text:span text:style-name="T35">’ </text:span><text:span text:style-name="T34">הוא</text:span><text:span text:style-name="T35"> </text:span><text:span text:style-name="T34">מגדף</text:span><text:span text:style-name="T35"> </text:span><text:span text:style-name="T34">ונכרתה</text:span><text:span text:style-name="T35"> </text:span><text:span text:style-name="T34">הנפש</text:span><text:span text:style-name="T35"> </text:span><text:span text:style-name="T34">ההוא</text:span><text:span text:style-name="T35"> </text:span><text:span text:style-name="T34">מקרב</text:span><text:span text:style-name="T35"> </text:span><text:span text:style-name="T34">עמה</text:span></text:p>
      <text:p text:style-name="P9"><text:span text:style-name="T18">במדבר</text:span><text:span text:style-name="T19"> </text:span><text:span text:style-name="T18">טו</text:span><text:span text:style-name="T20"> </text:span><text:span text:style-name="T21">,לא:</text:span><text:span text:style-name="T33"><text:tab/></text:span><text:span text:style-name="T34">כי</text:span><text:span text:style-name="T35"> </text:span><text:span text:style-name="T34">דבר</text:span><text:span text:style-name="T35"> </text:span><text:span text:style-name="T34">ה</text:span><text:span text:style-name="T35">’ </text:span><text:span text:style-name="T34">בזה</text:span><text:span text:style-name="T35"> </text:span><text:span text:style-name="T34">ואת</text:span><text:span text:style-name="T35"> </text:span><text:span text:style-name="T34">מצותו</text:span><text:span text:style-name="T35"> </text:span><text:span text:style-name="T34">הפר</text:span><text:span text:style-name="T35"> </text:span><text:span text:style-name="T34">הכרת</text:span><text:span text:style-name="T35"> </text:span><text:span text:style-name="T34">תכרת</text:span><text:span text:style-name="T35"> </text:span><text:span text:style-name="T34">הנפש</text:span><text:span text:style-name="T35"> </text:span><text:span text:style-name="T34">ההוא</text:span><text:span text:style-name="T35"> </text:span><text:span text:style-name="T34">עונה</text:span><text:span text:style-name="T35"> </text:span><text:span text:style-name="T34">בה</text:span></text:p>
      <text:p text:style-name="P3"/>
      <text:p text:style-name="P4"><text:span text:style-name="T1">(הוריות</text:span><text:span text:style-name="T2"> </text:span><text:span text:style-name="T1">ב,א)</text:span></text:p>
      <text:p text:style-name="P3">משנה:</text:p>
      <text:p text:style-name="P4"><text:span text:style-name="T1">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לעבור</text:span><text:span text:style-name="T2"> </text:span><text:span text:style-name="T1">על</text:span><text:span text:style-name="T2"> </text:span><text:span text:style-name="T1">אחת</text:span><text:span text:style-name="T2"> </text:span><text:span text:style-name="T1">מכל</text:span><text:span text:style-name="T2"> </text:span><text:span text:style-name="T1">מצות</text:span><text:span text:style-name="T2"> </text:span><text:span text:style-name="T1">האמורות</text:span><text:span text:style-name="T2"> </text:span><text:span text:style-name="T1">בתורה</text:span><text:span text:style-name="T2"> </text:span><text:span text:style-name="T32">(</text:span><text:span text:style-name="T38">כגון</text:span><text:span text:style-name="T31"> </text:span><text:span text:style-name="T38">שהורו</text:span><text:span text:style-name="T31"> </text:span><text:span text:style-name="T38">שחֵלב</text:span><text:span text:style-name="T31"> </text:span><text:span text:style-name="T38">או</text:span><text:span text:style-name="T31"> </text:span><text:span text:style-name="T38">דם</text:span><text:span text:style-name="T31"> </text:span><text:span text:style-name="T38">מותר</text:span><text:span text:style-name="T32">)</text:span><text:span text:style-name="T1">, והלך</text:span><text:span text:style-name="T2"> </text:span><text:span text:style-name="T1">היחיד</text:span><text:span text:style-name="T2"> </text:span><text:span text:style-name="T1">ועשה</text:span><text:span text:style-name="T2"> </text:span><text:span text:style-name="T1">שוגג</text:span><text:span text:style-name="T2"> </text:span><text:span text:style-name="T1">על</text:span><text:span text:style-name="T2"> </text:span><text:span text:style-name="T1">פיהם</text:span><text:span text:style-name="T2"> </text:span><text:span text:style-name="T32">(</text:span><text:span text:style-name="T38">מפרש</text:span><text:span text:style-name="T31"> </text:span><text:span text:style-name="T38">בגמרא</text:span><text:span text:style-name="T32">)</text:span><text:span text:style-name="T1"> - בין</text:span><text:span text:style-name="T2"> </text:span><text:span text:style-name="T1">שעשו</text:span><text:span text:style-name="T2"> </text:span><text:span text:style-name="T32">(</text:span><text:span text:style-name="T38">בית</text:span><text:span text:style-name="T31"> </text:span><text:span text:style-name="T38">דין</text:span><text:span text:style-name="T32">)</text:span><text:span text:style-name="T1"> ועשה</text:span><text:span text:style-name="T2"> </text:span><text:span text:style-name="T1">עמהן</text:span><text:span text:style-name="T2"> </text:span><text:span text:style-name="T32">(</text:span><text:span text:style-name="T38">כגון</text:span><text:span text:style-name="T31"> </text:span><text:span text:style-name="T38">שאכל</text:span><text:span text:style-name="T31"> </text:span><text:span text:style-name="T38">דם</text:span><text:span text:style-name="T31"> </text:span><text:span text:style-name="T38">או</text:span><text:span text:style-name="T31"> </text:span><text:span text:style-name="T38">חלב</text:span><text:span text:style-name="T31"> </text:span><text:span text:style-name="T38">עמהן</text:span><text:span text:style-name="T32">)</text:span><text:span text:style-name="T1">, בין</text:span><text:span text:style-name="T2"> </text:span><text:span text:style-name="T1">שעשו</text:span><text:span text:style-name="T2"> </text:span><text:span text:style-name="T1">ועשה</text:span><text:span text:style-name="T2"> </text:span><text:span text:style-name="T1">אחריהן</text:span><text:span text:style-name="T2"> </text:span><text:span text:style-name="T32">(</text:span><text:span text:style-name="T38">בזה</text:span><text:span text:style-name="T31"> </text:span><text:span text:style-name="T38">אחר</text:span><text:span text:style-name="T31"> </text:span><text:span text:style-name="T38">זה</text:span><text:span text:style-name="T32">)</text:span><text:span text:style-name="T1">, בין</text:span><text:span text:style-name="T2"> </text:span><text:span text:style-name="T1">שלא</text:span><text:span text:style-name="T2"> </text:span><text:span text:style-name="T1">עשו</text:span><text:span text:style-name="T2"> </text:span><text:span text:style-name="T32">(</text:span><text:span text:style-name="T38">בית</text:span><text:span text:style-name="T31"> </text:span><text:span text:style-name="T38">דין</text:span><text:span text:style-name="T32">)</text:span><text:span text:style-name="T1"> ועשה</text:span><text:span text:style-name="T2"> </text:span><text:span text:style-name="T32">(</text:span><text:span text:style-name="T38">היחיד</text:span><text:span text:style-name="T31"> </text:span><text:span text:style-name="T38">על</text:span><text:span text:style-name="T31"> </text:span><text:span text:style-name="T38">פיהן</text:span><text:span text:style-name="T32">)</text:span><text:span text:style-name="T1"> – פטור</text:span><text:span text:style-name="T2"> </text:span><text:span text:style-name="T32">(</text:span><text:span text:style-name="T38">מלהביא</text:span><text:span text:style-name="T31"> </text:span><text:span text:style-name="T38">כשבה</text:span><text:span text:style-name="T31"> </text:span><text:span text:style-name="T38">ושעירה</text:span><text:span text:style-name="T32">)</text:span><text:span text:style-name="T1">, מפני</text:span><text:span text:style-name="T2"> </text:span><text:span text:style-name="T1">שתלה</text:span><text:span text:style-name="T2"> </text:span><text:span text:style-name="T1">בבית</text:span><text:span text:style-name="T2"> </text:span><text:span text:style-name="T1">דין</text:span><text:span text:style-name="T2"> </text:span><text:span text:style-name="T32">(</text:span><text:span text:style-name="T38">ועשה</text:span><text:span text:style-name="T31"> </text:span><text:span text:style-name="T38">על</text:span><text:span text:style-name="T31"> </text:span><text:span text:style-name="T38">פיהם</text:span><text:span text:style-name="T32">)</text:span><text:span text:style-name="T1">.</text:span></text:p>
      <text:p text:style-name="P4"><text:span text:style-name="T1">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וידע</text:span><text:span text:style-name="T2"> </text:span><text:span text:style-name="T1">אחד</text:span><text:span text:style-name="T2"> </text:span><text:span text:style-name="T1">מהן</text:span><text:span text:style-name="T2"> </text:span><text:span text:style-name="T32">(</text:span><text:span text:style-name="T38">מבית</text:span><text:span text:style-name="T31"> </text:span><text:span text:style-name="T38">דין</text:span><text:span text:style-name="T32">)</text:span><text:span text:style-name="T1"> שטעו, או</text:span><text:span text:style-name="T2"> </text:span><text:span text:style-name="T1">תלמיד</text:span><text:span text:style-name="T2"> </text:span><text:span text:style-name="T1">והוא</text:span><text:span text:style-name="T2"> </text:span><text:span text:style-name="T1">ראוי</text:span><text:span text:style-name="T2"> </text:span><text:span text:style-name="T1">להוראה, והלך</text:span><text:span text:style-name="T2"> </text:span><text:span text:style-name="T32">(</text:span><text:span text:style-name="T38">אותו</text:span><text:span text:style-name="T31"> </text:span><text:span text:style-name="T38">אחד</text:span><text:span text:style-name="T31"> </text:span><text:span text:style-name="T38">או</text:span><text:span text:style-name="T31"> </text:span><text:span text:style-name="T38">אותו</text:span><text:span text:style-name="T31"> </text:span><text:span text:style-name="T38">תלמיד</text:span><text:span text:style-name="T32">)</text:span><text:span text:style-name="T1"> ועשה</text:span><text:span text:style-name="T2"> </text:span><text:span text:style-name="T1">על</text:span><text:span text:style-name="T2"> </text:span><text:span text:style-name="T1">פיהן</text:span><text:span text:style-name="T2"> </text:span><text:span text:style-name="T32">(</text:span><text:span text:style-name="T38">שטעה</text:span><text:span text:style-name="T31"> </text:span><text:span text:style-name="T38">במצוה</text:span><text:span text:style-name="T31"> </text:span><text:span text:style-name="T38">לשמוע</text:span><text:span text:style-name="T31"> </text:span><text:span text:style-name="T38">דברי</text:span><text:span text:style-name="T31"> </text:span><text:span text:style-name="T38">חכמים</text:span><text:span text:style-name="T31"> </text:span><text:span text:style-name="T38">כדמפרש</text:span><text:span text:style-name="T31"> </text:span><text:span text:style-name="T38">בגמרא</text:span><text:span text:style-name="T32">)</text:span><text:span text:style-name="T1"> - בין</text:span><text:span text:style-name="T2"> </text:span><text:span text:style-name="T1">שעשו</text:span><text:span text:style-name="T2"> </text:span><text:span text:style-name="T1">ועשה</text:span><text:span text:style-name="T2"> </text:span><text:span text:style-name="T1">עמהן, בין</text:span><text:span text:style-name="T2"> </text:span><text:span text:style-name="T1">שעשו</text:span><text:span text:style-name="T2"> </text:span><text:span text:style-name="T1">ועשה</text:span><text:span text:style-name="T2"> </text:span><text:span text:style-name="T1">אחריהן, בין</text:span><text:span text:style-name="T2"> </text:span><text:span text:style-name="T1">שלא</text:span><text:span text:style-name="T2"> </text:span><text:span text:style-name="T1">עשו</text:span><text:span text:style-name="T2"> </text:span><text:span text:style-name="T1">ועשה</text:span><text:span text:style-name="T2"> </text:span><text:span text:style-name="T1">- הרי</text:span><text:span text:style-name="T2"> </text:span><text:span text:style-name="T1">זה</text:span><text:span text:style-name="T2"> </text:span><text:span text:style-name="T1">חייב, מפני</text:span><text:span text:style-name="T2"> </text:span><text:span text:style-name="T1">שלא</text:span><text:span text:style-name="T2"> </text:span><text:span text:style-name="T1">תלה</text:span><text:span text:style-name="T2"> </text:span><text:span text:style-name="T32">(</text:span><text:span text:style-name="T38">ממש</text:span><text:span text:style-name="T32">)</text:span><text:span text:style-name="T1"> בבית</text:span><text:span text:style-name="T2"> </text:span><text:span text:style-name="T1">דין</text:span><text:span text:style-name="T2"> </text:span><text:span text:style-name="T32">(</text:span><text:span text:style-name="T38">שהרי</text:span><text:span text:style-name="T31"> </text:span><text:span text:style-name="T38">יודע</text:span><text:span text:style-name="T31"> </text:span><text:span text:style-name="T38">שטעו; ואמרינן</text:span><text:span text:style-name="T31"> </text:span><text:span text:style-name="T38">בגמרא: העושה</text:span><text:span text:style-name="T31"> </text:span><text:span text:style-name="T38">מפי</text:span><text:span text:style-name="T31"> </text:span><text:span text:style-name="T38">עצמו</text:span><text:span text:style-name="T31"> – </text:span><text:span text:style-name="T38">חייב; ב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- פטור</text:span><text:span text:style-name="T32">)</text:span><text:span text:style-name="T1">.</text:span></text:p>
      <text:p text:style-name="P4"><text:span text:style-name="T1">זה</text:span><text:span text:style-name="T2"> </text:span><text:span text:style-name="T1">הכלל: התולה</text:span><text:span text:style-name="T2"> </text:span><text:span text:style-name="T1">בעצמו</text:span><text:span text:style-name="T2"> </text:span><text:span text:style-name="T1">- חייב, והתולה</text:span><text:span text:style-name="T2"> </text:span><text:span text:style-name="T1">בבית</text:span><text:span text:style-name="T2"> </text:span><text:span text:style-name="T1">דין</text:span><text:span text:style-name="T2"> </text:span><text:span text:style-name="T1">- פטור.</text:span></text:p>
      <text:p text:style-name="P3"/>
      <text:p text:style-name="P3">גמרא:</text:p>
      <text:p text:style-name="P4"><text:span text:style-name="T1">אמר</text:span><text:span text:style-name="T2"> </text:span><text:span text:style-name="T1">שמואל: לעולם</text:span><text:span text:style-name="T2"> </text:span><text:span text:style-name="T1">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32">(</text:span><text:span text:style-name="T38">כי</text:span><text:span text:style-name="T31"> </text:span><text:span text:style-name="T38">עשו</text:span><text:span text:style-name="T31"> </text:span><text:span text:style-name="T38">הקהל</text:span><text:span text:style-name="T31"> </text:span><text:span text:style-name="T38">או</text:span><text:span text:style-name="T31"> </text:span><text:span text:style-name="T38">רובו</text:span><text:span text:style-name="T31"> </text:span><text:span text:style-name="T38">על</text:span><text:span text:style-name="T31"> </text:span><text:span text:style-name="T38">פיהם; כלומר: בין</text:span><text:span text:style-name="T31"> </text:span><text:span text:style-name="T38">למאן</text:span><text:span text:style-name="T31"> </text:span><text:span text:style-name="T38">דאמר</text:span><text:span text:style-name="T31"> </text:span><text:span text:style-name="T38">'ב"ד</text:span><text:span text:style-name="T31"> </text:span><text:span text:style-name="T38">מביאין</text:span><text:span text:style-name="T31"> </text:span><text:span text:style-name="T38">פר' בין</text:span><text:span text:style-name="T31"> </text:span><text:span text:style-name="T38">למ"ד</text:span><text:span text:style-name="T31"> </text:span><text:span text:style-name="T38">'צבור</text:span><text:span text:style-name="T31"> </text:span><text:span text:style-name="T38">מביאין</text:span><text:span text:style-name="T31"> </text:span><text:span text:style-name="T38">פר, ולא</text:span><text:span text:style-name="T31"> </text:span><text:span text:style-name="T38">בית</text:span><text:span text:style-name="T31"> </text:span><text:span text:style-name="T38">דין' - לעולם</text:span><text:span text:style-name="T31"> </text:span><text:span text:style-name="T38">לא</text:span><text:span text:style-name="T31"> </text:span><text:span text:style-name="T38">הוי</text:span><text:span text:style-name="T31"> </text:span><text:span text:style-name="T38">גמר</text:span><text:span text:style-name="T31"> </text:span><text:span text:style-name="T38">הוראה</text:span><text:span text:style-name="T31"> </text:span><text:span text:style-name="T38">דלחייב</text:span><text:span text:style-name="T31"> </text:span><text:span text:style-name="T38">קרבן</text:span><text:span text:style-name="T31"> </text:span><text:span text:style-name="T38">ולגבי</text:span><text:span text:style-name="T31"> </text:span><text:span text:style-name="T38">יחיד</text:span><text:span text:style-name="T31"> </text:span><text:span text:style-name="T38">דלהוי</text:span><text:span text:style-name="T31"> </text:span><text:span text:style-name="T38">תולה</text:span><text:span text:style-name="T31"> </text:span><text:span text:style-name="T38">בב"ד</text:span><text:span text:style-name="T32">)</text:span><text:span text:style-name="T1"> - עד</text:span><text:span text:style-name="T2"> </text:span><text:span text:style-name="T1">שיאמרו</text:span><text:span text:style-name="T2"> </text:span><text:span text:style-name="T32">(</text:span><text:span text:style-name="T38">בית</text:span><text:span text:style-name="T31"> </text:span><text:span text:style-name="T38">דין</text:span><text:span text:style-name="T32">)</text:span><text:span text:style-name="T1"> להם</text:span><text:span text:style-name="T2"> </text:span><text:span text:style-name="T32">(</text:span><text:span text:style-name="T38">לצבור</text:span><text:span text:style-name="T32">)</text:span><text:span text:style-name="T1"> "מותרין</text:span><text:span text:style-name="T2"> </text:span><text:span text:style-name="T1">אתם".</text:span></text:p>
      <text:p text:style-name="P4"><text:span text:style-name="T1">רב</text:span><text:span text:style-name="T2"> </text:span><text:span text:style-name="T1">דימי</text:span><text:span text:style-name="T2"> </text:span><text:span text:style-name="T1">מנהרדעא</text:span><text:span text:style-name="T2"> </text:span><text:span text:style-name="T1">אמר: </text:span><text:span text:style-name="T32">(</text:span><text:span text:style-name="T38">לעולם</text:span><text:span text:style-name="T31"> </text:span><text:span text:style-name="T38">לא</text:span><text:span text:style-name="T31"> </text:span><text:span text:style-name="T38">נגמרה</text:span><text:span text:style-name="T31"> </text:span><text:span text:style-name="T38">הוראה</text:span><text:span text:style-name="T31"> </text:span><text:span text:style-name="T38">לחייבן</text:span><text:span text:style-name="T31"> </text:span><text:span text:style-name="T38">קרבן</text:span><text:span text:style-name="T32">)</text:span><text:span text:style-name="T1"> עד</text:span><text:span text:style-name="T2"> </text:span><text:span text:style-name="T1">שיאמרו</text:span><text:span text:style-name="T2"> </text:span><text:span text:style-name="T1">להם</text:span><text:span text:style-name="T2"> </text:span><text:span text:style-name="T1">"מותרין</text:span><text:span text:style-name="T2"> </text:span><text:span text:style-name="T1">אתם</text:span><text:span text:style-name="T2"> </text:span><text:span text:style-name="T63">לעשות</text:span><text:span text:style-name="T1">".</text:span></text:p>
      <text:p text:style-name="P4"><text:span text:style-name="T1">מאי</text:span><text:span text:style-name="T2"> </text:span><text:span text:style-name="T1">טעמא? - לפי</text:span><text:span text:style-name="T2"> </text:span><text:span text:style-name="T1">שלא</text:span><text:span text:style-name="T2"> </text:span><text:span text:style-name="T1">נגמרה</text:span><text:span text:style-name="T2"> </text:span><text:span text:style-name="T1">הוראה.</text:span></text:p>
      <text:p text:style-name="P29"><text:span text:style-name="T26">תוספות</text:span><text:span text:style-name="T2"> </text:span><text:span text:style-name="T26">הרא"ש: פירוש: ששאלו</text:span><text:span text:style-name="T2"> </text:span><text:span text:style-name="T26">לבית</text:span><text:span text:style-name="T2"> </text:span><text:span text:style-name="T26">דין</text:span><text:span text:style-name="T2"> </text:span><text:span text:style-name="T26">"מה</text:span><text:span text:style-name="T2"> </text:span><text:span text:style-name="T26">אנו</text:span><text:span text:style-name="T2"> </text:span><text:span text:style-name="T26">לאכול</text:span><text:span text:style-name="T2"> </text:span><text:span text:style-name="T26">חלב</text:span><text:span text:style-name="T2"> </text:span><text:span text:style-name="T26">שעל</text:span><text:span text:style-name="T2"> </text:span><text:span text:style-name="T26">גבי</text:span><text:span text:style-name="T2"> </text:span><text:span text:style-name="T26">הקיבה" ואמרו</text:span><text:span text:style-name="T2"> </text:span><text:span text:style-name="T26">להם</text:span><text:span text:style-name="T2"> </text:span><text:span text:style-name="T26">"מותרין</text:span><text:span text:style-name="T2"> </text:span><text:span text:style-name="T26">אתם</text:span><text:span text:style-name="T2"> </text:span><text:span text:style-name="T26">לאכול" – לאפוקי</text:span><text:span text:style-name="T2"> </text:span><text:span text:style-name="T26">אם</text:span><text:span text:style-name="T2"> </text:span><text:span text:style-name="T26">שנו</text:span><text:span text:style-name="T2"> </text:span><text:span text:style-name="T26">ולמדו</text:span><text:span text:style-name="T2"> </text:span><text:span text:style-name="T26">להם</text:span><text:span text:style-name="T2"> </text:span><text:span text:style-name="T26">בבית</text:span><text:span text:style-name="T2"> </text:span><text:span text:style-name="T26">המדרש</text:span><text:span text:style-name="T2"> </text:span><text:span text:style-name="T26">שמותר, דלא</text:span><text:span text:style-name="T2"> </text:span><text:span text:style-name="T26">הוי</text:span><text:span text:style-name="T2"> </text:span><text:span text:style-name="T26">הוראה.</text:span></text:p>
      <text:p text:style-name="P29"><text:span text:style-name="T26">והקשה</text:span><text:span text:style-name="T2"> </text:span><text:span text:style-name="T26">הרמ"ה</text:span><text:span text:style-name="T2"> </text:span><text:span text:style-name="T26">ז"ל: מה</text:span><text:span text:style-name="T2"> </text:span><text:span text:style-name="T26">חילוקיש</text:span><text:span text:style-name="T2"> </text:span><text:span text:style-name="T26">בין</text:span><text:span text:style-name="T2"> </text:span><text:span text:style-name="T26">"מותרין</text:span><text:span text:style-name="T2"> </text:span><text:span text:style-name="T26">אתם" ובין</text:span><text:span text:style-name="T2"> </text:span><text:span text:style-name="T26">"מותרין</text:span><text:span text:style-name="T2"> </text:span><text:span text:style-name="T26">אתם</text:span><text:span text:style-name="T2"> </text:span><text:span text:style-name="T26">לעשות"? ופירש: ד"מותרין</text:span><text:span text:style-name="T2"> </text:span><text:span text:style-name="T26">אתם" דקאמר</text:span><text:span text:style-name="T2"> </text:span><text:span text:style-name="T26">שמואל</text:span><text:span text:style-name="T2"> </text:span><text:span text:style-name="T26">לא</text:span><text:span text:style-name="T2"> </text:span><text:span text:style-name="T26">מיירי</text:span><text:span text:style-name="T2"> </text:span><text:span text:style-name="T26">ששאלו</text:span><text:span text:style-name="T2"> </text:span><text:span text:style-name="T26">אם</text:span><text:span text:style-name="T2"> </text:span><text:span text:style-name="T26">מותרין</text:span><text:span text:style-name="T2"> </text:span><text:span text:style-name="T26">לאכול, דאם</text:span><text:span text:style-name="T2"> </text:span><text:span text:style-name="T26">אמרו</text:span><text:span text:style-name="T2"> </text:span><text:span text:style-name="T26">להם</text:span><text:span text:style-name="T2"> </text:span><text:span text:style-name="T26">"מותרין</text:span><text:span text:style-name="T2"> </text:span><text:span text:style-name="T26">אתם" – היינו</text:span><text:span text:style-name="T2"> </text:span><text:span text:style-name="T26">"מותרים</text:span><text:span text:style-name="T2"> </text:span><text:span text:style-name="T26">אתם</text:span><text:span text:style-name="T2"> </text:span><text:span text:style-name="T26">לעשות", דבשאלת</text:span><text:span text:style-name="T2"> </text:span><text:span text:style-name="T26">השואל</text:span><text:span text:style-name="T2"> </text:span><text:span text:style-name="T26">תלויה</text:span><text:span text:style-name="T2"> </text:span><text:span text:style-name="T26">ההוראה, ולא</text:span><text:span text:style-name="T2"> </text:span><text:span text:style-name="T26">בתשובת</text:span><text:span text:style-name="T2"> </text:span><text:span text:style-name="T26">המור5ה: דכיון</text:span><text:span text:style-name="T2"> </text:span><text:span text:style-name="T26">ששאלוהו</text:span><text:span text:style-name="T2"> </text:span><text:span text:style-name="T26">אם</text:span><text:span text:style-name="T2"> </text:span><text:span text:style-name="T26">מותרין</text:span><text:span text:style-name="T2"> </text:span><text:span text:style-name="T26">לאכול</text:span><text:span text:style-name="T2"> – </text:span><text:span text:style-name="T26">יודע</text:span><text:span text:style-name="T2"> </text:span><text:span text:style-name="T26">המורה</text:span><text:span text:style-name="T2"> </text:span><text:span text:style-name="T26">כשיאמר</text:span><text:span text:style-name="T2"> </text:span><text:span text:style-name="T26">"מותרין</text:span><text:span text:style-name="T2"> </text:span><text:span text:style-name="T26">אתם" שיאכלועל</text:span><text:span text:style-name="T2"> </text:span><text:span text:style-name="T26">פיו, וכשאמר</text:span><text:span text:style-name="T2"> </text:span><text:span text:style-name="T26">להם</text:span><text:span text:style-name="T2"> </text:span><text:span text:style-name="T26">"מותרין</text:span><text:span text:style-name="T2"> </text:span><text:span text:style-name="T26">אתם" – הוי</text:span><text:span text:style-name="T2"> </text:span><text:span text:style-name="T26">כאילו</text:span><text:span text:style-name="T2"> </text:span><text:span text:style-name="T26">אמר</text:span><text:span text:style-name="T2"> </text:span><text:span text:style-name="T26">להם</text:span><text:span text:style-name="T2"> </text:span><text:span text:style-name="T26">"מותרין</text:span><text:span text:style-name="T2"> </text:span><text:span text:style-name="T26">אתם</text:span><text:span text:style-name="T2"> </text:span><text:span text:style-name="T26">לעשות"!<text:tab/> אלא</text:span><text:span text:style-name="T2"> </text:span><text:span text:style-name="T26">מיירי</text:span><text:span text:style-name="T2"> </text:span><text:span text:style-name="T26">ששאלו</text:span><text:span text:style-name="T2"> </text:span><text:span text:style-name="T26">להם</text:span><text:span text:style-name="T2"> </text:span><text:span text:style-name="T26">הוראה: "מה</text:span><text:span text:style-name="T2"> </text:span><text:span text:style-name="T26">אנו</text:span><text:span text:style-name="T2"> </text:span><text:span text:style-name="T26">להורות</text:span><text:span text:style-name="T2"> </text:span><text:span text:style-name="T26">היתר</text:span><text:span text:style-name="T2"> </text:span><text:span text:style-name="T26">בחלב</text:span><text:span text:style-name="T2"> </text:span><text:span text:style-name="T26">שעל</text:span><text:span text:style-name="T2"> </text:span><text:span text:style-name="T26">הקיבה?" ואמרו</text:span><text:span text:style-name="T2"> </text:span><text:span text:style-name="T26">להם</text:span><text:span text:style-name="T2"> </text:span><text:span text:style-name="T26">"מותרין</text:span><text:span text:style-name="T2"> </text:span><text:span text:style-name="T26">אתם": דאף</text:span><text:span text:style-name="T2"> </text:span><text:span text:style-name="T26">על</text:span><text:span text:style-name="T2"> </text:span><text:span text:style-name="T26">גב</text:span><text:span text:style-name="T2"> </text:span><text:span text:style-name="T26">דלא</text:span><text:span text:style-name="T2"> </text:span><text:span text:style-name="T26">הורו</text:span><text:span text:style-name="T2"> </text:span><text:span text:style-name="T26">אותם</text:span><text:span text:style-name="T2"> </text:span><text:span text:style-name="T26">לעשות, אלא</text:span><text:span text:style-name="T2"> </text:span><text:span text:style-name="T26">להורות</text:span><text:span text:style-name="T2"> </text:span><text:span text:style-name="T26">לאחרים</text:span><text:span text:style-name="T2"> – </text:span><text:span text:style-name="T26">הוראה</text:span><text:span text:style-name="T2"> </text:span><text:span text:style-name="T26">הוי.</text:span></text:p>
      <text:p text:style-name="P29"><text:span text:style-name="T26">ולא</text:span><text:span text:style-name="T2"> </text:span><text:span text:style-name="T26">נהירא</text:span><text:span text:style-name="T2"> </text:span><text:span text:style-name="T26">לן: דכיון</text:span><text:span text:style-name="T2"> </text:span><text:span text:style-name="T26">שיודע</text:span><text:span text:style-name="T2"> </text:span><text:span text:style-name="T26">המורה</text:span><text:span text:style-name="T2"> </text:span><text:span text:style-name="T26">ששאלו</text:span><text:span text:style-name="T2"> </text:span><text:span text:style-name="T26">כדי</text:span><text:span text:style-name="T2"> </text:span><text:span text:style-name="T26">להורות</text:span><text:span text:style-name="T2"> </text:span><text:span text:style-name="T26">היתר</text:span><text:span text:style-name="T2"> </text:span><text:span text:style-name="T26">לכל</text:span><text:span text:style-name="T2"> </text:span><text:span text:style-name="T26">שואל, יותר</text:span><text:span text:style-name="T2"> </text:span><text:span text:style-name="T26">הוי</text:span><text:span text:style-name="T2"> </text:span><text:span text:style-name="T26">ליה</text:span><text:span text:style-name="T2"> </text:span><text:span text:style-name="T26">לדקדק</text:span><text:span text:style-name="T2"> </text:span><text:span text:style-name="T26">בדבריו, וכשהוא</text:span><text:span text:style-name="T2"> </text:span><text:span text:style-name="T26">הורה</text:span><text:span text:style-name="T2"> </text:span><text:span text:style-name="T26">להם</text:span><text:span text:style-name="T2"> </text:span><text:span text:style-name="T26">היתר</text:span><text:span text:style-name="T2"> </text:span><text:span text:style-name="T26">כל</text:span><text:span text:style-name="T2"> </text:span><text:span text:style-name="T26">שכן</text:span><text:span text:style-name="T2"> </text:span><text:span text:style-name="T26">דהוי</text:span><text:span text:style-name="T2"> </text:span><text:span text:style-name="T26">הוראה!?</text:span></text:p>
      <text:p text:style-name="P28"><text:span text:style-name="T37">ונראה</text:span><text:span text:style-name="T30"> </text:span><text:span text:style-name="T37">לי</text:span><text:span text:style-name="T30"> </text:span><text:span text:style-name="T37">לפרש</text:span><text:span text:style-name="T30"> </text:span><text:span text:style-name="T37">כההיא</text:span><text:span text:style-name="T30"> </text:span><text:span text:style-name="T37">דקתני</text:span><text:span text:style-name="T30"> </text:span><text:span text:style-name="T37">בבא</text:span><text:span text:style-name="T30"> </text:span><text:span text:style-name="T37">בתרא</text:span><text:span text:style-name="T30"> </text:span><text:span text:style-name="T37">פרק</text:span><text:span text:style-name="T30"> </text:span><text:span text:style-name="T37">'יש</text:span><text:span text:style-name="T30"> </text:span><text:span text:style-name="T37">נוחלין' </text:span><text:span text:style-name="T18">[דף</text:span><text:span text:style-name="T19"> </text:span><text:span text:style-name="T18">קל,ב]</text:span><text:span text:style-name="T37">: 'תנו</text:span><text:span text:style-name="T30"> </text:span><text:span text:style-name="T37">רבנן: אין</text:span><text:span text:style-name="T30"> </text:span><text:span text:style-name="T37">למדין</text:span><text:span text:style-name="T30"> </text:span><text:span text:style-name="T37">הלכה</text:span><text:span text:style-name="T30"> </text:span><text:span text:style-name="T37">לא</text:span><text:span text:style-name="T30"> </text:span><text:span text:style-name="T37">מפי</text:span><text:span text:style-name="T30"> </text:span><text:span text:style-name="T37">תלמיד</text:span><text:span text:style-name="T30"> </text:span><text:span text:style-name="T37">ולא</text:span><text:span text:style-name="T30"> </text:span><text:span text:style-name="T37">מפי</text:span><text:span text:style-name="T30"> </text:span><text:span text:style-name="T37">מעשה, עד</text:span><text:span text:style-name="T30"> </text:span><text:span text:style-name="T37">שיאמרו</text:span><text:span text:style-name="T30"> </text:span><text:span text:style-name="T37">"הלכה</text:span><text:span text:style-name="T30"> </text:span><text:span text:style-name="T37">למעשה"; שאל</text:span><text:span text:style-name="T30"> </text:span><text:span text:style-name="T37">ואמר</text:span><text:span text:style-name="T30"> </text:span><text:span text:style-name="T37">"הלכה</text:span><text:span text:style-name="T30"> </text:span><text:span text:style-name="T37">למעשה" – ילך</text:span><text:span text:style-name="T30"> </text:span><text:span text:style-name="T37">ויעשה.' ותו</text:span><text:span text:style-name="T30"> </text:span><text:span text:style-name="T37">אמרו</text:span><text:span text:style-name="T30"> </text:span><text:span text:style-name="T37">התם: 'אמר</text:span><text:span text:style-name="T30"> </text:span><text:span text:style-name="T37">ליה</text:span><text:span text:style-name="T30"> </text:span><text:span text:style-name="T37">רב</text:span><text:span text:style-name="T30"> </text:span><text:span text:style-name="T37">אסי</text:span><text:span text:style-name="T30"> </text:span><text:span text:style-name="T37">לרבי</text:span><text:span text:style-name="T30"> </text:span><text:span text:style-name="T37">יוחנן: כי</text:span><text:span text:style-name="T30"> </text:span><text:span text:style-name="T37">אמר</text:span><text:span text:style-name="T30"> </text:span><text:span text:style-name="T37">לן</text:span><text:span text:style-name="T30"> </text:span><text:span text:style-name="T37">מר</text:span><text:span text:style-name="T30"> </text:span><text:span text:style-name="T37">"הלכה" – נעבד? אמר</text:span><text:span text:style-name="T30"> </text:span><text:span text:style-name="T37">ליה: עד</text:span><text:span text:style-name="T30"> </text:span><text:span text:style-name="T37">דאמרי</text:span><text:span text:style-name="T30"> </text:span><text:span text:style-name="T37">לכו</text:span><text:span text:style-name="T30"> </text:span><text:span text:style-name="T37">"הלכה</text:span><text:span text:style-name="T30"> </text:span><text:span text:style-name="T37">למעשה"' – כלומר: אפיול</text:span><text:span text:style-name="T30"> </text:span><text:span text:style-name="T37">אם</text:span><text:span text:style-name="T30"> </text:span><text:span text:style-name="T37">ישאלו</text:span><text:span text:style-name="T30"> </text:span><text:span text:style-name="T37">לו</text:span><text:span text:style-name="T30"> </text:span><text:span text:style-name="T37">אם</text:span><text:span text:style-name="T30"> </text:span><text:span text:style-name="T37">הלכה</text:span><text:span text:style-name="T30"> </text:span><text:span text:style-name="T37">כך, ויאמר</text:span><text:span text:style-name="T30"> </text:span><text:span text:style-name="T37">להם</text:span><text:span text:style-name="T30"> </text:span><text:span text:style-name="T37">"הלכה</text:span><text:span text:style-name="T30"> </text:span><text:span text:style-name="T37">כן" – </text:span><text:span text:style-name="T40">לא</text:span><text:span text:style-name="T42"> </text:span><text:span text:style-name="T40">יסמכו</text:span><text:span text:style-name="T42"> </text:span><text:span text:style-name="T40">על</text:span><text:span text:style-name="T42"> </text:span><text:span text:style-name="T40">זה</text:span><text:span text:style-name="T42"> </text:span><text:span text:style-name="T40">לעשות</text:span><text:span text:style-name="T42"> </text:span><text:span text:style-name="T40">מעשה</text:span><text:span text:style-name="T42"> </text:span><text:span text:style-name="T40">עד</text:span><text:span text:style-name="T42"> </text:span><text:span text:style-name="T40">שישאלו</text:span><text:span text:style-name="T42"> </text:span><text:span text:style-name="T40">ממנו</text:span><text:span text:style-name="T42"> </text:span><text:span text:style-name="T40">פעם</text:span><text:span text:style-name="T42"> </text:span><text:span text:style-name="T40">שנית</text:span><text:span text:style-name="T42"> </text:span><text:span text:style-name="T40">בשעת</text:span><text:span text:style-name="T42"> </text:span><text:span text:style-name="T40">מעשה</text:span><text:span text:style-name="T37">, לפי</text:span><text:span text:style-name="T30"> </text:span><text:span text:style-name="T37">שכשהאיסור</text:span><text:span text:style-name="T30"> </text:span><text:span text:style-name="T37">מזומן</text:span><text:span text:style-name="T30"> </text:span><text:span text:style-name="T37">לעשות</text:span><text:span text:style-name="T30"> </text:span><text:span text:style-name="T37">מיד</text:span><text:span text:style-name="T30"> – </text:span><text:span text:style-name="T37">אז</text:span><text:span text:style-name="T30"> </text:span><text:span text:style-name="T37">ידקדק</text:span><text:span text:style-name="T30"> </text:span><text:span text:style-name="T37">המורה</text:span><text:span text:style-name="T30"> </text:span><text:span text:style-name="T37">בדבריו</text:span><text:span text:style-name="T30"> </text:span><text:span text:style-name="T37">שלא</text:span><text:span text:style-name="T30"> </text:span><text:span text:style-name="T37">תארע</text:span><text:span text:style-name="T30"> </text:span><text:span text:style-name="T37">על</text:span><text:span text:style-name="T30"> </text:span><text:span text:style-name="T37">ידי</text:span><text:span text:style-name="T30"> </text:span><text:span text:style-name="T37">תקלה;</text:span></text:p>
      <text:p text:style-name="P29"><text:span text:style-name="T26">והכי</text:span><text:span text:style-name="T2"> </text:span><text:span text:style-name="T26">פירושו</text:span><text:span text:style-name="T2"> </text:span><text:span text:style-name="T26">הכא: אם</text:span><text:span text:style-name="T2"> </text:span><text:span text:style-name="T26">שאלו</text:span><text:span text:style-name="T2"> </text:span><text:span text:style-name="T26">להם, ואמרו</text:span><text:span text:style-name="T2"> </text:span><text:span text:style-name="T26">להם</text:span><text:span text:style-name="T2"> </text:span><text:span text:style-name="T26">"מותרין</text:span><text:span text:style-name="T2"> </text:span><text:span text:style-name="T26">אתם" אף</text:span><text:span text:style-name="T2"> </text:span><text:span text:style-name="T26">בשלא</text:span><text:span text:style-name="T2"> </text:span><text:span text:style-name="T26">בשעת</text:span><text:span text:style-name="T2"> </text:span><text:span text:style-name="T26">מעשה</text:span><text:span text:style-name="T2"> – </text:span><text:span text:style-name="T26">קאמר</text:span><text:span text:style-name="T2"> </text:span><text:span text:style-name="T26">שמואל</text:span><text:span text:style-name="T2"> </text:span><text:span text:style-name="T26">דהוי</text:span><text:span text:style-name="T2"> </text:span><text:span text:style-name="T26">הוראה, ורב</text:span><text:span text:style-name="T2"> </text:span><text:span text:style-name="T26">דימי</text:span><text:span text:style-name="T2"> – </text:span><text:span text:style-name="T26">דאמר</text:span><text:span text:style-name="T2"> </text:span><text:span text:style-name="T26">כההיא</text:span><text:span text:style-name="T2"> </text:span><text:span text:style-name="T26">דפרק</text:span><text:span text:style-name="T2"> </text:span><text:span text:style-name="T26">'יש</text:span><text:span text:style-name="T2"> </text:span><text:span text:style-name="T26">נוןחלין'.</text:span></text:p>
      <text:p text:style-name="P31">ולולא<text:span text:style-name="T67"> </text:span>מסתפינא<text:span text:style-name="T67"> </text:span>הייתי<text:span text:style-name="T67"> </text:span>אומר<text:span text:style-name="T67"> </text:span>שרב<text:span text:style-name="T67"> </text:span>דימי<text:span text:style-name="T67"> – </text:span>לא<text:span text:style-name="T67"> </text:span>לחלוק<text:span text:style-name="T67"> </text:span>על<text:span text:style-name="T67"> </text:span>שמואל<text:span text:style-name="T67"> </text:span>בא, אלא<text:span text:style-name="T67"> </text:span>לפרש<text:span text:style-name="T67"> </text:span>את<text:span text:style-name="T67"> </text:span>דבריו, שהרי<text:span text:style-name="T67"> </text:span>שמואל<text:span text:style-name="T67"> </text:span>היה<text:span text:style-name="T67"> </text:span>ראש<text:span text:style-name="T67"> </text:span>בנהרדעא, ולא<text:span text:style-name="T67"> </text:span>מסתבר<text:span text:style-name="T67"> </text:span>שרב<text:span text:style-name="T67"> </text:span>דימי<text:span text:style-name="T67"> </text:span>מנהרדעא<text:span text:style-name="T67"> </text:span>יחלוק<text:span text:style-name="T67"> </text:span>עליו, אלא<text:span text:style-name="T67"> </text:span>שמפרש<text:span text:style-name="T67"> </text:span>דבריו; וכן<text:span text:style-name="T67"> </text:span>נראה<text:span text:style-name="T67"> </text:span>מכך<text:span text:style-name="T67"> </text:span>שאין<text:span text:style-name="T67"> </text:span>רב<text:span text:style-name="T67"> </text:span>דימי<text:span text:style-name="T67"> </text:span>מקשה<text:span text:style-name="T67"> </text:span>על<text:span text:style-name="T67"> </text:span>שמואל; </text:p>
      <text:p text:style-name="P31">ועוד<text:span text:style-name="T67"> </text:span>יש<text:span text:style-name="T67"> </text:span>לומר<text:span text:style-name="T67"> </text:span>שהלשון<text:span text:style-name="T67"> </text:span>של<text:span text:style-name="T67"> </text:span>שמואל<text:span text:style-name="T67"> </text:span>כך<text:span text:style-name="T67"> </text:span>מורה: שאין<text:span text:style-name="T67"> </text:span>דרך<text:span text:style-name="T67"> </text:span>לומר<text:span text:style-name="T67"> </text:span>בשעת<text:span text:style-name="T67"> </text:span>לימוד<text:span text:style-name="T67"> </text:span>"מותרין<text:span text:style-name="T67"> </text:span>אתם" אלא<text:span text:style-name="T67"> </text:span>אומרים<text:span text:style-name="T67"> </text:span>"מותר" או<text:span text:style-name="T67"> </text:span>אסור"; ולכן<text:span text:style-name="T67"> </text:span>משמע<text:span text:style-name="T67"> </text:span>בדברי<text:span text:style-name="T67"> </text:span>שמואל<text:span text:style-name="T67"> </text:span>שמדובר<text:span text:style-name="T67"> </text:span>בשאלה<text:span text:style-name="T67"> </text:span>מעשית; ורב<text:span text:style-name="T67"> </text:span>דימי<text:span text:style-name="T67"> </text:span>רק<text:span text:style-name="T67"> </text:span>מפרש<text:span text:style-name="T67"> </text:span>דברי<text:span text:style-name="T67"> </text:span>שמואל<text:span text:style-name="T67"> </text:span>ואמור<text:span text:style-name="T67"> </text:span>שהכוונה<text:span text:style-name="T67"> </text:span>היא, שהתשובה<text:span text:style-name="T67"> </text:span>מכוונת<text:span text:style-name="T67"> </text:span>להלכה<text:span text:style-name="T67"> </text:span>למעשה, ולא<text:span text:style-name="T67"> </text:span>לעיון<text:span text:style-name="T67"> – </text:span>גם<text:span text:style-name="T67"> </text:span>בדברי<text:span text:style-name="T67"> </text:span>שמואל<text:span text:style-name="T67"> </text:span>וגם<text:span text:style-name="T67"> </text:span>בדברי<text:span text:style-name="T67"> </text:span>רב<text:span text:style-name="T67"> </text:span>דימי<text:span text:style-name="T67"> </text:span>מנהרדעא.</text:p>
      <text:p text:style-name="P31">אך<text:span text:style-name="T67"> </text:span>אין<text:span text:style-name="T67"> </text:span>זו<text:span text:style-name="T67"> </text:span>הדרך<text:span text:style-name="T67"> </text:span>בגמרא; אולי<text:span text:style-name="T67"> </text:span>כי<text:span text:style-name="T67"> </text:span>הדיון<text:span text:style-name="T67"> </text:span>בדברי<text:span text:style-name="T67"> </text:span>שמואל<text:span text:style-name="T67"> </text:span>ורב<text:span text:style-name="T67"> </text:span>דימי<text:span text:style-name="T67"> </text:span>התקיים<text:span text:style-name="T67"> </text:span>שנים<text:span text:style-name="T67"> </text:span>רבות<text:span text:style-name="T67"> </text:span>אחר-כך, בבית<text:span text:style-name="T67"> </text:span>מדרשו<text:span text:style-name="T67"> </text:span>של<text:span text:style-name="T67"> </text:span>רבא<text:span text:style-name="T67"> </text:span>ואביי, ואולי<text:span text:style-name="T67"> </text:span>לשם<text:span text:style-name="T67"> </text:span>לימוד<text:span text:style-name="T67"> </text:span>בחרו<text:span text:style-name="T67"> </text:span>להבין<text:span text:style-name="T67"> </text:span>שיש<text:span text:style-name="T67"> </text:span>כאן<text:span text:style-name="T67"> </text:span>מחלוקת<text:span text:style-name="T67"> </text:span>מטעמים<text:span text:style-name="T67"> </text:span>דידקטיים: להראות<text:span text:style-name="T67"> </text:span>את<text:span text:style-name="T67"> </text:span>הצורך<text:span text:style-name="T67"> </text:span>בדיוק<text:span text:style-name="T67"> </text:span>בלשון, וכיצד<text:span text:style-name="T67"> </text:span>יכולה<text:span text:style-name="T67"> </text:span>לצאת<text:span text:style-name="T67"> </text:span>תקלה<text:span text:style-name="T67"> </text:span>מניסוח<text:span text:style-name="T67"> </text:span>לא<text:span text:style-name="T67"> </text:span>שלם<text:span text:style-name="T67"> </text:span>ומדויק.</text:p>
      <text:p text:style-name="P30"><text:s/></text:p>
      <text:p text:style-name="P4"><text:span text:style-name="T1">אמר</text:span><text:span text:style-name="T2"> </text:span><text:span text:style-name="T1">אביי: אף</text:span><text:span text:style-name="T2"> </text:span><text:span text:style-name="T1">אנן</text:span><text:span text:style-name="T2"> </text:span><text:span text:style-name="T1">נמי</text:span><text:span text:style-name="T2"> </text:span><text:span text:style-name="T1">תנינא</text:span><text:span text:style-name="T2"> </text:span><text:span text:style-name="T32">(</text:span><text:span text:style-name="T38">בפרק</text:span><text:span text:style-name="T31"> </text:span><text:span text:style-name="T38">'אלו</text:span><text:span text:style-name="T31"> </text:span><text:span text:style-name="T38">הן</text:span><text:span text:style-name="T31"> </text:span><text:span text:style-name="T38">הנחנקין' </text:span><text:span text:style-name="T68">[במשנה</text:span><text:span text:style-name="T69"> </text:span><text:span text:style-name="T68">סנהדרין</text:span><text:span text:style-name="T69"> </text:span><text:span text:style-name="T68">פ"יא</text:span><text:span text:style-name="T69"> </text:span><text:span text:style-name="T68">מ"ב; בבלי</text:span><text:span text:style-name="T69"> </text:span><text:span text:style-name="T68">דף</text:span><text:span text:style-name="T69"> </text:span><text:span text:style-name="T68">פו,ב]</text:span><text:span text:style-name="T32">)</text:span><text:span text:style-name="T1">: '</text:span><text:span text:style-name="T73">חזר</text:span><text:span text:style-name="T74"> </text:span><text:span text:style-name="T32">(</text:span><text:span text:style-name="T38">זקן</text:span><text:span text:style-name="T31"> </text:span><text:span text:style-name="T38">ממרא</text:span><text:span text:style-name="T32">)</text:span><text:span text:style-name="T73"> לעירו, שנה</text:span><text:span text:style-name="T74"> </text:span><text:span text:style-name="T73">ולימד</text:span><text:span text:style-name="T74"> </text:span><text:span text:style-name="T73">כדרך</text:span><text:span text:style-name="T74"> </text:span><text:span text:style-name="T73">שלימד</text:span><text:span text:style-name="T74"> – </text:span><text:span text:style-name="T73">פטור; הורה</text:span><text:span text:style-name="T74"> </text:span><text:span text:style-name="T76">לעשות</text:span><text:span text:style-name="T74"> </text:span><text:span text:style-name="T32">(</text:span><text:span text:style-name="T38">דמשמע</text:span><text:span text:style-name="T31"> </text:span><text:span text:style-name="T38">דקאמר</text:span><text:span text:style-name="T31"> </text:span><text:span text:style-name="T38">"מותרין</text:span><text:span text:style-name="T31"> </text:span><text:span text:style-name="T38">אתם</text:span><text:span text:style-name="T31"> </text:span><text:span text:style-name="T38">לעשות" דנגמרה</text:span><text:span text:style-name="T31"> </text:span><text:span text:style-name="T38">הוראתו</text:span><text:span text:style-name="T31"> </text:span><text:span text:style-name="T32">)</text:span><text:span text:style-name="T73"> – חייב.</text:span><text:span text:style-name="T1">'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אבא: אף</text:span><text:span text:style-name="T2"> </text:span><text:span text:style-name="T1">אנן</text:span><text:span text:style-name="T2"> </text:span><text:span text:style-name="T1">נמי</text:span><text:span text:style-name="T2"> </text:span><text:span text:style-name="T1">תנינא: '</text:span><text:span text:style-name="T73">הורו</text:span><text:span text:style-name="T74"> </text:span><text:span text:style-name="T73">לה</text:span><text:span text:style-name="T74"> </text:span><text:span text:style-name="T73">בית</text:span><text:span text:style-name="T74"> </text:span><text:span text:style-name="T73">דין</text:span><text:span text:style-name="T74"> </text:span><text:span text:style-name="T76">להנשא</text:span><text:span text:style-name="T74"> </text:span><text:span text:style-name="T32">(</text:span><text:span text:style-name="T38">על</text:span><text:span text:style-name="T31"> </text:span><text:span text:style-name="T38">פי</text:span><text:span text:style-name="T31"> </text:span><text:span text:style-name="T38">עד</text:span><text:span text:style-name="T31"> </text:span><text:span text:style-name="T38">אחד; דאי</text:span><text:span text:style-name="T31"> </text:span><text:span text:style-name="T38">בשני</text:span><text:span text:style-name="T31"> </text:span><text:span text:style-name="T38">עדים</text:span><text:span text:style-name="T31"> </text:span><text:span text:style-name="T38">- לא</text:span><text:span text:style-name="T31"> </text:span><text:span text:style-name="T38">צריך</text:span><text:span text:style-name="T31"> </text:span><text:span text:style-name="T38">בית</text:span><text:span text:style-name="T31"> </text:span><text:span text:style-name="T38">דין</text:span><text:span text:style-name="T32">)</text:span><text:span text:style-name="T73">, והלכה</text:span><text:span text:style-name="T74"> </text:span><text:span text:style-name="T73">וקלקלה</text:span><text:span text:style-name="T74"> </text:span><text:span text:style-name="T32">(</text:span><text:span text:style-name="T38">בזנות</text:span><text:span text:style-name="T31"> </text:span><text:span text:style-name="T38">ואחר</text:span><text:span text:style-name="T31"> </text:span><text:span text:style-name="T38">כך</text:span><text:span text:style-name="T31"> </text:span><text:span text:style-name="T38">בא</text:span><text:span text:style-name="T31"> </text:span><text:span text:style-name="T38">בעלה</text:span><text:span text:style-name="T32">)</text:span><text:span text:style-name="T73"> - חייבת</text:span><text:span text:style-name="T74"> </text:span><text:span text:style-name="T73">בקרבן, שלא</text:span><text:span text:style-name="T74"> </text:span><text:span text:style-name="T73">התירו</text:span><text:span text:style-name="T74"> </text:span><text:span text:style-name="T73">לה</text:span><text:span text:style-name="T74"> </text:span><text:span text:style-name="T73">אלא</text:span><text:span text:style-name="T74"> </text:span><text:span text:style-name="T73">להנשא</text:span><text:span text:style-name="T74"> </text:span><text:span text:style-name="T32">(</text:span><text:span text:style-name="T38">לפי</text:span><text:span text:style-name="T31"> </text:span><text:span text:style-name="T38">שלא</text:span><text:span text:style-name="T31"> </text:span><text:span text:style-name="T38">היתה</text:span><text:span text:style-name="T31"> </text:span><text:span text:style-name="T38">תולה</text:span><text:span text:style-name="T31"> </text:span><text:span text:style-name="T38">בבית</text:span><text:span text:style-name="T31"> </text:span><text:span text:style-name="T38">דין</text:span><text:span text:style-name="T32">)</text:span><text:span text:style-name="T1">' </text:span><text:span text:style-name="T32">(</text:span><text:span text:style-name="T38">מדקתני</text:span><text:span text:style-name="T31"> </text:span><text:span text:style-name="T38">'</text:span><text:span text:style-name="T48">הורו</text:span><text:span text:style-name="T49"> </text:span><text:span text:style-name="T48">לה</text:span><text:span text:style-name="T49"> </text:span><text:span text:style-name="T48">ב"ד</text:span><text:span text:style-name="T49"> </text:span><text:span text:style-name="T48">להנשא</text:span><text:span text:style-name="T38">' ולא</text:span><text:span text:style-name="T31"> </text:span><text:span text:style-name="T38">קתני</text:span><text:span text:style-name="T31"> </text:span><text:span text:style-name="T38">'התירוה</text:span><text:span text:style-name="T31"> </text:span><text:span text:style-name="T38">בית</text:span><text:span text:style-name="T31"> </text:span><text:span text:style-name="T38">דין' - שמע</text:span><text:span text:style-name="T31"> </text:span><text:span text:style-name="T38">מינה</text:span><text:span text:style-name="T31"> </text:span><text:span text:style-name="T38">דלא</text:span><text:span text:style-name="T31"> </text:span><text:span text:style-name="T38">נגמרה</text:span><text:span text:style-name="T31"> </text:span><text:span text:style-name="T38">הוראתם</text:span><text:span text:style-name="T31"> </text:span><text:span text:style-name="T38">עד</text:span><text:span text:style-name="T31"> </text:span><text:span text:style-name="T38">שיאמרו</text:span><text:span text:style-name="T31"> </text:span><text:span text:style-name="T38">"מותרין</text:span><text:span text:style-name="T31"> </text:span><text:span text:style-name="T38">אתם</text:span><text:span text:style-name="T31"> </text:span><text:span text:style-name="T38">לעשות"</text:span><text:span text:style-name="T32">)</text:span></text:p>
      <text:p text:style-name="P4"><text:span text:style-name="T1">אמר</text:span><text:span text:style-name="T2"> </text:span><text:span text:style-name="T1">רבינא: אף</text:span><text:span text:style-name="T2"> </text:span><text:span text:style-name="T1">אנן</text:span><text:span text:style-name="T2"> </text:span><text:span text:style-name="T1">נמי</text:span><text:span text:style-name="T2"> </text:span><text:span text:style-name="T1">תנינא: '</text:span><text:span text:style-name="T73">הורו</text:span><text:span text:style-name="T74"> </text:span><text:span text:style-name="T73">בית</text:span><text:span text:style-name="T74"> </text:span><text:span text:style-name="T73">דין</text:span><text:span text:style-name="T74"> </text:span><text:span text:style-name="T76">לעבור</text:span><text:span text:style-name="T74"> </text:span><text:span text:style-name="T73">על</text:span><text:span text:style-name="T74"> </text:span><text:span text:style-name="T73">אחת</text:span><text:span text:style-name="T74"> </text:span><text:span text:style-name="T73">מכל</text:span><text:span text:style-name="T74"> </text:span><text:span text:style-name="T73">מצות</text:span><text:span text:style-name="T74"> </text:span><text:span text:style-name="T73">האמורות</text:span><text:span text:style-name="T74"> </text:span><text:span text:style-name="T73">בתורה</text:span><text:span text:style-name="T1">' </text:span><text:span text:style-name="T32">(</text:span><text:span text:style-name="T38">דמשמע</text:span><text:span text:style-name="T31"> </text:span><text:span text:style-name="T38">'הור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לעשות', דאינה</text:span><text:span text:style-name="T31"> </text:span><text:span text:style-name="T38">גמורה</text:span><text:span text:style-name="T31"> </text:span><text:span text:style-name="T38">הוראתם</text:span><text:span text:style-name="T31"> </text:span><text:span text:style-name="T38">עד</text:span><text:span text:style-name="T31"> </text:span><text:span text:style-name="T38">שיאמרו</text:span><text:span text:style-name="T31"> </text:span><text:span text:style-name="T38">"מותרין</text:span><text:span text:style-name="T31"> </text:span><text:span text:style-name="T38">אתם</text:span><text:span text:style-name="T31"> </text:span><text:span text:style-name="T38">לעשות"</text:span><text:span text:style-name="T32">)</text:span><text:span text:style-name="T1">.</text:span></text:p>
      <text:p text:style-name="P4"><text:span text:style-name="T1">תו</text:span><text:span text:style-name="T2"> </text:span><text:span text:style-name="T1">לא</text:span><text:span text:style-name="T2"> </text:span><text:span text:style-name="T1">מידי.</text:span></text:p>
      <text:p text:style-name="P4"><text:span text:style-name="T1">איכא</text:span><text:span text:style-name="T2"> </text:span><text:span text:style-name="T1">דאמרי: אמר</text:span><text:span text:style-name="T2"> </text:span><text:span text:style-name="T1">שמואל: 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1">עד</text:span><text:span text:style-name="T2"> </text:span><text:span text:style-name="T1">שיאמרו</text:span><text:span text:style-name="T2"> </text:span><text:span text:style-name="T1">להם</text:span><text:span text:style-name="T2"> </text:span><text:span text:style-name="T1">"מותרים</text:span><text:span text:style-name="T2"> </text:span><text:span text:style-name="T1">אתם</text:span><text:span text:style-name="T2"> </text:span><text:span text:style-name="T1">לעשות".</text:span></text:p>
      <text:p text:style-name="P4"><text:span text:style-name="T1">רב</text:span><text:span text:style-name="T2"> </text:span><text:span text:style-name="T1">דימי</text:span><text:span text:style-name="T2"> </text:span><text:span text:style-name="T1">מנהרדעא</text:span><text:span text:style-name="T2"> </text:span><text:span text:style-name="T1">אמר: אפילו</text:span><text:span text:style-name="T2"> </text:span><text:span text:style-name="T1">"מותרים</text:span><text:span text:style-name="T2"> </text:span><text:span text:style-name="T1">אתם" - נגמרה</text:span><text:span text:style-name="T2"> </text:span><text:span text:style-name="T1">הוראה.</text:span></text:p>
      <text:p text:style-name="P4"><text:span text:style-name="T1">אמר</text:span><text:span text:style-name="T2"> </text:span><text:span text:style-name="T1">אביי: והא</text:span><text:span text:style-name="T2"> </text:span><text:span text:style-name="T1">לא</text:span><text:span text:style-name="T2"> </text:span><text:span text:style-name="T1">תנן</text:span><text:span text:style-name="T2"> </text:span><text:span text:style-name="T1">הכי</text:span><text:span text:style-name="T2"> </text:span><text:span text:style-name="T32">(</text:span><text:span text:style-name="T38">כולהו</text:span><text:span text:style-name="T31"> </text:span><text:span text:style-name="T38">מקשו</text:span><text:span text:style-name="T31"> </text:span><text:span text:style-name="T38">לרב</text:span><text:span text:style-name="T31"> </text:span><text:span text:style-name="T38">דימי</text:span><text:span text:style-name="T32">)</text:span><text:span text:style-name="T1">: '</text:span><text:span text:style-name="T73">חזר</text:span><text:span text:style-name="T74"> </text:span><text:span text:style-name="T73">לעירו</text:span><text:span text:style-name="T74"> </text:span><text:span text:style-name="T73">ושנה, או</text:span><text:span text:style-name="T74"> </text:span><text:span text:style-name="T73">לימד</text:span><text:span text:style-name="T74"> </text:span><text:span text:style-name="T73">כדרך</text:span><text:span text:style-name="T74"> </text:span><text:span text:style-name="T73">שלימד</text:span><text:span text:style-name="T74"> – </text:span><text:span text:style-name="T73">פטור; הורה</text:span><text:span text:style-name="T74"> </text:span><text:span text:style-name="T73">לעשות</text:span><text:span text:style-name="T74"> – </text:span><text:span text:style-name="T73">חייב</text:span><text:span text:style-name="T1">'!?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אבא: והא</text:span><text:span text:style-name="T2"> </text:span><text:span text:style-name="T1">לא</text:span><text:span text:style-name="T2"> </text:span><text:span text:style-name="T1">תנן</text:span><text:span text:style-name="T2"> </text:span><text:span text:style-name="T1">הכי: '</text:span><text:span text:style-name="T73">הורו</text:span><text:span text:style-name="T74"> </text:span><text:span text:style-name="T73">לה</text:span><text:span text:style-name="T74"> </text:span><text:span text:style-name="T73">ב"ד</text:span><text:span text:style-name="T74"> </text:span><text:span text:style-name="T76">להנשא</text:span><text:span text:style-name="T73">, והלכה</text:span><text:span text:style-name="T74"> </text:span><text:span text:style-name="T73">וקלקלה</text:span><text:span text:style-name="T74"> </text:span><text:span text:style-name="T73">- חייבת</text:span><text:span text:style-name="T74"> </text:span><text:span text:style-name="T73">בקרבן, שלא</text:span><text:span text:style-name="T74"> </text:span><text:span text:style-name="T73">התירו</text:span><text:span text:style-name="T74"> </text:span><text:span text:style-name="T73">לה</text:span><text:span text:style-name="T74"> </text:span><text:span text:style-name="T73">אלא</text:span><text:span text:style-name="T74"> </text:span><text:span text:style-name="T76">להנשא</text:span><text:span text:style-name="T1">'!?</text:span></text:p>
      <text:p text:style-name="P4"><text:span text:style-name="T1">אמר</text:span><text:span text:style-name="T2"> </text:span><text:span text:style-name="T1">רבינא: והא</text:span><text:span text:style-name="T2"> </text:span><text:span text:style-name="T1">לא</text:span><text:span text:style-name="T2"> </text:span><text:span text:style-name="T1">תנן</text:span><text:span text:style-name="T2"> </text:span><text:span text:style-name="T1">הכי: '</text:span><text:span text:style-name="T73">הורו</text:span><text:span text:style-name="T74"> </text:span><text:span text:style-name="T73">ב"ד</text:span><text:span text:style-name="T74"> </text:span><text:span text:style-name="T76">לעבור</text:span><text:span text:style-name="T74"> </text:span><text:span text:style-name="T73">על</text:span><text:span text:style-name="T74"> </text:span><text:span text:style-name="T73">אחת</text:span><text:span text:style-name="T74"> </text:span><text:span text:style-name="T73">מכל</text:span><text:span text:style-name="T74"> </text:span><text:span text:style-name="T73">מצות</text:span><text:span text:style-name="T74"> </text:span><text:span text:style-name="T73">האמורות</text:span><text:span text:style-name="T74"> </text:span><text:span text:style-name="T73">בתורה</text:span><text:span text:style-name="T1">'!?</text:span></text:p>
      <text:p text:style-name="P4"><text:span text:style-name="T1">תו</text:span><text:span text:style-name="T2"> </text:span><text:span text:style-name="T1">לא</text:span><text:span text:style-name="T2"> </text:span><text:span text:style-name="T1">מידי. </text:span></text:p>
      <text:p text:style-name="P3"/>
      <text:p text:style-name="P4"><text:span text:style-name="T1">והלך</text:span><text:span text:style-name="T2"> </text:span><text:span text:style-name="T1">היחיד</text:span><text:span text:style-name="T2"> </text:span><text:span text:style-name="T1">ועשה</text:span><text:span text:style-name="T2"> </text:span><text:span text:style-name="T1">שוגג</text:span><text:span text:style-name="T2"> </text:span><text:span text:style-name="T1">על</text:span><text:span text:style-name="T2"> </text:span><text:span text:style-name="T1">פיהם: </text:span></text:p>
      <text:p text:style-name="P9"><text:span text:style-name="T1">וניתני</text:span><text:span text:style-name="T2"> </text:span><text:span text:style-name="T1">'</text:span><text:span text:style-name="T73">ועשה</text:span><text:span text:style-name="T74"> </text:span><text:span text:style-name="T73">על</text:span><text:span text:style-name="T74"> </text:span><text:span text:style-name="T73">פיהם</text:span><text:span text:style-name="T1">'; '</text:span><text:span text:style-name="T73">שוגג</text:span><text:span text:style-name="T1">' למה</text:span><text:span text:style-name="T2"> </text:span><text:span text:style-name="T1">לי?</text:span></text:p>
      <text:p text:style-name="P9"><text:span text:style-name="T1">אמר</text:span><text:span text:style-name="T2"> </text:span><text:span text:style-name="T1">רבא: </text:span><text:span text:style-name="T32">(</text:span><text:span text:style-name="T38">תרתי</text:span><text:span text:style-name="T31"> </text:span><text:span text:style-name="T38">קתני, דמשמע</text:span><text:span text:style-name="T31"> </text:span><text:span text:style-name="T38">הכי: 'והלך</text:span><text:span text:style-name="T31"> </text:span><text:span text:style-name="T38">היחיד</text:span><text:span text:style-name="T31"> </text:span><text:span text:style-name="T38">ועשה, או</text:span><text:span text:style-name="T31"> </text:span><text:span text:style-name="T38">שוגג</text:span><text:span text:style-name="T31"> </text:span><text:span text:style-name="T38">או</text:span><text:span text:style-name="T31"> </text:span><text:span text:style-name="T38">על</text:span><text:span text:style-name="T31"> </text:span><text:span text:style-name="T38">פיהם'</text:span><text:span text:style-name="T32">)</text:span><text:span text:style-name="T1"> '</text:span><text:span text:style-name="T73">שוגג</text:span><text:span text:style-name="T1">' - לאתויי</text:span><text:span text:style-name="T2"> </text:span><text:span text:style-name="T1">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שחֵלב</text:span><text:span text:style-name="T2"> </text:span><text:span text:style-name="T1">מותר</text:span><text:span text:style-name="T2"> </text:span><text:span text:style-name="T1">ו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, ואכלו</text:span><text:span text:style-name="T2"> – </text:span><text:span text:style-name="T1">פטור</text:span><text:span text:style-name="T2"> </text:span><text:span text:style-name="T32">(</text:span><text:span text:style-name="T38">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לא</text:span><text:span text:style-name="T31"> </text:span><text:span text:style-name="T38">הוי</text:span><text:span text:style-name="T31"> </text:span><text:span text:style-name="T38">'על</text:span><text:span text:style-name="T31"> </text:span><text:span text:style-name="T38">פיהם' ממש, ושלא</text:span><text:span text:style-name="T31"> </text:span><text:span text:style-name="T38">במתכוין</text:span><text:span text:style-name="T31"> </text:span><text:span text:style-name="T38">קאכיל</text:span><text:span text:style-name="T31"> </text:span><text:span text:style-name="T38">ליה</text:span><text:span text:style-name="T31"> </text:span><text:span text:style-name="T38">- אפילו</text:span><text:span text:style-name="T31"> </text:span><text:span text:style-name="T38">הכי, הואיל</text:span><text:span text:style-name="T31"> </text:span><text:span text:style-name="T38">ואילו</text:span><text:span text:style-name="T31"> </text:span><text:span text:style-name="T38">מתידע</text:span><text:span text:style-name="T31"> </text:span><text:span text:style-name="T38">ליה</text:span><text:span text:style-name="T31"> </text:span><text:span text:style-name="T38">דחֵלב</text:span><text:span text:style-name="T31"> </text:span><text:span text:style-name="T38">הוא</text:span><text:span text:style-name="T31"> </text:span><text:span text:style-name="T38">- לא</text:span><text:span text:style-name="T31"> </text:span><text:span text:style-name="T38">הוה</text:span><text:span text:style-name="T31"> </text:span><text:span text:style-name="T38">הדר</text:span><text:span text:style-name="T31"> </text:span><text:span text:style-name="T38">ביה, שהרי</text:span><text:span text:style-name="T31"> </text:span><text:span text:style-name="T38">הור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שחלב</text:span><text:span text:style-name="T31"> </text:span><text:span text:style-name="T38">מותר! הלכך</text:span><text:span text:style-name="T31"> – </text:span><text:span text:style-name="T38">'תולה</text:span><text:span text:style-name="T31"> </text:span><text:span text:style-name="T38">בבית</text:span><text:span text:style-name="T31"> </text:span><text:span text:style-name="T38">דין' קרינן</text:span><text:span text:style-name="T31"> </text:span><text:span text:style-name="T38">ביה, ופטור</text:span><text:span text:style-name="T32">)</text:span><text:span text:style-name="T1">; '</text:span><text:span text:style-name="T73">על</text:span><text:span text:style-name="T74"> </text:span><text:span text:style-name="T73">פיהם</text:span><text:span text:style-name="T1">' - על</text:span><text:span text:style-name="T2"> </text:span><text:span text:style-name="T1">פיהם</text:span><text:span text:style-name="T2"> </text:span><text:span text:style-name="T1">ממש</text:span><text:span text:style-name="T2"> </text:span><text:span text:style-name="T32">(</text:span><text:span text:style-name="T38">כגון</text:span><text:span text:style-name="T31"> </text:span><text:span text:style-name="T38">שהור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שחלב</text:span><text:span text:style-name="T31"> </text:span><text:span text:style-name="T38">מותר, והלך</text:span><text:span text:style-name="T31"> </text:span><text:span text:style-name="T38">ועשה</text:span><text:span text:style-name="T31"> </text:span><text:span text:style-name="T38">על</text:span><text:span text:style-name="T31"> </text:span><text:span text:style-name="T38">פיהם; לאשמועינן</text:span><text:span text:style-name="T31"> </text:span><text:span text:style-name="T38">דשוגג</text:span><text:span text:style-name="T31"> </text:span><text:span text:style-name="T38">על</text:span><text:span text:style-name="T31"> </text:span><text:span text:style-name="T38">פיהם</text:span><text:span text:style-name="T31"> </text:span><text:span text:style-name="T38">- פטור</text:span><text:span text:style-name="T32">)</text:span><text:span text:style-name="T1">.</text:span></text:p>
      <text:p text:style-name="P9"><text:span text:style-name="T1">ואיכא</text:span><text:span text:style-name="T2"> </text:span><text:span text:style-name="T1">דאמרי: אמר</text:span><text:span text:style-name="T2"> </text:span><text:span text:style-name="T1">רבא: '</text:span><text:span text:style-name="T73">שוגג</text:span><text:span text:style-name="T74"> </text:span><text:span text:style-name="T73">על</text:span><text:span text:style-name="T74"> </text:span><text:span text:style-name="T73">פיהם</text:span><text:span text:style-name="T1">' </text:span><text:span text:style-name="T32">(</text:span><text:span text:style-name="T38">חדא</text:span><text:span text:style-name="T31"> </text:span><text:span text:style-name="T38">קתני; להכי</text:span><text:span text:style-name="T31"> </text:span><text:span text:style-name="T38">איצטריך</text:span><text:span text:style-name="T31"> </text:span><text:span text:style-name="T38">למיתני</text:span><text:span text:style-name="T31"> </text:span><text:span text:style-name="T38">'שוגג</text:span><text:span text:style-name="T31"> </text:span><text:span text:style-name="T38">על</text:span><text:span text:style-name="T31"> </text:span><text:span text:style-name="T38">פיהם', דמשמע: דבשוגג</text:span><text:span text:style-name="T31"> </text:span><text:span text:style-name="T38">ממש</text:span><text:span text:style-name="T31"> </text:span><text:span text:style-name="T38">על</text:span><text:span text:style-name="T31"> </text:span><text:span text:style-name="T38">פיהם</text:span><text:span text:style-name="T32">)</text:span><text:span text:style-name="T1"> - הוא</text:span><text:span text:style-name="T2"> </text:span><text:span text:style-name="T1">דפטור</text:span><text:span text:style-name="T2"> </text:span><text:span text:style-name="T32">(</text:span><text:span text:style-name="T38">דהיינו</text:span><text:span text:style-name="T31"> </text:span><text:span text:style-name="T38">'על</text:span><text:span text:style-name="T31"> </text:span><text:span text:style-name="T38">פיהן</text:span><text:span text:style-name="T31"> </text:span><text:span text:style-name="T38">ממש': דידע</text:span><text:span text:style-name="T31"> </text:span><text:span text:style-name="T38">דחלב</text:span><text:span text:style-name="T31"> </text:span><text:span text:style-name="T38">הוא, ופטור</text:span><text:span text:style-name="T31"> </text:span><text:span text:style-name="T38">משום</text:span><text:span text:style-name="T31"> </text:span><text:span text:style-name="T38">דתלה</text:span><text:span text:style-name="T31"> </text:span><text:span text:style-name="T38">בבית</text:span><text:span text:style-name="T31"> </text:span><text:span text:style-name="T38">דין</text:span><text:span text:style-name="T31"> </text:span><text:span text:style-name="T38">ממש</text:span><text:span text:style-name="T32">)</text:span><text:span text:style-name="T1">, אבל</text:span><text:span text:style-name="T2"> </text:span><text:span text:style-name="T32">(</text:span><text:span text:style-name="T38">כגון</text:span><text:span text:style-name="T31"> </text:span><text:span text:style-name="T38">שהורו</text:span><text:span text:style-name="T31"> </text:span><text:span text:style-name="T38">ב"ד</text:span><text:span text:style-name="T31"> </text:span><text:span text:style-name="T38">שחלב</text:span><text:span text:style-name="T31"> </text:span><text:span text:style-name="T38">מותר</text:span><text:span text:style-name="T31"> </text:span><text:span text:style-name="T38">ו</text:span><text:span text:style-name="T32">)</text:span><text:span text:style-name="T1">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</text:span><text:span text:style-name="T2"> – </text:span><text:span text:style-name="T1">חייב</text:span><text:span text:style-name="T2"> </text:span><text:span text:style-name="T32">(</text:span><text:span text:style-name="T38">שלא</text:span><text:span text:style-name="T31"> </text:span><text:span text:style-name="T38">תלה</text:span><text:span text:style-name="T31"> </text:span><text:span text:style-name="T38">עצמו</text:span><text:span text:style-name="T31"> </text:span><text:span text:style-name="T38">בבית</text:span><text:span text:style-name="T31"> </text:span><text:span text:style-name="T38">דין</text:span><text:span text:style-name="T32">)</text:span><text:span text:style-name="T1">.</text:span></text:p>
      <text:p text:style-name="P3"/>
      <text:p text:style-name="P4"><text:span text:style-name="T1">מילתא</text:span><text:span text:style-name="T2"> </text:span><text:span text:style-name="T1">דפשיטא</text:span><text:span text:style-name="T2"> </text:span><text:span text:style-name="T1">ליה</text:span><text:span text:style-name="T2"> </text:span><text:span text:style-name="T1">לרבא</text:span><text:span text:style-name="T2"> </text:span><text:span text:style-name="T1">- קמיבעיא</text:span><text:span text:style-name="T2"> </text:span><text:span text:style-name="T1">ליה</text:span><text:span text:style-name="T2"> </text:span><text:span text:style-name="T1">לרמי</text:span><text:span text:style-name="T2"> </text:span><text:span text:style-name="T1">בר</text:span><text:span text:style-name="T2"> </text:span><text:span text:style-name="T1">חמא, דבעי</text:span><text:span text:style-name="T2"> </text:span><text:span text:style-name="T1">רמי</text:span><text:span text:style-name="T2"> </text:span><text:span text:style-name="T1">בר</text:span><text:span text:style-name="T2"> </text:span><text:span text:style-name="T1">חמא: 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שחלב</text:span><text:span text:style-name="T2"> </text:span><text:span text:style-name="T1">מותר</text:span><text:span text:style-name="T2"> </text:span><text:span text:style-name="T1">ונתחלף</text:span><text:span text:style-name="T2"> </text:span><text:span text:style-name="T1">לו</text:span><text:span text:style-name="T2"> </text:span><text:span text:style-name="T1">בשומן</text:span><text:span text:style-name="T2"> </text:span><text:span text:style-name="T1">ואכלו</text:span><text:span text:style-name="T2"> – </text:span><text:span text:style-name="T1">מהו?</text:span></text:p>
      <text:p text:style-name="P4"><text:span text:style-name="T1">אמר</text:span><text:span text:style-name="T2"> </text:span><text:span text:style-name="T1">רבא: תא</text:span><text:span text:style-name="T2"> </text:span><text:span text:style-name="T1">שמע: '</text:span><text:span text:style-name="T73">הלך</text:span><text:span text:style-name="T74"> </text:span><text:span text:style-name="T73">יחיד</text:span><text:span text:style-name="T74"> </text:span><text:span text:style-name="T73">ועשה</text:span><text:span text:style-name="T74"> </text:span><text:span text:style-name="T73">שוגג</text:span><text:span text:style-name="T74"> </text:span><text:span text:style-name="T73">על</text:span><text:span text:style-name="T74"> </text:span><text:span text:style-name="T73">פיהם</text:span><text:span text:style-name="T74"> </text:span><text:span text:style-name="T73">כו'</text:span><text:span text:style-name="T1">'; '</text:span><text:span text:style-name="T73">שוגג</text:span><text:span text:style-name="T1">' '</text:span><text:span text:style-name="T73">על</text:span><text:span text:style-name="T74"> </text:span><text:span text:style-name="T73">פיהם</text:span><text:span text:style-name="T1">' למה</text:span><text:span text:style-name="T2"> </text:span><text:span text:style-name="T1">לי? לאו</text:span><text:span text:style-name="T2"> </text:span><text:span text:style-name="T1">לאתויי</text:span><text:span text:style-name="T2"> </text:span><text:span text:style-name="T1">'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שחלב</text:span><text:span text:style-name="T2"> </text:span><text:span text:style-name="T1">מותר</text:span><text:span text:style-name="T2"> </text:span><text:span text:style-name="T1">ו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</text:span><text:span text:style-name="T2"> </text:span><text:span text:style-name="T1">פטור'?</text:span></text:p>
      <text:p text:style-name="P4"><text:span text:style-name="T1">דלמא</text:span><text:span text:style-name="T2"> </text:span><text:span text:style-name="T1">שוגג</text:span><text:span text:style-name="T2"> </text:span><text:span text:style-name="T1">על</text:span><text:span text:style-name="T2"> </text:span><text:span text:style-name="T1">פיהם</text:span><text:span text:style-name="T2"> </text:span><text:span text:style-name="T1">- הוא</text:span><text:span text:style-name="T2"> </text:span><text:span text:style-name="T1">דפטור, אבל</text:span><text:span text:style-name="T2"> </text:span><text:span text:style-name="T1">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</text:span><text:span text:style-name="T2"> – </text:span><text:span text:style-name="T1">חייב!</text:span></text:p>
      <text:p text:style-name="P4"><text:span text:style-name="T1">איכא</text:span><text:span text:style-name="T2"> </text:span><text:span text:style-name="T1">דאמרי: אמר</text:span><text:span text:style-name="T2"> </text:span><text:span text:style-name="T1">רבא: תא</text:span><text:span text:style-name="T2"> </text:span><text:span text:style-name="T1">שמע: '</text:span><text:span text:style-name="T73">הלך</text:span><text:span text:style-name="T74"> </text:span><text:span text:style-name="T73">יחיד</text:span><text:span text:style-name="T74"> </text:span><text:span text:style-name="T73">ועשה</text:span><text:span text:style-name="T74"> </text:span><text:span text:style-name="T73">שוגג</text:span><text:span text:style-name="T74"> </text:span><text:span text:style-name="T73">על</text:span><text:span text:style-name="T74"> </text:span><text:span text:style-name="T73">פיהם</text:span><text:span text:style-name="T1">' מאי</text:span><text:span text:style-name="T2"> </text:span><text:span text:style-name="T1">לאו</text:span><text:span text:style-name="T2"> </text:span><text:span text:style-name="T1">'שוגג</text:span><text:span text:style-name="T2"> </text:span><text:span text:style-name="T1">על</text:span><text:span text:style-name="T2"> </text:span><text:span text:style-name="T1">פיהם' - הוא</text:span><text:span text:style-name="T2"> </text:span><text:span text:style-name="T1">דפטור, אבל</text:span><text:span text:style-name="T2"> </text:span><text:span text:style-name="T1">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</text:span><text:span text:style-name="T2"> – </text:span><text:span text:style-name="T1">חייב? </text:span></text:p>
      <text:p text:style-name="P4"><text:span text:style-name="T82">[עונה</text:span><text:span text:style-name="T84"> </text:span><text:span text:style-name="T82">רמי</text:span><text:span text:style-name="T84"> </text:span><text:span text:style-name="T82">בר</text:span><text:span text:style-name="T84"> </text:span><text:span text:style-name="T82">חמא:]</text:span><text:span text:style-name="T1"> דלמא</text:span><text:span text:style-name="T2"> </text:span><text:span text:style-name="T1">'או</text:span><text:span text:style-name="T2"> </text:span><text:span text:style-name="T1">שוגג' 'או</text:span><text:span text:style-name="T2"> </text:span><text:span text:style-name="T1">על</text:span><text:span text:style-name="T2"> </text:span><text:span text:style-name="T1">פיהם'?</text:span></text:p>
      <text:p text:style-name="P3"/>
      <text:p text:style-name="P4"><text:span text:style-name="T1">בפלוגתא: הורו</text:span><text:span text:style-name="T2"> </text:span><text:span text:style-name="T1">ב"ד</text:span><text:span text:style-name="T2"> </text:span><text:span text:style-name="T1">שחלב</text:span><text:span text:style-name="T2"> </text:span><text:span text:style-name="T1">מותר</text:span><text:span text:style-name="T2"> </text:span><text:span text:style-name="T1">ונתחלף</text:span><text:span text:style-name="T2"> </text:span><text:span text:style-name="T1">לו</text:span><text:span text:style-name="T2"> </text:span><text:span text:style-name="T1">חלב</text:span><text:span text:style-name="T2"> </text:span><text:span text:style-name="T1">בשומן</text:span><text:span text:style-name="T2"> </text:span><text:span text:style-name="T1">ואכלו: רב</text:span><text:span text:style-name="T2"> </text:span><text:span text:style-name="T1">אמר: פטור</text:span><text:span text:style-name="T2"> </text:span><text:span text:style-name="T32">(</text:span><text:span text:style-name="T38">ד,תולה</text:span><text:span text:style-name="T31"> </text:span><text:span text:style-name="T38">בבית</text:span><text:span text:style-name="T31"> </text:span><text:span text:style-name="T38">דין, הוי, ו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"ד</text:span><text:span text:style-name="T31"> </text:span><text:span text:style-name="T38">- פטור</text:span><text:span text:style-name="T32">)</text:span><text:span text:style-name="T1">, ורבי</text:span><text:span text:style-name="T2"> </text:span><text:span text:style-name="T1">יוחנן</text:span><text:span text:style-name="T2"> </text:span><text:span text:style-name="T1">אמר: חייב</text:span><text:span text:style-name="T2"> </text:span><text:span text:style-name="T32">(</text:span><text:span text:style-name="T38">הואיל</text:span><text:span text:style-name="T31"> </text:span><text:span text:style-name="T38">ולא</text:span><text:span text:style-name="T31"> </text:span><text:span text:style-name="T38">הוי</text:span><text:span text:style-name="T31"> </text:span><text:span text:style-name="T38">'על</text:span><text:span text:style-name="T31"> </text:span><text:span text:style-name="T38">פיהם' ממש</text:span><text:span text:style-name="T31"> – </text:span><text:span text:style-name="T38">כ,תולה</text:span><text:span text:style-name="T31"> </text:span><text:span text:style-name="T38">בעצמו, הוא, וחייב</text:span><text:span text:style-name="T32">)</text:span><text:span text:style-name="T1">.</text:span></text:p>
      <text:p text:style-name="P4"><text:span text:style-name="T1">מיתיבי</text:span><text:span text:style-name="T2"> </text:span><text:span text:style-name="T82">[לרבי</text:span><text:span text:style-name="T84"> </text:span><text:span text:style-name="T82">יוחנן]</text:span><text:span text:style-name="T85">:</text:span><text:span text:style-name="T1"> </text:span><text:span text:style-name="T68">(ויקרא</text:span><text:span text:style-name="T69"> </text:span><text:span text:style-name="T68">ד,כז)</text:span><text:span text:style-name="T1"> </text:span><text:span text:style-name="T28">[ואם</text:span><text:span text:style-name="T31"> </text:span><text:span text:style-name="T28">נפש</text:span><text:span text:style-name="T31"> </text:span><text:span text:style-name="T28">אחת</text:span><text:span text:style-name="T31"> </text:span><text:span text:style-name="T28">תחטא</text:span><text:span text:style-name="T31"> </text:span><text:span text:style-name="T28">בשגגה]</text:span><text:span text:style-name="T75"> </text:span><text:span text:style-name="T9">מ</text:span><text:span text:style-name="T75">עם</text:span><text:span text:style-name="T74"> </text:span><text:span text:style-name="T75">הארץ</text:span><text:span text:style-name="T74"> </text:span><text:span text:style-name="T75">בעשותה</text:span><text:span text:style-name="T74"> </text:span><text:span text:style-name="T28">[אחת</text:span><text:span text:style-name="T31"> </text:span><text:span text:style-name="T28">מ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ם]</text:span><text:span text:style-name="T1"> </text:span><text:span text:style-name="T32">(</text:span><text:span text:style-name="T59">מֵ</text:span><text:span text:style-name="T28">עם</text:span><text:span text:style-name="T31"> </text:span><text:span text:style-name="T28">הארץ</text:span><text:span text:style-name="T31"> </text:span><text:span text:style-name="T28">בעשותה</text:span><text:span text:style-name="T31"> </text:span><text:span text:style-name="T38">- ולא</text:span><text:span text:style-name="T31"> </text:span><text:span text:style-name="T38">כל</text:span><text:span text:style-name="T31"> </text:span><text:span text:style-name="T38">עם</text:span><text:span text:style-name="T31"> </text:span><text:span text:style-name="T38">הארץ</text:span><text:span text:style-name="T32">)</text:span><text:span text:style-name="T73"> - פרט</text:span><text:span text:style-name="T74"> </text:span><text:span text:style-name="T73">למומר</text:span><text:span text:style-name="T74"> </text:span><text:span text:style-name="T32">(</text:span><text:span text:style-name="T38">דאינו</text:span><text:span text:style-name="T31"> </text:span><text:span text:style-name="T38">מביא</text:span><text:span text:style-name="T31"> </text:span><text:span text:style-name="T38">קרבן</text:span><text:span text:style-name="T31"> </text:span><text:span text:style-name="T38">על</text:span><text:span text:style-name="T31"> </text:span><text:span text:style-name="T38">שגגתו: דאין</text:span><text:span text:style-name="T31"> </text:span><text:span text:style-name="T38">מקבלין</text:span><text:span text:style-name="T31"> </text:span><text:span text:style-name="T38">מידו</text:span><text:span text:style-name="T32">)</text:span><text:span text:style-name="T73">; רבי</text:span><text:span text:style-name="T74"> </text:span><text:span text:style-name="T73">שמעון</text:span><text:span text:style-name="T74"> </text:span><text:span text:style-name="T73">בן</text:span><text:span text:style-name="T74"> </text:span><text:span text:style-name="T73">יוסי</text:span><text:span text:style-name="T74"> </text:span><text:span text:style-name="T73">אומר</text:span><text:span text:style-name="T74"> </text:span><text:span text:style-name="T73">משום</text:span><text:span text:style-name="T74"> </text:span><text:span text:style-name="T73">רבי</text:span><text:span text:style-name="T74"> </text:span><text:span text:style-name="T73">שמעון: אינו</text:span><text:span text:style-name="T74"> </text:span><text:span text:style-name="T73">צריך: הרי</text:span><text:span text:style-name="T74"> </text:span><text:span text:style-name="T73">הוא</text:span><text:span text:style-name="T74"> </text:span><text:span text:style-name="T73">אומר</text:span><text:span text:style-name="T74"> </text:span><text:span text:style-name="T68">(ויקרא</text:span><text:span text:style-name="T69"> </text:span><text:span text:style-name="T68">ד,כב)</text:span><text:span text:style-name="T1"> </text:span><text:span text:style-name="T28">[אשר</text:span><text:span text:style-name="T31"> </text:span><text:span text:style-name="T28">נשיא</text:span><text:span text:style-name="T31"> </text:span><text:span text:style-name="T28">יחטא</text:span><text:span text:style-name="T31"> </text:span><text:span text:style-name="T28">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לקיו</text:span><text:span text:style-name="T31"> </text:span><text:span text:style-name="T28">אשר]</text:span><text:span text:style-name="T75"> אשר</text:span><text:span text:style-name="T74"> </text:span><text:span text:style-name="T75">לא</text:span><text:span text:style-name="T74"> </text:span><text:span text:style-name="T75">תעשינה</text:span><text:span text:style-name="T74"> </text:span><text:span text:style-name="T75">בשגגה</text:span><text:span text:style-name="T74"> </text:span><text:span text:style-name="T75">ואשם</text:span><text:span text:style-name="T74"> </text:span><text:span text:style-name="T68">[פסוק</text:span><text:span text:style-name="T69"> </text:span><text:span text:style-name="T68">כג]</text:span><text:span text:style-name="T73"> </text:span><text:span text:style-name="T75">או</text:span><text:span text:style-name="T74"> </text:span><text:span text:style-name="T75">הודע</text:span><text:span text:style-name="T74"> </text:span><text:span text:style-name="T28">[אליו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בה</text:span><text:span text:style-name="T31"> </text:span><text:span text:style-name="T28">והביא</text:span><text:span text:style-name="T31"> </text:span><text:span text:style-name="T28">את</text:span><text:span text:style-name="T31"> </text:span><text:span text:style-name="T28">קרבנו</text:span><text:span text:style-name="T31"> </text:span><text:span text:style-name="T28">שעיר</text:span><text:span text:style-name="T31"> </text:span><text:span text:style-name="T28">עזים</text:span><text:span text:style-name="T31"> </text:span><text:span text:style-name="T28">זכר</text:span><text:span text:style-name="T31"> </text:span><text:span text:style-name="T28">תמים]</text:span><text:span text:style-name="T73">: השב</text:span><text:span text:style-name="T74"> </text:span><text:span text:style-name="T73">מידיעת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; לא</text:span><text:span text:style-name="T74"> </text:span><text:span text:style-name="T73">שב</text:span><text:span text:style-name="T74"> </text:span><text:span text:style-name="T73">מידיעתו</text:span><text:span text:style-name="T74"> </text:span><text:span text:style-name="T73">- אינ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</text:span><text:span text:style-name="T74"> </text:span><text:span text:style-name="T32">(</text:span><text:span text:style-name="T38">ומומר</text:span><text:span text:style-name="T31"> </text:span><text:span text:style-name="T38">- לא</text:span><text:span text:style-name="T31"> </text:span><text:span text:style-name="T38">'שב</text:span><text:span text:style-name="T31"> </text:span><text:span text:style-name="T38">מידיעתו' הוא, לפיכך</text:span><text:span text:style-name="T31"> </text:span><text:span text:style-name="T38">אינו</text:span><text:span text:style-name="T31"> </text:span><text:span text:style-name="T38">מביא</text:span><text:span text:style-name="T31"> </text:span><text:span text:style-name="T38">קרבן</text:span><text:span text:style-name="T31"> </text:span><text:span text:style-name="T38">על</text:span><text:span text:style-name="T31"> </text:span><text:span text:style-name="T38">שגגתו; ואמר</text:span><text:span text:style-name="T31"> </text:span><text:span text:style-name="T38">לקמן</text:span><text:span text:style-name="T31"> </text:span><text:span text:style-name="T38">בפ"ב: מומר</text:span><text:span text:style-name="T31"> </text:span><text:span text:style-name="T38">שאכל</text:span><text:span text:style-name="T31"> </text:span><text:span text:style-name="T38">חלב</text:span><text:span text:style-name="T31"> </text:span><text:span text:style-name="T38">והביא</text:span><text:span text:style-name="T31"> </text:span><text:span text:style-name="T38">קרבן</text:span><text:span text:style-name="T31"> </text:span><text:span text:style-name="T38">על</text:span><text:span text:style-name="T31"> </text:span><text:span text:style-name="T38">הדם</text:span><text:span text:style-name="T31"> </text:span><text:span text:style-name="T38">איכא</text:span><text:span text:style-name="T31"> </text:span><text:span text:style-name="T38">בינייהו; והכא</text:span><text:span text:style-name="T31"> </text:span><text:span text:style-name="T38">נמי: כי</text:span><text:span text:style-name="T31"> </text:span><text:span text:style-name="T38">הור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שחלב</text:span><text:span text:style-name="T31"> </text:span><text:span text:style-name="T38">מותר, ונתחלף</text:span><text:span text:style-name="T31"> </text:span><text:span text:style-name="T38">לו</text:span><text:span text:style-name="T31"> </text:span><text:span text:style-name="T38">חלב</text:span><text:span text:style-name="T31"> </text:span><text:span text:style-name="T38">בשומן</text:span><text:span text:style-name="T31"> </text:span><text:span text:style-name="T38">- לא</text:span><text:span text:style-name="T31"> </text:span><text:span text:style-name="T38">'שב</text:span><text:span text:style-name="T31"> </text:span><text:span text:style-name="T38">מידיעתו' הוא, ולפיכך</text:span><text:span text:style-name="T31"> </text:span><text:span text:style-name="T38">אינו</text:span><text:span text:style-name="T31"> </text:span><text:span text:style-name="T38">חייב, דהא</text:span><text:span text:style-name="T31"> </text:span><text:span text:style-name="T38">הורו</text:span><text:span text:style-name="T31"> </text:span><text:span text:style-name="T38">ב"ד</text:span><text:span text:style-name="T31"> </text:span><text:span text:style-name="T38">שחלב</text:span><text:span text:style-name="T31"> </text:span><text:span text:style-name="T38">מותר</text:span><text:span text:style-name="T32">)</text:span><text:span text:style-name="T1">' - ואם</text:span><text:span text:style-name="T2"> </text:span><text:span text:style-name="T1">איתא, הא</text:span><text:span text:style-name="T2"> </text:span><text:span text:style-name="T1">לא</text:span><text:span text:style-name="T2"> </text:span><text:span text:style-name="T1">'שב</text:span><text:span text:style-name="T2"> </text:span><text:span text:style-name="T1">מידיעתו' הוא</text:span><text:span text:style-name="T2"> </text:span><text:span text:style-name="T32">(</text:span><text:span text:style-name="T38">וקשיא</text:span><text:span text:style-name="T31"> </text:span><text:span text:style-name="T38">לרבי</text:span><text:span text:style-name="T31"> </text:span><text:span text:style-name="T38">יוחנן</text:span><text:span text:style-name="T31"> </text:span><text:span text:style-name="T38">דאמר</text:span><text:span text:style-name="T31"> </text:span><text:span text:style-name="T38">חייב, ד'תולה</text:span><text:span text:style-name="T31"> </text:span><text:span text:style-name="T38">בעצמו' הוא</text:span><text:span text:style-name="T32">)</text:span><text:span text:style-name="T1">!?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קסבר</text:span><text:span text:style-name="T2"> </text:span><text:span text:style-name="T1">רבי</text:span><text:span text:style-name="T2"> </text:span><text:span text:style-name="T1">יוחנן: כיון</text:span><text:span text:style-name="T2"> </text:span><text:span text:style-name="T1">דכי</text:span><text:span text:style-name="T2"> </text:span><text:span text:style-name="T1">מתידע</text:span><text:span text:style-name="T2"> </text:span><text:span text:style-name="T1">להו</text:span><text:span text:style-name="T2"> </text:span><text:span text:style-name="T1">לבי</text:span><text:span text:style-name="T2"> </text:span><text:span text:style-name="T1">דינא</text:span><text:span text:style-name="T2"> </text:span><text:span text:style-name="T32">(</text:span><text:span text:style-name="T38">כיון</text:span><text:span text:style-name="T31"> </text:span><text:span text:style-name="T38">דאילו</text:span><text:span text:style-name="T31"> </text:span><text:span text:style-name="T38">הוה</text:span><text:span text:style-name="T31"> </text:span><text:span text:style-name="T38">ידיע</text:span><text:span text:style-name="T31"> </text:span><text:span text:style-name="T38">לב"ד</text:span><text:span text:style-name="T31"> </text:span><text:span text:style-name="T38">דטעו</text:span><text:span text:style-name="T32">)</text:span><text:span text:style-name="T1"> - </text:span><text:span text:style-name="T32">(</text:span><text:span text:style-name="T38">הוו</text:span><text:span text:style-name="T32">)</text:span><text:span text:style-name="T1"> הדרי</text:span><text:span text:style-name="T2"> </text:span><text:span text:style-name="T1">בהו, והוא</text:span><text:span text:style-name="T2"> </text:span><text:span text:style-name="T1">נמי</text:span><text:span text:style-name="T2"> </text:span><text:span text:style-name="T32">(</text:span><text:span text:style-name="T38">הוי</text:span><text:span text:style-name="T32">)</text:span><text:span text:style-name="T1"> הדר</text:span><text:span text:style-name="T2"> </text:span><text:span text:style-name="T1">ביה</text:span><text:span text:style-name="T2"> – </text:span><text:span text:style-name="T32">(</text:span><text:span text:style-name="T38">הלכך</text:span><text:span text:style-name="T32">)</text:span><text:span text:style-name="T1"> 'שב</text:span><text:span text:style-name="T2"> </text:span><text:span text:style-name="T1">מידיעתו' קרינן</text:span><text:span text:style-name="T2"> </text:span><text:span text:style-name="T1">ביה, וחייב</text:span><text:span text:style-name="T2"> </text:span><text:span text:style-name="T32">(</text:span><text:span text:style-name="T38">קרבן: שהרי</text:span><text:span text:style-name="T31"> </text:span><text:span text:style-name="T38">לא</text:span><text:span text:style-name="T31"> </text:span><text:span text:style-name="T38">תלה</text:span><text:span text:style-name="T31"> </text:span><text:span text:style-name="T38">כ"כ</text:span><text:span text:style-name="T31"> </text:span><text:span text:style-name="T38">בבית</text:span><text:span text:style-name="T31"> </text:span><text:span text:style-name="T38">דין: שלא</text:span><text:span text:style-name="T31"> </text:span><text:span text:style-name="T38">עשה</text:span><text:span text:style-name="T31"> </text:span><text:span text:style-name="T38">על</text:span><text:span text:style-name="T31"> </text:span><text:span text:style-name="T38">פיהם</text:span><text:span text:style-name="T31"> </text:span><text:span text:style-name="T38">ממש, ואמטול</text:span><text:span text:style-name="T31"> </text:span><text:span text:style-name="T38">הכי</text:span><text:span text:style-name="T31"> </text:span><text:span text:style-name="T38">קאמר</text:span><text:span text:style-name="T31"> </text:span><text:span text:style-name="T38">רבי</text:span><text:span text:style-name="T31"> </text:span><text:span text:style-name="T38">יוחנן</text:span><text:span text:style-name="T31"> </text:span><text:span text:style-name="T38">דחייב</text:span><text:span text:style-name="T31"> </text:span><text:span text:style-name="T38">קרבן, אבל</text:span><text:span text:style-name="T31"> </text:span><text:span text:style-name="T38">היכא</text:span><text:span text:style-name="T31"> </text:span><text:span text:style-name="T38">דעשה</text:span><text:span text:style-name="T31"> </text:span><text:span text:style-name="T38">על</text:span><text:span text:style-name="T31"> </text:span><text:span text:style-name="T38">פיהם</text:span><text:span text:style-name="T31"> </text:span><text:span text:style-name="T38">ממש</text:span><text:span text:style-name="T31"> </text:span><text:span text:style-name="T38">- אע"ג</text:span><text:span text:style-name="T31"> </text:span><text:span text:style-name="T38">דאילו</text:span><text:span text:style-name="T31"> </text:span><text:span text:style-name="T38">הוי</text:span><text:span text:style-name="T31"> </text:span><text:span text:style-name="T38">ידיע</text:span><text:span text:style-name="T31"> </text:span><text:span text:style-name="T38">לב"ד</text:span><text:span text:style-name="T31"> </text:span><text:span text:style-name="T38">הוו</text:span><text:span text:style-name="T31"> </text:span><text:span text:style-name="T38">הדרי</text:span><text:span text:style-name="T31"> </text:span><text:span text:style-name="T38">בהו, והוא</text:span><text:span text:style-name="T31"> </text:span><text:span text:style-name="T38">נמי</text:span><text:span text:style-name="T31"> </text:span><text:span text:style-name="T38">הוה</text:span><text:span text:style-name="T31"> </text:span><text:span text:style-name="T38">הדר</text:span><text:span text:style-name="T31"> </text:span><text:span text:style-name="T38">ביה, והוי</text:span><text:span text:style-name="T31"> </text:span><text:span text:style-name="T38">'שב</text:span><text:span text:style-name="T31"> </text:span><text:span text:style-name="T38">מידיעתו' - אפילו</text:span><text:span text:style-name="T31"> </text:span><text:span text:style-name="T38">הכי</text:span><text:span text:style-name="T31"> </text:span><text:span text:style-name="T38">פטור, מפני</text:span><text:span text:style-name="T31"> </text:span><text:span text:style-name="T38">שתלה</text:span><text:span text:style-name="T31"> </text:span><text:span text:style-name="T38">ממש</text:span><text:span text:style-name="T31"> </text:span><text:span text:style-name="T38">בדעת</text:span><text:span text:style-name="T31"> </text:span><text:span text:style-name="T38">ב"ד</text:span><text:span text:style-name="T32">)</text:span><text:span text:style-name="T1">.</text:span></text:p>
      <text:p text:style-name="P3"/>
      <text:p text:style-name="P4"><text:span text:style-name="T1">אמר</text:span><text:span text:style-name="T2"> </text:span><text:span text:style-name="T1">רבא: </text:span><text:span text:style-name="T32">(</text:span><text:span text:style-name="T38">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אמר</text:span><text:span text:style-name="T31"> </text:span><text:span text:style-name="T38">רב</text:span><text:span text:style-name="T31"> </text:span><text:span text:style-name="T38">כי</text:span><text:span text:style-name="T31"> </text:span><text:span text:style-name="T38">נתחלף</text:span><text:span text:style-name="T31"> </text:span><text:span text:style-name="T38">לו</text:span><text:span text:style-name="T31"> </text:span><text:span text:style-name="T38">חלב</text:span><text:span text:style-name="T31"> </text:span><text:span text:style-name="T38">בשומן</text:span><text:span text:style-name="T31"> </text:span><text:span text:style-name="T38">דהוי</text:span><text:span text:style-name="T31"> </text:span><text:span text:style-name="T38">'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', ופטור, כגון</text:span><text:span text:style-name="T31"> </text:span><text:span text:style-name="T38">שאמרו</text:span><text:span text:style-name="T31"> </text:span><text:span text:style-name="T38">ב"ד</text:span><text:span text:style-name="T31"> </text:span><text:span text:style-name="T38">שחלב</text:span><text:span text:style-name="T31"> </text:span><text:span text:style-name="T38">מותר, והלכו</text:span><text:span text:style-name="T31"> </text:span><text:span text:style-name="T38">חצי</text:span><text:span text:style-name="T31"> </text:span><text:span text:style-name="T38">צבור</text:span><text:span text:style-name="T31"> </text:span><text:span text:style-name="T38">ועשו</text:span><text:span text:style-name="T31"> </text:span><text:span text:style-name="T38">על</text:span><text:span text:style-name="T31"> </text:span><text:span text:style-name="T38">פיהם, ואכלו</text:span><text:span text:style-name="T31"> </text:span><text:span text:style-name="T38">חלב</text:span><text:span text:style-name="T31"> </text:span><text:span text:style-name="T38">ממש, והלך</text:span><text:span text:style-name="T31"> </text:span><text:span text:style-name="T38">זה</text:span><text:span text:style-name="T31"> </text:span><text:span text:style-name="T38">ואכל</text:span><text:span text:style-name="T31"> </text:span><text:span text:style-name="T38">ונתחלף</text:span><text:span text:style-name="T31"> </text:span><text:span text:style-name="T38">לו</text:span><text:span text:style-name="T31"> </text:span><text:span text:style-name="T38">חלב</text:span><text:span text:style-name="T31"> </text:span><text:span text:style-name="T38">בשומן</text:span><text:span text:style-name="T32">)</text:span><text:span text:style-name="T1"> מודה</text:span><text:span text:style-name="T2"> </text:span><text:span text:style-name="T1">רב</text:span><text:span text:style-name="T2"> </text:span><text:span text:style-name="T1">שאינו</text:span><text:span text:style-name="T2"> </text:span><text:span text:style-name="T32">(</text:span><text:span text:style-name="T38">אותו</text:span><text:span text:style-name="T31"> </text:span><text:span text:style-name="T38">יחיד</text:span><text:span text:style-name="T32">)</text:span><text:span text:style-name="T1"> משלים</text:span><text:span text:style-name="T2"> </text:span><text:span text:style-name="T1">לרוב</text:span><text:span text:style-name="T2"> </text:span><text:span text:style-name="T1">צבור</text:span><text:span text:style-name="T2"> </text:span><text:span text:style-name="T32">(</text:span><text:span text:style-name="T38">ואין</text:span><text:span text:style-name="T31"> </text:span><text:span text:style-name="T38">מביאין</text:span><text:span text:style-name="T31"> </text:span><text:span text:style-name="T38">פר</text:span><text:span text:style-name="T32">)</text:span><text:span text:style-name="T1">; מאי</text:span><text:span text:style-name="T2"> </text:span><text:span text:style-name="T1">טעמא? - אמר</text:span><text:span text:style-name="T2"> </text:span><text:span text:style-name="T1">קרא</text:span><text:span text:style-name="T2"> </text:span><text:span text:style-name="T1">'</text:span><text:span text:style-name="T59">בשגגה</text:span><text:span text:style-name="T1">': </text:span><text:span text:style-name="T32">(</text:span><text:span text:style-name="T38">דבעינן</text:span><text:span text:style-name="T32">)</text:span><text:span text:style-name="T1"> עד</text:span><text:span text:style-name="T2"> </text:span><text:span text:style-name="T1">שיהו</text:span><text:span text:style-name="T2"> </text:span><text:span text:style-name="T1">כולן</text:span><text:span text:style-name="T2"> </text:span><text:span text:style-name="T32">(</text:span><text:span text:style-name="T38">ממש</text:span><text:span text:style-name="T31"> </text:span><text:span text:style-name="T38">שוגגין</text:span><text:span text:style-name="T32">)</text:span><text:span text:style-name="T1"> בשגגה</text:span><text:span text:style-name="T2"> </text:span><text:span text:style-name="T1">אחת</text:span><text:span text:style-name="T2"> </text:span><text:span text:style-name="T32">(</text:span><text:span text:style-name="T38">על</text:span><text:span text:style-name="T31"> </text:span><text:span text:style-name="T38">פי</text:span><text:span text:style-name="T31"> </text:span><text:span text:style-name="T38">בית</text:span><text:span text:style-name="T31"> </text:span><text:span text:style-name="T38">דין</text:span><text:span text:style-name="T32">)</text:span><text:span text:style-name="T1">. </text:span></text:p>
      <text:p text:style-name="P3"/>
      <text:p text:style-name="P4"><text:span text:style-name="T1">בין</text:span><text:span text:style-name="T2"> </text:span><text:span text:style-name="T1">שעשו</text:span><text:span text:style-name="T2"> </text:span><text:span text:style-name="T1">ועשה</text:span><text:span text:style-name="T2"> </text:span><text:span text:style-name="T1">עמהן</text:span><text:span text:style-name="T2"> </text:span><text:span text:style-name="T32">[בין</text:span><text:span text:style-name="T31"> </text:span><text:span text:style-name="T32">שעשו</text:span><text:span text:style-name="T31"> </text:span><text:span text:style-name="T32">ועשה</text:span><text:span text:style-name="T31"> </text:span><text:span text:style-name="T32">אחריהן</text:span><text:span text:style-name="T31"> </text:span><text:span text:style-name="T32">בין</text:span><text:span text:style-name="T31"> </text:span><text:span text:style-name="T32">שלא</text:span><text:span text:style-name="T31"> </text:span><text:span text:style-name="T32">עשו</text:span><text:span text:style-name="T31"> </text:span><text:span text:style-name="T32">ועשה]</text:span><text:span text:style-name="T1">: </text:span></text:p>
      <text:p text:style-name="P4"><text:span text:style-name="T1">למה</text:span><text:span text:style-name="T2"> </text:span><text:span text:style-name="T1">ליה</text:span><text:span text:style-name="T2"> </text:span><text:span text:style-name="T1">למיתנא</text:span><text:span text:style-name="T2"> </text:span><text:span text:style-name="T1">כל</text:span><text:span text:style-name="T2"> </text:span><text:span text:style-name="T1">הני</text:span><text:span text:style-name="T2"> </text:span><text:span text:style-name="T32">(</text:span><text:span text:style-name="T38">במתניתין: ועשה</text:span><text:span text:style-name="T31"> </text:span><text:span text:style-name="T38">עמהם, ועשה</text:span><text:span text:style-name="T31"> </text:span><text:span text:style-name="T38">אחריהם, שלא</text:span><text:span text:style-name="T31"> </text:span><text:span text:style-name="T38">עשו</text:span><text:span text:style-name="T31"> </text:span><text:span text:style-name="T38">ועשה</text:span><text:span text:style-name="T32">)</text:span><text:span text:style-name="T1">? בשלמא</text:span><text:span text:style-name="T2"> </text:span><text:span text:style-name="T1">רישא</text:span><text:span text:style-name="T2"> </text:span><text:span text:style-name="T1">- לא</text:span><text:span text:style-name="T2"> </text:span><text:span text:style-name="T1">זו</text:span><text:span text:style-name="T2"> </text:span><text:span text:style-name="T1">אף</text:span><text:span text:style-name="T2"> </text:span><text:span text:style-name="T1">זו</text:span><text:span text:style-name="T2"> </text:span><text:span text:style-name="T1">קתני</text:span><text:span text:style-name="T2"> </text:span><text:span text:style-name="T32">(</text:span><text:span text:style-name="T38">דהכי</text:span><text:span text:style-name="T31"> </text:span><text:span text:style-name="T38">משמע: לא</text:span><text:span text:style-name="T31"> </text:span><text:span text:style-name="T38">מיבעיא</text:span><text:span text:style-name="T31"> </text:span><text:span text:style-name="T38">זו: דעשה</text:span><text:span text:style-name="T31"> </text:span><text:span text:style-name="T38">עמהם, דהוי</text:span><text:span text:style-name="T31"> </text:span><text:span text:style-name="T38">ודאי</text:span><text:span text:style-name="T31"> </text:span><text:span text:style-name="T38">תולה</text:span><text:span text:style-name="T31"> </text:span><text:span text:style-name="T38">בבית</text:span><text:span text:style-name="T31"> </text:span><text:span text:style-name="T38">דין, דפטור, אלא</text:span><text:span text:style-name="T31"> </text:span><text:span text:style-name="T38">אף</text:span><text:span text:style-name="T31"> </text:span><text:span text:style-name="T38">זו</text:span><text:span text:style-name="T31"> </text:span><text:span text:style-name="T38">נמי: דעשה</text:span><text:span text:style-name="T31"> </text:span><text:span text:style-name="T38">אחריהם</text:span><text:span text:style-name="T31"> </text:span><text:span text:style-name="T38">- הוי</text:span><text:span text:style-name="T31"> </text:span><text:span text:style-name="T38">'תולה</text:span><text:span text:style-name="T31"> </text:span><text:span text:style-name="T38">בבית</text:span><text:span text:style-name="T31"> </text:span><text:span text:style-name="T38">דין', ופטור; ולא</text:span><text:span text:style-name="T31"> </text:span><text:span text:style-name="T38">זו</text:span><text:span text:style-name="T31"> </text:span><text:span text:style-name="T38">בלבד</text:span><text:span text:style-name="T31"> </text:span><text:span text:style-name="T38">דעשה</text:span><text:span text:style-name="T31"> </text:span><text:span text:style-name="T38">אחריהם</text:span><text:span text:style-name="T31"> </text:span><text:span text:style-name="T38">דפטור, אלא</text:span><text:span text:style-name="T31"> </text:span><text:span text:style-name="T38">אף</text:span><text:span text:style-name="T31"> </text:span><text:span text:style-name="T38">זו: דלא</text:span><text:span text:style-name="T31"> </text:span><text:span text:style-name="T38">עש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ועשה</text:span><text:span text:style-name="T31"> </text:span><text:span text:style-name="T38">- אפילו</text:span><text:span text:style-name="T31"> </text:span><text:span text:style-name="T38">הכי</text:span><text:span text:style-name="T31"> </text:span><text:span text:style-name="T38">'תולה</text:span><text:span text:style-name="T31"> </text:span><text:span text:style-name="T38">בבית</text:span><text:span text:style-name="T31"> </text:span><text:span text:style-name="T38">דין' הוי, ופטור</text:span><text:span text:style-name="T32">)</text:span><text:span text:style-name="T1">; אלא</text:span><text:span text:style-name="T2"> </text:span><text:span text:style-name="T1">סיפא, דלחיובא</text:span><text:span text:style-name="T2"> </text:span><text:span text:style-name="T1">- איפכא</text:span><text:span text:style-name="T2"> </text:span><text:span text:style-name="T1">מיבעי</text:span><text:span text:style-name="T2"> </text:span><text:span text:style-name="T1">ליה</text:span><text:span text:style-name="T2"> </text:span><text:span text:style-name="T32">(</text:span><text:span text:style-name="T38">דהכי</text:span><text:span text:style-name="T31"> </text:span><text:span text:style-name="T38">איבעיא</text:span><text:span text:style-name="T31"> </text:span><text:span text:style-name="T38">ליה</text:span><text:span text:style-name="T31"> </text:span><text:span text:style-name="T38">למיתנא: 'הורו</text:span><text:span text:style-name="T31"> </text:span><text:span text:style-name="T38">ב"ד</text:span><text:span text:style-name="T31"> </text:span><text:span text:style-name="T38">וידע</text:span><text:span text:style-name="T31"> </text:span><text:span text:style-name="T38">א' מהן</text:span><text:span text:style-name="T31"> </text:span><text:span text:style-name="T38">שטעו, או</text:span><text:span text:style-name="T31"> </text:span><text:span text:style-name="T38">תלמיד</text:span><text:span text:style-name="T31"> </text:span><text:span text:style-name="T38">וראוי</text:span><text:span text:style-name="T31"> </text:span><text:span text:style-name="T38">להוראה, והלך</text:span><text:span text:style-name="T31"> </text:span><text:span text:style-name="T38">ועשה</text:span><text:span text:style-name="T31"> </text:span><text:span text:style-name="T38">על</text:span><text:span text:style-name="T31"> </text:span><text:span text:style-name="T38">פיהם</text:span><text:span text:style-name="T31"> </text:span><text:span text:style-name="T38">- בין</text:span><text:span text:style-name="T31"> </text:span><text:span text:style-name="T38">שלא</text:span><text:span text:style-name="T31"> </text:span><text:span text:style-name="T38">עשו</text:span><text:span text:style-name="T31"> </text:span><text:span text:style-name="T38">ועשה, ובין</text:span><text:span text:style-name="T31"> </text:span><text:span text:style-name="T38">שעשה</text:span><text:span text:style-name="T31"> </text:span><text:span text:style-name="T38">אחריהם, ובין</text:span><text:span text:style-name="T31"> </text:span><text:span text:style-name="T38">שעשה</text:span><text:span text:style-name="T31"> </text:span><text:span text:style-name="T38">עמהם</text:span><text:span text:style-name="T31"> </text:span><text:span text:style-name="T38">- דלא</text:span><text:span text:style-name="T31"> </text:span><text:span text:style-name="T38">תלה</text:span><text:span text:style-name="T31"> </text:span><text:span text:style-name="T38">בבית</text:span><text:span text:style-name="T31"> </text:span><text:span text:style-name="T38">דין', דהוי</text:span><text:span text:style-name="T31"> </text:span><text:span text:style-name="T38">משמע: לא</text:span><text:span text:style-name="T31"> </text:span><text:span text:style-name="T38">זו</text:span><text:span text:style-name="T31"> </text:span><text:span text:style-name="T38">בלבד</text:span><text:span text:style-name="T31"> </text:span><text:span text:style-name="T38">דלא</text:span><text:span text:style-name="T31"> </text:span><text:span text:style-name="T38">עשו</text:span><text:span text:style-name="T31"> </text:span><text:span text:style-name="T38">ועשה: דלא</text:span><text:span text:style-name="T31"> </text:span><text:span text:style-name="T38">הוי</text:span><text:span text:style-name="T31"> </text:span><text:span text:style-name="T38">'תולה</text:span><text:span text:style-name="T31"> </text:span><text:span text:style-name="T38">בבית</text:span><text:span text:style-name="T31"> </text:span><text:span text:style-name="T38">דין', דחייב, אלא</text:span><text:span text:style-name="T31"> </text:span><text:span text:style-name="T38">אף</text:span><text:span text:style-name="T31"> </text:span><text:span text:style-name="T38">זו: דעשה</text:span><text:span text:style-name="T31"> </text:span><text:span text:style-name="T38">אחריהן</text:span><text:span text:style-name="T31"> </text:span><text:span text:style-name="T38">- לא</text:span><text:span text:style-name="T31"> </text:span><text:span text:style-name="T38">תלה</text:span><text:span text:style-name="T31"> </text:span><text:span text:style-name="T38">בבית</text:span><text:span text:style-name="T31"> </text:span><text:span text:style-name="T38">דין, וחייב; ולא</text:span><text:span text:style-name="T31"> </text:span><text:span text:style-name="T38">זו</text:span><text:span text:style-name="T31"> </text:span><text:span text:style-name="T38">בלבד</text:span><text:span text:style-name="T31"> </text:span><text:span text:style-name="T38">דעשה</text:span><text:span text:style-name="T31"> </text:span><text:span text:style-name="T38">אחריהן</text:span><text:span text:style-name="T31"> </text:span><text:span text:style-name="T38">חייב, אלא</text:span><text:span text:style-name="T31"> </text:span><text:span text:style-name="T38">אף</text:span><text:span text:style-name="T31"> </text:span><text:span text:style-name="T38">זו</text:span><text:span text:style-name="T31"> </text:span><text:span text:style-name="T38">דעשה</text:span><text:span text:style-name="T31"> </text:span><text:span text:style-name="T38">עמהן! דס"ד</text:span><text:span text:style-name="T31"> </text:span><text:span text:style-name="T38">אמינא</text:span><text:span text:style-name="T31"> </text:span><text:span text:style-name="T38">הואיל</text:span><text:span text:style-name="T31"> </text:span><text:span text:style-name="T38">ועשה</text:span><text:span text:style-name="T31"> </text:span><text:span text:style-name="T38">עמהם</text:span><text:span text:style-name="T31"> – </text:span><text:span text:style-name="T38">'תולה</text:span><text:span text:style-name="T31"> </text:span><text:span text:style-name="T38">בבית</text:span><text:span text:style-name="T31"> </text:span><text:span text:style-name="T38">דין' קרינא</text:span><text:span text:style-name="T31"> </text:span><text:span text:style-name="T38">ביה, ולהוי</text:span><text:span text:style-name="T31"> </text:span><text:span text:style-name="T38">פטור!? - אפילו</text:span><text:span text:style-name="T31"> </text:span><text:span text:style-name="T38">הכי</text:span><text:span text:style-name="T31"> </text:span><text:span text:style-name="T38">אמרינן: הואיל</text:span><text:span text:style-name="T31"> </text:span><text:span text:style-name="T38">וידע</text:span><text:span text:style-name="T31"> </text:span><text:span text:style-name="T38">שטעו</text:span><text:span text:style-name="T31"> </text:span><text:span text:style-name="T38">- לא</text:span><text:span text:style-name="T31"> </text:span><text:span text:style-name="T38">'תלה</text:span><text:span text:style-name="T31"> </text:span><text:span text:style-name="T38">בבית</text:span><text:span text:style-name="T31"> </text:span><text:span text:style-name="T38">דין', וחייב</text:span><text:span text:style-name="T32">)</text:span><text:span text:style-name="T1">!?</text:span></text:p>
      <text:p text:style-name="P3"/>
      <text:p text:style-name="P4"><text:span text:style-name="T1">(הוריות</text:span><text:span text:style-name="T2"> </text:span><text:span text:style-name="T1">ב,ב)</text:span></text:p>
      <text:p text:style-name="P4"><text:span text:style-name="T32">(</text:span><text:span text:style-name="T38">הא</text:span><text:span text:style-name="T31"> </text:span><text:span text:style-name="T38">- לא</text:span><text:span text:style-name="T31"> </text:span><text:span text:style-name="T38">קשיא, דסיפא</text:span><text:span text:style-name="T31"> </text:span><text:span text:style-name="T38">-</text:span><text:span text:style-name="T32">)</text:span><text:span text:style-name="T1"> 'זו</text:span><text:span text:style-name="T2"> </text:span><text:span text:style-name="T1">ואין</text:span><text:span text:style-name="T2"> </text:span><text:span text:style-name="T1">צריך</text:span><text:span text:style-name="T2"> </text:span><text:span text:style-name="T1">לומר</text:span><text:span text:style-name="T2"> </text:span><text:span text:style-name="T1">זו' קתני</text:span><text:span text:style-name="T2"> </text:span><text:span text:style-name="T32">(</text:span><text:span text:style-name="T38">דהכי</text:span><text:span text:style-name="T31"> </text:span><text:span text:style-name="T38">משמע: לא</text:span><text:span text:style-name="T31"> </text:span><text:span text:style-name="T38">מיבעיא</text:span><text:span text:style-name="T31"> </text:span><text:span text:style-name="T38">זו: דעשה</text:span><text:span text:style-name="T31"> </text:span><text:span text:style-name="T38">עמהם</text:span><text:span text:style-name="T31"> </text:span><text:span text:style-name="T38">- לא</text:span><text:span text:style-name="T31"> </text:span><text:span text:style-name="T38">תלה</text:span><text:span text:style-name="T31"> </text:span><text:span text:style-name="T38">בבית</text:span><text:span text:style-name="T31"> </text:span><text:span text:style-name="T38">דין, ואין</text:span><text:span text:style-name="T31"> </text:span><text:span text:style-name="T38">צריך</text:span><text:span text:style-name="T31"> </text:span><text:span text:style-name="T38">לומר</text:span><text:span text:style-name="T31"> </text:span><text:span text:style-name="T38">זו: דעשה</text:span><text:span text:style-name="T31"> </text:span><text:span text:style-name="T38">אחריהם, דודאי</text:span><text:span text:style-name="T31"> </text:span><text:span text:style-name="T38">לא</text:span><text:span text:style-name="T31"> </text:span><text:span text:style-name="T38">תלה</text:span><text:span text:style-name="T31"> </text:span><text:span text:style-name="T38">בבית</text:span><text:span text:style-name="T31"> </text:span><text:span text:style-name="T38">דין, וחייב</text:span><text:span text:style-name="T31"> </text:span><text:span text:style-name="T38">קרבן, וכל</text:span><text:span text:style-name="T31"> </text:span><text:span text:style-name="T38">שכן</text:span><text:span text:style-name="T31"> </text:span><text:span text:style-name="T38">אין</text:span><text:span text:style-name="T31"> </text:span><text:span text:style-name="T38">צריך</text:span><text:span text:style-name="T31"> </text:span><text:span text:style-name="T38">לומר</text:span><text:span text:style-name="T31"> </text:span><text:span text:style-name="T38">היכא</text:span><text:span text:style-name="T31"> </text:span><text:span text:style-name="T38">דלא</text:span><text:span text:style-name="T31"> </text:span><text:span text:style-name="T38">עשו</text:span><text:span text:style-name="T31"> </text:span><text:span text:style-name="T38">ועשה, דחייב</text:span><text:span text:style-name="T32">)</text:span><text:span text:style-name="T1">. </text:span></text:p>
      <text:p text:style-name="P3"/>
      <text:p text:style-name="P4"><text:span text:style-name="T1">וידע</text:span><text:span text:style-name="T2"> </text:span><text:span text:style-name="T1">אחד</text:span><text:span text:style-name="T2"> </text:span><text:span text:style-name="T1">מהן</text:span><text:span text:style-name="T2"> </text:span><text:span text:style-name="T1">שטעו</text:span><text:span text:style-name="T2"> </text:span><text:span text:style-name="T1">או</text:span><text:span text:style-name="T2"> </text:span><text:span text:style-name="T63">תלמיד</text:span><text:span text:style-name="T2"> </text:span><text:span text:style-name="T1">ו</text:span><text:span text:style-name="T63">ראוי</text:span><text:span text:style-name="T64"> </text:span><text:span text:style-name="T63">להוראה</text:span><text:span text:style-name="T2"> </text:span><text:span text:style-name="T32">[חייב]</text:span><text:span text:style-name="T1">: </text:span></text:p>
      <text:p text:style-name="P4"><text:span text:style-name="T1">תרתי</text:span><text:span text:style-name="T2"> </text:span><text:span text:style-name="T1">למה</text:span><text:span text:style-name="T2"> </text:span><text:span text:style-name="T1">לי?</text:span></text:p>
      <text:p text:style-name="P4"><text:soft-page-break/><text:span text:style-name="T1">אמר</text:span><text:span text:style-name="T2"> </text:span><text:span text:style-name="T1">רבא: איצטריך! סלקא</text:span><text:span text:style-name="T2"> </text:span><text:span text:style-name="T1">דעתך</text:span><text:span text:style-name="T2"> </text:span><text:span text:style-name="T1">אמינא: הני</text:span><text:span text:style-name="T2"> </text:span><text:span text:style-name="T1">מילי</text:span><text:span text:style-name="T2"> </text:span><text:span text:style-name="T1">גמיר</text:span><text:span text:style-name="T2"> </text:span><text:span text:style-name="T32">(</text:span><text:span text:style-name="T38">למד</text:span><text:span text:style-name="T31"> </text:span><text:span text:style-name="T38">הדבר</text:span><text:span text:style-name="T32">)</text:span><text:span text:style-name="T1"> וסביר</text:span><text:span text:style-name="T2"> </text:span><text:span text:style-name="T32">(</text:span><text:span text:style-name="T38">מבין</text:span><text:span text:style-name="T31"> </text:span><text:span text:style-name="T38">דבר</text:span><text:span text:style-name="T31"> </text:span><text:span text:style-name="T38">מתוך</text:span><text:span text:style-name="T31"> </text:span><text:span text:style-name="T38">דבר</text:span><text:span text:style-name="T32">)</text:span><text:span text:style-name="T1">, אבל</text:span><text:span text:style-name="T2"> </text:span><text:span text:style-name="T1">גמיר</text:span><text:span text:style-name="T2"> </text:span><text:span text:style-name="T1">ולא</text:span><text:span text:style-name="T2"> </text:span><text:span text:style-name="T1">סביר</text:span><text:span text:style-name="T2"> – </text:span><text:span text:style-name="T1">לא</text:span><text:span text:style-name="T2"> </text:span><text:span text:style-name="T82">[קא</text:span><text:span text:style-name="T84"> </text:span><text:span text:style-name="T82">משמע</text:span><text:span text:style-name="T84"> </text:span><text:span text:style-name="T82">לן</text:span><text:span text:style-name="T84"> </text:span><text:span text:style-name="T82">שחייב]</text:span><text:span text:style-name="T1">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אביי: 'להוראה' - גמיר</text:span><text:span text:style-name="T2"> </text:span><text:span text:style-name="T1">וסביר</text:span><text:span text:style-name="T2"> </text:span><text:span text:style-name="T1">משמע!</text:span></text:p>
      <text:p text:style-name="P4"><text:span text:style-name="T1">אמר</text:span><text:span text:style-name="T2"> </text:span><text:span text:style-name="T1">ליה: אנא</text:span><text:span text:style-name="T2"> </text:span><text:span text:style-name="T1">הכי</text:span><text:span text:style-name="T2"> </text:span><text:span text:style-name="T1">קאמינא: אי</text:span><text:span text:style-name="T2"> </text:span><text:span text:style-name="T1">מההיא</text:span><text:span text:style-name="T2"> </text:span><text:span text:style-name="T1">- הוה</text:span><text:span text:style-name="T2"> </text:span><text:span text:style-name="T1">אמינא: הני</text:span><text:span text:style-name="T2"> </text:span><text:span text:style-name="T1">מילי</text:span><text:span text:style-name="T2"> </text:span><text:span text:style-name="T1">גמיר</text:span><text:span text:style-name="T2"> </text:span><text:span text:style-name="T1">וסביר, אבל</text:span><text:span text:style-name="T2"> </text:span><text:span text:style-name="T1">גמיר</text:span><text:span text:style-name="T2"> </text:span><text:span text:style-name="T1">ולא</text:span><text:span text:style-name="T2"> </text:span><text:span text:style-name="T1">סביר</text:span><text:span text:style-name="T2"> – </text:span><text:span text:style-name="T1">לא; תנא</text:span><text:span text:style-name="T2"> </text:span><text:span text:style-name="T1">'ראוי</text:span><text:span text:style-name="T2"> </text:span><text:span text:style-name="T1">להוראה': ממשנה</text:span><text:span text:style-name="T2"> </text:span><text:span text:style-name="T1">יתירה</text:span><text:span text:style-name="T2"> </text:span><text:span text:style-name="T32">(</text:span><text:span text:style-name="T38">להכי</text:span><text:span text:style-name="T31"> </text:span><text:span text:style-name="T38">איצטריך</text:span><text:span text:style-name="T31"> </text:span><text:span text:style-name="T38">משנה</text:span><text:span text:style-name="T31"> </text:span><text:span text:style-name="T38">יתירה</text:span><text:span text:style-name="T31"> </text:span><text:span text:style-name="T38">שלא</text:span><text:span text:style-name="T31"> </text:span><text:span text:style-name="T38">לצורך</text:span><text:span text:style-name="T32">)</text:span><text:span text:style-name="T1"> - </text:span><text:span text:style-name="T32">(</text:span><text:span text:style-name="T38">לאשמועינן</text:span><text:span text:style-name="T32">)</text:span><text:span text:style-name="T1"> אפילו</text:span><text:span text:style-name="T2"> </text:span><text:span text:style-name="T1">גמיר</text:span><text:span text:style-name="T2"> </text:span><text:span text:style-name="T1">ולא</text:span><text:span text:style-name="T2"> </text:span><text:span text:style-name="T1">סביר, סביר</text:span><text:span text:style-name="T2"> </text:span><text:span text:style-name="T1">ולא</text:span><text:span text:style-name="T2"> </text:span><text:span text:style-name="T1">גמיר</text:span><text:span text:style-name="T2"> </text:span><text:span text:style-name="T32">(</text:span><text:span text:style-name="T38">ולעולם</text:span><text:span text:style-name="T31"> </text:span><text:span text:style-name="T38">תלמיד</text:span><text:span text:style-name="T31"> </text:span><text:span text:style-name="T38">ראוי</text:span><text:span text:style-name="T31"> </text:span><text:span text:style-name="T38">להוראה</text:span><text:span text:style-name="T31"> </text:span><text:span text:style-name="T38">- גמיר</text:span><text:span text:style-name="T31"> </text:span><text:span text:style-name="T38">וסביר</text:span><text:span text:style-name="T31"> </text:span><text:span text:style-name="T38">הוא</text:span><text:span text:style-name="T32">)</text:span><text:span text:style-name="T1"> </text:span><text:span text:style-name="T82">[חייב</text:span><text:span text:style-name="T84"> </text:span><text:span text:style-name="T82">בקרבן]</text:span><text:span text:style-name="T1">. </text:span></text:p>
      <text:p text:style-name="P3"/>
      <text:p text:style-name="P4"><text:span text:style-name="T1">ראוי</text:span><text:span text:style-name="T2"> </text:span><text:span text:style-name="T1">להוראה</text:span><text:span text:style-name="T2"> </text:span><text:span text:style-name="T32">[והלך</text:span><text:span text:style-name="T31"> </text:span><text:span text:style-name="T32">ועשה</text:span><text:span text:style-name="T31"> </text:span><text:span text:style-name="T32">על</text:span><text:span text:style-name="T31"> </text:span><text:span text:style-name="T32">פיהן]</text:span><text:span text:style-name="T1">: </text:span></text:p>
      <text:p text:style-name="P4"><text:span text:style-name="T1">כגון</text:span><text:span text:style-name="T2"> </text:span><text:span text:style-name="T1">מאן?</text:span></text:p>
      <text:p text:style-name="P4"><text:span text:style-name="T1">אמר</text:span><text:span text:style-name="T2"> </text:span><text:span text:style-name="T1">רבא: כגו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עזאי</text:span><text:span text:style-name="T2"> </text:span><text:span text:style-name="T1">ושמעון</text:span><text:span text:style-name="T2"> </text:span><text:span text:style-name="T1">בן</text:span><text:span text:style-name="T2"> </text:span><text:span text:style-name="T1">זומא</text:span><text:span text:style-name="T2"> </text:span><text:span text:style-name="T32">(</text:span><text:span text:style-name="T38">שהיו</text:span><text:span text:style-name="T31"> </text:span><text:span text:style-name="T38">יושבין</text:span><text:span text:style-name="T31"> </text:span><text:span text:style-name="T38">לפני</text:span><text:span text:style-name="T31"> </text:span><text:span text:style-name="T38">חכמים, והיו</text:span><text:span text:style-name="T31"> </text:span><text:span text:style-name="T38">ראויין</text:span><text:span text:style-name="T31"> </text:span><text:span text:style-name="T38">להוראה, כדאמרינן</text:span><text:span text:style-name="T31"> </text:span><text:span text:style-name="T38">בפרק</text:span><text:span text:style-name="T31"> </text:span><text:span text:style-name="T38">קמא</text:span><text:span text:style-name="T31"> </text:span><text:span text:style-name="T38">דסנהדרין</text:span><text:span text:style-name="T31"> </text:span><text:span text:style-name="T38">(ד' יז:) </text:span><text:span text:style-name="T48">'דנין</text:span><text:span text:style-name="T49"> </text:span><text:span text:style-name="T48">לפני</text:span><text:span text:style-name="T49"> </text:span><text:span text:style-name="T48">חכמים' = שמעון</text:span><text:span text:style-name="T49"> </text:span><text:span text:style-name="T48">בן</text:span><text:span text:style-name="T49"> </text:span><text:span text:style-name="T48">עזאי</text:span><text:span text:style-name="T49"> </text:span><text:span text:style-name="T48">ושמעון</text:span><text:span text:style-name="T49"> </text:span><text:span text:style-name="T48">בן</text:span><text:span text:style-name="T49"> </text:span><text:span text:style-name="T48">זומא</text:span><text:span text:style-name="T32">)</text:span><text:span text:style-name="T1">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אביי: </text:span><text:span text:style-name="T32">(</text:span><text:span text:style-name="T38">שמעון</text:span><text:span text:style-name="T31"> </text:span><text:span text:style-name="T38">בן</text:span><text:span text:style-name="T31"> </text:span><text:span text:style-name="T38">עזאי</text:span><text:span text:style-name="T31"> </text:span><text:span text:style-name="T38">ושמעון</text:span><text:span text:style-name="T31"> </text:span><text:span text:style-name="T38">בן</text:span><text:span text:style-name="T31"> </text:span><text:span text:style-name="T38">זומא!? - </text:span><text:span text:style-name="T32">)</text:span><text:span text:style-name="T1"> כי</text:span><text:span text:style-name="T2"> </text:span><text:span text:style-name="T1">האי</text:span><text:span text:style-name="T2"> </text:span><text:span text:style-name="T1">גוונא</text:span><text:span text:style-name="T2"> </text:span><text:span text:style-name="T32">(</text:span><text:span text:style-name="T38">דידעי</text:span><text:span text:style-name="T31"> </text:span><text:span text:style-name="T38">שטעו</text:span><text:span text:style-name="T31"> </text:span><text:span text:style-name="T38">ואפילו</text:span><text:span text:style-name="T31"> </text:span><text:span text:style-name="T38">הכי</text:span><text:span text:style-name="T31"> </text:span><text:span text:style-name="T38">עשו</text:span><text:span text:style-name="T32">)</text:span><text:span text:style-name="T1"> מזיד</text:span><text:span text:style-name="T2"> </text:span><text:span text:style-name="T1">הוא</text:span><text:span text:style-name="T2"> </text:span><text:span text:style-name="T32">(</text:span><text:span text:style-name="T38">- אמאי</text:span><text:span text:style-name="T31"> </text:span><text:span text:style-name="T38">חייבין</text:span><text:span text:style-name="T31"> </text:span><text:span text:style-name="T38">קרבן? והא</text:span><text:span text:style-name="T31"> </text:span><text:span text:style-name="T38">מזידין</text:span><text:span text:style-name="T31"> </text:span><text:span text:style-name="T38">נינהו, ומזיד</text:span><text:span text:style-name="T31"> </text:span><text:span text:style-name="T38">לאו</text:span><text:span text:style-name="T31"> </text:span><text:span text:style-name="T38">בר</text:span><text:span text:style-name="T31"> </text:span><text:span text:style-name="T38">קרבן</text:span><text:span text:style-name="T31"> </text:span><text:span text:style-name="T38">הוא</text:span><text:span text:style-name="T32">)</text:span><text:span text:style-name="T1">!</text:span></text:p>
      <text:p text:style-name="P4"><text:span text:style-name="T1">ולטעמיך</text:span><text:span text:style-name="T2"> </text:span><text:span text:style-name="T1">- הא</text:span><text:span text:style-name="T2"> </text:span><text:span text:style-name="T1">דתניא: '</text:span><text:span text:style-name="T68">(ויקרא</text:span><text:span text:style-name="T69"> </text:span><text:span text:style-name="T68">ד, כז)</text:span><text:span text:style-name="T1"> </text:span><text:span text:style-name="T28">[ואם</text:span><text:span text:style-name="T31"> </text:span><text:span text:style-name="T28">נפש</text:span><text:span text:style-name="T31"> </text:span><text:span text:style-name="T28">אחת</text:span><text:span text:style-name="T31"> </text:span><text:span text:style-name="T28">תחטא</text:span><text:span text:style-name="T31"> </text:span><text:span text:style-name="T28">בשגגה</text:span><text:span text:style-name="T31"> </text:span><text:span text:style-name="T28">מעם</text:span><text:span text:style-name="T31"> </text:span><text:span text:style-name="T28">הארץ]</text:span><text:span text:style-name="T75"> בעשותה</text:span><text:span text:style-name="T74"> </text:span><text:span text:style-name="T75">אחת</text:span><text:span text:style-name="T74"> </text:span><text:span text:style-name="T28">[מ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ם]</text:span><text:span text:style-name="T73">: - יחיד</text:span><text:span text:style-name="T74"> </text:span><text:span text:style-name="T73">העושה</text:span><text:span text:style-name="T74"> </text:span><text:span text:style-name="T73">מפי</text:span><text:span text:style-name="T74"> </text:span><text:span text:style-name="T73">עצמו</text:span><text:span text:style-name="T74"> </text:span><text:span text:style-name="T73">חייב, בהוראת</text:span><text:span text:style-name="T74"> </text:span><text:span text:style-name="T73">ב"ד</text:span><text:span text:style-name="T74"> </text:span><text:span text:style-name="T73">פטור; כיצד? - הורו</text:span><text:span text:style-name="T74"> </text:span><text:span text:style-name="T73">ב"ד</text:span><text:span text:style-name="T74"> </text:span><text:span text:style-name="T73">שחלב</text:span><text:span text:style-name="T74"> </text:span><text:span text:style-name="T73">מותר, ונודע</text:span><text:span text:style-name="T74"> </text:span><text:span text:style-name="T73">לאחד</text:span><text:span text:style-name="T74"> </text:span><text:span text:style-name="T73">מהן</text:span><text:span text:style-name="T74"> </text:span><text:span text:style-name="T73">שטעו, או</text:span><text:span text:style-name="T74"> </text:span><text:span text:style-name="T73">תלמיד</text:span><text:span text:style-name="T74"> </text:span><text:span text:style-name="T73">יושב</text:span><text:span text:style-name="T74"> </text:span><text:span text:style-name="T73">לפניהן</text:span><text:span text:style-name="T74"> </text:span><text:span text:style-name="T73">וראוי</text:span><text:span text:style-name="T74"> </text:span><text:span text:style-name="T73">להוראה, כגון</text:span><text:span text:style-name="T74"> </text:span><text:span text:style-name="T73">שמעון</text:span><text:span text:style-name="T74"> </text:span><text:span text:style-name="T73">בן</text:span><text:span text:style-name="T74"> </text:span><text:span text:style-name="T73">עזאי</text:span><text:span text:style-name="T74"> </text:span><text:span text:style-name="T73">- יכול</text:span><text:span text:style-name="T74"> </text:span><text:span text:style-name="T73">יהא</text:span><text:span text:style-name="T74"> </text:span><text:span text:style-name="T73">פטור? תלמוד</text:span><text:span text:style-name="T74"> </text:span><text:span text:style-name="T73">לומר: '</text:span><text:span text:style-name="T75">בעשותה</text:span><text:span text:style-name="T74"> </text:span><text:span text:style-name="T75">אחת</text:span><text:span text:style-name="T73">': יחיד</text:span><text:span text:style-name="T74"> </text:span><text:span text:style-name="T73">העושה</text:span><text:span text:style-name="T74"> </text:span><text:span text:style-name="T73">על</text:span><text:span text:style-name="T74"> </text:span><text:span text:style-name="T73">פי</text:span><text:span text:style-name="T74"> </text:span><text:span text:style-name="T73">עצמו</text:span><text:span text:style-name="T74"> </text:span><text:span text:style-name="T73">חייב, בהוראת</text:span><text:span text:style-name="T74"> </text:span><text:span text:style-name="T73">ב"ד</text:span><text:span text:style-name="T74"> </text:span><text:span text:style-name="T73">פטור</text:span><text:span text:style-name="T1">'!? - אלא</text:span><text:span text:style-name="T2"> </text:span><text:span text:style-name="T1">היכי</text:span><text:span text:style-name="T2"> </text:span><text:span text:style-name="T1">משכחת</text:span><text:span text:style-name="T2"> </text:span><text:span text:style-name="T1">לה? - כגון</text:span><text:span text:style-name="T2"> </text:span><text:span text:style-name="T1">דידע</text:span><text:span text:style-name="T2"> </text:span><text:span text:style-name="T1">דאסור, וקא</text:span><text:span text:style-name="T2"> </text:span><text:span text:style-name="T1">טעי</text:span><text:span text:style-name="T2"> </text:span><text:span text:style-name="T1">במצוה</text:span><text:span text:style-name="T2"> </text:span><text:span text:style-name="T1">לשמוע</text:span><text:span text:style-name="T2"> </text:span><text:span text:style-name="T1">דברי</text:span><text:span text:style-name="T2"> </text:span><text:span text:style-name="T1">חכמים</text:span><text:span text:style-name="T2"> </text:span><text:span text:style-name="T32">(</text:span><text:span text:style-name="T38">אפילו</text:span><text:span text:style-name="T31"> </text:span><text:span text:style-name="T38">למיעבד</text:span><text:span text:style-name="T31"> </text:span><text:span text:style-name="T38">איסורא</text:span><text:span text:style-name="T32">)</text:span><text:span text:style-name="T1">; לדידי</text:span><text:span text:style-name="T2"> </text:span><text:span text:style-name="T1">נמי</text:span><text:span text:style-name="T2"> </text:span><text:span text:style-name="T32">(</text:span><text:span text:style-name="T38">דאמרי</text:span><text:span text:style-name="T31"> </text:span><text:span text:style-name="T38">'כגון</text:span><text:span text:style-name="T31"> </text:span><text:span text:style-name="T38">שמעון</text:span><text:span text:style-name="T31"> </text:span><text:span text:style-name="T38">בן</text:span><text:span text:style-name="T31"> </text:span><text:span text:style-name="T38">עזאי</text:span><text:span text:style-name="T31"> </text:span><text:span text:style-name="T38">ושמעון</text:span><text:span text:style-name="T31"> </text:span><text:span text:style-name="T38">בן</text:span><text:span text:style-name="T31"> </text:span><text:span text:style-name="T38">זומא'</text:span><text:span text:style-name="T32">)</text:span><text:span text:style-name="T1">: </text:span><text:span text:style-name="T32">(</text:span><text:span text:style-name="T38">כגון</text:span><text:span text:style-name="T32">)</text:span><text:span text:style-name="T1"> דטעו</text:span><text:span text:style-name="T2"> </text:span><text:span text:style-name="T1">במצוה</text:span><text:span text:style-name="T2"> </text:span><text:span text:style-name="T1">לשמוע</text:span><text:span text:style-name="T2"> </text:span><text:span text:style-name="T1">דברי</text:span><text:span text:style-name="T2"> </text:span><text:span text:style-name="T1">חכמים.</text:span><text:span text:style-name="T38"> </text:span></text:p>
      <text:p text:style-name="P3"/>
      <text:p text:style-name="P4"><text:span text:style-name="T1">זה</text:span><text:span text:style-name="T2"> </text:span><text:span text:style-name="T1">הכלל</text:span><text:span text:style-name="T2"> </text:span><text:span text:style-name="T1">התולה</text:span><text:span text:style-name="T2"> </text:span><text:span text:style-name="T1">בעצמו</text:span><text:span text:style-name="T2"> </text:span><text:span text:style-name="T1">חייב</text:span><text:span text:style-name="T2"> </text:span><text:span text:style-name="T32">[והתולה</text:span><text:span text:style-name="T31"> </text:span><text:span text:style-name="T32">בבית</text:span><text:span text:style-name="T31"> </text:span><text:span text:style-name="T32">דין</text:span><text:span text:style-name="T31"> </text:span><text:span text:style-name="T32">- פטור]</text:span><text:span text:style-name="T1">: </text:span></text:p>
      <text:p text:style-name="P4"><text:span text:style-name="T1">לאיתויי</text:span><text:span text:style-name="T2"> </text:span><text:span text:style-name="T1">מאי? לאיתויי</text:span><text:span text:style-name="T2"> </text:span><text:span text:style-name="T1">מבעט</text:span><text:span text:style-name="T2"> </text:span><text:span text:style-name="T1">בהוראה</text:span><text:span text:style-name="T2"> </text:span><text:span text:style-name="T32">(</text:span><text:span text:style-name="T38">שאם</text:span><text:span text:style-name="T31"> </text:span><text:span text:style-name="T38">היה</text:span><text:span text:style-name="T31"> </text:span><text:span text:style-name="T38">רגיל</text:span><text:span text:style-name="T31"> </text:span><text:span text:style-name="T38">להיות</text:span><text:span text:style-name="T31"> </text:span><text:span text:style-name="T38">מבעט</text:span><text:span text:style-name="T31"> </text:span><text:span text:style-name="T38">בהוראה, ואחר</text:span><text:span text:style-name="T31"> </text:span><text:span text:style-name="T38">כך</text:span><text:span text:style-name="T31"> </text:span><text:span text:style-name="T38">הורו</text:span><text:span text:style-name="T31"> </text:span><text:span text:style-name="T38">שחלב</text:span><text:span text:style-name="T31"> </text:span><text:span text:style-name="T38">מותר, והלך</text:span><text:span text:style-name="T31"> </text:span><text:span text:style-name="T38">זה</text:span><text:span text:style-name="T31"> </text:span><text:span text:style-name="T38">המבעט</text:span><text:span text:style-name="T31"> </text:span><text:span text:style-name="T38">ועשה</text:span><text:span text:style-name="T31"> </text:span><text:span text:style-name="T38">על</text:span><text:span text:style-name="T31"> </text:span><text:span text:style-name="T38">פיהם</text:span><text:span text:style-name="T31"> </text:span><text:span text:style-name="T38">ואכל</text:span><text:span text:style-name="T31"> </text:span><text:span text:style-name="T38">חלב</text:span><text:span text:style-name="T31"> – </text:span><text:span text:style-name="T38">דחייב, דהואיל</text:span><text:span text:style-name="T31"> </text:span><text:span text:style-name="T38">והוא</text:span><text:span text:style-name="T31"> </text:span><text:span text:style-name="T38">רגיל</text:span><text:span text:style-name="T31"> </text:span><text:span text:style-name="T38">להיות</text:span><text:span text:style-name="T31"> </text:span><text:span text:style-name="T38">מבעט</text:span><text:span text:style-name="T31"> </text:span><text:span text:style-name="T38">- השתא</text:span><text:span text:style-name="T31"> </text:span><text:span text:style-name="T38">נמי</text:span><text:span text:style-name="T31"> </text:span><text:span text:style-name="T38">מבעט, וכשהוא</text:span><text:span text:style-name="T31"> </text:span><text:span text:style-name="T38">אוכל</text:span><text:span text:style-name="T31"> </text:span><text:span text:style-name="T38">חלב</text:span><text:span text:style-name="T31"> </text:span><text:span text:style-name="T38">- מפי</text:span><text:span text:style-name="T31"> </text:span><text:span text:style-name="T38">עצמו</text:span><text:span text:style-name="T31"> </text:span><text:span text:style-name="T38">הוא</text:span><text:span text:style-name="T31"> </text:span><text:span text:style-name="T38">עושה, ואינו</text:span><text:span text:style-name="T31"> </text:span><text:span text:style-name="T38">'תולה</text:span><text:span text:style-name="T31"> </text:span><text:span text:style-name="T38">בבית</text:span><text:span text:style-name="T31"> </text:span><text:span text:style-name="T38">דין' - הלכך</text:span><text:span text:style-name="T31"> </text:span><text:span text:style-name="T38">חייב</text:span><text:span text:style-name="T31"> </text:span><text:span text:style-name="T38">קרבן</text:span><text:span text:style-name="T32">)</text:span><text:span text:style-name="T1">.</text:span></text:p>
      <text:p text:style-name="P4"><text:span text:style-name="T1">'</text:span><text:span text:style-name="T73">תולה</text:span><text:span text:style-name="T74"> </text:span><text:span text:style-name="T73">בבית</text:span><text:span text:style-name="T74"> </text:span><text:span text:style-name="T73">דין</text:span><text:span text:style-name="T2"> </text:span><text:span text:style-name="T32">(</text:span><text:span text:style-name="T38">פטור</text:span><text:span text:style-name="T32">)</text:span><text:span text:style-name="T1">' - לאיתויי</text:span><text:span text:style-name="T2"> </text:span><text:span text:style-name="T1">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32">(</text:span><text:span text:style-name="T38">וטעו</text:span><text:span text:style-name="T32">)</text:span><text:span text:style-name="T1"> וידעו</text:span><text:span text:style-name="T2"> </text:span><text:span text:style-name="T1">שטעו</text:span><text:span text:style-name="T2"> </text:span><text:span text:style-name="T1">וחזרו</text:span><text:span text:style-name="T2"> </text:span><text:span text:style-name="T1">בהן</text:span><text:span text:style-name="T2"> </text:span><text:span text:style-name="T32">(</text:span><text:span text:style-name="T38">בין</text:span><text:span text:style-name="T31"> </text:span><text:span text:style-name="T38">שהביאו</text:span><text:span text:style-name="T31"> </text:span><text:span text:style-name="T38">כפרתן</text:span><text:span text:style-name="T31"> </text:span><text:span text:style-name="T38">[ובין</text:span><text:span text:style-name="T31"> </text:span><text:span text:style-name="T38">שלא</text:span><text:span text:style-name="T31"> </text:span><text:span text:style-name="T38">הביאו], והלך</text:span><text:span text:style-name="T31"> </text:span><text:span text:style-name="T38">היחיד</text:span><text:span text:style-name="T31"> </text:span><text:span text:style-name="T38">ועשה</text:span><text:span text:style-name="T31"> </text:span><text:span text:style-name="T38">על</text:span><text:span text:style-name="T31"> </text:span><text:span text:style-name="T38">פיהם</text:span><text:span text:style-name="T31"> – </text:span><text:span text:style-name="T38">פטור, ד'תולה</text:span><text:span text:style-name="T31"> </text:span><text:span text:style-name="T38">בבית</text:span><text:span text:style-name="T31"> </text:span><text:span text:style-name="T38">דין' הוא, וברשות</text:span><text:span text:style-name="T31"> </text:span><text:span text:style-name="T38">ב"ד</text:span><text:span text:style-name="T31"> </text:span><text:span text:style-name="T38">הוא</text:span><text:span text:style-name="T31"> </text:span><text:span text:style-name="T38">עושה</text:span><text:span text:style-name="T32">)</text:span><text:span text:style-name="T1">.</text:span></text:p>
      <text:p text:style-name="P4"><text:span text:style-name="T1">הא</text:span><text:span text:style-name="T2"> </text:span><text:span text:style-name="T1">- בהדיא</text:span><text:span text:style-name="T2"> </text:span><text:span text:style-name="T1">קתני</text:span><text:span text:style-name="T2"> </text:span><text:span text:style-name="T1">לה</text:span><text:span text:style-name="T2"> </text:span><text:span text:style-name="T32">(</text:span><text:span text:style-name="T38">במתניתין</text:span><text:span text:style-name="T31"> </text:span><text:span text:style-name="T18">(לקמן</text:span><text:span text:style-name="T19"> </text:span><text:span text:style-name="T18">דף</text:span><text:span text:style-name="T19"> </text:span><text:span text:style-name="T18">ג:)</text:span><text:span text:style-name="T38"> דרבי</text:span><text:span text:style-name="T31"> </text:span><text:span text:style-name="T38">שמעון</text:span><text:span text:style-name="T31"> </text:span><text:span text:style-name="T38">פוטר</text:span><text:span text:style-name="T32">)</text:span><text:span text:style-name="T1">!?</text:span></text:p>
      <text:p text:style-name="P4"><text:span text:style-name="T32">(</text:span><text:span text:style-name="T38">הא</text:span><text:span text:style-name="T31"> </text:span><text:span text:style-name="T38">לא</text:span><text:span text:style-name="T31"> </text:span><text:span text:style-name="T38">קשיא:</text:span><text:span text:style-name="T32">)</text:span><text:span text:style-name="T1"> תני</text:span><text:span text:style-name="T2"> </text:span><text:span text:style-name="T1">והדר</text:span><text:span text:style-name="T2"> </text:span><text:span text:style-name="T1">מפרש</text:span><text:span text:style-name="T2"> </text:span><text:span text:style-name="T32">(</text:span><text:span text:style-name="T38">דתני</text:span><text:span text:style-name="T31"> </text:span><text:span text:style-name="T38">כללא</text:span><text:span text:style-name="T31"> </text:span><text:span text:style-name="T38">זה</text:span><text:span text:style-name="T31"> </text:span><text:span text:style-name="T38">הכלל</text:span><text:span text:style-name="T31"> </text:span><text:span text:style-name="T38">והדר</text:span><text:span text:style-name="T31"> </text:span><text:span text:style-name="T38">מפרש</text:span><text:span text:style-name="T31"> </text:span><text:span text:style-name="T38">במתניתין</text:span><text:span text:style-name="T32">)</text:span><text:span text:style-name="T1">.</text:span></text:p>
      <text:p text:style-name="P3"/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שמואל: זו</text:span><text:span text:style-name="T2"> </text:span><text:span text:style-name="T1">דברי</text:span><text:span text:style-name="T2"> </text:span><text:span text:style-name="T1">רבי</text:span><text:span text:style-name="T2"> </text:span><text:span text:style-name="T1">יהודה, אבל</text:span><text:span text:style-name="T2"> </text:span><text:span text:style-name="T1">חכמים</text:span><text:span text:style-name="T2"> </text:span><text:span text:style-name="T1">אומרים: 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"ד</text:span><text:span text:style-name="T2"> – </text:span><text:span text:style-name="T1">חייב.</text:span></text:p>
      <text:p text:style-name="P4"><text:span text:style-name="T1">מאי</text:span><text:span text:style-name="T2"> </text:span><text:span text:style-name="T1">'רבי</text:span><text:span text:style-name="T2"> </text:span><text:span text:style-name="T1">יהודה'?</text:span></text:p>
      <text:p text:style-name="P4"><text:span text:style-name="T1">דתניא: </text:span><text:span text:style-name="T22">(</text:span><text:span text:style-name="T18">ויקרא</text:span><text:span text:style-name="T19"> </text:span><text:span text:style-name="T18">ד,כז</text:span><text:span text:style-name="T22">)</text:span><text:span text:style-name="T1"> </text:span><text:span text:style-name="T28">[ו]</text:span><text:span text:style-name="T59">אם</text:span><text:span text:style-name="T2"> </text:span><text:span text:style-name="T59">נפש</text:span><text:span text:style-name="T2"> </text:span><text:span text:style-name="T59">אחת</text:span><text:span text:style-name="T2"> </text:span><text:span text:style-name="T59">תחטא</text:span><text:span text:style-name="T2"> </text:span><text:span text:style-name="T59">בשגגה</text:span><text:span text:style-name="T2"> </text:span><text:span text:style-name="T28">[מעם</text:span><text:span text:style-name="T31"> </text:span><text:span text:style-name="T28">הארץ]</text:span><text:span text:style-name="T75"> בעשותה</text:span><text:span text:style-name="T74"> </text:span><text:span text:style-name="T28">[אחת</text:span><text:span text:style-name="T31"> </text:span><text:span text:style-name="T28">מ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ם]</text:span><text:span text:style-name="T1"> </text:span><text:span text:style-name="T32">(</text:span><text:span text:style-name="T38">דמשמע: נפש</text:span><text:span text:style-name="T31"> </text:span><text:span text:style-name="T38">תחטא, אחת</text:span><text:span text:style-name="T31"> </text:span><text:span text:style-name="T38">תחטא, בעשותה</text:span><text:span text:style-name="T31"> </text:span><text:span text:style-name="T38">תחטא</text:span><text:span text:style-name="T32">)</text:span><text:span text:style-name="T73"> - הרי</text:span><text:span text:style-name="T74"> </text:span><text:span text:style-name="T73">אלו</text:span><text:span text:style-name="T74"> </text:span><text:span text:style-name="T73">שלשה</text:span><text:span text:style-name="T74"> </text:span><text:span text:style-name="T73">מעוטין: </text:span><text:span text:style-name="T32">(</text:span><text:span text:style-name="T38">דמשמע</text:span><text:span text:style-name="T31"> </text:span><text:span text:style-name="T38">'</text:span><text:span text:style-name="T28">בעשותה</text:span><text:span text:style-name="T38">'</text:span><text:span text:style-name="T32">)</text:span><text:span text:style-name="T73"> העושה</text:span><text:span text:style-name="T74"> </text:span><text:span text:style-name="T73">מפי</text:span><text:span text:style-name="T74"> </text:span><text:span text:style-name="T73">עצמו</text:span><text:span text:style-name="T74"> </text:span><text:span text:style-name="T73">חייב, </text:span><text:span text:style-name="T32">(</text:span><text:span text:style-name="T38">למעוטי</text:span><text:span text:style-name="T31"> </text:span><text:span text:style-name="T38">תולה</text:span><text:span text:style-name="T32">)</text:span><text:span text:style-name="T73"> בהוראת</text:span><text:span text:style-name="T74"> </text:span><text:span text:style-name="T73">ב"ד</text:span><text:span text:style-name="T74"> </text:span><text:span text:style-name="T73">פטור</text:span><text:span text:style-name="T74"> </text:span><text:span text:style-name="T32">(</text:span><text:span text:style-name="T38">והני</text:span><text:span text:style-name="T31"> </text:span><text:span text:style-name="T38">שלשה</text:span><text:span text:style-name="T31"> </text:span><text:span text:style-name="T38">מיעוטי</text:span><text:span text:style-name="T31"> </text:span><text:span text:style-name="T38">- מפרש</text:span><text:span text:style-name="T31"> </text:span><text:span text:style-name="T38">במסכת</text:span><text:span text:style-name="T31"> </text:span><text:span text:style-name="T38">שבת</text:span><text:span text:style-name="T31"> </text:span><text:span text:style-name="T38">בפרק</text:span><text:span text:style-name="T31"> </text:span><text:span text:style-name="T38">'המצניע' </text:span><text:span text:style-name="T18">(דף</text:span><text:span text:style-name="T19"> </text:span><text:span text:style-name="T18">צג.)</text:span><text:span text:style-name="T38"> לרבי</text:span><text:span text:style-name="T31"> </text:span><text:span text:style-name="T38">יהודה: חד</text:span><text:span text:style-name="T31"> </text:span><text:span text:style-name="T38">למעוטי</text:span><text:span text:style-name="T31"> </text:span><text:span text:style-name="T38">זה</text:span><text:span text:style-name="T31"> </text:span><text:span text:style-name="T38">עוקר</text:span><text:span text:style-name="T31"> </text:span><text:span text:style-name="T38">וזה</text:span><text:span text:style-name="T31"> </text:span><text:span text:style-name="T38">מניח, וחד</text:span><text:span text:style-name="T31"> </text:span><text:span text:style-name="T38">למעוטי</text:span><text:span text:style-name="T31"> </text:span><text:span text:style-name="T38">זה</text:span><text:span text:style-name="T31"> </text:span><text:span text:style-name="T38">יכול</text:span><text:span text:style-name="T31"> </text:span><text:span text:style-name="T38">וזה</text:span><text:span text:style-name="T31"> </text:span><text:span text:style-name="T38">יכול, וחד</text:span><text:span text:style-name="T31"> </text:span><text:span text:style-name="T38">למעוטי</text:span><text:span text:style-name="T31"> </text:span><text:span text:style-name="T38">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, דפטור</text:span><text:span text:style-name="T32">)</text:span><text:span text:style-name="T1">'.</text:span></text:p>
      <text:p text:style-name="P4"><text:span text:style-name="T1">מאי</text:span><text:span text:style-name="T2"> </text:span><text:span text:style-name="T1">'רבנן'?</text:span></text:p>
      <text:p text:style-name="P9"><text:span text:style-name="T1">דתניא</text:span><text:span text:style-name="T2"> </text:span><text:span text:style-name="T18">[סיפרא</text:span><text:span text:style-name="T19"> </text:span><text:span text:style-name="T18">פרשת</text:span><text:span text:style-name="T19"> </text:span><text:span text:style-name="T18">ויקרא</text:span><text:span text:style-name="T19"> </text:span><text:span text:style-name="T18">דיבורא</text:span><text:span text:style-name="T19"> </text:span><text:span text:style-name="T18">דחובה</text:span><text:span text:style-name="T19"> </text:span><text:span text:style-name="T18">פרשה</text:span><text:span text:style-name="T19"> </text:span><text:span text:style-name="T18">ז</text:span><text:span text:style-name="T19"> </text:span><text:span text:style-name="T18">משנה</text:span><text:span text:style-name="T19"> </text:span><text:span text:style-name="T18">ה]</text:span><text:span text:style-name="T1">: </text:span><text:span text:style-name="T32">'(</text:span><text:span text:style-name="T38">רישא</text:span><text:span text:style-name="T31"> </text:span><text:span text:style-name="T18">[משנה</text:span><text:span text:style-name="T19"> </text:span><text:span text:style-name="T18">ד]</text:span><text:span text:style-name="T38"> דמתניתא</text:span><text:span text:style-name="T31"> </text:span><text:span text:style-name="T38">- הכי</text:span><text:span text:style-name="T31"> </text:span><text:span text:style-name="T38">איתא</text:span><text:span text:style-name="T31"> </text:span><text:span text:style-name="T38">בתורת</text:span><text:span text:style-name="T31"> </text:span><text:span text:style-name="T38">כהנים</text:span><text:span text:style-name="T31"> </text:span><text:span text:style-name="T86">[בשנויים]:</text:span><text:span text:style-name="T38">: </text:span><text:span text:style-name="T48">'</text:span><text:span text:style-name="T50">בעשותה</text:span><text:span text:style-name="T48">' - יכול</text:span><text:span text:style-name="T49"> </text:span><text:span text:style-name="T48">יחיד</text:span><text:span text:style-name="T49"> </text:span><text:span text:style-name="T48">שעשה</text:span><text:span text:style-name="T49"> </text:span><text:span text:style-name="T48">חייב, שנים</text:span><text:span text:style-name="T49"> </text:span><text:span text:style-name="T48">שעשו</text:span><text:span text:style-name="T49"> </text:span><text:span text:style-name="T48">פטורין? תלמוד</text:span><text:span text:style-name="T49"> </text:span><text:span text:style-name="T48">לומר: '</text:span><text:span text:style-name="T50">מעם</text:span><text:span text:style-name="T49"> </text:span><text:span text:style-name="T50">הארץ</text:span><text:span text:style-name="T48">': אפילו</text:span><text:span text:style-name="T49"> </text:span><text:span text:style-name="T48">מרובין;</text:span><text:span text:style-name="T32">)</text:span><text:span text:style-name="T1"> </text:span><text:span text:style-name="T60">עדיין</text:span><text:span text:style-name="T61"> </text:span><text:span text:style-name="T60">אני</text:span><text:span text:style-name="T61"> </text:span><text:span text:style-name="T60">אומר: מיעוט</text:span><text:span text:style-name="T61"> </text:span><text:span text:style-name="T60">קהל</text:span><text:span text:style-name="T61"> </text:span><text:span text:style-name="T60">שחטאו</text:span><text:span text:style-name="T61"> – </text:span><text:span text:style-name="T60">חייבין, שאין</text:span><text:span text:style-name="T61"> </text:span><text:span text:style-name="T60">בית</text:span><text:span text:style-name="T61"> </text:span><text:span text:style-name="T60">דין</text:span><text:span text:style-name="T61"> </text:span><text:span text:style-name="T60">מביאין</text:span><text:span text:style-name="T61"> </text:span><text:span text:style-name="T60">על</text:span><text:span text:style-name="T61"> </text:span><text:span text:style-name="T60">ידיהן</text:span><text:span text:style-name="T61"> </text:span><text:span text:style-name="T33">(</text:span><text:span text:style-name="T36">מביאין</text:span><text:span text:style-name="T35"> </text:span><text:span text:style-name="T36">עליהן</text:span><text:span text:style-name="T33">)</text:span><text:span text:style-name="T60"> פר; רוב</text:span><text:span text:style-name="T61"> </text:span><text:span text:style-name="T60">קהל</text:span><text:span text:style-name="T61"> </text:span><text:span text:style-name="T60">שחטאו</text:span><text:span text:style-name="T61"> </text:span><text:span text:style-name="T60">- יהו</text:span><text:span text:style-name="T61"> </text:span><text:span text:style-name="T60">פטורין, שהרי</text:span><text:span text:style-name="T61"> </text:span><text:span text:style-name="T60">בית</text:span><text:span text:style-name="T61"> </text:span><text:span text:style-name="T60">דין</text:span><text:span text:style-name="T61"> </text:span><text:span text:style-name="T60">מביאין</text:span><text:span text:style-name="T61"> </text:span><text:span text:style-name="T60">על</text:span><text:span text:style-name="T61"> </text:span><text:span text:style-name="T60">ידיהם</text:span><text:span text:style-name="T61"> </text:span><text:span text:style-name="T60">פר! תלמוד</text:span><text:span text:style-name="T61"> </text:span><text:span text:style-name="T60">לומר: '</text:span><text:span text:style-name="T79">מעם</text:span><text:span text:style-name="T80"> </text:span><text:span text:style-name="T79">הארץ</text:span><text:span text:style-name="T60">' - אפילו</text:span><text:span text:style-name="T61"> </text:span><text:span text:style-name="T60">רובה</text:span><text:span text:style-name="T61"> </text:span><text:span text:style-name="T60">ואפילו</text:span><text:span text:style-name="T61"> </text:span><text:span text:style-name="T60">כולה'.</text:span></text:p>
      <text:p text:style-name="P4"><text:span text:style-name="T1">במאי</text:span><text:span text:style-name="T2"> </text:span><text:span text:style-name="T32">(</text:span><text:span text:style-name="T38">חטאו</text:span><text:span text:style-name="T32">)</text:span><text:span text:style-name="T1">? אילימא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שלא</text:span><text:span text:style-name="T2"> </text:span><text:span text:style-name="T1">בהוראה</text:span><text:span text:style-name="T2"> </text:span><text:span text:style-name="T32">(</text:span><text:span text:style-name="T38">דלא</text:span><text:span text:style-name="T31"> </text:span><text:span text:style-name="T38">הור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כלל, וכגון</text:span><text:span text:style-name="T31"> </text:span><text:span text:style-name="T38">שנתחלף</text:span><text:span text:style-name="T31"> </text:span><text:span text:style-name="T38">חלב</text:span><text:span text:style-name="T31"> </text:span><text:span text:style-name="T38">בשומן</text:span><text:span text:style-name="T31"> </text:span><text:span text:style-name="T38">שלא</text:span><text:span text:style-name="T31"> </text:span><text:span text:style-name="T38">בהוראתם; דהכי</text:span><text:span text:style-name="T31"> </text:span><text:span text:style-name="T38">הוי</text:span><text:span text:style-name="T31"> </text:span><text:span text:style-name="T38">משמע: </text:span><text:span text:style-name="T54">מיעוט</text:span><text:span text:style-name="T55"> </text:span><text:span text:style-name="T54">קהל</text:span><text:span text:style-name="T55"> </text:span><text:span text:style-name="T54">שחטאו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גרידתא</text:span><text:span text:style-name="T31"> </text:span><text:span text:style-name="T38">שלא</text:span><text:span text:style-name="T31"> </text:span><text:span text:style-name="T38">בהוראה</text:span><text:span text:style-name="T31"> </text:span><text:span text:style-name="T38">- </text:span><text:span text:style-name="T54">חייבין</text:span><text:span text:style-name="T38">, אבל</text:span><text:span text:style-name="T31"> </text:span><text:span text:style-name="T54">רוב</text:span><text:span text:style-name="T55"> </text:span><text:span text:style-name="T54">קהל</text:span><text:span text:style-name="T55"> </text:span><text:span text:style-name="T54">שחטאו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שלא</text:span><text:span text:style-name="T31"> </text:span><text:span text:style-name="T38">בהוראה</text:span><text:span text:style-name="T31"> </text:span><text:span text:style-name="T38">- יכול</text:span><text:span text:style-name="T31"> </text:span><text:span text:style-name="T54">יהו</text:span><text:span text:style-name="T55"> </text:span><text:span text:style-name="T54">פטורין, שהרי</text:span><text:span text:style-name="T55"> </text:span><text:span text:style-name="T54">ב"ד</text:span><text:span text:style-name="T55"> </text:span><text:span text:style-name="T54">מביאין</text:span><text:span text:style-name="T55"> </text:span><text:span text:style-name="T54">פר</text:span><text:span text:style-name="T55"> </text:span><text:span text:style-name="T54">עליהם? תלמוד</text:span><text:span text:style-name="T55"> </text:span><text:span text:style-name="T54">לומר: </text:span><text:span text:style-name="T56">מעם</text:span><text:span text:style-name="T55"> </text:span><text:span text:style-name="T56">הארץ</text:span><text:span text:style-name="T38">, דמשמע</text:span><text:span text:style-name="T31"> </text:span><text:span text:style-name="T38">ד</text:span><text:span text:style-name="T54">אפילו</text:span><text:span text:style-name="T55"> </text:span><text:span text:style-name="T54">רובן</text:span><text:span text:style-name="T31"> </text:span><text:span text:style-name="T38">חייבין</text:span><text:span text:style-name="T31"> </text:span><text:span text:style-name="T38">בקרבן</text:span><text:span text:style-name="T31"> </text:span><text:span text:style-name="T38">בשגגת</text:span><text:span text:style-name="T31"> </text:span><text:span text:style-name="T38">מעשה: דמייתו</text:span><text:span text:style-name="T31"> </text:span><text:span text:style-name="T38">כל</text:span><text:span text:style-name="T31"> </text:span><text:span text:style-name="T38">חד</text:span><text:span text:style-name="T31"> </text:span><text:span text:style-name="T38">וחד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2">)</text:span><text:span text:style-name="T1"> בית</text:span><text:span text:style-name="T2"> </text:span><text:span text:style-name="T1">דין</text:span><text:span text:style-name="T2"> </text:span><text:span text:style-name="T1">מאי</text:span><text:span text:style-name="T2"> </text:span><text:span text:style-name="T1">עבידתייהו</text:span><text:span text:style-name="T2"> </text:span><text:span text:style-name="T1">שלא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32">(</text:span><text:span text:style-name="T38">ומי</text:span><text:span text:style-name="T31"> </text:span><text:span text:style-name="T38">מצית</text:span><text:span text:style-name="T31"> </text:span><text:span text:style-name="T38">למימר</text:span><text:span text:style-name="T31"> </text:span><text:span text:style-name="T38">הכי: 'שהרי</text:span><text:span text:style-name="T31"> </text:span><text:span text:style-name="T38">ב"ד</text:span><text:span text:style-name="T31"> </text:span><text:span text:style-name="T38">מביאין</text:span><text:span text:style-name="T31"> </text:span><text:span text:style-name="T38">עליהם</text:span><text:span text:style-name="T31"> </text:span><text:span text:style-name="T38">פר</text:span><text:span text:style-name="T31"> </text:span><text:span text:style-name="T38">כי</text:span><text:span text:style-name="T31"> </text:span><text:span text:style-name="T38">חטאו</text:span><text:span text:style-name="T31"> </text:span><text:span text:style-name="T38">רוב</text:span><text:span text:style-name="T31"> </text:span><text:span text:style-name="T38">קהל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שלא</text:span><text:span text:style-name="T31"> </text:span><text:span text:style-name="T38">בהוראה'</text:span><text:span text:style-name="T32">)</text:span><text:span text:style-name="T1">? בית</text:span><text:span text:style-name="T2"> </text:span><text:span text:style-name="T1">דין</text:span><text:span text:style-name="T2"> </text:span><text:span text:style-name="T1">מי</text:span><text:span text:style-name="T2"> </text:span><text:span text:style-name="T1">מייתו</text:span><text:span text:style-name="T2"> </text:span><text:span text:style-name="T1">שלא</text:span><text:span text:style-name="T2"> </text:span><text:span text:style-name="T1">בהוראה</text:span><text:span text:style-name="T2"> </text:span><text:span text:style-name="T32">(</text:span><text:span text:style-name="T38">וכי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מייתו</text:span><text:span text:style-name="T31"> </text:span><text:span text:style-name="T38">קרבן</text:span><text:span text:style-name="T31"> </text:span><text:span text:style-name="T38">שלא</text:span><text:span text:style-name="T31"> </text:span><text:span text:style-name="T38">בהוראה? והא</text:span><text:span text:style-name="T31"> </text:span><text:span text:style-name="T38">לא</text:span><text:span text:style-name="T31"> </text:span><text:span text:style-name="T38">הורו</text:span><text:span text:style-name="T31"> </text:span><text:span text:style-name="T38">כלל!?</text:span><text:span text:style-name="T32">)</text:span><text:span text:style-name="T1">? אלא</text:span><text:span text:style-name="T2"> </text:span><text:span text:style-name="T1">בהוראה</text:span><text:span text:style-name="T2"> </text:span><text:span text:style-name="T32">(</text:span><text:span text:style-name="T38">דהכי</text:span><text:span text:style-name="T31"> </text:span><text:span text:style-name="T38">הוי</text:span><text:span text:style-name="T31"> </text:span><text:span text:style-name="T38">משמע: </text:span><text:span text:style-name="T54">מיעוט</text:span><text:span text:style-name="T55"> </text:span><text:span text:style-name="T54">קהל</text:span><text:span text:style-name="T55"> </text:span><text:span text:style-name="T54">שחטאו</text:span><text:span text:style-name="T31"> </text:span><text:span text:style-name="T38">בהוראה, כגון</text:span><text:span text:style-name="T31"> </text:span><text:span text:style-name="T38">שהורו</text:span><text:span text:style-name="T31"> </text:span><text:span text:style-name="T38">ב"ד</text:span><text:span text:style-name="T31"> </text:span><text:span text:style-name="T38">ועשו</text:span><text:span text:style-name="T31"> </text:span><text:span text:style-name="T38">על</text:span><text:span text:style-name="T31"> </text:span><text:span text:style-name="T38">פיהם</text:span><text:span text:style-name="T31"> </text:span><text:span text:style-name="T38">- </text:span><text:span text:style-name="T54">חייבין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</text:span><text:span text:style-name="T54">שהרי</text:span><text:span text:style-name="T55"> </text:span><text:span text:style-name="T54">אין</text:span><text:span text:style-name="T55"> </text:span><text:span text:style-name="T54">ב"ד</text:span><text:span text:style-name="T55"> </text:span><text:span text:style-name="T54">מביאין</text:span><text:span text:style-name="T55"> </text:span><text:span text:style-name="T54">פר</text:span><text:span text:style-name="T55"> </text:span><text:span text:style-name="T54">עליהם</text:span><text:span text:style-name="T38">; </text:span><text:span text:style-name="T54">רוב</text:span><text:span text:style-name="T31"> </text:span><text:span text:style-name="T38">צבור</text:span><text:span text:style-name="T31"> </text:span><text:span text:style-name="T38">שעשו</text:span><text:span text:style-name="T31"> </text:span><text:span text:style-name="T38">בהוראה</text:span><text:span text:style-name="T31"> </text:span><text:span text:style-name="T38">- יכול</text:span><text:span text:style-name="T31"> </text:span><text:span text:style-name="T54">יהו</text:span><text:span text:style-name="T55"> </text:span><text:span text:style-name="T54">פטורין?</text:span><text:span text:style-name="T38"> - תלמוד</text:span><text:span text:style-name="T31"> </text:span><text:span text:style-name="T38">לומר: </text:span><text:span text:style-name="T28">מעם</text:span><text:span text:style-name="T31"> </text:span><text:span text:style-name="T28">הארץ</text:span><text:span text:style-name="T38">: דאפילו</text:span><text:span text:style-name="T31"> </text:span><text:span text:style-name="T38">רובן</text:span><text:span text:style-name="T31"> </text:span><text:span text:style-name="T38">חייבין</text:span><text:span text:style-name="T32">)</text:span><text:span text:style-name="T1">; </text:span></text:p>
      <text:p text:style-name="P4"><text:span text:style-name="T32">(</text:span><text:span text:style-name="T38">ומי</text:span><text:span text:style-name="T31"> </text:span><text:span text:style-name="T38">מצית</text:span><text:span text:style-name="T31"> </text:span><text:span text:style-name="T38">אמרת</text:span><text:span text:style-name="T31"> </text:span><text:span text:style-name="T38">הכי: שצבור</text:span><text:span text:style-name="T31"> </text:span><text:span text:style-name="T38">מביאין</text:span><text:span text:style-name="T31"> </text:span><text:span text:style-name="T38">קרבן?</text:span><text:span text:style-name="T32">)</text:span><text:span text:style-name="T1"> והא</text:span><text:span text:style-name="T2"> </text:span><text:span text:style-name="T1">כי</text:span><text:span text:style-name="T2"> </text:span><text:span text:style-name="T1">כתיב</text:span><text:span text:style-name="T2"> </text:span><text:span text:style-name="T28">[</text:span><text:span text:style-name="T70">(ויקרא</text:span><text:span text:style-name="T69"> </text:span><text:span text:style-name="T70">ד, כז)</text:span><text:span text:style-name="T59"> </text:span><text:span text:style-name="T28">[ואם</text:span><text:span text:style-name="T31"> </text:span><text:span text:style-name="T28">נפש</text:span><text:span text:style-name="T31"> </text:span><text:span text:style-name="T28">אחת</text:span><text:span text:style-name="T31"> </text:span><text:span text:style-name="T28">תחטא</text:span><text:span text:style-name="T31"> </text:span><text:span text:style-name="T28">בשגגה]</text:span><text:span text:style-name="T1"> </text:span><text:span text:style-name="T59">מעם</text:span><text:span text:style-name="T2"> </text:span><text:span text:style-name="T59">הארץ</text:span><text:span text:style-name="T31"> </text:span><text:span text:style-name="T28">[בעשותה</text:span><text:span text:style-name="T31"> </text:span><text:span text:style-name="T28">אחת</text:span><text:span text:style-name="T31"> </text:span><text:span text:style-name="T28">מ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ם]</text:span><text:span text:style-name="T1"> - בשגגת</text:span><text:span text:style-name="T2"> </text:span><text:span text:style-name="T1">מעשה</text:span><text:span text:style-name="T2"> </text:span><text:span text:style-name="T32">(</text:span><text:span text:style-name="T38">גרידתא</text:span><text:span text:style-name="T32">)</text:span><text:span text:style-name="T1"> הוא</text:span><text:span text:style-name="T2"> </text:span><text:span text:style-name="T1">דכתיב</text:span><text:span text:style-name="T2"> </text:span><text:span text:style-name="T32">(</text:span><text:span text:style-name="T38">ומהכא</text:span><text:span text:style-name="T31"> </text:span><text:span text:style-name="T38">לא</text:span><text:span text:style-name="T31"> </text:span><text:span text:style-name="T38">נפקא</text:span><text:span text:style-name="T31"> </text:span><text:span text:style-name="T38">דליחייבו</text:span><text:span text:style-name="T31"> </text:span><text:span text:style-name="T38">רוב</text:span><text:span text:style-name="T31"> </text:span><text:span text:style-name="T38">קהל</text:span><text:span text:style-name="T31"> </text:span><text:span text:style-name="T38">בהוראה</text:span><text:span text:style-name="T31"> </text:span><text:span text:style-name="T38">כלל</text:span><text:span text:style-name="T32">)</text:span><text:span text:style-name="T1">!?</text:span></text:p>
      <text:p text:style-name="P4"><text:span text:style-name="T1">אלא</text:span><text:span text:style-name="T2"> </text:span><text:span text:style-name="T1">- לאו</text:span><text:span text:style-name="T2"> </text:span><text:span text:style-name="T1">הכי</text:span><text:span text:style-name="T2"> </text:span><text:span text:style-name="T1">קאמר: </text:span><text:span text:style-name="T73">מיעוט</text:span><text:span text:style-name="T74"> </text:span><text:span text:style-name="T73">קהל</text:span><text:span text:style-name="T74"> </text:span><text:span text:style-name="T73">שחטאו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32">(</text:span><text:span text:style-name="T38">גרידתא</text:span><text:span text:style-name="T32">)</text:span><text:span text:style-name="T1"> – </text:span><text:span text:style-name="T73">חייבין</text:span><text:span text:style-name="T2"> </text:span><text:span text:style-name="T32">(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2">)</text:span><text:span text:style-name="T73">, שאין</text:span><text:span text:style-name="T74"> </text:span><text:span text:style-name="T73">ב"ד</text:span><text:span text:style-name="T74"> </text:span><text:span text:style-name="T73">מביאין</text:span><text:span text:style-name="T74"> </text:span><text:span text:style-name="T73">על</text:span><text:span text:style-name="T74"> </text:span><text:span text:style-name="T73">ידיהן</text:span><text:span text:style-name="T74"> </text:span><text:span text:style-name="T73">פר</text:span><text:span text:style-name="T2"> </text:span><text:span text:style-name="T1">בהוראה</text:span><text:span text:style-name="T2"> </text:span><text:span text:style-name="T32">(</text:span><text:span text:style-name="T38">כי</text:span><text:span text:style-name="T31"> </text:span><text:span text:style-name="T38">הורו</text:span><text:span text:style-name="T31"> </text:span><text:span text:style-name="T38">ב"ד</text:span><text:span text:style-name="T31"> </text:span><text:span text:style-name="T38">ועשו</text:span><text:span text:style-name="T31"> </text:span><text:span text:style-name="T38">מיעוט</text:span><text:span text:style-name="T31"> </text:span><text:span text:style-name="T38">קהל</text:span><text:span text:style-name="T31"> </text:span><text:span text:style-name="T38">שחטאו</text:span><text:span text:style-name="T31"> </text:span><text:span text:style-name="T38">(בשגגת</text:span><text:span text:style-name="T31"> </text:span><text:span text:style-name="T38">מעשה) על</text:span><text:span text:style-name="T31"> </text:span><text:span text:style-name="T38">פיהם</text:span><text:span text:style-name="T32">)</text:span><text:span text:style-name="T1">, </text:span><text:span text:style-name="T73">הא</text:span><text:span text:style-name="T74"> </text:span><text:span text:style-name="T73">הן</text:span><text:span text:style-name="T74"> </text:span><text:span text:style-name="T73">חייבין</text:span><text:span text:style-name="T2"> </text:span><text:span text:style-name="T32">(</text:span><text:span text:style-name="T38">בהוראה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; 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[חייב]; וכי</text:span><text:span text:style-name="T31"> </text:span><text:span text:style-name="T38">היכי</text:span><text:span text:style-name="T31"> </text:span><text:span text:style-name="T38">דחייבין</text:span><text:span text:style-name="T31"> </text:span><text:span text:style-name="T38">בהוראה</text:span><text:span text:style-name="T31"> </text:span><text:span text:style-name="T38">- הכי</text:span><text:span text:style-name="T31"> </text:span><text:span text:style-name="T38">נמי</text:span><text:span text:style-name="T31"> </text:span><text:span text:style-name="T38">חייבין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גרידתא</text:span><text:span text:style-name="T32">)</text:span><text:span text:style-name="T1">; יכול</text:span><text:span text:style-name="T2"> </text:span><text:span text:style-name="T73">רוב</text:span><text:span text:style-name="T74"> </text:span><text:span text:style-name="T73">צבור</text:span><text:span text:style-name="T74"> </text:span><text:span text:style-name="T73">שעשו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32">(</text:span><text:span text:style-name="T38">גרידתא</text:span><text:span text:style-name="T32">)</text:span><text:span text:style-name="T1"> </text:span><text:span text:style-name="T73">יהו</text:span><text:span text:style-name="T74"> </text:span><text:span text:style-name="T73">פטורין, שהרי</text:span><text:span text:style-name="T74"> </text:span><text:span text:style-name="T73">ב"ד</text:span><text:span text:style-name="T74"> </text:span><text:span text:style-name="T73">מביאין</text:span><text:span text:style-name="T74"> </text:span><text:span text:style-name="T73">עליהם</text:span><text:span text:style-name="T74"> </text:span><text:span text:style-name="T73">פר</text:span><text:span text:style-name="T2"> </text:span><text:span text:style-name="T1">[בהוראה] </text:span><text:span text:style-name="T32">(</text:span><text:span text:style-name="T38">והן</text:span><text:span text:style-name="T31"> </text:span><text:span text:style-name="T38">פטורין, כדאמר</text:span><text:span text:style-name="T31"> </text:span><text:span text:style-name="T38">לקמן: 'רבי</text:span><text:span text:style-name="T31"> </text:span><text:span text:style-name="T38">מאיר</text:span><text:span text:style-name="T31"> </text:span><text:span text:style-name="T38">אומר: שבעה</text:span><text:span text:style-name="T31"> </text:span><text:span text:style-name="T38">שבטים</text:span><text:span text:style-name="T31"> </text:span><text:span text:style-name="T38">שחטאו</text:span><text:span text:style-name="T31"> </text:span><text:span text:style-name="T38">- בית</text:span><text:span text:style-name="T31"> </text:span><text:span text:style-name="T38">דין</text:span><text:span text:style-name="T31"> </text:span><text:span text:style-name="T38">מביאין</text:span><text:span text:style-name="T31"> </text:span><text:span text:style-name="T38">עליהם</text:span><text:span text:style-name="T31"> </text:span><text:span text:style-name="T38">פר</text:span><text:span text:style-name="T31"> </text:span><text:span text:style-name="T38">בהוראה, והן</text:span><text:span text:style-name="T31"> </text:span><text:span text:style-name="T38">פטורין'; וכי</text:span><text:span text:style-name="T31"> </text:span><text:span text:style-name="T38">היכי</text:span><text:span text:style-name="T31"> </text:span><text:span text:style-name="T38">דבהוראה</text:span><text:span text:style-name="T31"> </text:span><text:span text:style-name="T38">פטורין</text:span><text:span text:style-name="T31"> </text:span><text:span text:style-name="T38">הן, לִפטרוּ</text:span><text:span text:style-name="T31"> </text:span><text:span text:style-name="T38">נמי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גרידתא</text:span><text:span text:style-name="T32">)</text:span><text:span text:style-name="T1">? </text:span><text:span text:style-name="T73">תלמוד</text:span><text:span text:style-name="T74"> </text:span><text:span text:style-name="T73">לומר: </text:span><text:span text:style-name="T75">מעם</text:span><text:span text:style-name="T74"> </text:span><text:span text:style-name="T75">הארץ</text:span><text:span text:style-name="T74"> </text:span><text:span text:style-name="T73">- אפילו</text:span><text:span text:style-name="T74"> </text:span><text:span text:style-name="T73">רובו</text:span><text:span text:style-name="T2"> </text:span><text:span text:style-name="T32">(</text:span><text:span text:style-name="T38">חייבין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גרידתא: דמייתו</text:span><text:span text:style-name="T31"> </text:span><text:span text:style-name="T38">כל</text:span><text:span text:style-name="T31"> </text:span><text:span text:style-name="T38">חד</text:span><text:span text:style-name="T31"> </text:span><text:span text:style-name="T38">וחד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דהאי</text:span><text:span text:style-name="T31"> </text:span><text:span text:style-name="T38">דכתיב</text:span><text:span text:style-name="T31"> </text:span><text:span text:style-name="T38">'</text:span><text:span text:style-name="T28">מעם</text:span><text:span text:style-name="T31"> </text:span><text:span text:style-name="T28">הארץ</text:span><text:span text:style-name="T38">' - בשגגת</text:span><text:span text:style-name="T31"> </text:span><text:span text:style-name="T38">מעשה</text:span><text:span text:style-name="T31"> </text:span><text:span text:style-name="T38">הוא</text:span><text:span text:style-name="T31"> </text:span><text:span text:style-name="T38">דכתיב; אלמא</text:span><text:span text:style-name="T31"> </text:span><text:span text:style-name="T38">שמעינן</text:span><text:span text:style-name="T31"> </text:span><text:span text:style-name="T38">מהא</text:span><text:span text:style-name="T31"> </text:span><text:span text:style-name="T38">מתניתא: 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"ד</text:span><text:span text:style-name="T31"> </text:span><text:span text:style-name="T38">חייב</text:span><text:span text:style-name="T32">)</text:span><text:span text:style-name="T1">!</text:span><text:span text:style-name="T38"> </text:span></text:p>
      <text:p text:style-name="P11"/>
      <text:p text:style-name="P9"><text:span text:style-name="T1">אמר</text:span><text:span text:style-name="T2"> </text:span><text:span text:style-name="T1">רב</text:span><text:span text:style-name="T2"> </text:span><text:span text:style-name="T1">פפא: ממאי? דלמא</text:span><text:span text:style-name="T2"> </text:span><text:span text:style-name="T1">לא</text:span><text:span text:style-name="T2"> </text:span><text:span text:style-name="T1">הן</text:span><text:span text:style-name="T2"> </text:span><text:span text:style-name="T1">ולא</text:span><text:span text:style-name="T2"> </text:span><text:span text:style-name="T1">בית</text:span><text:span text:style-name="T2"> </text:span><text:span text:style-name="T1">דין</text:span><text:span text:style-name="T2"> </text:span><text:span text:style-name="T32">(</text:span><text:span text:style-name="T38">והכי</text:span><text:span text:style-name="T31"> </text:span><text:span text:style-name="T38">קאמר: '</text:span><text:span text:style-name="T48">מיעוט</text:span><text:span text:style-name="T49"> </text:span><text:span text:style-name="T48">קהל</text:span><text:span text:style-name="T49"> </text:span><text:span text:style-name="T48">שחטאו</text:span><text:span text:style-name="T31"> </text:span><text:span text:style-name="T38">בשגגת</text:span><text:span text:style-name="T31"> </text:span><text:span text:style-name="T38">מעשה</text:span><text:span text:style-name="T31"> – </text:span><text:span text:style-name="T48">חייבין, שאין</text:span><text:span text:style-name="T49"> </text:span><text:span text:style-name="T48">ב"ד</text:span><text:span text:style-name="T49"> </text:span><text:span text:style-name="T48">מביאין</text:span><text:span text:style-name="T49"> </text:span><text:span text:style-name="T48">פר</text:span><text:span text:style-name="T49"> </text:span><text:span text:style-name="T48">עליהם</text:span><text:span text:style-name="T31"> </text:span><text:span text:style-name="T38">בהוראה, </text:span><text:span text:style-name="T48">והן</text:span><text:span text:style-name="T31"> </text:span><text:span text:style-name="T38">המועט</text:span><text:span text:style-name="T31"> </text:span><text:span text:style-name="T38">נמי</text:span><text:span text:style-name="T31"> </text:span><text:span text:style-name="T38">פטורין, 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פטור'</text:span><text:span text:style-name="T32">)</text:span><text:span text:style-name="T1">!?</text:span></text:p>
      <text:p text:style-name="P4"><text:span text:style-name="T1">אי</text:span><text:span text:style-name="T2"> </text:span><text:span text:style-name="T1">הכי</text:span><text:span text:style-name="T2"> </text:span><text:span text:style-name="T32">(</text:span><text:span text:style-name="T38">אם</text:span><text:span text:style-name="T31"> </text:span><text:span text:style-name="T38">כן, כדקאמרת: לא</text:span><text:span text:style-name="T31"> </text:span><text:span text:style-name="T38">הן</text:span><text:span text:style-name="T31"> </text:span><text:span text:style-name="T38">ולא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לא</text:span><text:span text:style-name="T31"> </text:span><text:span text:style-name="T38">מחייבי</text:span><text:span text:style-name="T31"> </text:span><text:span text:style-name="T38">בהוראה</text:span><text:span text:style-name="T31"> </text:span><text:span text:style-name="T38">כלל, אם</text:span><text:span text:style-name="T31"> </text:span><text:span text:style-name="T38">כן</text:span><text:span text:style-name="T31"> </text:span><text:span text:style-name="T38">מיעוט</text:span><text:span text:style-name="T31"> </text:span><text:span text:style-name="T38">קהל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גרידתא</text:span><text:span text:style-name="T31"> </text:span><text:span text:style-name="T38">- נמי</text:span><text:span text:style-name="T31"> </text:span><text:span text:style-name="T38">ליפטרו, כי</text:span><text:span text:style-name="T31"> </text:span><text:span text:style-name="T38">היכי</text:span><text:span text:style-name="T31"> </text:span><text:span text:style-name="T38">דמיפטרו</text:span><text:span text:style-name="T31"> </text:span><text:span text:style-name="T38">בהוראה: דאי</text:span><text:span text:style-name="T31"> </text:span><text:span text:style-name="T38">הכי, כדקאמרת: לא</text:span><text:span text:style-name="T31"> </text:span><text:span text:style-name="T38">הן</text:span><text:span text:style-name="T31"> </text:span><text:span text:style-name="T38">ולא</text:span><text:span text:style-name="T31"> </text:span><text:span text:style-name="T38">ב"ד</text:span><text:span text:style-name="T32">)</text:span><text:span text:style-name="T1"> - מאי</text:span><text:span text:style-name="T2"> </text:span><text:span text:style-name="T1">איריא</text:span><text:span text:style-name="T2"> </text:span><text:span text:style-name="T1">דקמהדר</text:span><text:span text:style-name="T2"> </text:span><text:span text:style-name="T1">על</text:span><text:span text:style-name="T2"> </text:span><text:span text:style-name="T1">רובא</text:span><text:span text:style-name="T2"> </text:span><text:span text:style-name="T1">לחיובא</text:span><text:span text:style-name="T2"> </text:span><text:span text:style-name="T32">(</text:span><text:span text:style-name="T38">בשגגת</text:span><text:span text:style-name="T31"> </text:span><text:span text:style-name="T38">מעשה, דקתני</text:span><text:span text:style-name="T31"> </text:span><text:span text:style-name="T38">'</text:span><text:span text:style-name="T48">אבל</text:span><text:span text:style-name="T49"> </text:span><text:span text:style-name="T48">רוב</text:span><text:span text:style-name="T49"> </text:span><text:span text:style-name="T48">קהל</text:span><text:span text:style-name="T49"> </text:span><text:span text:style-name="T48">שחטאו</text:span><text:span text:style-name="T49"> </text:span><text:span text:style-name="T48">בשגגת</text:span><text:span text:style-name="T49"> </text:span><text:span text:style-name="T48">מעשה</text:span><text:span text:style-name="T38">' גרידתא, </text:span><text:span text:style-name="T48">יכול</text:span><text:span text:style-name="T49"> </text:span><text:span text:style-name="T48">... יהו</text:span><text:span text:style-name="T49"> </text:span><text:span text:style-name="T48">פטורין, שהרי</text:span><text:span text:style-name="T49"> </text:span><text:span text:style-name="T48">ב"ד</text:span><text:span text:style-name="T49"> </text:span><text:span text:style-name="T48">מביאין</text:span><text:span text:style-name="T49"> </text:span><text:span text:style-name="T48">עליהם</text:span><text:span text:style-name="T49"> </text:span><text:span text:style-name="T48">פר</text:span><text:span text:style-name="T49"> </text:span><text:span text:style-name="T48">בהוראה</text:span><text:span text:style-name="T38">, והן</text:span><text:span text:style-name="T31"> </text:span><text:span text:style-name="T38">פטורין? </text:span><text:span text:style-name="T48">תלמוד</text:span><text:span text:style-name="T49"> </text:span><text:span text:style-name="T48">לומר: </text:span><text:span text:style-name="T50">מעם</text:span><text:span text:style-name="T49"> </text:span><text:span text:style-name="T50">הארץ</text:span><text:span text:style-name="T48">, ואפילו</text:span><text:span text:style-name="T49"> </text:span><text:span text:style-name="T48">רובו</text:span><text:span text:style-name="T31"> </text:span><text:span text:style-name="T38">דחייב</text:span><text:span text:style-name="T31"> </text:span><text:span text:style-name="T38">בשגגת</text:span><text:span text:style-name="T31"> </text:span><text:span text:style-name="T38">מעשה</text:span><text:span text:style-name="T32">)</text:span><text:span text:style-name="T1">? לאו</text:span><text:span text:style-name="T2"> </text:span><text:span text:style-name="T1">מכלל</text:span><text:span text:style-name="T2"> </text:span><text:span text:style-name="T1">דמיעוט</text:span><text:span text:style-name="T2"> </text:span><text:span text:style-name="T32">(</text:span><text:span text:style-name="T38">קהל</text:span><text:span text:style-name="T32">)</text:span><text:span text:style-name="T1"> בהוראה</text:span><text:span text:style-name="T2"> </text:span><text:span text:style-name="T1">קיימא</text:span><text:span text:style-name="T2"> </text:span><text:span text:style-name="T1">ליה</text:span><text:span text:style-name="T2"> </text:span><text:span text:style-name="T32">(</text:span><text:span text:style-name="T38">פשיטא</text:span><text:span text:style-name="T31"> </text:span><text:span text:style-name="T38">ליה</text:span><text:span text:style-name="T31"> </text:span><text:span text:style-name="T38">לתנא</text:span><text:span text:style-name="T32">)</text:span><text:span text:style-name="T1"> דמיחייבו</text:span><text:span text:style-name="T2"> </text:span><text:span text:style-name="T1">בהוראה</text:span><text:span text:style-name="T2"> </text:span><text:span text:style-name="T32">(</text:span><text:span text:style-name="T38">כדאמר: '</text:span><text:span text:style-name="T48">הא</text:span><text:span text:style-name="T49"> </text:span><text:span text:style-name="T48">הן</text:span><text:span text:style-name="T49"> </text:span><text:span text:style-name="T48">חייבין</text:span><text:span text:style-name="T38">' 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"ד</text:span><text:span text:style-name="T31"> </text:span><text:span text:style-name="T38">חייב, וכי</text:span><text:span text:style-name="T31"> </text:span><text:span text:style-name="T38">היכי</text:span><text:span text:style-name="T31"> </text:span><text:span text:style-name="T38">דמיחייבי</text:span><text:span text:style-name="T31"> </text:span><text:span text:style-name="T38">בהוראה</text:span><text:span text:style-name="T31"> </text:span><text:span text:style-name="T38">(הם) - הכי</text:span><text:span text:style-name="T31"> </text:span><text:span text:style-name="T38">נמי</text:span><text:span text:style-name="T31"> </text:span><text:span text:style-name="T38">מיחייבי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גרידתא; ואמטול</text:span><text:span text:style-name="T31"> </text:span><text:span text:style-name="T38">הכי</text:span><text:span text:style-name="T31"> </text:span><text:span text:style-name="T38">- קא</text:span><text:span text:style-name="T31"> </text:span><text:span text:style-name="T38">מהדר</text:span><text:span text:style-name="T31"> </text:span><text:span text:style-name="T38">לעיל</text:span><text:span text:style-name="T31"> </text:span><text:span text:style-name="T38">על</text:span><text:span text:style-name="T31"> </text:span><text:span text:style-name="T38">רובא</text:span><text:span text:style-name="T31"> </text:span><text:span text:style-name="T38">לחיוב! אלא</text:span><text:span text:style-name="T31"> </text:span><text:span text:style-name="T38">לדידך, דאמרת</text:span><text:span text:style-name="T31"> </text:span><text:span text:style-name="T38">'לא</text:span><text:span text:style-name="T31"> </text:span><text:span text:style-name="T38">הן</text:span><text:span text:style-name="T31"> </text:span><text:span text:style-name="T38">ולא</text:span><text:span text:style-name="T31"> </text:span><text:span text:style-name="T38">בית</text:span><text:span text:style-name="T31"> </text:span><text:span text:style-name="T38">דין', דאכתי</text:span><text:span text:style-name="T31"> </text:span><text:span text:style-name="T38">לא</text:span><text:span text:style-name="T31"> </text:span><text:span text:style-name="T38">נפקא</text:span><text:span text:style-name="T31"> </text:span><text:span text:style-name="T38">לך</text:span><text:span text:style-name="T31"> </text:span><text:span text:style-name="T38">דמיחייבי</text:span><text:span text:style-name="T31"> </text:span><text:span text:style-name="T38">מיעוטא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גרידתא</text:span><text:span text:style-name="T32">)</text:span><text:span text:style-name="T1">,</text:span><text:span text:style-name="T32"> (</text:span><text:span text:style-name="T38">אי</text:span><text:span text:style-name="T31"> </text:span><text:span text:style-name="T38">הכי</text:span><text:span text:style-name="T32">)</text:span><text:span text:style-name="T1"> ונהדר</text:span><text:span text:style-name="T2"> </text:span><text:span text:style-name="T1">ברישא</text:span><text:span text:style-name="T2"> </text:span><text:span text:style-name="T1">על</text:span><text:span text:style-name="T2"> </text:span><text:span text:style-name="T1">מיעוטא</text:span><text:span text:style-name="T2"> </text:span><text:span text:style-name="T1">דמיחייב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32">(</text:span><text:span text:style-name="T38">גרידתא</text:span><text:span text:style-name="T32">)</text:span><text:span text:style-name="T1">, ולבסוף</text:span><text:span text:style-name="T2"> </text:span><text:span text:style-name="T1">ניהדר</text:span><text:span text:style-name="T2"> </text:span><text:span text:style-name="T1">על</text:span><text:span text:style-name="T2"> </text:span><text:span text:style-name="T1">רובא</text:span><text:span text:style-name="T2"> </text:span><text:span text:style-name="T1">לחיובא</text:span><text:span text:style-name="T2"> </text:span><text:span text:style-name="T1">בשגגת</text:span><text:span text:style-name="T2"> </text:span><text:span text:style-name="T1">מעשה</text:span><text:span text:style-name="T31"> </text:span><text:span text:style-name="T38">(גרידתא)</text:span><text:span text:style-name="T26">!?</text:span></text:p>
      <text:p text:style-name="P4"><text:span text:style-name="T1">אלא</text:span><text:span text:style-name="T2"> </text:span><text:span text:style-name="T1">לאו</text:span><text:span text:style-name="T2"> </text:span><text:span text:style-name="T1">מדלא</text:span><text:span text:style-name="T2"> </text:span><text:span text:style-name="T1">מהדר</text:span><text:span text:style-name="T2"> </text:span><text:span text:style-name="T1">על</text:span><text:span text:style-name="T2"> </text:span><text:span text:style-name="T1">מיעוט</text:span><text:span text:style-name="T2"> </text:span><text:span text:style-name="T1">דמיחייבין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32">(</text:span><text:span text:style-name="T38">מדקא</text:span><text:span text:style-name="T31"> </text:span><text:span text:style-name="T38">מהדר</text:span><text:span text:style-name="T31"> </text:span><text:span text:style-name="T38">על</text:span><text:span text:style-name="T31"> </text:span><text:span text:style-name="T38">רובא</text:span><text:span text:style-name="T31"> </text:span><text:span text:style-name="T38">ושביק</text:span><text:span text:style-name="T31"> </text:span><text:span text:style-name="T38">מיעוטא</text:span><text:span text:style-name="T32">)</text:span><text:span text:style-name="T1">, ובסוף</text:span><text:span text:style-name="T2"> </text:span><text:span text:style-name="T1">מהדר</text:span><text:span text:style-name="T2"> </text:span><text:span text:style-name="T1">על</text:span><text:span text:style-name="T2"> </text:span><text:span text:style-name="T1">רובא</text:span><text:span text:style-name="T2"> </text:span><text:span text:style-name="T1">לחיובא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- שמע</text:span><text:span text:style-name="T2"> </text:span><text:span text:style-name="T1">מינה</text:span><text:span text:style-name="T2"> </text:span><text:span text:style-name="T1">מיעוט</text:span><text:span text:style-name="T2"> </text:span><text:span text:style-name="T1">בהוראה</text:span><text:span text:style-name="T2"> </text:span><text:span text:style-name="T32">(</text:span><text:span text:style-name="T38">פשיטא</text:span><text:span text:style-name="T31"> </text:span><text:span text:style-name="T38">ליה</text:span><text:span text:style-name="T31"> </text:span><text:span text:style-name="T38">לתנא</text:span><text:span text:style-name="T31"> </text:span><text:span text:style-name="T38">ד</text:span><text:span text:style-name="T32">)</text:span><text:span text:style-name="T1">חייבין</text:span><text:span text:style-name="T2"> </text:span><text:span text:style-name="T1">הן</text:span><text:span text:style-name="T2"> </text:span><text:span text:style-name="T1">כשבה</text:span><text:span text:style-name="T2"> </text:span><text:span text:style-name="T1">ושעירה</text:span><text:span text:style-name="T2"> </text:span><text:span text:style-name="T32">(</text:span><text:span text:style-name="T38">או</text:span><text:span text:style-name="T31"> </text:span><text:span text:style-name="T38">שעירה, דהכי</text:span><text:span text:style-name="T31"> </text:span><text:span text:style-name="T38">קאמר: '</text:span><text:span text:style-name="T48">שאין</text:span><text:span text:style-name="T49"> </text:span><text:span text:style-name="T48">בית</text:span><text:span text:style-name="T49"> </text:span><text:span text:style-name="T48">דין</text:span><text:span text:style-name="T49"> </text:span><text:span text:style-name="T48">מביאין</text:span><text:span text:style-name="T49"> </text:span><text:span text:style-name="T48">עליהם</text:span><text:span text:style-name="T49"> </text:span><text:span text:style-name="T48">פר</text:span><text:span text:style-name="T49"> </text:span><text:span text:style-name="T48">בהוראה, הא</text:span><text:span text:style-name="T49"> </text:span><text:span text:style-name="T48">הן</text:span><text:span text:style-name="T49"> </text:span><text:span text:style-name="T48">חייבין</text:span><text:span text:style-name="T38">' 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– </text:span><text:span text:style-name="T38">חייב</text:span><text:span text:style-name="T32">)</text:span><text:span text:style-name="T1">, </text:span><text:span text:style-name="T32">(</text:span><text:span text:style-name="T38">וכי</text:span><text:span text:style-name="T31"> </text:span><text:span text:style-name="T38">היכי</text:span><text:span text:style-name="T31"> </text:span><text:span text:style-name="T38">דחייבין</text:span><text:span text:style-name="T31"> </text:span><text:span text:style-name="T38">בהוראה</text:span><text:span text:style-name="T31"> </text:span><text:span text:style-name="T38">(הם) - הכי</text:span><text:span text:style-name="T31"> </text:span><text:span text:style-name="T38">נמי</text:span><text:span text:style-name="T32">)</text:span><text:span text:style-name="T1"> ושלא</text:span><text:span text:style-name="T2"> </text:span><text:span text:style-name="T1">בהוראה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חייבין</text:span><text:span text:style-name="T2"> </text:span><text:span text:style-name="T32">(</text:span><text:span text:style-name="T38">וכיון</text:span><text:span text:style-name="T31"> </text:span><text:span text:style-name="T38">דקיימא</text:span><text:span text:style-name="T31"> </text:span><text:span text:style-name="T38">ליה</text:span><text:span text:style-name="T31"> </text:span><text:span text:style-name="T38">לתנא</text:span><text:span text:style-name="T31"> </text:span><text:span text:style-name="T38">דמיעוט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גרידתא</text:span><text:span text:style-name="T31"> </text:span><text:span text:style-name="T38">חייבין, הלכך</text:span><text:span text:style-name="T31"> </text:span><text:span text:style-name="T38">קא</text:span><text:span text:style-name="T31"> </text:span><text:span text:style-name="T38">מהדר</text:span><text:span text:style-name="T31"> </text:span><text:span text:style-name="T38">על</text:span><text:span text:style-name="T31"> </text:span><text:span text:style-name="T38">רובא</text:span><text:span text:style-name="T31"> </text:span><text:span text:style-name="T38">לחיובא; ולעולם</text:span><text:span text:style-name="T31"> </text:span><text:span text:style-name="T38">שמעינן</text:span><text:span text:style-name="T31"> </text:span><text:span text:style-name="T38">מהא</text:span><text:span text:style-name="T31"> </text:span><text:span text:style-name="T38">מתניתין</text:span><text:span text:style-name="T31"> </text:span><text:span text:style-name="T38">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חייב</text:span><text:span text:style-name="T31"> </text:span><text:span text:style-name="T38">- שמע</text:span><text:span text:style-name="T31"> </text:span><text:span text:style-name="T38">מינה</text:span><text:span text:style-name="T32">)</text:span><text:span text:style-name="T1">.</text:span></text:p>
      <text:p text:style-name="P3"/>
      <text:p text:style-name="P4"><text:span text:style-name="T1">מכדי</text:span><text:span text:style-name="T2"> </text:span><text:span text:style-name="T1">תרוייהו</text:span><text:span text:style-name="T2"> </text:span><text:span text:style-name="T1">סתמי</text:span><text:span text:style-name="T2"> </text:span><text:span text:style-name="T1">תנן, ממאי</text:span><text:span text:style-name="T2"> </text:span><text:span text:style-name="T1">דקמייתא</text:span><text:span text:style-name="T2"> </text:span><text:span text:style-name="T1">רבי</text:span><text:span text:style-name="T2"> </text:span><text:span text:style-name="T1">יהודה</text:span><text:span text:style-name="T2"> </text:span><text:span text:style-name="T1">ובתרייתא</text:span><text:span text:style-name="T2"> </text:span><text:span text:style-name="T1">רבנן? אימא</text:span><text:span text:style-name="T2"> </text:span><text:span text:style-name="T1">איפכא?</text:span></text:p>
      <text:p text:style-name="P9"><text:span text:style-name="T60">מאן</text:span><text:span text:style-name="T61"> </text:span><text:span text:style-name="T60">שמעת</text:span><text:span text:style-name="T61"> </text:span><text:span text:style-name="T60">ליה</text:span><text:span text:style-name="T61"> </text:span><text:span text:style-name="T60">דדריש</text:span><text:span text:style-name="T61"> </text:span><text:span text:style-name="T60">מיעוטי</text:span><text:span text:style-name="T61"> </text:span><text:span text:style-name="T60">כי</text:span><text:span text:style-name="T61"> </text:span><text:span text:style-name="T60">האי</text:span><text:span text:style-name="T61"> </text:span><text:span text:style-name="T60">גוונא? - רבי</text:span><text:span text:style-name="T61"> </text:span><text:span text:style-name="T60">יהודה</text:span><text:span text:style-name="T61"> </text:span><text:span text:style-name="T60">היא, דתניא</text:span><text:span text:style-name="T61"> </text:span><text:span text:style-name="T18">[ספרא</text:span><text:span text:style-name="T19"> </text:span><text:span text:style-name="T18">צו</text:span><text:span text:style-name="T19"> </text:span><text:span text:style-name="T18">פרשה</text:span><text:span text:style-name="T19"> </text:span><text:span text:style-name="T18">א</text:span><text:span text:style-name="T19"> </text:span><text:span text:style-name="T18">משנה</text:span><text:span text:style-name="T19"> </text:span><text:span text:style-name="T18">ז]</text:span><text:span text:style-name="T60">: '</text:span><text:span text:style-name="T79">רבי</text:span><text:span text:style-name="T80"> </text:span><text:span text:style-name="T79">יהודה</text:span><text:span text:style-name="T80"> </text:span><text:span text:style-name="T79">אומר:</text:span></text:p>
      <text:p text:style-name="P3"/>
      <text:p text:style-name="P4"><text:span text:style-name="T1">(הוריות</text:span><text:span text:style-name="T2"> </text:span><text:span text:style-name="T1">ג,א)</text:span></text:p>
      <text:p text:style-name="P4"><text:span text:style-name="T68">(ויקרא</text:span><text:span text:style-name="T69"> </text:span><text:span text:style-name="T68">ו,ב)</text:span><text:span text:style-name="T1"> </text:span><text:span text:style-name="T28">[צו</text:span><text:span text:style-name="T31"> </text:span><text:span text:style-name="T28">את</text:span><text:span text:style-name="T31"> </text:span><text:span text:style-name="T28">אהרן</text:span><text:span text:style-name="T31"> </text:span><text:span text:style-name="T28">ואת</text:span><text:span text:style-name="T31"> </text:span><text:span text:style-name="T28">בניו</text:span><text:span text:style-name="T31"> </text:span><text:span text:style-name="T28">לאמר]</text:span><text:span text:style-name="T75"> זאת</text:span><text:span text:style-name="T74"> </text:span><text:span text:style-name="T75">תורת</text:span><text:span text:style-name="T74"> </text:span><text:span text:style-name="T75">העולה</text:span><text:span text:style-name="T74"> </text:span><text:span text:style-name="T75">היא</text:span><text:span text:style-name="T74"> </text:span><text:span text:style-name="T28">[העלה</text:span><text:span text:style-name="T31"> </text:span><text:span text:style-name="T28">על</text:span><text:span text:style-name="T31"> </text:span><text:span text:style-name="T28">מוקדה</text:span><text:span text:style-name="T31"> </text:span><text:span text:style-name="T28">על</text:span><text:span text:style-name="T31"> </text:span><text:span text:style-name="T28">המזבח</text:span><text:span text:style-name="T31"> </text:span><text:span text:style-name="T28">כל</text:span><text:span text:style-name="T31"> </text:span><text:span text:style-name="T28">הלילה</text:span><text:span text:style-name="T31"> </text:span><text:span text:style-name="T28">עד</text:span><text:span text:style-name="T31"> </text:span><text:span text:style-name="T28">הבקר</text:span><text:span text:style-name="T31"> </text:span><text:span text:style-name="T28">ואש</text:span><text:span text:style-name="T31"> </text:span><text:span text:style-name="T28">המזבח</text:span><text:span text:style-name="T31"> </text:span><text:span text:style-name="T28">תוקד</text:span><text:span text:style-name="T31"> </text:span><text:span text:style-name="T28">בו]</text:span><text:span text:style-name="T73"> - הרי</text:span><text:span text:style-name="T74"> </text:span><text:span text:style-name="T73">אלו</text:span><text:span text:style-name="T74"> </text:span><text:span text:style-name="T73">שלשה</text:span><text:span text:style-name="T74"> </text:span><text:span text:style-name="T73">מיעוטין</text:span><text:span text:style-name="T1">' </text:span><text:span text:style-name="T32">(</text:span><text:span text:style-name="T38">'</text:span><text:span text:style-name="T28">זאת</text:span><text:span text:style-name="T38">' '</text:span><text:span text:style-name="T28">היא</text:span><text:span text:style-name="T38">' '</text:span><text:span text:style-name="T28">העולה</text:span><text:span text:style-name="T38">' - הרי</text:span><text:span text:style-name="T31"> </text:span><text:span text:style-name="T38">אלו</text:span><text:span text:style-name="T31"> </text:span><text:span text:style-name="T38">שלשה</text:span><text:span text:style-name="T31"> </text:span><text:span text:style-name="T38">מיעוטי; חד</text:span><text:span text:style-name="T31"> </text:span><text:span text:style-name="T38">פרט</text:span><text:span text:style-name="T31"> </text:span><text:span text:style-name="T38">לנשחטה</text:span><text:span text:style-name="T31"> </text:span><text:span text:style-name="T38">בלילה, וחד</text:span><text:span text:style-name="T31"> </text:span><text:span text:style-name="T38">פרט</text:span><text:span text:style-name="T31"> </text:span><text:span text:style-name="T38">לנשפך</text:span><text:span text:style-name="T31"> </text:span><text:span text:style-name="T38">דמה, וחד</text:span><text:span text:style-name="T31"> </text:span><text:span text:style-name="T38">פרט</text:span><text:span text:style-name="T31"> </text:span><text:span text:style-name="T38">ליציאת</text:span><text:span text:style-name="T31"> </text:span><text:span text:style-name="T38">דמה</text:span><text:span text:style-name="T31"> </text:span><text:span text:style-name="T38">חוץ</text:span><text:span text:style-name="T31"> </text:span><text:span text:style-name="T38">לקלעים: שאם</text:span><text:span text:style-name="T31"> </text:span><text:span text:style-name="T38">עלתה</text:span><text:span text:style-name="T31"> </text:span><text:span text:style-name="T38">על</text:span><text:span text:style-name="T31"> </text:span><text:span text:style-name="T38">גבי</text:span><text:span text:style-name="T31"> </text:span><text:span text:style-name="T38">המזבח</text:span><text:span text:style-name="T31"> – </text:span><text:span text:style-name="T38">תרד: דלא</text:span><text:span text:style-name="T31"> </text:span><text:span text:style-name="T38">הויא</text:span><text:span text:style-name="T31"> </text:span><text:span text:style-name="T38">עולה</text:span><text:span text:style-name="T31"> </text:span><text:span text:style-name="T38">חשובה; והכי</text:span><text:span text:style-name="T31"> </text:span><text:span text:style-name="T38">נמי</text:span><text:span text:style-name="T31"> </text:span><text:span text:style-name="T38">מפרש</text:span><text:span text:style-name="T31"> </text:span><text:span text:style-name="T38">במסכת</text:span><text:span text:style-name="T31"> </text:span><text:span text:style-name="T38">נדה</text:span><text:span text:style-name="T31"> </text:span><text:span text:style-name="T38">בפרק</text:span><text:span text:style-name="T31"> </text:span><text:span text:style-name="T38">'יוצא</text:span><text:span text:style-name="T31"> </text:span><text:span text:style-name="T38">דופן' </text:span><text:span text:style-name="T18">(דף</text:span><text:span text:style-name="T19"> </text:span><text:span text:style-name="T18">מ.)</text:span><text:span text:style-name="T32">)</text:span><text:span text:style-name="T1">; </text:span><text:span text:style-name="T32">(</text:span><text:span text:style-name="T38">ואי</text:span><text:span text:style-name="T31"> </text:span><text:span text:style-name="T38">קשיא: הא</text:span><text:span text:style-name="T31"> </text:span><text:span text:style-name="T38">אמרינן</text:span><text:span text:style-name="T31"> </text:span><text:span text:style-name="T38">בכל</text:span><text:span text:style-name="T31"> </text:span><text:span text:style-name="T38">התורה</text:span><text:span text:style-name="T31"> </text:span><text:span text:style-name="T38">'אין</text:span><text:span text:style-name="T31"> </text:span><text:span text:style-name="T38">מיעוט</text:span><text:span text:style-name="T31"> </text:span><text:span text:style-name="T38">אחר</text:span><text:span text:style-name="T31"> </text:span><text:span text:style-name="T38">מיעוט</text:span><text:span text:style-name="T31"> </text:span><text:span text:style-name="T38">אלא</text:span><text:span text:style-name="T31"> </text:span><text:span text:style-name="T38">לרבות', והיכי</text:span><text:span text:style-name="T31"> </text:span><text:span text:style-name="T38">אמרינן</text:span><text:span text:style-name="T31"> </text:span><text:span text:style-name="T38">'אלו</text:span><text:span text:style-name="T31"> </text:span><text:span text:style-name="T38">ג' מיעוטין' דממעטינן</text:span><text:span text:style-name="T31"> </text:span><text:span text:style-name="T38">אותם? בירושלמי</text:span><text:span text:style-name="T31"> </text:span><text:span text:style-name="T38">מפרש: הני</text:span><text:span text:style-name="T31"> </text:span><text:span text:style-name="T38">מילי</text:span><text:span text:style-name="T31"> </text:span><text:span text:style-name="T38">היכא</text:span><text:span text:style-name="T31"> </text:span><text:span text:style-name="T38">דליכא</text:span><text:span text:style-name="T31"> </text:span><text:span text:style-name="T38">אלא</text:span><text:span text:style-name="T31"> </text:span><text:span text:style-name="T38">ב' מעוטין, אבל</text:span><text:span text:style-name="T31"> </text:span><text:span text:style-name="T38">הכא, דאיכא</text:span><text:span text:style-name="T31"> </text:span><text:span text:style-name="T38">ג' מיעוטין</text:span><text:span text:style-name="T31"> </text:span><text:span text:style-name="T38">בזה</text:span><text:span text:style-name="T31"> </text:span><text:span text:style-name="T38">אחר</text:span><text:span text:style-name="T31"> </text:span><text:span text:style-name="T38">זה</text:span><text:span text:style-name="T31"> </text:span><text:span text:style-name="T38">בחד</text:span><text:span text:style-name="T31"> </text:span><text:span text:style-name="T38">קרא</text:span><text:span text:style-name="T31"> </text:span><text:span text:style-name="T38">- כולהו</text:span><text:span text:style-name="T31"> </text:span><text:span text:style-name="T38">אתו</text:span><text:span text:style-name="T31"> </text:span><text:span text:style-name="T38">למעט; וכן</text:span><text:span text:style-name="T31"> </text:span><text:span text:style-name="T38">בל"ב</text:span><text:span text:style-name="T31"> </text:span><text:span text:style-name="T38">מדות</text:span><text:span text:style-name="T31"> </text:span><text:span text:style-name="T38">מצאתי.</text:span></text:p>
      <text:p text:style-name="P12"><text:span text:style-name="T26">תוספות</text:span><text:span text:style-name="T2"> </text:span><text:span text:style-name="T26">הרא"ש</text:span><text:span text:style-name="T2"> </text:span><text:span text:style-name="T26">מסכת</text:span><text:span text:style-name="T2"> </text:span><text:span text:style-name="T26">הוריות</text:span><text:span text:style-name="T2"> </text:span><text:span text:style-name="T26">פרק</text:span><text:span text:style-name="T2"> </text:span><text:span text:style-name="T26">א</text:span><text:span text:style-name="T2"> </text:span><text:span text:style-name="T26">- הורו</text:span><text:span text:style-name="T2"> </text:span><text:span text:style-name="T26">בית</text:span><text:span text:style-name="T2"> </text:span><text:span text:style-name="T26">דין</text:span><text:span text:style-name="T2"> </text:span><text:span text:style-name="T26">[דף</text:span><text:span text:style-name="T2"> </text:span><text:span text:style-name="T26">ב</text:span><text:span text:style-name="T2"> </text:span><text:span text:style-name="T26">עמוד</text:span><text:span text:style-name="T2"> </text:span><text:span text:style-name="T26">א] </text:span></text:p>
      <text:p text:style-name="P12"><text:span text:style-name="T26">נפש</text:span><text:span text:style-name="T2"> </text:span><text:span text:style-name="T26">כי</text:span><text:span text:style-name="T2"> </text:span><text:span text:style-name="T26">תחטא</text:span><text:span text:style-name="T2"> </text:span><text:span text:style-name="T26">אחת</text:span><text:span text:style-name="T2"> </text:span><text:span text:style-name="T26">תחטא</text:span><text:span text:style-name="T2"> </text:span><text:span text:style-name="T26">בעשותה</text:span><text:span text:style-name="T2"> </text:span><text:span text:style-name="T26">מיעוטין. ירושלמי</text:span><text:span text:style-name="T2"> </text:span><text:span text:style-name="T26">בכל</text:span><text:span text:style-name="T2"> </text:span><text:span text:style-name="T26">אתר</text:span><text:span text:style-name="T2"> </text:span><text:span text:style-name="T26">אתמר</text:span><text:span text:style-name="T2"> </text:span><text:span text:style-name="T26">מיעוט</text:span><text:span text:style-name="T2"> </text:span><text:span text:style-name="T26">אחר</text:span><text:span text:style-name="T2"> </text:span><text:span text:style-name="T26">מיעוט</text:span><text:span text:style-name="T2"> </text:span><text:span text:style-name="T26">לרבות</text:span><text:span text:style-name="T2"> </text:span><text:span text:style-name="T26">וכא</text:span><text:span text:style-name="T2"> </text:span><text:span text:style-name="T26">אתמר</text:span><text:span text:style-name="T2"> </text:span><text:span text:style-name="T26">מיעוט</text:span><text:span text:style-name="T2"> </text:span><text:span text:style-name="T26">אחר</text:span><text:span text:style-name="T2"> </text:span><text:span text:style-name="T26">מיעוט</text:span><text:span text:style-name="T2"> </text:span><text:span text:style-name="T26">למעט</text:span><text:span text:style-name="T2"> </text:span><text:span text:style-name="T26">א"ר</text:span><text:span text:style-name="T2"> </text:span><text:span text:style-name="T26">מתניא</text:span><text:span text:style-name="T2"> </text:span><text:span text:style-name="T26">שניא</text:span><text:span text:style-name="T2"> </text:span><text:span text:style-name="T26">היא</text:span><text:span text:style-name="T2"> </text:span><text:span text:style-name="T26">דכתיב</text:span><text:span text:style-name="T2"> </text:span><text:span text:style-name="T26">מיעוט</text:span><text:span text:style-name="T2"> </text:span><text:span text:style-name="T26">אחר</text:span><text:span text:style-name="T2"> </text:span><text:span text:style-name="T26">מיעוט</text:span><text:span text:style-name="T2"> </text:span><text:span text:style-name="T26">לאחר</text:span><text:span text:style-name="T2"> </text:span><text:span text:style-name="T26">מיעוט</text:span><text:span text:style-name="T2"> </text:span><text:span text:style-name="T26">כיון</text:span><text:span text:style-name="T2"> </text:span><text:span text:style-name="T26">דכתיבי</text:span><text:span text:style-name="T2"> </text:span><text:span text:style-name="T26">תלתא</text:span><text:span text:style-name="T2"> </text:span><text:span text:style-name="T26">מיעוטי</text:span><text:span text:style-name="T2"> </text:span><text:span text:style-name="T26">דרשינן</text:span><text:span text:style-name="T2"> </text:span><text:span text:style-name="T26">להו</text:span><text:span text:style-name="T2"> </text:span><text:span text:style-name="T26">למיעוטא, והיכא</text:span><text:span text:style-name="T2"> </text:span><text:span text:style-name="T26">דכתיב</text:span><text:span text:style-name="T2"> </text:span><text:span text:style-name="T26">תרי</text:span><text:span text:style-name="T2"> </text:span><text:span text:style-name="T26">מיעוטי</text:span><text:span text:style-name="T2"> </text:span><text:span text:style-name="T26">אמרי' אין</text:span><text:span text:style-name="T2"> </text:span><text:span text:style-name="T26">מיעוט</text:span><text:span text:style-name="T2"> </text:span><text:span text:style-name="T26">אחר</text:span><text:span text:style-name="T2"> </text:span><text:span text:style-name="T26">מיעוט</text:span><text:span text:style-name="T2"> </text:span><text:span text:style-name="T26">אלא</text:span><text:span text:style-name="T2"> </text:span><text:span text:style-name="T26">לרבות, ותלמוד</text:span><text:span text:style-name="T2"> </text:span><text:span text:style-name="T26">דידן</text:span><text:span text:style-name="T2"> </text:span><text:span text:style-name="T26">לא</text:span><text:span text:style-name="T2"> </text:span><text:span text:style-name="T26">סבר</text:span><text:span text:style-name="T2"> </text:span><text:span text:style-name="T26">הכי</text:span><text:span text:style-name="T2"> </text:span><text:span text:style-name="T26">דבפ"ק</text:span><text:span text:style-name="T2"> </text:span><text:span text:style-name="T26">דסנהדרין</text:span><text:span text:style-name="T2"> </text:span><text:span text:style-name="T26">(י"ד</text:span><text:span text:style-name="T2"> </text:span><text:span text:style-name="T26">א') דריש</text:span><text:span text:style-name="T2"> </text:span><text:span text:style-name="T26">עשרה</text:span><text:span text:style-name="T2"> </text:span><text:span text:style-name="T26">כהנים</text:span><text:span text:style-name="T2"> </text:span><text:span text:style-name="T26">דכתיבי</text:span><text:span text:style-name="T2"> </text:span><text:span text:style-name="T26">גבי</text:span><text:span text:style-name="T2"> </text:span><text:span text:style-name="T26">פדיון</text:span><text:span text:style-name="T2"> </text:span><text:span text:style-name="T26">הקדש</text:span><text:span text:style-name="T2"> </text:span><text:span text:style-name="T26">למיעוט</text:span><text:span text:style-name="T2"> </text:span><text:span text:style-name="T26">אחר</text:span><text:span text:style-name="T2"> </text:span><text:span text:style-name="T26">מיעוט, והכי</text:span><text:span text:style-name="T2"> </text:span><text:span text:style-name="T26">גמירי</text:span><text:span text:style-name="T2"> </text:span><text:span text:style-name="T26">לן</text:span><text:span text:style-name="T2"> </text:span><text:span text:style-name="T26">דכל</text:span><text:span text:style-name="T2"> </text:span><text:span text:style-name="T26">היכא</text:span><text:span text:style-name="T2"> </text:span><text:span text:style-name="T26">דאיכא</text:span><text:span text:style-name="T2"> </text:span><text:span text:style-name="T26">למדרש</text:span><text:span text:style-name="T2"> </text:span><text:span text:style-name="T26">כולהו</text:span><text:span text:style-name="T2"> </text:span><text:span text:style-name="T26">למעוטי</text:span><text:span text:style-name="T2"> </text:span><text:span text:style-name="T26">כי</text:span><text:span text:style-name="T2"> </text:span><text:span text:style-name="T26">הכא</text:span><text:span text:style-name="T2"> </text:span><text:span text:style-name="T26">דרשי' כולהו, והיכא</text:span><text:span text:style-name="T2"> </text:span><text:span text:style-name="T26">דליכא</text:span><text:span text:style-name="T2"> </text:span><text:span text:style-name="T26">למדרש</text:span><text:span text:style-name="T2"> </text:span><text:span text:style-name="T26">מכולהו</text:span><text:span text:style-name="T2"> </text:span><text:span text:style-name="T26">מיעוטי</text:span><text:span text:style-name="T2"> </text:span><text:span text:style-name="T26">אמרינן</text:span><text:span text:style-name="T2"> </text:span><text:span text:style-name="T26">אין</text:span><text:span text:style-name="T2"> </text:span><text:span text:style-name="T26">מיעוט</text:span><text:span text:style-name="T2"> </text:span><text:span text:style-name="T26">אחר</text:span><text:span text:style-name="T2"> </text:span><text:span text:style-name="T26">מיעוט</text:span><text:span text:style-name="T2"> </text:span><text:span text:style-name="T26">אלא</text:span><text:span text:style-name="T2"> </text:span><text:span text:style-name="T26">לרבות.</text:span><text:span text:style-name="T1">)</text:span></text:p>
      <text:p text:style-name="P5"><text:span text:style-name="T1">ואיבעית</text:span><text:span text:style-name="T2"> </text:span><text:span text:style-name="T1">אימא: עדיין</text:span><text:span text:style-name="T2"> </text:span><text:span text:style-name="T1">אני</text:span><text:span text:style-name="T2"> </text:span><text:span text:style-name="T1">אומר</text:span><text:span text:style-name="T2"> </text:span><text:span text:style-name="T1">לא</text:span><text:span text:style-name="T2"> </text:span><text:span text:style-name="T1">מצית</text:span><text:span text:style-name="T2"> </text:span><text:span text:style-name="T1">מוקמת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יהודה, דקתני: '</text:span><text:span text:style-name="T90">רוב</text:span><text:span text:style-name="T91"> </text:span><text:span text:style-name="T90">קהל</text:span><text:span text:style-name="T91"> </text:span><text:span text:style-name="T90">שחטאו</text:span><text:span text:style-name="T91"> </text:span><text:span text:style-name="T90">- ב"ד</text:span><text:span text:style-name="T91"> </text:span><text:span text:style-name="T90">מביאין</text:span><text:span text:style-name="T91"> </text:span><text:span text:style-name="T90">על</text:span><text:span text:style-name="T91"> </text:span><text:span text:style-name="T90">ידיהן</text:span><text:span text:style-name="T91"> </text:span><text:span text:style-name="T90">פר</text:span><text:span text:style-name="T1">', ואי</text:span><text:span text:style-name="T2"> </text:span><text:span text:style-name="T1">רבי</text:span><text:span text:style-name="T2"> </text:span><text:span text:style-name="T1">יהודה</text:span><text:span text:style-name="T2"> – </text:span><text:span text:style-name="T1">האמר: </text:span><text:span text:style-name="T63">צבור</text:span><text:span text:style-name="T2"> </text:span><text:span text:style-name="T1">הוא</text:span><text:span text:style-name="T2"> </text:span><text:span text:style-name="T1">דמייתי, ב"ד</text:span><text:span text:style-name="T2"> </text:span><text:span text:style-name="T1">לא, דתנן</text:span><text:span text:style-name="T2"> </text:span><text:span text:style-name="T18">[לקמן</text:span><text:span text:style-name="T19"> </text:span><text:span text:style-name="T18">ה,א]</text:span><text:span text:style-name="T1">: '</text:span><text:span text:style-name="T73">רבי</text:span><text:span text:style-name="T74"> </text:span><text:span text:style-name="T73">יהודה</text:span><text:span text:style-name="T74"> </text:span><text:span text:style-name="T73">אומר: שבעה</text:span><text:span text:style-name="T74"> </text:span><text:span text:style-name="T73">שבטים</text:span><text:span text:style-name="T74"> </text:span><text:span text:style-name="T32">(</text:span><text:span text:style-name="T38">דהוו</text:span><text:span text:style-name="T31"> </text:span><text:span text:style-name="T38">רוב</text:span><text:span text:style-name="T31"> </text:span><text:span text:style-name="T38">שבטים</text:span><text:span text:style-name="T32">)</text:span><text:span text:style-name="T73"> שחטאו</text:span><text:span text:style-name="T74"> </text:span><text:span text:style-name="T73">מביאין</text:span><text:span text:style-name="T74"> </text:span><text:span text:style-name="T73">שבעה</text:span><text:span text:style-name="T74"> </text:span><text:span text:style-name="T73">פרים</text:span><text:span text:style-name="T1">' </text:span><text:span text:style-name="T32">(</text:span><text:span text:style-name="T38">דקסבר</text:span><text:span text:style-name="T31"> </text:span><text:span text:style-name="T38">רבי</text:span><text:span text:style-name="T31"> </text:span><text:span text:style-name="T38">יהודה</text:span><text:span text:style-name="T31"> </text:span><text:span text:style-name="T38">דשבט</text:span><text:span text:style-name="T31"> </text:span><text:span text:style-name="T38">אחד</text:span><text:span text:style-name="T31"> </text:span><text:span text:style-name="T38">איקרי</text:span><text:span text:style-name="T31"> </text:span><text:span text:style-name="T38">'קהל', והן</text:span><text:span text:style-name="T31"> </text:span><text:span text:style-name="T38">מביאין, ולא</text:span><text:span text:style-name="T31"> </text:span><text:span text:style-name="T38">בית</text:span><text:span text:style-name="T31"> </text:span><text:span text:style-name="T38">דין</text:span><text:span text:style-name="T32">)</text:span><text:span text:style-name="T1">.</text:span></text:p>
      <text:p text:style-name="P3"/>
      <text:p text:style-name="P4"><text:span text:style-name="T1">ורב</text:span><text:span text:style-name="T2"> </text:span><text:span text:style-name="T1">נחמן</text:span><text:span text:style-name="T2"> </text:span><text:span text:style-name="T1">אמר</text:span><text:span text:style-name="T2"> </text:span><text:span text:style-name="T1">שמואל: זו</text:span><text:span text:style-name="T2"> </text:span><text:span text:style-name="T1">דברי</text:span><text:span text:style-name="T2"> </text:span><text:span text:style-name="T1">רבי</text:span><text:span text:style-name="T2"> </text:span><text:span text:style-name="T1">מאיר, אבל</text:span><text:span text:style-name="T2"> </text:span><text:span text:style-name="T1">חכמים</text:span><text:span text:style-name="T2"> </text:span><text:span text:style-name="T1">אומרים: 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"ד</text:span><text:span text:style-name="T2"> – </text:span><text:span text:style-name="T1">חייב.</text:span></text:p>
      <text:p text:style-name="P4"><text:span text:style-name="T1">מאי</text:span><text:span text:style-name="T2"> </text:span><text:span text:style-name="T1">'רבי</text:span><text:span text:style-name="T2"> </text:span><text:span text:style-name="T1">מאיר' ומאי</text:span><text:span text:style-name="T2"> </text:span><text:span text:style-name="T1">'רבנן'?</text:span></text:p>
      <text:p text:style-name="P4"><text:span text:style-name="T1">דתניא: '</text:span><text:span text:style-name="T73">הורו</text:span><text:span text:style-name="T74"> </text:span><text:span text:style-name="T73">ועשו: רבי</text:span><text:span text:style-name="T74"> </text:span><text:span text:style-name="T73">מאיר</text:span><text:span text:style-name="T74"> </text:span><text:span text:style-name="T73">פוטר, וחכמים</text:span><text:span text:style-name="T74"> </text:span><text:span text:style-name="T73">מחייבין</text:span><text:span text:style-name="T1">'; מאן</text:span><text:span text:style-name="T2"> </text:span><text:span text:style-name="T1">'עשו'? אילימא</text:span><text:span text:style-name="T2"> </text:span><text:span text:style-name="T1">בית</text:span><text:span text:style-name="T2"> </text:span><text:span text:style-name="T1">דין</text:span><text:span text:style-name="T2"> </text:span><text:span text:style-name="T1">- מאי</text:span><text:span text:style-name="T2"> </text:span><text:span text:style-name="T1">טעמא</text:span><text:span text:style-name="T2"> </text:span><text:span text:style-name="T1">דרבנן</text:span><text:span text:style-name="T2"> </text:span><text:span text:style-name="T1">דמחייבי? והתניא: '</text:span><text:span text:style-name="T73">יכול</text:span><text:span text:style-name="T74"> </text:span><text:span text:style-name="T73">הורו</text:span><text:span text:style-name="T74"> </text:span><text:span text:style-name="T73">ב"ד</text:span><text:span text:style-name="T74"> </text:span><text:span text:style-name="T73">ועשו</text:span><text:span text:style-name="T74"> </text:span><text:span text:style-name="T73">ב"ד</text:span><text:span text:style-name="T74"> </text:span><text:span text:style-name="T73">- יכול</text:span><text:span text:style-name="T74"> </text:span><text:span text:style-name="T73">יהו</text:span><text:span text:style-name="T74"> </text:span><text:span text:style-name="T73">חייבין? תלמוד</text:span><text:span text:style-name="T74"> </text:span><text:span text:style-name="T73">לומר: </text:span><text:span text:style-name="T18">[ויקרא</text:span><text:span text:style-name="T19"> </text:span><text:span text:style-name="T18">ד,יג]</text:span><text:span text:style-name="T1"> </text:span><text:span text:style-name="T32">[</text:span><text:span text:style-name="T28">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1"> </text:span><text:span text:style-name="T28">ונעלם</text:span><text:span text:style-name="T31"> </text:span><text:span text:style-name="T28">דבר</text:span><text:span text:style-name="T31"> </text:span><text:span text:style-name="T28">מעיני</text:span><text:span text:style-name="T32">]</text:span><text:span text:style-name="T73"> </text:span><text:span text:style-name="T75">הקהל</text:span><text:span text:style-name="T74"> </text:span><text:span text:style-name="T75">ועשו</text:span><text:span text:style-name="T74"> </text:span><text:span text:style-name="T28">[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73"> - מעשה</text:span><text:span text:style-name="T74"> </text:span><text:span text:style-name="T73">תלוי</text:span><text:span text:style-name="T74"> </text:span><text:span text:style-name="T73">בקהל, והוראה</text:span><text:span text:style-name="T74"> </text:span><text:span text:style-name="T73">תלויה</text:span><text:span text:style-name="T74"> </text:span><text:span text:style-name="T73">בבית</text:span><text:span text:style-name="T74"> </text:span><text:span text:style-name="T73">דין</text:span><text:span text:style-name="T74"> </text:span><text:span text:style-name="T32">(</text:span><text:span text:style-name="T38">דכתיב</text:span><text:span text:style-name="T31"> </text:span><text:span text:style-name="T18">[ויקרא</text:span><text:span text:style-name="T19"> </text:span><text:span text:style-name="T18">ד,יג]</text:span><text:span text:style-name="T38"> '</text:span><text:span text:style-name="T28">ונעלם</text:span><text:span text:style-name="T31"> </text:span><text:span text:style-name="T28">דבר</text:span><text:span text:style-name="T38">' דהיינו</text:span><text:span text:style-name="T31"> </text:span><text:span text:style-name="T38">שהורו</text:span><text:span text:style-name="T31"> </text:span><text:span text:style-name="T38">לעבור</text:span><text:span text:style-name="T31"> </text:span><text:span text:style-name="T38">'</text:span><text:span text:style-name="T28">מעיני</text:span><text:span text:style-name="T31"> </text:span><text:span text:style-name="T28">הקהל</text:span><text:span text:style-name="T38">' דהיינו</text:span><text:span text:style-name="T31"> </text:span><text:span text:style-name="T38">ב"ד</text:span><text:span text:style-name="T32">)</text:span><text:span text:style-name="T1">'! </text:span></text:p>
      <text:p text:style-name="P4"><text:span text:style-name="T1">אלא: '</text:span><text:span text:style-name="T76">הורו</text:span><text:span text:style-name="T74"> </text:span><text:span text:style-name="T1">ב"ד</text:span><text:span text:style-name="T74"> </text:span><text:span text:style-name="T76">ועשו</text:span><text:span text:style-name="T74"> </text:span><text:span text:style-name="T1">רוב</text:span><text:span text:style-name="T2"> </text:span><text:span text:style-name="T1">קהל'?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מאיר</text:span><text:span text:style-name="T2"> </text:span><text:span text:style-name="T1">דפוטר?</text:span></text:p>
      <text:p text:style-name="P4"><text:span text:style-name="T1">אלא</text:span><text:span text:style-name="T2"> </text:span><text:span text:style-name="T1">לאו</text:span><text:span text:style-name="T2"> </text:span><text:span text:style-name="T1">'</text:span><text:span text:style-name="T76">הורו</text:span><text:span text:style-name="T2"> </text:span><text:span text:style-name="T1">ב"ד</text:span><text:span text:style-name="T2"> </text:span><text:span text:style-name="T76">ועשו</text:span><text:span text:style-name="T2"> </text:span><text:span text:style-name="T1">מיעוט</text:span><text:span text:style-name="T2"> </text:span><text:span text:style-name="T1">קהל', ובהא</text:span><text:span text:style-name="T2"> </text:span><text:span text:style-name="T1">קמיפלגי: מר</text:span><text:span text:style-name="T2"> </text:span><text:span text:style-name="T82">[רבי</text:span><text:span text:style-name="T84"> </text:span><text:span text:style-name="T82">מאיר]</text:span><text:span text:style-name="T1"> סבר: 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- פטור, ומר</text:span><text:span text:style-name="T2"> </text:span><text:span text:style-name="T82">[חכמים]</text:span><text:span text:style-name="T1"> סבר: 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"ד</text:span><text:span text:style-name="T2"> </text:span><text:span text:style-name="T1">חייב!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דכולי</text:span><text:span text:style-name="T2"> </text:span><text:span text:style-name="T1">עלמא</text:span><text:span text:style-name="T2"> </text:span><text:span text:style-name="T1">יחי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"ד</text:span><text:span text:style-name="T2"> </text:span><text:span text:style-name="T1">פטור; אלא</text:span><text:span text:style-name="T2"> </text:span><text:span text:style-name="T1">ב"ד</text:span><text:span text:style-name="T2"> </text:span><text:span text:style-name="T1">משלים</text:span><text:span text:style-name="T2"> </text:span><text:span text:style-name="T1">לרוב</text:span><text:span text:style-name="T2"> </text:span><text:span text:style-name="T1">צבור</text:span><text:span text:style-name="T2"> </text:span><text:span text:style-name="T32">(</text:span><text:span text:style-name="T38">דעשו</text:span><text:span text:style-name="T31"> </text:span><text:span text:style-name="T38">עם</text:span><text:span text:style-name="T31"> </text:span><text:span text:style-name="T38">מעט</text:span><text:span text:style-name="T31"> </text:span><text:span text:style-name="T38">צבור, והשלימו</text:span><text:span text:style-name="T31"> </text:span><text:span text:style-name="T38">לרוב</text:span><text:span text:style-name="T31"> </text:span><text:span text:style-name="T38">צבור</text:span><text:span text:style-name="T32">)</text:span><text:span text:style-name="T1"> קמיפלגי: מר</text:span><text:span text:style-name="T2"> </text:span><text:span text:style-name="T82">[חכמים]</text:span><text:span text:style-name="T1"> סבר: ב"ד</text:span><text:span text:style-name="T2"> </text:span><text:span text:style-name="T1">משלים</text:span><text:span text:style-name="T2"> </text:span><text:span text:style-name="T1">לרוב</text:span><text:span text:style-name="T2"> </text:span><text:span text:style-name="T1">צבור, ומר</text:span><text:span text:style-name="T2"> </text:span><text:span text:style-name="T82">[רבי</text:span><text:span text:style-name="T84"> </text:span><text:span text:style-name="T82">מאיר]</text:span><text:span text:style-name="T1"> סבר: אין</text:span><text:span text:style-name="T2"> </text:span><text:span text:style-name="T1">ב"ד</text:span><text:span text:style-name="T2"> </text:span><text:span text:style-name="T1">משלים</text:span><text:span text:style-name="T2"> </text:span><text:span text:style-name="T1">לרוב</text:span><text:span text:style-name="T2"> </text:span><text:span text:style-name="T1">צבור.</text:span></text:p>
      <text:p text:style-name="P4"><text:span text:style-name="T1">ואיבעית</text:span><text:span text:style-name="T2"> </text:span><text:span text:style-name="T1">אימא: </text:span><text:span text:style-name="T76">הורו</text:span><text:span text:style-name="T2"> </text:span><text:span text:style-name="T1">ב"ד</text:span><text:span text:style-name="T2"> </text:span><text:span text:style-name="T76">ועשו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32">(</text:span><text:span text:style-name="T38">ורבי</text:span><text:span text:style-name="T31"> </text:span><text:span text:style-name="T38">מאיר</text:span><text:span text:style-name="T31"> </text:span><text:span text:style-name="T38">פוטר</text:span><text:span text:style-name="T31"> </text:span><text:span text:style-name="T38">צבור, דהא</text:span><text:span text:style-name="T31"> </text:span><text:span text:style-name="T38">קא</text:span><text:span text:style-name="T31"> </text:span><text:span text:style-name="T38">מייתי</text:span><text:span text:style-name="T31"> </text:span><text:span text:style-name="T38">בית</text:span><text:span text:style-name="T31"> </text:span><text:span text:style-name="T38">דין, כדאמרינן</text:span><text:span text:style-name="T31"> </text:span><text:span text:style-name="T38">לקמן: 'רבי</text:span><text:span text:style-name="T31"> </text:span><text:span text:style-name="T38">מאיר</text:span><text:span text:style-name="T31"> </text:span><text:span text:style-name="T38">אומר: שבעה</text:span><text:span text:style-name="T31"> </text:span><text:span text:style-name="T38">שבטים</text:span><text:span text:style-name="T31"> </text:span><text:span text:style-name="T38">שחטאו</text:span><text:span text:style-name="T31"> </text:span><text:span text:style-name="T38">- בית</text:span><text:span text:style-name="T31"> </text:span><text:span text:style-name="T38">דין</text:span><text:span text:style-name="T31"> </text:span><text:span text:style-name="T38">מביאין</text:span><text:span text:style-name="T31"> </text:span><text:span text:style-name="T38">עליהם</text:span><text:span text:style-name="T31"> </text:span><text:span text:style-name="T38">פר, והן</text:span><text:span text:style-name="T31"> </text:span><text:span text:style-name="T38">פטורין'</text:span><text:span text:style-name="T32">)</text:span><text:span text:style-name="T1">, ומאן</text:span><text:span text:style-name="T2"> </text:span><text:span text:style-name="T1">'חכמים'? - רבי</text:span><text:span text:style-name="T2"> </text:span><text:span text:style-name="T1">שמעון</text:span><text:span text:style-name="T2"> </text:span><text:span text:style-name="T1">היא, דאמר: צבור</text:span><text:span text:style-name="T2"> </text:span><text:span text:style-name="T1">מייתי</text:span><text:span text:style-name="T2"> </text:span><text:span text:style-name="T1">וב"ד</text:span><text:span text:style-name="T2"> </text:span><text:span text:style-name="T1">מייתי. </text:span></text:p>
      <text:p text:style-name="P11"/>
      <text:p text:style-name="P4"><text:span text:style-name="T1">ואיבעית</text:span><text:span text:style-name="T2"> </text:span><text:span text:style-name="T1">אימא: שבט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, ומאן</text:span><text:span text:style-name="T2"> </text:span><text:span text:style-name="T1">'חכמים'? - רבי</text:span><text:span text:style-name="T2"> </text:span><text:span text:style-name="T1">יהודה</text:span><text:span text:style-name="T2"> </text:span><text:span text:style-name="T1">היא, דתניא: '</text:span><text:span text:style-name="T73">שבט</text:span><text:span text:style-name="T74"> </text:span><text:span text:style-name="T73">שעשה</text:span><text:span text:style-name="T74"> </text:span><text:span text:style-name="T73">בהוראת</text:span><text:span text:style-name="T74"> </text:span><text:span text:style-name="T73">בית</text:span><text:span text:style-name="T74"> </text:span><text:span text:style-name="T73">דינו</text:span><text:span text:style-name="T74"> </text:span><text:span text:style-name="T73">- אותו</text:span><text:span text:style-name="T74"> </text:span><text:span text:style-name="T73">השבט</text:span><text:span text:style-name="T74"> </text:span><text:span text:style-name="T73">חייב</text:span><text:span text:style-name="T74"> </text:span><text:span text:style-name="T32">(</text:span><text:span text:style-name="T38">להביא</text:span><text:span text:style-name="T31"> </text:span><text:span text:style-name="T38">פר</text:span><text:span text:style-name="T32">)</text:span><text:span text:style-name="T1">' </text:span><text:span text:style-name="T32">(</text:span><text:span text:style-name="T38">דקסבר: שבט</text:span><text:span text:style-name="T31"> </text:span><text:span text:style-name="T38">אחד</text:span><text:span text:style-name="T31"> </text:span><text:span text:style-name="T38">אקרי</text:span><text:span text:style-name="T31"> </text:span><text:span text:style-name="T38">'קהל'</text:span><text:span text:style-name="T32">)</text:span><text:span text:style-name="T1">;</text:span></text:p>
      <text:p text:style-name="P4"><text:span text:style-name="T1">ואיבעית</text:span><text:span text:style-name="T2"> </text:span><text:span text:style-name="T1">אימא: כגון</text:span><text:span text:style-name="T2"> </text:span><text:span text:style-name="T1">שחטאו</text:span><text:span text:style-name="T2"> </text:span><text:span text:style-name="T1">ששה, וה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, או</text:span><text:span text:style-name="T2"> </text:span><text:span text:style-name="T1">שבעה</text:span><text:span text:style-name="T2"> </text:span><text:span text:style-name="T1">אע"פ</text:span><text:span text:style-name="T2"> </text:span><text:span text:style-name="T1">שאינ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, ומתניתין</text:span><text:span text:style-name="T2"> </text:span><text:span text:style-name="T1">מני? - 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היא, דתניא: '</text:span><text:span text:style-name="T73">רבי</text:span><text:span text:style-name="T74"> </text:span><text:span text:style-name="T73">שמעון</text:span><text:span text:style-name="T74"> </text:span><text:span text:style-name="T73">בן</text:span><text:span text:style-name="T74"> </text:span><text:span text:style-name="T73">אלעזר</text:span><text:span text:style-name="T74"> </text:span><text:span text:style-name="T73">אומר</text:span><text:span text:style-name="T74"> </text:span><text:span text:style-name="T73">משמו</text:span><text:span text:style-name="T74"> </text:span><text:span text:style-name="T32">(</text:span><text:span text:style-name="T38">של</text:span><text:span text:style-name="T31"> </text:span><text:span text:style-name="T38">רבי</text:span><text:span text:style-name="T31"> </text:span><text:span text:style-name="T38">מאיר</text:span><text:span text:style-name="T32">)</text:span><text:span text:style-name="T73">: חטאו</text:span><text:span text:style-name="T74"> </text:span><text:span text:style-name="T73">ששה, והן</text:span><text:span text:style-name="T74"> </text:span><text:span text:style-name="T73">רובו</text:span><text:span text:style-name="T74"> </text:span><text:span text:style-name="T73">של</text:span><text:span text:style-name="T74"> </text:span><text:span text:style-name="T73">קהל, או</text:span><text:span text:style-name="T74"> </text:span><text:span text:style-name="T73">שבעה</text:span><text:span text:style-name="T74"> </text:span><text:span text:style-name="T73">אע"פ</text:span><text:span text:style-name="T74"> </text:span><text:span text:style-name="T73">שאינן</text:span><text:span text:style-name="T74"> </text:span><text:span text:style-name="T73">רובו</text:span><text:span text:style-name="T74"> </text:span><text:span text:style-name="T73">של</text:span><text:span text:style-name="T74"> </text:span><text:span text:style-name="T73">קהל</text:span><text:span text:style-name="T74"> – </text:span><text:span text:style-name="T73">חייבין</text:span><text:span text:style-name="T1">' </text:span><text:span text:style-name="T32">(</text:span><text:span text:style-name="T38">והא</text:span><text:span text:style-name="T31"> </text:span><text:span text:style-name="T38">מתניתא</text:span><text:span text:style-name="T31"> </text:span><text:span text:style-name="T38">מפרש</text:span><text:span text:style-name="T31"> </text:span><text:span text:style-name="T38">לקמן</text:span><text:span text:style-name="T32">)</text:span><text:span text:style-name="T1">.</text:span></text:p>
      <text:p text:style-name="P11"/>
      <text:p text:style-name="P4"><text:span text:style-name="T1">אמר</text:span><text:span text:style-name="T2"> </text:span><text:span text:style-name="T1">רב</text:span><text:span text:style-name="T2"> </text:span><text:span text:style-name="T1">אסי: ובהוראה</text:span><text:span text:style-name="T2"> </text:span><text:span text:style-name="T32">(</text:span><text:span text:style-name="T38">דקיימא</text:span><text:span text:style-name="T31"> </text:span><text:span text:style-name="T38">לן</text:span><text:span text:style-name="T31"> </text:span><text:span text:style-name="T38">כי</text:span><text:span text:style-name="T31"> </text:span><text:span text:style-name="T38">הור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ועשו</text:span><text:span text:style-name="T31"> </text:span><text:span text:style-name="T38">רוב</text:span><text:span text:style-name="T31"> </text:span><text:span text:style-name="T38">קהל</text:span><text:span text:style-name="T31"> </text:span><text:span text:style-name="T38">על</text:span><text:span text:style-name="T31"> </text:span><text:span text:style-name="T38">פיהם, שמביאים</text:span><text:span text:style-name="T31"> </text:span><text:span text:style-name="T38">פר</text:span><text:span text:style-name="T32">)</text:span><text:span text:style-name="T1"> - הלך</text:span><text:span text:style-name="T2"> </text:span><text:span text:style-name="T1">אחר</text:span><text:span text:style-name="T2"> </text:span><text:span text:style-name="T1">רוב</text:span><text:span text:style-name="T2"> </text:span><text:span text:style-name="T1">יושבי</text:span><text:span text:style-name="T2"> </text:span><text:span text:style-name="T1">ארץ</text:span><text:span text:style-name="T2"> </text:span><text:span text:style-name="T1">ישראל</text:span><text:span text:style-name="T2"> </text:span><text:span text:style-name="T32">(</text:span><text:span text:style-name="T38">דאותם</text:span><text:span text:style-name="T31"> </text:span><text:span text:style-name="T38">שבחוצה</text:span><text:span text:style-name="T31"> </text:span><text:span text:style-name="T38">לארץ</text:span><text:span text:style-name="T31"> </text:span><text:span text:style-name="T38">אינן</text:span><text:span text:style-name="T31"> </text:span><text:span text:style-name="T38">מן</text:span><text:span text:style-name="T31"> </text:span><text:span text:style-name="T38">המנין, ולא</text:span><text:span text:style-name="T31"> </text:span><text:span text:style-name="T38">אותן</text:span><text:span text:style-name="T31"> </text:span><text:span text:style-name="T38">דמנחל</text:span><text:span text:style-name="T31"> </text:span><text:span text:style-name="T38">מצרים</text:span><text:span text:style-name="T31"> </text:span><text:span text:style-name="T38">ולחוץ, דחוצה</text:span><text:span text:style-name="T31"> </text:span><text:span text:style-name="T38">לארץ</text:span><text:span text:style-name="T31"> </text:span><text:span text:style-name="T38">היא</text:span><text:span text:style-name="T32">)</text:span><text:span text:style-name="T1">, שנאמר</text:span><text:span text:style-name="T2"> </text:span><text:span text:style-name="T68">(מלכים</text:span><text:span text:style-name="T69"> </text:span><text:span text:style-name="T68">א</text:span><text:span text:style-name="T69"> </text:span><text:span text:style-name="T68">ח,סה)</text:span><text:span text:style-name="T1"> </text:span><text:span text:style-name="T59">ויעש</text:span><text:span text:style-name="T2"> </text:span><text:span text:style-name="T59">שלמה</text:span><text:span text:style-name="T2"> </text:span><text:span text:style-name="T59">בעת</text:span><text:span text:style-name="T2"> </text:span><text:span text:style-name="T59">ההיא</text:span><text:span text:style-name="T2"> </text:span><text:span text:style-name="T59">את</text:span><text:span text:style-name="T2"> </text:span><text:span text:style-name="T59">החג</text:span><text:span text:style-name="T2"> </text:span><text:span text:style-name="T59">וכל</text:span><text:span text:style-name="T2"> </text:span><text:span text:style-name="T59">ישראל</text:span><text:span text:style-name="T2"> </text:span><text:span text:style-name="T59">עמו</text:span><text:span text:style-name="T2"> </text:span><text:span text:style-name="T59">קהל</text:span><text:span text:style-name="T2"> </text:span><text:span text:style-name="T59">גדול</text:span><text:span text:style-name="T2"> </text:span><text:span text:style-name="T59">מלבוא</text:span><text:span text:style-name="T2"> </text:span><text:span text:style-name="T59">חמת</text:span><text:span text:style-name="T2"> </text:span><text:span text:style-name="T59">עד</text:span><text:span text:style-name="T2"> </text:span><text:span text:style-name="T59">נחל</text:span><text:span text:style-name="T2"> </text:span><text:span text:style-name="T59">מצרים</text:span><text:span text:style-name="T2"> </text:span><text:span text:style-name="T59">לפני</text:span><text:span text:style-name="T2"> </text:span><text:span text:style-name="T59">ה' אלהינו</text:span><text:span text:style-name="T2"> </text:span><text:span text:style-name="T59">שבעת</text:span><text:span text:style-name="T2"> </text:span><text:span text:style-name="T59">ימים</text:span><text:span text:style-name="T2"> </text:span><text:span text:style-name="T59">ושבעת</text:span><text:span text:style-name="T2"> </text:span><text:span text:style-name="T59">ימים</text:span><text:span text:style-name="T2"> </text:span><text:span text:style-name="T59">ארבעה</text:span><text:span text:style-name="T2"> </text:span><text:span text:style-name="T59">עשר</text:span><text:span text:style-name="T2"> </text:span><text:span text:style-name="T59">יום</text:span><text:span text:style-name="T1">. מכדי</text:span><text:span text:style-name="T2"> </text:span><text:span text:style-name="T1">כתיב</text:span><text:span text:style-name="T2"> </text:span><text:span text:style-name="T1">'</text:span><text:span text:style-name="T59">וכל</text:span><text:span text:style-name="T2"> </text:span><text:span text:style-name="T59">ישראל</text:span><text:span text:style-name="T2"> </text:span><text:span text:style-name="T59">עמו</text:span><text:span text:style-name="T1">' – '</text:span><text:span text:style-name="T59">קהל</text:span><text:span text:style-name="T2"> </text:span><text:span text:style-name="T59">גדול</text:span><text:span text:style-name="T2"> </text:span><text:span text:style-name="T59">מלבוא</text:span><text:span text:style-name="T2"> </text:span><text:span text:style-name="T59">חמת</text:span><text:span text:style-name="T2"> </text:span><text:span text:style-name="T59">עד</text:span><text:span text:style-name="T2"> </text:span><text:span text:style-name="T59">נחל</text:span><text:span text:style-name="T2"> </text:span><text:span text:style-name="T59">מצרים</text:span><text:span text:style-name="T1">' למה</text:span><text:span text:style-name="T2"> </text:span><text:span text:style-name="T1">לי? שמע</text:span><text:span text:style-name="T2"> </text:span><text:span text:style-name="T1">מינה</text:span><text:span text:style-name="T2"> </text:span><text:span text:style-name="T1">הני</text:span><text:span text:style-name="T2"> </text:span><text:span text:style-name="T1">הוא</text:span><text:span text:style-name="T2"> </text:span><text:span text:style-name="T1">דאיקרי</text:span><text:span text:style-name="T2"> </text:span><text:span text:style-name="T1">'קהל', אבל</text:span><text:span text:style-name="T2"> </text:span><text:span text:style-name="T1">הנך</text:span><text:span text:style-name="T2"> </text:span><text:span text:style-name="T1">- לא</text:span><text:span text:style-name="T2"> </text:span><text:span text:style-name="T1">איקרי</text:span><text:span text:style-name="T2"> </text:span><text:span text:style-name="T1">קהל.</text:span></text:p>
      <text:p text:style-name="P4"><text:span text:style-name="T1">פשיטא</text:span><text:span text:style-name="T2"> </text:span><text:span text:style-name="T1">מרובין</text:span><text:span text:style-name="T2"> </text:span><text:span text:style-name="T1">ונתמעטו</text:span><text:span text:style-name="T2"> </text:span><text:span text:style-name="T32">(</text:span><text:span text:style-name="T38">כגון</text:span><text:span text:style-name="T31"> </text:span><text:span text:style-name="T38">שהורו</text:span><text:span text:style-name="T31"> </text:span><text:span text:style-name="T38">ב"ד</text:span><text:span text:style-name="T31"> </text:span><text:span text:style-name="T38">ועשו</text:span><text:span text:style-name="T31"> </text:span><text:span text:style-name="T38">רוב</text:span><text:span text:style-name="T31"> </text:span><text:span text:style-name="T38">קהל</text:span><text:span text:style-name="T31"> </text:span><text:span text:style-name="T38">על</text:span><text:span text:style-name="T31"> </text:span><text:span text:style-name="T38">פיהם, דנתחייבו</text:span><text:span text:style-name="T31"> </text:span><text:span text:style-name="T38">להביא</text:span><text:span text:style-name="T31"> </text:span><text:span text:style-name="T38">פר, ולא</text:span><text:span text:style-name="T31"> </text:span><text:span text:style-name="T38">הספיקו</text:span><text:span text:style-name="T31"> </text:span><text:span text:style-name="T38">להביא</text:span><text:span text:style-name="T31"> </text:span><text:span text:style-name="T38">פר</text:span><text:span text:style-name="T31"> </text:span><text:span text:style-name="T38">עד</text:span><text:span text:style-name="T31"> </text:span><text:span text:style-name="T38">שנתמעטו: שמתו</text:span><text:span text:style-name="T31"> </text:span><text:span text:style-name="T38">מקצתן</text:span><text:span text:style-name="T32">)</text:span><text:span text:style-name="T1"> - היינו</text:span><text:span text:style-name="T2"> </text:span><text:span text:style-name="T1">פלוגתא</text:span><text:span text:style-name="T2"> </text:span><text:span text:style-name="T1">דרבי</text:span><text:span text:style-name="T2"> </text:span><text:span text:style-name="T1">שמעון</text:span><text:span text:style-name="T2"> </text:span><text:span text:style-name="T1">ורבנן</text:span><text:span text:style-name="T2"> </text:span><text:span text:style-name="T32">(</text:span><text:span text:style-name="T38">דתנן</text:span><text:span text:style-name="T31"> </text:span><text:span text:style-name="T18">(פ"ג</text:span><text:span text:style-name="T19"> </text:span><text:span text:style-name="T18">מ"ג, לקמן</text:span><text:span text:style-name="T19"> </text:span><text:span text:style-name="T18">י.)</text:span><text:span text:style-name="T38"> 'חטא</text:span><text:span text:style-name="T31"> </text:span><text:span text:style-name="T38">כהן</text:span><text:span text:style-name="T31"> </text:span><text:span text:style-name="T38">משוח</text:span><text:span text:style-name="T31"> </text:span><text:span text:style-name="T38">ונשיא</text:span><text:span text:style-name="T31"> </text:span><text:span text:style-name="T38">עד</text:span><text:span text:style-name="T31"> </text:span><text:span text:style-name="T38">שלא</text:span><text:span text:style-name="T31"> </text:span><text:span text:style-name="T38">נתמנו</text:span><text:span text:style-name="T31"> </text:span><text:span text:style-name="T38">- דהיו</text:span><text:span text:style-name="T31"> </text:span><text:span text:style-name="T38">חייבים</text:span><text:span text:style-name="T31"> </text:span><text:span text:style-name="T38">לה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1"> – </text:span><text:span text:style-name="T38">ולא</text:span><text:span text:style-name="T31"> </text:span><text:span text:style-name="T38">הספיקו</text:span><text:span text:style-name="T31"> </text:span><text:span text:style-name="T38">להביא</text:span><text:span text:style-name="T31"> </text:span><text:span text:style-name="T38">עד</text:span><text:span text:style-name="T31"> </text:span><text:span text:style-name="T38">שנתמנו</text:span><text:span text:style-name="T31"> </text:span><text:span text:style-name="T38">- הרי</text:span><text:span text:style-name="T31"> </text:span><text:span text:style-name="T38">הן</text:span><text:span text:style-name="T31"> </text:span><text:span text:style-name="T38">כהדיוטות, ונחייבם</text:span><text:span text:style-name="T31"> </text:span><text:span text:style-name="T38">לה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1"> </text:span><text:span text:style-name="T38">כבתחלה</text:span><text:span text:style-name="T31"> </text:span><text:span text:style-name="T38">- הכא</text:span><text:span text:style-name="T31"> </text:span><text:span text:style-name="T38">נמי</text:span><text:span text:style-name="T31"> </text:span><text:span text:style-name="T38">חייבין</text:span><text:span text:style-name="T31"> </text:span><text:span text:style-name="T38">פר</text:span><text:span text:style-name="T31"> </text:span><text:span text:style-name="T38">כבתחלה; רבי</text:span><text:span text:style-name="T31"> </text:span><text:span text:style-name="T38">שמעון</text:span><text:span text:style-name="T31"> </text:span><text:span text:style-name="T38">אומר</text:span><text:span text:style-name="T31"> </text:span><text:span text:style-name="T38">וכו' </text:span><text:span text:style-name="T68">[</text:span><text:span text:style-name="T71">אם</text:span><text:span text:style-name="T69"> </text:span><text:span text:style-name="T71">נודע</text:span><text:span text:style-name="T69"> </text:span><text:span text:style-name="T71">להם</text:span><text:span text:style-name="T69"> </text:span><text:span text:style-name="T71">עד</text:span><text:span text:style-name="T69"> </text:span><text:span text:style-name="T71">שלא</text:span><text:span text:style-name="T69"> </text:span><text:span text:style-name="T71">נתמנו</text:span><text:span text:style-name="T69"> – </text:span><text:span text:style-name="T71">חייבים, ומשנתמנו</text:span><text:span text:style-name="T69"> </text:span><text:span text:style-name="T71">- פטורים</text:span><text:span text:style-name="T68">]</text:span><text:span text:style-name="T38"> - הכא</text:span><text:span text:style-name="T31"> </text:span><text:span text:style-name="T38">נמי: אם</text:span><text:span text:style-name="T31"> </text:span><text:span text:style-name="T38">נודע</text:span><text:span text:style-name="T31"> </text:span><text:span text:style-name="T38">להם</text:span><text:span text:style-name="T31"> </text:span><text:span text:style-name="T38">עד</text:span><text:span text:style-name="T31"> </text:span><text:span text:style-name="T38">שלא</text:span><text:span text:style-name="T31"> </text:span><text:span text:style-name="T38">נתמעטו</text:span><text:span text:style-name="T31"> </text:span><text:span text:style-name="T38">חייבין</text:span><text:span text:style-name="T31"> </text:span><text:span text:style-name="T38">להביא</text:span><text:span text:style-name="T31"> </text:span><text:span text:style-name="T38">פר, אבל</text:span><text:span text:style-name="T31"> </text:span><text:span text:style-name="T38">אם</text:span><text:span text:style-name="T31"> </text:span><text:span text:style-name="T38">נודע</text:span><text:span text:style-name="T31"> </text:span><text:span text:style-name="T38">להן</text:span><text:span text:style-name="T31"> </text:span><text:span text:style-name="T38">משנתמעטו</text:span><text:span text:style-name="T31"> </text:span><text:span text:style-name="T38">- פטורין</text:span><text:span text:style-name="T32">)</text:span><text:span text:style-name="T1">; מועטין</text:span><text:span text:style-name="T2"> </text:span><text:span text:style-name="T1">ונתרבו</text:span><text:span text:style-name="T2"> </text:span><text:span text:style-name="T32">(</text:span><text:span text:style-name="T38">כגון</text:span><text:span text:style-name="T31"> </text:span><text:span text:style-name="T38">שהור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ועשו</text:span><text:span text:style-name="T31"> </text:span><text:span text:style-name="T38">מיעוט</text:span><text:span text:style-name="T31"> </text:span><text:span text:style-name="T38">קהל</text:span><text:span text:style-name="T31"> </text:span><text:span text:style-name="T38">על</text:span><text:span text:style-name="T31"> </text:span><text:span text:style-name="T38">פיהם, 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פטור, ומתו</text:span><text:span text:style-name="T31"> </text:span><text:span text:style-name="T38">מקצתן</text:span><text:span text:style-name="T31"> </text:span><text:span text:style-name="T38">של</text:span><text:span text:style-name="T31"> </text:span><text:span text:style-name="T38">רוב</text:span><text:span text:style-name="T31"> </text:span><text:span text:style-name="T38">קהל, ונתרבו</text:span><text:span text:style-name="T31"> </text:span><text:span text:style-name="T38">אלו, ולאחר</text:span><text:span text:style-name="T31"> </text:span><text:span text:style-name="T38">שנתרבו</text:span><text:span text:style-name="T31"> </text:span><text:span text:style-name="T38">- נודע</text:span><text:span text:style-name="T31"> </text:span><text:span text:style-name="T38">להם</text:span><text:span text:style-name="T31"> </text:span><text:span text:style-name="T38">שחטאו</text:span><text:span text:style-name="T32">)</text:span><text:span text:style-name="T1"> – מאי</text:span><text:span text:style-name="T2"> </text:span><text:span text:style-name="T32">(</text:span><text:span text:style-name="T38">דהני</text:span><text:span text:style-name="T31"> </text:span><text:span text:style-name="T38">'מועטין</text:span><text:span text:style-name="T31"> </text:span><text:span text:style-name="T38">ונתרבו' לא</text:span><text:span text:style-name="T31"> </text:span><text:span text:style-name="T38">דמי</text:span><text:span text:style-name="T31"> </text:span><text:span text:style-name="T38">ממש</text:span><text:span text:style-name="T31"> </text:span><text:span text:style-name="T38">לחטאו</text:span><text:span text:style-name="T31"> </text:span><text:span text:style-name="T38">עד</text:span><text:span text:style-name="T31"> </text:span><text:span text:style-name="T38">שלא</text:span><text:span text:style-name="T31"> </text:span><text:span text:style-name="T38">נתמנו, דמועטין</text:span><text:span text:style-name="T31"> </text:span><text:span text:style-name="T38">- כי</text:span><text:span text:style-name="T31"> </text:span><text:span text:style-name="T38">חטאו</text:span><text:span text:style-name="T31"> </text:span><text:span text:style-name="T38">בהוראה</text:span><text:span text:style-name="T31"> </text:span><text:span text:style-name="T38">- לאו</text:span><text:span text:style-name="T31"> </text:span><text:span text:style-name="T38">בני</text:span><text:span text:style-name="T31"> </text:span><text:span text:style-name="T38">קרבן</text:span><text:span text:style-name="T31"> </text:span><text:span text:style-name="T38">נינהו: 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פטור! אבל</text:span><text:span text:style-name="T31"> </text:span><text:span text:style-name="T38">כי</text:span><text:span text:style-name="T31"> </text:span><text:span text:style-name="T38">חטאו</text:span><text:span text:style-name="T31"> </text:span><text:span text:style-name="T38">כהן</text:span><text:span text:style-name="T31"> </text:span><text:span text:style-name="T38">משיח</text:span><text:span text:style-name="T31"> </text:span><text:span text:style-name="T38">ונשיא</text:span><text:span text:style-name="T31"> </text:span><text:span text:style-name="T38">עד</text:span><text:span text:style-name="T31"> </text:span><text:span text:style-name="T38">שלא</text:span><text:span text:style-name="T31"> </text:span><text:span text:style-name="T38">נתמנו</text:span><text:span text:style-name="T31"> </text:span><text:span text:style-name="T38">- נעשו</text:span><text:span text:style-name="T31"> </text:span><text:span text:style-name="T38">בני</text:span><text:span text:style-name="T31"> </text:span><text:span text:style-name="T38">קרבן, ומחייבי</text:span><text:span text:style-name="T31"> </text:span><text:span text:style-name="T38">לאתויי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; אבל</text:span><text:span text:style-name="T31"> </text:span><text:span text:style-name="T38">'מרובין</text:span><text:span text:style-name="T31"> </text:span><text:span text:style-name="T38">ונתמעטו' דמי</text:span><text:span text:style-name="T31"> </text:span><text:span text:style-name="T38">ממש</text:span><text:span text:style-name="T31"> </text:span><text:span text:style-name="T38">ל'חטאו</text:span><text:span text:style-name="T31"> </text:span><text:span text:style-name="T38">עד</text:span><text:span text:style-name="T31"> </text:span><text:span text:style-name="T38">שלא</text:span><text:span text:style-name="T31"> </text:span><text:span text:style-name="T38">נתמנו', דהא</text:span><text:span text:style-name="T31"> </text:span><text:span text:style-name="T38">מרובין</text:span><text:span text:style-name="T31"> </text:span><text:span text:style-name="T38">כי</text:span><text:span text:style-name="T31"> </text:span><text:span text:style-name="T38">חטאו</text:span><text:span text:style-name="T31"> </text:span><text:span text:style-name="T38">- בני</text:span><text:span text:style-name="T31"> </text:span><text:span text:style-name="T38">קרבן</text:span><text:span text:style-name="T31"> </text:span><text:span text:style-name="T38">נינהו, ואמטול</text:span><text:span text:style-name="T31"> </text:span><text:span text:style-name="T38">הכי</text:span><text:span text:style-name="T31"> </text:span><text:span text:style-name="T38">קאמר</text:span><text:span text:style-name="T31"> </text:span><text:span text:style-name="T38">במרובין</text:span><text:span text:style-name="T31"> </text:span><text:span text:style-name="T38">ונתמעטו</text:span><text:span text:style-name="T31"> </text:span><text:span text:style-name="T38">דהוי</text:span><text:span text:style-name="T31"> </text:span><text:span text:style-name="T38">פלוגתא</text:span><text:span text:style-name="T31"> </text:span><text:span text:style-name="T38">דרבי</text:span><text:span text:style-name="T31"> </text:span><text:span text:style-name="T38">שמעון</text:span><text:span text:style-name="T31"> </text:span><text:span text:style-name="T38">ורבנן, אבל</text:span><text:span text:style-name="T31"> </text:span><text:span text:style-name="T38">במועטין</text:span><text:span text:style-name="T31"> </text:span><text:span text:style-name="T38">ונתרבו</text:span><text:span text:style-name="T31"> </text:span><text:span text:style-name="T38">איבעיא</text:span><text:span text:style-name="T31"> </text:span><text:span text:style-name="T38">לן</text:span><text:span text:style-name="T31"> </text:span><text:span text:style-name="T38">אי</text:span><text:span text:style-name="T31"> </text:span><text:span text:style-name="T38">דמי</text:span><text:span text:style-name="T31"> </text:span><text:span text:style-name="T38">לפלוגתא</text:span><text:span text:style-name="T31"> </text:span><text:span text:style-name="T38">דרבי</text:span><text:span text:style-name="T31"> </text:span><text:span text:style-name="T38">שמעון</text:span><text:span text:style-name="T31"> </text:span><text:span text:style-name="T38">ורבנן</text:span><text:span text:style-name="T31"> </text:span><text:span text:style-name="T38">אי</text:span><text:span text:style-name="T31"> </text:span><text:span text:style-name="T38">לא</text:span><text:span text:style-name="T32">)</text:span><text:span text:style-name="T1">? מי</text:span><text:span text:style-name="T2"> </text:span><text:span text:style-name="T1">פליגי</text:span><text:span text:style-name="T2"> </text:span><text:span text:style-name="T1">רבי</text:span><text:span text:style-name="T2"> </text:span><text:span text:style-name="T1">שמעון</text:span><text:span text:style-name="T2"> </text:span><text:span text:style-name="T1">ורבנן: רבי</text:span><text:span text:style-name="T2"> </text:span><text:span text:style-name="T1">שמעון</text:span><text:span text:style-name="T2"> </text:span><text:span text:style-name="T1">דאזיל</text:span><text:span text:style-name="T2"> </text:span><text:span text:style-name="T1">בתר</text:span><text:span text:style-name="T2"> </text:span><text:span text:style-name="T1">ידיעה</text:span><text:span text:style-name="T2"> </text:span><text:span text:style-name="T32">(</text:span><text:span text:style-name="T38">מי</text:span><text:span text:style-name="T31"> </text:span><text:span text:style-name="T38">אמרינן: רבי</text:span><text:span text:style-name="T31"> </text:span><text:span text:style-name="T38">שמעון, דבתר</text:span><text:span text:style-name="T31"> </text:span><text:span text:style-name="T38">ידיעה</text:span><text:span text:style-name="T31"> </text:span><text:span text:style-name="T38">אזיל, דאמר: 'אם</text:span><text:span text:style-name="T31"> </text:span><text:span text:style-name="T38">נודע</text:span><text:span text:style-name="T31"> </text:span><text:span text:style-name="T38">להם</text:span><text:span text:style-name="T31"> </text:span><text:span text:style-name="T38">עד</text:span><text:span text:style-name="T31"> </text:span><text:span text:style-name="T38">שלא</text:span><text:span text:style-name="T31"> </text:span><text:span text:style-name="T38">נתמנו</text:span><text:span text:style-name="T31"> – </text:span><text:span text:style-name="T38">חייבין</text:span><text:span text:style-name="T31"> </text:span><text:span text:style-name="T38">כבתחלה'</text:span><text:span text:style-name="T32">)</text:span><text:span text:style-name="T1"> - </text:span><text:span text:style-name="T32">(</text:span><text:span text:style-name="T38">הכא</text:span><text:span text:style-name="T31"> </text:span><text:span text:style-name="T38">נמי</text:span><text:span text:style-name="T32">)</text:span><text:span text:style-name="T1"> מחייב</text:span><text:span text:style-name="T2"> </text:span><text:span text:style-name="T32">(</text:span><text:span text:style-name="T38">דכי</text:span><text:span text:style-name="T31"> </text:span><text:span text:style-name="T38">אתיידע</text:span><text:span text:style-name="T31"> </text:span><text:span text:style-name="T38">להו</text:span><text:span text:style-name="T31"> </text:span><text:span text:style-name="T38">- בחיובא</text:span><text:span text:style-name="T31"> </text:span><text:span text:style-name="T38">אתיידע</text:span><text:span text:style-name="T31"> </text:span><text:span text:style-name="T38">להו, דכי</text:span><text:span text:style-name="T31"> </text:span><text:span text:style-name="T38">נתרבו</text:span><text:span text:style-name="T31"> </text:span><text:span text:style-name="T38">אתיידע</text:span><text:span text:style-name="T31"> </text:span><text:span text:style-name="T38">להו, ומביאין</text:span><text:span text:style-name="T31"> </text:span><text:span text:style-name="T38">פר</text:span><text:span text:style-name="T32">)</text:span><text:span text:style-name="T1">, ורבנן</text:span><text:span text:style-name="T2"> </text:span><text:span text:style-name="T1">דאזלי</text:span><text:span text:style-name="T2"> </text:span><text:span text:style-name="T1">בתר</text:span><text:span text:style-name="T2"> </text:span><text:span text:style-name="T1">חטאת</text:span><text:span text:style-name="T2"> </text:span><text:span text:style-name="T32">(</text:span><text:span text:style-name="T38">דאמרי</text:span><text:span text:style-name="T31"> </text:span><text:span text:style-name="T38">'הרי</text:span><text:span text:style-name="T31"> </text:span><text:span text:style-name="T38">אלו</text:span><text:span text:style-name="T31"> </text:span><text:span text:style-name="T38">כהדיוטות' הואיל</text:span><text:span text:style-name="T31"> </text:span><text:span text:style-name="T38">וחטאו</text:span><text:span text:style-name="T31"> </text:span><text:span text:style-name="T38">כי</text:span><text:span text:style-name="T31"> </text:span><text:span text:style-name="T38">לא</text:span><text:span text:style-name="T31"> </text:span><text:span text:style-name="T38">נתמנו</text:span><text:span text:style-name="T32">)</text:span><text:span text:style-name="T1"> פטרי</text:span><text:span text:style-name="T2"> </text:span><text:span text:style-name="T32">(</text:span><text:span text:style-name="T38">- הכא</text:span><text:span text:style-name="T31"> </text:span><text:span text:style-name="T38">נמי</text:span><text:span text:style-name="T31"> </text:span><text:span text:style-name="T38">אזלי</text:span><text:span text:style-name="T31"> </text:span><text:span text:style-name="T38">בתר</text:span><text:span text:style-name="T31"> </text:span><text:span text:style-name="T38">חטאה, וכי</text:span><text:span text:style-name="T31"> </text:span><text:span text:style-name="T38">חטאו</text:span><text:span text:style-name="T31"> </text:span><text:span text:style-name="T38">- אכתי</text:span><text:span text:style-name="T31"> </text:span><text:span text:style-name="T38">מועטין</text:span><text:span text:style-name="T31"> </text:span><text:span text:style-name="T38">היו, ופטורין, 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פטור</text:span><text:span text:style-name="T32">)</text:span><text:span text:style-name="T1">? [או</text:span><text:span text:style-name="T2"> </text:span><text:span text:style-name="T1">לא?] מאי?</text:span></text:p>
      <text:p text:style-name="P24"><text:span text:style-name="T31"><text:s/></text:span><text:span text:style-name="T1">ותיסברא? אימור</text:span><text:span text:style-name="T2"> </text:span><text:span text:style-name="T1">דשמעת</text:span><text:span text:style-name="T2"> </text:span><text:span text:style-name="T1">ליה</text:span><text:span text:style-name="T2"> </text:span><text:span text:style-name="T1">לרבי</text:span><text:span text:style-name="T2"> </text:span><text:span text:style-name="T1">שמעון</text:span><text:span text:style-name="T2"> </text:span><text:span text:style-name="T1">דאזיל</text:span><text:span text:style-name="T2"> </text:span><text:span text:style-name="T8">אף</text:span><text:span text:style-name="T2"> </text:span><text:span text:style-name="T1">בתר</text:span><text:span text:style-name="T2"> </text:span><text:span text:style-name="T1">ידיעה</text:span><text:span text:style-name="T2"> </text:span><text:span text:style-name="T1">[היכי</text:span><text:span text:style-name="T2"> </text:span><text:span text:style-name="T1">דהוי</text:span><text:span text:style-name="T2"> </text:span><text:span text:style-name="T1">ידיעה</text:span><text:span text:style-name="T2"> </text:span><text:span text:style-name="T1">וחטאה</text:span><text:span text:style-name="T2"> </text:span><text:span text:style-name="T1">בחיוב] </text:span><text:span text:style-name="T32">(</text:span><text:span text:style-name="T38">דאמר</text:span><text:span text:style-name="T31"> </text:span><text:span text:style-name="T38">'</text:span><text:span text:style-name="T48">אם</text:span><text:span text:style-name="T49"> </text:span><text:span text:style-name="T48">נודע</text:span><text:span text:style-name="T49"> </text:span><text:span text:style-name="T48">להם</text:span><text:span text:style-name="T49"> </text:span><text:span text:style-name="T48">עד</text:span><text:span text:style-name="T49"> </text:span><text:span text:style-name="T48">שלא</text:span><text:span text:style-name="T49"> </text:span><text:span text:style-name="T48">נתמנו</text:span><text:span text:style-name="T49"> </text:span><text:span text:style-name="T48">- חייבין</text:span><text:span text:style-name="T38">' היכא</text:span><text:span text:style-name="T31"> </text:span><text:span text:style-name="T38">דהוי</text:span><text:span text:style-name="T31"> </text:span><text:span text:style-name="T38">ידיעה</text:span><text:span text:style-name="T31"> </text:span><text:span text:style-name="T38">וחטאה</text:span><text:span text:style-name="T31"> </text:span><text:span text:style-name="T38">בחיוב</text:span><text:span text:style-name="T32">)</text:span><text:span text:style-name="T1">, ידיעה</text:span><text:span text:style-name="T2"> </text:span><text:span text:style-name="T1">דלא</text:span><text:span text:style-name="T2"> </text:span><text:span text:style-name="T1">חטאה</text:span><text:span text:style-name="T2"> </text:span><text:span text:style-name="T1">מי</text:span><text:span text:style-name="T2"> </text:span><text:span text:style-name="T1">שמעת</text:span><text:span text:style-name="T2"> </text:span><text:span text:style-name="T1">ליה</text:span><text:span text:style-name="T2"> </text:span><text:span text:style-name="T1">- דאם</text:span><text:span text:style-name="T2"> </text:span><text:span text:style-name="T1">כן</text:span><text:span text:style-name="T2"> </text:span><text:span text:style-name="T1">לייתי</text:span><text:span text:style-name="T2"> </text:span><text:span text:style-name="T1">כי</text:span><text:span text:style-name="T2"> </text:span><text:span text:style-name="T1">השתא</text:span><text:span text:style-name="T2"> </text:span><text:span text:style-name="T32">(</text:span><text:span text:style-name="T38">דלהוי</text:span><text:span text:style-name="T31"> </text:span><text:span text:style-name="T38">כי</text:span><text:span text:style-name="T31"> </text:span><text:span text:style-name="T38">חטאו</text:span><text:span text:style-name="T31"> </text:span><text:span text:style-name="T38">משנתמנו: דלייתי</text:span><text:span text:style-name="T31"> </text:span><text:span text:style-name="T38">פר, ואמאי</text:span><text:span text:style-name="T31"> </text:span><text:span text:style-name="T38">קתני</text:span><text:span text:style-name="T31"> </text:span><text:span text:style-name="T38">'</text:span><text:span text:style-name="T48">משנתמנו</text:span><text:span text:style-name="T49"> </text:span><text:span text:style-name="T48">פטורין</text:span><text:span text:style-name="T38">'</text:span><text:span text:style-name="T32">)</text:span><text:span text:style-name="T1">! </text:span></text:p>
      <text:p text:style-name="P4"><text:span text:style-name="T1">אלא</text:span><text:span text:style-name="T2"> </text:span><text:span text:style-name="T32">(</text:span><text:span text:style-name="T38">מדקתני</text:span><text:span text:style-name="T31"> </text:span><text:span text:style-name="T38">'פטור'</text:span><text:span text:style-name="T32">)</text:span><text:span text:style-name="T1"> - </text:span><text:span text:style-name="T32">(</text:span><text:span text:style-name="T38">שמע</text:span><text:span text:style-name="T31"> </text:span><text:span text:style-name="T38">מינה</text:span><text:span text:style-name="T31"> </text:span><text:span text:style-name="T38">ד</text:span><text:span text:style-name="T32">)</text:span><text:span text:style-name="T1">רבי</text:span><text:span text:style-name="T2"> </text:span><text:span text:style-name="T1">שמעון</text:span><text:span text:style-name="T2"> </text:span><text:span text:style-name="T1">- חטאה</text:span><text:span text:style-name="T2"> </text:span><text:span text:style-name="T1">וידיעה</text:span><text:span text:style-name="T2"> </text:span><text:span text:style-name="T1">בעי</text:span><text:span text:style-name="T2"> </text:span><text:span text:style-name="T32">(</text:span><text:span text:style-name="T38">בחיובא, ומועטין</text:span><text:span text:style-name="T31"> </text:span><text:span text:style-name="T38">ונתרבו</text:span><text:span text:style-name="T31"> </text:span><text:span text:style-name="T38">- לדברי</text:span><text:span text:style-name="T31"> </text:span><text:span text:style-name="T38">הכל</text:span><text:span text:style-name="T31"> </text:span><text:span text:style-name="T38">פטורין: דכי</text:span><text:span text:style-name="T31"> </text:span><text:span text:style-name="T38">חטאו</text:span><text:span text:style-name="T31"> </text:span><text:span text:style-name="T38">- בפטור</text:span><text:span text:style-name="T31"> </text:span><text:span text:style-name="T38">חטאו: 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פטור</text:span><text:span text:style-name="T32">)</text:span><text:span text:style-name="T1">.</text:span></text:p>
      <text:p text:style-name="P3"/>
      <text:p text:style-name="P4"><text:span text:style-name="T1">איבעיא</text:span><text:span text:style-name="T2"> </text:span><text:span text:style-name="T1">להו: הורו</text:span><text:span text:style-name="T2"> </text:span><text:span text:style-name="T1">ב"ד</text:span><text:span text:style-name="T2"> </text:span><text:span text:style-name="T1">'חלב</text:span><text:span text:style-name="T2"> </text:span><text:span text:style-name="T1">מותר', ועשו</text:span><text:span text:style-name="T2"> </text:span><text:span text:style-name="T1">מיעוט</text:span><text:span text:style-name="T2"> </text:span><text:span text:style-name="T1">הקהל, וחזרו</text:span><text:span text:style-name="T2"> </text:span><text:span text:style-name="T1">ב"ד</text:span><text:span text:style-name="T2"> </text:span><text:span text:style-name="T1">בהן, והורו</text:span><text:span text:style-name="T2"> </text:span><text:span text:style-name="T1">ועשו</text:span><text:span text:style-name="T2"> </text:span><text:span text:style-name="T1">מיעוט</text:span><text:span text:style-name="T2"> </text:span><text:span text:style-name="T1">אחר: מהו? כיון</text:span><text:span text:style-name="T2"> </text:span><text:span text:style-name="T1">דשתי</text:span><text:span text:style-name="T2"> </text:span><text:span text:style-name="T1">ידיעות</text:span><text:span text:style-name="T2"> </text:span><text:span text:style-name="T1">נינהו</text:span><text:span text:style-name="T2"> </text:span><text:span text:style-name="T1">- לא</text:span><text:span text:style-name="T2"> </text:span><text:span text:style-name="T1">מצטרף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אידי</text:span><text:span text:style-name="T2"> </text:span><text:span text:style-name="T1">ואידי</text:span><text:span text:style-name="T2"> </text:span><text:span text:style-name="T1">חלב</text:span><text:span text:style-name="T2"> </text:span><text:span text:style-name="T1">הוא</text:span><text:span text:style-name="T2"> </text:span><text:span text:style-name="T32">(</text:span><text:span text:style-name="T38">או</text:span><text:span text:style-name="T31"> </text:span><text:span text:style-name="T38">דלמא</text:span><text:span text:style-name="T31"> </text:span><text:span text:style-name="T38">כיון</text:span><text:span text:style-name="T31"> </text:span><text:span text:style-name="T38">ד'חלב' שם</text:span><text:span text:style-name="T31"> </text:span><text:span text:style-name="T38">אחד</text:span><text:span text:style-name="T31"> </text:span><text:span text:style-name="T38">הוא: דבין</text:span><text:span text:style-name="T31"> </text:span><text:span text:style-name="T38">חלב</text:span><text:span text:style-name="T31"> </text:span><text:span text:style-name="T38">המכסה</text:span><text:span text:style-name="T31"> </text:span><text:span text:style-name="T38">את</text:span><text:span text:style-name="T31"> </text:span><text:span text:style-name="T38">הקרב</text:span><text:span text:style-name="T31"> </text:span><text:span text:style-name="T38">ובין</text:span><text:span text:style-name="T31"> </text:span><text:span text:style-name="T38">חלב</text:span><text:span text:style-name="T31"> </text:span><text:span text:style-name="T38">המכסה</text:span><text:span text:style-name="T31"> </text:span><text:span text:style-name="T38">את</text:span><text:span text:style-name="T31"> </text:span><text:span text:style-name="T38">הדקין</text:span><text:span text:style-name="T31"> </text:span><text:span text:style-name="T38">שם</text:span><text:span text:style-name="T31"> </text:span><text:span text:style-name="T38">אחד</text:span><text:span text:style-name="T31"> </text:span><text:span text:style-name="T38">הוא, ש'חלב' סתם</text:span><text:span text:style-name="T31"> </text:span><text:span text:style-name="T38">איקרו</text:span><text:span text:style-name="T32">)</text:span><text:span text:style-name="T1"> – מצטרף!?</text:span></text:p>
      <text:p text:style-name="P4"><text:span text:style-name="T1">ואם</text:span><text:span text:style-name="T2"> </text:span><text:span text:style-name="T1">תמצא</text:span><text:span text:style-name="T2"> </text:span><text:span text:style-name="T1">לומר</text:span><text:span text:style-name="T2"> </text:span><text:span text:style-name="T1">כיון</text:span><text:span text:style-name="T2"> </text:span><text:span text:style-name="T1">דאידי</text:span><text:span text:style-name="T2"> </text:span><text:span text:style-name="T1">ואידי</text:span><text:span text:style-name="T2"> </text:span><text:span text:style-name="T1">חלב</text:span><text:span text:style-name="T2"> </text:span><text:span text:style-name="T1">הוא</text:span><text:span text:style-name="T2"> </text:span><text:span text:style-name="T1">מצטרף, - מיעוט</text:span><text:span text:style-name="T2"> </text:span><text:span text:style-name="T1">בחלב</text:span><text:span text:style-name="T2"> </text:span><text:span text:style-name="T1">שעל</text:span><text:span text:style-name="T2"> </text:span><text:span text:style-name="T1">גבי</text:span><text:span text:style-name="T2"> </text:span><text:span text:style-name="T1">הקבה</text:span><text:span text:style-name="T2"> </text:span><text:span text:style-name="T1">ומיעוט</text:span><text:span text:style-name="T2"> </text:span><text:span text:style-name="T1">בחלב</text:span><text:span text:style-name="T2"> </text:span><text:span text:style-name="T1">שעל</text:span><text:span text:style-name="T2"> </text:span><text:span text:style-name="T1">גבי</text:span><text:span text:style-name="T2"> </text:span><text:span text:style-name="T1">דקין</text:span><text:span text:style-name="T2"> </text:span><text:span text:style-name="T1">מהו?</text:span></text:p>
      <text:p text:style-name="P4"><text:span text:style-name="T1">הכא</text:span><text:span text:style-name="T2"> </text:span><text:span text:style-name="T1">ודאי: כיון</text:span><text:span text:style-name="T2"> </text:span><text:span text:style-name="T1">דבתרי</text:span><text:span text:style-name="T2"> </text:span><text:span text:style-name="T1">קראי</text:span><text:span text:style-name="T2"> </text:span><text:span text:style-name="T1">קאתי</text:span><text:span text:style-name="T2"> </text:span><text:span text:style-name="T1">- לא</text:span><text:span text:style-name="T2"> </text:span><text:span text:style-name="T1">מצטרף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אידי</text:span><text:span text:style-name="T2"> </text:span><text:span text:style-name="T1">ואידי</text:span><text:span text:style-name="T2"> </text:span><text:span text:style-name="T1">'חלב' הוא</text:span><text:span text:style-name="T2"> </text:span><text:span text:style-name="T1">- מצטרף?</text:span></text:p>
      <text:p text:style-name="P4"><text:span text:style-name="T1">ואם</text:span><text:span text:style-name="T2"> </text:span><text:span text:style-name="T1">תימצי</text:span><text:span text:style-name="T2"> </text:span><text:span text:style-name="T1">לומר</text:span><text:span text:style-name="T2"> </text:span><text:span text:style-name="T1">שם</text:span><text:span text:style-name="T2"> </text:span><text:span text:style-name="T1">'חלב' הוא, ומצטרף, - מיעוט</text:span><text:span text:style-name="T2"> </text:span><text:span text:style-name="T1">בחלב</text:span><text:span text:style-name="T2"> </text:span><text:span text:style-name="T1">ומיעוט</text:span><text:span text:style-name="T2"> </text:span><text:span text:style-name="T1">בדם</text:span><text:span text:style-name="T2"> </text:span><text:span text:style-name="T1">מהו? הכא</text:span><text:span text:style-name="T2"> </text:span><text:span text:style-name="T1">ודאי</text:span><text:span text:style-name="T2"> </text:span><text:span text:style-name="T1">כיון</text:span><text:span text:style-name="T2"> </text:span><text:span text:style-name="T1">דתרי</text:span><text:span text:style-name="T2"> </text:span><text:span text:style-name="T1">איסורי</text:span><text:span text:style-name="T2"> </text:span><text:span text:style-name="T1">נינהו</text:span><text:span text:style-name="T2"> </text:span><text:span text:style-name="T1">[וכיון</text:span><text:span text:style-name="T2"> </text:span><text:span text:style-name="T1">דאין</text:span><text:span text:style-name="T2"> </text:span><text:span text:style-name="T1">איסורן</text:span><text:span text:style-name="T2"> </text:span><text:span text:style-name="T1">שוה] </text:span><text:span text:style-name="T32">(</text:span><text:span text:style-name="T38">דחלב</text:span><text:span text:style-name="T31"> </text:span><text:span text:style-name="T38">אינו</text:span><text:span text:style-name="T31"> </text:span><text:span text:style-name="T38">שוה</text:span><text:span text:style-name="T31"> </text:span><text:span text:style-name="T38">בכל: דחלב</text:span><text:span text:style-name="T31"> </text:span><text:span text:style-name="T38">חיה</text:span><text:span text:style-name="T31"> </text:span><text:span text:style-name="T38">מותר!</text:span><text:span text:style-name="T32">)</text:span><text:span text:style-name="T1"> - לא</text:span><text:span text:style-name="T2"> </text:span><text:span text:style-name="T1">מצטרף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איסורן</text:span><text:span text:style-name="T2"> </text:span><text:span text:style-name="T1">שוה</text:span><text:span text:style-name="T2"> </text:span><text:span text:style-name="T32">(</text:span><text:span text:style-name="T38">כיון</text:span><text:span text:style-name="T31"> </text:span><text:span text:style-name="T38">דאילו</text:span><text:span text:style-name="T31"> </text:span><text:span text:style-name="T38">צבור</text:span><text:span text:style-name="T31"> </text:span><text:span text:style-name="T38">אכלי</text:span><text:span text:style-name="T31"> </text:span><text:span text:style-name="T38">האי</text:span><text:span text:style-name="T31"> </text:span><text:span text:style-name="T38">חלב</text:span><text:span text:style-name="T31"> </text:span><text:span text:style-name="T38">והאי</text:span><text:span text:style-name="T31"> </text:span><text:span text:style-name="T38">דם</text:span><text:span text:style-name="T31"> </text:span><text:span text:style-name="T38">שלא</text:span><text:span text:style-name="T31"> </text:span><text:span text:style-name="T38">בהוראה, בשגגת</text:span><text:span text:style-name="T31"> </text:span><text:span text:style-name="T38">מעשה</text:span><text:span text:style-name="T32">)</text:span><text:span text:style-name="T1"> דקרבנן</text:span><text:span text:style-name="T2"> </text:span><text:span text:style-name="T1">שוה</text:span><text:span text:style-name="T2"> </text:span><text:span text:style-name="T32">(</text:span><text:span text:style-name="T38">מייתו</text:span><text:span text:style-name="T31"> </text:span><text:span text:style-name="T38">כל</text:span><text:span text:style-name="T31"> </text:span><text:span text:style-name="T38">חד</text:span><text:span text:style-name="T31"> </text:span><text:span text:style-name="T38">וחד: אי</text:span><text:span text:style-name="T31"> </text:span><text:span text:style-name="T38">בעו</text:span><text:span text:style-name="T31"> </text:span><text:span text:style-name="T38">כשבה</text:span><text:span text:style-name="T31"> </text:span><text:span text:style-name="T38">מייתו</text:span><text:span text:style-name="T31"> </text:span><text:span text:style-name="T38">אי</text:span><text:span text:style-name="T31"> </text:span><text:span text:style-name="T38">בעו</text:span><text:span text:style-name="T31"> </text:span><text:span text:style-name="T38">שעירה</text:span><text:span text:style-name="T31"> </text:span><text:span text:style-name="T38">מייתו, דמצי</text:span><text:span text:style-name="T31"> </text:span><text:span text:style-name="T38">אשוויי</text:span><text:span text:style-name="T31"> </text:span><text:span text:style-name="T38">קרבנם</text:span><text:span text:style-name="T32">)</text:span><text:span text:style-name="T1"> – מצטרף</text:span><text:span text:style-name="T2"> </text:span><text:span text:style-name="T32">(</text:span><text:span text:style-name="T38">השתא</text:span><text:span text:style-name="T31"> </text:span><text:span text:style-name="T38">נמי, כי</text:span><text:span text:style-name="T31"> </text:span><text:span text:style-name="T38">עשו</text:span><text:span text:style-name="T31"> </text:span><text:span text:style-name="T38">בהוראה</text:span><text:span text:style-name="T31"> </text:span><text:span text:style-name="T38">מצטרפי</text:span><text:span text:style-name="T32">)</text:span><text:span text:style-name="T1">?</text:span></text:p>
      <text:p text:style-name="P4"><text:span text:style-name="T1">ואם</text:span><text:span text:style-name="T2"> </text:span><text:span text:style-name="T1">תימצי</text:span><text:span text:style-name="T2"> </text:span><text:span text:style-name="T1">לומר</text:span><text:span text:style-name="T2"> </text:span><text:span text:style-name="T1">כיון</text:span><text:span text:style-name="T2"> </text:span><text:span text:style-name="T1">דקרבנן</text:span><text:span text:style-name="T2"> </text:span><text:span text:style-name="T1">שוה</text:span><text:span text:style-name="T2"> </text:span><text:span text:style-name="T1">מצטרף, - מיעוט</text:span><text:span text:style-name="T2"> </text:span><text:span text:style-name="T1">בחלב</text:span><text:span text:style-name="T2"> </text:span><text:span text:style-name="T1">ומיעוט</text:span><text:span text:style-name="T2"> </text:span><text:span text:style-name="T32">(</text:span><text:span text:style-name="T38">בתרא</text:span><text:span text:style-name="T32">)</text:span><text:span text:style-name="T1"> בעבודת</text:span><text:span text:style-name="T2"> </text:span><text:span text:style-name="T1">כוכבים</text:span><text:span text:style-name="T2"> </text:span><text:span text:style-name="T32">(</text:span><text:span text:style-name="T38">קרבנם</text:span><text:span text:style-name="T31"> </text:span><text:span text:style-name="T38">שעירה</text:span><text:span text:style-name="T31"> </text:span><text:span text:style-name="T38">ולא</text:span><text:span text:style-name="T31"> </text:span><text:span text:style-name="T38">כשבה</text:span><text:span text:style-name="T32">)</text:span><text:span text:style-name="T1"> מהו? הכא</text:span><text:span text:style-name="T2"> </text:span><text:span text:style-name="T1">ודאי</text:span><text:span text:style-name="T2"> </text:span><text:span text:style-name="T1">אין</text:span><text:span text:style-name="T2"> </text:span><text:span text:style-name="T1">איסורן</text:span><text:span text:style-name="T2"> </text:span><text:span text:style-name="T1">שוה</text:span><text:span text:style-name="T2"> </text:span><text:span text:style-name="T1">ואין</text:span><text:span text:style-name="T2"> </text:span><text:span text:style-name="T1">קרבנן</text:span><text:span text:style-name="T2"> </text:span><text:span text:style-name="T1">שוה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אידי</text:span><text:span text:style-name="T2"> </text:span><text:span text:style-name="T1">ואידי</text:span><text:span text:style-name="T2"> </text:span><text:span text:style-name="T1">כרת</text:span><text:span text:style-name="T2"> </text:span><text:span text:style-name="T1">הוא</text:span><text:span text:style-name="T2"> – </text:span><text:span text:style-name="T1">מצטרף?</text:span></text:p>
      <text:p text:style-name="P3">תיקו.</text:p>
      <text:p text:style-name="P3"/>
      <text:p text:style-name="P4"><text:soft-page-break/><text:span text:style-name="T1">איבעיא</text:span><text:span text:style-name="T2"> </text:span><text:span text:style-name="T1">להו: הורו</text:span><text:span text:style-name="T2"> </text:span><text:span text:style-name="T1">ב"ד</text:span><text:span text:style-name="T2"> </text:span><text:span text:style-name="T1">שחלב</text:span><text:span text:style-name="T2"> </text:span><text:span text:style-name="T1">מותר, ועשו</text:span><text:span text:style-name="T2"> </text:span><text:span text:style-name="T1">מיעוט</text:span><text:span text:style-name="T2"> </text:span><text:span text:style-name="T1">הקהל, ומת</text:span><text:span text:style-name="T2"> </text:span><text:span text:style-name="T1">אותו</text:span><text:span text:style-name="T2"> </text:span><text:span text:style-name="T1">בית</text:span><text:span text:style-name="T2"> </text:span><text:span text:style-name="T1">דין, ועמד</text:span><text:span text:style-name="T2"> </text:span><text:span text:style-name="T1">ב"ד</text:span><text:span text:style-name="T2"> </text:span><text:span text:style-name="T1">אחר, וחזרו</text:span><text:span text:style-name="T2"> </text:span><text:span text:style-name="T1">והורו</text:span><text:span text:style-name="T2"> </text:span><text:span text:style-name="T1">ועשו</text:span><text:span text:style-name="T2"> </text:span><text:span text:style-name="T1">מיעוט</text:span><text:span text:style-name="T2"> </text:span><text:span text:style-name="T1">אחר?</text:span></text:p>
      <text:p text:style-name="P4"><text:span text:style-name="T1">אליבא</text:span><text:span text:style-name="T2"> </text:span><text:span text:style-name="T1">דמ"ד</text:span><text:span text:style-name="T2"> </text:span><text:span text:style-name="T1">'ב"ד</text:span><text:span text:style-name="T2"> </text:span><text:span text:style-name="T1">מייתי' - לא</text:span><text:span text:style-name="T2"> </text:span><text:span text:style-name="T1">תיבעי</text:span><text:span text:style-name="T2"> </text:span><text:span text:style-name="T1">לך, דהא</text:span><text:span text:style-name="T2"> </text:span><text:span text:style-name="T1">ליתנהו, אלא</text:span><text:span text:style-name="T2"> </text:span><text:span text:style-name="T1">כי</text:span><text:span text:style-name="T2"> </text:span><text:span text:style-name="T1">תיבעי</text:span><text:span text:style-name="T2"> </text:span><text:span text:style-name="T1">לך</text:span><text:span text:style-name="T2"> </text:span><text:span text:style-name="T1">אליבא</text:span><text:span text:style-name="T2"> </text:span><text:span text:style-name="T1">דמ"ד</text:span><text:span text:style-name="T2"> </text:span><text:span text:style-name="T1">'צבור</text:span><text:span text:style-name="T2"> </text:span><text:span text:style-name="T1">מייתי' – מאי? צבור</text:span><text:span text:style-name="T2"> </text:span><text:span text:style-name="T1">הא</text:span><text:span text:style-name="T2"> </text:span><text:span text:style-name="T1">קאי</text:span><text:span text:style-name="T2"> </text:span><text:span text:style-name="T32">(</text:span><text:span text:style-name="T38">ולא</text:span><text:span text:style-name="T31"> </text:span><text:span text:style-name="T38">בעינן</text:span><text:span text:style-name="T31"> </text:span><text:span text:style-name="T38">'ההוא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דהורו</text:span><text:span text:style-name="T31"> </text:span><text:span text:style-name="T38">להם</text:span><text:span text:style-name="T31"> </text:span><text:span text:style-name="T38">מעיקרא</text:span><text:span text:style-name="T31"> </text:span><text:span text:style-name="T38">דתהוי</text:span><text:span text:style-name="T31"> </text:span><text:span text:style-name="T38">להו</text:span><text:span text:style-name="T31"> </text:span><text:span text:style-name="T38">ידיעה', כלומר: לא</text:span><text:span text:style-name="T31"> </text:span><text:span text:style-name="T38">בעינן</text:span><text:span text:style-name="T31"> </text:span><text:span text:style-name="T38">דתהוי</text:span><text:span text:style-name="T31"> </text:span><text:span text:style-name="T38">להו</text:span><text:span text:style-name="T31"> </text:span><text:span text:style-name="T38">ידיעה</text:span><text:span text:style-name="T31"> </text:span><text:span text:style-name="T38">לב"ד</text:span><text:span text:style-name="T31"> </text:span><text:span text:style-name="T38">קמא, ומצטרפי</text:span><text:span text:style-name="T32">)</text:span><text:span text:style-name="T1">?</text:span></text:p>
      <text:p text:style-name="P3"/>
      <text:p text:style-name="P4"><text:span text:style-name="T1">(הוריות</text:span><text:span text:style-name="T2"> </text:span><text:span text:style-name="T1">ג,ב)</text:span></text:p>
      <text:p text:style-name="P4"><text:span text:style-name="T1">או</text:span><text:span text:style-name="T2"> </text:span><text:span text:style-name="T1">דלמא</text:span><text:span text:style-name="T2"> </text:span><text:span text:style-name="T1">[ידיעה] דההוא</text:span><text:span text:style-name="T2"> </text:span><text:span text:style-name="T1">ב"ד</text:span><text:span text:style-name="T2"> </text:span><text:span text:style-name="T1">דהורו</text:span><text:span text:style-name="T2"> </text:span><text:span text:style-name="T1">בעינן?</text:span></text:p>
      <text:p text:style-name="P3">תיקו.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ונתן: מאה</text:span><text:span text:style-name="T2"> </text:span><text:span text:style-name="T1">שישבו</text:span><text:span text:style-name="T2"> </text:span><text:span text:style-name="T1">להורות</text:span><text:span text:style-name="T2"> </text:span><text:span text:style-name="T1">- אין</text:span><text:span text:style-name="T2"> </text:span><text:span text:style-name="T1">חייבין</text:span><text:span text:style-name="T2"> </text:span><text:span text:style-name="T1">עד</text:span><text:span text:style-name="T2"> </text:span><text:span text:style-name="T1">שיורו</text:span><text:span text:style-name="T2"> </text:span><text:span text:style-name="T1">כולן, שנאמר</text:span><text:span text:style-name="T2"> </text:span><text:span text:style-name="T68">(ויקרא</text:span><text:span text:style-name="T69"> </text:span><text:span text:style-name="T68">ד,יג)</text:span><text:span text:style-name="T1"> </text:span><text:span text:style-name="T59">ואם</text:span><text:span text:style-name="T2"> </text:span><text:span text:style-name="T65">כל</text:span><text:span text:style-name="T2"> </text:span><text:span text:style-name="T59">עדת</text:span><text:span text:style-name="T2"> </text:span><text:span text:style-name="T59">ישראל</text:span><text:span text:style-name="T2"> </text:span><text:span text:style-name="T59">ישגו</text:span><text:span text:style-name="T2"> </text:span><text:span text:style-name="T28">[ונעלם</text:span><text:span text:style-name="T31"> </text:span><text:span text:style-name="T28">דבר</text:span><text:span text:style-name="T31"> </text:span><text:span text:style-name="T28">מעיני</text:span><text:span text:style-name="T31"> </text:span><text:span text:style-name="T28">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1"> - עד</text:span><text:span text:style-name="T2"> </text:span><text:span text:style-name="T1">שישגו</text:span><text:span text:style-name="T2"> </text:span><text:span text:style-name="T1">כולן</text:span><text:span text:style-name="T2"> </text:span><text:span text:style-name="T1">[עד</text:span><text:span text:style-name="T2"> </text:span><text:span text:style-name="T1">שתפשוט</text:span><text:span text:style-name="T2"> </text:span><text:span text:style-name="T1">הוראה</text:span><text:span text:style-name="T2"> </text:span><text:span text:style-name="T1">בכל</text:span><text:span text:style-name="T2"> </text:span><text:span text:style-name="T1">עדת</text:span><text:span text:style-name="T2"> </text:span><text:span text:style-name="T1">ישראל</text:span><text:span text:style-name="T2"> </text:span><text:span text:style-name="T32">(</text:span><text:span text:style-name="T38">דהיינו: אותן</text:span><text:span text:style-name="T31"> </text:span><text:span text:style-name="T38">שישבו</text:span><text:span text:style-name="T31"> </text:span><text:span text:style-name="T38">להורות</text:span><text:span text:style-name="T32">)</text:span><text:span text:style-name="T1">]; </text:span></text:p>
      <text:p text:style-name="P4"><text:span text:style-name="T1">אמר</text:span><text:span text:style-name="T2"> </text:span><text:span text:style-name="T1">רב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הושעיא: הכי</text:span><text:span text:style-name="T2"> </text:span><text:span text:style-name="T1">נמי</text:span><text:span text:style-name="T2"> </text:span><text:span text:style-name="T1">מסתברא: דבכל</text:span><text:span text:style-name="T2"> </text:span><text:span text:style-name="T1">התורה</text:span><text:span text:style-name="T2"> </text:span><text:span text:style-name="T1">כולה</text:span><text:span text:style-name="T2"> </text:span><text:span text:style-name="T1">קיימא</text:span><text:span text:style-name="T2"> </text:span><text:span text:style-name="T1">לן</text:span><text:span text:style-name="T2"> </text:span><text:span text:style-name="T1">רובו</text:span><text:span text:style-name="T2"> </text:span><text:span text:style-name="T1">ככולו, והכא</text:span><text:span text:style-name="T2"> </text:span><text:span text:style-name="T1">כתיב</text:span><text:span text:style-name="T2"> </text:span><text:span text:style-name="T1">'</text:span><text:span text:style-name="T59">כל</text:span><text:span text:style-name="T2"> </text:span><text:span text:style-name="T59">העדה</text:span><text:span text:style-name="T1">'; הואיל</text:span><text:span text:style-name="T2"> </text:span><text:span text:style-name="T1">וכך</text:span><text:span text:style-name="T2"> </text:span><text:span text:style-name="T1">- אפילו</text:span><text:span text:style-name="T2"> </text:span><text:span text:style-name="T1">הן</text:span><text:span text:style-name="T2"> </text:span><text:span text:style-name="T1">מאה.</text:span></text:p>
      <text:p text:style-name="P4"><text:span text:style-name="T1">[תנן:] '</text:span><text:span text:style-name="T73">הורו</text:span><text:span text:style-name="T74"> </text:span><text:span text:style-name="T73">ב"ד</text:span><text:span text:style-name="T74"> </text:span><text:span text:style-name="T73">וידע</text:span><text:span text:style-name="T74"> </text:span><text:span text:style-name="T73">אחד</text:span><text:span text:style-name="T74"> </text:span><text:span text:style-name="T73">מהן</text:span><text:span text:style-name="T74"> </text:span><text:span text:style-name="T73">שטעו</text:span><text:span text:style-name="T74"> </text:span><text:span text:style-name="T73">[או</text:span><text:span text:style-name="T74"> </text:span><text:span text:style-name="T73">תלמיד</text:span><text:span text:style-name="T74"> </text:span><text:span text:style-name="T73">וראוי</text:span><text:span text:style-name="T74"> </text:span><text:span text:style-name="T73">להוראה] והלך</text:span><text:span text:style-name="T74"> </text:span><text:span text:style-name="T73">ועשה</text:span><text:span text:style-name="T74"> </text:span><text:span text:style-name="T73">על</text:span><text:span text:style-name="T74"> </text:span><text:span text:style-name="T73">פיהם, בין</text:span><text:span text:style-name="T74"> </text:span><text:span text:style-name="T73">שעשו</text:span><text:span text:style-name="T74"> </text:span><text:span text:style-name="T73">ועשה</text:span><text:span text:style-name="T74"> </text:span><text:span text:style-name="T73">עמהן, ובין</text:span><text:span text:style-name="T74"> </text:span><text:span text:style-name="T73">שעשו</text:span><text:span text:style-name="T74"> </text:span><text:span text:style-name="T73">ועשה</text:span><text:span text:style-name="T74"> </text:span><text:span text:style-name="T73">אחריהן, ובין</text:span><text:span text:style-name="T74"> </text:span><text:span text:style-name="T73">שלא</text:span><text:span text:style-name="T74"> </text:span><text:span text:style-name="T73">עשו</text:span><text:span text:style-name="T74"> </text:span><text:span text:style-name="T73">ועשה</text:span><text:span text:style-name="T74"> </text:span><text:span text:style-name="T73">- הרי</text:span><text:span text:style-name="T74"> </text:span><text:span text:style-name="T73">זה</text:span><text:span text:style-name="T74"> </text:span><text:span text:style-name="T73">חייב</text:span><text:span text:style-name="T74"> </text:span><text:span text:style-name="T73">מפני</text:span><text:span text:style-name="T74"> </text:span><text:span text:style-name="T73">שלא</text:span><text:span text:style-name="T74"> </text:span><text:span text:style-name="T73">תלה</text:span><text:span text:style-name="T74"> </text:span><text:span text:style-name="T73">בבית</text:span><text:span text:style-name="T74"> </text:span><text:span text:style-name="T73">דין</text:span><text:span text:style-name="T1">'; האי</text:span><text:span text:style-name="T2"> </text:span><text:span text:style-name="T63">הוא</text:span><text:span text:style-name="T2"> </text:span><text:span text:style-name="T1">דחייב, הא</text:span><text:span text:style-name="T2"> </text:span><text:span text:style-name="T1">אחר</text:span><text:span text:style-name="T2"> </text:span><text:span text:style-name="T1">פטור! ואמאי? הא</text:span><text:span text:style-name="T2"> </text:span><text:span text:style-name="T1">לא</text:span><text:span text:style-name="T2"> </text:span><text:span text:style-name="T1">נגמרה</text:span><text:span text:style-name="T2"> </text:span><text:span text:style-name="T1">הוראה!?</text:span></text:p>
      <text:p text:style-name="P4"><text:span text:style-name="T1">הכא</text:span><text:span text:style-name="T2"> </text:span><text:span text:style-name="T1">במאי</text:span><text:span text:style-name="T2"> </text:span><text:span text:style-name="T1">עסקינן? - כגון</text:span><text:span text:style-name="T2"> </text:span><text:span text:style-name="T1">שהרכין</text:span><text:span text:style-name="T2"> </text:span><text:span text:style-name="T1">ההוא</text:span><text:span text:style-name="T2"> </text:span><text:span text:style-name="T1">'אחד</text:span><text:span text:style-name="T2"> </text:span><text:span text:style-name="T1">מהן' </text:span><text:span text:style-name="T32">(</text:span><text:span text:style-name="T38">או</text:span><text:span text:style-name="T31"> </text:span><text:span text:style-name="T38">תלמיד</text:span><text:span text:style-name="T32">)</text:span><text:span text:style-name="T1"> בראשו</text:span><text:span text:style-name="T2"> </text:span><text:span text:style-name="T32">(</text:span><text:span text:style-name="T38">דנראה</text:span><text:span text:style-name="T31"> </text:span><text:span text:style-name="T38">כהודה</text:span><text:span text:style-name="T31"> </text:span><text:span text:style-name="T38">לדבריהם, ונגמרה</text:span><text:span text:style-name="T31"> </text:span><text:span text:style-name="T38">הוראה</text:span><text:span text:style-name="T32">)</text:span><text:span text:style-name="T1">.</text:span></text:p>
      <text:p text:style-name="P3"/>
      <text:p text:style-name="P4"><text:span text:style-name="T1">תא</text:span><text:span text:style-name="T2"> </text:span><text:span text:style-name="T1">שמע</text:span><text:span text:style-name="T2"> </text:span><text:span text:style-name="T18">[דומה</text:span><text:span text:style-name="T19"> </text:span><text:span text:style-name="T18">למשנה</text:span><text:span text:style-name="T19"> </text:span><text:span text:style-name="T18">ד]</text:span><text:span text:style-name="T1">: '</text:span><text:span text:style-name="T73">הורו</text:span><text:span text:style-name="T74"> </text:span><text:span text:style-name="T73">ב"ד</text:span><text:span text:style-name="T74"> </text:span><text:span text:style-name="T73">וידע</text:span><text:span text:style-name="T74"> </text:span><text:span text:style-name="T73">אחד</text:span><text:span text:style-name="T74"> </text:span><text:span text:style-name="T73">מהן</text:span><text:span text:style-name="T74"> </text:span><text:span text:style-name="T73">שטעו, ואמר</text:span><text:span text:style-name="T74"> </text:span><text:span text:style-name="T73">להן: "טועין</text:span><text:span text:style-name="T74"> </text:span><text:span text:style-name="T73">אתם!" ... הרי</text:span><text:span text:style-name="T74"> </text:span><text:span text:style-name="T73">אלו</text:span><text:span text:style-name="T74"> </text:span><text:span text:style-name="T73">פטורים</text:span><text:span text:style-name="T1">'; טעמא</text:span><text:span text:style-name="T2"> </text:span><text:span text:style-name="T1">דאמר</text:span><text:span text:style-name="T2"> </text:span><text:span text:style-name="T1">להן</text:span><text:span text:style-name="T2"> </text:span><text:span text:style-name="T1">"טועין</text:span><text:span text:style-name="T2"> </text:span><text:span text:style-name="T1">אתם" דפטורים, הא</text:span><text:span text:style-name="T2"> </text:span><text:span text:style-name="T1">שתיק</text:span><text:span text:style-name="T2"> </text:span><text:span text:style-name="T1">מישתק</text:span><text:span text:style-name="T2"> – </text:span><text:span text:style-name="T1">חייבין, וגמר</text:span><text:span text:style-name="T2"> </text:span><text:span text:style-name="T1">לה</text:span><text:span text:style-name="T2"> </text:span><text:span text:style-name="T1">הוראה</text:span><text:span text:style-name="T2"> – </text:span><text:span text:style-name="T1">ואמאי? והא</text:span><text:span text:style-name="T2"> </text:span><text:span text:style-name="T1">לא</text:span><text:span text:style-name="T2"> </text:span><text:span text:style-name="T1">הורו</text:span><text:span text:style-name="T2"> </text:span><text:span text:style-name="T1">כולן?</text:span></text:p>
      <text:p text:style-name="P4"><text:span text:style-name="T1">אמרי: הכי</text:span><text:span text:style-name="T2"> </text:span><text:span text:style-name="T1">נמי</text:span><text:span text:style-name="T2"> </text:span><text:span text:style-name="T1">כגון</text:span><text:span text:style-name="T2"> </text:span><text:span text:style-name="T1">שהרכין</text:span><text:span text:style-name="T2"> </text:span><text:span text:style-name="T1">בראשו. </text:span></text:p>
      <text:p text:style-name="P11"/>
      <text:p text:style-name="P4"><text:span text:style-name="T1">מתיב</text:span><text:span text:style-name="T2"> </text:span><text:span text:style-name="T1">רב</text:span><text:span text:style-name="T2"> </text:span><text:span text:style-name="T1">משרשיא: סמכו</text:span><text:span text:style-name="T2"> </text:span><text:span text:style-name="T1">רבותינו</text:span><text:span text:style-name="T2"> </text:span><text:span text:style-name="T1">על</text:span><text:span text:style-name="T2"> </text:span><text:span text:style-name="T1">דברי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, ועל</text:span><text:span text:style-name="T2"> </text:span><text:span text:style-name="T1">דברי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1">ברבי</text:span><text:span text:style-name="T2"> </text:span><text:span text:style-name="T1">צדוק, שהיו</text:span><text:span text:style-name="T2"> </text:span><text:span text:style-name="T1">אומרים: אין</text:span><text:span text:style-name="T2"> </text:span><text:span text:style-name="T1">גוזרין</text:span><text:span text:style-name="T2"> </text:span><text:span text:style-name="T1">גזירה</text:span><text:span text:style-name="T2"> </text:span><text:span text:style-name="T1">על</text:span><text:span text:style-name="T2"> </text:span><text:span text:style-name="T1">הצבור</text:span><text:span text:style-name="T2"> </text:span><text:span text:style-name="T1">אלא</text:span><text:span text:style-name="T2"> </text:span><text:span text:style-name="T1">אם</text:span><text:span text:style-name="T2"> </text:span><text:span text:style-name="T1">כן</text:span><text:span text:style-name="T2"> </text:span><text:span text:style-name="T1">רוב</text:span><text:span text:style-name="T2"> </text:span><text:span text:style-name="T1">הצבור</text:span><text:span text:style-name="T2"> </text:span><text:span text:style-name="T1">יכולין</text:span><text:span text:style-name="T2"> </text:span><text:span text:style-name="T1">לעמוד</text:span><text:span text:style-name="T2"> </text:span><text:span text:style-name="T1">בה; ואמר</text:span><text:span text:style-name="T2"> </text:span><text:span text:style-name="T1">רב</text:span><text:span text:style-name="T2"> </text:span><text:span text:style-name="T1">אדא</text:span><text:span text:style-name="T2"> </text:span><text:span text:style-name="T1">בר</text:span><text:span text:style-name="T2"> </text:span><text:span text:style-name="T1">אבא: מאי</text:span><text:span text:style-name="T2"> </text:span><text:span text:style-name="T1">קרא? - </text:span><text:span text:style-name="T68">(מלאכי</text:span><text:span text:style-name="T69"> </text:span><text:span text:style-name="T68">ג,ט)</text:span><text:span text:style-name="T59"> במארה</text:span><text:span text:style-name="T2"> </text:span><text:span text:style-name="T59">אתם</text:span><text:span text:style-name="T2"> </text:span><text:span text:style-name="T59">נארים</text:span><text:span text:style-name="T2"> </text:span><text:span text:style-name="T59">ואותי</text:span><text:span text:style-name="T2"> </text:span><text:span text:style-name="T59">אתם</text:span><text:span text:style-name="T2"> </text:span><text:span text:style-name="T59">קובעים</text:span><text:span text:style-name="T2"> </text:span><text:span text:style-name="T59">הגוי</text:span><text:span text:style-name="T2"> </text:span><text:span text:style-name="T59">כולו</text:span><text:span text:style-name="T2"> </text:span><text:span text:style-name="T32">(</text:span><text:span text:style-name="T38">כגון</text:span><text:span text:style-name="T31"> </text:span><text:span text:style-name="T38">שהגוי</text:span><text:span text:style-name="T31"> </text:span><text:span text:style-name="T38">כולו, דיכולין</text:span><text:span text:style-name="T31"> </text:span><text:span text:style-name="T38">לקבלה</text:span><text:span text:style-name="T32">)</text:span><text:span text:style-name="T1"> - והא</text:span><text:span text:style-name="T2"> </text:span><text:span text:style-name="T1">הכא</text:span><text:span text:style-name="T2"> </text:span><text:span text:style-name="T1">דכתיב</text:span><text:span text:style-name="T2"> </text:span><text:span text:style-name="T1">'</text:span><text:span text:style-name="T59">הגוי</text:span><text:span text:style-name="T2"> </text:span><text:span text:style-name="T59">כולו</text:span><text:span text:style-name="T1">', ורובא</text:span><text:span text:style-name="T2"> </text:span><text:span text:style-name="T1">ככולא</text:span><text:span text:style-name="T2"> </text:span><text:span text:style-name="T1">דמי</text:span><text:span text:style-name="T2"> </text:span><text:span text:style-name="T32">(</text:span><text:span text:style-name="T38">הכי</text:span><text:span text:style-name="T31"> </text:span><text:span text:style-name="T38">משמע: אי</text:span><text:span text:style-name="T31"> </text:span><text:span text:style-name="T38">איכא</text:span><text:span text:style-name="T31"> </text:span><text:span text:style-name="T38">'</text:span><text:span text:style-name="T28">גוי</text:span><text:span text:style-name="T31"> </text:span><text:span text:style-name="T28">כולו</text:span><text:span text:style-name="T38">', וקא</text:span><text:span text:style-name="T31"> </text:span><text:span text:style-name="T38">עבר</text:span><text:span text:style-name="T31"> </text:span><text:span text:style-name="T38">עליה</text:span><text:span text:style-name="T31"> </text:span><text:span text:style-name="T38">האי</text:span><text:span text:style-name="T31"> </text:span><text:span text:style-name="T38">גברא</text:span><text:span text:style-name="T31"> – </text:span><text:span text:style-name="T38">'</text:span><text:span text:style-name="T28">אותי</text:span><text:span text:style-name="T31"> </text:span><text:span text:style-name="T28">אתם</text:span><text:span text:style-name="T31"> </text:span><text:span text:style-name="T28">קובעים</text:span><text:span text:style-name="T38">'; והכי</text:span><text:span text:style-name="T31"> </text:span><text:span text:style-name="T38">כתוב</text:span><text:span text:style-name="T31"> </text:span><text:span text:style-name="T38">בספרים</text:span><text:span text:style-name="T31"> </text:span><text:span text:style-name="T38">במסכת</text:span><text:span text:style-name="T31"> </text:span><text:span text:style-name="T38">עבודת</text:span><text:span text:style-name="T31"> </text:span><text:span text:style-name="T38">כוכבים</text:span><text:span text:style-name="T31"> </text:span><text:span text:style-name="T38">בפרק</text:span><text:span text:style-name="T31"> </text:span><text:span text:style-name="T38">'אין</text:span><text:span text:style-name="T31"> </text:span><text:span text:style-name="T38">מעמידין' </text:span><text:span text:style-name="T18">[לו,ב]</text:span><text:span text:style-name="T32">)</text:span><text:span text:style-name="T1">! תיובתא</text:span><text:span text:style-name="T2"> </text:span><text:span text:style-name="T1">דרבי</text:span><text:span text:style-name="T2"> </text:span><text:span text:style-name="T1">יונתן!?</text:span></text:p>
      <text:p text:style-name="P3">תיובתא.</text:p>
      <text:p text:style-name="P4"><text:span text:style-name="T1">ואלא</text:span><text:span text:style-name="T2"> </text:span><text:span text:style-name="T1">מאי</text:span><text:span text:style-name="T2"> </text:span><text:span text:style-name="T1">'</text:span><text:span text:style-name="T59">כל</text:span><text:span text:style-name="T2"> </text:span><text:span text:style-name="T59">עדת</text:span><text:span text:style-name="T1">' דקאמר</text:span><text:span text:style-name="T2"> </text:span><text:span text:style-name="T1">רחמנא?</text:span></text:p>
      <text:p text:style-name="P4"><text:span text:style-name="T1">הכי</text:span><text:span text:style-name="T2"> </text:span><text:span text:style-name="T1">קאמר: אי</text:span><text:span text:style-name="T2"> </text:span><text:span text:style-name="T63">איכא</text:span><text:span text:style-name="T2"> </text:span><text:span text:style-name="T1">כולם</text:span><text:span text:style-name="T2"> </text:span><text:span text:style-name="T32">(</text:span><text:span text:style-name="T38">אי</text:span><text:span text:style-name="T31"> </text:span><text:span text:style-name="T38">איתא</text:span><text:span text:style-name="T31"> </text:span><text:span text:style-name="T38">לכולהו</text:span><text:span text:style-name="T31"> </text:span><text:span text:style-name="T38">סנהדרין</text:span><text:span text:style-name="T31"> </text:span><text:span text:style-name="T38">של</text:span><text:span text:style-name="T31"> </text:span><text:span text:style-name="T38">שבעים</text:span><text:span text:style-name="T31"> </text:span><text:span text:style-name="T38">ואחד</text:span><text:span text:style-name="T32">)</text:span><text:span text:style-name="T1"> - הויא</text:span><text:span text:style-name="T2"> </text:span><text:span text:style-name="T1">הוראה</text:span><text:span text:style-name="T2"> </text:span><text:span text:style-name="T32">(</text:span><text:span text:style-name="T38">אע"פ</text:span><text:span text:style-name="T31"> </text:span><text:span text:style-name="T38">שלא</text:span><text:span text:style-name="T31"> </text:span><text:span text:style-name="T38">הורו</text:span><text:span text:style-name="T31"> </text:span><text:span text:style-name="T38">כל</text:span><text:span text:style-name="T31"> </text:span><text:span text:style-name="T38">אותן</text:span><text:span text:style-name="T31"> </text:span><text:span text:style-name="T38">שישבו</text:span><text:span text:style-name="T31"> </text:span><text:span text:style-name="T38">להורות</text:span><text:span text:style-name="T32">)</text:span><text:span text:style-name="T1">, ואי</text:span><text:span text:style-name="T2"> </text:span><text:span text:style-name="T1">לא</text:span><text:span text:style-name="T2"> </text:span><text:span text:style-name="T1">- לא</text:span><text:span text:style-name="T2"> </text:span><text:span text:style-name="T1">הויא</text:span><text:span text:style-name="T2"> </text:span><text:span text:style-name="T1">הוראה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הושע: עשרה</text:span><text:span text:style-name="T2"> </text:span><text:span text:style-name="T1">שיושבין</text:span><text:span text:style-name="T2"> </text:span><text:span text:style-name="T1">בדין</text:span><text:span text:style-name="T2"> </text:span><text:span text:style-name="T1">- קולר</text:span><text:span text:style-name="T2"> </text:span><text:span text:style-name="T1">תלוי</text:span><text:span text:style-name="T2"> </text:span><text:span text:style-name="T1">בצואר</text:span><text:span text:style-name="T2"> </text:span><text:span text:style-name="T1">כולן.</text:span></text:p>
      <text:p text:style-name="P3">פשיטא?</text:p>
      <text:p text:style-name="P4"><text:span text:style-name="T1">הא</text:span><text:span text:style-name="T2"> </text:span><text:span text:style-name="T1">קא</text:span><text:span text:style-name="T2"> </text:span><text:span text:style-name="T1">משמע</text:span><text:span text:style-name="T2"> </text:span><text:span text:style-name="T1">לן: דאפילו</text:span><text:span text:style-name="T2"> </text:span><text:span text:style-name="T1">תלמיד</text:span><text:span text:style-name="T2"> </text:span><text:span text:style-name="T1">בפני</text:span><text:span text:style-name="T2"> </text:span><text:span text:style-name="T1">רבו.</text:span></text:p>
      <text:p text:style-name="P4"><text:span text:style-name="T1">רב</text:span><text:span text:style-name="T2"> </text:span><text:span text:style-name="T1">הונא</text:span><text:span text:style-name="T2"> </text:span><text:span text:style-name="T1">כי</text:span><text:span text:style-name="T2"> </text:span><text:span text:style-name="T1">הוה</text:span><text:span text:style-name="T2"> </text:span><text:span text:style-name="T1">נפיק</text:span><text:span text:style-name="T2"> </text:span><text:span text:style-name="T1">לבי</text:span><text:span text:style-name="T2"> </text:span><text:span text:style-name="T1">דינא</text:span><text:span text:style-name="T2"> </text:span><text:span text:style-name="T1">- מייתי</text:span><text:span text:style-name="T2"> </text:span><text:span text:style-name="T1">עשרה</text:span><text:span text:style-name="T2"> </text:span><text:span text:style-name="T1">תנאי</text:span><text:span text:style-name="T2"> </text:span><text:span text:style-name="T1">דבי</text:span><text:span text:style-name="T2"> </text:span><text:span text:style-name="T1">רב</text:span><text:span text:style-name="T2"> </text:span><text:span text:style-name="T1">לקמיה, כי</text:span><text:span text:style-name="T2"> </text:span><text:span text:style-name="T1">היכי</text:span><text:span text:style-name="T2"> </text:span><text:span text:style-name="T1">דנימטיין</text:span><text:span text:style-name="T2"> </text:span><text:span text:style-name="T1">שיבא</text:span><text:span text:style-name="T2"> </text:span><text:span text:style-name="T32">(</text:span><text:span text:style-name="T38">אופתא</text:span><text:span text:style-name="T32">)</text:span><text:span text:style-name="T1"> מכשורא</text:span><text:span text:style-name="T2"> </text:span><text:span text:style-name="T82">[שכל</text:span><text:span text:style-name="T84"> </text:span><text:span text:style-name="T82">אחד</text:span><text:span text:style-name="T84"> </text:span><text:span text:style-name="T82">מאתנו</text:span><text:span text:style-name="T84"> </text:span><text:span text:style-name="T82">ייפגע</text:span><text:span text:style-name="T84"> – </text:span><text:span text:style-name="T82">אם</text:span><text:span text:style-name="T84"> </text:span><text:span text:style-name="T82">טעינו</text:span><text:span text:style-name="T84"> – </text:span><text:span text:style-name="T82">רק</text:span><text:span text:style-name="T84"> </text:span><text:span text:style-name="T82">בשבב</text:span><text:span text:style-name="T84"> </text:span><text:span text:style-name="T82">מהקורה]</text:span><text:span text:style-name="T85">.</text:span></text:p>
      <text:p text:style-name="P4"><text:span text:style-name="T1">רב</text:span><text:span text:style-name="T2"> </text:span><text:span text:style-name="T1">אשי, כי</text:span><text:span text:style-name="T2"> </text:span><text:span text:style-name="T1">הוו</text:span><text:span text:style-name="T2"> </text:span><text:span text:style-name="T1">מייתי</text:span><text:span text:style-name="T2"> </text:span><text:span text:style-name="T1">טרפתא</text:span><text:span text:style-name="T2"> </text:span><text:span text:style-name="T1">לקמיה</text:span><text:span text:style-name="T2"> </text:span><text:span text:style-name="T1">- מייתי</text:span><text:span text:style-name="T2"> </text:span><text:span text:style-name="T1">עשרה</text:span><text:span text:style-name="T2"> </text:span><text:span text:style-name="T1">טבחי</text:span><text:span text:style-name="T2"> </text:span><text:span text:style-name="T1">ממתא</text:span><text:span text:style-name="T2"> </text:span><text:span text:style-name="T1">מחסיא, ומותיב</text:span><text:span text:style-name="T2"> </text:span><text:span text:style-name="T1">קמיה; אמר: כי</text:span><text:span text:style-name="T2"> </text:span><text:span text:style-name="T1">היכא</text:span><text:span text:style-name="T2"> </text:span><text:span text:style-name="T1">דנימטיין</text:span><text:span text:style-name="T2"> </text:span><text:span text:style-name="T1">שיבא</text:span><text:span text:style-name="T2"> </text:span><text:span text:style-name="T1">מכשורא.</text:span></text:p>
      <text:p text:style-name="P3"/>
      <text:p text:style-name="P3"/>
      <text:p text:style-name="P3">משנה:</text:p>
      <text:p text:style-name="P4"><text:span text:style-name="T38">[משנה</text:span><text:span text:style-name="T31"> </text:span><text:span text:style-name="T38">ב]</text:span><text:span text:style-name="T1"> הורו</text:span><text:span text:style-name="T2"> </text:span><text:span text:style-name="T1">ב"ד</text:span><text:span text:style-name="T2"> </text:span><text:span text:style-name="T32">(</text:span><text:span text:style-name="T38">ועשו</text:span><text:span text:style-name="T31"> </text:span><text:span text:style-name="T38">רוב</text:span><text:span text:style-name="T31"> </text:span><text:span text:style-name="T38">צבור</text:span><text:span text:style-name="T31"> </text:span><text:span text:style-name="T38">על</text:span><text:span text:style-name="T31"> </text:span><text:span text:style-name="T38">פיהם</text:span><text:span text:style-name="T32">)</text:span><text:span text:style-name="T1"> וידעו</text:span><text:span text:style-name="T2"> </text:span><text:span text:style-name="T1">שטעו, וחזרו</text:span><text:span text:style-name="T2"> </text:span><text:span text:style-name="T1">בהן</text:span><text:span text:style-name="T2"> </text:span><text:span text:style-name="T32">(</text:span><text:span text:style-name="T38">מהוראתן</text:span><text:span text:style-name="T32">)</text:span><text:span text:style-name="T1"> - בין</text:span><text:span text:style-name="T2"> </text:span><text:span text:style-name="T1">שהביאו</text:span><text:span text:style-name="T2"> </text:span><text:span text:style-name="T1">כפרתן</text:span><text:span text:style-name="T2"> </text:span><text:span text:style-name="T1">ובין</text:span><text:span text:style-name="T2"> </text:span><text:span text:style-name="T1">שלא</text:span><text:span text:style-name="T2"> </text:span><text:span text:style-name="T1">הביאו</text:span><text:span text:style-name="T2"> </text:span><text:span text:style-name="T1">כפרתן</text:span><text:span text:style-name="T2"> </text:span><text:span text:style-name="T1">- והלך</text:span><text:span text:style-name="T2"> </text:span><text:span text:style-name="T1">ועשה</text:span><text:span text:style-name="T2"> </text:span><text:span text:style-name="T1">על</text:span><text:span text:style-name="T2"> </text:span><text:span text:style-name="T1">פיהן</text:span><text:span text:style-name="T2"> </text:span><text:span text:style-name="T32">(</text:span><text:span text:style-name="T38">לאחר</text:span><text:span text:style-name="T31"> </text:span><text:span text:style-name="T38">שידעו</text:span><text:span text:style-name="T31"> </text:span><text:span text:style-name="T38">שטעו, דזה</text:span><text:span text:style-name="T31"> </text:span><text:span text:style-name="T38">אין</text:span><text:span text:style-name="T31"> </text:span><text:span text:style-name="T38">מצטרף</text:span><text:span text:style-name="T31"> </text:span><text:span text:style-name="T38">עם</text:span><text:span text:style-name="T31"> </text:span><text:span text:style-name="T38">רוב</text:span><text:span text:style-name="T31"> </text:span><text:span text:style-name="T38">הצבור, לפי</text:span><text:span text:style-name="T31"> </text:span><text:span text:style-name="T38">שלאחר</text:span><text:span text:style-name="T31"> </text:span><text:span text:style-name="T38">שנודע</text:span><text:span text:style-name="T31"> </text:span><text:span text:style-name="T38">להם</text:span><text:span text:style-name="T31"> </text:span><text:span text:style-name="T38">עשה</text:span><text:span text:style-name="T31"> </text:span><text:span text:style-name="T38">זה</text:span><text:span text:style-name="T32">)</text:span><text:span text:style-name="T1">: רבי</text:span><text:span text:style-name="T2"> </text:span><text:span text:style-name="T1">שמעון</text:span><text:span text:style-name="T2"> </text:span><text:span text:style-name="T1">פוטר</text:span><text:span text:style-name="T2"> </text:span><text:span text:style-name="T32">(</text:span><text:span text:style-name="T38">לפי</text:span><text:span text:style-name="T31"> </text:span><text:span text:style-name="T38">שברשות</text:span><text:span text:style-name="T31"> </text:span><text:span text:style-name="T38">ב"ד</text:span><text:span text:style-name="T31"> </text:span><text:span text:style-name="T38">הוא</text:span><text:span text:style-name="T31"> </text:span><text:span text:style-name="T38">עושה: שזה</text:span><text:span text:style-name="T31"> </text:span><text:span text:style-name="T38">עדיין</text:span><text:span text:style-name="T31"> </text:span><text:span text:style-name="T38">לא</text:span><text:span text:style-name="T31"> </text:span><text:span text:style-name="T38">היה</text:span><text:span text:style-name="T31"> </text:span><text:span text:style-name="T38">יודע</text:span><text:span text:style-name="T31"> </text:span><text:span text:style-name="T38">שידעו</text:span><text:span text:style-name="T31"> </text:span><text:span text:style-name="T38">שטעו</text:span><text:span text:style-name="T31"> </text:span><text:span text:style-name="T38">וחזרו</text:span><text:span text:style-name="T31"> </text:span><text:span text:style-name="T38">בהן, והוי</text:span><text:span text:style-name="T31"> </text:span><text:span text:style-name="T38">'תולה</text:span><text:span text:style-name="T31"> </text:span><text:span text:style-name="T38">בבית</text:span><text:span text:style-name="T31"> </text:span><text:span text:style-name="T38">דין', הלכך</text:span><text:span text:style-name="T31"> </text:span><text:span text:style-name="T38">פטור</text:span><text:span text:style-name="T32">)</text:span><text:span text:style-name="T1">, ורבי</text:span><text:span text:style-name="T2"> </text:span><text:span text:style-name="T1">אלעזר</text:span><text:span text:style-name="T2"> </text:span><text:span text:style-name="T1">אומר: ספק</text:span><text:span text:style-name="T2"> </text:span><text:span text:style-name="T32">(</text:span><text:span text:style-name="T38">כלומר: ספק</text:span><text:span text:style-name="T31"> </text:span><text:span text:style-name="T38">אי</text:span><text:span text:style-name="T31"> </text:span><text:span text:style-name="T38">כתולה</text:span><text:span text:style-name="T31"> </text:span><text:span text:style-name="T38">בב"ד</text:span><text:span text:style-name="T31"> </text:span><text:span text:style-name="T38">אי</text:span><text:span text:style-name="T31"> </text:span><text:span text:style-name="T38">כתולה</text:span><text:span text:style-name="T31"> </text:span><text:span text:style-name="T38">בעצמו</text:span><text:span text:style-name="T31"> </text:span><text:span text:style-name="T38">דמי, </text:span><text:span text:style-name="T41">ומביאין</text:span><text:span text:style-name="T43"> </text:span><text:span text:style-name="T41">אשם</text:span><text:span text:style-name="T43"> </text:span><text:span text:style-name="T41">תלוי</text:span><text:span text:style-name="T32">)</text:span><text:span text:style-name="T1">.</text:span></text:p>
      <text:p text:style-name="P4"><text:span text:style-name="T1">איזהו</text:span><text:span text:style-name="T2"> </text:span><text:span text:style-name="T1">'ספק' </text:span><text:span text:style-name="T32">(</text:span><text:span text:style-name="T38">כלומר: אמאי</text:span><text:span text:style-name="T31"> </text:span><text:span text:style-name="T38">הוא</text:span><text:span text:style-name="T31"> </text:span><text:span text:style-name="T38">חייב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? ישב</text:span><text:span text:style-name="T2"> </text:span><text:span text:style-name="T1">לו</text:span><text:span text:style-name="T2"> </text:span><text:span text:style-name="T1">בתוך</text:span><text:span text:style-name="T2"> </text:span><text:span text:style-name="T1">ביתו</text:span><text:span text:style-name="T2"> – </text:span><text:span text:style-name="T1">חייב</text:span><text:span text:style-name="T2"> </text:span><text:span text:style-name="T32">(</text:span><text:span text:style-name="T38">אשם</text:span><text:span text:style-name="T31"> </text:span><text:span text:style-name="T38">תלוי</text:span><text:span text:style-name="T32">)</text:span><text:span text:style-name="T1">; הלך</text:span><text:span text:style-name="T2"> </text:span><text:span text:style-name="T1">לו</text:span><text:span text:style-name="T2"> </text:span><text:span text:style-name="T1">למדינת</text:span><text:span text:style-name="T2"> </text:span><text:span text:style-name="T1">הים</text:span><text:span text:style-name="T2"> – </text:span><text:span text:style-name="T1">פטור.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עקיבא: מודה</text:span><text:span text:style-name="T2"> </text:span><text:span text:style-name="T1">אני</text:span><text:span text:style-name="T2"> </text:span><text:span text:style-name="T1">בזה</text:span><text:span text:style-name="T2"> </text:span><text:span text:style-name="T1">שהוא</text:span><text:span text:style-name="T2"> </text:span><text:span text:style-name="T1">קרוב</text:span><text:span text:style-name="T2"> </text:span><text:span text:style-name="T1">לפטור</text:span><text:span text:style-name="T2"> </text:span><text:span text:style-name="T1">מן</text:span><text:span text:style-name="T2"> </text:span><text:span text:style-name="T1">החובה</text:span><text:span text:style-name="T2"> </text:span><text:span text:style-name="T32">(</text:span><text:span text:style-name="T38">דהוי</text:span><text:span text:style-name="T31"> </text:span><text:span text:style-name="T38">ודאי</text:span><text:span text:style-name="T31"> </text:span><text:span text:style-name="T38">תולה</text:span><text:span text:style-name="T31"> </text:span><text:span text:style-name="T38">בבית</text:span><text:span text:style-name="T31"> </text:span><text:span text:style-name="T38">דין: שלא</text:span><text:span text:style-name="T31"> </text:span><text:span text:style-name="T38">ידע</text:span><text:span text:style-name="T31"> </text:span><text:span text:style-name="T38">חזרתן, הואיל</text:span><text:span text:style-name="T31"> </text:span><text:span text:style-name="T38">והלך</text:span><text:span text:style-name="T31"> </text:span><text:span text:style-name="T38">לו</text:span><text:span text:style-name="T31"> </text:span><text:span text:style-name="T38">למדינת</text:span><text:span text:style-name="T31"> </text:span><text:span text:style-name="T38">הים</text:span><text:span text:style-name="T32">)</text:span><text:span text:style-name="T1">.</text:span></text:p>
      <text:p text:style-name="P4"><text:span text:style-name="T1">אמר</text:span><text:span text:style-name="T2"> </text:span><text:span text:style-name="T1">לו</text:span><text:span text:style-name="T2"> </text:span><text:span text:style-name="T1">בן</text:span><text:span text:style-name="T2"> </text:span><text:span text:style-name="T1">עזאי: מאי</text:span><text:span text:style-name="T2"> </text:span><text:span text:style-name="T1">שנא</text:span><text:span text:style-name="T2"> </text:span><text:span text:style-name="T1">זה</text:span><text:span text:style-name="T2"> </text:span><text:span text:style-name="T32">(</text:span><text:span text:style-name="T38">שהלך</text:span><text:span text:style-name="T31"> </text:span><text:span text:style-name="T38">למדינת</text:span><text:span text:style-name="T31"> </text:span><text:span text:style-name="T38">הים</text:span><text:span text:style-name="T31"> </text:span><text:span text:style-name="T38">מן</text:span><text:span text:style-name="T31"> </text:span><text:span text:style-name="T38">היושב</text:span><text:span text:style-name="T31"> </text:span><text:span text:style-name="T38">בביתו</text:span><text:span text:style-name="T32">)</text:span><text:span text:style-name="T1"> מן</text:span><text:span text:style-name="T2"> </text:span><text:span text:style-name="T1">היושב</text:span><text:span text:style-name="T2"> </text:span><text:span text:style-name="T1">בביתו? </text:span></text:p>
      <text:p text:style-name="P4"><text:span text:style-name="T32">(</text:span><text:span text:style-name="T38">גירסת</text:span><text:span text:style-name="T31"> </text:span><text:span text:style-name="T38">רש"י: אמר</text:span><text:span text:style-name="T31"> </text:span><text:span text:style-name="T38">לו</text:span><text:span text:style-name="T31"> </text:span><text:span text:style-name="T38">רבי</text:span><text:span text:style-name="T31"> </text:span><text:span text:style-name="T38">עקיבא:</text:span><text:span text:style-name="T32">)</text:span><text:span text:style-name="T1"> שהיושב</text:span><text:span text:style-name="T2"> </text:span><text:span text:style-name="T1">בביתו</text:span><text:span text:style-name="T2"> </text:span><text:span text:style-name="T1">אפשר</text:span><text:span text:style-name="T2"> </text:span><text:span text:style-name="T1">היה</text:span><text:span text:style-name="T2"> </text:span><text:span text:style-name="T1">לו</text:span><text:span text:style-name="T2"> </text:span><text:span text:style-name="T1">שישמע</text:span><text:span text:style-name="T2"> </text:span><text:span text:style-name="T32">(</text:span><text:span text:style-name="T38">לפי</text:span><text:span text:style-name="T31"> </text:span><text:span text:style-name="T38">שהיושב</text:span><text:span text:style-name="T31"> </text:span><text:span text:style-name="T38">בביתו</text:span><text:span text:style-name="T31"> </text:span><text:span text:style-name="T38">אפשר</text:span><text:span text:style-name="T31"> </text:span><text:span text:style-name="T38">שישמע</text:span><text:span text:style-name="T31"> </text:span><text:span text:style-name="T38">שב"ד</text:span><text:span text:style-name="T31"> </text:span><text:span text:style-name="T38">חזרו</text:span><text:span text:style-name="T31"> </text:span><text:span text:style-name="T38">בהן, והוי</text:span><text:span text:style-name="T31"> </text:span><text:span text:style-name="T38">קרוב</text:span><text:span text:style-name="T31"> </text:span><text:span text:style-name="T38">לתולה</text:span><text:span text:style-name="T31"> </text:span><text:span text:style-name="T38">בעצמו, ולפיכך</text:span><text:span text:style-name="T31"> </text:span><text:span text:style-name="T38">חייב</text:span><text:span text:style-name="T31"> </text:span><text:span text:style-name="T38">להביא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, וזה</text:span><text:span text:style-name="T2"> </text:span><text:span text:style-name="T32">(</text:span><text:span text:style-name="T38">שהלך</text:span><text:span text:style-name="T31"> </text:span><text:span text:style-name="T38">למדינת</text:span><text:span text:style-name="T31"> </text:span><text:span text:style-name="T38">הים</text:span><text:span text:style-name="T32">)</text:span><text:span text:style-name="T1"> לא</text:span><text:span text:style-name="T2"> </text:span><text:span text:style-name="T1">היה</text:span><text:span text:style-name="T2"> </text:span><text:span text:style-name="T1">לו</text:span><text:span text:style-name="T2"> </text:span><text:span text:style-name="T1">אפשר</text:span><text:span text:style-name="T2"> </text:span><text:span text:style-name="T1">שישמע</text:span><text:span text:style-name="T2"> </text:span><text:span text:style-name="T32">(</text:span><text:span text:style-name="T38">והוי</text:span><text:span text:style-name="T31"> </text:span><text:span text:style-name="T38">תולה</text:span><text:span text:style-name="T31"> </text:span><text:span text:style-name="T38">בבית</text:span><text:span text:style-name="T31"> </text:span><text:span text:style-name="T38">דין</text:span><text:span text:style-name="T31"> </text:span><text:span text:style-name="T38">ממש, הלכך</text:span><text:span text:style-name="T31"> </text:span><text:span text:style-name="T38">פטור</text:span><text:span text:style-name="T32">)</text:span><text:span text:style-name="T1">. </text:span></text:p>
      <text:p text:style-name="P3"/>
      <text:p text:style-name="P4"><text:span text:style-name="T38">[משנה</text:span><text:span text:style-name="T31"> </text:span><text:span text:style-name="T38">ג]</text:span><text:span text:style-name="T1"> הורו</text:span><text:span text:style-name="T2"> </text:span><text:span text:style-name="T1">ב"ד</text:span><text:span text:style-name="T2"> </text:span><text:span text:style-name="T1">לעקור</text:span><text:span text:style-name="T2"> </text:span><text:span text:style-name="T1">את</text:span><text:span text:style-name="T2"> </text:span><text:span text:style-name="T1">כל</text:span><text:span text:style-name="T2"> </text:span><text:span text:style-name="T1">הגוף, </text:span><text:span text:style-name="T82">[כגון]</text:span><text:span text:style-name="T1"> אמרו: "אין</text:span><text:span text:style-name="T2"> </text:span><text:span text:style-name="T1">נדה</text:span><text:span text:style-name="T2"> </text:span><text:span text:style-name="T1">בתורה", "אין</text:span><text:span text:style-name="T2"> </text:span><text:span text:style-name="T1">שבת</text:span><text:span text:style-name="T2"> </text:span><text:span text:style-name="T1">בתורה", "אין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בתורה" - הרי</text:span><text:span text:style-name="T2"> </text:span><text:span text:style-name="T1">אלו</text:span><text:span text:style-name="T2"> </text:span><text:span text:style-name="T1">פטורין.</text:span></text:p>
      <text:p text:style-name="P4"><text:span text:style-name="T1">ה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</text:span><text:span text:style-name="T2"> </text:span><text:span text:style-name="T1">- הרי</text:span><text:span text:style-name="T2"> </text:span><text:span text:style-name="T1">אלו</text:span><text:span text:style-name="T2"> </text:span><text:span text:style-name="T1">חייבין;</text:span></text:p>
      <text:p text:style-name="P3">כיצד?</text:p>
      <text:p text:style-name="P4"><text:span text:style-name="T1">אמרו</text:span><text:span text:style-name="T2"> </text:span><text:span text:style-name="T1">"יש</text:span><text:span text:style-name="T2"> </text:span><text:span text:style-name="T1">נדה</text:span><text:span text:style-name="T2"> </text:span><text:span text:style-name="T1">בתורה, אבל</text:span><text:span text:style-name="T2"> </text:span><text:span text:style-name="T1">הבא</text:span><text:span text:style-name="T2"> </text:span><text:span text:style-name="T1">על</text:span><text:span text:style-name="T2"> </text:span><text:span text:style-name="T1">שומרת</text:span><text:span text:style-name="T2"> </text:span><text:span text:style-name="T1">יום</text:span><text:span text:style-name="T2"> </text:span><text:span text:style-name="T1">כנגד</text:span><text:span text:style-name="T2"> </text:span><text:span text:style-name="T1">יום</text:span><text:span text:style-name="T2"> </text:span><text:span text:style-name="T1">פטור"; "יש</text:span><text:span text:style-name="T2"> </text:span><text:span text:style-name="T1">שבת</text:span><text:span text:style-name="T2"> </text:span><text:span text:style-name="T1">בתורה, אבל</text:span><text:span text:style-name="T2"> </text:span><text:span text:style-name="T1">המוציא</text:span><text:span text:style-name="T2"> </text:span><text:span text:style-name="T1">מרה"י</text:span><text:span text:style-name="T2"> </text:span><text:span text:style-name="T1">לרה"ר</text:span><text:span text:style-name="T2"> </text:span><text:span text:style-name="T1">פטור"; "יש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בתורה, אבל</text:span><text:span text:style-name="T2"> </text:span><text:span text:style-name="T1">המשתחוה</text:span><text:span text:style-name="T2"> </text:span><text:span text:style-name="T1">פטור" - הרי</text:span><text:span text:style-name="T2"> </text:span><text:span text:style-name="T1">אלו</text:span><text:span text:style-name="T2"> </text:span><text:span text:style-name="T1">חייבין, שנאמר: </text:span><text:span text:style-name="T68">(ויקרא</text:span><text:span text:style-name="T69"> </text:span><text:span text:style-name="T68">ד,יג)</text:span><text:span text:style-name="T1"> </text:span><text:span text:style-name="T28">[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]</text:span><text:span text:style-name="T59"> ונעלם</text:span><text:span text:style-name="T2"> </text:span><text:span text:style-name="T59">דבר</text:span><text:span text:style-name="T2"> </text:span><text:span text:style-name="T28">[מעיני</text:span><text:span text:style-name="T31"> </text:span><text:span text:style-name="T28">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1"> – '</text:span><text:span text:style-name="T59">דבר</text:span><text:span text:style-name="T1">', ולא</text:span><text:span text:style-name="T2"> </text:span><text:span text:style-name="T1">כל</text:span><text:span text:style-name="T2"> </text:span><text:span text:style-name="T1">הגוף.</text:span></text:p>
      <text:p text:style-name="P3"/>
      <text:p text:style-name="P3">גמרא:</text:p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שמעון? - הואיל</text:span><text:span text:style-name="T2"> </text:span><text:span text:style-name="T1">וברשות</text:span><text:span text:style-name="T2"> </text:span><text:span text:style-name="T1">ב"ד</text:span><text:span text:style-name="T2"> </text:span><text:span text:style-name="T1">הוא</text:span><text:span text:style-name="T2"> </text:span><text:span text:style-name="T1">עושה.</text:span></text:p>
      <text:p text:style-name="P4"><text:span text:style-name="T1">איכא</text:span><text:span text:style-name="T2"> </text:span><text:span text:style-name="T1">דאמרי: 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אומר</text:span><text:span text:style-name="T2"> </text:span><text:span text:style-name="T1">היה</text:span><text:span text:style-name="T2"> </text:span><text:span text:style-name="T1">רבי</text:span><text:span text:style-name="T2"> </text:span><text:span text:style-name="T1">שמעון: כל</text:span><text:span text:style-name="T2"> </text:span><text:span text:style-name="T1">הוראה</text:span><text:span text:style-name="T2"> </text:span><text:span text:style-name="T1">שיצאה</text:span><text:span text:style-name="T2"> </text:span><text:span text:style-name="T1">ברוב</text:span><text:span text:style-name="T2"> </text:span><text:span text:style-name="T1">צבור</text:span><text:span text:style-name="T2"> </text:span><text:span text:style-name="T32">(</text:span><text:span text:style-name="T38">אף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שבית</text:span><text:span text:style-name="T31"> </text:span><text:span text:style-name="T38">דין</text:span><text:span text:style-name="T31"> </text:span><text:span text:style-name="T38">חזרו</text:span><text:span text:style-name="T31"> </text:span><text:span text:style-name="T38">בהן</text:span><text:span text:style-name="T32">)</text:span><text:span text:style-name="T1"> - יחיד</text:span><text:span text:style-name="T2"> </text:span><text:span text:style-name="T1">העושה</text:span><text:span text:style-name="T2"> </text:span><text:span text:style-name="T1">אותה</text:span><text:span text:style-name="T2"> </text:span><text:span text:style-name="T1">פטור, לפי</text:span><text:span text:style-name="T2"> </text:span><text:span text:style-name="T1">שלא</text:span><text:span text:style-name="T2"> </text:span><text:span text:style-name="T1">ניתנה</text:span><text:span text:style-name="T2"> </text:span><text:span text:style-name="T1">הוראה</text:span><text:span text:style-name="T2"> </text:span><text:span text:style-name="T1">אלא</text:span><text:span text:style-name="T2"> </text:span><text:span text:style-name="T1">להבחין</text:span><text:span text:style-name="T2"> </text:span><text:span text:style-name="T1">בין</text:span><text:span text:style-name="T2"> </text:span><text:span text:style-name="T1">שוגג</text:span><text:span text:style-name="T2"> </text:span><text:span text:style-name="T1">למזיד</text:span><text:span text:style-name="T2"> </text:span><text:span text:style-name="T32">(</text:span><text:span text:style-name="T38">להודיע</text:span><text:span text:style-name="T31"> </text:span><text:span text:style-name="T38">שהעושה</text:span><text:span text:style-name="T31"> </text:span><text:span text:style-name="T38">על</text:span><text:span text:style-name="T31"> </text:span><text:span text:style-name="T38">פיהם</text:span><text:span text:style-name="T31"> </text:span><text:span text:style-name="T38">- שוגג</text:span><text:span text:style-name="T31"> </text:span><text:span text:style-name="T38">הוא, ולא</text:span><text:span text:style-name="T31"> </text:span><text:span text:style-name="T38">מזיד</text:span><text:span text:style-name="T31"> </text:span><text:span text:style-name="T38">הוא, וזה</text:span><text:span text:style-name="T31"> </text:span><text:span text:style-name="T38">- על</text:span><text:span text:style-name="T31"> </text:span><text:span text:style-name="T38">פי</text:span><text:span text:style-name="T31"> </text:span><text:span text:style-name="T38">הוראה</text:span><text:span text:style-name="T31"> </text:span><text:span text:style-name="T38">הוא</text:span><text:span text:style-name="T31"> </text:span><text:span text:style-name="T38">עושה; לפיכך</text:span><text:span text:style-name="T31"> </text:span><text:span text:style-name="T38">- שוגג</text:span><text:span text:style-name="T31"> </text:span><text:span text:style-name="T38">הוא, ו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– </text:span><text:span text:style-name="T38">פטור<text:tab/>[פירוש</text:span><text:span text:style-name="T31"> </text:span><text:span text:style-name="T38">אחר:] לא</text:span><text:span text:style-name="T31"> </text:span><text:span text:style-name="T38">ניתנה</text:span><text:span text:style-name="T31"> </text:span><text:span text:style-name="T38">הוראה</text:span><text:span text:style-name="T31"> </text:span><text:span text:style-name="T38">לפטור</text:span><text:span text:style-name="T31"> </text:span><text:span text:style-name="T38">יחיד</text:span><text:span text:style-name="T31"> </text:span><text:span text:style-name="T38">התולה</text:span><text:span text:style-name="T31"> </text:span><text:span text:style-name="T38">בה, אלא</text:span><text:span text:style-name="T31"> </text:span><text:span text:style-name="T38">להכיר</text:span><text:span text:style-name="T31"> </text:span><text:span text:style-name="T38">לבין</text:span><text:span text:style-name="T31"> </text:span><text:span text:style-name="T38">עושה</text:span><text:span text:style-name="T31"> </text:span><text:span text:style-name="T38">בשגגת</text:span><text:span text:style-name="T31"> </text:span><text:span text:style-name="T38">עצמו</text:span><text:span text:style-name="T31"> </text:span><text:span text:style-name="T38">לעושה</text:span><text:span text:style-name="T31"> </text:span><text:span text:style-name="T38">מזיד</text:span><text:span text:style-name="T31"> </text:span><text:span text:style-name="T38">וברשות</text:span><text:span text:style-name="T31"> </text:span><text:span text:style-name="T38">בית</text:span><text:span text:style-name="T31"> </text:span><text:span text:style-name="T38">דין, וזה</text:span><text:span text:style-name="T31"> </text:span><text:span text:style-name="T38">הרי</text:span><text:span text:style-name="T31"> </text:span><text:span text:style-name="T38">אומר</text:span><text:span text:style-name="T31"> </text:span><text:span text:style-name="T38">לנו</text:span><text:span text:style-name="T31"> </text:span><text:span text:style-name="T38">שלא</text:span><text:span text:style-name="T31"> </text:span><text:span text:style-name="T38">ידע</text:span><text:span text:style-name="T31"> </text:span><text:span text:style-name="T38">שחזרו, ומזיד</text:span><text:span text:style-name="T31"> </text:span><text:span text:style-name="T38">עשה</text:span><text:span text:style-name="T31"> </text:span><text:span text:style-name="T38">על</text:span><text:span text:style-name="T31"> </text:span><text:span text:style-name="T38">פיהם, ולא</text:span><text:span text:style-name="T31"> </text:span><text:span text:style-name="T38">על</text:span><text:span text:style-name="T31"> </text:span><text:span text:style-name="T38">שגגת</text:span><text:span text:style-name="T31"> </text:span><text:span text:style-name="T38">עצמו, ו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- פטור</text:span><text:span text:style-name="T32">)</text:span><text:span text:style-name="T1">.</text:span></text:p>
      <text:p text:style-name="P4"><text:span text:style-name="T1">מיתיבי: 'פר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של</text:span><text:span text:style-name="T2"> </text:span><text:span text:style-name="T1">צבור</text:span><text:span text:style-name="T2"> </text:span><text:span text:style-name="T1">ושעירי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32">(</text:span><text:span text:style-name="T38">כגון</text:span><text:span text:style-name="T31"> </text:span><text:span text:style-name="T38">שהורו</text:span><text:span text:style-name="T31"> </text:span><text:span text:style-name="T38">ב"ד</text:span><text:span text:style-name="T31"> </text:span><text:span text:style-name="T38">בעבודת</text:span><text:span text:style-name="T31"> </text:span><text:span text:style-name="T38">כוכבים, ועשו</text:span><text:span text:style-name="T31"> </text:span><text:span text:style-name="T38">צבור</text:span><text:span text:style-name="T31"> </text:span><text:span text:style-name="T38">על</text:span><text:span text:style-name="T31"> </text:span><text:span text:style-name="T38">פיהם, וידעו</text:span><text:span text:style-name="T31"> </text:span><text:span text:style-name="T86">[ב"ד]</text:span><text:span text:style-name="T38"> שטעו</text:span><text:span text:style-name="T31"> </text:span><text:span text:style-name="T38">וחזרו</text:span><text:span text:style-name="T31"> </text:span><text:span text:style-name="T38">בהם, וצריכין</text:span><text:span text:style-name="T31"> </text:span><text:span text:style-name="T38">מעות</text:span><text:span text:style-name="T31"> </text:span><text:span text:style-name="T38">כדי</text:span><text:span text:style-name="T31"> </text:span><text:span text:style-name="T38">ליקח</text:span><text:span text:style-name="T31"> </text:span><text:span text:style-name="T38">פר</text:span><text:span text:style-name="T31"> </text:span><text:span text:style-name="T38">ושעירי</text:span><text:span text:style-name="T31"> </text:span><text:span text:style-name="T38">עבודת</text:span><text:span text:style-name="T31"> </text:span><text:span text:style-name="T38">כוכבים</text:span><text:span text:style-name="T31"> </text:span><text:span text:style-name="T38">של</text:span><text:span text:style-name="T31"> </text:span><text:span text:style-name="T38">צבור</text:span><text:span text:style-name="T32">)</text:span><text:span text:style-name="T1">: בתחלה</text:span><text:span text:style-name="T2"> </text:span><text:span text:style-name="T1">גובין</text:span><text:span text:style-name="T2"> </text:span><text:span text:style-name="T1">עליהן</text:span><text:span text:style-name="T2"> </text:span><text:span text:style-name="T32">(</text:span><text:span text:style-name="T38">שגזברין</text:span><text:span text:style-name="T31"> </text:span><text:span text:style-name="T38">גובין</text:span><text:span text:style-name="T31"> </text:span><text:span text:style-name="T38">מכל</text:span><text:span text:style-name="T31"> </text:span><text:span text:style-name="T38">אחד</text:span><text:span text:style-name="T31"> </text:span><text:span text:style-name="T38">מישראל</text:span><text:span text:style-name="T31"> </text:span><text:span text:style-name="T38">מעות</text:span><text:span text:style-name="T31"> </text:span><text:span text:style-name="T38">לקנות</text:span><text:span text:style-name="T31"> </text:span><text:span text:style-name="T38">מהם</text:span><text:span text:style-name="T31"> </text:span><text:span text:style-name="T38">פר</text:span><text:span text:style-name="T31"> </text:span><text:span text:style-name="T38">ושעירי</text:span><text:span text:style-name="T31"> </text:span><text:span text:style-name="T38">עבודת</text:span><text:span text:style-name="T31"> </text:span><text:span text:style-name="T38">כוכבים</text:span><text:span text:style-name="T31"> </text:span><text:span text:style-name="T38">לצורך</text:span><text:span text:style-name="T31"> </text:span><text:span text:style-name="T38">קרבן</text:span><text:span text:style-name="T32">)</text:span><text:span text:style-name="T1">, דברי</text:span><text:span text:style-name="T2"> </text:span><text:span text:style-name="T1">רבי</text:span><text:span text:style-name="T2"> </text:span><text:span text:style-name="T1">שמעון; רבי</text:span><text:span text:style-name="T2"> </text:span><text:span text:style-name="T1">יהודה</text:span><text:span text:style-name="T2"> </text:span><text:span text:style-name="T1">אומר: מתרומת</text:span><text:span text:style-name="T2"> </text:span><text:span text:style-name="T1">הלשכה</text:span><text:span text:style-name="T2"> </text:span><text:span text:style-name="T1">הן</text:span><text:span text:style-name="T2"> </text:span><text:span text:style-name="T1">באין' – אמאי</text:span><text:span text:style-name="T2"> </text:span><text:span text:style-name="T32">(</text:span><text:span text:style-name="T38">ואמאי</text:span><text:span text:style-name="T31"> </text:span><text:span text:style-name="T38">ק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דפטור</text:span><text:span text:style-name="T31"> </text:span><text:span text:style-name="T38">- דברשות</text:span><text:span text:style-name="T31"> </text:span><text:span text:style-name="T38">ב"ד</text:span><text:span text:style-name="T31"> </text:span><text:span text:style-name="T38">הוא</text:span><text:span text:style-name="T31"> </text:span><text:span text:style-name="T38">עושה</text:span><text:span text:style-name="T32">)</text:span><text:span text:style-name="T1">? כיון</text:span><text:span text:style-name="T2"> </text:span><text:span text:style-name="T1">דגבי</text:span><text:span text:style-name="T2"> </text:span><text:span text:style-name="T1">להו</text:span><text:span text:style-name="T2"> </text:span><text:span text:style-name="T32">(</text:span><text:span text:style-name="T38">הא</text:span><text:span text:style-name="T31"> </text:span><text:span text:style-name="T38">כיון</text:span><text:span text:style-name="T31"> </text:span><text:span text:style-name="T38">דאגבי</text:span><text:span text:style-name="T31"> </text:span><text:span text:style-name="T38">להו</text:span><text:span text:style-name="T31"> </text:span><text:span text:style-name="T38">מעות</text:span><text:span text:style-name="T31"> </text:span><text:span text:style-name="T38">לצורך</text:span><text:span text:style-name="T31"> </text:span><text:span text:style-name="T38">פר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של</text:span><text:span text:style-name="T31"> </text:span><text:span text:style-name="T38">צבור</text:span><text:span text:style-name="T32">)</text:span><text:span text:style-name="T1"> - הוי</text:span><text:span text:style-name="T2"> </text:span><text:span text:style-name="T1">ליה</text:span><text:span text:style-name="T2"> </text:span><text:span text:style-name="T1">'הודע' </text:span><text:span text:style-name="T32">(</text:span><text:span text:style-name="T38">הוה</text:span><text:span text:style-name="T31"> </text:span><text:span text:style-name="T38">מתיידע</text:span><text:span text:style-name="T31"> </text:span><text:span text:style-name="T38">ליה</text:span><text:span text:style-name="T31"> </text:span><text:span text:style-name="T38">שהבית</text:span><text:span text:style-name="T31"> </text:span><text:span text:style-name="T38">דין</text:span><text:span text:style-name="T31"> </text:span><text:span text:style-name="T38">טעו</text:span><text:span text:style-name="T31"> </text:span><text:span text:style-name="T38">וחזרו</text:span><text:span text:style-name="T31"> </text:span><text:span text:style-name="T38">מהוראתן, ואמאי</text:span><text:span text:style-name="T31"> </text:span><text:span text:style-name="T38">הוי</text:span><text:span text:style-name="T31"> </text:span><text:span text:style-name="T38">'תולה</text:span><text:span text:style-name="T31"> </text:span><text:span text:style-name="T38">בבית</text:span><text:span text:style-name="T31"> </text:span><text:span text:style-name="T38">דין'</text:span><text:span text:style-name="T32">)</text:span><text:span text:style-name="T1">?</text:span><text:span text:style-name="T38"> </text:span></text:p>
      <text:p text:style-name="P4"><text:span text:style-name="T1">איבעית</text:span><text:span text:style-name="T2"> </text:span><text:span text:style-name="T1">אימא: כגון</text:span><text:span text:style-name="T2"> </text:span><text:span text:style-name="T1">שגבו</text:span><text:span text:style-name="T2"> </text:span><text:span text:style-name="T1">סתם</text:span><text:span text:style-name="T2"> </text:span><text:span text:style-name="T32">(</text:span><text:span text:style-name="T38">שלא</text:span><text:span text:style-name="T31"> </text:span><text:span text:style-name="T38">הודיעוהו</text:span><text:span text:style-name="T31"> </text:span><text:span text:style-name="T38">לצורך</text:span><text:span text:style-name="T31"> </text:span><text:span text:style-name="T38">מה</text:span><text:span text:style-name="T31"> </text:span><text:span text:style-name="T38">הן</text:span><text:span text:style-name="T31"> </text:span><text:span text:style-name="T38">גובין</text:span><text:span text:style-name="T32">)</text:span><text:span text:style-name="T1">;</text:span></text:p>
      <text:p text:style-name="P4"><text:span text:style-name="T1">ואיבעית</text:span><text:span text:style-name="T2"> </text:span><text:span text:style-name="T1">אימא: כגון</text:span><text:span text:style-name="T2"> </text:span><text:span text:style-name="T1">דלא</text:span><text:span text:style-name="T2"> </text:span><text:span text:style-name="T1">הוה</text:span><text:span text:style-name="T2"> </text:span><text:span text:style-name="T1">ליה</text:span><text:span text:style-name="T2"> </text:span><text:span text:style-name="T1">במתא</text:span><text:span text:style-name="T2"> </text:span><text:span text:style-name="T32">(</text:span><text:span text:style-name="T38">כי</text:span><text:span text:style-name="T31"> </text:span><text:span text:style-name="T38">גבו</text:span><text:span text:style-name="T31"> </text:span><text:span text:style-name="T38">להו, ולאחר</text:span><text:span text:style-name="T31"> </text:span><text:span text:style-name="T38">גבייה</text:span><text:span text:style-name="T31"> </text:span><text:span text:style-name="T38">הוא</text:span><text:span text:style-name="T31"> </text:span><text:span text:style-name="T38">דעשה</text:span><text:span text:style-name="T31"> </text:span><text:span text:style-name="T38">על</text:span><text:span text:style-name="T31"> </text:span><text:span text:style-name="T38">פיהם</text:span><text:span text:style-name="T32">)</text:span><text:span text:style-name="T1">;</text:span></text:p>
      <text:p text:style-name="P4"><text:span text:style-name="T1">ואיבעית</text:span><text:span text:style-name="T2"> </text:span><text:span text:style-name="T1">אימא: רב</text:span><text:span text:style-name="T2"> </text:span><text:span text:style-name="T1">- כאידך</text:span><text:span text:style-name="T2"> </text:span><text:span text:style-name="T1">תנא</text:span><text:span text:style-name="T2"> </text:span><text:span text:style-name="T1">סבר, דתניא</text:span><text:span text:style-name="T2"> </text:span><text:span text:style-name="T1">איפכא: 'בתחילה</text:span><text:span text:style-name="T2"> </text:span><text:span text:style-name="T1">גובין</text:span><text:span text:style-name="T2"> </text:span><text:span text:style-name="T1">להן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יהודה; רבי</text:span><text:span text:style-name="T2"> </text:span><text:span text:style-name="T1">שמעון</text:span><text:span text:style-name="T2"> </text:span><text:span text:style-name="T1">אומר: מתרומת</text:span><text:span text:style-name="T2"> </text:span><text:span text:style-name="T1">הלשכה</text:span><text:span text:style-name="T2"> </text:span><text:span text:style-name="T1">הן</text:span><text:span text:style-name="T2"> </text:span><text:span text:style-name="T1">באין' </text:span><text:span text:style-name="T32">(</text:span><text:span text:style-name="T38">דלא</text:span><text:span text:style-name="T31"> </text:span><text:span text:style-name="T38">הוי</text:span><text:span text:style-name="T31"> </text:span><text:span text:style-name="T38">מפרסמא; הלכך</text:span><text:span text:style-name="T31"> </text:span><text:span text:style-name="T38">כי</text:span><text:span text:style-name="T31"> </text:span><text:span text:style-name="T38">עשה</text:span><text:span text:style-name="T31"> </text:span><text:span text:style-name="T38">על</text:span><text:span text:style-name="T31"> </text:span><text:span text:style-name="T38">פיהם</text:span><text:span text:style-name="T31"> </text:span><text:span text:style-name="T38">- הוי</text:span><text:span text:style-name="T31"> </text:span><text:span text:style-name="T38">תולה</text:span><text:span text:style-name="T31"> </text:span><text:span text:style-name="T38">בבית</text:span><text:span text:style-name="T31"> </text:span><text:span text:style-name="T38">דין; הלכך</text:span><text:span text:style-name="T31"> </text:span><text:span text:style-name="T38">פטר</text:span><text:span text:style-name="T31"> </text:span><text:span text:style-name="T38">רבי</text:span><text:span text:style-name="T31"> </text:span><text:span text:style-name="T38">שמעון; ותנא</text:span><text:span text:style-name="T31"> </text:span><text:span text:style-name="T38">דמתניתין</text:span><text:span text:style-name="T31"> </text:span><text:span text:style-name="T38">- הכי</text:span><text:span text:style-name="T31"> </text:span><text:span text:style-name="T38">סבירא</text:span><text:span text:style-name="T31"> </text:span><text:span text:style-name="T38">ליה</text:span><text:span text:style-name="T31"> </text:span><text:span text:style-name="T38">אליבא</text:span><text:span text:style-name="T31"> </text:span><text:span text:style-name="T38">דרבי</text:span><text:span text:style-name="T31"> </text:span><text:span text:style-name="T38">שמעון: דמתרומת</text:span><text:span text:style-name="T31"> </text:span><text:span text:style-name="T38">הלשכה</text:span><text:span text:style-name="T31"> </text:span><text:span text:style-name="T38">הן</text:span><text:span text:style-name="T31"> </text:span><text:span text:style-name="T38">באין</text:span><text:span text:style-name="T32">)</text:span><text:span text:style-name="T1">. </text:span></text:p>
      <text:p text:style-name="P11"/>
      <text:p text:style-name="P4"><text:span text:style-name="T1">תני</text:span><text:span text:style-name="T2"> </text:span><text:span text:style-name="T82">[בהשךמה</text:span><text:span text:style-name="T84"> </text:span><text:span text:style-name="T82">למשנתנו]</text:span><text:span text:style-name="T1">: 'רבי</text:span><text:span text:style-name="T2"> </text:span><text:span text:style-name="T1">מאיר</text:span><text:span text:style-name="T2"> </text:span><text:span text:style-name="T1">מחייב</text:span><text:span text:style-name="T2"> </text:span><text:span text:style-name="T32">(</text:span><text:span text:style-name="T38">דתולה</text:span><text:span text:style-name="T31"> </text:span><text:span text:style-name="T38">בעצמו</text:span><text:span text:style-name="T31"> </text:span><text:span text:style-name="T38">הוי</text:span><text:span text:style-name="T32">)</text:span><text:span text:style-name="T1">, ורבי</text:span><text:span text:style-name="T2"> </text:span><text:span text:style-name="T1">שמעון</text:span><text:span text:style-name="T2"> </text:span><text:span text:style-name="T1">פוטר</text:span><text:span text:style-name="T2"> </text:span><text:span text:style-name="T32">(</text:span><text:span text:style-name="T38">דתולה</text:span><text:span text:style-name="T31"> </text:span><text:span text:style-name="T38">בב"ד</text:span><text:span text:style-name="T31"> </text:span><text:span text:style-name="T38">הוי</text:span><text:span text:style-name="T32">)</text:span><text:span text:style-name="T1">; רבי</text:span><text:span text:style-name="T2"> </text:span><text:span text:style-name="T1">אלעזר</text:span><text:span text:style-name="T2"> </text:span><text:span text:style-name="T1">אומר: ספק</text:span><text:span text:style-name="T2"> </text:span><text:span text:style-name="T32">(</text:span><text:span text:style-name="T38">מביא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; משום</text:span><text:span text:style-name="T2"> </text:span><text:span text:style-name="T1">סומכוס</text:span><text:span text:style-name="T2"> </text:span><text:span text:style-name="T1">אמרו: תלוי'</text:span><text:span text:style-name="T85">.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אשם</text:span><text:span text:style-name="T2"> </text:span><text:span text:style-name="T1">תלוי</text:span><text:span text:style-name="T2"> </text:span><text:span text:style-name="T1">איכא</text:span><text:span text:style-name="T2"> </text:span><text:span text:style-name="T1">בינייהו</text:span><text:span text:style-name="T2"> </text:span><text:span text:style-name="T32">(</text:span><text:span text:style-name="T38">בין</text:span><text:span text:style-name="T31"> </text:span><text:span text:style-name="T38">רבי</text:span><text:span text:style-name="T31"> </text:span><text:span text:style-name="T38">אלעזר</text:span><text:span text:style-name="T31"> </text:span><text:span text:style-name="T38">לסומכוס: לסומכוס</text:span><text:span text:style-name="T31"> </text:span><text:span text:style-name="T38">אינו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, דהכי</text:span><text:span text:style-name="T31"> </text:span><text:span text:style-name="T38">קאמר</text:span><text:span text:style-name="T31"> </text:span><text:span text:style-name="T38">סומכוס: מעשה</text:span><text:span text:style-name="T31"> </text:span><text:span text:style-name="T38">שלו</text:span><text:span text:style-name="T31"> </text:span><text:span text:style-name="T38">תלוי</text:span><text:span text:style-name="T31"> </text:span><text:span text:style-name="T38">הוא, וליכא</text:span><text:span text:style-name="T31"> </text:span><text:span text:style-name="T38">למימר</text:span><text:span text:style-name="T31"> </text:span><text:span text:style-name="T38">שמא</text:span><text:span text:style-name="T31"> </text:span><text:span text:style-name="T38">תולה</text:span><text:span text:style-name="T31"> </text:span><text:span text:style-name="T38">בעצמו</text:span><text:span text:style-name="T31"> </text:span><text:span text:style-name="T38">הוה, דלא</text:span><text:span text:style-name="T31"> </text:span><text:span text:style-name="T38">הוי</text:span><text:span text:style-name="T31"> </text:span><text:span text:style-name="T38">בר</text:span><text:span text:style-name="T31"> </text:span><text:span text:style-name="T38">חיוב</text:span><text:span text:style-name="T31"> </text:span><text:span text:style-name="T38">מעליא; דהיכא</text:span><text:span text:style-name="T31"> </text:span><text:span text:style-name="T38">דהוי</text:span><text:span text:style-name="T31"> </text:span><text:span text:style-name="T38">לפניו</text:span><text:span text:style-name="T31"> </text:span><text:span text:style-name="T38">חתיכה</text:span><text:span text:style-name="T31"> </text:span><text:span text:style-name="T38">אחת, ספק</text:span><text:span text:style-name="T31"> </text:span><text:span text:style-name="T38">של</text:span><text:span text:style-name="T31"> </text:span><text:span text:style-name="T38">חלב</text:span><text:span text:style-name="T31"> </text:span><text:span text:style-name="T38">ספק</text:span><text:span text:style-name="T31"> </text:span><text:span text:style-name="T38">של</text:span><text:span text:style-name="T31"> </text:span><text:span text:style-name="T38">שומן, ואכלו</text:span><text:span text:style-name="T31"> </text:span><text:span text:style-name="T38">- בדין</text:span><text:span text:style-name="T31"> </text:span><text:span text:style-name="T38">הוא</text:span><text:span text:style-name="T31"> </text:span><text:span text:style-name="T38">דמביא</text:span><text:span text:style-name="T31"> </text:span><text:span text:style-name="T38">אשם</text:span><text:span text:style-name="T31"> </text:span><text:span text:style-name="T38">תלוי, משום</text:span><text:span text:style-name="T31"> </text:span><text:span text:style-name="T38">דאיכא</text:span><text:span text:style-name="T31"> </text:span><text:span text:style-name="T38">למימר: שמא</text:span><text:span text:style-name="T31"> </text:span><text:span text:style-name="T38">חלב</text:span><text:span text:style-name="T31"> </text:span><text:span text:style-name="T38">ממש</text:span><text:span text:style-name="T31"> </text:span><text:span text:style-name="T38">אכל, דהוי</text:span><text:span text:style-name="T31"> </text:span><text:span text:style-name="T38">בר</text:span><text:span text:style-name="T31"> </text:span><text:span text:style-name="T38">חיוב</text:span><text:span text:style-name="T31"> </text:span><text:span text:style-name="T38">מעליא; אבל</text:span><text:span text:style-name="T31"> </text:span><text:span text:style-name="T38">הכא</text:span><text:span text:style-name="T31"> </text:span><text:span text:style-name="T38">- ליכא</text:span><text:span text:style-name="T31"> </text:span><text:span text:style-name="T38">למימר</text:span><text:span text:style-name="T31"> </text:span><text:span text:style-name="T38">'שמא</text:span><text:span text:style-name="T31"> </text:span><text:span text:style-name="T38">תולה</text:span><text:span text:style-name="T31"> </text:span><text:span text:style-name="T38">בעצמו</text:span><text:span text:style-name="T31"> </text:span><text:span text:style-name="T38">ממש</text:span><text:span text:style-name="T31"> </text:span><text:span text:style-name="T38">הוא', שהרי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הוראה</text:span><text:span text:style-name="T31"> </text:span><text:span text:style-name="T38">הוא</text:span><text:span text:style-name="T31"> </text:span><text:span text:style-name="T38">עושה; הלכך</text:span><text:span text:style-name="T31"> </text:span><text:span text:style-name="T38">מעשה</text:span><text:span text:style-name="T31"> </text:span><text:span text:style-name="T38">שלו</text:span><text:span text:style-name="T31"> </text:span><text:span text:style-name="T38">- תלוי</text:span><text:span text:style-name="T31"> </text:span><text:span text:style-name="T38">הוא: דצד</text:span><text:span text:style-name="T31"> </text:span><text:span text:style-name="T38">חיוב</text:span><text:span text:style-name="T31"> </text:span><text:span text:style-name="T38">שלו</text:span><text:span text:style-name="T31"> </text:span><text:span text:style-name="T38">תלוי</text:span><text:span text:style-name="T31"> </text:span><text:span text:style-name="T38">הוא: דלא</text:span><text:span text:style-name="T31"> </text:span><text:span text:style-name="T38">הוי</text:span><text:span text:style-name="T31"> </text:span><text:span text:style-name="T38">צד</text:span><text:span text:style-name="T31"> </text:span><text:span text:style-name="T38">חיוב</text:span><text:span text:style-name="T31"> </text:span><text:span text:style-name="T38">מעליא; הלכך</text:span><text:span text:style-name="T31"> </text:span><text:span text:style-name="T38">אינו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.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זירא: משל</text:span><text:span text:style-name="T2"> </text:span><text:span text:style-name="T1">דר"א</text:span><text:span text:style-name="T2"> </text:span><text:span text:style-name="T1">למה</text:span><text:span text:style-name="T2"> </text:span><text:span text:style-name="T1">הדבר</text:span><text:span text:style-name="T2"> </text:span><text:span text:style-name="T1">דומה? - לאדם</text:span><text:span text:style-name="T2"> </text:span><text:span text:style-name="T1">שאכל</text:span><text:span text:style-name="T2"> </text:span><text:span text:style-name="T1">ספק</text:span><text:span text:style-name="T2"> </text:span><text:span text:style-name="T1">חלב</text:span><text:span text:style-name="T2"> </text:span><text:span text:style-name="T1">ספק</text:span><text:span text:style-name="T2"> </text:span><text:span text:style-name="T1">שומן</text:span><text:span text:style-name="T2"> </text:span><text:span text:style-name="T32">(</text:span><text:span text:style-name="T38">והרי</text:span><text:span text:style-name="T31"> </text:span><text:span text:style-name="T38">סבור</text:span><text:span text:style-name="T31"> </text:span><text:span text:style-name="T38">ששומן</text:span><text:span text:style-name="T31"> </text:span><text:span text:style-name="T38">הוא</text:span><text:span text:style-name="T32">)</text:span><text:span text:style-name="T1">, ונודע</text:span><text:span text:style-name="T2"> </text:span><text:span text:style-name="T1">לו</text:span><text:span text:style-name="T2"> </text:span><text:span text:style-name="T32">(</text:span><text:span text:style-name="T38">שספק</text:span><text:span text:style-name="T31"> </text:span><text:span text:style-name="T38">הוא</text:span><text:span text:style-name="T32">)</text:span><text:span text:style-name="T1">, שמביא</text:span><text:span text:style-name="T2"> </text:span><text:span text:style-name="T1">אשם</text:span><text:span text:style-name="T2"> </text:span><text:span text:style-name="T32">(</text:span><text:span text:style-name="T38">שמביא</text:span><text:span text:style-name="T31"> </text:span><text:span text:style-name="T38">אשם</text:span><text:span text:style-name="T31"> </text:span><text:span text:style-name="T38">תלוי, משום</text:span><text:span text:style-name="T31"> </text:span><text:span text:style-name="T38">דשמא</text:span><text:span text:style-name="T31"> </text:span><text:span text:style-name="T38">חלב</text:span><text:span text:style-name="T31"> </text:span><text:span text:style-name="T38">ממש</text:span><text:span text:style-name="T31"> </text:span><text:span text:style-name="T38">אכל; הכי</text:span><text:span text:style-name="T31"> </text:span><text:span text:style-name="T38">נמי</text:span><text:span text:style-name="T31"> </text:span><text:span text:style-name="T38">איכא</text:span><text:span text:style-name="T31"> </text:span><text:span text:style-name="T38">למימר: שמא</text:span><text:span text:style-name="T31"> </text:span><text:span text:style-name="T38">תולה</text:span><text:span text:style-name="T31"> </text:span><text:span text:style-name="T38">בעצמו</text:span><text:span text:style-name="T31"> </text:span><text:span text:style-name="T38">ממש</text:span><text:span text:style-name="T31"> </text:span><text:span text:style-name="T38">הוא</text:span><text:span text:style-name="T32">)</text:span><text:span text:style-name="T1">.</text:span></text:p>
      <text:p text:style-name="P3"/>
      <text:p text:style-name="P4"><text:span text:style-name="T1">(הוריות</text:span><text:span text:style-name="T2"> </text:span><text:span text:style-name="T1">ד,א) </text:span></text:p>
      <text:p text:style-name="P4"><text:span text:style-name="T1">ולא</text:span><text:span text:style-name="T2"> </text:span><text:span text:style-name="T1">מבעיא</text:span><text:span text:style-name="T2"> </text:span><text:span text:style-name="T1">למאן</text:span><text:span text:style-name="T2"> </text:span><text:span text:style-name="T1">דאמר</text:span><text:span text:style-name="T2"> </text:span><text:span text:style-name="T1">צבור</text:span><text:span text:style-name="T2"> </text:span><text:span text:style-name="T1">מייתי</text:span><text:span text:style-name="T2"> </text:span><text:span text:style-name="T32">(</text:span><text:span text:style-name="T38">דכי</text:span><text:span text:style-name="T31"> </text:span><text:span text:style-name="T38">הביאו</text:span><text:span text:style-name="T31"> </text:span><text:span text:style-name="T38">כפרתן</text:span><text:span text:style-name="T31"> </text:span><text:span text:style-name="T38">דמי</text:span><text:span text:style-name="T32">)</text:span><text:span text:style-name="T1">, דמפרסמא</text:span><text:span text:style-name="T2"> </text:span><text:span text:style-name="T1">מלתא</text:span><text:span text:style-name="T2"> </text:span><text:span text:style-name="T32">(</text:span><text:span text:style-name="T38">ולא</text:span><text:span text:style-name="T31"> </text:span><text:span text:style-name="T38">הוי</text:span><text:span text:style-name="T31"> </text:span><text:span text:style-name="T38">האי</text:span><text:span text:style-name="T31"> </text:span><text:span text:style-name="T38">יחיד</text:span><text:span text:style-name="T31"> </text:span><text:span text:style-name="T38">'תולה</text:span><text:span text:style-name="T31"> </text:span><text:span text:style-name="T38">בבית</text:span><text:span text:style-name="T31"> </text:span><text:span text:style-name="T38">דין'</text:span><text:span text:style-name="T32">)</text:span><text:span text:style-name="T1">, אלא</text:span><text:span text:style-name="T2"> </text:span><text:span text:style-name="T1">אפילו</text:span><text:span text:style-name="T2"> </text:span><text:span text:style-name="T1">למ"ד</text:span><text:span text:style-name="T2"> </text:span><text:span text:style-name="T32">(</text:span><text:span text:style-name="T38">דכי</text:span><text:span text:style-name="T31"> </text:span><text:span text:style-name="T38">הורו</text:span><text:span text:style-name="T31"> </text:span><text:span text:style-name="T38">ב"ד</text:span><text:span text:style-name="T31"> </text:span><text:span text:style-name="T38">ועשו</text:span><text:span text:style-name="T31"> </text:span><text:span text:style-name="T38">קהל</text:span><text:span text:style-name="T31"> </text:span><text:span text:style-name="T38">על</text:span><text:span text:style-name="T31"> </text:span><text:span text:style-name="T38">פיהם</text:span><text:span text:style-name="T32">)</text:span><text:span text:style-name="T1"> ב"ד</text:span><text:span text:style-name="T2"> </text:span><text:span text:style-name="T1">מביאין</text:span><text:span text:style-name="T2"> </text:span><text:span text:style-name="T32">(</text:span><text:span text:style-name="T38">מביאין</text:span><text:span text:style-name="T31"> </text:span><text:span text:style-name="T38">עליהם</text:span><text:span text:style-name="T31"> </text:span><text:span text:style-name="T38">פר, והם</text:span><text:span text:style-name="T31"> </text:span><text:span text:style-name="T38">פטורין</text:span><text:span text:style-name="T32">)</text:span><text:span text:style-name="T1">, דלא</text:span><text:span text:style-name="T2"> </text:span><text:span text:style-name="T1">מפרסמא</text:span><text:span text:style-name="T2"> </text:span><text:span text:style-name="T1">מלתא</text:span><text:span text:style-name="T2"> </text:span><text:span text:style-name="T32">(</text:span><text:span text:style-name="T38">דאיכא</text:span><text:span text:style-name="T31"> </text:span><text:span text:style-name="T38">למימר</text:span><text:span text:style-name="T31"> </text:span><text:span text:style-name="T38">לא</text:span><text:span text:style-name="T31"> </text:span><text:span text:style-name="T38">מפרסמא</text:span><text:span text:style-name="T31"> </text:span><text:span text:style-name="T38">מילתא</text:span><text:span text:style-name="T31"> </text:span><text:span text:style-name="T38">כל</text:span><text:span text:style-name="T31"> </text:span><text:span text:style-name="T38">כך, והאי</text:span><text:span text:style-name="T31"> </text:span><text:span text:style-name="T38">יחיד</text:span><text:span text:style-name="T31"> – </text:span><text:span text:style-name="T38">'תולה</text:span><text:span text:style-name="T31"> </text:span><text:span text:style-name="T38">בבית</text:span><text:span text:style-name="T31"> </text:span><text:span text:style-name="T38">דין' הוא</text:span><text:span text:style-name="T32">)</text:span><text:span text:style-name="T1"> - </text:span><text:span text:style-name="T32">(</text:span><text:span text:style-name="T38">אפילו</text:span><text:span text:style-name="T31"> </text:span><text:span text:style-name="T38">הכי</text:span><text:span text:style-name="T31"> </text:span><text:span text:style-name="T38">- לאו</text:span><text:span text:style-name="T31"> </text:span><text:span text:style-name="T38">'תולה</text:span><text:span text:style-name="T31"> </text:span><text:span text:style-name="T38">בבית</text:span><text:span text:style-name="T31"> </text:span><text:span text:style-name="T38">דין' הוא:</text:span><text:span text:style-name="T32">)</text:span><text:span text:style-name="T1"> </text:span><text:span text:style-name="T32">(</text:span><text:span text:style-name="T38">שהרי</text:span><text:span text:style-name="T31"> </text:span><text:span text:style-name="T38">היה</text:span><text:span text:style-name="T31"> </text:span><text:span text:style-name="T38">בידו</text:span><text:span text:style-name="T31"> </text:span><text:span text:style-name="T38">לישאל</text:span><text:span text:style-name="T31"> </text:span><text:span text:style-name="T38">מפני</text:span><text:span text:style-name="T31"> </text:span><text:span text:style-name="T38">מה</text:span><text:span text:style-name="T31"> </text:span><text:span text:style-name="T38">ב"ד</text:span><text:span text:style-name="T31"> </text:span><text:span text:style-name="T38">מביאין</text:span><text:span text:style-name="T31"> </text:span><text:span text:style-name="T38">פר, ו</text:span><text:span text:style-name="T32">)</text:span><text:span text:style-name="T1">אי</text:span><text:span text:style-name="T2"> </text:span><text:span text:style-name="T1">הוה</text:span><text:span text:style-name="T2"> </text:span><text:span text:style-name="T1">שאיל</text:span><text:span text:style-name="T2"> </text:span><text:span text:style-name="T1">- הוו</text:span><text:span text:style-name="T2"> </text:span><text:span text:style-name="T1">אמרין</text:span><text:span text:style-name="T2"> </text:span><text:span text:style-name="T1">ליה</text:span><text:span text:style-name="T2"> </text:span><text:span text:style-name="T32">(</text:span><text:span text:style-name="T38">דטעו</text:span><text:span text:style-name="T31"> </text:span><text:span text:style-name="T38">וחזרו; הלכך</text:span><text:span text:style-name="T31"> </text:span><text:span text:style-name="T38">'תולה</text:span><text:span text:style-name="T31"> </text:span><text:span text:style-name="T38">בעצמו' קרינא</text:span><text:span text:style-name="T31"> </text:span><text:span text:style-name="T38">ביה, ואית</text:span><text:span text:style-name="T31"> </text:span><text:span text:style-name="T38">ביה</text:span><text:span text:style-name="T31"> </text:span><text:span text:style-name="T38">צד</text:span><text:span text:style-name="T31"> </text:span><text:span text:style-name="T38">חיוב</text:span><text:span text:style-name="T31"> </text:span><text:span text:style-name="T38">מעליא, הלכך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בר</text:span><text:span text:style-name="T2"> </text:span><text:span text:style-name="T1">אבין, ואיתימא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בר</text:span><text:span text:style-name="T2"> </text:span><text:span text:style-name="T1">זבידא: משל</text:span><text:span text:style-name="T2"> </text:span><text:span text:style-name="T1">דסומכוס</text:span><text:span text:style-name="T2"> </text:span><text:span text:style-name="T1">למה</text:span><text:span text:style-name="T2"> </text:span><text:span text:style-name="T1">הדבר</text:span><text:span text:style-name="T2"> </text:span><text:span text:style-name="T1">דומה? לאדם</text:span><text:span text:style-name="T2"> </text:span><text:span text:style-name="T1">שהביא</text:span><text:span text:style-name="T2"> </text:span><text:span text:style-name="T1">כפרתו</text:span><text:span text:style-name="T2"> </text:span><text:span text:style-name="T1">בין</text:span><text:span text:style-name="T2"> </text:span><text:span text:style-name="T1">השמשות, ספק</text:span><text:span text:style-name="T2"> </text:span><text:span text:style-name="T1">מבעו"י</text:span><text:span text:style-name="T2"> </text:span><text:span text:style-name="T32">(</text:span><text:span text:style-name="T38">מבעוד</text:span><text:span text:style-name="T31"> </text:span><text:span text:style-name="T38">יום</text:span><text:span text:style-name="T32">)</text:span><text:span text:style-name="T1"> נתכפר</text:span><text:span text:style-name="T2"> </text:span><text:span text:style-name="T1">לו</text:span><text:span text:style-name="T2"> </text:span><text:span text:style-name="T32">(</text:span><text:span text:style-name="T38">והיא</text:span><text:span text:style-name="T31"> </text:span><text:span text:style-name="T38">כפרה</text:span><text:span text:style-name="T31"> </text:span><text:span text:style-name="T38">מעליא</text:span><text:span text:style-name="T32">)</text:span><text:span text:style-name="T1">, ספק</text:span><text:span text:style-name="T2"> </text:span><text:span text:style-name="T1">משחשכה</text:span><text:span text:style-name="T2"> </text:span><text:span text:style-name="T1">נתכפר</text:span><text:span text:style-name="T2"> </text:span><text:span text:style-name="T1">לו</text:span><text:span text:style-name="T2"> </text:span><text:span text:style-name="T32">(</text:span><text:span text:style-name="T38">ולא</text:span><text:span text:style-name="T31"> </text:span><text:span text:style-name="T38">הוי</text:span><text:span text:style-name="T31"> </text:span><text:span text:style-name="T38">כפרה</text:span><text:span text:style-name="T31"> </text:span><text:span text:style-name="T38">מעליא, ד'</text:span><text:span text:style-name="T28">ביום</text:span><text:span text:style-name="T31"> </text:span><text:span text:style-name="T28">צוותו</text:span><text:span text:style-name="T38">' כתיב</text:span><text:span text:style-name="T31"> </text:span><text:span text:style-name="T18">[ויקרא</text:span><text:span text:style-name="T19"> </text:span><text:span text:style-name="T18">ז,לח]</text:span><text:span text:style-name="T38">, דקיימא</text:span><text:span text:style-name="T31"> </text:span><text:span text:style-name="T38">לן</text:span><text:span text:style-name="T31"> </text:span><text:span text:style-name="T38">דפטור: דאין</text:span><text:span text:style-name="T31"> </text:span><text:span text:style-name="T38">צריך</text:span><text:span text:style-name="T31"> </text:span><text:span text:style-name="T38">להביא</text:span><text:span text:style-name="T31"> </text:span><text:span text:style-name="T38">קרבן</text:span><text:span text:style-name="T31"> </text:span><text:span text:style-name="T38">אחר, ואע"פ</text:span><text:span text:style-name="T31"> </text:span><text:span text:style-name="T38">שהוא</text:span><text:span text:style-name="T31"> </text:span><text:span text:style-name="T38">קרב</text:span><text:span text:style-name="T31"> </text:span><text:span text:style-name="T38">אחר</text:span><text:span text:style-name="T31"> </text:span><text:span text:style-name="T38">תמיד</text:span><text:span text:style-name="T31"> </text:span><text:span text:style-name="T38">של</text:span><text:span text:style-name="T31"> </text:span><text:span text:style-name="T38">בין</text:span><text:span text:style-name="T31"> </text:span><text:span text:style-name="T38">הערבים</text:span><text:span text:style-name="T31"> </text:span><text:span text:style-name="T38">- אין</text:span><text:span text:style-name="T31"> </text:span><text:span text:style-name="T38">בו</text:span><text:span text:style-name="T31"> </text:span><text:span text:style-name="T38">שום</text:span><text:span text:style-name="T31"> </text:span><text:span text:style-name="T38">פסול, דהכי</text:span><text:span text:style-name="T31"> </text:span><text:span text:style-name="T38">אמר</text:span><text:span text:style-name="T31"> </text:span><text:span text:style-name="T38">בפרק</text:span><text:span text:style-name="T31"> </text:span><text:span text:style-name="T38">'תמיד</text:span><text:span text:style-name="T31"> </text:span><text:span text:style-name="T38">נשחט' </text:span><text:span text:style-name="T18">(פסחים</text:span><text:span text:style-name="T19"> </text:span><text:span text:style-name="T18">ד' נט.)</text:span><text:span text:style-name="T38">: דאתי</text:span><text:span text:style-name="T31"> </text:span><text:span text:style-name="T38">עשה</text:span><text:span text:style-name="T31"> </text:span><text:span text:style-name="T38">דפסח</text:span><text:span text:style-name="T31"> </text:span><text:span text:style-name="T38">ועשה</text:span><text:span text:style-name="T31"> </text:span><text:span text:style-name="T38">דאכילת</text:span><text:span text:style-name="T31"> </text:span><text:span text:style-name="T38">קדשים, ודחי</text:span><text:span text:style-name="T31"> </text:span><text:span text:style-name="T38">עשה</text:span><text:span text:style-name="T31"> </text:span><text:span text:style-name="T38">דהשלמה; ואיכא</text:span><text:span text:style-name="T31"> </text:span><text:span text:style-name="T38">נמי</text:span><text:span text:style-name="T31"> </text:span><text:span text:style-name="T38">שינויי</text:span><text:span text:style-name="T31"> </text:span><text:span text:style-name="T38">אחריני</text:span><text:span text:style-name="T31"> </text:span><text:span text:style-name="T38">טובא; והא</text:span><text:span text:style-name="T31"> </text:span><text:span text:style-name="T38">הכא</text:span><text:span text:style-name="T31"> </text:span><text:span text:style-name="T38">(מפני) דבין</text:span><text:span text:style-name="T31"> </text:span><text:span text:style-name="T38">השמשות</text:span><text:span text:style-name="T31"> </text:span><text:span text:style-name="T38">לית</text:span><text:span text:style-name="T31"> </text:span><text:span text:style-name="T38">ביה</text:span><text:span text:style-name="T31"> </text:span><text:span text:style-name="T38">צד</text:span><text:span text:style-name="T31"> </text:span><text:span text:style-name="T38">חיוב</text:span><text:span text:style-name="T31"> </text:span><text:span text:style-name="T38">מעליא: דליכא</text:span><text:span text:style-name="T31"> </text:span><text:span text:style-name="T38">למימר</text:span><text:span text:style-name="T31"> </text:span><text:span text:style-name="T38">שמא</text:span><text:span text:style-name="T31"> </text:span><text:span text:style-name="T38">משחשכה</text:span><text:span text:style-name="T31"> </text:span><text:span text:style-name="T38">נתכפר</text:span><text:span text:style-name="T31"> </text:span><text:span text:style-name="T38">לו, שהרי</text:span><text:span text:style-name="T31"> </text:span><text:span text:style-name="T38">בין</text:span><text:span text:style-name="T31"> </text:span><text:span text:style-name="T38">השמשות</text:span><text:span text:style-name="T31"> </text:span><text:span text:style-name="T38">כהרף</text:span><text:span text:style-name="T31"> </text:span><text:span text:style-name="T38">עין, ואין</text:span><text:span text:style-name="T31"> </text:span><text:span text:style-name="T38">אדם</text:span><text:span text:style-name="T31"> </text:span><text:span text:style-name="T38">בעולם</text:span><text:span text:style-name="T31"> </text:span><text:span text:style-name="T38">יכול</text:span><text:span text:style-name="T31"> </text:span><text:span text:style-name="T38">לעמוד</text:span><text:span text:style-name="T31"> </text:span><text:span text:style-name="T38">עליו</text:span><text:span text:style-name="T31"> </text:span><text:span text:style-name="T38">אם</text:span><text:span text:style-name="T31"> </text:span><text:span text:style-name="T38">מן</text:span><text:span text:style-name="T31"> </text:span><text:span text:style-name="T38">היום</text:span><text:span text:style-name="T31"> </text:span><text:span text:style-name="T38">או</text:span><text:span text:style-name="T31"> </text:span><text:span text:style-name="T38">מן</text:span><text:span text:style-name="T31"> </text:span><text:span text:style-name="T38">הלילה, ופטור</text:span><text:span text:style-name="T31"> </text:span><text:span text:style-name="T38">- הכי</text:span><text:span text:style-name="T31"> </text:span><text:span text:style-name="T38">נמי</text:span><text:span text:style-name="T31"> </text:span><text:span text:style-name="T38">ליכא</text:span><text:span text:style-name="T31"> </text:span><text:span text:style-name="T38">למימר</text:span><text:span text:style-name="T31"> </text:span><text:span text:style-name="T38">שמא</text:span><text:span text:style-name="T31"> </text:span><text:span text:style-name="T38">ממש</text:span><text:span text:style-name="T31"> </text:span><text:span text:style-name="T38">תולה</text:span><text:span text:style-name="T31"> </text:span><text:span text:style-name="T38">בעצמו, שהרי</text:span><text:span text:style-name="T31"> </text:span><text:span text:style-name="T38">כבר</text:span><text:span text:style-name="T31"> </text:span><text:span text:style-name="T38">הורו</text:span><text:span text:style-name="T31"> </text:span><text:span text:style-name="T38">בית</text:span><text:span text:style-name="T31"> </text:span><text:span text:style-name="T38">דין!</text:span><text:span text:style-name="T32">)</text:span><text:span text:style-name="T1">, שאין</text:span><text:span text:style-name="T2"> </text:span><text:span text:style-name="T1">מביא</text:span><text:span text:style-name="T2"> </text:span><text:span text:style-name="T1">אשם</text:span><text:span text:style-name="T2"> </text:span><text:span text:style-name="T1">תלוי; ולא</text:span><text:span text:style-name="T2"> </text:span><text:span text:style-name="T1">מבעיא</text:span><text:span text:style-name="T2"> </text:span><text:span text:style-name="T1">למאן</text:span><text:span text:style-name="T2"> </text:span><text:span text:style-name="T1">דאמר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מביאין</text:span><text:span text:style-name="T2"> </text:span><text:span text:style-name="T32">(</text:span><text:span text:style-name="T38">ולא</text:span><text:span text:style-name="T31"> </text:span><text:span text:style-name="T38">צבור</text:span><text:span text:style-name="T32">)</text:span><text:span text:style-name="T1">, דלא</text:span><text:span text:style-name="T2"> </text:span><text:span text:style-name="T1">אפרסמא</text:span><text:span text:style-name="T2"> </text:span><text:span text:style-name="T1">מלתא</text:span><text:span text:style-name="T2"> </text:span><text:span text:style-name="T32">(</text:span><text:span text:style-name="T38">והאי</text:span><text:span text:style-name="T31"> </text:span><text:span text:style-name="T38">יחיד</text:span><text:span text:style-name="T31"> </text:span><text:span text:style-name="T38">'תולה</text:span><text:span text:style-name="T31"> </text:span><text:span text:style-name="T38">בבית</text:span><text:span text:style-name="T31"> </text:span><text:span text:style-name="T38">דין' הוא, ופטור</text:span><text:span text:style-name="T32">)</text:span><text:span text:style-name="T1">, אלא</text:span><text:span text:style-name="T2"> </text:span><text:span text:style-name="T1">אפילו</text:span><text:span text:style-name="T2"> </text:span><text:span text:style-name="T1">למ"ד</text:span><text:span text:style-name="T2"> </text:span><text:span text:style-name="T1">צבור</text:span><text:span text:style-name="T2"> </text:span><text:span text:style-name="T1">מביאין, </text:span><text:span text:style-name="T32">(</text:span><text:span text:style-name="T38">ואיכא</text:span><text:span text:style-name="T31"> </text:span><text:span text:style-name="T38">למימר</text:span><text:span text:style-name="T32">)</text:span><text:span text:style-name="T1"> דמפרסמא</text:span><text:span text:style-name="T2"> </text:span><text:span text:style-name="T1">מלתא</text:span><text:span text:style-name="T2"> </text:span><text:span text:style-name="T32">(</text:span><text:span text:style-name="T38">והאי</text:span><text:span text:style-name="T31"> </text:span><text:span text:style-name="T38">יחיד</text:span><text:span text:style-name="T31"> </text:span><text:span text:style-name="T38">- לאו</text:span><text:span text:style-name="T31"> </text:span><text:span text:style-name="T38">תולה</text:span><text:span text:style-name="T31"> </text:span><text:span text:style-name="T38">בבית</text:span><text:span text:style-name="T31"> </text:span><text:span text:style-name="T38">דין, ותולה</text:span><text:span text:style-name="T31"> </text:span><text:span text:style-name="T38">בעצמו</text:span><text:span text:style-name="T31"> </text:span><text:span text:style-name="T38">הוא</text:span><text:span text:style-name="T32">)</text:span><text:span text:style-name="T1">, והוו</text:span><text:span text:style-name="T2"> </text:span><text:span text:style-name="T1">אמרינן</text:span><text:span text:style-name="T2"> </text:span><text:span text:style-name="T1">ליה</text:span><text:span text:style-name="T2"> </text:span><text:span text:style-name="T1">דהכא</text:span><text:span text:style-name="T2"> </text:span><text:span text:style-name="T92">בספק</text:span><text:span text:style-name="T2"> </text:span><text:span text:style-name="T1">כספק</text:span><text:span text:style-name="T2"> </text:span><text:span text:style-name="T1">מבעוד</text:span><text:span text:style-name="T2"> </text:span><text:span text:style-name="T1">יום</text:span><text:span text:style-name="T2"> </text:span><text:span text:style-name="T1">ספק</text:span><text:span text:style-name="T2"> </text:span><text:span text:style-name="T1">משחשכה, אי</text:span><text:span text:style-name="T2"> </text:span><text:span text:style-name="T1">שאיל</text:span><text:span text:style-name="T2"> </text:span><text:span text:style-name="T1">- לא</text:span><text:span text:style-name="T2"> </text:span><text:span text:style-name="T1">אשכח</text:span><text:span text:style-name="T2"> </text:span><text:span text:style-name="T1">אינש</text:span><text:span text:style-name="T2"> </text:span><text:span text:style-name="T1">דמשייליה</text:span><text:span text:style-name="T2"> </text:span><text:span text:style-name="T32">(</text:span><text:span text:style-name="T38">ולא</text:span><text:span text:style-name="T31"> </text:span><text:span text:style-name="T38">סליק</text:span><text:span text:style-name="T31"> </text:span><text:span text:style-name="T38">אדעתיה</text:span><text:span text:style-name="T31"> </text:span><text:span text:style-name="T38">למישאל</text:span><text:span text:style-name="T31"> </text:span><text:span text:style-name="T38">למה</text:span><text:span text:style-name="T31"> </text:span><text:span text:style-name="T38">הביאו</text:span><text:span text:style-name="T31"> </text:span><text:span text:style-name="T38">צבור</text:span><text:span text:style-name="T31"> </text:span><text:span text:style-name="T38">פר; הלכך</text:span><text:span text:style-name="T31"> </text:span><text:span text:style-name="T38">ליכא</text:span><text:span text:style-name="T31"> </text:span><text:span text:style-name="T38">צד</text:span><text:span text:style-name="T31"> </text:span><text:span text:style-name="T38">חיוב</text:span><text:span text:style-name="T31"> </text:span><text:span text:style-name="T38">מעליא, דהא</text:span><text:span text:style-name="T31"> </text:span><text:span text:style-name="T38">צד</text:span><text:span text:style-name="T31"> </text:span><text:span text:style-name="T38">פטור</text:span><text:span text:style-name="T31"> </text:span><text:span text:style-name="T38">שייך</text:span><text:span text:style-name="T31"> </text:span><text:span text:style-name="T38">ביה</text:span><text:span text:style-name="T31"> </text:span><text:span text:style-name="T38">טפי: ד'תולה</text:span><text:span text:style-name="T31"> </text:span><text:span text:style-name="T38">בבית</text:span><text:span text:style-name="T31"> </text:span><text:span text:style-name="T38">דין' הוא; הלכך</text:span><text:span text:style-name="T31"> </text:span><text:span text:style-name="T38">אינו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. </text:span></text:p>
      <text:p text:style-name="P13"><text:s/></text:p>
      <text:p text:style-name="P4"><text:span text:style-name="T1">אמר</text:span><text:span text:style-name="T2"> </text:span><text:span text:style-name="T1">לו</text:span><text:span text:style-name="T2"> </text:span><text:span text:style-name="T1">בן</text:span><text:span text:style-name="T2"> </text:span><text:span text:style-name="T1">עזאי</text:span><text:span text:style-name="T2"> </text:span><text:span text:style-name="T1">מאי</text:span><text:span text:style-name="T2"> </text:span><text:span text:style-name="T1">שנא</text:span><text:span text:style-name="T2"> </text:span><text:span text:style-name="T1">מן</text:span><text:span text:style-name="T2"> </text:span><text:span text:style-name="T1">היושב</text:span><text:span text:style-name="T2"> </text:span><text:span text:style-name="T32">[מן</text:span><text:span text:style-name="T31"> </text:span><text:span text:style-name="T32">היושב</text:span><text:span text:style-name="T31"> </text:span><text:span text:style-name="T32">בביתו? </text:span><text:span text:style-name="T71">(</text:span><text:span text:style-name="T68">גירסת</text:span><text:span text:style-name="T69"> </text:span><text:span text:style-name="T68">רש"י: אמר</text:span><text:span text:style-name="T69"> </text:span><text:span text:style-name="T68">לו</text:span><text:span text:style-name="T69"> </text:span><text:span text:style-name="T68">ר' עקיבא:</text:span><text:span text:style-name="T71">)</text:span><text:span text:style-name="T32"> שהיושב</text:span><text:span text:style-name="T31"> </text:span><text:span text:style-name="T32">בביתו</text:span><text:span text:style-name="T31"> </text:span><text:span text:style-name="T32">אפשר</text:span><text:span text:style-name="T31"> </text:span><text:span text:style-name="T32">היה</text:span><text:span text:style-name="T31"> </text:span><text:span text:style-name="T32">לו</text:span><text:span text:style-name="T31"> </text:span><text:span text:style-name="T32">שישמע, וזה</text:span><text:span text:style-name="T31"> </text:span><text:span text:style-name="T32">לא</text:span><text:span text:style-name="T31"> </text:span><text:span text:style-name="T32">היה</text:span><text:span text:style-name="T31"> </text:span><text:span text:style-name="T32">לו</text:span><text:span text:style-name="T31"> </text:span><text:span text:style-name="T32">אפשר</text:span><text:span text:style-name="T31"> </text:span><text:span text:style-name="T32">שישמע]</text:span><text:span text:style-name="T1">: </text:span></text:p>
      <text:p text:style-name="P4"><text:span text:style-name="T1">שפיר</text:span><text:span text:style-name="T2"> </text:span><text:span text:style-name="T1">קאמר</text:span><text:span text:style-name="T2"> </text:span><text:span text:style-name="T1">ליה</text:span><text:span text:style-name="T2"> </text:span><text:span text:style-name="T1">ר"ע</text:span><text:span text:style-name="T2"> </text:span><text:span text:style-name="T1">לבן</text:span><text:span text:style-name="T2"> </text:span><text:span text:style-name="T1">עזאי!</text:span></text:p>
      <text:p text:style-name="P4"><text:span text:style-name="T1">אמר</text:span><text:span text:style-name="T2"> </text:span><text:span text:style-name="T1">רבא: החזיק</text:span><text:span text:style-name="T2"> </text:span><text:span text:style-name="T1">בדרך</text:span><text:span text:style-name="T2"> </text:span><text:span text:style-name="T32">(</text:span><text:span text:style-name="T38">לילך</text:span><text:span text:style-name="T31"> </text:span><text:span text:style-name="T38">למדינת</text:span><text:span text:style-name="T31"> </text:span><text:span text:style-name="T38">הים, ועדיין</text:span><text:span text:style-name="T31"> </text:span><text:span text:style-name="T38">ישנו</text:span><text:span text:style-name="T31"> </text:span><text:span text:style-name="T38">בעיר</text:span><text:span text:style-name="T32">)</text:span><text:span text:style-name="T1"> איכא</text:span><text:span text:style-name="T2"> </text:span><text:span text:style-name="T1">בינייהו: לבן</text:span><text:span text:style-name="T2"> </text:span><text:span text:style-name="T1">עזאי</text:span><text:span text:style-name="T2"> </text:span><text:span text:style-name="T1">חייב, דהא</text:span><text:span text:style-name="T2"> </text:span><text:span text:style-name="T1">בביתיה</text:span><text:span text:style-name="T2"> </text:span><text:span text:style-name="T1">איתיה; לרבי</text:span><text:span text:style-name="T2"> </text:span><text:span text:style-name="T1">עקיבא</text:span><text:span text:style-name="T2"> </text:span><text:span text:style-name="T1">פטור, דהא</text:span><text:span text:style-name="T2"> </text:span><text:span text:style-name="T1">החזיק</text:span><text:span text:style-name="T2"> </text:span><text:span text:style-name="T1">בדרך</text:span><text:span text:style-name="T2"> </text:span><text:span text:style-name="T32">(</text:span><text:span text:style-name="T38">דכיון</text:span><text:span text:style-name="T31"> </text:span><text:span text:style-name="T38">דטרוד</text:span><text:span text:style-name="T31"> </text:span><text:span text:style-name="T38">הוא</text:span><text:span text:style-name="T31"> </text:span><text:span text:style-name="T38">- לא</text:span><text:span text:style-name="T31"> </text:span><text:span text:style-name="T38">היה</text:span><text:span text:style-name="T31"> </text:span><text:span text:style-name="T38">אפשר</text:span><text:span text:style-name="T31"> </text:span><text:span text:style-name="T38">לו</text:span><text:span text:style-name="T31"> </text:span><text:span text:style-name="T38">שישמע</text:span><text:span text:style-name="T31"> </text:span><text:span text:style-name="T38">דחזרו</text:span><text:span text:style-name="T31"> </text:span><text:span text:style-name="T38">בהן; הלכך</text:span><text:span text:style-name="T31"> – </text:span><text:span text:style-name="T38">'תולה</text:span><text:span text:style-name="T31"> </text:span><text:span text:style-name="T38">בבית</text:span><text:span text:style-name="T31"> </text:span><text:span text:style-name="T38">דין' הוא, ופטור</text:span><text:span text:style-name="T31"> </text:span><text:span text:style-name="T38">לגמרי</text:span><text:span text:style-name="T32">)</text:span><text:span text:style-name="T1">.</text:span><text:span text:style-name="T38"> </text:span></text:p>
      <text:p text:style-name="P3"/>
      <text:p text:style-name="P4"><text:span text:style-name="T38">[משנה</text:span><text:span text:style-name="T31"> </text:span><text:span text:style-name="T38">ג]</text:span><text:span text:style-name="T1"> הורו</text:span><text:span text:style-name="T2"> </text:span><text:span text:style-name="T1">לו</text:span><text:span text:style-name="T2"> </text:span><text:span text:style-name="T1">ב"ד</text:span><text:span text:style-name="T2"> </text:span><text:span text:style-name="T1">לעקור</text:span><text:span text:style-name="T2"> </text:span><text:span text:style-name="T1">את</text:span><text:span text:style-name="T2"> </text:span><text:span text:style-name="T1">כל</text:span><text:span text:style-name="T2"> </text:span><text:span text:style-name="T1">הגוף</text:span><text:span text:style-name="T2"> </text:span><text:span text:style-name="T32">[</text:span><text:span text:style-name="T82">[כגון]</text:span><text:span text:style-name="T32"> אמרו: "אין</text:span><text:span text:style-name="T31"> </text:span><text:span text:style-name="T32">נדה</text:span><text:span text:style-name="T31"> </text:span><text:span text:style-name="T32">בתורה", "אין</text:span><text:span text:style-name="T31"> </text:span><text:span text:style-name="T32">שבת</text:span><text:span text:style-name="T31"> </text:span><text:span text:style-name="T32">בתורה", "אין</text:span><text:span text:style-name="T31"> </text:span><text:span text:style-name="T32">עבודת</text:span><text:span text:style-name="T31"> </text:span><text:span text:style-name="T32">כוכבים</text:span><text:span text:style-name="T31"> </text:span><text:span text:style-name="T32">בתורה" - הרי</text:span><text:span text:style-name="T31"> </text:span><text:span text:style-name="T32">אלו</text:span><text:span text:style-name="T31"> </text:span><text:span text:style-name="T32">פטורין.</text:span></text:p>
      <text:p text:style-name="P12"><text:span text:style-name="T1">ה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</text:span><text:span text:style-name="T2"> </text:span><text:span text:style-name="T1">- הרי</text:span><text:span text:style-name="T2"> </text:span><text:span text:style-name="T1">אלו</text:span><text:span text:style-name="T2"> </text:span><text:span text:style-name="T1">חייבין;</text:span></text:p>
      <text:p text:style-name="P14">כיצד?</text:p>
      <text:p text:style-name="P4"><text:span text:style-name="T32">אמרו</text:span><text:span text:style-name="T31"> </text:span><text:span text:style-name="T32">"יש</text:span><text:span text:style-name="T31"> </text:span><text:span text:style-name="T32">נדה</text:span><text:span text:style-name="T31"> </text:span><text:span text:style-name="T32">בתורה, אבל</text:span><text:span text:style-name="T31"> </text:span><text:span text:style-name="T32">הבא</text:span><text:span text:style-name="T31"> </text:span><text:span text:style-name="T32">על</text:span><text:span text:style-name="T31"> </text:span><text:span text:style-name="T32">שומרת</text:span><text:span text:style-name="T31"> </text:span><text:span text:style-name="T32">יום</text:span><text:span text:style-name="T31"> </text:span><text:span text:style-name="T32">כנגד</text:span><text:span text:style-name="T31"> </text:span><text:span text:style-name="T32">יום</text:span><text:span text:style-name="T31"> </text:span><text:span text:style-name="T32">פטור"; "יש</text:span><text:span text:style-name="T31"> </text:span><text:span text:style-name="T32">שבת</text:span><text:span text:style-name="T31"> </text:span><text:span text:style-name="T32">בתורה, אבל</text:span><text:span text:style-name="T31"> </text:span><text:span text:style-name="T32">המוציא</text:span><text:span text:style-name="T31"> </text:span><text:span text:style-name="T32">מרה"י</text:span><text:span text:style-name="T31"> </text:span><text:span text:style-name="T32">לרה"ר</text:span><text:span text:style-name="T31"> </text:span><text:span text:style-name="T32">פטור"; "יש</text:span><text:span text:style-name="T31"> </text:span><text:span text:style-name="T32">עבודת</text:span><text:span text:style-name="T31"> </text:span><text:span text:style-name="T32">כוכבים</text:span><text:span text:style-name="T31"> </text:span><text:span text:style-name="T32">בתורה, אבל</text:span><text:span text:style-name="T31"> </text:span><text:span text:style-name="T32">המשתחוה</text:span><text:span text:style-name="T31"> </text:span><text:span text:style-name="T32">פטור" - הרי</text:span><text:span text:style-name="T31"> </text:span><text:span text:style-name="T32">אלו</text:span><text:span text:style-name="T31"> </text:span><text:span text:style-name="T32">חייבין, שנאמר: </text:span><text:span text:style-name="T38">(ויקרא</text:span><text:span text:style-name="T31"> </text:span><text:span text:style-name="T38">ד,יג)</text:span><text:span text:style-name="T32"> </text:span><text:span text:style-name="T28">[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] ונעלם</text:span><text:span text:style-name="T31"> </text:span><text:span text:style-name="T28">דבר</text:span><text:span text:style-name="T31"> </text:span><text:span text:style-name="T28">[מעיני</text:span><text:span text:style-name="T31"> </text:span><text:span text:style-name="T28">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32"> – '</text:span><text:span text:style-name="T28">דבר</text:span><text:span text:style-name="T32">', ולא</text:span><text:span text:style-name="T31"> </text:span><text:span text:style-name="T32">כל</text:span><text:span text:style-name="T31"> </text:span><text:span text:style-name="T32">הגוף.]</text:span><text:span text:style-name="T1">: </text:span></text:p>
      <text:p text:style-name="P4"><text:span text:style-name="T1">תנו</text:span><text:span text:style-name="T2"> </text:span><text:span text:style-name="T1">רבנן: '</text:span><text:span text:style-name="T18">(ויקרא</text:span><text:span text:style-name="T19"> </text:span><text:span text:style-name="T18">ד,יג:)</text:span><text:span text:style-name="T1"> </text:span><text:span text:style-name="T28">[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]</text:span><text:span text:style-name="T75"> ונעלם</text:span><text:span text:style-name="T74"> </text:span><text:span text:style-name="T75">דבר</text:span><text:span text:style-name="T74"> </text:span><text:span text:style-name="T28">[מעיני</text:span><text:span text:style-name="T31"> </text:span><text:span text:style-name="T28">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73"> - ולא</text:span><text:span text:style-name="T74"> </text:span><text:span text:style-name="T73">שיעקר</text:span><text:span text:style-name="T74"> </text:span><text:span text:style-name="T73">המצוה</text:span><text:span text:style-name="T74"> </text:span><text:span text:style-name="T73">כולה; כיצד? אמרו</text:span><text:span text:style-name="T74"> </text:span><text:span text:style-name="T73">"אין</text:span><text:span text:style-name="T74"> </text:span><text:span text:style-name="T73">נדה</text:span><text:span text:style-name="T74"> </text:span><text:span text:style-name="T73">בתורה", "אין</text:span><text:span text:style-name="T74"> </text:span><text:span text:style-name="T73">שבת</text:span><text:span text:style-name="T74"> </text:span><text:span text:style-name="T73">בתורה", "אין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בתורה" - יכול</text:span><text:span text:style-name="T74"> </text:span><text:span text:style-name="T73">יהו</text:span><text:span text:style-name="T74"> </text:span><text:span text:style-name="T73">חייבין? תלמוד</text:span><text:span text:style-name="T74"> </text:span><text:span text:style-name="T73">לומר: </text:span><text:span text:style-name="T75">ונעלם</text:span><text:span text:style-name="T74"> </text:span><text:span text:style-name="T75">דבר</text:span><text:span text:style-name="T74"> </text:span><text:span text:style-name="T73">- ולא</text:span><text:span text:style-name="T74"> </text:span><text:span text:style-name="T73">שתתעלם</text:span><text:span text:style-name="T74"> </text:span><text:span text:style-name="T73">מצוה</text:span><text:span text:style-name="T74"> </text:span><text:span text:style-name="T73">כולה: הרי</text:span><text:span text:style-name="T74"> </text:span><text:span text:style-name="T73">אלו</text:span><text:span text:style-name="T74"> </text:span><text:span text:style-name="T73">פטורין;</text:span></text:p>
      <text:p text:style-name="P4"><text:span text:style-name="T73">אבל</text:span><text:span text:style-name="T74"> </text:span><text:span text:style-name="T73">אמרו</text:span><text:span text:style-name="T74"> </text:span><text:span text:style-name="T73">"יש</text:span><text:span text:style-name="T74"> </text:span><text:span text:style-name="T73">נדה</text:span><text:span text:style-name="T74"> </text:span><text:span text:style-name="T73">בתורה, אבל</text:span><text:span text:style-name="T74"> </text:span><text:span text:style-name="T73">הבא</text:span><text:span text:style-name="T74"> </text:span><text:span text:style-name="T73">על</text:span><text:span text:style-name="T74"> </text:span><text:span text:style-name="T73">שומרת</text:span><text:span text:style-name="T74"> </text:span><text:span text:style-name="T73">יום</text:span><text:span text:style-name="T74"> </text:span><text:span text:style-name="T73">כנגד</text:span><text:span text:style-name="T74"> </text:span><text:span text:style-name="T73">יום</text:span><text:span text:style-name="T74"> </text:span><text:span text:style-name="T73">פטור", "יש</text:span><text:span text:style-name="T74"> </text:span><text:span text:style-name="T73">שבת</text:span><text:span text:style-name="T74"> </text:span><text:span text:style-name="T73">בתורה, אבל</text:span><text:span text:style-name="T74"> </text:span><text:span text:style-name="T73">המוציא</text:span><text:span text:style-name="T74"> </text:span><text:span text:style-name="T73">מרשות</text:span><text:span text:style-name="T74"> </text:span><text:span text:style-name="T73">היחיד</text:span><text:span text:style-name="T74"> </text:span><text:span text:style-name="T73">לרשות</text:span><text:span text:style-name="T74"> </text:span><text:span text:style-name="T73">הרבים</text:span><text:span text:style-name="T74"> </text:span><text:span text:style-name="T73">פטור". "יש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בתורה, אבל</text:span><text:span text:style-name="T74"> </text:span><text:span text:style-name="T73">המשתחוה</text:span><text:span text:style-name="T74"> </text:span><text:span text:style-name="T73">פטור" - יכול</text:span><text:span text:style-name="T74"> </text:span><text:span text:style-name="T73">יהו</text:span><text:span text:style-name="T74"> </text:span><text:span text:style-name="T73">פטורין? תלמוד</text:span><text:span text:style-name="T74"> </text:span><text:span text:style-name="T73">לומר</text:span><text:span text:style-name="T74"> </text:span><text:span text:style-name="T73">'</text:span><text:span text:style-name="T75">ונעלם</text:span><text:span text:style-name="T74"> </text:span><text:span text:style-name="T75">דבר</text:span><text:span text:style-name="T73">' ולא</text:span><text:span text:style-name="T74"> </text:span><text:span text:style-name="T73">כל</text:span><text:span text:style-name="T74"> </text:span><text:span text:style-name="T73">הגוף.</text:span><text:span text:style-name="T1">'</text:span></text:p>
      <text:p text:style-name="P11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יכול</text:span><text:span text:style-name="T74"> </text:span><text:span text:style-name="T73">יהו</text:span><text:span text:style-name="T74"> </text:span><text:span text:style-name="T73">פטורין</text:span><text:span text:style-name="T1">' - ואי</text:span><text:span text:style-name="T2"> </text:span><text:span text:style-name="T1">בקיום</text:span><text:span text:style-name="T2"> </text:span><text:span text:style-name="T1">מקצת</text:span><text:span text:style-name="T2"> </text:span><text:span text:style-name="T1">וביטול</text:span><text:span text:style-name="T2"> </text:span><text:span text:style-name="T1">מקצת</text:span><text:span text:style-name="T2"> </text:span><text:span text:style-name="T1">פטורין, ובעקירת</text:span><text:span text:style-name="T2"> </text:span><text:span text:style-name="T1">כל</text:span><text:span text:style-name="T2"> </text:span><text:span text:style-name="T1">הגוף</text:span><text:span text:style-name="T2"> </text:span><text:span text:style-name="T1">פטורין</text:span><text:span text:style-name="T2"> </text:span><text:span text:style-name="T1">- במאי</text:span><text:span text:style-name="T2"> </text:span><text:span text:style-name="T1">חייבין?</text:span></text:p>
      <text:p text:style-name="P4"><text:span text:style-name="T1">תנא</text:span><text:span text:style-name="T2"> </text:span><text:span text:style-name="T1">הכי</text:span><text:span text:style-name="T2"> </text:span><text:span text:style-name="T1">קא</text:span><text:span text:style-name="T2"> </text:span><text:span text:style-name="T1">קשיא</text:span><text:span text:style-name="T2"> </text:span><text:span text:style-name="T1">ליה: אימא</text:span><text:span text:style-name="T2"> </text:span><text:span text:style-name="T1">'דבר' - כולה</text:span><text:span text:style-name="T2"> </text:span><text:span text:style-name="T1">מילתא</text:span><text:span text:style-name="T2"> </text:span><text:span text:style-name="T1">משמע</text:span><text:span text:style-name="T2"> </text:span><text:span text:style-name="T32">(</text:span><text:span text:style-name="T38">דהורו</text:span><text:span text:style-name="T31"> </text:span><text:span text:style-name="T38">לעקור</text:span><text:span text:style-name="T31"> </text:span><text:span text:style-name="T38">כל</text:span><text:span text:style-name="T31"> </text:span><text:span text:style-name="T38">הגוף, דהא</text:span><text:span text:style-name="T31"> </text:span><text:span text:style-name="T38">לא</text:span><text:span text:style-name="T31"> </text:span><text:span text:style-name="T38">כתיב</text:span><text:span text:style-name="T31"> </text:span><text:span text:style-name="T38">'מדבר', ואימא</text:span><text:span text:style-name="T31"> </text:span><text:span text:style-name="T38">איפכא: דהורו</text:span><text:span text:style-name="T31"> </text:span><text:span text:style-name="T38">לבטל</text:span><text:span text:style-name="T31"> </text:span><text:span text:style-name="T38">במקצת</text:span><text:span text:style-name="T31"> </text:span><text:span text:style-name="T38">ולקיים</text:span><text:span text:style-name="T31"> </text:span><text:span text:style-name="T38">במקצת, יכול</text:span><text:span text:style-name="T31"> </text:span><text:span text:style-name="T38">יהו</text:span><text:span text:style-name="T31"> </text:span><text:span text:style-name="T38">פטורין, וכי</text:span><text:span text:style-name="T31"> </text:span><text:span text:style-name="T38">הורו</text:span><text:span text:style-name="T31"> </text:span><text:span text:style-name="T38">לעקור</text:span><text:span text:style-name="T31"> </text:span><text:span text:style-name="T38">כל</text:span><text:span text:style-name="T31"> </text:span><text:span text:style-name="T38">הגוף</text:span><text:span text:style-name="T31"> </text:span><text:span text:style-name="T38">יהו</text:span><text:span text:style-name="T31"> </text:span><text:span text:style-name="T38">חייבין</text:span><text:span text:style-name="T32">)</text:span><text:span text:style-name="T1">? תלמוד</text:span><text:span text:style-name="T2"> </text:span><text:span text:style-name="T1">לומר: '</text:span><text:span text:style-name="T59">ונעלם</text:span><text:span text:style-name="T2"> </text:span><text:span text:style-name="T59">דבר</text:span><text:span text:style-name="T1">' </text:span><text:span text:style-name="T32">(</text:span><text:span text:style-name="T38">בא</text:span><text:span text:style-name="T31"> </text:span><text:span text:style-name="T38">ללמד</text:span><text:span text:style-name="T31"> </text:span><text:span text:style-name="T38">דבטול</text:span><text:span text:style-name="T31"> </text:span><text:span text:style-name="T38">מקצת</text:span><text:span text:style-name="T31"> </text:span><text:span text:style-name="T38">וקיום</text:span><text:span text:style-name="T31"> </text:span><text:span text:style-name="T38">מקצת</text:span><text:span text:style-name="T31"> </text:span><text:span text:style-name="T38">- חייב</text:span><text:span text:style-name="T32">)</text:span><text:span text:style-name="T1">. </text:span></text:p>
      <text:p text:style-name="P4"><text:span text:style-name="T1">מאי</text:span><text:span text:style-name="T2"> </text:span><text:span text:style-name="T1">משמע</text:span><text:span text:style-name="T2"> </text:span><text:span text:style-name="T32">(</text:span><text:span text:style-name="T38">כלומר: היכי</text:span><text:span text:style-name="T31"> </text:span><text:span text:style-name="T38">משמע</text:span><text:span text:style-name="T31"> </text:span><text:span text:style-name="T38">האי</text:span><text:span text:style-name="T31"> </text:span><text:span text:style-name="T38">'</text:span><text:span text:style-name="T28">ונעלם</text:span><text:span text:style-name="T38">' דהוי</text:span><text:span text:style-name="T31"> </text:span><text:span text:style-name="T38">קיום</text:span><text:span text:style-name="T31"> </text:span><text:span text:style-name="T38">מקצת</text:span><text:span text:style-name="T31"> </text:span><text:span text:style-name="T38">ובטול</text:span><text:span text:style-name="T31"> </text:span><text:span text:style-name="T38">מקצת</text:span><text:span text:style-name="T32">)</text:span><text:span text:style-name="T1">?</text:span></text:p>
      <text:p text:style-name="P4"><text:span text:style-name="T1">אמר</text:span><text:span text:style-name="T2"> </text:span><text:span text:style-name="T1">עולא: קרי</text:span><text:span text:style-name="T2"> </text:span><text:span text:style-name="T1">ביה</text:span><text:span text:style-name="T2"> </text:span><text:span text:style-name="T1">'</text:span><text:span text:style-name="T59">ונעלם</text:span><text:span text:style-name="T2"> </text:span><text:span text:style-name="T10">מִ</text:span><text:span text:style-name="T59">דבר</text:span><text:span text:style-name="T1">' </text:span><text:span text:style-name="T32">(</text:span><text:span text:style-name="T38">דהאי</text:span><text:span text:style-name="T31"> </text:span><text:span text:style-name="T38">מ"ם</text:span><text:span text:style-name="T31"> </text:span><text:span text:style-name="T38">ד'</text:span><text:span text:style-name="T28">נעלם</text:span><text:span text:style-name="T38">' - שדיא</text:span><text:span text:style-name="T31"> </text:span><text:span text:style-name="T38">א'</text:span><text:span text:style-name="T28">דבר</text:span><text:span text:style-name="T38">', דמ"ם</text:span><text:span text:style-name="T31"> </text:span><text:span text:style-name="T38">נדרשת</text:span><text:span text:style-name="T31"> </text:span><text:span text:style-name="T38">לפניו</text:span><text:span text:style-name="T31"> </text:span><text:span text:style-name="T38">ולאחריו, וקרי</text:span><text:span text:style-name="T31"> </text:span><text:span text:style-name="T38">ביה</text:span><text:span text:style-name="T31"> </text:span><text:span text:style-name="T38">'ונעלם</text:span><text:span text:style-name="T31"> </text:span><text:span text:style-name="T38">מדבר', דמשמע: מִדבר, ולא</text:span><text:span text:style-name="T31"> </text:span><text:span text:style-name="T38">כל</text:span><text:span text:style-name="T31"> </text:span><text:span text:style-name="T38">דבר</text:span><text:span text:style-name="T32">)</text:span><text:span text:style-name="T1">.</text:span></text:p>
      <text:p text:style-name="P4"><text:span text:style-name="T1">חזקיה</text:span><text:span text:style-name="T2"> </text:span><text:span text:style-name="T1">אמר: אמר</text:span><text:span text:style-name="T2"> </text:span><text:span text:style-name="T1">קרא</text:span><text:span text:style-name="T2"> </text:span><text:span text:style-name="T18">(ויקרא</text:span><text:span text:style-name="T19"> </text:span><text:span text:style-name="T18">ד,יג:)</text:span><text:span text:style-name="T1"> </text:span><text:span text:style-name="T28">[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2"> </text:span><text:span text:style-name="T59">ונעלם</text:span><text:span text:style-name="T2"> </text:span><text:span text:style-name="T59">דבר</text:span><text:span text:style-name="T2"> </text:span><text:span text:style-name="T28">מעיני</text:span><text:span text:style-name="T31"> </text:span><text:span text:style-name="T28">הקהל]</text:span><text:span text:style-name="T59"> ועשו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28">[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1"> – </text:span><text:span text:style-name="T32">(</text:span><text:span text:style-name="T38">מסיפא</text:span><text:span text:style-name="T31"> </text:span><text:span text:style-name="T38">דקרא</text:span><text:span text:style-name="T31"> </text:span><text:span text:style-name="T38">נפקא:</text:span><text:span text:style-name="T32">)</text:span><text:span text:style-name="T1"> '</text:span><text:span text:style-name="T59">מכל</text:span><text:span text:style-name="T2"> </text:span><text:span text:style-name="T59">מצות</text:span><text:span text:style-name="T1">' </text:span><text:span text:style-name="T32">(</text:span><text:span text:style-name="T38">דמשמע: מכל</text:span><text:span text:style-name="T31"> </text:span><text:span text:style-name="T38">מצות</text:span><text:span text:style-name="T31"> </text:span><text:span text:style-name="T38">של</text:span><text:span text:style-name="T31"> </text:span><text:span text:style-name="T38">שבת: דהוי</text:span><text:span text:style-name="T31"> </text:span><text:span text:style-name="T38">בטול</text:span><text:span text:style-name="T31"> </text:span><text:span text:style-name="T38">מקצת</text:span><text:span text:style-name="T31"> </text:span><text:span text:style-name="T38">וקיום</text:span><text:span text:style-name="T31"> </text:span><text:span text:style-name="T38">מקצת, או</text:span><text:span text:style-name="T31"> </text:span><text:span text:style-name="T38">מכל</text:span><text:span text:style-name="T31"> </text:span><text:span text:style-name="T38">מצות</text:span><text:span text:style-name="T31"> </text:span><text:span text:style-name="T38">של</text:span><text:span text:style-name="T31"> </text:span><text:span text:style-name="T38">עבודת</text:span><text:span text:style-name="T31"> </text:span><text:span text:style-name="T38">כוכבים: דהוי</text:span><text:span text:style-name="T31"> </text:span><text:span text:style-name="T38">ביטול</text:span><text:span text:style-name="T31"> </text:span><text:span text:style-name="T38">מקצת</text:span><text:span text:style-name="T31"> </text:span><text:span text:style-name="T38">וקיום</text:span><text:span text:style-name="T31"> </text:span><text:span text:style-name="T38">מקצת, או</text:span><text:span text:style-name="T31"> </text:span><text:span text:style-name="T38">מכל</text:span><text:span text:style-name="T31"> </text:span><text:span text:style-name="T38">מצות</text:span><text:span text:style-name="T31"> </text:span><text:span text:style-name="T38">נדה: דהוי</text:span><text:span text:style-name="T31"> </text:span><text:span text:style-name="T38">ביטול</text:span><text:span text:style-name="T31"> </text:span><text:span text:style-name="T38">מקצת</text:span><text:span text:style-name="T31"> </text:span><text:span text:style-name="T38">וקיום</text:span><text:span text:style-name="T31"> </text:span><text:span text:style-name="T38">מקצת</text:span><text:span text:style-name="T32">)</text:span><text:span text:style-name="T1">, ולא</text:span><text:span text:style-name="T2"> </text:span><text:span text:style-name="T1">'כל</text:span><text:span text:style-name="T2"> </text:span><text:span text:style-name="T1">מצות' </text:span><text:span text:style-name="T32">(</text:span><text:span text:style-name="T38">ולא</text:span><text:span text:style-name="T31"> </text:span><text:span text:style-name="T38">כל</text:span><text:span text:style-name="T31"> </text:span><text:span text:style-name="T38">מצות</text:span><text:span text:style-name="T31"> </text:span><text:span text:style-name="T38">השבת: דהוי</text:span><text:span text:style-name="T31"> </text:span><text:span text:style-name="T38">עוקר</text:span><text:span text:style-name="T31"> </text:span><text:span text:style-name="T38">כל</text:span><text:span text:style-name="T31"> </text:span><text:span text:style-name="T38">הגוף, ולא</text:span><text:span text:style-name="T31"> </text:span><text:span text:style-name="T38">כל</text:span><text:span text:style-name="T31"> </text:span><text:span text:style-name="T38">מצות</text:span><text:span text:style-name="T31"> </text:span><text:span text:style-name="T38">דנדה, ודעבודת</text:span><text:span text:style-name="T31"> </text:span><text:span text:style-name="T38">כוכבים</text:span><text:span text:style-name="T31"> </text:span><text:span text:style-name="T38">- דעוקר</text:span><text:span text:style-name="T31"> </text:span><text:span text:style-name="T38">כל</text:span><text:span text:style-name="T31"> </text:span><text:span text:style-name="T38">הגוף</text:span><text:span text:style-name="T32">)</text:span><text:span text:style-name="T1">. </text:span></text:p>
      <text:p text:style-name="P4"><text:span text:style-name="T1">'</text:span><text:span text:style-name="T59">מצות</text:span><text:span text:style-name="T1">' - תרתי</text:span><text:span text:style-name="T2"> </text:span><text:span text:style-name="T1">משמע</text:span><text:span text:style-name="T2"> </text:span><text:span text:style-name="T32">(</text:span><text:span text:style-name="T38">כלומר: '</text:span><text:span text:style-name="T28">מצות</text:span><text:span text:style-name="T38">' - טובא</text:span><text:span text:style-name="T31"> </text:span><text:span text:style-name="T38">משמע, כגון</text:span><text:span text:style-name="T31"> </text:span><text:span text:style-name="T38">נדה, שבת, ועבודת</text:span><text:span text:style-name="T31"> </text:span><text:span text:style-name="T38">כוכבים</text:span><text:span text:style-name="T31"> </text:span><text:span text:style-name="T38">- דהכי</text:span><text:span text:style-name="T31"> </text:span><text:span text:style-name="T38">משמע: '</text:span><text:span text:style-name="T28">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</text:span><text:span text:style-name="T38">' דעבד</text:span><text:span text:style-name="T31"> </text:span><text:span text:style-name="T38">חד</text:span><text:span text:style-name="T31"> </text:span><text:span text:style-name="T38">מהני: או</text:span><text:span text:style-name="T31"> </text:span><text:span text:style-name="T38">שבת, או</text:span><text:span text:style-name="T31"> </text:span><text:span text:style-name="T38">עבודת</text:span><text:span text:style-name="T31"> </text:span><text:span text:style-name="T38">כוכבים, או</text:span><text:span text:style-name="T31"> </text:span><text:span text:style-name="T38">נדה</text:span><text:span text:style-name="T31"> </text:span><text:span text:style-name="T38">- ולעולם</text:span><text:span text:style-name="T31"> </text:span><text:span text:style-name="T38">בעוקר</text:span><text:span text:style-name="T31"> </text:span><text:span text:style-name="T38">כל</text:span><text:span text:style-name="T31"> </text:span><text:span text:style-name="T38">הגוף</text:span><text:span text:style-name="T31"> </text:span><text:span text:style-name="T38">קא</text:span><text:span text:style-name="T31"> </text:span><text:span text:style-name="T38">מיירי</text:span><text:span text:style-name="T32">)</text:span><text:span text:style-name="T1">?!</text:span><text:span text:style-name="T38"> </text:span></text:p>
      <text:p text:style-name="P4"><text:span text:style-name="T1">אמר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'</text:span><text:span text:style-name="T59">מצות</text:span><text:span text:style-name="T1">' כתיב</text:span><text:span text:style-name="T2"> </text:span><text:span text:style-name="T32">(</text:span><text:span text:style-name="T38">בחד</text:span><text:span text:style-name="T31"> </text:span><text:span text:style-name="T38">וי"ו, דחדא</text:span><text:span text:style-name="T31"> </text:span><text:span text:style-name="T38">מצוה</text:span><text:span text:style-name="T31"> </text:span><text:span text:style-name="T38">משמע; דהכי</text:span><text:span text:style-name="T31"> </text:span><text:span text:style-name="T38">משמע: 'ועשה</text:span><text:span text:style-name="T31"> </text:span><text:span text:style-name="T38">אחת</text:span><text:span text:style-name="T31"> </text:span><text:span text:style-name="T38">מכל</text:span><text:span text:style-name="T31"> </text:span><text:span text:style-name="T38">מצות</text:span><text:span text:style-name="T31"> </text:span><text:span text:style-name="T38">דשבת' או</text:span><text:span text:style-name="T31"> </text:span><text:span text:style-name="T38">'אחת</text:span><text:span text:style-name="T31"> </text:span><text:span text:style-name="T38">מכל</text:span><text:span text:style-name="T31"> </text:span><text:span text:style-name="T38">מצות</text:span><text:span text:style-name="T31"> </text:span><text:span text:style-name="T38">דעבודת</text:span><text:span text:style-name="T31"> </text:span><text:span text:style-name="T38">כוכבים' או</text:span><text:span text:style-name="T31"> </text:span><text:span text:style-name="T38">'אחת</text:span><text:span text:style-name="T31"> </text:span><text:span text:style-name="T38">מכל</text:span><text:span text:style-name="T31"> </text:span><text:span text:style-name="T38">מצות</text:span><text:span text:style-name="T31"> </text:span><text:span text:style-name="T38">דנדה' - דהוי</text:span><text:span text:style-name="T31"> </text:span><text:span text:style-name="T38">מקיים</text:span><text:span text:style-name="T31"> </text:span><text:span text:style-name="T38">מקצת</text:span><text:span text:style-name="T31"> </text:span><text:span text:style-name="T38">דשבת</text:span><text:span text:style-name="T31"> </text:span><text:span text:style-name="T38">ומבטל</text:span><text:span text:style-name="T31"> </text:span><text:span text:style-name="T38">מקצת, והוא</text:span><text:span text:style-name="T31"> </text:span><text:span text:style-name="T38">הדין</text:span><text:span text:style-name="T31"> </text:span><text:span text:style-name="T38">לעבודת</text:span><text:span text:style-name="T31"> </text:span><text:span text:style-name="T38">כוכבים, והוא</text:span><text:span text:style-name="T31"> </text:span><text:span text:style-name="T38">הדין</text:span><text:span text:style-name="T31"> </text:span><text:span text:style-name="T38">לנדה, והוא</text:span><text:span text:style-name="T31"> </text:span><text:span text:style-name="T38">הדין</text:span><text:span text:style-name="T31"> </text:span><text:span text:style-name="T38">לשאר</text:span><text:span text:style-name="T31"> </text:span><text:span text:style-name="T38">מצות: דקיום</text:span><text:span text:style-name="T31"> </text:span><text:span text:style-name="T38">מקצת</text:span><text:span text:style-name="T31"> </text:span><text:span text:style-name="T38">ובטול</text:span><text:span text:style-name="T31"> </text:span><text:span text:style-name="T38">מקצת</text:span><text:span text:style-name="T31"> – </text:span><text:span text:style-name="T38">חייב, ועוקר</text:span><text:span text:style-name="T31"> </text:span><text:span text:style-name="T38">כל</text:span><text:span text:style-name="T31"> </text:span><text:span text:style-name="T38">הגוף</text:span><text:span text:style-name="T31"> </text:span><text:span text:style-name="T38">- פטור</text:span><text:span text:style-name="T32">)</text:span><text:span text:style-name="T1">.</text:span></text:p>
      <text:p text:style-name="P4"><text:span text:style-name="T1">רב</text:span><text:span text:style-name="T2"> </text:span><text:span text:style-name="T1">אשי</text:span><text:span text:style-name="T2"> </text:span><text:span text:style-name="T1">אמר: יליף</text:span><text:span text:style-name="T2"> </text:span><text:span text:style-name="T1">'</text:span><text:span text:style-name="T59">דבר</text:span><text:span text:style-name="T1">' '</text:span><text:span text:style-name="T59">דבר</text:span><text:span text:style-name="T1">' מזקן</text:span><text:span text:style-name="T2"> </text:span><text:span text:style-name="T1">ממרא, דכתיב</text:span><text:span text:style-name="T2"> </text:span><text:span text:style-name="T1">ביה</text:span><text:span text:style-name="T2"> </text:span><text:span text:style-name="T1">בזקן</text:span><text:span text:style-name="T2"> </text:span><text:span text:style-name="T1">ממרא: </text:span><text:span text:style-name="T68">(דברים</text:span><text:span text:style-name="T69"> </text:span><text:span text:style-name="T68">יז,ח)</text:span><text:span text:style-name="T1"> </text:span><text:span text:style-name="T59">כי</text:span><text:span text:style-name="T2"> </text:span><text:span text:style-name="T59">יפלא</text:span><text:span text:style-name="T2"> </text:span><text:span text:style-name="T59">ממך</text:span><text:span text:style-name="T2"> </text:span><text:span text:style-name="T59">דבר</text:span><text:span text:style-name="T2"> </text:span><text:span text:style-name="T28">[למשפט</text:span><text:span text:style-name="T31"> </text:span><text:span text:style-name="T28">בין</text:span><text:span text:style-name="T31"> </text:span><text:span text:style-name="T28">דם</text:span><text:span text:style-name="T31"> </text:span><text:span text:style-name="T28">לדם</text:span><text:span text:style-name="T31"> </text:span><text:span text:style-name="T28">בין</text:span><text:span text:style-name="T31"> </text:span><text:span text:style-name="T28">דין</text:span><text:span text:style-name="T31"> </text:span><text:span text:style-name="T28">לדין</text:span><text:span text:style-name="T31"> </text:span><text:span text:style-name="T28">ובין</text:span><text:span text:style-name="T31"> </text:span><text:span text:style-name="T28">נגע</text:span><text:span text:style-name="T31"> </text:span><text:span text:style-name="T28">לנגע</text:span><text:span text:style-name="T31"> </text:span><text:span text:style-name="T28">דברי</text:span><text:span text:style-name="T31"> </text:span><text:span text:style-name="T28">ריבת</text:span><text:span text:style-name="T31"> </text:span><text:span text:style-name="T28">בשעריך</text:span><text:span text:style-name="T31"> </text:span><text:span text:style-name="T28">וקמת</text:span><text:span text:style-name="T31"> </text:span><text:span text:style-name="T28">ועלית</text:span><text:span text:style-name="T31"> </text:span><text:span text:style-name="T28">אל</text:span><text:span text:style-name="T31"> </text:span><text:span text:style-name="T28">המקום</text:span><text:span text:style-name="T31"> </text:span><text:span text:style-name="T28">אשר</text:span><text:span text:style-name="T31"> </text:span><text:span text:style-name="T28">יבחר</text:span><text:span text:style-name="T31"> </text:span><text:span text:style-name="T28">ה' אלקיך</text:span><text:span text:style-name="T31"> </text:span><text:span text:style-name="T28">בו]</text:span><text:span text:style-name="T1"> - </text:span><text:span text:style-name="T18">[פסוק</text:span><text:span text:style-name="T19"> </text:span><text:span text:style-name="T18">יא]</text:span><text:span text:style-name="T1"> </text:span><text:span text:style-name="T28">[על</text:span><text:span text:style-name="T31"> </text:span><text:span text:style-name="T28">פי</text:span><text:span text:style-name="T31"> </text:span><text:span text:style-name="T28">התורה</text:span><text:span text:style-name="T31"> </text:span><text:span text:style-name="T28">אשר</text:span><text:span text:style-name="T31"> </text:span><text:span text:style-name="T28">יורוך</text:span><text:span text:style-name="T31"> </text:span><text:span text:style-name="T28">ועל</text:span><text:span text:style-name="T31"> </text:span><text:span text:style-name="T28">המשפט</text:span><text:span text:style-name="T31"> </text:span><text:span text:style-name="T28">אשר</text:span><text:span text:style-name="T31"> </text:span><text:span text:style-name="T28">יאמרו</text:span><text:span text:style-name="T31"> </text:span><text:span text:style-name="T28">לך</text:span><text:span text:style-name="T31"> </text:span><text:span text:style-name="T28">תעשה]</text:span><text:span text:style-name="T59"> לא</text:span><text:span text:style-name="T2"> </text:span><text:span text:style-name="T59">תסור</text:span><text:span text:style-name="T2"> </text:span><text:span text:style-name="T59">מן</text:span><text:span text:style-name="T2"> </text:span><text:span text:style-name="T59">הדבר</text:span><text:span text:style-name="T2"> </text:span><text:span text:style-name="T59">אשר</text:span><text:span text:style-name="T2"> </text:span><text:span text:style-name="T59">יגידו</text:span><text:span text:style-name="T2"> </text:span><text:span text:style-name="T59">לך</text:span><text:span text:style-name="T2"> </text:span><text:span text:style-name="T59">ימין</text:span><text:span text:style-name="T2"> </text:span><text:span text:style-name="T59">ושמאל</text:span><text:span text:style-name="T1">: מה</text:span><text:span text:style-name="T2"> </text:span><text:span text:style-name="T1">ממרא, '</text:span><text:span text:style-name="T59">מן</text:span><text:span text:style-name="T2"> </text:span><text:span text:style-name="T59">הדבר</text:span><text:span text:style-name="T1">' ולא</text:span><text:span text:style-name="T2"> </text:span><text:span text:style-name="T1">כל</text:span><text:span text:style-name="T2"> </text:span><text:span text:style-name="T1">דבר</text:span><text:span text:style-name="T2"> </text:span><text:span text:style-name="T32">(</text:span><text:span text:style-name="T38">דהא</text:span><text:span text:style-name="T31"> </text:span><text:span text:style-name="T38">כתיב</text:span><text:span text:style-name="T31"> </text:span><text:span text:style-name="T38">'</text:span><text:span text:style-name="T28">מן</text:span><text:span text:style-name="T31"> </text:span><text:span text:style-name="T28">הדבר</text:span><text:span text:style-name="T38">' ותנן</text:span><text:span text:style-name="T31"> </text:span><text:span text:style-name="T38">ב'אלו</text:span><text:span text:style-name="T31"> </text:span><text:span text:style-name="T38">הן</text:span><text:span text:style-name="T31"> </text:span><text:span text:style-name="T38">הנחנקין' </text:span><text:span text:style-name="T18">(סנהדרין</text:span><text:span text:style-name="T19"> </text:span><text:span text:style-name="T18">דף</text:span><text:span text:style-name="T19"> </text:span><text:span text:style-name="T18">פח:)</text:span><text:span text:style-name="T38"> 'האומר</text:span><text:span text:style-name="T31"> </text:span><text:span text:style-name="T38">"אין</text:span><text:span text:style-name="T31"> </text:span><text:span text:style-name="T38">תפלין" לעבור</text:span><text:span text:style-name="T31"> </text:span><text:span text:style-name="T38">על</text:span><text:span text:style-name="T31"> </text:span><text:span text:style-name="T38">דברי</text:span><text:span text:style-name="T31"> </text:span><text:span text:style-name="T38">תורה</text:span><text:span text:style-name="T31"> – </text:span><text:span text:style-name="T38">פטור; "חמש</text:span><text:span text:style-name="T31"> </text:span><text:span text:style-name="T38">טוטפות" - להוסיף</text:span><text:span text:style-name="T31"> </text:span><text:span text:style-name="T38">על</text:span><text:span text:style-name="T31"> </text:span><text:span text:style-name="T38">דברי</text:span><text:span text:style-name="T31"> </text:span><text:span text:style-name="T38">סופרים</text:span><text:span text:style-name="T31"> – </text:span><text:span text:style-name="T38">חייב' דהיינו</text:span><text:span text:style-name="T31"> </text:span><text:span text:style-name="T38">'</text:span><text:span text:style-name="T28">מן</text:span><text:span text:style-name="T31"> </text:span><text:span text:style-name="T28">הדבר</text:span><text:span text:style-name="T31"> </text:span><text:span text:style-name="T38">ולא</text:span><text:span text:style-name="T31"> </text:span><text:span text:style-name="T38">כל</text:span><text:span text:style-name="T31"> </text:span><text:span text:style-name="T38">דבר'</text:span><text:span text:style-name="T32">)</text:span><text:span text:style-name="T1"> - אף</text:span><text:span text:style-name="T2"> </text:span><text:span text:style-name="T1">בהוראה: '</text:span><text:span text:style-name="T59">דבר</text:span><text:span text:style-name="T1">' - ולא</text:span><text:span text:style-name="T2"> </text:span><text:span text:style-name="T1">כל</text:span><text:span text:style-name="T2"> </text:span><text:span text:style-name="T1">הגוף.</text:span></text:p>
      <text:p text:style-name="P3"><text:soft-page-break/></text:p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שמואל: '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82">[פר</text:span><text:span text:style-name="T84"> </text:span><text:span text:style-name="T82">העלם</text:span><text:span text:style-name="T84"> </text:span><text:span text:style-name="T82">דבר]</text:span><text:span text:style-name="T1"> </text:span><text:span text:style-name="T32">(</text:span><text:span text:style-name="T38">דלא</text:span><text:span text:style-name="T31"> </text:span><text:span text:style-name="T38">הוי</text:span><text:span text:style-name="T31"> </text:span><text:span text:style-name="T38">הוראה</text:span><text:span text:style-name="T31"> </text:span><text:span text:style-name="T38">מעליא</text:span><text:span text:style-name="T32">)</text:span><text:span text:style-name="T1"> עד</text:span><text:span text:style-name="T2"> </text:span><text:span text:style-name="T1">שיורו</text:span><text:span text:style-name="T2"> </text:span><text:span text:style-name="T32">(</text:span><text:span text:style-name="T38">להתיר</text:span><text:span text:style-name="T32">)</text:span><text:span text:style-name="T1"> בדבר</text:span><text:span text:style-name="T2"> </text:span><text:span text:style-name="T1">שאין</text:span><text:span text:style-name="T2"> </text:span><text:span text:style-name="T1">הצדוקין</text:span><text:span text:style-name="T2"> </text:span><text:span text:style-name="T1">מודין</text:span><text:span text:style-name="T2"> </text:span><text:span text:style-name="T1">בו</text:span><text:span text:style-name="T2"> </text:span><text:span text:style-name="T32">(</text:span><text:span text:style-name="T38">שיהא</text:span><text:span text:style-name="T31"> </text:span><text:span text:style-name="T38">אסור; שהורו</text:span><text:span text:style-name="T31"> </text:span><text:span text:style-name="T38">להיתר</text:span><text:span text:style-name="T31"> </text:span><text:span text:style-name="T38">בדבר</text:span><text:span text:style-name="T31"> </text:span><text:span text:style-name="T38">איסור</text:span><text:span text:style-name="T31"> </text:span><text:span text:style-name="T38">שאין</text:span><text:span text:style-name="T31"> </text:span><text:span text:style-name="T38">כתוב</text:span><text:span text:style-name="T31"> </text:span><text:span text:style-name="T38">בתורה</text:span><text:span text:style-name="T31"> </text:span><text:span text:style-name="T38">בהדיא</text:span><text:span text:style-name="T32">)</text:span><text:span text:style-name="T1">, אבל</text:span><text:span text:style-name="T2"> </text:span><text:span text:style-name="T1">בדבר</text:span><text:span text:style-name="T2"> </text:span><text:span text:style-name="T1">שהצדוקין</text:span><text:span text:style-name="T2"> </text:span><text:span text:style-name="T1">מודין</text:span><text:span text:style-name="T2"> </text:span><text:span text:style-name="T1">בו</text:span><text:span text:style-name="T2"> – </text:span><text:span text:style-name="T1">פטורין'; מאי</text:span><text:span text:style-name="T2"> </text:span><text:span text:style-name="T1">טעמא? - זיל</text:span><text:span text:style-name="T2"> </text:span><text:span text:style-name="T1">קרי</text:span><text:span text:style-name="T2"> </text:span><text:span text:style-name="T1">בי</text:span><text:span text:style-name="T2"> </text:span><text:span text:style-name="T1">רב</text:span><text:span text:style-name="T2"> </text:span><text:span text:style-name="T1">הוא</text:span><text:span text:style-name="T2"> </text:span><text:span text:style-name="T32">(</text:span><text:span text:style-name="T38">דכיון</text:span><text:span text:style-name="T31"> </text:span><text:span text:style-name="T38">דאפשר</text:span><text:span text:style-name="T31"> </text:span><text:span text:style-name="T38">לו</text:span><text:span text:style-name="T31"> </text:span><text:span text:style-name="T38">ללמוד</text:span><text:span text:style-name="T31"> </text:span><text:span text:style-name="T38">ולידע</text:span><text:span text:style-name="T31"> </text:span><text:span text:style-name="T38">- לא</text:span><text:span text:style-name="T31"> </text:span><text:span text:style-name="T38">הוי</text:span><text:span text:style-name="T31"> </text:span><text:span text:style-name="T38">שוגג</text:span><text:span text:style-name="T31"> </text:span><text:span text:style-name="T38">מעליא, ו'קרוב</text:span><text:span text:style-name="T31"> </text:span><text:span text:style-name="T38">למזיד' הוי</text:span><text:span text:style-name="T32">)</text:span><text:span text:style-name="T1">.</text:span></text:p>
      <text:p text:style-name="P3"/>
      <text:p text:style-name="P4"><text:span text:style-name="T1">תנן: '</text:span><text:span text:style-name="T73">יש</text:span><text:span text:style-name="T74"> </text:span><text:span text:style-name="T73">נדה</text:span><text:span text:style-name="T74"> </text:span><text:span text:style-name="T73">בתורה, אבל</text:span><text:span text:style-name="T74"> </text:span><text:span text:style-name="T73">הבא</text:span><text:span text:style-name="T74"> </text:span><text:span text:style-name="T73">על</text:span><text:span text:style-name="T74"> </text:span><text:span text:style-name="T73">שומרת</text:span><text:span text:style-name="T74"> </text:span><text:span text:style-name="T73">יום</text:span><text:span text:style-name="T74"> </text:span><text:span text:style-name="T73">כנגד</text:span><text:span text:style-name="T74"> </text:span><text:span text:style-name="T73">יום</text:span><text:span text:style-name="T74"> </text:span><text:span text:style-name="T73">פטור</text:span><text:span text:style-name="T74"> </text:span><text:span text:style-name="T32">[... - הרי</text:span><text:span text:style-name="T31"> </text:span><text:span text:style-name="T32">אלו</text:span><text:span text:style-name="T31"> </text:span><text:span text:style-name="T32">חייבין]</text:span><text:span text:style-name="T1">' – ואמאי? שומרת</text:span><text:span text:style-name="T2"> </text:span><text:span text:style-name="T1">יום</text:span><text:span text:style-name="T2"> </text:span><text:span text:style-name="T1">כנגד</text:span><text:span text:style-name="T2"> </text:span><text:span text:style-name="T1">יום</text:span><text:span text:style-name="T2"> </text:span><text:span text:style-name="T1">- הא</text:span><text:span text:style-name="T2"> </text:span><text:span text:style-name="T1">כתיב: </text:span><text:span text:style-name="T68">(ויקרא</text:span><text:span text:style-name="T69"> </text:span><text:span text:style-name="T68">טו,כח)</text:span><text:span text:style-name="T1"> </text:span><text:span text:style-name="T28">[ואם</text:span><text:span text:style-name="T31"> </text:span><text:span text:style-name="T28">טהרה</text:span><text:span text:style-name="T31"> </text:span><text:span text:style-name="T28">מזובה]</text:span><text:span text:style-name="T59"> וספרה</text:span><text:span text:style-name="T2"> </text:span><text:span text:style-name="T59">לה</text:span><text:span text:style-name="T2"> </text:span><text:span text:style-name="T28">[שבעת</text:span><text:span text:style-name="T31"> </text:span><text:span text:style-name="T28">ימים</text:span><text:span text:style-name="T31"> </text:span><text:span text:style-name="T28">ואחר</text:span><text:span text:style-name="T31"> </text:span><text:span text:style-name="T28">תטהר]</text:span><text:span text:style-name="T1"> - מלמד</text:span><text:span text:style-name="T2"> </text:span><text:span text:style-name="T1">שסופרת</text:span><text:span text:style-name="T2"> </text:span><text:span text:style-name="T1">אחד</text:span><text:span text:style-name="T2"> </text:span><text:span text:style-name="T1">לאחד</text:span><text:span text:style-name="T2"> </text:span><text:span text:style-name="T32">(</text:span><text:span text:style-name="T38">היינו</text:span><text:span text:style-name="T31"> </text:span><text:span text:style-name="T38">'יום</text:span><text:span text:style-name="T31"> </text:span><text:span text:style-name="T38">כנגד</text:span><text:span text:style-name="T31"> </text:span><text:span text:style-name="T38">יום'</text:span><text:span text:style-name="T32">)</text:span><text:span text:style-name="T1">?</text:span></text:p>
      <text:p text:style-name="P4"><text:span text:style-name="T1">דאמרי: העראה</text:span><text:span text:style-name="T2"> </text:span><text:span text:style-name="T1">שריא, גמר</text:span><text:span text:style-name="T2"> </text:span><text:span text:style-name="T1">ביאה</text:span><text:span text:style-name="T2"> </text:span><text:span text:style-name="T1">הוא</text:span><text:span text:style-name="T2"> </text:span><text:span text:style-name="T1">דאסירא.</text:span></text:p>
      <text:p text:style-name="P4"><text:span text:style-name="T1">הא</text:span><text:span text:style-name="T2"> </text:span><text:span text:style-name="T1">- נמי</text:span><text:span text:style-name="T2"> </text:span><text:span text:style-name="T1">כתיב: </text:span><text:span text:style-name="T68">(ויקרא</text:span><text:span text:style-name="T69"> </text:span><text:span text:style-name="T68">כ,יח)</text:span><text:span text:style-name="T1"> </text:span><text:span text:style-name="T28">[ואיש</text:span><text:span text:style-name="T31"> </text:span><text:span text:style-name="T28">אשר</text:span><text:span text:style-name="T31"> </text:span><text:span text:style-name="T28">ישכב</text:span><text:span text:style-name="T31"> </text:span><text:span text:style-name="T28">את</text:span><text:span text:style-name="T31"> </text:span><text:span text:style-name="T28">אשה</text:span><text:span text:style-name="T31"> </text:span><text:span text:style-name="T28">דוה</text:span><text:span text:style-name="T31"> </text:span><text:span text:style-name="T28">וגלה</text:span><text:span text:style-name="T31"> </text:span><text:span text:style-name="T28">את</text:span><text:span text:style-name="T31"> </text:span><text:span text:style-name="T28">ערותה]</text:span><text:span text:style-name="T59"> את</text:span><text:span text:style-name="T2"> </text:span><text:span text:style-name="T59">מקורה</text:span><text:span text:style-name="T2"> </text:span><text:span text:style-name="T59">הערה</text:span><text:span text:style-name="T2"> </text:span><text:span text:style-name="T28">[והוא</text:span><text:span text:style-name="T31"> </text:span><text:span text:style-name="T28">גלתה</text:span><text:span text:style-name="T31"> </text:span><text:span text:style-name="T28">את</text:span><text:span text:style-name="T31"> </text:span><text:span text:style-name="T28">מקור</text:span><text:span text:style-name="T31"> </text:span><text:span text:style-name="T28">דמיה</text:span><text:span text:style-name="T31"> </text:span><text:span text:style-name="T28">ונכרתו</text:span><text:span text:style-name="T31"> </text:span><text:span text:style-name="T28">שניהם</text:span><text:span text:style-name="T31"> </text:span><text:span text:style-name="T28">מקרב</text:span><text:span text:style-name="T31"> </text:span><text:span text:style-name="T28">עמם]</text:span><text:span text:style-name="T1">!? </text:span></text:p>
      <text:p text:style-name="P4"><text:span text:style-name="T1">דאמרי: כדרכה</text:span><text:span text:style-name="T2"> </text:span><text:span text:style-name="T1">אסירא</text:span><text:span text:style-name="T2"> </text:span><text:span text:style-name="T32">(</text:span><text:span text:style-name="T38">גמר</text:span><text:span text:style-name="T31"> </text:span><text:span text:style-name="T38">ביאה</text:span><text:span text:style-name="T32">)</text:span><text:span text:style-name="T1">, שלא</text:span><text:span text:style-name="T2"> </text:span><text:span text:style-name="T1">כדרכה</text:span><text:span text:style-name="T2"> </text:span><text:span text:style-name="T1">שריא.</text:span></text:p>
      <text:p text:style-name="P4"><text:span text:style-name="T1">הא</text:span><text:span text:style-name="T2"> </text:span><text:span text:style-name="T32">(</text:span><text:span text:style-name="T38">שלא</text:span><text:span text:style-name="T31"> </text:span><text:span text:style-name="T38">כדרכה</text:span><text:span text:style-name="T31"> </text:span><text:span text:style-name="T38">- נמי</text:span><text:span text:style-name="T32">)</text:span><text:span text:style-name="T1"> כתיב</text:span><text:span text:style-name="T2"> </text:span><text:span text:style-name="T18">[ויקרא</text:span><text:span text:style-name="T19"> </text:span><text:span text:style-name="T18">יח,כב; כ,יג]</text:span><text:span text:style-name="T1">: '</text:span><text:span text:style-name="T59">משכ</text:span><text:span text:style-name="T11">בֵי</text:span><text:span text:style-name="T2"> </text:span><text:span text:style-name="T59">אשה</text:span><text:span text:style-name="T1">' </text:span><text:span text:style-name="T32">(</text:span><text:span text:style-name="T38">שני</text:span><text:span text:style-name="T31"> </text:span><text:span text:style-name="T38">משכבות: אחד</text:span><text:span text:style-name="T31"> </text:span><text:span text:style-name="T38">כדרכה</text:span><text:span text:style-name="T31"> </text:span><text:span text:style-name="T38">ואחד</text:span><text:span text:style-name="T31"> </text:span><text:span text:style-name="T38">שלא</text:span><text:span text:style-name="T31"> </text:span><text:span text:style-name="T38">כדרכה</text:span><text:span text:style-name="T32">)</text:span><text:span text:style-name="T1">!?</text:span></text:p>
      <text:p text:style-name="P4"><text:span text:style-name="T1">דאמרי: כדרכה</text:span><text:span text:style-name="T2"> </text:span><text:span text:style-name="T1">אסור</text:span><text:span text:style-name="T2"> </text:span><text:span text:style-name="T1">אפילו</text:span><text:span text:style-name="T2"> </text:span><text:span text:style-name="T1">העראה</text:span><text:span text:style-name="T2"> </text:span><text:span text:style-name="T32">(</text:span><text:span text:style-name="T38">דהאי</text:span><text:span text:style-name="T31"> </text:span><text:span text:style-name="T38">דכתיב</text:span><text:span text:style-name="T31"> </text:span><text:span text:style-name="T38">'</text:span><text:span text:style-name="T28">את</text:span><text:span text:style-name="T31"> </text:span><text:span text:style-name="T28">מקורה</text:span><text:span text:style-name="T31"> </text:span><text:span text:style-name="T28">הערה</text:span><text:span text:style-name="T38">' - בכדרכה</text:span><text:span text:style-name="T32">)</text:span><text:span text:style-name="T1">, בשלא</text:span><text:span text:style-name="T2"> </text:span><text:span text:style-name="T1">כדרכה</text:span><text:span text:style-name="T2"> </text:span><text:span text:style-name="T1">- גמר</text:span><text:span text:style-name="T2"> </text:span><text:span text:style-name="T1">ביאה</text:span><text:span text:style-name="T2"> </text:span><text:span text:style-name="T1">הוא</text:span><text:span text:style-name="T2"> </text:span><text:span text:style-name="T1">דאסור, אבל</text:span><text:span text:style-name="T2"> </text:span><text:span text:style-name="T1">העראה</text:span><text:span text:style-name="T2"> </text:span><text:span text:style-name="T1">שריא.</text:span></text:p>
      <text:p text:style-name="P4"><text:span text:style-name="T1">אי</text:span><text:span text:style-name="T2"> </text:span><text:span text:style-name="T1">הכי</text:span><text:span text:style-name="T2"> </text:span><text:span text:style-name="T1">- </text:span><text:span text:style-name="T32">(</text:span><text:span text:style-name="T38">מאי</text:span><text:span text:style-name="T31"> </text:span><text:span text:style-name="T38">איריא</text:span><text:span text:style-name="T31"> </text:span><text:span text:style-name="T38">דקתני</text:span><text:span text:style-name="T31"> </text:span><text:span text:style-name="T38">שהורו</text:span><text:span text:style-name="T31"> </text:span><text:span text:style-name="T38">בשומרת</text:span><text:span text:style-name="T31"> </text:span><text:span text:style-name="T38">יום</text:span><text:span text:style-name="T31"> </text:span><text:span text:style-name="T38">כנגד</text:span><text:span text:style-name="T31"> </text:span><text:span text:style-name="T38">יום?</text:span><text:span text:style-name="T32">)</text:span><text:span text:style-name="T1"> אפילו</text:span><text:span text:style-name="T2"> </text:span><text:span text:style-name="T1">נדה</text:span><text:span text:style-name="T2"> </text:span><text:span text:style-name="T1">נמי</text:span><text:span text:style-name="T2"> </text:span><text:span text:style-name="T32">(</text:span><text:span text:style-name="T38">כי</text:span><text:span text:style-name="T31"> </text:span><text:span text:style-name="T38">האי</text:span><text:span text:style-name="T31"> </text:span><text:span text:style-name="T38">גוונא</text:span><text:span text:style-name="T31"> </text:span><text:span text:style-name="T38">'קיום</text:span><text:span text:style-name="T31"> </text:span><text:span text:style-name="T38">מקצת</text:span><text:span text:style-name="T31"> </text:span><text:span text:style-name="T38">וביטול</text:span><text:span text:style-name="T31"> </text:span><text:span text:style-name="T38">מקצת' הוא, והוי</text:span><text:span text:style-name="T31"> </text:span><text:span text:style-name="T38">בדבר</text:span><text:span text:style-name="T31"> </text:span><text:span text:style-name="T38">שאין</text:span><text:span text:style-name="T31"> </text:span><text:span text:style-name="T38">הצדוקין</text:span><text:span text:style-name="T31"> </text:span><text:span text:style-name="T38">מודין</text:span><text:span text:style-name="T31"> </text:span><text:span text:style-name="T38">בו</text:span><text:span text:style-name="T32">)</text:span><text:span text:style-name="T1">!</text:span></text:p>
      <text:p text:style-name="P4"><text:span text:style-name="T1">אלא</text:span><text:span text:style-name="T2"> </text:span><text:span text:style-name="T1">לעולם</text:span><text:span text:style-name="T2"> </text:span><text:span text:style-name="T1">כדרכה</text:span><text:span text:style-name="T2"> </text:span><text:span text:style-name="T32">(</text:span><text:span text:style-name="T38">דאמרי</text:span><text:span text:style-name="T31"> </text:span><text:span text:style-name="T38">בשומרת</text:span><text:span text:style-name="T31"> </text:span><text:span text:style-name="T38">יום</text:span><text:span text:style-name="T31"> </text:span><text:span text:style-name="T38">'העראה</text:span><text:span text:style-name="T31"> </text:span><text:span text:style-name="T38">שריא</text:span><text:span text:style-name="T31"> </text:span><text:span text:style-name="T38">אפילו</text:span><text:span text:style-name="T31"> </text:span><text:span text:style-name="T38">בכדרכה', וגמר</text:span><text:span text:style-name="T31"> </text:span><text:span text:style-name="T38">ביאה</text:span><text:span text:style-name="T31"> </text:span><text:span text:style-name="T38">הוא</text:span><text:span text:style-name="T31"> </text:span><text:span text:style-name="T38">דאסיר</text:span><text:span text:style-name="T32">)</text:span><text:span text:style-name="T1">, ודאמרי</text:span><text:span text:style-name="T2"> </text:span><text:span text:style-name="T32">(</text:span><text:span text:style-name="T38">הא</text:span><text:span text:style-name="T32">)</text:span><text:span text:style-name="T1"> '</text:span><text:span text:style-name="T59">העראה</text:span><text:span text:style-name="T1">' </text:span><text:span text:style-name="T32">(</text:span><text:span text:style-name="T38">כתיב</text:span><text:span text:style-name="T32">)</text:span><text:span text:style-name="T1"> - </text:span><text:span text:style-name="T32">(</text:span><text:span text:style-name="T38">דאמרי:</text:span><text:span text:style-name="T32">)</text:span><text:span text:style-name="T1"> באשה</text:span><text:span text:style-name="T2"> </text:span><text:span text:style-name="T1">דוה</text:span><text:span text:style-name="T2"> </text:span><text:span text:style-name="T1">הוא</text:span><text:span text:style-name="T2"> </text:span><text:span text:style-name="T1">דכתיבא</text:span><text:span text:style-name="T2"> </text:span><text:span text:style-name="T32">(</text:span><text:span text:style-name="T38">ולא</text:span><text:span text:style-name="T31"> </text:span><text:span text:style-name="T38">בשומרת</text:span><text:span text:style-name="T31"> </text:span><text:span text:style-name="T38">יום; הלכך</text:span><text:span text:style-name="T31"> </text:span><text:span text:style-name="T38">לא</text:span><text:span text:style-name="T31"> </text:span><text:span text:style-name="T38">מתוקמא</text:span><text:span text:style-name="T31"> </text:span><text:span text:style-name="T38">בנדה</text:span><text:span text:style-name="T31"> </text:span><text:span text:style-name="T38">אלא</text:span><text:span text:style-name="T31"> </text:span><text:span text:style-name="T38">בשומרת</text:span><text:span text:style-name="T31"> </text:span><text:span text:style-name="T38">יום, והוי</text:span><text:span text:style-name="T31"> </text:span><text:span text:style-name="T38">בדבר</text:span><text:span text:style-name="T31"> </text:span><text:span text:style-name="T41">שאין</text:span><text:span text:style-name="T31"> </text:span><text:span text:style-name="T38">הצדוקין</text:span><text:span text:style-name="T31"> </text:span><text:span text:style-name="T38">מודין</text:span><text:span text:style-name="T31"> </text:span><text:span text:style-name="T38">בה</text:span><text:span text:style-name="T32">)</text:span><text:span text:style-name="T1">. </text:span></text:p>
      <text:p text:style-name="P11"/>
      <text:p text:style-name="P4"><text:span text:style-name="T1">ואיבעית</text:span><text:span text:style-name="T2"> </text:span><text:span text:style-name="T1">אימא: </text:span><text:span text:style-name="T32">(</text:span><text:span text:style-name="T38">דקאמרת</text:span><text:span text:style-name="T31"> </text:span><text:span text:style-name="T38">'שומרת</text:span><text:span text:style-name="T31"> </text:span><text:span text:style-name="T38">יום</text:span><text:span text:style-name="T31"> </text:span><text:span text:style-name="T38">- הא</text:span><text:span text:style-name="T31"> </text:span><text:span text:style-name="T38">כתיבא' - הא</text:span><text:span text:style-name="T31"> </text:span><text:span text:style-name="T38">לא</text:span><text:span text:style-name="T31"> </text:span><text:span text:style-name="T38">קשיא:</text:span><text:span text:style-name="T32">)</text:span><text:span text:style-name="T1"> </text:span><text:span text:style-name="T32">(</text:span><text:span text:style-name="T38">דכי</text:span><text:span text:style-name="T31"> </text:span><text:span text:style-name="T38">קתני</text:span><text:span text:style-name="T31"> </text:span><text:span text:style-name="T38">- כגון</text:span><text:span text:style-name="T32">)</text:span><text:span text:style-name="T1"> דאמרי</text:span><text:span text:style-name="T2"> </text:span><text:span text:style-name="T1">זבה</text:span><text:span text:style-name="T2"> </text:span><text:span text:style-name="T1">לא</text:span><text:span text:style-name="T2"> </text:span><text:span text:style-name="T1">הויא</text:span><text:span text:style-name="T2"> </text:span><text:span text:style-name="T1">אלא</text:span><text:span text:style-name="T2"> </text:span><text:span text:style-name="T32">(</text:span><text:span text:style-name="T38">היכא</text:span><text:span text:style-name="T31"> </text:span><text:span text:style-name="T38">דחזיא</text:span><text:span text:style-name="T32">)</text:span><text:span text:style-name="T1"> ביממי, דכתיב</text:span><text:span text:style-name="T2"> </text:span><text:span text:style-name="T68">(ויקרא</text:span><text:span text:style-name="T69"> </text:span><text:span text:style-name="T68">טו,כו)</text:span><text:span text:style-name="T1"> </text:span><text:span text:style-name="T28">[כל</text:span><text:span text:style-name="T31"> </text:span><text:span text:style-name="T28">המשכב</text:span><text:span text:style-name="T31"> </text:span><text:span text:style-name="T28">אשר</text:span><text:span text:style-name="T31"> </text:span><text:span text:style-name="T28">תשכב</text:span><text:span text:style-name="T31"> </text:span><text:span text:style-name="T28">עליו]</text:span><text:span text:style-name="T59"> כל</text:span><text:span text:style-name="T2"> </text:span><text:span text:style-name="T59">ימי</text:span><text:span text:style-name="T2"> </text:span><text:span text:style-name="T59">זובה</text:span><text:span text:style-name="T2"> </text:span><text:span text:style-name="T28">[כמשכב</text:span><text:span text:style-name="T31"> </text:span><text:span text:style-name="T28">נדתה</text:span><text:span text:style-name="T31"> </text:span><text:span text:style-name="T28">יהיה</text:span><text:span text:style-name="T31"> </text:span><text:span text:style-name="T28">לה</text:span><text:span text:style-name="T31"> </text:span><text:span text:style-name="T28">וכל</text:span><text:span text:style-name="T31"> </text:span><text:span text:style-name="T28">הכלי</text:span><text:span text:style-name="T31"> </text:span><text:span text:style-name="T28">אשר</text:span><text:span text:style-name="T31"> </text:span><text:span text:style-name="T28">תשב</text:span><text:span text:style-name="T31"> </text:span><text:span text:style-name="T28">עליו</text:span><text:span text:style-name="T31"> </text:span><text:span text:style-name="T28">טמא</text:span><text:span text:style-name="T31"> </text:span><text:span text:style-name="T28">יהיה</text:span><text:span text:style-name="T31"> </text:span><text:span text:style-name="T28">כטמאת]</text:span><text:span text:style-name="T1"> </text:span><text:span text:style-name="T32">(</text:span><text:span text:style-name="T38">אבל</text:span><text:span text:style-name="T31"> </text:span><text:span text:style-name="T38">היכא</text:span><text:span text:style-name="T31"> </text:span><text:span text:style-name="T38">דחזיא</text:span><text:span text:style-name="T31"> </text:span><text:span text:style-name="T38">בליליא</text:span><text:span text:style-name="T31"> – </text:span><text:span text:style-name="T38">טהורה, והוא</text:span><text:span text:style-name="T31"> </text:span><text:span text:style-name="T38">הדין</text:span><text:span text:style-name="T31"> </text:span><text:span text:style-name="T38">לשומרת</text:span><text:span text:style-name="T31"> </text:span><text:span text:style-name="T38">יום, דאמרי</text:span><text:span text:style-name="T31"> </text:span><text:span text:style-name="T38">דהוא</text:span><text:span text:style-name="T31"> </text:span><text:span text:style-name="T38">היכא</text:span><text:span text:style-name="T31"> </text:span><text:span text:style-name="T38">דקחזיא</text:span><text:span text:style-name="T31"> </text:span><text:span text:style-name="T38">ביממא, דהיינו</text:span><text:span text:style-name="T31"> </text:span><text:span text:style-name="T38">ב</text:span><text:span text:style-name="T41">ימי</text:span><text:span text:style-name="T31"> </text:span><text:span text:style-name="T38">זיבה; הלכך</text:span><text:span text:style-name="T31"> </text:span><text:span text:style-name="T38">לא</text:span><text:span text:style-name="T31"> </text:span><text:span text:style-name="T38">מתוקמא</text:span><text:span text:style-name="T31"> </text:span><text:span text:style-name="T38">בנדה</text:span><text:span text:style-name="T31"> </text:span><text:span text:style-name="T38">אלא</text:span><text:span text:style-name="T31"> </text:span><text:span text:style-name="T38">בשומרת</text:span><text:span text:style-name="T31"> </text:span><text:span text:style-name="T38">יום, ובזבה, והויא</text:span><text:span text:style-name="T31"> </text:span><text:span text:style-name="T38">'הוראה</text:span><text:span text:style-name="T31"> </text:span><text:span text:style-name="T38">בדבר</text:span><text:span text:style-name="T31"> </text:span><text:span text:style-name="T38">שאין</text:span><text:span text:style-name="T31"> </text:span><text:span text:style-name="T38">הצדוקין</text:span><text:span text:style-name="T31"> </text:span><text:span text:style-name="T38">מודין'</text:span><text:span text:style-name="T32">)</text:span><text:span text:style-name="T1">. </text:span></text:p>
      <text:p text:style-name="P3"/>
      <text:p text:style-name="P4"><text:span text:style-name="T1">תנן: '</text:span><text:span text:style-name="T73">יש</text:span><text:span text:style-name="T74"> </text:span><text:span text:style-name="T73">שבת</text:span><text:span text:style-name="T74"> </text:span><text:span text:style-name="T73">בתורה</text:span><text:span text:style-name="T74"> </text:span><text:span text:style-name="T73">אבל</text:span><text:span text:style-name="T74"> </text:span><text:span text:style-name="T73">המוציא</text:span><text:span text:style-name="T74"> </text:span><text:span text:style-name="T73">מרשות</text:span><text:span text:style-name="T74"> </text:span><text:span text:style-name="T73">לרשות</text:span><text:span text:style-name="T74"> </text:span><text:span text:style-name="T73">פטור</text:span><text:span text:style-name="T1">' – ואמאי? הוצאה</text:span><text:span text:style-name="T2"> </text:span><text:span text:style-name="T1">הא</text:span><text:span text:style-name="T2"> </text:span><text:span text:style-name="T1">כתיבא: </text:span><text:span text:style-name="T68">(ירמיהו</text:span><text:span text:style-name="T69"> </text:span><text:span text:style-name="T68">יז,כב)</text:span><text:span text:style-name="T1"> </text:span><text:span text:style-name="T59">לא</text:span><text:span text:style-name="T2"> </text:span><text:span text:style-name="T59">תוציאו</text:span><text:span text:style-name="T2"> </text:span><text:span text:style-name="T59">משא</text:span><text:span text:style-name="T2"> </text:span><text:span text:style-name="T59">מבתיכם</text:span><text:span text:style-name="T2"> </text:span><text:span text:style-name="T28">[ביום</text:span><text:span text:style-name="T31"> </text:span><text:span text:style-name="T28">השבת</text:span><text:span text:style-name="T31"> </text:span><text:span text:style-name="T28">וכל</text:span><text:span text:style-name="T31"> </text:span><text:span text:style-name="T28">מלאכה</text:span><text:span text:style-name="T31"> </text:span><text:span text:style-name="T28">לא</text:span><text:span text:style-name="T31"> </text:span><text:span text:style-name="T28">תעשו</text:span><text:span text:style-name="T31"> </text:span><text:span text:style-name="T28">וקדשתם</text:span><text:span text:style-name="T31"> </text:span><text:span text:style-name="T28">את</text:span><text:span text:style-name="T31"> </text:span><text:span text:style-name="T28">יום</text:span><text:span text:style-name="T31"> </text:span><text:span text:style-name="T28">השבת</text:span><text:span text:style-name="T31"> </text:span><text:span text:style-name="T28">כאשר</text:span><text:span text:style-name="T31"> </text:span><text:span text:style-name="T28">צויתי</text:span><text:span text:style-name="T31"> </text:span><text:span text:style-name="T28">את</text:span><text:span text:style-name="T31"> </text:span><text:span text:style-name="T28">אבותיכם]</text:span><text:span text:style-name="T1">!?</text:span></text:p>
      <text:p text:style-name="P4"><text:span text:style-name="T1">[דאמרי</text:span><text:span text:style-name="T2"> </text:span><text:span text:style-name="T1">הוצאה</text:span><text:span text:style-name="T2"> </text:span><text:span text:style-name="T1">- הוא</text:span><text:span text:style-name="T2"> </text:span><text:span text:style-name="T1">דאסור, הכנסה</text:span><text:span text:style-name="T2"> </text:span><text:span text:style-name="T1">מותר;</text:span></text:p>
      <text:p text:style-name="P4"><text:span text:style-name="T1">ואיבעית</text:span><text:span text:style-name="T2"> </text:span><text:span text:style-name="T1">אימא] דאמרי</text:span><text:span text:style-name="T2"> </text:span><text:span text:style-name="T1">הוצאה</text:span><text:span text:style-name="T2"> </text:span><text:span text:style-name="T1">&lt;והכנסה&gt; הוא</text:span><text:span text:style-name="T2"> </text:span><text:span text:style-name="T1">דאסירא, מושיט</text:span><text:span text:style-name="T2"> </text:span><text:span text:style-name="T1">וזורק</text:span><text:span text:style-name="T2"> </text:span><text:span text:style-name="T1">שרי</text:span><text:span text:style-name="T2"> </text:span><text:span text:style-name="T32">(</text:span><text:span text:style-name="T38">לא</text:span><text:span text:style-name="T31"> </text:span><text:span text:style-name="T38">כתיבי</text:span><text:span text:style-name="T31"> </text:span><text:span text:style-name="T38">בהדיא</text:span><text:span text:style-name="T32">)</text:span><text:span text:style-name="T1">.</text:span></text:p>
      <text:p text:style-name="P3"/>
      <text:p text:style-name="P3"/>
      <text:p text:style-name="P4"><text:span text:style-name="T1">תנן: '</text:span><text:span text:style-name="T73">יש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בתורה</text:span><text:span text:style-name="T74"> </text:span><text:span text:style-name="T73">אבל</text:span><text:span text:style-name="T74"> </text:span><text:span text:style-name="T73">המשתחוה</text:span><text:span text:style-name="T74"> </text:span><text:span text:style-name="T73">פטור</text:span><text:span text:style-name="T1">' – ואמאי? המשתחוה</text:span><text:span text:style-name="T2"> </text:span><text:span text:style-name="T1">- הא</text:span><text:span text:style-name="T2"> </text:span><text:span text:style-name="T1">כתיבא</text:span><text:span text:style-name="T2"> </text:span><text:span text:style-name="T1">דכתיב: </text:span><text:span text:style-name="T68">(שמות</text:span><text:span text:style-name="T69"> </text:span><text:span text:style-name="T68">לד,יד)</text:span><text:span text:style-name="T1"> </text:span><text:span text:style-name="T59">לא</text:span><text:span text:style-name="T2"> </text:span><text:span text:style-name="T59">תשתחוה</text:span><text:span text:style-name="T2"> </text:span><text:span text:style-name="T59">לאל</text:span><text:span text:style-name="T2"> </text:span><text:span text:style-name="T59">אחר</text:span><text:span text:style-name="T2"> </text:span><text:span text:style-name="T28">[כי</text:span><text:span text:style-name="T31"> </text:span><text:span text:style-name="T28">ה' קנא</text:span><text:span text:style-name="T31"> </text:span><text:span text:style-name="T28">שמו</text:span><text:span text:style-name="T31"> </text:span><text:span text:style-name="T28">אל</text:span><text:span text:style-name="T31"> </text:span><text:span text:style-name="T28">קנא]</text:span><text:span text:style-name="T1"> </text:span></text:p>
      <text:p text:style-name="P4"><text:span text:style-name="T1">דאמרי: כי</text:span><text:span text:style-name="T2"> </text:span><text:span text:style-name="T1">אסירא</text:span><text:span text:style-name="T2"> </text:span><text:span text:style-name="T1">השתחויה</text:span><text:span text:style-name="T2"> – </text:span><text:span text:style-name="T1">כדרכה, אבל</text:span><text:span text:style-name="T2"> </text:span><text:span text:style-name="T1">שלא</text:span><text:span text:style-name="T2"> </text:span><text:span text:style-name="T1">כדרכה</text:span><text:span text:style-name="T2"> </text:span><text:span text:style-name="T32">(</text:span><text:span text:style-name="T38">כגון: משתחוה</text:span><text:span text:style-name="T31"> </text:span><text:span text:style-name="T38">לפעור</text:span><text:span text:style-name="T31"> </text:span><text:span text:style-name="T38">או</text:span><text:span text:style-name="T31"> </text:span><text:span text:style-name="T38">למרקוליס</text:span><text:span text:style-name="T32">)</text:span><text:span text:style-name="T1"> – שריא; </text:span></text:p>
      <text:p text:style-name="P4"><text:span text:style-name="T1">ואי</text:span><text:span text:style-name="T2"> </text:span><text:span text:style-name="T1">בעית</text:span><text:span text:style-name="T2"> </text:span><text:span text:style-name="T1">אימא: דאמרי: השתחויה</text:span><text:span text:style-name="T2"> </text:span><text:span text:style-name="T1">גופה</text:span><text:span text:style-name="T2"> </text:span><text:span text:style-name="T1">כדרכה</text:span><text:span text:style-name="T2"> </text:span><text:span text:style-name="T1">הוא</text:span><text:span text:style-name="T2"> </text:span><text:span text:style-name="T1">דאסיר, דאית</text:span><text:span text:style-name="T2"> </text:span><text:span text:style-name="T1">בה</text:span><text:span text:style-name="T2"> </text:span><text:span text:style-name="T1">פשוט</text:span><text:span text:style-name="T2"> </text:span><text:span text:style-name="T1">ידים</text:span><text:span text:style-name="T2"> </text:span><text:span text:style-name="T1">ורגלים</text:span><text:span text:style-name="T2"> </text:span><text:span text:style-name="T32">(</text:span><text:span text:style-name="T38">כדכתיב</text:span><text:span text:style-name="T31"> </text:span><text:span text:style-name="T68">(בראשית</text:span><text:span text:style-name="T69"> </text:span><text:span text:style-name="T68">יט,א)</text:span><text:span text:style-name="T38"> '</text:span><text:span text:style-name="T28">וישתחו</text:span><text:span text:style-name="T31"> </text:span><text:span text:style-name="T28">אפים</text:span><text:span text:style-name="T31"> </text:span><text:span text:style-name="T28">ארצה</text:span><text:span text:style-name="T38">'</text:span><text:span text:style-name="T32">)</text:span><text:span text:style-name="T1">; הא</text:span><text:span text:style-name="T2"> </text:span><text:span text:style-name="T1">השתחויה</text:span><text:span text:style-name="T2"> </text:span><text:span text:style-name="T1">דלית</text:span><text:span text:style-name="T2"> </text:span><text:span text:style-name="T1">בה</text:span><text:span text:style-name="T2"> </text:span><text:span text:style-name="T1">פשוט</text:span><text:span text:style-name="T2"> </text:span><text:span text:style-name="T1">ידים</text:span><text:span text:style-name="T2"> </text:span><text:span text:style-name="T1">ורגלים</text:span><text:span text:style-name="T2"> – </text:span><text:span text:style-name="T1">שריא.</text:span></text:p>
      <text:p text:style-name="P3"/>
      <text:p text:style-name="P4"><text:span text:style-name="T1">(הוריות</text:span><text:span text:style-name="T2"> </text:span><text:span text:style-name="T1">ד,ב)</text:span></text:p>
      <text:p text:style-name="P4"><text:span text:style-name="T1">בעי</text:span><text:span text:style-name="T2"> </text:span><text:span text:style-name="T1">רב</text:span><text:span text:style-name="T2"> </text:span><text:span text:style-name="T1">יוסף</text:span><text:span text:style-name="T2"> </text:span><text:span text:style-name="T32">(</text:span><text:span text:style-name="T38">הכא</text:span><text:span text:style-name="T31"> </text:span><text:span text:style-name="T38">לא</text:span><text:span text:style-name="T31"> </text:span><text:span text:style-name="T38">מבעיא</text:span><text:span text:style-name="T31"> </text:span><text:span text:style-name="T38">ליה</text:span><text:span text:style-name="T31"> </text:span><text:span text:style-name="T38">לרב</text:span><text:span text:style-name="T31"> </text:span><text:span text:style-name="T38">יוסף</text:span><text:span text:style-name="T31"> </text:span><text:span text:style-name="T38">בדבר</text:span><text:span text:style-name="T31"> </text:span><text:span text:style-name="T38">שאין</text:span><text:span text:style-name="T31"> </text:span><text:span text:style-name="T38">הצדוקין</text:span><text:span text:style-name="T31"> </text:span><text:span text:style-name="T38">מודין</text:span><text:span text:style-name="T31"> </text:span><text:span text:style-name="T38">כלל, אלא</text:span><text:span text:style-name="T31"> </text:span><text:span text:style-name="T38">בבטול</text:span><text:span text:style-name="T31"> </text:span><text:span text:style-name="T38">מקצת</text:span><text:span text:style-name="T31"> </text:span><text:span text:style-name="T38">וקיום</text:span><text:span text:style-name="T31"> </text:span><text:span text:style-name="T38">מקצת</text:span><text:span text:style-name="T31"> </text:span><text:span text:style-name="T38">קא</text:span><text:span text:style-name="T31"> </text:span><text:span text:style-name="T38">מבעיא</text:span><text:span text:style-name="T31"> </text:span><text:span text:style-name="T38">ליה</text:span><text:span text:style-name="T32">)</text:span><text:span text:style-name="T1">: "אין</text:span><text:span text:style-name="T2"> </text:span><text:span text:style-name="T1">חרישה</text:span><text:span text:style-name="T2"> </text:span><text:span text:style-name="T1">בשבת" מהו? מי</text:span><text:span text:style-name="T2"> </text:span><text:span text:style-name="T1">אמרינן</text:span><text:span text:style-name="T2"> </text:span><text:span text:style-name="T1">כיון</text:span><text:span text:style-name="T2"> </text:span><text:span text:style-name="T1">דקא</text:span><text:span text:style-name="T2"> </text:span><text:span text:style-name="T1">מודו</text:span><text:span text:style-name="T2"> </text:span><text:span text:style-name="T32">(</text:span><text:span text:style-name="T38">בית</text:span><text:span text:style-name="T31"> </text:span><text:span text:style-name="T38">דין</text:span><text:span text:style-name="T32">)</text:span><text:span text:style-name="T1"> בכולהו</text:span><text:span text:style-name="T2"> </text:span><text:span text:style-name="T1">מלתא</text:span><text:span text:style-name="T2"> </text:span><text:span text:style-name="T32">(</text:span><text:span text:style-name="T38">שאר</text:span><text:span text:style-name="T31"> </text:span><text:span text:style-name="T38">מלאכות</text:span><text:span text:style-name="T31"> </text:span><text:span text:style-name="T38">דשבת</text:span><text:span text:style-name="T31"> </text:span><text:span text:style-name="T38">דאסירי</text:span><text:span text:style-name="T32">)</text:span><text:span text:style-name="T1"> - כביטול</text:span><text:span text:style-name="T2"> </text:span><text:span text:style-name="T1">מקצת</text:span><text:span text:style-name="T2"> </text:span><text:span text:style-name="T1">וקיום</text:span><text:span text:style-name="T2"> </text:span><text:span text:style-name="T1">מקצת</text:span><text:span text:style-name="T2"> </text:span><text:span text:style-name="T1">דמי</text:span><text:span text:style-name="T2"> </text:span><text:span text:style-name="T32">(</text:span><text:span text:style-name="T38">וחייבין</text:span><text:span text:style-name="T32">)</text:span><text:span text:style-name="T1">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קא</text:span><text:span text:style-name="T2"> </text:span><text:span text:style-name="T1">עקריין</text:span><text:span text:style-name="T2"> </text:span><text:span text:style-name="T1">ליה</text:span><text:span text:style-name="T2"> </text:span><text:span text:style-name="T1">לחרישה</text:span><text:span text:style-name="T2"> </text:span><text:span text:style-name="T1">כל</text:span><text:span text:style-name="T2"> </text:span><text:span text:style-name="T1">עיקר</text:span><text:span text:style-name="T2"> </text:span><text:span text:style-name="T1">- כעקירת</text:span><text:span text:style-name="T2"> </text:span><text:span text:style-name="T1">גוף</text:span><text:span text:style-name="T2"> </text:span><text:span text:style-name="T1">דמי?</text:span></text:p>
      <text:p text:style-name="P4"><text:span text:style-name="T1">תא</text:span><text:span text:style-name="T2"> </text:span><text:span text:style-name="T1">שמע: '"יש</text:span><text:span text:style-name="T2"> </text:span><text:span text:style-name="T1">נדה</text:span><text:span text:style-name="T2"> </text:span><text:span text:style-name="T1">בתורה</text:span><text:span text:style-name="T2"> </text:span><text:span text:style-name="T1">אבל</text:span><text:span text:style-name="T2"> </text:span><text:span text:style-name="T1">הבא</text:span><text:span text:style-name="T2"> </text:span><text:span text:style-name="T1">על</text:span><text:span text:style-name="T2"> </text:span><text:span text:style-name="T1">שומרת</text:span><text:span text:style-name="T2"> </text:span><text:span text:style-name="T1">יום</text:span><text:span text:style-name="T2"> </text:span><text:span text:style-name="T1">כנגד</text:span><text:span text:style-name="T2"> </text:span><text:span text:style-name="T1">יום</text:span><text:span text:style-name="T2"> </text:span><text:span text:style-name="T1">פטור"' – ואמאי? הא</text:span><text:span text:style-name="T2"> </text:span><text:span text:style-name="T1">עקריין</text:span><text:span text:style-name="T2"> </text:span><text:span text:style-name="T1">לשומרת</text:span><text:span text:style-name="T2"> </text:span><text:span text:style-name="T1">יום</text:span><text:span text:style-name="T2"> </text:span><text:span text:style-name="T1">כנגד</text:span><text:span text:style-name="T2"> </text:span><text:span text:style-name="T1">יום</text:span><text:span text:style-name="T2"> </text:span><text:span text:style-name="T1">כל</text:span><text:span text:style-name="T2"> </text:span><text:span text:style-name="T1">עיקר!?</text:span></text:p>
      <text:p text:style-name="P4"><text:span text:style-name="T1">אמר</text:span><text:span text:style-name="T2"> </text:span><text:span text:style-name="T1">לך</text:span><text:span text:style-name="T2"> </text:span><text:span text:style-name="T1">רב</text:span><text:span text:style-name="T2"> </text:span><text:span text:style-name="T1">יוסף: שומרת</text:span><text:span text:style-name="T2"> </text:span><text:span text:style-name="T1">יום</text:span><text:span text:style-name="T2"> </text:span><text:span text:style-name="T1">דקאמרין</text:span><text:span text:style-name="T2"> – </text:span><text:span text:style-name="T1">כדשנין</text:span><text:span text:style-name="T2"> </text:span><text:span text:style-name="T32">(</text:span><text:span text:style-name="T38">לעיל: דלא</text:span><text:span text:style-name="T31"> </text:span><text:span text:style-name="T38">הוי</text:span><text:span text:style-name="T31"> </text:span><text:span text:style-name="T38">עקירת</text:span><text:span text:style-name="T31"> </text:span><text:span text:style-name="T38">כל</text:span><text:span text:style-name="T31"> </text:span><text:span text:style-name="T38">הגוף</text:span><text:span text:style-name="T31"> </text:span><text:span text:style-name="T38">דשומרת</text:span><text:span text:style-name="T31"> </text:span><text:span text:style-name="T38">יום</text:span><text:span text:style-name="T32">)</text:span><text:span text:style-name="T1">.</text:span></text:p>
      <text:p text:style-name="P4"><text:span text:style-name="T1">תא</text:span><text:span text:style-name="T2"> </text:span><text:span text:style-name="T1">שמע: '"יש</text:span><text:span text:style-name="T2"> </text:span><text:span text:style-name="T1">שבת</text:span><text:span text:style-name="T2"> </text:span><text:span text:style-name="T1">בתורה</text:span><text:span text:style-name="T2"> </text:span><text:span text:style-name="T1">אבל</text:span><text:span text:style-name="T2"> </text:span><text:span text:style-name="T1">המוציא</text:span><text:span text:style-name="T2"> </text:span><text:span text:style-name="T1">מרה"י</text:span><text:span text:style-name="T2"> </text:span><text:span text:style-name="T1">לרה"ר</text:span><text:span text:style-name="T2"> </text:span><text:span text:style-name="T1">פטור"' – ואמאי? הא</text:span><text:span text:style-name="T2"> </text:span><text:span text:style-name="T1">עקריין</text:span><text:span text:style-name="T2"> </text:span><text:span text:style-name="T1">להוצאה</text:span><text:span text:style-name="T2"> </text:span><text:span text:style-name="T1">כל</text:span><text:span text:style-name="T2"> </text:span><text:span text:style-name="T1">עיקר?</text:span></text:p>
      <text:p text:style-name="P4"><text:span text:style-name="T1">התם</text:span><text:span text:style-name="T2"> </text:span><text:span text:style-name="T1">נמי</text:span><text:span text:style-name="T2"> </text:span><text:span text:style-name="T1">כדשנין</text:span><text:span text:style-name="T2"> </text:span><text:span text:style-name="T32">(</text:span><text:span text:style-name="T38">ד"מושיט</text:span><text:span text:style-name="T31"> </text:span><text:span text:style-name="T38">וזורק</text:span><text:span text:style-name="T31"> </text:span><text:span text:style-name="T38">שרי" - דלא</text:span><text:span text:style-name="T31"> </text:span><text:span text:style-name="T38">הוי</text:span><text:span text:style-name="T31"> </text:span><text:span text:style-name="T38">עקירת</text:span><text:span text:style-name="T31"> </text:span><text:span text:style-name="T38">כל</text:span><text:span text:style-name="T31"> </text:span><text:span text:style-name="T38">הגוף</text:span><text:span text:style-name="T32">)</text:span><text:span text:style-name="T1">.</text:span></text:p>
      <text:p text:style-name="P4"><text:span text:style-name="T1">תא</text:span><text:span text:style-name="T2"> </text:span><text:span text:style-name="T1">שמע: '"יש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בתורה</text:span><text:span text:style-name="T2"> </text:span><text:span text:style-name="T1">אבל</text:span><text:span text:style-name="T2"> </text:span><text:span text:style-name="T1">המשתחוה</text:span><text:span text:style-name="T2"> </text:span><text:span text:style-name="T1">פטור"' – ואמאי? והא</text:span><text:span text:style-name="T2"> </text:span><text:span text:style-name="T1">עקריין</text:span><text:span text:style-name="T2"> </text:span><text:span text:style-name="T1">להשתחויה</text:span><text:span text:style-name="T2"> </text:span><text:span text:style-name="T1">כל</text:span><text:span text:style-name="T2"> </text:span><text:span text:style-name="T1">עיקר?</text:span></text:p>
      <text:p text:style-name="P4"><text:span text:style-name="T1">אמרי: השתחויה</text:span><text:span text:style-name="T2"> </text:span><text:span text:style-name="T1">נמי</text:span><text:span text:style-name="T2"> </text:span><text:span text:style-name="T1">כדשנין</text:span><text:span text:style-name="T2"> </text:span><text:span text:style-name="T32">(</text:span><text:span text:style-name="T38">דהשתחואה</text:span><text:span text:style-name="T31"> </text:span><text:span text:style-name="T38">שלא</text:span><text:span text:style-name="T31"> </text:span><text:span text:style-name="T38">כדרכה</text:span><text:span text:style-name="T31"> </text:span><text:span text:style-name="T38">שריא</text:span><text:span text:style-name="T32">)</text:span><text:span text:style-name="T1">.</text:span></text:p>
      <text:p text:style-name="P3"/>
      <text:p text:style-name="P4"><text:span text:style-name="T1">בעי</text:span><text:span text:style-name="T2"> </text:span><text:span text:style-name="T1">רבי</text:span><text:span text:style-name="T2"> </text:span><text:span text:style-name="T1">זירא: "אין</text:span><text:span text:style-name="T2"> </text:span><text:span text:style-name="T1">שבת</text:span><text:span text:style-name="T2"> </text:span><text:span text:style-name="T1">בשביעית" מהו? במאי</text:span><text:span text:style-name="T2"> </text:span><text:span text:style-name="T1">טעו? בהדין</text:span><text:span text:style-name="T2"> </text:span><text:span text:style-name="T1">קרא</text:span><text:span text:style-name="T2"> </text:span><text:span text:style-name="T68">(שמות</text:span><text:span text:style-name="T69"> </text:span><text:span text:style-name="T68">לד,כא)</text:span><text:span text:style-name="T1"> </text:span><text:span text:style-name="T28">[ששת</text:span><text:span text:style-name="T31"> </text:span><text:span text:style-name="T28">ימים</text:span><text:span text:style-name="T31"> </text:span><text:span text:style-name="T28">תעבד</text:span><text:span text:style-name="T31"> </text:span><text:span text:style-name="T28">וביום</text:span><text:span text:style-name="T31"> </text:span><text:span text:style-name="T28">השביעי</text:span><text:span text:style-name="T31"> </text:span><text:span text:style-name="T28">תשבת]</text:span><text:span text:style-name="T59"> בחריש</text:span><text:span text:style-name="T2"> </text:span><text:span text:style-name="T59">ובקציר</text:span><text:span text:style-name="T2"> </text:span><text:span text:style-name="T59">תשבות</text:span><text:span text:style-name="T1">: בזמן</text:span><text:span text:style-name="T2"> </text:span><text:span text:style-name="T1">דאיכא</text:span><text:span text:style-name="T2"> </text:span><text:span text:style-name="T1">חרישה</text:span><text:span text:style-name="T2"> </text:span><text:span text:style-name="T1">איכא</text:span><text:span text:style-name="T2"> </text:span><text:span text:style-name="T1">שבת, ובזמן</text:span><text:span text:style-name="T2"> </text:span><text:span text:style-name="T1">דליכא</text:span><text:span text:style-name="T2"> </text:span><text:span text:style-name="T1">חרישה</text:span><text:span text:style-name="T2"> </text:span><text:span text:style-name="T32">(</text:span><text:span text:style-name="T38">דהיינו</text:span><text:span text:style-name="T31"> </text:span><text:span text:style-name="T38">בשביעית</text:span><text:span text:style-name="T32">)</text:span><text:span text:style-name="T1"> ליכא</text:span><text:span text:style-name="T2"> </text:span><text:span text:style-name="T1">שבת</text:span><text:span text:style-name="T2"> </text:span><text:span text:style-name="T32">(</text:span><text:span text:style-name="T38">'</text:span><text:span text:style-name="T28">בחריש</text:span><text:span text:style-name="T31"> </text:span><text:span text:style-name="T28">ובקציר</text:span><text:span text:style-name="T38">' דמשמע: בזמן</text:span><text:span text:style-name="T31"> </text:span><text:span text:style-name="T38">דאיכא</text:span><text:span text:style-name="T31"> </text:span><text:span text:style-name="T38">חרישה, דהיינו</text:span><text:span text:style-name="T31"> </text:span><text:span text:style-name="T38">בשאר</text:span><text:span text:style-name="T31"> </text:span><text:span text:style-name="T38">שני</text:span><text:span text:style-name="T31"> </text:span><text:span text:style-name="T38">שבוע</text:span><text:span text:style-name="T31"> – </text:span><text:span text:style-name="T38">'</text:span><text:span text:style-name="T28">תשבות</text:span><text:span text:style-name="T38">' איכא</text:span><text:span text:style-name="T31"> </text:span><text:span text:style-name="T38">שבת</text:span><text:span text:style-name="T32">)</text:span><text:span text:style-name="T1">! מי</text:span><text:span text:style-name="T2"> </text:span><text:span text:style-name="T1">אמרינן</text:span><text:span text:style-name="T2"> </text:span><text:span text:style-name="T1">כיון</text:span><text:span text:style-name="T2"> </text:span><text:span text:style-name="T1">דמקיימין</text:span><text:span text:style-name="T2"> </text:span><text:span text:style-name="T1">לה</text:span><text:span text:style-name="T2"> </text:span><text:span text:style-name="T1">בשאר</text:span><text:span text:style-name="T2"> </text:span><text:span text:style-name="T1">שני</text:span><text:span text:style-name="T2"> </text:span><text:span text:style-name="T1">שבוע</text:span><text:span text:style-name="T2"> </text:span><text:span text:style-name="T1">- כביטול</text:span><text:span text:style-name="T2"> </text:span><text:span text:style-name="T1">מקצת</text:span><text:span text:style-name="T2"> </text:span><text:span text:style-name="T1">וקיום</text:span><text:span text:style-name="T2"> </text:span><text:span text:style-name="T1">מקצת</text:span><text:span text:style-name="T2"> </text:span><text:span text:style-name="T1">דמי?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קא</text:span><text:span text:style-name="T2"> </text:span><text:span text:style-name="T1">עקריין</text:span><text:span text:style-name="T2"> </text:span><text:span text:style-name="T1">ליה</text:span><text:span text:style-name="T2"> </text:span><text:span text:style-name="T1">בשביעית</text:span><text:span text:style-name="T2"> </text:span><text:span text:style-name="T1">כעקירת</text:span><text:span text:style-name="T2"> </text:span><text:span text:style-name="T1">הגוף</text:span><text:span text:style-name="T2"> </text:span><text:span text:style-name="T1">דמי?</text:span></text:p>
      <text:p text:style-name="P4"><text:span text:style-name="T1">אמר</text:span><text:span text:style-name="T2"> </text:span><text:span text:style-name="T1">רבינא: תא</text:span><text:span text:style-name="T2"> </text:span><text:span text:style-name="T1">שמע: 'נביא</text:span><text:span text:style-name="T2"> </text:span><text:span text:style-name="T32">(</text:span><text:span text:style-name="T38">כגון</text:span><text:span text:style-name="T31"> </text:span><text:span text:style-name="T38">שתחלתו</text:span><text:span text:style-name="T31"> </text:span><text:span text:style-name="T38">נביא</text:span><text:span text:style-name="T31"> </text:span><text:span text:style-name="T38">של</text:span><text:span text:style-name="T31"> </text:span><text:span text:style-name="T38">אמת, ולבסוף</text:span><text:span text:style-name="T31"> </text:span><text:span text:style-name="T38">נביא</text:span><text:span text:style-name="T31"> </text:span><text:span text:style-name="T38">השקר</text:span><text:span text:style-name="T32">)</text:span><text:span text:style-name="T1"> שנתנבא</text:span><text:span text:style-name="T2"> </text:span><text:span text:style-name="T1">לעקור</text:span><text:span text:style-name="T2"> </text:span><text:span text:style-name="T1">דבר</text:span><text:span text:style-name="T2"> </text:span><text:span text:style-name="T1">מדברי</text:span><text:span text:style-name="T2"> </text:span><text:span text:style-name="T1">תורה</text:span><text:span text:style-name="T2"> – </text:span><text:span text:style-name="T1">חייב</text:span><text:span text:style-name="T2"> </text:span><text:span text:style-name="T32">(</text:span><text:span text:style-name="T38">ודברי</text:span><text:span text:style-name="T31"> </text:span><text:span text:style-name="T38">הכל</text:span><text:span text:style-name="T31"> </text:span><text:span text:style-name="T38">בחנק</text:span><text:span text:style-name="T32">)</text:span><text:span text:style-name="T1">; לביטול</text:span><text:span text:style-name="T2"> </text:span><text:span text:style-name="T1">מקצת</text:span><text:span text:style-name="T2"> </text:span><text:span text:style-name="T1">ולקיום</text:span><text:span text:style-name="T2"> </text:span><text:span text:style-name="T1">מקצת</text:span><text:span text:style-name="T2"> </text:span><text:span text:style-name="T32">(</text:span><text:span text:style-name="T38">דשאר</text:span><text:span text:style-name="T31"> </text:span><text:span text:style-name="T38">מצות</text:span><text:span text:style-name="T32">)</text:span><text:span text:style-name="T1">: רבי</text:span><text:span text:style-name="T2"> </text:span><text:span text:style-name="T1">שמעון</text:span><text:span text:style-name="T2"> </text:span><text:span text:style-name="T1">אומר</text:span><text:span text:style-name="T2"> </text:span><text:span text:style-name="T1">פטור</text:span><text:span text:style-name="T2"> </text:span><text:span text:style-name="T32">(</text:span><text:span text:style-name="T38">והוא</text:span><text:span text:style-name="T31"> </text:span><text:span text:style-name="T38">הדין</text:span><text:span text:style-name="T31"> </text:span><text:span text:style-name="T38">לרבנן</text:span><text:span text:style-name="T32">)</text:span><text:span text:style-name="T1">; ובעבודת</text:span><text:span text:style-name="T2"> </text:span><text:span text:style-name="T1">כוכבים, אפילו</text:span><text:span text:style-name="T2"> </text:span><text:span text:style-name="T1">אמר</text:span><text:span text:style-name="T2"> </text:span><text:span text:style-name="T1">"היום</text:span><text:span text:style-name="T2"> </text:span><text:span text:style-name="T1">עובדה</text:span><text:span text:style-name="T2"> </text:span><text:span text:style-name="T1">ולמחר</text:span><text:span text:style-name="T2"> </text:span><text:span text:style-name="T1">בטלה" </text:span><text:span text:style-name="T32">(</text:span><text:span text:style-name="T38">דהיינו</text:span><text:span text:style-name="T31"> </text:span><text:span text:style-name="T38">קיום</text:span><text:span text:style-name="T31"> </text:span><text:span text:style-name="T38">מקצת</text:span><text:span text:style-name="T31"> </text:span><text:span text:style-name="T38">ובטול</text:span><text:span text:style-name="T31"> </text:span><text:span text:style-name="T38">מקצת</text:span><text:span text:style-name="T31"> </text:span><text:span text:style-name="T38">דעבודת</text:span><text:span text:style-name="T31"> </text:span><text:span text:style-name="T38">כוכבים</text:span><text:span text:style-name="T32">)</text:span><text:span text:style-name="T1"> – חייב</text:span><text:span text:style-name="T2"> </text:span><text:span text:style-name="T32">(</text:span><text:span text:style-name="T38">דרחמנא</text:span><text:span text:style-name="T31"> </text:span><text:span text:style-name="T38">אמר</text:span><text:span text:style-name="T31"> </text:span><text:span text:style-name="T38">'</text:span><text:span text:style-name="T28">להדיחך</text:span><text:span text:style-name="T31"> </text:span><text:span text:style-name="T28">מן</text:span><text:span text:style-name="T31"> </text:span><text:span text:style-name="T28">הדרך</text:span><text:span text:style-name="T38">' </text:span><text:span text:style-name="T18">[דברים</text:span><text:span text:style-name="T19"> </text:span><text:span text:style-name="T18">יג,ו]</text:span><text:span text:style-name="T38"> - אפילו</text:span><text:span text:style-name="T31"> </text:span><text:span text:style-name="T38">מקצת</text:span><text:span text:style-name="T31"> </text:span><text:span text:style-name="T38">דרך, ובעבודת</text:span><text:span text:style-name="T31"> </text:span><text:span text:style-name="T38">כוכבים</text:span><text:span text:style-name="T31"> </text:span><text:span text:style-name="T38">הוא</text:span><text:span text:style-name="T31"> </text:span><text:span text:style-name="T38">דכתיב</text:span><text:span text:style-name="T32">)</text:span><text:span text:style-name="T1">' </text:span><text:span text:style-name="T32">(</text:span><text:span text:style-name="T38">וכי</text:span><text:span text:style-name="T31"> </text:span><text:span text:style-name="T38">קתני</text:span><text:span text:style-name="T31"> </text:span><text:span text:style-name="T38">'חייב' - כגון</text:span><text:span text:style-name="T31"> </text:span><text:span text:style-name="T38">לרבנן</text:span><text:span text:style-name="T31"> </text:span><text:span text:style-name="T38">בסקילה</text:span><text:span text:style-name="T31"> </text:span><text:span text:style-name="T38">ולרבי</text:span><text:span text:style-name="T31"> </text:span><text:span text:style-name="T38">שמעון</text:span><text:span text:style-name="T31"> </text:span><text:span text:style-name="T38">בחנק; והכי</text:span><text:span text:style-name="T31"> </text:span><text:span text:style-name="T38">מתרץ</text:span><text:span text:style-name="T31"> </text:span><text:span text:style-name="T38">ליה</text:span><text:span text:style-name="T31"> </text:span><text:span text:style-name="T38">רב</text:span><text:span text:style-name="T31"> </text:span><text:span text:style-name="T38">חסדא</text:span><text:span text:style-name="T31"> </text:span><text:span text:style-name="T38">בפרק</text:span><text:span text:style-name="T31"> </text:span><text:span text:style-name="T38">'אלו</text:span><text:span text:style-name="T31"> </text:span><text:span text:style-name="T38">הן</text:span><text:span text:style-name="T31"> </text:span><text:span text:style-name="T38">הנחנקין' </text:span><text:span text:style-name="T18">(סנהדרין</text:span><text:span text:style-name="T19"> </text:span><text:span text:style-name="T18">צ.)</text:span><text:span text:style-name="T32">)</text:span><text:span text:style-name="T1"> - </text:span><text:span text:style-name="T32">(</text:span><text:span text:style-name="T38">ו"היום</text:span><text:span text:style-name="T31"> </text:span><text:span text:style-name="T38">עובדה</text:span><text:span text:style-name="T31"> </text:span><text:span text:style-name="T38">ולמחר</text:span><text:span text:style-name="T31"> </text:span><text:span text:style-name="T38">בטלה" - כאין</text:span><text:span text:style-name="T31"> </text:span><text:span text:style-name="T38">שבת</text:span><text:span text:style-name="T31"> </text:span><text:span text:style-name="T38">בשביעית</text:span><text:span text:style-name="T31"> </text:span><text:span text:style-name="T38">דמי, וקרי</text:span><text:span text:style-name="T31"> </text:span><text:span text:style-name="T38">להו</text:span><text:span text:style-name="T31"> </text:span><text:span text:style-name="T38">'ביטול</text:span><text:span text:style-name="T31"> </text:span><text:span text:style-name="T38">מקצת</text:span><text:span text:style-name="T31"> </text:span><text:span text:style-name="T38">וקיום</text:span><text:span text:style-name="T31"> </text:span><text:span text:style-name="T38">מקצת'</text:span><text:span text:style-name="T32">)</text:span><text:span text:style-name="T1"> שמע</text:span><text:span text:style-name="T2"> </text:span><text:span text:style-name="T1">מינה</text:span><text:span text:style-name="T2"> </text:span><text:span text:style-name="T1">"אין</text:span><text:span text:style-name="T2"> </text:span><text:span text:style-name="T1">שבת</text:span><text:span text:style-name="T2"> </text:span><text:span text:style-name="T1">בשביעית" כביטול</text:span><text:span text:style-name="T2"> </text:span><text:span text:style-name="T1">מקצת</text:span><text:span text:style-name="T2"> </text:span><text:span text:style-name="T1">וקיום</text:span><text:span text:style-name="T2"> </text:span><text:span text:style-name="T1">מקצת</text:span><text:span text:style-name="T2"> </text:span><text:span text:style-name="T1">דמי;</text:span></text:p>
      <text:p text:style-name="P4"><text:span text:style-name="T1">שמע</text:span><text:span text:style-name="T2"> </text:span><text:span text:style-name="T1">מינה.</text:span><text:span text:style-name="T38"> </text:span></text:p>
      <text:p text:style-name="P3"/>
      <text:p text:style-name="P3"/>
      <text:p text:style-name="P3">משנה:</text:p>
      <text:p text:style-name="P4"><text:span text:style-name="T1">הורו</text:span><text:span text:style-name="T2"> </text:span><text:span text:style-name="T1">ב"ד</text:span><text:span text:style-name="T2"> </text:span><text:span text:style-name="T1">וידע</text:span><text:span text:style-name="T2"> </text:span><text:span text:style-name="T1">אחד</text:span><text:span text:style-name="T2"> </text:span><text:span text:style-name="T1">מהן</text:span><text:span text:style-name="T2"> </text:span><text:span text:style-name="T1">שטעו, ואמר</text:span><text:span text:style-name="T2"> </text:span><text:span text:style-name="T1">להן</text:span><text:span text:style-name="T2"> </text:span><text:span text:style-name="T1">"טועין</text:span><text:span text:style-name="T2"> </text:span><text:span text:style-name="T1">אתם" </text:span><text:span text:style-name="T32">(</text:span><text:span text:style-name="T38">לא</text:span><text:span text:style-name="T31"> </text:span><text:span text:style-name="T38">הוי</text:span><text:span text:style-name="T31"> </text:span><text:span text:style-name="T38">הוראה</text:span><text:span text:style-name="T31"> </text:span><text:span text:style-name="T38">מעליא, ופטור, דבעינן</text:span><text:span text:style-name="T31"> </text:span><text:span text:style-name="T38">'עד</text:span><text:span text:style-name="T31"> </text:span><text:span text:style-name="T38">שיורו</text:span><text:span text:style-name="T31"> </text:span><text:span text:style-name="T38">כולן'*, כדאמר</text:span><text:span text:style-name="T31"> </text:span><text:span text:style-name="T38">לעיל</text:span><text:span text:style-name="T32">)</text:span><text:span text:style-name="T1">, או</text:span><text:span text:style-name="T2"> </text:span><text:span text:style-name="T1">שלא</text:span><text:span text:style-name="T2"> </text:span><text:span text:style-name="T1">היה</text:span><text:span text:style-name="T2"> </text:span><text:span text:style-name="T1">מופלא</text:span><text:span text:style-name="T2"> </text:span><text:span text:style-name="T1">של</text:span><text:span text:style-name="T2"> </text:span><text:span text:style-name="T1">ב"ד</text:span><text:span text:style-name="T2"> </text:span><text:span text:style-name="T1">שם</text:span><text:span text:style-name="T2"> </text:span><text:span text:style-name="T32">(</text:span><text:span text:style-name="T38">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לא</text:span><text:span text:style-name="T31"> </text:span><text:span text:style-name="T38">הוה</text:span><text:span text:style-name="T31"> </text:span><text:span text:style-name="T38">מסנהדרין</text:span><text:span text:style-name="T31"> </text:span><text:span text:style-name="T38">עצמן; דאילו</text:span><text:span text:style-name="T31"> </text:span><text:span text:style-name="T38">הוי</text:span><text:span text:style-name="T31"> </text:span><text:span text:style-name="T38">מסנהדרין</text:span><text:span text:style-name="T31"> </text:span><text:span text:style-name="T38">עצמן</text:span><text:span text:style-name="T31"> </text:span><text:span text:style-name="T38">- אפילו</text:span><text:span text:style-name="T31"> </text:span><text:span text:style-name="T38">(אם) קטן</text:span><text:span text:style-name="T31"> </text:span><text:span text:style-name="T38">שבכולן</text:span><text:span text:style-name="T31"> </text:span><text:span text:style-name="T38">לא</text:span><text:span text:style-name="T31"> </text:span><text:span text:style-name="T38">היה</text:span><text:span text:style-name="T31"> </text:span><text:span text:style-name="T38">שם</text:span><text:span text:style-name="T31"> </text:span><text:span text:style-name="T38">לא</text:span><text:span text:style-name="T31"> </text:span><text:span text:style-name="T38">הויא</text:span><text:span text:style-name="T31"> </text:span><text:span text:style-name="T38">הוראה</text:span><text:span text:style-name="T31"> </text:span><text:span text:style-name="T38">מעליא, כדאמר</text:span><text:span text:style-name="T31"> </text:span><text:span text:style-name="T38">לקמן, מ'</text:span><text:span text:style-name="T28">אם</text:span><text:span text:style-name="T31"> </text:span><text:span text:style-name="T28">כל</text:span><text:span text:style-name="T31"> </text:span><text:span text:style-name="T28">עדת</text:span><text:span text:style-name="T38">' </text:span><text:span text:style-name="T18">(ויקרא</text:span><text:span text:style-name="T19"> </text:span><text:span text:style-name="T18">ד,יג)</text:span><text:span text:style-name="T26">: '</text:span><text:span text:style-name="T38">איתא</text:span><text:span text:style-name="T31"> </text:span><text:span text:style-name="T38">לכולה</text:span><text:span text:style-name="T31"> </text:span><text:span text:style-name="T38">סנהדרי</text:span><text:span text:style-name="T31"> </text:span><text:span text:style-name="T38">- הויא</text:span><text:span text:style-name="T31"> </text:span><text:span text:style-name="T38">הוראה, ואי</text:span><text:span text:style-name="T31"> </text:span><text:span text:style-name="T38">לא</text:span><text:span text:style-name="T31"> – </text:span><text:span text:style-name="T38">לא', ואיכא</text:span><text:span text:style-name="T31"> </text:span><text:span text:style-name="T38">למימר</text:span><text:span text:style-name="T31"> </text:span><text:span text:style-name="T38">נצטרך</text:span><text:span text:style-name="T31"> </text:span><text:span text:style-name="T38">אחד</text:span><text:span text:style-name="T31"> </text:span><text:span text:style-name="T38">מהן</text:span><text:span text:style-name="T31"> </text:span><text:span text:style-name="T38">לצאת</text:span><text:span text:style-name="T31"> </text:span><text:span text:style-name="T38">לדרך</text:span><text:span text:style-name="T31"> </text:span><text:span text:style-name="T38">ומינו</text:span><text:span text:style-name="T31"> </text:span><text:span text:style-name="T38">אחר</text:span><text:span text:style-name="T31"> </text:span><text:span text:style-name="T38">במקומו, אי</text:span><text:span text:style-name="T31"> </text:span><text:span text:style-name="T38">נמי</text:span><text:span text:style-name="T31"> </text:span><text:span text:style-name="T38">זקן</text:span><text:span text:style-name="T31"> </text:span><text:span text:style-name="T38">(או) שאין</text:span><text:span text:style-name="T31"> </text:span><text:span text:style-name="T38">לו</text:span><text:span text:style-name="T31"> </text:span><text:span text:style-name="T38">בנים</text:span><text:span text:style-name="T31"> </text:span><text:span text:style-name="T38">היה</text:span><text:span text:style-name="T31"> </text:span><text:span text:style-name="T38">- לכך</text:span><text:span text:style-name="T31"> </text:span><text:span text:style-name="T38">נתמנה</text:span><text:span text:style-name="T31"> </text:span><text:span text:style-name="T38">אחר</text:span><text:span text:style-name="T31"> </text:span><text:span text:style-name="T38">בסנהדרין</text:span><text:span text:style-name="T32">)</text:span><text:span text:style-name="T1">, או</text:span><text:span text:style-name="T2"> </text:span><text:span text:style-name="T1">שהיה</text:span><text:span text:style-name="T2"> </text:span><text:span text:style-name="T1">אחד</text:span><text:span text:style-name="T2"> </text:span><text:span text:style-name="T1">מהן</text:span><text:span text:style-name="T2"> </text:span><text:span text:style-name="T1">גר</text:span><text:span text:style-name="T2"> </text:span><text:span text:style-name="T1">או</text:span><text:span text:style-name="T2"> </text:span><text:span text:style-name="T1">ממזר</text:span><text:span text:style-name="T2"> </text:span><text:span text:style-name="T1">או</text:span><text:span text:style-name="T2"> </text:span><text:span text:style-name="T1">נתין</text:span><text:span text:style-name="T2"> </text:span><text:span text:style-name="T1">או</text:span><text:span text:style-name="T2"> </text:span><text:span text:style-name="T1">זקן</text:span><text:span text:style-name="T2"> </text:span><text:span text:style-name="T1">שלא</text:span><text:span text:style-name="T2"> </text:span><text:span text:style-name="T1">ראוי</text:span><text:span text:style-name="T2"> </text:span><text:span text:style-name="T1">לבנים</text:span><text:span text:style-name="T2"> </text:span><text:span text:style-name="T32">(</text:span><text:span text:style-name="T38">וקשיא</text:span><text:span text:style-name="T31"> </text:span><text:span text:style-name="T38">לי: מפני</text:span><text:span text:style-name="T31"> </text:span><text:span text:style-name="T38">מה</text:span><text:span text:style-name="T31"> </text:span><text:span text:style-name="T38">אין</text:span><text:span text:style-name="T31"> </text:span><text:span text:style-name="T38">ראוי</text:span><text:span text:style-name="T31"> </text:span><text:span text:style-name="T38">להוראה</text:span><text:span text:style-name="T32">)</text:span><text:span text:style-name="T1"> - ה"ז</text:span><text:span text:style-name="T2"> </text:span><text:span text:style-name="T1">פטור, שנאמר</text:span><text:span text:style-name="T2"> </text:span><text:span text:style-name="T1">כאן</text:span><text:span text:style-name="T2"> </text:span><text:span text:style-name="T1">'</text:span><text:span text:style-name="T59">עדה</text:span><text:span text:style-name="T1">' </text:span><text:span text:style-name="T32">(</text:span><text:span text:style-name="T38">דכתיב</text:span><text:span text:style-name="T31"> </text:span><text:span text:style-name="T18">(ויקרא</text:span><text:span text:style-name="T19"> </text:span><text:span text:style-name="T18">ד,יג)</text:span><text:span text:style-name="T38"> '</text:span><text:span text:style-name="T28">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8">'</text:span><text:span text:style-name="T32">)</text:span><text:span text:style-name="T1"> ונאמר</text:span><text:span text:style-name="T2"> </text:span><text:span text:style-name="T1">להלן</text:span><text:span text:style-name="T2"> </text:span><text:span text:style-name="T1">'</text:span><text:span text:style-name="T59">עדה</text:span><text:span text:style-name="T1">' </text:span><text:span text:style-name="T32">(</text:span><text:span text:style-name="T38">'</text:span><text:span text:style-name="T28">ושפטו</text:span><text:span text:style-name="T31"> </text:span><text:span text:style-name="T28">העדה</text:span><text:span text:style-name="T31"> </text:span><text:span text:style-name="T28">... והצילו</text:span><text:span text:style-name="T31"> </text:span><text:span text:style-name="T28">העדה</text:span><text:span text:style-name="T38">' </text:span><text:span text:style-name="T18">(במדבר</text:span><text:span text:style-name="T19"> </text:span><text:span text:style-name="T18">לה,כד-כה)</text:span><text:span text:style-name="T38">, דהיינו</text:span><text:span text:style-name="T31"> </text:span><text:span text:style-name="T38">סנהדרין, כדתנן</text:span><text:span text:style-name="T31"> </text:span><text:span text:style-name="T38">בפרק</text:span><text:span text:style-name="T31"> </text:span><text:span text:style-name="T38">קמא</text:span><text:span text:style-name="T31"> </text:span><text:span text:style-name="T38">דסנהדרין</text:span><text:span text:style-name="T31"> </text:span><text:span text:style-name="T18">(ד' ב.)</text:span><text:span text:style-name="T32">)</text:span><text:span text:style-name="T1">: מה</text:span><text:span text:style-name="T2"> </text:span><text:span text:style-name="T1">עדה</text:span><text:span text:style-name="T2"> </text:span><text:span text:style-name="T1">האמורה</text:span><text:span text:style-name="T2"> </text:span><text:span text:style-name="T1">להלן: כולן</text:span><text:span text:style-name="T2"> </text:span><text:span text:style-name="T1">ראוין</text:span><text:span text:style-name="T2"> </text:span><text:span text:style-name="T1">להוראה</text:span><text:span text:style-name="T2"> </text:span><text:span text:style-name="T1">- אף</text:span><text:span text:style-name="T2"> </text:span><text:span text:style-name="T1">'עדה' האמורה</text:span><text:span text:style-name="T2"> </text:span><text:span text:style-name="T1">כאן: עד</text:span><text:span text:style-name="T2"> </text:span><text:span text:style-name="T1">שיהיו</text:span><text:span text:style-name="T2"> </text:span><text:span text:style-name="T1">כולן</text:span><text:span text:style-name="T2"> </text:span><text:span text:style-name="T1">ראוין</text:span><text:span text:style-name="T2"> </text:span><text:span text:style-name="T1">להוראה.</text:span></text:p>
      <text:p text:style-name="P12"><text:span text:style-name="T26">[תוספות</text:span><text:span text:style-name="T2"> </text:span><text:span text:style-name="T26">הרא"ש: והקשה</text:span><text:span text:style-name="T2"> </text:span><text:span text:style-name="T26">עליו</text:span><text:span text:style-name="T2"> </text:span><text:span text:style-name="T26">הרמ"ה</text:span><text:span text:style-name="T2"> </text:span><text:span text:style-name="T26">ז"ל: והא</text:span><text:span text:style-name="T2"> </text:span><text:span text:style-name="T26">האי</text:span><text:span text:style-name="T2"> </text:span><text:span text:style-name="T26">טעמא</text:span><text:span text:style-name="T2"> </text:span><text:span text:style-name="T26">לרבי</text:span><text:span text:style-name="T2"> </text:span><text:span text:style-name="T26">[יו]נתן</text:span><text:span text:style-name="T2"> </text:span><text:span text:style-name="T26">הוה, ואיהו</text:span><text:span text:style-name="T2"> </text:span><text:span text:style-name="T26">איתותב</text:span><text:span text:style-name="T2"> </text:span><text:span text:style-name="T26">לעיל, ואמאי</text:span><text:span text:style-name="T2"> </text:span><text:span text:style-name="T26">מוקים</text:span><text:span text:style-name="T2"> </text:span><text:span text:style-name="T26">סתם</text:span><text:span text:style-name="T2"> </text:span><text:span text:style-name="T26">מתניתין</text:span><text:span text:style-name="T2"> </text:span><text:span text:style-name="T26">דלא</text:span><text:span text:style-name="T2"> </text:span><text:span text:style-name="T26">כהלכה? ופירש: דכיון</text:span><text:span text:style-name="T2"> </text:span><text:span text:style-name="T26">שאמר</text:span><text:span text:style-name="T2"> </text:span><text:span text:style-name="T26">להם</text:span><text:span text:style-name="T2"> </text:span><text:span text:style-name="T26">"טועין</text:span><text:span text:style-name="T2"> </text:span><text:span text:style-name="T26">אתם" – ואמר</text:span><text:span text:style-name="T2"> </text:span><text:span text:style-name="T26">להם</text:span><text:span text:style-name="T2"> </text:span><text:span text:style-name="T26">טעם, אף</text:span><text:span text:style-name="T2"> </text:span><text:span text:style-name="T26">על</text:span><text:span text:style-name="T2"> </text:span><text:span text:style-name="T26">פי</text:span><text:span text:style-name="T2"> </text:span><text:span text:style-name="T26">שאין</text:span><text:span text:style-name="T2"> </text:span><text:span text:style-name="T26">נראה</text:span><text:span text:style-name="T2"> </text:span><text:span text:style-name="T26">להם</text:span><text:span text:style-name="T2"> </text:span><text:span text:style-name="T26">טעמו</text:span><text:span text:style-name="T2"> – </text:span><text:span text:style-name="T26">איבעי</text:span><text:span text:style-name="T2"> </text:span><text:span text:style-name="T26">להו</text:span><text:span text:style-name="T2"> </text:span><text:span text:style-name="T26">לעיוני</text:span><text:span text:style-name="T2"> </text:span><text:span text:style-name="T26">טפי</text:span><text:span text:style-name="T2"> </text:span><text:span text:style-name="T26">קודם</text:span><text:span text:style-name="T2"> </text:span><text:span text:style-name="T26">שיורו</text:span><text:span text:style-name="T2"> </text:span><text:span text:style-name="T26">היתר, וקרובים</text:span><text:span text:style-name="T2"> </text:span><text:span text:style-name="T26">למזיד</text:span><text:span text:style-name="T2"> </text:span><text:span text:style-name="T26">נינהו, ולא</text:span><text:span text:style-name="T2"> </text:span><text:span text:style-name="T26">הוי</text:span><text:span text:style-name="T2"> </text:span><text:span text:style-name="T26">הוראה; ולא</text:span><text:span text:style-name="T2"> </text:span><text:span text:style-name="T26">ידענא</text:span><text:span text:style-name="T2"> </text:span><text:span text:style-name="T26">מאי</text:span><text:span text:style-name="T2"> </text:span><text:span text:style-name="T26">תיקן</text:span><text:span text:style-name="T2"> </text:span><text:span text:style-name="T26">בפירושו: דאכתי</text:span><text:span text:style-name="T2"> </text:span><text:span text:style-name="T26">לא</text:span><text:span text:style-name="T2"> </text:span><text:span text:style-name="T26">הוי</text:span><text:span text:style-name="T2"> </text:span><text:span text:style-name="T26">הוראה</text:span><text:span text:style-name="T2"> </text:span><text:span text:style-name="T26">עד</text:span><text:span text:style-name="T2"> </text:span><text:span text:style-name="T26">שיורו</text:span><text:span text:style-name="T2"> </text:span><text:span text:style-name="T26">כולם, דאיזה</text:span><text:span text:style-name="T2"> </text:span><text:span text:style-name="T26">גבול</text:span><text:span text:style-name="T2"> </text:span><text:span text:style-name="T26">נתן</text:span><text:span text:style-name="T2"> </text:span><text:span text:style-name="T26">להם</text:span><text:span text:style-name="T2"> </text:span><text:span text:style-name="T26">עד</text:span><text:span text:style-name="T2"> </text:span><text:span text:style-name="T26">מתי</text:span><text:span text:style-name="T2"> </text:span><text:span text:style-name="T26">יעיינו</text:span><text:span text:style-name="T2"> </text:span><text:span text:style-name="T26">בדברי</text:span><text:span text:style-name="T2"> </text:span><text:span text:style-name="T26">היחיד? ועוד: דלעיל</text:span><text:span text:style-name="T2"> </text:span><text:span text:style-name="T26">משמע</text:span><text:span text:style-name="T2"> </text:span><text:span text:style-name="T26">למאן</text:span><text:span text:style-name="T2"> </text:span><text:span text:style-name="T26">דלית</text:span><text:span text:style-name="T2"> </text:span><text:span text:style-name="T26">ליה</text:span><text:span text:style-name="T2"> </text:span><text:span text:style-name="T26">דרבי</text:span><text:span text:style-name="T2"> </text:span><text:span text:style-name="T26">[יו]נתן</text:span><text:span text:style-name="T2"> </text:span><text:span text:style-name="T26">הויא</text:span><text:span text:style-name="T2"> </text:span><text:span text:style-name="T26">הוארה</text:span><text:span text:style-name="T2"> </text:span><text:span text:style-name="T26">אף</text:span><text:span text:style-name="T2"> </text:span><text:span text:style-name="T26">על</text:span><text:span text:style-name="T2"> </text:span><text:span text:style-name="T26">גב</text:span><text:span text:style-name="T2"> </text:span><text:span text:style-name="T26">דלא</text:span><text:span text:style-name="T2"> </text:span><text:span text:style-name="T26">ההשוו</text:span><text:span text:style-name="T2"> </text:span><text:span text:style-name="T26">כולהון, דמסיק</text:span><text:span text:style-name="T2"> </text:span><text:span text:style-name="T26">אי</text:span><text:span text:style-name="T2"> </text:span><text:span text:style-name="T26">איתא</text:span><text:span text:style-name="T2"> </text:span><text:span text:style-name="T26">לכולהו</text:span><text:span text:style-name="T2"> </text:span><text:span text:style-name="T26">סנהדרי</text:span><text:span text:style-name="T2"> </text:span><text:span text:style-name="T26">הוי</text:span><text:span text:style-name="T2"> </text:span><text:span text:style-name="T26">הוראה, ואזלינן</text:span><text:span text:style-name="T2"> </text:span><text:span text:style-name="T26">בתר</text:span><text:span text:style-name="T2"> </text:span><text:span text:style-name="T26">רובאאע"ג</text:span><text:span text:style-name="T2"> </text:span><text:span text:style-name="T26">דמיעוטא</text:span><text:span text:style-name="T2"> </text:span><text:span text:style-name="T26">פליגי</text:span><text:span text:style-name="T2"> </text:span><text:span text:style-name="T26">עלייהו! הלכך</text:span><text:span text:style-name="T2"> </text:span><text:span text:style-name="T26">נראה</text:span><text:span text:style-name="T2"> </text:span><text:span text:style-name="T26">פירש"י</text:span><text:span text:style-name="T2"> </text:span><text:span text:style-name="T26">ז"ל, ואף</text:span><text:span text:style-name="T2"> </text:span><text:span text:style-name="T26">על</text:span><text:span text:style-name="T2"> </text:span><text:span text:style-name="T26">גב</text:span><text:span text:style-name="T2"> </text:span><text:span text:style-name="T26">דאותבי</text:span><text:span text:style-name="T2"> </text:span><text:span text:style-name="T26">לרבי</text:span><text:span text:style-name="T2"> </text:span><text:span text:style-name="T26">[יו]נתן</text:span><text:span text:style-name="T2"> </text:span><text:span text:style-name="T26">מברייתא</text:span><text:span text:style-name="T2"> – </text:span><text:span text:style-name="T26">סתם</text:span><text:span text:style-name="T2"> </text:span><text:span text:style-name="T26">מתניתין</text:span><text:span text:style-name="T2"> </text:span><text:span text:style-name="T26">עיקר!]</text:span></text:p>
      <text:p text:style-name="P3"/>
      <text:p text:style-name="P3">גמרא:</text:p>
      <text:p text:style-name="P4"><text:span text:style-name="T1">'או</text:span><text:span text:style-name="T2"> </text:span><text:span text:style-name="T1">שלא</text:span><text:span text:style-name="T2"> </text:span><text:span text:style-name="T1">היה</text:span><text:span text:style-name="T2"> </text:span><text:span text:style-name="T1">מופלא</text:span><text:span text:style-name="T2"> </text:span><text:span text:style-name="T1">של</text:span><text:span text:style-name="T2"> </text:span><text:span text:style-name="T1">ב"ד</text:span><text:span text:style-name="T2"> </text:span><text:span text:style-name="T1">שם' – מנלן?</text:span></text:p>
      <text:p text:style-name="P4"><text:span text:style-name="T1">אמר</text:span><text:span text:style-name="T2"> </text:span><text:span text:style-name="T1">רב</text:span><text:span text:style-name="T2"> </text:span><text:span text:style-name="T1">ששת, וכן</text:span><text:span text:style-name="T2"> </text:span><text:span text:style-name="T1">תנא</text:span><text:span text:style-name="T2"> </text:span><text:span text:style-name="T1">דבי</text:span><text:span text:style-name="T2"> </text:span><text:span text:style-name="T1">רבי</text:span><text:span text:style-name="T2"> </text:span><text:span text:style-name="T1">ישמעאל: 'מפני</text:span><text:span text:style-name="T2"> </text:span><text:span text:style-name="T1">מה</text:span><text:span text:style-name="T2"> </text:span><text:span text:style-name="T1">אמרו</text:span><text:span text:style-name="T2"> </text:span><text:span text:style-name="T1">"הורו</text:span><text:span text:style-name="T2"> </text:span><text:span text:style-name="T1">בדבר</text:span><text:span text:style-name="T2"> </text:span><text:span text:style-name="T1">שהצדוקין</text:span><text:span text:style-name="T2"> </text:span><text:span text:style-name="T1">מודין</text:span><text:span text:style-name="T2"> </text:span><text:span text:style-name="T1">בו</text:span><text:span text:style-name="T2"> </text:span><text:span text:style-name="T1">פטורין"? מפני</text:span><text:span text:style-name="T2"> </text:span><text:span text:style-name="T1">שהיה</text:span><text:span text:style-name="T2"> </text:span><text:span text:style-name="T1">להם</text:span><text:span text:style-name="T2"> </text:span><text:span text:style-name="T1">ללמוד</text:span><text:span text:style-name="T2"> </text:span><text:span text:style-name="T1">ולא</text:span><text:span text:style-name="T2"> </text:span><text:span text:style-name="T1">למדו', לא</text:span><text:span text:style-name="T2"> </text:span><text:span text:style-name="T1">היה</text:span><text:span text:style-name="T2"> </text:span><text:span text:style-name="T1">מופלא</text:span><text:span text:style-name="T2"> </text:span><text:span text:style-name="T1">של</text:span><text:span text:style-name="T2"> </text:span><text:span text:style-name="T1">ב"ד</text:span><text:span text:style-name="T2"> </text:span><text:span text:style-name="T1">שם</text:span><text:span text:style-name="T2"> </text:span><text:span text:style-name="T1">נמי</text:span><text:span text:style-name="T2"> </text:span><text:span text:style-name="T1">פטורין, מפני</text:span><text:span text:style-name="T2"> </text:span><text:span text:style-name="T1">שהיה</text:span><text:span text:style-name="T2"> </text:span><text:span text:style-name="T1">להם</text:span><text:span text:style-name="T2"> </text:span><text:span text:style-name="T1">ללמוד</text:span><text:span text:style-name="T2"> </text:span><text:span text:style-name="T1">ולא</text:span><text:span text:style-name="T2"> </text:span><text:span text:style-name="T1">למדו. </text:span></text:p>
      <text:p text:style-name="P3"/>
      <text:p text:style-name="P4"><text:span text:style-name="T1">נאמר</text:span><text:span text:style-name="T2"> </text:span><text:span text:style-name="T1">שם</text:span><text:span text:style-name="T2"> </text:span><text:span text:style-name="T1">עדה</text:span><text:span text:style-name="T2"> </text:span><text:span text:style-name="T1">ונאמר</text:span><text:span text:style-name="T2"> </text:span><text:span text:style-name="T1">כאן</text:span><text:span text:style-name="T2"> </text:span><text:span text:style-name="T1">עדה</text:span><text:span text:style-name="T2"> </text:span><text:span text:style-name="T1">עד</text:span><text:span text:style-name="T2"> </text:span><text:span text:style-name="T1">שיהו</text:span><text:span text:style-name="T2"> </text:span><text:span text:style-name="T1">כולן</text:span><text:span text:style-name="T2"> </text:span><text:span text:style-name="T1">ראוין</text:span><text:span text:style-name="T2"> </text:span><text:span text:style-name="T1">להוראה: והתם</text:span><text:span text:style-name="T2"> </text:span><text:span text:style-name="T1">מנלן</text:span><text:span text:style-name="T2"> </text:span><text:span text:style-name="T32">(</text:span><text:span text:style-name="T38">דכולהו</text:span><text:span text:style-name="T31"> </text:span><text:span text:style-name="T38">דהויין</text:span><text:span text:style-name="T31"> </text:span><text:span text:style-name="T38">ראויין</text:span><text:span text:style-name="T31"> </text:span><text:span text:style-name="T38">להוראה</text:span><text:span text:style-name="T32">)</text:span><text:span text:style-name="T1">? </text:span></text:p>
      <text:p text:style-name="P4"><text:span text:style-name="T1">דאמר</text:span><text:span text:style-name="T2"> </text:span><text:span text:style-name="T1">רב</text:span><text:span text:style-name="T2"> </text:span><text:span text:style-name="T1">חסדא: אמר</text:span><text:span text:style-name="T2"> </text:span><text:span text:style-name="T1">קרא</text:span><text:span text:style-name="T2"> </text:span><text:span text:style-name="T18">(במדבר</text:span><text:span text:style-name="T19"> </text:span><text:span text:style-name="T18">יא,טז)</text:span><text:span text:style-name="T1"> </text:span><text:span text:style-name="T28">[ויאמר</text:span><text:span text:style-name="T31"> </text:span><text:span text:style-name="T28">ה' אל</text:span><text:span text:style-name="T31"> </text:span><text:span text:style-name="T28">משה</text:span><text:span text:style-name="T31"> </text:span><text:span text:style-name="T28">אספה</text:span><text:span text:style-name="T31"> </text:span><text:span text:style-name="T28">לי</text:span><text:span text:style-name="T31"> </text:span><text:span text:style-name="T28">שבעים</text:span><text:span text:style-name="T31"> </text:span><text:span text:style-name="T28">איש</text:span><text:span text:style-name="T31"> </text:span><text:span text:style-name="T28">מזקני</text:span><text:span text:style-name="T31"> </text:span><text:span text:style-name="T28">ישראל</text:span><text:span text:style-name="T31"> </text:span><text:span text:style-name="T28">אשר</text:span><text:span text:style-name="T31"> </text:span><text:span text:style-name="T28">ידעת</text:span><text:span text:style-name="T31"> </text:span><text:span text:style-name="T28">כי</text:span><text:span text:style-name="T31"> </text:span><text:span text:style-name="T28">הם</text:span><text:span text:style-name="T31"> </text:span><text:span text:style-name="T28">זקני</text:span><text:span text:style-name="T31"> </text:span><text:span text:style-name="T28">העם</text:span><text:span text:style-name="T31"> </text:span><text:span text:style-name="T28">ושטריו</text:span><text:span text:style-name="T31"> </text:span><text:span text:style-name="T28">ולקחת</text:span><text:span text:style-name="T31"> </text:span><text:span text:style-name="T28">אתם</text:span><text:span text:style-name="T31"> </text:span><text:span text:style-name="T28">אל</text:span><text:span text:style-name="T31"> </text:span><text:span text:style-name="T28">אהל</text:span><text:span text:style-name="T31"> </text:span><text:span text:style-name="T28">מועד]</text:span><text:span text:style-name="T59"> והתיצבו</text:span><text:span text:style-name="T2"> </text:span><text:span text:style-name="T59">שם</text:span><text:span text:style-name="T2"> </text:span><text:span text:style-name="T59">עמך</text:span><text:span text:style-name="T1">: 'עמך' - בדומין</text:span><text:span text:style-name="T2"> </text:span><text:span text:style-name="T1">לך</text:span><text:span text:style-name="T2"> </text:span><text:span text:style-name="T32">(</text:span><text:span text:style-name="T38">גמר</text:span><text:span text:style-name="T31"> </text:span><text:span text:style-name="T38">ממשה: דמשה</text:span><text:span text:style-name="T31"> </text:span><text:span text:style-name="T38">אוקי</text:span><text:span text:style-name="T31"> </text:span><text:span text:style-name="T38">סנהדרין</text:span><text:span text:style-name="T31"> </text:span><text:span text:style-name="T38">דהוו</text:span><text:span text:style-name="T31"> </text:span><text:span text:style-name="T38">כולן</text:span><text:span text:style-name="T31"> </text:span><text:span text:style-name="T38">ראויין</text:span><text:span text:style-name="T31"> </text:span><text:span text:style-name="T38">להוראה, דכתיב</text:span><text:span text:style-name="T31"> </text:span><text:span text:style-name="T38">'</text:span><text:span text:style-name="T28">והתיצבו</text:span><text:span text:style-name="T31"> </text:span><text:span text:style-name="T28">שם</text:span><text:span text:style-name="T31"> </text:span><text:span text:style-name="T28">עמך</text:span><text:span text:style-name="T38">' </text:span><text:span text:style-name="T18">[במדבר</text:span><text:span text:style-name="T19"> </text:span><text:span text:style-name="T18">יא,טז]</text:span><text:span text:style-name="T38"> 'עמך' - בדומין</text:span><text:span text:style-name="T31"> </text:span><text:span text:style-name="T38">לך: דליהוי</text:span><text:span text:style-name="T31"> </text:span><text:span text:style-name="T38">(הם) כולן</text:span><text:span text:style-name="T31"> </text:span><text:span text:style-name="T38">ראויין</text:span><text:span text:style-name="T31"> </text:span><text:span text:style-name="T38">להוראה</text:span><text:span text:style-name="T31"> </text:span><text:span text:style-name="T38">- הכי</text:span><text:span text:style-name="T31"> </text:span><text:span text:style-name="T38">נמי</text:span><text:span text:style-name="T31"> </text:span><text:span text:style-name="T38">בעינן</text:span><text:span text:style-name="T31"> </text:span><text:span text:style-name="T38">דסנהדרי</text:span><text:span text:style-name="T31"> </text:span><text:span text:style-name="T38">דעלמא</text:span><text:span text:style-name="T31"> </text:span><text:span text:style-name="T38">ליהוו</text:span><text:span text:style-name="T31"> </text:span><text:span text:style-name="T38">ראויין</text:span><text:span text:style-name="T31"> </text:span><text:span text:style-name="T38">להוראה; והואיל</text:span><text:span text:style-name="T31"> </text:span><text:span text:style-name="T38">ומצינו</text:span><text:span text:style-name="T31"> </text:span><text:span text:style-name="T38">דעדה</text:span><text:span text:style-name="T31"> </text:span><text:span text:style-name="T38">האמורה</text:span><text:span text:style-name="T31"> </text:span><text:span text:style-name="T38">כאן</text:span><text:span text:style-name="T31"> </text:span><text:span text:style-name="T38">- כולן</text:span><text:span text:style-name="T31"> </text:span><text:span text:style-name="T38">ראויין</text:span><text:span text:style-name="T31"> </text:span><text:span text:style-name="T38">להוראה</text:span><text:span text:style-name="T31"> </text:span><text:span text:style-name="T38">- שמעינן</text:span><text:span text:style-name="T31"> </text:span><text:span text:style-name="T38">מינה</text:span><text:span text:style-name="T31"> </text:span><text:span text:style-name="T38">נמי</text:span><text:span text:style-name="T31"> </text:span><text:span text:style-name="T38">דהיינו</text:span><text:span text:style-name="T31"> </text:span><text:span text:style-name="T38">סנהדרי</text:span><text:span text:style-name="T31"> </text:span><text:span text:style-name="T38">גדולה, דתניא</text:span><text:span text:style-name="T31"> </text:span><text:span text:style-name="T38">בתורת</text:span><text:span text:style-name="T31"> </text:span><text:span text:style-name="T38">כהנים: '</text:span><text:span text:style-name="T28">עדת</text:span><text:span text:style-name="T31"> </text:span><text:span text:style-name="T28">ישראל</text:span><text:span text:style-name="T38">' - עדה</text:span><text:span text:style-name="T31"> </text:span><text:span text:style-name="T38">המיוחדת</text:span><text:span text:style-name="T31"> </text:span><text:span text:style-name="T38">לכל</text:span><text:span text:style-name="T31"> </text:span><text:span text:style-name="T38">ישראל, ואיזו</text:span><text:span text:style-name="T31"> </text:span><text:span text:style-name="T38">זו? - סנהדרי</text:span><text:span text:style-name="T31"> </text:span><text:span text:style-name="T38">גדולה</text:span><text:span text:style-name="T32">)</text:span><text:span text:style-name="T1">.</text:span></text:p>
      <text:p text:style-name="P4"><text:span text:style-name="T1">ואימא</text:span><text:span text:style-name="T2"> </text:span><text:span text:style-name="T1">'עמך' – לשכינה</text:span><text:span text:style-name="T2"> </text:span><text:span text:style-name="T32">(</text:span><text:span text:style-name="T38">דלגופיה</text:span><text:span text:style-name="T31"> </text:span><text:span text:style-name="T38">הוא</text:span><text:span text:style-name="T31"> </text:span><text:span text:style-name="T38">דאתא, כלומר: שיהו</text:span><text:span text:style-name="T31"> </text:span><text:span text:style-name="T38">עומדין</text:span><text:span text:style-name="T31"> </text:span><text:span text:style-name="T38">עמך</text:span><text:span text:style-name="T31"> </text:span><text:span text:style-name="T38">ולא</text:span><text:span text:style-name="T31"> </text:span><text:span text:style-name="T38">יכנסו</text:span><text:span text:style-name="T31"> </text:span><text:span text:style-name="T38">לפני</text:span><text:span text:style-name="T31"> </text:span><text:span text:style-name="T38">ולפנים</text:span><text:span text:style-name="T31"> </text:span><text:span text:style-name="T38">במקום</text:span><text:span text:style-name="T31"> </text:span><text:span text:style-name="T38">שכינה: דסלקא</text:span><text:span text:style-name="T31"> </text:span><text:span text:style-name="T38">דעתא</text:span><text:span text:style-name="T31"> </text:span><text:span text:style-name="T38">אמינא</text:span><text:span text:style-name="T31"> </text:span><text:span text:style-name="T38">והואיל</text:span><text:span text:style-name="T31"> </text:span><text:span text:style-name="T38">דכתב</text:span><text:span text:style-name="T31"> </text:span><text:span text:style-name="T38">'</text:span><text:span text:style-name="T28">אספה</text:span><text:span text:style-name="T31"> </text:span><text:span text:style-name="T28">לי</text:span><text:span text:style-name="T38">' דיכנסו</text:span><text:span text:style-name="T31"> </text:span><text:span text:style-name="T38">במקום</text:span><text:span text:style-name="T31"> </text:span><text:span text:style-name="T38">שכינה? - קא</text:span><text:span text:style-name="T31"> </text:span><text:span text:style-name="T38">משמע</text:span><text:span text:style-name="T31"> </text:span><text:span text:style-name="T38">לן; [ל"א] עמך</text:span><text:span text:style-name="T31"> </text:span><text:span text:style-name="T38">משום</text:span><text:span text:style-name="T31"> </text:span><text:span text:style-name="T38">שכינה: כלומר: ברור</text:span><text:span text:style-name="T31"> </text:span><text:span text:style-name="T38">צדיקים</text:span><text:span text:style-name="T31"> </text:span><text:span text:style-name="T38">גמורים</text:span><text:span text:style-name="T31"> </text:span><text:span text:style-name="T38">שאני</text:span><text:span text:style-name="T31"> </text:span><text:span text:style-name="T38">רוצה</text:span><text:span text:style-name="T31"> </text:span><text:span text:style-name="T38">להשרות</text:span><text:span text:style-name="T31"> </text:span><text:span text:style-name="T38">שכינה</text:span><text:span text:style-name="T31"> </text:span><text:span text:style-name="T38">עליהם</text:span><text:span text:style-name="T32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אמר</text:span><text:span text:style-name="T2"> </text:span><text:span text:style-name="T1">קרא</text:span><text:span text:style-name="T2"> </text:span><text:span text:style-name="T18">(שמות</text:span><text:span text:style-name="T19"> </text:span><text:span text:style-name="T18">יח,כב)</text:span><text:span text:style-name="T1"> </text:span><text:span text:style-name="T28">[ושפטו</text:span><text:span text:style-name="T31"> </text:span><text:span text:style-name="T28">את</text:span><text:span text:style-name="T31"> </text:span><text:span text:style-name="T28">העם</text:span><text:span text:style-name="T31"> </text:span><text:span text:style-name="T28">בכל</text:span><text:span text:style-name="T31"> </text:span><text:span text:style-name="T28">עת</text:span><text:span text:style-name="T31"> </text:span><text:span text:style-name="T28">והיה</text:span><text:span text:style-name="T31"> </text:span><text:span text:style-name="T28">כל</text:span><text:span text:style-name="T31"> </text:span><text:span text:style-name="T28">הדבר</text:span><text:span text:style-name="T31"> </text:span><text:span text:style-name="T28">הגדל</text:span><text:span text:style-name="T31"> </text:span><text:span text:style-name="T28">יביאו</text:span><text:span text:style-name="T31"> </text:span><text:span text:style-name="T28">אליך</text:span><text:span text:style-name="T31"> </text:span><text:span text:style-name="T28">וכל</text:span><text:span text:style-name="T31"> </text:span><text:span text:style-name="T28">הדבר</text:span><text:span text:style-name="T31"> </text:span><text:span text:style-name="T28">הקטן</text:span><text:span text:style-name="T31"> </text:span><text:span text:style-name="T28">ישפטו</text:span><text:span text:style-name="T31"> </text:span><text:span text:style-name="T28">הם</text:span><text:span text:style-name="T31"> </text:span><text:span text:style-name="T28">והקל</text:span><text:span text:style-name="T31"> </text:span><text:span text:style-name="T28">מעליך]</text:span><text:span text:style-name="T59"> ונשאו</text:span><text:span text:style-name="T2"> </text:span><text:span text:style-name="T59">אתך</text:span><text:span text:style-name="T1">; '</text:span><text:span text:style-name="T59">אתך</text:span><text:span text:style-name="T1">' = בדומין</text:span><text:span text:style-name="T2"> </text:span><text:span text:style-name="T1">לך</text:span><text:span text:style-name="T2"> </text:span><text:span text:style-name="T32">(</text:span><text:span text:style-name="T38">שיהיו</text:span><text:span text:style-name="T31"> </text:span><text:span text:style-name="T38">ראויין</text:span><text:span text:style-name="T31"> </text:span><text:span text:style-name="T38">להוראה</text:span><text:span text:style-name="T32">)</text:span><text:span text:style-name="T1">.</text:span></text:p>
      <text:p text:style-name="P3"/>
      <text:p text:style-name="P3"/>
      <text:p text:style-name="P3">משנה:</text:p>
      <text:p text:style-name="P4"><text:span text:style-name="T1">הורו</text:span><text:span text:style-name="T2"> </text:span><text:span text:style-name="T1">ב"ד</text:span><text:span text:style-name="T2"> </text:span><text:span text:style-name="T1">שוגגין</text:span><text:span text:style-name="T2"> </text:span><text:span text:style-name="T1">ועשו</text:span><text:span text:style-name="T2"> </text:span><text:span text:style-name="T1">כל</text:span><text:span text:style-name="T2"> </text:span><text:span text:style-name="T1">הקהל</text:span><text:span text:style-name="T2"> </text:span><text:span text:style-name="T1">שוגגין</text:span><text:span text:style-name="T2"> </text:span><text:span text:style-name="T32">(</text:span><text:span text:style-name="T38">על</text:span><text:span text:style-name="T31"> </text:span><text:span text:style-name="T38">פיהם</text:span><text:span text:style-name="T32">)</text:span><text:span text:style-name="T1"> - </text:span><text:span text:style-name="T32">(</text:span><text:span text:style-name="T38">בית</text:span><text:span text:style-name="T31"> </text:span><text:span text:style-name="T38">דין</text:span><text:span text:style-name="T32">)</text:span><text:span text:style-name="T1"> מביאין</text:span><text:span text:style-name="T2"> </text:span><text:span text:style-name="T1">פר</text:span><text:span text:style-name="T2"> </text:span><text:span text:style-name="T32">(</text:span><text:span text:style-name="T38">רבי</text:span><text:span text:style-name="T31"> </text:span><text:span text:style-name="T38">מאיר</text:span><text:span text:style-name="T31"> </text:span><text:span text:style-name="T38">כדאית</text:span><text:span text:style-name="T31"> </text:span><text:span text:style-name="T38">ליה, ורבי</text:span><text:span text:style-name="T31"> </text:span><text:span text:style-name="T38">יהודה</text:span><text:span text:style-name="T31"> </text:span><text:span text:style-name="T38">כדאית</text:span><text:span text:style-name="T31"> </text:span><text:span text:style-name="T38">ליה, ורבי</text:span><text:span text:style-name="T31"> </text:span><text:span text:style-name="T38">שמעון</text:span><text:span text:style-name="T31"> </text:span><text:span text:style-name="T38">כדאית</text:span><text:span text:style-name="T31"> </text:span><text:span text:style-name="T38">ליה</text:span><text:span text:style-name="T31"> </text:span><text:span text:style-name="T38">דהוי</text:span><text:span text:style-name="T31"> </text:span><text:span text:style-name="T38">הוראה</text:span><text:span text:style-name="T31"> </text:span><text:span text:style-name="T38">מעליא</text:span><text:span text:style-name="T32">)</text:span><text:span text:style-name="T1">;</text:span></text:p>
      <text:p text:style-name="P4"><text:span text:style-name="T32">(</text:span><text:span text:style-name="T38">הורו</text:span><text:span text:style-name="T31"> </text:span><text:span text:style-name="T38">בית</text:span><text:span text:style-name="T31"> </text:span><text:span text:style-name="T38">דין</text:span><text:span text:style-name="T32">)</text:span><text:span text:style-name="T1"> מזידין</text:span><text:span text:style-name="T2"> </text:span><text:span text:style-name="T1">ועשו</text:span><text:span text:style-name="T2"> </text:span><text:span text:style-name="T32">(</text:span><text:span text:style-name="T38">הקהל</text:span><text:span text:style-name="T32">)</text:span><text:span text:style-name="T1"> שוגגין</text:span><text:span text:style-name="T2"> </text:span><text:span text:style-name="T32">(</text:span><text:span text:style-name="T38">לא</text:span><text:span text:style-name="T31"> </text:span><text:span text:style-name="T38">הוי</text:span><text:span text:style-name="T31"> </text:span><text:span text:style-name="T38">הוראה</text:span><text:span text:style-name="T31"> </text:span><text:span text:style-name="T38">מעליא, ד'</text:span><text:span text:style-name="T28">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8">' כתיב</text:span><text:span text:style-name="T31"> </text:span><text:span text:style-name="T18">(ויקרא</text:span><text:span text:style-name="T19"> </text:span><text:span text:style-name="T18">ד,יג)</text:span><text:span text:style-name="T38">, דבעינן</text:span><text:span text:style-name="T31"> </text:span><text:span text:style-name="T38">שוגגין</text:span><text:span text:style-name="T31"> </text:span><text:span text:style-name="T38">בבית</text:span><text:span text:style-name="T31"> </text:span><text:span text:style-name="T38">דין, והכא</text:span><text:span text:style-name="T31"> </text:span><text:span text:style-name="T38">הוה</text:span><text:span text:style-name="T31"> </text:span><text:span text:style-name="T38">ליה</text:span><text:span text:style-name="T31"> </text:span><text:span text:style-name="T38">שגגת</text:span><text:span text:style-name="T31"> </text:span><text:span text:style-name="T38">מעשה</text:span><text:span text:style-name="T31"> </text:span><text:span text:style-name="T38">בלא</text:span><text:span text:style-name="T31"> </text:span><text:span text:style-name="T38">הוראה</text:span><text:span text:style-name="T32">)</text:span><text:span text:style-name="T1"> - מביאין</text:span><text:span text:style-name="T2"> </text:span><text:span text:style-name="T32">(</text:span><text:span text:style-name="T38">כל</text:span><text:span text:style-name="T31"> </text:span><text:span text:style-name="T38">אחד</text:span><text:span text:style-name="T31"> </text:span><text:span text:style-name="T38">מן</text:span><text:span text:style-name="T31"> </text:span><text:span text:style-name="T38">הקהל</text:span><text:span text:style-name="T32">)</text:span><text:span text:style-name="T1"> כשבה</text:span><text:span text:style-name="T2"> </text:span><text:span text:style-name="T1">ושעירה</text:span><text:span text:style-name="T2"> </text:span><text:span text:style-name="T82">[או</text:span><text:span text:style-name="T84"> </text:span><text:span text:style-name="T82">שעירה]</text:span><text:span text:style-name="T1"> </text:span><text:span text:style-name="T32">(</text:span><text:span text:style-name="T38">דכיחיד</text:span><text:span text:style-name="T31"> </text:span><text:span text:style-name="T38">דמו</text:span><text:span text:style-name="T32">)</text:span><text:span text:style-name="T1">;</text:span></text:p>
      <text:p text:style-name="P4"><text:span text:style-name="T32">(</text:span><text:span text:style-name="T38">הורו</text:span><text:span text:style-name="T31"> </text:span><text:span text:style-name="T38">בית</text:span><text:span text:style-name="T31"> </text:span><text:span text:style-name="T38">דין</text:span><text:span text:style-name="T32">)</text:span><text:span text:style-name="T1"> שוגגין</text:span><text:span text:style-name="T2"> </text:span><text:span text:style-name="T1">ועשו</text:span><text:span text:style-name="T2"> </text:span><text:span text:style-name="T32">(</text:span><text:span text:style-name="T38">הקהל</text:span><text:span text:style-name="T32">)</text:span><text:span text:style-name="T1"> מזידין</text:span><text:span text:style-name="T2"> </text:span><text:span text:style-name="T1">- הרי</text:span><text:span text:style-name="T2"> </text:span><text:span text:style-name="T1">אלו</text:span><text:span text:style-name="T2"> </text:span><text:span text:style-name="T1">פטורין</text:span><text:span text:style-name="T2"> </text:span><text:span text:style-name="T32">(</text:span><text:span text:style-name="T38">דמזיד</text:span><text:span text:style-name="T31"> </text:span><text:span text:style-name="T38">לאו</text:span><text:span text:style-name="T31"> </text:span><text:span text:style-name="T38">בר</text:span><text:span text:style-name="T31"> </text:span><text:span text:style-name="T38">קרבן</text:span><text:span text:style-name="T31"> </text:span><text:span text:style-name="T38">הוא</text:span><text:span text:style-name="T32">)</text:span><text:span text:style-name="T1">.</text:span><text:span text:style-name="T38"> </text:span></text:p>
      <text:p text:style-name="P3"/>
      <text:p text:style-name="P3">גמרא:</text:p>
      <text:p text:style-name="P4"><text:span text:style-name="T1">'שוגגין</text:span><text:span text:style-name="T2"> </text:span><text:span text:style-name="T1">ועשו</text:span><text:span text:style-name="T2"> </text:span><text:span text:style-name="T1">מזידין</text:span><text:span text:style-name="T2"> </text:span><text:span text:style-name="T1">הרי</text:span><text:span text:style-name="T2"> </text:span><text:span text:style-name="T1">אלו</text:span><text:span text:style-name="T2"> </text:span><text:span text:style-name="T1">פטורין'? הא</text:span><text:span text:style-name="T2"> </text:span><text:span text:style-name="T1">שוגג</text:span><text:span text:style-name="T2"> </text:span><text:span text:style-name="T1">דומיא</text:span><text:span text:style-name="T2"> </text:span><text:span text:style-name="T1">דמזיד</text:span><text:span text:style-name="T2"> </text:span><text:span text:style-name="T1">חייב</text:span><text:span text:style-name="T2"> </text:span><text:span text:style-name="T32">(</text:span><text:span text:style-name="T38">טעמא</text:span><text:span text:style-name="T31"> </text:span><text:span text:style-name="T38">דשוגגין</text:span><text:span text:style-name="T31"> </text:span><text:span text:style-name="T38">ועשו</text:span><text:span text:style-name="T31"> </text:span><text:span text:style-name="T38">מזידים</text:span><text:span text:style-name="T31"> </text:span><text:span text:style-name="T38">דפטורין</text:span><text:span text:style-name="T31"> </text:span><text:span text:style-name="T38">- דמזיד</text:span><text:span text:style-name="T31"> </text:span><text:span text:style-name="T38">לאו</text:span><text:span text:style-name="T31"> </text:span><text:span text:style-name="T38">בר</text:span><text:span text:style-name="T31"> </text:span><text:span text:style-name="T38">קרבן</text:span><text:span text:style-name="T31"> </text:span><text:span text:style-name="T38">הוא, לא</text:span><text:span text:style-name="T31"> </text:span><text:span text:style-name="T38">צבור</text:span><text:span text:style-name="T31"> </text:span><text:span text:style-name="T38">ולא</text:span><text:span text:style-name="T31"> </text:span><text:span text:style-name="T38">יחיד; הא</text:span><text:span text:style-name="T31"> </text:span><text:span text:style-name="T38">שוגג</text:span><text:span text:style-name="T31"> </text:span><text:span text:style-name="T38">דומיא</text:span><text:span text:style-name="T31"> </text:span><text:span text:style-name="T38">דמזיד, דלא</text:span><text:span text:style-name="T31"> </text:span><text:span text:style-name="T38">הוי</text:span><text:span text:style-name="T31"> </text:span><text:span text:style-name="T38">ממש</text:span><text:span text:style-name="T31"> </text:span><text:span text:style-name="T38">תולה</text:span><text:span text:style-name="T31"> </text:span><text:span text:style-name="T38">בבית</text:span><text:span text:style-name="T31"> </text:span><text:span text:style-name="T38">דין</text:span><text:span text:style-name="T31"> </text:span><text:span text:style-name="T38">- הוי</text:span><text:span text:style-name="T31"> </text:span><text:span text:style-name="T38">שוגג</text:span><text:span text:style-name="T31"> </text:span><text:span text:style-name="T38">תולה</text:span><text:span text:style-name="T31"> </text:span><text:span text:style-name="T38">בעצמו, וחייב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קרינא</text:span><text:span text:style-name="T31"> </text:span><text:span text:style-name="T38">ביה</text:span><text:span text:style-name="T32">)</text:span><text:span text:style-name="T1">!? והיכי</text:span><text:span text:style-name="T2"> </text:span><text:span text:style-name="T1">דמי? שהורו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שחלב</text:span><text:span text:style-name="T2"> </text:span><text:span text:style-name="T1">מותר</text:span><text:span text:style-name="T2"> </text:span><text:span text:style-name="T32">(</text:span><text:span text:style-name="T86">[חלב] </text:span><text:span text:style-name="T38">שעל</text:span><text:span text:style-name="T31"> </text:span><text:span text:style-name="T38">הקרב</text:span><text:span text:style-name="T31"> </text:span><text:span text:style-name="T38">ולא</text:span><text:span text:style-name="T31"> </text:span><text:span text:style-name="T38">שעל</text:span><text:span text:style-name="T31"> </text:span><text:span text:style-name="T38">הכליות, דלא</text:span><text:span text:style-name="T31"> </text:span><text:span text:style-name="T38">הוי</text:span><text:span text:style-name="T31"> </text:span><text:span text:style-name="T38">עוקר</text:span><text:span text:style-name="T31"> </text:span><text:span text:style-name="T38">כל</text:span><text:span text:style-name="T31"> </text:span><text:span text:style-name="T38">הגוף</text:span><text:span text:style-name="T32">)</text:span><text:span text:style-name="T1">, ונתחלף</text:span><text:span text:style-name="T2"> </text:span><text:span text:style-name="T1">לו</text:span><text:span text:style-name="T2"> </text:span><text:span text:style-name="T1">בשומן</text:span><text:span text:style-name="T2"> </text:span><text:span text:style-name="T1">ואכלו</text:span><text:span text:style-name="T2"> </text:span><text:span text:style-name="T32">(</text:span><text:span text:style-name="T38">דחייב: דתולה</text:span><text:span text:style-name="T31"> </text:span><text:span text:style-name="T38">בעצמו</text:span><text:span text:style-name="T31"> </text:span><text:span text:style-name="T38">הוא; והאי</text:span><text:span text:style-name="T31"> </text:span><text:span text:style-name="T38">דקרי</text:span><text:span text:style-name="T31"> </text:span><text:span text:style-name="T38">ליה</text:span><text:span text:style-name="T31"> </text:span><text:span text:style-name="T38">'דומיא</text:span><text:span text:style-name="T31"> </text:span><text:span text:style-name="T38">דמזיד' - משום</text:span><text:span text:style-name="T31"> </text:span><text:span text:style-name="T38">דכי</text:span><text:span text:style-name="T31"> </text:span><text:span text:style-name="T38">היכי</text:span><text:span text:style-name="T31"> </text:span><text:span text:style-name="T38">דמזיד</text:span><text:span text:style-name="T31"> </text:span><text:span text:style-name="T38">לאו</text:span><text:span text:style-name="T31"> </text:span><text:span text:style-name="T38">תולה</text:span><text:span text:style-name="T31"> </text:span><text:span text:style-name="T38">בבית</text:span><text:span text:style-name="T31"> </text:span><text:span text:style-name="T38">דין</text:span><text:span text:style-name="T31"> </text:span><text:span text:style-name="T38">הוא</text:span><text:span text:style-name="T31"> </text:span><text:span text:style-name="T38">- האי</text:span><text:span text:style-name="T31"> </text:span><text:span text:style-name="T38">שוגג</text:span><text:span text:style-name="T31"> </text:span><text:span text:style-name="T38">נמי</text:span><text:span text:style-name="T31"> </text:span><text:span text:style-name="T38">לאו</text:span><text:span text:style-name="T31"> </text:span><text:span text:style-name="T38">תולה</text:span><text:span text:style-name="T31"> </text:span><text:span text:style-name="T38">בבית</text:span><text:span text:style-name="T31"> </text:span><text:span text:style-name="T38">דין</text:span><text:span text:style-name="T31"> </text:span><text:span text:style-name="T38">הוא</text:span><text:span text:style-name="T32">)</text:span><text:span text:style-name="T1">.</text:span></text:p>
      <text:p text:style-name="P4"><text:span text:style-name="T1">לימא</text:span><text:span text:style-name="T2"> </text:span><text:span text:style-name="T1">תפשוט</text:span><text:span text:style-name="T2"> </text:span><text:span text:style-name="T1">הא</text:span><text:span text:style-name="T2"> </text:span><text:span text:style-name="T1">דבעי</text:span><text:span text:style-name="T2"> </text:span><text:span text:style-name="T1">רמי</text:span><text:span text:style-name="T2"> </text:span><text:span text:style-name="T1">בר</text:span><text:span text:style-name="T2"> </text:span><text:span text:style-name="T1">חמא</text:span><text:span text:style-name="T2"> </text:span><text:span text:style-name="T18">(לעיל</text:span><text:span text:style-name="T19"> </text:span><text:span text:style-name="T18">דף</text:span><text:span text:style-name="T19"> </text:span><text:span text:style-name="T18">ב.)</text:span><text:span text:style-name="T1">?</text:span></text:p>
      <text:p text:style-name="P4"><text:span text:style-name="T1">אמר</text:span><text:span text:style-name="T2"> </text:span><text:span text:style-name="T1">לך</text:span><text:span text:style-name="T2"> </text:span><text:span text:style-name="T32">(</text:span><text:span text:style-name="T38">רמי</text:span><text:span text:style-name="T31"> </text:span><text:span text:style-name="T38">בר</text:span><text:span text:style-name="T31"> </text:span><text:span text:style-name="T38">חמא</text:span><text:span text:style-name="T32">)</text:span><text:span text:style-name="T1">: משום</text:span><text:span text:style-name="T2"> </text:span><text:span text:style-name="T1">דתנא</text:span><text:span text:style-name="T2"> </text:span><text:span text:style-name="T1">רישא</text:span><text:span text:style-name="T2"> </text:span><text:span text:style-name="T1">'מזידין</text:span><text:span text:style-name="T2"> </text:span><text:span text:style-name="T1">ועשו</text:span><text:span text:style-name="T2"> </text:span><text:span text:style-name="T1">שוגגין' תנא</text:span><text:span text:style-name="T2"> </text:span><text:span text:style-name="T1">סיפא</text:span><text:span text:style-name="T2"> </text:span><text:span text:style-name="T1">'שוגגין</text:span><text:span text:style-name="T2"> </text:span><text:span text:style-name="T1">ועשו</text:span><text:span text:style-name="T2"> </text:span><text:span text:style-name="T1">מזידין' </text:span><text:span text:style-name="T32">(</text:span><text:span text:style-name="T38">האי</text:span><text:span text:style-name="T31"> </text:span><text:span text:style-name="T38">דקתני</text:span><text:span text:style-name="T31"> </text:span><text:span text:style-name="T38">'שוגגין</text:span><text:span text:style-name="T31"> </text:span><text:span text:style-name="T38">ועשו</text:span><text:span text:style-name="T31"> </text:span><text:span text:style-name="T38">מזידים' - לאו</text:span><text:span text:style-name="T31"> </text:span><text:span text:style-name="T38">למידק</text:span><text:span text:style-name="T31"> </text:span><text:span text:style-name="T38">מינה</text:span><text:span text:style-name="T31"> </text:span><text:span text:style-name="T38">קא</text:span><text:span text:style-name="T31"> </text:span><text:span text:style-name="T38">אתי, אלא</text:span><text:span text:style-name="T31"> </text:span><text:span text:style-name="T38">איידי</text:span><text:span text:style-name="T31"> </text:span><text:span text:style-name="T38">דתנא</text:span><text:span text:style-name="T31"> </text:span><text:span text:style-name="T38">'מזידין</text:span><text:span text:style-name="T31"> </text:span><text:span text:style-name="T38">ועשו</text:span><text:span text:style-name="T31"> </text:span><text:span text:style-name="T38">שוגגין' - תנא</text:span><text:span text:style-name="T31"> </text:span><text:span text:style-name="T38">נמי</text:span><text:span text:style-name="T31"> </text:span><text:span text:style-name="T38">'שוגגין</text:span><text:span text:style-name="T31"> </text:span><text:span text:style-name="T38">ועשו</text:span><text:span text:style-name="T31"> </text:span><text:span text:style-name="T38">מזידים', וכדי</text:span><text:span text:style-name="T31"> </text:span><text:span text:style-name="T38">נסבה, ולא</text:span><text:span text:style-name="T31"> </text:span><text:span text:style-name="T38">דייקי' מינה</text:span><text:span text:style-name="T31"> </text:span><text:span text:style-name="T38">כלום, ובעיא</text:span><text:span text:style-name="T31"> </text:span><text:span text:style-name="T38">דידיה</text:span><text:span text:style-name="T31"> </text:span><text:span text:style-name="T38">- מהא</text:span><text:span text:style-name="T31"> </text:span><text:span text:style-name="T38">ליכא</text:span><text:span text:style-name="T31"> </text:span><text:span text:style-name="T38">למשמע</text:span><text:span text:style-name="T31"> </text:span><text:span text:style-name="T38">מינה</text:span><text:span text:style-name="T32">)</text:span><text:span text:style-name="T1">.</text:span></text:p>
      <text:p text:style-name="P3"/>
      <text:p text:style-name="P3"/>
      <text:p text:style-name="P3">משנה:</text:p>
      <text:p text:style-name="P4"><text:span text:style-name="T1">הורו</text:span><text:span text:style-name="T2"> </text:span><text:span text:style-name="T1">ב"ד</text:span><text:span text:style-name="T2"> </text:span><text:span text:style-name="T1">ועשו</text:span><text:span text:style-name="T2"> </text:span><text:span text:style-name="T1">כל</text:span><text:span text:style-name="T2"> </text:span><text:span text:style-name="T1">הקהל</text:span><text:span text:style-name="T2"> </text:span><text:span text:style-name="T1">או</text:span><text:span text:style-name="T2"> </text:span><text:span text:style-name="T1">רובן</text:span><text:span text:style-name="T2"> </text:span><text:span text:style-name="T1">על</text:span><text:span text:style-name="T2"> </text:span><text:span text:style-name="T1">פיהן</text:span><text:span text:style-name="T2"> </text:span><text:span text:style-name="T1">- מביאין</text:span><text:span text:style-name="T2"> </text:span><text:span text:style-name="T32">(</text:span><text:span text:style-name="T38">בית</text:span><text:span text:style-name="T31"> </text:span><text:span text:style-name="T38">דין, ולא</text:span><text:span text:style-name="T31"> </text:span><text:span text:style-name="T38">צבור</text:span><text:span text:style-name="T32">)</text:span><text:span text:style-name="T1"> פר; ובעבודת</text:span><text:span text:style-name="T2"> </text:span><text:span text:style-name="T1">כוכבים</text:span><text:span text:style-name="T2"> </text:span><text:span text:style-name="T1">- מביאין</text:span><text:span text:style-name="T2"> </text:span><text:span text:style-name="T1">פר</text:span><text:span text:style-name="T2"> </text:span><text:span text:style-name="T1">ושעיר, דבר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32">(</text:span><text:span text:style-name="T38">דבעבודת</text:span><text:span text:style-name="T31"> </text:span><text:span text:style-name="T38">כוכבים</text:span><text:span text:style-name="T31"> </text:span><text:span text:style-name="T38">בהוראה</text:span><text:span text:style-name="T31"> </text:span><text:span text:style-name="T38">- פר</text:span><text:span text:style-name="T31"> </text:span><text:span text:style-name="T38">ושעיר</text:span><text:span text:style-name="T31"> </text:span><text:span text:style-name="T38">מייתי, דכתיב</text:span><text:span text:style-name="T31"> </text:span><text:span text:style-name="T38">בפרשת</text:span><text:span text:style-name="T31"> </text:span><text:span text:style-name="T38">'שלח</text:span><text:span text:style-name="T31"> </text:span><text:span text:style-name="T38">לך</text:span><text:span text:style-name="T31"> </text:span><text:span text:style-name="T38">אנשים' </text:span><text:span text:style-name="T18">[במדבר</text:span><text:span text:style-name="T19"> </text:span><text:span text:style-name="T18">טו,כב]</text:span><text:span text:style-name="T38">: '</text:span><text:span text:style-name="T28">וכי</text:span><text:span text:style-name="T31"> </text:span><text:span text:style-name="T28">תשגו</text:span><text:span text:style-name="T31"> </text:span><text:span text:style-name="T28">ולא</text:span><text:span text:style-name="T31"> </text:span><text:span text:style-name="T28">תעשו</text:span><text:span text:style-name="T31"> </text:span><text:span text:style-name="T28">את</text:span><text:span text:style-name="T31"> </text:span><text:span text:style-name="T28">כל</text:span><text:span text:style-name="T31"> </text:span><text:span text:style-name="T28">המצות</text:span><text:span text:style-name="T31"> </text:span><text:span text:style-name="T28">האלה</text:span><text:span text:style-name="T38">' דהיינו</text:span><text:span text:style-name="T31"> </text:span><text:span text:style-name="T38">בעבודת</text:span><text:span text:style-name="T31"> </text:span><text:span text:style-name="T38">כוכבים, כדאמר</text:span><text:span text:style-name="T31"> </text:span><text:span text:style-name="T38">לקמן</text:span><text:span text:style-name="T31"> </text:span><text:span text:style-name="T38">בפרק</text:span><text:span text:style-name="T31"> </text:span><text:span text:style-name="T38">'הורה</text:span><text:span text:style-name="T31"> </text:span><text:span text:style-name="T38">כהן</text:span><text:span text:style-name="T31"> </text:span><text:span text:style-name="T38">משיח': 'איזו</text:span><text:span text:style-name="T31"> </text:span><text:span text:style-name="T38">היא</text:span><text:span text:style-name="T31"> </text:span><text:span text:style-name="T38">מצוה</text:span><text:span text:style-name="T31"> </text:span><text:span text:style-name="T38">ששקולה</text:span><text:span text:style-name="T31"> </text:span><text:span text:style-name="T38">כנגד</text:span><text:span text:style-name="T31"> </text:span><text:span text:style-name="T38">כל</text:span><text:span text:style-name="T31"> </text:span><text:span text:style-name="T38">המצות? - הוי</text:span><text:span text:style-name="T31"> </text:span><text:span text:style-name="T38">אומר</text:span><text:span text:style-name="T31"> </text:span><text:span text:style-name="T38">זה</text:span><text:span text:style-name="T31"> </text:span><text:span text:style-name="T38">עבודת</text:span><text:span text:style-name="T31"> </text:span><text:span text:style-name="T38">כוכבים' וכתיב</text:span><text:span text:style-name="T31"> </text:span><text:span text:style-name="T18">(במדבר</text:span><text:span text:style-name="T19"> </text:span><text:span text:style-name="T18">טו,כד)</text:span><text:span text:style-name="T38"> '</text:span><text:span text:style-name="T28">ועשו</text:span><text:span text:style-name="T31"> </text:span><text:span text:style-name="T28">כל</text:span><text:span text:style-name="T31"> </text:span><text:span text:style-name="T28">העדה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אחד</text:span><text:span text:style-name="T31"> </text:span><text:span text:style-name="T28">לעולה</text:span><text:span text:style-name="T31"> </text:span><text:span text:style-name="T28">לריח</text:span><text:span text:style-name="T31"> </text:span><text:span text:style-name="T28">ניחוח</text:span><text:span text:style-name="T31"> </text:span><text:span text:style-name="T28">לה' מנחתו</text:span><text:span text:style-name="T31"> </text:span><text:span text:style-name="T28">ונסכו</text:span><text:span text:style-name="T31"> </text:span><text:span text:style-name="T28">כמשפט</text:span><text:span text:style-name="T31"> </text:span><text:span text:style-name="T28">ושעיר</text:span><text:span text:style-name="T31"> </text:span><text:span text:style-name="T28">עזים</text:span><text:span text:style-name="T31"> </text:span><text:span text:style-name="T28">אחד</text:span><text:span text:style-name="T31"> </text:span><text:span text:style-name="T28">לחטאת</text:span><text:span text:style-name="T38">'</text:span><text:span text:style-name="T32">)</text:span><text:span text:style-name="T1">;</text:span></text:p>
      <text:p text:style-name="P4"><text:span text:style-name="T1">רבי</text:span><text:span text:style-name="T2"> </text:span><text:span text:style-name="T1">יהודה</text:span><text:span text:style-name="T2"> </text:span><text:span text:style-name="T1">אומר: י"ב</text:span><text:span text:style-name="T2"> </text:span><text:span text:style-name="T1">שבטים</text:span><text:span text:style-name="T2"> </text:span><text:span text:style-name="T1">מביאין</text:span><text:span text:style-name="T2"> </text:span><text:span text:style-name="T1">י"ב</text:span><text:span text:style-name="T2"> </text:span><text:span text:style-name="T1">פרים, ובעבודת</text:span><text:span text:style-name="T2"> </text:span><text:span text:style-name="T1">כוכבים</text:span><text:span text:style-name="T2"> </text:span><text:span text:style-name="T1">- מביאין</text:span><text:span text:style-name="T2"> </text:span><text:span text:style-name="T1">י"ב</text:span><text:span text:style-name="T2"> </text:span><text:span text:style-name="T1">פרים</text:span><text:span text:style-name="T2"> </text:span><text:span text:style-name="T1">ושנים</text:span><text:span text:style-name="T2"> </text:span><text:span text:style-name="T1">עשר</text:span><text:span text:style-name="T2"> </text:span><text:span text:style-name="T1">שעירים</text:span><text:span text:style-name="T2"> </text:span><text:span text:style-name="T32">(</text:span><text:span text:style-name="T38">דכל</text:span><text:span text:style-name="T31"> </text:span><text:span text:style-name="T38">שבט</text:span><text:span text:style-name="T31"> </text:span><text:span text:style-name="T38">ושבט</text:span><text:span text:style-name="T31"> </text:span><text:span text:style-name="T38">אקרי</text:span><text:span text:style-name="T31"> </text:span><text:span text:style-name="T38">'קהל'; וקסבר: צבור</text:span><text:span text:style-name="T31"> </text:span><text:span text:style-name="T38">מביאין</text:span><text:span text:style-name="T31"> </text:span><text:span text:style-name="T38">פר, ולא</text:span><text:span text:style-name="T31"> </text:span><text:span text:style-name="T38">בית</text:span><text:span text:style-name="T31"> </text:span><text:span text:style-name="T38">דין</text:span><text:span text:style-name="T32">)</text:span><text:span text:style-name="T1">;</text:span></text:p>
      <text:p text:style-name="P3"/>
      <text:p text:style-name="P4"><text:span text:style-name="T1">(הוריות</text:span><text:span text:style-name="T2"> </text:span><text:span text:style-name="T1">ה,א)</text:span></text:p>
      <text:p text:style-name="P15">[המשך<text:span text:style-name="T67"> </text:span>המשנה]</text:p>
      <text:p text:style-name="P4"><text:span text:style-name="T1">רבי</text:span><text:span text:style-name="T2"> </text:span><text:span text:style-name="T1">שמעון</text:span><text:span text:style-name="T2"> </text:span><text:span text:style-name="T1">אומר: י"ג</text:span><text:span text:style-name="T2"> </text:span><text:span text:style-name="T1">פרים, ובעבודת</text:span><text:span text:style-name="T2"> </text:span><text:span text:style-name="T1">כוכבים</text:span><text:span text:style-name="T2"> </text:span><text:span text:style-name="T1">- שלשה</text:span><text:span text:style-name="T2"> </text:span><text:span text:style-name="T1">עשר</text:span><text:span text:style-name="T2"> </text:span><text:span text:style-name="T1">פרים</text:span><text:span text:style-name="T2"> </text:span><text:span text:style-name="T1">וי"ג</text:span><text:span text:style-name="T2"> </text:span><text:span text:style-name="T1">שעירים, פר</text:span><text:span text:style-name="T2"> </text:span><text:span text:style-name="T1">ושעיר</text:span><text:span text:style-name="T2"> </text:span><text:span text:style-name="T1">לכל</text:span><text:span text:style-name="T2"> </text:span><text:span text:style-name="T1">שבט</text:span><text:span text:style-name="T2"> </text:span><text:span text:style-name="T1">ושבט, פר</text:span><text:span text:style-name="T2"> </text:span><text:span text:style-name="T1">ושעיר</text:span><text:span text:style-name="T2"> </text:span><text:span text:style-name="T1">לבית</text:span><text:span text:style-name="T2"> </text:span><text:span text:style-name="T1">דין</text:span><text:span text:style-name="T2"> </text:span><text:span text:style-name="T32">(</text:span><text:span text:style-name="T38">וטעמייהו</text:span><text:span text:style-name="T31"> </text:span><text:span text:style-name="T38">דכולהו</text:span><text:span text:style-name="T31"> </text:span><text:span text:style-name="T38">מפרש</text:span><text:span text:style-name="T31"> </text:span><text:span text:style-name="T38">בגמרא</text:span><text:span text:style-name="T32">)</text:span><text:span text:style-name="T1">.</text:span></text:p>
      <text:p text:style-name="P11"/>
      <text:p text:style-name="P4"><text:span text:style-name="T1">הורו</text:span><text:span text:style-name="T2"> </text:span><text:span text:style-name="T1">ב"ד</text:span><text:span text:style-name="T2"> </text:span><text:span text:style-name="T1">ועשו</text:span><text:span text:style-name="T2"> </text:span><text:span text:style-name="T1">שבעה</text:span><text:span text:style-name="T2"> </text:span><text:span text:style-name="T1">שבטים</text:span><text:span text:style-name="T2"> </text:span><text:span text:style-name="T1">או</text:span><text:span text:style-name="T2"> </text:span><text:span text:style-name="T1">רובן</text:span><text:span text:style-name="T2"> </text:span><text:span text:style-name="T32">(</text:span><text:span text:style-name="T38">של</text:span><text:span text:style-name="T31"> </text:span><text:span text:style-name="T38">כל</text:span><text:span text:style-name="T31"> </text:span><text:span text:style-name="T38">שבט</text:span><text:span text:style-name="T31"> </text:span><text:span text:style-name="T38">ושבט</text:span><text:span text:style-name="T31"> </text:span><text:span text:style-name="T38">דשבעה</text:span><text:span text:style-name="T31"> </text:span><text:span text:style-name="T38">שבטים</text:span><text:span text:style-name="T32">)</text:span><text:span text:style-name="T1"> על</text:span><text:span text:style-name="T2"> </text:span><text:span text:style-name="T1">פיהן</text:span><text:span text:style-name="T2"> </text:span><text:span text:style-name="T32">(</text:span><text:span text:style-name="T38">וכגון</text:span><text:span text:style-name="T31"> </text:span><text:span text:style-name="T38">דהוי</text:span><text:span text:style-name="T31"> </text:span><text:span text:style-name="T38">רובן</text:span><text:span text:style-name="T31"> </text:span><text:span text:style-name="T38">של</text:span><text:span text:style-name="T31"> </text:span><text:span text:style-name="T38">ישראל</text:span><text:span text:style-name="T32">)</text:span><text:span text:style-name="T1"> - מביאין</text:span><text:span text:style-name="T2"> </text:span><text:span text:style-name="T1">פר</text:span><text:span text:style-name="T2"> </text:span><text:span text:style-name="T1">ובעבודת</text:span><text:span text:style-name="T2"> </text:span><text:span text:style-name="T1">כוכבים</text:span><text:span text:style-name="T2"> </text:span><text:span text:style-name="T1">- מביאין</text:span><text:span text:style-name="T2"> </text:span><text:span text:style-name="T1">פר</text:span><text:span text:style-name="T2"> </text:span><text:span text:style-name="T1">ושעיר, דבר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32">(</text:span><text:span text:style-name="T38">[דס"ל] בית</text:span><text:span text:style-name="T31"> </text:span><text:span text:style-name="T38">דין</text:span><text:span text:style-name="T31"> </text:span><text:span text:style-name="T38">מביאין</text:span><text:span text:style-name="T31"> </text:span><text:span text:style-name="T38">פר, ולא</text:span><text:span text:style-name="T31"> </text:span><text:span text:style-name="T38">צבור</text:span><text:span text:style-name="T32">)</text:span><text:span text:style-name="T1">;</text:span></text:p>
      <text:p text:style-name="P4"><text:span text:style-name="T1">רבי</text:span><text:span text:style-name="T2"> </text:span><text:span text:style-name="T1">יהודה</text:span><text:span text:style-name="T2"> </text:span><text:span text:style-name="T1">אומר: שבעה</text:span><text:span text:style-name="T2"> </text:span><text:span text:style-name="T1">שבטים</text:span><text:span text:style-name="T2"> </text:span><text:span text:style-name="T1">שחטאו</text:span><text:span text:style-name="T2"> </text:span><text:span text:style-name="T1">מביאין</text:span><text:span text:style-name="T2"> </text:span><text:span text:style-name="T1">שבעה</text:span><text:span text:style-name="T2"> </text:span><text:span text:style-name="T1">פרים, ושאר</text:span><text:span text:style-name="T2"> </text:span><text:span text:style-name="T1">שבטים</text:span><text:span text:style-name="T2"> </text:span><text:span text:style-name="T1">שלא</text:span><text:span text:style-name="T2"> </text:span><text:span text:style-name="T1">חטאו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הן</text:span><text:span text:style-name="T2"> </text:span><text:span text:style-name="T1">פר: שאף</text:span><text:span text:style-name="T2"> </text:span><text:span text:style-name="T1">אלו</text:span><text:span text:style-name="T2"> </text:span><text:span text:style-name="T1">שלא</text:span><text:span text:style-name="T2"> </text:span><text:span text:style-name="T1">חטאו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</text:span><text:span text:style-name="T2"> </text:span><text:span text:style-name="T1">חוטאין</text:span><text:span text:style-name="T2"> </text:span><text:span text:style-name="T32">(</text:span><text:span text:style-name="T38">גירסת</text:span><text:span text:style-name="T31"> </text:span><text:span text:style-name="T38">רש"י: 'מביאין</text:span><text:span text:style-name="T31"> </text:span><text:span text:style-name="T38">פר</text:span><text:span text:style-name="T31"> </text:span><text:span text:style-name="T38">פר</text:span><text:span text:style-name="T31"> </text:span><text:span text:style-name="T38">על</text:span><text:span text:style-name="T31"> </text:span><text:span text:style-name="T38">ידיהם', כלומר: פר</text:span><text:span text:style-name="T31"> </text:span><text:span text:style-name="T38">לכל</text:span><text:span text:style-name="T31"> </text:span><text:span text:style-name="T38">שבט</text:span><text:span text:style-name="T31"> </text:span><text:span text:style-name="T38">ושבט; ואמר</text:span><text:span text:style-name="T31"> </text:span><text:span text:style-name="T38">בגמרא</text:span><text:span text:style-name="T31"> </text:span><text:span text:style-name="T38">דשבעה</text:span><text:span text:style-name="T31"> </text:span><text:span text:style-name="T38">דקאמר</text:span><text:span text:style-name="T31"> </text:span><text:span text:style-name="T38">רבי</text:span><text:span text:style-name="T31"> </text:span><text:span text:style-name="T38">יהודה</text:span><text:span text:style-name="T31"> </text:span><text:span text:style-name="T38">- לאו</text:span><text:span text:style-name="T31"> </text:span><text:span text:style-name="T38">דוקא, דהוא</text:span><text:span text:style-name="T31"> </text:span><text:span text:style-name="T38">הדין</text:span><text:span text:style-name="T31"> </text:span><text:span text:style-name="T38">לשבט</text:span><text:span text:style-name="T31"> </text:span><text:span text:style-name="T38">אחד</text:span><text:span text:style-name="T31"> </text:span><text:span text:style-name="T38">שחטא</text:span><text:span text:style-name="T31"> </text:span><text:span text:style-name="T38">על</text:span><text:span text:style-name="T31"> </text:span><text:span text:style-name="T38">[פי] 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הגדול: שהשאר</text:span><text:span text:style-name="T31"> </text:span><text:span text:style-name="T38">שבטים</text:span><text:span text:style-name="T31"> </text:span><text:span text:style-name="T38">שלא</text:span><text:span text:style-name="T31"> </text:span><text:span text:style-name="T38">חטאו</text:span><text:span text:style-name="T31"> </text:span><text:span text:style-name="T38">מביאין</text:span><text:span text:style-name="T31"> </text:span><text:span text:style-name="T38">על</text:span><text:span text:style-name="T31"> </text:span><text:span text:style-name="T38">ידיהן</text:span><text:span text:style-name="T31"> </text:span><text:span text:style-name="T38">פר</text:span><text:span text:style-name="T31"> </text:span><text:span text:style-name="T38">פר; ואיידי</text:span><text:span text:style-name="T31"> </text:span><text:span text:style-name="T38">דקאמר</text:span><text:span text:style-name="T31"> </text:span><text:span text:style-name="T38">רבי</text:span><text:span text:style-name="T31"> </text:span><text:span text:style-name="T38">מאיר</text:span><text:span text:style-name="T31"> </text:span><text:span text:style-name="T38">שבעה, דאיהו</text:span><text:span text:style-name="T31"> </text:span><text:span text:style-name="T38">בעי</text:span><text:span text:style-name="T31"> </text:span><text:span text:style-name="T38">רובא</text:span><text:span text:style-name="T31"> </text:span><text:span text:style-name="T38">ממש</text:span><text:span text:style-name="T31"> </text:span><text:span text:style-name="T38">- קאמר</text:span><text:span text:style-name="T31"> </text:span><text:span text:style-name="T38">רבי</text:span><text:span text:style-name="T31"> </text:span><text:span text:style-name="T38">יהודה</text:span><text:span text:style-name="T31"> </text:span><text:span text:style-name="T38">נמי</text:span><text:span text:style-name="T32">)</text:span><text:span text:style-name="T1">.</text:span></text:p>
      <text:p text:style-name="P4"><text:span text:style-name="T1">רבי</text:span><text:span text:style-name="T2"> </text:span><text:span text:style-name="T1">שמעון</text:span><text:span text:style-name="T2"> </text:span><text:span text:style-name="T1">אומר: שמונה</text:span><text:span text:style-name="T2"> </text:span><text:span text:style-name="T1">פרים, ובעבודת</text:span><text:span text:style-name="T2"> </text:span><text:span text:style-name="T1">כוכבים</text:span><text:span text:style-name="T2"> </text:span><text:span text:style-name="T1">- שמונה</text:span><text:span text:style-name="T2"> </text:span><text:span text:style-name="T1">פרים</text:span><text:span text:style-name="T2"> </text:span><text:span text:style-name="T1">וח' שעירים, פר</text:span><text:span text:style-name="T2"> </text:span><text:span text:style-name="T1">ושעיר</text:span><text:span text:style-name="T2"> </text:span><text:span text:style-name="T1">לכל</text:span><text:span text:style-name="T2"> </text:span><text:span text:style-name="T1">שבט</text:span><text:span text:style-name="T2"> </text:span><text:span text:style-name="T1">ושבט, פר</text:span><text:span text:style-name="T2"> </text:span><text:span text:style-name="T1">ושעיר</text:span><text:span text:style-name="T2"> </text:span><text:span text:style-name="T1">לבית</text:span><text:span text:style-name="T2"> </text:span><text:span text:style-name="T1">דין.</text:span></text:p>
      <text:p text:style-name="P11"/>
      <text:p text:style-name="P4"><text:span text:style-name="T1">הורו</text:span><text:span text:style-name="T2"> </text:span><text:span text:style-name="T1">ב"ד</text:span><text:span text:style-name="T2"> </text:span><text:span text:style-name="T1">של</text:span><text:span text:style-name="T2"> </text:span><text:span text:style-name="T1">אחד</text:span><text:span text:style-name="T2"> </text:span><text:span text:style-name="T1">מן</text:span><text:span text:style-name="T2"> </text:span><text:span text:style-name="T1">השבטים</text:span><text:span text:style-name="T2"> </text:span><text:span text:style-name="T1">ועשה</text:span><text:span text:style-name="T2"> </text:span><text:span text:style-name="T1">אותו</text:span><text:span text:style-name="T2"> </text:span><text:span text:style-name="T1">השבט</text:span><text:span text:style-name="T2"> </text:span><text:span text:style-name="T1">על</text:span><text:span text:style-name="T2"> </text:span><text:span text:style-name="T1">פיהן</text:span><text:span text:style-name="T2"> </text:span><text:span text:style-name="T1">- אותו</text:span><text:span text:style-name="T2"> </text:span><text:span text:style-name="T1">שבט</text:span><text:span text:style-name="T2"> </text:span><text:span text:style-name="T63">הוא</text:span><text:span text:style-name="T2"> </text:span><text:span text:style-name="T1">חייב, ושאר</text:span><text:span text:style-name="T2"> </text:span><text:span text:style-name="T1">כל</text:span><text:span text:style-name="T2"> </text:span><text:span text:style-name="T1">השבטים</text:span><text:span text:style-name="T2"> </text:span><text:span text:style-name="T1">פטורין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יהודה; וחכמים</text:span><text:span text:style-name="T2"> </text:span><text:span text:style-name="T1">אומרים: אין</text:span><text:span text:style-name="T2"> </text:span><text:span text:style-name="T1">חייבין</text:span><text:span text:style-name="T2"> </text:span><text:span text:style-name="T1">אלא</text:span><text:span text:style-name="T2"> </text:span><text:span text:style-name="T1">על</text:span><text:span text:style-name="T2"> </text:span><text:span text:style-name="T1">הוריו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</text:span><text:span text:style-name="T2"> </text:span><text:span text:style-name="T1">בלבד</text:span><text:span text:style-name="T2"> </text:span><text:span text:style-name="T32">(</text:span><text:span text:style-name="T38">אבל</text:span><text:span text:style-name="T31"> </text:span><text:span text:style-name="T38">שבט</text:span><text:span text:style-name="T31"> </text:span><text:span text:style-name="T38">אחד</text:span><text:span text:style-name="T31"> </text:span><text:span text:style-name="T38">בהוראת</text:span><text:span text:style-name="T31"> </text:span><text:span text:style-name="T38">בית</text:span><text:span text:style-name="T31"> </text:span><text:span text:style-name="T38">דינו</text:span><text:span text:style-name="T31"> </text:span><text:span text:style-name="T38">- כשגגת</text:span><text:span text:style-name="T31"> </text:span><text:span text:style-name="T38">מעשה</text:span><text:span text:style-name="T31"> </text:span><text:span text:style-name="T38">דמי, ומביאין</text:span><text:span text:style-name="T31"> </text:span><text:span text:style-name="T38">כל</text:span><text:span text:style-name="T31"> </text:span><text:span text:style-name="T38">אחד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2">)</text:span><text:span text:style-name="T1">, שנאמר</text:span><text:span text:style-name="T2"> </text:span><text:span text:style-name="T18">(ויקרא</text:span><text:span text:style-name="T19"> </text:span><text:span text:style-name="T18">ד,יג)</text:span><text:span text:style-name="T1"> </text:span><text:span text:style-name="T59">ואם</text:span><text:span text:style-name="T2"> </text:span><text:span text:style-name="T59">כל</text:span><text:span text:style-name="T2"> </text:span><text:span text:style-name="T59">עדת</text:span><text:span text:style-name="T2"> </text:span><text:span text:style-name="T59">ישראל</text:span><text:span text:style-name="T2"> </text:span><text:span text:style-name="T59">ישגו</text:span><text:span text:style-name="T2"> </text:span><text:span text:style-name="T28">[ונעלם</text:span><text:span text:style-name="T31"> </text:span><text:span text:style-name="T28">דבר</text:span><text:span text:style-name="T31"> </text:span><text:span text:style-name="T28">מעיני</text:span><text:span text:style-name="T31"> </text:span><text:span text:style-name="T28">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1"> </text:span><text:span text:style-name="T32">(</text:span><text:span text:style-name="T38">'</text:span><text:span text:style-name="T28">עדת</text:span><text:span text:style-name="T31"> </text:span><text:span text:style-name="T28">ישראל</text:span><text:span text:style-name="T38">' היינו</text:span><text:span text:style-name="T31"> </text:span><text:span text:style-name="T38">סנהדרין, כלומר: סנהדרין</text:span><text:span text:style-name="T31"> </text:span><text:span text:style-name="T38">של</text:span><text:span text:style-name="T31"> </text:span><text:span text:style-name="T38">ישראל, דהיינ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הגדול</text:span><text:span text:style-name="T32">)</text:span><text:span text:style-name="T1"> - ולא</text:span><text:span text:style-name="T2"> </text:span><text:span text:style-name="T1">עדת</text:span><text:span text:style-name="T2"> </text:span><text:span text:style-name="T1">אותו</text:span><text:span text:style-name="T2"> </text:span><text:span text:style-name="T1">שבט.</text:span></text:p>
      <text:p text:style-name="P3"/>
      <text:p text:style-name="P3">גמרא:</text:p>
      <text:p text:style-name="P4"><text:soft-page-break/><text:span text:style-name="T1">תנו</text:span><text:span text:style-name="T2"> </text:span><text:span text:style-name="T1">רבנן: ידעו</text:span><text:span text:style-name="T2"> </text:span><text:span text:style-name="T1">שהורו</text:span><text:span text:style-name="T2"> </text:span><text:span text:style-name="T1">וטעו</text:span><text:span text:style-name="T2"> </text:span><text:span text:style-name="T1">מה</text:span><text:span text:style-name="T2"> </text:span><text:span text:style-name="T1">הורו</text:span><text:span text:style-name="T2"> </text:span><text:span text:style-name="T32">(</text:span><text:span text:style-name="T38">כלומר: הורו</text:span><text:span text:style-name="T31"> </text:span><text:span text:style-name="T38">ב"ד</text:span><text:span text:style-name="T31"> </text:span><text:span text:style-name="T38">שחלב</text:span><text:span text:style-name="T31"> </text:span><text:span text:style-name="T38">מותר</text:span><text:span text:style-name="T31"> </text:span><text:span text:style-name="T38">בבטול</text:span><text:span text:style-name="T31"> </text:span><text:span text:style-name="T38">מקצת, ועשו</text:span><text:span text:style-name="T31"> </text:span><text:span text:style-name="T38">קהל</text:span><text:span text:style-name="T31"> </text:span><text:span text:style-name="T38">על</text:span><text:span text:style-name="T31"> </text:span><text:span text:style-name="T38">פיהן, ואכלו</text:span><text:span text:style-name="T31"> </text:span><text:span text:style-name="T38">שוגגין</text:span><text:span text:style-name="T31"> </text:span><text:span text:style-name="T38">חלב</text:span><text:span text:style-name="T31"> </text:span><text:span text:style-name="T38">ודם, דהוי</text:span><text:span text:style-name="T31"> </text:span><text:span text:style-name="T38">חד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בלבד, וחד</text:span><text:span text:style-name="T31"> </text:span><text:span text:style-name="T38">בהוראה, ואחר</text:span><text:span text:style-name="T31"> </text:span><text:span text:style-name="T38">כך</text:span><text:span text:style-name="T31"> </text:span><text:span text:style-name="T38">ידעו</text:span><text:span text:style-name="T31"> </text:span><text:span text:style-name="T38">שהורו</text:span><text:span text:style-name="T31"> </text:span><text:span text:style-name="T38">שלא</text:span><text:span text:style-name="T31"> </text:span><text:span text:style-name="T38">כראוי, אלא</text:span><text:span text:style-name="T31"> </text:span><text:span text:style-name="T38">שטעו</text:span><text:span text:style-name="T31"> </text:span><text:span text:style-name="T38">במה</text:span><text:span text:style-name="T31"> </text:span><text:span text:style-name="T38">שהורו: דאינם</text:span><text:span text:style-name="T31"> </text:span><text:span text:style-name="T38">יודעים</text:span><text:span text:style-name="T31"> </text:span><text:span text:style-name="T38">אם</text:span><text:span text:style-name="T31"> </text:span><text:span text:style-name="T38">על</text:span><text:span text:style-name="T31"> </text:span><text:span text:style-name="T38">החלב</text:span><text:span text:style-name="T31"> </text:span><text:span text:style-name="T38">הורו</text:span><text:span text:style-name="T31"> </text:span><text:span text:style-name="T38">או</text:span><text:span text:style-name="T31"> </text:span><text:span text:style-name="T38">על</text:span><text:span text:style-name="T31"> </text:span><text:span text:style-name="T38">הדם</text:span><text:span text:style-name="T32">)</text:span><text:span text:style-name="T1">, יכול</text:span><text:span text:style-name="T2"> </text:span><text:span text:style-name="T1">יהו</text:span><text:span text:style-name="T2"> </text:span><text:span text:style-name="T1">חייבין</text:span><text:span text:style-name="T2"> </text:span><text:span text:style-name="T32">(</text:span><text:span text:style-name="T38">פר, דליהוי</text:span><text:span text:style-name="T31"> </text:span><text:span text:style-name="T38">הוראה</text:span><text:span text:style-name="T31"> </text:span><text:span text:style-name="T38">מעליא</text:span><text:span text:style-name="T32">)</text:span><text:span text:style-name="T1">? תלמוד</text:span><text:span text:style-name="T2"> </text:span><text:span text:style-name="T1">לומר: </text:span><text:span text:style-name="T18">(ויקרא</text:span><text:span text:style-name="T19"> </text:span><text:span text:style-name="T18">ד,יד)</text:span><text:span text:style-name="T1"> </text:span><text:span text:style-name="T59">ונודעה</text:span><text:span text:style-name="T2"> </text:span><text:span text:style-name="T59">החטאת</text:span><text:span text:style-name="T2"> </text:span><text:span text:style-name="T28">[</text:span><text:span text:style-name="T44">אשר</text:span><text:span text:style-name="T43"> </text:span><text:span text:style-name="T44">חטאו</text:span><text:span text:style-name="T43"> </text:span><text:span text:style-name="T44">עליה</text:span><text:span text:style-name="T43"> </text:span><text:span text:style-name="T44">והקריבו</text:span><text:span text:style-name="T31"> </text:span><text:span text:style-name="T28">הקהל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לחטאת</text:span><text:span text:style-name="T31"> </text:span><text:span text:style-name="T28">והביאו</text:span><text:span text:style-name="T31"> </text:span><text:span text:style-name="T28">אתו</text:span><text:span text:style-name="T31"> </text:span><text:span text:style-name="T28">לפני</text:span><text:span text:style-name="T31"> </text:span><text:span text:style-name="T28">אהל</text:span><text:span text:style-name="T31"> </text:span><text:span text:style-name="T28">מועד]</text:span><text:span text:style-name="T1"> </text:span><text:span text:style-name="T32">(</text:span><text:span text:style-name="T38">כלומר: דצריך</text:span><text:span text:style-name="T31"> </text:span><text:span text:style-name="T38">שיודע</text:span><text:span text:style-name="T31"> </text:span><text:span text:style-name="T38">החטאת: שיהיו</text:span><text:span text:style-name="T31"> </text:span><text:span text:style-name="T38">יודעין</text:span><text:span text:style-name="T31"> </text:span><text:span text:style-name="T38">על</text:span><text:span text:style-name="T31"> </text:span><text:span text:style-name="T38">מה</text:span><text:span text:style-name="T31"> </text:span><text:span text:style-name="T38">הורו: אם</text:span><text:span text:style-name="T31"> </text:span><text:span text:style-name="T38">על</text:span><text:span text:style-name="T31"> </text:span><text:span text:style-name="T38">החלב</text:span><text:span text:style-name="T31"> </text:span><text:span text:style-name="T38">או</text:span><text:span text:style-name="T31"> </text:span><text:span text:style-name="T38">על</text:span><text:span text:style-name="T31"> </text:span><text:span text:style-name="T38">הדם</text:span><text:span text:style-name="T32">)</text:span><text:span text:style-name="T1">- ולא</text:span><text:span text:style-name="T2"> </text:span><text:span text:style-name="T1">שיודעו</text:span><text:span text:style-name="T2"> </text:span><text:span text:style-name="T1">החוטאין</text:span><text:span text:style-name="T2"> </text:span><text:span text:style-name="T32">(</text:span><text:span text:style-name="T38">דלא</text:span><text:span text:style-name="T31"> </text:span><text:span text:style-name="T38">סגי</text:span><text:span text:style-name="T31"> </text:span><text:span text:style-name="T38">בידיעה</text:span><text:span text:style-name="T31"> </text:span><text:span text:style-name="T38">דחוטאין: ד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עשו</text:span><text:span text:style-name="T31"> </text:span><text:span text:style-name="T38">בהוראה, דממה</text:span><text:span text:style-name="T31"> </text:span><text:span text:style-name="T38">נפשך</text:span><text:span text:style-name="T31"> </text:span><text:span text:style-name="T38">חד</text:span><text:span text:style-name="T31"> </text:span><text:span text:style-name="T38">מנייהו</text:span><text:span text:style-name="T31"> </text:span><text:span text:style-name="T38">בהוראה</text:span><text:span text:style-name="T31"> </text:span><text:span text:style-name="T38">הוה, דהא</text:span><text:span text:style-name="T31"> </text:span><text:span text:style-name="T38">אכלי</text:span><text:span text:style-name="T31"> </text:span><text:span text:style-name="T38">לתרווייהו: חלב</text:span><text:span text:style-name="T31"> </text:span><text:span text:style-name="T38">ודם</text:span><text:span text:style-name="T31"> </text:span><text:span text:style-name="T38">- אפילו</text:span><text:span text:style-name="T31"> </text:span><text:span text:style-name="T38">הכי</text:span><text:span text:style-name="T31"> </text:span><text:span text:style-name="T38">פטורין, דצריך</text:span><text:span text:style-name="T31"> </text:span><text:span text:style-name="T38">שיברר</text:span><text:span text:style-name="T31"> </text:span><text:span text:style-name="T38">להם</text:span><text:span text:style-name="T31"> </text:span><text:span text:style-name="T38">אותו</text:span><text:span text:style-name="T31"> </text:span><text:span text:style-name="T38">חטא</text:span><text:span text:style-name="T31"> </text:span><text:span text:style-name="T38">שעשו</text:span><text:span text:style-name="T31"> </text:span><text:span text:style-name="T38">בהוראה</text:span><text:span text:style-name="T32">)</text:span><text:span text:style-name="T1">; </text:span><text:span text:style-name="T59">אשר</text:span><text:span text:style-name="T2"> </text:span><text:span text:style-name="T59">חטאו</text:span><text:span text:style-name="T2"> </text:span><text:span text:style-name="T1">- חטאו</text:span><text:span text:style-name="T2"> </text:span><text:span text:style-name="T1">שני</text:span><text:span text:style-name="T2"> </text:span><text:span text:style-name="T1">שבטים</text:span><text:span text:style-name="T2"> </text:span><text:span text:style-name="T1">מביאין</text:span><text:span text:style-name="T2"> </text:span><text:span text:style-name="T1">שני</text:span><text:span text:style-name="T2"> </text:span><text:span text:style-name="T1">פרים</text:span><text:span text:style-name="T2"> </text:span><text:span text:style-name="T32">(</text:span><text:span text:style-name="T38">והוא</text:span><text:span text:style-name="T31"> </text:span><text:span text:style-name="T38">הדין</text:span><text:span text:style-name="T31"> </text:span><text:span text:style-name="T38">דכי</text:span><text:span text:style-name="T31"> </text:span><text:span text:style-name="T38">חטא</text:span><text:span text:style-name="T31"> </text:span><text:span text:style-name="T38">שבט</text:span><text:span text:style-name="T31"> </text:span><text:span text:style-name="T38">אחד: שמביא</text:span><text:span text:style-name="T31"> </text:span><text:span text:style-name="T38">פר</text:span><text:span text:style-name="T31"> </text:span><text:span text:style-name="T38">אחד; </text:span><text:span text:style-name="T41">והא</text:span><text:span text:style-name="T31"> </text:span><text:span text:style-name="T38">קא</text:span><text:span text:style-name="T31"> </text:span><text:span text:style-name="T38">משמע</text:span><text:span text:style-name="T31"> </text:span><text:span text:style-name="T38">לן: דשני</text:span><text:span text:style-name="T31"> </text:span><text:span text:style-name="T38">שבטים</text:span><text:span text:style-name="T31"> </text:span><text:span text:style-name="T38">לא</text:span><text:span text:style-name="T31"> </text:span><text:span text:style-name="T38">סגי</text:span><text:span text:style-name="T31"> </text:span><text:span text:style-name="T38">להו</text:span><text:span text:style-name="T31"> </text:span><text:span text:style-name="T38">בפר</text:span><text:span text:style-name="T31"> </text:span><text:span text:style-name="T38">אחד</text:span><text:span text:style-name="T32">)</text:span><text:span text:style-name="T1">, חטאו</text:span><text:span text:style-name="T2"> </text:span><text:span text:style-name="T1">שלשה</text:span><text:span text:style-name="T2"> </text:span><text:span text:style-name="T1">מביאין</text:span><text:span text:style-name="T2"> </text:span><text:span text:style-name="T1">שלשה; או</text:span><text:span text:style-name="T2"> </text:span><text:span text:style-name="T1">אינו</text:span><text:span text:style-name="T2"> </text:span><text:span text:style-name="T1">אומר</text:span><text:span text:style-name="T2"> </text:span><text:span text:style-name="T1">אלא</text:span><text:span text:style-name="T2"> </text:span><text:span text:style-name="T1">חטאו</text:span><text:span text:style-name="T2"> </text:span><text:span text:style-name="T1">שני</text:span><text:span text:style-name="T2"> </text:span><text:span text:style-name="T1">יחידים</text:span><text:span text:style-name="T2"> </text:span><text:span text:style-name="T1">מביאין</text:span><text:span text:style-name="T2"> </text:span><text:span text:style-name="T1">שני</text:span><text:span text:style-name="T2"> </text:span><text:span text:style-name="T1">פרים, חטאו</text:span><text:span text:style-name="T2"> </text:span><text:span text:style-name="T1">שלשה</text:span><text:span text:style-name="T2"> </text:span><text:span text:style-name="T1">מביאין</text:span><text:span text:style-name="T2"> </text:span><text:span text:style-name="T1">שלשה? תלמוד</text:span><text:span text:style-name="T2"> </text:span><text:span text:style-name="T1">לומר: '</text:span><text:span text:style-name="T59">הקהל</text:span><text:span text:style-name="T1">': הקהל</text:span><text:span text:style-name="T2"> </text:span><text:span text:style-name="T1">חייב, וכל</text:span><text:span text:style-name="T2"> </text:span><text:span text:style-name="T1">קהל</text:span><text:span text:style-name="T2"> </text:span><text:span text:style-name="T1">וקהל</text:span><text:span text:style-name="T2"> </text:span><text:span text:style-name="T1">חייב</text:span><text:span text:style-name="T2"> </text:span><text:span text:style-name="T32">(</text:span><text:span text:style-name="T38">דשבט</text:span><text:span text:style-name="T31"> </text:span><text:span text:style-name="T38">אחד</text:span><text:span text:style-name="T31"> </text:span><text:span text:style-name="T38">איקרי</text:span><text:span text:style-name="T31"> </text:span><text:span text:style-name="T38">'קהל', כדמפרש</text:span><text:span text:style-name="T31"> </text:span><text:span text:style-name="T38">טעמא</text:span><text:span text:style-name="T31"> </text:span><text:span text:style-name="T38">לקמן</text:span><text:span text:style-name="T32">)</text:span><text:span text:style-name="T1">; כיצד? - חטאו</text:span><text:span text:style-name="T2"> </text:span><text:span text:style-name="T1">שני</text:span><text:span text:style-name="T2"> </text:span><text:span text:style-name="T1">שבטים</text:span><text:span text:style-name="T2"> </text:span><text:span text:style-name="T1">- מביאין</text:span><text:span text:style-name="T2"> </text:span><text:span text:style-name="T1">שני</text:span><text:span text:style-name="T2"> </text:span><text:span text:style-name="T1">פרים, חטאו</text:span><text:span text:style-name="T2"> </text:span><text:span text:style-name="T1">שבעה</text:span><text:span text:style-name="T2"> </text:span><text:span text:style-name="T1">- מביאין</text:span><text:span text:style-name="T2"> </text:span><text:span text:style-name="T1">שבעה; ושאר</text:span><text:span text:style-name="T2"> </text:span><text:span text:style-name="T1">שבטים</text:span><text:span text:style-name="T2"> </text:span><text:span text:style-name="T1">שלא</text:span><text:span text:style-name="T2"> </text:span><text:span text:style-name="T1">חטאו</text:span><text:span text:style-name="T2"> </text:span><text:span text:style-name="T1">- מביאין</text:span><text:span text:style-name="T2"> </text:span><text:span text:style-name="T1">על</text:span><text:span text:style-name="T2"> </text:span><text:span text:style-name="T1">ידיהן</text:span><text:span text:style-name="T2"> </text:span><text:span text:style-name="T1">פר</text:span><text:span text:style-name="T2"> </text:span><text:span text:style-name="T1">פר, שאפילו</text:span><text:span text:style-name="T2"> </text:span><text:span text:style-name="T1">אלו</text:span><text:span text:style-name="T2"> </text:span><text:span text:style-name="T1">שלא</text:span><text:span text:style-name="T2"> </text:span><text:span text:style-name="T1">חטאו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</text:span><text:span text:style-name="T2"> </text:span><text:span text:style-name="T1">החוטאין; לכך</text:span><text:span text:style-name="T2"> </text:span><text:span text:style-name="T1">נאמר</text:span><text:span text:style-name="T2"> </text:span><text:span text:style-name="T1">'קהל': לחייב</text:span><text:span text:style-name="T2"> </text:span><text:span text:style-name="T1">על</text:span><text:span text:style-name="T2"> </text:span><text:span text:style-name="T1">כל</text:span><text:span text:style-name="T2"> </text:span><text:span text:style-name="T1">קהל</text:span><text:span text:style-name="T2"> </text:span><text:span text:style-name="T1">וקהל. דברי</text:span><text:span text:style-name="T2"> </text:span><text:span text:style-name="T1">רבי</text:span><text:span text:style-name="T2"> </text:span><text:span text:style-name="T1">יהודה; </text:span></text:p>
      <text:p text:style-name="P25"><text:span text:style-name="T1">רבי</text:span><text:span text:style-name="T2"> </text:span><text:span text:style-name="T1">שמעון</text:span><text:span text:style-name="T2"> </text:span><text:span text:style-name="T1">אומר: שבעה</text:span><text:span text:style-name="T2"> </text:span><text:span text:style-name="T1">שבטים</text:span><text:span text:style-name="T2"> </text:span><text:span text:style-name="T1">שחטאו</text:span><text:span text:style-name="T2"> </text:span><text:span text:style-name="T1">- מביאין</text:span><text:span text:style-name="T2"> </text:span><text:span text:style-name="T1">שבעה</text:span><text:span text:style-name="T2"> </text:span><text:span text:style-name="T1">פרים, ובית</text:span><text:span text:style-name="T2"> </text:span><text:span text:style-name="T1">דין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הן</text:span><text:span text:style-name="T2"> </text:span><text:span text:style-name="T1">פר, שנאמר</text:span><text:span text:style-name="T2"> </text:span><text:span text:style-name="T1">למטה</text:span><text:span text:style-name="T2"> </text:span><text:span text:style-name="T1">'</text:span><text:span text:style-name="T59">קהל</text:span><text:span text:style-name="T1">' </text:span><text:span text:style-name="T28">[</text:span><text:span text:style-name="T18">ויקרא</text:span><text:span text:style-name="T19"> </text:span><text:span text:style-name="T18">ד,יד: </text:span><text:span text:style-name="T28">ונודעה</text:span><text:span text:style-name="T31"> </text:span><text:span text:style-name="T28">החטאת</text:span><text:span text:style-name="T31"> </text:span><text:span text:style-name="T28">אשר</text:span><text:span text:style-name="T31"> </text:span><text:span text:style-name="T28">חטאו</text:span><text:span text:style-name="T31"> </text:span><text:span text:style-name="T28">עליה</text:span><text:span text:style-name="T31"> </text:span><text:span text:style-name="T44">והקריבו</text:span><text:span text:style-name="T43"> </text:span><text:span text:style-name="T44">ה</text:span><text:span text:style-name="T65">קהל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לחטאת</text:span><text:span text:style-name="T31"> </text:span><text:span text:style-name="T28">והביאו</text:span><text:span text:style-name="T31"> </text:span><text:span text:style-name="T28">אתו</text:span><text:span text:style-name="T31"> </text:span><text:span text:style-name="T28">לפני</text:span><text:span text:style-name="T31"> </text:span><text:span text:style-name="T28">אהל</text:span><text:span text:style-name="T31"> </text:span><text:span text:style-name="T28">מועד]</text:span><text:span text:style-name="T1">, ונאמר</text:span><text:span text:style-name="T2"> </text:span><text:span text:style-name="T1">למעלה</text:span><text:span text:style-name="T2"> </text:span><text:span text:style-name="T1">'</text:span><text:span text:style-name="T59">קהל</text:span><text:span text:style-name="T1">' </text:span><text:span text:style-name="T28">[</text:span><text:span text:style-name="T18">ויקרא</text:span><text:span text:style-name="T19"> </text:span><text:span text:style-name="T18">ד,יג: </text:span><text:span text:style-name="T28">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1"> </text:span><text:span text:style-name="T28">ונעלם</text:span><text:span text:style-name="T31"> </text:span><text:span text:style-name="T28">דבר</text:span><text:span text:style-name="T31"> </text:span><text:span text:style-name="T44">מעיני</text:span><text:span text:style-name="T43"> </text:span><text:span text:style-name="T44">ה</text:span><text:span text:style-name="T65">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1">; מה</text:span><text:span text:style-name="T2"> </text:span><text:span text:style-name="T1">'</text:span><text:span text:style-name="T59">קהל</text:span><text:span text:style-name="T1">' האמור</text:span><text:span text:style-name="T2"> </text:span><text:span text:style-name="T1">למעלה</text:span><text:span text:style-name="T2"> </text:span><text:span text:style-name="T1">= בית</text:span><text:span text:style-name="T2"> </text:span><text:span text:style-name="T1">דין</text:span><text:span text:style-name="T2"> </text:span><text:span text:style-name="T1">עם</text:span><text:span text:style-name="T2"> </text:span><text:span text:style-name="T1">הקהל</text:span><text:span text:style-name="T2"> </text:span><text:span text:style-name="T32">(</text:span><text:span text:style-name="T38">דתרוייהו</text:span><text:span text:style-name="T31"> </text:span><text:span text:style-name="T38">כתיב</text:span><text:span text:style-name="T31"> </text:span><text:span text:style-name="T38">למעלה: ב"ד</text:span><text:span text:style-name="T31"> </text:span><text:span text:style-name="T38">עם</text:span><text:span text:style-name="T31"> </text:span><text:span text:style-name="T38">קהל, דכתיב</text:span><text:span text:style-name="T31"> </text:span><text:span text:style-name="T38">'</text:span><text:span text:style-name="T28">ונעלם</text:span><text:span text:style-name="T31"> </text:span><text:span text:style-name="T28">דבר</text:span><text:span text:style-name="T31"> </text:span><text:span text:style-name="T28">מעיני</text:span><text:span text:style-name="T31"> </text:span><text:span text:style-name="T28">הקהל</text:span><text:span text:style-name="T38">': דהאי</text:span><text:span text:style-name="T31"> </text:span><text:span text:style-name="T38">'מעיני' היינו</text:span><text:span text:style-name="T31"> </text:span><text:span text:style-name="T38">בית</text:span><text:span text:style-name="T31"> </text:span><text:span text:style-name="T38">דין!</text:span><text:span text:style-name="T32">)</text:span><text:span text:style-name="T1">, אף</text:span><text:span text:style-name="T2"> </text:span><text:span text:style-name="T1">'</text:span><text:span text:style-name="T59">קהל</text:span><text:span text:style-name="T1">' האמור</text:span><text:span text:style-name="T2"> </text:span><text:span text:style-name="T1">למטה: בית</text:span><text:span text:style-name="T2"> </text:span><text:span text:style-name="T1">דין</text:span><text:span text:style-name="T2"> </text:span><text:span text:style-name="T1">עם</text:span><text:span text:style-name="T2"> </text:span><text:span text:style-name="T1">הקהל</text:span><text:span text:style-name="T2"> </text:span><text:span text:style-name="T32">(</text:span><text:span text:style-name="T38">'</text:span><text:span text:style-name="T28">והקריבו</text:span><text:span text:style-name="T31"> </text:span><text:span text:style-name="T28">הקהל</text:span><text:span text:style-name="T38">': בית</text:span><text:span text:style-name="T31"> </text:span><text:span text:style-name="T38">דין</text:span><text:span text:style-name="T31"> </text:span><text:span text:style-name="T38">עם</text:span><text:span text:style-name="T31"> </text:span><text:span text:style-name="T38">הקהל; הכי</text:span><text:span text:style-name="T31"> </text:span><text:span text:style-name="T38">דריש</text:span><text:span text:style-name="T31"> </text:span><text:span text:style-name="T38">רבי</text:span><text:span text:style-name="T31"> </text:span><text:span text:style-name="T38">מאיר: מה</text:span><text:span text:style-name="T31"> </text:span><text:span text:style-name="T38">קהל</text:span><text:span text:style-name="T31"> </text:span><text:span text:style-name="T38">האמור</text:span><text:span text:style-name="T31"> </text:span><text:span text:style-name="T38">למעלה: 'ונעלם</text:span><text:span text:style-name="T31"> </text:span><text:span text:style-name="T38">דבר</text:span><text:span text:style-name="T31"> </text:span><text:span text:style-name="T38">מעיני</text:span><text:span text:style-name="T31"> </text:span><text:span text:style-name="T38">הקהל': בית</text:span><text:span text:style-name="T31"> </text:span><text:span text:style-name="T38">דין</text:span><text:span text:style-name="T31"> </text:span><text:span text:style-name="T38">ולא</text:span><text:span text:style-name="T31"> </text:span><text:span text:style-name="T38">קהל, כלומר: דהוראה</text:span><text:span text:style-name="T31"> </text:span><text:span text:style-name="T38">תלויה</text:span><text:span text:style-name="T31"> </text:span><text:span text:style-name="T38">היא</text:span><text:span text:style-name="T31"> </text:span><text:span text:style-name="T38">בבית</text:span><text:span text:style-name="T31"> </text:span><text:span text:style-name="T38">דין, ולא</text:span><text:span text:style-name="T31"> </text:span><text:span text:style-name="T38">בקהל, דהא</text:span><text:span text:style-name="T31"> </text:span><text:span text:style-name="T38">לא</text:span><text:span text:style-name="T31"> </text:span><text:span text:style-name="T38">כתיב</text:span><text:span text:style-name="T31"> </text:span><text:span text:style-name="T38">'ונעלם</text:span><text:span text:style-name="T31"> </text:span><text:span text:style-name="T38">מקהל' אלא</text:span><text:span text:style-name="T31"> </text:span><text:span text:style-name="T38">'</text:span><text:span text:style-name="T28">מעיני</text:span><text:span text:style-name="T31"> </text:span><text:span text:style-name="T28">הקהל</text:span><text:span text:style-name="T38">', דמשמע: מבית</text:span><text:span text:style-name="T31"> </text:span><text:span text:style-name="T38">דין</text:span><text:span text:style-name="T31"> </text:span><text:span text:style-name="T38">של</text:span><text:span text:style-name="T31"> </text:span><text:span text:style-name="T38">קהל, ולא</text:span><text:span text:style-name="T31"> </text:span><text:span text:style-name="T38">מקהל</text:span><text:span text:style-name="T31"> </text:span><text:span text:style-name="T38">- אף</text:span><text:span text:style-name="T31"> </text:span><text:span text:style-name="T38">קהל</text:span><text:span text:style-name="T31"> </text:span><text:span text:style-name="T38">האמור</text:span><text:span text:style-name="T31"> </text:span><text:span text:style-name="T38">למטה: '</text:span><text:span text:style-name="T28">והקריבו</text:span><text:span text:style-name="T31"> </text:span><text:span text:style-name="T28">הקהל</text:span><text:span text:style-name="T38">' = בית</text:span><text:span text:style-name="T31"> </text:span><text:span text:style-name="T38">דין</text:span><text:span text:style-name="T31"> </text:span><text:span text:style-name="T38">ולא</text:span><text:span text:style-name="T31"> </text:span><text:span text:style-name="T38">צבור</text:span><text:span text:style-name="T32">)</text:span><text:span text:style-name="T1">;</text:span></text:p>
      <text:p text:style-name="P4"><text:span text:style-name="T1">רבי</text:span><text:span text:style-name="T2"> </text:span><text:span text:style-name="T1">מאיר</text:span><text:span text:style-name="T2"> </text:span><text:span text:style-name="T1">אומר: שבעה</text:span><text:span text:style-name="T2"> </text:span><text:span text:style-name="T1">שבטים</text:span><text:span text:style-name="T2"> </text:span><text:span text:style-name="T1">שחטאו</text:span><text:span text:style-name="T2"> </text:span><text:span text:style-name="T1">- ב"ד</text:span><text:span text:style-name="T2"> </text:span><text:span text:style-name="T1">מביאין</text:span><text:span text:style-name="T2"> </text:span><text:span text:style-name="T1">על</text:span><text:span text:style-name="T2"> </text:span><text:span text:style-name="T1">ידיהם</text:span><text:span text:style-name="T2"> </text:span><text:span text:style-name="T1">פר, והן</text:span><text:span text:style-name="T2"> </text:span><text:span text:style-name="T1">פטורין: נאמר</text:span><text:span text:style-name="T2"> </text:span><text:span text:style-name="T1">'</text:span><text:span text:style-name="T59">קהל</text:span><text:span text:style-name="T1">' למטה</text:span><text:span text:style-name="T2"> </text:span><text:span text:style-name="T1">ונאמר</text:span><text:span text:style-name="T2"> </text:span><text:span text:style-name="T1">'</text:span><text:span text:style-name="T59">קהל</text:span><text:span text:style-name="T1">' למעלה: מה</text:span><text:span text:style-name="T2"> </text:span><text:span text:style-name="T1">'</text:span><text:span text:style-name="T59">קהל</text:span><text:span text:style-name="T1">' האמור</text:span><text:span text:style-name="T2"> </text:span><text:span text:style-name="T1">למעלה</text:span><text:span text:style-name="T2"> </text:span><text:span text:style-name="T1">= ב"ד</text:span><text:span text:style-name="T2"> </text:span><text:span text:style-name="T1">ולא</text:span><text:span text:style-name="T2"> </text:span><text:span text:style-name="T1">צבור, אף</text:span><text:span text:style-name="T2"> </text:span><text:span text:style-name="T1">'</text:span><text:span text:style-name="T59">קהל</text:span><text:span text:style-name="T1">' האמור</text:span><text:span text:style-name="T2"> </text:span><text:span text:style-name="T1">למטה</text:span><text:span text:style-name="T2"> </text:span><text:span text:style-name="T1">= ב"ד</text:span><text:span text:style-name="T2"> </text:span><text:span text:style-name="T1">ולא</text:span><text:span text:style-name="T2"> </text:span><text:span text:style-name="T1">צבור;</text:span></text:p>
      <text:p text:style-name="P4"><text:span text:style-name="T1">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אומר</text:span><text:span text:style-name="T2"> </text:span><text:span text:style-name="T1">משמו: חטאו</text:span><text:span text:style-name="T2"> </text:span><text:span text:style-name="T1">ששה</text:span><text:span text:style-name="T2"> </text:span><text:span text:style-name="T1">שבטים</text:span><text:span text:style-name="T2"> </text:span><text:span text:style-name="T1">והם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1">או</text:span><text:span text:style-name="T2"> </text:span><text:span text:style-name="T1">שבעה</text:span><text:span text:style-name="T2"> </text:span><text:span text:style-name="T1">אע"פ</text:span><text:span text:style-name="T2"> </text:span><text:span text:style-name="T1">שאינו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1">- מביאין</text:span><text:span text:style-name="T2"> </text:span><text:span text:style-name="T1">פר. </text:span></text:p>
      <text:p text:style-name="P3"/>
      <text:p text:style-name="P4"><text:span text:style-name="T1">אמר</text:span><text:span text:style-name="T2"> </text:span><text:span text:style-name="T1">מר: '</text:span><text:span text:style-name="T73">ונודעה</text:span><text:span text:style-name="T74"> </text:span><text:span text:style-name="T73">החטאת</text:span><text:span text:style-name="T74"> </text:span><text:span text:style-name="T73">ולא</text:span><text:span text:style-name="T74"> </text:span><text:span text:style-name="T73">שיודעו</text:span><text:span text:style-name="T74"> </text:span><text:span text:style-name="T73">החוטאין</text:span><text:span text:style-name="T1">' - מאן</text:span><text:span text:style-name="T2"> </text:span><text:span text:style-name="T1">תנא?</text:span></text:p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, ואיתימא</text:span><text:span text:style-name="T2"> </text:span><text:span text:style-name="T1">רבא: דלא</text:span><text:span text:style-name="T2"> </text:span><text:span text:style-name="T1">כרבי</text:span><text:span text:style-name="T2"> </text:span><text:span text:style-name="T1">אליעזר, </text:span><text:span text:style-name="T32">(</text:span><text:span text:style-name="T38">דתנן</text:span><text:span text:style-name="T31"> </text:span><text:span text:style-name="T38">במסכת</text:span><text:span text:style-name="T31"> </text:span><text:span text:style-name="T38">כריתות</text:span><text:span text:style-name="T31"> </text:span><text:span text:style-name="T38">בפרק</text:span><text:span text:style-name="T31"> </text:span><text:span text:style-name="T38">'ספק</text:span><text:span text:style-name="T31"> </text:span><text:span text:style-name="T38">אכל</text:span><text:span text:style-name="T31"> </text:span><text:span text:style-name="T38">חלב' </text:span><text:span text:style-name="T18">(כריתות</text:span><text:span text:style-name="T19"> </text:span><text:span text:style-name="T18">פ"ד</text:span><text:span text:style-name="T19"> </text:span><text:span text:style-name="T18">מ"ג; דף</text:span><text:span text:style-name="T19"> </text:span><text:span text:style-name="T18">יט.)</text:span><text:span text:style-name="T38"> '</text:span><text:span text:style-name="T48">חלב</text:span><text:span text:style-name="T49"> </text:span><text:span text:style-name="T48">ונותר</text:span><text:span text:style-name="T49"> </text:span><text:span text:style-name="T48">לפניו; ואכל</text:span><text:span text:style-name="T49"> </text:span><text:span text:style-name="T48">את</text:span><text:span text:style-name="T49"> </text:span><text:span text:style-name="T48">אחד</text:span><text:span text:style-name="T49"> </text:span><text:span text:style-name="T48">מהם</text:span><text:span text:style-name="T49"> </text:span><text:span text:style-name="T48">ואינו</text:span><text:span text:style-name="T49"> </text:span><text:span text:style-name="T48">יודע</text:span><text:span text:style-name="T49"> </text:span><text:span text:style-name="T48">איזה</text:span><text:span text:style-name="T49"> </text:span><text:span text:style-name="T48">מהן</text:span><text:span text:style-name="T49"> </text:span><text:span text:style-name="T48">אכל...: רבי</text:span><text:span text:style-name="T49"> </text:span><text:span text:style-name="T48">אליעזר</text:span><text:span text:style-name="T49"> </text:span><text:span text:style-name="T48">מחייב</text:span><text:span text:style-name="T49"> </text:span><text:span text:style-name="T48">חטאת, ורבי</text:span><text:span text:style-name="T49"> </text:span><text:span text:style-name="T48">יהושע</text:span><text:span text:style-name="T49"> </text:span><text:span text:style-name="T48">פוטר'</text:span><text:span text:style-name="T32">)</text:span><text:span text:style-name="T1"> דתניא: '</text:span><text:span text:style-name="T73">אמר</text:span><text:span text:style-name="T74"> </text:span><text:span text:style-name="T73">רבי</text:span><text:span text:style-name="T74"> </text:span><text:span text:style-name="T73">אליעזר: מה</text:span><text:span text:style-name="T74"> </text:span><text:span text:style-name="T73">נפשך: אם</text:span><text:span text:style-name="T74"> </text:span><text:span text:style-name="T73">חלב</text:span><text:span text:style-name="T74"> </text:span><text:span text:style-name="T73">אכל</text:span><text:span text:style-name="T74"> – </text:span><text:span text:style-name="T73">חייב, נותר</text:span><text:span text:style-name="T74"> </text:span><text:span text:style-name="T73">אכל</text:span><text:span text:style-name="T74"> – </text:span><text:span text:style-name="T73">חייב</text:span><text:span text:style-name="T1">' </text:span><text:span text:style-name="T32">(</text:span><text:span text:style-name="T48">אמר</text:span><text:span text:style-name="T49"> </text:span><text:span text:style-name="T48">לו</text:span><text:span text:style-name="T49"> </text:span><text:span text:style-name="T48">רבי</text:span><text:span text:style-name="T49"> </text:span><text:span text:style-name="T48">יהושע: הרי</text:span><text:span text:style-name="T49"> </text:span><text:span text:style-name="T48">הוא</text:span><text:span text:style-name="T49"> </text:span><text:span text:style-name="T48">אומר</text:span><text:span text:style-name="T49"> </text:span><text:span text:style-name="T48">'אשר</text:span><text:span text:style-name="T49"> </text:span><text:span text:style-name="T48">חטא</text:span><text:span text:style-name="T49"> </text:span><text:span text:style-name="T48">בה' - עד</text:span><text:span text:style-name="T49"> </text:span><text:span text:style-name="T48">שיודע</text:span><text:span text:style-name="T49"> </text:span><text:span text:style-name="T48">לו</text:span><text:span text:style-name="T49"> </text:span><text:span text:style-name="T48">במאי</text:span><text:span text:style-name="T49"> </text:span><text:span text:style-name="T48">חטא</text:span><text:span text:style-name="T38">'; הכא</text:span><text:span text:style-name="T31"> </text:span><text:span text:style-name="T38">נמי</text:span><text:span text:style-name="T31"> </text:span><text:span text:style-name="T38">סבירא</text:span><text:span text:style-name="T31"> </text:span><text:span text:style-name="T38">ליה</text:span><text:span text:style-name="T31"> </text:span><text:span text:style-name="T38">לרבי</text:span><text:span text:style-name="T31"> </text:span><text:span text:style-name="T38">אליעזר: מה</text:span><text:span text:style-name="T31"> </text:span><text:span text:style-name="T38">נפשך: אם</text:span><text:span text:style-name="T31"> </text:span><text:span text:style-name="T38">חלב</text:span><text:span text:style-name="T31"> </text:span><text:span text:style-name="T38">אכלו</text:span><text:span text:style-name="T31"> </text:span><text:span text:style-name="T38">בהוראה</text:span><text:span text:style-name="T31"> </text:span><text:span text:style-name="T38">- מביאין</text:span><text:span text:style-name="T31"> </text:span><text:span text:style-name="T38">פר, ואם</text:span><text:span text:style-name="T31"> </text:span><text:span text:style-name="T38">דם</text:span><text:span text:style-name="T31"> </text:span><text:span text:style-name="T38">אכלו</text:span><text:span text:style-name="T31"> </text:span><text:span text:style-name="T38">בהוראה</text:span><text:span text:style-name="T31"> </text:span><text:span text:style-name="T38">- מביאין</text:span><text:span text:style-name="T31"> </text:span><text:span text:style-name="T38">פר, וחייבין</text:span><text:span text:style-name="T31"> </text:span><text:span text:style-name="T38">ממה</text:span><text:span text:style-name="T31"> </text:span><text:span text:style-name="T38">נפשך</text:span><text:span text:style-name="T32">)</text:span><text:span text:style-name="T1">!</text:span></text:p>
      <text:p text:style-name="P4"><text:span text:style-name="T1">רב</text:span><text:span text:style-name="T2"> </text:span><text:span text:style-name="T1">אשי</text:span><text:span text:style-name="T2"> </text:span><text:span text:style-name="T1">אמר: אפילו</text:span><text:span text:style-name="T2"> </text:span><text:span text:style-name="T1">תימא</text:span><text:span text:style-name="T2"> </text:span><text:span text:style-name="T1">רבי</text:span><text:span text:style-name="T2"> </text:span><text:span text:style-name="T1">אליעזר; שאני</text:span><text:span text:style-name="T2"> </text:span><text:span text:style-name="T1">הכא</text:span><text:span text:style-name="T2"> </text:span><text:span text:style-name="T1">דכתיב</text:span><text:span text:style-name="T2"> </text:span><text:span text:style-name="T18">(ויקרא</text:span><text:span text:style-name="T19"> </text:span><text:span text:style-name="T18">ד,יד)</text:span><text:span text:style-name="T1"> </text:span><text:span text:style-name="T28">[ונודעה</text:span><text:span text:style-name="T31"> </text:span><text:span text:style-name="T28">החטאת]</text:span><text:span text:style-name="T59"> אשר</text:span><text:span text:style-name="T2"> </text:span><text:span text:style-name="T59">חטאו</text:span><text:span text:style-name="T2"> </text:span><text:span text:style-name="T59">עליה</text:span><text:span text:style-name="T2"> </text:span><text:span text:style-name="T28">[והקריבו</text:span><text:span text:style-name="T31"> </text:span><text:span text:style-name="T28">הקהל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לחטאת</text:span><text:span text:style-name="T31"> </text:span><text:span text:style-name="T28">והביאו</text:span><text:span text:style-name="T31"> </text:span><text:span text:style-name="T28">אתו</text:span><text:span text:style-name="T31"> </text:span><text:span text:style-name="T28">לפני</text:span><text:span text:style-name="T31"> </text:span><text:span text:style-name="T28">אהל</text:span><text:span text:style-name="T31"> </text:span><text:span text:style-name="T28">מועד]</text:span><text:span text:style-name="T1"> </text:span><text:span text:style-name="T32">(</text:span><text:span text:style-name="T38">דמשמע</text:span><text:span text:style-name="T31"> </text:span><text:span text:style-name="T38">שיודע</text:span><text:span text:style-name="T31"> </text:span><text:span text:style-name="T38">להם</text:span><text:span text:style-name="T31"> </text:span><text:span text:style-name="T38">החטא</text:span><text:span text:style-name="T31"> </text:span><text:span text:style-name="T38">שחטאו</text:span><text:span text:style-name="T31"> </text:span><text:span text:style-name="T38">עליו</text:span><text:span text:style-name="T31"> </text:span><text:span text:style-name="T38">- על</text:span><text:span text:style-name="T31"> </text:span><text:span text:style-name="T38">פי</text:span><text:span text:style-name="T31"> </text:span><text:span text:style-name="T38">בית</text:span><text:span text:style-name="T31"> </text:span><text:span text:style-name="T38">דין</text:span><text:span text:style-name="T32">)</text:span><text:span text:style-name="T1">.</text:span></text:p>
      <text:p text:style-name="P4"><text:span text:style-name="T1">התם</text:span><text:span text:style-name="T2"> </text:span><text:span text:style-name="T1">נמי, הכתיב</text:span><text:span text:style-name="T2"> </text:span><text:span text:style-name="T18">(ויקרא</text:span><text:span text:style-name="T19"> </text:span><text:span text:style-name="T18">ד,כג)</text:span><text:span text:style-name="T1"> </text:span><text:span text:style-name="T28">[או</text:span><text:span text:style-name="T31"> </text:span><text:span text:style-name="T28">הודע</text:span><text:span text:style-name="T31"> </text:span><text:span text:style-name="T28">אליו</text:span><text:span text:style-name="T31"> </text:span><text:span text:style-name="T28">חטאתו]</text:span><text:span text:style-name="T59"> אשר</text:span><text:span text:style-name="T2"> </text:span><text:span text:style-name="T59">חטא</text:span><text:span text:style-name="T2"> </text:span><text:span text:style-name="T59">בה</text:span><text:span text:style-name="T2"> </text:span><text:span text:style-name="T28">[והביא</text:span><text:span text:style-name="T31"> </text:span><text:span text:style-name="T28">את</text:span><text:span text:style-name="T31"> </text:span><text:span text:style-name="T28">קרבנו</text:span><text:span text:style-name="T31"> </text:span><text:span text:style-name="T28">שעיר</text:span><text:span text:style-name="T31"> </text:span><text:span text:style-name="T28">עזים</text:span><text:span text:style-name="T31"> </text:span><text:span text:style-name="T28">זכר</text:span><text:span text:style-name="T31"> </text:span><text:span text:style-name="T28">תמים]</text:span><text:span text:style-name="T1"> </text:span><text:span text:style-name="T32">(</text:span><text:span text:style-name="T38">דמשמע</text:span><text:span text:style-name="T31"> </text:span><text:span text:style-name="T38">עד</text:span><text:span text:style-name="T31"> </text:span><text:span text:style-name="T38">שיודע</text:span><text:span text:style-name="T31"> </text:span><text:span text:style-name="T38">לו</text:span><text:span text:style-name="T31"> </text:span><text:span text:style-name="T38">במה</text:span><text:span text:style-name="T31"> </text:span><text:span text:style-name="T38">חטא</text:span><text:span text:style-name="T32">)</text:span><text:span text:style-name="T1">!?</text:span></text:p>
      <text:p text:style-name="P4"><text:span text:style-name="T1">ההוא</text:span><text:span text:style-name="T2"> </text:span><text:span text:style-name="T1">מיבעי</text:span><text:span text:style-name="T2"> </text:span><text:span text:style-name="T1">ליה</text:span><text:span text:style-name="T2"> </text:span><text:span text:style-name="T1">פרט</text:span><text:span text:style-name="T2"> </text:span><text:span text:style-name="T1">למתעסק</text:span><text:span text:style-name="T2"> </text:span><text:span text:style-name="T32">(</text:span><text:span text:style-name="T38">'</text:span><text:span text:style-name="T28">בה</text:span><text:span text:style-name="T38">' - פרט</text:span><text:span text:style-name="T31"> </text:span><text:span text:style-name="T38">למתעסק; ד'בה' משמע</text:span><text:span text:style-name="T31"> </text:span><text:span text:style-name="T38">דמתכוין</text:span><text:span text:style-name="T31"> </text:span><text:span text:style-name="T38">לעשות</text:span><text:span text:style-name="T31"> </text:span><text:span text:style-name="T38">החטא, פרט</text:span><text:span text:style-name="T31"> </text:span><text:span text:style-name="T38">למתעסק: בשבת, כגון</text:span><text:span text:style-name="T31"> </text:span><text:span text:style-name="T38">שנתכוין</text:span><text:span text:style-name="T31"> </text:span><text:span text:style-name="T38">להגביה</text:span><text:span text:style-name="T31"> </text:span><text:span text:style-name="T38">את</text:span><text:span text:style-name="T31"> </text:span><text:span text:style-name="T38">התלוש</text:span><text:span text:style-name="T31"> </text:span><text:span text:style-name="T38">וחתך</text:span><text:span text:style-name="T31"> </text:span><text:span text:style-name="T38">את</text:span><text:span text:style-name="T31"> </text:span><text:span text:style-name="T38">המחובר, דפטור; אבל</text:span><text:span text:style-name="T31"> </text:span><text:span text:style-name="T38">מתעסק</text:span><text:span text:style-name="T31"> </text:span><text:span text:style-name="T38">בחלבים</text:span><text:span text:style-name="T31"> </text:span><text:span text:style-name="T38">ובעריות</text:span><text:span text:style-name="T31"> </text:span><text:span text:style-name="T38">- חייב</text:span><text:span text:style-name="T31"> </text:span><text:span text:style-name="T38">שכבר</text:span><text:span text:style-name="T31"> </text:span><text:span text:style-name="T38">נהנה, כדאמר</text:span><text:span text:style-name="T31"> </text:span><text:span text:style-name="T38">בפרק</text:span><text:span text:style-name="T31"> </text:span><text:span text:style-name="T38">ארבע</text:span><text:span text:style-name="T31"> </text:span><text:span text:style-name="T38">מיתות</text:span><text:span text:style-name="T31"> </text:span><text:span text:style-name="T18">(סנהדרין</text:span><text:span text:style-name="T19"> </text:span><text:span text:style-name="T18">סב:)</text:span><text:span text:style-name="T32">)</text:span><text:span text:style-name="T1">.</text:span><text:span text:style-name="T48"> </text:span></text:p>
      <text:p text:style-name="P11"/>
      <text:p text:style-name="P4"><text:span text:style-name="T1">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יהודה?</text:span></text:p>
      <text:p text:style-name="P4"><text:span text:style-name="T1">קסבר: ארבעה</text:span><text:span text:style-name="T2"> </text:span><text:span text:style-name="T1">'קהל'י</text:span><text:span text:style-name="T2"> </text:span><text:span text:style-name="T1">כתיבי: קהל</text:span><text:span text:style-name="T2"> </text:span><text:span text:style-name="T59">הקהל</text:span><text:span text:style-name="T2"> </text:span><text:span text:style-name="T1">קהל</text:span><text:span text:style-name="T2"> </text:span><text:span text:style-name="T59">הקהל</text:span><text:span text:style-name="T2"> </text:span><text:span text:style-name="T32">(</text:span><text:span text:style-name="T38">'</text:span><text:span text:style-name="T28">מעיני</text:span><text:span text:style-name="T31"> </text:span><text:span text:style-name="T28">הקהל</text:span><text:span text:style-name="T38">' </text:span><text:span text:style-name="T18">[ויקרא</text:span><text:span text:style-name="T19"> </text:span><text:span text:style-name="T18">ד,יג]</text:span><text:span text:style-name="T38">, '</text:span><text:span text:style-name="T28">והקריבו</text:span><text:span text:style-name="T31"> </text:span><text:span text:style-name="T28">הקהל</text:span><text:span text:style-name="T38">' </text:span><text:span text:style-name="T18">[ויקרא</text:span><text:span text:style-name="T19"> </text:span><text:span text:style-name="T18">ד,יד]</text:span><text:span text:style-name="T38">: - דלימא</text:span><text:span text:style-name="T31"> </text:span><text:span text:style-name="T38">קרא</text:span><text:span text:style-name="T31"> </text:span><text:span text:style-name="T38">'מעיני</text:span><text:span text:style-name="T31"> </text:span><text:span text:style-name="T38">קהל'; מאי</text:span><text:span text:style-name="T31"> </text:span><text:span text:style-name="T38">'</text:span><text:span text:style-name="T59">ה</text:span><text:span text:style-name="T28">קהל</text:span><text:span text:style-name="T38">'? – תרי; וליכתוב</text:span><text:span text:style-name="T31"> </text:span><text:span text:style-name="T38">קרא</text:span><text:span text:style-name="T31"> </text:span><text:span text:style-name="T38">והקריבו</text:span><text:span text:style-name="T31"> </text:span><text:span text:style-name="T38">'קהל'; מאי</text:span><text:span text:style-name="T31"> </text:span><text:span text:style-name="T38">'</text:span><text:span text:style-name="T59">ה</text:span><text:span text:style-name="T28">קהל</text:span><text:span text:style-name="T38">' – תרי, והרי</text:span><text:span text:style-name="T31"> </text:span><text:span text:style-name="T38">ארבעה; '</text:span><text:span text:style-name="T28">חטאת</text:span><text:span text:style-name="T31"> </text:span><text:span text:style-name="T28">הקהל</text:span><text:span text:style-name="T38">' </text:span><text:span text:style-name="T18">[ויקרא</text:span><text:span text:style-name="T19"> </text:span><text:span text:style-name="T18">ד,כא] </text:span><text:span text:style-name="T38">לא</text:span><text:span text:style-name="T31"> </text:span><text:span text:style-name="T38">קא</text:span><text:span text:style-name="T31"> </text:span><text:span text:style-name="T38">חשיב, דהא</text:span><text:span text:style-name="T31"> </text:span><text:span text:style-name="T38">לא</text:span><text:span text:style-name="T31"> </text:span><text:span text:style-name="T38">כתיב</text:span><text:span text:style-name="T31"> </text:span><text:span text:style-name="T38">לא</text:span><text:span text:style-name="T31"> </text:span><text:span text:style-name="T38">בהוראה</text:span><text:span text:style-name="T31"> </text:span><text:span text:style-name="T38">ולא</text:span><text:span text:style-name="T31"> </text:span><text:span text:style-name="T38">בהקרבה</text:span><text:span text:style-name="T32">)</text:span><text:span text:style-name="T1">; חד</text:span><text:span text:style-name="T2"> </text:span><text:span text:style-name="T1">לחייב</text:span><text:span text:style-name="T2"> </text:span><text:span text:style-name="T1">על</text:span><text:span text:style-name="T2"> </text:span><text:span text:style-name="T1">כל</text:span><text:span text:style-name="T2"> </text:span><text:span text:style-name="T1">קהל</text:span><text:span text:style-name="T2"> </text:span><text:span text:style-name="T1">וקהל</text:span><text:span text:style-name="T2"> </text:span><text:span text:style-name="T32">(</text:span><text:span text:style-name="T38">על</text:span><text:span text:style-name="T31"> </text:span><text:span text:style-name="T38">כל</text:span><text:span text:style-name="T31"> </text:span><text:span text:style-name="T38">שבט</text:span><text:span text:style-name="T31"> </text:span><text:span text:style-name="T38">ושבט, דשבט</text:span><text:span text:style-name="T31"> </text:span><text:span text:style-name="T38">אחד</text:span><text:span text:style-name="T31"> </text:span><text:span text:style-name="T38">איקרי</text:span><text:span text:style-name="T31"> </text:span><text:span text:style-name="T38">'קהל', כדאמר</text:span><text:span text:style-name="T31"> </text:span><text:span text:style-name="T38">לקמן</text:span><text:span text:style-name="T32">)</text:span><text:span text:style-name="T1">, וחד</text:span><text:span text:style-name="T2"> </text:span><text:span text:style-name="T1">להוראה</text:span><text:span text:style-name="T2"> </text:span><text:span text:style-name="T1">תלויה</text:span><text:span text:style-name="T2"> </text:span><text:span text:style-name="T1">בבית</text:span><text:span text:style-name="T2"> </text:span><text:span text:style-name="T1">דין</text:span><text:span text:style-name="T2"> </text:span><text:span text:style-name="T1">ומעשה</text:span><text:span text:style-name="T2"> </text:span><text:span text:style-name="T1">תלוי</text:span><text:span text:style-name="T2"> </text:span><text:span text:style-name="T1">בקהל</text:span><text:span text:style-name="T2"> </text:span><text:span text:style-name="T32">(</text:span><text:span text:style-name="T38">כדאמר</text:span><text:span text:style-name="T31"> </text:span><text:span text:style-name="T38">לעיל</text:span><text:span text:style-name="T31"> </text:span><text:span text:style-name="T38">(דף</text:span><text:span text:style-name="T31"> </text:span><text:span text:style-name="T38">ג.) </text:span><text:span text:style-name="T48">'</text:span><text:span text:style-name="T50">הקהל</text:span><text:span text:style-name="T49"> </text:span><text:span text:style-name="T50">ועשו</text:span><text:span text:style-name="T18">' [ויקרא</text:span><text:span text:style-name="T19"> </text:span><text:span text:style-name="T18">ד,יג]</text:span><text:span text:style-name="T48"> : הוראה</text:span><text:span text:style-name="T49"> </text:span><text:span text:style-name="T48">תלויה</text:span><text:span text:style-name="T49"> </text:span><text:span text:style-name="T48">בב"ד</text:span><text:span text:style-name="T49"> </text:span><text:span text:style-name="T48">ומעשה</text:span><text:span text:style-name="T49"> </text:span><text:span text:style-name="T48">תלוי</text:span><text:span text:style-name="T49"> </text:span><text:span text:style-name="T48">בקהל</text:span><text:span text:style-name="T32">)</text:span><text:span text:style-name="T1">, וחד</text:span><text:span text:style-name="T2"> </text:span><text:span text:style-name="T1">לגרירה</text:span><text:span text:style-name="T2"> </text:span><text:span text:style-name="T32">(</text:span><text:span text:style-name="T38">וחד</text:span><text:span text:style-name="T31"> </text:span><text:span text:style-name="T38">למידה</text:span><text:span text:style-name="T31"> </text:span><text:span text:style-name="T38">דשאר</text:span><text:span text:style-name="T31"> </text:span><text:span text:style-name="T38">שבטין</text:span><text:span text:style-name="T31"> </text:span><text:span text:style-name="T38">שלא</text:span><text:span text:style-name="T31"> </text:span><text:span text:style-name="T38">חטאו</text:span><text:span text:style-name="T31"> </text:span><text:span text:style-name="T38">נגררין</text:span><text:span text:style-name="T31"> </text:span><text:span text:style-name="T38">אחר</text:span><text:span text:style-name="T31"> </text:span><text:span text:style-name="T38">החוטאין</text:span><text:span text:style-name="T31"> </text:span><text:span text:style-name="T38">ומביאין</text:span><text:span text:style-name="T31"> </text:span><text:span text:style-name="T38">על</text:span><text:span text:style-name="T31"> </text:span><text:span text:style-name="T38">ידיהם</text:span><text:span text:style-name="T31"> </text:span><text:span text:style-name="T38">פר</text:span><text:span text:style-name="T31"> </text:span><text:span text:style-name="T38">פר</text:span><text:span text:style-name="T32">)</text:span><text:span text:style-name="T1">, וחד</text:span><text:span text:style-name="T2"> </text:span><text:span text:style-name="T1">לשבט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32">(</text:span><text:span text:style-name="T38">כדתנן</text:span><text:span text:style-name="T31"> </text:span><text:span text:style-name="T38">בסיפא</text:span><text:span text:style-name="T31"> </text:span><text:span text:style-name="T38">דמתניתין: '</text:span><text:span text:style-name="T48">הורו</text:span><text:span text:style-name="T49"> </text:span><text:span text:style-name="T48">ב"ד</text:span><text:span text:style-name="T49"> </text:span><text:span text:style-name="T48">של</text:span><text:span text:style-name="T49"> </text:span><text:span text:style-name="T48">אחד</text:span><text:span text:style-name="T49"> </text:span><text:span text:style-name="T48">מן</text:span><text:span text:style-name="T49"> </text:span><text:span text:style-name="T48">השבטים</text:span><text:span text:style-name="T31"> </text:span><text:span text:style-name="T38">כו'</text:span><text:span text:style-name="T32">)</text:span><text:span text:style-name="T1">;</text:span><text:span text:style-name="T38"> </text:span></text:p>
      <text:p text:style-name="P11"/>
      <text:p text:style-name="P4"><text:span text:style-name="T1">ורבי</text:span><text:span text:style-name="T2"> </text:span><text:span text:style-name="T1">שמעון?</text:span></text:p>
      <text:p text:style-name="P4"><text:span text:style-name="T1">תלתא</text:span><text:span text:style-name="T2"> </text:span><text:span text:style-name="T1">'קהל'י</text:span><text:span text:style-name="T2"> </text:span><text:span text:style-name="T1">כתיבי: '</text:span><text:span text:style-name="T59">הקהל</text:span><text:span text:style-name="T1">' 'קהל' '</text:span><text:span text:style-name="T59">הקהל</text:span><text:span text:style-name="T1">'; '</text:span><text:span text:style-name="T59">מעיני</text:span><text:span text:style-name="T2"> </text:span><text:span text:style-name="T59">הקהל</text:span><text:span text:style-name="T1">' </text:span><text:span text:style-name="T32">(</text:span><text:span text:style-name="T38">לא</text:span><text:span text:style-name="T31"> </text:span><text:span text:style-name="T38">דרשינן</text:span><text:span text:style-name="T31"> </text:span><text:span text:style-name="T38">ביה</text:span><text:span text:style-name="T31"> </text:span><text:span text:style-name="T38">תרתי, דהא</text:span><text:span text:style-name="T31"> </text:span><text:span text:style-name="T38">לשמוש</text:span><text:span text:style-name="T31"> </text:span><text:span text:style-name="T38">הוא</text:span><text:span text:style-name="T31"> </text:span><text:span text:style-name="T38">דאתא</text:span><text:span text:style-name="T32">)</text:span><text:span text:style-name="T1"> - אורחיה</text:span><text:span text:style-name="T2"> </text:span><text:span text:style-name="T1">דקרא</text:span><text:span text:style-name="T2"> </text:span><text:span text:style-name="T1">הוא, כדאמרי</text:span><text:span text:style-name="T2"> </text:span><text:span text:style-name="T1">אינשי: 'מעיני</text:span><text:span text:style-name="T2"> </text:span><text:span text:style-name="T1">דפלניא' </text:span><text:span text:style-name="T32">(</text:span><text:span text:style-name="T38">הכא</text:span><text:span text:style-name="T31"> </text:span><text:span text:style-name="T38">נמי</text:span><text:span text:style-name="T31"> </text:span><text:span text:style-name="T38">'</text:span><text:span text:style-name="T28">מעיני</text:span><text:span text:style-name="T31"> </text:span><text:span text:style-name="T28">הקהל</text:span><text:span text:style-name="T38">' משמע</text:span><text:span text:style-name="T31"> </text:span><text:span text:style-name="T38">מעיני</text:span><text:span text:style-name="T31"> </text:span><text:span text:style-name="T38">של</text:span><text:span text:style-name="T31"> </text:span><text:span text:style-name="T38">קהל, וחד</text:span><text:span text:style-name="T31"> </text:span><text:span text:style-name="T38">הוא; אבל</text:span><text:span text:style-name="T31"> </text:span><text:span text:style-name="T38">'</text:span><text:span text:style-name="T28">והקריבו</text:span><text:span text:style-name="T31"> </text:span><text:span text:style-name="T28">הקהל</text:span><text:span text:style-name="T38">' דרשינן</text:span><text:span text:style-name="T31"> </text:span><text:span text:style-name="T38">ביה</text:span><text:span text:style-name="T31"> </text:span><text:span text:style-name="T38">תרי, דלכתוב</text:span><text:span text:style-name="T31"> </text:span><text:span text:style-name="T38">קרא</text:span><text:span text:style-name="T31"> </text:span><text:span text:style-name="T38">'והקריבו</text:span><text:span text:style-name="T31"> </text:span><text:span text:style-name="T38">קהל'; מאי</text:span><text:span text:style-name="T31"> </text:span><text:span text:style-name="T38">'</text:span><text:span text:style-name="T59">ה</text:span><text:span text:style-name="T28">קהל</text:span><text:span text:style-name="T38">'? – תרי! הא</text:span><text:span text:style-name="T31"> </text:span><text:span text:style-name="T38">תלת</text:span><text:span text:style-name="T32">)</text:span><text:span text:style-name="T1">; חד</text:span><text:span text:style-name="T2"> </text:span><text:span text:style-name="T1">לחייב</text:span><text:span text:style-name="T2"> </text:span><text:span text:style-name="T1">על</text:span><text:span text:style-name="T2"> </text:span><text:span text:style-name="T1">כל</text:span><text:span text:style-name="T2"> </text:span><text:span text:style-name="T1">קהל</text:span><text:span text:style-name="T2"> </text:span><text:span text:style-name="T1">וקהל</text:span><text:span text:style-name="T2"> </text:span><text:span text:style-name="T32">(</text:span><text:span text:style-name="T38">דרבי</text:span><text:span text:style-name="T31"> </text:span><text:span text:style-name="T38">שמעון</text:span><text:span text:style-name="T31"> </text:span><text:span text:style-name="T38">נמי</text:span><text:span text:style-name="T31"> </text:span><text:span text:style-name="T38">סבירא</text:span><text:span text:style-name="T31"> </text:span><text:span text:style-name="T38">ליה</text:span><text:span text:style-name="T31"> </text:span><text:span text:style-name="T38">דשבט</text:span><text:span text:style-name="T31"> </text:span><text:span text:style-name="T38">אחד</text:span><text:span text:style-name="T31"> </text:span><text:span text:style-name="T38">איקרי</text:span><text:span text:style-name="T31"> </text:span><text:span text:style-name="T38">'קהל'</text:span><text:span text:style-name="T32">)</text:span><text:span text:style-name="T1">, ותרי</text:span><text:span text:style-name="T2"> </text:span><text:span text:style-name="T1">אחריני</text:span><text:span text:style-name="T2"> </text:span><text:span text:style-name="T32">(</text:span><text:span text:style-name="T38">אייתרי</text:span><text:span text:style-name="T31"> </text:span><text:span text:style-name="T38">ליה</text:span><text:span text:style-name="T31"> </text:span><text:span text:style-name="T38">תרי</text:span><text:span text:style-name="T31"> </text:span><text:span text:style-name="T38">לגזירה</text:span><text:span text:style-name="T31"> </text:span><text:span text:style-name="T38">שוה</text:span><text:span text:style-name="T32">)</text:span><text:span text:style-name="T1">: נאמר</text:span><text:span text:style-name="T2"> </text:span><text:span text:style-name="T1">למטה</text:span><text:span text:style-name="T2"> </text:span><text:span text:style-name="T1">'</text:span><text:span text:style-name="T28">[ה]</text:span><text:span text:style-name="T59">קהל</text:span><text:span text:style-name="T1">' ונאמר</text:span><text:span text:style-name="T2"> </text:span><text:span text:style-name="T1">למעלה</text:span><text:span text:style-name="T2"> </text:span><text:span text:style-name="T1">'</text:span><text:span text:style-name="T28">[ה]</text:span><text:span text:style-name="T59">קהל</text:span><text:span text:style-name="T1">': מה</text:span><text:span text:style-name="T2"> </text:span><text:span text:style-name="T1">להלן</text:span><text:span text:style-name="T2"> </text:span><text:span text:style-name="T1">ב"ד</text:span><text:span text:style-name="T2"> </text:span><text:span text:style-name="T1">עם</text:span><text:span text:style-name="T2"> </text:span><text:span text:style-name="T1">הקהל</text:span><text:span text:style-name="T2"> </text:span><text:span text:style-name="T1">- אף</text:span><text:span text:style-name="T2"> </text:span><text:span text:style-name="T1">כאן</text:span><text:span text:style-name="T2"> </text:span><text:span text:style-name="T1">ב"ד</text:span><text:span text:style-name="T2"> </text:span><text:span text:style-name="T1">עם</text:span><text:span text:style-name="T2"> </text:span><text:span text:style-name="T1">הקהל;</text:span></text:p>
      <text:p text:style-name="P11"/>
      <text:p text:style-name="P4"><text:span text:style-name="T1">ורבי</text:span><text:span text:style-name="T2"> </text:span><text:span text:style-name="T1">מאיר?</text:span></text:p>
      <text:p text:style-name="P4"><text:span text:style-name="T1">קהל</text:span><text:span text:style-name="T2"> </text:span><text:span text:style-name="T1">הקהל</text:span><text:span text:style-name="T2"> </text:span><text:span text:style-name="T1">לא</text:span><text:span text:style-name="T2"> </text:span><text:span text:style-name="T1">דריש, הלכך</text:span><text:span text:style-name="T2"> </text:span><text:span text:style-name="T1">תרי</text:span><text:span text:style-name="T2"> </text:span><text:span text:style-name="T1">קהלי</text:span><text:span text:style-name="T2"> </text:span><text:span text:style-name="T1">כתיבי, מיבעי</text:span><text:span text:style-name="T2"> </text:span><text:span text:style-name="T1">ליה</text:span><text:span text:style-name="T2"> </text:span><text:span text:style-name="T1">ל'נאמר</text:span><text:span text:style-name="T2"> </text:span><text:span text:style-name="T1">למטה</text:span><text:span text:style-name="T2"> </text:span><text:span text:style-name="T1">קהל</text:span><text:span text:style-name="T2"> </text:span><text:span text:style-name="T1">ונאמר</text:span><text:span text:style-name="T2"> </text:span><text:span text:style-name="T1">למעלה</text:span><text:span text:style-name="T2"> </text:span><text:span text:style-name="T1">קהל, מה</text:span><text:span text:style-name="T2"> </text:span><text:span text:style-name="T1">להלן</text:span><text:span text:style-name="T2"> </text:span><text:span text:style-name="T1">ב"ד</text:span><text:span text:style-name="T2"> </text:span><text:span text:style-name="T1">ולא</text:span><text:span text:style-name="T2"> </text:span><text:span text:style-name="T1">צבור</text:span><text:span text:style-name="T2"> </text:span><text:span text:style-name="T1">- אף</text:span><text:span text:style-name="T2"> </text:span><text:span text:style-name="T1">כאן</text:span><text:span text:style-name="T2"> </text:span><text:span text:style-name="T1">ב"ד</text:span><text:span text:style-name="T2"> </text:span><text:span text:style-name="T1">ולא</text:span><text:span text:style-name="T2"> </text:span><text:span text:style-name="T1">צבור';</text:span></text:p>
      <text:p text:style-name="P11"/>
      <text:p text:style-name="P4"><text:span text:style-name="T1">ו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- מאי</text:span><text:span text:style-name="T2"> </text:span><text:span text:style-name="T1">טעמיה? </text:span></text:p>
      <text:p text:style-name="P4"><text:span text:style-name="T1">כתיב</text:span><text:span text:style-name="T2"> </text:span><text:span text:style-name="T32">(</text:span><text:span text:style-name="T38">בהוראה</text:span><text:span text:style-name="T31"> </text:span><text:span text:style-name="T38">דעבודת</text:span><text:span text:style-name="T31"> </text:span><text:span text:style-name="T38">כוכבים</text:span><text:span text:style-name="T31"> </text:span><text:span text:style-name="T38">בפרשת</text:span><text:span text:style-name="T31"> </text:span><text:span text:style-name="T38">'שלח</text:span><text:span text:style-name="T31"> </text:span><text:span text:style-name="T38">לך</text:span><text:span text:style-name="T31"> </text:span><text:span text:style-name="T38">אנשים'</text:span><text:span text:style-name="T32">)</text:span><text:span text:style-name="T1"> </text:span><text:span text:style-name="T18">(במדבר</text:span><text:span text:style-name="T19"> </text:span><text:span text:style-name="T18">טו,כד)</text:span><text:span text:style-name="T1"> </text:span><text:span text:style-name="T59">והיה</text:span><text:span text:style-name="T2"> </text:span><text:span text:style-name="T59">אם</text:span><text:span text:style-name="T2"> </text:span><text:span text:style-name="T59">מעיני</text:span><text:span text:style-name="T2"> </text:span><text:span text:style-name="T59">העדה</text:span><text:span text:style-name="T2"> </text:span><text:span text:style-name="T28">[נעשתה</text:span><text:span text:style-name="T31"> </text:span><text:span text:style-name="T28">לשגגה</text:span><text:span text:style-name="T31"> </text:span><text:span text:style-name="T28">ועשו</text:span><text:span text:style-name="T31"> </text:span><text:span text:style-name="T28">כל</text:span><text:span text:style-name="T31"> </text:span><text:span text:style-name="T28">העדה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אחד</text:span><text:span text:style-name="T31"> </text:span><text:span text:style-name="T28">לעלה</text:span><text:span text:style-name="T31"> </text:span><text:span text:style-name="T28">לריח</text:span><text:span text:style-name="T31"> </text:span><text:span text:style-name="T28">ניחח</text:span><text:span text:style-name="T31"> </text:span><text:span text:style-name="T28">לה</text:span><text:span text:style-name="T31">’ </text:span><text:span text:style-name="T28">ומנחתו</text:span><text:span text:style-name="T31"> </text:span><text:span text:style-name="T28">ונסכו</text:span><text:span text:style-name="T31"> </text:span><text:span text:style-name="T28">כמשפט</text:span><text:span text:style-name="T31"> </text:span><text:span text:style-name="T28">ושעיר</text:span><text:span text:style-name="T31"> </text:span><text:span text:style-name="T28">עזים</text:span><text:span text:style-name="T31"> </text:span><text:span text:style-name="T28">אחד</text:span><text:span text:style-name="T31"> </text:span><text:span text:style-name="T28">לחטת]</text:span><text:span text:style-name="T1"> אלמא</text:span><text:span text:style-name="T2"> </text:span><text:span text:style-name="T32">(</text:span><text:span text:style-name="T38">אפילו</text:span><text:span text:style-name="T32">)</text:span><text:span text:style-name="T1"> מיעוטא</text:span><text:span text:style-name="T2"> </text:span><text:span text:style-name="T32">(</text:span><text:span text:style-name="T38">חטאו, מביאין</text:span><text:span text:style-name="T31"> </text:span><text:span text:style-name="T38">פר</text:span><text:span text:style-name="T31"> </text:span><text:span text:style-name="T38">ושעירה</text:span><text:span text:style-name="T32">)</text:span><text:span text:style-name="T1">, דכתיב</text:span><text:span text:style-name="T2"> </text:span><text:span text:style-name="T1">'</text:span><text:span text:style-name="T11">מֵ</text:span><text:span text:style-name="T59">עיני</text:span><text:span text:style-name="T1">' </text:span><text:span text:style-name="T32">(</text:span><text:span text:style-name="T38">משמע</text:span><text:span text:style-name="T31"> </text:span><text:span text:style-name="T38">מקצת</text:span><text:span text:style-name="T31"> </text:span><text:span text:style-name="T38">עיני</text:span><text:span text:style-name="T31"> </text:span><text:span text:style-name="T38">ולא</text:span><text:span text:style-name="T31"> </text:span><text:span text:style-name="T38">כל</text:span><text:span text:style-name="T31"> </text:span><text:span text:style-name="T38">עיני</text:span><text:span text:style-name="T32">)</text:span><text:span text:style-name="T1">, וכתיב</text:span><text:span text:style-name="T2"> </text:span><text:span text:style-name="T18">(במדבר</text:span><text:span text:style-name="T19"> </text:span><text:span text:style-name="T18">טו,כו)</text:span><text:span text:style-name="T1"> </text:span><text:span text:style-name="T28">[ונסלח</text:span><text:span text:style-name="T31"> </text:span><text:span text:style-name="T28">לכל</text:span><text:span text:style-name="T31"> </text:span><text:span text:style-name="T28">עדת</text:span><text:span text:style-name="T31"> </text:span><text:span text:style-name="T28">בני</text:span><text:span text:style-name="T31"> </text:span><text:span text:style-name="T28">ישראל</text:span><text:span text:style-name="T31"> </text:span><text:span text:style-name="T28">ולגר</text:span><text:span text:style-name="T31"> </text:span><text:span text:style-name="T28">הגר</text:span><text:span text:style-name="T31"> </text:span><text:span text:style-name="T28">בתוכם]</text:span><text:span text:style-name="T59"> כי</text:span><text:span text:style-name="T2"> </text:span><text:span text:style-name="T65">לכל</text:span><text:span text:style-name="T2"> </text:span><text:span text:style-name="T59">העם</text:span><text:span text:style-name="T2"> </text:span><text:span text:style-name="T59">בשגגה</text:span><text:span text:style-name="T1">, למימרא</text:span><text:span text:style-name="T2"> </text:span><text:span text:style-name="T1">דרובא</text:span><text:span text:style-name="T2"> – </text:span><text:span text:style-name="T1">אִין</text:span><text:span text:style-name="T2"> </text:span><text:span text:style-name="T32">(</text:span><text:span text:style-name="T38">דרובו</text:span><text:span text:style-name="T31"> </text:span><text:span text:style-name="T38">ככולו</text:span><text:span text:style-name="T32">)</text:span><text:span text:style-name="T1">, מיעוטא</text:span><text:span text:style-name="T2"> – </text:span><text:span text:style-name="T1">לא; הא</text:span><text:span text:style-name="T2"> </text:span><text:span text:style-name="T1">כיצד? עשו</text:span><text:span text:style-name="T2"> </text:span><text:span text:style-name="T1">ששה</text:span><text:span text:style-name="T2"> </text:span><text:span text:style-name="T1">וה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, או</text:span><text:span text:style-name="T2"> </text:span><text:span text:style-name="T1">שבעה</text:span><text:span text:style-name="T2"> </text:span><text:span text:style-name="T1">אף</text:span><text:span text:style-name="T2"> </text:span><text:span text:style-name="T1">על</text:span><text:span text:style-name="T2"> </text:span><text:span text:style-name="T1">פי</text:span><text:span text:style-name="T2"> </text:span><text:span text:style-name="T1">שאינ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– </text:span><text:span text:style-name="T1">חייבין</text:span><text:span text:style-name="T2"> </text:span><text:span text:style-name="T32">(</text:span><text:span text:style-name="T38">ד'</text:span><text:span text:style-name="T28">מעיני</text:span><text:span text:style-name="T38">' - אפילו</text:span><text:span text:style-name="T31"> </text:span><text:span text:style-name="T38">מיעוט</text:span><text:span text:style-name="T31"> </text:span><text:span text:style-name="T38">קהל, כגון</text:span><text:span text:style-name="T31"> </text:span><text:span text:style-name="T38">ברוב</text:span><text:span text:style-name="T31"> </text:span><text:span text:style-name="T38">שבטים; והאי</text:span><text:span text:style-name="T31"> </text:span><text:span text:style-name="T38">דכתיב</text:span><text:span text:style-name="T31"> </text:span><text:span text:style-name="T38">'</text:span><text:span text:style-name="T28">כי</text:span><text:span text:style-name="T31"> </text:span><text:span text:style-name="T28">לכל</text:span><text:span text:style-name="T38">' - דבעינן</text:span><text:span text:style-name="T31"> </text:span><text:span text:style-name="T38">רובא</text:span><text:span text:style-name="T31"> </text:span><text:span text:style-name="T38">דקהל</text:span><text:span text:style-name="T31"> </text:span><text:span text:style-name="T38">אפילו</text:span><text:span text:style-name="T31"> </text:span><text:span text:style-name="T38">במיעוט</text:span><text:span text:style-name="T31"> </text:span><text:span text:style-name="T38">שבטים</text:span><text:span text:style-name="T32">)</text:span><text:span text:style-name="T1">.</text:span></text:p>
      <text:p text:style-name="P3"/>
      <text:p text:style-name="P4"><text:span text:style-name="T1">(הוריות</text:span><text:span text:style-name="T2"> </text:span><text:span text:style-name="T1">ה,ב)</text:span></text:p>
      <text:p text:style-name="P4"><text:span text:style-name="T1">ורבי</text:span><text:span text:style-name="T2"> </text:span><text:span text:style-name="T1">שמעון</text:span><text:span text:style-name="T2"> </text:span><text:span text:style-name="T1">ורבי</text:span><text:span text:style-name="T2"> </text:span><text:span text:style-name="T1">מאיר</text:span><text:span text:style-name="T2"> </text:span><text:span text:style-name="T32">(</text:span><text:span text:style-name="T38">דדרשי</text:span><text:span text:style-name="T31"> </text:span><text:span text:style-name="T38">תרי</text:span><text:span text:style-name="T31"> </text:span><text:span text:style-name="T38">קהל</text:span><text:span text:style-name="T31"> </text:span><text:span text:style-name="T38">לגזירה</text:span><text:span text:style-name="T31"> </text:span><text:span text:style-name="T38">שוה, ולא</text:span><text:span text:style-name="T31"> </text:span><text:span text:style-name="T38">אייתר</text:span><text:span text:style-name="T31"> </text:span><text:span text:style-name="T38">חד</text:span><text:span text:style-name="T31"> </text:span><text:span text:style-name="T38">להוראה</text:span><text:span text:style-name="T31"> </text:span><text:span text:style-name="T38">תלויה</text:span><text:span text:style-name="T31"> </text:span><text:span text:style-name="T38">בבית</text:span><text:span text:style-name="T31"> </text:span><text:span text:style-name="T38">דין, אם</text:span><text:span text:style-name="T31"> </text:span><text:span text:style-name="T38">כן</text:span><text:span text:style-name="T32">)</text:span><text:span text:style-name="T1"> ד'הוראה</text:span><text:span text:style-name="T2"> </text:span><text:span text:style-name="T1">תלויה</text:span><text:span text:style-name="T2"> </text:span><text:span text:style-name="T1">בבית</text:span><text:span text:style-name="T2"> </text:span><text:span text:style-name="T1">דין</text:span><text:span text:style-name="T2"> </text:span><text:span text:style-name="T1">ומעשה</text:span><text:span text:style-name="T2"> </text:span><text:span text:style-name="T1">תלוי</text:span><text:span text:style-name="T2"> </text:span><text:span text:style-name="T1">בקהל' - מנא</text:span><text:span text:style-name="T2"> </text:span><text:span text:style-name="T1">להו?</text:span></text:p>
      <text:p text:style-name="P4"><text:span text:style-name="T1">אמר</text:span><text:span text:style-name="T2"> </text:span><text:span text:style-name="T1">אביי: דאמר</text:span><text:span text:style-name="T2"> </text:span><text:span text:style-name="T1">קרא</text:span><text:span text:style-name="T2"> </text:span><text:span text:style-name="T18">(במדבר</text:span><text:span text:style-name="T19"> </text:span><text:span text:style-name="T18">טו,כד)</text:span><text:span text:style-name="T1"> </text:span><text:span text:style-name="T59">והיה</text:span><text:span text:style-name="T2"> </text:span><text:span text:style-name="T59">אם</text:span><text:span text:style-name="T2"> </text:span><text:span text:style-name="T59">מעיני</text:span><text:span text:style-name="T2"> </text:span><text:span text:style-name="T59">העדה</text:span><text:span text:style-name="T2"> </text:span><text:span text:style-name="T59">נעשתה</text:span><text:span text:style-name="T2"> </text:span><text:span text:style-name="T59">לשגגה</text:span><text:span text:style-name="T2"> </text:span><text:span text:style-name="T28">[ועשו</text:span><text:span text:style-name="T31"> </text:span><text:span text:style-name="T28">כל</text:span><text:span text:style-name="T31"> </text:span><text:span text:style-name="T28">העדה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אחד</text:span><text:span text:style-name="T31"> </text:span><text:span text:style-name="T28">לעלה</text:span><text:span text:style-name="T31"> </text:span><text:span text:style-name="T28">לריח</text:span><text:span text:style-name="T31"> </text:span><text:span text:style-name="T28">ניחח</text:span><text:span text:style-name="T31"> </text:span><text:span text:style-name="T28">לה</text:span><text:span text:style-name="T31">’ </text:span><text:span text:style-name="T28">ומנחתו</text:span><text:span text:style-name="T31"> </text:span><text:span text:style-name="T28">ונסכו</text:span><text:span text:style-name="T31"> </text:span><text:span text:style-name="T28">כמשפט</text:span><text:span text:style-name="T31"> </text:span><text:span text:style-name="T28">ושעיר</text:span><text:span text:style-name="T31"> </text:span><text:span text:style-name="T28">עזים</text:span><text:span text:style-name="T31"> </text:span><text:span text:style-name="T28">אחד</text:span><text:span text:style-name="T31"> </text:span><text:span text:style-name="T28">לחטת]</text:span><text:span text:style-name="T1"> </text:span><text:span text:style-name="T32">(</text:span><text:span text:style-name="T38">שתעשה</text:span><text:span text:style-name="T31"> </text:span><text:span text:style-name="T38">לשגגה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אחרים, דהיינו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הוראת</text:span><text:span text:style-name="T31"> </text:span><text:span text:style-name="T38">בית</text:span><text:span text:style-name="T31"> </text:span><text:span text:style-name="T38">דין, דהוראה</text:span><text:span text:style-name="T31"> </text:span><text:span text:style-name="T38">תלויה</text:span><text:span text:style-name="T31"> </text:span><text:span text:style-name="T38">בבית</text:span><text:span text:style-name="T31"> </text:span><text:span text:style-name="T38">דין</text:span><text:span text:style-name="T32">)</text:span><text:span text:style-name="T1">; </text:span></text:p>
      <text:p text:style-name="P4"><text:span text:style-name="T1">רבא</text:span><text:span text:style-name="T2"> </text:span><text:span text:style-name="T1">אמר: </text:span><text:span text:style-name="T18">(במדבר</text:span><text:span text:style-name="T19"> </text:span><text:span text:style-name="T18">טו,כו)</text:span><text:span text:style-name="T1"> מ'</text:span><text:span text:style-name="T59">לכל</text:span><text:span text:style-name="T2"> </text:span><text:span text:style-name="T59">העם</text:span><text:span text:style-name="T2"> </text:span><text:span text:style-name="T59">בשגגה</text:span><text:span text:style-name="T1">' </text:span><text:span text:style-name="T28">[ונסלח</text:span><text:span text:style-name="T31"> </text:span><text:span text:style-name="T28">לכל</text:span><text:span text:style-name="T31"> </text:span><text:span text:style-name="T28">עדת</text:span><text:span text:style-name="T31"> </text:span><text:span text:style-name="T28">בני</text:span><text:span text:style-name="T31"> </text:span><text:span text:style-name="T28">ישראל</text:span><text:span text:style-name="T31"> </text:span><text:span text:style-name="T28">ולגר</text:span><text:span text:style-name="T31"> </text:span><text:span text:style-name="T28">הגר</text:span><text:span text:style-name="T31"> </text:span><text:span text:style-name="T28">בתוכם</text:span><text:span text:style-name="T31"> </text:span><text:span text:style-name="T28">כי</text:span><text:span text:style-name="T31"> </text:span><text:span text:style-name="T44">לכל</text:span><text:span text:style-name="T31"> </text:span><text:span text:style-name="T28">העם</text:span><text:span text:style-name="T31"> </text:span><text:span text:style-name="T28">בשגגה]</text:span><text:span text:style-name="T71"> </text:span><text:span text:style-name="T32">(</text:span><text:span text:style-name="T38">שיהו</text:span><text:span text:style-name="T31"> </text:span><text:span text:style-name="T38">כולם</text:span><text:span text:style-name="T31"> </text:span><text:span text:style-name="T38">תלויין</text:span><text:span text:style-name="T31"> </text:span><text:span text:style-name="T38">בשגגת</text:span><text:span text:style-name="T31"> </text:span><text:span text:style-name="T38">הקהל, ובית</text:span><text:span text:style-name="T31"> </text:span><text:span text:style-name="T38">דין: דהוראה</text:span><text:span text:style-name="T31"> </text:span><text:span text:style-name="T38">תלויה</text:span><text:span text:style-name="T31"> </text:span><text:span text:style-name="T38">בבית</text:span><text:span text:style-name="T31"> </text:span><text:span text:style-name="T38">דין, ומעשה</text:span><text:span text:style-name="T31"> </text:span><text:span text:style-name="T38">תלוי</text:span><text:span text:style-name="T31"> </text:span><text:span text:style-name="T38">בקהל</text:span><text:span text:style-name="T32">)</text:span><text:span text:style-name="T1">;</text:span></text:p>
      <text:p text:style-name="P3">וצריכא:</text:p>
      <text:p text:style-name="P4"><text:span text:style-name="T1">דאי</text:span><text:span text:style-name="T2"> </text:span><text:span text:style-name="T1">כתב</text:span><text:span text:style-name="T2"> </text:span><text:span text:style-name="T1">רחמנא</text:span><text:span text:style-name="T2"> </text:span><text:span text:style-name="T1">'</text:span><text:span text:style-name="T59">והיה</text:span><text:span text:style-name="T2"> </text:span><text:span text:style-name="T59">אם</text:span><text:span text:style-name="T2"> </text:span><text:span text:style-name="T59">מעיני</text:span><text:span text:style-name="T2"> </text:span><text:span text:style-name="T59">העדה</text:span><text:span text:style-name="T2"> </text:span><text:span text:style-name="T59">נעשתה</text:span><text:span text:style-name="T2"> </text:span><text:span text:style-name="T59">לשגגה</text:span><text:span text:style-name="T1">', הוה</text:span><text:span text:style-name="T2"> </text:span><text:span text:style-name="T1">אמינא</text:span><text:span text:style-name="T2"> </text:span><text:span text:style-name="T1">אפילו</text:span><text:span text:style-name="T2"> </text:span><text:span text:style-name="T1">מיעוטאה</text:span><text:span text:style-name="T2"> </text:span><text:span text:style-name="T32">(</text:span><text:span text:style-name="T38">אפילו</text:span><text:span text:style-name="T31"> </text:span><text:span text:style-name="T38">מיעוט</text:span><text:span text:style-name="T31"> </text:span><text:span text:style-name="T38">חטאו</text:span><text:span text:style-name="T31"> </text:span><text:span text:style-name="T38">- מביאין</text:span><text:span text:style-name="T31"> </text:span><text:span text:style-name="T38">פר</text:span><text:span text:style-name="T32">)</text:span><text:span text:style-name="T1">; להכי</text:span><text:span text:style-name="T2"> </text:span><text:span text:style-name="T1">כתיב</text:span><text:span text:style-name="T2"> </text:span><text:span text:style-name="T1">'</text:span><text:span text:style-name="T59">לכל</text:span><text:span text:style-name="T2"> </text:span><text:span text:style-name="T59">העם</text:span><text:span text:style-name="T2"> </text:span><text:span text:style-name="T59">בשגגה</text:span><text:span text:style-name="T1">'; ואי</text:span><text:span text:style-name="T2"> </text:span><text:span text:style-name="T1">כתב</text:span><text:span text:style-name="T2"> </text:span><text:span text:style-name="T1">'</text:span><text:span text:style-name="T59">לכל</text:span><text:span text:style-name="T2"> </text:span><text:span text:style-name="T59">העם</text:span><text:span text:style-name="T2"> </text:span><text:span text:style-name="T59">בשגגה</text:span><text:span text:style-name="T1">' - הוה</text:span><text:span text:style-name="T2"> </text:span><text:span text:style-name="T1">אמינא</text:span><text:span text:style-name="T2"> </text:span><text:span text:style-name="T1">עד</text:span><text:span text:style-name="T2"> </text:span><text:span text:style-name="T1">דעבדי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בהדי</text:span><text:span text:style-name="T2"> </text:span><text:span text:style-name="T1">רובא</text:span><text:span text:style-name="T2"> </text:span><text:span text:style-name="T32">(</text:span><text:span text:style-name="T38">ולא</text:span><text:span text:style-name="T31"> </text:span><text:span text:style-name="T38">יהו</text:span><text:span text:style-name="T31"> </text:span><text:span text:style-name="T38">מביאין</text:span><text:span text:style-name="T31"> </text:span><text:span text:style-name="T38">פר</text:span><text:span text:style-name="T31"> </text:span><text:span text:style-name="T38">עד</text:span><text:span text:style-name="T31"> </text:span><text:span text:style-name="T38">שיעש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עם</text:span><text:span text:style-name="T31"> </text:span><text:span text:style-name="T38">הצבור: דליבעי</text:span><text:span text:style-name="T31"> </text:span><text:span text:style-name="T38">לבית</text:span><text:span text:style-name="T31"> </text:span><text:span text:style-name="T38">דין</text:span><text:span text:style-name="T31"> </text:span><text:span text:style-name="T38">הוראה</text:span><text:span text:style-name="T31"> </text:span><text:span text:style-name="T38">ועשיה</text:span><text:span text:style-name="T32">)</text:span><text:span text:style-name="T1">; להכי</text:span><text:span text:style-name="T2"> </text:span><text:span text:style-name="T1">כתיב</text:span><text:span text:style-name="T2"> </text:span><text:span text:style-name="T1">'</text:span><text:span text:style-name="T59">והיה</text:span><text:span text:style-name="T2"> </text:span><text:span text:style-name="T59">אם</text:span><text:span text:style-name="T2"> </text:span><text:span text:style-name="T59">מעיני</text:span><text:span text:style-name="T2"> </text:span><text:span text:style-name="T59">העדה</text:span><text:span text:style-name="T2"> </text:span><text:span text:style-name="T59">נעשתה</text:span><text:span text:style-name="T2"> </text:span><text:span text:style-name="T59">לשגגה</text:span><text:span text:style-name="T1">' </text:span><text:span text:style-name="T32">(</text:span><text:span text:style-name="T38">שתעשה</text:span><text:span text:style-name="T31"> </text:span><text:span text:style-name="T38">שגגה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אחרים: דהוראה</text:span><text:span text:style-name="T31"> </text:span><text:span text:style-name="T38">בלבד</text:span><text:span text:style-name="T31"> </text:span><text:span text:style-name="T38">תלויה</text:span><text:span text:style-name="T31"> </text:span><text:span text:style-name="T38">בבית</text:span><text:span text:style-name="T31"> </text:span><text:span text:style-name="T38">דין</text:span><text:span text:style-name="T32">)</text:span><text:span text:style-name="T1">.</text:span></text:p>
      <text:p text:style-name="P4"><text:span text:style-name="T1">והא, כי</text:span><text:span text:style-name="T2"> </text:span><text:span text:style-name="T1">כתיבי</text:span><text:span text:style-name="T2"> </text:span><text:span text:style-name="T1">הני</text:span><text:span text:style-name="T2"> </text:span><text:span text:style-name="T1">קראי</text:span><text:span text:style-name="T2"> </text:span><text:span text:style-name="T1">- בעבודת</text:span><text:span text:style-name="T2"> </text:span><text:span text:style-name="T1">כוכבים</text:span><text:span text:style-name="T2"> </text:span><text:span text:style-name="T1">הוא</text:span><text:span text:style-name="T2"> </text:span><text:span text:style-name="T1">דכתיבי?</text:span></text:p>
      <text:p text:style-name="P4"><text:span text:style-name="T1">ילפינן</text:span><text:span text:style-name="T2"> </text:span><text:span text:style-name="T1">'</text:span><text:span text:style-name="T59">מעיני</text:span><text:span text:style-name="T1">' '</text:span><text:span text:style-name="T59">מעיני</text:span><text:span text:style-name="T1">' </text:span><text:span text:style-name="T32">(</text:span><text:span text:style-name="T38">כתיב</text:span><text:span text:style-name="T31"> </text:span><text:span text:style-name="T38">הכא</text:span><text:span text:style-name="T31"> </text:span><text:span text:style-name="T38">'</text:span><text:span text:style-name="T28">מעיני</text:span><text:span text:style-name="T31"> </text:span><text:span text:style-name="T28">הקהל</text:span><text:span text:style-name="T38">' </text:span><text:span text:style-name="T18">[ויקרא</text:span><text:span text:style-name="T19"> </text:span><text:span text:style-name="T18">ד,יג]</text:span><text:span text:style-name="T38">, וכתיב</text:span><text:span text:style-name="T31"> </text:span><text:span text:style-name="T38">בעבודת</text:span><text:span text:style-name="T31"> </text:span><text:span text:style-name="T38">כוכבים</text:span><text:span text:style-name="T31"> </text:span><text:span text:style-name="T38">'</text:span><text:span text:style-name="T28">והיה</text:span><text:span text:style-name="T31"> </text:span><text:span text:style-name="T28">אם</text:span><text:span text:style-name="T31"> </text:span><text:span text:style-name="T28">מעיני</text:span><text:span text:style-name="T31"> </text:span><text:span text:style-name="T28">העדה</text:span><text:span text:style-name="T38">' </text:span><text:span text:style-name="T18">(במדבר</text:span><text:span text:style-name="T19"> </text:span><text:span text:style-name="T18">טו,כד)</text:span><text:span text:style-name="T32">)</text:span><text:span text:style-name="T38"> </text:span><text:span text:style-name="T1">.</text:span></text:p>
      <text:p text:style-name="P3"/>
      <text:p text:style-name="P4"><text:span text:style-name="T1">הורו</text:span><text:span text:style-name="T2"> </text:span><text:span text:style-name="T1">ב"ד</text:span><text:span text:style-name="T2"> </text:span><text:span text:style-name="T1">של</text:span><text:span text:style-name="T2"> </text:span><text:span text:style-name="T1">אחד</text:span><text:span text:style-name="T2"> </text:span><text:span text:style-name="T32">[מן</text:span><text:span text:style-name="T31"> </text:span><text:span text:style-name="T32">השבטים</text:span><text:span text:style-name="T31"> </text:span><text:span text:style-name="T32">ועשה</text:span><text:span text:style-name="T31"> </text:span><text:span text:style-name="T32">אותו</text:span><text:span text:style-name="T31"> </text:span><text:span text:style-name="T32">השבט</text:span><text:span text:style-name="T31"> </text:span><text:span text:style-name="T32">על</text:span><text:span text:style-name="T31"> </text:span><text:span text:style-name="T32">פיהן</text:span><text:span text:style-name="T31"> </text:span><text:span text:style-name="T32">- אותו</text:span><text:span text:style-name="T31"> </text:span><text:span text:style-name="T32">שבט</text:span><text:span text:style-name="T31"> </text:span><text:span text:style-name="T45">הוא</text:span><text:span text:style-name="T31"> </text:span><text:span text:style-name="T32">חייב, ושאר</text:span><text:span text:style-name="T31"> </text:span><text:span text:style-name="T32">כל</text:span><text:span text:style-name="T31"> </text:span><text:span text:style-name="T32">השבטים</text:span><text:span text:style-name="T31"> </text:span><text:span text:style-name="T32">פטורין</text:span><text:span text:style-name="T31"> </text:span><text:span text:style-name="T32">- דברי</text:span><text:span text:style-name="T31"> </text:span><text:span text:style-name="T32">רבי</text:span><text:span text:style-name="T31"> </text:span><text:span text:style-name="T32">יהודה; וחכמים</text:span><text:span text:style-name="T31"> </text:span><text:span text:style-name="T32">אומרים: אין</text:span><text:span text:style-name="T31"> </text:span><text:span text:style-name="T32">חייבין</text:span><text:span text:style-name="T31"> </text:span><text:span text:style-name="T32">אלא</text:span><text:span text:style-name="T31"> </text:span><text:span text:style-name="T32">על</text:span><text:span text:style-name="T31"> </text:span><text:span text:style-name="T32">הוריות</text:span><text:span text:style-name="T31"> </text:span><text:span text:style-name="T32">בית</text:span><text:span text:style-name="T31"> </text:span><text:span text:style-name="T32">דין</text:span><text:span text:style-name="T31"> </text:span><text:span text:style-name="T32">הגדול</text:span><text:span text:style-name="T31"> </text:span><text:span text:style-name="T32">בלבד]</text:span><text:span text:style-name="T1">: </text:span></text:p>
      <text:p text:style-name="P4"><text:span text:style-name="T1">איבעיא</text:span><text:span text:style-name="T2"> </text:span><text:span text:style-name="T1">להו: שבט</text:span><text:span text:style-name="T2"> </text:span><text:span text:style-name="T1">אחד</text:span><text:span text:style-name="T2"> </text:span><text:span text:style-name="T1">לרבי</text:span><text:span text:style-name="T2"> </text:span><text:span text:style-name="T1">יהוד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</text:span><text:span text:style-name="T2"> </text:span><text:span text:style-name="T1">- מי</text:span><text:span text:style-name="T2"> </text:span><text:span text:style-name="T1">מייתו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או</text:span><text:span text:style-name="T2"> </text:span><text:span text:style-name="T1">לא?: מי</text:span><text:span text:style-name="T2"> </text:span><text:span text:style-name="T1">אמרינן</text:span><text:span text:style-name="T2"> </text:span><text:span text:style-name="T1">שבעה</text:span><text:span text:style-name="T2"> </text:span><text:span text:style-name="T1">שבטים</text:span><text:span text:style-name="T2"> </text:span><text:span text:style-name="T1">- הוא</text:span><text:span text:style-name="T2"> </text:span><text:span text:style-name="T1">דמייתו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בהדייהו, משום</text:span><text:span text:style-name="T2"> </text:span><text:span text:style-name="T1">דאיכא</text:span><text:span text:style-name="T2"> </text:span><text:span text:style-name="T1">רובא, אבל</text:span><text:span text:style-name="T2"> </text:span><text:span text:style-name="T1">חד</text:span><text:span text:style-name="T2"> </text:span><text:span text:style-name="T1">שבט</text:span><text:span text:style-name="T2"> </text:span><text:span text:style-name="T32">(</text:span><text:span text:style-name="T38">והוא</text:span><text:span text:style-name="T31"> </text:span><text:span text:style-name="T38">הדין</text:span><text:span text:style-name="T31"> </text:span><text:span text:style-name="T38">לשנים</text:span><text:span text:style-name="T31"> </text:span><text:span text:style-name="T38">או</text:span><text:span text:style-name="T31"> </text:span><text:span text:style-name="T38">שלשה</text:span><text:span text:style-name="T31"> </text:span><text:span text:style-name="T38">שבטים</text:span><text:span text:style-name="T32">)</text:span><text:span text:style-name="T1"> - דליכא</text:span><text:span text:style-name="T2"> </text:span><text:span text:style-name="T1">רובא</text:span><text:span text:style-name="T2"> – </text:span><text:span text:style-name="T1">לא? או</text:span><text:span text:style-name="T2"> </text:span><text:span text:style-name="T1">דלמא</text:span><text:span text:style-name="T2"> </text:span><text:span text:style-name="T1">לא</text:span><text:span text:style-name="T2"> </text:span><text:span text:style-name="T1">שנא?</text:span><text:span text:style-name="T38"> </text:span></text:p>
      <text:p text:style-name="P4"><text:span text:style-name="T1">תא</text:span><text:span text:style-name="T2"> </text:span><text:span text:style-name="T1">שמע: 'מה</text:span><text:span text:style-name="T2"> </text:span><text:span text:style-name="T1">הן</text:span><text:span text:style-name="T2"> </text:span><text:span text:style-name="T1">מביאין? פר</text:span><text:span text:style-name="T2"> </text:span><text:span text:style-name="T1">אחד; רבי</text:span><text:span text:style-name="T2"> </text:span><text:span text:style-name="T1">שמעון</text:span><text:span text:style-name="T2"> </text:span><text:span text:style-name="T1">אומר: שני</text:span><text:span text:style-name="T2"> </text:span><text:span text:style-name="T1">פרים'; במאי</text:span><text:span text:style-name="T2"> </text:span><text:span text:style-name="T1">עסקינן? אילימא</text:span><text:span text:style-name="T2"> </text:span><text:span text:style-name="T1">שחטאו</text:span><text:span text:style-name="T2"> </text:span><text:span text:style-name="T1">שבעה</text:span><text:span text:style-name="T2"> </text:span><text:span text:style-name="T1">- רבי</text:span><text:span text:style-name="T2"> </text:span><text:span text:style-name="T1">שמעון</text:span><text:span text:style-name="T2"> </text:span><text:span text:style-name="T1">תמניא</text:span><text:span text:style-name="T2"> </text:span><text:span text:style-name="T1">בעי</text:span><text:span text:style-name="T2"> </text:span><text:span text:style-name="T32">(</text:span><text:span text:style-name="T38">פר</text:span><text:span text:style-name="T31"> </text:span><text:span text:style-name="T38">לכל</text:span><text:span text:style-name="T31"> </text:span><text:span text:style-name="T38">שבט</text:span><text:span text:style-name="T31"> </text:span><text:span text:style-name="T38">ושבט</text:span><text:span text:style-name="T31"> </text:span><text:span text:style-name="T38">ופר</text:span><text:span text:style-name="T31"> </text:span><text:span text:style-name="T38">לבית</text:span><text:span text:style-name="T31"> </text:span><text:span text:style-name="T38">דין</text:span><text:span text:style-name="T32">)</text:span><text:span text:style-name="T1">!?</text:span><text:span text:style-name="T38"> </text:span><text:span text:style-name="T1">אלא</text:span><text:span text:style-name="T2"> </text:span><text:span text:style-name="T1">דחטא</text:span><text:span text:style-name="T2"> </text:span><text:span text:style-name="T1">שבט</text:span><text:span text:style-name="T2"> </text:span><text:span text:style-name="T1">אחד; במאי? אי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1">- רבי</text:span><text:span text:style-name="T2"> </text:span><text:span text:style-name="T1">שמעון</text:span><text:span text:style-name="T2"> </text:span><text:span text:style-name="T1">לית</text:span><text:span text:style-name="T2"> </text:span><text:span text:style-name="T1">ליה</text:span><text:span text:style-name="T2"> </text:span><text:span text:style-name="T32">(</text:span><text:span text:style-name="T38">דהא</text:span><text:span text:style-name="T31"> </text:span><text:span text:style-name="T38">לא</text:span><text:span text:style-name="T31"> </text:span><text:span text:style-name="T38">מייתר</text:span><text:span text:style-name="T31"> </text:span><text:span text:style-name="T38">ליה</text:span><text:span text:style-name="T31"> </text:span><text:span text:style-name="T38">'קהל' להוראת</text:span><text:span text:style-name="T31"> </text:span><text:span text:style-name="T38">בית</text:span><text:span text:style-name="T31"> </text:span><text:span text:style-name="T38">דינו</text:span><text:span text:style-name="T32">)</text:span><text:span text:style-name="T1">! אלא</text:span><text:span text:style-name="T2"> </text:span><text:span text:style-name="T1">לאו</text:span><text:span text:style-name="T2"> </text:span><text:span text:style-name="T1">- 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? ותנא</text:span><text:span text:style-name="T2"> </text:span><text:span text:style-name="T1">קמא</text:span><text:span text:style-name="T2"> </text:span><text:span text:style-name="T1">מני? אי</text:span><text:span text:style-name="T2"> </text:span><text:span text:style-name="T1">נימא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- הא</text:span><text:span text:style-name="T2"> </text:span><text:span text:style-name="T1">רובא</text:span><text:span text:style-name="T2"> </text:span><text:span text:style-name="T1">בעי!? אלא</text:span><text:span text:style-name="T2"> </text:span><text:span text:style-name="T1">- לאו</text:span><text:span text:style-name="T2"> </text:span><text:span text:style-name="T1">רבי</text:span><text:span text:style-name="T2"> </text:span><text:span text:style-name="T1">יהודה</text:span><text:span text:style-name="T31"> </text:span><text:span text:style-name="T1">&lt;וכגון</text:span><text:span text:style-name="T2"> </text:span><text:span text:style-name="T1">שחטא</text:span><text:span text:style-name="T2"> </text:span><text:span text:style-name="T1">שבט</text:span><text:span text:style-name="T2"> </text:span><text:span text:style-name="T1">אחד&gt; </text:span><text:span text:style-name="T38">(וקתני</text:span><text:span text:style-name="T31"> </text:span><text:span text:style-name="T38">'</text:span><text:span text:style-name="T48">מה</text:span><text:span text:style-name="T49"> </text:span><text:span text:style-name="T48">הן</text:span><text:span text:style-name="T49"> </text:span><text:span text:style-name="T48">מביאין? - פר</text:span><text:span text:style-name="T49"> </text:span><text:span text:style-name="T48">אחד</text:span><text:span text:style-name="T38">' אלמא</text:span><text:span text:style-name="T31"> </text:span><text:span text:style-name="T38">לא</text:span><text:span text:style-name="T31"> </text:span><text:span text:style-name="T38">מייתו</text:span><text:span text:style-name="T31"> </text:span><text:span text:style-name="T38">שאר</text:span><text:span text:style-name="T31"> </text:span><text:span text:style-name="T38">שבטים</text:span><text:span text:style-name="T31"> </text:span><text:span text:style-name="T38">בהדיה)</text:span><text:span text:style-name="T1">!</text:span></text:p>
      <text:p text:style-name="P4"><text:span text:style-name="T1">אמרי: </text:span><text:span text:style-name="T32">(</text:span><text:span text:style-name="T38">אלא</text:span><text:span text:style-name="T32">)</text:span><text:span text:style-name="T1"> הכא</text:span><text:span text:style-name="T2"> </text:span><text:span text:style-name="T1">במאי</text:span><text:span text:style-name="T2"> </text:span><text:span text:style-name="T1">עסקינן? - כגון</text:span><text:span text:style-name="T2"> </text:span><text:span text:style-name="T1">שחטאו</text:span><text:span text:style-name="T2"> </text:span><text:span text:style-name="T1">ששה</text:span><text:span text:style-name="T2"> </text:span><text:span text:style-name="T1">שבטים, והן</text:span><text:span text:style-name="T2"> </text:span><text:span text:style-name="T1">רובן</text:span><text:span text:style-name="T2"> </text:span><text:span text:style-name="T1">של</text:span><text:span text:style-name="T2"> </text:span><text:span text:style-name="T1">קהל</text:span><text:span text:style-name="T2"> </text:span><text:span text:style-name="T32">(</text:span><text:span text:style-name="T38">דכיון</text:span><text:span text:style-name="T31"> </text:span><text:span text:style-name="T38">דאיכא</text:span><text:span text:style-name="T31"> </text:span><text:span text:style-name="T38">רוב, רובא</text:span><text:span text:style-name="T31"> </text:span><text:span text:style-name="T38">כל</text:span><text:span text:style-name="T31"> </text:span><text:span text:style-name="T38">דהו</text:span><text:span text:style-name="T31"> </text:span><text:span text:style-name="T38">קאמר</text:span><text:span text:style-name="T31"> </text:span><text:span text:style-name="T38">דמביאין</text:span><text:span text:style-name="T31"> </text:span><text:span text:style-name="T38">פר</text:span><text:span text:style-name="T31"> </text:span><text:span text:style-name="T86">[לכל</text:span><text:span text:style-name="T87"> </text:span><text:span text:style-name="T86">קהל</text:span><text:span text:style-name="T87"> </text:span><text:span text:style-name="T86">שחטא]</text:span><text:span text:style-name="T38">, ופר</text:span><text:span text:style-name="T31"> </text:span><text:span text:style-name="T38">לב"ד</text:span><text:span text:style-name="T32">)</text:span><text:span text:style-name="T1">, ו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היא</text:span><text:span text:style-name="T2"> </text:span><text:span text:style-name="T32">(</text:span><text:span text:style-name="T38">ותנא</text:span><text:span text:style-name="T31"> </text:span><text:span text:style-name="T38">קמא</text:span><text:span text:style-name="T31"> </text:span><text:span text:style-name="T38">- רבי</text:span><text:span text:style-name="T31"> </text:span><text:span text:style-name="T38">שמעון</text:span><text:span text:style-name="T31"> </text:span><text:span text:style-name="T38">בן</text:span><text:span text:style-name="T31"> </text:span><text:span text:style-name="T38">אלעזר</text:span><text:span text:style-name="T31"> </text:span><text:span text:style-name="T38">הוא</text:span><text:span text:style-name="T32">)</text:span><text:span text:style-name="T1">, דתניא: '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אלעזר</text:span><text:span text:style-name="T2"> </text:span><text:span text:style-name="T1">אומר</text:span><text:span text:style-name="T2"> </text:span><text:span text:style-name="T1">משמו: חטאו</text:span><text:span text:style-name="T2"> </text:span><text:span text:style-name="T1">ששה</text:span><text:span text:style-name="T2"> </text:span><text:span text:style-name="T1">וה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1">או</text:span><text:span text:style-name="T2"> </text:span><text:span text:style-name="T1">שבעה</text:span><text:span text:style-name="T2"> </text:span><text:span text:style-name="T1">אף</text:span><text:span text:style-name="T2"> </text:span><text:span text:style-name="T1">על</text:span><text:span text:style-name="T2"> </text:span><text:span text:style-name="T1">פי</text:span><text:span text:style-name="T2"> </text:span><text:span text:style-name="T1">שאינן</text:span><text:span text:style-name="T2"> </text:span><text:span text:style-name="T1">רובו</text:span><text:span text:style-name="T2"> </text:span><text:span text:style-name="T1">של</text:span><text:span text:style-name="T2"> </text:span><text:span text:style-name="T1">קהל</text:span><text:span text:style-name="T2"> </text:span><text:span text:style-name="T1">- מביאין</text:span><text:span text:style-name="T2"> </text:span><text:span text:style-name="T1">פר';</text:span></text:p>
      <text:p text:style-name="P4"><text:span text:style-name="T32">(</text:span><text:span text:style-name="T38">ורבי</text:span><text:span text:style-name="T31"> </text:span><text:span text:style-name="T38">שמעון, דאמר</text:span><text:span text:style-name="T31"> </text:span><text:span text:style-name="T38">'</text:span><text:span text:style-name="T48">שני</text:span><text:span text:style-name="T49"> </text:span><text:span text:style-name="T48">פרים</text:span><text:span text:style-name="T38">' – קסבר: פר</text:span><text:span text:style-name="T31"> </text:span><text:span text:style-name="T38">לכל</text:span><text:span text:style-name="T31"> </text:span><text:span text:style-name="T38">שבט</text:span><text:span text:style-name="T31"> </text:span><text:span text:style-name="T38">ושבט, דשבט</text:span><text:span text:style-name="T31"> </text:span><text:span text:style-name="T38">אחד</text:span><text:span text:style-name="T31"> </text:span><text:span text:style-name="T38">איקרי</text:span><text:span text:style-name="T31"> </text:span><text:span text:style-name="T38">'קהל', כגון</text:span><text:span text:style-name="T31"> </text:span><text:span text:style-name="T38">שחטאו</text:span><text:span text:style-name="T31"> </text:span><text:span text:style-name="T38">שבעה</text:span><text:span text:style-name="T31"> </text:span><text:span text:style-name="T38">שבטים</text:span><text:span text:style-name="T31"> </text:span><text:span text:style-name="T38">והן</text:span><text:span text:style-name="T31"> </text:span><text:span text:style-name="T38">רובן</text:span><text:span text:style-name="T31"> </text:span><text:span text:style-name="T38">של</text:span><text:span text:style-name="T31"> </text:span><text:span text:style-name="T38">קהל, דכי</text:span><text:span text:style-name="T31"> </text:span><text:span text:style-name="T38">הויא</text:span><text:span text:style-name="T31"> </text:span><text:span text:style-name="T38">רובא</text:span><text:span text:style-name="T31"> </text:span><text:span text:style-name="T38">בגברי</text:span><text:span text:style-name="T31"> </text:span><text:span text:style-name="T38">ורובא</text:span><text:span text:style-name="T31"> </text:span><text:span text:style-name="T38">בשבטים</text:span><text:span text:style-name="T31"> </text:span><text:span text:style-name="T38">- </text:span><text:span text:style-name="T41">הוא</text:span><text:span text:style-name="T31"> </text:span><text:span text:style-name="T38">דמביא</text:span><text:span text:style-name="T31"> </text:span><text:span text:style-name="T38">פר</text:span><text:span text:style-name="T31"> </text:span><text:span text:style-name="T38">לכל</text:span><text:span text:style-name="T31"> </text:span><text:span text:style-name="T38">שבט</text:span><text:span text:style-name="T31"> </text:span><text:span text:style-name="T38">ושבט</text:span><text:span text:style-name="T31"> </text:span><text:span text:style-name="T38">ופר</text:span><text:span text:style-name="T31"> </text:span><text:span text:style-name="T38">לבית</text:span><text:span text:style-name="T31"> </text:span><text:span text:style-name="T38">דין, אבל</text:span><text:span text:style-name="T31"> </text:span><text:span text:style-name="T38">היכא</text:span><text:span text:style-name="T31"> </text:span><text:span text:style-name="T38">דאיכא</text:span><text:span text:style-name="T31"> </text:span><text:span text:style-name="T38">ששה</text:span><text:span text:style-name="T31"> </text:span><text:span text:style-name="T38">והן</text:span><text:span text:style-name="T31"> </text:span><text:span text:style-name="T38">רובא, או</text:span><text:span text:style-name="T31"> </text:span><text:span text:style-name="T38">שבעה</text:span><text:span text:style-name="T31"> </text:span><text:span text:style-name="T38">ואינן</text:span><text:span text:style-name="T31"> </text:span><text:span text:style-name="T38">רובא, כיון</text:span><text:span text:style-name="T31"> </text:span><text:span text:style-name="T38">דלאו</text:span><text:span text:style-name="T31"> </text:span><text:span text:style-name="T38">רובא</text:span><text:span text:style-name="T31"> </text:span><text:span text:style-name="T38">בגברי</text:span><text:span text:style-name="T31"> </text:span><text:span text:style-name="T38">ורובא</text:span><text:span text:style-name="T31"> </text:span><text:span text:style-name="T38">בשבטים</text:span><text:span text:style-name="T31"> </text:span><text:span text:style-name="T38">- כחד</text:span><text:span text:style-name="T31"> </text:span><text:span text:style-name="T38">שבט</text:span><text:span text:style-name="T31"> </text:span><text:span text:style-name="T38">דמו, ומביאין</text:span><text:span text:style-name="T31"> </text:span><text:span text:style-name="T38">פר</text:span><text:span text:style-name="T31"> </text:span><text:span text:style-name="T38">אחד</text:span><text:span text:style-name="T31"> </text:span><text:span text:style-name="T38">ופר</text:span><text:span text:style-name="T31"> </text:span><text:span text:style-name="T38">לבית</text:span><text:span text:style-name="T31"> </text:span><text:span text:style-name="T38">דין</text:span><text:span text:style-name="T32">)</text:span><text:span text:style-name="T1">.</text:span></text:p>
      <text:p text:style-name="P4"><text:span text:style-name="T1">תא</text:span><text:span text:style-name="T2"> </text:span><text:span text:style-name="T1">שמע: 'רבי</text:span><text:span text:style-name="T2"> </text:span><text:span text:style-name="T1">יהודה</text:span><text:span text:style-name="T2"> </text:span><text:span text:style-name="T1">אומר: שבט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1">- אותו</text:span><text:span text:style-name="T2"> </text:span><text:span text:style-name="T1">השבט</text:span><text:span text:style-name="T2"> </text:span><text:span text:style-name="T1">חייב, ושאר</text:span><text:span text:style-name="T2"> </text:span><text:span text:style-name="T1">כל</text:span><text:span text:style-name="T2"> </text:span><text:span text:style-name="T1">השבטים</text:span><text:span text:style-name="T2"> </text:span><text:span text:style-name="T1">פטורין; ובהוראת</text:span><text:span text:style-name="T2"> </text:span><text:span text:style-name="T1">ב"ד</text:span><text:span text:style-name="T2"> </text:span><text:span text:style-name="T1">הגדול</text:span><text:span text:style-name="T2"> </text:span><text:span text:style-name="T1">- אפילו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חייבים'! </text:span></text:p>
      <text:p text:style-name="P4"><text:span text:style-name="T1">שמע</text:span><text:span text:style-name="T2"> </text:span><text:span text:style-name="T1">מינה.</text:span></text:p>
      <text:p text:style-name="P4"><text:span text:style-name="T1">אמר</text:span><text:span text:style-name="T2"> </text:span><text:span text:style-name="T1">רב</text:span><text:span text:style-name="T2"> </text:span><text:span text:style-name="T1">אשי: מתניתין</text:span><text:span text:style-name="T2"> </text:span><text:span text:style-name="T1">נמי</text:span><text:span text:style-name="T2"> </text:span><text:span text:style-name="T1">דיקא, דקתני</text:span><text:span text:style-name="T2"> </text:span><text:span text:style-name="T1">'</text:span><text:span text:style-name="T73">ועשה</text:span><text:span text:style-name="T74"> </text:span><text:span text:style-name="T73">אותו</text:span><text:span text:style-name="T74"> </text:span><text:span text:style-name="T73">השבט</text:span><text:span text:style-name="T74"> </text:span><text:span text:style-name="T73">על</text:span><text:span text:style-name="T74"> </text:span><text:span text:style-name="T73">פיהם, אותו</text:span><text:span text:style-name="T74"> </text:span><text:span text:style-name="T73">השבט</text:span><text:span text:style-name="T74"> </text:span><text:span text:style-name="T73">חייב</text:span><text:span text:style-name="T74"> </text:span><text:span text:style-name="T73">ושאר</text:span><text:span text:style-name="T74"> </text:span><text:span text:style-name="T73">כל</text:span><text:span text:style-name="T74"> </text:span><text:span text:style-name="T73">השבטים</text:span><text:span text:style-name="T74"> </text:span><text:span text:style-name="T73">פטורין</text:span><text:span text:style-name="T1">'; למה</text:span><text:span text:style-name="T2"> </text:span><text:span text:style-name="T1">לי</text:span><text:span text:style-name="T2"> </text:span><text:span text:style-name="T1">למיתנא</text:span><text:span text:style-name="T2"> </text:span><text:span text:style-name="T1">'</text:span><text:span text:style-name="T73">ושאר</text:span><text:span text:style-name="T74"> </text:span><text:span text:style-name="T73">שבטים</text:span><text:span text:style-name="T74"> </text:span><text:span text:style-name="T73">פטורים</text:span><text:span text:style-name="T1">' הא</text:span><text:span text:style-name="T2"> </text:span><text:span text:style-name="T1">תנא</text:span><text:span text:style-name="T2"> </text:span><text:span text:style-name="T1">'</text:span><text:span text:style-name="T73">אותו</text:span><text:span text:style-name="T74"> </text:span><text:span text:style-name="T73">השבט</text:span><text:span text:style-name="T74"> </text:span><text:span text:style-name="T73">חייב</text:span><text:span text:style-name="T1">', וכיון</text:span><text:span text:style-name="T2"> </text:span><text:span text:style-name="T1">דתנא</text:span><text:span text:style-name="T2"> </text:span><text:span text:style-name="T1">'</text:span><text:span text:style-name="T73">אותו</text:span><text:span text:style-name="T74"> </text:span><text:span text:style-name="T73">השבט</text:span><text:span text:style-name="T74"> </text:span><text:span text:style-name="T73">חייב</text:span><text:span text:style-name="T1">' - ממילא</text:span><text:span text:style-name="T2"> </text:span><text:span text:style-name="T1">ידענא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פטורין!? - אלא</text:span><text:span text:style-name="T2"> </text:span><text:span text:style-name="T1">הא</text:span><text:span text:style-name="T2"> </text:span><text:span text:style-name="T1">קמשמע</text:span><text:span text:style-name="T2"> </text:span><text:span text:style-name="T1">לן: ד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1">- הוא</text:span><text:span text:style-name="T2"> </text:span><text:span text:style-name="T1">דשאר</text:span><text:span text:style-name="T2"> </text:span><text:span text:style-name="T1">שבטים</text:span><text:span text:style-name="T2"> </text:span><text:span text:style-name="T1">פטורים, אבל</text:span><text:span text:style-name="T2"> </text:span><text:span text:style-name="T1">בהוראת</text:span><text:span text:style-name="T2"> </text:span><text:span text:style-name="T1">ב"ד</text:span><text:span text:style-name="T2"> </text:span><text:span text:style-name="T1">הגדול</text:span><text:span text:style-name="T2"> </text:span><text:span text:style-name="T1">- אפילו</text:span><text:span text:style-name="T2"> </text:span><text:span text:style-name="T1">שאר</text:span><text:span text:style-name="T2"> </text:span><text:span text:style-name="T1">שבטים</text:span><text:span text:style-name="T2"> </text:span><text:span text:style-name="T1">חייבין!</text:span></text:p>
      <text:p text:style-name="P4"><text:span text:style-name="T1">שמע</text:span><text:span text:style-name="T2"> </text:span><text:span text:style-name="T1">מינה.</text:span></text:p>
      <text:p text:style-name="P3"/>
      <text:p text:style-name="P4"><text:span text:style-name="T1">איבעיא</text:span><text:span text:style-name="T2"> </text:span><text:span text:style-name="T1">להו: שבט</text:span><text:span text:style-name="T2"> </text:span><text:span text:style-name="T1">אחד</text:span><text:span text:style-name="T2"> </text:span><text:span text:style-name="T1">שעשה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, לרבי</text:span><text:span text:style-name="T2"> </text:span><text:span text:style-name="T1">שמעון, מי</text:span><text:span text:style-name="T2"> </text:span><text:span text:style-name="T1">מייתי</text:span><text:span text:style-name="T2"> </text:span><text:span text:style-name="T82">[השבט]</text:span><text:span text:style-name="T1"> </text:span><text:span text:style-name="T32">(</text:span><text:span text:style-name="T38">פר</text:span><text:span text:style-name="T32">)</text:span><text:span text:style-name="T1"> או</text:span><text:span text:style-name="T2"> </text:span><text:span text:style-name="T1">לא</text:span><text:span text:style-name="T2"> </text:span><text:span text:style-name="T32">(</text:span><text:span text:style-name="T38">מי</text:span><text:span text:style-name="T31"> </text:span><text:span text:style-name="T38">אמרינן: כי</text:span><text:span text:style-name="T31"> </text:span><text:span text:style-name="T38">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לחייב</text:span><text:span text:style-name="T31"> </text:span><text:span text:style-name="T38">על</text:span><text:span text:style-name="T31"> </text:span><text:span text:style-name="T38">כל</text:span><text:span text:style-name="T31"> </text:span><text:span text:style-name="T38">קהל</text:span><text:span text:style-name="T31"> </text:span><text:span text:style-name="T38">וקהל, דשבט</text:span><text:span text:style-name="T31"> </text:span><text:span text:style-name="T38">אחד</text:span><text:span text:style-name="T31"> </text:span><text:span text:style-name="T38">איקרי</text:span><text:span text:style-name="T31"> </text:span><text:span text:style-name="T38">קהל</text:span><text:span text:style-name="T31"> </text:span><text:span text:style-name="T38">- כגון</text:span><text:span text:style-name="T31"> </text:span><text:span text:style-name="T38">שחטאו</text:span><text:span text:style-name="T31"> </text:span><text:span text:style-name="T38">שבעה</text:span><text:span text:style-name="T31"> </text:span><text:span text:style-name="T38">שבטים</text:span><text:span text:style-name="T31"> </text:span><text:span text:style-name="T38">דהוו</text:span><text:span text:style-name="T31"> </text:span><text:span text:style-name="T38">רובן, אבל</text:span><text:span text:style-name="T31"> </text:span><text:span text:style-name="T38">היכא</text:span><text:span text:style-name="T31"> </text:span><text:span text:style-name="T38">דליכא</text:span><text:span text:style-name="T31"> </text:span><text:span text:style-name="T38">רובא</text:span><text:span text:style-name="T31"> </text:span><text:span text:style-name="T38">- כיחיד</text:span><text:span text:style-name="T31"> </text:span><text:span text:style-name="T38">דמו, ופטורים: דיחיד</text:span><text:span text:style-name="T31"> </text:span><text:span text:style-name="T38">שעשה</text:span><text:span text:style-name="T31"> </text:span><text:span text:style-name="T38">בהוראת</text:span><text:span text:style-name="T31"> </text:span><text:span text:style-name="T38">ב"ד</text:span><text:span text:style-name="T31"> </text:span><text:span text:style-name="T38">פטור? או</text:span><text:span text:style-name="T31"> </text:span><text:span text:style-name="T38">דלמא: כיון</text:span><text:span text:style-name="T31"> </text:span><text:span text:style-name="T38">דסבירא</text:span><text:span text:style-name="T31"> </text:span><text:span text:style-name="T38">ליה</text:span><text:span text:style-name="T31"> </text:span><text:span text:style-name="T38">דשבט</text:span><text:span text:style-name="T31"> </text:span><text:span text:style-name="T38">אחד</text:span><text:span text:style-name="T31"> </text:span><text:span text:style-name="T38">איקרי</text:span><text:span text:style-name="T31"> </text:span><text:span text:style-name="T38">'קהל' - לא</text:span><text:span text:style-name="T31"> </text:span><text:span text:style-name="T38">שנא</text:span><text:span text:style-name="T31"> </text:span><text:span text:style-name="T38">שבט</text:span><text:span text:style-name="T31"> </text:span><text:span text:style-name="T38">אחד</text:span><text:span text:style-name="T31"> </text:span><text:span text:style-name="T38">ולא</text:span><text:span text:style-name="T31"> </text:span><text:span text:style-name="T38">שנא</text:span><text:span text:style-name="T31"> </text:span><text:span text:style-name="T38">שבעה, מביאין</text:span><text:span text:style-name="T31"> </text:span><text:span text:style-name="T38">פר</text:span><text:span text:style-name="T31"> </text:span><text:span text:style-name="T38">לכל</text:span><text:span text:style-name="T31"> </text:span><text:span text:style-name="T38">שבט</text:span><text:span text:style-name="T31"> </text:span><text:span text:style-name="T38">ושבט</text:span><text:span text:style-name="T31"> </text:span><text:span text:style-name="T38">ופר</text:span><text:span text:style-name="T31"> </text:span><text:span text:style-name="T38">לב"ד</text:span><text:span text:style-name="T32">)</text:span><text:span text:style-name="T1">?</text:span></text:p>
      <text:p text:style-name="P4"><text:span text:style-name="T1">תא</text:span><text:span text:style-name="T2"> </text:span><text:span text:style-name="T1">שמע: '</text:span><text:span text:style-name="T73">מה</text:span><text:span text:style-name="T74"> </text:span><text:span text:style-name="T73">הן</text:span><text:span text:style-name="T74"> </text:span><text:span text:style-name="T73">מביאין? - פר</text:span><text:span text:style-name="T74"> </text:span><text:span text:style-name="T73">אחד; רבי</text:span><text:span text:style-name="T74"> </text:span><text:span text:style-name="T73">שמעון</text:span><text:span text:style-name="T74"> </text:span><text:span text:style-name="T73">אומר: שני</text:span><text:span text:style-name="T74"> </text:span><text:span text:style-name="T73">פרים</text:span><text:span text:style-name="T1">'; </text:span><text:span text:style-name="T92">&lt;במאי</text:span><text:span text:style-name="T93"> </text:span><text:span text:style-name="T92">עסקינן</text:span><text:span text:style-name="T93"> </text:span><text:span text:style-name="T92">אילימא</text:span><text:span text:style-name="T93"> </text:span><text:span text:style-name="T92">שחטאו</text:span><text:span text:style-name="T93"> </text:span><text:span text:style-name="T92">שבעה&gt;</text:span><text:span text:style-name="T1">; 'שני</text:span><text:span text:style-name="T2"> </text:span><text:span text:style-name="T1">פרים'? שמנה</text:span><text:span text:style-name="T2"> </text:span><text:span text:style-name="T1">פרים</text:span><text:span text:style-name="T2"> </text:span><text:span text:style-name="T1">בעי!? אלא</text:span><text:span text:style-name="T2"> </text:span><text:span text:style-name="T1">דחטא</text:span><text:span text:style-name="T2"> </text:span><text:span text:style-name="T1">שבט</text:span><text:span text:style-name="T2"> </text:span><text:span text:style-name="T1">אחד; ובמאי? אילימא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נו</text:span><text:span text:style-name="T2"> </text:span><text:span text:style-name="T1">- רבי</text:span><text:span text:style-name="T2"> </text:span><text:span text:style-name="T1">שמעון</text:span><text:span text:style-name="T2"> </text:span><text:span text:style-name="T1">לית</text:span><text:span text:style-name="T2"> </text:span><text:span text:style-name="T1">ליה</text:span><text:span text:style-name="T2"> </text:span><text:span text:style-name="T1">אלא</text:span><text:span text:style-name="T2"> </text:span><text:span text:style-name="T1">ב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הגדול! </text:span></text:p>
      <text:p text:style-name="P4"><text:span text:style-name="T1">ותסברא? תנא</text:span><text:span text:style-name="T2"> </text:span><text:span text:style-name="T1">קמא</text:span><text:span text:style-name="T2"> </text:span><text:span text:style-name="T1">מני? א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- הא</text:span><text:span text:style-name="T2"> </text:span><text:span text:style-name="T1">רובא</text:span><text:span text:style-name="T2"> </text:span><text:span text:style-name="T1">בעי; אי</text:span><text:span text:style-name="T2"> </text:span><text:span text:style-name="T1">רבי</text:span><text:span text:style-name="T2"> </text:span><text:span text:style-name="T1">יהודה</text:span><text:span text:style-name="T2"> </text:span><text:span text:style-name="T1">- שאר</text:span><text:span text:style-name="T2"> </text:span><text:span text:style-name="T1">שבטים</text:span><text:span text:style-name="T2"> </text:span><text:span text:style-name="T1">נמי</text:span><text:span text:style-name="T2"> </text:span><text:span text:style-name="T1">מייתו!? </text:span></text:p>
      <text:p text:style-name="P4"><text:span text:style-name="T1">אלא</text:span><text:span text:style-name="T2"> </text:span><text:span text:style-name="T1">הא</text:span><text:span text:style-name="T2"> </text:span><text:span text:style-name="T1">מני? - רבי</text:span><text:span text:style-name="T2"> </text:span><text:span text:style-name="T1">שמעון</text:span><text:span text:style-name="T2"> </text:span><text:span text:style-name="T63">בן</text:span><text:span text:style-name="T64"> </text:span><text:span text:style-name="T63">אלעזר</text:span><text:span text:style-name="T2"> </text:span><text:span text:style-name="T1">היא, וכדתניא.</text:span></text:p>
      <text:p text:style-name="P4"><text:span text:style-name="T1">*תא</text:span><text:span text:style-name="T2"> </text:span><text:span text:style-name="T1">שמע</text:span><text:span text:style-name="T2"> </text:span><text:span text:style-name="T82">[ממשנתנו]</text:span><text:span text:style-name="T1">: '</text:span><text:span text:style-name="T73">וחכמים</text:span><text:span text:style-name="T74"> </text:span><text:span text:style-name="T73">אומרים: לעולם</text:span><text:span text:style-name="T74"> </text:span><text:span text:style-name="T73">אינו</text:span><text:span text:style-name="T74"> </text:span><text:span text:style-name="T73">חייב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וראת</text:span><text:span text:style-name="T74"> </text:span><text:span text:style-name="T73">בית</text:span><text:span text:style-name="T74"> </text:span><text:span text:style-name="T73">דין</text:span><text:span text:style-name="T74"> </text:span><text:span text:style-name="T73">הגדול</text:span><text:span text:style-name="T1">' מאן</text:span><text:span text:style-name="T2"> </text:span><text:span text:style-name="T1">'חכמים'? אילימא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- רובא</text:span><text:span text:style-name="T2"> </text:span><text:span text:style-name="T1">בעי!? אלא</text:span><text:span text:style-name="T2"> </text:span><text:span text:style-name="T1">לאו</text:span><text:span text:style-name="T2"> </text:span><text:span text:style-name="T1">רבי</text:span><text:span text:style-name="T2"> </text:span><text:span text:style-name="T1">שמעון</text:span><text:span text:style-name="T2"> </text:span><text:span text:style-name="T1">היא</text:span><text:span text:style-name="T2"> </text:span><text:span text:style-name="T32">(</text:span><text:span text:style-name="T38">וקתני</text:span><text:span text:style-name="T31"> </text:span><text:span text:style-name="T38">'שבט</text:span><text:span text:style-name="T31"> </text:span><text:span text:style-name="T38">אחד</text:span><text:span text:style-name="T31"> </text:span><text:span text:style-name="T38">חייב</text:span><text:span text:style-name="T31"> </text:span><text:span text:style-name="T38">על</text:span><text:span text:style-name="T31"> </text:span><text:span text:style-name="T38">הוראת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הגדול'!</text:span><text:span text:style-name="T32">)</text:span><text:span text:style-name="T1">?</text:span></text:p>
      <text:p text:style-name="P4"><text:span text:style-name="T1">שמע</text:span><text:span text:style-name="T2"> </text:span><text:span text:style-name="T1">מינה</text:span><text:span text:style-name="T2"> </text:span><text:span text:style-name="T32">(</text:span><text:span text:style-name="T38">אלמא</text:span><text:span text:style-name="T31"> </text:span><text:span text:style-name="T38">כי</text:span><text:span text:style-name="T31"> </text:span><text:span text:style-name="T38">אמר</text:span><text:span text:style-name="T31"> </text:span><text:span text:style-name="T38">'שבט</text:span><text:span text:style-name="T31"> </text:span><text:span text:style-name="T38">אחד</text:span><text:span text:style-name="T31"> </text:span><text:span text:style-name="T38">איקרי</text:span><text:span text:style-name="T31"> </text:span><text:span text:style-name="T38">קהל', אפילו</text:span><text:span text:style-name="T31"> </text:span><text:span text:style-name="T38">כי</text:span><text:span text:style-name="T31"> </text:span><text:span text:style-name="T38">חטא</text:span><text:span text:style-name="T31"> </text:span><text:span text:style-name="T38">שבט</text:span><text:span text:style-name="T31"> </text:span><text:span text:style-name="T38">אחד</text:span><text:span text:style-name="T31"> </text:span><text:span text:style-name="T38">- כמרובין</text:span><text:span text:style-name="T31"> </text:span><text:span text:style-name="T38">דמו, ומביאין</text:span><text:span text:style-name="T31"> </text:span><text:span text:style-name="T38">פר, ופר</text:span><text:span text:style-name="T31"> </text:span><text:span text:style-name="T38">לבית</text:span><text:span text:style-name="T31"> </text:span><text:span text:style-name="T38">דין, והכי</text:span><text:span text:style-name="T31"> </text:span><text:span text:style-name="T38">סבירא</text:span><text:span text:style-name="T31"> </text:span><text:span text:style-name="T38">ליה</text:span><text:span text:style-name="T31"> </text:span><text:span text:style-name="T38">לרבי</text:span><text:span text:style-name="T31"> </text:span><text:span text:style-name="T38">שמעון: דהיכא</text:span><text:span text:style-name="T31"> </text:span><text:span text:style-name="T38">דאיכא</text:span><text:span text:style-name="T31"> </text:span><text:span text:style-name="T38">רובא</text:span><text:span text:style-name="T31"> </text:span><text:span text:style-name="T38">בגברי</text:span><text:span text:style-name="T31"> </text:span><text:span text:style-name="T38">ורובא</text:span><text:span text:style-name="T31"> </text:span><text:span text:style-name="T38">בשבטים</text:span><text:span text:style-name="T31"> </text:span><text:span text:style-name="T38">- מביאין</text:span><text:span text:style-name="T31"> </text:span><text:span text:style-name="T38">פר</text:span><text:span text:style-name="T31"> </text:span><text:span text:style-name="T38">לכל</text:span><text:span text:style-name="T31"> </text:span><text:span text:style-name="T38">שבט, אבל</text:span><text:span text:style-name="T31"> </text:span><text:span text:style-name="T38">היכא</text:span><text:span text:style-name="T31"> </text:span><text:span text:style-name="T38">דחטאו</text:span><text:span text:style-name="T31"> </text:span><text:span text:style-name="T38">ששה</text:span><text:span text:style-name="T31"> </text:span><text:span text:style-name="T38">והן</text:span><text:span text:style-name="T31"> </text:span><text:span text:style-name="T38">רובן, או</text:span><text:span text:style-name="T31"> </text:span><text:span text:style-name="T38">שבעה</text:span><text:span text:style-name="T31"> </text:span><text:span text:style-name="T38">ואינן</text:span><text:span text:style-name="T31"> </text:span><text:span text:style-name="T38">רובן</text:span><text:span text:style-name="T31"> </text:span><text:span text:style-name="T38">- כשבט</text:span><text:span text:style-name="T31"> </text:span><text:span text:style-name="T38">אחד</text:span><text:span text:style-name="T31"> </text:span><text:span text:style-name="T38">דמו, ומביאין</text:span><text:span text:style-name="T31"> </text:span><text:span text:style-name="T38">פר, ופר</text:span><text:span text:style-name="T31"> </text:span><text:span text:style-name="T38">לבית</text:span><text:span text:style-name="T31"> </text:span><text:span text:style-name="T38">דין; מדקתני</text:span><text:span text:style-name="T31"> </text:span><text:span text:style-name="T38">'</text:span><text:span text:style-name="T48">מה</text:span><text:span text:style-name="T49"> </text:span><text:span text:style-name="T48">הן</text:span><text:span text:style-name="T49"> </text:span><text:span text:style-name="T48">מביאין</text:span><text:span text:style-name="T31"> </text:span><text:span text:style-name="T38">וכו' ולא</text:span><text:span text:style-name="T31"> </text:span><text:span text:style-name="T38">מתוקמא</text:span><text:span text:style-name="T31"> </text:span><text:span text:style-name="T38">רישא</text:span><text:span text:style-name="T31"> </text:span><text:span text:style-name="T38">אלא</text:span><text:span text:style-name="T31"> </text:span><text:span text:style-name="T38">כרבי</text:span><text:span text:style-name="T31"> </text:span><text:span text:style-name="T38">שמעון</text:span><text:span text:style-name="T31"> </text:span><text:span text:style-name="T38">בן</text:span><text:span text:style-name="T31"> </text:span><text:span text:style-name="T38">אלעזר</text:span><text:span text:style-name="T31"> </text:span><text:span text:style-name="T38">כגון</text:span><text:span text:style-name="T31"> </text:span><text:span text:style-name="T38">שחטאו</text:span><text:span text:style-name="T31"> </text:span><text:span text:style-name="T38">ששה</text:span><text:span text:style-name="T31"> </text:span><text:span text:style-name="T38">וכו', וק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'</text:span><text:span text:style-name="T48">שני</text:span><text:span text:style-name="T49"> </text:span><text:span text:style-name="T48">פרים</text:span><text:span text:style-name="T38">' פר</text:span><text:span text:style-name="T31"> </text:span><text:span text:style-name="T38">להו</text:span><text:span text:style-name="T31"> </text:span><text:span text:style-name="T38">ופר</text:span><text:span text:style-name="T31"> </text:span><text:span text:style-name="T38">לבית</text:span><text:span text:style-name="T31"> </text:span><text:span text:style-name="T38">דין</text:span><text:span text:style-name="T32">)</text:span><text:span text:style-name="T1">.</text:span></text:p>
      <text:p text:style-name="P4"><text:span text:style-name="T1">*</text:span><text:span text:style-name="T82">[מדוע</text:span><text:span text:style-name="T84"> </text:span><text:span text:style-name="T82">צריך</text:span><text:span text:style-name="T84"> </text:span><text:span text:style-name="T82">עוד</text:span><text:span text:style-name="T84"> </text:span><text:span text:style-name="T82">ראיה, לאחר</text:span><text:span text:style-name="T84"> </text:span><text:span text:style-name="T82">שהוכחנו</text:span><text:span text:style-name="T84"> </text:span><text:span text:style-name="T82">שת"ק</text:span><text:span text:style-name="T84"> </text:span><text:span text:style-name="T82">הוא</text:span><text:span text:style-name="T84"> </text:span><text:span text:style-name="T82">רשב"א</text:span><text:span text:style-name="T84"> </text:span><text:span text:style-name="T82">ומביאים</text:span><text:span text:style-name="T84"> </text:span><text:span text:style-name="T82">שני</text:span><text:span text:style-name="T84"> </text:span><text:span text:style-name="T82">פרים</text:span><text:span text:style-name="T84"> </text:span><text:span text:style-name="T82">לרבי</text:span><text:span text:style-name="T84"> </text:span><text:span text:style-name="T82">שמעון</text:span><text:span text:style-name="T84"> </text:span><text:span text:style-name="T82">כשחטא</text:span><text:span text:style-name="T84"> </text:span><text:span text:style-name="T82">שבט</text:span><text:span text:style-name="T84"> </text:span><text:span text:style-name="T82">אחד? אולי</text:span><text:span text:style-name="T84"> </text:span><text:span text:style-name="T82">כי</text:span><text:span text:style-name="T84"> </text:span><text:span text:style-name="T82">לא</text:span><text:span text:style-name="T84"> </text:span><text:span text:style-name="T82">סביר</text:span><text:span text:style-name="T84"> </text:span><text:span text:style-name="T82">שת"ק</text:span><text:span text:style-name="T84"> </text:span><text:span text:style-name="T82">של</text:span><text:span text:style-name="T84"> </text:span><text:span text:style-name="T82">רבי</text:span><text:span text:style-name="T84"> </text:span><text:span text:style-name="T82">שמעון</text:span><text:span text:style-name="T84"> </text:span><text:span text:style-name="T82">הוא</text:span><text:span text:style-name="T84"> </text:span><text:span text:style-name="T82">רשב"א</text:span><text:span text:style-name="T84"> – </text:span><text:span text:style-name="T82">דור</text:span><text:span text:style-name="T84"> </text:span><text:span text:style-name="T82">מאוחר</text:span><text:span text:style-name="T84"> </text:span><text:span text:style-name="T82">יותר!]</text:span></text:p>
      <text:p text:style-name="P4"><text:span text:style-name="T1">ורבי</text:span><text:span text:style-name="T2"> </text:span><text:span text:style-name="T1">יהודה</text:span><text:span text:style-name="T2"> </text:span><text:span text:style-name="T1">ורבי</text:span><text:span text:style-name="T2"> </text:span><text:span text:style-name="T1">שמעון</text:span><text:span text:style-name="T2"> </text:span><text:span text:style-name="T1">- שבט</text:span><text:span text:style-name="T2"> </text:span><text:span text:style-name="T1">אחד</text:span><text:span text:style-name="T2"> </text:span><text:span text:style-name="T1">דאקרי</text:span><text:span text:style-name="T2"> </text:span><text:span text:style-name="T1">'קהל' מנא</text:span><text:span text:style-name="T2"> </text:span><text:span text:style-name="T1">להו?</text:span></text:p>
      <text:p text:style-name="P9">אמרי: דכתיב <text:span text:style-name="T18">(דברי</text:span><text:span text:style-name="T19"> </text:span><text:span text:style-name="T18">הימים</text:span><text:span text:style-name="T19"> </text:span><text:span text:style-name="T18">ב</text:span><text:span text:style-name="T19"> </text:span><text:span text:style-name="T18">כ,ה)</text:span> <text:span text:style-name="T59">ויעמד</text:span><text:span text:style-name="T2"> </text:span><text:span text:style-name="T59">יהושפט</text:span><text:span text:style-name="T2"> </text:span><text:span text:style-name="T65">בקהל</text:span><text:span text:style-name="T64"> </text:span><text:span text:style-name="T65">יהודה</text:span> <text:span text:style-name="T29">(</text:span><text:span text:style-name="T38">אלמא</text:span><text:span text:style-name="T31"> </text:span><text:span text:style-name="T38">דשבט</text:span><text:span text:style-name="T31"> </text:span><text:span text:style-name="T38">אחד</text:span><text:span text:style-name="T31"> </text:span><text:span text:style-name="T38">איקרי</text:span><text:span text:style-name="T31"> </text:span><text:span text:style-name="T38">'קהל'</text:span><text:span text:style-name="T29">)</text:span> <text:span text:style-name="T59">וירושלים</text:span><text:span text:style-name="T2"> </text:span><text:span text:style-name="T59">בבית</text:span><text:span text:style-name="T2"> </text:span><text:span text:style-name="T59">ה' לפני</text:span><text:span text:style-name="T2"> </text:span><text:span text:style-name="T59">החצר</text:span><text:span text:style-name="T2"> </text:span><text:span text:style-name="T59">החדשה</text:span><text:span text:style-name="T1">. </text:span></text:p>
      <text:p text:style-name="P26"><text:span text:style-name="T1">מאי</text:span><text:span text:style-name="T2"> </text:span><text:span text:style-name="T1">'</text:span><text:span text:style-name="T59">חדשה</text:span><text:span text:style-name="T1">'? - אמר</text:span><text:span text:style-name="T2"> </text:span><text:span text:style-name="T1">רבי</text:span><text:span text:style-name="T2"> </text:span><text:span text:style-name="T1">יוחנן: שחידשו</text:span><text:span text:style-name="T2"> </text:span><text:span text:style-name="T1">דברים, ואמרו: טבול</text:span><text:span text:style-name="T2"> </text:span><text:span text:style-name="T1">יום</text:span><text:span text:style-name="T2"> </text:span><text:span text:style-name="T1">אל</text:span><text:span text:style-name="T2"> </text:span><text:span text:style-name="T1">יכנס</text:span><text:span text:style-name="T2"> </text:span><text:span text:style-name="T1">במחנה</text:span><text:span text:style-name="T2"> </text:span><text:span text:style-name="T1">לויה.</text:span></text:p>
      <text:p text:style-name="P4"><text:span text:style-name="T1">מתקיף</text:span><text:span text:style-name="T2"> </text:span><text:span text:style-name="T1">לה</text:span><text:span text:style-name="T2"> </text:span><text:span text:style-name="T1">רב</text:span><text:span text:style-name="T2"> </text:span><text:span text:style-name="T1">אחא</text:span><text:span text:style-name="T2"> </text:span><text:span text:style-name="T1">בר</text:span><text:span text:style-name="T2"> </text:span><text:span text:style-name="T1">יעקב: ממאי? דלמא</text:span><text:span text:style-name="T2"> </text:span><text:span text:style-name="T1">שאני</text:span><text:span text:style-name="T2"> </text:span><text:span text:style-name="T1">ירושלים</text:span><text:span text:style-name="T2"> </text:span><text:span text:style-name="T1">דהוה</text:span><text:span text:style-name="T2"> </text:span><text:span text:style-name="T1">נמי</text:span><text:span text:style-name="T2"> </text:span><text:span text:style-name="T1">בנימין</text:span><text:span text:style-name="T2"> </text:span><text:span text:style-name="T32">(</text:span><text:span text:style-name="T38">ודלמא</text:span><text:span text:style-name="T31"> </text:span><text:span text:style-name="T38">שאני</text:span><text:span text:style-name="T31"> </text:span><text:span text:style-name="T38">שבט</text:span><text:span text:style-name="T31"> </text:span><text:span text:style-name="T38">יהודה, דהוה</text:span><text:span text:style-name="T31"> </text:span><text:span text:style-name="T38">עמיה</text:span><text:span text:style-name="T31"> </text:span><text:span text:style-name="T38">בירושלים</text:span><text:span text:style-name="T31"> </text:span><text:span text:style-name="T38">שבט</text:span><text:span text:style-name="T31"> </text:span><text:span text:style-name="T38">בנימין, ושני</text:span><text:span text:style-name="T31"> </text:span><text:span text:style-name="T38">שבטים</text:span><text:span text:style-name="T31"> </text:span><text:span text:style-name="T38">- הוא</text:span><text:span text:style-name="T31"> </text:span><text:span text:style-name="T38">דאקרי</text:span><text:span text:style-name="T31"> </text:span><text:span text:style-name="T38">'קהל', אבל</text:span><text:span text:style-name="T31"> </text:span><text:span text:style-name="T38">שבט</text:span><text:span text:style-name="T31"> </text:span><text:span text:style-name="T38">אחד</text:span><text:span text:style-name="T31"> </text:span><text:span text:style-name="T38">לא</text:span><text:span text:style-name="T32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אחא</text:span><text:span text:style-name="T2"> </text:span><text:span text:style-name="T1">בר</text:span><text:span text:style-name="T2"> </text:span><text:span text:style-name="T1">יעקב</text:span><text:span text:style-name="T2"> </text:span><text:span text:style-name="T32">(</text:span><text:span text:style-name="T38">מהכא</text:span><text:span text:style-name="T32">)</text:span><text:span text:style-name="T1">: דכתיב</text:span><text:span text:style-name="T2"> </text:span><text:span text:style-name="T18">(בראשית</text:span><text:span text:style-name="T19"> </text:span><text:span text:style-name="T18">מח,ד)</text:span><text:span text:style-name="T1"> </text:span><text:span text:style-name="T59">ויאמר</text:span><text:span text:style-name="T2"> </text:span><text:span text:style-name="T59">אלי</text:span><text:span text:style-name="T2"> </text:span><text:span text:style-name="T59">הנני</text:span><text:span text:style-name="T2"> </text:span><text:span text:style-name="T59">מַפרךָ</text:span><text:span text:style-name="T2"> </text:span><text:span text:style-name="T59">והרביתיך</text:span><text:span text:style-name="T2"> </text:span><text:span text:style-name="T59">ונתתיך</text:span><text:span text:style-name="T2"> </text:span><text:span text:style-name="T59">לקהל</text:span><text:span text:style-name="T2"> </text:span><text:span text:style-name="T59">עמים</text:span><text:span text:style-name="T2"> </text:span><text:span text:style-name="T28">[ונתתי</text:span><text:span text:style-name="T31"> </text:span><text:span text:style-name="T28">את</text:span><text:span text:style-name="T31"> </text:span><text:span text:style-name="T28">הארץ</text:span><text:span text:style-name="T31"> </text:span><text:span text:style-name="T28">הזאת</text:span><text:span text:style-name="T31"> </text:span><text:span text:style-name="T28">לזרעך</text:span><text:span text:style-name="T31"> </text:span><text:span text:style-name="T28">אחריך</text:span><text:span text:style-name="T31"> </text:span><text:span text:style-name="T28">אחזת</text:span><text:span text:style-name="T31"> </text:span><text:span text:style-name="T28">עולם]</text:span><text:span text:style-name="T1"> </text:span><text:span text:style-name="T32">(</text:span><text:span text:style-name="T38">והיכא</text:span><text:span text:style-name="T31"> </text:span><text:span text:style-name="T38">אמר</text:span><text:span text:style-name="T31"> </text:span><text:span text:style-name="T38">ליה</text:span><text:span text:style-name="T31"> </text:span><text:span text:style-name="T38">הכי? - דכתיב</text:span><text:span text:style-name="T31"> </text:span><text:span text:style-name="T38">'</text:span><text:span text:style-name="T28">וירא</text:span><text:span text:style-name="T31"> </text:span><text:span text:style-name="T28">אלהים</text:span><text:span text:style-name="T31"> </text:span><text:span text:style-name="T28">אל</text:span><text:span text:style-name="T31"> </text:span><text:span text:style-name="T28">יעקב</text:span><text:span text:style-name="T31"> </text:span><text:span text:style-name="T28">עוד</text:span><text:span text:style-name="T31"> </text:span><text:span text:style-name="T28">בבואו</text:span><text:span text:style-name="T31"> </text:span><text:span text:style-name="T28">מפדן</text:span><text:span text:style-name="T31"> </text:span><text:span text:style-name="T28">ארם</text:span><text:span text:style-name="T31"> </text:span><text:span text:style-name="T38">וגו' </text:span><text:span text:style-name="T18">[בראשית</text:span><text:span text:style-name="T19"> </text:span><text:span text:style-name="T18">לה,ט]</text:span><text:span text:style-name="T38">, וכתיב</text:span><text:span text:style-name="T31"> </text:span><text:span text:style-name="T18">[פסוק</text:span><text:span text:style-name="T19"> </text:span><text:span text:style-name="T18">יא]</text:span><text:span text:style-name="T38"> '</text:span><text:span text:style-name="T28">ויאמר</text:span><text:span text:style-name="T31"> </text:span><text:span text:style-name="T28">לו</text:span><text:span text:style-name="T31"> </text:span><text:span text:style-name="T28">אלהים</text:span><text:span text:style-name="T31"> </text:span><text:span text:style-name="T28">אני</text:span><text:span text:style-name="T31"> </text:span><text:span text:style-name="T28">אל</text:span><text:span text:style-name="T31"> </text:span><text:span text:style-name="T28">שדי</text:span><text:span text:style-name="T31"> </text:span><text:span text:style-name="T28">פרה</text:span><text:span text:style-name="T31"> </text:span><text:span text:style-name="T28">ורבה</text:span><text:span text:style-name="T31"> </text:span><text:span text:style-name="T28">גוי</text:span><text:span text:style-name="T31"> </text:span><text:span text:style-name="T28">וקהל</text:span><text:span text:style-name="T31"> </text:span><text:span text:style-name="T28">גוים</text:span><text:span text:style-name="T31"> </text:span><text:span text:style-name="T28">יהיה</text:span><text:span text:style-name="T31"> </text:span><text:span text:style-name="T28">ממך</text:span><text:span text:style-name="T31"> </text:span><text:span text:style-name="T38">וגו'</text:span><text:span text:style-name="T32">)</text:span><text:span text:style-name="T1">; מאן</text:span><text:span text:style-name="T2"> </text:span><text:span text:style-name="T1">אתיליד</text:span><text:span text:style-name="T2"> </text:span><text:span text:style-name="T1">ליה</text:span><text:span text:style-name="T2"> </text:span><text:span text:style-name="T1">ההיא</text:span><text:span text:style-name="T2"> </text:span><text:span text:style-name="T1">שעתא</text:span><text:span text:style-name="T2"> </text:span><text:span text:style-name="T32">(</text:span><text:span text:style-name="T38">כלומר: מאן</text:span><text:span text:style-name="T31"> </text:span><text:span text:style-name="T38">הוה</text:span><text:span text:style-name="T31"> </text:span><text:span text:style-name="T38">עתיד</text:span><text:span text:style-name="T31"> </text:span><text:span text:style-name="T38">למילד</text:span><text:span text:style-name="T31"> </text:span><text:span text:style-name="T38">ההיא</text:span><text:span text:style-name="T31"> </text:span><text:span text:style-name="T38">שעתא</text:span><text:span text:style-name="T32">)</text:span><text:span text:style-name="T1">? – בנימין, שמע</text:span><text:span text:style-name="T2"> </text:span><text:span text:style-name="T1">מינה</text:span><text:span text:style-name="T2"> </text:span><text:span text:style-name="T1">הכי</text:span><text:span text:style-name="T2"> </text:span><text:span text:style-name="T1">קאמר</text:span><text:span text:style-name="T2"> </text:span><text:span text:style-name="T1">רחמנא: </text:span><text:span text:style-name="T32">(</text:span><text:span text:style-name="T38">השתא</text:span><text:span text:style-name="T32">)</text:span><text:span text:style-name="T1"> מתיליד</text:span><text:span text:style-name="T2"> </text:span><text:span text:style-name="T1">לך</text:span><text:span text:style-name="T2"> </text:span><text:span text:style-name="T1">השתא</text:span><text:span text:style-name="T2"> </text:span><text:span text:style-name="T1">קהל</text:span><text:span text:style-name="T2"> </text:span><text:span text:style-name="T1">אחרינא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</text:span><text:span text:style-name="T2"> </text:span><text:span text:style-name="T1">שבא</text:span><text:span text:style-name="T2"> </text:span><text:span text:style-name="T1">לרב</text:span><text:span text:style-name="T2"> </text:span><text:span text:style-name="T1">כהנא: דלמא</text:span><text:span text:style-name="T2"> </text:span><text:span text:style-name="T1">הכי</text:span><text:span text:style-name="T2"> </text:span><text:span text:style-name="T1">קאמר</text:span><text:span text:style-name="T2"> </text:span><text:span text:style-name="T1">ליה</text:span><text:span text:style-name="T2"> </text:span><text:span text:style-name="T1">רחמנא: לכי</text:span><text:span text:style-name="T2"> </text:span><text:span text:style-name="T1">מתיליד</text:span><text:span text:style-name="T2"> </text:span><text:span text:style-name="T1">לך</text:span><text:span text:style-name="T2"> </text:span><text:span text:style-name="T1">בנימין</text:span><text:span text:style-name="T2"> </text:span><text:span text:style-name="T1">- הוא</text:span><text:span text:style-name="T2"> </text:span><text:span text:style-name="T1">דהוו</text:span><text:span text:style-name="T2"> </text:span><text:span text:style-name="T1">י"ב</text:span><text:span text:style-name="T2"> </text:span><text:span text:style-name="T1">שבטים, דמתקריית</text:span><text:span text:style-name="T2"> </text:span><text:span text:style-name="T1">'קהל'!?</text:span></text:p>
      <text:p text:style-name="P4"><text:span text:style-name="T1">אמר</text:span><text:span text:style-name="T2"> </text:span><text:span text:style-name="T1">ליה: אלא</text:span><text:span text:style-name="T2"> </text:span><text:span text:style-name="T1">שנים</text:span><text:span text:style-name="T2"> </text:span><text:span text:style-name="T1">עשר</text:span><text:span text:style-name="T2"> </text:span><text:span text:style-name="T1">שבטים</text:span><text:span text:style-name="T2"> </text:span><text:span text:style-name="T1">איקרו</text:span><text:span text:style-name="T2"> </text:span><text:span text:style-name="T1">'קהל', אחד</text:span><text:span text:style-name="T2"> </text:span><text:span text:style-name="T1">עשר</text:span><text:span text:style-name="T2"> </text:span><text:span text:style-name="T1">שבטים</text:span><text:span text:style-name="T2"> </text:span><text:span text:style-name="T1">לא</text:span><text:span text:style-name="T2"> </text:span><text:span text:style-name="T1">איקרו</text:span><text:span text:style-name="T2"> </text:span><text:span text:style-name="T1">'קהל' </text:span><text:span text:style-name="T32">(</text:span><text:span text:style-name="T38">בתמיהה: והא</text:span><text:span text:style-name="T31"> </text:span><text:span text:style-name="T38">אמרת</text:span><text:span text:style-name="T31"> </text:span><text:span text:style-name="T38">דשני</text:span><text:span text:style-name="T31"> </text:span><text:span text:style-name="T38">שבטים</text:span><text:span text:style-name="T31"> </text:span><text:span text:style-name="T38">איקרו</text:span><text:span text:style-name="T31"> </text:span><text:span text:style-name="T38">קהל: יהודה</text:span><text:span text:style-name="T31"> </text:span><text:span text:style-name="T38">ובנימין</text:span><text:span text:style-name="T32">)</text:span><text:span text:style-name="T1">? </text:span><text:span text:style-name="T32">(</text:span><text:span text:style-name="T38">אלא</text:span><text:span text:style-name="T31"> </text:span><text:span text:style-name="T38">ודאי</text:span><text:span text:style-name="T31"> </text:span><text:span text:style-name="T38">הכי</text:span><text:span text:style-name="T31"> </text:span><text:span text:style-name="T38">קאמר</text:span><text:span text:style-name="T31"> </text:span><text:span text:style-name="T38">ליה: דהשתא</text:span><text:span text:style-name="T31"> </text:span><text:span text:style-name="T38">מתיליד</text:span><text:span text:style-name="T31"> </text:span><text:span text:style-name="T38">לך</text:span><text:span text:style-name="T31"> </text:span><text:span text:style-name="T38">קהל</text:span><text:span text:style-name="T31"> </text:span><text:span text:style-name="T38">אחרינא; אלמא</text:span><text:span text:style-name="T31"> </text:span><text:span text:style-name="T38">שבט</text:span><text:span text:style-name="T31"> </text:span><text:span text:style-name="T38">בנימין</text:span><text:span text:style-name="T31"> </text:span><text:span text:style-name="T38">לבדו</text:span><text:span text:style-name="T31"> </text:span><text:span text:style-name="T38">איקרי</text:span><text:span text:style-name="T31"> </text:span><text:span text:style-name="T38">קהל</text:span><text:span text:style-name="T32">)</text:span><text:span text:style-name="T1">! </text:span></text:p>
      <text:p text:style-name="P3"/>
      <text:p text:style-name="P4"><text:span text:style-name="T1">תניא: '</text:span><text:span text:style-name="T73">רבי</text:span><text:span text:style-name="T74"> </text:span><text:span text:style-name="T73">שמעון</text:span><text:span text:style-name="T74"> </text:span><text:span text:style-name="T73">אומר: מה</text:span><text:span text:style-name="T74"> </text:span><text:span text:style-name="T73">תלמוד</text:span><text:span text:style-name="T74"> </text:span><text:span text:style-name="T73">לומר</text:span><text:span text:style-name="T74"> </text:span><text:span text:style-name="T18">(במדבר</text:span><text:span text:style-name="T19"> </text:span><text:span text:style-name="T18">ח,ח)</text:span><text:span text:style-name="T1"> </text:span><text:span text:style-name="T28">[ולקחו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ומנחתו</text:span><text:span text:style-name="T31"> </text:span><text:span text:style-name="T28">סלת</text:span><text:span text:style-name="T31"> </text:span><text:span text:style-name="T28">בלולה</text:span><text:span text:style-name="T31"> </text:span><text:span text:style-name="T28">בשמן]</text:span><text:span text:style-name="T75"> ופר</text:span><text:span text:style-name="T74"> </text:span><text:span text:style-name="T75">שני</text:span><text:span text:style-name="T74"> </text:span><text:span text:style-name="T75">בן</text:span><text:span text:style-name="T74"> </text:span><text:span text:style-name="T75">בקר</text:span><text:span text:style-name="T74"> </text:span><text:span text:style-name="T75">תקח</text:span><text:span text:style-name="T74"> </text:span><text:span text:style-name="T75">לחטאת</text:span><text:span text:style-name="T73">; אם</text:span><text:span text:style-name="T74"> </text:span><text:span text:style-name="T73">ללמד</text:span><text:span text:style-name="T74"> </text:span><text:span text:style-name="T73">שהם</text:span><text:span text:style-name="T74"> </text:span><text:span text:style-name="T73">שנים</text:span><text:span text:style-name="T74"> </text:span><text:span text:style-name="T73">- והלא</text:span><text:span text:style-name="T74"> </text:span><text:span text:style-name="T73">כבר</text:span><text:span text:style-name="T74"> </text:span><text:span text:style-name="T73">נאמר</text:span><text:span text:style-name="T74"> </text:span><text:span text:style-name="T18">(במדבר</text:span><text:span text:style-name="T19"> </text:span><text:span text:style-name="T18">ח,יב)</text:span><text:span text:style-name="T1"> </text:span><text:span text:style-name="T28">[והלוים</text:span><text:span text:style-name="T31"> </text:span><text:span text:style-name="T28">יסמכו</text:span><text:span text:style-name="T31"> </text:span><text:span text:style-name="T28">את</text:span><text:span text:style-name="T31"> </text:span><text:span text:style-name="T28">ידיהם</text:span><text:span text:style-name="T31"> </text:span><text:span text:style-name="T28">על</text:span><text:span text:style-name="T31"> </text:span><text:span text:style-name="T28">ראש</text:span><text:span text:style-name="T31"> </text:span><text:span text:style-name="T28">הפרים]</text:span><text:span text:style-name="T75"> ועשה</text:span><text:span text:style-name="T74"> </text:span><text:span text:style-name="T75">את</text:span><text:span text:style-name="T74"> </text:span><text:span text:style-name="T75">האחד</text:span><text:span text:style-name="T74"> </text:span><text:span text:style-name="T75">חטאת</text:span><text:span text:style-name="T74"> </text:span><text:span text:style-name="T75">ואת</text:span><text:span text:style-name="T74"> </text:span><text:span text:style-name="T75">האחד</text:span><text:span text:style-name="T74"> </text:span><text:span text:style-name="T75">עולה</text:span><text:span text:style-name="T74"> </text:span><text:span text:style-name="T75">לה' </text:span><text:span text:style-name="T28">[לכפר</text:span><text:span text:style-name="T31"> </text:span><text:span text:style-name="T28">על</text:span><text:span text:style-name="T31"> </text:span><text:span text:style-name="T28">הלוים]</text:span><text:span text:style-name="T73">; [אלא] יכול</text:span><text:span text:style-name="T74"> </text:span><text:span text:style-name="T73">[תהא] נאכלת</text:span><text:span text:style-name="T74"> </text:span><text:span text:style-name="T73">חטאת</text:span><text:span text:style-name="T74"> </text:span><text:span text:style-name="T73">ללוים? - תלמוד</text:span><text:span text:style-name="T74"> </text:span><text:span text:style-name="T73">לומר</text:span><text:span text:style-name="T74"> </text:span><text:span text:style-name="T73">'</text:span><text:span text:style-name="T75">ופר</text:span><text:span text:style-name="T74"> </text:span><text:span text:style-name="T75">שני</text:span><text:span text:style-name="T73">': שני</text:span><text:span text:style-name="T74"> </text:span><text:span text:style-name="T73">לעולה: מה</text:span><text:span text:style-name="T74"> </text:span><text:span text:style-name="T73">עולה</text:span><text:span text:style-name="T74"> </text:span><text:span text:style-name="T73">לא</text:span><text:span text:style-name="T74"> </text:span><text:span text:style-name="T73">נאכלת</text:span><text:span text:style-name="T74"> </text:span><text:span text:style-name="T73">-</text:span></text:p>
      <text:p text:style-name="P3"/>
      <text:p text:style-name="P4"><text:span text:style-name="T1">(הוריות</text:span><text:span text:style-name="T2"> </text:span><text:span text:style-name="T1">ו,א)</text:span></text:p>
      <text:p text:style-name="P16"><text:span text:style-name="T1">אף</text:span><text:span text:style-name="T2"> </text:span><text:span text:style-name="T1">חטאת</text:span><text:span text:style-name="T2"> </text:span><text:span text:style-name="T1">לא</text:span><text:span text:style-name="T2"> </text:span><text:span text:style-name="T1">נאכלת; </text:span></text:p>
      <text:p text:style-name="P4"><text:span text:style-name="T73">כיוצא</text:span><text:span text:style-name="T74"> </text:span><text:span text:style-name="T73">בו</text:span><text:span text:style-name="T74"> </text:span><text:span text:style-name="T73">אמר</text:span><text:span text:style-name="T74"> </text:span><text:span text:style-name="T73">רבי</text:span><text:span text:style-name="T74"> </text:span><text:span text:style-name="T73">יוסי: </text:span><text:span text:style-name="T18">(עזרא</text:span><text:span text:style-name="T19"> </text:span><text:span text:style-name="T18">ח,לה)</text:span><text:span text:style-name="T75"> הבאים</text:span><text:span text:style-name="T74"> </text:span><text:span text:style-name="T75">מהשבי</text:span><text:span text:style-name="T74"> </text:span><text:span text:style-name="T28">[בני]</text:span><text:span text:style-name="T75"> הגולה</text:span><text:span text:style-name="T74"> </text:span><text:span text:style-name="T75">הקריבו</text:span><text:span text:style-name="T74"> </text:span><text:span text:style-name="T28">[עלות]</text:span><text:span text:style-name="T75"> לאלהי</text:span><text:span text:style-name="T74"> </text:span><text:span text:style-name="T75">ישראל</text:span><text:span text:style-name="T74"> </text:span><text:span text:style-name="T75">פרים</text:span><text:span text:style-name="T74"> </text:span><text:span text:style-name="T75">שנים</text:span><text:span text:style-name="T74"> </text:span><text:span text:style-name="T75">עשר</text:span><text:span text:style-name="T74"> </text:span><text:span text:style-name="T28">[כל</text:span><text:span text:style-name="T31"> </text:span><text:span text:style-name="T28">ישראל</text:span><text:span text:style-name="T31"> </text:span><text:span text:style-name="T28">אילים</text:span><text:span text:style-name="T31"> </text:span><text:span text:style-name="T28">תשעים</text:span><text:span text:style-name="T31"> </text:span><text:span text:style-name="T28">וששה</text:span><text:span text:style-name="T31"> </text:span><text:span text:style-name="T28">כבשים</text:span><text:span text:style-name="T31"> </text:span><text:span text:style-name="T28">שבעים</text:span><text:span text:style-name="T31"> </text:span><text:span text:style-name="T28">ושבעה</text:span><text:span text:style-name="T31"> </text:span><text:span text:style-name="T57">צפירי</text:span><text:span text:style-name="T58"> </text:span><text:span text:style-name="T57">חטאת</text:span><text:span text:style-name="T58"> </text:span><text:span text:style-name="T57">שנים</text:span><text:span text:style-name="T58"> </text:span><text:span text:style-name="T57">עשר</text:span><text:span text:style-name="T28">]</text:span><text:span text:style-name="T75"> הכל</text:span><text:span text:style-name="T74"> </text:span><text:span text:style-name="T75">עולה</text:span><text:span text:style-name="T74"> </text:span><text:span text:style-name="T28">[לה']</text:span><text:span text:style-name="T1">; 'הכל</text:span><text:span text:style-name="T2"> </text:span><text:span text:style-name="T1">עולה'? סלקא</text:span><text:span text:style-name="T2"> </text:span><text:span text:style-name="T1">דעתך</text:span><text:span text:style-name="T2"> </text:span><text:span text:style-name="T32">(</text:span><text:span text:style-name="T38">והכתיב</text:span><text:span text:style-name="T31"> </text:span><text:span text:style-name="T38">'</text:span><text:span text:style-name="T28">שעירי</text:span><text:span text:style-name="T31"> </text:span><text:span text:style-name="T28">עזים</text:span><text:span text:style-name="T31"> </text:span><text:span text:style-name="T28">לחטאת</text:span><text:span text:style-name="T38">'</text:span><text:span text:style-name="T32">)</text:span><text:span text:style-name="T1">? אפשר</text:span><text:span text:style-name="T2"> </text:span><text:span text:style-name="T1">שחטאת</text:span><text:span text:style-name="T2"> </text:span><text:span text:style-name="T1">עולה? אלא: הכל</text:span><text:span text:style-name="T2"> </text:span><text:span text:style-name="T10">כְּ</text:span><text:span text:style-name="T1">עולה: מה</text:span><text:span text:style-name="T2"> </text:span><text:span text:style-name="T1">עולה</text:span><text:span text:style-name="T2"> </text:span><text:span text:style-name="T1">לא</text:span><text:span text:style-name="T2"> </text:span><text:span text:style-name="T1">נאכלת</text:span><text:span text:style-name="T2"> </text:span><text:span text:style-name="T1">- אף</text:span><text:span text:style-name="T2"> </text:span><text:span text:style-name="T1">חטאת</text:span><text:span text:style-name="T2"> </text:span><text:span text:style-name="T32">(</text:span><text:span text:style-name="T38">דהקריבו</text:span><text:span text:style-name="T32">)</text:span><text:span text:style-name="T1"> לא</text:span><text:span text:style-name="T2"> </text:span><text:span text:style-name="T1">נאכלת</text:span><text:span text:style-name="T2"> </text:span><text:span text:style-name="T32">(</text:span><text:span text:style-name="T38">לפי</text:span><text:span text:style-name="T31"> </text:span><text:span text:style-name="T38">שהיו</text:span><text:span text:style-name="T31"> </text:span><text:span text:style-name="T38">שעירין</text:span><text:span text:style-name="T31"> </text:span><text:span text:style-name="T38">של</text:span><text:span text:style-name="T31"> </text:span><text:span text:style-name="T38">צבור</text:span><text:span text:style-name="T31"> </text:span><text:span text:style-name="T38">הנשרפין, לפי</text:span><text:span text:style-name="T31"> </text:span><text:span text:style-name="T38">שהכניסו</text:span><text:span text:style-name="T31"> </text:span><text:span text:style-name="T38">דמן</text:span><text:span text:style-name="T31"> </text:span><text:span text:style-name="T38">לפני</text:span><text:span text:style-name="T31"> </text:span><text:span text:style-name="T38">ולפנים, כדכתיב</text:span><text:span text:style-name="T31"> </text:span><text:span text:style-name="T38">'</text:span><text:span text:style-name="T28">וכל</text:span><text:span text:style-name="T31"> </text:span><text:span text:style-name="T28">חטאת</text:span><text:span text:style-name="T31"> </text:span><text:span text:style-name="T28">אשר</text:span><text:span text:style-name="T31"> </text:span><text:span text:style-name="T28">יובא</text:span><text:span text:style-name="T31"> </text:span><text:span text:style-name="T28">מדמה</text:span><text:span text:style-name="T31"> </text:span><text:span text:style-name="T28">אל</text:span><text:span text:style-name="T31"> </text:span><text:span text:style-name="T28">אהל</text:span><text:span text:style-name="T31"> </text:span><text:span text:style-name="T28">מועד</text:span><text:span text:style-name="T31"> </text:span><text:span text:style-name="T28">לכפר</text:span><text:span text:style-name="T31"> </text:span><text:span text:style-name="T28">בקדש</text:span><text:span text:style-name="T38">' </text:span><text:span text:style-name="T18">[ויקרא</text:span><text:span text:style-name="T19"> </text:span><text:span text:style-name="T18">ו,כג]</text:span><text:span text:style-name="T38">, כדתנן</text:span><text:span text:style-name="T31"> </text:span><text:span text:style-name="T18">(זבחים</text:span><text:span text:style-name="T19"> </text:span><text:span text:style-name="T18">פ"ד</text:span><text:span text:style-name="T19"> </text:span><text:span text:style-name="T18">מ"ד, דף</text:span><text:span text:style-name="T19"> </text:span><text:span text:style-name="T18">מז.)</text:span><text:span text:style-name="T38"> 'פרים</text:span><text:span text:style-name="T31"> </text:span><text:span text:style-name="T38">הנשרפין</text:span><text:span text:style-name="T31"> </text:span><text:span text:style-name="T38">ושעירים</text:span><text:span text:style-name="T31"> </text:span><text:span text:style-name="T38">הנשרפין' - דהיינו</text:span><text:span text:style-name="T31"> </text:span><text:span text:style-name="T38">שעירי</text:span><text:span text:style-name="T31"> </text:span><text:span text:style-name="T38">עבודת</text:span><text:span text:style-name="T31"> </text:span><text:span text:style-name="T38">כוכבים</text:span><text:span text:style-name="T31"> </text:span><text:span text:style-name="T38">דצבור</text:span><text:span text:style-name="T32">)</text:span><text:span text:style-name="T1">, דתניא: '</text:span><text:span text:style-name="T73">רבי</text:span><text:span text:style-name="T74"> </text:span><text:span text:style-name="T73">יהודה</text:span><text:span text:style-name="T74"> </text:span><text:span text:style-name="T73">אומר: על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הביאום</text:span><text:span text:style-name="T1">'; ו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שמואל: על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שעשו</text:span><text:span text:style-name="T2"> </text:span><text:span text:style-name="T1">בימי</text:span><text:span text:style-name="T2"> </text:span><text:span text:style-name="T1">צדקיהו. </text:span></text:p>
      <text:p text:style-name="P4"><text:span text:style-name="T1">בשלמא</text:span><text:span text:style-name="T2"> </text:span><text:span text:style-name="T1">לרבי</text:span><text:span text:style-name="T2"> </text:span><text:span text:style-name="T1">יהודה, משכחת</text:span><text:span text:style-name="T2"> </text:span><text:span text:style-name="T1">לה</text:span><text:span text:style-name="T2"> </text:span><text:span text:style-name="T1">להני</text:span><text:span text:style-name="T2"> </text:span><text:span text:style-name="T96">שנים</text:span><text:span text:style-name="T97"> </text:span><text:span text:style-name="T96">עשר</text:span><text:span text:style-name="T97"> </text:span><text:span text:style-name="T96">חטאות</text:span><text:span text:style-name="T1">: כגון</text:span><text:span text:style-name="T2"> </text:span><text:span text:style-name="T1">דחטאו</text:span><text:span text:style-name="T2"> </text:span><text:span text:style-name="T1">שנים</text:span><text:span text:style-name="T2"> </text:span><text:span text:style-name="T1">עשר</text:span><text:span text:style-name="T2"> </text:span><text:span text:style-name="T1">שבטים, דמייתו</text:span><text:span text:style-name="T2"> </text:span><text:span text:style-name="T1">שנים</text:span><text:span text:style-name="T2"> </text:span><text:span text:style-name="T1">עשר</text:span><text:span text:style-name="T2"> </text:span><text:span text:style-name="T1">שעירים; אי</text:span><text:span text:style-name="T2"> </text:span><text:span text:style-name="T1">נמי</text:span><text:span text:style-name="T2"> </text:span><text:span text:style-name="T1">דחטאו</text:span><text:span text:style-name="T2"> </text:span><text:span text:style-name="T1">שבעה</text:span><text:span text:style-name="T2"> </text:span><text:span text:style-name="T1">שבטים, ושארא</text:span><text:span text:style-name="T2"> </text:span><text:span text:style-name="T1">אינך</text:span><text:span text:style-name="T2"> </text:span><text:span text:style-name="T1">בגרירה;</text:span></text:p>
      <text:p text:style-name="P4"><text:span text:style-name="T1">ולרבי</text:span><text:span text:style-name="T2"> </text:span><text:span text:style-name="T1">שמעון</text:span><text:span text:style-name="T2"> </text:span><text:span text:style-name="T1">נמי</text:span><text:span text:style-name="T2"> </text:span><text:span text:style-name="T1">משכחת</text:span><text:span text:style-name="T2"> </text:span><text:span text:style-name="T1">לה: כגון</text:span><text:span text:style-name="T2"> </text:span><text:span text:style-name="T1">דחטאו</text:span><text:span text:style-name="T2"> </text:span><text:span text:style-name="T1">אחד</text:span><text:span text:style-name="T2"> </text:span><text:span text:style-name="T1">עשר</text:span><text:span text:style-name="T2"> </text:span><text:span text:style-name="T1">שבטים, דמייתו</text:span><text:span text:style-name="T2"> </text:span><text:span text:style-name="T1">אחד</text:span><text:span text:style-name="T2"> </text:span><text:span text:style-name="T1">עשר</text:span><text:span text:style-name="T2"> </text:span><text:span text:style-name="T1">שעירים, ואידך</text:span><text:span text:style-name="T2"> </text:span><text:span text:style-name="T1">דבית</text:span><text:span text:style-name="T2"> </text:span><text:span text:style-name="T1">דין</text:span><text:span text:style-name="T2"> </text:span><text:span text:style-name="T32">(</text:span><text:span text:style-name="T38">ואחד</text:span><text:span text:style-name="T31"> </text:span><text:span text:style-name="T38">שהביא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- הרי</text:span><text:span text:style-name="T31"> </text:span><text:span text:style-name="T38">י"ב</text:span><text:span text:style-name="T32">)</text:span><text:span text:style-name="T1">;</text:span></text:p>
      <text:p text:style-name="P4"><text:soft-page-break/><text:span text:style-name="T1">אלא</text:span><text:span text:style-name="T2"> </text:span><text:span text:style-name="T1">לרבי</text:span><text:span text:style-name="T2"> </text:span><text:span text:style-name="T1">מאיר, דאמר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מביאין</text:span><text:span text:style-name="T2"> </text:span><text:span text:style-name="T1">ולא</text:span><text:span text:style-name="T2"> </text:span><text:span text:style-name="T1">צבור</text:span><text:span text:style-name="T2"> </text:span><text:span text:style-name="T1">- שנים</text:span><text:span text:style-name="T2"> </text:span><text:span text:style-name="T1">עשר</text:span><text:span text:style-name="T2"> </text:span><text:span text:style-name="T1">היכי</text:span><text:span text:style-name="T2"> </text:span><text:span text:style-name="T1">משכחת</text:span><text:span text:style-name="T2"> </text:span><text:span text:style-name="T1">ליה?</text:span></text:p>
      <text:p text:style-name="P4"><text:span text:style-name="T1">כגון</text:span><text:span text:style-name="T2"> </text:span><text:span text:style-name="T1">דחטאו</text:span><text:span text:style-name="T2"> </text:span><text:span text:style-name="T1">והדר</text:span><text:span text:style-name="T2"> </text:span><text:span text:style-name="T1">חטאו</text:span><text:span text:style-name="T2"> </text:span><text:span text:style-name="T1">והדר</text:span><text:span text:style-name="T2"> </text:span><text:span text:style-name="T1">חטאו</text:span><text:span text:style-name="T2"> </text:span><text:span text:style-name="T1">עד</text:span><text:span text:style-name="T2"> </text:span><text:span text:style-name="T1">תריסר</text:span><text:span text:style-name="T2"> </text:span><text:span text:style-name="T1">זימני.</text:span></text:p>
      <text:p text:style-name="P4"><text:span text:style-name="T32">(</text:span><text:span text:style-name="T38">בין</text:span><text:span text:style-name="T31"> </text:span><text:span text:style-name="T38">לר' יהודה</text:span><text:span text:style-name="T31"> </text:span><text:span text:style-name="T38">בין</text:span><text:span text:style-name="T31"> </text:span><text:span text:style-name="T38">לר' שמעון</text:span><text:span text:style-name="T31"> </text:span><text:span text:style-name="T38">בין</text:span><text:span text:style-name="T31"> </text:span><text:span text:style-name="T38">לרבי</text:span><text:span text:style-name="T31"> </text:span><text:span text:style-name="T38">מאיר</text:span><text:span text:style-name="T31"> </text:span><text:span text:style-name="T38">היכי</text:span><text:span text:style-name="T31"> </text:span><text:span text:style-name="T38">קרבי</text:span><text:span text:style-name="T31"> </text:span><text:span text:style-name="T38">הנהו</text:span><text:span text:style-name="T31"> </text:span><text:span text:style-name="T38">חטאות?</text:span><text:span text:style-name="T32">)</text:span><text:span text:style-name="T1"> והא</text:span><text:span text:style-name="T2"> </text:span><text:span text:style-name="T1">מייתי</text:span><text:span text:style-name="T2"> </text:span><text:span text:style-name="T1">להו</text:span><text:span text:style-name="T2"> </text:span><text:span text:style-name="T1">הנהו</text:span><text:span text:style-name="T2"> </text:span><text:span text:style-name="T1">דחטאו</text:span><text:span text:style-name="T2"> </text:span><text:span text:style-name="T32">(</text:span><text:span text:style-name="T38">בימי</text:span><text:span text:style-name="T31"> </text:span><text:span text:style-name="T38">צדקיהו, דהוו</text:span><text:span text:style-name="T31"> </text:span><text:span text:style-name="T38">חטאת</text:span><text:span text:style-name="T31"> </text:span><text:span text:style-name="T38">שמתו</text:span><text:span text:style-name="T31"> </text:span><text:span text:style-name="T38">בעליהן</text:span><text:span text:style-name="T32">)</text:span><text:span text:style-name="T1">?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כי</text:span><text:span text:style-name="T2"> </text:span><text:span text:style-name="T1">גמירי</text:span><text:span text:style-name="T2"> </text:span><text:span text:style-name="T1">'חטאת</text:span><text:span text:style-name="T2"> </text:span><text:span text:style-name="T1">שמתו</text:span><text:span text:style-name="T2"> </text:span><text:span text:style-name="T1">בעליה</text:span><text:span text:style-name="T2"> </text:span><text:span text:style-name="T1">במיתה' - הני</text:span><text:span text:style-name="T2"> </text:span><text:span text:style-name="T1">מילי</text:span><text:span text:style-name="T2"> </text:span><text:span text:style-name="T1">ביחיד, אבל</text:span><text:span text:style-name="T2"> </text:span><text:span text:style-name="T1">לא</text:span><text:span text:style-name="T2"> </text:span><text:span text:style-name="T1">בצבור, לפי</text:span><text:span text:style-name="T2"> </text:span><text:span text:style-name="T1">שאין</text:span><text:span text:style-name="T2"> </text:span><text:span text:style-name="T1">מיתה</text:span><text:span text:style-name="T2"> </text:span><text:span text:style-name="T1">בצבור</text:span><text:span text:style-name="T2"> </text:span><text:span text:style-name="T32">(</text:span><text:span text:style-name="T38">דאע"ג</text:span><text:span text:style-name="T31"> </text:span><text:span text:style-name="T38">דמתו</text:span><text:span text:style-name="T31"> </text:span><text:span text:style-name="T38">צבור</text:span><text:span text:style-name="T31"> </text:span><text:span text:style-name="T38">- לא</text:span><text:span text:style-name="T31"> </text:span><text:span text:style-name="T38">אזלא</text:span><text:span text:style-name="T31"> </text:span><text:span text:style-name="T38">למיתה</text:span><text:span text:style-name="T31"> </text:span><text:span text:style-name="T38">חטאת</text:span><text:span text:style-name="T31"> </text:span><text:span text:style-name="T38">דידהו</text:span><text:span text:style-name="T32">)</text:span><text:span text:style-name="T1">. </text:span></text:p>
      <text:p text:style-name="P4"><text:span text:style-name="T1">מנא</text:span><text:span text:style-name="T2"> </text:span><text:span text:style-name="T1">ליה</text:span><text:span text:style-name="T2"> </text:span><text:span text:style-name="T1">לרב</text:span><text:span text:style-name="T2"> </text:span><text:span text:style-name="T1">פפא</text:span><text:span text:style-name="T2"> </text:span><text:span text:style-name="T1">הא? אילימא</text:span><text:span text:style-name="T2"> </text:span><text:span text:style-name="T1">מדכתיב</text:span><text:span text:style-name="T2"> </text:span><text:span text:style-name="T18">(תהלים</text:span><text:span text:style-name="T19"> </text:span><text:span text:style-name="T18">מה,יז)</text:span><text:span text:style-name="T59"> תחת</text:span><text:span text:style-name="T2"> </text:span><text:span text:style-name="T59">אבותיך</text:span><text:span text:style-name="T2"> </text:span><text:span text:style-name="T59">יהיו</text:span><text:span text:style-name="T2"> </text:span><text:span text:style-name="T59">בניך</text:span><text:span text:style-name="T2"> </text:span><text:span text:style-name="T28">[תשיתמו</text:span><text:span text:style-name="T31"> </text:span><text:span text:style-name="T28">לשרים</text:span><text:span text:style-name="T31"> </text:span><text:span text:style-name="T28">בכל</text:span><text:span text:style-name="T31"> </text:span><text:span text:style-name="T28">הארץ]</text:span><text:span text:style-name="T1"> </text:span><text:span text:style-name="T32">(</text:span><text:span text:style-name="T38">דמשמע: דבנים</text:span><text:span text:style-name="T31"> </text:span><text:span text:style-name="T38">במקום</text:span><text:span text:style-name="T31"> </text:span><text:span text:style-name="T38">אבות</text:span><text:span text:style-name="T31"> </text:span><text:span text:style-name="T38">קיימי, וכאבות</text:span><text:span text:style-name="T31"> </text:span><text:span text:style-name="T38">חיים</text:span><text:span text:style-name="T31"> </text:span><text:span text:style-name="T38">דמו, והכא</text:span><text:span text:style-name="T31"> </text:span><text:span text:style-name="T38">איכא</text:span><text:span text:style-name="T31"> </text:span><text:span text:style-name="T38">בנים</text:span><text:span text:style-name="T31"> </text:span><text:span text:style-name="T38">דדורו</text:span><text:span text:style-name="T31"> </text:span><text:span text:style-name="T38">של</text:span><text:span text:style-name="T31"> </text:span><text:span text:style-name="T38">צדקיהו</text:span><text:span text:style-name="T32">)</text:span><text:span text:style-name="T1"> - אי</text:span><text:span text:style-name="T2"> </text:span><text:span text:style-name="T1">הכי</text:span><text:span text:style-name="T2"> </text:span><text:span text:style-name="T1">אפילו</text:span><text:span text:style-name="T2"> </text:span><text:span text:style-name="T1">ביחיד</text:span><text:span text:style-name="T2"> </text:span><text:span text:style-name="T1">נמי</text:span><text:span text:style-name="T2"> </text:span><text:span text:style-name="T32">(</text:span><text:span text:style-name="T38">לימא</text:span><text:span text:style-name="T31"> </text:span><text:span text:style-name="T38">'חטאת</text:span><text:span text:style-name="T31"> </text:span><text:span text:style-name="T38">שמתו</text:span><text:span text:style-name="T31"> </text:span><text:span text:style-name="T38">בעליה</text:span><text:span text:style-name="T31"> </text:span><text:span text:style-name="T41">דלא</text:span><text:span text:style-name="T31"> </text:span><text:span text:style-name="T38">למיתה</text:span><text:span text:style-name="T31"> </text:span><text:span text:style-name="T38">אזלא': דלהוי</text:span><text:span text:style-name="T31"> </text:span><text:span text:style-name="T38">הבן</text:span><text:span text:style-name="T31"> </text:span><text:span text:style-name="T38">במקום</text:span><text:span text:style-name="T31"> </text:span><text:span text:style-name="T38">אב</text:span><text:span text:style-name="T32">)</text:span><text:span text:style-name="T1">!?</text:span></text:p>
      <text:p text:style-name="P4"><text:span text:style-name="T1">אלא</text:span><text:span text:style-name="T2"> </text:span><text:span text:style-name="T1">דוקיא</text:span><text:span text:style-name="T2"> </text:span><text:span text:style-name="T1">דרב</text:span><text:span text:style-name="T2"> </text:span><text:span text:style-name="T1">פפא</text:span><text:span text:style-name="T2"> </text:span><text:span text:style-name="T1">משעיר</text:span><text:span text:style-name="T2"> </text:span><text:span text:style-name="T1">דראש</text:span><text:span text:style-name="T2"> </text:span><text:span text:style-name="T1">חדש</text:span><text:span text:style-name="T2"> </text:span><text:span text:style-name="T32">(</text:span><text:span text:style-name="T38">דהוי</text:span><text:span text:style-name="T31"> </text:span><text:span text:style-name="T38">חטאת</text:span><text:span text:style-name="T32">)</text:span><text:span text:style-name="T1">, דאמר</text:span><text:span text:style-name="T2"> </text:span><text:span text:style-name="T1">רחמנא</text:span><text:span text:style-name="T2"> </text:span><text:span text:style-name="T1">מייתי</text:span><text:span text:style-name="T2"> </text:span><text:span text:style-name="T1">מתרומת</text:span><text:span text:style-name="T2"> </text:span><text:span text:style-name="T1">הלשכה</text:span><text:span text:style-name="T2"> </text:span><text:span text:style-name="T32">(</text:span><text:span text:style-name="T38">דכל</text:span><text:span text:style-name="T31"> </text:span><text:span text:style-name="T38">קרבנות</text:span><text:span text:style-name="T31"> </text:span><text:span text:style-name="T38">צבור</text:span><text:span text:style-name="T31"> </text:span><text:span text:style-name="T38">מתרומת</text:span><text:span text:style-name="T31"> </text:span><text:span text:style-name="T38">הלשכה</text:span><text:span text:style-name="T31"> </text:span><text:span text:style-name="T38">הם</text:span><text:span text:style-name="T31"> </text:span><text:span text:style-name="T38">באין</text:span><text:span text:style-name="T32">)</text:span><text:span text:style-name="T1"> - והא</text:span><text:span text:style-name="T2"> </text:span><text:span text:style-name="T32">(</text:span><text:span text:style-name="T38">דלמא</text:span><text:span text:style-name="T32">)</text:span><text:span text:style-name="T1"> מייתי</text:span><text:span text:style-name="T2"> </text:span><text:span text:style-name="T1">להו</text:span><text:span text:style-name="T2"> </text:span><text:span text:style-name="T1">מישראל</text:span><text:span text:style-name="T2"> </text:span><text:span text:style-name="T32">(</text:span><text:span text:style-name="T38">לאחר</text:span><text:span text:style-name="T31"> </text:span><text:span text:style-name="T38">שנתרמה</text:span><text:span text:style-name="T31"> </text:span><text:span text:style-name="T38">תרומת</text:span><text:span text:style-name="T31"> </text:span><text:span text:style-name="T38">הלשכה</text:span><text:span text:style-name="T32">)</text:span><text:span text:style-name="T1">, והנך</text:span><text:span text:style-name="T2"> </text:span><text:span text:style-name="T32">(</text:span><text:span text:style-name="T38">ישראל</text:span><text:span text:style-name="T32">)</text:span><text:span text:style-name="T1"> דפיישי</text:span><text:span text:style-name="T2"> </text:span><text:span text:style-name="T1">- היכי</text:span><text:span text:style-name="T2"> </text:span><text:span text:style-name="T1">מייתו</text:span><text:span text:style-name="T2"> </text:span><text:span text:style-name="T32">(</text:span><text:span text:style-name="T38">שעיר</text:span><text:span text:style-name="T31"> </text:span><text:span text:style-name="T38">דראש</text:span><text:span text:style-name="T31"> </text:span><text:span text:style-name="T38">חודש, דאתא</text:span><text:span text:style-name="T31"> </text:span><text:span text:style-name="T38">מתרומת</text:span><text:span text:style-name="T31"> </text:span><text:span text:style-name="T38">הלשכה? והא</text:span><text:span text:style-name="T31"> </text:span><text:span text:style-name="T38">הוי</text:span><text:span text:style-name="T31"> </text:span><text:span text:style-name="T38">'חטאת</text:span><text:span text:style-name="T31"> </text:span><text:span text:style-name="T38">שמתו</text:span><text:span text:style-name="T31"> </text:span><text:span text:style-name="T38">בעליה'</text:span><text:span text:style-name="T32">)</text:span><text:span text:style-name="T1">? אלא</text:span><text:span text:style-name="T2"> </text:span><text:span text:style-name="T1">שמע</text:span><text:span text:style-name="T2"> </text:span><text:span text:style-name="T1">מינה: חטאת</text:span><text:span text:style-name="T2"> </text:span><text:span text:style-name="T1">שמתו</text:span><text:span text:style-name="T2"> </text:span><text:span text:style-name="T1">בעליה</text:span><text:span text:style-name="T2"> </text:span><text:span text:style-name="T1">בצבור</text:span><text:span text:style-name="T2"> </text:span><text:span text:style-name="T1">קרבה.</text:span></text:p>
      <text:p text:style-name="P4"><text:span text:style-name="T1">מי</text:span><text:span text:style-name="T2"> </text:span><text:span text:style-name="T1">דמי</text:span><text:span text:style-name="T2"> </text:span><text:span text:style-name="T1">שעיר</text:span><text:span text:style-name="T2"> </text:span><text:span text:style-name="T1">ראש</text:span><text:span text:style-name="T2"> </text:span><text:span text:style-name="T1">חודש? דלמא</text:span><text:span text:style-name="T2"> </text:span><text:span text:style-name="T1">לא</text:span><text:span text:style-name="T2"> </text:span><text:span text:style-name="T1">מייתו</text:span><text:span text:style-name="T2"> </text:span><text:span text:style-name="T1">מצבור</text:span><text:span text:style-name="T2"> </text:span><text:span text:style-name="T32">(</text:span><text:span text:style-name="T38">דלמא</text:span><text:span text:style-name="T31"> </text:span><text:span text:style-name="T38">מיתו</text:span><text:span text:style-name="T31"> </text:span><text:span text:style-name="T38">מצבור</text:span><text:span text:style-name="T31"> </text:span><text:span text:style-name="T38">דלמא</text:span><text:span text:style-name="T31"> </text:span><text:span text:style-name="T38">לא</text:span><text:span text:style-name="T31"> </text:span><text:span text:style-name="T38">מיתו: דספק</text:span><text:span text:style-name="T31"> </text:span><text:span text:style-name="T38">הוי, ואהכי</text:span><text:span text:style-name="T31"> </text:span><text:span text:style-name="T38">קרבה</text:span><text:span text:style-name="T32">)</text:span><text:span text:style-name="T1"> - אבל</text:span><text:span text:style-name="T2"> </text:span><text:span text:style-name="T1">הכא</text:span><text:span text:style-name="T2"> </text:span><text:span text:style-name="T32">(</text:span><text:span text:style-name="T38">דורו</text:span><text:span text:style-name="T31"> </text:span><text:span text:style-name="T38">של</text:span><text:span text:style-name="T31"> </text:span><text:span text:style-name="T38">צדקיהו</text:span><text:span text:style-name="T32">)</text:span><text:span text:style-name="T1"> - ודאי</text:span><text:span text:style-name="T2"> </text:span><text:span text:style-name="T1">מייתו</text:span><text:span text:style-name="T2"> </text:span><text:span text:style-name="T32">(</text:span><text:span text:style-name="T38">ודאי</text:span><text:span text:style-name="T31"> </text:span><text:span text:style-name="T38">מתו</text:span><text:span text:style-name="T32">)</text:span><text:span text:style-name="T1">!</text:span></text:p>
      <text:p text:style-name="P4"><text:span text:style-name="T1">אלא</text:span><text:span text:style-name="T2"> </text:span><text:span text:style-name="T1">טעמא</text:span><text:span text:style-name="T2"> </text:span><text:span text:style-name="T1">דרב</text:span><text:span text:style-name="T2"> </text:span><text:span text:style-name="T1">פפא</text:span><text:span text:style-name="T2"> </text:span><text:span text:style-name="T1">מהכא: דכתיב</text:span><text:span text:style-name="T2"> </text:span><text:span text:style-name="T18">(דברים</text:span><text:span text:style-name="T19"> </text:span><text:span text:style-name="T18">כא,ח)</text:span><text:span text:style-name="T1"> </text:span><text:span text:style-name="T59">כפר</text:span><text:span text:style-name="T2"> </text:span><text:span text:style-name="T59">לעמך</text:span><text:span text:style-name="T2"> </text:span><text:span text:style-name="T59">ישראל</text:span><text:span text:style-name="T2"> </text:span><text:span text:style-name="T59">אשר</text:span><text:span text:style-name="T2"> </text:span><text:span text:style-name="T59">פדית</text:span><text:span text:style-name="T2"> </text:span><text:span text:style-name="T59">ה' </text:span><text:span text:style-name="T28">[ואל</text:span><text:span text:style-name="T31"> </text:span><text:span text:style-name="T28">תתן</text:span><text:span text:style-name="T31"> </text:span><text:span text:style-name="T28">דם</text:span><text:span text:style-name="T31"> </text:span><text:span text:style-name="T28">נקי</text:span><text:span text:style-name="T31"> </text:span><text:span text:style-name="T28">בקרב</text:span><text:span text:style-name="T31"> </text:span><text:span text:style-name="T28">עמך</text:span><text:span text:style-name="T31"> </text:span><text:span text:style-name="T28">ישראל</text:span><text:span text:style-name="T31"> </text:span><text:span text:style-name="T28">ונכפר</text:span><text:span text:style-name="T31"> </text:span><text:span text:style-name="T28">להם</text:span><text:span text:style-name="T31"> </text:span><text:span text:style-name="T28">הדם]</text:span><text:span text:style-name="T1">: ראויה</text:span><text:span text:style-name="T2"> </text:span><text:span text:style-name="T1">כפרה</text:span><text:span text:style-name="T2"> </text:span><text:span text:style-name="T1">זו</text:span><text:span text:style-name="T2"> </text:span><text:span text:style-name="T32">(</text:span><text:span text:style-name="T38">בעגלה</text:span><text:span text:style-name="T31"> </text:span><text:span text:style-name="T38">ערופה</text:span><text:span text:style-name="T32">)</text:span><text:span text:style-name="T1"> שתכפר</text:span><text:span text:style-name="T2"> </text:span><text:span text:style-name="T1">על</text:span><text:span text:style-name="T2"> </text:span><text:span text:style-name="T1">יוצאי</text:span><text:span text:style-name="T2"> </text:span><text:span text:style-name="T1">מצרים, מדכתיב</text:span><text:span text:style-name="T2"> </text:span><text:span text:style-name="T1">'</text:span><text:span text:style-name="T59">אשר</text:span><text:span text:style-name="T2"> </text:span><text:span text:style-name="T59">פדית</text:span><text:span text:style-name="T1">' </text:span><text:span text:style-name="T32">(</text:span><text:span text:style-name="T38">וכיון</text:span><text:span text:style-name="T31"> </text:span><text:span text:style-name="T38">שתכפר</text:span><text:span text:style-name="T31"> </text:span><text:span text:style-name="T38">על</text:span><text:span text:style-name="T31"> </text:span><text:span text:style-name="T38">יוצאי</text:span><text:span text:style-name="T31"> </text:span><text:span text:style-name="T38">מצרים, ויוצאי</text:span><text:span text:style-name="T31"> </text:span><text:span text:style-name="T38">מצרים</text:span><text:span text:style-name="T31"> </text:span><text:span text:style-name="T38">מתים</text:span><text:span text:style-name="T31"> </text:span><text:span text:style-name="T38">נינהו</text:span><text:span text:style-name="T31"> </text:span><text:span text:style-name="T38">- אלמא</text:span><text:span text:style-name="T31"> </text:span><text:span text:style-name="T38">אין</text:span><text:span text:style-name="T31"> </text:span><text:span text:style-name="T38">מיתה</text:span><text:span text:style-name="T31"> </text:span><text:span text:style-name="T38">בצבור; והוא</text:span><text:span text:style-name="T31"> </text:span><text:span text:style-name="T38">הדין</text:span><text:span text:style-name="T31"> </text:span><text:span text:style-name="T38">לדורו</text:span><text:span text:style-name="T31"> </text:span><text:span text:style-name="T38">של</text:span><text:span text:style-name="T31"> </text:span><text:span text:style-name="T38">צדקיהו: ד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מתו</text:span><text:span text:style-name="T31"> </text:span><text:span text:style-name="T38">- מתכפרין</text:span><text:span text:style-name="T31"> </text:span><text:span text:style-name="T38">בהנהו</text:span><text:span text:style-name="T31"> </text:span><text:span text:style-name="T38">חטאות</text:span><text:span text:style-name="T32">)</text:span><text:span text:style-name="T1">!</text:span></text:p>
      <text:p text:style-name="P4"><text:span text:style-name="T1">מי</text:span><text:span text:style-name="T2"> </text:span><text:span text:style-name="T1">דמי? התם</text:span><text:span text:style-name="T2"> </text:span><text:span text:style-name="T32">(</text:span><text:span text:style-name="T38">גבי</text:span><text:span text:style-name="T31"> </text:span><text:span text:style-name="T38">עגלה</text:span><text:span text:style-name="T31"> </text:span><text:span text:style-name="T38">ערופה</text:span><text:span text:style-name="T32">)</text:span><text:span text:style-name="T1"> כולהו</text:span><text:span text:style-name="T2"> </text:span><text:span text:style-name="T1">איתינון</text:span><text:span text:style-name="T2"> </text:span><text:span text:style-name="T32">(</text:span><text:span text:style-name="T38">כולהו</text:span><text:span text:style-name="T31"> </text:span><text:span text:style-name="T38">איתנהו</text:span><text:span text:style-name="T31"> </text:span><text:span text:style-name="T38">בחיים, דעיקר</text:span><text:span text:style-name="T31"> </text:span><text:span text:style-name="T38">כי</text:span><text:span text:style-name="T31"> </text:span><text:span text:style-name="T38">אתיא</text:span><text:span text:style-name="T31"> </text:span><text:span text:style-name="T38">עגלה</text:span><text:span text:style-name="T31"> </text:span><text:span text:style-name="T38">ערופה</text:span><text:span text:style-name="T31"> </text:span><text:span text:style-name="T38">- אהֲני</text:span><text:span text:style-name="T31"> </text:span><text:span text:style-name="T38">דאיתנהו</text:span><text:span text:style-name="T31"> </text:span><text:span text:style-name="T38">קא</text:span><text:span text:style-name="T31"> </text:span><text:span text:style-name="T38">אתיא</text:span><text:span text:style-name="T32">)</text:span><text:span text:style-name="T1">; מגו</text:span><text:span text:style-name="T2"> </text:span><text:span text:style-name="T1">דמכפרה</text:span><text:span text:style-name="T2"> </text:span><text:span text:style-name="T1">אחיים</text:span><text:span text:style-name="T2"> </text:span><text:span text:style-name="T1">- מכפרה</text:span><text:span text:style-name="T2"> </text:span><text:span text:style-name="T1">נמי</text:span><text:span text:style-name="T2"> </text:span><text:span text:style-name="T1">אמתים</text:span><text:span text:style-name="T2"> </text:span><text:span text:style-name="T32">(</text:span><text:span text:style-name="T38">דהיינו</text:span><text:span text:style-name="T31"> </text:span><text:span text:style-name="T38">יוצאי</text:span><text:span text:style-name="T31"> </text:span><text:span text:style-name="T38">מצרים</text:span><text:span text:style-name="T32">)</text:span><text:span text:style-name="T1">, אלא</text:span><text:span text:style-name="T2"> </text:span><text:span text:style-name="T1">הכא</text:span><text:span text:style-name="T2"> </text:span><text:span text:style-name="T1">- מי</text:span><text:span text:style-name="T2"> </text:span><text:span text:style-name="T1">הוו</text:span><text:span text:style-name="T2"> </text:span><text:span text:style-name="T1">חיים</text:span><text:span text:style-name="T2"> </text:span><text:span text:style-name="T32">(</text:span><text:span text:style-name="T38">הני</text:span><text:span text:style-name="T31"> </text:span><text:span text:style-name="T38">דורו</text:span><text:span text:style-name="T31"> </text:span><text:span text:style-name="T38">של</text:span><text:span text:style-name="T31"> </text:span><text:span text:style-name="T38">צדקיהו</text:span><text:span text:style-name="T32">)</text:span><text:span text:style-name="T1">?</text:span></text:p>
      <text:p text:style-name="P4"><text:span text:style-name="T1">אין</text:span><text:span text:style-name="T2"> </text:span><text:span text:style-name="T1">הכי</text:span><text:span text:style-name="T2"> </text:span><text:span text:style-name="T1">נמי, דכתיב</text:span><text:span text:style-name="T2"> </text:span><text:span text:style-name="T18">(עזרא</text:span><text:span text:style-name="T19"> </text:span><text:span text:style-name="T18">ג,יב)</text:span><text:span text:style-name="T1"> </text:span><text:span text:style-name="T59">ורבים</text:span><text:span text:style-name="T2"> </text:span><text:span text:style-name="T59">מהכהנים</text:span><text:span text:style-name="T2"> </text:span><text:span text:style-name="T59">והלוים</text:span><text:span text:style-name="T2"> </text:span><text:span text:style-name="T59">וראשי</text:span><text:span text:style-name="T2"> </text:span><text:span text:style-name="T59">האבות</text:span><text:span text:style-name="T2"> </text:span><text:span text:style-name="T28">[הזקנים</text:span><text:span text:style-name="T31"> </text:span><text:span text:style-name="T28">אשר</text:span><text:span text:style-name="T31"> </text:span><text:span text:style-name="T28">ראו</text:span><text:span text:style-name="T31"> </text:span><text:span text:style-name="T28">את</text:span><text:span text:style-name="T31"> </text:span><text:span text:style-name="T28">הבית</text:span><text:span text:style-name="T31"> </text:span><text:span text:style-name="T28">הראשון</text:span><text:span text:style-name="T31"> </text:span><text:span text:style-name="T28">ביסדו</text:span><text:span text:style-name="T31"> </text:span><text:span text:style-name="T28">זה</text:span><text:span text:style-name="T31"> </text:span><text:span text:style-name="T28">הבית</text:span><text:span text:style-name="T31"> </text:span><text:span text:style-name="T28">בעיניהם</text:span><text:span text:style-name="T31"> </text:span><text:span text:style-name="T28">בכים</text:span><text:span text:style-name="T31"> </text:span><text:span text:style-name="T28">בקול</text:span><text:span text:style-name="T31"> </text:span><text:span text:style-name="T28">גדול</text:span><text:span text:style-name="T31"> </text:span><text:span text:style-name="T28">ורבים</text:span><text:span text:style-name="T31"> </text:span><text:span text:style-name="T28">בתרועה</text:span><text:span text:style-name="T31"> </text:span><text:span text:style-name="T28">בשמחה</text:span><text:span text:style-name="T31"> </text:span><text:span text:style-name="T28">להרים</text:span><text:span text:style-name="T31"> </text:span><text:span text:style-name="T28">קול]</text:span><text:span text:style-name="T1"> </text:span></text:p>
      <text:p text:style-name="P4"><text:span text:style-name="T1">ודלמא</text:span><text:span text:style-name="T2"> </text:span><text:span text:style-name="T1">מועטין</text:span><text:span text:style-name="T2"> </text:span><text:span text:style-name="T1">הוו</text:span><text:span text:style-name="T2"> </text:span><text:span text:style-name="T32">(</text:span><text:span text:style-name="T38">דהאי</text:span><text:span text:style-name="T31"> </text:span><text:span text:style-name="T38">דכתיב</text:span><text:span text:style-name="T31"> </text:span><text:span text:style-name="T38">'</text:span><text:span text:style-name="T28">ורבים</text:span><text:span text:style-name="T31"> </text:span><text:span text:style-name="T28">מהכהנים</text:span><text:span text:style-name="T31"> </text:span><text:span text:style-name="T28">והלוים</text:span><text:span text:style-name="T38">' - דלמא</text:span><text:span text:style-name="T31"> </text:span><text:span text:style-name="T38">מעוטי</text:span><text:span text:style-name="T31"> </text:span><text:span text:style-name="T41">דצבור</text:span><text:span text:style-name="T31"> </text:span><text:span text:style-name="T38">דבית</text:span><text:span text:style-name="T31"> </text:span><text:span text:style-name="T38">שני</text:span><text:span text:style-name="T31"> </text:span><text:span text:style-name="T38">הוו</text:span><text:span text:style-name="T32">)</text:span><text:span text:style-name="T1">, ולא</text:span><text:span text:style-name="T2"> </text:span><text:span text:style-name="T1">רבים</text:span><text:span text:style-name="T2"> </text:span><text:span text:style-name="T1">הוו</text:span><text:span text:style-name="T2"> </text:span><text:span text:style-name="T32">(</text:span><text:span text:style-name="T38">והוה</text:span><text:span text:style-name="T31"> </text:span><text:span text:style-name="T38">ליה</text:span><text:span text:style-name="T31"> </text:span><text:span text:style-name="T38">'חטאת</text:span><text:span text:style-name="T31"> </text:span><text:span text:style-name="T38">שמתו</text:span><text:span text:style-name="T31"> </text:span><text:span text:style-name="T38">רוב</text:span><text:span text:style-name="T31"> </text:span><text:span text:style-name="T38">בעליה', ולא</text:span><text:span text:style-name="T31"> </text:span><text:span text:style-name="T38">קרבה, והכא</text:span><text:span text:style-name="T31"> </text:span><text:span text:style-name="T38">כתיב</text:span><text:span text:style-name="T31"> </text:span><text:span text:style-name="T38">דקרבה</text:span><text:span text:style-name="T32">)</text:span><text:span text:style-name="T1">?</text:span></text:p>
      <text:p text:style-name="P4"><text:span text:style-name="T32">(</text:span><text:span text:style-name="T38">הא</text:span><text:span text:style-name="T31"> </text:span><text:span text:style-name="T38">לא</text:span><text:span text:style-name="T31"> </text:span><text:span text:style-name="T38">מצית</text:span><text:span text:style-name="T31"> </text:span><text:span text:style-name="T38">אמרת</text:span><text:span text:style-name="T31"> </text:span><text:span text:style-name="T38">דמעוטי</text:span><text:span text:style-name="T31"> </text:span><text:span text:style-name="T38">הוו. אלא</text:span><text:span text:style-name="T31"> </text:span><text:span text:style-name="T38">ודאי</text:span><text:span text:style-name="T31"> </text:span><text:span text:style-name="T38">רבים</text:span><text:span text:style-name="T31"> </text:span><text:span text:style-name="T38">הוו:</text:span><text:span text:style-name="T32">)</text:span><text:span text:style-name="T1"> הכתיב</text:span><text:span text:style-name="T2"> </text:span><text:span text:style-name="T18">(עזרא</text:span><text:span text:style-name="T19"> </text:span><text:span text:style-name="T18">ג,יג)</text:span><text:span text:style-name="T59"> ואין</text:span><text:span text:style-name="T2"> </text:span><text:span text:style-name="T59">העם</text:span><text:span text:style-name="T2"> </text:span><text:span text:style-name="T59">מכירים</text:span><text:span text:style-name="T2"> </text:span><text:span text:style-name="T59">קול</text:span><text:span text:style-name="T2"> </text:span><text:span text:style-name="T59">תרועת</text:span><text:span text:style-name="T2"> </text:span><text:span text:style-name="T59">השמחה</text:span><text:span text:style-name="T2"> </text:span><text:span text:style-name="T59">לקול</text:span><text:span text:style-name="T2"> </text:span><text:span text:style-name="T59">בכי</text:span><text:span text:style-name="T2"> </text:span><text:span text:style-name="T59">העם</text:span><text:span text:style-name="T2"> </text:span><text:span text:style-name="T28">[כי</text:span><text:span text:style-name="T31"> </text:span><text:span text:style-name="T28">העם</text:span><text:span text:style-name="T31"> </text:span><text:span text:style-name="T28">מריעים</text:span><text:span text:style-name="T31"> </text:span><text:span text:style-name="T28">תרועה</text:span><text:span text:style-name="T31"> </text:span><text:span text:style-name="T28">גדולה]</text:span><text:span text:style-name="T59"> והקול</text:span><text:span text:style-name="T2"> </text:span><text:span text:style-name="T59">נשמע</text:span><text:span text:style-name="T2"> </text:span><text:span text:style-name="T59">עד</text:span><text:span text:style-name="T2"> </text:span><text:span text:style-name="T59">למרחוק</text:span><text:span text:style-name="T2"> </text:span><text:span text:style-name="T32">(</text:span><text:span text:style-name="T38">ואותן</text:span><text:span text:style-name="T31"> </text:span><text:span text:style-name="T38">דבוכים</text:span><text:span text:style-name="T31"> </text:span><text:span text:style-name="T38">- מדור</text:span><text:span text:style-name="T31"> </text:span><text:span text:style-name="T38">של</text:span><text:span text:style-name="T31"> </text:span><text:span text:style-name="T38">בית</text:span><text:span text:style-name="T31"> </text:span><text:span text:style-name="T38">הראשון</text:span><text:span text:style-name="T31"> </text:span><text:span text:style-name="T38">היו; ומדאין</text:span><text:span text:style-name="T31"> </text:span><text:span text:style-name="T38">מכירין</text:span><text:span text:style-name="T31"> </text:span><text:span text:style-name="T38">קול</text:span><text:span text:style-name="T31"> </text:span><text:span text:style-name="T38">השמחה</text:span><text:span text:style-name="T31"> </text:span><text:span text:style-name="T38">- שמע</text:span><text:span text:style-name="T31"> </text:span><text:span text:style-name="T38">מינה</text:span><text:span text:style-name="T31"> </text:span><text:span text:style-name="T38">דרובא</text:span><text:span text:style-name="T31"> </text:span><text:span text:style-name="T38">הוו</text:span><text:span text:style-name="T31"> </text:span><text:span text:style-name="T38">אותן</text:span><text:span text:style-name="T31"> </text:span><text:span text:style-name="T38">דבוכין, והוי</text:span><text:span text:style-name="T31"> </text:span><text:span text:style-name="T38">כחטאת</text:span><text:span text:style-name="T31"> </text:span><text:span text:style-name="T38">שרוב</text:span><text:span text:style-name="T31"> </text:span><text:span text:style-name="T38">בעליה</text:span><text:span text:style-name="T31"> </text:span><text:span text:style-name="T38">קיימין, ומשום</text:span><text:span text:style-name="T31"> </text:span><text:span text:style-name="T38">הכי</text:span><text:span text:style-name="T31"> </text:span><text:span text:style-name="T38">קרבה</text:span><text:span text:style-name="T32">)</text:span><text:span text:style-name="T1">.</text:span></text:p>
      <text:p text:style-name="P4"><text:span text:style-name="T1">והא</text:span><text:span text:style-name="T2"> </text:span><text:span text:style-name="T1">מזידין</text:span><text:span text:style-name="T2"> </text:span><text:span text:style-name="T1">הוו</text:span><text:span text:style-name="T2"> </text:span><text:span text:style-name="T32">(</text:span><text:span text:style-name="T38">דורו</text:span><text:span text:style-name="T31"> </text:span><text:span text:style-name="T38">של</text:span><text:span text:style-name="T31"> </text:span><text:span text:style-name="T38">צדקיה, ובני</text:span><text:span text:style-name="T31"> </text:span><text:span text:style-name="T38">קטלא</text:span><text:span text:style-name="T31"> </text:span><text:span text:style-name="T38">נינהו, ולא</text:span><text:span text:style-name="T31"> </text:span><text:span text:style-name="T38">בני</text:span><text:span text:style-name="T31"> </text:span><text:span text:style-name="T38">קרבן</text:span><text:span text:style-name="T31"> </text:span><text:span text:style-name="T38">נינהו, והיכי</text:span><text:span text:style-name="T31"> </text:span><text:span text:style-name="T38">מתכפרים</text:span><text:span text:style-name="T31"> </text:span><text:span text:style-name="T38">בהנך</text:span><text:span text:style-name="T31"> </text:span><text:span text:style-name="T38">חטאות</text:span><text:span text:style-name="T32">)</text:span><text:span text:style-name="T1">?!</text:span></text:p>
      <text:p text:style-name="P4"><text:span text:style-name="T1">הוראת</text:span><text:span text:style-name="T2"> </text:span><text:span text:style-name="T1">שעה</text:span><text:span text:style-name="T2"> </text:span><text:span text:style-name="T1">היתה</text:span><text:span text:style-name="T2"> </text:span><text:span text:style-name="T32">(</text:span><text:span text:style-name="T38">ד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הוו</text:span><text:span text:style-name="T31"> </text:span><text:span text:style-name="T38">מזידין</text:span><text:span text:style-name="T31"> </text:span><text:span text:style-name="T38">- הוו</text:span><text:span text:style-name="T31"> </text:span><text:span text:style-name="T38">מתכפרים</text:span><text:span text:style-name="T32">)</text:span><text:span text:style-name="T1">; הכי</text:span><text:span text:style-name="T2"> </text:span><text:span text:style-name="T1">נמי</text:span><text:span text:style-name="T2"> </text:span><text:span text:style-name="T1">מסתברא, דאי</text:span><text:span text:style-name="T2"> </text:span><text:span text:style-name="T1">לא</text:span><text:span text:style-name="T2"> </text:span><text:span text:style-name="T1">תימא</text:span><text:span text:style-name="T2"> </text:span><text:span text:style-name="T1">הכי</text:span><text:span text:style-name="T2"> </text:span><text:span text:style-name="T1">- </text:span><text:span text:style-name="T18">(עזרא</text:span><text:span text:style-name="T19"> </text:span><text:span text:style-name="T18">ח,לה)</text:span><text:span text:style-name="T1"> </text:span><text:span text:style-name="T28">[הבאים</text:span><text:span text:style-name="T31"> </text:span><text:span text:style-name="T28">מהשבי</text:span><text:span text:style-name="T31"> </text:span><text:span text:style-name="T28">בני</text:span><text:span text:style-name="T31"> </text:span><text:span text:style-name="T28">הגולה</text:span><text:span text:style-name="T31"> </text:span><text:span text:style-name="T28">הקריבו</text:span><text:span text:style-name="T31"> </text:span><text:span text:style-name="T28">עלות</text:span><text:span text:style-name="T31"> </text:span><text:span text:style-name="T28">לאלקי</text:span><text:span text:style-name="T31"> </text:span><text:span text:style-name="T28">ישראל</text:span><text:span text:style-name="T31"> </text:span><text:span text:style-name="T28">פרים</text:span><text:span text:style-name="T31"> </text:span><text:span text:style-name="T28">שנים</text:span><text:span text:style-name="T31"> </text:span><text:span text:style-name="T28">עשר</text:span><text:span text:style-name="T31"> </text:span><text:span text:style-name="T28">על</text:span><text:span text:style-name="T31"> </text:span><text:span text:style-name="T28">כל</text:span><text:span text:style-name="T31"> </text:span><text:span text:style-name="T28">ישראל]</text:span><text:span text:style-name="T59"> אילים</text:span><text:span text:style-name="T2"> </text:span><text:span text:style-name="T59">תשעים</text:span><text:span text:style-name="T2"> </text:span><text:span text:style-name="T59">וששה</text:span><text:span text:style-name="T2"> </text:span><text:span text:style-name="T59">כבשים</text:span><text:span text:style-name="T2"> </text:span><text:span text:style-name="T59">שבעים</text:span><text:span text:style-name="T2"> </text:span><text:span text:style-name="T59">ושבעה</text:span><text:span text:style-name="T2"> </text:span><text:span text:style-name="T28">[צפירי</text:span><text:span text:style-name="T31"> </text:span><text:span text:style-name="T28">חטאת</text:span><text:span text:style-name="T31"> </text:span><text:span text:style-name="T28">שנים</text:span><text:span text:style-name="T31"> </text:span><text:span text:style-name="T28">עשר</text:span><text:span text:style-name="T31"> </text:span><text:span text:style-name="T28">הכל</text:span><text:span text:style-name="T31"> </text:span><text:span text:style-name="T28">עולה</text:span><text:span text:style-name="T31"> </text:span><text:span text:style-name="T28">לה']</text:span><text:span text:style-name="T1"> - כנגד</text:span><text:span text:style-name="T2"> </text:span><text:span text:style-name="T1">מי? אלא</text:span><text:span text:style-name="T2"> </text:span><text:span text:style-name="T1">הוראת</text:span><text:span text:style-name="T2"> </text:span><text:span text:style-name="T1">שעה</text:span><text:span text:style-name="T2"> </text:span><text:span text:style-name="T1">היתה</text:span><text:span text:style-name="T2"> </text:span><text:span text:style-name="T1">- הכא</text:span><text:span text:style-name="T2"> </text:span><text:span text:style-name="T1">נמי</text:span><text:span text:style-name="T2"> </text:span><text:span text:style-name="T1">הוראת</text:span><text:span text:style-name="T2"> </text:span><text:span text:style-name="T1">שעה</text:span><text:span text:style-name="T2"> </text:span><text:span text:style-name="T1">היתה. </text:span></text:p>
      <text:p text:style-name="P12"><text:span text:style-name="T26">תוספות</text:span><text:span text:style-name="T2"> </text:span><text:span text:style-name="T26">מסכת</text:span><text:span text:style-name="T2"> </text:span><text:span text:style-name="T26">הוריות</text:span><text:span text:style-name="T2"> </text:span><text:span text:style-name="T26">דף</text:span><text:span text:style-name="T2"> </text:span><text:span text:style-name="T26">ו</text:span><text:span text:style-name="T2"> </text:span><text:span text:style-name="T26">עמוד</text:span><text:span text:style-name="T2"> </text:span><text:span text:style-name="T26">א</text:span><text:span text:style-name="T2"> </text:span><text:span text:style-name="T26">ד"ה</text:span><text:span text:style-name="T2"> </text:span><text:span text:style-name="T26">הוראת</text:span><text:span text:style-name="T2"> </text:span><text:span text:style-name="T26">שעה</text:span><text:span text:style-name="T2"> </text:span><text:span text:style-name="T26">היתה</text:span><text:span text:style-name="T2"> </text:span><text:span text:style-name="T26">- הוא</text:span><text:span text:style-name="T2"> </text:span><text:span text:style-name="T26">הדין</text:span><text:span text:style-name="T2"> </text:span><text:span text:style-name="T26">דעל</text:span><text:span text:style-name="T2"> </text:span><text:span text:style-name="T26">כולהו</text:span><text:span text:style-name="T2"> </text:span><text:span text:style-name="T26">מצי</text:span><text:span text:style-name="T2"> </text:span><text:span text:style-name="T26">לתרוצי</text:span><text:span text:style-name="T2"> </text:span><text:span text:style-name="T26">הכי.</text:span></text:p>
      <text:p text:style-name="P3"/>
      <text:p text:style-name="P4"><text:span text:style-name="T1">תנו</text:span><text:span text:style-name="T2"> </text:span><text:span text:style-name="T1">רבנן: '</text:span><text:span text:style-name="T73">מת</text:span><text:span text:style-name="T74"> </text:span><text:span text:style-name="T73">אחד</text:span><text:span text:style-name="T74"> </text:span><text:span text:style-name="T73">מן</text:span><text:span text:style-name="T74"> </text:span><text:span text:style-name="T73">הצבור</text:span><text:span text:style-name="T74"> </text:span><text:span text:style-name="T32">(</text:span><text:span text:style-name="T38">כגון</text:span><text:span text:style-name="T31"> </text:span><text:span text:style-name="T38">שהורו</text:span><text:span text:style-name="T31"> </text:span><text:span text:style-name="T38">ב"ד</text:span><text:span text:style-name="T31"> </text:span><text:span text:style-name="T38">ועשו</text:span><text:span text:style-name="T31"> </text:span><text:span text:style-name="T38">צבור</text:span><text:span text:style-name="T31"> </text:span><text:span text:style-name="T38">על</text:span><text:span text:style-name="T31"> </text:span><text:span text:style-name="T38">פיהם, ולא</text:span><text:span text:style-name="T31"> </text:span><text:span text:style-name="T38">הספיקו</text:span><text:span text:style-name="T31"> </text:span><text:span text:style-name="T38">להביא</text:span><text:span text:style-name="T31"> </text:span><text:span text:style-name="T38">עד</text:span><text:span text:style-name="T31"> </text:span><text:span text:style-name="T38">שמת</text:span><text:span text:style-name="T31"> </text:span><text:span text:style-name="T38">אחד</text:span><text:span text:style-name="T31"> </text:span><text:span text:style-name="T38">מן</text:span><text:span text:style-name="T31"> </text:span><text:span text:style-name="T38">הצבור</text:span><text:span text:style-name="T32">)</text:span><text:span text:style-name="T73"> – חייבין; אחד</text:span><text:span text:style-name="T74"> </text:span><text:span text:style-name="T73">מבית</text:span><text:span text:style-name="T74"> </text:span><text:span text:style-name="T73">דין</text:span><text:span text:style-name="T74"> – </text:span><text:span text:style-name="T73">פטורין.</text:span><text:span text:style-name="T1">' </text:span></text:p>
      <text:p text:style-name="P4"><text:span text:style-name="T1">מאן</text:span><text:span text:style-name="T2"> </text:span><text:span text:style-name="T1">תנא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חסדא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זיר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ירמיה</text:span><text:span text:style-name="T2"> </text:span><text:span text:style-name="T1">אמר</text:span><text:span text:style-name="T2"> </text:span><text:span text:style-name="T1">רב: רבי</text:span><text:span text:style-name="T2"> </text:span><text:span text:style-name="T1">מאיר</text:span><text:span text:style-name="T2"> </text:span><text:span text:style-name="T1">היא, דאמר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מביאים</text:span><text:span text:style-name="T2"> </text:span><text:span text:style-name="T1">ולא</text:span><text:span text:style-name="T2"> </text:span><text:span text:style-name="T1">צבור, הלכך</text:span><text:span text:style-name="T2"> </text:span><text:span text:style-name="T1">מת</text:span><text:span text:style-name="T2"> </text:span><text:span text:style-name="T1">אחד</text:span><text:span text:style-name="T2"> </text:span><text:span text:style-name="T1">מן</text:span><text:span text:style-name="T2"> </text:span><text:span text:style-name="T1">הצבור</text:span><text:span text:style-name="T2"> – </text:span><text:span text:style-name="T1">חייבין, דהא</text:span><text:span text:style-name="T2"> </text:span><text:span text:style-name="T1">קאים</text:span><text:span text:style-name="T2"> </text:span><text:span text:style-name="T1">כוליה</text:span><text:span text:style-name="T2"> </text:span><text:span text:style-name="T1">בית</text:span><text:span text:style-name="T2"> </text:span><text:span text:style-name="T1">דין; מת</text:span><text:span text:style-name="T2"> </text:span><text:span text:style-name="T1">אחד</text:span><text:span text:style-name="T2"> </text:span><text:span text:style-name="T1">מבית</text:span><text:span text:style-name="T2"> </text:span><text:span text:style-name="T1">דין</text:span><text:span text:style-name="T2"> – </text:span><text:span text:style-name="T1">פטורין, דהויא</text:span><text:span text:style-name="T2"> </text:span><text:span text:style-name="T1">לה</text:span><text:span text:style-name="T2"> </text:span><text:span text:style-name="T1">חטאת</text:span><text:span text:style-name="T2"> </text:span><text:span text:style-name="T1">שמת</text:span><text:span text:style-name="T2"> </text:span><text:span text:style-name="T1">אחד</text:span><text:span text:style-name="T2"> </text:span><text:span text:style-name="T1">מן</text:span><text:span text:style-name="T2"> </text:span><text:span text:style-name="T1">השותפין</text:span><text:span text:style-name="T2"> </text:span><text:span text:style-name="T32">(</text:span><text:span text:style-name="T38">דהויא</text:span><text:span text:style-name="T31"> </text:span><text:span text:style-name="T38">כמתו</text:span><text:span text:style-name="T31"> </text:span><text:span text:style-name="T38">מקצת</text:span><text:span text:style-name="T31"> </text:span><text:span text:style-name="T38">בעליה, ולא</text:span><text:span text:style-name="T31"> </text:span><text:span text:style-name="T38">קרבה</text:span><text:span text:style-name="T32">)</text:span><text:span text:style-name="T1">, ומשום</text:span><text:span text:style-name="T2"> </text:span><text:span text:style-name="T1">הכי</text:span><text:span text:style-name="T2"> </text:span><text:span text:style-name="T1">פטורין. </text:span><text:span text:style-name="T32">(</text:span><text:span text:style-name="T38">הא</text:span><text:span text:style-name="T31"> </text:span><text:span text:style-name="T38">דאיקרי</text:span><text:span text:style-name="T31"> </text:span><text:span text:style-name="T38">להו</text:span><text:span text:style-name="T31"> </text:span><text:span text:style-name="T38">'שותפין' - לא</text:span><text:span text:style-name="T31"> </text:span><text:span text:style-name="T38">משום</text:span><text:span text:style-name="T31"> </text:span><text:span text:style-name="T38">דחטאת</text:span><text:span text:style-name="T31"> </text:span><text:span text:style-name="T38">של</text:span><text:span text:style-name="T31"> </text:span><text:span text:style-name="T38">שותפין</text:span><text:span text:style-name="T31"> </text:span><text:span text:style-name="T38">דעלמא</text:span><text:span text:style-name="T31"> </text:span><text:span text:style-name="T38">קרבה, דאין</text:span><text:span text:style-name="T31"> </text:span><text:span text:style-name="T38">שנים</text:span><text:span text:style-name="T31"> </text:span><text:span text:style-name="T38">מביאין</text:span><text:span text:style-name="T31"> </text:span><text:span text:style-name="T38">קרבן</text:span><text:span text:style-name="T31"> </text:span><text:span text:style-name="T88">[חטאת]</text:span><text:span text:style-name="T38">! אלא</text:span><text:span text:style-name="T31"> </text:span><text:span text:style-name="T38">האי</text:span><text:span text:style-name="T31"> </text:span><text:span text:style-name="T38">דאיקרי</text:span><text:span text:style-name="T31"> </text:span><text:span text:style-name="T38">להו</text:span><text:span text:style-name="T31"> </text:span><text:span text:style-name="T38">'שותפין' - משום</text:span><text:span text:style-name="T31"> </text:span><text:span text:style-name="T38">דלא</text:span><text:span text:style-name="T31"> </text:span><text:span text:style-name="T38">מצי</text:span><text:span text:style-name="T31"> </text:span><text:span text:style-name="T38">קרי</text:span><text:span text:style-name="T31"> </text:span><text:span text:style-name="T38">להו</text:span><text:span text:style-name="T31"> </text:span><text:span text:style-name="T38">'צבור', דהא</text:span><text:span text:style-name="T31"> </text:span><text:span text:style-name="T38">לאו</text:span><text:span text:style-name="T31"> </text:span><text:span text:style-name="T38">צבור</text:span><text:span text:style-name="T31"> </text:span><text:span text:style-name="T38">נינהו</text:span><text:span text:style-name="T31"> </text:span><text:span text:style-name="T38">- הלכך</text:span><text:span text:style-name="T31"> </text:span><text:span text:style-name="T38">קרי</text:span><text:span text:style-name="T31"> </text:span><text:span text:style-name="T38">להו</text:span><text:span text:style-name="T31"> </text:span><text:span text:style-name="T38">'שותפין'</text:span><text:span text:style-name="T32">.)</text:span></text:p>
      <text:p text:style-name="P4"><text:span text:style-name="T1">מתקיף</text:span><text:span text:style-name="T2"> </text:span><text:span text:style-name="T1">לה</text:span><text:span text:style-name="T2"> </text:span><text:span text:style-name="T1">רב</text:span><text:span text:style-name="T2"> </text:span><text:span text:style-name="T1">יוסף: ונוקמה</text:span><text:span text:style-name="T2"> </text:span><text:span text:style-name="T1">כרבי</text:span><text:span text:style-name="T2"> </text:span><text:span text:style-name="T1">שמעון, דאמר</text:span><text:span text:style-name="T2"> </text:span><text:span text:style-name="T1">'בית</text:span><text:span text:style-name="T2"> </text:span><text:span text:style-name="T1">דין</text:span><text:span text:style-name="T2"> </text:span><text:span text:style-name="T1">עם</text:span><text:span text:style-name="T2"> </text:span><text:span text:style-name="T1">הצבור': מת</text:span><text:span text:style-name="T2"> </text:span><text:span text:style-name="T1">אחד</text:span><text:span text:style-name="T2"> </text:span><text:span text:style-name="T1">מן</text:span><text:span text:style-name="T2"> </text:span><text:span text:style-name="T1">הצבור</text:span><text:span text:style-name="T2"> </text:span><text:span text:style-name="T1">חייבין</text:span><text:span text:style-name="T2"> </text:span><text:span text:style-name="T1">- דאין</text:span><text:span text:style-name="T2"> </text:span><text:span text:style-name="T1">צבור</text:span><text:span text:style-name="T2"> </text:span><text:span text:style-name="T1">מתים</text:span><text:span text:style-name="T2"> </text:span><text:span text:style-name="T32">(</text:span><text:span text:style-name="T38">דאין</text:span><text:span text:style-name="T31"> </text:span><text:span text:style-name="T38">דין</text:span><text:span text:style-name="T31"> </text:span><text:span text:style-name="T38">מיתה</text:span><text:span text:style-name="T31"> </text:span><text:span text:style-name="T38">בצבור: דכי</text:span><text:span text:style-name="T31"> </text:span><text:span text:style-name="T38">גמירי</text:span><text:span text:style-name="T31"> </text:span><text:span text:style-name="T38">'חטאת</text:span><text:span text:style-name="T31"> </text:span><text:span text:style-name="T38">שמתו</text:span><text:span text:style-name="T31"> </text:span><text:span text:style-name="T38">בעליה</text:span><text:span text:style-name="T31"> </text:span><text:span text:style-name="T38">למיתה</text:span><text:span text:style-name="T31"> </text:span><text:span text:style-name="T38">אזלא' – ביחיד, ולא</text:span><text:span text:style-name="T31"> </text:span><text:span text:style-name="T38">בצבור</text:span><text:span text:style-name="T32">)</text:span><text:span text:style-name="T1">; מת</text:span><text:span text:style-name="T2"> </text:span><text:span text:style-name="T1">אחד</text:span><text:span text:style-name="T2"> </text:span><text:span text:style-name="T1">מבית</text:span><text:span text:style-name="T2"> </text:span><text:span text:style-name="T1">דין</text:span><text:span text:style-name="T2"> </text:span><text:span text:style-name="T1">- פטורין</text:span><text:span text:style-name="T2"> </text:span><text:span text:style-name="T1">כדאמרינן: דחטאת</text:span><text:span text:style-name="T2"> </text:span><text:span text:style-name="T1">שותפין</text:span><text:span text:style-name="T2"> </text:span><text:span text:style-name="T1">היא</text:span><text:span text:style-name="T2"> </text:span><text:span text:style-name="T1">?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אביי: שמעינן</text:span><text:span text:style-name="T2"> </text:span><text:span text:style-name="T1">ליה</text:span><text:span text:style-name="T2"> </text:span><text:span text:style-name="T1">לרבי</text:span><text:span text:style-name="T2"> </text:span><text:span text:style-name="T1">שמעון</text:span><text:span text:style-name="T2"> </text:span><text:span text:style-name="T1">דאמר</text:span><text:span text:style-name="T2"> </text:span><text:span text:style-name="T1">'חטאת</text:span><text:span text:style-name="T2"> </text:span><text:span text:style-name="T1">שותפין</text:span><text:span text:style-name="T2"> </text:span><text:span text:style-name="T1">אינה</text:span><text:span text:style-name="T2"> </text:span><text:span text:style-name="T1">מתה', דתניא: '</text:span><text:span text:style-name="T73">פר</text:span><text:span text:style-name="T74"> </text:span><text:span text:style-name="T73">ושעיר</text:span><text:span text:style-name="T74"> </text:span><text:span text:style-name="T73">של</text:span><text:span text:style-name="T74"> </text:span><text:span text:style-name="T73">יום</text:span><text:span text:style-name="T74"> </text:span><text:span text:style-name="T73">הכפורים</text:span><text:span text:style-name="T74"> </text:span><text:span text:style-name="T73">שאבדו</text:span><text:span text:style-name="T74"> </text:span><text:span text:style-name="T73">והפריש</text:span><text:span text:style-name="T74"> </text:span><text:span text:style-name="T73">אחרים</text:span><text:span text:style-name="T74"> </text:span><text:span text:style-name="T73">תחתיהם</text:span><text:span text:style-name="T74"> </text:span><text:span text:style-name="T73">- ימותו</text:span><text:span text:style-name="T74"> </text:span><text:span text:style-name="T73">כולן, דברי</text:span><text:span text:style-name="T74"> </text:span><text:span text:style-name="T73">רבי</text:span><text:span text:style-name="T74"> </text:span><text:span text:style-name="T73">יהודה</text:span><text:span text:style-name="T74"> </text:span><text:span text:style-name="T32">(</text:span><text:span text:style-name="T38">דהכי</text:span><text:span text:style-name="T31"> </text:span><text:span text:style-name="T38">סבירא</text:span><text:span text:style-name="T31"> </text:span><text:span text:style-name="T38">ליה: דאפילו</text:span><text:span text:style-name="T31"> </text:span><text:span text:style-name="T38">חטאת</text:span><text:span text:style-name="T31"> </text:span><text:span text:style-name="T38">צבור</text:span><text:span text:style-name="T31"> </text:span><text:span text:style-name="T38">מתה</text:span><text:span text:style-name="T32">)</text:span><text:span text:style-name="T73">; רבי</text:span><text:span text:style-name="T74"> </text:span><text:span text:style-name="T73">אלעזר</text:span><text:span text:style-name="T74"> </text:span><text:span text:style-name="T73">ורבי</text:span><text:span text:style-name="T74"> </text:span><text:span text:style-name="T73">שמעון</text:span><text:span text:style-name="T74"> </text:span><text:span text:style-name="T73">אומרים: ירעו, לפי</text:span><text:span text:style-name="T74"> </text:span><text:span text:style-name="T73">שאין</text:span><text:span text:style-name="T74"> </text:span><text:span text:style-name="T73">חטאת</text:span><text:span text:style-name="T74"> </text:span><text:span text:style-name="T73">צבור</text:span><text:span text:style-name="T74"> </text:span><text:span text:style-name="T73">מתה</text:span><text:span text:style-name="T1">' </text:span><text:span text:style-name="T32">(</text:span><text:span text:style-name="T38">והא</text:span><text:span text:style-name="T31"> </text:span><text:span text:style-name="T38">הכא</text:span><text:span text:style-name="T31"> </text:span><text:span text:style-name="T38">דפר</text:span><text:span text:style-name="T31"> </text:span><text:span text:style-name="T38">של</text:span><text:span text:style-name="T31"> </text:span><text:span text:style-name="T38">יום</text:span><text:span text:style-name="T31"> </text:span><text:span text:style-name="T38">הכפורים</text:span><text:span text:style-name="T31"> </text:span><text:span text:style-name="T38">- דהיינו</text:span><text:span text:style-name="T31"> </text:span><text:span text:style-name="T38">פר</text:span><text:span text:style-name="T31"> </text:span><text:span text:style-name="T38">של</text:span><text:span text:style-name="T31"> </text:span><text:span text:style-name="T38">אהרן</text:span><text:span text:style-name="T31"> </text:span><text:span text:style-name="T38">- הוי</text:span><text:span text:style-name="T31"> </text:span><text:span text:style-name="T38">'חטאת</text:span><text:span text:style-name="T31"> </text:span><text:span text:style-name="T38">השותפין': דכהנים</text:span><text:span text:style-name="T31"> </text:span><text:span text:style-name="T38">מתכפרים</text:span><text:span text:style-name="T31"> </text:span><text:span text:style-name="T38">בו, וק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'ירעו': דלא</text:span><text:span text:style-name="T31"> </text:span><text:span text:style-name="T38">הוי</text:span><text:span text:style-name="T31"> </text:span><text:span text:style-name="T38">כחטאת</text:span><text:span text:style-name="T31"> </text:span><text:span text:style-name="T38">שכפרו</text:span><text:span text:style-name="T31"> </text:span><text:span text:style-name="T38">בעליה</text:span><text:span text:style-name="T31"> </text:span><text:span text:style-name="T38">בעלמא, דלמיתה</text:span><text:span text:style-name="T31"> </text:span><text:span text:style-name="T38">אזלא, משום</text:span><text:span text:style-name="T31"> </text:span><text:span text:style-name="T38">דחטאת</text:span><text:span text:style-name="T31"> </text:span><text:span text:style-name="T38">שותפות</text:span><text:span text:style-name="T31"> </text:span><text:span text:style-name="T38">- לאו</text:span><text:span text:style-name="T31"> </text:span><text:span text:style-name="T38">כחטאת</text:span><text:span text:style-name="T31"> </text:span><text:span text:style-name="T38">יחיד</text:span><text:span text:style-name="T31"> </text:span><text:span text:style-name="T38">דמיא, אלא</text:span><text:span text:style-name="T31"> </text:span><text:span text:style-name="T38">כחטאת</text:span><text:span text:style-name="T31"> </text:span><text:span text:style-name="T38">צבור</text:span><text:span text:style-name="T31"> </text:span><text:span text:style-name="T38">דמיא; והוא</text:span><text:span text:style-name="T31"> </text:span><text:span text:style-name="T38">הדין</text:span><text:span text:style-name="T31"> </text:span><text:span text:style-name="T38">כי</text:span><text:span text:style-name="T31"> </text:span><text:span text:style-name="T38">מת</text:span><text:span text:style-name="T31"> </text:span><text:span text:style-name="T38">אחד</text:span><text:span text:style-name="T31"> </text:span><text:span text:style-name="T38">מן</text:span><text:span text:style-name="T31"> </text:span><text:span text:style-name="T38">השותפין: דלא</text:span><text:span text:style-name="T31"> </text:span><text:span text:style-name="T38">כחטאת</text:span><text:span text:style-name="T31"> </text:span><text:span text:style-name="T38">שמתו</text:span><text:span text:style-name="T31"> </text:span><text:span text:style-name="T38">בעליה</text:span><text:span text:style-name="T31"> </text:span><text:span text:style-name="T38">דמיא, אלא</text:span><text:span text:style-name="T31"> </text:span><text:span text:style-name="T38">חטאת</text:span><text:span text:style-name="T31"> </text:span><text:span text:style-name="T38">השותפין</text:span><text:span text:style-name="T31"> </text:span><text:span text:style-name="T38">היא, ואינה</text:span><text:span text:style-name="T31"> </text:span><text:span text:style-name="T38">מתה; והכא</text:span><text:span text:style-name="T31"> </text:span><text:span text:style-name="T38">הוא</text:span><text:span text:style-name="T31"> </text:span><text:span text:style-name="T38">דקאמר</text:span><text:span text:style-name="T31"> </text:span><text:span text:style-name="T38">'ירעו': משום</text:span><text:span text:style-name="T31"> </text:span><text:span text:style-name="T38">דהא</text:span><text:span text:style-name="T31"> </text:span><text:span text:style-name="T38">כפרו</text:span><text:span text:style-name="T31"> </text:span><text:span text:style-name="T38">בעליה! אבל</text:span><text:span text:style-name="T31"> </text:span><text:span text:style-name="T38">היכא</text:span><text:span text:style-name="T31"> </text:span><text:span text:style-name="T38">דמת</text:span><text:span text:style-name="T31"> </text:span><text:span text:style-name="T38">אחד</text:span><text:span text:style-name="T31"> </text:span><text:span text:style-name="T38">מן</text:span><text:span text:style-name="T31"> </text:span><text:span text:style-name="T38">השותפין</text:span><text:span text:style-name="T31"> </text:span><text:span text:style-name="T38">- אימא</text:span><text:span text:style-name="T31"> </text:span><text:span text:style-name="T38">לך</text:span><text:span text:style-name="T31"> </text:span><text:span text:style-name="T38">דסבירא</text:span><text:span text:style-name="T31"> </text:span><text:span text:style-name="T38">ליה</text:span><text:span text:style-name="T31"> </text:span><text:span text:style-name="T38">לרבי</text:span><text:span text:style-name="T31"> </text:span><text:span text:style-name="T38">שמעון</text:span><text:span text:style-name="T31"> </text:span><text:span text:style-name="T38">דקרבה: דחטאת</text:span><text:span text:style-name="T31"> </text:span><text:span text:style-name="T38">השותפין</text:span><text:span text:style-name="T31"> </text:span><text:span text:style-name="T38">אינה</text:span><text:span text:style-name="T31"> </text:span><text:span text:style-name="T38">מתה; הלכך</text:span><text:span text:style-name="T31"> </text:span><text:span text:style-name="T38">לא</text:span><text:span text:style-name="T31"> </text:span><text:span text:style-name="T38">מיתוקמא</text:span><text:span text:style-name="T31"> </text:span><text:span text:style-name="T38">כרבי</text:span><text:span text:style-name="T31"> </text:span><text:span text:style-name="T38">שמעון</text:span><text:span text:style-name="T32">)</text:span><text:span text:style-name="T1">!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</text:span><text:span text:style-name="T2"> </text:span><text:span text:style-name="T1">יוסף: כהנים</text:span><text:span text:style-name="T2"> </text:span><text:span text:style-name="T1">קא</text:span><text:span text:style-name="T2"> </text:span><text:span text:style-name="T1">אמרת? שאני</text:span><text:span text:style-name="T2"> </text:span><text:span text:style-name="T1">כהנים</text:span><text:span text:style-name="T2"> </text:span><text:span text:style-name="T1">דאיקרו</text:span><text:span text:style-name="T2"> </text:span><text:span text:style-name="T1">'קהל', דכתיב</text:span><text:span text:style-name="T2"> </text:span><text:span text:style-name="T18">(ויקרא</text:span><text:span text:style-name="T19"> </text:span><text:span text:style-name="T18">טז,לג)</text:span><text:span text:style-name="T1"> </text:span><text:span text:style-name="T28">[וכפר</text:span><text:span text:style-name="T31"> </text:span><text:span text:style-name="T28">את</text:span><text:span text:style-name="T31"> </text:span><text:span text:style-name="T28">מקדש</text:span><text:span text:style-name="T31"> </text:span><text:span text:style-name="T28">הקדש</text:span><text:span text:style-name="T31"> </text:span><text:span text:style-name="T28">ואת</text:span><text:span text:style-name="T31"> </text:span><text:span text:style-name="T28">אהל</text:span><text:span text:style-name="T31"> </text:span><text:span text:style-name="T28">מועד</text:span><text:span text:style-name="T31"> </text:span><text:span text:style-name="T28">ואת</text:span><text:span text:style-name="T31"> </text:span><text:span text:style-name="T28">המזבח</text:span><text:span text:style-name="T31"> </text:span><text:span text:style-name="T28">יכפר</text:span><text:span text:style-name="T31"> </text:span><text:span text:style-name="T28">ו]</text:span><text:span text:style-name="T59">על</text:span><text:span text:style-name="T2"> </text:span><text:span text:style-name="T59">הכהנים</text:span><text:span text:style-name="T2"> </text:span><text:span text:style-name="T59">ועל</text:span><text:span text:style-name="T2"> </text:span><text:span text:style-name="T59">כל</text:span><text:span text:style-name="T2"> </text:span><text:span text:style-name="T59">עם</text:span><text:span text:style-name="T2"> </text:span><text:span text:style-name="T59">הקהל</text:span><text:span text:style-name="T2"> </text:span><text:span text:style-name="T59">יכפר</text:span><text:span text:style-name="T2"> </text:span><text:span text:style-name="T32">(</text:span><text:span text:style-name="T38">דאתקש</text:span><text:span text:style-name="T31"> </text:span><text:span text:style-name="T38">לקהל</text:span><text:span text:style-name="T31"> </text:span><text:span text:style-name="T38">וכיון</text:span><text:span text:style-name="T31"> </text:span><text:span text:style-name="T38">דאיקרו</text:span><text:span text:style-name="T31"> </text:span><text:span text:style-name="T38">'קהל' - משום</text:span><text:span text:style-name="T31"> </text:span><text:span text:style-name="T38">הכי</text:span><text:span text:style-name="T31"> </text:span><text:span text:style-name="T38">ק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דפר</text:span><text:span text:style-name="T31"> </text:span><text:span text:style-name="T38">חטאת</text:span><text:span text:style-name="T31"> </text:span><text:span text:style-name="T38">דידהו</text:span><text:span text:style-name="T31"> </text:span><text:span text:style-name="T38">כחטאת</text:span><text:span text:style-name="T31"> </text:span><text:span text:style-name="T38">שעיר</text:span><text:span text:style-name="T31"> </text:span><text:span text:style-name="T38">דקהל</text:span><text:span text:style-name="T31"> </text:span><text:span text:style-name="T38">דמי</text:span><text:span text:style-name="T31"> </text:span><text:span text:style-name="T38">דאינה</text:span><text:span text:style-name="T31"> </text:span><text:span text:style-name="T38">מתה, אבל</text:span><text:span text:style-name="T31"> </text:span><text:span text:style-name="T38">בחטאת</text:span><text:span text:style-name="T31"> </text:span><text:span text:style-name="T38">השותפין</text:span><text:span text:style-name="T31"> </text:span><text:span text:style-name="T88">[פר</text:span><text:span text:style-name="T89"> </text:span><text:span text:style-name="T88">העלם</text:span><text:span text:style-name="T89"> </text:span><text:span text:style-name="T88">דבר</text:span><text:span text:style-name="T89"> </text:span><text:span text:style-name="T88">של</text:span><text:span text:style-name="T89"> </text:span><text:span text:style-name="T88">צבור]</text:span><text:span text:style-name="T38"> - לעולם</text:span><text:span text:style-name="T31"> </text:span><text:span text:style-name="T38">אימא</text:span><text:span text:style-name="T31"> </text:span><text:span text:style-name="T38">לך</text:span><text:span text:style-name="T31"> </text:span><text:span text:style-name="T38">דס"ל</text:span><text:span text:style-name="T31"> </text:span><text:span text:style-name="T38">לרבי</text:span><text:span text:style-name="T31"> </text:span><text:span text:style-name="T38">שמעון</text:span><text:span text:style-name="T31"> </text:span><text:span text:style-name="T38">דכי</text:span><text:span text:style-name="T31"> </text:span><text:span text:style-name="T38">מת</text:span><text:span text:style-name="T31"> </text:span><text:span text:style-name="T38">אחד</text:span><text:span text:style-name="T31"> </text:span><text:span text:style-name="T38">מן</text:span><text:span text:style-name="T31"> </text:span><text:span text:style-name="T38">השותפין</text:span><text:span text:style-name="T31"> </text:span><text:span text:style-name="T38">דלא</text:span><text:span text:style-name="T31"> </text:span><text:span text:style-name="T38">קרבה</text:span><text:span text:style-name="T31"> </text:span><text:span text:style-name="T38">וכי</text:span><text:span text:style-name="T31"> </text:span><text:span text:style-name="T38">מת</text:span><text:span text:style-name="T31"> </text:span><text:span text:style-name="T38">אחד</text:span><text:span text:style-name="T31"> </text:span><text:span text:style-name="T38">מן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פטור</text:span><text:span text:style-name="T31"> </text:span><text:span text:style-name="T38">ואכתי</text:span><text:span text:style-name="T31"> </text:span><text:span text:style-name="T38">נוקמה</text:span><text:span text:style-name="T31"> </text:span><text:span text:style-name="T38">כר"ש</text:span><text:span text:style-name="T32">)</text:span><text:span text:style-name="T1">.</text:span></text:p>
      <text:p text:style-name="P11"/>
      <text:p text:style-name="P4"><text:span text:style-name="T1">(הוריות</text:span><text:span text:style-name="T2"> </text:span><text:span text:style-name="T1">ו,ב)</text:span></text:p>
      <text:p text:style-name="P4"><text:span text:style-name="T1">אלא</text:span><text:span text:style-name="T2"> </text:span><text:span text:style-name="T1">מעתה</text:span><text:span text:style-name="T2"> </text:span><text:span text:style-name="T32">(</text:span><text:span text:style-name="T38">דכהנים</text:span><text:span text:style-name="T31"> </text:span><text:span text:style-name="T38">איקרו</text:span><text:span text:style-name="T31"> </text:span><text:span text:style-name="T38">קהל</text:span><text:span text:style-name="T32">)</text:span><text:span text:style-name="T1"> - נייתו</text:span><text:span text:style-name="T2"> </text:span><text:span text:style-name="T1">פר</text:span><text:span text:style-name="T2"> </text:span><text:span text:style-name="T1">בהוראה? וכי</text:span><text:span text:style-name="T2"> </text:span><text:span text:style-name="T1">תימא</text:span><text:span text:style-name="T2"> </text:span><text:span text:style-name="T1">הכי</text:span><text:span text:style-name="T2"> </text:span><text:span text:style-name="T1">נמי</text:span><text:span text:style-name="T2"> </text:span><text:span text:style-name="T1">- טפי</text:span><text:span text:style-name="T2"> </text:span><text:span text:style-name="T1">להו</text:span><text:span text:style-name="T2"> </text:span><text:span text:style-name="T1">שבטים</text:span><text:span text:style-name="T2"> </text:span><text:span text:style-name="T32">(</text:span><text:span text:style-name="T38">לר"ש</text:span><text:span text:style-name="T31"> </text:span><text:span text:style-name="T38">הויין</text:span><text:span text:style-name="T31"> </text:span><text:span text:style-name="T38">י"ג</text:span><text:span text:style-name="T31"> </text:span><text:span text:style-name="T38">שבטים, ותנן</text:span><text:span text:style-name="T31"> </text:span><text:span text:style-name="T38">'</text:span><text:span text:style-name="T48">רבי</text:span><text:span text:style-name="T49"> </text:span><text:span text:style-name="T48">שמעון</text:span><text:span text:style-name="T49"> </text:span><text:span text:style-name="T48">אומר</text:span><text:span text:style-name="T49"> </text:span><text:span text:style-name="T48">י"ג</text:span><text:span text:style-name="T49"> </text:span><text:span text:style-name="T48">פרים</text:span><text:span text:style-name="T49"> </text:span><text:span text:style-name="T48">פר</text:span><text:span text:style-name="T49"> </text:span><text:span text:style-name="T48">לכל</text:span><text:span text:style-name="T49"> </text:span><text:span text:style-name="T48">שבט</text:span><text:span text:style-name="T49"> </text:span><text:span text:style-name="T48">ושבט</text:span><text:span text:style-name="T49"> </text:span><text:span text:style-name="T48">ופר</text:span><text:span text:style-name="T49"> </text:span><text:span text:style-name="T48">לבית</text:span><text:span text:style-name="T49"> </text:span><text:span text:style-name="T48">דין</text:span><text:span text:style-name="T38">' דלא</text:span><text:span text:style-name="T31"> </text:span><text:span text:style-name="T38">הוו</text:span><text:span text:style-name="T31"> </text:span><text:span text:style-name="T38">אלא</text:span><text:span text:style-name="T31"> </text:span><text:span text:style-name="T38">י"ב</text:span><text:span text:style-name="T31"> </text:span><text:span text:style-name="T38">שבטים</text:span><text:span text:style-name="T32">)</text:span><text:span text:style-name="T1">!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אחא</text:span><text:span text:style-name="T2"> </text:span><text:span text:style-name="T1">ברבי</text:span><text:span text:style-name="T2"> </text:span><text:span text:style-name="T1">יעקב: שבטו</text:span><text:span text:style-name="T2"> </text:span><text:span text:style-name="T1">של</text:span><text:span text:style-name="T2"> </text:span><text:span text:style-name="T1">לוי</text:span><text:span text:style-name="T2"> </text:span><text:span text:style-name="T1">לא</text:span><text:span text:style-name="T2"> </text:span><text:span text:style-name="T1">איקרו</text:span><text:span text:style-name="T2"> </text:span><text:span text:style-name="T1">'קהל', דכתיב</text:span><text:span text:style-name="T2"> </text:span><text:span text:style-name="T18">(בראשית</text:span><text:span text:style-name="T19"> </text:span><text:span text:style-name="T18">מח,ד)</text:span><text:span text:style-name="T1"> </text:span><text:span text:style-name="T28">[ויאמר</text:span><text:span text:style-name="T31"> </text:span><text:span text:style-name="T28">אלי]</text:span><text:span text:style-name="T59"> הנני</text:span><text:span text:style-name="T2"> </text:span><text:span text:style-name="T59">מפרך</text:span><text:span text:style-name="T2"> </text:span><text:span text:style-name="T59">והרביתך</text:span><text:span text:style-name="T2"> </text:span><text:span text:style-name="T59">ונתתיך</text:span><text:span text:style-name="T2"> </text:span><text:span text:style-name="T59">לקהל</text:span><text:span text:style-name="T2"> </text:span><text:span text:style-name="T59">עמים</text:span><text:span text:style-name="T2"> </text:span><text:span text:style-name="T28">[ונתתי</text:span><text:span text:style-name="T31"> </text:span><text:span text:style-name="T28">את</text:span><text:span text:style-name="T31"> </text:span><text:span text:style-name="T28">הארץ</text:span><text:span text:style-name="T31"> </text:span><text:span text:style-name="T28">הזאת</text:span><text:span text:style-name="T31"> </text:span><text:span text:style-name="T28">לזרעך</text:span><text:span text:style-name="T31"> </text:span><text:span text:style-name="T28">אחריך</text:span><text:span text:style-name="T31"> </text:span><text:span text:style-name="T28">אחזת</text:span><text:span text:style-name="T31"> </text:span><text:span text:style-name="T28">עולם]</text:span><text:span text:style-name="T1">: כל</text:span><text:span text:style-name="T2"> </text:span><text:span text:style-name="T1">שיש</text:span><text:span text:style-name="T2"> </text:span><text:span text:style-name="T1">לו</text:span><text:span text:style-name="T2"> </text:span><text:span text:style-name="T1">אחוזה</text:span><text:span text:style-name="T2"> </text:span><text:span text:style-name="T1">איקרי</text:span><text:span text:style-name="T2"> </text:span><text:span text:style-name="T1">'קהל', וכל</text:span><text:span text:style-name="T2"> </text:span><text:span text:style-name="T1">שאין</text:span><text:span text:style-name="T2"> </text:span><text:span text:style-name="T1">לו</text:span><text:span text:style-name="T2"> </text:span><text:span text:style-name="T1">אחוזה</text:span><text:span text:style-name="T2"> </text:span><text:span text:style-name="T32">(</text:span><text:span text:style-name="T38">וכהנים</text:span><text:span text:style-name="T31"> </text:span><text:span text:style-name="T38">ולוים</text:span><text:span text:style-name="T31"> </text:span><text:span text:style-name="T38">אין</text:span><text:span text:style-name="T31"> </text:span><text:span text:style-name="T38">להם</text:span><text:span text:style-name="T31"> </text:span><text:span text:style-name="T38">אחוזה</text:span><text:span text:style-name="T32">)</text:span><text:span text:style-name="T1"> - לא</text:span><text:span text:style-name="T2"> </text:span><text:span text:style-name="T1">איקרי</text:span><text:span text:style-name="T2"> </text:span><text:span text:style-name="T1">'קהל' </text:span><text:span text:style-name="T32">(</text:span><text:span text:style-name="T38">והוא</text:span><text:span text:style-name="T31"> </text:span><text:span text:style-name="T38">הדין</text:span><text:span text:style-name="T31"> </text:span><text:span text:style-name="T38">לכהנים</text:span><text:span text:style-name="T31"> </text:span><text:span text:style-name="T38">דלא</text:span><text:span text:style-name="T31"> </text:span><text:span text:style-name="T38">איקרו</text:span><text:span text:style-name="T31"> </text:span><text:span text:style-name="T38">'קהל', דכהנים</text:span><text:span text:style-name="T31"> </text:span><text:span text:style-name="T38">הויין</text:span><text:span text:style-name="T31"> </text:span><text:span text:style-name="T38">בכלל</text:span><text:span text:style-name="T31"> </text:span><text:span text:style-name="T38">שבט</text:span><text:span text:style-name="T31"> </text:span><text:span text:style-name="T38">לוי! ואכתי</text:span><text:span text:style-name="T31"> </text:span><text:span text:style-name="T38">נוקמה</text:span><text:span text:style-name="T31"> </text:span><text:span text:style-name="T38">כרבי</text:span><text:span text:style-name="T31"> </text:span><text:span text:style-name="T38">שמעון[?]</text:span><text:span text:style-name="T32">)</text:span><text:span text:style-name="T1">!</text:span></text:p>
      <text:p text:style-name="P4"><text:span text:style-name="T1">אם</text:span><text:span text:style-name="T2"> </text:span><text:span text:style-name="T1">כן</text:span><text:span text:style-name="T2"> </text:span><text:span text:style-name="T1">- חסרי</text:span><text:span text:style-name="T2"> </text:span><text:span text:style-name="T1">להו</text:span><text:span text:style-name="T2"> </text:span><text:span text:style-name="T1">י"ב</text:span><text:span text:style-name="T2"> </text:span><text:span text:style-name="T1">שבטים?</text:span></text:p>
      <text:p text:style-name="P4"><text:span text:style-name="T1">אמר</text:span><text:span text:style-name="T2"> </text:span><text:span text:style-name="T1">אביי: </text:span><text:span text:style-name="T18">(בראשית</text:span><text:span text:style-name="T19"> </text:span><text:span text:style-name="T18">מח,ה)</text:span><text:span text:style-name="T1"> </text:span><text:span text:style-name="T28">[ועתה</text:span><text:span text:style-name="T31"> </text:span><text:span text:style-name="T28">שני</text:span><text:span text:style-name="T31"> </text:span><text:span text:style-name="T28">בניך</text:span><text:span text:style-name="T31"> </text:span><text:span text:style-name="T28">הנולדים</text:span><text:span text:style-name="T31"> </text:span><text:span text:style-name="T28">לך</text:span><text:span text:style-name="T31"> </text:span><text:span text:style-name="T28">בארץ</text:span><text:span text:style-name="T31"> </text:span><text:span text:style-name="T28">מצרים</text:span><text:span text:style-name="T31"> </text:span><text:span text:style-name="T28">עד</text:span><text:span text:style-name="T31"> </text:span><text:span text:style-name="T28">באי</text:span><text:span text:style-name="T31"> </text:span><text:span text:style-name="T28">אליך</text:span><text:span text:style-name="T31"> </text:span><text:span text:style-name="T28">מצרימה</text:span><text:span text:style-name="T31"> </text:span><text:span text:style-name="T28">לי</text:span><text:span text:style-name="T31"> </text:span><text:span text:style-name="T28">הם]</text:span><text:span text:style-name="T59"> אפרים</text:span><text:span text:style-name="T2"> </text:span><text:span text:style-name="T59">ומנשה</text:span><text:span text:style-name="T2"> </text:span><text:span text:style-name="T59">כראובן</text:span><text:span text:style-name="T2"> </text:span><text:span text:style-name="T59">ושמעון</text:span><text:span text:style-name="T2"> </text:span><text:span text:style-name="T59">יהיו</text:span><text:span text:style-name="T2"> </text:span><text:span text:style-name="T59">לי</text:span><text:span text:style-name="T2"> </text:span><text:span text:style-name="T32">(</text:span><text:span text:style-name="T38">דבתרי</text:span><text:span text:style-name="T31"> </text:span><text:span text:style-name="T38">שבטים</text:span><text:span text:style-name="T31"> </text:span><text:span text:style-name="T38">חשיב</text:span><text:span text:style-name="T31"> </text:span><text:span text:style-name="T38">להו, כראובן</text:span><text:span text:style-name="T31"> </text:span><text:span text:style-name="T38">ושמעון</text:span><text:span text:style-name="T32">)</text:span><text:span text:style-name="T1">.</text:span></text:p>
      <text:p text:style-name="P4"><text:span text:style-name="T1">אמר</text:span><text:span text:style-name="T2"> </text:span><text:span text:style-name="T1">רבא: והא</text:span><text:span text:style-name="T2"> </text:span><text:span text:style-name="T1">כתיב</text:span><text:span text:style-name="T2"> </text:span><text:span text:style-name="T18">[שם, פסוק</text:span><text:span text:style-name="T19"> </text:span><text:span text:style-name="T18">ו]</text:span><text:span text:style-name="T1"> </text:span><text:span text:style-name="T28">[ומולדתך</text:span><text:span text:style-name="T31"> </text:span><text:span text:style-name="T28">אשר</text:span><text:span text:style-name="T31"> </text:span><text:span text:style-name="T28">הולדת</text:span><text:span text:style-name="T31"> </text:span><text:span text:style-name="T28">אחריהם</text:span><text:span text:style-name="T31"> </text:span><text:span text:style-name="T28">לך</text:span><text:span text:style-name="T31"> </text:span><text:span text:style-name="T28">יהיו]</text:span><text:span text:style-name="T59"> על</text:span><text:span text:style-name="T2"> </text:span><text:span text:style-name="T59">שם</text:span><text:span text:style-name="T2"> </text:span><text:span text:style-name="T59">אחיהם</text:span><text:span text:style-name="T2"> </text:span><text:span text:style-name="T59">יקראו</text:span><text:span text:style-name="T2"> </text:span><text:span text:style-name="T59">בנחלתם</text:span><text:span text:style-name="T2"> </text:span><text:span text:style-name="T1">- לנחלה</text:span><text:span text:style-name="T2"> </text:span><text:span text:style-name="T1">הוקשו</text:span><text:span text:style-name="T2"> </text:span><text:span text:style-name="T32">(</text:span><text:span text:style-name="T38">אפרים</text:span><text:span text:style-name="T31"> </text:span><text:span text:style-name="T38">ומנשה</text:span><text:span text:style-name="T31"> </text:span><text:span text:style-name="T38">לשאר</text:span><text:span text:style-name="T31"> </text:span><text:span text:style-name="T38">שבטים: שיהיו</text:span><text:span text:style-name="T31"> </text:span><text:span text:style-name="T38">נוטלים</text:span><text:span text:style-name="T31"> </text:span><text:span text:style-name="T38">בנחלה</text:span><text:span text:style-name="T31"> </text:span><text:span text:style-name="T38">כשאר</text:span><text:span text:style-name="T31"> </text:span><text:span text:style-name="T38">שני</text:span><text:span text:style-name="T31"> </text:span><text:span text:style-name="T38">שבטים</text:span><text:span text:style-name="T32">)</text:span><text:span text:style-name="T1"> ולא</text:span><text:span text:style-name="T2"> </text:span><text:span text:style-name="T1">לדבר</text:span><text:span text:style-name="T2"> </text:span><text:span text:style-name="T1">אחר</text:span><text:span text:style-name="T2"> </text:span><text:span text:style-name="T32">(</text:span><text:span text:style-name="T38">ולא</text:span><text:span text:style-name="T31"> </text:span><text:span text:style-name="T38">לדברים</text:span><text:span text:style-name="T31"> </text:span><text:span text:style-name="T38">אחרים</text:span><text:span text:style-name="T31"> </text:span><text:span text:style-name="T38">הוקשו; אבל</text:span><text:span text:style-name="T31"> </text:span><text:span text:style-name="T38">אין</text:span><text:span text:style-name="T31"> </text:span><text:span text:style-name="T38">מביאין</text:span><text:span text:style-name="T31"> </text:span><text:span text:style-name="T38">שני</text:span><text:span text:style-name="T31"> </text:span><text:span text:style-name="T38">פרים; ואכתי</text:span><text:span text:style-name="T31"> </text:span><text:span text:style-name="T38">חסרי</text:span><text:span text:style-name="T31"> </text:span><text:span text:style-name="T38">להו</text:span><text:span text:style-name="T31"> </text:span><text:span text:style-name="T38">מי"ב</text:span><text:span text:style-name="T31"> </text:span><text:span text:style-name="T38">שבטים!? אלא</text:span><text:span text:style-name="T31"> </text:span><text:span text:style-name="T38">שמעינן</text:span><text:span text:style-name="T31"> </text:span><text:span text:style-name="T38">מינה</text:span><text:span text:style-name="T31"> </text:span><text:span text:style-name="T38">דלוי</text:span><text:span text:style-name="T31"> </text:span><text:span text:style-name="T38">איקרי</text:span><text:span text:style-name="T31"> </text:span><text:span text:style-name="T38">'קהל' וכהנים</text:span><text:span text:style-name="T31"> </text:span><text:span text:style-name="T38">לא</text:span><text:span text:style-name="T31"> </text:span><text:span text:style-name="T38">איקרי</text:span><text:span text:style-name="T31"> </text:span><text:span text:style-name="T38">'קהל', ושותפין</text:span><text:span text:style-name="T31"> </text:span><text:span text:style-name="T38">נינהו, ולא</text:span><text:span text:style-name="T31"> </text:span><text:span text:style-name="T38">מתוקמא</text:span><text:span text:style-name="T31"> </text:span><text:span text:style-name="T38">כרבי</text:span><text:span text:style-name="T31"> </text:span><text:span text:style-name="T38">שמעון, דקרא</text:span><text:span text:style-name="T31"> </text:span><text:span text:style-name="T38">הכי</text:span><text:span text:style-name="T31"> </text:span><text:span text:style-name="T38">משמע</text:span><text:span text:style-name="T31"> </text:span><text:span text:style-name="T38">'</text:span><text:span text:style-name="T28">ומולדתך</text:span><text:span text:style-name="T38">'</text:span><text:span text:style-name="T32">)</text:span><text:span text:style-name="T1">!?</text:span></text:p>
      <text:p text:style-name="P4"><text:span text:style-name="T1">ולא? והא</text:span><text:span text:style-name="T2"> </text:span><text:span text:style-name="T1">חלוקין</text:span><text:span text:style-name="T2"> </text:span><text:span text:style-name="T1">בדגלים?</text:span></text:p>
      <text:p text:style-name="P4"><text:span text:style-name="T1">כנחלתן</text:span><text:span text:style-name="T2"> </text:span><text:span text:style-name="T1">כך</text:span><text:span text:style-name="T2"> </text:span><text:span text:style-name="T1">חנייתן</text:span><text:span text:style-name="T2"> </text:span><text:span text:style-name="T32">(</text:span><text:span text:style-name="T38">שיעקב</text:span><text:span text:style-name="T31"> </text:span><text:span text:style-name="T38">אבינו</text:span><text:span text:style-name="T31"> </text:span><text:span text:style-name="T38">חלק</text:span><text:span text:style-name="T31"> </text:span><text:span text:style-name="T38">להם</text:span><text:span text:style-name="T31"> </text:span><text:span text:style-name="T38">את</text:span><text:span text:style-name="T31"> </text:span><text:span text:style-name="T38">הארץ, וציום</text:span><text:span text:style-name="T31"> </text:span><text:span text:style-name="T38">היאך</text:span><text:span text:style-name="T31"> </text:span><text:span text:style-name="T38">יחנו</text:span><text:span text:style-name="T31"> </text:span><text:span text:style-name="T38">לדגליהם; וכן</text:span><text:span text:style-name="T31"> </text:span><text:span text:style-name="T38">מצינו</text:span><text:span text:style-name="T31"> </text:span><text:span text:style-name="T38">במדרש</text:span><text:span text:style-name="T31"> </text:span><text:span text:style-name="T38">תנחומא: דיעקב</text:span><text:span text:style-name="T31"> </text:span><text:span text:style-name="T38">אבינו</text:span><text:span text:style-name="T31"> </text:span><text:span text:style-name="T38">תקן</text:span><text:span text:style-name="T31"> </text:span><text:span text:style-name="T38">להם</text:span><text:span text:style-name="T31"> </text:span><text:span text:style-name="T38">דגלים</text:span><text:span text:style-name="T31"> </text:span><text:span text:style-name="T38">וחלק</text:span><text:span text:style-name="T31"> </text:span><text:span text:style-name="T38">להם</text:span><text:span text:style-name="T31"> </text:span><text:span text:style-name="T38">הארץ; וכן</text:span><text:span text:style-name="T31"> </text:span><text:span text:style-name="T38">מצינו</text:span><text:span text:style-name="T31"> </text:span><text:span text:style-name="T38">'</text:span><text:span text:style-name="T28">איש</text:span><text:span text:style-name="T31"> </text:span><text:span text:style-name="T28">על</text:span><text:span text:style-name="T31"> </text:span><text:span text:style-name="T28">דגלו</text:span><text:span text:style-name="T31"> </text:span><text:span text:style-name="T28">באותות</text:span><text:span text:style-name="T38">' </text:span><text:span text:style-name="T18">[במדבר</text:span><text:span text:style-name="T19"> </text:span><text:span text:style-name="T18">ב, ב]</text:span><text:span text:style-name="T38"> באות</text:span><text:span text:style-name="T31"> </text:span><text:span text:style-name="T38">אשר</text:span><text:span text:style-name="T31"> </text:span><text:span text:style-name="T38">צוה</text:span><text:span text:style-name="T31"> </text:span><text:span text:style-name="T38">להם</text:span><text:span text:style-name="T31"> </text:span><text:span text:style-name="T38">אביהם, שלאותן</text:span><text:span text:style-name="T31"> </text:span><text:span text:style-name="T38">רוחות</text:span><text:span text:style-name="T31"> </text:span><text:span text:style-name="T38">שנחלקו</text:span><text:span text:style-name="T31"> </text:span><text:span text:style-name="T38">לשאת</text:span><text:span text:style-name="T31"> </text:span><text:span text:style-name="T38">מטתו</text:span><text:span text:style-name="T31"> </text:span><text:span text:style-name="T38">- לאותן</text:span><text:span text:style-name="T31"> </text:span><text:span text:style-name="T38">רוחות</text:span><text:span text:style-name="T31"> </text:span><text:span text:style-name="T38">חנו</text:span><text:span text:style-name="T31"> </text:span><text:span text:style-name="T38">לדגליהם, והיינו</text:span><text:span text:style-name="T31"> </text:span><text:span text:style-name="T38">דאמרינן: כנחלתן</text:span><text:span text:style-name="T31"> </text:span><text:span text:style-name="T38">כך</text:span><text:span text:style-name="T31"> </text:span><text:span text:style-name="T38">חנייתן</text:span><text:span text:style-name="T32">)</text:span><text:span text:style-name="T1">, כדי</text:span><text:span text:style-name="T2"> </text:span><text:span text:style-name="T1">לחלק</text:span><text:span text:style-name="T2"> </text:span><text:span text:style-name="T1">כבוד</text:span><text:span text:style-name="T2"> </text:span><text:span text:style-name="T1">לדגלים.</text:span></text:p>
      <text:p text:style-name="P4"><text:span text:style-name="T1">והא</text:span><text:span text:style-name="T2"> </text:span><text:span text:style-name="T1">חלוקים</text:span><text:span text:style-name="T2"> </text:span><text:span text:style-name="T1">בנשיאים?</text:span></text:p>
      <text:p text:style-name="P4"><text:span text:style-name="T1">ההוא</text:span><text:span text:style-name="T2"> </text:span><text:span text:style-name="T1">לחלוק</text:span><text:span text:style-name="T2"> </text:span><text:span text:style-name="T1">כבוד</text:span><text:span text:style-name="T2"> </text:span><text:span text:style-name="T1">לנשיאים, דתניא: '</text:span><text:span text:style-name="T73">שלמה</text:span><text:span text:style-name="T74"> </text:span><text:span text:style-name="T73">עשה</text:span><text:span text:style-name="T74"> </text:span><text:span text:style-name="T73">שבעה</text:span><text:span text:style-name="T74"> </text:span><text:span text:style-name="T73">ימי</text:span><text:span text:style-name="T74"> </text:span><text:span text:style-name="T73">חנוכה, ומה</text:span><text:span text:style-name="T74"> </text:span><text:span text:style-name="T73">ראה</text:span><text:span text:style-name="T74"> </text:span><text:span text:style-name="T73">משה</text:span><text:span text:style-name="T74"> </text:span><text:span text:style-name="T73">לעשות</text:span><text:span text:style-name="T74"> </text:span><text:span text:style-name="T73">שנים</text:span><text:span text:style-name="T74"> </text:span><text:span text:style-name="T73">עשר</text:span><text:span text:style-name="T74"> </text:span><text:span text:style-name="T73">ימי</text:span><text:span text:style-name="T74"> </text:span><text:span text:style-name="T73">חנוכה? כדי</text:span><text:span text:style-name="T74"> </text:span><text:span text:style-name="T73">לחלוק</text:span><text:span text:style-name="T74"> </text:span><text:span text:style-name="T73">כבוד</text:span><text:span text:style-name="T74"> </text:span><text:span text:style-name="T73">לנשיאים</text:span><text:span text:style-name="T1">'. </text:span></text:p>
      <text:p text:style-name="P4"><text:span text:style-name="T1">מאי</text:span><text:span text:style-name="T2"> </text:span><text:span text:style-name="T1">הוי</text:span><text:span text:style-name="T2"> </text:span><text:span text:style-name="T1">עלה</text:span><text:span text:style-name="T2"> </text:span><text:span text:style-name="T32">(</text:span><text:span text:style-name="T38">אי</text:span><text:span text:style-name="T31"> </text:span><text:span text:style-name="T38">הוה</text:span><text:span text:style-name="T31"> </text:span><text:span text:style-name="T38">דוקא</text:span><text:span text:style-name="T31"> </text:span><text:span text:style-name="T38">הא</text:span><text:span text:style-name="T31"> </text:span><text:span text:style-name="T38">דאביי</text:span><text:span text:style-name="T31"> </text:span><text:span text:style-name="T38">דאמר</text:span><text:span text:style-name="T31"> </text:span><text:span text:style-name="T38">דשמעינן</text:span><text:span text:style-name="T31"> </text:span><text:span text:style-name="T38">ליה</text:span><text:span text:style-name="T31"> </text:span><text:span text:style-name="T38">לרבי</text:span><text:span text:style-name="T31"> </text:span><text:span text:style-name="T38">שמעון</text:span><text:span text:style-name="T31"> </text:span><text:span text:style-name="T38">דאמר</text:span><text:span text:style-name="T31"> </text:span><text:span text:style-name="T38">דחטאת</text:span><text:span text:style-name="T31"> </text:span><text:span text:style-name="T38">השותפין</text:span><text:span text:style-name="T31"> </text:span><text:span text:style-name="T38">אינה</text:span><text:span text:style-name="T31"> </text:span><text:span text:style-name="T38">מתה? או</text:span><text:span text:style-name="T31"> </text:span><text:span text:style-name="T38">לאו</text:span><text:span text:style-name="T31"> </text:span><text:span text:style-name="T38">דוקא</text:span><text:span text:style-name="T32">)</text:span><text:span text:style-name="T1">?</text:span></text:p>
      <text:p text:style-name="P4"><text:span text:style-name="T1">תא</text:span><text:span text:style-name="T2"> </text:span><text:span text:style-name="T1">שמע</text:span><text:span text:style-name="T2"> </text:span><text:span text:style-name="T1">דתניא: '</text:span><text:span text:style-name="T73">רבי</text:span><text:span text:style-name="T74"> </text:span><text:span text:style-name="T73">שמעון</text:span><text:span text:style-name="T74"> </text:span><text:span text:style-name="T73">אומר: חמש</text:span><text:span text:style-name="T74"> </text:span><text:span text:style-name="T73">חטאות</text:span><text:span text:style-name="T74"> </text:span><text:span text:style-name="T73">מתות: ולד</text:span><text:span text:style-name="T74"> </text:span><text:span text:style-name="T73">חטאת, ותמורת</text:span><text:span text:style-name="T74"> </text:span><text:span text:style-name="T73">חטאת, וחטאת</text:span><text:span text:style-name="T74"> </text:span><text:span text:style-name="T73">שמתו</text:span><text:span text:style-name="T74"> </text:span><text:span text:style-name="T73">בעליה, וחטאת</text:span><text:span text:style-name="T74"> </text:span><text:span text:style-name="T73">שנתכפרו</text:span><text:span text:style-name="T74"> </text:span><text:span text:style-name="T73">בעליה, וחטאת</text:span><text:span text:style-name="T74"> </text:span><text:span text:style-name="T73">שעברה</text:span><text:span text:style-name="T74"> </text:span><text:span text:style-name="T73">שנתה; ואי</text:span><text:span text:style-name="T74"> </text:span><text:span text:style-name="T73">אתה</text:span><text:span text:style-name="T74"> </text:span><text:span text:style-name="T73">יכול</text:span><text:span text:style-name="T74"> </text:span><text:span text:style-name="T73">לומר</text:span><text:span text:style-name="T74"> </text:span><text:span text:style-name="T73">'ולד</text:span><text:span text:style-name="T74"> </text:span><text:span text:style-name="T73">חטאת' בצבור, שאין</text:span><text:span text:style-name="T74"> </text:span><text:span text:style-name="T73">צבור</text:span><text:span text:style-name="T74"> </text:span><text:span text:style-name="T73">מפרישין</text:span><text:span text:style-name="T74"> </text:span><text:span text:style-name="T73">נקבה</text:span><text:span text:style-name="T74"> </text:span><text:span text:style-name="T32">(</text:span><text:span text:style-name="T38">שאין</text:span><text:span text:style-name="T31"> </text:span><text:span text:style-name="T38">אתה</text:span><text:span text:style-name="T31"> </text:span><text:span text:style-name="T38">מוצא</text:span><text:span text:style-name="T31"> </text:span><text:span text:style-name="T38">קרבן</text:span><text:span text:style-name="T31"> </text:span><text:span text:style-name="T38">צבור</text:span><text:span text:style-name="T31"> </text:span><text:span text:style-name="T38">שהיתה</text:span><text:span text:style-name="T31"> </text:span><text:span text:style-name="T38">באה</text:span><text:span text:style-name="T31"> </text:span><text:span text:style-name="T38">נקבה</text:span><text:span text:style-name="T32">)</text:span><text:span text:style-name="T73">; ואי</text:span><text:span text:style-name="T74"> </text:span><text:span text:style-name="T73">אתה</text:span><text:span text:style-name="T74"> </text:span><text:span text:style-name="T73">יכול</text:span><text:span text:style-name="T74"> </text:span><text:span text:style-name="T73">לומר</text:span><text:span text:style-name="T74"> </text:span><text:span text:style-name="T73">'תמורת</text:span><text:span text:style-name="T74"> </text:span><text:span text:style-name="T73">חטאת' בצבור, שאין</text:span><text:span text:style-name="T74"> </text:span><text:span text:style-name="T73">תמורה</text:span><text:span text:style-name="T74"> </text:span><text:span text:style-name="T73">בצבור</text:span><text:span text:style-name="T74"> </text:span><text:span text:style-name="T32">(</text:span><text:span text:style-name="T38">דכתיב</text:span><text:span text:style-name="T31"> </text:span><text:span text:style-name="T18">[ויקרא</text:span><text:span text:style-name="T19"> </text:span><text:span text:style-name="T18">כז,י]</text:span><text:span text:style-name="T38"> '</text:span><text:span text:style-name="T28">לא</text:span><text:span text:style-name="T31"> </text:span><text:span text:style-name="T28">יחליפנו</text:span><text:span text:style-name="T31"> </text:span><text:span text:style-name="T28">ולא</text:span><text:span text:style-name="T31"> </text:span><text:span text:style-name="T28">ימיר</text:span><text:span text:style-name="T38">', דלשון</text:span><text:span text:style-name="T31"> </text:span><text:span text:style-name="T38">יחיד</text:span><text:span text:style-name="T31"> </text:span><text:span text:style-name="T38">הוא, ולא</text:span><text:span text:style-name="T31"> </text:span><text:span text:style-name="T38">צבור</text:span><text:span text:style-name="T31"> </text:span><text:span text:style-name="T38">ושותפין; והכי</text:span><text:span text:style-name="T31"> </text:span><text:span text:style-name="T38">מפרש</text:span><text:span text:style-name="T31"> </text:span><text:span text:style-name="T38">בפרק</text:span><text:span text:style-name="T31"> </text:span><text:span text:style-name="T38">קמא</text:span><text:span text:style-name="T31"> </text:span><text:span text:style-name="T38">דמסכת</text:span><text:span text:style-name="T31"> </text:span><text:span text:style-name="T38">תמורה</text:span><text:span text:style-name="T31"> </text:span><text:span text:style-name="T18">(דף</text:span><text:span text:style-name="T19"> </text:span><text:span text:style-name="T18">יג.)</text:span><text:span text:style-name="T32">)</text:span><text:span text:style-name="T73">; ואי</text:span><text:span text:style-name="T74"> </text:span><text:span text:style-name="T73">אתה</text:span><text:span text:style-name="T74"> </text:span><text:span text:style-name="T73">יכול</text:span><text:span text:style-name="T74"> </text:span><text:span text:style-name="T73">לומר</text:span><text:span text:style-name="T74"> </text:span><text:span text:style-name="T73">'חטאת</text:span><text:span text:style-name="T74"> </text:span><text:span text:style-name="T73">שמתו</text:span><text:span text:style-name="T74"> </text:span><text:span text:style-name="T73">בעליה' בצבור, שאין</text:span><text:span text:style-name="T74"> </text:span><text:span text:style-name="T73">צבור</text:span><text:span text:style-name="T74"> </text:span><text:span text:style-name="T73">מתים; 'שנתכפרו</text:span><text:span text:style-name="T74"> </text:span><text:span text:style-name="T73">בעליה' ו'שעברה</text:span><text:span text:style-name="T74"> </text:span><text:span text:style-name="T73">שנתה' - לא</text:span><text:span text:style-name="T74"> </text:span><text:span text:style-name="T73">שמענו</text:span><text:span text:style-name="T74"> </text:span><text:span text:style-name="T32">(</text:span><text:span text:style-name="T38">אם</text:span><text:span text:style-name="T31"> </text:span><text:span text:style-name="T38">מתים</text:span><text:span text:style-name="T31"> </text:span><text:span text:style-name="T38">בצבור</text:span><text:span text:style-name="T31"> </text:span><text:span text:style-name="T38">אי</text:span><text:span text:style-name="T31"> </text:span><text:span text:style-name="T38">לא</text:span><text:span text:style-name="T32">)</text:span><text:span text:style-name="T73">; יכול</text:span><text:span text:style-name="T74"> </text:span><text:span text:style-name="T73">ימותו? אמרת: ילמוד</text:span><text:span text:style-name="T74"> </text:span><text:span text:style-name="T73">סתום</text:span><text:span text:style-name="T74"> </text:span><text:span text:style-name="T73">מן</text:span><text:span text:style-name="T74"> </text:span><text:span text:style-name="T73">המפורש: מה</text:span><text:span text:style-name="T74"> </text:span><text:span text:style-name="T73">מצינו</text:span><text:span text:style-name="T74"> </text:span><text:span text:style-name="T73">בולד</text:span><text:span text:style-name="T74"> </text:span><text:span text:style-name="T73">חטאת</text:span><text:span text:style-name="T74"> </text:span><text:span text:style-name="T73">ותמורת</text:span><text:span text:style-name="T74"> </text:span><text:span text:style-name="T73">חטאת</text:span><text:span text:style-name="T74"> </text:span><text:span text:style-name="T73">ושמתו</text:span><text:span text:style-name="T74"> </text:span><text:span text:style-name="T73">בעליה: ביחיד</text:span><text:span text:style-name="T74"> </text:span><text:span text:style-name="T73">דברים</text:span><text:span text:style-name="T74"> </text:span><text:span text:style-name="T73">אמורים, ולא</text:span><text:span text:style-name="T74"> </text:span><text:span text:style-name="T73">בצבור</text:span><text:span text:style-name="T74"> </text:span><text:span text:style-name="T73">- אף</text:span><text:span text:style-name="T74"> </text:span><text:span text:style-name="T73">שנתכפרו</text:span><text:span text:style-name="T74"> </text:span><text:span text:style-name="T73">בעליה</text:span><text:span text:style-name="T74"> </text:span><text:span text:style-name="T73">ושעברה</text:span><text:span text:style-name="T74"> </text:span><text:span text:style-name="T73">שנתה: ביחיד</text:span><text:span text:style-name="T74"> </text:span><text:span text:style-name="T73">דברים</text:span><text:span text:style-name="T74"> </text:span><text:span text:style-name="T73">אמורים, ולא</text:span><text:span text:style-name="T74"> </text:span><text:span text:style-name="T73">בצבור.</text:span><text:span text:style-name="T1">'</text:span></text:p>
      <text:p text:style-name="P4"><text:span text:style-name="T1">וכי</text:span><text:span text:style-name="T2"> </text:span><text:span text:style-name="T1">דנין</text:span><text:span text:style-name="T2"> </text:span><text:span text:style-name="T1">אפשר</text:span><text:span text:style-name="T2"> </text:span><text:span text:style-name="T1">משאי</text:span><text:span text:style-name="T2"> </text:span><text:span text:style-name="T1">אפשר</text:span><text:span text:style-name="T2"> </text:span><text:span text:style-name="T32">(</text:span><text:span text:style-name="T38">הא</text:span><text:span text:style-name="T31"> </text:span><text:span text:style-name="T38">ולד</text:span><text:span text:style-name="T31"> </text:span><text:span text:style-name="T38">חטאת</text:span><text:span text:style-name="T31"> </text:span><text:span text:style-name="T38">ותמורת</text:span><text:span text:style-name="T31"> </text:span><text:span text:style-name="T38">חטאת</text:span><text:span text:style-name="T31"> </text:span><text:span text:style-name="T38">ושמתו</text:span><text:span text:style-name="T31"> </text:span><text:span text:style-name="T38">בעליה</text:span><text:span text:style-name="T31"> </text:span><text:span text:style-name="T38">- אי</text:span><text:span text:style-name="T31"> </text:span><text:span text:style-name="T38">אפשר</text:span><text:span text:style-name="T31"> </text:span><text:span text:style-name="T38">בצבור, וקא</text:span><text:span text:style-name="T31"> </text:span><text:span text:style-name="T38">אמר</text:span><text:span text:style-name="T31"> </text:span><text:span text:style-name="T38">מה</text:span><text:span text:style-name="T31"> </text:span><text:span text:style-name="T38">מצינו</text:span><text:span text:style-name="T32">)</text:span><text:span text:style-name="T1">?</text:span></text:p>
      <text:p text:style-name="P4"><text:span text:style-name="T1">רבי</text:span><text:span text:style-name="T2"> </text:span><text:span text:style-name="T1">שמעון</text:span><text:span text:style-name="T2"> </text:span><text:span text:style-name="T1">בחד</text:span><text:span text:style-name="T2"> </text:span><text:span text:style-name="T1">מקום</text:span><text:span text:style-name="T2"> </text:span><text:span text:style-name="T1">גמיר</text:span><text:span text:style-name="T2"> </text:span><text:span text:style-name="T32">(</text:span><text:span text:style-name="T38">הא</text:span><text:span text:style-name="T31"> </text:span><text:span text:style-name="T38">לא</text:span><text:span text:style-name="T31"> </text:span><text:span text:style-name="T38">קשיא: דלא</text:span><text:span text:style-name="T31"> </text:span><text:span text:style-name="T38">הוי</text:span><text:span text:style-name="T31"> </text:span><text:span text:style-name="T38">דנין</text:span><text:span text:style-name="T31"> </text:span><text:span text:style-name="T38">אפשר</text:span><text:span text:style-name="T31"> </text:span><text:span text:style-name="T38">משאי</text:span><text:span text:style-name="T31"> </text:span><text:span text:style-name="T38">אפשר, משום</text:span><text:span text:style-name="T31"> </text:span><text:span text:style-name="T38">דרבי</text:span><text:span text:style-name="T31"> </text:span><text:span text:style-name="T38">שמעון</text:span><text:span text:style-name="T31"> </text:span><text:span text:style-name="T38">בחד</text:span><text:span text:style-name="T31"> </text:span><text:span text:style-name="T38">מקום</text:span><text:span text:style-name="T31"> </text:span><text:span text:style-name="T38">גמיר</text:span><text:span text:style-name="T31"> </text:span><text:span text:style-name="T38">להו: דכי</text:span><text:span text:style-name="T31"> </text:span><text:span text:style-name="T38">נצטוו</text:span><text:span text:style-name="T31"> </text:span><text:span text:style-name="T38">ישראל</text:span><text:span text:style-name="T31"> </text:span><text:span text:style-name="T38">על</text:span><text:span text:style-name="T31"> </text:span><text:span text:style-name="T38">ארבע</text:span><text:span text:style-name="T31"> </text:span><text:span text:style-name="T38">חטאות</text:span><text:span text:style-name="T31"> </text:span><text:span text:style-name="T38">- בחד</text:span><text:span text:style-name="T31"> </text:span><text:span text:style-name="T38">מקום</text:span><text:span text:style-name="T31"> </text:span><text:span text:style-name="T38">גמיר</text:span><text:span text:style-name="T31"> </text:span><text:span text:style-name="T38">להו</text:span><text:span text:style-name="T31"> </text:span><text:span text:style-name="T38">הלכה</text:span><text:span text:style-name="T31"> </text:span><text:span text:style-name="T38">למשה</text:span><text:span text:style-name="T31"> </text:span><text:span text:style-name="T38">מסיני</text:span><text:span text:style-name="T31"> </text:span><text:span text:style-name="T38">שיהיו</text:span><text:span text:style-name="T31"> </text:span><text:span text:style-name="T38">נהוגות</text:span><text:span text:style-name="T31"> </text:span><text:span text:style-name="T38">יחד: במקום</text:span><text:span text:style-name="T31"> </text:span><text:span text:style-name="T38">אחד: או</text:span><text:span text:style-name="T31"> </text:span><text:span text:style-name="T38">ביחיד</text:span><text:span text:style-name="T31"> </text:span><text:span text:style-name="T38">או</text:span><text:span text:style-name="T31"> </text:span><text:span text:style-name="T38">בצבור, וקא</text:span><text:span text:style-name="T31"> </text:span><text:span text:style-name="T38">דייק</text:span><text:span text:style-name="T31"> </text:span><text:span text:style-name="T38">רבי</text:span><text:span text:style-name="T31"> </text:span><text:span text:style-name="T38">שמעון: אי</text:span><text:span text:style-name="T31"> </text:span><text:span text:style-name="T38">ס"ד</text:span><text:span text:style-name="T31"> </text:span><text:span text:style-name="T38">בצבור</text:span><text:span text:style-name="T31"> </text:span><text:span text:style-name="T38">- הנך</text:span><text:span text:style-name="T31"> </text:span><text:span text:style-name="T38">כולהו</text:span><text:span text:style-name="T31"> </text:span><text:span text:style-name="T38">מי</text:span><text:span text:style-name="T31"> </text:span><text:span text:style-name="T38">איתנהו</text:span><text:span text:style-name="T31"> </text:span><text:span text:style-name="T38">יחד</text:span><text:span text:style-name="T31"> </text:span><text:span text:style-name="T38">בצבור? אלא</text:span><text:span text:style-name="T31"> </text:span><text:span text:style-name="T38">ש"מ</text:span><text:span text:style-name="T31"> </text:span><text:span text:style-name="T38">דביחיד</text:span><text:span text:style-name="T31"> </text:span><text:span text:style-name="T38">אמורה, ולא</text:span><text:span text:style-name="T31"> </text:span><text:span text:style-name="T38">בצבור: דכי</text:span><text:span text:style-name="T31"> </text:span><text:span text:style-name="T38">היכי</text:span><text:span text:style-name="T31"> </text:span><text:span text:style-name="T38">שמתו</text:span><text:span text:style-name="T31"> </text:span><text:span text:style-name="T38">בעליה, ולד</text:span><text:span text:style-name="T31"> </text:span><text:span text:style-name="T38">חטאת, ותמורת</text:span><text:span text:style-name="T31"> </text:span><text:span text:style-name="T38">חטאת</text:span><text:span text:style-name="T31"> </text:span><text:span text:style-name="T38">- ליתנהו</text:span><text:span text:style-name="T31"> </text:span><text:span text:style-name="T38">בצבור, הכי</text:span><text:span text:style-name="T31"> </text:span><text:span text:style-name="T38">נמי</text:span><text:span text:style-name="T31"> </text:span><text:span text:style-name="T38">שכיפרו</text:span><text:span text:style-name="T31"> </text:span><text:span text:style-name="T38">בעליה</text:span><text:span text:style-name="T31"> </text:span><text:span text:style-name="T38">ושעברה</text:span><text:span text:style-name="T31"> </text:span><text:span text:style-name="T38">שנתה</text:span><text:span text:style-name="T31"> </text:span><text:span text:style-name="T38">ליתנהו</text:span><text:span text:style-name="T31"> </text:span><text:span text:style-name="T38">בצבור: דעל</text:span><text:span text:style-name="T31"> </text:span><text:span text:style-name="T38">כרחין</text:span><text:span text:style-name="T31"> </text:span><text:span text:style-name="T38">ילמוד</text:span><text:span text:style-name="T31"> </text:span><text:span text:style-name="T38">סתום</text:span><text:span text:style-name="T31"> </text:span><text:span text:style-name="T38">מן</text:span><text:span text:style-name="T31"> </text:span><text:span text:style-name="T38">המפורש; והכי</text:span><text:span text:style-name="T31"> </text:span><text:span text:style-name="T38">אמרינן</text:span><text:span text:style-name="T31"> </text:span><text:span text:style-name="T38">במסכת</text:span><text:span text:style-name="T31"> </text:span><text:span text:style-name="T38">תמורה, בפרק</text:span><text:span text:style-name="T31"> </text:span><text:span text:style-name="T38">'יש</text:span><text:span text:style-name="T31"> </text:span><text:span text:style-name="T38">בקרבנות</text:span><text:span text:style-name="T31"> </text:span><text:span text:style-name="T38">יחיד' </text:span><text:span text:style-name="T18">(טז:)</text:span><text:span text:style-name="T38">: 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בן</text:span><text:span text:style-name="T31"> </text:span><text:span text:style-name="T38">לקיש: ארבע</text:span><text:span text:style-name="T31"> </text:span><text:span text:style-name="T38">נתנו</text:span><text:span text:style-name="T31"> </text:span><text:span text:style-name="T38">להם</text:span><text:span text:style-name="T31"> </text:span><text:span text:style-name="T38">דמתות, והחמישית</text:span><text:span text:style-name="T31"> </text:span><text:span text:style-name="T38">ירעה, ויחד</text:span><text:span text:style-name="T31"> </text:span><text:span text:style-name="T38">ניתנו: שיהיו</text:span><text:span text:style-name="T31"> </text:span><text:span text:style-name="T38">נוהגות</text:span><text:span text:style-name="T31"> </text:span><text:span text:style-name="T38">במקום</text:span><text:span text:style-name="T31"> </text:span><text:span text:style-name="T38">אחד; ומספק</text:span><text:span text:style-name="T31"> </text:span><text:span text:style-name="T38">העמידום</text:span><text:span text:style-name="T31"> </text:span><text:span text:style-name="T38">על</text:span><text:span text:style-name="T31"> </text:span><text:span text:style-name="T38">חמש: שיהיו</text:span><text:span text:style-name="T31"> </text:span><text:span text:style-name="T38">חמשתן</text:span><text:span text:style-name="T31"> </text:span><text:span text:style-name="T38">מתות; ואי</text:span><text:span text:style-name="T31"> </text:span><text:span text:style-name="T38">ס"ד</text:span><text:span text:style-name="T31"> </text:span><text:span text:style-name="T38">דארבע</text:span><text:span text:style-name="T31"> </text:span><text:span text:style-name="T38">ניתנו</text:span><text:span text:style-name="T31"> </text:span><text:span text:style-name="T38">להם</text:span><text:span text:style-name="T31"> </text:span><text:span text:style-name="T38">בצבור, הנך</text:span><text:span text:style-name="T31"> </text:span><text:span text:style-name="T38">כולהו</text:span><text:span text:style-name="T31"> </text:span><text:span text:style-name="T38">ארבע</text:span><text:span text:style-name="T31"> </text:span><text:span text:style-name="T38">מתות</text:span><text:span text:style-name="T31"> </text:span><text:span text:style-name="T38">מי</text:span><text:span text:style-name="T31"> </text:span><text:span text:style-name="T38">איתנהו</text:span><text:span text:style-name="T31"> </text:span><text:span text:style-name="T38">בצבור? הא</text:span><text:span text:style-name="T31"> </text:span><text:span text:style-name="T38">לא</text:span><text:span text:style-name="T31"> </text:span><text:span text:style-name="T38">משכחת</text:span><text:span text:style-name="T31"> </text:span><text:span text:style-name="T38">לה</text:span><text:span text:style-name="T31"> </text:span><text:span text:style-name="T38">דאפשר</text:span><text:span text:style-name="T31"> </text:span><text:span text:style-name="T38">בצבור</text:span><text:span text:style-name="T31"> </text:span><text:span text:style-name="T38">אלא</text:span><text:span text:style-name="T31"> </text:span><text:span text:style-name="T38">שנים</text:span><text:span text:style-name="T31"> </text:span><text:span text:style-name="T38">ותו</text:span><text:span text:style-name="T31"> </text:span><text:span text:style-name="T38">לא!? אלא</text:span><text:span text:style-name="T31"> </text:span><text:span text:style-name="T38">על</text:span><text:span text:style-name="T31"> </text:span><text:span text:style-name="T38">כרחך</text:span><text:span text:style-name="T31"> </text:span><text:span text:style-name="T38">ילמוד</text:span><text:span text:style-name="T31"> </text:span><text:span text:style-name="T38">סתום</text:span><text:span text:style-name="T31"> </text:span><text:span text:style-name="T38">מן</text:span><text:span text:style-name="T31"> </text:span><text:span text:style-name="T38">המפורש; וקא</text:span><text:span text:style-name="T31"> </text:span><text:span text:style-name="T38">דייקא</text:span><text:span text:style-name="T31"> </text:span><text:span text:style-name="T38">מהא</text:span><text:span text:style-name="T31"> </text:span><text:span text:style-name="T38">מתניתא, דכי</text:span><text:span text:style-name="T31"> </text:span><text:span text:style-name="T38">היכי</text:span><text:span text:style-name="T31"> </text:span><text:span text:style-name="T38">ד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'ה' חטאות</text:span><text:span text:style-name="T31"> </text:span><text:span text:style-name="T38">מתות' - ביחיד</text:span><text:span text:style-name="T31"> </text:span><text:span text:style-name="T38">ולא</text:span><text:span text:style-name="T31"> </text:span><text:span text:style-name="T38">בצבור, דמההיא</text:span><text:span text:style-name="T31"> </text:span><text:span text:style-name="T38">דוקיא</text:span><text:span text:style-name="T31"> </text:span><text:span text:style-name="T38">דייק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דיחיד</text:span><text:span text:style-name="T31"> </text:span><text:span text:style-name="T38">ולא</text:span><text:span text:style-name="T31"> </text:span><text:span text:style-name="T38">בשותפין, דהיינו</text:span><text:span text:style-name="T31"> </text:span><text:span text:style-name="T38">בית</text:span><text:span text:style-name="T31"> </text:span><text:span text:style-name="T38">דין, משום</text:span><text:span text:style-name="T31"> </text:span><text:span text:style-name="T38">דאי</text:span><text:span text:style-name="T31"> </text:span><text:span text:style-name="T38">אתה</text:span><text:span text:style-name="T31"> </text:span><text:span text:style-name="T38">יכול</text:span><text:span text:style-name="T31"> </text:span><text:span text:style-name="T38">לומר</text:span><text:span text:style-name="T31"> </text:span><text:span text:style-name="T38">'ולד</text:span><text:span text:style-name="T31"> </text:span><text:span text:style-name="T38">חטאת' בשותפין: שאין</text:span><text:span text:style-name="T31"> </text:span><text:span text:style-name="T38">השותפין</text:span><text:span text:style-name="T31"> </text:span><text:span text:style-name="T38">מביאין</text:span><text:span text:style-name="T31"> </text:span><text:span text:style-name="T38">נקבה: דפר</text:span><text:span text:style-name="T31"> </text:span><text:span text:style-name="T38">ושעיר</text:span><text:span text:style-name="T31"> </text:span><text:span text:style-name="T38">- הוא</text:span><text:span text:style-name="T31"> </text:span><text:span text:style-name="T38">דמביאין; ואי</text:span><text:span text:style-name="T31"> </text:span><text:span text:style-name="T38">אתה</text:span><text:span text:style-name="T31"> </text:span><text:span text:style-name="T38">יכול</text:span><text:span text:style-name="T31"> </text:span><text:span text:style-name="T38">לומר</text:span><text:span text:style-name="T31"> </text:span><text:span text:style-name="T38">'תמורת</text:span><text:span text:style-name="T31"> </text:span><text:span text:style-name="T38">חטאת' בשותפות, שאין</text:span><text:span text:style-name="T31"> </text:span><text:span text:style-name="T38">תמורה</text:span><text:span text:style-name="T31"> </text:span><text:span text:style-name="T38">בשותפין</text:span><text:span text:style-name="T31"> </text:span><text:span text:style-name="T38">דעלמא, וכל</text:span><text:span text:style-name="T31"> </text:span><text:span text:style-name="T38">שכן</text:span><text:span text:style-name="T31"> </text:span><text:span text:style-name="T38">בבית</text:span><text:span text:style-name="T31"> </text:span><text:span text:style-name="T38">דין! דה"נ</text:span><text:span text:style-name="T31"> </text:span><text:span text:style-name="T38">תנן</text:span><text:span text:style-name="T31"> </text:span><text:span text:style-name="T38">במסכת</text:span><text:span text:style-name="T31"> </text:span><text:span text:style-name="T38">תמורה</text:span><text:span text:style-name="T31"> </text:span><text:span text:style-name="T18">(דף</text:span><text:span text:style-name="T19"> </text:span><text:span text:style-name="T18">יג.)</text:span><text:span text:style-name="T38"> 'אין</text:span><text:span text:style-name="T31"> </text:span><text:span text:style-name="T38">השותפין</text:span><text:span text:style-name="T31"> </text:span><text:span text:style-name="T38">עושין</text:span><text:span text:style-name="T31"> </text:span><text:span text:style-name="T38">תמורה'; וילמוד</text:span><text:span text:style-name="T31"> </text:span><text:span text:style-name="T38">סתום</text:span><text:span text:style-name="T31"> </text:span><text:span text:style-name="T38">מן</text:span><text:span text:style-name="T31"> </text:span><text:span text:style-name="T38">המפורש: מה</text:span><text:span text:style-name="T31"> </text:span><text:span text:style-name="T38">מצינו</text:span><text:span text:style-name="T31"> </text:span><text:span text:style-name="T38">בולד</text:span><text:span text:style-name="T31"> </text:span><text:span text:style-name="T38">חטאת</text:span><text:span text:style-name="T31"> </text:span><text:span text:style-name="T38">ותמורת</text:span><text:span text:style-name="T31"> </text:span><text:span text:style-name="T38">חטאת: ביחיד</text:span><text:span text:style-name="T31"> </text:span><text:span text:style-name="T38">דברים</text:span><text:span text:style-name="T31"> </text:span><text:span text:style-name="T38">אמורים</text:span><text:span text:style-name="T31"> </text:span><text:span text:style-name="T38">ולא</text:span><text:span text:style-name="T31"> </text:span><text:span text:style-name="T38">בשותפין</text:span><text:span text:style-name="T31"> </text:span><text:span text:style-name="T38">- אף</text:span><text:span text:style-name="T31"> </text:span><text:span text:style-name="T38">חטאת</text:span><text:span text:style-name="T31"> </text:span><text:span text:style-name="T38">שמתו</text:span><text:span text:style-name="T31"> </text:span><text:span text:style-name="T38">בעליה, ושכפרו</text:span><text:span text:style-name="T31"> </text:span><text:span text:style-name="T38">בעליה, ושעברה</text:span><text:span text:style-name="T31"> </text:span><text:span text:style-name="T38">שנתה</text:span><text:span text:style-name="T31"> </text:span><text:span text:style-name="T38">- ביחיד</text:span><text:span text:style-name="T31"> </text:span><text:span text:style-name="T38">ולא</text:span><text:span text:style-name="T31"> </text:span><text:span text:style-name="T38">בשותפין; דחטאת</text:span><text:span text:style-name="T31"> </text:span><text:span text:style-name="T38">שמת</text:span><text:span text:style-name="T31"> </text:span><text:span text:style-name="T38">אחד</text:span><text:span text:style-name="T31"> </text:span><text:span text:style-name="T38">מן</text:span><text:span text:style-name="T31"> </text:span><text:span text:style-name="T38">השותפין</text:span><text:span text:style-name="T31"> – </text:span><text:span text:style-name="T38">קרבה; הלכך</text:span><text:span text:style-name="T31"> </text:span><text:span text:style-name="T38">הא</text:span><text:span text:style-name="T31"> </text:span><text:span text:style-name="T38">דקתני</text:span><text:span text:style-name="T31"> </text:span><text:span text:style-name="T38">'מת</text:span><text:span text:style-name="T31"> </text:span><text:span text:style-name="T38">אחד</text:span><text:span text:style-name="T31"> </text:span><text:span text:style-name="T38">מבית</text:span><text:span text:style-name="T31"> </text:span><text:span text:style-name="T38">דין</text:span><text:span text:style-name="T31"> – </text:span><text:span text:style-name="T38">פטור' לא</text:span><text:span text:style-name="T31"> </text:span><text:span text:style-name="T38">מתקומא</text:span><text:span text:style-name="T31"> </text:span><text:span text:style-name="T38">אליבא</text:span><text:span text:style-name="T31"> </text:span><text:span text:style-name="T38">דרבי</text:span><text:span text:style-name="T31"> </text:span><text:span text:style-name="T38">שמעון</text:span><text:span text:style-name="T32">)</text:span><text:span text:style-name="T1">.</text:span><text:span text:style-name="T38"> </text:span></text:p>
      <text:p text:style-name="P11"/>
      <text:p text:style-name="P1"><text:span text:style-name="T1">הדרן</text:span><text:span text:style-name="T2"> </text:span><text:span text:style-name="T1">עלך</text:span><text:span text:style-name="T2"> </text:span><text:span text:style-name="T1">הורו</text:span><text:span text:style-name="T2"> </text:span><text:span text:style-name="T1">בית</text:span><text:span text:style-name="T2"> </text:span><text:span text:style-name="T1">דין</text:span></text:p>
      <text:p text:style-name="P11"/>
      <text:p text:style-name="P11"/>
      <text:p text:style-name="P11"/>
      <text:p text:style-name="P36"><text:span text:style-name="T1">מסכת</text:span><text:span text:style-name="T2"> </text:span><text:span text:style-name="T1">הוריות</text:span><text:span text:style-name="T2"> </text:span><text:span text:style-name="T1">פרק</text:span><text:span text:style-name="T2"> </text:span><text:span text:style-name="T1">שני: הורה</text:span><text:span text:style-name="T2"> </text:span><text:span text:style-name="T1">כהן</text:span><text:span text:style-name="T2"> </text:span><text:span text:style-name="T1">משיח</text:span><text:span text:style-name="T2"> </text:span><text:span text:style-name="T38">[הוריות</text:span><text:span text:style-name="T31"> </text:span><text:span text:style-name="T38">ו,ב]</text:span></text:p>
      <text:p text:style-name="P19"><text:span text:style-name="T4">מתוך</text:span><text:span text:style-name="T2"> </text:span><text:span text:style-name="T4">"גמרא</text:span><text:span text:style-name="T2"> </text:span><text:span text:style-name="T4">נוֹחָה"</text:span></text:p>
      <text:p text:style-name="P7">על שם הורי <text:span text:style-name="T7">נ</text:span>פתלי <text:span text:style-name="T7">וח</text:span>נה<text:span text:style-name="T14"> </text:span><text:span text:style-name="T7">ה</text:span>ולנדר<text:span text:style-name="T17"> הכ"מ</text:span></text:p>
      <text:p text:style-name="P2"/>
      <text:p text:style-name="P3"/>
      <text:p text:style-name="Text_20_body"><text:span text:style-name="T1">קרבן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שחטא</text:span></text:p>
      <text:p text:style-name="P4"><text:span text:style-name="T18">ויקרא</text:span><text:span text:style-name="T19"> </text:span><text:span text:style-name="T18">ד,ג:<text:tab/></text:span><text:span text:style-name="T28">אם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יחטא</text:span><text:span text:style-name="T31"> </text:span><text:span text:style-name="T28">לאשמת</text:span><text:span text:style-name="T31"> </text:span><text:span text:style-name="T28">העם</text:span><text:span text:style-name="T31"> </text:span><text:span text:style-name="T28">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</text:span></text:p>
      <text:p text:style-name="P4"><text:span text:style-name="T18">ויקרא</text:span><text:span text:style-name="T19"> </text:span><text:span text:style-name="T18">ד,ד: </text:span><text:span text:style-name="T28">והביא</text:span><text:span text:style-name="T31"> </text:span><text:span text:style-name="T28">את</text:span><text:span text:style-name="T31"> </text:span><text:span text:style-name="T28">הפר</text:span><text:span text:style-name="T31"> </text:span><text:span text:style-name="T28">אל</text:span><text:span text:style-name="T31"> </text:span><text:span text:style-name="T28">פתח</text:span><text:span text:style-name="T31"> </text:span><text:span text:style-name="T28">אהל</text:span><text:span text:style-name="T31"> </text:span><text:span text:style-name="T28">מועד</text:span><text:span text:style-name="T31"> </text:span><text:span text:style-name="T28">לפני</text:span><text:span text:style-name="T31"> </text:span><text:span text:style-name="T28">ה' וסמך</text:span><text:span text:style-name="T31"> </text:span><text:span text:style-name="T28">את</text:span><text:span text:style-name="T31"> </text:span><text:span text:style-name="T28">ידו</text:span><text:span text:style-name="T31"> </text:span><text:span text:style-name="T28">על</text:span><text:span text:style-name="T31"> </text:span><text:span text:style-name="T28">ראש</text:span><text:span text:style-name="T31"> </text:span><text:span text:style-name="T28">הפר</text:span><text:span text:style-name="T31"> </text:span><text:span text:style-name="T28">ושחט</text:span><text:span text:style-name="T31"> </text:span><text:span text:style-name="T28">את</text:span><text:span text:style-name="T31"> </text:span><text:span text:style-name="T28">הפר</text:span><text:span text:style-name="T31"> </text:span><text:span text:style-name="T28">לפני</text:span><text:span text:style-name="T31"> </text:span><text:span text:style-name="T28">ה'</text:span></text:p>
      <text:p text:style-name="P3"/>
      <text:p text:style-name="Text_20_body"><text:span text:style-name="T1">קרבן</text:span><text:span text:style-name="T2"> </text:span><text:span text:style-name="T1">נשיא</text:span><text:span text:style-name="T2"> </text:span><text:span text:style-name="T1">שחטא</text:span></text:p>
      <text:p text:style-name="P4"><text:span text:style-name="T18">ויקרא</text:span><text:span text:style-name="T19"> </text:span><text:span text:style-name="T18">ד,כב:</text:span><text:span text:style-name="T1"> </text:span><text:span text:style-name="T28">אשר</text:span><text:span text:style-name="T31"> </text:span><text:span text:style-name="T28">נשיא</text:span><text:span text:style-name="T31"> </text:span><text:span text:style-name="T28">יחטא</text:span><text:span text:style-name="T31"> </text:span><text:span text:style-name="T28">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להיו</text:span><text:span text:style-name="T31">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</text:span></text:p>
      <text:p text:style-name="P4"><text:span text:style-name="T18">ויקרא</text:span><text:span text:style-name="T19"> </text:span><text:span text:style-name="T18">ד,כג:</text:span><text:span text:style-name="T1"> </text:span><text:span text:style-name="T28">או</text:span><text:span text:style-name="T31"> </text:span><text:span text:style-name="T28">הודע</text:span><text:span text:style-name="T31"> </text:span><text:span text:style-name="T28">אליו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בה</text:span><text:span text:style-name="T31"> </text:span><text:span text:style-name="T28">והביא</text:span><text:span text:style-name="T31"> </text:span><text:span text:style-name="T28">את</text:span><text:span text:style-name="T31"> </text:span><text:span text:style-name="T28">קרבנו</text:span><text:span text:style-name="T31"> </text:span><text:span text:style-name="T28">שעיר</text:span><text:span text:style-name="T31"> </text:span><text:span text:style-name="T28">עזים</text:span><text:span text:style-name="T31"> </text:span><text:span text:style-name="T28">זכר</text:span><text:span text:style-name="T31"> </text:span><text:span text:style-name="T28">תמים</text:span></text:p>
      <text:p text:style-name="P3"/>
      <text:p text:style-name="P8"><text:span text:style-name="T1">ובעבודה</text:span><text:span text:style-name="T2"> </text:span><text:span text:style-name="T1">זרה:</text:span></text:p>
      <text:p text:style-name="P4"><text:span text:style-name="T18">במדבר</text:span><text:span text:style-name="T19"> </text:span><text:span text:style-name="T18">טו,כז:</text:span><text:span text:style-name="T1"> </text:span><text:span text:style-name="T28">ואם</text:span><text:span text:style-name="T31"> </text:span><text:span text:style-name="T28">נפש</text:span><text:span text:style-name="T31"> </text:span><text:span text:style-name="T28">אחת</text:span><text:span text:style-name="T31"> </text:span><text:span text:style-name="T28">תחטא</text:span><text:span text:style-name="T31"> </text:span><text:span text:style-name="T28">בשגגה</text:span><text:span text:style-name="T31"> </text:span><text:span text:style-name="T28">והקריבה</text:span><text:span text:style-name="T31"> </text:span><text:span text:style-name="T28">עז</text:span><text:span text:style-name="T31"> </text:span><text:span text:style-name="T28">בת</text:span><text:span text:style-name="T31"> </text:span><text:span text:style-name="T28">שנתה</text:span><text:span text:style-name="T31"> </text:span><text:span text:style-name="T28">לחטאת</text:span></text:p>
      <text:p text:style-name="P3"/>
      <text:p text:style-name="P3"/>
      <text:p text:style-name="P3">משנה:</text:p>
      <text:p text:style-name="P4"><text:span text:style-name="T1">הורה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לעצמו</text:span><text:span text:style-name="T2"> </text:span><text:span text:style-name="T1">שוגג</text:span><text:span text:style-name="T2"> </text:span><text:span text:style-name="T82">[כלומר: טועה</text:span><text:span text:style-name="T84"> </text:span><text:span text:style-name="T82">בדין]</text:span><text:span text:style-name="T1"> ועשה</text:span><text:span text:style-name="T2"> </text:span><text:span text:style-name="T1">שוגג</text:span><text:span text:style-name="T2"> </text:span><text:span text:style-name="T1">- מביא</text:span><text:span text:style-name="T2"> </text:span><text:span text:style-name="T1">פר; </text:span><text:span text:style-name="T32">(</text:span><text:span text:style-name="T38">הורה</text:span><text:span text:style-name="T32">)</text:span><text:span text:style-name="T1"> שוגג</text:span><text:span text:style-name="T2"> </text:span><text:span text:style-name="T1">ועשה</text:span><text:span text:style-name="T2"> </text:span><text:span text:style-name="T1">מזיד, </text:span><text:span text:style-name="T32">(</text:span><text:span text:style-name="T38">או</text:span><text:span text:style-name="T31"> </text:span><text:span text:style-name="T38">שהורה</text:span><text:span text:style-name="T32">)</text:span><text:span text:style-name="T1"> מזיד</text:span><text:span text:style-name="T2"> </text:span><text:span text:style-name="T1">ועשה</text:span><text:span text:style-name="T2"> </text:span><text:span text:style-name="T1">שוגג</text:span><text:span text:style-name="T2"> – </text:span><text:span text:style-name="T1">פטור</text:span><text:span text:style-name="T2"> </text:span><text:span text:style-name="T32">(</text:span><text:span text:style-name="T38">מקרבן</text:span><text:span text:style-name="T32">)</text:span><text:span text:style-name="T1">: שהוראת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לעצמו</text:span><text:span text:style-name="T2"> </text:span><text:span text:style-name="T1">כהוראת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לצבור</text:span><text:span text:style-name="T2"> </text:span><text:span text:style-name="T32">(</text:span><text:span text:style-name="T38">מה</text:span><text:span text:style-name="T31"> </text:span><text:span text:style-name="T38">הוראת</text:span><text:span text:style-name="T31"> </text:span><text:span text:style-name="T38">ב"ד</text:span><text:span text:style-name="T31"> </text:span><text:span text:style-name="T38">לצבור</text:span><text:span text:style-name="T31"> </text:span><text:span text:style-name="T38">- אין</text:span><text:span text:style-name="T31"> </text:span><text:span text:style-name="T38">חייבין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, אף</text:span><text:span text:style-name="T31"> </text:span><text:span text:style-name="T38">הוראת</text:span><text:span text:style-name="T31"> </text:span><text:span text:style-name="T38">כהן</text:span><text:span text:style-name="T31"> </text:span><text:span text:style-name="T38">משיח</text:span><text:span text:style-name="T31"> </text:span><text:span text:style-name="T38">לעצמו</text:span><text:span text:style-name="T31"> </text:span><text:span text:style-name="T38">- אינו</text:span><text:span text:style-name="T31"> </text:span><text:span text:style-name="T38">חייב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, כדמפרש</text:span><text:span text:style-name="T31"> </text:span><text:span text:style-name="T38">בגמרא: '</text:span><text:span text:style-name="T28">לאשמת</text:span><text:span text:style-name="T31"> </text:span><text:span text:style-name="T28">העם</text:span><text:span text:style-name="T38">' </text:span><text:span text:style-name="T18">[ויקרא</text:span><text:span text:style-name="T19"> </text:span><text:span text:style-name="T18">ד,ג]</text:span><text:span text:style-name="T38"> - הרי</text:span><text:span text:style-name="T31"> </text:span><text:span text:style-name="T38">משיח</text:span><text:span text:style-name="T31"> </text:span><text:span text:style-name="T38">כצבור, וכי</text:span><text:span text:style-name="T31"> </text:span><text:span text:style-name="T38">הור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מזידין</text:span><text:span text:style-name="T31"> </text:span><text:span text:style-name="T38">ועשו</text:span><text:span text:style-name="T31"> </text:span><text:span text:style-name="T38">קהל</text:span><text:span text:style-name="T31"> </text:span><text:span text:style-name="T38">שוגגין</text:span><text:span text:style-name="T31"> </text:span><text:span text:style-name="T38">- לא</text:span><text:span text:style-name="T31"> </text:span><text:span text:style-name="T38">הוי</text:span><text:span text:style-name="T31"> </text:span><text:span text:style-name="T38">הוראה, והוי</text:span><text:span text:style-name="T31"> </text:span><text:span text:style-name="T38">שגגת</text:span><text:span text:style-name="T31"> </text:span><text:span text:style-name="T38">מעשה</text:span><text:span text:style-name="T31"> </text:span><text:span text:style-name="T38">לחודיה, והוו</text:span><text:span text:style-name="T31"> </text:span><text:span text:style-name="T38">יחידין, ומייתו</text:span><text:span text:style-name="T31"> </text:span><text:span text:style-name="T38">כל</text:span><text:span text:style-name="T31"> </text:span><text:span text:style-name="T38">חד</text:span><text:span text:style-name="T31"> </text:span><text:span text:style-name="T38">וחד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אבל</text:span><text:span text:style-name="T31"> </text:span><text:span text:style-name="T38">כהן</text:span><text:span text:style-name="T31"> </text:span><text:span text:style-name="T38">משיח</text:span><text:span text:style-name="T31"> </text:span><text:span text:style-name="T38">- כי</text:span><text:span text:style-name="T31"> </text:span><text:span text:style-name="T38">הורה</text:span><text:span text:style-name="T31"> </text:span><text:span text:style-name="T38">מזיד</text:span><text:span text:style-name="T31"> </text:span><text:span text:style-name="T38">ועשה</text:span><text:span text:style-name="T31"> </text:span><text:span text:style-name="T38">שוגג</text:span><text:span text:style-name="T31"> </text:span><text:span text:style-name="T38">- לא</text:span><text:span text:style-name="T31"> </text:span><text:span text:style-name="T38">דיניה</text:span><text:span text:style-name="T31"> </text:span><text:span text:style-name="T38">כיחיד</text:span><text:span text:style-name="T31"> </text:span><text:span text:style-name="T38">ופטור</text:span><text:span text:style-name="T31"> </text:span><text:span text:style-name="T38">לגמרי, דהכי</text:span><text:span text:style-name="T31"> </text:span><text:span text:style-name="T38">אמרינן</text:span><text:span text:style-name="T31"> </text:span><text:span text:style-name="T38">בפרק</text:span><text:span text:style-name="T31"> </text:span><text:span text:style-name="T38">בתרא</text:span><text:span text:style-name="T31"> </text:span><text:span text:style-name="T18">(דף</text:span><text:span text:style-name="T19"> </text:span><text:span text:style-name="T18">יא.)</text:span><text:span text:style-name="T38"> '</text:span><text:span text:style-name="T48">'</text:span><text:span text:style-name="T50">מעם</text:span><text:span text:style-name="T49"> </text:span><text:span text:style-name="T50">הארץ</text:span><text:span text:style-name="T48">' </text:span><text:span text:style-name="T24">[ויקרא</text:span><text:span text:style-name="T25"> </text:span><text:span text:style-name="T24">ד,כז]</text:span><text:span text:style-name="T48"> - פרט</text:span><text:span text:style-name="T49"> </text:span><text:span text:style-name="T48">למשיח</text:span><text:span text:style-name="T38">, דאינו</text:span><text:span text:style-name="T31"> </text:span><text:span text:style-name="T38">מביא</text:span><text:span text:style-name="T31"> </text:span><text:span text:style-name="T38">קרבן</text:span><text:span text:style-name="T31"> </text:span><text:span text:style-name="T38">בשגגת</text:span><text:span text:style-name="T31"> </text:span><text:span text:style-name="T38">מעשה</text:span><text:span text:style-name="T32">)</text:span><text:span text:style-name="T1">.</text:span></text:p>
      <text:p text:style-name="P3"/>
      <text:p text:style-name="P3">גמרא:</text:p>
      <text:p text:style-name="P4"><text:span text:style-name="T1">'</text:span><text:span text:style-name="T73">שוגג</text:span><text:span text:style-name="T74"> </text:span><text:span text:style-name="T73">ועשה</text:span><text:span text:style-name="T74"> </text:span><text:span text:style-name="T73">שוגג</text:span><text:span text:style-name="T74"> </text:span><text:span text:style-name="T73">- מביא</text:span><text:span text:style-name="T74"> </text:span><text:span text:style-name="T73">פר</text:span><text:span text:style-name="T1">'; פשיטא</text:span><text:span text:style-name="T2"> </text:span><text:span text:style-name="T32">(</text:span><text:span text:style-name="T38">דכי</text:span><text:span text:style-name="T31"> </text:span><text:span text:style-name="T38">הורה</text:span><text:span text:style-name="T31"> </text:span><text:span text:style-name="T38">בשוגג</text:span><text:span text:style-name="T31"> </text:span><text:span text:style-name="T38">ועשה</text:span><text:span text:style-name="T31"> </text:span><text:span text:style-name="T38">שוגג</text:span><text:span text:style-name="T31"> </text:span><text:span text:style-name="T38">דהוי</text:span><text:span text:style-name="T31"> </text:span><text:span text:style-name="T38">שוגג</text:span><text:span text:style-name="T31"> </text:span><text:span text:style-name="T38">מעליא, ומביא</text:span><text:span text:style-name="T31"> </text:span><text:span text:style-name="T38">פר</text:span><text:span text:style-name="T31"> </text:span><text:span text:style-name="T38">קרבן</text:span><text:span text:style-name="T32">) </text:span><text:span text:style-name="T82">[דהא</text:span><text:span text:style-name="T84"> </text:span><text:span text:style-name="T82">כתיב</text:span><text:span text:style-name="T84"> </text:span><text:span text:style-name="T18">ויקרא</text:span><text:span text:style-name="T19"> </text:span><text:span text:style-name="T18">ד,ג: </text:span><text:span text:style-name="T28">אם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יחטא</text:span><text:span text:style-name="T31"> </text:span><text:span text:style-name="T28">לאשמת</text:span><text:span text:style-name="T31"> </text:span><text:span text:style-name="T28">העם</text:span><text:span text:style-name="T31"> </text:span><text:span text:style-name="T28">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59">פר</text:span><text:span text:style-name="T2"> </text:span><text:span text:style-name="T59">בן</text:span><text:span text:style-name="T2"> </text:span><text:span text:style-name="T59">בקר</text:span><text:span text:style-name="T31"> </text:span><text:span text:style-name="T28">תמים</text:span><text:span text:style-name="T31"> </text:span><text:span text:style-name="T28">לה' לחטאת</text:span><text:span text:style-name="T82">]</text:span><text:span text:style-name="T1">!?</text:span></text:p>
      <text:p text:style-name="P4"><text:span text:style-name="T1">אמר</text:span><text:span text:style-name="T2"> </text:span><text:span text:style-name="T1">אביי: הכא</text:span><text:span text:style-name="T2"> </text:span><text:span text:style-name="T1">במאי</text:span><text:span text:style-name="T2"> </text:span><text:span text:style-name="T1">עסקינן? כגון</text:span><text:span text:style-name="T2"> </text:span><text:span text:style-name="T1">שהורה, ושכח</text:span><text:span text:style-name="T2"> </text:span><text:span text:style-name="T1">מאיזה</text:span><text:span text:style-name="T2"> </text:span><text:span text:style-name="T1">טעם</text:span><text:span text:style-name="T2"> </text:span><text:span text:style-name="T1">הורה, ובשעה</text:span><text:span text:style-name="T2"> </text:span><text:span text:style-name="T1">שטעה</text:span><text:span text:style-name="T2"> </text:span><text:span text:style-name="T1">- אמר</text:span><text:span text:style-name="T2"> </text:span><text:span text:style-name="T1">"הריני</text:span><text:span text:style-name="T2"> </text:span><text:span text:style-name="T1">עושה</text:span><text:span text:style-name="T2"> </text:span><text:span text:style-name="T1">על</text:span><text:span text:style-name="T2"> </text:span><text:span text:style-name="T1">דעת</text:span><text:span text:style-name="T2"> </text:span><text:span text:style-name="T1">הוראתִי"; דמהו</text:span><text:span text:style-name="T2"> </text:span><text:span text:style-name="T1">דתימא</text:span><text:span text:style-name="T2"> </text:span><text:span text:style-name="T1">כיון</text:span><text:span text:style-name="T2"> </text:span><text:span text:style-name="T1">דאילו</text:span><text:span text:style-name="T2"> </text:span><text:span text:style-name="T1">מתידע</text:span><text:span text:style-name="T2"> </text:span><text:span text:style-name="T1">ליה</text:span><text:span text:style-name="T2"> </text:span><text:span text:style-name="T32">(</text:span><text:span text:style-name="T38">מאיזה</text:span><text:span text:style-name="T31"> </text:span><text:span text:style-name="T38">טעם</text:span><text:span text:style-name="T31"> </text:span><text:span text:style-name="T38">הורה</text:span><text:span text:style-name="T32">)</text:span><text:span text:style-name="T1"> שמא</text:span><text:span text:style-name="T2"> </text:span><text:span text:style-name="T1">הדר</text:span><text:span text:style-name="T2"> </text:span><text:span text:style-name="T1">ביה</text:span><text:span text:style-name="T2"> </text:span><text:span text:style-name="T32">(</text:span><text:span text:style-name="T38">שמא</text:span><text:span text:style-name="T31"> </text:span><text:span text:style-name="T38">היה</text:span><text:span text:style-name="T31"> </text:span><text:span text:style-name="T38">חוזר</text:span><text:span text:style-name="T31"> </text:span><text:span text:style-name="T38">בו</text:span><text:span text:style-name="T31"> </text:span><text:span text:style-name="T38">מאותו</text:span><text:span text:style-name="T31"> </text:span><text:span text:style-name="T38">טעם, וכי</text:span><text:span text:style-name="T31"> </text:span><text:span text:style-name="T38">שכח</text:span><text:span text:style-name="T31"> </text:span><text:span text:style-name="T38">ההוא</text:span><text:span text:style-name="T31"> </text:span><text:span text:style-name="T38">טעמא</text:span><text:span text:style-name="T31"> </text:span><text:span text:style-name="T38">ואף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כן</text:span><text:span text:style-name="T31"> </text:span><text:span text:style-name="T38">הוא</text:span><text:span text:style-name="T31"> </text:span><text:span text:style-name="T38">עושה, ותולה</text:span><text:span text:style-name="T31"> </text:span><text:span text:style-name="T38">בהוראתו</text:span><text:span text:style-name="T31"> </text:span><text:span text:style-name="T38">ראשונה</text:span><text:span text:style-name="T32">)</text:span><text:span text:style-name="T1"> - </text:span><text:span text:style-name="T32">(</text:span><text:span text:style-name="T38">אימא</text:span><text:span text:style-name="T32">)</text:span><text:span text:style-name="T1"> כמזיד</text:span><text:span text:style-name="T2"> </text:span><text:span text:style-name="T1">דמי, ולא</text:span><text:span text:style-name="T2"> </text:span><text:span text:style-name="T1">לחייב</text:span><text:span text:style-name="T2"> </text:span><text:span text:style-name="T32">(</text:span><text:span text:style-name="T38">קרבן</text:span><text:span text:style-name="T32">)</text:span><text:span text:style-name="T1">? 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82">[שזה</text:span><text:span text:style-name="T84"> </text:span><text:span text:style-name="T82">נחשב</text:span><text:span text:style-name="T84"> </text:span><text:span text:style-name="T82">שוגג]</text:span><text:span text:style-name="T1">.</text:span></text:p>
      <text:p text:style-name="P3"/>
      <text:p text:style-name="P4"><text:span text:style-name="T1">מזיד</text:span><text:span text:style-name="T2"> </text:span><text:span text:style-name="T1">ועשה</text:span><text:span text:style-name="T2"> </text:span><text:span text:style-name="T1">שוגג</text:span><text:span text:style-name="T2"> </text:span><text:span text:style-name="T1">כו': </text:span>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</text:span><text:span text:style-name="T2"> </text:span><text:span text:style-name="T18">[סיפרא</text:span><text:span text:style-name="T19"> </text:span><text:span text:style-name="T18">פרשת</text:span><text:span text:style-name="T19"> </text:span><text:span text:style-name="T18">ויקרא</text:span><text:span text:style-name="T19"> </text:span><text:span text:style-name="T18">דיבורא</text:span><text:span text:style-name="T19"> </text:span><text:span text:style-name="T18">דחטאות</text:span><text:span text:style-name="T19"> </text:span><text:span text:style-name="T18">פרק</text:span><text:span text:style-name="T19"> </text:span><text:span text:style-name="T18">ב</text:span><text:span text:style-name="T19"> </text:span><text:span text:style-name="T18">משנה</text:span><text:span text:style-name="T19"> </text:span><text:span text:style-name="T18">א]</text:span><text:span text:style-name="T1"> </text:span><text:span text:style-name="T18">(ויקרא</text:span><text:span text:style-name="T19"> </text:span><text:span text:style-name="T18">ד,ג)</text:span><text:span text:style-name="T1"> '</text:span><text:span text:style-name="T28">[אם</text:span><text:span text:style-name="T31"> </text:span><text:span text:style-name="T44">הכהן</text:span><text:span text:style-name="T43"> </text:span><text:span text:style-name="T44">המשיח</text:span><text:span text:style-name="T31"> </text:span><text:span text:style-name="T28">יחטא]</text:span><text:span text:style-name="T75"> לאשמת</text:span><text:span text:style-name="T74"> </text:span><text:span text:style-name="T75">העם</text:span><text:span text:style-name="T74"> </text:span><text:span text:style-name="T28">[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]</text:span><text:span text:style-name="T73"> - הרי</text:span><text:span text:style-name="T74"> </text:span><text:span text:style-name="T73">משיח</text:span><text:span text:style-name="T74"> </text:span><text:span text:style-name="T73">כצבור, שיכול</text:span><text:span text:style-name="T74"> </text:span><text:span text:style-name="T32">(</text:span><text:span text:style-name="T38">לגמור</text:span><text:span text:style-name="T31"> </text:span><text:span text:style-name="T38">מדין</text:span><text:span text:style-name="T31"> </text:span><text:span text:style-name="T38">קל</text:span><text:span text:style-name="T31"> </text:span><text:span text:style-name="T38">וחומר</text:span><text:span text:style-name="T31"> </text:span><text:span text:style-name="T38">שמשיח</text:span><text:span text:style-name="T31"> </text:span><text:span text:style-name="T38">כצבור, ולא</text:span><text:span text:style-name="T31"> </text:span><text:span text:style-name="T38">צריך</text:span><text:span text:style-name="T31"> </text:span><text:span text:style-name="T38">למכתב</text:span><text:span text:style-name="T31"> </text:span><text:span text:style-name="T38">'</text:span><text:span text:style-name="T28">לאשמת</text:span><text:span text:style-name="T31"> </text:span><text:span text:style-name="T28">העם</text:span><text:span text:style-name="T38">' 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אילו</text:span><text:span text:style-name="T31"> </text:span><text:span text:style-name="T38">לא</text:span><text:span text:style-name="T31"> </text:span><text:span text:style-name="T38">נאמר</text:span><text:span text:style-name="T31"> </text:span><text:span text:style-name="T38">'</text:span><text:span text:style-name="T28">לאשמת</text:span><text:span text:style-name="T31"> </text:span><text:span text:style-name="T28">העם</text:span><text:span text:style-name="T38">' - הייתי</text:span><text:span text:style-name="T31"> </text:span><text:span text:style-name="T38">למד</text:span><text:span text:style-name="T31"> </text:span><text:span text:style-name="T38">מן</text:span><text:span text:style-name="T31"> </text:span><text:span text:style-name="T38">הדין</text:span><text:span text:style-name="T32">)</text:span><text:span text:style-name="T51">:</text:span><text:span text:style-name="T73"> והלא</text:span><text:span text:style-name="T74"> </text:span><text:span text:style-name="T73">דין</text:span><text:span text:style-name="T74"> </text:span><text:span text:style-name="T73">הוא:</text:span></text:p>
      <text:p text:style-name="P3"/>
      <text:p text:style-name="P4"><text:span text:style-name="T1">(הוריות</text:span><text:span text:style-name="T2"> </text:span><text:span text:style-name="T1">ז,א)</text:span></text:p>
      <text:p text:style-name="P4"><text:span text:style-name="T73">צבור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</text:span><text:span text:style-name="T74"> </text:span><text:span text:style-name="T32">(</text:span><text:span text:style-name="T38">דיחיד</text:span><text:span text:style-name="T31"> </text:span><text:span text:style-name="T38">מ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וצבור</text:span><text:span text:style-name="T31"> </text:span><text:span text:style-name="T38">מביא</text:span><text:span text:style-name="T31"> </text:span><text:span text:style-name="T38">פר</text:span><text:span text:style-name="T32">)</text:span><text:span text:style-name="T73"> ומשיח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</text:span><text:span text:style-name="T74"> </text:span><text:span text:style-name="T82">[כהן</text:span><text:span text:style-name="T84"> </text:span><text:span text:style-name="T82">משיח</text:span><text:span text:style-name="T84"> </text:span><text:span text:style-name="T82">מביא</text:span><text:span text:style-name="T84"> </text:span><text:span text:style-name="T82">פר]</text:span><text:span text:style-name="T73">: מה</text:span><text:span text:style-name="T74"> </text:span><text:span text:style-name="T73">צבור</text:span><text:span text:style-name="T74"> </text:span><text:span text:style-name="T73">אין</text:span><text:span text:style-name="T74"> </text:span><text:span text:style-name="T73">חייבין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לא</text:span><text:span text:style-name="T74"> </text:span><text:span text:style-name="T73">יהא</text:span><text:span text:style-name="T74"> </text:span><text:span text:style-name="T73">חייב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!</text:span></text:p>
      <text:p text:style-name="P4"><text:span text:style-name="T73">או</text:span><text:span text:style-name="T74"> </text:span><text:span text:style-name="T73">כלך</text:span><text:span text:style-name="T74"> </text:span><text:span text:style-name="T73">לדרך</text:span><text:span text:style-name="T74"> </text:span><text:span text:style-name="T73">זו: נשיא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</text:span><text:span text:style-name="T74"> </text:span><text:span text:style-name="T32">(</text:span><text:span text:style-name="T38">דבכלל</text:span><text:span text:style-name="T31"> </text:span><text:span text:style-name="T38">'</text:span><text:span text:style-name="T28">אם</text:span><text:span text:style-name="T31"> </text:span><text:span text:style-name="T28">נפש</text:span><text:span text:style-name="T31"> </text:span><text:span text:style-name="T28">אחת</text:span><text:span text:style-name="T38">' </text:span><text:span text:style-name="T18">[ויקרא</text:span><text:span text:style-name="T19"> </text:span><text:span text:style-name="T18">ד,כז]</text:span><text:span text:style-name="T38"> הוא, ומוצא</text:span><text:span text:style-name="T31"> </text:span><text:span text:style-name="T38">מכללו, דיחיד</text:span><text:span text:style-name="T31"> </text:span><text:span text:style-name="T38">מ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ונשיא</text:span><text:span text:style-name="T31"> </text:span><text:span text:style-name="T38">מביא</text:span><text:span text:style-name="T31"> </text:span><text:span text:style-name="T38">שעיר</text:span><text:span text:style-name="T32">)</text:span><text:span text:style-name="T73">. ומשיח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: מה</text:span><text:span text:style-name="T74"> </text:span><text:span text:style-name="T73">נשיא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בלא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בלא</text:span><text:span text:style-name="T74"> </text:span><text:span text:style-name="T73">העלם</text:span><text:span text:style-name="T74"> </text:span><text:span text:style-name="T73">דבר?</text:span></text:p>
      <text:p text:style-name="P4"><text:span text:style-name="T73">נראה</text:span><text:span text:style-name="T74"> </text:span><text:span text:style-name="T73">למי</text:span><text:span text:style-name="T74"> </text:span><text:span text:style-name="T73">דומה: צבור</text:span><text:span text:style-name="T74"> </text:span><text:span text:style-name="T73">בפר</text:span><text:span text:style-name="T74"> </text:span><text:span text:style-name="T73">ואין</text:span><text:span text:style-name="T74"> </text:span><text:span text:style-name="T73">מביאין</text:span><text:span text:style-name="T74"> </text:span><text:span text:style-name="T73">אשם</text:span><text:span text:style-name="T74"> </text:span><text:span text:style-name="T73">תלוי</text:span><text:span text:style-name="T74"> </text:span><text:span text:style-name="T32">(</text:span><text:span text:style-name="T38">ואין</text:span><text:span text:style-name="T31"> </text:span><text:span text:style-name="T38">מביאין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כלל, כדאמר</text:span><text:span text:style-name="T31"> </text:span><text:span text:style-name="T38">לקמן: דכתיב</text:span><text:span text:style-name="T31"> </text:span><text:span text:style-name="T38">ביה</text:span><text:span text:style-name="T31"> </text:span><text:span text:style-name="T38">באשם</text:span><text:span text:style-name="T31"> </text:span><text:span text:style-name="T38">תלוי</text:span><text:span text:style-name="T31"> </text:span><text:span text:style-name="T18">[יקרא</text:span><text:span text:style-name="T19"> </text:span><text:span text:style-name="T18">ה,יז]</text:span><text:span text:style-name="T38"> '</text:span><text:span text:style-name="T28">ואם</text:span><text:span text:style-name="T31"> </text:span><text:span text:style-name="T28">נפש</text:span><text:span text:style-name="T31"> </text:span><text:span text:style-name="T28">כי</text:span><text:span text:style-name="T31"> </text:span><text:span text:style-name="T28">תחטא</text:span><text:span text:style-name="T31"> </text:span><text:span text:style-name="T38">וגו' </text:span><text:span text:style-name="T28">ולא</text:span><text:span text:style-name="T31"> </text:span><text:span text:style-name="T28">ידע</text:span><text:span text:style-name="T31"> </text:span><text:span text:style-name="T28">ואשם</text:span><text:span text:style-name="T38">, וכתיב</text:span><text:span text:style-name="T31"> </text:span><text:span text:style-name="T18">[פסוק</text:span><text:span text:style-name="T19"> </text:span><text:span text:style-name="T18">יח]</text:span><text:span text:style-name="T38"> '</text:span><text:span text:style-name="T28">וכפר</text:span><text:span text:style-name="T31"> </text:span><text:span text:style-name="T28">עליו</text:span><text:span text:style-name="T31"> </text:span><text:span text:style-name="T28">הכהן</text:span><text:span text:style-name="T31"> </text:span><text:span text:style-name="T28">על</text:span><text:span text:style-name="T31"> </text:span><text:span text:style-name="T28">שגגתו</text:span><text:span text:style-name="T31"> </text:span><text:span text:style-name="T28">אשר</text:span><text:span text:style-name="T31"> </text:span><text:span text:style-name="T28">שגג</text:span><text:span text:style-name="T31"> </text:span><text:span text:style-name="T28">והוא</text:span><text:span text:style-name="T31"> </text:span><text:span text:style-name="T28">לא</text:span><text:span text:style-name="T31"> </text:span><text:span text:style-name="T28">ידע</text:span><text:span text:style-name="T38">': מי</text:span><text:span text:style-name="T31"> </text:span><text:span text:style-name="T38">שחטאתו</text:span><text:span text:style-name="T31"> </text:span><text:span text:style-name="T38">ושגגתו</text:span><text:span text:style-name="T31"> </text:span><text:span text:style-name="T38">שוה</text:span><text:span text:style-name="T31"> </text:span><text:span text:style-name="T38">חייב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בלא</text:span><text:span text:style-name="T31"> </text:span><text:span text:style-name="T38">העלם</text:span><text:span text:style-name="T31"> </text:span><text:span text:style-name="T38">דבר, יצא</text:span><text:span text:style-name="T31"> </text:span><text:span text:style-name="T38">כהן</text:span><text:span text:style-name="T31"> </text:span><text:span text:style-name="T38">משיח</text:span><text:span text:style-name="T31"> </text:span><text:span text:style-name="T38">שחטא</text:span><text:span text:style-name="T31"> </text:span><text:span text:style-name="T38">בהעלם</text:span><text:span text:style-name="T31"> </text:span><text:span text:style-name="T38">דבר, וכל</text:span><text:span text:style-name="T31"> </text:span><text:span text:style-name="T38">שכן</text:span><text:span text:style-name="T31"> </text:span><text:span text:style-name="T38">צבור</text:span><text:span text:style-name="T31"> </text:span><text:span text:style-name="T38">דיצא</text:span><text:span text:style-name="T31"> </text:span><text:span text:style-name="T38">מאשם</text:span><text:span text:style-name="T31"> </text:span><text:span text:style-name="T38">תלוי, משום</text:span><text:span text:style-name="T31"> </text:span><text:span text:style-name="T38">ד'</text:span><text:span text:style-name="T28">העלם</text:span><text:span text:style-name="T31"> </text:span><text:span text:style-name="T28">דבר</text:span><text:span text:style-name="T38">' בהדיא</text:span><text:span text:style-name="T31"> </text:span><text:span text:style-name="T38">כתיב</text:span><text:span text:style-name="T31"> </text:span><text:span text:style-name="T38">בהו, ואין</text:span><text:span text:style-name="T31"> </text:span><text:span text:style-name="T38">חטאתו</text:span><text:span text:style-name="T31"> </text:span><text:span text:style-name="T38">ושגגתו</text:span><text:span text:style-name="T31"> </text:span><text:span text:style-name="T38">שוה, דבעינן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; ועוד: דצבור</text:span><text:span text:style-name="T31"> </text:span><text:span text:style-name="T38">אינו</text:span><text:span text:style-name="T31"> </text:span><text:span text:style-name="T38">בכלל</text:span><text:span text:style-name="T31"> </text:span><text:span text:style-name="T38">'נפש'</text:span><text:span text:style-name="T32">)</text:span><text:span text:style-name="T73">, ומשיח</text:span><text:span text:style-name="T74"> </text:span><text:span text:style-name="T73">בפר</text:span><text:span text:style-name="T74"> </text:span><text:span text:style-name="T73">ואין</text:span><text:span text:style-name="T74"> </text:span><text:span text:style-name="T73">מביא</text:span><text:span text:style-name="T74"> </text:span><text:span text:style-name="T73">אשם</text:span><text:span text:style-name="T74"> </text:span><text:span text:style-name="T73">תלוי; מה</text:span><text:span text:style-name="T74"> </text:span><text:span text:style-name="T73">צבור</text:span><text:span text:style-name="T74"> </text:span><text:span text:style-name="T73">אינו</text:span><text:span text:style-name="T74"> </text:span><text:span text:style-name="T73">חייב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לא</text:span><text:span text:style-name="T74"> </text:span><text:span text:style-name="T73">יהא</text:span><text:span text:style-name="T74"> </text:span><text:span text:style-name="T73">חייב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?</text:span></text:p>
      <text:p text:style-name="P4"><text:span text:style-name="T73">או</text:span><text:span text:style-name="T74"> </text:span><text:span text:style-name="T73">כלך</text:span><text:span text:style-name="T74"> </text:span><text:span text:style-name="T73">לדרך</text:span><text:span text:style-name="T74"> </text:span><text:span text:style-name="T73">זו: נשיא</text:span><text:span text:style-name="T74"> </text:span><text:span text:style-name="T73">מביא</text:span><text:span text:style-name="T74"> </text:span><text:span text:style-name="T73">שעירה</text:span><text:span text:style-name="T74"> </text:span><text:span text:style-name="T73">בעבודת</text:span><text:span text:style-name="T74"> </text:span><text:span text:style-name="T73">כוכבים</text:span><text:span text:style-name="T74"> </text:span><text:span text:style-name="T73">ומביא</text:span><text:span text:style-name="T74"> </text:span><text:span text:style-name="T73">אשם</text:span><text:span text:style-name="T74"> </text:span><text:span text:style-name="T73">ודאי, ומשיח</text:span><text:span text:style-name="T74"> </text:span><text:span text:style-name="T73">מביא</text:span><text:span text:style-name="T74"> </text:span><text:span text:style-name="T73">שעירה</text:span><text:span text:style-name="T74"> </text:span><text:span text:style-name="T73">בעבודת</text:span><text:span text:style-name="T74"> </text:span><text:span text:style-name="T73">כוכבים</text:span><text:span text:style-name="T74"> </text:span><text:span text:style-name="T73">ומביא</text:span><text:span text:style-name="T74"> </text:span><text:span text:style-name="T73">אשם</text:span><text:span text:style-name="T74"> </text:span><text:span text:style-name="T73">ודאי</text:span><text:span text:style-name="T74"> </text:span><text:span text:style-name="T32">(</text:span><text:span text:style-name="T38">נשיא</text:span><text:span text:style-name="T31"> </text:span><text:span text:style-name="T38">ומשיח</text:span><text:span text:style-name="T31"> </text:span><text:span text:style-name="T38">מביאין</text:span><text:span text:style-name="T31"> </text:span><text:span text:style-name="T38">שעירה</text:span><text:span text:style-name="T31"> </text:span><text:span text:style-name="T38">בעבודת</text:span><text:span text:style-name="T31"> </text:span><text:span text:style-name="T38">כוכבים, דכתיב</text:span><text:span text:style-name="T31"> </text:span><text:span text:style-name="T38">בפרשת</text:span><text:span text:style-name="T31"> </text:span><text:span text:style-name="T38">'שלח</text:span><text:span text:style-name="T31"> </text:span><text:span text:style-name="T38">לך</text:span><text:span text:style-name="T31"> </text:span><text:span text:style-name="T38">אנשים' בעבודת</text:span><text:span text:style-name="T31"> </text:span><text:span text:style-name="T38">כוכבים</text:span><text:span text:style-name="T31"> </text:span><text:span text:style-name="T18">[במדבר</text:span><text:span text:style-name="T19"> </text:span><text:span text:style-name="T18">טו,כז]</text:span><text:span text:style-name="T38"> '</text:span><text:span text:style-name="T28">ואם</text:span><text:span text:style-name="T31"> </text:span><text:span text:style-name="T28">נפש</text:span><text:span text:style-name="T38">' דאחד</text:span><text:span text:style-name="T31"> </text:span><text:span text:style-name="T38">יחיד</text:span><text:span text:style-name="T31"> </text:span><text:span text:style-name="T38">ואחד</text:span><text:span text:style-name="T31"> </text:span><text:span text:style-name="T38">נשיא</text:span><text:span text:style-name="T31"> </text:span><text:span text:style-name="T38">ואחד</text:span><text:span text:style-name="T31"> </text:span><text:span text:style-name="T38">משיח</text:span><text:span text:style-name="T31"> </text:span><text:span text:style-name="T38">במשמע; ומביא</text:span><text:span text:style-name="T31"> </text:span><text:span text:style-name="T38">אשם</text:span><text:span text:style-name="T31"> </text:span><text:span text:style-name="T38">ודאי</text:span><text:span text:style-name="T31"> </text:span><text:span text:style-name="T38">- בין</text:span><text:span text:style-name="T31"> </text:span><text:span text:style-name="T38">נשיא</text:span><text:span text:style-name="T31"> </text:span><text:span text:style-name="T38">ובין</text:span><text:span text:style-name="T31"> </text:span><text:span text:style-name="T38">משיח, דכתיב</text:span><text:span text:style-name="T31"> </text:span><text:span text:style-name="T38">באשם</text:span><text:span text:style-name="T31"> </text:span><text:span text:style-name="T38">גזילות</text:span><text:span text:style-name="T31"> </text:span><text:span text:style-name="T38">ובאשם</text:span><text:span text:style-name="T31"> </text:span><text:span text:style-name="T38">מעילות</text:span><text:span text:style-name="T31"> </text:span><text:span text:style-name="T38">'</text:span><text:span text:style-name="T28">נפש</text:span><text:span text:style-name="T38">' </text:span><text:span text:style-name="T18">[ויקרא</text:span><text:span text:style-name="T19"> </text:span><text:span text:style-name="T18">ה, כא</text:span><text:span text:style-name="T19"> – </text:span><text:span text:style-name="T18">אשם</text:span><text:span text:style-name="T19"> </text:span><text:span text:style-name="T18">גזילות; אשם</text:span><text:span text:style-name="T19"> </text:span><text:span text:style-name="T18">מעילות</text:span><text:span text:style-name="T19"> </text:span><text:span text:style-name="T18">בפסוק</text:span><text:span text:style-name="T19"> </text:span><text:span text:style-name="T18">טו]</text:span><text:span text:style-name="T38">, ומשיח</text:span><text:span text:style-name="T31"> </text:span><text:span text:style-name="T38">ונשיא</text:span><text:span text:style-name="T31"> </text:span><text:span text:style-name="T38">בכלל</text:span><text:span text:style-name="T31"> </text:span><text:span text:style-name="T38">'</text:span><text:span text:style-name="T28">נפש</text:span><text:span text:style-name="T38">' הן, וצבור</text:span><text:span text:style-name="T31"> </text:span><text:span text:style-name="T38">אין</text:span><text:span text:style-name="T31"> </text:span><text:span text:style-name="T38">מביאין</text:span><text:span text:style-name="T31"> </text:span><text:span text:style-name="T38">אשם</text:span><text:span text:style-name="T31"> </text:span><text:span text:style-name="T38">ודאי, דאינן</text:span><text:span text:style-name="T31"> </text:span><text:span text:style-name="T38">בכלל</text:span><text:span text:style-name="T31"> </text:span><text:span text:style-name="T38">'</text:span><text:span text:style-name="T28">נפש</text:span><text:span text:style-name="T38">' </text:span><text:span text:style-name="T18">[ויקרא</text:span><text:span text:style-name="T19"> </text:span><text:span text:style-name="T18">ה,יז]</text:span><text:span text:style-name="T38">; והא</text:span><text:span text:style-name="T31"> </text:span><text:span text:style-name="T38">דתנן</text:span><text:span text:style-name="T31"> </text:span><text:span text:style-name="T38">'</text:span><text:span text:style-name="T48">אין</text:span><text:span text:style-name="T49"> </text:span><text:span text:style-name="T48">חייבין</text:span><text:span text:style-name="T49"> </text:span><text:span text:style-name="T48">אלא</text:span><text:span text:style-name="T49"> </text:span><text:span text:style-name="T48">על</text:span><text:span text:style-name="T49"> </text:span><text:span text:style-name="T48">דבר</text:span><text:span text:style-name="T49"> </text:span><text:span text:style-name="T48">שזדונו</text:span><text:span text:style-name="T49"> </text:span><text:span text:style-name="T48">כרת</text:span><text:span text:style-name="T49"> </text:span><text:span text:style-name="T48">ושגגתו</text:span><text:span text:style-name="T49"> </text:span><text:span text:style-name="T48">חטאת</text:span><text:span text:style-name="T38">' וכן</text:span><text:span text:style-name="T31"> </text:span><text:span text:style-name="T38">המשיח</text:span><text:span text:style-name="T31"> </text:span><text:span text:style-name="T38">הכי</text:span><text:span text:style-name="T31"> </text:span><text:span text:style-name="T38">משמע: דב"ד</text:span><text:span text:style-name="T31"> </text:span><text:span text:style-name="T38">- הוא</text:span><text:span text:style-name="T31"> </text:span><text:span text:style-name="T38">דאינן</text:span><text:span text:style-name="T31"> </text:span><text:span text:style-name="T38">חייבין</text:span><text:span text:style-name="T31"> </text:span><text:span text:style-name="T38">כלל</text:span><text:span text:style-name="T31"> </text:span><text:span text:style-name="T38">עד</text:span><text:span text:style-name="T31"> </text:span><text:span text:style-name="T38">שיורו</text:span><text:span text:style-name="T31"> </text:span><text:span text:style-name="T38">בדבר</text:span><text:span text:style-name="T31"> </text:span><text:span text:style-name="T38">שחייבין</text:span><text:span text:style-name="T31"> </text:span><text:span text:style-name="T38">על</text:span><text:span text:style-name="T31"> </text:span><text:span text:style-name="T38">זדונו</text:span><text:span text:style-name="T31"> </text:span><text:span text:style-name="T38">כרת</text:span><text:span text:style-name="T31"> </text:span><text:span text:style-name="T38">ושגגתו</text:span><text:span text:style-name="T31"> </text:span><text:span text:style-name="T38">חטאת: שאם</text:span><text:span text:style-name="T31"> </text:span><text:span text:style-name="T38">הורו</text:span><text:span text:style-name="T31"> </text:span><text:span text:style-name="T38">בשחייבין</text:span><text:span text:style-name="T31"> </text:span><text:span text:style-name="T38">על</text:span><text:span text:style-name="T31"> </text:span><text:span text:style-name="T38">זדונו</text:span><text:span text:style-name="T31"> </text:span><text:span text:style-name="T38">כרת</text:span><text:span text:style-name="T31"> </text:span><text:span text:style-name="T38">ושגגתו</text:span><text:span text:style-name="T31"> </text:span><text:span text:style-name="T38">אשם</text:span><text:span text:style-name="T31"> </text:span><text:span text:style-name="T38">פטורין</text:span><text:span text:style-name="T31"> </text:span><text:span text:style-name="T38">לגמרי, ועוד: דבאשמות</text:span><text:span text:style-name="T31"> </text:span><text:span text:style-name="T38">אין</text:span><text:span text:style-name="T31"> </text:span><text:span text:style-name="T38">בהם</text:span><text:span text:style-name="T31"> </text:span><text:span text:style-name="T38">דין</text:span><text:span text:style-name="T31"> </text:span><text:span text:style-name="T38">שוגג, דעל</text:span><text:span text:style-name="T31"> </text:span><text:span text:style-name="T38">זדון</text:span><text:span text:style-name="T31"> </text:span><text:span text:style-name="T38">הוא</text:span><text:span text:style-name="T31"> </text:span><text:span text:style-name="T38">מביא</text:span><text:span text:style-name="T31"> </text:span><text:span text:style-name="T38">אשם, וכן</text:span><text:span text:style-name="T31"> </text:span><text:span text:style-name="T38">המשיח</text:span><text:span text:style-name="T31"> </text:span><text:span text:style-name="T38">אין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אלא</text:span><text:span text:style-name="T31"> </text:span><text:span text:style-name="T38">בדבר</text:span><text:span text:style-name="T31"> </text:span><text:span text:style-name="T38">שחייבין</text:span><text:span text:style-name="T31"> </text:span><text:span text:style-name="T38">על</text:span><text:span text:style-name="T31"> </text:span><text:span text:style-name="T38">זדונו</text:span><text:span text:style-name="T31"> </text:span><text:span text:style-name="T38">כרת</text:span><text:span text:style-name="T31"> </text:span><text:span text:style-name="T38">ועל</text:span><text:span text:style-name="T31"> </text:span><text:span text:style-name="T38">שגגתו</text:span><text:span text:style-name="T31"> </text:span><text:span text:style-name="T38">חטאת, אבל</text:span><text:span text:style-name="T31"> </text:span><text:span text:style-name="T38">במקום</text:span><text:span text:style-name="T31"> </text:span><text:span text:style-name="T38">אשם</text:span><text:span text:style-name="T31"> </text:span><text:span text:style-name="T38">ודאי</text:span><text:span text:style-name="T31"> </text:span><text:span text:style-name="T38">- חייב</text:span><text:span text:style-name="T31"> </text:span><text:span text:style-name="T38">אשם, לפי</text:span><text:span text:style-name="T31"> </text:span><text:span text:style-name="T38">שהוא</text:span><text:span text:style-name="T31"> </text:span><text:span text:style-name="T38">בכלל</text:span><text:span text:style-name="T31"> </text:span><text:span text:style-name="T38">'</text:span><text:span text:style-name="T28">נפש</text:span><text:span text:style-name="T38">', דלהכי</text:span><text:span text:style-name="T31"> </text:span><text:span text:style-name="T38">הושוה</text:span><text:span text:style-name="T31"> </text:span><text:span text:style-name="T38">לצבור: דאין</text:span><text:span text:style-name="T31"> </text:span><text:span text:style-name="T38">מביאין</text:span><text:span text:style-name="T31"> </text:span><text:span text:style-name="T38">פר</text:span><text:span text:style-name="T31"> </text:span><text:span text:style-name="T38">במקום</text:span><text:span text:style-name="T31"> </text:span><text:span text:style-name="T38">אשם</text:span><text:span text:style-name="T32">)</text:span><text:span text:style-name="T73">; מה</text:span><text:span text:style-name="T74"> </text:span><text:span text:style-name="T73">נשיא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? תלמוד</text:span><text:span text:style-name="T74"> </text:span><text:span text:style-name="T73">לומר: </text:span><text:span text:style-name="T18">[ויקרא</text:span><text:span text:style-name="T19"> </text:span><text:span text:style-name="T18">ד,ג]</text:span><text:span text:style-name="T1"> </text:span><text:span text:style-name="T28">[אם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יחטא]</text:span><text:span text:style-name="T75"> לאשמת</text:span><text:span text:style-name="T74"> </text:span><text:span text:style-name="T75">העם</text:span><text:span text:style-name="T74"> </text:span><text:span text:style-name="T28">[</text:span><text:span text:style-name="T44">והקריב</text:span><text:span text:style-name="T43"> </text:span><text:span text:style-name="T44">על</text:span><text:span text:style-name="T43"> </text:span><text:span text:style-name="T44">חטאתו</text:span><text:span text:style-name="T43"> </text:span><text:span text:style-name="T44">אשר</text:span><text:span text:style-name="T43"> </text:span><text:span text:style-name="T44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</text:span><text:span text:style-name="T32">]</text:span><text:span text:style-name="T73"> הרי</text:span><text:span text:style-name="T74"> </text:span><text:span text:style-name="T73">הוא</text:span><text:span text:style-name="T74"> </text:span><text:span text:style-name="T73">משיח</text:span><text:span text:style-name="T74"> </text:span><text:span text:style-name="T73">כצבור: מה</text:span><text:span text:style-name="T74"> </text:span><text:span text:style-name="T73">צבור</text:span><text:span text:style-name="T74"> </text:span><text:span text:style-name="T73">אינו</text:span><text:span text:style-name="T74"> </text:span><text:span text:style-name="T73">מביא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משיח</text:span><text:span text:style-name="T74"> </text:span><text:span text:style-name="T73">אינו</text:span><text:span text:style-name="T74"> </text:span><text:span text:style-name="T73">מביא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1">';</text:span></text:p>
      <text:p text:style-name="P4"><text:span text:style-name="T1">אימא</text:span><text:span text:style-name="T2"> </text:span><text:span text:style-name="T1">'מה</text:span><text:span text:style-name="T2"> </text:span><text:span text:style-name="T1">צבור</text:span><text:span text:style-name="T2"> </text:span><text:span text:style-name="T1">הורה</text:span><text:span text:style-name="T2"> </text:span><text:span text:style-name="T1">ועשו</text:span><text:span text:style-name="T2"> </text:span><text:span text:style-name="T1">אחריו</text:span><text:span text:style-name="T2"> </text:span><text:span text:style-name="T1">בהוראתו</text:span><text:span text:style-name="T2"> </text:span><text:span text:style-name="T1">חייבין</text:span><text:span text:style-name="T2"> </text:span><text:span text:style-name="T1">- אף</text:span><text:span text:style-name="T2"> </text:span><text:span text:style-name="T1">משיח</text:span><text:span text:style-name="T2"> </text:span><text:span text:style-name="T1">כשהורה</text:span><text:span text:style-name="T2"> </text:span><text:span text:style-name="T1">ועשו</text:span><text:span text:style-name="T2"> </text:span><text:span text:style-name="T1">אחריו</text:span><text:span text:style-name="T2"> </text:span><text:span text:style-name="T1">בהוראתו</text:span><text:span text:style-name="T2"> </text:span><text:span text:style-name="T1">יהא</text:span><text:span text:style-name="T2"> </text:span><text:span text:style-name="T1">חייב'? תלמוד</text:span><text:span text:style-name="T2"> </text:span><text:span text:style-name="T1">לומר</text:span><text:span text:style-name="T2"> </text:span><text:span text:style-name="T18">[שם]</text:span><text:span text:style-name="T1">: '</text:span><text:span text:style-name="T59">והקריב</text:span><text:span text:style-name="T2"> </text:span><text:span text:style-name="T59">על</text:span><text:span text:style-name="T2"> </text:span><text:span text:style-name="T59">חטאתו</text:span><text:span text:style-name="T2"> </text:span><text:span text:style-name="T59">אשר</text:span><text:span text:style-name="T2"> </text:span><text:span text:style-name="T59">חטא</text:span><text:span text:style-name="T1">': על</text:span><text:span text:style-name="T2"> </text:span><text:span text:style-name="T1">מה</text:span><text:span text:style-name="T2"> </text:span><text:span text:style-name="T1">שחטא</text:span><text:span text:style-name="T2"> </text:span><text:span text:style-name="T1">הוא</text:span><text:span text:style-name="T2"> </text:span><text:span text:style-name="T1">מביא, ואין</text:span><text:span text:style-name="T2"> </text:span><text:span text:style-name="T1">מביא</text:span><text:span text:style-name="T2"> </text:span><text:span text:style-name="T1">על</text:span><text:span text:style-name="T2"> </text:span><text:span text:style-name="T1">מה</text:span><text:span text:style-name="T2"> </text:span><text:span text:style-name="T1">שחטאו</text:span><text:span text:style-name="T2"> </text:span><text:span text:style-name="T1">אחרים. </text:span></text:p>
      <text:p text:style-name="P11"/>
      <text:p text:style-name="P13"><text:s/></text:p>
      <text:p text:style-name="P4"><text:span text:style-name="T1">אמר</text:span><text:span text:style-name="T2"> </text:span><text:span text:style-name="T1">מר: '</text:span><text:span text:style-name="T73">משיח</text:span><text:span text:style-name="T74"> </text:span><text:span text:style-name="T73">בפר</text:span><text:span text:style-name="T74"> </text:span><text:span text:style-name="T73">ואין</text:span><text:span text:style-name="T74"> </text:span><text:span text:style-name="T73">מביא</text:span><text:span text:style-name="T74"> </text:span><text:span text:style-name="T73">אשם</text:span><text:span text:style-name="T74"> </text:span><text:span text:style-name="T73">תלוי</text:span><text:span text:style-name="T1">' - מנא</text:span><text:span text:style-name="T2"> </text:span><text:span text:style-name="T1">ליה</text:span><text:span text:style-name="T2"> </text:span><text:span text:style-name="T1">דאין</text:span><text:span text:style-name="T2"> </text:span><text:span text:style-name="T1">מביא</text:span><text:span text:style-name="T2"> </text:span><text:span text:style-name="T1">אשם</text:span><text:span text:style-name="T2"> </text:span><text:span text:style-name="T1">תלוי?</text:span><text:span text:style-name="T38"> </text:span></text:p>
      <text:p text:style-name="P4"><text:span text:style-name="T1">דכתיב</text:span><text:span text:style-name="T2"> </text:span><text:span text:style-name="T32">(</text:span><text:span text:style-name="T38">באשם</text:span><text:span text:style-name="T31"> </text:span><text:span text:style-name="T38">תלוי</text:span><text:span text:style-name="T32">)</text:span><text:span text:style-name="T1">: </text:span><text:span text:style-name="T18">(ויקרא</text:span><text:span text:style-name="T19"> </text:span><text:span text:style-name="T18">ה,יח)</text:span><text:span text:style-name="T1"> </text:span><text:span text:style-name="T28">[והביא</text:span><text:span text:style-name="T31"> </text:span><text:span text:style-name="T28">איל</text:span><text:span text:style-name="T31"> </text:span><text:span text:style-name="T28">תמים</text:span><text:span text:style-name="T31"> </text:span><text:span text:style-name="T28">מן</text:span><text:span text:style-name="T31"> </text:span><text:span text:style-name="T28">הצאן</text:span><text:span text:style-name="T31"> </text:span><text:span text:style-name="T28">בערכך</text:span><text:span text:style-name="T31"> </text:span><text:span text:style-name="T28">לאשם</text:span><text:span text:style-name="T31"> </text:span><text:span text:style-name="T28">אל</text:span><text:span text:style-name="T31"> </text:span><text:span text:style-name="T28">הכהן]</text:span><text:span text:style-name="T59"> וכפר</text:span><text:span text:style-name="T2"> </text:span><text:span text:style-name="T59">עליו</text:span><text:span text:style-name="T2"> </text:span><text:span text:style-name="T59">הכהן</text:span><text:span text:style-name="T2"> </text:span><text:span text:style-name="T59">על</text:span><text:span text:style-name="T2"> </text:span><text:span text:style-name="T59">שגגתו</text:span><text:span text:style-name="T2"> </text:span><text:span text:style-name="T59">אשר</text:span><text:span text:style-name="T2"> </text:span><text:span text:style-name="T59">שגג</text:span><text:span text:style-name="T2"> </text:span><text:span text:style-name="T28">[והוא</text:span><text:span text:style-name="T31"> </text:span><text:span text:style-name="T28">לא</text:span><text:span text:style-name="T31"> </text:span><text:span text:style-name="T28">ידע</text:span><text:span text:style-name="T31"> </text:span><text:span text:style-name="T28">ונסלח</text:span><text:span text:style-name="T31"> </text:span><text:span text:style-name="T28">לו]</text:span><text:span text:style-name="T1">: מי</text:span><text:span text:style-name="T2"> </text:span><text:span text:style-name="T1">שחטאתו</text:span><text:span text:style-name="T2"> </text:span><text:span text:style-name="T1">ושגגתו</text:span><text:span text:style-name="T2"> </text:span><text:span text:style-name="T1">שוה</text:span><text:span text:style-name="T2"> </text:span><text:span text:style-name="T32">(</text:span><text:span text:style-name="T38">דאינו</text:span><text:span text:style-name="T31"> </text:span><text:span text:style-name="T38">חייב</text:span><text:span text:style-name="T31"> </text:span><text:span text:style-name="T38">עד</text:span><text:span text:style-name="T31"> </text:span><text:span text:style-name="T38">דהוי</text:span><text:span text:style-name="T31"> </text:span><text:span text:style-name="T38">הכל</text:span><text:span text:style-name="T31"> </text:span><text:span text:style-name="T38">בשגגת</text:span><text:span text:style-name="T31"> </text:span><text:span text:style-name="T38">מעשה, דהיינו</text:span><text:span text:style-name="T31"> </text:span><text:span text:style-name="T38">יחיד</text:span><text:span text:style-name="T32">)</text:span><text:span text:style-name="T1">; יצא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שגגתו</text:span><text:span text:style-name="T2"> </text:span><text:span text:style-name="T1">וחטאתו</text:span><text:span text:style-name="T2"> </text:span><text:span text:style-name="T1">שוה</text:span><text:span text:style-name="T2"> </text:span><text:span text:style-name="T32">(</text:span><text:span text:style-name="T38">דאינו</text:span><text:span text:style-name="T31"> </text:span><text:span text:style-name="T38">חייב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</text:span><text:span text:style-name="T32">)</text:span><text:span text:style-name="T1"> דכתיב</text:span><text:span text:style-name="T2"> </text:span><text:span text:style-name="T18">[ויקרא</text:span><text:span text:style-name="T19"> </text:span><text:span text:style-name="T18">ד,ג]</text:span><text:span text:style-name="T1"> </text:span><text:span text:style-name="T28">[אם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יחטא]</text:span><text:span text:style-name="T59"> לאשמת</text:span><text:span text:style-name="T2"> </text:span><text:span text:style-name="T59">העם</text:span><text:span text:style-name="T2"> </text:span><text:span text:style-name="T28">[</text:span><text:span text:style-name="T44">והקריב</text:span><text:span text:style-name="T43"> </text:span><text:span text:style-name="T44">על</text:span><text:span text:style-name="T43"> </text:span><text:span text:style-name="T44">חטאתו</text:span><text:span text:style-name="T43"> </text:span><text:span text:style-name="T44">אשר</text:span><text:span text:style-name="T43"> </text:span><text:span text:style-name="T44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</text:span><text:span text:style-name="T32">]</text:span><text:span text:style-name="T1">: הרי</text:span><text:span text:style-name="T2"> </text:span><text:span text:style-name="T1">הוא</text:span><text:span text:style-name="T2"> </text:span><text:span text:style-name="T1">משיח</text:span><text:span text:style-name="T2"> </text:span><text:span text:style-name="T1">כצבור!</text:span></text:p>
      <text:p text:style-name="P4"><text:span text:style-name="T1">'לאשמת</text:span><text:span text:style-name="T2"> </text:span><text:span text:style-name="T1">העם' עד</text:span><text:span text:style-name="T2"> </text:span><text:span text:style-name="T1">כאן</text:span><text:span text:style-name="T2"> </text:span><text:span text:style-name="T1">לא</text:span><text:span text:style-name="T2"> </text:span><text:span text:style-name="T1">קאמר</text:span><text:span text:style-name="T2"> </text:span><text:span text:style-name="T1">ליה</text:span><text:span text:style-name="T2"> </text:span><text:span text:style-name="T32">(</text:span><text:span text:style-name="T38">כלומר: מ'</text:span><text:span text:style-name="T28">לאשמת</text:span><text:span text:style-name="T31"> </text:span><text:span text:style-name="T28">העם</text:span><text:span text:style-name="T38">' קאמר</text:span><text:span text:style-name="T31"> </text:span><text:span text:style-name="T38">דנפקא</text:span><text:span text:style-name="T31"> </text:span><text:span text:style-name="T38">ליה</text:span><text:span text:style-name="T31"> </text:span><text:span text:style-name="T38">דאין</text:span><text:span text:style-name="T31"> </text:span><text:span text:style-name="T38">חטאתו</text:span><text:span text:style-name="T31"> </text:span><text:span text:style-name="T38">ושגגתו</text:span><text:span text:style-name="T31"> </text:span><text:span text:style-name="T38">שוה, דמשיח</text:span><text:span text:style-name="T31"> </text:span><text:span text:style-name="T38">כצבור; והא</text:span><text:span text:style-name="T31"> </text:span><text:span text:style-name="T38">אכתי</text:span><text:span text:style-name="T31"> </text:span><text:span text:style-name="T38">לא</text:span><text:span text:style-name="T31"> </text:span><text:span text:style-name="T38">קמה</text:span><text:span text:style-name="T31"> </text:span><text:span text:style-name="T38">ליה</text:span><text:span text:style-name="T31"> </text:span><text:span text:style-name="T38">היקש</text:span><text:span text:style-name="T31"> </text:span><text:span text:style-name="T38">ד'</text:span><text:span text:style-name="T28">לאשמת</text:span><text:span text:style-name="T31"> </text:span><text:span text:style-name="T28">העם</text:span><text:span text:style-name="T38">': דעדיין</text:span><text:span text:style-name="T31"> </text:span><text:span text:style-name="T38">לא</text:span><text:span text:style-name="T31"> </text:span><text:span text:style-name="T38">הועמד</text:span><text:span text:style-name="T31"> </text:span><text:span text:style-name="T38">לאשמת</text:span><text:span text:style-name="T31"> </text:span><text:span text:style-name="T38">העם</text:span><text:span text:style-name="T31"> </text:span><text:span text:style-name="T38">במקומו: דהא</text:span><text:span text:style-name="T31"> </text:span><text:span text:style-name="T38">קאמר</text:span><text:span text:style-name="T31"> </text:span><text:span text:style-name="T38">'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אילו</text:span><text:span text:style-name="T31"> </text:span><text:span text:style-name="T38">לא</text:span><text:span text:style-name="T31"> </text:span><text:span text:style-name="T38">נאמר</text:span><text:span text:style-name="T31"> </text:span><text:span text:style-name="T38">'לאשמת</text:span><text:span text:style-name="T31"> </text:span><text:span text:style-name="T38">העם' - יכולני</text:span><text:span text:style-name="T31"> </text:span><text:span text:style-name="T38">ללמוד</text:span><text:span text:style-name="T31"> </text:span><text:span text:style-name="T38">מן</text:span><text:span text:style-name="T31"> </text:span><text:span text:style-name="T38">הדין</text:span><text:span text:style-name="T31"> </text:span><text:span text:style-name="T38">דמשיח</text:span><text:span text:style-name="T31"> </text:span><text:span text:style-name="T38">צריך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</text:span><text:span text:style-name="T31"> </text:span><text:span text:style-name="T38">כצבור, וקאמר</text:span><text:span text:style-name="T31"> </text:span><text:span text:style-name="T38">'נראה</text:span><text:span text:style-name="T31"> </text:span><text:span text:style-name="T38">למי</text:span><text:span text:style-name="T31"> </text:span><text:span text:style-name="T38">דומה: צבור</text:span><text:span text:style-name="T31"> </text:span><text:span text:style-name="T38">בפר</text:span><text:span text:style-name="T31"> </text:span><text:span text:style-name="T38">ואין</text:span><text:span text:style-name="T31"> </text:span><text:span text:style-name="T38">מביאין</text:span><text:span text:style-name="T31"> </text:span><text:span text:style-name="T38">אשם</text:span><text:span text:style-name="T31"> </text:span><text:span text:style-name="T38">תלוי, ומשיח</text:span><text:span text:style-name="T31"> </text:span><text:span text:style-name="T38">בפר</text:span><text:span text:style-name="T31"> </text:span><text:span text:style-name="T38">ואין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': בענין</text:span><text:span text:style-name="T31"> </text:span><text:span text:style-name="T38">זה</text:span><text:span text:style-name="T31"> </text:span><text:span text:style-name="T38">הוא</text:span><text:span text:style-name="T31"> </text:span><text:span text:style-name="T38">דומה</text:span><text:span text:style-name="T31"> </text:span><text:span text:style-name="T38">משיח</text:span><text:span text:style-name="T31"> </text:span><text:span text:style-name="T38">לצבור</text:span><text:span text:style-name="T31"> </text:span><text:span text:style-name="T38">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אילו</text:span><text:span text:style-name="T31"> </text:span><text:span text:style-name="T38">לא</text:span><text:span text:style-name="T31"> </text:span><text:span text:style-name="T38">נאמר</text:span><text:span text:style-name="T31"> </text:span><text:span text:style-name="T38">'לאשמת</text:span><text:span text:style-name="T31"> </text:span><text:span text:style-name="T38">העם', והכא</text:span><text:span text:style-name="T31"> </text:span><text:span text:style-name="T38">קאמר</text:span><text:span text:style-name="T31"> </text:span><text:span text:style-name="T38">דמ'לאשמת</text:span><text:span text:style-name="T31"> </text:span><text:span text:style-name="T38">העם' נפקא</text:span><text:span text:style-name="T31"> </text:span><text:span text:style-name="T38">ליה</text:span><text:span text:style-name="T31"> </text:span><text:span text:style-name="T38">דמשיח</text:span><text:span text:style-name="T31"> </text:span><text:span text:style-name="T38">אין</text:span><text:span text:style-name="T31"> </text:span><text:span text:style-name="T38">חטאתו</text:span><text:span text:style-name="T31"> </text:span><text:span text:style-name="T38">ושגגתו</text:span><text:span text:style-name="T31"> </text:span><text:span text:style-name="T38">שוה: דאין</text:span><text:span text:style-name="T31"> </text:span><text:span text:style-name="T38">מביאין</text:span><text:span text:style-name="T31"> </text:span><text:span text:style-name="T38">אשם</text:span><text:span text:style-name="T31"> </text:span><text:span text:style-name="T38">תלוי, והלא</text:span><text:span text:style-name="T31"> </text:span><text:span text:style-name="T38">בלא</text:span><text:span text:style-name="T31"> </text:span><text:span text:style-name="T38">'אשמת</text:span><text:span text:style-name="T31"> </text:span><text:span text:style-name="T38">העם' הוא</text:span><text:span text:style-name="T31"> </text:span><text:span text:style-name="T38">דן</text:span><text:span text:style-name="T31"> </text:span><text:span text:style-name="T38">ולמד</text:span><text:span text:style-name="T32">)</text:span><text:span text:style-name="T1">!</text:span><text:span text:style-name="T38"> </text:span></text:p>
      <text:p text:style-name="P4"><text:span text:style-name="T1">אלא</text:span><text:span text:style-name="T2"> </text:span><text:span text:style-name="T1">'אשם' - כדי</text:span><text:span text:style-name="T2"> </text:span><text:span text:style-name="T1">נסבה</text:span><text:span text:style-name="T2"> </text:span><text:span text:style-name="T32">(</text:span><text:span text:style-name="T38">אלא</text:span><text:span text:style-name="T31"> </text:span><text:span text:style-name="T38">עיקר</text:span><text:span text:style-name="T31"> </text:span><text:span text:style-name="T38">הדין</text:span><text:span text:style-name="T31"> </text:span><text:span text:style-name="T38">שהוא</text:span><text:span text:style-name="T31"> </text:span><text:span text:style-name="T38">דן</text:span><text:span text:style-name="T31"> </text:span><text:span text:style-name="T38">- כך</text:span><text:span text:style-name="T31"> </text:span><text:span text:style-name="T38">הוא: צבור</text:span><text:span text:style-name="T31"> </text:span><text:span text:style-name="T38">בפר, משיח</text:span><text:span text:style-name="T31"> </text:span><text:span text:style-name="T38">בפר: מה</text:span><text:span text:style-name="T31"> </text:span><text:span text:style-name="T38">צבור</text:span><text:span text:style-name="T31"> </text:span><text:span text:style-name="T38">אינו</text:span><text:span text:style-name="T31"> </text:span><text:span text:style-name="T38">חייב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</text:span><text:span text:style-name="T31"> </text:span><text:span text:style-name="T38">- אף</text:span><text:span text:style-name="T31"> </text:span><text:span text:style-name="T38">משיח</text:span><text:span text:style-name="T31"> </text:span><text:span text:style-name="T38">לא</text:span><text:span text:style-name="T31"> </text:span><text:span text:style-name="T38">יהא</text:span><text:span text:style-name="T31"> </text:span><text:span text:style-name="T38">חייב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ושגגת</text:span><text:span text:style-name="T31"> </text:span><text:span text:style-name="T38">מעשה</text:span><text:span text:style-name="T32">)</text:span><text:span text:style-name="T1">.</text:span></text:p>
      <text:p text:style-name="P3"/>
      <text:p text:style-name="P3"/>
      <text:p text:style-name="P3">משנה:</text:p>
      <text:p text:style-name="P4"><text:span text:style-name="T1">הורה</text:span><text:span text:style-name="T2"> </text:span><text:span text:style-name="T32">(</text:span><text:span text:style-name="T38">כהן</text:span><text:span text:style-name="T31"> </text:span><text:span text:style-name="T38">משיח</text:span><text:span text:style-name="T32">)</text:span><text:span text:style-name="T1"> בפני</text:span><text:span text:style-name="T2"> </text:span><text:span text:style-name="T1">עצמו</text:span><text:span text:style-name="T2"> </text:span><text:span text:style-name="T32">(</text:span><text:span text:style-name="T38">כגון</text:span><text:span text:style-name="T31"> </text:span><text:span text:style-name="T38">דמורו</text:span><text:span text:style-name="T31"> </text:span><text:span text:style-name="T38">בתרי</text:span><text:span text:style-name="T31"> </text:span><text:span text:style-name="T38">איסורי: בית</text:span><text:span text:style-name="T31"> </text:span><text:span text:style-name="T38">דין</text:span><text:span text:style-name="T31"> </text:span><text:span text:style-name="T38">בחלב</text:span><text:span text:style-name="T31"> </text:span><text:span text:style-name="T38">והוא</text:span><text:span text:style-name="T31"> </text:span><text:span text:style-name="T38">בעבודת</text:span><text:span text:style-name="T31"> </text:span><text:span text:style-name="T38">כוכבים</text:span><text:span text:style-name="T32">)</text:span><text:span text:style-name="T1"> ועשה</text:span><text:span text:style-name="T2"> </text:span><text:span text:style-name="T1">בפני</text:span><text:span text:style-name="T2"> </text:span><text:span text:style-name="T1">עצמו</text:span><text:span text:style-name="T2"> </text:span><text:span text:style-name="T1">- מתכפר</text:span><text:span text:style-name="T2"> </text:span><text:span text:style-name="T1">לו</text:span><text:span text:style-name="T2"> </text:span><text:span text:style-name="T1">בפני</text:span><text:span text:style-name="T2"> </text:span><text:span text:style-name="T1">עצמו</text:span><text:span text:style-name="T2"> </text:span><text:span text:style-name="T32">(</text:span><text:span text:style-name="T38">דמביא</text:span><text:span text:style-name="T31"> </text:span><text:span text:style-name="T38">פר</text:span><text:span text:style-name="T31"> </text:span><text:span text:style-name="T38">בפני</text:span><text:span text:style-name="T31"> </text:span><text:span text:style-name="T38">עצמו, דאי</text:span><text:span text:style-name="T31"> </text:span><text:span text:style-name="T38">הורה</text:span><text:span text:style-name="T31"> </text:span><text:span text:style-name="T38">הוא</text:span><text:span text:style-name="T31"> </text:span><text:span text:style-name="T38">בפני</text:span><text:span text:style-name="T31"> </text:span><text:span text:style-name="T38">עצמו</text:span><text:span text:style-name="T31"> </text:span><text:span text:style-name="T38">ולא</text:span><text:span text:style-name="T31"> </text:span><text:span text:style-name="T38">הורו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כלל</text:span><text:span text:style-name="T31"> </text:span><text:span text:style-name="T38">- לא</text:span><text:span text:style-name="T31"> </text:span><text:span text:style-name="T38">איצטריך</text:span><text:span text:style-name="T31"> </text:span><text:span text:style-name="T38">למיתני</text:span><text:span text:style-name="T31"> </text:span><text:span text:style-name="T38">דחייב</text:span><text:span text:style-name="T31"> </text:span><text:span text:style-name="T38">להביא</text:span><text:span text:style-name="T31"> </text:span><text:span text:style-name="T38">פר, דמקרא</text:span><text:span text:style-name="T31"> </text:span><text:span text:style-name="T38">מלא</text:span><text:span text:style-name="T31"> </text:span><text:span text:style-name="T38">הוא! אלא</text:span><text:span text:style-name="T31"> </text:span><text:span text:style-name="T38">כי</text:span><text:span text:style-name="T31"> </text:span><text:span text:style-name="T38">איצטריך</text:span><text:span text:style-name="T31"> </text:span><text:span text:style-name="T38">למיתני</text:span><text:span text:style-name="T31"> </text:span><text:span text:style-name="T38">- כגון</text:span><text:span text:style-name="T31"> </text:span><text:span text:style-name="T38">שהורו</text:span><text:span text:style-name="T31"> </text:span><text:span text:style-name="T38">בשני</text:span><text:span text:style-name="T31"> </text:span><text:span text:style-name="T38">איסורים</text:span><text:span text:style-name="T32">)</text:span><text:span text:style-name="T1">;</text:span></text:p>
      <text:p text:style-name="P4"><text:span text:style-name="T1">הורה</text:span><text:span text:style-name="T2"> </text:span><text:span text:style-name="T1">עם</text:span><text:span text:style-name="T2"> </text:span><text:span text:style-name="T1">הצבור</text:span><text:span text:style-name="T2"> </text:span><text:span text:style-name="T32">(</text:span><text:span text:style-name="T38">בית</text:span><text:span text:style-name="T31"> </text:span><text:span text:style-name="T38">דין, כגון</text:span><text:span text:style-name="T31"> </text:span><text:span text:style-name="T38">דהורו</text:span><text:span text:style-name="T31"> </text:span><text:span text:style-name="T38">בחדא</text:span><text:span text:style-name="T31"> </text:span><text:span text:style-name="T38">איסור: הוא</text:span><text:span text:style-name="T31"> </text:span><text:span text:style-name="T38">בחלב</text:span><text:span text:style-name="T31"> </text:span><text:span text:style-name="T38">והן</text:span><text:span text:style-name="T31"> </text:span><text:span text:style-name="T38">בחלב</text:span><text:span text:style-name="T32">)</text:span><text:span text:style-name="T1"> ועשה</text:span><text:span text:style-name="T2"> </text:span><text:span text:style-name="T1">עם</text:span><text:span text:style-name="T2"> </text:span><text:span text:style-name="T1">הצבור</text:span><text:span text:style-name="T2"> </text:span><text:span text:style-name="T1">- מתכפר</text:span><text:span text:style-name="T2"> </text:span><text:span text:style-name="T1">לו</text:span><text:span text:style-name="T2"> </text:span><text:span text:style-name="T1">עם</text:span><text:span text:style-name="T2"> </text:span><text:span text:style-name="T1">הצבור</text:span><text:span text:style-name="T2"> </text:span><text:span text:style-name="T32">(</text:span><text:span text:style-name="T38">שהוא</text:span><text:span text:style-name="T31"> </text:span><text:span text:style-name="T38">מתכפר</text:span><text:span text:style-name="T31"> </text:span><text:span text:style-name="T38">בשל</text:span><text:span text:style-name="T31"> </text:span><text:span text:style-name="T38">בית</text:span><text:span text:style-name="T31"> </text:span><text:span text:style-name="T38">דין</text:span><text:span text:style-name="T32">)</text:span><text:span text:style-name="T1">;</text:span></text:p>
      <text:p text:style-name="P4"><text:span text:style-name="T32">(</text:span><text:span text:style-name="T38">ומפני</text:span><text:span text:style-name="T31"> </text:span><text:span text:style-name="T38">מה</text:span><text:span text:style-name="T31"> </text:span><text:span text:style-name="T38">מתכפר</text:span><text:span text:style-name="T31"> </text:span><text:span text:style-name="T38">בשל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כי</text:span><text:span text:style-name="T31"> </text:span><text:span text:style-name="T38">הורה</text:span><text:span text:style-name="T31"> </text:span><text:span text:style-name="T38">עם</text:span><text:span text:style-name="T31"> </text:span><text:span text:style-name="T38">הצבור? - לפי</text:span><text:span text:style-name="T31"> </text:span><text:span text:style-name="T38">שבדברים</text:span><text:span text:style-name="T31"> </text:span><text:span text:style-name="T38">הרבה</text:span><text:span text:style-name="T31"> </text:span><text:span text:style-name="T38">שוה</text:span><text:span text:style-name="T31"> </text:span><text:span text:style-name="T38">משיח</text:span><text:span text:style-name="T31"> </text:span><text:span text:style-name="T38">לבית</text:span><text:span text:style-name="T31"> </text:span><text:span text:style-name="T38">דין:</text:span><text:span text:style-name="T32">)</text:span><text:span text:style-name="T1"> שאין</text:span><text:span text:style-name="T2"> </text:span><text:span text:style-name="T1">ב"ד</text:span><text:span text:style-name="T2"> </text:span><text:span text:style-name="T1">חייבין</text:span><text:span text:style-name="T2"> </text:span><text:span text:style-name="T32">(</text:span><text:span text:style-name="T38">קרבן</text:span><text:span text:style-name="T32">)</text:span><text:span text:style-name="T1"> עד</text:span><text:span text:style-name="T2"> </text:span><text:span text:style-name="T1">שי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, וכן</text:span><text:span text:style-name="T2"> </text:span><text:span text:style-name="T1">המשיח, 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32">(</text:span><text:span text:style-name="T38">אין</text:span><text:span text:style-name="T31"> </text:span><text:span text:style-name="T38">חייבין</text:span><text:span text:style-name="T31"> </text:span><text:span text:style-name="T38">קרבן</text:span><text:span text:style-name="T32">)</text:span><text:span text:style-name="T1"> - עד</text:span><text:span text:style-name="T2"> </text:span><text:span text:style-name="T1">שי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</text:span><text:span text:style-name="T2"> </text:span><text:span text:style-name="T32">(</text:span><text:span text:style-name="T38">והואיל</text:span><text:span text:style-name="T31"> </text:span><text:span text:style-name="T38">והושוה</text:span><text:span text:style-name="T31"> </text:span><text:span text:style-name="T38">משיח</text:span><text:span text:style-name="T31"> </text:span><text:span text:style-name="T38">לבית</text:span><text:span text:style-name="T31"> </text:span><text:span text:style-name="T38">דין</text:span><text:span text:style-name="T31"> </text:span><text:span text:style-name="T38">- הלכך</text:span><text:span text:style-name="T31"> </text:span><text:span text:style-name="T38">כי</text:span><text:span text:style-name="T31"> </text:span><text:span text:style-name="T38">הורה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ועשה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- מתכפר</text:span><text:span text:style-name="T31"> </text:span><text:span text:style-name="T38">עם</text:span><text:span text:style-name="T31"> </text:span><text:span text:style-name="T38">הצבור; והא</text:span><text:span text:style-name="T31"> </text:span><text:span text:style-name="T38">דקתני</text:span><text:span text:style-name="T31"> </text:span><text:span text:style-name="T38">'שאין</text:span><text:span text:style-name="T31"> </text:span><text:span text:style-name="T38">ב"ד</text:span><text:span text:style-name="T31"> </text:span><text:span text:style-name="T38">חייבין' ולא</text:span><text:span text:style-name="T31"> </text:span><text:span text:style-name="T38">קתני</text:span><text:span text:style-name="T31"> </text:span><text:span text:style-name="T38">'שאין</text:span><text:span text:style-name="T31"> </text:span><text:span text:style-name="T38">צבור</text:span><text:span text:style-name="T31"> </text:span><text:span text:style-name="T38">חייבין' - סתמא</text:span><text:span text:style-name="T31"> </text:span><text:span text:style-name="T38">כרבי</text:span><text:span text:style-name="T31"> </text:span><text:span text:style-name="T38">מאיר, דאמר</text:span><text:span text:style-name="T31"> </text:span><text:span text:style-name="T38">לעיל</text:span><text:span text:style-name="T31"> </text:span><text:span text:style-name="T38">בפרק</text:span><text:span text:style-name="T31"> </text:span><text:span text:style-name="T38">קמא: 'ב"ד</text:span><text:span text:style-name="T31"> </text:span><text:span text:style-name="T38">מביאין</text:span><text:span text:style-name="T31"> </text:span><text:span text:style-name="T38">על</text:span><text:span text:style-name="T31"> </text:span><text:span text:style-name="T38">ידיהן</text:span><text:span text:style-name="T31"> </text:span><text:span text:style-name="T38">פר, והן</text:span><text:span text:style-name="T31"> </text:span><text:span text:style-name="T38">פטורין'</text:span><text:span text:style-name="T32">)</text:span><text:span text:style-name="T1">.</text:span></text:p>
      <text:p text:style-name="P3"/>
      <text:p text:style-name="P3">גמרא:</text:p>
      <text:p text:style-name="P4"><text:span text:style-name="T1">מנ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: '</text:span><text:span text:style-name="T73">הורה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ועשה</text:span><text:span text:style-name="T74"> </text:span><text:span text:style-name="T73">עם</text:span><text:span text:style-name="T74"> </text:span><text:span text:style-name="T73">הצבור, יכול</text:span><text:span text:style-name="T74"> </text:span><text:span text:style-name="T73">יביא</text:span><text:span text:style-name="T74"> </text:span><text:span text:style-name="T73">פר</text:span><text:span text:style-name="T74"> </text:span><text:span text:style-name="T73">לעצמו? - ודין</text:span><text:span text:style-name="T74"> </text:span><text:span text:style-name="T73">הוא: נשיא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</text:span><text:span text:style-name="T74"> </text:span><text:span text:style-name="T73">ומשיח</text:span><text:span text:style-name="T74"> </text:span><text:span text:style-name="T73">מוצא</text:span><text:span text:style-name="T74"> </text:span><text:span text:style-name="T73">מכלל</text:span><text:span text:style-name="T74"> </text:span><text:span text:style-name="T73">יחיד; מה</text:span><text:span text:style-name="T74"> </text:span><text:span text:style-name="T73">נשיא</text:span><text:span text:style-name="T74"> </text:span><text:span text:style-name="T73">חטא</text:span><text:span text:style-name="T74"> </text:span><text:span text:style-name="T73">בפני</text:span><text:span text:style-name="T74"> </text:span><text:span text:style-name="T73">עצמו</text:span><text:span text:style-name="T74"> </text:span><text:span text:style-name="T73">מביא</text:span><text:span text:style-name="T74"> </text:span><text:span text:style-name="T73">בפני</text:span><text:span text:style-name="T74"> </text:span><text:span text:style-name="T73">עצמו, חטא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32">(</text:span><text:span text:style-name="T38">משום</text:span><text:span text:style-name="T31"> </text:span><text:span text:style-name="T38">דבשגגת</text:span><text:span text:style-name="T31"> </text:span><text:span text:style-name="T38">מעשה</text:span><text:span text:style-name="T31"> </text:span><text:span text:style-name="T38">בלבד</text:span><text:span text:style-name="T31"> </text:span><text:span text:style-name="T38">הוא</text:span><text:span text:style-name="T31"> </text:span><text:span text:style-name="T38">מביא</text:span><text:span text:style-name="T31"> </text:span><text:span text:style-name="T38">שעירה; והואיל</text:span><text:span text:style-name="T31"> </text:span><text:span text:style-name="T38">וחטאתו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- הוא</text:span><text:span text:style-name="T31"> </text:span><text:span text:style-name="T38">כיחיד</text:span><text:span text:style-name="T31"> </text:span><text:span text:style-name="T38">דעלמא, הלכך: כי</text:span><text:span text:style-name="T31"> </text:span><text:span text:style-name="T38">חטא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- דהוי</text:span><text:span text:style-name="T31"> </text:span><text:span text:style-name="T38">'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' - מתכפר</text:span><text:span text:style-name="T31"> </text:span><text:span text:style-name="T38">עם</text:span><text:span text:style-name="T31"> </text:span><text:span text:style-name="T38">הצבור; ועוד</text:span><text:span text:style-name="T31"> </text:span><text:span text:style-name="T38">שכן</text:span><text:span text:style-name="T31"> </text:span><text:span text:style-name="T38">מתכפר</text:span><text:span text:style-name="T31"> </text:span><text:span text:style-name="T38">לו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ביוה"כ; לפיכך</text:span><text:span text:style-name="T31"> </text:span><text:span text:style-name="T38">מתכפר</text:span><text:span text:style-name="T31"> </text:span><text:span text:style-name="T38">לו</text:span><text:span text:style-name="T31"> </text:span><text:span text:style-name="T38">עם</text:span><text:span text:style-name="T31"> </text:span><text:span text:style-name="T38">הצבור</text:span><text:span text:style-name="T32">)</text:span><text:span text:style-name="T73"> - אף</text:span><text:span text:style-name="T74"> </text:span><text:span text:style-name="T73">משיח: חטא</text:span><text:span text:style-name="T74"> </text:span><text:span text:style-name="T73">בפני</text:span><text:span text:style-name="T74"> </text:span><text:span text:style-name="T73">עצמו</text:span><text:span text:style-name="T74"> </text:span><text:span text:style-name="T32">(</text:span><text:span text:style-name="T38">הורה</text:span><text:span text:style-name="T31"> </text:span><text:span text:style-name="T38">בפני</text:span><text:span text:style-name="T31"> </text:span><text:span text:style-name="T38">עצמו</text:span><text:span text:style-name="T32">)</text:span><text:span text:style-name="T73"> - מביא</text:span><text:span text:style-name="T74"> </text:span><text:span text:style-name="T73">בפני</text:span><text:span text:style-name="T74"> </text:span><text:span text:style-name="T73">עצמו, חטא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;</text:span></text:p>
      <text:p text:style-name="P4"><text:span text:style-name="T73">לא! אם</text:span><text:span text:style-name="T74"> </text:span><text:span text:style-name="T73">אמרת</text:span><text:span text:style-name="T74"> </text:span><text:span text:style-name="T73">בנשיא, שכן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ביום</text:span><text:span text:style-name="T74"> </text:span><text:span text:style-name="T73">הכפורים, תאמר</text:span><text:span text:style-name="T74"> </text:span><text:span text:style-name="T73">במשיח</text:span><text:span text:style-name="T74"> </text:span><text:span text:style-name="T73">שאין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ביום</text:span><text:span text:style-name="T74"> </text:span><text:span text:style-name="T73">הכפורים? הואיל</text:span><text:span text:style-name="T74"> </text:span><text:span text:style-name="T73">ואין</text:span><text:span text:style-name="T74"> </text:span><text:span text:style-name="T73">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ביום</text:span><text:span text:style-name="T74"> </text:span><text:span text:style-name="T73">הכפורים</text:span><text:span text:style-name="T74"> </text:span><text:span text:style-name="T73">- יכול</text:span><text:span text:style-name="T74"> </text:span><text:span text:style-name="T73">יביא</text:span><text:span text:style-name="T74"> </text:span><text:span text:style-name="T73">פר</text:span><text:span text:style-name="T74"> </text:span><text:span text:style-name="T73">לעצמו? תלמוד</text:span><text:span text:style-name="T74"> </text:span><text:span text:style-name="T73">לומר</text:span><text:span text:style-name="T74"> </text:span><text:span text:style-name="T32">(</text:span><text:span text:style-name="T38">דכתיב</text:span><text:span text:style-name="T31"> </text:span><text:span text:style-name="T38">בכהן</text:span><text:span text:style-name="T31"> </text:span><text:span text:style-name="T38">משיח</text:span><text:span text:style-name="T32">)</text:span><text:span text:style-name="T1">: </text:span><text:span text:style-name="T18">(ויקרא</text:span><text:span text:style-name="T19"> </text:span><text:span text:style-name="T18">ד,ג)</text:span><text:span text:style-name="T1"> </text:span><text:span text:style-name="T28">[אם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יחטא</text:span><text:span text:style-name="T31"> </text:span><text:span text:style-name="T28">לאשמת</text:span><text:span text:style-name="T31"> </text:span><text:span text:style-name="T28">העם</text:span><text:span text:style-name="T31"> </text:span><text:span text:style-name="T28">והקריב]</text:span><text:span text:style-name="T75"> על</text:span><text:span text:style-name="T74"> </text:span><text:span text:style-name="T75">חטאתו</text:span><text:span text:style-name="T74"> </text:span><text:span text:style-name="T77">אשר</text:span><text:span text:style-name="T78"> </text:span><text:span text:style-name="T77">חטא</text:span><text:span text:style-name="T74"> </text:span><text:span text:style-name="T28">[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]</text:span><text:span text:style-name="T1"> </text:span><text:span text:style-name="T32">(</text:span><text:span text:style-name="T38">דמשמע: דכי</text:span><text:span text:style-name="T31"> </text:span><text:span text:style-name="T38">חטא</text:span><text:span text:style-name="T31"> </text:span><text:span text:style-name="T38">בפני</text:span><text:span text:style-name="T31"> </text:span><text:span text:style-name="T38">עצמו</text:span><text:span text:style-name="T31"> </text:span><text:span text:style-name="T38">- הוא</text:span><text:span text:style-name="T31"> </text:span><text:span text:style-name="T38">דיביא</text:span><text:span text:style-name="T31"> </text:span><text:span text:style-name="T38">בפני</text:span><text:span text:style-name="T31"> </text:span><text:span text:style-name="T38">עצמו, הא</text:span><text:span text:style-name="T31"> </text:span><text:span text:style-name="T38">אם</text:span><text:span text:style-name="T31"> </text:span><text:span text:style-name="T38">חטא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- מתכפר</text:span><text:span text:style-name="T31"> </text:span><text:span text:style-name="T38">לו</text:span><text:span text:style-name="T31"> </text:span><text:span text:style-name="T38">עם</text:span><text:span text:style-name="T31"> </text:span><text:span text:style-name="T38">הצבור</text:span><text:span text:style-name="T32">)</text:span><text:span text:style-name="T73">; הא</text:span><text:span text:style-name="T74"> </text:span><text:span text:style-name="T73">כיצד: חטא</text:span><text:span text:style-name="T74"> </text:span><text:span text:style-name="T73">בפני</text:span><text:span text:style-name="T74"> </text:span><text:span text:style-name="T73">עצמו</text:span><text:span text:style-name="T74"> </text:span><text:span text:style-name="T73">- מביא</text:span><text:span text:style-name="T74"> </text:span><text:span text:style-name="T73">בפני</text:span><text:span text:style-name="T74"> </text:span><text:span text:style-name="T73">עצמו; חטא</text:span><text:span text:style-name="T74"> </text:span><text:span text:style-name="T73">עם</text:span><text:span text:style-name="T74"> </text:span><text:span text:style-name="T73">הצבור</text:span><text:span text:style-name="T74"> </text:span><text:span text:style-name="T73">- מתכפר</text:span><text:span text:style-name="T74"> </text:span><text:span text:style-name="T73">לו</text:span><text:span text:style-name="T74"> </text:span><text:span text:style-name="T73">עם</text:span><text:span text:style-name="T74"> </text:span><text:span text:style-name="T73">הצבור.</text:span><text:span text:style-name="T1">'</text:span></text:p>
      <text:p text:style-name="P4"><text:span text:style-name="T1">היכי</text:span><text:span text:style-name="T2"> </text:span><text:span text:style-name="T1">דמי</text:span><text:span text:style-name="T2"> </text:span><text:span text:style-name="T32">(</text:span><text:span text:style-name="T38">דכי</text:span><text:span text:style-name="T31"> </text:span><text:span text:style-name="T38">הורה</text:span><text:span text:style-name="T31"> </text:span><text:span text:style-name="T38">משיח</text:span><text:span text:style-name="T31"> </text:span><text:span text:style-name="T38">בפני</text:span><text:span text:style-name="T31"> </text:span><text:span text:style-name="T38">עצמו: דמורו</text:span><text:span text:style-name="T31"> </text:span><text:span text:style-name="T38">בתרי</text:span><text:span text:style-name="T31"> </text:span><text:span text:style-name="T38">איסורי</text:span><text:span text:style-name="T31"> </text:span><text:span text:style-name="T38">- דמתכפר</text:span><text:span text:style-name="T31"> </text:span><text:span text:style-name="T38">בפני</text:span><text:span text:style-name="T31"> </text:span><text:span text:style-name="T38">עצמו</text:span><text:span text:style-name="T32">)</text:span><text:span text:style-name="T1">? אילימא</text:span><text:span text:style-name="T2"> </text:span><text:span text:style-name="T1">דהוא</text:span><text:span text:style-name="T2"> </text:span><text:span text:style-name="T1">מופלא</text:span><text:span text:style-name="T2"> </text:span><text:span text:style-name="T32">(</text:span><text:span text:style-name="T38">דהוא</text:span><text:span text:style-name="T31"> </text:span><text:span text:style-name="T38">מופלא</text:span><text:span text:style-name="T31"> </text:span><text:span text:style-name="T38">ב"ד</text:span><text:span text:style-name="T32">)</text:span><text:span text:style-name="T1"> והם</text:span><text:span text:style-name="T2"> </text:span><text:span text:style-name="T1">אינן</text:span><text:span text:style-name="T2"> </text:span><text:span text:style-name="T1">מופלאין</text:span><text:span text:style-name="T2"> </text:span><text:span text:style-name="T1">- פשיטא</text:span><text:span text:style-name="T2"> </text:span><text:span text:style-name="T1">דמתכפר</text:span><text:span text:style-name="T2"> </text:span><text:span text:style-name="T1">לו</text:span><text:span text:style-name="T2"> </text:span><text:span text:style-name="T1">בפני</text:span><text:span text:style-name="T2"> </text:span><text:span text:style-name="T1">עצמו: הוראה</text:span><text:span text:style-name="T2"> </text:span><text:span text:style-name="T1">דלהון</text:span><text:span text:style-name="T2"> </text:span><text:span text:style-name="T1">ולא</text:span><text:span text:style-name="T2"> </text:span><text:span text:style-name="T1">כלום, ובעי</text:span><text:span text:style-name="T2"> </text:span><text:span text:style-name="T1">אתויי</text:span><text:span text:style-name="T2"> </text:span><text:span text:style-name="T1">כשבה</text:span><text:span text:style-name="T2"> </text:span><text:span text:style-name="T1">או</text:span><text:span text:style-name="T2"> </text:span><text:span text:style-name="T1">שעירה</text:span><text:span text:style-name="T2"> </text:span><text:span text:style-name="T1">כל</text:span><text:span text:style-name="T2"> </text:span><text:span text:style-name="T1">חד</text:span><text:span text:style-name="T2"> </text:span><text:span text:style-name="T1">וחד</text:span><text:span text:style-name="T2"> </text:span><text:span text:style-name="T32">(</text:span><text:span text:style-name="T38">מצבור</text:span><text:span text:style-name="T32">) (</text:span><text:span text:style-name="T38">דהא</text:span><text:span text:style-name="T31"> </text:span><text:span text:style-name="T38">תנן</text:span><text:span text:style-name="T31"> </text:span><text:span text:style-name="T38">לעיל</text:span><text:span text:style-name="T31"> </text:span><text:span text:style-name="T38">בפרק</text:span><text:span text:style-name="T31"> </text:span><text:span text:style-name="T38">קמא</text:span><text:span text:style-name="T31"> </text:span><text:span text:style-name="T18">(דף</text:span><text:span text:style-name="T19"> </text:span><text:span text:style-name="T18">ד':)</text:span><text:span text:style-name="T38"> '</text:span><text:span text:style-name="T48">או</text:span><text:span text:style-name="T49"> </text:span><text:span text:style-name="T48">שלא</text:span><text:span text:style-name="T49"> </text:span><text:span text:style-name="T48">היה</text:span><text:span text:style-name="T49"> </text:span><text:span text:style-name="T48">שם</text:span><text:span text:style-name="T49"> </text:span><text:span text:style-name="T48">מופלא</text:span><text:span text:style-name="T49"> </text:span><text:span text:style-name="T48">של</text:span><text:span text:style-name="T49"> </text:span><text:span text:style-name="T48">בית</text:span><text:span text:style-name="T49"> </text:span><text:span text:style-name="T48">דין</text:span><text:span text:style-name="T38">': דלא</text:span><text:span text:style-name="T31"> </text:span><text:span text:style-name="T38">הויא</text:span><text:span text:style-name="T31"> </text:span><text:span text:style-name="T38">הוראה: שאע"פ</text:span><text:span text:style-name="T31"> </text:span><text:span text:style-name="T38">שאינו</text:span><text:span text:style-name="T31"> </text:span><text:span text:style-name="T38">מסנהדרין, שאילו</text:span><text:span text:style-name="T31"> </text:span><text:span text:style-name="T38">היה</text:span><text:span text:style-name="T31"> </text:span><text:span text:style-name="T38">מסנהדרין</text:span><text:span text:style-name="T31"> </text:span><text:span text:style-name="T38">- אפילו</text:span><text:span text:style-name="T31"> </text:span><text:span text:style-name="T38">[אם] קטן</text:span><text:span text:style-name="T31"> </text:span><text:span text:style-name="T38">שבכולם</text:span><text:span text:style-name="T31"> </text:span><text:span text:style-name="T38">לא</text:span><text:span text:style-name="T31"> </text:span><text:span text:style-name="T38">היה</text:span><text:span text:style-name="T31"> </text:span><text:span text:style-name="T38">שם</text:span><text:span text:style-name="T31"> </text:span><text:span text:style-name="T38">- לא</text:span><text:span text:style-name="T31"> </text:span><text:span text:style-name="T38">הויא</text:span><text:span text:style-name="T31"> </text:span><text:span text:style-name="T38">'הוראה', כדאמרינן: 'מאי</text:span><text:span text:style-name="T31"> </text:span><text:span text:style-name="T28">כל</text:span><text:span text:style-name="T31"> </text:span><text:span text:style-name="T28">עדת</text:span><text:span text:style-name="T38">? - דאי</text:span><text:span text:style-name="T31"> </text:span><text:span text:style-name="T38">איתא</text:span><text:span text:style-name="T31"> </text:span><text:span text:style-name="T38">לכולה</text:span><text:span text:style-name="T31"> </text:span><text:span text:style-name="T38">סנהדרין</text:span><text:span text:style-name="T31"> </text:span><text:span text:style-name="T38">הויא</text:span><text:span text:style-name="T31"> </text:span><text:span text:style-name="T38">הוראה, ואי</text:span><text:span text:style-name="T31"> </text:span><text:span text:style-name="T38">לא</text:span><text:span text:style-name="T31"> </text:span><text:span text:style-name="T38">- לא</text:span><text:span text:style-name="T31"> </text:span><text:span text:style-name="T38">הויא</text:span><text:span text:style-name="T31"> </text:span><text:span text:style-name="T38">הוראה, וכשגגת</text:span><text:span text:style-name="T31"> </text:span><text:span text:style-name="T38">מעשה</text:span><text:span text:style-name="T31"> </text:span><text:span text:style-name="T38">לחודיה</text:span><text:span text:style-name="T31"> </text:span><text:span text:style-name="T38">דמי: דמייתי</text:span><text:span text:style-name="T31"> </text:span><text:span text:style-name="T38">כל</text:span><text:span text:style-name="T31"> </text:span><text:span text:style-name="T38">חד</text:span><text:span text:style-name="T31"> </text:span><text:span text:style-name="T38">וחד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1"> </text:span><text:span text:style-name="T38">- הכא</text:span><text:span text:style-name="T31"> </text:span><text:span text:style-name="T38">נמי: כי</text:span><text:span text:style-name="T31"> </text:span><text:span text:style-name="T38">הוי</text:span><text:span text:style-name="T31"> </text:span><text:span text:style-name="T38">הוא</text:span><text:span text:style-name="T31"> </text:span><text:span text:style-name="T38">מופלא</text:span><text:span text:style-name="T31"> </text:span><text:span text:style-name="T38">והן</text:span><text:span text:style-name="T31"> </text:span><text:span text:style-name="T38">אינן</text:span><text:span text:style-name="T31"> </text:span><text:span text:style-name="T38">מופלאין, כי</text:span><text:span text:style-name="T31"> </text:span><text:span text:style-name="T38">הורה</text:span><text:span text:style-name="T31"> </text:span><text:span text:style-name="T38">בפני</text:span><text:span text:style-name="T31"> </text:span><text:span text:style-name="T38">עצמו, הואיל</text:span><text:span text:style-name="T31"> </text:span><text:span text:style-name="T38">והוא</text:span><text:span text:style-name="T31"> </text:span><text:span text:style-name="T38">לא</text:span><text:span text:style-name="T31"> </text:span><text:span text:style-name="T38">היה</text:span><text:span text:style-name="T31"> </text:span><text:span text:style-name="T38">שם</text:span><text:span text:style-name="T31"> </text:span><text:span text:style-name="T38">עמהן</text:span><text:span text:style-name="T31"> </text:span><text:span text:style-name="T38">- פשיטא</text:span><text:span text:style-name="T31"> </text:span><text:span text:style-name="T38">דמתכפר</text:span><text:span text:style-name="T31"> </text:span><text:span text:style-name="T38">בפני</text:span><text:span text:style-name="T31"> </text:span><text:span text:style-name="T38">עצמו, דהוראה</text:span><text:span text:style-name="T31"> </text:span><text:span text:style-name="T38">דידהו</text:span><text:span text:style-name="T31"> </text:span><text:span text:style-name="T38">- לאו</text:span><text:span text:style-name="T31"> </text:span><text:span text:style-name="T38">כלום</text:span><text:span text:style-name="T31"> </text:span><text:span text:style-name="T38">היא</text:span><text:span text:style-name="T32">)</text:span><text:span text:style-name="T1">;; ואי</text:span><text:span text:style-name="T2"> </text:span><text:span text:style-name="T1">דאינון</text:span><text:span text:style-name="T2"> </text:span><text:span text:style-name="T1">מופלאין</text:span><text:span text:style-name="T2"> </text:span><text:span text:style-name="T1">והוא</text:span><text:span text:style-name="T2"> </text:span><text:span text:style-name="T1">לאו</text:span><text:span text:style-name="T2"> </text:span><text:span text:style-name="T1">מופלא</text:span><text:span text:style-name="T2"> </text:span><text:span text:style-name="T1">- </text:span><text:span text:style-name="T32">(</text:span><text:span text:style-name="T38">כי</text:span><text:span text:style-name="T31"> </text:span><text:span text:style-name="T38">הורה</text:span><text:span text:style-name="T31"> </text:span><text:span text:style-name="T38">בפני</text:span><text:span text:style-name="T31"> </text:span><text:span text:style-name="T38">עצמו</text:span><text:span text:style-name="T32">)</text:span><text:span text:style-name="T1"> אמאי</text:span><text:span text:style-name="T2"> </text:span><text:span text:style-name="T1">מתכפר</text:span><text:span text:style-name="T2"> </text:span><text:span text:style-name="T1">לו</text:span><text:span text:style-name="T2"> </text:span><text:span text:style-name="T1">בפני</text:span><text:span text:style-name="T2"> </text:span><text:span text:style-name="T1">עצמו? הא</text:span><text:span text:style-name="T2"> </text:span><text:span text:style-name="T1">הוראה</text:span><text:span text:style-name="T2"> </text:span><text:span text:style-name="T1">דידיה</text:span><text:span text:style-name="T2"> </text:span><text:span text:style-name="T1">ולא</text:span><text:span text:style-name="T2"> </text:span><text:span text:style-name="T1">כלום</text:span><text:span text:style-name="T2"> </text:span><text:span text:style-name="T1">היא</text:span><text:span text:style-name="T2"> </text:span><text:span text:style-name="T32">(</text:span><text:span text:style-name="T38">דכיון</text:span><text:span text:style-name="T31"> </text:span><text:span text:style-name="T38">דאינו</text:span><text:span text:style-name="T31"> </text:span><text:span text:style-name="T38">מופלא</text:span><text:span text:style-name="T31"> </text:span><text:span text:style-name="T38">- לא</text:span><text:span text:style-name="T31"> </text:span><text:span text:style-name="T38">ידע</text:span><text:span text:style-name="T31"> </text:span><text:span text:style-name="T38">מאי</text:span><text:span text:style-name="T31"> </text:span><text:span text:style-name="T38">קא</text:span><text:span text:style-name="T31"> </text:span><text:span text:style-name="T38">מורה, ולא</text:span><text:span text:style-name="T31"> </text:span><text:span text:style-name="T38">הוה</text:span><text:span text:style-name="T31"> </text:span><text:span text:style-name="T38">'הוראה</text:span><text:span text:style-name="T31"> </text:span><text:span text:style-name="T38">מעליא', וכשגגת</text:span><text:span text:style-name="T31"> </text:span><text:span text:style-name="T38">מעשה</text:span><text:span text:style-name="T31"> </text:span><text:span text:style-name="T38">לחודיה</text:span><text:span text:style-name="T31"> </text:span><text:span text:style-name="T38">דמי, ואשכחן</text:span><text:span text:style-name="T31"> </text:span><text:span text:style-name="T38">משיח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גרידתא</text:span><text:span text:style-name="T31"> </text:span><text:span text:style-name="T38">- פטור</text:span><text:span text:style-name="T31"> </text:span><text:span text:style-name="T38">לגמרי, כדאמרינן</text:span><text:span text:style-name="T31"> </text:span><text:span text:style-name="T38">בסוף</text:span><text:span text:style-name="T31"> </text:span><text:span text:style-name="T38">פירקא: שאין</text:span><text:span text:style-name="T31"> </text:span><text:span text:style-name="T38">חטאתו</text:span><text:span text:style-name="T31"> </text:span><text:span text:style-name="T38">שוה</text:span><text:span text:style-name="T31"> </text:span><text:span text:style-name="T38">ליחידים</text:span><text:span text:style-name="T32">)</text:span><text:span text:style-name="T1">?</text:span></text:p>
      <text:p text:style-name="P3"/>
      <text:p text:style-name="P4"><text:span text:style-name="T1">(הוריות</text:span><text:span text:style-name="T2"> </text:span><text:span text:style-name="T1">ז,ב)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כגון</text:span><text:span text:style-name="T2"> </text:span><text:span text:style-name="T1">שהיו</text:span><text:span text:style-name="T2"> </text:span><text:span text:style-name="T1">מופלין</text:span><text:span text:style-name="T2"> </text:span><text:span text:style-name="T1">שניהן</text:span><text:span text:style-name="T2"> </text:span><text:span text:style-name="T32">(</text:span><text:span text:style-name="T38">בשוין: דהוא</text:span><text:span text:style-name="T31"> </text:span><text:span text:style-name="T38">מופלא</text:span><text:span text:style-name="T31"> </text:span><text:span text:style-name="T38">והן</text:span><text:span text:style-name="T31"> </text:span><text:span text:style-name="T38">מופלאים; הלכך</text:span><text:span text:style-name="T31"> </text:span><text:span text:style-name="T38">איצטריך</text:span><text:span text:style-name="T31"> </text:span><text:span text:style-name="T38">למיתני</text:span><text:span text:style-name="T31"> </text:span><text:span text:style-name="T38">דכי</text:span><text:span text:style-name="T31"> </text:span><text:span text:style-name="T38">חטא</text:span><text:span text:style-name="T31"> </text:span><text:span text:style-name="T38">בפני</text:span><text:span text:style-name="T31"> </text:span><text:span text:style-name="T38">עצמו</text:span><text:span text:style-name="T31"> </text:span><text:span text:style-name="T38">- 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הוראה</text:span><text:span text:style-name="T31"> </text:span><text:span text:style-name="T38">דידהו</text:span><text:span text:style-name="T31"> </text:span><text:span text:style-name="T38">הוי</text:span><text:span text:style-name="T31"> </text:span><text:span text:style-name="T38">הוראה</text:span><text:span text:style-name="T31"> </text:span><text:span text:style-name="T38">מעליא</text:span><text:span text:style-name="T31"> </text:span><text:span text:style-name="T38">- אפילו</text:span><text:span text:style-name="T31"> </text:span><text:span text:style-name="T38">הכי</text:span><text:span text:style-name="T31"> </text:span><text:span text:style-name="T38">מתכפר</text:span><text:span text:style-name="T31"> </text:span><text:span text:style-name="T38">בפני</text:span><text:span text:style-name="T31"> </text:span><text:span text:style-name="T38">עצמו, משום</text:span><text:span text:style-name="T31"> </text:span><text:span text:style-name="T38">דקא</text:span><text:span text:style-name="T31"> </text:span><text:span text:style-name="T38">מורו</text:span><text:span text:style-name="T31"> </text:span><text:span text:style-name="T38">בשני</text:span><text:span text:style-name="T31"> </text:span><text:span text:style-name="T38">איסורי; חטא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- 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הוא</text:span><text:span text:style-name="T31"> </text:span><text:span text:style-name="T38">מופלא: דהוראה</text:span><text:span text:style-name="T31"> </text:span><text:span text:style-name="T38">דידיה</text:span><text:span text:style-name="T31"> </text:span><text:span text:style-name="T38">הוי</text:span><text:span text:style-name="T31"> </text:span><text:span text:style-name="T38">הוראה</text:span><text:span text:style-name="T31"> </text:span><text:span text:style-name="T38">מעליא</text:span><text:span text:style-name="T31"> </text:span><text:span text:style-name="T38">- אפילו</text:span><text:span text:style-name="T31"> </text:span><text:span text:style-name="T38">הכי</text:span><text:span text:style-name="T31"> </text:span><text:span text:style-name="T38">מתכפר</text:span><text:span text:style-name="T31"> </text:span><text:span text:style-name="T38">עם</text:span><text:span text:style-name="T31"> </text:span><text:span text:style-name="T38">הצבור, משום</text:span><text:span text:style-name="T31"> </text:span><text:span text:style-name="T38">דקא</text:span><text:span text:style-name="T31"> </text:span><text:span text:style-name="T38">מורו</text:span><text:span text:style-name="T31"> </text:span><text:span text:style-name="T38">בחדא</text:span><text:span text:style-name="T31"> </text:span><text:span text:style-name="T38">איסורא</text:span><text:span text:style-name="T32">)</text:span><text:span text:style-name="T1">.</text:span></text:p>
      <text:p text:style-name="P4"><text:span text:style-name="T1">סבר</text:span><text:span text:style-name="T2"> </text:span><text:span text:style-name="T1">אביי</text:span><text:span text:style-name="T2"> </text:span><text:span text:style-name="T1">למימר: '</text:span><text:span text:style-name="T73">חטא</text:span><text:span text:style-name="T74"> </text:span><text:span text:style-name="T73">בפני</text:span><text:span text:style-name="T74"> </text:span><text:span text:style-name="T73">עצמו</text:span><text:span text:style-name="T74"> </text:span><text:span text:style-name="T73">ועשה</text:span><text:span text:style-name="T74"> </text:span><text:span text:style-name="T73">בפני</text:span><text:span text:style-name="T74"> </text:span><text:span text:style-name="T73">עצמו</text:span><text:span text:style-name="T1">' היכי</text:span><text:span text:style-name="T2"> </text:span><text:span text:style-name="T1">דמי? דיתבי</text:span><text:span text:style-name="T2"> </text:span><text:span text:style-name="T1">בשני</text:span><text:span text:style-name="T2"> </text:span><text:span text:style-name="T1">מקומות</text:span><text:span text:style-name="T2"> </text:span><text:span text:style-name="T32">(</text:span><text:span text:style-name="T38">משיח</text:span><text:span text:style-name="T31"> </text:span><text:span text:style-name="T38">במקום</text:span><text:span text:style-name="T31"> </text:span><text:span text:style-name="T38">אחד</text:span><text:span text:style-name="T31"> </text:span><text:span text:style-name="T38">וב"ד</text:span><text:span text:style-name="T31"> </text:span><text:span text:style-name="T38">במקום</text:span><text:span text:style-name="T31"> </text:span><text:span text:style-name="T38">אחר</text:span><text:span text:style-name="T32">)</text:span><text:span text:style-name="T1">, וקא</text:span><text:span text:style-name="T2"> </text:span><text:span text:style-name="T1">מורו</text:span><text:span text:style-name="T2"> </text:span><text:span text:style-name="T1">בתרי</text:span><text:span text:style-name="T2"> </text:span><text:span text:style-name="T1">איסורי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א: אטו</text:span><text:span text:style-name="T2"> </text:span><text:span text:style-name="T1">שני</text:span><text:span text:style-name="T2"> </text:span><text:span text:style-name="T1">מקומות</text:span><text:span text:style-name="T2"> </text:span><text:span text:style-name="T1">גורמין? אלא</text:span><text:span text:style-name="T2"> </text:span><text:span text:style-name="T1">אפילו</text:span><text:span text:style-name="T2"> </text:span><text:span text:style-name="T1">יתבי</text:span><text:span text:style-name="T2"> </text:span><text:span text:style-name="T1">בחד</text:span><text:span text:style-name="T2"> </text:span><text:span text:style-name="T1">מקום, וכיון</text:span><text:span text:style-name="T2"> </text:span><text:span text:style-name="T1">דקא</text:span><text:span text:style-name="T2"> </text:span><text:span text:style-name="T1">מורו</text:span><text:span text:style-name="T2"> </text:span><text:span text:style-name="T1">בתרי</text:span><text:span text:style-name="T2"> </text:span><text:span text:style-name="T1">איסורי</text:span><text:span text:style-name="T2"> – </text:span><text:span text:style-name="T1">'חטא</text:span><text:span text:style-name="T2"> </text:span><text:span text:style-name="T1">בפני</text:span><text:span text:style-name="T2"> </text:span><text:span text:style-name="T1">עצמו' הוא.</text:span></text:p>
      <text:p text:style-name="P3"/>
      <text:p text:style-name="P4"><text:span text:style-name="T1">פשיטא</text:span><text:span text:style-name="T2"> </text:span><text:span text:style-name="T1">הוא</text:span><text:span text:style-name="T2"> </text:span><text:span text:style-name="T1">בחלב</text:span><text:span text:style-name="T2"> </text:span><text:span text:style-name="T1">והן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- חטא</text:span><text:span text:style-name="T2"> </text:span><text:span text:style-name="T1">בפני</text:span><text:span text:style-name="T2"> </text:span><text:span text:style-name="T1">עצמו</text:span><text:span text:style-name="T2"> </text:span><text:span text:style-name="T1">הוא: דהא</text:span><text:span text:style-name="T2"> </text:span><text:span text:style-name="T1">חלוקין</text:span><text:span text:style-name="T2"> </text:span><text:span text:style-name="T1">בטעמייהו</text:span><text:span text:style-name="T2"> </text:span><text:span text:style-name="T32">(</text:span><text:span text:style-name="T38">בפסוקים: דחלב</text:span><text:span text:style-name="T31"> </text:span><text:span text:style-name="T38">ועבודת</text:span><text:span text:style-name="T31"> </text:span><text:span text:style-name="T38">כוכבים</text:span><text:span text:style-name="T31"> </text:span><text:span text:style-name="T38">- מתרי</text:span><text:span text:style-name="T31"> </text:span><text:span text:style-name="T38">קראי</text:span><text:span text:style-name="T31"> </text:span><text:span text:style-name="T38">נפקי</text:span><text:span text:style-name="T32">)</text:span><text:span text:style-name="T1"> וחלוקין</text:span><text:span text:style-name="T2"> </text:span><text:span text:style-name="T1">בקרבנות: דהוא</text:span><text:span text:style-name="T2"> </text:span><text:span text:style-name="T1">בפר</text:span><text:span text:style-name="T2"> </text:span><text:span text:style-name="T1">והן</text:span><text:span text:style-name="T2"> </text:span><text:span text:style-name="T1">בפר</text:span><text:span text:style-name="T2"> </text:span><text:span text:style-name="T1">ושעיר; דהא</text:span><text:span text:style-name="T2"> </text:span><text:span text:style-name="T1">קא</text:span><text:span text:style-name="T2"> </text:span><text:span text:style-name="T1">מייתו</text:span><text:span text:style-name="T2"> </text:span><text:span text:style-name="T1">הני</text:span><text:span text:style-name="T2"> </text:span><text:span text:style-name="T1">שעיר</text:span><text:span text:style-name="T2"> </text:span><text:span text:style-name="T32">(</text:span><text:span text:style-name="T38">דב"ד</text:span><text:span text:style-name="T31"> </text:span><text:span text:style-name="T38">מייתי</text:span><text:span text:style-name="T31"> </text:span><text:span text:style-name="T38">שעיר</text:span><text:span text:style-name="T31"> </text:span><text:span text:style-name="T38">אעבודת</text:span><text:span text:style-name="T31"> </text:span><text:span text:style-name="T38">כוכבים</text:span><text:span text:style-name="T32">)</text:span><text:span text:style-name="T1"> והוא</text:span><text:span text:style-name="T2"> </text:span><text:span text:style-name="T1">לא</text:span><text:span text:style-name="T2"> </text:span><text:span text:style-name="T1">מייתי</text:span><text:span text:style-name="T2"> </text:span><text:span text:style-name="T32">(</text:span><text:span text:style-name="T38">שעיר</text:span><text:span text:style-name="T32">)</text:span><text:span text:style-name="T1">, וכל</text:span><text:span text:style-name="T2"> </text:span><text:span text:style-name="T1">שכן</text:span><text:span text:style-name="T2"> </text:span><text:span text:style-name="T1">הו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והן</text:span><text:span text:style-name="T2"> </text:span><text:span text:style-name="T1">בחלב, דחלוקין</text:span><text:span text:style-name="T2"> </text:span><text:span text:style-name="T1">בקרבנותיהן</text:span><text:span text:style-name="T2"> </text:span><text:span text:style-name="T1">[לגמרי]: דהוא</text:span><text:span text:style-name="T2"> </text:span><text:span text:style-name="T1">שעירה</text:span><text:span text:style-name="T2"> </text:span><text:span text:style-name="T32">(</text:span><text:span text:style-name="T38">לחודיה, דכתיב</text:span><text:span text:style-name="T31"> </text:span><text:span text:style-name="T38">בעבודת</text:span><text:span text:style-name="T31"> </text:span><text:span text:style-name="T38">כוכבים</text:span><text:span text:style-name="T31"> </text:span><text:span text:style-name="T38">בפרשת</text:span><text:span text:style-name="T31"> </text:span><text:span text:style-name="T38">'שלח</text:span><text:span text:style-name="T31"> </text:span><text:span text:style-name="T38">לך</text:span><text:span text:style-name="T31"> </text:span><text:span text:style-name="T38">אנשים': '</text:span><text:span text:style-name="T28">ואם</text:span><text:span text:style-name="T31"> </text:span><text:span text:style-name="T28">נפש</text:span><text:span text:style-name="T38">': דאחד</text:span><text:span text:style-name="T31"> </text:span><text:span text:style-name="T38">יחיד</text:span><text:span text:style-name="T31"> </text:span><text:span text:style-name="T38">ואחד</text:span><text:span text:style-name="T31"> </text:span><text:span text:style-name="T38">נשיא</text:span><text:span text:style-name="T31"> </text:span><text:span text:style-name="T38">במשמע</text:span><text:span text:style-name="T32">)</text:span><text:span text:style-name="T1"> ואינהו</text:span><text:span text:style-name="T2"> </text:span><text:span text:style-name="T1">פר! אלא</text:span><text:span text:style-name="T2"> </text:span><text:span text:style-name="T1">הוא</text:span><text:span text:style-name="T2"> </text:span><text:span text:style-name="T1">בחלב</text:span><text:span text:style-name="T2"> </text:span><text:span text:style-name="T1">המכסה</text:span><text:span text:style-name="T2"> </text:span><text:span text:style-name="T1">את</text:span><text:span text:style-name="T2"> </text:span><text:span text:style-name="T1">הקרב</text:span><text:span text:style-name="T2"> </text:span><text:span text:style-name="T32">(</text:span><text:span text:style-name="T38">דהוי</text:span><text:span text:style-name="T31"> </text:span><text:span text:style-name="T38">'דבר</text:span><text:span text:style-name="T31"> </text:span><text:span text:style-name="T38">שאין</text:span><text:span text:style-name="T31"> </text:span><text:span text:style-name="T38">הצדוקים</text:span><text:span text:style-name="T31"> </text:span><text:span text:style-name="T38">מודין', דהא</text:span><text:span text:style-name="T31"> </text:span><text:span text:style-name="T38">לא</text:span><text:span text:style-name="T31"> </text:span><text:span text:style-name="T38">מפרש</text:span><text:span text:style-name="T31"> </text:span><text:span text:style-name="T38">קרא</text:span><text:span text:style-name="T31"> </text:span><text:span text:style-name="T38">מאי</text:span><text:span text:style-name="T31"> </text:span><text:span text:style-name="T38">ניהו: דאפילו</text:span><text:span text:style-name="T31"> </text:span><text:span text:style-name="T38">אמוראי</text:span><text:span text:style-name="T31"> </text:span><text:span text:style-name="T38">פליגי</text:span><text:span text:style-name="T31"> </text:span><text:span text:style-name="T38">בשחיטת</text:span><text:span text:style-name="T31"> </text:span><text:span text:style-name="T38">חולין</text:span><text:span text:style-name="T31"> </text:span><text:span text:style-name="T38">ב'אלו</text:span><text:span text:style-name="T31"> </text:span><text:span text:style-name="T38">טריפות' </text:span><text:span text:style-name="T18">(דף</text:span><text:span text:style-name="T19"> </text:span><text:span text:style-name="T18">נ:)</text:span><text:span text:style-name="T38"> מאי</text:span><text:span text:style-name="T31"> </text:span><text:span text:style-name="T38">ניהו</text:span><text:span text:style-name="T31"> </text:span><text:span text:style-name="T38">כרס</text:span><text:span text:style-name="T31"> </text:span><text:span text:style-name="T38">הפנימי; וכל</text:span><text:span text:style-name="T31"> </text:span><text:span text:style-name="T38">שכן</text:span><text:span text:style-name="T31"> </text:span><text:span text:style-name="T38">חלב</text:span><text:span text:style-name="T31"> </text:span><text:span text:style-name="T38">שעל</text:span><text:span text:style-name="T31"> </text:span><text:span text:style-name="T38">גבי</text:span><text:span text:style-name="T31"> </text:span><text:span text:style-name="T38">הדקים</text:span><text:span text:style-name="T31"> </text:span><text:span text:style-name="T38">שאין</text:span><text:span text:style-name="T31"> </text:span><text:span text:style-name="T38">הצדוקים</text:span><text:span text:style-name="T31"> </text:span><text:span text:style-name="T38">מודין, דהא</text:span><text:span text:style-name="T31"> </text:span><text:span text:style-name="T38">לא</text:span><text:span text:style-name="T31"> </text:span><text:span text:style-name="T38">כתיב</text:span><text:span text:style-name="T31"> </text:span><text:span text:style-name="T38">בהדיא! אי</text:span><text:span text:style-name="T31"> </text:span><text:span text:style-name="T38">נמי</text:span><text:span text:style-name="T31"> </text:span><text:span text:style-name="T38">דהורו</text:span><text:span text:style-name="T31"> </text:span><text:span text:style-name="T38">בחלב</text:span><text:span text:style-name="T31"> </text:span><text:span text:style-name="T38">שעל</text:span><text:span text:style-name="T31"> </text:span><text:span text:style-name="T38">הקרב</text:span><text:span text:style-name="T31"> </text:span><text:span text:style-name="T38">בין</text:span><text:span text:style-name="T31"> </text:span><text:span text:style-name="T38">בכזית</text:span><text:span text:style-name="T31"> </text:span><text:span text:style-name="T38">לפחות</text:span><text:span text:style-name="T31"> </text:span><text:span text:style-name="T38">מכזית: דכזית</text:span><text:span text:style-name="T31"> </text:span><text:span text:style-name="T38">לא</text:span><text:span text:style-name="T31"> </text:span><text:span text:style-name="T38">כתיב</text:span><text:span text:style-name="T31"> </text:span><text:span text:style-name="T38">בהדיא, והוי</text:span><text:span text:style-name="T31"> </text:span><text:span text:style-name="T38">'דבר</text:span><text:span text:style-name="T31"> </text:span><text:span text:style-name="T38">שאין</text:span><text:span text:style-name="T31"> </text:span><text:span text:style-name="T38">הצדוקין</text:span><text:span text:style-name="T31"> </text:span><text:span text:style-name="T38">מודין'</text:span><text:span text:style-name="T32">)</text:span><text:span text:style-name="T1"> והן</text:span><text:span text:style-name="T2"> </text:span><text:span text:style-name="T1">בחלב</text:span><text:span text:style-name="T2"> </text:span><text:span text:style-name="T1">שעל</text:span><text:span text:style-name="T2"> </text:span><text:span text:style-name="T1">הדקין</text:span><text:span text:style-name="T2"> – </text:span><text:span text:style-name="T1">מהו? מי</text:span><text:span text:style-name="T2"> </text:span><text:span text:style-name="T1">אמרינן</text:span><text:span text:style-name="T2"> </text:span><text:span text:style-name="T1">'אף</text:span><text:span text:style-name="T2"> </text:span><text:span text:style-name="T1">על</text:span><text:span text:style-name="T2"> </text:span><text:span text:style-name="T1">גב</text:span><text:span text:style-name="T2"> </text:span><text:span text:style-name="T1">דקרבנן</text:span><text:span text:style-name="T2"> </text:span><text:span text:style-name="T1">שוה</text:span><text:span text:style-name="T2"> </text:span><text:span text:style-name="T32">(</text:span><text:span text:style-name="T38">דהן</text:span><text:span text:style-name="T31"> </text:span><text:span text:style-name="T38">בפר</text:span><text:span text:style-name="T31"> </text:span><text:span text:style-name="T38">והוא</text:span><text:span text:style-name="T31"> </text:span><text:span text:style-name="T38">בפר</text:span><text:span text:style-name="T32">)</text:span><text:span text:style-name="T1">, כיון</text:span><text:span text:style-name="T2"> </text:span><text:span text:style-name="T1">דמִתְרֵי</text:span><text:span text:style-name="T2"> </text:span><text:span text:style-name="T1">קראי</text:span><text:span text:style-name="T2"> </text:span><text:span text:style-name="T1">קאתו</text:span><text:span text:style-name="T2"> </text:span><text:span text:style-name="T32">(</text:span><text:span text:style-name="T38">כדאמרינן</text:span><text:span text:style-name="T31"> </text:span><text:span text:style-name="T38">לעיל</text:span><text:span text:style-name="T31"> </text:span><text:span text:style-name="T38">בפרק</text:span><text:span text:style-name="T31"> </text:span><text:span text:style-name="T38">קמא</text:span><text:span text:style-name="T31"> </text:span><text:span text:style-name="T18">(דף</text:span><text:span text:style-name="T19"> </text:span><text:span text:style-name="T18">ג.) [עיין</text:span><text:span text:style-name="T19"> </text:span><text:span text:style-name="T18">בב"ש</text:span><text:span text:style-name="T19"> </text:span><text:span text:style-name="T18">בסד"ה</text:span><text:span text:style-name="T19"> </text:span><text:span text:style-name="T18">מעוט</text:span><text:span text:style-name="T19"> </text:span><text:span text:style-name="T18">בחלב*]</text:span><text:span text:style-name="T38"> '</text:span><text:span text:style-name="T59">ו</text:span><text:span text:style-name="T28">את</text:span><text:span text:style-name="T31"> </text:span><text:span text:style-name="T28">החלב</text:span><text:span text:style-name="T38">': וי"ו</text:span><text:span text:style-name="T31"> </text:span><text:span text:style-name="T38">יתירא</text:span><text:span text:style-name="T31"> </text:span><text:span text:style-name="T38">להביא</text:span><text:span text:style-name="T31"> </text:span><text:span text:style-name="T38">חלב</text:span><text:span text:style-name="T31"> </text:span><text:span text:style-name="T38">שעל</text:span><text:span text:style-name="T31"> </text:span><text:span text:style-name="T38">גבי</text:span><text:span text:style-name="T31"> </text:span><text:span text:style-name="T38">הדקין</text:span><text:span text:style-name="T32">)</text:span><text:span text:style-name="T1"> - הא</text:span><text:span text:style-name="T2"> </text:span><text:span text:style-name="T1">פליגין</text:span><text:span text:style-name="T2"> </text:span><text:span text:style-name="T1">בטעמייהו</text:span><text:span text:style-name="T2"> </text:span><text:span text:style-name="T32">(</text:span><text:span text:style-name="T38">הא</text:span><text:span text:style-name="T31"> </text:span><text:span text:style-name="T38">חלוקים</text:span><text:span text:style-name="T31"> </text:span><text:span text:style-name="T38">בפסוקים, ומתכפר</text:span><text:span text:style-name="T31"> </text:span><text:span text:style-name="T38">בפני</text:span><text:span text:style-name="T31"> </text:span><text:span text:style-name="T38">עצמו</text:span><text:span text:style-name="T32">)</text:span><text:span text:style-name="T1">? או</text:span><text:span text:style-name="T2"> </text:span><text:span text:style-name="T1">דלמא</text:span><text:span text:style-name="T2"> </text:span><text:span text:style-name="T1">שם</text:span><text:span text:style-name="T2"> </text:span><text:span text:style-name="T1">'חלב' אחד</text:span><text:span text:style-name="T2"> </text:span><text:span text:style-name="T1">הוא</text:span><text:span text:style-name="T2"> </text:span><text:span text:style-name="T32">(</text:span><text:span text:style-name="T38">והורה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הוא</text:span><text:span text:style-name="T31"> </text:span><text:span text:style-name="T38">ומתכפר</text:span><text:span text:style-name="T31"> </text:span><text:span text:style-name="T38">עם</text:span><text:span text:style-name="T31"> </text:span><text:span text:style-name="T38">הצבור</text:span><text:span text:style-name="T32">)</text:span><text:span text:style-name="T1">? אם</text:span><text:span text:style-name="T2"> </text:span><text:span text:style-name="T1">תמצא</text:span><text:span text:style-name="T2"> </text:span><text:span text:style-name="T1">לומר</text:span><text:span text:style-name="T2"> </text:span><text:span text:style-name="T1">'שם</text:span><text:span text:style-name="T2"> </text:span><text:span text:style-name="T1">חלב</text:span><text:span text:style-name="T2"> </text:span><text:span text:style-name="T1">אחד</text:span><text:span text:style-name="T2"> </text:span><text:span text:style-name="T1">הוא', הוא</text:span><text:span text:style-name="T2"> </text:span><text:span text:style-name="T1">בחלב</text:span><text:span text:style-name="T2"> </text:span><text:span text:style-name="T1">והן</text:span><text:span text:style-name="T2"> </text:span><text:span text:style-name="T1">בדם</text:span><text:span text:style-name="T2"> </text:span><text:span text:style-name="T32">(</text:span><text:span text:style-name="T38">כגון</text:span><text:span text:style-name="T31"> </text:span><text:span text:style-name="T38">בדם</text:span><text:span text:style-name="T31"> </text:span><text:span text:style-name="T38">המובלע</text:span><text:span text:style-name="T31"> </text:span><text:span text:style-name="T38">באיברים, או</text:span><text:span text:style-name="T31"> </text:span><text:span text:style-name="T38">בין</text:span><text:span text:style-name="T31"> </text:span><text:span text:style-name="T38">כזית</text:span><text:span text:style-name="T31"> </text:span><text:span text:style-name="T38">לפחות</text:span><text:span text:style-name="T31"> </text:span><text:span text:style-name="T38">מכזית, והוי</text:span><text:span text:style-name="T31"> </text:span><text:span text:style-name="T38">'דבר</text:span><text:span text:style-name="T31"> </text:span><text:span text:style-name="T38">שאין</text:span><text:span text:style-name="T31"> </text:span><text:span text:style-name="T38">הצדוקין</text:span><text:span text:style-name="T31"> </text:span><text:span text:style-name="T38">מודין'</text:span><text:span text:style-name="T32">)</text:span><text:span text:style-name="T1"> – מהו? מי</text:span><text:span text:style-name="T2"> </text:span><text:span text:style-name="T1">אמרינן</text:span><text:span text:style-name="T2"> </text:span><text:span text:style-name="T1">בטעמייהו</text:span><text:span text:style-name="T2"> </text:span><text:span text:style-name="T1">הא</text:span><text:span text:style-name="T2"> </text:span><text:span text:style-name="T1">פליגין, או</text:span><text:span text:style-name="T2"> </text:span><text:span text:style-name="T1">דלמא</text:span><text:span text:style-name="T2"> </text:span><text:span text:style-name="T1">כיון</text:span><text:span text:style-name="T2"> </text:span><text:span text:style-name="T1">דשוין</text:span><text:span text:style-name="T2"> </text:span><text:span text:style-name="T1">בקרבן, בתר</text:span><text:span text:style-name="T2"> </text:span><text:span text:style-name="T1">קרבן</text:span><text:span text:style-name="T2"> </text:span><text:span text:style-name="T1">אזלינן</text:span><text:span text:style-name="T2"> </text:span><text:span text:style-name="T32">(</text:span><text:span text:style-name="T38">דכיון</text:span><text:span text:style-name="T31"> </text:span><text:span text:style-name="T38">דשוין</text:span><text:span text:style-name="T31"> </text:span><text:span text:style-name="T38">בקרבן</text:span><text:span text:style-name="T31"> </text:span><text:span text:style-name="T38">'הורה</text:span><text:span text:style-name="T31"> </text:span><text:span text:style-name="T38">עם</text:span><text:span text:style-name="T31"> </text:span><text:span text:style-name="T38">הצבור' הוא, ומתכפר</text:span><text:span text:style-name="T31"> </text:span><text:span text:style-name="T38">עם</text:span><text:span text:style-name="T31"> </text:span><text:span text:style-name="T38">הצבור</text:span><text:span text:style-name="T32">)</text:span><text:span text:style-name="T1">?</text:span></text:p>
      <text:p text:style-name="P4"><text:span text:style-name="T1">תיקו.</text:span><text:span text:style-name="T38"> </text:span></text:p>
      <text:p text:style-name="P17"><text:span text:style-name="T26">*באר</text:span><text:span text:style-name="T2"> </text:span><text:span text:style-name="T26">שבע</text:span><text:span text:style-name="T2"> </text:span><text:span text:style-name="T26">מסכת</text:span><text:span text:style-name="T2"> </text:span><text:span text:style-name="T26">הוריות</text:span><text:span text:style-name="T2"> </text:span><text:span text:style-name="T26">דף</text:span><text:span text:style-name="T2"> </text:span><text:span text:style-name="T26">ג</text:span><text:span text:style-name="T2"> </text:span><text:span text:style-name="T26">עמוד</text:span><text:span text:style-name="T2"> </text:span><text:span text:style-name="T26">א</text:span><text:span text:style-name="T2"> </text:span><text:span text:style-name="T26">ד"ה</text:span><text:span text:style-name="T2"> </text:span><text:span text:style-name="T26">מעוט</text:span><text:span text:style-name="T2"> </text:span><text:span text:style-name="T26">בחלב</text:span><text:span text:style-name="T2"> </text:span><text:span text:style-name="T26">שעל</text:span><text:span text:style-name="T2"> </text:span><text:span text:style-name="T26">גבי</text:span><text:span text:style-name="T2"> </text:span><text:span text:style-name="T26">הקיבה</text:span><text:span text:style-name="T2"> </text:span><text:span text:style-name="T26">ומיעוט</text:span><text:span text:style-name="T2"> </text:span><text:span text:style-name="T26">בחלב</text:span><text:span text:style-name="T2"> </text:span><text:span text:style-name="T26">שעל</text:span><text:span text:style-name="T2"> </text:span><text:span text:style-name="T26">גבי</text:span><text:span text:style-name="T2"> </text:span><text:span text:style-name="T26">הדקין. קשה</text:span><text:span text:style-name="T2"> </text:span><text:span text:style-name="T26">בעיני</text:span><text:span text:style-name="T2"> </text:span><text:span text:style-name="T26">טובא, שהרי</text:span><text:span text:style-name="T2"> </text:span><text:span text:style-name="T26">תניא</text:span><text:span text:style-name="T2"> </text:span><text:span text:style-name="T26">בתורת</text:span><text:span text:style-name="T2"> </text:span><text:span text:style-name="T26">כהנים</text:span><text:span text:style-name="T2"> </text:span><text:span text:style-name="T26">(ויקרא</text:span><text:span text:style-name="T2"> </text:span><text:span text:style-name="T26">דיבורא</text:span><text:span text:style-name="T2"> </text:span><text:span text:style-name="T26">דנדבה</text:span><text:span text:style-name="T2"> </text:span><text:span text:style-name="T26">י"ד) ומייתי</text:span><text:span text:style-name="T2"> </text:span><text:span text:style-name="T26">לה</text:span><text:span text:style-name="T2"> </text:span><text:span text:style-name="T26">בפרק</text:span><text:span text:style-name="T2"> </text:span><text:span text:style-name="T26">אלו</text:span><text:span text:style-name="T2"> </text:span><text:span text:style-name="T26">טרפות</text:span><text:span text:style-name="T2"> </text:span><text:span text:style-name="T26">(חולין</text:span><text:span text:style-name="T2"> </text:span><text:span text:style-name="T26">מט, ב) </text:span><text:span text:style-name="T59">ואת</text:span><text:span text:style-name="T2"> </text:span><text:span text:style-name="T59">כל</text:span><text:span text:style-name="T2"> </text:span><text:span text:style-name="T59">החלב</text:span><text:span text:style-name="T2"> </text:span><text:span text:style-name="T59">אשר</text:span><text:span text:style-name="T2"> </text:span><text:span text:style-name="T59">על</text:span><text:span text:style-name="T2"> </text:span><text:span text:style-name="T59">הקרב</text:span><text:span text:style-name="T2"> </text:span><text:span text:style-name="T26">(ויקרא</text:span><text:span text:style-name="T2"> </text:span><text:span text:style-name="T26">ג, ג), רבי</text:span><text:span text:style-name="T2"> </text:span><text:span text:style-name="T26">ישמעאל</text:span><text:span text:style-name="T2"> </text:span><text:span text:style-name="T26">אומר</text:span><text:span text:style-name="T2"> </text:span><text:span text:style-name="T26">להביא</text:span><text:span text:style-name="T2"> </text:span><text:span text:style-name="T26">את</text:span><text:span text:style-name="T2"> </text:span><text:span text:style-name="T26">החלב</text:span><text:span text:style-name="T2"> </text:span><text:span text:style-name="T26">שעל</text:span><text:span text:style-name="T2"> </text:span><text:span text:style-name="T26">הקיבה</text:span><text:span text:style-name="T2"> </text:span><text:span text:style-name="T26">רבי</text:span><text:span text:style-name="T2"> </text:span><text:span text:style-name="T26">עקיבא</text:span><text:span text:style-name="T2"> </text:span><text:span text:style-name="T26">אומר</text:span><text:span text:style-name="T2"> </text:span><text:span text:style-name="T26">להביא</text:span><text:span text:style-name="T2"> </text:span><text:span text:style-name="T26">את</text:span><text:span text:style-name="T2"> </text:span><text:span text:style-name="T26">החלב</text:span><text:span text:style-name="T2"> </text:span><text:span text:style-name="T26">שעל</text:span><text:span text:style-name="T2"> </text:span><text:span text:style-name="T26">הדקין, ופירש</text:span><text:span text:style-name="T2"> </text:span><text:span text:style-name="T26">רש"י</text:span><text:span text:style-name="T2"> </text:span><text:span text:style-name="T26">חלב</text:span><text:span text:style-name="T2"> </text:span><text:span text:style-name="T26">שעל</text:span><text:span text:style-name="T2"> </text:span><text:span text:style-name="T26">הקיבה</text:span><text:span text:style-name="T2"> </text:span><text:span text:style-name="T26">וכל</text:span><text:span text:style-name="T2"> </text:span><text:span text:style-name="T26">שכן</text:span><text:span text:style-name="T2"> </text:span><text:span text:style-name="T26">שעל</text:span><text:span text:style-name="T2"> </text:span><text:span text:style-name="T26">הדקין, ומוכרח</text:span><text:span text:style-name="T2"> </text:span><text:span text:style-name="T26">הוא</text:span><text:span text:style-name="T2"> </text:span><text:span text:style-name="T26">שהרי</text:span><text:span text:style-name="T2"> </text:span><text:span text:style-name="T26">אם</text:span><text:span text:style-name="T2"> </text:span><text:span text:style-name="T26">אותו</text:span><text:span text:style-name="T2"> </text:span><text:span text:style-name="T26">שעל</text:span><text:span text:style-name="T2"> </text:span><text:span text:style-name="T26">הקיבה</text:span><text:span text:style-name="T2"> </text:span><text:span text:style-name="T26">שאין</text:span><text:span text:style-name="T2"> </text:span><text:span text:style-name="T26">בו</text:span><text:span text:style-name="T2"> </text:span><text:span text:style-name="T26">אלא</text:span><text:span text:style-name="T2"> </text:span><text:span text:style-name="T26">שנים</text:span><text:span text:style-name="T2"> </text:span><text:span text:style-name="T26">מסימני</text:span><text:span text:style-name="T2"> </text:span><text:span text:style-name="T26">החלב</text:span><text:span text:style-name="T2"> </text:span><text:span text:style-name="T26">שעל</text:span><text:span text:style-name="T2"> </text:span><text:span text:style-name="T26">הקרב</text:span><text:span text:style-name="T2"> </text:span><text:span text:style-name="T26">שהוא</text:span><text:span text:style-name="T2"> </text:span><text:span text:style-name="T26">קרום</text:span><text:span text:style-name="T2"> </text:span><text:span text:style-name="T26">ונקלף</text:span><text:span text:style-name="T2"> </text:span><text:span text:style-name="T26">אמר</text:span><text:span text:style-name="T2"> </text:span><text:span text:style-name="T26">שהכתוב</text:span><text:span text:style-name="T2"> </text:span><text:span text:style-name="T26">ריבה</text:span><text:span text:style-name="T2"> </text:span><text:span text:style-name="T26">אותו</text:span><text:span text:style-name="T2"> </text:span><text:span text:style-name="T26">לאסור, כל</text:span><text:span text:style-name="T2"> </text:span><text:span text:style-name="T26">שכן</text:span><text:span text:style-name="T2"> </text:span><text:span text:style-name="T26">אותו</text:span><text:span text:style-name="T2"> </text:span><text:span text:style-name="T26">שעל</text:span><text:span text:style-name="T2"> </text:span><text:span text:style-name="T26">הדקין</text:span><text:span text:style-name="T2"> </text:span><text:span text:style-name="T26">שיש</text:span><text:span text:style-name="T2"> </text:span><text:span text:style-name="T26">בו</text:span><text:span text:style-name="T2"> </text:span><text:span text:style-name="T26">שלשה</text:span><text:span text:style-name="T2"> </text:span><text:span text:style-name="T26">סימנים</text:span><text:span text:style-name="T2"> </text:span><text:span text:style-name="T26">יחד, שהוא</text:span><text:span text:style-name="T2"> </text:span><text:span text:style-name="T26">קרום</text:span><text:span text:style-name="T2"> </text:span><text:span text:style-name="T26">ונקלף</text:span><text:span text:style-name="T2"> </text:span><text:span text:style-name="T26">וגם</text:span><text:span text:style-name="T2"> </text:span><text:span text:style-name="T26">תותב, ולרבי</text:span><text:span text:style-name="T2"> </text:span><text:span text:style-name="T26">עקיבא</text:span><text:span text:style-name="T2"> </text:span><text:span text:style-name="T26">דדריש</text:span><text:span text:style-name="T2"> </text:span><text:span text:style-name="T26">רבויא</text:span><text:span text:style-name="T2"> </text:span><text:span text:style-name="T26">דאת</text:span><text:span text:style-name="T2"> </text:span><text:span text:style-name="T26">כל</text:span><text:span text:style-name="T2"> </text:span><text:span text:style-name="T26">החלב</text:span><text:span text:style-name="T2"> </text:span><text:span text:style-name="T26">לחלב</text:span><text:span text:style-name="T2"> </text:span><text:span text:style-name="T26">שעל</text:span><text:span text:style-name="T2"> </text:span><text:span text:style-name="T26">הדקין, שיש</text:span><text:span text:style-name="T2"> </text:span><text:span text:style-name="T26">ג' סימנים</text:span><text:span text:style-name="T2"> </text:span><text:span text:style-name="T26">יחד</text:span><text:span text:style-name="T2"> </text:span><text:span text:style-name="T26">שהוא</text:span><text:span text:style-name="T2"> </text:span><text:span text:style-name="T26">תותב</text:span><text:span text:style-name="T2"> </text:span><text:span text:style-name="T26">וגם</text:span><text:span text:style-name="T2"> </text:span><text:span text:style-name="T26">קרום</text:span><text:span text:style-name="T2"> </text:span><text:span text:style-name="T26">ונקלף, על</text:span><text:span text:style-name="T2"> </text:span><text:span text:style-name="T26">כרחך</text:span><text:span text:style-name="T2"> </text:span><text:span text:style-name="T26">לומר</text:span><text:span text:style-name="T2"> </text:span><text:span text:style-name="T26">דדוקא</text:span><text:span text:style-name="T2"> </text:span><text:span text:style-name="T26">אותו</text:span><text:span text:style-name="T2"> </text:span><text:span text:style-name="T26">שעל</text:span><text:span text:style-name="T2"> </text:span><text:span text:style-name="T26">הדקין</text:span><text:span text:style-name="T2"> </text:span><text:span text:style-name="T26">קאמר</text:span><text:span text:style-name="T2"> </text:span><text:span text:style-name="T26">דאסור, אבל</text:span><text:span text:style-name="T2"> </text:span><text:span text:style-name="T26">אותו</text:span><text:span text:style-name="T2"> </text:span><text:span text:style-name="T26">שעל</text:span><text:span text:style-name="T2"> </text:span><text:span text:style-name="T26">הקיבה</text:span><text:span text:style-name="T2"> </text:span><text:span text:style-name="T26">שאין</text:span><text:span text:style-name="T2"> </text:span><text:span text:style-name="T26">בו</text:span><text:span text:style-name="T2"> </text:span><text:span text:style-name="T26">אלא</text:span><text:span text:style-name="T2"> </text:span><text:span text:style-name="T26">שני</text:span><text:span text:style-name="T2"> </text:span><text:span text:style-name="T26">סימנים</text:span><text:span text:style-name="T2"> </text:span><text:span text:style-name="T26">מותר, הרי</text:span><text:span text:style-name="T2"> </text:span><text:span text:style-name="T26">קמן</text:span><text:span text:style-name="T2"> </text:span><text:span text:style-name="T26">מבואר</text:span><text:span text:style-name="T2"> </text:span><text:span text:style-name="T26">דלרבי</text:span><text:span text:style-name="T2"> </text:span><text:span text:style-name="T26">ישמעאל</text:span><text:span text:style-name="T2"> </text:span><text:span text:style-name="T26">שאוסר</text:span><text:span text:style-name="T2"> </text:span><text:span text:style-name="T26">חלב</text:span><text:span text:style-name="T2"> </text:span><text:span text:style-name="T26">שעל</text:span><text:span text:style-name="T2"> </text:span><text:span text:style-name="T26">הקיבה</text:span><text:span text:style-name="T2"> </text:span><text:span text:style-name="T26">מרבה</text:span><text:span text:style-name="T2"> </text:span><text:span text:style-name="T26">מאותו</text:span><text:span text:style-name="T2"> </text:span><text:span text:style-name="T26">קרא</text:span><text:span text:style-name="T2"> </text:span><text:span text:style-name="T26">עצמו</text:span><text:span text:style-name="T2"> </text:span><text:span text:style-name="T26">שמרבה</text:span><text:span text:style-name="T2"> </text:span><text:span text:style-name="T26">ממנו</text:span><text:span text:style-name="T2"> </text:span><text:span text:style-name="T26">חלב</text:span><text:span text:style-name="T2"> </text:span><text:span text:style-name="T26">שעל</text:span><text:span text:style-name="T2"> </text:span><text:span text:style-name="T26">גבי</text:span><text:span text:style-name="T2"> </text:span><text:span text:style-name="T26">הדקין, דהיינו</text:span><text:span text:style-name="T2"> </text:span><text:span text:style-name="T26">מריבוי</text:span><text:span text:style-name="T2"> </text:span><text:span text:style-name="T26">כל</text:span><text:span text:style-name="T2"> </text:span><text:span text:style-name="T26">החלב, ולרבי</text:span><text:span text:style-name="T2"> </text:span><text:span text:style-name="T26">עקיבא</text:span><text:span text:style-name="T2"> </text:span><text:span text:style-name="T26">מותר</text:span><text:span text:style-name="T2"> </text:span><text:span text:style-name="T26">חלב</text:span><text:span text:style-name="T2"> </text:span><text:span text:style-name="T26">שעל</text:span><text:span text:style-name="T2"> </text:span><text:span text:style-name="T26">גבי</text:span><text:span text:style-name="T2"> </text:span><text:span text:style-name="T26">הקיבה, אם</text:span><text:span text:style-name="T2"> </text:span><text:span text:style-name="T26">כן</text:span><text:span text:style-name="T2"> </text:span><text:span text:style-name="T26">איך</text:span><text:span text:style-name="T2"> </text:span><text:span text:style-name="T26">אמר</text:span><text:span text:style-name="T2"> </text:span><text:span text:style-name="T26">הכא</text:span><text:span text:style-name="T2"> </text:span><text:span text:style-name="T26">ודאי</text:span><text:span text:style-name="T2"> </text:span><text:span text:style-name="T26">כיון</text:span><text:span text:style-name="T2"> </text:span><text:span text:style-name="T5">דבתרי</text:span><text:span text:style-name="T6"> </text:span><text:span text:style-name="T5">קראי</text:span><text:span text:style-name="T6"> </text:span><text:span text:style-name="T5">קאתו</text:span><text:span text:style-name="T26">, והא</text:span><text:span text:style-name="T2"> </text:span><text:span text:style-name="T26">ליתא</text:span><text:span text:style-name="T2"> </text:span><text:span text:style-name="T26">שהרי</text:span><text:span text:style-name="T2"> </text:span><text:span text:style-name="T26">למאן</text:span><text:span text:style-name="T2"> </text:span><text:span text:style-name="T26">דאוסר</text:span><text:span text:style-name="T2"> </text:span><text:span text:style-name="T26">תרוייהו</text:span><text:span text:style-name="T2"> </text:span><text:span text:style-name="T26">מחד</text:span><text:span text:style-name="T2"> </text:span><text:span text:style-name="T26">קרא</text:span><text:span text:style-name="T2"> </text:span><text:span text:style-name="T26">קאתי. ומדברי</text:span><text:span text:style-name="T2"> </text:span><text:span text:style-name="T26">רש"י</text:span><text:span text:style-name="T2"> </text:span><text:span text:style-name="T26">נראה</text:span><text:span text:style-name="T2"> </text:span><text:span text:style-name="T26">דלא</text:span><text:span text:style-name="T2"> </text:span><text:span text:style-name="T26">גרסינן</text:span><text:span text:style-name="T2"> </text:span><text:span text:style-name="T26">מעוט</text:span><text:span text:style-name="T2"> </text:span><text:span text:style-name="T26">בחלב</text:span><text:span text:style-name="T2"> </text:span><text:span text:style-name="T26">שעל</text:span><text:span text:style-name="T2"> </text:span><text:span text:style-name="T26">גבי</text:span><text:span text:style-name="T2"> </text:span><text:span text:style-name="T26">הקיבה, אלא</text:span><text:span text:style-name="T2"> </text:span><text:span text:style-name="T26">הכי</text:span><text:span text:style-name="T2"> </text:span><text:span text:style-name="T26">גרסינן</text:span><text:span text:style-name="T2"> </text:span><text:span text:style-name="T26">מעוט</text:span><text:span text:style-name="T2"> </text:span><text:span text:style-name="T26">בחלב</text:span><text:span text:style-name="T2"> </text:span><text:span text:style-name="T26">המכסה</text:span><text:span text:style-name="T2"> </text:span><text:span text:style-name="T26">את</text:span><text:span text:style-name="T2"> </text:span><text:span text:style-name="T26">הקרב</text:span><text:span text:style-name="T2"> </text:span><text:span text:style-name="T26">ומעוט</text:span><text:span text:style-name="T2"> </text:span><text:span text:style-name="T26">בחלב</text:span><text:span text:style-name="T2"> </text:span><text:span text:style-name="T26">שעל</text:span><text:span text:style-name="T2"> </text:span><text:span text:style-name="T26">גבי</text:span><text:span text:style-name="T2"> </text:span><text:span text:style-name="T26">הדקין. והשתא</text:span><text:span text:style-name="T2"> </text:span><text:span text:style-name="T26">לא</text:span><text:span text:style-name="T2"> </text:span><text:span text:style-name="T26">קשה</text:span><text:span text:style-name="T2"> </text:span><text:span text:style-name="T26">מידי, דכיון</text:span><text:span text:style-name="T2"> </text:span><text:span text:style-name="T26">דבתרי</text:span><text:span text:style-name="T2"> </text:span><text:span text:style-name="T26">תיבות</text:span><text:span text:style-name="T2"> </text:span><text:span text:style-name="T26">קאתו</text:span><text:span text:style-name="T2"> </text:span><text:span text:style-name="T26">אף</text:span><text:span text:style-name="T2"> </text:span><text:span text:style-name="T26">על</text:span><text:span text:style-name="T2"> </text:span><text:span text:style-name="T26">גב</text:span><text:span text:style-name="T2"> </text:span><text:span text:style-name="T26">דבחד</text:span><text:span text:style-name="T2"> </text:span><text:span text:style-name="T26">קרא</text:span><text:span text:style-name="T2"> </text:span><text:span text:style-name="T26">הוא</text:span><text:span text:style-name="T2"> </text:span><text:span text:style-name="T26">אפילו</text:span><text:span text:style-name="T2"> </text:span><text:span text:style-name="T26">הכי</text:span><text:span text:style-name="T2"> </text:span><text:span text:style-name="T26">בתרי</text:span><text:span text:style-name="T2"> </text:span><text:span text:style-name="T26">קראי</text:span><text:span text:style-name="T2"> </text:span><text:span text:style-name="T26">קאתי</text:span><text:span text:style-name="T2"> </text:span><text:span text:style-name="T26">קרינן</text:span><text:span text:style-name="T2"> </text:span><text:span text:style-name="T26">בהו:</text:span></text:p>
      <text:p text:style-name="P3"/>
      <text:p text:style-name="P4"><text:span text:style-name="T1">ש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1">עד</text:span><text:span text:style-name="T2"> </text:span><text:span text:style-name="T1">שי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</text:span><text:span text:style-name="T2"> </text:span><text:span text:style-name="T1">וכו': </text:span></text:p>
      <text:p text:style-name="P4"><text:span text:style-name="T1">מנלן</text:span><text:span text:style-name="T2"> </text:span><text:span text:style-name="T1">דעד</text:span><text:span text:style-name="T2"> </text:span><text:span text:style-name="T1">שיורו</text:span><text:span text:style-name="T2"> </text:span><text:span text:style-name="T1">לבטל</text:span><text:span text:style-name="T2"> </text:span><text:span text:style-name="T1">מקצת</text:span><text:span text:style-name="T2"> </text:span><text:span text:style-name="T1">ולקיים</text:span><text:span text:style-name="T2"> </text:span><text:span text:style-name="T1">מקצת?</text:span></text:p>
      <text:p text:style-name="P4"><text:span text:style-name="T1">כדאמרינן</text:span><text:span text:style-name="T2"> </text:span><text:span text:style-name="T1">באידך</text:span><text:span text:style-name="T2"> </text:span><text:span text:style-name="T1">פירקין</text:span><text:span text:style-name="T2"> </text:span><text:span text:style-name="T18">[פ"א</text:span><text:span text:style-name="T19"> </text:span><text:span text:style-name="T18">משנה</text:span><text:span text:style-name="T19"> </text:span><text:span text:style-name="T18">ג]</text:span><text:span text:style-name="T1">: </text:span><text:span text:style-name="T68">(ויקרא</text:span><text:span text:style-name="T69"> </text:span><text:span text:style-name="T68">ד,יג)</text:span><text:span text:style-name="T1"> </text:span><text:span text:style-name="T28">[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]</text:span><text:span text:style-name="T59"> ונעלם</text:span><text:span text:style-name="T2"> </text:span><text:span text:style-name="T59">דבר</text:span><text:span text:style-name="T2"> </text:span><text:span text:style-name="T28">[מעיני</text:span><text:span text:style-name="T31"> </text:span><text:span text:style-name="T28">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1"> – '</text:span><text:span text:style-name="T59">דבר</text:span><text:span text:style-name="T1">', ולא</text:span><text:span text:style-name="T2"> </text:span><text:span text:style-name="T1">כל</text:span><text:span text:style-name="T2"> </text:span><text:span text:style-name="T1">הגוף.</text:span></text:p>
      <text:p text:style-name="P3"/>
      <text:p text:style-name="P4"><text:soft-page-break/><text:span text:style-name="T32">[שאין</text:span><text:span text:style-name="T31"> </text:span><text:span text:style-name="T32">ב"ד</text:span><text:span text:style-name="T31"> </text:span><text:span text:style-name="T32">חייבין</text:span><text:span text:style-name="T31"> </text:span><text:span text:style-name="T32">(</text:span><text:span text:style-name="T38">קרבן</text:span><text:span text:style-name="T32">) עד</text:span><text:span text:style-name="T31"> </text:span><text:span text:style-name="T32">שיורו</text:span><text:span text:style-name="T31"> </text:span><text:span text:style-name="T32">לבטל</text:span><text:span text:style-name="T31"> </text:span><text:span text:style-name="T32">מקצת</text:span><text:span text:style-name="T31"> </text:span><text:span text:style-name="T32">ולקיים</text:span><text:span text:style-name="T31"> </text:span><text:span text:style-name="T32">מקצת]</text:span><text:span text:style-name="T1"> וכן</text:span><text:span text:style-name="T2"> </text:span><text:span text:style-name="T1">המשיח: </text:span></text:p>
      <text:p text:style-name="P3">מנלן?</text:p>
      <text:p text:style-name="P4"><text:span text:style-name="T1">דכתיב: </text:span><text:span text:style-name="T18">(ויקרא</text:span><text:span text:style-name="T19"> </text:span><text:span text:style-name="T18">ד,ג)</text:span><text:span text:style-name="T1"> </text:span><text:span text:style-name="T28">[אם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יחטא]</text:span><text:span text:style-name="T59"> לאשמת</text:span><text:span text:style-name="T2"> </text:span><text:span text:style-name="T59">העם</text:span><text:span text:style-name="T2"> </text:span><text:span text:style-name="T28">[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]</text:span><text:span text:style-name="T1"> - הרי</text:span><text:span text:style-name="T2"> </text:span><text:span text:style-name="T1">משיח</text:span><text:span text:style-name="T2"> </text:span><text:span text:style-name="T1">כצבור. </text:span></text:p>
      <text:p text:style-name="P3"/>
      <text:p text:style-name="P4"><text:span text:style-name="T1">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32">[עד</text:span><text:span text:style-name="T31"> </text:span><text:span text:style-name="T32">שיורו</text:span><text:span text:style-name="T31"> </text:span><text:span text:style-name="T32">לבטל</text:span><text:span text:style-name="T31"> </text:span><text:span text:style-name="T32">מקצת</text:span><text:span text:style-name="T31"> </text:span><text:span text:style-name="T32">ולקיים</text:span><text:span text:style-name="T31"> </text:span><text:span text:style-name="T32">מקצת]</text:span><text:span text:style-name="T1">: </text:span></text:p>
      <text:p text:style-name="P3">מנלן?</text:p>
      <text:p text:style-name="P4"><text:span text:style-name="T1">דתנו</text:span><text:span text:style-name="T2"> </text:span><text:span text:style-name="T1">רבנן: '</text:span><text:span text:style-name="T73">לפי</text:span><text:span text:style-name="T74"> </text:span><text:span text:style-name="T73">שיצאה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32">(</text:span><text:span text:style-name="T38">מכלל</text:span><text:span text:style-name="T31"> </text:span><text:span text:style-name="T38">פר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של</text:span><text:span text:style-name="T31"> </text:span><text:span text:style-name="T38">צבור</text:span><text:span text:style-name="T32">)</text:span><text:span text:style-name="T73"> לדון</text:span><text:span text:style-name="T74"> </text:span><text:span text:style-name="T73">בעצמה</text:span><text:span text:style-name="T74"> </text:span><text:span text:style-name="T32">(</text:span><text:span text:style-name="T38">בהבאת</text:span><text:span text:style-name="T31"> </text:span><text:span text:style-name="T38">פר</text:span><text:span text:style-name="T31"> </text:span><text:span text:style-name="T38">ושעיר</text:span><text:span text:style-name="T32">)</text:span><text:span text:style-name="T73">, יכול</text:span><text:span text:style-name="T74"> </text:span><text:span text:style-name="T73">יהו</text:span><text:span text:style-name="T74"> </text:span><text:span text:style-name="T73">חייבין</text:span><text:span text:style-name="T74"> </text:span><text:span text:style-name="T73">על</text:span><text:span text:style-name="T74"> </text:span><text:span text:style-name="T73">עקירת</text:span><text:span text:style-name="T74"> </text:span><text:span text:style-name="T73">מצוה</text:span><text:span text:style-name="T74"> </text:span><text:span text:style-name="T73">כולה?</text:span></text:p>
      <text:p text:style-name="P4"><text:span text:style-name="T73">נאמר</text:span><text:span text:style-name="T74"> </text:span><text:span text:style-name="T73">כאן</text:span><text:span text:style-name="T74"> </text:span><text:span text:style-name="T32">(</text:span><text:span text:style-name="T38">בעבודת</text:span><text:span text:style-name="T31"> </text:span><text:span text:style-name="T38">כוכבים</text:span><text:span text:style-name="T32">)</text:span><text:span text:style-name="T1"> </text:span><text:span text:style-name="T18">[במדבר</text:span><text:span text:style-name="T19"> </text:span><text:span text:style-name="T18">טו,כד]</text:span><text:span text:style-name="T1"> </text:span><text:span text:style-name="T28">[והיה</text:span><text:span text:style-name="T31"> </text:span><text:span text:style-name="T28">אם] </text:span><text:span text:style-name="T59">מעיני</text:span><text:span text:style-name="T2"> </text:span><text:span text:style-name="T59">העדה</text:span><text:span text:style-name="T31"> </text:span><text:span text:style-name="T28">[נעשתה</text:span><text:span text:style-name="T31"> </text:span><text:span text:style-name="T28">לשגגה</text:span><text:span text:style-name="T31"> </text:span><text:span text:style-name="T28">ועשו</text:span><text:span text:style-name="T31"> </text:span><text:span text:style-name="T28">כל</text:span><text:span text:style-name="T31"> </text:span><text:span text:style-name="T28">העדה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אחד</text:span><text:span text:style-name="T31"> </text:span><text:span text:style-name="T28">לעלה</text:span><text:span text:style-name="T31"> </text:span><text:span text:style-name="T28">לריח</text:span><text:span text:style-name="T31"> </text:span><text:span text:style-name="T28">ניחח</text:span><text:span text:style-name="T31"> </text:span><text:span text:style-name="T28">לה' ומנחתו</text:span><text:span text:style-name="T31"> </text:span><text:span text:style-name="T28">ונסכו</text:span><text:span text:style-name="T31"> </text:span><text:span text:style-name="T28">כמשפט</text:span><text:span text:style-name="T31"> </text:span><text:span text:style-name="T28">ושעיר</text:span><text:span text:style-name="T31"> </text:span><text:span text:style-name="T28">עזים</text:span><text:span text:style-name="T31"> </text:span><text:span text:style-name="T28">אחד</text:span><text:span text:style-name="T31"> </text:span><text:span text:style-name="T28">לחטת]</text:span><text:span text:style-name="T73">, ונאמר</text:span><text:span text:style-name="T74"> </text:span><text:span text:style-name="T73">להלן</text:span><text:span text:style-name="T74"> </text:span><text:span text:style-name="T18">[ויקרא</text:span><text:span text:style-name="T19"> </text:span><text:span text:style-name="T18">ד,יג] </text:span><text:span text:style-name="T38">[</text:span><text:span text:style-name="T28">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1"> </text:span><text:span text:style-name="T28">ונעלם</text:span><text:span text:style-name="T31"> </text:span><text:span text:style-name="T28">דבר]</text:span><text:span text:style-name="T75"> מעיני</text:span><text:span text:style-name="T74"> </text:span><text:span text:style-name="T28">[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18"> </text:span><text:span text:style-name="T73">: מה</text:span><text:span text:style-name="T74"> </text:span><text:span text:style-name="T73">להלן</text:span><text:span text:style-name="T74"> </text:span><text:span text:style-name="T73">בב"ד</text:span><text:span text:style-name="T74"> </text:span><text:span text:style-name="T32">(</text:span><text:span text:style-name="T38">דכתיב</text:span><text:span text:style-name="T31"> </text:span><text:span text:style-name="T38">'</text:span><text:span text:style-name="T28">ונעלם</text:span><text:span text:style-name="T31"> </text:span><text:span text:style-name="T28">דבר</text:span><text:span text:style-name="T31"> </text:span><text:span text:style-name="T28">מעיני</text:span><text:span text:style-name="T31"> </text:span><text:span text:style-name="T28">הקהל</text:span><text:span text:style-name="T31"> </text:span><text:span text:style-name="T28">ועשו</text:span><text:span text:style-name="T38">' </text:span><text:span text:style-name="T18">[ויקרא</text:span><text:span text:style-name="T19"> </text:span><text:span text:style-name="T18">ד,יג]</text:span><text:span text:style-name="T38">, ואמרינן</text:span><text:span text:style-name="T31"> </text:span><text:span text:style-name="T38">לעיל</text:span><text:span text:style-name="T31"> </text:span><text:span text:style-name="T38">בפרק</text:span><text:span text:style-name="T31"> </text:span><text:span text:style-name="T38">קמא</text:span><text:span text:style-name="T31"> </text:span><text:span text:style-name="T18">(דף</text:span><text:span text:style-name="T19"> </text:span><text:span text:style-name="T18">ה.)</text:span><text:span text:style-name="T38">: </text:span><text:span text:style-name="T48">הוראה</text:span><text:span text:style-name="T49"> </text:span><text:span text:style-name="T48">תלויה</text:span><text:span text:style-name="T49"> </text:span><text:span text:style-name="T48">בבית</text:span><text:span text:style-name="T49"> </text:span><text:span text:style-name="T48">דין</text:span><text:span text:style-name="T38">, דכתיב</text:span><text:span text:style-name="T31"> </text:span><text:span text:style-name="T38">'</text:span><text:span text:style-name="T28">ונעלם</text:span><text:span text:style-name="T31"> </text:span><text:span text:style-name="T28">דבר</text:span><text:span text:style-name="T31"> </text:span><text:span text:style-name="T28">מעיני</text:span><text:span text:style-name="T31"> </text:span><text:span text:style-name="T28">הקהל</text:span><text:span text:style-name="T38">' - דהיינו</text:span><text:span text:style-name="T31"> </text:span><text:span text:style-name="T38">בית</text:span><text:span text:style-name="T31"> </text:span><text:span text:style-name="T38">דין</text:span><text:span text:style-name="T31"> – </text:span><text:span text:style-name="T48">ומעשה</text:span><text:span text:style-name="T49"> </text:span><text:span text:style-name="T48">תלוי</text:span><text:span text:style-name="T49"> </text:span><text:span text:style-name="T48">בקהל</text:span><text:span text:style-name="T38">, דכתיב</text:span><text:span text:style-name="T31"> </text:span><text:span text:style-name="T28">הקהל</text:span><text:span text:style-name="T31"> </text:span><text:span text:style-name="T28">ועשו</text:span><text:span text:style-name="T38">; ובעבודת</text:span><text:span text:style-name="T31"> </text:span><text:span text:style-name="T38">כוכבים</text:span><text:span text:style-name="T31"> </text:span><text:span text:style-name="T38">לא</text:span><text:span text:style-name="T31"> </text:span><text:span text:style-name="T38">כתיב</text:span><text:span text:style-name="T31"> </text:span><text:span text:style-name="T38">בית</text:span><text:span text:style-name="T31"> </text:span><text:span text:style-name="T38">דין, דכתיב</text:span><text:span text:style-name="T31"> </text:span><text:span text:style-name="T38">'</text:span><text:span text:style-name="T28">והיה</text:span><text:span text:style-name="T31"> </text:span><text:span text:style-name="T28">אם</text:span><text:span text:style-name="T31"> </text:span><text:span text:style-name="T28">מעיני</text:span><text:span text:style-name="T31"> </text:span><text:span text:style-name="T28">העדה</text:span><text:span text:style-name="T31"> </text:span><text:span text:style-name="T28">נעשתה</text:span><text:span text:style-name="T31"> </text:span><text:span text:style-name="T28">לשגגה</text:span><text:span text:style-name="T38">' </text:span><text:span text:style-name="T18">[במדבר</text:span><text:span text:style-name="T19"> </text:span><text:span text:style-name="T18">טו,כד]</text:span><text:span text:style-name="T38">, ואי</text:span><text:span text:style-name="T31"> </text:span><text:span text:style-name="T38">סלקא</text:span><text:span text:style-name="T31"> </text:span><text:span text:style-name="T38">דעתא</text:span><text:span text:style-name="T31"> </text:span><text:span text:style-name="T38">'בית</text:span><text:span text:style-name="T31"> </text:span><text:span text:style-name="T38">דין' - והא</text:span><text:span text:style-name="T31"> </text:span><text:span text:style-name="T38">אין</text:span><text:span text:style-name="T31"> </text:span><text:span text:style-name="T38">מעשה</text:span><text:span text:style-name="T31"> </text:span><text:span text:style-name="T38">תלוי</text:span><text:span text:style-name="T31"> </text:span><text:span text:style-name="T38">בבית</text:span><text:span text:style-name="T31"> </text:span><text:span text:style-name="T38">דין</text:span><text:span text:style-name="T31"> </text:span><text:span text:style-name="T38">אלא</text:span><text:span text:style-name="T31"> </text:span><text:span text:style-name="T38">בקהל, דהכא</text:span><text:span text:style-name="T31"> </text:span><text:span text:style-name="T38">כתיב</text:span><text:span text:style-name="T31"> </text:span><text:span text:style-name="T38">'</text:span><text:span text:style-name="T28">מעיני</text:span><text:span text:style-name="T31"> </text:span><text:span text:style-name="T28">העדה</text:span><text:span text:style-name="T31"> </text:span><text:span text:style-name="T44">נעשתה</text:span><text:span text:style-name="T38">', דהיינו</text:span><text:span text:style-name="T31"> </text:span><text:span text:style-name="T38">מעשה; אלא: מה</text:span><text:span text:style-name="T31"> </text:span><text:span text:style-name="T38">להלן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דכתיב</text:span><text:span text:style-name="T31"> </text:span><text:span text:style-name="T38">בפרשת</text:span><text:span text:style-name="T31"> </text:span><text:span text:style-name="T38">ויקרא</text:span><text:span text:style-name="T32">)</text:span><text:span text:style-name="T73"> - אף</text:span><text:span text:style-name="T74"> </text:span><text:span text:style-name="T73">כאן</text:span><text:span text:style-name="T74"> </text:span><text:span text:style-name="T73">נמי</text:span><text:span text:style-name="T74"> </text:span><text:span text:style-name="T73">בבית</text:span><text:span text:style-name="T74"> </text:span><text:span text:style-name="T73">דין, ומה</text:span><text:span text:style-name="T74"> </text:span><text:span text:style-name="T73">להלן</text:span><text:span text:style-name="T74"> </text:span><text:span text:style-name="T73">'</text:span><text:span text:style-name="T75">דבר</text:span><text:span text:style-name="T73">', ולא</text:span><text:span text:style-name="T74"> </text:span><text:span text:style-name="T73">כל</text:span><text:span text:style-name="T74"> </text:span><text:span text:style-name="T73">הגוף' - אף</text:span><text:span text:style-name="T74"> </text:span><text:span text:style-name="T73">כאן</text:span><text:span text:style-name="T74"> </text:span><text:span text:style-name="T82">[בעבודה</text:span><text:span text:style-name="T84"> </text:span><text:span text:style-name="T82">זרה]</text:span><text:span text:style-name="T73"> נמי: '</text:span><text:span text:style-name="T75">דבר',</text:span><text:span text:style-name="T73"> ולא</text:span><text:span text:style-name="T74"> </text:span><text:span text:style-name="T73">כל</text:span><text:span text:style-name="T74"> </text:span><text:span text:style-name="T73">הגוף</text:span><text:span text:style-name="T1">.</text:span></text:p>
      <text:p text:style-name="P3"/>
      <text:p text:style-name="P3"/>
      <text:p text:style-name="P3">משנה:</text:p>
      <text:p text:style-name="P4"><text:span text:style-name="T1">אין</text:span><text:span text:style-name="T2"> </text:span><text:span text:style-name="T32">(</text:span><text:span text:style-name="T38">בית</text:span><text:span text:style-name="T31"> </text:span><text:span text:style-name="T38">דין</text:span><text:span text:style-name="T32">)</text:span><text:span text:style-name="T1"> חייבין</text:span><text:span text:style-name="T2"> </text:span><text:span text:style-name="T32">(</text:span><text:span text:style-name="T38">קרבן</text:span><text:span text:style-name="T32">)</text:span><text:span text:style-name="T1"> אלא</text:span><text:span text:style-name="T2"> </text:span><text:span text:style-name="T1">על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עם</text:span><text:span text:style-name="T2"> </text:span><text:span text:style-name="T1">שגגת</text:span><text:span text:style-name="T2"> </text:span><text:span text:style-name="T1">המעשה</text:span><text:span text:style-name="T2"> </text:span><text:span text:style-name="T32">(</text:span><text:span text:style-name="T38">וצבור</text:span><text:span text:style-name="T31"> </text:span><text:span text:style-name="T38">- הוא</text:span><text:span text:style-name="T31"> </text:span><text:span text:style-name="T38">דכי</text:span><text:span text:style-name="T31"> </text:span><text:span text:style-name="T38">עבדי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לחודיה</text:span><text:span text:style-name="T31"> </text:span><text:span text:style-name="T38">מייתו</text:span><text:span text:style-name="T31"> </text:span><text:span text:style-name="T38">כל</text:span><text:span text:style-name="T31"> </text:span><text:span text:style-name="T38">חד</text:span><text:span text:style-name="T31"> </text:span><text:span text:style-name="T38">וחד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דדיניהם</text:span><text:span text:style-name="T31"> </text:span><text:span text:style-name="T38">כיחידים: דכיון</text:span><text:span text:style-name="T31"> </text:span><text:span text:style-name="T38">דלא</text:span><text:span text:style-name="T31"> </text:span><text:span text:style-name="T38">עשו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בית</text:span><text:span text:style-name="T31"> </text:span><text:span text:style-name="T38">דין</text:span><text:span text:style-name="T31"> </text:span><text:span text:style-name="T38">- מחלקי</text:span><text:span text:style-name="T31"> </text:span><text:span text:style-name="T38">כולהו</text:span><text:span text:style-name="T31"> </text:span><text:span text:style-name="T38">מהדדי, והוו</text:span><text:span text:style-name="T31"> </text:span><text:span text:style-name="T38">יחידים, ויחידים</text:span><text:span text:style-name="T31"> </text:span><text:span text:style-name="T38">חייבין</text:span><text:span text:style-name="T31"> </text:span><text:span text:style-name="T38">בשגגת</text:span><text:span text:style-name="T31"> </text:span><text:span text:style-name="T38">מעשה</text:span><text:span text:style-name="T32">)</text:span><text:span text:style-name="T1">; וכן</text:span><text:span text:style-name="T2"> </text:span><text:span text:style-name="T1">המשיח</text:span><text:span text:style-name="T2"> </text:span><text:span text:style-name="T32">(</text:span><text:span text:style-name="T38">אבל</text:span><text:span text:style-name="T31"> </text:span><text:span text:style-name="T38">משיח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לחודיה</text:span><text:span text:style-name="T31"> </text:span><text:span text:style-name="T38">פטור</text:span><text:span text:style-name="T31"> </text:span><text:span text:style-name="T38">מכלום, כדאמר</text:span><text:span text:style-name="T31"> </text:span><text:span text:style-name="T38">לקמן</text:span><text:span text:style-name="T31"> </text:span><text:span text:style-name="T38">בפרק</text:span><text:span text:style-name="T31"> </text:span><text:span text:style-name="T38">בתרא</text:span><text:span text:style-name="T31"> </text:span><text:span text:style-name="T18">(דף</text:span><text:span text:style-name="T19"> </text:span><text:span text:style-name="T18">יא.)</text:span><text:span text:style-name="T38"> </text:span><text:span text:style-name="T48">'</text:span><text:span text:style-name="T50">מעם</text:span><text:span text:style-name="T49"> </text:span><text:span text:style-name="T50">הארץ</text:span><text:span text:style-name="T48">' </text:span><text:span text:style-name="T18">[ןיקרא</text:span><text:span text:style-name="T19"> </text:span><text:span text:style-name="T18">ד,כז]</text:span><text:span text:style-name="T24"> </text:span><text:span text:style-name="T48">– פרט</text:span><text:span text:style-name="T49"> </text:span><text:span text:style-name="T48">למשיח</text:span><text:span text:style-name="T38">, דאינו</text:span><text:span text:style-name="T31"> </text:span><text:span text:style-name="T38">מביא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כלל, והיינו</text:span><text:span text:style-name="T31"> </text:span><text:span text:style-name="T38">דקאמר</text:span><text:span text:style-name="T31"> </text:span><text:span text:style-name="T48">יצא</text:span><text:span text:style-name="T49"> </text:span><text:span text:style-name="T48">משיח</text:span><text:span text:style-name="T49"> </text:span><text:span text:style-name="T48">שאין</text:span><text:span text:style-name="T49"> </text:span><text:span text:style-name="T48">חטאתו</text:span><text:span text:style-name="T49"> </text:span><text:span text:style-name="T48">בשגגה</text:span><text:span text:style-name="T38">, דהיינו</text:span><text:span text:style-name="T31"> </text:span><text:span text:style-name="T38">בשגגת</text:span><text:span text:style-name="T31"> </text:span><text:span text:style-name="T38">מעשה</text:span><text:span text:style-name="T32">)</text:span><text:span text:style-name="T1">;</text:span></text:p>
      <text:p text:style-name="P4"><text:span text:style-name="T1">ולא</text:span><text:span text:style-name="T2"> </text:span><text:span text:style-name="T1">בעבודת</text:span><text:span text:style-name="T2"> </text:span><text:span text:style-name="T1">כוכבים: אין</text:span><text:span text:style-name="T2"> </text:span><text:span text:style-name="T1">חייבין</text:span><text:span text:style-name="T2"> </text:span><text:span text:style-name="T1">אלא</text:span><text:span text:style-name="T2"> </text:span><text:span text:style-name="T1">על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עם</text:span><text:span text:style-name="T2"> </text:span><text:span text:style-name="T1">שגגת</text:span><text:span text:style-name="T2"> </text:span><text:span text:style-name="T1">המעשה.</text:span></text:p>
      <text:p text:style-name="P3"/>
      <text:p text:style-name="P3">גמרא:</text:p>
      <text:p text:style-name="P3">מנלן?</text:p>
      <text:p text:style-name="P4"><text:span text:style-name="T1">דתנו</text:span><text:span text:style-name="T2"> </text:span><text:span text:style-name="T1">רבנן: </text:span><text:span text:style-name="T18">'[ויקרא</text:span><text:span text:style-name="T19"> </text:span><text:span text:style-name="T18">ד,יג]</text:span><text:span text:style-name="T1"> </text:span><text:span text:style-name="T32">[</text:span><text:span text:style-name="T28">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]</text:span><text:span text:style-name="T75"> ישגו</text:span><text:span text:style-name="T74"> </text:span><text:span text:style-name="T28">[ונעלם</text:span><text:span text:style-name="T31"> </text:span><text:span text:style-name="T28">דבר</text:span><text:span text:style-name="T31"> </text:span><text:span text:style-name="T28">מעיני</text:span><text:span text:style-name="T31"> </text:span><text:span text:style-name="T28">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73"> - יכול</text:span><text:span text:style-name="T74"> </text:span><text:span text:style-name="T73">יהו</text:span><text:span text:style-name="T74"> </text:span><text:span text:style-name="T73">חייבין</text:span><text:span text:style-name="T74"> </text:span><text:span text:style-name="T73">על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82">[בלי</text:span><text:span text:style-name="T84"> </text:span><text:span text:style-name="T82">הוראת</text:span><text:span text:style-name="T84"> </text:span><text:span text:style-name="T82">ב"ד]</text:span><text:span text:style-name="T73">? - תלמוד</text:span><text:span text:style-name="T74"> </text:span><text:span text:style-name="T73">לומר: 'ישגו</text:span><text:span text:style-name="T74"> </text:span><text:span text:style-name="T73">ונעלם</text:span><text:span text:style-name="T74"> </text:span><text:span text:style-name="T73">דבר': אין</text:span><text:span text:style-name="T74"> </text:span><text:span text:style-name="T73">חייבין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.</text:span><text:span text:style-name="T1">'</text:span></text:p>
      <text:p text:style-name="P3"/>
      <text:p text:style-name="P4"><text:span text:style-name="T1">וכן</text:span><text:span text:style-name="T2"> </text:span><text:span text:style-name="T1">המשיח: </text:span></text:p>
      <text:p text:style-name="P3">מנלן?</text:p>
      <text:p text:style-name="P4"><text:span text:style-name="T1">דכתיב: </text:span><text:span text:style-name="T18">(ויקרא</text:span><text:span text:style-name="T19"> </text:span><text:span text:style-name="T18">ד,ג)</text:span><text:span text:style-name="T1"> </text:span><text:span text:style-name="T28">[אם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יחטא]</text:span><text:span text:style-name="T59"> לאשמת</text:span><text:span text:style-name="T2"> </text:span><text:span text:style-name="T59">העם</text:span><text:span text:style-name="T2"> </text:span><text:span text:style-name="T28">[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]</text:span><text:span text:style-name="T1"> - הרי</text:span><text:span text:style-name="T2"> </text:span><text:span text:style-name="T1">משיח</text:span><text:span text:style-name="T2"> </text:span><text:span text:style-name="T1">כצבור. </text:span></text:p>
      <text:p text:style-name="P11"/>
      <text:p text:style-name="P4"><text:span text:style-name="T1">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אלא</text:span><text:span text:style-name="T2"> </text:span><text:span text:style-name="T1">על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עם</text:span><text:span text:style-name="T2"> </text:span><text:span text:style-name="T1">שגגת</text:span><text:span text:style-name="T2"> </text:span><text:span text:style-name="T1">מעשה: </text:span></text:p>
      <text:p text:style-name="P3">מנלן?</text:p>
      <text:p text:style-name="P4"><text:span text:style-name="T1">דתנו</text:span><text:span text:style-name="T2"> </text:span><text:span text:style-name="T1">רבנן: '</text:span><text:span text:style-name="T73">לפי</text:span><text:span text:style-name="T74"> </text:span><text:span text:style-name="T73">שיצאה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לדון</text:span><text:span text:style-name="T74"> </text:span><text:span text:style-name="T73">בעצמה; יכול</text:span><text:span text:style-name="T74"> </text:span><text:span text:style-name="T73">יהו</text:span><text:span text:style-name="T74"> </text:span><text:span text:style-name="T73">חייבין</text:span><text:span text:style-name="T74"> </text:span><text:span text:style-name="T73">על</text:span><text:span text:style-name="T74"> </text:span><text:span text:style-name="T73">שגגת</text:span><text:span text:style-name="T74"> </text:span><text:span text:style-name="T73">המעשה? - </text:span><text:span text:style-name="T18">[במדבר</text:span><text:span text:style-name="T19"> </text:span><text:span text:style-name="T18">טו,כד]</text:span><text:span text:style-name="T1"> </text:span><text:span text:style-name="T28">[והיה</text:span><text:span text:style-name="T31"> </text:span><text:span text:style-name="T28">אם]</text:span><text:span text:style-name="T50"> </text:span><text:span text:style-name="T75">מעיני</text:span><text:span text:style-name="T74"> </text:span><text:span text:style-name="T75">העדה</text:span><text:span text:style-name="T49"> </text:span><text:span text:style-name="T28">[נעשתה</text:span><text:span text:style-name="T31"> </text:span><text:span text:style-name="T28">לשגגה</text:span><text:span text:style-name="T31"> </text:span><text:span text:style-name="T28">ועשו</text:span><text:span text:style-name="T31"> </text:span><text:span text:style-name="T28">כל</text:span><text:span text:style-name="T31"> </text:span><text:span text:style-name="T28">העדה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אחד</text:span><text:span text:style-name="T31"> </text:span><text:span text:style-name="T28">לעלה</text:span><text:span text:style-name="T31"> </text:span><text:span text:style-name="T28">לריח</text:span><text:span text:style-name="T31"> </text:span><text:span text:style-name="T28">ניחח</text:span><text:span text:style-name="T31"> </text:span><text:span text:style-name="T28">לה' ומנחתו</text:span><text:span text:style-name="T31"> </text:span><text:span text:style-name="T28">ונסכו</text:span><text:span text:style-name="T31"> </text:span><text:span text:style-name="T28">כמשפט</text:span><text:span text:style-name="T31"> </text:span><text:span text:style-name="T28">ושעיר</text:span><text:span text:style-name="T31"> </text:span><text:span text:style-name="T28">עזים</text:span><text:span text:style-name="T31"> </text:span><text:span text:style-name="T28">אחד</text:span><text:span text:style-name="T31"> </text:span><text:span text:style-name="T28">לחטת]</text:span><text:span text:style-name="T73">, ונאמר</text:span><text:span text:style-name="T74"> </text:span><text:span text:style-name="T73">להלן</text:span><text:span text:style-name="T74"> </text:span><text:span text:style-name="T18">[ויקרא</text:span><text:span text:style-name="T19"> </text:span><text:span text:style-name="T18">ד,יג] </text:span><text:span text:style-name="T38">[</text:span><text:span text:style-name="T28">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1"> </text:span><text:span text:style-name="T28">ונעלם</text:span><text:span text:style-name="T31"> </text:span><text:span text:style-name="T28">דבר]</text:span><text:span text:style-name="T75"> מעיני</text:span><text:span text:style-name="T74"> </text:span><text:span text:style-name="T28">[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73">; מה</text:span><text:span text:style-name="T74"> </text:span><text:span text:style-name="T73">להלן</text:span><text:span text:style-name="T74"> </text:span><text:span text:style-name="T73">אין</text:span><text:span text:style-name="T74"> </text:span><text:span text:style-name="T73">חייבין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ף</text:span><text:span text:style-name="T74"> </text:span><text:span text:style-name="T73">כאן</text:span><text:span text:style-name="T74"> </text:span><text:span text:style-name="T73">אין</text:span><text:span text:style-name="T74"> </text:span><text:span text:style-name="T73">חייבין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1">', ואילו</text:span><text:span text:style-name="T2"> </text:span><text:span text:style-name="T1">משיח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לא</text:span><text:span text:style-name="T2"> </text:span><text:span text:style-name="T1">קתני</text:span><text:span text:style-name="T2"> </text:span><text:span text:style-name="T32">(</text:span><text:span text:style-name="T38">דקתני</text:span><text:span text:style-name="T31"> </text:span><text:span text:style-name="T48">ולא</text:span><text:span text:style-name="T49"> </text:span><text:span text:style-name="T48">בעבודת</text:span><text:span text:style-name="T49"> </text:span><text:span text:style-name="T48">כוכבים</text:span><text:span text:style-name="T49"> </text:span><text:span text:style-name="T48">אין</text:span><text:span text:style-name="T49"> </text:span><text:span text:style-name="T48">חייבים</text:span><text:span text:style-name="T49"> </text:span><text:span text:style-name="T48">אלא</text:span><text:span text:style-name="T49"> </text:span><text:span text:style-name="T48">על</text:span><text:span text:style-name="T49"> </text:span><text:span text:style-name="T48">העלם</text:span><text:span text:style-name="T49"> </text:span><text:span text:style-name="T48">דבר</text:span><text:span text:style-name="T49"> </text:span><text:span text:style-name="T48">עם</text:span><text:span text:style-name="T49"> </text:span><text:span text:style-name="T48">שגגת</text:span><text:span text:style-name="T49"> </text:span><text:span text:style-name="T48">מעשה</text:span><text:span text:style-name="T31"> </text:span><text:span text:style-name="T38">ולא</text:span><text:span text:style-name="T31"> </text:span><text:span text:style-name="T38">קתני</text:span><text:span text:style-name="T31"> </text:span><text:span text:style-name="T38">'וכן</text:span><text:span text:style-name="T31"> </text:span><text:span text:style-name="T38">המשיח'; ומדלא</text:span><text:span text:style-name="T31"> </text:span><text:span text:style-name="T38">קתני</text:span><text:span text:style-name="T31"> </text:span><text:span text:style-name="T38">'וכן</text:span><text:span text:style-name="T31"> </text:span><text:span text:style-name="T38">המשיח' - מכלל</text:span><text:span text:style-name="T31"> </text:span><text:span text:style-name="T38">דמשיח</text:span><text:span text:style-name="T31"> </text:span><text:span text:style-name="T38">בעבודת</text:span><text:span text:style-name="T31"> </text:span><text:span text:style-name="T38">כוכבים</text:span><text:span text:style-name="T31"> </text:span><text:span text:style-name="T38">חייב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לחודיה</text:span><text:span text:style-name="T32">)</text:span><text:span text:style-name="T1">.</text:span></text:p>
      <text:p text:style-name="P3"/>
      <text:p text:style-name="P4"><text:span text:style-name="T1">מתניתין</text:span><text:span text:style-name="T2"> </text:span><text:span text:style-name="T1">מני?</text:span></text:p>
      <text:p text:style-name="P4"><text:span text:style-name="T1">רבי</text:span><text:span text:style-name="T2"> </text:span><text:span text:style-name="T1">היא, דתניא: '</text:span><text:span text:style-name="T73">משיח</text:span><text:span text:style-name="T74"> </text:span><text:span text:style-name="T73">בעבודת</text:span><text:span text:style-name="T74"> </text:span><text:span text:style-name="T73">כוכבים: רבי</text:span><text:span text:style-name="T74"> </text:span><text:span text:style-name="T73">אומר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32">(</text:span><text:span text:style-name="T38">לחודיה</text:span><text:span text:style-name="T32">)</text:span><text:span text:style-name="T73">, וחכמים</text:span><text:span text:style-name="T74"> </text:span><text:span text:style-name="T73">אומרים: בהעלם</text:span><text:span text:style-name="T74"> </text:span><text:span text:style-name="T73">דבר</text:span><text:span text:style-name="T74"> </text:span><text:span text:style-name="T32">(</text:span><text:span text:style-name="T38">כלומר: עם</text:span><text:span text:style-name="T31"> </text:span><text:span text:style-name="T38">שגגת</text:span><text:span text:style-name="T31"> </text:span><text:span text:style-name="T38">מעשה, כשאר</text:span><text:span text:style-name="T31"> </text:span><text:span text:style-name="T38">מצות</text:span><text:span text:style-name="T32">)</text:span><text:span text:style-name="T73">; ושוין</text:span><text:span text:style-name="T74"> </text:span><text:span text:style-name="T73">שבשעירה, ושוין</text:span><text:span text:style-name="T74"> </text:span><text:span text:style-name="T73">שאין</text:span><text:span text:style-name="T74"> </text:span><text:span text:style-name="T73">מביא</text:span><text:span text:style-name="T74"> </text:span><text:span text:style-name="T73">אשם</text:span><text:span text:style-name="T74"> </text:span><text:span text:style-name="T73">תלוי.</text:span><text:span text:style-name="T1">' </text:span></text:p>
      <text:p text:style-name="P4"><text:span text:style-name="T1">ותסברא? 'בזדונו</text:span><text:span text:style-name="T2"> </text:span><text:span text:style-name="T1">כרת</text:span><text:span text:style-name="T2"> </text:span><text:span text:style-name="T1">ובשגגתו</text:span><text:span text:style-name="T2"> </text:span><text:span text:style-name="T1">חטאת' </text:span><text:span text:style-name="T32">(</text:span><text:span text:style-name="T38">דעבודת</text:span><text:span text:style-name="T31"> </text:span><text:span text:style-name="T38">כוכבים, דקתני</text:span><text:span text:style-name="T31"> </text:span><text:span text:style-name="T38">'</text:span><text:span text:style-name="T48">ולא</text:span><text:span text:style-name="T49"> </text:span><text:span text:style-name="T48">בעבודת</text:span><text:span text:style-name="T49"> </text:span><text:span text:style-name="T48">כוכבים, אלא</text:span><text:span text:style-name="T49"> </text:span><text:span text:style-name="T48">על</text:span><text:span text:style-name="T49"> </text:span><text:span text:style-name="T48">דבר</text:span><text:span text:style-name="T49"> </text:span><text:span text:style-name="T48">שחייבין</text:span><text:span text:style-name="T49"> </text:span><text:span text:style-name="T48">על</text:span><text:span text:style-name="T49"> </text:span><text:span text:style-name="T48">זדונו</text:span><text:span text:style-name="T49"> </text:span><text:span text:style-name="T48">כרת</text:span><text:span text:style-name="T49"> </text:span><text:span text:style-name="T48">ועל</text:span><text:span text:style-name="T49"> </text:span><text:span text:style-name="T48">שגגתו</text:span><text:span text:style-name="T49"> </text:span><text:span text:style-name="T48">חטאת</text:span><text:span text:style-name="T38">'</text:span><text:span text:style-name="T32">)</text:span><text:span text:style-name="T1"> מי</text:span><text:span text:style-name="T2"> </text:span><text:span text:style-name="T1">קתני</text:span><text:span text:style-name="T2"> </text:span><text:span text:style-name="T32">(</text:span><text:span text:style-name="T38">'וכן</text:span><text:span text:style-name="T31"> </text:span><text:span text:style-name="T38">המשיח'? והא</text:span><text:span text:style-name="T31"> </text:span><text:span text:style-name="T38">קיימא</text:span><text:span text:style-name="T31"> </text:span><text:span text:style-name="T38">לן</text:span><text:span text:style-name="T31"> </text:span><text:span text:style-name="T38">דמשיח</text:span><text:span text:style-name="T31"> </text:span><text:span text:style-name="T38">נמי</text:span><text:span text:style-name="T31"> </text:span><text:span text:style-name="T38">בעבודת</text:span><text:span text:style-name="T31"> </text:span><text:span text:style-name="T38">כוכבים</text:span><text:span text:style-name="T31"> </text:span><text:span text:style-name="T38">אינו</text:span><text:span text:style-name="T31"> </text:span><text:span text:style-name="T38">חייב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דבר</text:span><text:span text:style-name="T31"> </text:span><text:span text:style-name="T38">שזדונו</text:span><text:span text:style-name="T31"> </text:span><text:span text:style-name="T38">כרת</text:span><text:span text:style-name="T31"> </text:span><text:span text:style-name="T38">ועל</text:span><text:span text:style-name="T31"> </text:span><text:span text:style-name="T38">שגגתו</text:span><text:span text:style-name="T31"> </text:span><text:span text:style-name="T38">חטאת, כדאמרינן</text:span><text:span text:style-name="T31"> </text:span><text:span text:style-name="T38">לקמן: '</text:span><text:span text:style-name="T48">נאמר</text:span><text:span text:style-name="T49"> </text:span><text:span text:style-name="T48">כאן</text:span><text:span text:style-name="T49"> </text:span><text:span text:style-name="T48">עליה</text:span><text:span text:style-name="T31"> </text:span><text:span text:style-name="T38">כו' </text:span><text:span text:style-name="T48">לאשמת</text:span><text:span text:style-name="T49"> </text:span><text:span text:style-name="T48">העם</text:span><text:span text:style-name="T49"> </text:span><text:span text:style-name="T48">הרי</text:span><text:span text:style-name="T49"> </text:span><text:span text:style-name="T48">משיח</text:span><text:span text:style-name="T49"> </text:span><text:span text:style-name="T48">כצבור</text:span><text:span text:style-name="T38">' ואפילו</text:span><text:span text:style-name="T31"> </text:span><text:span text:style-name="T38">הכי</text:span><text:span text:style-name="T31"> </text:span><text:span text:style-name="T38">לא</text:span><text:span text:style-name="T31"> </text:span><text:span text:style-name="T38">קתני</text:span><text:span text:style-name="T31"> </text:span><text:span text:style-name="T38">במתניתין</text:span><text:span text:style-name="T31"> </text:span><text:span text:style-name="T38">'וכן</text:span><text:span text:style-name="T31"> </text:span><text:span text:style-name="T38">המשיח'</text:span><text:span text:style-name="T32">)</text:span><text:span text:style-name="T1">?</text:span></text:p>
      <text:p text:style-name="P4"><text:span text:style-name="T1">אלא</text:span><text:span text:style-name="T2"> </text:span><text:span text:style-name="T1">תני</text:span><text:span text:style-name="T2"> </text:span><text:span text:style-name="T1">הא</text:span><text:span text:style-name="T2"> </text:span><text:span text:style-name="T32">(</text:span><text:span text:style-name="T38">בדבר</text:span><text:span text:style-name="T31"> </text:span><text:span text:style-name="T38">שחייבין</text:span><text:span text:style-name="T31"> </text:span><text:span text:style-name="T38">על</text:span><text:span text:style-name="T31"> </text:span><text:span text:style-name="T38">זדונו</text:span><text:span text:style-name="T31"> </text:span><text:span text:style-name="T38">כרת</text:span><text:span text:style-name="T31"> </text:span><text:span text:style-name="T38">ושגגתו</text:span><text:span text:style-name="T31"> </text:span><text:span text:style-name="T38">חטאת</text:span><text:span text:style-name="T31"> </text:span><text:span text:style-name="T38">כשאר</text:span><text:span text:style-name="T31"> </text:span><text:span text:style-name="T38">מצות, </text:span><text:span text:style-name="T48">וכן</text:span><text:span text:style-name="T49"> </text:span><text:span text:style-name="T48">המשיח</text:span><text:span text:style-name="T32">)</text:span><text:span text:style-name="T1">, הוא</text:span><text:span text:style-name="T2"> </text:span><text:span text:style-name="T1">הדין</text:span><text:span text:style-name="T2"> </text:span><text:span text:style-name="T1">להא</text:span><text:span text:style-name="T2"> </text:span><text:span text:style-name="T32">(</text:span><text:span text:style-name="T38">והוא</text:span><text:span text:style-name="T31"> </text:span><text:span text:style-name="T38">הדין</text:span><text:span text:style-name="T31"> </text:span><text:span text:style-name="T38">בעבודת</text:span><text:span text:style-name="T31"> </text:span><text:span text:style-name="T38">כוכבים: דמשיח</text:span><text:span text:style-name="T31"> </text:span><text:span text:style-name="T38">כצבור: דאינו</text:span><text:span text:style-name="T31"> </text:span><text:span text:style-name="T38">חייב</text:span><text:span text:style-name="T31"> </text:span><text:span text:style-name="T38">בעבודת</text:span><text:span text:style-name="T31"> </text:span><text:span text:style-name="T38">כוכבים</text:span><text:span text:style-name="T31"> </text:span><text:span text:style-name="T38">אלא</text:span><text:span text:style-name="T31"> </text:span><text:span text:style-name="T38">בדבר</text:span><text:span text:style-name="T31"> </text:span><text:span text:style-name="T38">שזדונו</text:span><text:span text:style-name="T31"> </text:span><text:span text:style-name="T38">כרת</text:span><text:span text:style-name="T31"> </text:span><text:span text:style-name="T38">ושגגתו</text:span><text:span text:style-name="T31"> </text:span><text:span text:style-name="T38">חטאת</text:span><text:span text:style-name="T32">)</text:span><text:span text:style-name="T1"> - הכא</text:span><text:span text:style-name="T2"> </text:span><text:span text:style-name="T1">נמי: תנא</text:span><text:span text:style-name="T2"> </text:span><text:span text:style-name="T1">הא</text:span><text:span text:style-name="T2"> </text:span><text:span text:style-name="T32">(</text:span><text:span text:style-name="T38">דאין</text:span><text:span text:style-name="T31"> </text:span><text:span text:style-name="T38">חייבין</text:span><text:span text:style-name="T31"> </text:span><text:span text:style-name="T38">בשאר</text:span><text:span text:style-name="T31"> </text:span><text:span text:style-name="T38">מצות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</text:span><text:span text:style-name="T31"> </text:span><text:span text:style-name="T48">וכן</text:span><text:span text:style-name="T49"> </text:span><text:span text:style-name="T48">המשיח</text:span><text:span text:style-name="T32">)</text:span><text:span text:style-name="T1">, והוא</text:span><text:span text:style-name="T2"> </text:span><text:span text:style-name="T1">הדין</text:span><text:span text:style-name="T2"> </text:span><text:span text:style-name="T1">להא</text:span><text:span text:style-name="T2"> </text:span><text:span text:style-name="T32">(</text:span><text:span text:style-name="T38">והוא</text:span><text:span text:style-name="T31"> </text:span><text:span text:style-name="T38">הדין</text:span><text:span text:style-name="T31"> </text:span><text:span text:style-name="T38">לעבודת</text:span><text:span text:style-name="T31"> </text:span><text:span text:style-name="T38">כוכבים</text:span><text:span text:style-name="T31"> </text:span><text:span text:style-name="T38">דמשיח</text:span><text:span text:style-name="T31"> </text:span><text:span text:style-name="T38">כצבור: כי</text:span><text:span text:style-name="T31"> </text:span><text:span text:style-name="T38">היכי</text:span><text:span text:style-name="T31"> </text:span><text:span text:style-name="T38">דאין</text:span><text:span text:style-name="T31"> </text:span><text:span text:style-name="T38">ב"ד</text:span><text:span text:style-name="T31"> </text:span><text:span text:style-name="T38">חייבין</text:span><text:span text:style-name="T31"> </text:span><text:span text:style-name="T38">על</text:span><text:span text:style-name="T31"> </text:span><text:span text:style-name="T38">עבודת</text:span><text:span text:style-name="T31"> </text:span><text:span text:style-name="T38">כוכבים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, ודלא</text:span><text:span text:style-name="T31"> </text:span><text:span text:style-name="T38">כרבי</text:span><text:span text:style-name="T32">)</text:span><text:span text:style-name="T1">. </text:span></text:p>
      <text:p text:style-name="P4"><text:span text:style-name="T1">מאי</text:span><text:span text:style-name="T2"> </text:span><text:span text:style-name="T1">טעמא</text:span><text:span text:style-name="T2"> </text:span><text:span text:style-name="T1">דרבי? </text:span></text:p>
      <text:p text:style-name="P4"><text:span text:style-name="T1">אמר</text:span><text:span text:style-name="T2"> </text:span><text:span text:style-name="T1">קרא</text:span><text:span text:style-name="T2"> </text:span><text:span text:style-name="T32">(</text:span><text:span text:style-name="T38">בפרשת</text:span><text:span text:style-name="T31"> </text:span><text:span text:style-name="T38">'שלח</text:span><text:span text:style-name="T31"> </text:span><text:span text:style-name="T38">לך'</text:span><text:span text:style-name="T32">)</text:span><text:span text:style-name="T1">: </text:span><text:span text:style-name="T18">(במדבר</text:span><text:span text:style-name="T19"> </text:span><text:span text:style-name="T18">טו,כח)</text:span><text:span text:style-name="T1"> </text:span><text:span text:style-name="T59">וכפר</text:span><text:span text:style-name="T2"> </text:span><text:span text:style-name="T59">הכהן</text:span><text:span text:style-name="T2"> </text:span><text:span text:style-name="T59">על</text:span><text:span text:style-name="T2"> </text:span><text:span text:style-name="T59">הנפש</text:span><text:span text:style-name="T2"> </text:span><text:span text:style-name="T59">השוגגת</text:span><text:span text:style-name="T2"> </text:span><text:span text:style-name="T59">בחטאה</text:span><text:span text:style-name="T2"> </text:span><text:span text:style-name="T59">בשגגה</text:span><text:span text:style-name="T2"> </text:span><text:span text:style-name="T28">[לפני</text:span><text:span text:style-name="T31"> </text:span><text:span text:style-name="T28">ה' לכפר</text:span><text:span text:style-name="T31"> </text:span><text:span text:style-name="T28">עליו</text:span><text:span text:style-name="T31"> </text:span><text:span text:style-name="T28">ונסלח</text:span><text:span text:style-name="T31"> </text:span><text:span text:style-name="T28">לו]</text:span><text:span text:style-name="T1">: '</text:span><text:span text:style-name="T59">הנפש</text:span><text:span text:style-name="T1">' - זה</text:span><text:span text:style-name="T2"> </text:span><text:span text:style-name="T1">משיח; '</text:span><text:span text:style-name="T59">השוגגת</text:span><text:span text:style-name="T1">' זה</text:span><text:span text:style-name="T2"> </text:span><text:span text:style-name="T1">נשיא; '</text:span><text:span text:style-name="T59">בחטאה</text:span><text:span text:style-name="T2"> </text:span><text:span text:style-name="T59">בשגגה</text:span><text:span text:style-name="T1">': רבי</text:span><text:span text:style-name="T2"> </text:span><text:span text:style-name="T1">סבר: </text:span><text:span text:style-name="T32">(</text:span><text:span text:style-name="T38">'</text:span><text:span text:style-name="T28">חטאה</text:span><text:span text:style-name="T31"> </text:span><text:span text:style-name="T28">בשגגה</text:span><text:span text:style-name="T38">' הכי</text:span><text:span text:style-name="T31"> </text:span><text:span text:style-name="T38">משמע:</text:span><text:span text:style-name="T32">)</text:span><text:span text:style-name="T1"> חטא</text:span><text:span text:style-name="T2"> </text:span><text:span text:style-name="T1">זה</text:span><text:span text:style-name="T2"> </text:span><text:span text:style-name="T1">בשגגה</text:span><text:span text:style-name="T2"> </text:span><text:span text:style-name="T1">יהא</text:span><text:span text:style-name="T2"> </text:span><text:span text:style-name="T32">(</text:span><text:span text:style-name="T38">כלומר: בשגגת</text:span><text:span text:style-name="T31"> </text:span><text:span text:style-name="T38">מעשה</text:span><text:span text:style-name="T31"> </text:span><text:span text:style-name="T38">לחודיה, ואפילו</text:span><text:span text:style-name="T31"> </text:span><text:span text:style-name="T38">משיח</text:span><text:span text:style-name="T32">)</text:span><text:span text:style-name="T1">, ורבנן</text:span><text:span text:style-name="T2"> </text:span><text:span text:style-name="T1">סברי: מי</text:span><text:span text:style-name="T2"> </text:span><text:span text:style-name="T1">שחטאתו</text:span><text:span text:style-name="T2"> </text:span><text:span text:style-name="T1">בשגגה</text:span><text:span text:style-name="T2"> </text:span><text:span text:style-name="T32">(</text:span><text:span text:style-name="T38">דהכי</text:span><text:span text:style-name="T31"> </text:span><text:span text:style-name="T38">משמע</text:span><text:span text:style-name="T31"> </text:span><text:span text:style-name="T38">'</text:span><text:span text:style-name="T28">וכפר</text:span><text:span text:style-name="T31"> </text:span><text:span text:style-name="T28">הכהן</text:span><text:span text:style-name="T31"> </text:span><text:span text:style-name="T28">על</text:span><text:span text:style-name="T31"> </text:span><text:span text:style-name="T28">הנפש</text:span><text:span text:style-name="T31"> </text:span><text:span text:style-name="T28">השוגגת</text:span><text:span text:style-name="T38">': דיביא</text:span><text:span text:style-name="T31"> </text:span><text:span text:style-name="T38">שעירה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מי</text:span><text:span text:style-name="T31"> </text:span><text:span text:style-name="T38">שחטאו</text:span><text:span text:style-name="T31"> </text:span><text:span text:style-name="T38">בשגגה</text:span><text:span text:style-name="T31"> </text:span><text:span text:style-name="T38">בשאר</text:span><text:span text:style-name="T31"> </text:span><text:span text:style-name="T38">מצות</text:span><text:span text:style-name="T32">)</text:span><text:span text:style-name="T1">, יצא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חטאתו</text:span><text:span text:style-name="T2"> </text:span><text:span text:style-name="T1">בשגגה</text:span><text:span text:style-name="T2"> </text:span><text:span text:style-name="T32">(</text:span><text:span text:style-name="T38">בשאר</text:span><text:span text:style-name="T31"> </text:span><text:span text:style-name="T38">מצות, כלומר: בשגגת</text:span><text:span text:style-name="T31"> </text:span><text:span text:style-name="T38">מעשה</text:span><text:span text:style-name="T32">)</text:span><text:span text:style-name="T1"> אלא</text:span><text:span text:style-name="T2"> </text:span><text:span text:style-name="T1">בהעלם</text:span><text:span text:style-name="T2"> </text:span><text:span text:style-name="T1">דבר</text:span><text:span text:style-name="T2"> </text:span><text:span text:style-name="T32">(</text:span><text:span text:style-name="T38">אלא</text:span><text:span text:style-name="T31"> </text:span><text:span text:style-name="T38">ב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: דעל</text:span><text:span text:style-name="T31"> </text:span><text:span text:style-name="T38">שגגת</text:span><text:span text:style-name="T31"> </text:span><text:span text:style-name="T38">מעשה</text:span><text:span text:style-name="T31"> </text:span><text:span text:style-name="T38">לחודיה</text:span><text:span text:style-name="T31"> </text:span><text:span text:style-name="T38">- פטור</text:span><text:span text:style-name="T31"> </text:span><text:span text:style-name="T38">לגמרי</text:span><text:span text:style-name="T32">)</text:span><text:span text:style-name="T1">.</text:span></text:p>
      <text:p text:style-name="P6"><text:s/></text:p>
      <text:p text:style-name="P4"><text:span text:style-name="T1">'</text:span><text:span text:style-name="T73">ושוין</text:span><text:span text:style-name="T74"> </text:span><text:span text:style-name="T73">שבשעירה</text:span><text:span text:style-name="T1">' - כיחיד. </text:span></text:p>
      <text:p text:style-name="P3">מנלן?</text:p>
      <text:p text:style-name="P4"><text:span text:style-name="T1">דאמר</text:span><text:span text:style-name="T2"> </text:span><text:span text:style-name="T1">קרא: </text:span><text:span text:style-name="T18">(במדבר</text:span><text:span text:style-name="T19"> </text:span><text:span text:style-name="T18">טו,כז)</text:span><text:span text:style-name="T1"> </text:span><text:span text:style-name="T59">ואם</text:span><text:span text:style-name="T2"> </text:span><text:span text:style-name="T59">נפש</text:span><text:span text:style-name="T2"> </text:span><text:span text:style-name="T59">אחת</text:span><text:span text:style-name="T2"> </text:span><text:span text:style-name="T28">[תחטא</text:span><text:span text:style-name="T31"> </text:span><text:span text:style-name="T28">בשגגה</text:span><text:span text:style-name="T31"> </text:span><text:span text:style-name="T28">והקריבה</text:span><text:span text:style-name="T31"> </text:span><text:span text:style-name="T28">עז</text:span><text:span text:style-name="T31"> </text:span><text:span text:style-name="T28">בת</text:span><text:span text:style-name="T31"> </text:span><text:span text:style-name="T28">שנתה</text:span><text:span text:style-name="T31"> </text:span><text:span text:style-name="T28">לחטאת]</text:span><text:span text:style-name="T1">: אחד</text:span><text:span text:style-name="T2"> </text:span><text:span text:style-name="T1">יחיד, ואחד</text:span><text:span text:style-name="T2"> </text:span><text:span text:style-name="T1">נשיא, ואחד</text:span><text:span text:style-name="T2"> </text:span><text:span text:style-name="T1">משיח</text:span><text:span text:style-name="T2"> </text:span><text:span text:style-name="T1">- כולם</text:span><text:span text:style-name="T2"> </text:span><text:span text:style-name="T1">בכלל</text:span><text:span text:style-name="T2"> </text:span><text:span text:style-name="T1">'</text:span><text:span text:style-name="T59">נפש</text:span><text:span text:style-name="T2"> </text:span><text:span text:style-name="T59">אחת</text:span><text:span text:style-name="T1">' הן.</text:span></text:p>
      <text:p text:style-name="P3"/>
      <text:p text:style-name="P4"><text:span text:style-name="T1">(הוריות</text:span><text:span text:style-name="T2"> </text:span><text:span text:style-name="T1">ח,א)</text:span></text:p>
      <text:p text:style-name="P4"><text:span text:style-name="T1">'</text:span><text:span text:style-name="T73">ושוין</text:span><text:span text:style-name="T74"> </text:span><text:span text:style-name="T73">שאין</text:span><text:span text:style-name="T74"> </text:span><text:span text:style-name="T51">(</text:span><text:span text:style-name="T38">משיח</text:span><text:span text:style-name="T51">)</text:span><text:span text:style-name="T73"> מביא</text:span><text:span text:style-name="T74"> </text:span><text:span text:style-name="T73">אשם</text:span><text:span text:style-name="T74"> </text:span><text:span text:style-name="T73">תלוי</text:span><text:span text:style-name="T1">' </text:span></text:p>
      <text:p text:style-name="P3">מנלן?</text:p>
      <text:p text:style-name="P4"><text:span text:style-name="T1">דכתיב</text:span><text:span text:style-name="T2"> </text:span><text:span text:style-name="T32">(</text:span><text:span text:style-name="T38">באשם</text:span><text:span text:style-name="T31"> </text:span><text:span text:style-name="T38">תלוי</text:span><text:span text:style-name="T32">)</text:span><text:span text:style-name="T1">: </text:span><text:span text:style-name="T18">(ויקרא</text:span><text:span text:style-name="T19"> </text:span><text:span text:style-name="T18">ה,יח)</text:span><text:span text:style-name="T1"> </text:span><text:span text:style-name="T28">[והביא</text:span><text:span text:style-name="T31"> </text:span><text:span text:style-name="T28">איל</text:span><text:span text:style-name="T31"> </text:span><text:span text:style-name="T28">תמים</text:span><text:span text:style-name="T31"> </text:span><text:span text:style-name="T28">מן</text:span><text:span text:style-name="T31"> </text:span><text:span text:style-name="T28">הצאן</text:span><text:span text:style-name="T31"> </text:span><text:span text:style-name="T28">בערכך</text:span><text:span text:style-name="T31"> </text:span><text:span text:style-name="T28">לאשם</text:span><text:span text:style-name="T31"> </text:span><text:span text:style-name="T28">אל</text:span><text:span text:style-name="T31"> </text:span><text:span text:style-name="T28">הכהן]</text:span><text:span text:style-name="T59"> וכפר</text:span><text:span text:style-name="T2"> </text:span><text:span text:style-name="T59">עליו</text:span><text:span text:style-name="T2"> </text:span><text:span text:style-name="T59">הכהן</text:span><text:span text:style-name="T2"> </text:span><text:span text:style-name="T59">על</text:span><text:span text:style-name="T2"> </text:span><text:span text:style-name="T59">שגגתו</text:span><text:span text:style-name="T2"> </text:span><text:span text:style-name="T59">אשר</text:span><text:span text:style-name="T2"> </text:span><text:span text:style-name="T59">שגג</text:span><text:span text:style-name="T2"> </text:span><text:span text:style-name="T28">[והוא</text:span><text:span text:style-name="T31"> </text:span><text:span text:style-name="T28">לא</text:span><text:span text:style-name="T31"> </text:span><text:span text:style-name="T28">ידע</text:span><text:span text:style-name="T31"> </text:span><text:span text:style-name="T28">ונסלח</text:span><text:span text:style-name="T31"> </text:span><text:span text:style-name="T28">לו]</text:span><text:span text:style-name="T1">: </text:span><text:span text:style-name="T32">(</text:span><text:span text:style-name="T38">ולרבי</text:span><text:span text:style-name="T31"> </text:span><text:span text:style-name="T38">היכי</text:span><text:span text:style-name="T31"> </text:span><text:span text:style-name="T38">מצי</text:span><text:span text:style-name="T31"> </text:span><text:span text:style-name="T38">אמר</text:span><text:span text:style-name="T31"> </text:span><text:span text:style-name="T38">'יצא</text:span><text:span text:style-name="T31"> </text:span><text:span text:style-name="T38">משיח' והא</text:span><text:span text:style-name="T31"> </text:span><text:span text:style-name="T38">לרבי</text:span><text:span text:style-name="T31"> </text:span><text:span text:style-name="T38">- חטאו</text:span><text:span text:style-name="T31"> </text:span><text:span text:style-name="T38">בעבודת</text:span><text:span text:style-name="T31"> </text:span><text:span text:style-name="T38">כוכבים</text:span><text:span text:style-name="T31"> </text:span><text:span text:style-name="T38">בשגגה</text:span><text:span text:style-name="T31"> </text:span><text:span text:style-name="T38">הוא, דהא</text:span><text:span text:style-name="T31"> </text:span><text:span text:style-name="T38">תניא</text:span><text:span text:style-name="T31"> </text:span><text:span text:style-name="T38">לעיל</text:span><text:span text:style-name="T31"> </text:span><text:span text:style-name="T38">'משיח</text:span><text:span text:style-name="T31"> </text:span><text:span text:style-name="T38">בעבודת</text:span><text:span text:style-name="T31"> </text:span><text:span text:style-name="T38">כוכבים: רבי</text:span><text:span text:style-name="T31"> </text:span><text:span text:style-name="T38">אומר</text:span><text:span text:style-name="T31"> </text:span><text:span text:style-name="T38">בשגגת</text:span><text:span text:style-name="T31"> </text:span><text:span text:style-name="T38">מעשה'? אלא</text:span><text:span text:style-name="T31"> </text:span><text:span text:style-name="T38">רבי</text:span><text:span text:style-name="T31"> </text:span><text:span text:style-name="T38">סבר</text:span><text:span text:style-name="T31"> </text:span><text:span text:style-name="T38">דהכי</text:span><text:span text:style-name="T31"> </text:span><text:span text:style-name="T38">מתרץ</text:span><text:span text:style-name="T31"> </text:span><text:span text:style-name="T38">קרא</text:span><text:span text:style-name="T31"> </text:span><text:span text:style-name="T38">לטעמיה:</text:span><text:span text:style-name="T32">)</text:span><text:span text:style-name="T1"> רבי</text:span><text:span text:style-name="T2"> </text:span><text:span text:style-name="T1">סבר</text:span><text:span text:style-name="T2"> </text:span><text:span text:style-name="T1">מי</text:span><text:span text:style-name="T2"> </text:span><text:span text:style-name="T1">שכל</text:span><text:span text:style-name="T2"> </text:span><text:span text:style-name="T1">חטאו</text:span><text:span text:style-name="T2"> </text:span><text:span text:style-name="T1">בשגגה, יצא</text:span><text:span text:style-name="T2"> </text:span><text:span text:style-name="T1">זה</text:span><text:span text:style-name="T2"> </text:span><text:span text:style-name="T32">(</text:span><text:span text:style-name="T38">משיח</text:span><text:span text:style-name="T32">)</text:span><text:span text:style-name="T1">, שאין</text:span><text:span text:style-name="T2"> </text:span><text:span text:style-name="T1">[כל] חטאו</text:span><text:span text:style-name="T2"> </text:span><text:span text:style-name="T1">בשגגה</text:span><text:span text:style-name="T2"> </text:span><text:span text:style-name="T32">(</text:span><text:span text:style-name="T38">דבעבודת</text:span><text:span text:style-name="T31"> </text:span><text:span text:style-name="T38">כוכבים</text:span><text:span text:style-name="T31"> </text:span><text:span text:style-name="T38">בלבד</text:span><text:span text:style-name="T31"> </text:span><text:span text:style-name="T38">- הוא</text:span><text:span text:style-name="T31"> </text:span><text:span text:style-name="T38">דחטאו</text:span><text:span text:style-name="T31"> </text:span><text:span text:style-name="T38">בשגגה</text:span><text:span text:style-name="T32">)</text:span><text:span text:style-name="T1"> אלא</text:span><text:span text:style-name="T2"> </text:span><text:span text:style-name="T1">בהעלם</text:span><text:span text:style-name="T2"> </text:span><text:span text:style-name="T1">דבר</text:span><text:span text:style-name="T2"> </text:span><text:span text:style-name="T32">(</text:span><text:span text:style-name="T38">אבל</text:span><text:span text:style-name="T31"> </text:span><text:span text:style-name="T38">בשאר</text:span><text:span text:style-name="T31"> </text:span><text:span text:style-name="T38">מצות</text:span><text:span text:style-name="T31"> </text:span><text:span text:style-name="T38">אין</text:span><text:span text:style-name="T31"> </text:span><text:span text:style-name="T38">חטאו</text:span><text:span text:style-name="T31"> </text:span><text:span text:style-name="T38">בשגגה</text:span><text:span text:style-name="T31"> </text:span><text:span text:style-name="T38">בלבד, אלא</text:span><text:span text:style-name="T31"> </text:span><text:span text:style-name="T38">ב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</text:span><text:span text:style-name="T32">)</text:span><text:span text:style-name="T1">.</text:span></text:p>
      <text:p text:style-name="P4"><text:span text:style-name="T1">מידי</text:span><text:span text:style-name="T2"> </text:span><text:span text:style-name="T1">'כל' כתיב?</text:span></text:p>
      <text:p text:style-name="P4"><text:span text:style-name="T1">אין! דאם</text:span><text:span text:style-name="T2"> </text:span><text:span text:style-name="T1">כן</text:span><text:span text:style-name="T2"> </text:span><text:span text:style-name="T1">- נכתוב</text:span><text:span text:style-name="T2"> </text:span><text:span text:style-name="T1">'</text:span><text:span text:style-name="T59">על</text:span><text:span text:style-name="T2"> </text:span><text:span text:style-name="T59">שגגתו</text:span><text:span text:style-name="T1">' למה</text:span><text:span text:style-name="T2"> </text:span><text:span text:style-name="T1">לי</text:span><text:span text:style-name="T2"> </text:span><text:span text:style-name="T1">'</text:span><text:span text:style-name="T59">אשר</text:span><text:span text:style-name="T2"> </text:span><text:span text:style-name="T59">שגג</text:span><text:span text:style-name="T1">'? - </text:span><text:span text:style-name="T63">הא</text:span><text:span text:style-name="T2"> </text:span><text:span text:style-name="T1">קא</text:span><text:span text:style-name="T2"> </text:span><text:span text:style-name="T1">משמע</text:span><text:span text:style-name="T2"> </text:span><text:span text:style-name="T1">לן: דעד</text:span><text:span text:style-name="T2"> </text:span><text:span text:style-name="T1">דאיכא</text:span><text:span text:style-name="T2"> </text:span><text:span text:style-name="T1">כל</text:span><text:span text:style-name="T2"> </text:span><text:span text:style-name="T1">חטאו</text:span><text:span text:style-name="T2"> </text:span><text:span text:style-name="T1">בשגגה, יצא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כל</text:span><text:span text:style-name="T2"> </text:span><text:span text:style-name="T1">חטאו</text:span><text:span text:style-name="T2"> </text:span><text:span text:style-name="T1">בשגגה</text:span><text:span text:style-name="T2"> </text:span><text:span text:style-name="T1">אלא</text:span><text:span text:style-name="T2"> </text:span><text:span text:style-name="T1">בעבודת</text:span><text:span text:style-name="T2"> </text:span><text:span text:style-name="T1">כוכבים, ולא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82">[שאינו</text:span><text:span text:style-name="T84"> </text:span><text:span text:style-name="T82">חייב]</text:span><text:span text:style-name="T1"> אלא</text:span><text:span text:style-name="T2"> </text:span><text:span text:style-name="T1">בהעלם</text:span><text:span text:style-name="T2"> </text:span><text:span text:style-name="T1">דבר</text:span><text:span text:style-name="T2"> </text:span><text:span text:style-name="T63">עם</text:span><text:span text:style-name="T2"> </text:span><text:span text:style-name="T1">שגגת</text:span><text:span text:style-name="T2"> </text:span><text:span text:style-name="T1">מעשה. </text:span></text:p>
      <text:p text:style-name="P4"><text:span text:style-name="T1">ורבנן</text:span><text:span text:style-name="T2"> </text:span><text:span text:style-name="T32">(</text:span><text:span text:style-name="T38">סברי:</text:span><text:span text:style-name="T32">)</text:span><text:span text:style-name="T1"> מי</text:span><text:span text:style-name="T2"> </text:span><text:span text:style-name="T1">שחטאו</text:span><text:span text:style-name="T2"> </text:span><text:span text:style-name="T1">בשגגה, יצא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חטאו</text:span><text:span text:style-name="T2"> </text:span><text:span text:style-name="T1">בשגגה, 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ולא</text:span><text:span text:style-name="T2"> </text:span><text:span text:style-name="T1">בשאר</text:span><text:span text:style-name="T2"> </text:span><text:span text:style-name="T1">מצות, אלא</text:span><text:span text:style-name="T2"> </text:span><text:span text:style-name="T1">בהעלם</text:span><text:span text:style-name="T2"> </text:span><text:span text:style-name="T1">דבר</text:span><text:span text:style-name="T2"> </text:span><text:span text:style-name="T1">עם</text:span><text:span text:style-name="T2"> </text:span><text:span text:style-name="T1">שגגת</text:span><text:span text:style-name="T2"> </text:span><text:span text:style-name="T1">מעשה</text:span><text:span text:style-name="T2"> </text:span><text:span text:style-name="T32">(</text:span><text:span text:style-name="T38">ולדברי</text:span><text:span text:style-name="T31"> </text:span><text:span text:style-name="T38">הכל</text:span><text:span text:style-name="T31"> </text:span><text:span text:style-name="T38">משיח</text:span><text:span text:style-name="T31"> </text:span><text:span text:style-name="T38">אין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, וכל</text:span><text:span text:style-name="T31"> </text:span><text:span text:style-name="T38">שכן</text:span><text:span text:style-name="T31"> </text:span><text:span text:style-name="T38">צבור</text:span><text:span text:style-name="T31"> </text:span><text:span text:style-name="T38">דאין</text:span><text:span text:style-name="T31"> </text:span><text:span text:style-name="T38">חייבין</text:span><text:span text:style-name="T31"> </text:span><text:span text:style-name="T38">אשם</text:span><text:span text:style-name="T31"> </text:span><text:span text:style-name="T38">תלוי, דהעלם</text:span><text:span text:style-name="T31"> </text:span><text:span text:style-name="T38">דבר</text:span><text:span text:style-name="T31"> </text:span><text:span text:style-name="T38">כתיב</text:span><text:span text:style-name="T31"> </text:span><text:span text:style-name="T38">בהו</text:span><text:span text:style-name="T31"> </text:span><text:span text:style-name="T38">בהדיא</text:span><text:span text:style-name="T32">)</text:span><text:span text:style-name="T1">.</text:span></text:p>
      <text:p text:style-name="P11"/>
      <text:p text:style-name="P3"/>
      <text:p text:style-name="P3">משנה:</text:p>
      <text:p text:style-name="P4"><text:span text:style-name="T1">אין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חייבין</text:span><text:span text:style-name="T2"> </text:span><text:span text:style-name="T32">(</text:span><text:span text:style-name="T38">קרבן</text:span><text:span text:style-name="T31"> </text:span><text:span text:style-name="T86">[פר</text:span><text:span text:style-name="T87"> </text:span><text:span text:style-name="T86">העלם</text:span><text:span text:style-name="T87"> </text:span><text:span text:style-name="T86">דבר]</text:span><text:span text:style-name="T32">)</text:span><text:span text:style-name="T1"> עד</text:span><text:span text:style-name="T2"> </text:span><text:span text:style-name="T1">שיורו</text:span><text:span text:style-name="T2"> </text:span><text:span text:style-name="T1">ב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</text:span><text:span text:style-name="T2"> </text:span><text:span text:style-name="T32">(</text:span><text:span text:style-name="T38">ואם</text:span><text:span text:style-name="T31"> </text:span><text:span text:style-name="T38">הורו</text:span><text:span text:style-name="T31"> </text:span><text:span text:style-name="T38">בדבר</text:span><text:span text:style-name="T31"> </text:span><text:span text:style-name="T38">שחייבין</text:span><text:span text:style-name="T31"> </text:span><text:span text:style-name="T38">אשם</text:span><text:span text:style-name="T31"> </text:span><text:span text:style-name="T38">ודאי</text:span><text:span text:style-name="T31"> – </text:span><text:span text:style-name="T38">פטורין, דכתיב</text:span><text:span text:style-name="T31"> </text:span><text:span text:style-name="T38">באשם</text:span><text:span text:style-name="T31"> </text:span><text:span text:style-name="T38">ודאי* '</text:span><text:span text:style-name="T28">ואם</text:span><text:span text:style-name="T31"> </text:span><text:span text:style-name="T28">נפש</text:span><text:span text:style-name="T31"> </text:span><text:span text:style-name="T28">אחת</text:span><text:span text:style-name="T38">', וב"ד</text:span><text:span text:style-name="T31"> </text:span><text:span text:style-name="T38">אין</text:span><text:span text:style-name="T31"> </text:span><text:span text:style-name="T38">הם</text:span><text:span text:style-name="T31"> </text:span><text:span text:style-name="T38">בכלל</text:span><text:span text:style-name="T31"> </text:span><text:span text:style-name="T38">'נפש</text:span><text:span text:style-name="T31"> </text:span><text:span text:style-name="T38">אחת'; ועוד: דבאשמות</text:span><text:span text:style-name="T31"> </text:span><text:span text:style-name="T38">אין</text:span><text:span text:style-name="T31"> </text:span><text:span text:style-name="T38">בהן</text:span><text:span text:style-name="T31"> </text:span><text:span text:style-name="T38">דין</text:span><text:span text:style-name="T31"> </text:span><text:span text:style-name="T38">העלם</text:span><text:span text:style-name="T31"> </text:span><text:span text:style-name="T38">דבר, דחייבין</text:span><text:span text:style-name="T31"> </text:span><text:span text:style-name="T38">אשם</text:span><text:span text:style-name="T31"> </text:span><text:span text:style-name="T38">ודאי</text:span><text:span text:style-name="T31"> </text:span><text:span text:style-name="T38">על</text:span><text:span text:style-name="T31"> </text:span><text:span text:style-name="T38">המזיד</text:span><text:span text:style-name="T31"> </text:span><text:span text:style-name="T38">כשוגג</text:span><text:span text:style-name="T32">)</text:span><text:span text:style-name="T1">, וכן</text:span><text:span text:style-name="T2"> </text:span><text:span text:style-name="T1">המשיח</text:span><text:span text:style-name="T2"> </text:span><text:span text:style-name="T32">(</text:span><text:span text:style-name="T38">אין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שזדונו</text:span><text:span text:style-name="T31"> </text:span><text:span text:style-name="T38">כרת</text:span><text:span text:style-name="T31"> </text:span><text:span text:style-name="T38">ושגגתו</text:span><text:span text:style-name="T31"> </text:span><text:span text:style-name="T38">חטאת, אבל</text:span><text:span text:style-name="T31"> </text:span><text:span text:style-name="T38">במקום</text:span><text:span text:style-name="T31"> </text:span><text:span text:style-name="T38">אשם</text:span><text:span text:style-name="T31"> </text:span><text:span text:style-name="T38">ודאי</text:span><text:span text:style-name="T31"> </text:span><text:span text:style-name="T38">- חייב</text:span><text:span text:style-name="T31"> </text:span><text:span text:style-name="T38">להביא</text:span><text:span text:style-name="T31"> </text:span><text:span text:style-name="T38">אשם</text:span><text:span text:style-name="T31"> </text:span><text:span text:style-name="T38">ודאי, לפי</text:span><text:span text:style-name="T31"> </text:span><text:span text:style-name="T38">שהוא</text:span><text:span text:style-name="T31"> </text:span><text:span text:style-name="T38">בכלל</text:span><text:span text:style-name="T31"> </text:span><text:span text:style-name="T38">'</text:span><text:span text:style-name="T28">נפש</text:span><text:span text:style-name="T31"> </text:span><text:span text:style-name="T28">אחת</text:span><text:span text:style-name="T38">'; ולהכי</text:span><text:span text:style-name="T31"> </text:span><text:span text:style-name="T38">השוה</text:span><text:span text:style-name="T31"> </text:span><text:span text:style-name="T38">לצבור: דאין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במקום</text:span><text:span text:style-name="T31"> </text:span><text:span text:style-name="T38">אשם, אבל</text:span><text:span text:style-name="T31"> </text:span><text:span text:style-name="T38">אשם</text:span><text:span text:style-name="T31"> </text:span><text:span text:style-name="T38">יביא, כדתנן</text:span><text:span text:style-name="T31"> </text:span><text:span text:style-name="T38">לקמן</text:span><text:span text:style-name="T31"> </text:span><text:span text:style-name="T18">(ד' ט.)</text:span><text:span text:style-name="T38">: אשם</text:span><text:span text:style-name="T31"> </text:span><text:span text:style-name="T38">ודאי</text:span><text:span text:style-name="T31"> </text:span><text:span text:style-name="T38">הנשיא</text:span><text:span text:style-name="T31"> </text:span><text:span text:style-name="T38">המשיח</text:span><text:span text:style-name="T31"> </text:span><text:span text:style-name="T38">והיחיד</text:span><text:span text:style-name="T31"> </text:span><text:span text:style-name="T38">חייבין</text:span><text:span text:style-name="T31"> </text:span><text:span text:style-name="T38">וב"ד</text:span><text:span text:style-name="T31"> </text:span><text:span text:style-name="T38">פטורין</text:span><text:span text:style-name="T32">)</text:span><text:span text:style-name="T1">; 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עד</text:span><text:span text:style-name="T2"> </text:span><text:span text:style-name="T1">שיורו</text:span><text:span text:style-name="T2"> </text:span><text:span text:style-name="T1">על</text:span><text:span text:style-name="T2"> </text:span><text:span text:style-name="T1">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.</text:span></text:p>
      <text:p text:style-name="P15">*[לא<text:span text:style-name="T67"> </text:span>באשם<text:span text:style-name="T67"> </text:span>ודאי, אלא<text:span text:style-name="T67"> </text:span>בחטאת; אך<text:span text:style-name="T67"> </text:span>להלן<text:span text:style-name="T67"> </text:span>בדף<text:span text:style-name="T67"> </text:span>ח,א<text:span text:style-name="T67"> </text:span>הגמרא<text:span text:style-name="T67"> </text:span>לומדת<text:span text:style-name="T67"> </text:span>אשם<text:span text:style-name="T67"> </text:span>מחטאת.]</text:p>
      <text:p text:style-name="P3"/>
      <text:p text:style-name="P3">גמרא:</text:p>
      <text:p text:style-name="P3">מנלן?</text:p>
      <text:p text:style-name="P4"><text:span text:style-name="T1">דתניא: </text:span><text:span text:style-name="T73">'רבי</text:span><text:span text:style-name="T74"> </text:span><text:span text:style-name="T73">אומר: נאמר</text:span><text:span text:style-name="T74"> </text:span><text:span text:style-name="T73">כאן</text:span><text:span text:style-name="T74"> </text:span><text:span text:style-name="T18">(ויקרא</text:span><text:span text:style-name="T19"> </text:span><text:span text:style-name="T18">ד,יד)</text:span><text:span text:style-name="T1"> </text:span><text:span text:style-name="T28">[ונודעה</text:span><text:span text:style-name="T31"> </text:span><text:span text:style-name="T28">החטאת</text:span><text:span text:style-name="T31"> </text:span><text:span text:style-name="T28">אשר</text:span><text:span text:style-name="T31"> </text:span><text:span text:style-name="T28">חטאו]</text:span><text:span text:style-name="T75"> עליה</text:span><text:span text:style-name="T74"> </text:span><text:span text:style-name="T28">[והקריבו</text:span><text:span text:style-name="T31"> </text:span><text:span text:style-name="T28">הקהל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לחטאת</text:span><text:span text:style-name="T31"> </text:span><text:span text:style-name="T28">והביאו</text:span><text:span text:style-name="T31"> </text:span><text:span text:style-name="T28">אתו</text:span><text:span text:style-name="T31"> </text:span><text:span text:style-name="T28">לפני</text:span><text:span text:style-name="T31"> </text:span><text:span text:style-name="T28">אהל</text:span><text:span text:style-name="T31"> </text:span><text:span text:style-name="T28">מועד]</text:span><text:span text:style-name="T73"> ונאמר</text:span><text:span text:style-name="T74"> </text:span><text:span text:style-name="T73">להלן</text:span><text:span text:style-name="T74"> </text:span><text:span text:style-name="T18">(ויקרא</text:span><text:span text:style-name="T19"> </text:span><text:span text:style-name="T18">יח,יח)</text:span><text:span text:style-name="T1"> </text:span><text:span text:style-name="T28">[ואשה</text:span><text:span text:style-name="T31"> </text:span><text:span text:style-name="T28">אל</text:span><text:span text:style-name="T31"> </text:span><text:span text:style-name="T28">אחתה</text:span><text:span text:style-name="T31"> </text:span><text:span text:style-name="T28">לא</text:span><text:span text:style-name="T31"> </text:span><text:span text:style-name="T28">תקח</text:span><text:span text:style-name="T31"> </text:span><text:span text:style-name="T28">לצרר</text:span><text:span text:style-name="T31"> </text:span><text:span text:style-name="T28">לגלות</text:span><text:span text:style-name="T31"> </text:span><text:span text:style-name="T28">ערותה]</text:span><text:span text:style-name="T75"> עליה</text:span><text:span text:style-name="T74"> </text:span><text:span text:style-name="T28">[בחייה]</text:span><text:span text:style-name="T73">; מה</text:span><text:span text:style-name="T74"> </text:span><text:span text:style-name="T73">להלן</text:span><text:span text:style-name="T74"> </text:span><text:span text:style-name="T73">דבר</text:span><text:span text:style-name="T74"> </text:span><text:span text:style-name="T73">ש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</text:span><text:span text:style-name="T74"> </text:span><text:span text:style-name="T73">- אף</text:span><text:span text:style-name="T74"> </text:span><text:span text:style-name="T73">כאן</text:span><text:span text:style-name="T74"> </text:span><text:span text:style-name="T73">דבר</text:span><text:span text:style-name="T74"> </text:span><text:span text:style-name="T73">ש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.</text:span><text:span text:style-name="T1">'</text:span></text:p>
      <text:p text:style-name="P4"><text:span text:style-name="T1">אשכחן</text:span><text:span text:style-name="T2"> </text:span><text:span text:style-name="T1">צבור, משיח</text:span><text:span text:style-name="T2"> </text:span><text:span text:style-name="T1">מנלן?</text:span></text:p>
      <text:p text:style-name="P4"><text:span text:style-name="T18">[ויקרא</text:span><text:span text:style-name="T19"> </text:span><text:span text:style-name="T18">ד,ג:<text:tab/></text:span><text:span text:style-name="T28">אם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יחטא]</text:span><text:span text:style-name="T59"> לאשמת</text:span><text:span text:style-name="T2"> </text:span><text:span text:style-name="T59">העם</text:span><text:span text:style-name="T2"> </text:span><text:span text:style-name="T28">[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]</text:span><text:span text:style-name="T1"> - הרי</text:span><text:span text:style-name="T2"> </text:span><text:span text:style-name="T1">משיח</text:span><text:span text:style-name="T2"> </text:span><text:span text:style-name="T1">כצבור.</text:span></text:p>
      <text:p text:style-name="P4"><text:span text:style-name="T1">נשיא</text:span><text:span text:style-name="T2"> </text:span><text:span text:style-name="T32">(</text:span><text:span text:style-name="T38">נמי</text:span><text:span text:style-name="T31"> </text:span><text:span text:style-name="T38">לא</text:span><text:span text:style-name="T31"> </text:span><text:span text:style-name="T38">יביא</text:span><text:span text:style-name="T31"> </text:span><text:span text:style-name="T38">שעיר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דבר</text:span><text:span text:style-name="T31"> </text:span><text:span text:style-name="T38">שזדונו</text:span><text:span text:style-name="T31"> </text:span><text:span text:style-name="T38">כרת</text:span><text:span text:style-name="T31"> </text:span><text:span text:style-name="T38">ושגגתו</text:span><text:span text:style-name="T31"> </text:span><text:span text:style-name="T38">חטאת, כדתנן</text:span><text:span text:style-name="T31"> </text:span><text:span text:style-name="T38">(שם): כל</text:span><text:span text:style-name="T31"> </text:span><text:span text:style-name="T38">מצות</text:span><text:span text:style-name="T31"> </text:span><text:span text:style-name="T38">שבתורה</text:span><text:span text:style-name="T31"> </text:span><text:span text:style-name="T38">שחייבין</text:span><text:span text:style-name="T31"> </text:span><text:span text:style-name="T38">על</text:span><text:span text:style-name="T31"> </text:span><text:span text:style-name="T38">זדונן</text:span><text:span text:style-name="T31"> </text:span><text:span text:style-name="T38">כרת</text:span><text:span text:style-name="T31"> </text:span><text:span text:style-name="T38">ועל</text:span><text:span text:style-name="T31"> </text:span><text:span text:style-name="T38">שגגתן</text:span><text:span text:style-name="T31"> </text:span><text:span text:style-name="T38">חטאת</text:span><text:span text:style-name="T31"> </text:span><text:span text:style-name="T38">- יחיד</text:span><text:span text:style-name="T31"> </text:span><text:span text:style-name="T38">מ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ונשיא</text:span><text:span text:style-name="T31"> </text:span><text:span text:style-name="T38">מביא</text:span><text:span text:style-name="T31"> </text:span><text:span text:style-name="T38">שעיר, ד</text:span><text:span text:style-name="T32">)</text:span><text:span text:style-name="T1">יליף</text:span><text:span text:style-name="T2"> </text:span><text:span text:style-name="T1">'</text:span><text:span text:style-name="T59">מצות</text:span><text:span text:style-name="T1">' '</text:span><text:span text:style-name="T59">מצות</text:span><text:span text:style-name="T1">': כתיב</text:span><text:span text:style-name="T2"> </text:span><text:span text:style-name="T1">גבי</text:span><text:span text:style-name="T2"> </text:span><text:span text:style-name="T1">נשיא</text:span><text:span text:style-name="T2"> </text:span><text:span text:style-name="T18">(ויקרא</text:span><text:span text:style-name="T19"> </text:span><text:span text:style-name="T18">ד,כב)</text:span><text:span text:style-name="T1"> </text:span><text:span text:style-name="T28">[אשר</text:span><text:span text:style-name="T31"> </text:span><text:span text:style-name="T28">נשיא</text:span><text:span text:style-name="T31"> </text:span><text:span text:style-name="T28">יחטא]</text:span><text:span text:style-name="T59"> ועשה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59">ה' </text:span><text:span text:style-name="T28">[אלקיו</text:span><text:span text:style-name="T31">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1">, וכתיב</text:span><text:span text:style-name="T2"> </text:span><text:span text:style-name="T1">בצבור</text:span><text:span text:style-name="T2"> </text:span><text:span text:style-name="T18">(ויקרא</text:span><text:span text:style-name="T19"> </text:span><text:span text:style-name="T18">ד,יג)</text:span><text:span text:style-name="T1"> </text:span><text:span text:style-name="T28">[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1"> </text:span><text:span text:style-name="T28">ונעלם</text:span><text:span text:style-name="T31"> </text:span><text:span text:style-name="T28">דבר</text:span><text:span text:style-name="T31"> </text:span><text:span text:style-name="T28">מעיני</text:span><text:span text:style-name="T31"> </text:span><text:span text:style-name="T28">הקהל]</text:span><text:span text:style-name="T59"> ועשו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28">[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1">; מה</text:span><text:span text:style-name="T2"> </text:span><text:span text:style-name="T1">צבור: 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</text:span><text:span text:style-name="T2"> </text:span><text:span text:style-name="T1">- אף</text:span><text:span text:style-name="T2"> </text:span><text:span text:style-name="T1">נשיא: 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;</text:span></text:p>
      <text:p text:style-name="P4"><text:span text:style-name="T1">יחיד</text:span><text:span text:style-name="T2"> </text:span><text:span text:style-name="T32">(</text:span><text:span text:style-name="T38">נמי</text:span><text:span text:style-name="T31"> </text:span><text:span text:style-name="T38">אינו</text:span><text:span text:style-name="T31"> </text:span><text:span text:style-name="T38">מביא</text:span><text:span text:style-name="T31"> </text:span><text:span text:style-name="T38">חטאת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דבר</text:span><text:span text:style-name="T31"> </text:span><text:span text:style-name="T38">שזדונו</text:span><text:span text:style-name="T31"> </text:span><text:span text:style-name="T38">כרת, דתנן: כל</text:span><text:span text:style-name="T31"> </text:span><text:span text:style-name="T38">מצות</text:span><text:span text:style-name="T31"> </text:span><text:span text:style-name="T38">שבתורה</text:span><text:span text:style-name="T31"> </text:span><text:span text:style-name="T38">וכו'</text:span><text:span text:style-name="T32">)</text:span><text:span text:style-name="T1"> - אמר</text:span><text:span text:style-name="T2"> </text:span><text:span text:style-name="T1">קרא</text:span><text:span text:style-name="T2"> </text:span><text:span text:style-name="T32">(</text:span><text:span text:style-name="T38">ברשת</text:span><text:span text:style-name="T31"> </text:span><text:span text:style-name="T38">ויקרא</text:span><text:span text:style-name="T32">)</text:span><text:span text:style-name="T1"> </text:span><text:span text:style-name="T18">(ויקרא</text:span><text:span text:style-name="T19"> </text:span><text:span text:style-name="T18">ד,כז)</text:span><text:span text:style-name="T1"> </text:span><text:span text:style-name="T59">ואם</text:span><text:span text:style-name="T2"> </text:span><text:span text:style-name="T59">נפש</text:span><text:span text:style-name="T2"> </text:span><text:span text:style-name="T28">[</text:span><text:span text:style-name="T44">אחת</text:span><text:span text:style-name="T31"> </text:span><text:span text:style-name="T28">תחטא</text:span><text:span text:style-name="T31"> </text:span><text:span text:style-name="T28">בשגגה</text:span><text:span text:style-name="T31"> </text:span><text:span text:style-name="T28">מעם</text:span><text:span text:style-name="T31"> </text:span><text:span text:style-name="T28">הארץ</text:span><text:span text:style-name="T31"> </text:span><text:span text:style-name="T28">בעשתה</text:span><text:span text:style-name="T31"> </text:span><text:span text:style-name="T28">אחת</text:span><text:span text:style-name="T31"> </text:span><text:span text:style-name="T28">מ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ם]</text:span><text:span text:style-name="T1"> וילמד</text:span><text:span text:style-name="T2"> </text:span><text:span text:style-name="T1">תחתון</text:span><text:span text:style-name="T2"> </text:span><text:span text:style-name="T1">מעליון</text:span><text:span text:style-name="T2"> </text:span><text:span text:style-name="T32">(</text:span><text:span text:style-name="T38">יחיד</text:span><text:span text:style-name="T31"> </text:span><text:span text:style-name="T38">מנשיא</text:span><text:span text:style-name="T32">)</text:span><text:span text:style-name="T1">.</text:span></text:p>
      <text:p text:style-name="P3"/>
      <text:p text:style-name="P4"><text:span text:style-name="T1">ולא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עד</text:span><text:span text:style-name="T2"> </text:span><text:span text:style-name="T1">שיורו</text:span><text:span text:style-name="T2"> </text:span><text:span text:style-name="T32">[על</text:span><text:span text:style-name="T31"> </text:span><text:span text:style-name="T32">דבר</text:span><text:span text:style-name="T31"> </text:span><text:span text:style-name="T32">שזדונו</text:span><text:span text:style-name="T31"> </text:span><text:span text:style-name="T32">כרת</text:span><text:span text:style-name="T31"> </text:span><text:span text:style-name="T32">ושגגתו</text:span><text:span text:style-name="T31"> </text:span><text:span text:style-name="T32">חטאת]</text:span><text:span text:style-name="T1">: </text:span></text:p>
      <text:p text:style-name="P4"><text:span text:style-name="T1">בעבודת</text:span><text:span text:style-name="T2"> </text:span><text:span text:style-name="T1">כוכבים</text:span><text:span text:style-name="T2"> </text:span><text:span text:style-name="T1">מנלן?</text:span></text:p>
      <text:p text:style-name="P4"><text:span text:style-name="T1">דתנו</text:span><text:span text:style-name="T2"> </text:span><text:span text:style-name="T1">רבנן: '</text:span><text:span text:style-name="T73">לפי</text:span><text:span text:style-name="T74"> </text:span><text:span text:style-name="T73">שיצאה</text:span><text:span text:style-name="T74"> </text:span><text:span text:style-name="T73">עבודת</text:span><text:span text:style-name="T74"> </text:span><text:span text:style-name="T73">כוכבים</text:span><text:span text:style-name="T74"> </text:span><text:span text:style-name="T73">לדון</text:span><text:span text:style-name="T74"> </text:span><text:span text:style-name="T73">בעצמה</text:span><text:span text:style-name="T74"> </text:span><text:span text:style-name="T32">(</text:span><text:span text:style-name="T38">דהכא</text:span><text:span text:style-name="T31"> </text:span><text:span text:style-name="T38">כתיב</text:span><text:span text:style-name="T31"> </text:span><text:span text:style-name="T38">'</text:span><text:span text:style-name="T28">וכי</text:span><text:span text:style-name="T31"> </text:span><text:span text:style-name="T28">תשגו</text:span><text:span text:style-name="T31"> </text:span><text:span text:style-name="T28">ולא</text:span><text:span text:style-name="T31"> </text:span><text:span text:style-name="T28">תעשו</text:span><text:span text:style-name="T38">' </text:span><text:span text:style-name="T18">[במדבר</text:span><text:span text:style-name="T19"> </text:span><text:span text:style-name="T18">טו,כב]</text:span><text:span text:style-name="T38"> ולא</text:span><text:span text:style-name="T31"> </text:span><text:span text:style-name="T38">כתיב</text:span><text:span text:style-name="T31"> </text:span><text:span text:style-name="T38">הכא</text:span><text:span text:style-name="T31"> </text:span><text:span text:style-name="T38">כרת</text:span><text:span text:style-name="T32">)</text:span><text:span text:style-name="T73"> - יכול</text:span><text:span text:style-name="T74"> </text:span><text:span text:style-name="T73">יהו</text:span><text:span text:style-name="T74"> </text:span><text:span text:style-name="T73">חייבין</text:span><text:span text:style-name="T74"> </text:span><text:span text:style-name="T73">אפילו</text:span><text:span text:style-name="T74"> </text:span><text:span text:style-name="T73">על</text:span><text:span text:style-name="T74"> </text:span><text:span text:style-name="T73">דבר</text:span><text:span text:style-name="T74"> </text:span><text:span text:style-name="T73">שאין</text:span><text:span text:style-name="T74"> </text:span><text:span text:style-name="T73">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</text:span><text:span text:style-name="T74"> </text:span><text:span text:style-name="T32">(</text:span><text:span text:style-name="T38">כגון</text:span><text:span text:style-name="T31"> </text:span><text:span text:style-name="T38">מגפף</text:span><text:span text:style-name="T31"> </text:span><text:span text:style-name="T38">ומנשק</text:span><text:span text:style-name="T31"> </text:span><text:span text:style-name="T38">ומרבץ, כדאמרינן</text:span><text:span text:style-name="T31"> </text:span><text:span text:style-name="T38">במסכת</text:span><text:span text:style-name="T31"> </text:span><text:span text:style-name="T38">סנהדרין</text:span><text:span text:style-name="T31"> </text:span><text:span text:style-name="T38">בפרק</text:span><text:span text:style-name="T31"> </text:span><text:span text:style-name="T38">'ארבע</text:span><text:span text:style-name="T31"> </text:span><text:span text:style-name="T38">מיתות' </text:span><text:span text:style-name="T18">(דף</text:span><text:span text:style-name="T19"> </text:span><text:span text:style-name="T18">ס:)</text:span><text:span text:style-name="T38"> בלא</text:span><text:span text:style-name="T31"> </text:span><text:span text:style-name="T38">תעשה, ואינו</text:span><text:span text:style-name="T31"> </text:span><text:span text:style-name="T38">בכרת</text:span><text:span text:style-name="T32">)</text:span><text:span text:style-name="T73">? – נאמר</text:span><text:span text:style-name="T74"> </text:span><text:span text:style-name="T73">כאן</text:span><text:span text:style-name="T74"> </text:span><text:span text:style-name="T18">[במדבר</text:span><text:span text:style-name="T19"> </text:span><text:span text:style-name="T18">טו,כד]</text:span><text:span text:style-name="T1"> </text:span><text:span text:style-name="T28">[והיה</text:span><text:span text:style-name="T31"> </text:span><text:span text:style-name="T28">אם]</text:span><text:span text:style-name="T50"> </text:span><text:span text:style-name="T75">מעיני</text:span><text:span text:style-name="T74"> </text:span><text:span text:style-name="T28">[העדה</text:span><text:span text:style-name="T31"> </text:span><text:span text:style-name="T28">נעשתה</text:span><text:span text:style-name="T31"> </text:span><text:span text:style-name="T28">לשגגה</text:span><text:span text:style-name="T31"> </text:span><text:span text:style-name="T28">ועשו</text:span><text:span text:style-name="T31"> </text:span><text:span text:style-name="T28">כל</text:span><text:span text:style-name="T31"> </text:span><text:span text:style-name="T28">העדה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אחד</text:span><text:span text:style-name="T31"> </text:span><text:span text:style-name="T28">לעלה</text:span><text:span text:style-name="T31"> </text:span><text:span text:style-name="T28">לריח</text:span><text:span text:style-name="T31"> </text:span><text:span text:style-name="T28">ניחח</text:span><text:span text:style-name="T31"> </text:span><text:span text:style-name="T28">לה' ומנחתו</text:span><text:span text:style-name="T31"> </text:span><text:span text:style-name="T28">ונסכו</text:span><text:span text:style-name="T31"> </text:span><text:span text:style-name="T28">כמשפט</text:span><text:span text:style-name="T31"> </text:span><text:span text:style-name="T28">ושעיר</text:span><text:span text:style-name="T31"> </text:span><text:span text:style-name="T28">עזים</text:span><text:span text:style-name="T31"> </text:span><text:span text:style-name="T28">אחד</text:span><text:span text:style-name="T31"> </text:span><text:span text:style-name="T28">לחטת]</text:span><text:span text:style-name="T73">, ונאמר</text:span><text:span text:style-name="T74"> </text:span><text:span text:style-name="T73">להלן</text:span><text:span text:style-name="T74"> </text:span><text:span text:style-name="T18">[ויקרא</text:span><text:span text:style-name="T19"> </text:span><text:span text:style-name="T18">ד,יג] </text:span><text:span text:style-name="T38">[</text:span><text:span text:style-name="T28">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1"> </text:span><text:span text:style-name="T28">ונעלם</text:span><text:span text:style-name="T31"> </text:span><text:span text:style-name="T28">דבר]</text:span><text:span text:style-name="T75"> מעיני</text:span><text:span text:style-name="T74"> </text:span><text:span text:style-name="T28">[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]</text:span><text:span text:style-name="T73">: מה</text:span><text:span text:style-name="T74"> </text:span><text:span text:style-name="T73">להלן</text:span><text:span text:style-name="T74"> </text:span><text:span text:style-name="T73">דבר</text:span><text:span text:style-name="T74"> </text:span><text:span text:style-name="T73">ש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</text:span><text:span text:style-name="T74"> </text:span><text:span text:style-name="T73">- אף</text:span><text:span text:style-name="T74"> </text:span><text:span text:style-name="T73">כאן</text:span><text:span text:style-name="T74"> </text:span><text:span text:style-name="T73">דבר</text:span><text:span text:style-name="T74"> </text:span><text:span text:style-name="T73">שזדונו</text:span><text:span text:style-name="T74"> </text:span><text:span text:style-name="T73">כרת</text:span><text:span text:style-name="T74"> </text:span><text:span text:style-name="T73">ושגגתו</text:span><text:span text:style-name="T74"> </text:span><text:span text:style-name="T73">חטאת.</text:span><text:span text:style-name="T1">'</text:span></text:p>
      <text:p text:style-name="P4"><text:span text:style-name="T1">אשכחן</text:span><text:span text:style-name="T2"> </text:span><text:span text:style-name="T1">צבור; יחיד, נשיא, משיח</text:span><text:span text:style-name="T2"> </text:span><text:span text:style-name="T82">[בעבודת</text:span><text:span text:style-name="T84"> </text:span><text:span text:style-name="T82">כוכבים]</text:span><text:span text:style-name="T1"> - מנלן?</text:span></text:p>
      <text:p text:style-name="P4"><text:span text:style-name="T1">אמר</text:span><text:span text:style-name="T2"> </text:span><text:span text:style-name="T1">קרא</text:span><text:span text:style-name="T2"> </text:span><text:span text:style-name="T18">(במדבר</text:span><text:span text:style-name="T19"> </text:span><text:span text:style-name="T18">טו,כז)</text:span><text:span text:style-name="T1"> </text:span><text:span text:style-name="T59">ואם</text:span><text:span text:style-name="T2"> </text:span><text:span text:style-name="T59">נפש</text:span><text:span text:style-name="T2"> </text:span><text:span text:style-name="T59">אחת</text:span><text:span text:style-name="T2"> </text:span><text:span text:style-name="T28">[תחטא</text:span><text:span text:style-name="T31"> </text:span><text:span text:style-name="T28">בשגגה</text:span><text:span text:style-name="T31"> </text:span><text:span text:style-name="T28">והקריבה</text:span><text:span text:style-name="T31"> </text:span><text:span text:style-name="T28">עז</text:span><text:span text:style-name="T31"> </text:span><text:span text:style-name="T28">בת</text:span><text:span text:style-name="T31"> </text:span><text:span text:style-name="T28">שנתה</text:span><text:span text:style-name="T31"> </text:span><text:span text:style-name="T28">לחטאת]</text:span><text:span text:style-name="T1"> אחד</text:span><text:span text:style-name="T2"> </text:span><text:span text:style-name="T1">יחיד</text:span><text:span text:style-name="T2"> </text:span><text:span text:style-name="T1">ואחד</text:span><text:span text:style-name="T2"> </text:span><text:span text:style-name="T1">נשיא</text:span><text:span text:style-name="T2"> </text:span><text:span text:style-name="T1">ואחד</text:span><text:span text:style-name="T2"> </text:span><text:span text:style-name="T1">משיח</text:span><text:span text:style-name="T2"> </text:span><text:span text:style-name="T1">- כולן</text:span><text:span text:style-name="T2"> </text:span><text:span text:style-name="T1">בכלל</text:span><text:span text:style-name="T2"> </text:span><text:span text:style-name="T1">'</text:span><text:span text:style-name="T59">נפש</text:span><text:span text:style-name="T2"> </text:span><text:span text:style-name="T59">אחת</text:span><text:span text:style-name="T1">' הן, וילמד</text:span><text:span text:style-name="T2"> </text:span><text:span text:style-name="T1">תחתון</text:span><text:span text:style-name="T2"> </text:span><text:span text:style-name="T1">מן</text:span><text:span text:style-name="T2"> </text:span><text:span text:style-name="T1">העליון</text:span><text:span text:style-name="T2"> </text:span><text:span text:style-name="T32">(</text:span><text:span text:style-name="T38">יחיד, נשיא</text:span><text:span text:style-name="T31"> </text:span><text:span text:style-name="T38">ומשיח</text:span><text:span text:style-name="T31"> </text:span><text:span text:style-name="T38">- מצבור</text:span><text:span text:style-name="T32">)</text:span><text:span text:style-name="T1">.</text:span></text:p>
      <text:p text:style-name="P4"><text:span text:style-name="T1">הניחא</text:span><text:span text:style-name="T2"> </text:span><text:span text:style-name="T1">למאן</text:span><text:span text:style-name="T2"> </text:span><text:span text:style-name="T1">דמפיק</text:span><text:span text:style-name="T2"> </text:span><text:span text:style-name="T1">לה</text:span><text:span text:style-name="T2"> </text:span><text:span text:style-name="T1">ל'</text:span><text:span text:style-name="T59">עליה</text:span><text:span text:style-name="T1">' לגזירה</text:span><text:span text:style-name="T2"> </text:span><text:span text:style-name="T1">שוה, כדאמרן; אלא</text:span><text:span text:style-name="T2"> </text:span><text:span text:style-name="T1">לרבנן</text:span><text:span text:style-name="T2"> </text:span><text:span text:style-name="T1">דמפקי</text:span><text:span text:style-name="T2"> </text:span><text:span text:style-name="T1">לה</text:span><text:span text:style-name="T2"> </text:span><text:span text:style-name="T1">ל'</text:span><text:span text:style-name="T59">עליה</text:span><text:span text:style-name="T1">' לעריות</text:span><text:span text:style-name="T2"> </text:span><text:span text:style-name="T1">וצרות</text:span><text:span text:style-name="T2"> </text:span><text:span text:style-name="T32">(</text:span><text:span text:style-name="T38">כדאמרינן</text:span><text:span text:style-name="T31"> </text:span><text:span text:style-name="T38">בפרק</text:span><text:span text:style-name="T31"> </text:span><text:span text:style-name="T38">קמא</text:span><text:span text:style-name="T31"> </text:span><text:span text:style-name="T38">דיבמות</text:span><text:span text:style-name="T31"> </text:span><text:span text:style-name="T18">(דף</text:span><text:span text:style-name="T19"> </text:span><text:span text:style-name="T18">ג:)</text:span><text:span text:style-name="T38"> '</text:span><text:span text:style-name="T28">ואשה</text:span><text:span text:style-name="T31"> </text:span><text:span text:style-name="T28">אל</text:span><text:span text:style-name="T31"> </text:span><text:span text:style-name="T28">אחותה</text:span><text:span text:style-name="T31"> </text:span><text:span text:style-name="T70">[לא</text:span><text:span text:style-name="T69"> </text:span><text:span text:style-name="T70">תקח</text:span><text:span text:style-name="T69"> </text:span><text:span text:style-name="T70">לצרר</text:span><text:span text:style-name="T69"> </text:span><text:span text:style-name="T70">לגלות</text:span><text:span text:style-name="T69"> </text:span><text:span text:style-name="T70">ערותה]</text:span><text:span text:style-name="T38"> </text:span><text:span text:style-name="T28">עליה</text:span><text:span text:style-name="T31"> </text:span><text:span text:style-name="T70">[בחייה]</text:span><text:span text:style-name="T38"> </text:span><text:span text:style-name="T18">[ויקרא</text:span><text:span text:style-name="T19"> </text:span><text:span text:style-name="T18">יח,יח]</text:span><text:span text:style-name="T38"> - מה</text:span><text:span text:style-name="T31"> </text:span><text:span text:style-name="T38">תלמוד</text:span><text:span text:style-name="T31"> </text:span><text:span text:style-name="T38">לומר? לפי</text:span><text:span text:style-name="T31"> </text:span><text:span text:style-name="T38">שנאמר</text:span><text:span text:style-name="T31"> </text:span><text:span text:style-name="T38">'</text:span><text:span text:style-name="T28">יבמה</text:span><text:span text:style-name="T31"> </text:span><text:span text:style-name="T28">יבא</text:span><text:span text:style-name="T31"> </text:span><text:span text:style-name="T28">עליה</text:span><text:span text:style-name="T31"> </text:span><text:span text:style-name="T38">וגו' </text:span><text:span text:style-name="T18">[דברים</text:span><text:span text:style-name="T19"> </text:span><text:span text:style-name="T18">כה,ה]</text:span><text:span text:style-name="T32">)</text:span><text:span text:style-name="T1">, דבר</text:span><text:span text:style-name="T2"> </text:span><text:span text:style-name="T1">שזדונו</text:span><text:span text:style-name="T2"> </text:span><text:span text:style-name="T1">כרת</text:span><text:span text:style-name="T2"> </text:span><text:span text:style-name="T1">ושגגתו</text:span><text:span text:style-name="T2"> </text:span><text:span text:style-name="T1">חטאת</text:span><text:span text:style-name="T2"> </text:span><text:span text:style-name="T1">מנא</text:span><text:span text:style-name="T2"> </text:span><text:span text:style-name="T1">להו? </text:span></text:p>
      <text:p text:style-name="P4"><text:span text:style-name="T1">נפקא</text:span><text:span text:style-name="T2"> </text:span><text:span text:style-name="T1">להו</text:span><text:span text:style-name="T2"> </text:span><text:span text:style-name="T1">מדמתני</text:span><text:span text:style-name="T2"> </text:span><text:span text:style-name="T1">ליה</text:span><text:span text:style-name="T2"> </text:span><text:span text:style-name="T1">רבי</text:span><text:span text:style-name="T2"> </text:span><text:span text:style-name="T1">יהושע</text:span><text:span text:style-name="T2"> </text:span><text:span text:style-name="T1">בן</text:span><text:span text:style-name="T2"> </text:span><text:span text:style-name="T1">לוי</text:span><text:span text:style-name="T2"> </text:span><text:span text:style-name="T1">לבריה: </text:span><text:span text:style-name="T18">(במדבר</text:span><text:span text:style-name="T19"> </text:span><text:span text:style-name="T18">טו,כט)</text:span><text:span text:style-name="T1"> </text:span><text:span text:style-name="T28">[האזרח</text:span><text:span text:style-name="T31"> </text:span><text:span text:style-name="T28">בבני</text:span><text:span text:style-name="T31"> </text:span><text:span text:style-name="T28">ישראל</text:span><text:span text:style-name="T31"> </text:span><text:span text:style-name="T28">ולגר</text:span><text:span text:style-name="T31"> </text:span><text:span text:style-name="T28">הגר</text:span><text:span text:style-name="T31"> </text:span><text:span text:style-name="T28">בתוכם]</text:span><text:span text:style-name="T59"> תורה</text:span><text:span text:style-name="T2"> </text:span><text:span text:style-name="T59">אחת</text:span><text:span text:style-name="T2"> </text:span><text:span text:style-name="T59">יהיה</text:span><text:span text:style-name="T2"> </text:span><text:span text:style-name="T59">לכם</text:span><text:span text:style-name="T2"> </text:span><text:span text:style-name="T59">לעושה</text:span><text:span text:style-name="T2"> </text:span><text:span text:style-name="T59">בשגגה</text:span><text:span text:style-name="T2"> </text:span><text:span text:style-name="T18">[פסוק</text:span><text:span text:style-name="T19"> </text:span><text:span text:style-name="T18">ל]</text:span><text:span text:style-name="T1"> </text:span><text:span text:style-name="T59">והנפש</text:span><text:span text:style-name="T2"> </text:span><text:span text:style-name="T59">אשר</text:span><text:span text:style-name="T2"> </text:span><text:span text:style-name="T59">תעשה</text:span><text:span text:style-name="T2"> </text:span><text:span text:style-name="T59">ביד</text:span><text:span text:style-name="T2"> </text:span><text:span text:style-name="T59">רמה</text:span><text:span text:style-name="T2"> </text:span><text:span text:style-name="T28">[מן</text:span><text:span text:style-name="T31"> </text:span><text:span text:style-name="T28">האזרח</text:span><text:span text:style-name="T31"> </text:span><text:span text:style-name="T28">ומן</text:span><text:span text:style-name="T31"> </text:span><text:span text:style-name="T28">הגר</text:span><text:span text:style-name="T31"> </text:span><text:span text:style-name="T28">את</text:span><text:span text:style-name="T31"> </text:span><text:span text:style-name="T28">ה' הוא</text:span><text:span text:style-name="T31"> </text:span><text:span text:style-name="T28">מגדף</text:span><text:span text:style-name="T31"> </text:span><text:span text:style-name="T28">ונכרתה</text:span><text:span text:style-name="T31"> </text:span><text:span text:style-name="T28">הנפש</text:span><text:span text:style-name="T31"> </text:span><text:span text:style-name="T28">ההוא</text:span><text:span text:style-name="T31"> </text:span><text:span text:style-name="T28">מקרב</text:span><text:span text:style-name="T31"> </text:span><text:span text:style-name="T28">עמה]</text:span><text:span text:style-name="T1"> </text:span><text:span text:style-name="T32">(</text:span><text:span text:style-name="T38">בעבודת</text:span><text:span text:style-name="T31"> </text:span><text:span text:style-name="T38">כוכבים</text:span><text:span text:style-name="T31"> </text:span><text:span text:style-name="T38">משתעי</text:span><text:span text:style-name="T31"> </text:span><text:span text:style-name="T38">קרא, דתניא</text:span><text:span text:style-name="T31"> </text:span><text:span text:style-name="T38">בסיפרי</text:span><text:span text:style-name="T31"> </text:span><text:span text:style-name="T38">: רבי</text:span><text:span text:style-name="T31"> </text:span><text:span text:style-name="T38">שמעון</text:span><text:span text:style-name="T31"> </text:span><text:span text:style-name="T38">אומר: בעבודת</text:span><text:span text:style-name="T31"> </text:span><text:span text:style-name="T38">כוכבים</text:span><text:span text:style-name="T31"> </text:span><text:span text:style-name="T38">הכתוב</text:span><text:span text:style-name="T31"> </text:span><text:span text:style-name="T38">מדבר, שנאמר</text:span><text:span text:style-name="T31"> </text:span><text:span text:style-name="T18">[במדבר</text:span><text:span text:style-name="T19"> </text:span><text:span text:style-name="T18">טו,לא]</text:span><text:span text:style-name="T38">: '</text:span><text:span text:style-name="T28">כי</text:span><text:span text:style-name="T31"> </text:span><text:span text:style-name="T28">דבר</text:span><text:span text:style-name="T31"> </text:span><text:span text:style-name="T28">ה' בזה</text:span><text:span text:style-name="T38">' - שבזה</text:span><text:span text:style-name="T31"> </text:span><text:span text:style-name="T38">על</text:span><text:span text:style-name="T31"> </text:span><text:span text:style-name="T38">דיבור</text:span><text:span text:style-name="T31"> </text:span><text:span text:style-name="T38">ראשון</text:span><text:span text:style-name="T31"> </text:span><text:span text:style-name="T38">שנאמר</text:span><text:span text:style-name="T31"> </text:span><text:span text:style-name="T38">בו</text:span><text:span text:style-name="T31"> </text:span><text:span text:style-name="T38">'</text:span><text:span text:style-name="T28">אנכי</text:span><text:span text:style-name="T31"> </text:span><text:span text:style-name="T28">ה' אלהיך</text:span><text:span text:style-name="T38">' ו'</text:span><text:span text:style-name="T28">לא</text:span><text:span text:style-name="T31"> </text:span><text:span text:style-name="T28">יהיה</text:span><text:span text:style-name="T31"> </text:span><text:span text:style-name="T28">לך</text:span><text:span text:style-name="T31"> </text:span><text:span text:style-name="T28">אלהים</text:span><text:span text:style-name="T31"> </text:span><text:span text:style-name="T28">אחרים</text:span><text:span text:style-name="T31"> </text:span><text:span text:style-name="T28">על</text:span><text:span text:style-name="T31"> </text:span><text:span text:style-name="T28">פני</text:span><text:span text:style-name="T38">' </text:span><text:span text:style-name="T18">[שמות</text:span><text:span text:style-name="T19"> </text:span><text:span text:style-name="T18">כ,ב-ג]</text:span><text:span text:style-name="T32">)</text:span><text:span text:style-name="T1">; הוקשה</text:span><text:span text:style-name="T2"> </text:span><text:span text:style-name="T1">כל</text:span><text:span text:style-name="T2"> </text:span><text:span text:style-name="T1">התורה</text:span><text:span text:style-name="T2"> </text:span><text:span text:style-name="T1">כולה</text:span><text:span text:style-name="T2"> </text:span><text:span text:style-name="T1">לעבודת</text:span><text:span text:style-name="T2"> </text:span><text:span text:style-name="T1">כוכבים: מה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שחייבין</text:span><text:span text:style-name="T2"> </text:span><text:span text:style-name="T1">על</text:span><text:span text:style-name="T2"> </text:span><text:span text:style-name="T1">זדונו</text:span><text:span text:style-name="T2"> </text:span><text:span text:style-name="T1">כרת</text:span><text:span text:style-name="T2"> </text:span><text:span text:style-name="T1">ועל</text:span><text:span text:style-name="T2"> </text:span><text:span text:style-name="T1">שגגתו</text:span><text:span text:style-name="T2"> </text:span><text:span text:style-name="T1">חטאת</text:span><text:span text:style-name="T2"> </text:span><text:span text:style-name="T32">(</text:span><text:span text:style-name="T38">דהכא</text:span><text:span text:style-name="T31"> </text:span><text:span text:style-name="T38">כתיב</text:span><text:span text:style-name="T31"> </text:span><text:span text:style-name="T38">'</text:span><text:span text:style-name="T28">הכרת</text:span><text:span text:style-name="T31"> </text:span><text:span text:style-name="T28">תכרת</text:span><text:span text:style-name="T38">' </text:span><text:span text:style-name="T18">[במדבר</text:span><text:span text:style-name="T19"> </text:span><text:span text:style-name="T18">טו,לא]</text:span><text:span text:style-name="T32">)</text:span><text:span text:style-name="T1"> - אף</text:span><text:span text:style-name="T2"> </text:span><text:span text:style-name="T1">כאן</text:span><text:span text:style-name="T2"> </text:span><text:span text:style-name="T1">שחייבין</text:span><text:span text:style-name="T2"> </text:span><text:span text:style-name="T1">על</text:span><text:span text:style-name="T2"> </text:span><text:span text:style-name="T1">זדונו</text:span><text:span text:style-name="T2"> </text:span><text:span text:style-name="T1">כרת</text:span><text:span text:style-name="T2"> </text:span><text:span text:style-name="T1">ועל</text:span><text:span text:style-name="T2"> </text:span><text:span text:style-name="T1">שגגתו</text:span><text:span text:style-name="T2"> </text:span><text:span text:style-name="T1">חטאת.</text:span></text:p>
      <text:p text:style-name="P4"><text:span text:style-name="T1">אשכחן</text:span><text:span text:style-name="T2"> </text:span><text:span text:style-name="T1">יחיד</text:span><text:span text:style-name="T2"> </text:span><text:span text:style-name="T1">נשיא</text:span><text:span text:style-name="T2"> </text:span><text:span text:style-name="T1">ומשיח, בין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בין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32">(</text:span><text:span text:style-name="T38">דכתיב</text:span><text:span text:style-name="T31"> </text:span><text:span text:style-name="T18">[ןחקרא</text:span><text:span text:style-name="T19"> </text:span><text:span text:style-name="T18">ד,כז]</text:span><text:span text:style-name="T38"> '</text:span><text:span text:style-name="T28">ואם</text:span><text:span text:style-name="T31"> </text:span><text:span text:style-name="T28">נפש</text:span><text:span text:style-name="T31"> </text:span><text:span text:style-name="T70">[</text:span><text:span text:style-name="T72">אחת</text:span><text:span text:style-name="T69"> </text:span><text:span text:style-name="T70">תחטא</text:span><text:span text:style-name="T69"> </text:span><text:span text:style-name="T70">בשגגה</text:span><text:span text:style-name="T69"> </text:span><text:span text:style-name="T70">מעם</text:span><text:span text:style-name="T69"> </text:span><text:span text:style-name="T70">הארץ</text:span><text:span text:style-name="T69"> </text:span><text:span text:style-name="T70">בעשתה</text:span><text:span text:style-name="T69"> </text:span><text:span text:style-name="T70">אחת</text:span><text:span text:style-name="T69"> </text:span><text:span text:style-name="T70">מכל</text:span><text:span text:style-name="T69"> </text:span><text:span text:style-name="T70">מצות</text:span><text:span text:style-name="T69"> </text:span><text:span text:style-name="T70">ה' אשר</text:span><text:span text:style-name="T69"> </text:span><text:span text:style-name="T70">לא</text:span><text:span text:style-name="T69"> </text:span><text:span text:style-name="T70">תעשינה</text:span><text:span text:style-name="T69"> </text:span><text:span text:style-name="T70">ואשם]</text:span><text:span text:style-name="T38">' וכתיב</text:span><text:span text:style-name="T31"> </text:span><text:span text:style-name="T38">'</text:span><text:span text:style-name="T28">תורה</text:span><text:span text:style-name="T31"> </text:span><text:span text:style-name="T28">אחת</text:span><text:span text:style-name="T31"> </text:span><text:span text:style-name="T28">יהיה</text:span><text:span text:style-name="T31"> </text:span><text:span text:style-name="T28">לכם</text:span><text:span text:style-name="T31"> </text:span><text:span text:style-name="T28">והנפש</text:span><text:span text:style-name="T31"> </text:span><text:span text:style-name="T28">אשר</text:span><text:span text:style-name="T31"> </text:span><text:span text:style-name="T28">תעשה</text:span><text:span text:style-name="T31"> </text:span><text:span text:style-name="T28">ביד</text:span><text:span text:style-name="T31"> </text:span><text:span text:style-name="T28">רמה</text:span><text:span text:style-name="T38">' </text:span><text:span text:style-name="T18">[במדבר</text:span><text:span text:style-name="T19"> </text:span><text:span text:style-name="T18">טו,כט-ל]</text:span><text:span text:style-name="T38"> דיחיד</text:span><text:span text:style-name="T31"> </text:span><text:span text:style-name="T38">ונשיא</text:span><text:span text:style-name="T31"> </text:span><text:span text:style-name="T38">ומשיח</text:span><text:span text:style-name="T31"> </text:span><text:span text:style-name="T38">בכלל</text:span><text:span text:style-name="T31"> </text:span><text:span text:style-name="T38">'</text:span><text:span text:style-name="T28">ואם</text:span><text:span text:style-name="T31"> </text:span><text:span text:style-name="T28">נפש</text:span><text:span text:style-name="T31"> </text:span><text:span text:style-name="T28">אחת</text:span><text:span text:style-name="T38">'</text:span><text:span text:style-name="T32">)</text:span><text:span text:style-name="T1">; צבור</text:span><text:span text:style-name="T2"> </text:span><text:span text:style-name="T1">מנלן?</text:span></text:p>
      <text:p text:style-name="P4"><text:span text:style-name="T1">יליף</text:span><text:span text:style-name="T2"> </text:span><text:span text:style-name="T1">עליון</text:span><text:span text:style-name="T2"> </text:span><text:span text:style-name="T1">מתחתון</text:span><text:span text:style-name="T2"> </text:span><text:span text:style-name="T32">(</text:span><text:span text:style-name="T38">דכתיב</text:span><text:span text:style-name="T31"> </text:span><text:span text:style-name="T38">בפרשה</text:span><text:span text:style-name="T31"> </text:span><text:span text:style-name="T38">למעלה</text:span><text:span text:style-name="T31"> </text:span><text:span text:style-name="T18">[במדבר</text:span><text:span text:style-name="T19"> </text:span><text:span text:style-name="T18">טו,כב]</text:span><text:span text:style-name="T38"> '</text:span><text:span text:style-name="T28">וכי</text:span><text:span text:style-name="T31"> </text:span><text:span text:style-name="T28">תשג</text:span><text:span text:style-name="T59">ו</text:span><text:span text:style-name="T38">', דהיינו</text:span><text:span text:style-name="T31"> </text:span><text:span text:style-name="T38">צבור, וילמד</text:span><text:span text:style-name="T31"> </text:span><text:span text:style-name="T38">מתחתון: מ'</text:span><text:span text:style-name="T28">ואם</text:span><text:span text:style-name="T31"> </text:span><text:span text:style-name="T28">נפש</text:span><text:span text:style-name="T38">': מה</text:span><text:span text:style-name="T31"> </text:span><text:span text:style-name="T38">להלן</text:span><text:span text:style-name="T31"> </text:span><text:span text:style-name="T38">דבר</text:span><text:span text:style-name="T31"> </text:span><text:span text:style-name="T38">שחייבין</text:span><text:span text:style-name="T31"> </text:span><text:span text:style-name="T38">על</text:span><text:span text:style-name="T31"> </text:span><text:span text:style-name="T38">זדונו</text:span><text:span text:style-name="T31"> </text:span><text:span text:style-name="T38">כרת</text:span><text:span text:style-name="T31"> </text:span><text:span text:style-name="T38">ועל</text:span><text:span text:style-name="T31"> </text:span><text:span text:style-name="T38">שגגתו</text:span><text:span text:style-name="T31"> </text:span><text:span text:style-name="T38">חטאת, בין</text:span><text:span text:style-name="T31"> </text:span><text:span text:style-name="T38">בעבודת</text:span><text:span text:style-name="T31"> </text:span><text:span text:style-name="T38">כוכבים</text:span><text:span text:style-name="T31"> </text:span><text:span text:style-name="T38">בין</text:span><text:span text:style-name="T31"> </text:span><text:span text:style-name="T38">בשאר</text:span><text:span text:style-name="T31"> </text:span><text:span text:style-name="T38">מצות, דגבי</text:span><text:span text:style-name="T31"> </text:span><text:span text:style-name="T38">יחיד</text:span><text:span text:style-name="T31"> </text:span><text:span text:style-name="T38">הוקשה</text:span><text:span text:style-name="T31"> </text:span><text:span text:style-name="T38">כל</text:span><text:span text:style-name="T31"> </text:span><text:span text:style-name="T38">התורה</text:span><text:span text:style-name="T31"> </text:span><text:span text:style-name="T38">כולה</text:span><text:span text:style-name="T31"> </text:span><text:span text:style-name="T38">לעבודת</text:span><text:span text:style-name="T31"> </text:span><text:span text:style-name="T38">כוכבים</text:span><text:span text:style-name="T31"> </text:span><text:span text:style-name="T38">- אף</text:span><text:span text:style-name="T31"> </text:span><text:span text:style-name="T38">צבור</text:span><text:span text:style-name="T31"> </text:span><text:span text:style-name="T38">אין</text:span><text:span text:style-name="T31"> </text:span><text:span text:style-name="T38">חייבין</text:span><text:span text:style-name="T31"> </text:span><text:span text:style-name="T38">אלא</text:span><text:span text:style-name="T31"> </text:span><text:span text:style-name="T38">בדבר</text:span><text:span text:style-name="T31"> </text:span><text:span text:style-name="T38">שחייבין</text:span><text:span text:style-name="T31"> </text:span><text:span text:style-name="T38">על</text:span><text:span text:style-name="T31"> </text:span><text:span text:style-name="T38">זדונו</text:span><text:span text:style-name="T31"> </text:span><text:span text:style-name="T38">כרת</text:span><text:span text:style-name="T31"> </text:span><text:span text:style-name="T38">ועל</text:span><text:span text:style-name="T31"> </text:span><text:span text:style-name="T38">שגגתו</text:span><text:span text:style-name="T31"> </text:span><text:span text:style-name="T38">חטאת, בין</text:span><text:span text:style-name="T31"> </text:span><text:span text:style-name="T38">בעבודת</text:span><text:span text:style-name="T31"> </text:span><text:span text:style-name="T38">כוכבים</text:span><text:span text:style-name="T31"> </text:span><text:span text:style-name="T38">בין</text:span><text:span text:style-name="T31"> </text:span><text:span text:style-name="T38">בשאר</text:span><text:span text:style-name="T31"> </text:span><text:span text:style-name="T38">מצות</text:span><text:span text:style-name="T32">)</text:span><text:span text:style-name="T1">.</text:span></text:p>
      <text:p text:style-name="P4"><text:span text:style-name="T1">ורבי</text:span><text:span text:style-name="T2"> </text:span><text:span text:style-name="T1">- הא</text:span><text:span text:style-name="T2"> </text:span><text:span text:style-name="T1">דרבי</text:span><text:span text:style-name="T2"> </text:span><text:span text:style-name="T1">יהושע</text:span><text:span text:style-name="T2"> </text:span><text:span text:style-name="T1">בן</text:span><text:span text:style-name="T2"> </text:span><text:span text:style-name="T1">לוי, מאי</text:span><text:span text:style-name="T2"> </text:span><text:span text:style-name="T1">עביד</text:span><text:span text:style-name="T2"> </text:span><text:span text:style-name="T1">ליה?</text:span></text:p>
      <text:p text:style-name="P4"><text:span text:style-name="T1">מפיק</text:span><text:span text:style-name="T2"> </text:span><text:span text:style-name="T1">ליה</text:span><text:span text:style-name="T2"> </text:span><text:span text:style-name="T1">לכדתניא: '</text:span><text:span text:style-name="T73">לפי</text:span><text:span text:style-name="T74"> </text:span><text:span text:style-name="T73">שמצינו</text:span><text:span text:style-name="T74"> </text:span><text:span text:style-name="T73">שחלק</text:span><text:span text:style-name="T74"> </text:span><text:span text:style-name="T73">הכתוב</text:span><text:span text:style-name="T74"> </text:span><text:span text:style-name="T73">בין</text:span><text:span text:style-name="T74"> </text:span><text:span text:style-name="T73">רבים</text:span><text:span text:style-name="T74"> </text:span><text:span text:style-name="T32">(</text:span><text:span text:style-name="T38">במזיד: אנשי</text:span><text:span text:style-name="T31"> </text:span><text:span text:style-name="T38">עיר</text:span><text:span text:style-name="T31"> </text:span><text:span text:style-name="T38">הנדחת</text:span><text:span text:style-name="T32">)</text:span><text:span text:style-name="T73"> ליחידים: רבים</text:span><text:span text:style-name="T74"> </text:span><text:span text:style-name="T73">בסייף</text:span><text:span text:style-name="T74"> </text:span><text:span text:style-name="T73">וממונן</text:span><text:span text:style-name="T74"> </text:span><text:span text:style-name="T73">אבד; יחידים</text:span><text:span text:style-name="T74"> </text:span><text:span text:style-name="T73">בסקילה</text:span><text:span text:style-name="T74"> </text:span><text:span text:style-name="T73">וממונן</text:span><text:span text:style-name="T74"> </text:span><text:span text:style-name="T73">פלט, יכול</text:span><text:span text:style-name="T74"> </text:span><text:span text:style-name="T73">נחלוק</text:span><text:span text:style-name="T74"> </text:span><text:span text:style-name="T73">בקרבנותיהם</text:span><text:span text:style-name="T74"> </text:span><text:span text:style-name="T32">(</text:span><text:span text:style-name="T38">דכי</text:span><text:span text:style-name="T31"> </text:span><text:span text:style-name="T38">היכי</text:span><text:span text:style-name="T31"> </text:span><text:span text:style-name="T38">דחלוק</text:span><text:span text:style-name="T31"> </text:span><text:span text:style-name="T38">צבור</text:span><text:span text:style-name="T31"> </text:span><text:span text:style-name="T38">מיחידים: דקרבן</text:span><text:span text:style-name="T31"> </text:span><text:span text:style-name="T38">צבור</text:span><text:span text:style-name="T31"> </text:span><text:span text:style-name="T38">בעבודת</text:span><text:span text:style-name="T31"> </text:span><text:span text:style-name="T38">כוכבים</text:span><text:span text:style-name="T31"> </text:span><text:span text:style-name="T38">לא</text:span><text:span text:style-name="T31"> </text:span><text:span text:style-name="T38">דמי</text:span><text:span text:style-name="T31"> </text:span><text:span text:style-name="T38">לשום</text:span><text:span text:style-name="T31"> </text:span><text:span text:style-name="T38">קרבן</text:span><text:span text:style-name="T31"> </text:span><text:span text:style-name="T38">יחיד</text:span><text:span text:style-name="T31"> </text:span><text:span text:style-name="T38">- הכי</text:span><text:span text:style-name="T31"> </text:span><text:span text:style-name="T38">נמי</text:span><text:span text:style-name="T31"> </text:span><text:span text:style-name="T38">נחלוק</text:span><text:span text:style-name="T31"> </text:span><text:span text:style-name="T38">בקרבנותיהם, דלהוי</text:span><text:span text:style-name="T31"> </text:span><text:span text:style-name="T38">חלוק, דמרובין</text:span><text:span text:style-name="T31"> </text:span><text:span text:style-name="T38">שעשו</text:span><text:span text:style-name="T31"> </text:span><text:span text:style-name="T38">שוגגין</text:span><text:span text:style-name="T31"> </text:span><text:span text:style-name="T38">דעיר</text:span><text:span text:style-name="T31"> </text:span><text:span text:style-name="T38">הנדחת, דלא</text:span><text:span text:style-name="T31"> </text:span><text:span text:style-name="T38">להוי</text:span><text:span text:style-name="T31"> </text:span><text:span text:style-name="T38">דמי</text:span><text:span text:style-name="T31"> </text:span><text:span text:style-name="T38">לעולם</text:span><text:span text:style-name="T31"> </text:span><text:span text:style-name="T38">לשום</text:span><text:span text:style-name="T31"> </text:span><text:span text:style-name="T38">קרבן, לא</text:span><text:span text:style-name="T31"> </text:span><text:span text:style-name="T38">לצבור</text:span><text:span text:style-name="T31"> </text:span><text:span text:style-name="T38">ולא</text:span><text:span text:style-name="T31"> </text:span><text:span text:style-name="T38">ליחיד</text:span><text:span text:style-name="T32">)</text:span><text:span text:style-name="T73">? תלמוד</text:span><text:span text:style-name="T74"> </text:span><text:span text:style-name="T73">לומר: </text:span><text:span text:style-name="T18">[במדבר</text:span><text:span text:style-name="T19"> </text:span><text:span text:style-name="T18">טו,כט]</text:span><text:span text:style-name="T1"> </text:span><text:span text:style-name="T28">[האזרח</text:span><text:span text:style-name="T31"> </text:span><text:span text:style-name="T28">בבני</text:span><text:span text:style-name="T31"> </text:span><text:span text:style-name="T28">ישראל</text:span><text:span text:style-name="T31"> </text:span><text:span text:style-name="T28">ולגר</text:span><text:span text:style-name="T31"> </text:span><text:span text:style-name="T28">הגר</text:span><text:span text:style-name="T31"> </text:span><text:span text:style-name="T28">בתוכם]</text:span><text:span text:style-name="T75"> תורה</text:span><text:span text:style-name="T74"> </text:span><text:span text:style-name="T75">אחת</text:span><text:span text:style-name="T74"> </text:span><text:span text:style-name="T75">יהיה</text:span><text:span text:style-name="T74"> </text:span><text:span text:style-name="T28">[לכם</text:span><text:span text:style-name="T31"> </text:span><text:span text:style-name="T28">לעשה</text:span><text:span text:style-name="T31"> </text:span><text:span text:style-name="T28">בשגגה]</text:span><text:span text:style-name="T1"> </text:span><text:span text:style-name="T32">(</text:span><text:span text:style-name="T38">דעיר</text:span><text:span text:style-name="T31"> </text:span><text:span text:style-name="T38">הנדחת</text:span><text:span text:style-name="T31"> </text:span><text:span text:style-name="T38">דשוגג</text:span><text:span text:style-name="T31"> </text:span><text:span text:style-name="T38">- כיחידים</text:span><text:span text:style-name="T31"> </text:span><text:span text:style-name="T38">דמו, ומייתי</text:span><text:span text:style-name="T31"> </text:span><text:span text:style-name="T38">כל</text:span><text:span text:style-name="T31"> </text:span><text:span text:style-name="T38">חד</text:span><text:span text:style-name="T31"> </text:span><text:span text:style-name="T38">וחד</text:span><text:span text:style-name="T31"> </text:span><text:span text:style-name="T38">שעירה</text:span><text:span text:style-name="T31"> </text:span><text:span text:style-name="T38">כיחיד</text:span><text:span text:style-name="T32">)</text:span><text:span text:style-name="T1">'.</text:span></text:p>
      <text:p text:style-name="P11"/>
      <text:p text:style-name="P4"><text:span text:style-name="T1">מתקיף</text:span><text:span text:style-name="T2"> </text:span><text:span text:style-name="T1">לה</text:span><text:span text:style-name="T2"> </text:span><text:span text:style-name="T1">רב</text:span><text:span text:style-name="T2"> </text:span><text:span text:style-name="T1">חלקיה</text:span><text:span text:style-name="T2"> </text:span><text:span text:style-name="T1">מהגרוניא: טעמא</text:span><text:span text:style-name="T2"> </text:span><text:span text:style-name="T1">- דלא</text:span><text:span text:style-name="T2"> </text:span><text:span text:style-name="T1">חלק</text:span><text:span text:style-name="T2"> </text:span><text:span text:style-name="T1">הכתוב, הא</text:span><text:span text:style-name="T2"> </text:span><text:span text:style-name="T1">חלק</text:span><text:span text:style-name="T2"> </text:span><text:span text:style-name="T1">הוה</text:span><text:span text:style-name="T2"> </text:span><text:span text:style-name="T1">אמינא</text:span><text:span text:style-name="T2"> </text:span><text:span text:style-name="T1">נחלוק? מאי</text:span><text:span text:style-name="T2"> </text:span><text:span text:style-name="T1">נייתי</text:span><text:span text:style-name="T2"> </text:span><text:span text:style-name="T32">(</text:span><text:span text:style-name="T38">אנשי</text:span><text:span text:style-name="T31"> </text:span><text:span text:style-name="T38">עיר</text:span><text:span text:style-name="T31"> </text:span><text:span text:style-name="T38">הנדחת</text:span><text:span text:style-name="T31"> </text:span><text:span text:style-name="T38">רבים</text:span><text:span text:style-name="T31"> </text:span><text:span text:style-name="T38">דבסייף</text:span><text:span text:style-name="T32">)</text:span><text:span text:style-name="T1">? נייתי</text:span><text:span text:style-name="T2"> </text:span><text:span text:style-name="T1">פר</text:span><text:span text:style-name="T2"> </text:span><text:span text:style-name="T1">צבור? - בשאר</text:span><text:span text:style-name="T2"> </text:span><text:span text:style-name="T1">מצות</text:span><text:span text:style-name="T2"> </text:span><text:span text:style-name="T1">הוא</text:span><text:span text:style-name="T2"> </text:span><text:span text:style-name="T1">דמייתו</text:span><text:span text:style-name="T2"> </text:span><text:span text:style-name="T32">(</text:span><text:span text:style-name="T38">ולא</text:span><text:span text:style-name="T31"> </text:span><text:span text:style-name="T38">הוי</text:span><text:span text:style-name="T31"> </text:span><text:span text:style-name="T38">חלוק, וכל</text:span><text:span text:style-name="T31"> </text:span><text:span text:style-name="T38">שכן</text:span><text:span text:style-name="T31"> </text:span><text:span text:style-name="T38">דבעינן</text:span><text:span text:style-name="T31"> </text:span><text:span text:style-name="T38">חלוק</text:span><text:span text:style-name="T31"> </text:span><text:span text:style-name="T38">בין</text:span><text:span text:style-name="T31"> </text:span><text:span text:style-name="T38">אנשי</text:span><text:span text:style-name="T31"> </text:span><text:span text:style-name="T38">עיר</text:span><text:span text:style-name="T31"> </text:span><text:span text:style-name="T38">הנדחת</text:span><text:span text:style-name="T31"> </text:span><text:span text:style-name="T38">לצבור, דהא</text:span><text:span text:style-name="T31"> </text:span><text:span text:style-name="T38">אין</text:span><text:span text:style-name="T31"> </text:span><text:span text:style-name="T38">צבור</text:span><text:span text:style-name="T31"> </text:span><text:span text:style-name="T38">נעשין</text:span><text:span text:style-name="T31"> </text:span><text:span text:style-name="T38">עיר</text:span><text:span text:style-name="T31"> </text:span><text:span text:style-name="T38">הנדחת</text:span><text:span text:style-name="T31"> </text:span><text:span text:style-name="T38">כלל</text:span><text:span text:style-name="T32">)</text:span><text:span text:style-name="T1">! נייתי</text:span><text:span text:style-name="T2"> </text:span><text:span text:style-name="T1">פר</text:span><text:span text:style-name="T2"> </text:span><text:span text:style-name="T1">לעולה</text:span><text:span text:style-name="T2"> </text:span><text:span text:style-name="T1">ושעיר</text:span><text:span text:style-name="T2"> </text:span><text:span text:style-name="T1">לחטאת? - צבור</text:span><text:span text:style-name="T2"> </text:span><text:span text:style-name="T1">בעבודת</text:span><text:span text:style-name="T2"> </text:span><text:span text:style-name="T1">כוכבים</text:span><text:span text:style-name="T2"> </text:span><text:span text:style-name="T1">הוא</text:span><text:span text:style-name="T2"> </text:span><text:span text:style-name="T1">דמייתו! נייתי</text:span><text:span text:style-name="T2"> </text:span><text:span text:style-name="T1">שעיר? - נשיא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1">הוא</text:span><text:span text:style-name="T2"> </text:span><text:span text:style-name="T1">דמייתי! נייתי</text:span><text:span text:style-name="T2"> </text:span><text:span text:style-name="T1">שעירה? - יחיד</text:span><text:span text:style-name="T2"> </text:span><text:span text:style-name="T1">נמי</text:span><text:span text:style-name="T2"> </text:span><text:span text:style-name="T1">היינו</text:span><text:span text:style-name="T2"> </text:span><text:span text:style-name="T1">קרבנו</text:span><text:span text:style-name="T2"> </text:span><text:span text:style-name="T32">(</text:span><text:span text:style-name="T38">ולא</text:span><text:span text:style-name="T31"> </text:span><text:span text:style-name="T38">הוי</text:span><text:span text:style-name="T31"> </text:span><text:span text:style-name="T38">חלוק</text:span><text:span text:style-name="T32">)</text:span><text:span text:style-name="T1">! איצטריך</text:span><text:span text:style-name="T2"> </text:span><text:span text:style-name="T32">('</text:span><text:span text:style-name="T28">תורה</text:span><text:span text:style-name="T31"> </text:span><text:span text:style-name="T28">אחת</text:span><text:span text:style-name="T38">' </text:span><text:span text:style-name="T18">[במדבר</text:span><text:span text:style-name="T19"> </text:span><text:span text:style-name="T18">טו,כט]</text:span><text:span text:style-name="T32">)</text:span><text:span text:style-name="T1">; סלקא</text:span><text:span text:style-name="T2"> </text:span><text:span text:style-name="T1">דעתא</text:span><text:span text:style-name="T2"> </text:span><text:span text:style-name="T1">אמינא: צבור</text:span><text:span text:style-name="T2"> </text:span><text:span text:style-name="T1">מייתי</text:span><text:span text:style-name="T2"> </text:span><text:span text:style-name="T1">פר</text:span><text:span text:style-name="T2"> </text:span><text:span text:style-name="T1">לעולה</text:span><text:span text:style-name="T2"> </text:span><text:soft-page-break/><text:span text:style-name="T1">ושעיר</text:span><text:span text:style-name="T2"> </text:span><text:span text:style-name="T1">לחטאת, הני</text:span><text:span text:style-name="T2"> </text:span><text:span text:style-name="T82">[אנשי</text:span><text:span text:style-name="T84"> </text:span><text:span text:style-name="T82">עיר</text:span><text:span text:style-name="T84"> </text:span><text:span text:style-name="T82">הנדחת]</text:span><text:span text:style-name="T1"> נייתי</text:span><text:span text:style-name="T2"> </text:span><text:span text:style-name="T1">איפכא: פר</text:span><text:span text:style-name="T2"> </text:span><text:span text:style-name="T1">לחטאת</text:span><text:span text:style-name="T2"> </text:span><text:span text:style-name="T1">ושעיר</text:span><text:span text:style-name="T2"> </text:span><text:span text:style-name="T1">לעולה; אי</text:span><text:span text:style-name="T2"> </text:span><text:span text:style-name="T1">נמי</text:span><text:span text:style-name="T2"> </text:span><text:span text:style-name="T82">[משמעות</text:span><text:span text:style-name="T84"> </text:span><text:span text:style-name="T82">'</text:span><text:span text:style-name="T83">תורה</text:span><text:span text:style-name="T84"> </text:span><text:span text:style-name="T83">אחת</text:span><text:span text:style-name="T82">' לשיטת</text:span><text:span text:style-name="T84"> </text:span><text:span text:style-name="T82">רבנן, דמפקי</text:span><text:span text:style-name="T84"> </text:span><text:span text:style-name="T82">לה</text:span><text:span text:style-name="T84"> </text:span><text:span text:style-name="T82">ל'עליה' לעריות</text:span><text:span text:style-name="T84"> </text:span><text:span text:style-name="T82">וצרות]</text:span><text:span text:style-name="T1"> צריך</text:span><text:span text:style-name="T2"> </text:span><text:span text:style-name="T32">(</text:span><text:span text:style-name="T38">לחלוק</text:span><text:span text:style-name="T31"> </text:span><text:span text:style-name="T38">בקרבן</text:span><text:span text:style-name="T32">)</text:span><text:span text:style-name="T1"> ואין</text:span><text:span text:style-name="T2"> </text:span><text:span text:style-name="T1">לו</text:span><text:span text:style-name="T2"> </text:span><text:span text:style-name="T1">תקנה</text:span><text:span text:style-name="T2"> </text:span><text:span text:style-name="T32">(</text:span><text:span text:style-name="T38">לעיר</text:span><text:span text:style-name="T31"> </text:span><text:span text:style-name="T38">הנדחת</text:span><text:span text:style-name="T31"> </text:span><text:span text:style-name="T38">בשוגג, דאי</text:span><text:span text:style-name="T31"> </text:span><text:span text:style-name="T38">אפשר</text:span><text:span text:style-name="T31"> </text:span><text:span text:style-name="T38">לחלוק</text:span><text:span text:style-name="T32">)</text:span><text:span text:style-name="T1"> 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32">(</text:span><text:span text:style-name="T38">'</text:span><text:span text:style-name="T28">תורה</text:span><text:span text:style-name="T31"> </text:span><text:span text:style-name="T28">אחת</text:span><text:span text:style-name="T38">' דמייתי</text:span><text:span text:style-name="T31"> </text:span><text:span text:style-name="T38">כל</text:span><text:span text:style-name="T31"> </text:span><text:span text:style-name="T38">חד</text:span><text:span text:style-name="T31"> </text:span><text:span text:style-name="T38">שעירה</text:span><text:span text:style-name="T31"> </text:span><text:span text:style-name="T38">כיחיד</text:span><text:span text:style-name="T32">)</text:span><text:span text:style-name="T1">.</text:span></text:p>
      <text:p text:style-name="P11"/>
      <text:p text:style-name="P4"><text:span text:style-name="T1">דכולי</text:span><text:span text:style-name="T2"> </text:span><text:span text:style-name="T1">עלמא</text:span><text:span text:style-name="T2"> </text:span><text:span text:style-name="T1">מיהת</text:span><text:span text:style-name="T2"> </text:span><text:span text:style-name="T1">כי</text:span><text:span text:style-name="T2"> </text:span><text:span text:style-name="T1">כתיבי</text:span><text:span text:style-name="T2"> </text:span><text:span text:style-name="T1">הני</text:span><text:span text:style-name="T2"> </text:span><text:span text:style-name="T1">קראי</text:span><text:span text:style-name="T2"> </text:span><text:span text:style-name="T1">- בעבודת</text:span><text:span text:style-name="T2"> </text:span><text:span text:style-name="T1">כוכבים</text:span><text:span text:style-name="T2"> </text:span><text:span text:style-name="T1">הוא</text:span><text:span text:style-name="T2"> </text:span><text:span text:style-name="T1">דכתיבי; מאי</text:span><text:span text:style-name="T2"> </text:span><text:span text:style-name="T1">משמע?</text:span></text:p>
      <text:p text:style-name="P4"><text:span text:style-name="T1">אמר</text:span><text:span text:style-name="T2"> </text:span><text:span text:style-name="T1">רבא, ואי</text:span><text:span text:style-name="T2"> </text:span><text:span text:style-name="T1">תימא</text:span><text:span text:style-name="T2"> </text:span><text:span text:style-name="T1">רבי</text:span><text:span text:style-name="T2"> </text:span><text:span text:style-name="T1">יהושע</text:span><text:span text:style-name="T2"> </text:span><text:span text:style-name="T1">בן</text:span><text:span text:style-name="T2"> </text:span><text:span text:style-name="T1">לוי, ואמרי</text:span><text:span text:style-name="T2"> </text:span><text:span text:style-name="T1">לה</text:span><text:span text:style-name="T2"> </text:span><text:span text:style-name="T1">כדי: אמר</text:span><text:span text:style-name="T2"> </text:span><text:span text:style-name="T1">קרא</text:span><text:span text:style-name="T2"> </text:span><text:span text:style-name="T18">(במדבר</text:span><text:span text:style-name="T19"> </text:span><text:span text:style-name="T18">טו,כב)</text:span><text:span text:style-name="T1"> </text:span><text:span text:style-name="T59">וכי</text:span><text:span text:style-name="T2"> </text:span><text:span text:style-name="T59">תשגו</text:span><text:span text:style-name="T2"> </text:span><text:span text:style-name="T59">ולא</text:span><text:span text:style-name="T2"> </text:span><text:span text:style-name="T59">תעשו</text:span><text:span text:style-name="T2"> </text:span><text:span text:style-name="T59">את</text:span><text:span text:style-name="T2"> </text:span><text:span text:style-name="T59">כל</text:span><text:span text:style-name="T2"> </text:span><text:span text:style-name="T59">המצות</text:span><text:span text:style-name="T2"> </text:span><text:span text:style-name="T59">האלה</text:span><text:span text:style-name="T2"> </text:span><text:span text:style-name="T28">[אשר</text:span><text:span text:style-name="T31"> </text:span><text:span text:style-name="T28">דבר</text:span><text:span text:style-name="T31"> </text:span><text:span text:style-name="T28">ה' אל</text:span><text:span text:style-name="T31"> </text:span><text:span text:style-name="T28">משה; </text:span><text:span text:style-name="T18">[פסוק</text:span><text:span text:style-name="T19"> </text:span><text:span text:style-name="T18">כג]</text:span><text:span text:style-name="T28"> את</text:span><text:span text:style-name="T31"> </text:span><text:span text:style-name="T28">כל</text:span><text:span text:style-name="T31"> </text:span><text:span text:style-name="T28">אשר</text:span><text:span text:style-name="T31"> </text:span><text:span text:style-name="T28">צוה</text:span><text:span text:style-name="T31"> </text:span><text:span text:style-name="T28">ה' אליכם</text:span><text:span text:style-name="T31"> </text:span><text:span text:style-name="T28">ביד</text:span><text:span text:style-name="T31"> </text:span><text:span text:style-name="T28">משה</text:span><text:span text:style-name="T31"> </text:span><text:span text:style-name="T28">מן</text:span><text:span text:style-name="T31"> </text:span><text:span text:style-name="T28">היום</text:span><text:span text:style-name="T31"> </text:span><text:span text:style-name="T28">אשר</text:span><text:span text:style-name="T31"> </text:span><text:span text:style-name="T28">צוה</text:span><text:span text:style-name="T31"> </text:span><text:span text:style-name="T28">ה' והלאה</text:span><text:span text:style-name="T31"> </text:span><text:span text:style-name="T28">לדרתיכם]</text:span><text:span text:style-name="T1"> - איזו</text:span><text:span text:style-name="T2"> </text:span><text:span text:style-name="T1">היא</text:span><text:span text:style-name="T2"> </text:span><text:span text:style-name="T1">מצוה</text:span><text:span text:style-name="T2"> </text:span><text:span text:style-name="T1">שהיא</text:span><text:span text:style-name="T2"> </text:span><text:span text:style-name="T1">שקולה</text:span><text:span text:style-name="T2"> </text:span><text:span text:style-name="T1">ככל</text:span><text:span text:style-name="T2"> </text:span><text:span text:style-name="T1">המצות? - הוי</text:span><text:span text:style-name="T2"> </text:span><text:span text:style-name="T1">אומר</text:span><text:span text:style-name="T2"> </text:span><text:span text:style-name="T1">זו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32">(</text:span><text:span text:style-name="T38">שכל</text:span><text:span text:style-name="T31"> </text:span><text:span text:style-name="T38">המודה</text:span><text:span text:style-name="T31"> </text:span><text:span text:style-name="T38">בה</text:span><text:span text:style-name="T31"> </text:span><text:span text:style-name="T38">- ככופר</text:span><text:span text:style-name="T31"> </text:span><text:span text:style-name="T38">בכל</text:span><text:span text:style-name="T31"> </text:span><text:span text:style-name="T38">התורה</text:span><text:span text:style-name="T31"> </text:span><text:span text:style-name="T38">כולה</text:span><text:span text:style-name="T32">)</text:span><text:span text:style-name="T1">.</text:span></text:p>
      <text:p text:style-name="P4"><text:span text:style-name="T1">דבי</text:span><text:span text:style-name="T2"> </text:span><text:span text:style-name="T1">רבי</text:span><text:span text:style-name="T2"> </text:span><text:span text:style-name="T1">תנא: '</text:span><text:span text:style-name="T73">אמר</text:span><text:span text:style-name="T74"> </text:span><text:span text:style-name="T73">קרא</text:span><text:span text:style-name="T74"> </text:span><text:span text:style-name="T18">(במדבר</text:span><text:span text:style-name="T19"> </text:span><text:span text:style-name="T18">טו,כב)</text:span><text:span text:style-name="T32"> [</text:span><text:span text:style-name="T28">וכי</text:span><text:span text:style-name="T31"> </text:span><text:span text:style-name="T28">תשגו</text:span><text:span text:style-name="T31"> </text:span><text:span text:style-name="T28">ולא</text:span><text:span text:style-name="T31"> </text:span><text:span text:style-name="T28">תעשו</text:span><text:span text:style-name="T31"> </text:span><text:span text:style-name="T28">את</text:span><text:span text:style-name="T31"> </text:span><text:span text:style-name="T28">כל</text:span><text:span text:style-name="T31"> </text:span><text:span text:style-name="T28">המצות</text:span><text:span text:style-name="T31"> </text:span><text:span text:style-name="T28">האלה</text:span><text:span text:style-name="T32">]</text:span><text:span text:style-name="T73"> </text:span><text:span text:style-name="T75">אשר</text:span><text:span text:style-name="T74"> </text:span><text:span text:style-name="T75">דבר</text:span><text:span text:style-name="T74"> </text:span><text:span text:style-name="T75">ה' אל</text:span><text:span text:style-name="T74"> </text:span><text:span text:style-name="T75">משה</text:span><text:span text:style-name="T73">, וכתיב</text:span><text:span text:style-name="T74"> </text:span><text:span text:style-name="T18">(במדבר</text:span><text:span text:style-name="T19"> </text:span><text:span text:style-name="T18">טו,כג)</text:span><text:span text:style-name="T73"> </text:span><text:span text:style-name="T75">אשר</text:span><text:span text:style-name="T74"> </text:span><text:span text:style-name="T75">צוה</text:span><text:span text:style-name="T74"> </text:span><text:span text:style-name="T75">ה' אליכם</text:span><text:span text:style-name="T74"> </text:span><text:span text:style-name="T75">ביד</text:span><text:span text:style-name="T74"> </text:span><text:span text:style-name="T75">משה</text:span><text:span text:style-name="T74"> </text:span><text:span text:style-name="T28">[מן</text:span><text:span text:style-name="T31"> </text:span><text:span text:style-name="T28">היום</text:span><text:span text:style-name="T31"> </text:span><text:span text:style-name="T28">אשר</text:span><text:span text:style-name="T31"> </text:span><text:span text:style-name="T28">צוה</text:span><text:span text:style-name="T31"> </text:span><text:span text:style-name="T28">ה' והלאה</text:span><text:span text:style-name="T31"> </text:span><text:span text:style-name="T28">לדרתיכם]</text:span><text:span text:style-name="T1"> </text:span><text:span text:style-name="T32">(</text:span><text:span text:style-name="T38">דמשמע: שצוה</text:span><text:span text:style-name="T31"> </text:span><text:span text:style-name="T38">ע"י</text:span><text:span text:style-name="T31"> </text:span><text:span text:style-name="T38">משה, וכתיב</text:span><text:span text:style-name="T31"> </text:span><text:span text:style-name="T38">'</text:span><text:span text:style-name="T28">אשר</text:span><text:span text:style-name="T31"> </text:span><text:span text:style-name="T28">דבר</text:span><text:span text:style-name="T31"> </text:span><text:span text:style-name="T28">ה'</text:span><text:span text:style-name="T38">' דמשמע</text:span><text:span text:style-name="T31"> </text:span><text:span text:style-name="T38">שהיא</text:span><text:span text:style-name="T31"> </text:span><text:span text:style-name="T38">בדיבורו</text:span><text:span text:style-name="T31"> </text:span><text:span text:style-name="T38">של</text:span><text:span text:style-name="T31"> </text:span><text:span text:style-name="T38">הקב"ה! כלומר</text:span><text:span text:style-name="T31"> </text:span><text:span text:style-name="T38">ששמעו</text:span><text:span text:style-name="T31"> </text:span><text:span text:style-name="T38">ישראל</text:span><text:span text:style-name="T31"> </text:span><text:span text:style-name="T38">מפיו</text:span><text:span text:style-name="T31"> </text:span><text:span text:style-name="T38">כשדבר</text:span><text:span text:style-name="T31"> </text:span><text:span text:style-name="T38">עם</text:span><text:span text:style-name="T31"> </text:span><text:span text:style-name="T38">משה</text:span><text:span text:style-name="T32">)</text:span><text:span text:style-name="T73">; איזו</text:span><text:span text:style-name="T74"> </text:span><text:span text:style-name="T73">היא</text:span><text:span text:style-name="T74"> </text:span><text:span text:style-name="T73">מצוה</text:span><text:span text:style-name="T74"> </text:span><text:span text:style-name="T73">שהיא</text:span><text:span text:style-name="T74"> </text:span><text:span text:style-name="T73">בדיבורו</text:span><text:span text:style-name="T74"> </text:span><text:span text:style-name="T73">של</text:span><text:span text:style-name="T74"> </text:span><text:span text:style-name="T73">הקב"ה</text:span><text:span text:style-name="T74"> </text:span><text:span text:style-name="T73">וצוה</text:span><text:span text:style-name="T74"> </text:span><text:span text:style-name="T73">על</text:span><text:span text:style-name="T74"> </text:span><text:span text:style-name="T73">ידי</text:span><text:span text:style-name="T74"> </text:span><text:span text:style-name="T73">משה? הוי</text:span><text:span text:style-name="T74"> </text:span><text:span text:style-name="T73">אומר</text:span><text:span text:style-name="T74"> </text:span><text:span text:style-name="T73">זו</text:span><text:span text:style-name="T74"> </text:span><text:span text:style-name="T73">עבודת</text:span><text:span text:style-name="T74"> </text:span><text:span text:style-name="T73">כוכבים, דתנא</text:span><text:span text:style-name="T74"> </text:span><text:span text:style-name="T73">רבי</text:span><text:span text:style-name="T74"> </text:span><text:span text:style-name="T73">ישמעאל: </text:span><text:span text:style-name="T18">(שמות</text:span><text:span text:style-name="T19"> </text:span><text:span text:style-name="T18">כ,ב)</text:span><text:span text:style-name="T73"> </text:span><text:span text:style-name="T75">אנכי</text:span><text:span text:style-name="T74"> </text:span><text:span text:style-name="T28">[ה' אלקיך</text:span><text:span text:style-name="T31"> </text:span><text:span text:style-name="T28">אשר</text:span><text:span text:style-name="T31"> </text:span><text:span text:style-name="T28">הוצאתיך</text:span><text:span text:style-name="T31"> </text:span><text:span text:style-name="T28">מארץ</text:span><text:span text:style-name="T31"> </text:span><text:span text:style-name="T28">מצרים</text:span><text:span text:style-name="T31"> </text:span><text:span text:style-name="T28">מבית</text:span><text:span text:style-name="T31"> </text:span><text:span text:style-name="T28">עבדים]</text:span><text:span text:style-name="T73"> ו'</text:span><text:span text:style-name="T75">לא</text:span><text:span text:style-name="T74"> </text:span><text:span text:style-name="T75">יהיה</text:span><text:span text:style-name="T74"> </text:span><text:span text:style-name="T75">לך</text:span><text:span text:style-name="T74"> </text:span><text:span text:style-name="T28">[אלהים</text:span><text:span text:style-name="T31"> </text:span><text:span text:style-name="T28">אחרים</text:span><text:span text:style-name="T31"> </text:span><text:span text:style-name="T28">על</text:span><text:span text:style-name="T31"> </text:span><text:span text:style-name="T28">פני]</text:span><text:span text:style-name="T1">'</text:span><text:span text:style-name="T73"> - מפי</text:span><text:span text:style-name="T74"> </text:span><text:span text:style-name="T73">הגבורה</text:span><text:span text:style-name="T74"> </text:span><text:span text:style-name="T73">שמענום</text:span><text:span text:style-name="T74"> </text:span><text:span text:style-name="T32">(</text:span><text:span text:style-name="T38">דהיינו</text:span><text:span text:style-name="T31"> </text:span><text:span text:style-name="T38">ששמעו</text:span><text:span text:style-name="T31"> </text:span><text:span text:style-name="T38">בדבורו</text:span><text:span text:style-name="T31"> </text:span><text:span text:style-name="T38">של</text:span><text:span text:style-name="T31"> </text:span><text:span text:style-name="T38">הקב"ה, וצוה</text:span><text:span text:style-name="T31"> </text:span><text:span text:style-name="T38">ע"י</text:span><text:span text:style-name="T31"> </text:span><text:span text:style-name="T38">משה; בכמה</text:span><text:span text:style-name="T31"> </text:span><text:span text:style-name="T38">פרשיות</text:span><text:span text:style-name="T31"> </text:span><text:span text:style-name="T38">שבתורה</text:span><text:span text:style-name="T31"> </text:span><text:span text:style-name="T38">כגון</text:span><text:span text:style-name="T31"> </text:span><text:span text:style-name="T38">'</text:span><text:span text:style-name="T28">לא</text:span><text:span text:style-name="T31"> </text:span><text:span text:style-name="T28">תשתחוה</text:span><text:span text:style-name="T31"> </text:span><text:span text:style-name="T28">לאל</text:span><text:span text:style-name="T31"> </text:span><text:span text:style-name="T28">אחר</text:span><text:span text:style-name="T38">' </text:span><text:span text:style-name="T18">[שמות</text:span><text:span text:style-name="T19"> </text:span><text:span text:style-name="T18">לד,יד]</text:span><text:span text:style-name="T38"> - דלא</text:span><text:span text:style-name="T31"> </text:span><text:span text:style-name="T38">שמענו</text:span><text:span text:style-name="T31"> </text:span><text:span text:style-name="T38">אלא</text:span><text:span text:style-name="T31"> </text:span><text:span text:style-name="T38">מפי</text:span><text:span text:style-name="T31"> </text:span><text:span text:style-name="T38">משה</text:span><text:span text:style-name="T32">)</text:span><text:span text:style-name="T1">;</text:span></text:p>
      <text:p text:style-name="P4"><text:span text:style-name="T1">דבי</text:span><text:span text:style-name="T2"> </text:span><text:span text:style-name="T1">רבי</text:span><text:span text:style-name="T2"> </text:span><text:span text:style-name="T1">ישמעאל</text:span><text:span text:style-name="T2"> </text:span><text:span text:style-name="T1">תנא:</text:span><text:span text:style-name="T32"> </text:span></text:p>
      <text:p text:style-name="P3"/>
      <text:p text:style-name="P4"><text:span text:style-name="T1">(הוריות</text:span><text:span text:style-name="T2"> </text:span><text:span text:style-name="T1">ח,ב)</text:span></text:p>
      <text:p text:style-name="P4"><text:span text:style-name="T1">'</text:span><text:span text:style-name="T18">(במדבר</text:span><text:span text:style-name="T19"> </text:span><text:span text:style-name="T18">טו,כג)</text:span><text:span text:style-name="T1"> </text:span><text:span text:style-name="T28">[את</text:span><text:span text:style-name="T31"> </text:span><text:span text:style-name="T28">כל</text:span><text:span text:style-name="T31"> </text:span><text:span text:style-name="T28">אשר</text:span><text:span text:style-name="T31"> </text:span><text:span text:style-name="T28">צוה</text:span><text:span text:style-name="T31"> </text:span><text:span text:style-name="T28">ה' אליכם</text:span><text:span text:style-name="T31"> </text:span><text:span text:style-name="T28">ביד</text:span><text:span text:style-name="T31"> </text:span><text:span text:style-name="T28">משה]</text:span><text:span text:style-name="T50"> </text:span><text:span text:style-name="T94">ל</text:span><text:span text:style-name="T75">מן</text:span><text:span text:style-name="T74"> </text:span><text:span text:style-name="T75">היום</text:span><text:span text:style-name="T74"> </text:span><text:span text:style-name="T75">אשר</text:span><text:span text:style-name="T74"> </text:span><text:span text:style-name="T75">צוה</text:span><text:span text:style-name="T74"> </text:span><text:span text:style-name="T75">ה' והלאה</text:span><text:span text:style-name="T74"> </text:span><text:span text:style-name="T75">לדורותיכם</text:span><text:span text:style-name="T74"> </text:span><text:span text:style-name="T32">(</text:span><text:span text:style-name="T38">הכי</text:span><text:span text:style-name="T31"> </text:span><text:span text:style-name="T38">משמע: '</text:span><text:span text:style-name="T28">את</text:span><text:span text:style-name="T31"> </text:span><text:span text:style-name="T28">כל</text:span><text:span text:style-name="T31"> </text:span><text:span text:style-name="T28">אשר</text:span><text:span text:style-name="T31"> </text:span><text:span text:style-name="T28">צוה</text:span><text:span text:style-name="T31"> </text:span><text:span text:style-name="T28">ה' אליכם</text:span><text:span text:style-name="T31"> </text:span><text:span text:style-name="T28">ביד</text:span><text:span text:style-name="T31"> </text:span><text:span text:style-name="T28">משה</text:span><text:span text:style-name="T38">' - דזו</text:span><text:span text:style-name="T31"> </text:span><text:span text:style-name="T38">עבודת</text:span><text:span text:style-name="T31"> </text:span><text:span text:style-name="T38">כוכבים; ומנין</text:span><text:span text:style-name="T31"> </text:span><text:span text:style-name="T38">שזו</text:span><text:span text:style-name="T31"> </text:span><text:span text:style-name="T38">עבודת</text:span><text:span text:style-name="T31"> </text:span><text:span text:style-name="T38">כוכבים? מדכתיב</text:span><text:span text:style-name="T31"> </text:span><text:span text:style-name="T38">בהדיא: '</text:span><text:span text:style-name="T95">ל</text:span><text:span text:style-name="T28">מן</text:span><text:span text:style-name="T31"> </text:span><text:span text:style-name="T28">היום</text:span><text:span text:style-name="T31"> </text:span><text:span text:style-name="T28">אשר</text:span><text:span text:style-name="T31"> </text:span><text:span text:style-name="T28">צוה</text:span><text:span text:style-name="T31"> </text:span><text:span text:style-name="T28">ה' והלאה</text:span><text:span text:style-name="T38">' - שאר</text:span><text:span text:style-name="T31"> </text:span><text:span text:style-name="T38">מצות</text:span><text:span text:style-name="T31"> </text:span><text:span text:style-name="T38">והלאה, כלומר: מכאן</text:span><text:span text:style-name="T31"> </text:span><text:span text:style-name="T38">ואילך</text:span><text:span text:style-name="T31"> </text:span><text:span text:style-name="T28">לדורותיכם</text:span><text:span text:style-name="T32">)</text:span><text:span text:style-name="T73">; איזו</text:span><text:span text:style-name="T74"> </text:span><text:span text:style-name="T73">היא</text:span><text:span text:style-name="T74"> </text:span><text:span text:style-name="T73">מצוה</text:span><text:span text:style-name="T74"> </text:span><text:span text:style-name="T73">שהיא</text:span><text:span text:style-name="T74"> </text:span><text:span text:style-name="T73">נאמרה</text:span><text:span text:style-name="T74"> </text:span><text:span text:style-name="T73">בתחלה</text:span><text:span text:style-name="T74"> </text:span><text:span text:style-name="T32">(</text:span><text:span text:style-name="T38">דכתיב</text:span><text:span text:style-name="T31"> </text:span><text:span text:style-name="T38">בתחילת</text:span><text:span text:style-name="T31"> </text:span><text:span text:style-name="T38">עשרת</text:span><text:span text:style-name="T31"> </text:span><text:span text:style-name="T38">הדברות</text:span><text:span text:style-name="T31"> </text:span><text:span text:style-name="T38">'</text:span><text:span text:style-name="T28">אנכי</text:span><text:span text:style-name="T38">' ו'</text:span><text:span text:style-name="T28">לא</text:span><text:span text:style-name="T31"> </text:span><text:span text:style-name="T28">יהיה</text:span><text:span text:style-name="T31"> </text:span><text:span text:style-name="T28">לך</text:span><text:span text:style-name="T38">' </text:span><text:span text:style-name="T18">[שמות</text:span><text:span text:style-name="T19"> </text:span><text:span text:style-name="T18">כ,ב-ג]</text:span><text:span text:style-name="T38"> - דהיינו</text:span><text:span text:style-name="T31"> </text:span><text:span text:style-name="T38">עבודת</text:span><text:span text:style-name="T31"> </text:span><text:span text:style-name="T38">כוכבים</text:span><text:span text:style-name="T32">)</text:span><text:span text:style-name="T73">? הוי</text:span><text:span text:style-name="T74"> </text:span><text:span text:style-name="T73">אומר</text:span><text:span text:style-name="T74"> </text:span><text:span text:style-name="T73">זו</text:span><text:span text:style-name="T74"> </text:span><text:span text:style-name="T73">עבודת</text:span><text:span text:style-name="T74"> </text:span><text:span text:style-name="T73">כוכבים.</text:span><text:span text:style-name="T1">'</text:span></text:p>
      <text:p text:style-name="P4"><text:span text:style-name="T1">והא</text:span><text:span text:style-name="T2"> </text:span><text:span text:style-name="T1">אמר</text:span><text:span text:style-name="T2"> </text:span><text:span text:style-name="T1">מר</text:span><text:span text:style-name="T2"> </text:span><text:span text:style-name="T1">'עשר</text:span><text:span text:style-name="T2"> </text:span><text:span text:style-name="T1">מצות</text:span><text:span text:style-name="T2"> </text:span><text:span text:style-name="T1">נצטוו</text:span><text:span text:style-name="T2"> </text:span><text:span text:style-name="T1">ישראל</text:span><text:span text:style-name="T2"> </text:span><text:span text:style-name="T1">במרה' </text:span><text:span text:style-name="T32">(</text:span><text:span text:style-name="T38">דהיינו</text:span><text:span text:style-name="T31"> </text:span><text:span text:style-name="T38">קודם</text:span><text:span text:style-name="T31"> </text:span><text:span text:style-name="T38">מתן</text:span><text:span text:style-name="T31"> </text:span><text:span text:style-name="T38">תורה; אלמא</text:span><text:span text:style-name="T31"> </text:span><text:span text:style-name="T38">עבודת</text:span><text:span text:style-name="T31"> </text:span><text:span text:style-name="T38">כוכבים</text:span><text:span text:style-name="T31"> </text:span><text:span text:style-name="T38">לא</text:span><text:span text:style-name="T31"> </text:span><text:span text:style-name="T38">נאמרה</text:span><text:span text:style-name="T31"> </text:span><text:span text:style-name="T38">תחלה</text:span><text:span text:style-name="T32">)</text:span><text:span text:style-name="T1">?</text:span></text:p>
      <text:p text:style-name="P4"><text:span text:style-name="T1">אלא</text:span><text:span text:style-name="T2"> </text:span><text:span text:style-name="T1">מחוורתא</text:span><text:span text:style-name="T2"> </text:span><text:span text:style-name="T1">כדשנינן</text:span><text:span text:style-name="T2"> </text:span><text:span text:style-name="T1">מעיקרא</text:span><text:span text:style-name="T2"> </text:span><text:span text:style-name="T32">(</text:span><text:span text:style-name="T38">כדברי</text:span><text:span text:style-name="T31"> </text:span><text:span text:style-name="T38">רבי</text:span><text:span text:style-name="T31"> </text:span><text:span text:style-name="T38">יהושע</text:span><text:span text:style-name="T31"> </text:span><text:span text:style-name="T38">בן</text:span><text:span text:style-name="T31"> </text:span><text:span text:style-name="T38">לוי</text:span><text:span text:style-name="T31"> </text:span><text:span text:style-name="T38">או</text:span><text:span text:style-name="T31"> </text:span><text:span text:style-name="T38">כדברי</text:span><text:span text:style-name="T31"> </text:span><text:span text:style-name="T38">רבי</text:span><text:span text:style-name="T32">)</text:span><text:span text:style-name="T1">.</text:span></text:p>
      <text:p text:style-name="P3"/>
      <text:p text:style-name="P3"/>
      <text:p text:style-name="P3">משנה:</text:p>
      <text:p text:style-name="P4"><text:span text:style-name="T1">אין</text:span><text:span text:style-name="T2"> </text:span><text:span text:style-name="T32">(</text:span><text:span text:style-name="T38">ב"ד</text:span><text:span text:style-name="T32">)</text:span><text:span text:style-name="T1"> חייבין</text:span><text:span text:style-name="T2"> </text:span><text:span text:style-name="T32">(</text:span><text:span text:style-name="T38">קרבן</text:span><text:span text:style-name="T32">)</text:span><text:span text:style-name="T1"> על</text:span><text:span text:style-name="T2"> </text:span><text:span text:style-name="T1">עשה</text:span><text:span text:style-name="T2"> </text:span><text:span text:style-name="T1">ועל</text:span><text:span text:style-name="T2"> </text:span><text:span text:style-name="T1">לא</text:span><text:span text:style-name="T2"> </text:span><text:span text:style-name="T1">תעשה</text:span><text:span text:style-name="T2"> </text:span><text:span text:style-name="T1">שבמקדש</text:span><text:span text:style-name="T2"> </text:span><text:span text:style-name="T32">(</text:span><text:span text:style-name="T38">דהיינו</text:span><text:span text:style-name="T31"> </text:span><text:span text:style-name="T38">טומאת</text:span><text:span text:style-name="T31"> </text:span><text:span text:style-name="T38">מקדש</text:span><text:span text:style-name="T31"> </text:span><text:span text:style-name="T38">וקדשיו; עשה</text:span><text:span text:style-name="T31"> </text:span><text:span text:style-name="T38">שבמקדש: '</text:span><text:span text:style-name="T28">וישלחו</text:span><text:span text:style-name="T31"> </text:span><text:span text:style-name="T28">מן</text:span><text:span text:style-name="T31"> </text:span><text:span text:style-name="T28">המחנה</text:span><text:span text:style-name="T31"> </text:span><text:span text:style-name="T28">כל</text:span><text:span text:style-name="T31"> </text:span><text:span text:style-name="T28">צרוע</text:span><text:span text:style-name="T38">' </text:span><text:span text:style-name="T18">[במדבר</text:span><text:span text:style-name="T19"> </text:span><text:span text:style-name="T18">ה,ב]</text:span><text:span text:style-name="T38">; לא</text:span><text:span text:style-name="T31"> </text:span><text:span text:style-name="T38">תעשה: '</text:span><text:span text:style-name="T28">ולא</text:span><text:span text:style-name="T31"> </text:span><text:span text:style-name="T28">יטמאו</text:span><text:span text:style-name="T31"> </text:span><text:span text:style-name="T28">את</text:span><text:span text:style-name="T31"> </text:span><text:span text:style-name="T28">מחניהם</text:span><text:span text:style-name="T38">' </text:span><text:span text:style-name="T18">[במדבר</text:span><text:span text:style-name="T19"> </text:span><text:span text:style-name="T18">ה,ג]</text:span><text:span text:style-name="T38">: שאע"פ</text:span><text:span text:style-name="T31"> </text:span><text:span text:style-name="T38">שהוא</text:span><text:span text:style-name="T31"> </text:span><text:span text:style-name="T38">דבר</text:span><text:span text:style-name="T31"> </text:span><text:span text:style-name="T38">שזדונו</text:span><text:span text:style-name="T31"> </text:span><text:span text:style-name="T38">כרת</text:span><text:span text:style-name="T31"> </text:span><text:span text:style-name="T38">ושגגתו</text:span><text:span text:style-name="T31"> </text:span><text:span text:style-name="T38">חטאת, הואיל</text:span><text:span text:style-name="T31"> </text:span><text:span text:style-name="T38">ואין</text:span><text:span text:style-name="T31"> </text:span><text:span text:style-name="T38">שגגתו</text:span><text:span text:style-name="T31"> </text:span><text:span text:style-name="T38">חטאת</text:span><text:span text:style-name="T31"> </text:span><text:span text:style-name="T38">קבועה</text:span><text:span text:style-name="T31"> </text:span><text:span text:style-name="T38">אלא</text:span><text:span text:style-name="T31"> </text:span><text:span text:style-name="T38">קרבן</text:span><text:span text:style-name="T31"> </text:span><text:span text:style-name="T38">חטאת</text:span><text:span text:style-name="T31"> </text:span><text:span text:style-name="T38">עולה</text:span><text:span text:style-name="T31"> </text:span><text:span text:style-name="T38">ויורד</text:span><text:span text:style-name="T31"> </text:span><text:span text:style-name="T38">- הלכך</text:span><text:span text:style-name="T31"> </text:span><text:span text:style-name="T38">פטור</text:span><text:span text:style-name="T31"> </text:span><text:span text:style-name="T38">לגמרי, כדמפרש</text:span><text:span text:style-name="T31"> </text:span><text:span text:style-name="T38">בגמרא; והאי</text:span><text:span text:style-name="T31"> </text:span><text:span text:style-name="T38">דקתני</text:span><text:span text:style-name="T31"> </text:span><text:span text:style-name="T38">'</text:span><text:span text:style-name="T48">אין</text:span><text:span text:style-name="T49"> </text:span><text:span text:style-name="T48">חייבין</text:span><text:span text:style-name="T49"> </text:span><text:span text:style-name="T48">על</text:span><text:span text:style-name="T49"> </text:span><text:span text:style-name="T48">עשה</text:span><text:span text:style-name="T49"> </text:span><text:span text:style-name="T48">ועל</text:span><text:span text:style-name="T49"> </text:span><text:span text:style-name="T48">לא</text:span><text:span text:style-name="T49"> </text:span><text:span text:style-name="T48">תעשה</text:span><text:span text:style-name="T49"> </text:span><text:span text:style-name="T48">שבמקדש</text:span><text:span text:style-name="T38">' - לא</text:span><text:span text:style-name="T31"> </text:span><text:span text:style-name="T38">קא</text:span><text:span text:style-name="T31"> </text:span><text:span text:style-name="T38">מיירי</text:span><text:span text:style-name="T31"> </text:span><text:span text:style-name="T38">בכהן</text:span><text:span text:style-name="T31"> </text:span><text:span text:style-name="T38">משיח</text:span><text:span text:style-name="T31"> </text:span><text:span text:style-name="T38">כלל, משום</text:span><text:span text:style-name="T31"> </text:span><text:span text:style-name="T38">דהוי</text:span><text:span text:style-name="T31"> </text:span><text:span text:style-name="T38">פלוגתא</text:span><text:span text:style-name="T31"> </text:span><text:span text:style-name="T38">דרבי</text:span><text:span text:style-name="T31"> </text:span><text:span text:style-name="T38">שמעון</text:span><text:span text:style-name="T31"> </text:span><text:span text:style-name="T38">ורבי</text:span><text:span text:style-name="T31"> </text:span><text:span text:style-name="T38">עקיבא: רבי</text:span><text:span text:style-name="T31"> </text:span><text:span text:style-name="T38">עקיבא</text:span><text:span text:style-name="T31"> </text:span><text:span text:style-name="T38">לא</text:span><text:span text:style-name="T31"> </text:span><text:span text:style-name="T38">פטר</text:span><text:span text:style-name="T31"> </text:span><text:span text:style-name="T38">ליה</text:span><text:span text:style-name="T31"> </text:span><text:span text:style-name="T38">מִפָּר</text:span><text:span text:style-name="T31"> </text:span><text:span text:style-name="T38">על</text:span><text:span text:style-name="T31"> </text:span><text:span text:style-name="T38">טומאת</text:span><text:span text:style-name="T31"> </text:span><text:span text:style-name="T38">מקדש</text:span><text:span text:style-name="T31"> </text:span><text:span text:style-name="T38">וקדשיו, ורבי</text:span><text:span text:style-name="T31"> </text:span><text:span text:style-name="T38">שמעון</text:span><text:span text:style-name="T31"> </text:span><text:span text:style-name="T38">פטר</text:span><text:span text:style-name="T31"> </text:span><text:span text:style-name="T38">ליה</text:span><text:span text:style-name="T31"> </text:span><text:span text:style-name="T38">לגמרי, כדמפרש</text:span><text:span text:style-name="T31"> </text:span><text:span text:style-name="T38">בגמרא</text:span><text:span text:style-name="T31"> </text:span><text:span text:style-name="T38">בסוף</text:span><text:span text:style-name="T31"> </text:span><text:span text:style-name="T38">פירקין</text:span><text:span text:style-name="T32">)</text:span><text:span text:style-name="T1">; ואין</text:span><text:span text:style-name="T2"> </text:span><text:span text:style-name="T1">מביאין</text:span><text:span text:style-name="T2"> </text:span><text:span text:style-name="T32">(</text:span><text:span text:style-name="T38">יחידין</text:span><text:span text:style-name="T32">)</text:span><text:span text:style-name="T1"> אשם</text:span><text:span text:style-name="T2"> </text:span><text:span text:style-name="T1">תלוי</text:span><text:span text:style-name="T2"> </text:span><text:span text:style-name="T1">על</text:span><text:span text:style-name="T2"> </text:span><text:span text:style-name="T1">עשה</text:span><text:span text:style-name="T2"> </text:span><text:span text:style-name="T1">ועל</text:span><text:span text:style-name="T2"> </text:span><text:span text:style-name="T1">לא</text:span><text:span text:style-name="T2"> </text:span><text:span text:style-name="T1">תעשה</text:span><text:span text:style-name="T2"> </text:span><text:span text:style-name="T1">שבמקדש</text:span><text:span text:style-name="T2"> </text:span><text:span text:style-name="T32">(</text:span><text:span text:style-name="T38">דאין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בא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ספק</text:span><text:span text:style-name="T31"> </text:span><text:span text:style-name="T38">חטאת</text:span><text:span text:style-name="T31"> </text:span><text:span text:style-name="T38">קבועה, כדמפרש</text:span><text:span text:style-name="T31"> </text:span><text:span text:style-name="T38">בגמרא; אבל</text:span><text:span text:style-name="T31"> </text:span><text:span text:style-name="T38">בב"ד</text:span><text:span text:style-name="T31"> </text:span><text:span text:style-name="T38">- לא</text:span><text:span text:style-name="T31"> </text:span><text:span text:style-name="T38">איצטריך</text:span><text:span text:style-name="T31"> </text:span><text:span text:style-name="T38">למיתנא</text:span><text:span text:style-name="T31"> </text:span><text:span text:style-name="T38">'</text:span><text:span text:style-name="T48">אין</text:span><text:span text:style-name="T49"> </text:span><text:span text:style-name="T48">מביאין</text:span><text:span text:style-name="T49"> </text:span><text:span text:style-name="T48">אשם</text:span><text:span text:style-name="T49"> </text:span><text:span text:style-name="T48">תלוי</text:span><text:span text:style-name="T49"> </text:span><text:span text:style-name="T48">על</text:span><text:span text:style-name="T49"> </text:span><text:span text:style-name="T48">עשה</text:span><text:span text:style-name="T49"> </text:span><text:span text:style-name="T48">ועל</text:span><text:span text:style-name="T49"> </text:span><text:span text:style-name="T48">לא</text:span><text:span text:style-name="T49"> </text:span><text:span text:style-name="T48">תעשה</text:span><text:span text:style-name="T49"> </text:span><text:span text:style-name="T48">שבמקדש</text:span><text:span text:style-name="T38">' שהרי</text:span><text:span text:style-name="T31"> </text:span><text:span text:style-name="T38">אין</text:span><text:span text:style-name="T31"> </text:span><text:span text:style-name="T38">ב"ד</text:span><text:span text:style-name="T31"> </text:span><text:span text:style-name="T38">מביאין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אפילו</text:span><text:span text:style-name="T31"> </text:span><text:span text:style-name="T38">במקום</text:span><text:span text:style-name="T31"> </text:span><text:span text:style-name="T38">ספק</text:span><text:span text:style-name="T31"> </text:span><text:span text:style-name="T38">חטאת</text:span><text:span text:style-name="T31"> </text:span><text:span text:style-name="T38">קבועה, כדאמרינן</text:span><text:span text:style-name="T31"> </text:span><text:span text:style-name="T38">בריש</text:span><text:span text:style-name="T31"> </text:span><text:span text:style-name="T38">פירקין: '</text:span><text:span text:style-name="T48">משוח</text:span><text:span text:style-name="T49"> </text:span><text:span text:style-name="T48">בפר</text:span><text:span text:style-name="T49"> </text:span><text:span text:style-name="T48">ואין</text:span><text:span text:style-name="T49"> </text:span><text:span text:style-name="T48">מביא</text:span><text:span text:style-name="T49"> </text:span><text:span text:style-name="T48">אשם</text:span><text:span text:style-name="T49"> </text:span><text:span text:style-name="T48">תלוי</text:span><text:span text:style-name="T38">' דכתיב</text:span><text:span text:style-name="T31"> </text:span><text:span text:style-name="T38">באשם</text:span><text:span text:style-name="T31"> </text:span><text:span text:style-name="T38">תלוי</text:span><text:span text:style-name="T31"> </text:span><text:span text:style-name="T38">'</text:span><text:span text:style-name="T28">וכפר</text:span><text:span text:style-name="T31"> </text:span><text:span text:style-name="T28">עליו</text:span><text:span text:style-name="T31"> </text:span><text:span text:style-name="T28">הכהן</text:span><text:span text:style-name="T31"> </text:span><text:span text:style-name="T28">על</text:span><text:span text:style-name="T31"> </text:span><text:span text:style-name="T28">שגגתו</text:span><text:span text:style-name="T31"> </text:span><text:span text:style-name="T28">אשר</text:span><text:span text:style-name="T31"> </text:span><text:span text:style-name="T28">שגג</text:span><text:span text:style-name="T38">' </text:span><text:span text:style-name="T18">[ויקרא</text:span><text:span text:style-name="T19"> </text:span><text:span text:style-name="T18">ה,יח]</text:span><text:span text:style-name="T38">: </text:span><text:span text:style-name="T48">מי</text:span><text:span text:style-name="T49"> </text:span><text:span text:style-name="T48">שחטאתו</text:span><text:span text:style-name="T49"> </text:span><text:span text:style-name="T48">ושגגתו</text:span><text:span text:style-name="T49"> </text:span><text:span text:style-name="T48">שוה, יצא</text:span><text:span text:style-name="T49"> </text:span><text:span text:style-name="T48">משיח</text:span><text:span text:style-name="T38">'; ומנלן</text:span><text:span text:style-name="T31"> </text:span><text:span text:style-name="T38">דאין</text:span><text:span text:style-name="T31"> </text:span><text:span text:style-name="T38">חטאתו</text:span><text:span text:style-name="T31"> </text:span><text:span text:style-name="T38">ושגגתו</text:span><text:span text:style-name="T31"> </text:span><text:span text:style-name="T38">שוה? דכתיב</text:span><text:span text:style-name="T31"> </text:span><text:span text:style-name="T38">'</text:span><text:span text:style-name="T28">לאשמת</text:span><text:span text:style-name="T31"> </text:span><text:span text:style-name="T28">העם</text:span><text:span text:style-name="T38">' </text:span><text:span text:style-name="T18">[ויקרא</text:span><text:span text:style-name="T19"> </text:span><text:span text:style-name="T18">ד,ג]</text:span><text:span text:style-name="T38">: הרי</text:span><text:span text:style-name="T31"> </text:span><text:span text:style-name="T38">משיח</text:span><text:span text:style-name="T31"> </text:span><text:span text:style-name="T38">כצבור: דצבור</text:span><text:span text:style-name="T31"> </text:span><text:span text:style-name="T38">צריכין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עם</text:span><text:span text:style-name="T31"> </text:span><text:span text:style-name="T38">שגגת</text:span><text:span text:style-name="T31"> </text:span><text:span text:style-name="T38">מעשה, לפיכך</text:span><text:span text:style-name="T31"> </text:span><text:span text:style-name="T38">אינו</text:span><text:span text:style-name="T31"> </text:span><text:span text:style-name="T38">באשם</text:span><text:span text:style-name="T31"> </text:span><text:span text:style-name="T38">תלוי; הלכך: כי</text:span><text:span text:style-name="T31"> </text:span><text:span text:style-name="T38">איצטריך</text:span><text:span text:style-name="T31"> </text:span><text:span text:style-name="T38">- אין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על</text:span><text:span text:style-name="T31"> </text:span><text:span text:style-name="T38">עשה</text:span><text:span text:style-name="T31"> </text:span><text:span text:style-name="T38">ועל</text:span><text:span text:style-name="T31"> </text:span><text:span text:style-name="T38">לא</text:span><text:span text:style-name="T31"> </text:span><text:span text:style-name="T38">תעשה</text:span><text:span text:style-name="T31"> </text:span><text:span text:style-name="T38">שבמקדש</text:span><text:span text:style-name="T31"> </text:span><text:span text:style-name="T38">כגון</text:span><text:span text:style-name="T31"> </text:span><text:span text:style-name="T38">ביחיד</text:span><text:span text:style-name="T31"> </text:span><text:span text:style-name="T38">דעלמא</text:span><text:span text:style-name="T32">)</text:span><text:span text:style-name="T1">;</text:span></text:p>
      <text:p text:style-name="P4"><text:span text:style-name="T1">אבל</text:span><text:span text:style-name="T2"> </text:span><text:span text:style-name="T1">חייבין</text:span><text:span text:style-name="T2"> </text:span><text:span text:style-name="T32">(</text:span><text:span text:style-name="T38">ב"ד</text:span><text:span text:style-name="T32">)</text:span><text:span text:style-name="T1"> על</text:span><text:span text:style-name="T2"> </text:span><text:span text:style-name="T1">עשה</text:span><text:span text:style-name="T2"> </text:span><text:span text:style-name="T1">ועל</text:span><text:span text:style-name="T2"> </text:span><text:span text:style-name="T1">לא</text:span><text:span text:style-name="T2"> </text:span><text:span text:style-name="T1">תעשה</text:span><text:span text:style-name="T2"> </text:span><text:span text:style-name="T1">שבנדה</text:span><text:span text:style-name="T2"> </text:span><text:span text:style-name="T32">(</text:span><text:span text:style-name="T38">דהוי</text:span><text:span text:style-name="T31"> </text:span><text:span text:style-name="T38">זדונו</text:span><text:span text:style-name="T31"> </text:span><text:span text:style-name="T38">כרת</text:span><text:span text:style-name="T31"> </text:span><text:span text:style-name="T38">ושגגתו</text:span><text:span text:style-name="T31"> </text:span><text:span text:style-name="T38">חטאת</text:span><text:span text:style-name="T31"> </text:span><text:span text:style-name="T38">קבועה</text:span><text:span text:style-name="T32">)</text:span><text:span text:style-name="T1">, ומביאים</text:span><text:span text:style-name="T2"> </text:span><text:span text:style-name="T32">(</text:span><text:span text:style-name="T38">יחידים</text:span><text:span text:style-name="T32">)</text:span><text:span text:style-name="T1"> אשם</text:span><text:span text:style-name="T2"> </text:span><text:span text:style-name="T1">תלוי</text:span><text:span text:style-name="T2"> </text:span><text:span text:style-name="T1">על</text:span><text:span text:style-name="T2"> </text:span><text:span text:style-name="T1">עשה</text:span><text:span text:style-name="T2"> </text:span><text:span text:style-name="T1">ועל</text:span><text:span text:style-name="T2"> </text:span><text:span text:style-name="T1">לא</text:span><text:span text:style-name="T2"> </text:span><text:span text:style-name="T1">תעשה</text:span><text:span text:style-name="T2"> </text:span><text:span text:style-name="T1">שבנדה</text:span><text:span text:style-name="T2"> </text:span><text:span text:style-name="T32">(</text:span><text:span text:style-name="T38">משום</text:span><text:span text:style-name="T31"> </text:span><text:span text:style-name="T38">דהוי</text:span><text:span text:style-name="T31"> </text:span><text:span text:style-name="T38">ספק</text:span><text:span text:style-name="T31"> </text:span><text:span text:style-name="T38">חטאת</text:span><text:span text:style-name="T31"> </text:span><text:span text:style-name="T38">קבועה</text:span><text:span text:style-name="T32">)</text:span><text:span text:style-name="T1">;</text:span></text:p>
      <text:p text:style-name="P4"><text:span text:style-name="T1">איזו</text:span><text:span text:style-name="T2"> </text:span><text:span text:style-name="T1">היא</text:span><text:span text:style-name="T2"> </text:span><text:span text:style-name="T1">'מצות</text:span><text:span text:style-name="T2"> </text:span><text:span text:style-name="T1">עשה</text:span><text:span text:style-name="T2"> </text:span><text:span text:style-name="T1">שבנדה'?</text:span></text:p>
      <text:p text:style-name="P4"><text:span text:style-name="T1">פרוש</text:span><text:span text:style-name="T2"> </text:span><text:span text:style-name="T1">מן</text:span><text:span text:style-name="T2"> </text:span><text:span text:style-name="T1">הנדה</text:span><text:span text:style-name="T2"> </text:span><text:span text:style-name="T32">(</text:span><text:span text:style-name="T38">בסמוך</text:span><text:span text:style-name="T31"> </text:span><text:span text:style-name="T38">לוסתה, כדי</text:span><text:span text:style-name="T31"> </text:span><text:span text:style-name="T38">שלא</text:span><text:span text:style-name="T31"> </text:span><text:span text:style-name="T38">תהא</text:span><text:span text:style-name="T31"> </text:span><text:span text:style-name="T38">רואה</text:span><text:span text:style-name="T31"> </text:span><text:span text:style-name="T38">בשעת</text:span><text:span text:style-name="T31"> </text:span><text:span text:style-name="T38">תשמיש, דכתיב</text:span><text:span text:style-name="T31"> </text:span><text:span text:style-name="T38">'</text:span><text:span text:style-name="T28">והזרתם</text:span><text:span text:style-name="T31"> </text:span><text:span text:style-name="T28">את</text:span><text:span text:style-name="T31"> </text:span><text:span text:style-name="T28">בני</text:span><text:span text:style-name="T31"> </text:span><text:span text:style-name="T28">ישראל</text:span><text:span text:style-name="T38">' </text:span><text:span text:style-name="T18">[ויקרא</text:span><text:span text:style-name="T19"> </text:span><text:span text:style-name="T18">טו,לא]</text:span><text:span text:style-name="T38">, כדמפרש</text:span><text:span text:style-name="T31"> </text:span><text:span text:style-name="T38">בגמרא</text:span><text:span text:style-name="T31"> </text:span><text:span text:style-name="T38">במסכת</text:span><text:span text:style-name="T31"> </text:span><text:span text:style-name="T38">שבועות</text:span><text:span text:style-name="T31"> </text:span><text:span text:style-name="T38">בפרק</text:span><text:span text:style-name="T31"> </text:span><text:span text:style-name="T38">'ידיעות</text:span><text:span text:style-name="T31"> </text:span><text:span text:style-name="T38">הטומאה' </text:span><text:span text:style-name="T18">(דף</text:span><text:span text:style-name="T19"> </text:span><text:span text:style-name="T18">יח:)</text:span><text:span text:style-name="T32">)</text:span><text:span text:style-name="T1">;</text:span></text:p>
      <text:p text:style-name="P4"><text:span text:style-name="T1">ומצות</text:span><text:span text:style-name="T2"> </text:span><text:span text:style-name="T1">לא</text:span><text:span text:style-name="T2"> </text:span><text:span text:style-name="T1">תעשה?</text:span></text:p>
      <text:p text:style-name="P4"><text:span text:style-name="T1">אל</text:span><text:span text:style-name="T2"> </text:span><text:span text:style-name="T1">תבא</text:span><text:span text:style-name="T2"> </text:span><text:span text:style-name="T1">על</text:span><text:span text:style-name="T2"> </text:span><text:span text:style-name="T1">הנדה</text:span><text:span text:style-name="T2"> </text:span><text:span text:style-name="T32">(</text:span><text:span text:style-name="T38">דכתיב</text:span><text:span text:style-name="T31"> </text:span><text:span text:style-name="T18">(ויקרא</text:span><text:span text:style-name="T19"> </text:span><text:span text:style-name="T18">יח,יט)</text:span><text:span text:style-name="T38"> '</text:span><text:span text:style-name="T28">ואל</text:span><text:span text:style-name="T31"> </text:span><text:span text:style-name="T28">אשה</text:span><text:span text:style-name="T31"> </text:span><text:span text:style-name="T28">בנדת</text:span><text:span text:style-name="T31"> </text:span><text:span text:style-name="T28">טומאתה</text:span><text:span text:style-name="T31"> </text:span><text:span text:style-name="T28">לא</text:span><text:span text:style-name="T31"> </text:span><text:span text:style-name="T28">תקרב</text:span><text:span text:style-name="T38">'</text:span><text:span text:style-name="T32">)</text:span><text:span text:style-name="T1">.</text:span></text:p>
      <text:p text:style-name="P11"/>
      <text:p text:style-name="P3">גמרא:</text:p>
      <text:p text:style-name="P4"><text:span text:style-name="T1">מנא</text:span><text:span text:style-name="T2"> </text:span><text:span text:style-name="T1">הני</text:span><text:span text:style-name="T2"> </text:span><text:span text:style-name="T1">מילי</text:span><text:span text:style-name="T2"> </text:span><text:span text:style-name="T1">דצבור</text:span><text:span text:style-name="T2"> </text:span><text:span text:style-name="T1">לא</text:span><text:span text:style-name="T2"> </text:span><text:span text:style-name="T1">מחייבי</text:span><text:span text:style-name="T2"> </text:span><text:span text:style-name="T1">קרבן</text:span><text:span text:style-name="T2"> </text:span><text:span text:style-name="T1">בעלמא</text:span><text:span text:style-name="T2"> </text:span><text:span text:style-name="T32">(</text:span><text:span text:style-name="T38">דצבור</text:span><text:span text:style-name="T31"> </text:span><text:span text:style-name="T38">לא</text:span><text:span text:style-name="T31"> </text:span><text:span text:style-name="T38">מחייבי</text:span><text:span text:style-name="T31"> </text:span><text:span text:style-name="T38">שום</text:span><text:span text:style-name="T31"> </text:span><text:span text:style-name="T38">קרבן</text:span><text:span text:style-name="T31"> </text:span><text:span text:style-name="T38">בעולם</text:span><text:span text:style-name="T31"> </text:span><text:span text:style-name="T38">אלא</text:span><text:span text:style-name="T31"> </text:span><text:span text:style-name="T38">במקום</text:span><text:span text:style-name="T31"> </text:span><text:span text:style-name="T38">חטאת</text:span><text:span text:style-name="T31"> </text:span><text:span text:style-name="T38">קבועה</text:span><text:span text:style-name="T32">)</text:span><text:span text:style-name="T1"> ויחיד</text:span><text:span text:style-name="T2"> </text:span><text:span text:style-name="T1">אשם</text:span><text:span text:style-name="T2"> </text:span><text:span text:style-name="T1">תלוי</text:span><text:span text:style-name="T2"> </text:span><text:span text:style-name="T1">נמי</text:span><text:span text:style-name="T2"> </text:span><text:span text:style-name="T1">לא</text:span><text:span text:style-name="T2"> </text:span><text:span text:style-name="T32">(</text:span><text:span text:style-name="T38">אין</text:span><text:span text:style-name="T31"> </text:span><text:span text:style-name="T38">חייבין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ספק</text:span><text:span text:style-name="T31"> </text:span><text:span text:style-name="T38">חטאת</text:span><text:span text:style-name="T31"> </text:span><text:span text:style-name="T38">קבועה</text:span><text:span text:style-name="T32">)</text:span><text:span text:style-name="T1">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יצחק</text:span><text:span text:style-name="T2"> </text:span><text:span text:style-name="T1">בר</text:span><text:span text:style-name="T2"> </text:span><text:span text:style-name="T1">אבדימי: נאמר</text:span><text:span text:style-name="T2"> </text:span><text:span text:style-name="T32">(</text:span><text:span text:style-name="T38">בחטאת</text:span><text:span text:style-name="T31"> </text:span><text:span text:style-name="T38">קבועה</text:span><text:span text:style-name="T31"> </text:span><text:span text:style-name="T38">דיחיד</text:span><text:span text:style-name="T32">)</text:span><text:span text:style-name="T1"> </text:span><text:span text:style-name="T32">(</text:span><text:span text:style-name="T38">בפרשת</text:span><text:span text:style-name="T31"> </text:span><text:span text:style-name="T38">ויקרא</text:span><text:span text:style-name="T31"> </text:span><text:span text:style-name="T18">[ד,כז]</text:span><text:span text:style-name="T32">)</text:span><text:span text:style-name="T1"> </text:span><text:span text:style-name="T28">[ואם</text:span><text:span text:style-name="T31"> </text:span><text:span text:style-name="T28">נפש</text:span><text:span text:style-name="T31"> </text:span><text:span text:style-name="T28">אחת</text:span><text:span text:style-name="T31"> </text:span><text:span text:style-name="T28">תחטא</text:span><text:span text:style-name="T31"> </text:span><text:span text:style-name="T28">בשגגה</text:span><text:span text:style-name="T31"> </text:span><text:span text:style-name="T28">מעם</text:span><text:span text:style-name="T31"> </text:span><text:span text:style-name="T28">הארץ</text:span><text:span text:style-name="T31"> </text:span><text:span text:style-name="T28">בעשתה</text:span><text:span text:style-name="T31"> </text:span><text:span text:style-name="T28">אחת</text:span><text:span text:style-name="T31"> </text:span><text:span text:style-name="T28">מ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]</text:span><text:span text:style-name="T59"> ואשם</text:span><text:span text:style-name="T2"> </text:span><text:span text:style-name="T32">(</text:span><text:span text:style-name="T38">וכתיב</text:span><text:span text:style-name="T31"> </text:span><text:span text:style-name="T38">'</text:span><text:span text:style-name="T28">והביא</text:span><text:span text:style-name="T31"> </text:span><text:span text:style-name="T95">את</text:span><text:span text:style-name="T31"> </text:span><text:span text:style-name="T28">קרבנו</text:span><text:span text:style-name="T38">' </text:span><text:span text:style-name="T18">[ןיקרא</text:span><text:span text:style-name="T19"> </text:span><text:span text:style-name="T18">ד,כח]</text:span><text:span text:style-name="T38"> דמ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דאינו</text:span><text:span text:style-name="T31"> </text:span><text:span text:style-name="T38">בעולה</text:span><text:span text:style-name="T31"> </text:span><text:span text:style-name="T38">ויורד</text:span><text:span text:style-name="T32">)</text:span><text:span text:style-name="T1"> בחטאת, ובאשם</text:span><text:span text:style-name="T2"> </text:span><text:span text:style-name="T1">תלוי</text:span><text:span text:style-name="T2"> </text:span><text:span text:style-name="T59">ואשם</text:span><text:span text:style-name="T2"> </text:span><text:span text:style-name="T32">[</text:span><text:span text:style-name="T18">ויקרא</text:span><text:span text:style-name="T19"> </text:span><text:span text:style-name="T18">ה,יז</text:span><text:span text:style-name="T22">:</text:span><text:span text:style-name="T32"> </text:span><text:span text:style-name="T28">ואם</text:span><text:span text:style-name="T31"> </text:span><text:span text:style-name="T28">נפש</text:span><text:span text:style-name="T31"> </text:span><text:span text:style-name="T28">כי</text:span><text:span text:style-name="T31"> </text:span><text:span text:style-name="T28">תחטא</text:span><text:span text:style-name="T31"> </text:span><text:span text:style-name="T28">ועשת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</text:span><text:span text:style-name="T31">’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לא</text:span><text:span text:style-name="T31"> </text:span><text:span text:style-name="T28">ידע</text:span><text:span text:style-name="T31"> </text:span><text:span text:style-name="T44">ואשם</text:span><text:span text:style-name="T31"> </text:span><text:span text:style-name="T28">ונשא</text:span><text:span text:style-name="T31"> </text:span><text:span text:style-name="T28">עונו</text:span><text:span text:style-name="T32">]</text:span><text:span text:style-name="T1">, ונאמר</text:span><text:span text:style-name="T2"> </text:span><text:span text:style-name="T1">'</text:span><text:span text:style-name="T59">ואשמו</text:span><text:span text:style-name="T1">' בצבור</text:span><text:span text:style-name="T2"> </text:span><text:span text:style-name="T28">[</text:span><text:span text:style-name="T18">ויקרא</text:span><text:span text:style-name="T19"> </text:span><text:span text:style-name="T18">ד,יג: </text:span><text:span text:style-name="T28">ו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1"> </text:span><text:span text:style-name="T28">ונעלם</text:span><text:span text:style-name="T31"> </text:span><text:span text:style-name="T28">דבר</text:span><text:span text:style-name="T31"> </text:span><text:span text:style-name="T28">מעיני</text:span><text:span text:style-name="T31"> </text:span><text:span text:style-name="T28">הקהל</text:span><text:span text:style-name="T31"> </text:span><text:span text:style-name="T28">ועשו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59">ואשמו</text:span><text:span text:style-name="T28">]</text:span><text:span text:style-name="T1">; מה</text:span><text:span text:style-name="T2"> </text:span><text:span text:style-name="T1">'</text:span><text:span text:style-name="T59">ואשם</text:span><text:span text:style-name="T1">' ביחיד</text:span><text:span text:style-name="T2"> </text:span><text:span text:style-name="T1">בחטאת</text:span><text:span text:style-name="T2"> </text:span><text:span text:style-name="T1">קבועה</text:span><text:span text:style-name="T2"> </text:span><text:span text:style-name="T32">(</text:span><text:span text:style-name="T38">האמור</text:span><text:span text:style-name="T31"> </text:span><text:span text:style-name="T38">בפרשת</text:span><text:span text:style-name="T31"> </text:span><text:span text:style-name="T38">ויקרא</text:span><text:span text:style-name="T31"> </text:span><text:span text:style-name="T38">בחטאת</text:span><text:span text:style-name="T31"> </text:span><text:span text:style-name="T38">יחיד</text:span><text:span text:style-name="T31"> </text:span><text:span text:style-name="T38">הוי</text:span><text:span text:style-name="T31"> </text:span><text:span text:style-name="T38">חטאת</text:span><text:span text:style-name="T31"> </text:span><text:span text:style-name="T38">קבועה</text:span><text:span text:style-name="T32">)</text:span><text:span text:style-name="T1"> - אף</text:span><text:span text:style-name="T2"> </text:span><text:span text:style-name="T1">'</text:span><text:span text:style-name="T59">ואשמו</text:span><text:span text:style-name="T1">' </text:span><text:span text:style-name="T32">(</text:span><text:span text:style-name="T38">האמור</text:span><text:span text:style-name="T32">)</text:span><text:span text:style-name="T1"> בצבור</text:span><text:span text:style-name="T2"> </text:span><text:span text:style-name="T1">בחטאת</text:span><text:span text:style-name="T2"> </text:span><text:span text:style-name="T1">קבועה</text:span><text:span text:style-name="T2"> </text:span><text:span text:style-name="T32">(</text:span><text:span text:style-name="T38">אין</text:span><text:span text:style-name="T31"> </text:span><text:span text:style-name="T38">מביאין</text:span><text:span text:style-name="T31"> </text:span><text:span text:style-name="T38">שום</text:span><text:span text:style-name="T31"> </text:span><text:span text:style-name="T38">קרבן</text:span><text:span text:style-name="T31"> </text:span><text:span text:style-name="T38">אלא</text:span><text:span text:style-name="T31"> </text:span><text:span text:style-name="T38">במקום</text:span><text:span text:style-name="T31"> </text:span><text:span text:style-name="T38">חטאת</text:span><text:span text:style-name="T31"> </text:span><text:span text:style-name="T38">קבועה; דאילו</text:span><text:span text:style-name="T31"> </text:span><text:span text:style-name="T38">עשאו</text:span><text:span text:style-name="T31"> </text:span><text:span text:style-name="T38">יחיד</text:span><text:span text:style-name="T31"> </text:span><text:span text:style-name="T38">- הוי</text:span><text:span text:style-name="T31"> </text:span><text:span text:style-name="T38">בעולה</text:span><text:span text:style-name="T31"> </text:span><text:span text:style-name="T38">ויורד, ונאמר</text:span><text:span text:style-name="T31"> </text:span><text:span text:style-name="T38">'</text:span><text:span text:style-name="T28">ואשם</text:span><text:span text:style-name="T38">' באשם</text:span><text:span text:style-name="T31"> </text:span><text:span text:style-name="T38">תלוי, דכתיב</text:span><text:span text:style-name="T31"> </text:span><text:span text:style-name="T38">באשם</text:span><text:span text:style-name="T31"> </text:span><text:span text:style-name="T38">תלוי</text:span><text:span text:style-name="T31"> </text:span><text:span text:style-name="T38">'</text:span><text:span text:style-name="T28">ואם</text:span><text:span text:style-name="T31"> </text:span><text:span text:style-name="T28">נפש</text:span><text:span text:style-name="T31"> </text:span><text:span text:style-name="T28">כי</text:span><text:span text:style-name="T31"> </text:span><text:span text:style-name="T28">תחטא</text:span><text:span text:style-name="T31"> </text:span><text:span text:style-name="T28">ועשת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לא</text:span><text:span text:style-name="T31"> </text:span><text:span text:style-name="T28">ידע</text:span><text:span text:style-name="T31"> </text:span><text:span text:style-name="T28">ואשם</text:span><text:span text:style-name="T31"> </text:span><text:span text:style-name="T70">[ונשא</text:span><text:span text:style-name="T69"> </text:span><text:span text:style-name="T70">עונו]</text:span><text:span text:style-name="T38"> </text:span><text:span text:style-name="T18">[ויקרא</text:span><text:span text:style-name="T19"> </text:span><text:span text:style-name="T18">ה,יז]</text:span><text:span text:style-name="T38">'</text:span><text:span text:style-name="T32">)</text:span><text:span text:style-name="T1">; ומה</text:span><text:span text:style-name="T2"> </text:span><text:span text:style-name="T1">צבור</text:span><text:span text:style-name="T2"> </text:span><text:span text:style-name="T1">בחטאת</text:span><text:span text:style-name="T2"> </text:span><text:span text:style-name="T1">קבועה</text:span><text:span text:style-name="T2"> </text:span><text:span text:style-name="T32">(</text:span><text:span text:style-name="T38">כלומר: מה</text:span><text:span text:style-name="T31"> </text:span><text:span text:style-name="T38">'</text:span><text:span text:style-name="T28">ואשמו</text:span><text:span text:style-name="T38">' האמור</text:span><text:span text:style-name="T31"> </text:span><text:span text:style-name="T38">בצבור</text:span><text:span text:style-name="T31"> </text:span><text:span text:style-name="T38">חטאתו</text:span><text:span text:style-name="T31"> </text:span><text:span text:style-name="T38">בקבועה</text:span><text:span text:style-name="T31"> </text:span><text:span text:style-name="T38">דגמרי</text:span><text:span text:style-name="T31"> </text:span><text:span text:style-name="T38">מואשם</text:span><text:span text:style-name="T31"> </text:span><text:span text:style-name="T38">דחטאת</text:span><text:span text:style-name="T31"> </text:span><text:span text:style-name="T38">יחיד</text:span><text:span text:style-name="T32">)</text:span><text:span text:style-name="T1"> - אף</text:span><text:span text:style-name="T2"> </text:span><text:span text:style-name="T1">אשם</text:span><text:span text:style-name="T2"> </text:span><text:span text:style-name="T1">תלוי</text:span><text:span text:style-name="T2"> </text:span><text:span text:style-name="T1">נמי</text:span><text:span text:style-name="T2"> </text:span><text:span text:style-name="T32">(</text:span><text:span text:style-name="T38">אף</text:span><text:span text:style-name="T31"> </text:span><text:span text:style-name="T38">'</text:span><text:span text:style-name="T28">ואשם</text:span><text:span text:style-name="T38">' האמור</text:span><text:span text:style-name="T31"> </text:span><text:span text:style-name="T38">באשם</text:span><text:span text:style-name="T31"> </text:span><text:span text:style-name="T38">תלוי</text:span><text:span text:style-name="T32">)</text:span><text:span text:style-name="T1">: אין</text:span><text:span text:style-name="T2"> </text:span><text:span text:style-name="T1">בא</text:span><text:span text:style-name="T2"> </text:span><text:span text:style-name="T1">אלא</text:span><text:span text:style-name="T2"> </text:span><text:span text:style-name="T1">על</text:span><text:span text:style-name="T2"> </text:span><text:span text:style-name="T1">ספק</text:span><text:span text:style-name="T2"> </text:span><text:span text:style-name="T1">חטאת</text:span><text:span text:style-name="T2"> </text:span><text:span text:style-name="T1">קבועה</text:span><text:span text:style-name="T2"> </text:span><text:span text:style-name="T32">(</text:span><text:span text:style-name="T38">לאפוקי</text:span><text:span text:style-name="T31"> </text:span><text:span text:style-name="T38">עשה</text:span><text:span text:style-name="T31"> </text:span><text:span text:style-name="T38">ולא</text:span><text:span text:style-name="T31"> </text:span><text:span text:style-name="T38">תעשה</text:span><text:span text:style-name="T31"> </text:span><text:span text:style-name="T38">שבמקדש: דאין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בא</text:span><text:span text:style-name="T31"> </text:span><text:span text:style-name="T38">עליו, משום</text:span><text:span text:style-name="T31"> </text:span><text:span text:style-name="T38">דהוי</text:span><text:span text:style-name="T31"> </text:span><text:span text:style-name="T38">חטאת</text:span><text:span text:style-name="T31"> </text:span><text:span text:style-name="T38">עולה</text:span><text:span text:style-name="T31"> </text:span><text:span text:style-name="T38">ויורד</text:span><text:span text:style-name="T31"> </text:span><text:span text:style-name="T38">ולא</text:span><text:span text:style-name="T31"> </text:span><text:span text:style-name="T38">הוי</text:span><text:span text:style-name="T31"> </text:span><text:span text:style-name="T38">חטאת</text:span><text:span text:style-name="T31"> </text:span><text:span text:style-name="T38">קבועה; ותרתי</text:span><text:span text:style-name="T31"> </text:span><text:span text:style-name="T38">מפקינן</text:span><text:span text:style-name="T31"> </text:span><text:span text:style-name="T38">מדרבי</text:span><text:span text:style-name="T31"> </text:span><text:span text:style-name="T38">יצחק</text:span><text:span text:style-name="T31"> </text:span><text:span text:style-name="T38">בר</text:span><text:span text:style-name="T31"> </text:span><text:span text:style-name="T38">אבדימי: חדא</text:span><text:span text:style-name="T31"> </text:span><text:span text:style-name="T38">-דצבור</text:span><text:span text:style-name="T31"> </text:span><text:span text:style-name="T38">בחטאת</text:span><text:span text:style-name="T31"> </text:span><text:span text:style-name="T38">קבועה: דאין</text:span><text:span text:style-name="T31"> </text:span><text:span text:style-name="T38">ב"ד</text:span><text:span text:style-name="T31"> </text:span><text:span text:style-name="T38">חייבין</text:span><text:span text:style-name="T31"> </text:span><text:span text:style-name="T38">על</text:span><text:span text:style-name="T31"> </text:span><text:span text:style-name="T38">עשה</text:span><text:span text:style-name="T31"> </text:span><text:span text:style-name="T38">ועל</text:span><text:span text:style-name="T31"> </text:span><text:span text:style-name="T38">לא</text:span><text:span text:style-name="T31"> </text:span><text:span text:style-name="T38">תעשה</text:span><text:span text:style-name="T31"> </text:span><text:span text:style-name="T38">שבמקדש; ואידך</text:span><text:span text:style-name="T31"> </text:span><text:span text:style-name="T38">- דאין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בא</text:span><text:span text:style-name="T31"> </text:span><text:span text:style-name="T38">עליו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ספק</text:span><text:span text:style-name="T31"> </text:span><text:span text:style-name="T38">חטאת</text:span><text:span text:style-name="T31"> </text:span><text:span text:style-name="T38">קבועה: דאשם</text:span><text:span text:style-name="T31"> </text:span><text:span text:style-name="T38">תלוי</text:span><text:span text:style-name="T31"> </text:span><text:span text:style-name="T38">- אפילו</text:span><text:span text:style-name="T31"> </text:span><text:span text:style-name="T38">דיחיד</text:span><text:span text:style-name="T31"> </text:span><text:span text:style-name="T38">- אינו</text:span><text:span text:style-name="T31"> </text:span><text:span text:style-name="T38">בא</text:span><text:span text:style-name="T31"> </text:span><text:span text:style-name="T38">על</text:span><text:span text:style-name="T31"> </text:span><text:span text:style-name="T38">עשה</text:span><text:span text:style-name="T31"> </text:span><text:span text:style-name="T38">ועל</text:span><text:span text:style-name="T31"> </text:span><text:span text:style-name="T38">לא</text:span><text:span text:style-name="T31"> </text:span><text:span text:style-name="T38">תעשה</text:span><text:span text:style-name="T31"> </text:span><text:span text:style-name="T38">שבמקדש, שהרי</text:span><text:span text:style-name="T31"> </text:span><text:span text:style-name="T38">אינו</text:span><text:span text:style-name="T31"> </text:span><text:span text:style-name="T38">ספק</text:span><text:span text:style-name="T31"> </text:span><text:span text:style-name="T38">חטאת</text:span><text:span text:style-name="T31"> </text:span><text:span text:style-name="T38">קבועה</text:span><text:span text:style-name="T32">)</text:span><text:span text:style-name="T1">.</text:span></text:p>
      <text:p text:style-name="P4"><text:span text:style-name="T1">אמרי: אי</text:span><text:span text:style-name="T2"> </text:span><text:span text:style-name="T1">הכי</text:span><text:span text:style-name="T2"> </text:span><text:span text:style-name="T1">- קרבן</text:span><text:span text:style-name="T2"> </text:span><text:span text:style-name="T1">עולה</text:span><text:span text:style-name="T2"> </text:span><text:span text:style-name="T1">ויורד</text:span><text:span text:style-name="T2"> </text:span><text:span text:style-name="T1">נמי! הא</text:span><text:span text:style-name="T2"> </text:span><text:span text:style-name="T1">כתיב</text:span><text:span text:style-name="T2"> </text:span><text:span text:style-name="T18">(ויקרא</text:span><text:span text:style-name="T19"> </text:span><text:span text:style-name="T18">ה,ה)</text:span><text:span text:style-name="T1"> </text:span><text:span text:style-name="T59">והיה</text:span><text:span text:style-name="T2"> </text:span><text:span text:style-name="T59">כי</text:span><text:span text:style-name="T2"> </text:span><text:span text:style-name="T59">יאשם</text:span><text:span text:style-name="T2"> </text:span><text:span text:style-name="T59">לאחת</text:span><text:span text:style-name="T2"> </text:span><text:span text:style-name="T59">מאלה</text:span><text:span text:style-name="T2"> </text:span><text:span text:style-name="T28">[והתודה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עליה]</text:span><text:span text:style-name="T1"> </text:span><text:span text:style-name="T32">(</text:span><text:span text:style-name="T38">דכתיב</text:span><text:span text:style-name="T31"> </text:span><text:span text:style-name="T18">[ויקרא</text:span><text:span text:style-name="T19"> </text:span><text:span text:style-name="T18">ה,א]</text:span><text:span text:style-name="T38"> '</text:span><text:span text:style-name="T70">[ו]</text:span><text:span text:style-name="T28">נפש</text:span><text:span text:style-name="T31"> </text:span><text:span text:style-name="T28">כי</text:span><text:span text:style-name="T31"> </text:span><text:span text:style-name="T28">תחטא</text:span><text:span text:style-name="T31"> </text:span><text:span text:style-name="T28">בשגגה</text:span><text:span text:style-name="T31"> </text:span><text:span text:style-name="T28">ושמעה</text:span><text:span text:style-name="T31"> </text:span><text:span text:style-name="T28">קול</text:span><text:span text:style-name="T31"> </text:span><text:span text:style-name="T28">אלה</text:span><text:span text:style-name="T38">' דהיינו</text:span><text:span text:style-name="T31"> </text:span><text:span text:style-name="T38">שמיעת</text:span><text:span text:style-name="T31"> </text:span><text:span text:style-name="T38">הקול, [וכתיב</text:span><text:span text:style-name="T31"> </text:span><text:span text:style-name="T18">[ויקרא</text:span><text:span text:style-name="T19"> </text:span><text:span text:style-name="T18">ה,ב]</text:span><text:span text:style-name="T38"> '</text:span><text:span text:style-name="T28">או</text:span><text:span text:style-name="T31"> </text:span><text:span text:style-name="T28">נפש</text:span><text:span text:style-name="T31"> </text:span><text:span text:style-name="T28">אשר</text:span><text:span text:style-name="T31"> </text:span><text:span text:style-name="T28">תגע</text:span><text:span text:style-name="T31"> </text:span><text:span text:style-name="T38">וגו' דהיינו</text:span><text:span text:style-name="T31"> </text:span><text:span text:style-name="T38">טומאת</text:span><text:span text:style-name="T31"> </text:span><text:span text:style-name="T38">מקדש</text:span><text:span text:style-name="T31"> </text:span><text:span text:style-name="T38">וקדשיו, וכתיב] </text:span><text:span text:style-name="T18">[ויקרא</text:span><text:span text:style-name="T19"> </text:span><text:span text:style-name="T18">ה,ד]</text:span><text:span text:style-name="T38"> '</text:span><text:span text:style-name="T28">או</text:span><text:span text:style-name="T31"> </text:span><text:span text:style-name="T28">נפש</text:span><text:span text:style-name="T31"> </text:span><text:span text:style-name="T28">כי</text:span><text:span text:style-name="T31"> </text:span><text:span text:style-name="T28">תשבע</text:span><text:span text:style-name="T31"> </text:span><text:span text:style-name="T28">לבטא</text:span><text:span text:style-name="T31"> </text:span><text:span text:style-name="T28">בשפתים</text:span><text:span text:style-name="T31"> </text:span><text:span text:style-name="T38">וגו' - דהיינו</text:span><text:span text:style-name="T31"> </text:span><text:span text:style-name="T38">בטוי</text:span><text:span text:style-name="T31"> </text:span><text:span text:style-name="T38">שפתים</text:span><text:span text:style-name="T31"> </text:span><text:span text:style-name="T38">דכולהו</text:span><text:span text:style-name="T31"> </text:span><text:span text:style-name="T38">בקרבן</text:span><text:span text:style-name="T31"> </text:span><text:span text:style-name="T38">עולה</text:span><text:span text:style-name="T31"> </text:span><text:span text:style-name="T38">ויורד, וכתיב</text:span><text:span text:style-name="T31"> </text:span><text:span text:style-name="T18">[ויקרא</text:span><text:span text:style-name="T19"> </text:span><text:span text:style-name="T18">ה,ה]</text:span><text:span text:style-name="T38"> '</text:span><text:span text:style-name="T28">והיה</text:span><text:span text:style-name="T31"> </text:span><text:span text:style-name="T28">כי</text:span><text:span text:style-name="T31"> </text:span><text:span text:style-name="T28">יאשם</text:span><text:span text:style-name="T31"> </text:span><text:span text:style-name="T28">לאחת</text:span><text:span text:style-name="T31"> </text:span><text:span text:style-name="T28">מאלה</text:span><text:span text:style-name="T38">' - מה</text:span><text:span text:style-name="T31"> </text:span><text:span text:style-name="T38">'</text:span><text:span text:style-name="T28">כי</text:span><text:span text:style-name="T31"> </text:span><text:span text:style-name="T28">יאשם</text:span><text:span text:style-name="T38">' בעולה</text:span><text:span text:style-name="T31"> </text:span><text:span text:style-name="T38">ויורד</text:span><text:span text:style-name="T31"> </text:span><text:span text:style-name="T38">- אף</text:span><text:span text:style-name="T31"> </text:span><text:span text:style-name="T38">'</text:span><text:span text:style-name="T28">ואשם</text:span><text:span text:style-name="T38">' דכתיב</text:span><text:span text:style-name="T31"> </text:span><text:span text:style-name="T38">באשם</text:span><text:span text:style-name="T31"> </text:span><text:span text:style-name="T38">תלוי</text:span><text:span text:style-name="T31"> </text:span><text:span text:style-name="T38">תהוי</text:span><text:span text:style-name="T31"> </text:span><text:span text:style-name="T38">במקום</text:span><text:span text:style-name="T31"> </text:span><text:span text:style-name="T38">עולה</text:span><text:span text:style-name="T31"> </text:span><text:span text:style-name="T38">ויורד: דלהוי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בא, ואפילו</text:span><text:span text:style-name="T31"> </text:span><text:span text:style-name="T38">על</text:span><text:span text:style-name="T31"> </text:span><text:span text:style-name="T38">ספק</text:span><text:span text:style-name="T31"> </text:span><text:span text:style-name="T38">חטאת</text:span><text:span text:style-name="T31"> </text:span><text:span text:style-name="T41">שאינה</text:span><text:span text:style-name="T31"> </text:span><text:span text:style-name="T38">קבועה</text:span><text:span text:style-name="T32">)</text:span><text:span text:style-name="T1">!?</text:span></text:p>
      <text:p text:style-name="P4"><text:span text:style-name="T1">דנין</text:span><text:span text:style-name="T2"> </text:span><text:span text:style-name="T1">'</text:span><text:span text:style-name="T28">[ו]</text:span><text:span text:style-name="T59">אשם</text:span><text:span text:style-name="T1">' מן</text:span><text:span text:style-name="T2"> </text:span><text:span text:style-name="T1">'</text:span><text:span text:style-name="T28"> [ו]</text:span><text:span text:style-name="T59">אשמו</text:span><text:span text:style-name="T1">' ואין</text:span><text:span text:style-name="T2"> </text:span><text:span text:style-name="T1">דנין</text:span><text:span text:style-name="T2"> </text:span><text:span text:style-name="T1">'</text:span><text:span text:style-name="T28">[ו]</text:span><text:span text:style-name="T59">אשם</text:span><text:span text:style-name="T1">' מן</text:span><text:span text:style-name="T2"> </text:span><text:span text:style-name="T1">'</text:span><text:span text:style-name="T59">יאשם</text:span><text:span text:style-name="T1">'. </text:span></text:p>
      <text:p text:style-name="P9"><text:span text:style-name="T60">ומאי</text:span><text:span text:style-name="T61"> </text:span><text:span text:style-name="T60">נפקא</text:span><text:span text:style-name="T61"> </text:span><text:span text:style-name="T60">מינה? והא</text:span><text:span text:style-name="T61"> </text:span><text:span text:style-name="T60">תני</text:span><text:span text:style-name="T61"> </text:span><text:span text:style-name="T60">דבי</text:span><text:span text:style-name="T61"> </text:span><text:span text:style-name="T60">רבי</text:span><text:span text:style-name="T61"> </text:span><text:span text:style-name="T60">ישמעאל</text:span> <text:span text:style-name="T18">[ספרי</text:span><text:span text:style-name="T19"> </text:span><text:span text:style-name="T18">מצורע</text:span><text:span text:style-name="T19"> </text:span><text:span text:style-name="T18">פרשה</text:span><text:span text:style-name="T19"> </text:span><text:span text:style-name="T18">ז</text:span><text:span text:style-name="T19"> </text:span><text:span text:style-name="T18">מ"ז]</text:span><text:span text:style-name="T60">: </text:span><text:span text:style-name="T21">(ויקרא</text:span><text:span text:style-name="T20"> </text:span><text:span text:style-name="T21">יד,לט)</text:span><text:span text:style-name="T60"> '</text:span><text:span text:style-name="T81">ושב</text:span><text:span text:style-name="T80"> </text:span><text:span text:style-name="T81">הכהן</text:span><text:span text:style-name="T80"> </text:span><text:span text:style-name="T52">[ביום</text:span><text:span text:style-name="T53"> </text:span><text:span text:style-name="T52">השביעי</text:span><text:span text:style-name="T53"> </text:span><text:span text:style-name="T52">וראה</text:span><text:span text:style-name="T53"> </text:span><text:span text:style-name="T52">והנה</text:span><text:span text:style-name="T53"> </text:span><text:span text:style-name="T52">פשה</text:span><text:span text:style-name="T53"> </text:span><text:span text:style-name="T52">הנגע</text:span><text:span text:style-name="T53"> </text:span><text:span text:style-name="T52">בקירת</text:span><text:span text:style-name="T53"> </text:span><text:span text:style-name="T52">הבית]</text:span><text:span text:style-name="T79"> </text:span><text:span text:style-name="T21">(ויקרא</text:span><text:span text:style-name="T20"> </text:span><text:span text:style-name="T21">יד,מד)</text:span><text:span text:style-name="T79"> </text:span><text:span text:style-name="T81">ובא</text:span><text:span text:style-name="T80"> </text:span><text:span text:style-name="T81">הכהן</text:span><text:span text:style-name="T80"> </text:span><text:span text:style-name="T52">[וראה</text:span><text:span text:style-name="T53"> </text:span><text:span text:style-name="T52">והנה</text:span><text:span text:style-name="T53"> </text:span><text:span text:style-name="T52">פשה</text:span><text:span text:style-name="T53"> </text:span><text:span text:style-name="T52">הנגע</text:span><text:span text:style-name="T53"> </text:span><text:span text:style-name="T52">בבית</text:span><text:span text:style-name="T53"> </text:span><text:span text:style-name="T52">צרעת</text:span><text:span text:style-name="T53"> </text:span><text:span text:style-name="T52">ממארת</text:span><text:span text:style-name="T53"> </text:span><text:span text:style-name="T52">הוא</text:span><text:span text:style-name="T53"> </text:span><text:span text:style-name="T52">בבית</text:span><text:span text:style-name="T53"> </text:span><text:span text:style-name="T52">טמא</text:span><text:span text:style-name="T53"> </text:span><text:span text:style-name="T52">הוא]</text:span><text:span text:style-name="T79"> - זו</text:span><text:span text:style-name="T80"> </text:span><text:span text:style-name="T79">היא</text:span><text:span text:style-name="T80"> </text:span><text:span text:style-name="T79">שיבה</text:span><text:span text:style-name="T80"> </text:span><text:span text:style-name="T79">זו</text:span><text:span text:style-name="T80"> </text:span><text:span text:style-name="T79">היא</text:span><text:span text:style-name="T80"> </text:span><text:span text:style-name="T79">ביאה</text:span><text:span text:style-name="T60">' </text:span><text:span text:style-name="T33">(</text:span><text:span text:style-name="T36">דהא</text:span><text:span text:style-name="T35"> </text:span><text:span text:style-name="T36">דכתיב</text:span><text:span text:style-name="T35"> </text:span><text:span text:style-name="T36">'</text:span><text:span text:style-name="T34">ושב</text:span><text:span text:style-name="T35"> </text:span><text:span text:style-name="T34">הכהן</text:span><text:span text:style-name="T36">' - לא</text:span><text:span text:style-name="T35"> </text:span><text:span text:style-name="T36">תימא</text:span><text:span text:style-name="T35"> </text:span><text:span text:style-name="T36">ושב</text:span><text:span text:style-name="T35"> </text:span><text:span text:style-name="T36">הכהן</text:span><text:span text:style-name="T35"> </text:span><text:span text:style-name="T36">מבית</text:span><text:span text:style-name="T35"> </text:span><text:span text:style-name="T36">המנוגע</text:span><text:span text:style-name="T35"> </text:span><text:span text:style-name="T36">לביתו, אלא</text:span><text:span text:style-name="T35"> </text:span><text:span text:style-name="T36">הכי</text:span><text:span text:style-name="T35"> </text:span><text:span text:style-name="T36">הוא: ושב</text:span><text:span text:style-name="T35"> </text:span><text:span text:style-name="T36">הכהן</text:span><text:span text:style-name="T35"> </text:span><text:span text:style-name="T36">מביתו</text:span><text:span text:style-name="T35"> </text:span><text:span text:style-name="T36">לבית</text:span><text:span text:style-name="T35"> </text:span><text:span text:style-name="T36">המנוגע, דהאי</text:span><text:span text:style-name="T35"> </text:span><text:span text:style-name="T36">שיבה</text:span><text:span text:style-name="T35"> </text:span><text:span text:style-name="T36">זו</text:span><text:span text:style-name="T35"> </text:span><text:span text:style-name="T36">היא</text:span><text:span text:style-name="T35"> </text:span><text:span text:style-name="T36">ביאה</text:span><text:span text:style-name="T35"> </text:span><text:span text:style-name="T36">לבית</text:span><text:span text:style-name="T35"> </text:span><text:span text:style-name="T36">המנוגע</text:span><text:span text:style-name="T33">)</text:span><text:span text:style-name="T60">!? ועוד</text:span><text:span text:style-name="T61"> </text:span><text:span text:style-name="T60">- נילף</text:span><text:span text:style-name="T61"> </text:span><text:span text:style-name="T60">מן</text:span><text:span text:style-name="T61"> </text:span><text:span text:style-name="T60">'</text:span><text:span text:style-name="T62">ואשם</text:span><text:span text:style-name="T60">' מטומאת</text:span><text:span text:style-name="T61"> </text:span><text:span text:style-name="T60">מקדש</text:span><text:span text:style-name="T61"> </text:span><text:span text:style-name="T60">וקדשיו, דכתיב</text:span><text:span text:style-name="T61"> </text:span><text:span text:style-name="T21">(ויקרא</text:span><text:span text:style-name="T20"> </text:span><text:span text:style-name="T21">ה,ב)</text:span><text:span text:style-name="T60"> </text:span><text:span text:style-name="T34">[או</text:span><text:span text:style-name="T35"> </text:span><text:span text:style-name="T34">נפש</text:span><text:span text:style-name="T35"> </text:span><text:span text:style-name="T34">אשר</text:span><text:span text:style-name="T35"> </text:span><text:span text:style-name="T34">תגע</text:span><text:span text:style-name="T35"> </text:span><text:span text:style-name="T34">בכל</text:span><text:span text:style-name="T35"> </text:span><text:span text:style-name="T34">דבר</text:span><text:span text:style-name="T35"> </text:span><text:span text:style-name="T34">טמא</text:span><text:span text:style-name="T35"> </text:span><text:span text:style-name="T34">או</text:span><text:span text:style-name="T35"> </text:span><text:span text:style-name="T34">בנבלת</text:span><text:span text:style-name="T35"> </text:span><text:span text:style-name="T34">חיה</text:span><text:span text:style-name="T35"> </text:span><text:span text:style-name="T34">טמאה</text:span><text:span text:style-name="T35"> </text:span><text:span text:style-name="T34">או</text:span><text:span text:style-name="T35"> </text:span><text:span text:style-name="T34">בנבלת</text:span><text:span text:style-name="T35"> </text:span><text:span text:style-name="T34">בהמה</text:span><text:span text:style-name="T35"> </text:span><text:span text:style-name="T34">טמאה</text:span><text:span text:style-name="T35"> </text:span><text:span text:style-name="T34">או</text:span><text:span text:style-name="T35"> </text:span><text:span text:style-name="T34">בנבלת</text:span><text:span text:style-name="T35"> </text:span><text:span text:style-name="T34">שרץ</text:span><text:span text:style-name="T35"> </text:span><text:span text:style-name="T34">טמא</text:span><text:span text:style-name="T35"> </text:span><text:span text:style-name="T34">ונעלם</text:span><text:span text:style-name="T35"> </text:span><text:span text:style-name="T34">ממנו]</text:span><text:span text:style-name="T62"> והוא</text:span><text:span text:style-name="T61"> </text:span><text:span text:style-name="T62">טמא</text:span><text:span text:style-name="T61"> </text:span><text:span text:style-name="T66">ואשם</text:span><text:span text:style-name="T61"> </text:span><text:span text:style-name="T33">(</text:span><text:span text:style-name="T36">דהיינו</text:span><text:span text:style-name="T35"> </text:span><text:span text:style-name="T36">טומאת</text:span><text:span text:style-name="T35"> </text:span><text:span text:style-name="T36">מקדש</text:span><text:span text:style-name="T35"> </text:span><text:span text:style-name="T36">וקדשיו</text:span><text:span text:style-name="T35"> </text:span><text:span text:style-name="T36">- דהוא</text:span><text:span text:style-name="T35"> </text:span><text:span text:style-name="T36">בקרבן</text:span><text:span text:style-name="T35"> </text:span><text:span text:style-name="T36">עולה</text:span><text:span text:style-name="T35"> </text:span><text:span text:style-name="T36">ויורד, דחטאת</text:span><text:span text:style-name="T35"> </text:span><text:span text:style-name="T36">שאינה</text:span><text:span text:style-name="T35"> </text:span><text:span text:style-name="T36">קבועה</text:span><text:span text:style-name="T35"> </text:span><text:span text:style-name="T36">הוא</text:span><text:span text:style-name="T33">)</text:span><text:span text:style-name="T60">!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דנין</text:span><text:span text:style-name="T2"> </text:span><text:span text:style-name="T1">'</text:span><text:span text:style-name="T59">ואשם</text:span><text:span text:style-name="T1">' ו</text:span><text:span text:style-name="T59">'מצות</text:span><text:span text:style-name="T2"> </text:span><text:span text:style-name="T59">ה'</text:span><text:span text:style-name="T1">' </text:span><text:span text:style-name="T32">(</text:span><text:span text:style-name="T38">דכתיב</text:span><text:span text:style-name="T31"> </text:span><text:span text:style-name="T38">באשם</text:span><text:span text:style-name="T31"> </text:span><text:span text:style-name="T38">תלוי</text:span><text:span text:style-name="T31"> </text:span><text:span text:style-name="T38">'</text:span><text:span text:style-name="T28">ואשם</text:span><text:span text:style-name="T38">' ו'</text:span><text:span text:style-name="T28">מצות</text:span><text:span text:style-name="T31"> </text:span><text:span text:style-name="T28">ה'</text:span><text:span text:style-name="T38">' </text:span><text:span text:style-name="T18">[ויקרא</text:span><text:span text:style-name="T19"> </text:span><text:span text:style-name="T18">ה,יז]</text:span><text:span text:style-name="T38"> לאפוקי</text:span><text:span text:style-name="T31"> </text:span><text:span text:style-name="T38">טומאת</text:span><text:span text:style-name="T31"> </text:span><text:span text:style-name="T38">מקדש</text:span><text:span text:style-name="T31"> </text:span><text:span text:style-name="T38">וקדשיו, דלא</text:span><text:span text:style-name="T31"> </text:span><text:span text:style-name="T38">כתב</text:span><text:span text:style-name="T31"> </text:span><text:span text:style-name="T38">ואשם</text:span><text:span text:style-name="T31"> </text:span><text:span text:style-name="T38">ומצות</text:span><text:span text:style-name="T31"> </text:span><text:span text:style-name="T38">ה'</text:span><text:span text:style-name="T32">)</text:span><text:span text:style-name="T1"> מן</text:span><text:span text:style-name="T2"> </text:span><text:span text:style-name="T1">'</text:span><text:span text:style-name="T59">ואשם</text:span><text:span text:style-name="T1">' ו'</text:span><text:span text:style-name="T59">מצות</text:span><text:span text:style-name="T2"> </text:span><text:span text:style-name="T59">ה'</text:span><text:span text:style-name="T1">'. 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</text:span><text:span text:style-name="T2"> </text:span><text:span text:style-name="T1">שימי</text:span><text:span text:style-name="T2"> </text:span><text:span text:style-name="T1">בר</text:span><text:span text:style-name="T2"> </text:span><text:span text:style-name="T1">אשי</text:span><text:span text:style-name="T2"> </text:span><text:span text:style-name="T1">לרב</text:span><text:span text:style-name="T2"> </text:span><text:span text:style-name="T1">פפא: ונילף</text:span><text:span text:style-name="T2"> </text:span><text:span text:style-name="T1">'</text:span><text:span text:style-name="T59">ואשם</text:span><text:span text:style-name="T1">' ונשיאת</text:span><text:span text:style-name="T2"> </text:span><text:span text:style-name="T1">עון</text:span><text:span text:style-name="T2"> </text:span><text:span text:style-name="T1">מן</text:span><text:span text:style-name="T2"> </text:span><text:span text:style-name="T1">'</text:span><text:span text:style-name="T59">ואשם</text:span><text:span text:style-name="T1">' ונשיאת</text:span><text:span text:style-name="T2"> </text:span><text:span text:style-name="T1">עון</text:span><text:span text:style-name="T31"> </text:span><text:span text:style-name="T32">(</text:span><text:span text:style-name="T38">דכתיב</text:span><text:span text:style-name="T31"> </text:span><text:span text:style-name="T38">באשם</text:span><text:span text:style-name="T31"> </text:span><text:span text:style-name="T38">תלוי</text:span><text:span text:style-name="T31"> </text:span><text:span text:style-name="T38">'</text:span><text:span text:style-name="T28">ולא</text:span><text:span text:style-name="T31"> </text:span><text:span text:style-name="T28">ידע</text:span><text:span text:style-name="T31"> </text:span><text:span text:style-name="T28">ואשם</text:span><text:span text:style-name="T31"> </text:span><text:span text:style-name="T28">ונשא</text:span><text:span text:style-name="T31"> </text:span><text:span text:style-name="T28">עונו</text:span><text:span text:style-name="T38">' </text:span><text:span text:style-name="T18">[ויקרא</text:span><text:span text:style-name="T19"> </text:span><text:span text:style-name="T18">ה,יז]</text:span><text:span text:style-name="T38">, וכתיב</text:span><text:span text:style-name="T31"> </text:span><text:span text:style-name="T38">בעולה</text:span><text:span text:style-name="T31"> </text:span><text:span text:style-name="T38">ויורד</text:span><text:span text:style-name="T31"> </text:span><text:span text:style-name="T18">[ויקרא</text:span><text:span text:style-name="T19"> </text:span><text:span text:style-name="T18">ה,א]</text:span><text:span text:style-name="T38"> '</text:span><text:span text:style-name="T28">אם</text:span><text:span text:style-name="T31"> </text:span><text:span text:style-name="T28">לא</text:span><text:span text:style-name="T31"> </text:span><text:span text:style-name="T28">יגיד</text:span><text:span text:style-name="T31"> </text:span><text:span text:style-name="T28">ונשא</text:span><text:span text:style-name="T31"> </text:span><text:span text:style-name="T28">עונו' </text:span><text:span text:style-name="T18">[ויקרא</text:span><text:span text:style-name="T19"> </text:span><text:span text:style-name="T18">ה,ד]</text:span><text:span text:style-name="T28"> 'והוא</text:span><text:span text:style-name="T31"> </text:span><text:span text:style-name="T28">ידע</text:span><text:span text:style-name="T31"> </text:span><text:span text:style-name="T28">ואשם</text:span><text:span text:style-name="T31"> </text:span><text:span text:style-name="T28">לאחת</text:span><text:span text:style-name="T31"> </text:span><text:span text:style-name="T28">מאלה</text:span><text:span text:style-name="T38">'; באשם</text:span><text:span text:style-name="T31"> </text:span><text:span text:style-name="T38">תלוי</text:span><text:span text:style-name="T31"> </text:span><text:span text:style-name="T38">כתיב</text:span><text:span text:style-name="T31"> </text:span><text:span text:style-name="T38">'</text:span><text:span text:style-name="T28">ואשם</text:span><text:span text:style-name="T38">' ו'</text:span><text:span text:style-name="T28">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8">', ובפר</text:span><text:span text:style-name="T31"> </text:span><text:span text:style-name="T38">[וב]העלם</text:span><text:span text:style-name="T31"> </text:span><text:span text:style-name="T38">דבר</text:span><text:span text:style-name="T31"> </text:span><text:span text:style-name="T38">של</text:span><text:span text:style-name="T31"> </text:span><text:span text:style-name="T38">צבור</text:span><text:span text:style-name="T31"> </text:span><text:span text:style-name="T38">כתיב</text:span><text:span text:style-name="T31"> </text:span><text:span text:style-name="T18">[ויקרא</text:span><text:span text:style-name="T19"> </text:span><text:span text:style-name="T18">ד,יג]</text:span><text:span text:style-name="T38"> '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מו</text:span><text:span text:style-name="T38">', הלכך</text:span><text:span text:style-name="T31"> </text:span><text:span text:style-name="T38">אמרינן: מה</text:span><text:span text:style-name="T31"> </text:span><text:span text:style-name="T38">צבור</text:span><text:span text:style-name="T31"> </text:span><text:span text:style-name="T38">חטאת</text:span><text:span text:style-name="T31"> </text:span><text:span text:style-name="T38">בקבועה</text:span><text:span text:style-name="T31"> </text:span><text:span text:style-name="T38">- אף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אינו</text:span><text:span text:style-name="T31"> </text:span><text:span text:style-name="T38">בא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ספק</text:span><text:span text:style-name="T31"> </text:span><text:span text:style-name="T38">חטאת</text:span><text:span text:style-name="T31"> </text:span><text:span text:style-name="T38">קבועה</text:span><text:span text:style-name="T32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דנין</text:span><text:span text:style-name="T2"> </text:span><text:span text:style-name="T1">'</text:span><text:span text:style-name="T59">ואשם</text:span><text:span text:style-name="T1">' ו'</text:span><text:span text:style-name="T59">מצות</text:span><text:span text:style-name="T2"> </text:span><text:span text:style-name="T59">ה' אשר</text:span><text:span text:style-name="T2"> </text:span><text:span text:style-name="T59">לא</text:span><text:span text:style-name="T2"> </text:span><text:span text:style-name="T59">תעשינה</text:span><text:span text:style-name="T1">' מ'</text:span><text:span text:style-name="T59">ואשם</text:span><text:span text:style-name="T1">' ו'</text:span><text:span text:style-name="T59">מצות</text:span><text:span text:style-name="T2"> </text:span><text:span text:style-name="T59">ה' אשר</text:span><text:span text:style-name="T2"> </text:span><text:span text:style-name="T59">לא</text:span><text:span text:style-name="T2"> </text:span><text:span text:style-name="T59">תעשינה</text:span><text:span text:style-name="T1">' ואל</text:span><text:span text:style-name="T2"> </text:span><text:span text:style-name="T1">יוכיח</text:span><text:span text:style-name="T2"> </text:span><text:span text:style-name="T1">שמיעת</text:span><text:span text:style-name="T2"> </text:span><text:span text:style-name="T1">קול</text:span><text:span text:style-name="T2"> </text:span><text:span text:style-name="T1">וביטוי</text:span><text:span text:style-name="T2"> </text:span><text:span text:style-name="T1">שפתים</text:span><text:span text:style-name="T2"> </text:span><text:span text:style-name="T1">וטומאת</text:span><text:span text:style-name="T2"> </text:span><text:span text:style-name="T1">מקדש</text:span><text:span text:style-name="T2"> </text:span><text:span text:style-name="T1">וקדשיו, שלא</text:span><text:span text:style-name="T2"> </text:span><text:span text:style-name="T1">נאמר</text:span><text:span text:style-name="T2"> </text:span><text:span text:style-name="T1">בהם</text:span><text:span text:style-name="T2"> </text:span><text:span text:style-name="T1">'ואשם' ו'מצות</text:span><text:span text:style-name="T2"> </text:span><text:span text:style-name="T1">ה' אשר</text:span><text:span text:style-name="T2"> </text:span><text:span text:style-name="T1">לא</text:span><text:span text:style-name="T2"> </text:span><text:span text:style-name="T1">תעשינה'.</text:span></text:p>
      <text:p text:style-name="P3"/>
      <text:p text:style-name="P4"><text:span text:style-name="T1">פר</text:span><text:span text:style-name="T2"> </text:span><text:span text:style-name="T1">העלם</text:span></text:p>
      <text:p text:style-name="P4"><text:span text:style-name="T68">ויקרא</text:span><text:span text:style-name="T69"> </text:span><text:span text:style-name="T68">ד,יג:</text:span><text:span text:style-name="T1"> </text:span><text:span text:style-name="T59">ואם</text:span><text:span text:style-name="T2"> </text:span><text:span text:style-name="T59">כל</text:span><text:span text:style-name="T2"> </text:span><text:span text:style-name="T59">עדת</text:span><text:span text:style-name="T2"> </text:span><text:span text:style-name="T59">ישראל</text:span><text:span text:style-name="T2"> </text:span><text:span text:style-name="T59">ישגו</text:span><text:span text:style-name="T2"> </text:span><text:span text:style-name="T59">ונעלם</text:span><text:span text:style-name="T2"> </text:span><text:span text:style-name="T59">דבר</text:span><text:span text:style-name="T2"> </text:span><text:span text:style-name="T59">מעיני</text:span><text:span text:style-name="T2"> </text:span><text:span text:style-name="T59">הקהל</text:span><text:span text:style-name="T2"> </text:span><text:span text:style-name="T59">ועשו</text:span><text:span text:style-name="T2"> </text:span><text:span text:style-name="T59">אחת</text:span><text:span text:style-name="T2"> </text:span><text:span text:style-name="T59">מכל</text:span><text:span text:style-name="T2"> </text:span><text:span text:style-name="T65">מצות</text:span><text:span text:style-name="T64"> </text:span><text:span text:style-name="T65">ה</text:span><text:span text:style-name="T64">’ </text:span><text:span text:style-name="T65">אשר</text:span><text:span text:style-name="T64"> </text:span><text:span text:style-name="T65">לא</text:span><text:span text:style-name="T64"> </text:span><text:span text:style-name="T65">תעשינה</text:span><text:span text:style-name="T2"> </text:span><text:span text:style-name="T65">ואשמו</text:span></text:p>
      <text:p text:style-name="P18"/>
      <text:p text:style-name="P4"><text:span text:style-name="T18">ויקרא</text:span><text:span text:style-name="T19"> </text:span><text:span text:style-name="T18">ה,ד</text:span><text:span text:style-name="T1">: </text:span><text:span text:style-name="T59">או</text:span><text:span text:style-name="T2"> </text:span><text:span text:style-name="T59">נפש</text:span><text:span text:style-name="T2"> </text:span><text:span text:style-name="T59">כי</text:span><text:span text:style-name="T2"> </text:span><text:span text:style-name="T59">תשבע</text:span><text:span text:style-name="T2"> </text:span><text:span text:style-name="T59">לבטא</text:span><text:span text:style-name="T2"> </text:span><text:span text:style-name="T59">בשפתים</text:span><text:span text:style-name="T2"> </text:span><text:span text:style-name="T59">להרע</text:span><text:span text:style-name="T2"> </text:span><text:span text:style-name="T59">או</text:span><text:span text:style-name="T2"> </text:span><text:span text:style-name="T59">להיטיב</text:span><text:span text:style-name="T2"> </text:span><text:span text:style-name="T59">לכל</text:span><text:span text:style-name="T2"> </text:span><text:span text:style-name="T59">אשר</text:span><text:span text:style-name="T2"> </text:span><text:span text:style-name="T59">יבטא</text:span><text:span text:style-name="T2"> </text:span><text:span text:style-name="T59">האדם</text:span><text:span text:style-name="T2"> </text:span><text:span text:style-name="T59">בשבעה</text:span><text:span text:style-name="T2"> </text:span><text:span text:style-name="T59">ונעלם</text:span><text:span text:style-name="T2"> </text:span><text:span text:style-name="T59">ממנו</text:span><text:span text:style-name="T2"> </text:span><text:span text:style-name="T59">והוא</text:span><text:span text:style-name="T2"> </text:span><text:span text:style-name="T59">ידע</text:span><text:span text:style-name="T2"> </text:span><text:span text:style-name="T65">ואשם</text:span><text:span text:style-name="T2"> </text:span><text:span text:style-name="T59">לאחת</text:span><text:span text:style-name="T2"> </text:span><text:span text:style-name="T59">מאלה</text:span><text:span text:style-name="T1">:</text:span></text:p>
      <text:p text:style-name="P3"/>
      <text:p text:style-name="P4"><text:span text:style-name="T1">אשם</text:span><text:span text:style-name="T2"> </text:span><text:span text:style-name="T1">תלוי</text:span></text:p>
      <text:p text:style-name="P4"><text:span text:style-name="T26">ויקרא</text:span><text:span text:style-name="T2"> </text:span><text:span text:style-name="T26">ה,יז</text:span><text:span text:style-name="T1">: </text:span><text:span text:style-name="T59">ואם</text:span><text:span text:style-name="T2"> </text:span><text:span text:style-name="T59">נפש</text:span><text:span text:style-name="T2"> </text:span><text:span text:style-name="T59">כי</text:span><text:span text:style-name="T2"> </text:span><text:span text:style-name="T59">תחטא</text:span><text:span text:style-name="T2"> </text:span><text:span text:style-name="T59">ועשתה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59">ה</text:span><text:span text:style-name="T2">’ </text:span><text:span text:style-name="T59">אשר</text:span><text:span text:style-name="T2"> </text:span><text:span text:style-name="T59">לא</text:span><text:span text:style-name="T2"> </text:span><text:span text:style-name="T59">תעשינה</text:span><text:span text:style-name="T2"> </text:span><text:span text:style-name="T59">ולא</text:span><text:span text:style-name="T2"> </text:span><text:span text:style-name="T59">ידע</text:span><text:span text:style-name="T2"> </text:span><text:span text:style-name="T59">ואשם</text:span><text:span text:style-name="T2"> </text:span><text:span text:style-name="T59">ונשא</text:span><text:span text:style-name="T2"> </text:span><text:span text:style-name="T59">עונו</text:span></text:p>
      <text:p text:style-name="P3"/>
      <text:p text:style-name="P3">משנה:</text:p>
      <text:p text:style-name="P4"><text:span text:style-name="T1">אין</text:span><text:span text:style-name="T2"> </text:span><text:span text:style-name="T1">חייבין</text:span><text:span text:style-name="T2"> </text:span><text:span text:style-name="T1">על</text:span><text:span text:style-name="T2"> </text:span><text:span text:style-name="T1">שמיעת</text:span><text:span text:style-name="T2"> </text:span><text:span text:style-name="T1">קול</text:span><text:span text:style-name="T2"> </text:span><text:span text:style-name="T1">ועל</text:span><text:span text:style-name="T2"> </text:span><text:span text:style-name="T1">ביטוי</text:span><text:span text:style-name="T2"> </text:span><text:span text:style-name="T1">שפתים</text:span><text:span text:style-name="T2"> </text:span><text:span text:style-name="T1">ו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32">(</text:span><text:span text:style-name="T38">דכל</text:span><text:span text:style-name="T31"> </text:span><text:span text:style-name="T38">הני</text:span><text:span text:style-name="T31"> </text:span><text:span text:style-name="T38">הויין</text:span><text:span text:style-name="T31"> </text:span><text:span text:style-name="T38">בקרבן</text:span><text:span text:style-name="T31"> </text:span><text:span text:style-name="T38">עולה</text:span><text:span text:style-name="T31"> </text:span><text:span text:style-name="T38">ויורד, כדאמרינן</text:span><text:span text:style-name="T31"> </text:span><text:span text:style-name="T38">לעיל: דצבור</text:span><text:span text:style-name="T31"> </text:span><text:span text:style-name="T38">אין</text:span><text:span text:style-name="T31"> </text:span><text:span text:style-name="T38">מביאין</text:span><text:span text:style-name="T31"> </text:span><text:span text:style-name="T38">חטאת</text:span><text:span text:style-name="T31"> </text:span><text:span text:style-name="T38">אלא</text:span><text:span text:style-name="T31"> </text:span><text:span text:style-name="T38">בקבועה</text:span><text:span text:style-name="T32">)</text:span><text:span text:style-name="T1">, והנשיא</text:span><text:span text:style-name="T2"> </text:span><text:span text:style-name="T1">כיוצא</text:span><text:span text:style-name="T2"> </text:span><text:span text:style-name="T1">בהם</text:span><text:span text:style-name="T2"> </text:span><text:span text:style-name="T32">(</text:span><text:span text:style-name="T38">דאינו</text:span><text:span text:style-name="T31"> </text:span><text:span text:style-name="T38">בקרבן</text:span><text:span text:style-name="T31"> </text:span><text:span text:style-name="T38">עולה</text:span><text:span text:style-name="T31"> </text:span><text:span text:style-name="T38">ויורד</text:span><text:span text:style-name="T32">)</text:span><text:span text:style-name="T1"> - דברי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הגלילי</text:span><text:span text:style-name="T2"> </text:span><text:span text:style-name="T32">(</text:span><text:span text:style-name="T38">טעמא</text:span><text:span text:style-name="T31"> </text:span><text:span text:style-name="T38">דרבי</text:span><text:span text:style-name="T31"> </text:span><text:span text:style-name="T38">יוסי</text:span><text:span text:style-name="T31"> </text:span><text:span text:style-name="T38">הגלילי</text:span><text:span text:style-name="T31"> </text:span><text:span text:style-name="T38">מפרש</text:span><text:span text:style-name="T31"> </text:span><text:span text:style-name="T38">בגמרא</text:span><text:span text:style-name="T32">)</text:span><text:span text:style-name="T1">;</text:span></text:p>
      <text:p text:style-name="P4"><text:span text:style-name="T1">רבי</text:span><text:span text:style-name="T2"> </text:span><text:span text:style-name="T1">עקיבא</text:span><text:span text:style-name="T2"> </text:span><text:span text:style-name="T1">אומר: הנשיא</text:span><text:span text:style-name="T2"> </text:span><text:span text:style-name="T1">חייב</text:span><text:span text:style-name="T2"> </text:span><text:span text:style-name="T1">בכולן</text:span><text:span text:style-name="T2"> </text:span><text:span text:style-name="T32">(</text:span><text:span text:style-name="T38">בקרבן</text:span><text:span text:style-name="T31"> </text:span><text:span text:style-name="T38">עולה</text:span><text:span text:style-name="T31"> </text:span><text:span text:style-name="T38">ויורד</text:span><text:span text:style-name="T32">)</text:span><text:span text:style-name="T1">, חוץ</text:span><text:span text:style-name="T2"> </text:span><text:span text:style-name="T1">משמיעת</text:span><text:span text:style-name="T2"> </text:span><text:span text:style-name="T1">הקול</text:span><text:span text:style-name="T2"> </text:span><text:span text:style-name="T32">(</text:span><text:span text:style-name="T38">שאין</text:span><text:span text:style-name="T31"> </text:span><text:span text:style-name="T38">שמיעת</text:span><text:span text:style-name="T31"> </text:span><text:span text:style-name="T38">קול</text:span><text:span text:style-name="T31"> </text:span><text:span text:style-name="T38">חל</text:span><text:span text:style-name="T31"> </text:span><text:span text:style-name="T38">עליו</text:span><text:span text:style-name="T32">)</text:span><text:span text:style-name="T1">: שהמלך</text:span><text:span text:style-name="T2"> </text:span><text:span text:style-name="T1">לא</text:span><text:span text:style-name="T2"> </text:span><text:span text:style-name="T1">דן</text:span><text:span text:style-name="T2"> </text:span><text:span text:style-name="T1">ולא</text:span><text:span text:style-name="T2"> </text:span><text:span text:style-name="T1">דנין</text:span><text:span text:style-name="T2"> </text:span><text:span text:style-name="T1">אותו</text:span><text:span text:style-name="T2"> </text:span><text:span text:style-name="T1">[לא</text:span><text:span text:style-name="T2"> </text:span><text:span text:style-name="T1">מעיד</text:span><text:span text:style-name="T2"> </text:span><text:span text:style-name="T1">ולא</text:span><text:span text:style-name="T2"> </text:span><text:span text:style-name="T1">מעידין</text:span><text:span text:style-name="T2"> </text:span><text:span text:style-name="T1">אותו] </text:span><text:span text:style-name="T32">(</text:span><text:span text:style-name="T38">כדתנן</text:span><text:span text:style-name="T31"> </text:span><text:span text:style-name="T38">במסכת</text:span><text:span text:style-name="T31"> </text:span><text:span text:style-name="T38">סנהדרין</text:span><text:span text:style-name="T31"> </text:span><text:span text:style-name="T38">בפרק</text:span><text:span text:style-name="T31"> </text:span><text:span text:style-name="T38">כהן</text:span><text:span text:style-name="T31"> </text:span><text:span text:style-name="T38">גדול</text:span><text:span text:style-name="T31"> </text:span><text:span text:style-name="T18">(דף</text:span><text:span text:style-name="T19"> </text:span><text:span text:style-name="T18">יח.)</text:span><text:span text:style-name="T38">; ורבי</text:span><text:span text:style-name="T31"> </text:span><text:span text:style-name="T38">עקיבא</text:span><text:span text:style-name="T31"> – </text:span><text:span text:style-name="T38">במשיח</text:span><text:span text:style-name="T31"> </text:span><text:span text:style-name="T38">לא</text:span><text:span text:style-name="T31"> </text:span><text:span text:style-name="T38">פירש</text:span><text:span text:style-name="T31"> </text:span><text:span text:style-name="T38">במתניתין</text:span><text:span text:style-name="T31"> </text:span><text:span text:style-name="T38">ופירש</text:span><text:span text:style-name="T31"> </text:span><text:span text:style-name="T38">בברייתא, כדאמרינן</text:span><text:span text:style-name="T31"> </text:span><text:span text:style-name="T38">בברייתא: תניא: רבי</text:span><text:span text:style-name="T31"> </text:span><text:span text:style-name="T38">עקיבא</text:span><text:span text:style-name="T31"> </text:span><text:span text:style-name="T38">אומר: משוח</text:span><text:span text:style-name="T31"> </text:span><text:span text:style-name="T38">פטור</text:span><text:span text:style-name="T31"> </text:span><text:span text:style-name="T38">מכולן</text:span><text:span text:style-name="T31"> </text:span><text:span text:style-name="T38">מקרבן</text:span><text:span text:style-name="T31"> </text:span><text:span text:style-name="T38">עולה</text:span><text:span text:style-name="T31"> </text:span><text:span text:style-name="T38">ויורד, ומביא</text:span><text:span text:style-name="T31"> </text:span><text:span text:style-name="T38">על</text:span><text:span text:style-name="T31"> </text:span><text:span text:style-name="T38">כולן</text:span><text:span text:style-name="T31"> </text:span><text:span text:style-name="T38">פר, כדאמרינן</text:span><text:span text:style-name="T31"> </text:span><text:span text:style-name="T38">בסוף</text:span><text:span text:style-name="T31"> </text:span><text:span text:style-name="T38">פירקין; דרבי</text:span><text:span text:style-name="T31"> </text:span><text:span text:style-name="T38">עקיבא</text:span><text:span text:style-name="T31"> </text:span><text:span text:style-name="T38">לא</text:span><text:span text:style-name="T31"> </text:span><text:span text:style-name="T38">פטר</text:span><text:span text:style-name="T31"> </text:span><text:span text:style-name="T38">ליה</text:span><text:span text:style-name="T31"> </text:span><text:span text:style-name="T38">מפר</text:span><text:span text:style-name="T32">)</text:span><text:span text:style-name="T1"> </text:span><text:span text:style-name="T32">(</text:span><text:span text:style-name="T38">ובדין</text:span><text:span text:style-name="T31"> </text:span><text:span text:style-name="T38">הוא</text:span><text:span text:style-name="T31"> </text:span><text:span text:style-name="T38">דלא</text:span><text:span text:style-name="T31"> </text:span><text:span text:style-name="T38">איבעי</text:span><text:span text:style-name="T31"> </text:span><text:span text:style-name="T38">למיתנא: דהא</text:span><text:span text:style-name="T31"> </text:span><text:span text:style-name="T38">תנא</text:span><text:span text:style-name="T31"> </text:span><text:span text:style-name="T38">לעיל</text:span><text:span text:style-name="T31"> </text:span><text:span text:style-name="T38">'</text:span><text:span text:style-name="T48">אין</text:span><text:span text:style-name="T49"> </text:span><text:span text:style-name="T48">חייבין</text:span><text:span text:style-name="T49"> </text:span><text:span text:style-name="T48">על</text:span><text:span text:style-name="T49"> </text:span><text:span text:style-name="T48">עשה</text:span><text:span text:style-name="T49"> </text:span><text:span text:style-name="T48">ועל</text:span><text:span text:style-name="T49"> </text:span><text:span text:style-name="T48">לא</text:span><text:span text:style-name="T49"> </text:span><text:span text:style-name="T48">תעשה</text:span><text:span text:style-name="T49"> </text:span><text:span text:style-name="T48">שבמקדש</text:span><text:span text:style-name="T38">' ואמרינן: משום</text:span><text:span text:style-name="T31"> </text:span><text:span text:style-name="T38">דבעי' צבור</text:span><text:span text:style-name="T31"> </text:span><text:span text:style-name="T38">בחטאת</text:span><text:span text:style-name="T31"> </text:span><text:span text:style-name="T38">קבועה, וטומאת</text:span><text:span text:style-name="T31"> </text:span><text:span text:style-name="T38">מקדש</text:span><text:span text:style-name="T31"> </text:span><text:span text:style-name="T38">וקדשיו</text:span><text:span text:style-name="T31"> </text:span><text:span text:style-name="T38">הוי</text:span><text:span text:style-name="T31"> </text:span><text:span text:style-name="T38">בעולה</text:span><text:span text:style-name="T31"> </text:span><text:span text:style-name="T38">ויורד, והוא</text:span><text:span text:style-name="T31"> </text:span><text:span text:style-name="T38">הדין</text:span><text:span text:style-name="T31"> </text:span><text:span text:style-name="T38">על</text:span><text:span text:style-name="T31"> </text:span><text:span text:style-name="T38">שמיעת</text:span><text:span text:style-name="T31"> </text:span><text:span text:style-name="T38">קול</text:span><text:span text:style-name="T31"> </text:span><text:span text:style-name="T38">ועל</text:span><text:span text:style-name="T31"> </text:span><text:span text:style-name="T38">בטוי</text:span><text:span text:style-name="T31"> </text:span><text:span text:style-name="T38">שפתים, דלא</text:span><text:span text:style-name="T31"> </text:span><text:span text:style-name="T38">הוי</text:span><text:span text:style-name="T31"> </text:span><text:span text:style-name="T38">חטאת</text:span><text:span text:style-name="T31"> </text:span><text:span text:style-name="T38">קבועה, דבית</text:span><text:span text:style-name="T31"> </text:span><text:span text:style-name="T38">דין</text:span><text:span text:style-name="T31"> </text:span><text:span text:style-name="T38">פטור; והאי</text:span><text:span text:style-name="T31"> </text:span><text:span text:style-name="T38">דקתני</text:span><text:span text:style-name="T31"> </text:span><text:span text:style-name="T38">הכא</text:span><text:span text:style-name="T31"> </text:span><text:span text:style-name="T38">'</text:span><text:span text:style-name="T48">אין</text:span><text:span text:style-name="T49"> </text:span><text:span text:style-name="T48">ב"ד</text:span><text:span text:style-name="T49"> </text:span><text:span text:style-name="T48">חייבין</text:span><text:span text:style-name="T49"> </text:span><text:span text:style-name="T48">על</text:span><text:span text:style-name="T49"> </text:span><text:span text:style-name="T48">שמיעת</text:span><text:span text:style-name="T49"> </text:span><text:span text:style-name="T48">קול</text:span><text:span text:style-name="T31"> </text:span><text:span text:style-name="T38">כו' - משום</text:span><text:span text:style-name="T31"> </text:span><text:span text:style-name="T38">דבעי</text:span><text:span text:style-name="T31"> </text:span><text:span text:style-name="T38">אפלוגי</text:span><text:span text:style-name="T31"> </text:span><text:span text:style-name="T38">רבי</text:span><text:span text:style-name="T31"> </text:span><text:span text:style-name="T38">יוסי</text:span><text:span text:style-name="T31"> </text:span><text:span text:style-name="T38">הגלילי</text:span><text:span text:style-name="T31"> </text:span><text:span text:style-name="T38">ורבי</text:span><text:span text:style-name="T31"> </text:span><text:span text:style-name="T38">עקיבא</text:span><text:span text:style-name="T32">)</text:span><text:span text:style-name="T1">.</text:span><text:span text:style-name="T38"> </text:span></text:p>
      <text:p text:style-name="P3"/>
      <text:p text:style-name="P3">גמרא:</text:p>
      <text:p text:style-name="P4"><text:span text:style-name="T1">אמר</text:span><text:span text:style-name="T2"> </text:span><text:span text:style-name="T1">עולא: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יוסי</text:span><text:span text:style-name="T2"> </text:span><text:span text:style-name="T1">הגלילי? - אמר</text:span><text:span text:style-name="T2"> </text:span><text:span text:style-name="T1">קרא: </text:span><text:span text:style-name="T18">[ויקרא</text:span><text:span text:style-name="T19"> </text:span><text:span text:style-name="T18">ה,ה]</text:span><text:span text:style-name="T1"> </text:span><text:span text:style-name="T59">והיה</text:span><text:span text:style-name="T2"> </text:span><text:span text:style-name="T59">כי</text:span><text:span text:style-name="T2"> </text:span><text:span text:style-name="T59">יאשם</text:span><text:span text:style-name="T2"> </text:span><text:span text:style-name="T59">לאחת</text:span><text:span text:style-name="T2"> </text:span><text:span text:style-name="T59">מאלה</text:span><text:span text:style-name="T2"> </text:span><text:span text:style-name="T28">[והתודה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עליה]</text:span><text:span text:style-name="T1"> </text:span><text:span text:style-name="T32">(</text:span><text:span text:style-name="T38">דא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וטומאת</text:span><text:span text:style-name="T31"> </text:span><text:span text:style-name="T38">מקדש</text:span><text:span text:style-name="T31"> </text:span><text:span text:style-name="T38">וקדשיו</text:span><text:span text:style-name="T31"> </text:span><text:span text:style-name="T38">קאי, וקסבר</text:span><text:span text:style-name="T31"> </text:span><text:span text:style-name="T38">רבי</text:span><text:span text:style-name="T31"> </text:span><text:span text:style-name="T38">יוסי</text:span><text:span text:style-name="T31"> </text:span><text:span text:style-name="T38">הגלילי: </text:span><text:span text:style-name="T28">כי</text:span><text:span text:style-name="T31"> </text:span><text:span text:style-name="T28">יאשם</text:span><text:span text:style-name="T31"> </text:span><text:span text:style-name="T28">לאחת</text:span><text:span text:style-name="T31"> </text:span><text:span text:style-name="T38">- הכי</text:span><text:span text:style-name="T31"> </text:span><text:span text:style-name="T38">משמע:</text:span><text:span text:style-name="T32">)</text:span><text:span text:style-name="T1"> - כל</text:span><text:span text:style-name="T2"> </text:span><text:span text:style-name="T1">שמתחייב</text:span><text:span text:style-name="T2"> </text:span><text:span text:style-name="T1">באחת</text:span><text:span text:style-name="T2"> </text:span><text:span text:style-name="T1">- מתחייב</text:span><text:span text:style-name="T2"> </text:span><text:span text:style-name="T1">בכולן</text:span><text:span text:style-name="T2"> </text:span><text:span text:style-name="T32">(</text:span><text:span text:style-name="T38">כל</text:span><text:span text:style-name="T31"> </text:span><text:span text:style-name="T38">שיש</text:span><text:span text:style-name="T31"> </text:span><text:span text:style-name="T38">באחת, כלומר: כל</text:span><text:span text:style-name="T31"> </text:span><text:span text:style-name="T38">שמצווה</text:span><text:span text:style-name="T31"> </text:span><text:span text:style-name="T38">בכל</text:span><text:span text:style-name="T31"> </text:span><text:span text:style-name="T38">אחת</text:span><text:span text:style-name="T31"> </text:span><text:span text:style-name="T38">ואחת</text:span><text:span text:style-name="T31"> </text:span><text:span text:style-name="T38">- מתחייב</text:span><text:span text:style-name="T31"> </text:span><text:span text:style-name="T38">קרבן</text:span><text:span text:style-name="T31"> </text:span><text:span text:style-name="T38">בכולן</text:span><text:span text:style-name="T32">)</text:span><text:span text:style-name="T1">, ושאין</text:span><text:span text:style-name="T2"> </text:span><text:span text:style-name="T1">מתחייב</text:span><text:span text:style-name="T2"> </text:span><text:span text:style-name="T1">באחת</text:span><text:span text:style-name="T2"> </text:span><text:span text:style-name="T1">- אין</text:span><text:span text:style-name="T2"> </text:span><text:span text:style-name="T1">מתחייב</text:span><text:span text:style-name="T2"> </text:span><text:span text:style-name="T1">בכולן</text:span><text:span text:style-name="T2"> </text:span><text:span text:style-name="T32">(</text:span><text:span text:style-name="T38">ונשיא, הואיל</text:span><text:span text:style-name="T31"> </text:span><text:span text:style-name="T38">ו</text:span><text:span text:style-name="T48">אינו</text:span><text:span text:style-name="T49"> </text:span><text:span text:style-name="T48">מתחייב</text:span><text:span text:style-name="T49"> </text:span><text:span text:style-name="T48">באחת</text:span><text:span text:style-name="T49"> </text:span><text:span text:style-name="T48">מהן</text:span><text:span text:style-name="T38">, דהיינו</text:span><text:span text:style-name="T31"> </text:span><text:span text:style-name="T38">בשמיעת</text:span><text:span text:style-name="T31"> </text:span><text:span text:style-name="T38">קול</text:span><text:span text:style-name="T31"> </text:span><text:span text:style-name="T38">- </text:span><text:span text:style-name="T48">אין</text:span><text:span text:style-name="T49"> </text:span><text:span text:style-name="T48">מתחייב</text:span><text:span text:style-name="T49"> </text:span><text:span text:style-name="T48">בכולן</text:span><text:span text:style-name="T38">: דפטור</text:span><text:span text:style-name="T31"> </text:span><text:span text:style-name="T38">מכולן</text:span><text:span text:style-name="T32">)</text:span><text:span text:style-name="T1">.</text:span></text:p>
      <text:p text:style-name="P4"><text:span text:style-name="T1">ואימא</text:span><text:span text:style-name="T2"> </text:span><text:span text:style-name="T32">(</text:span><text:span text:style-name="T38">'</text:span><text:span text:style-name="T28">כי</text:span><text:span text:style-name="T31"> </text:span><text:span text:style-name="T28">יאשם</text:span><text:span text:style-name="T31"> </text:span><text:span text:style-name="T28">לאחת</text:span><text:span text:style-name="T38">' הכי</text:span><text:span text:style-name="T31"> </text:span><text:span text:style-name="T38">משמע:</text:span><text:span text:style-name="T32">)</text:span><text:span text:style-name="T1"> מתחייב</text:span><text:span text:style-name="T2"> </text:span><text:span text:style-name="T1">באחת</text:span><text:span text:style-name="T2"> </text:span><text:span text:style-name="T1">מהן</text:span><text:span text:style-name="T2"> </text:span><text:span text:style-name="T1">ואע"פ</text:span><text:span text:style-name="T2"> </text:span><text:span text:style-name="T1">שאין</text:span><text:span text:style-name="T2"> </text:span><text:span text:style-name="T1">מתחייב</text:span><text:span text:style-name="T2"> </text:span><text:span text:style-name="T1">בכולן</text:span><text:span text:style-name="T2"> </text:span><text:span text:style-name="T32">(</text:span><text:span text:style-name="T38">כי</text:span><text:span text:style-name="T31"> </text:span><text:span text:style-name="T38">אפשר</text:span><text:span text:style-name="T31"> </text:span><text:span text:style-name="T38">שיהא</text:span><text:span text:style-name="T31"> </text:span><text:span text:style-name="T38">מתחייב</text:span><text:span text:style-name="T31"> </text:span><text:span text:style-name="T38">אפילו</text:span><text:span text:style-name="T31"> </text:span><text:span text:style-name="T38">באחת</text:span><text:span text:style-name="T31"> </text:span><text:span text:style-name="T38">מהן, אע"פ</text:span><text:span text:style-name="T31"> </text:span><text:span text:style-name="T38">שאין</text:span><text:span text:style-name="T31"> </text:span><text:span text:style-name="T38">מתחייב</text:span><text:span text:style-name="T31"> </text:span><text:span text:style-name="T38">בכולן</text:span><text:span text:style-name="T31"> </text:span><text:span text:style-name="T38">הוי</text:span><text:span text:style-name="T31"> </text:span><text:span text:style-name="T38">חייב? ונשיא</text:span><text:span text:style-name="T31"> </text:span><text:span text:style-name="T38">נמי: אע"פ</text:span><text:span text:style-name="T31"> </text:span><text:span text:style-name="T38">שאינו</text:span><text:span text:style-name="T31"> </text:span><text:span text:style-name="T38">חייב</text:span><text:span text:style-name="T31"> </text:span><text:span text:style-name="T38">בשמיעת</text:span><text:span text:style-name="T31"> </text:span><text:span text:style-name="T38">קול</text:span><text:span text:style-name="T31"> </text:span><text:span text:style-name="T38">- יהא</text:span><text:span text:style-name="T31"> </text:span><text:span text:style-name="T38">חייב</text:span><text:span text:style-name="T31"> </text:span><text:span text:style-name="T38">בבטוי</text:span><text:span text:style-name="T31"> </text:span><text:span text:style-name="T38">שפתים</text:span><text:span text:style-name="T31"> </text:span><text:span text:style-name="T38">וטומאת</text:span><text:span text:style-name="T31"> </text:span><text:span text:style-name="T38">מקדש</text:span><text:span text:style-name="T31"> </text:span><text:span text:style-name="T38">וקדשיו</text:span><text:span text:style-name="T32">)</text:span><text:span text:style-name="T1">?</text:span></text:p>
      <text:p text:style-name="P4"><text:span text:style-name="T1">אלא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יוסי</text:span><text:span text:style-name="T2"> </text:span><text:span text:style-name="T1">הגלילי</text:span><text:span text:style-name="T2"> </text:span><text:span text:style-name="T1">מהכא, דתניא: 'היה</text:span><text:span text:style-name="T2"> </text:span><text:span text:style-name="T1">רבי</text:span><text:span text:style-name="T2"> </text:span><text:span text:style-name="T1">ירמיה</text:span><text:span text:style-name="T2"> </text:span><text:span text:style-name="T1">אומר: נאמר</text:span><text:span text:style-name="T2"> </text:span><text:span text:style-name="T32">(</text:span><text:span text:style-name="T38">ב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וטומאת</text:span><text:span text:style-name="T31"> </text:span><text:span text:style-name="T38">מקדש</text:span><text:span text:style-name="T31"> </text:span><text:span text:style-name="T38">וקדשיו</text:span><text:span text:style-name="T32">)</text:span></text:p>
      <text:p text:style-name="P3"/>
      <text:p text:style-name="P4"><text:span text:style-name="T1">(הוריות</text:span><text:span text:style-name="T2"> </text:span><text:span text:style-name="T1">ט,א)</text:span></text:p>
      <text:p text:style-name="P4"><text:span text:style-name="T18">(ויקרא</text:span><text:span text:style-name="T19"> </text:span><text:span text:style-name="T18">ה,ו)</text:span><text:span text:style-name="T1"> </text:span><text:span text:style-name="T28">[ואם]</text:span><text:span text:style-name="T59"> לא</text:span><text:span text:style-name="T2"> </text:span><text:span text:style-name="T59">תגיע</text:span><text:span text:style-name="T2"> </text:span><text:span text:style-name="T59">ידו</text:span><text:span text:style-name="T2"> </text:span><text:span text:style-name="T28">[די</text:span><text:span text:style-name="T31"> </text:span><text:span text:style-name="T28">שה</text:span><text:span text:style-name="T31"> </text:span><text:span text:style-name="T28">והביא</text:span><text:span text:style-name="T31"> </text:span><text:span text:style-name="T28">את</text:span><text:span text:style-name="T31"> </text:span><text:span text:style-name="T28">אשמ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שתי</text:span><text:span text:style-name="T31"> </text:span><text:span text:style-name="T28">תרים</text:span><text:span text:style-name="T31"> </text:span><text:span text:style-name="T28">או</text:span><text:span text:style-name="T31"> </text:span><text:span text:style-name="T28">שני</text:span><text:span text:style-name="T31"> </text:span><text:span text:style-name="T28">בני</text:span><text:span text:style-name="T31"> </text:span><text:span text:style-name="T28">יונה</text:span><text:span text:style-name="T31"> </text:span><text:span text:style-name="T28">לה' אחד</text:span><text:span text:style-name="T31"> </text:span><text:span text:style-name="T28">לחטאת</text:span><text:span text:style-name="T31"> </text:span><text:span text:style-name="T28">ואחד</text:span><text:span text:style-name="T31"> </text:span><text:span text:style-name="T28">לעלה]</text:span><text:span text:style-name="T1"> ונאמר</text:span><text:span text:style-name="T2"> </text:span><text:span text:style-name="T18">(ויקרא</text:span><text:span text:style-name="T19"> </text:span><text:span text:style-name="T18">ה,יא)</text:span><text:span text:style-name="T1"> </text:span><text:span text:style-name="T28">[ואם]</text:span><text:span text:style-name="T59"> לא</text:span><text:span text:style-name="T2"> </text:span><text:span text:style-name="T59">תשיג</text:span><text:span text:style-name="T2"> </text:span><text:span text:style-name="T59">ידו</text:span><text:span text:style-name="T2"> </text:span><text:span text:style-name="T28">[לשתי</text:span><text:span text:style-name="T31"> </text:span><text:span text:style-name="T28">תרים</text:span><text:span text:style-name="T31"> </text:span><text:span text:style-name="T28">או</text:span><text:span text:style-name="T31"> </text:span><text:span text:style-name="T28">לשני</text:span><text:span text:style-name="T31"> </text:span><text:span text:style-name="T28">בני</text:span><text:span text:style-name="T31"> </text:span><text:span text:style-name="T28">יונה</text:span><text:span text:style-name="T31"> </text:span><text:span text:style-name="T28">והביא</text:span><text:span text:style-name="T31"> </text:span><text:span text:style-name="T28">את</text:span><text:span text:style-name="T31"> </text:span><text:span text:style-name="T28">קרבנ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עשירת</text:span><text:span text:style-name="T31"> </text:span><text:span text:style-name="T28">האפה</text:span><text:span text:style-name="T31"> </text:span><text:span text:style-name="T28">סלת</text:span><text:span text:style-name="T31"> </text:span><text:span text:style-name="T28">לחטאת</text:span><text:span text:style-name="T31"> </text:span><text:span text:style-name="T28">לא</text:span><text:span text:style-name="T31"> </text:span><text:span text:style-name="T28">ישים</text:span><text:span text:style-name="T31"> </text:span><text:span text:style-name="T28">עליה</text:span><text:span text:style-name="T31"> </text:span><text:span text:style-name="T28">שמן</text:span><text:span text:style-name="T31"> </text:span><text:span text:style-name="T28">ולא</text:span><text:span text:style-name="T31"> </text:span><text:span text:style-name="T28">יתן</text:span><text:span text:style-name="T31"> </text:span><text:span text:style-name="T28">עליה</text:span><text:span text:style-name="T31"> </text:span><text:span text:style-name="T28">לבנה</text:span><text:span text:style-name="T31"> </text:span><text:span text:style-name="T28">כי</text:span><text:span text:style-name="T31"> </text:span><text:span text:style-name="T28">חטאת</text:span><text:span text:style-name="T31"> </text:span><text:span text:style-name="T28">הוא]</text:span><text:span text:style-name="T1"> </text:span><text:span text:style-name="T32">(</text:span><text:span text:style-name="T38">דמשמע</text:span><text:span text:style-name="T31"> </text:span><text:span text:style-name="T38">:</text:span><text:span text:style-name="T32">)</text:span><text:span text:style-name="T1">: מי</text:span><text:span text:style-name="T2"> </text:span><text:span text:style-name="T1">שבא</text:span><text:span text:style-name="T2"> </text:span><text:span text:style-name="T1">לידי</text:span><text:span text:style-name="T2"> </text:span><text:span text:style-name="T1">עניות</text:span><text:span text:style-name="T2"> </text:span><text:span text:style-name="T1">ועשירות</text:span><text:span text:style-name="T2"> </text:span><text:span text:style-name="T32">(</text:span><text:span text:style-name="T38">דפעמים</text:span><text:span text:style-name="T31"> </text:span><text:span text:style-name="T38">עני</text:span><text:span text:style-name="T31"> </text:span><text:span text:style-name="T38">ופעמים</text:span><text:span text:style-name="T31"> </text:span><text:span text:style-name="T38">עשיר</text:span><text:span text:style-name="T31"> </text:span><text:span text:style-name="T38">- הוא</text:span><text:span text:style-name="T31"> </text:span><text:span text:style-name="T38">דישנו</text:span><text:span text:style-name="T31"> </text:span><text:span text:style-name="T38">בקרבן</text:span><text:span text:style-name="T31"> </text:span><text:span text:style-name="T38">עולה</text:span><text:span text:style-name="T31"> </text:span><text:span text:style-name="T38">ויורד</text:span><text:span text:style-name="T32">)</text:span><text:span text:style-name="T1">, יצא</text:span><text:span text:style-name="T2"> </text:span><text:span text:style-name="T1">נשיא</text:span><text:span text:style-name="T2"> </text:span><text:span text:style-name="T1">ומשיח</text:span><text:span text:style-name="T2"> </text:span><text:span text:style-name="T1">שאין</text:span><text:span text:style-name="T2"> </text:span><text:span text:style-name="T1">באין</text:span><text:span text:style-name="T2"> </text:span><text:span text:style-name="T1">לידי</text:span><text:span text:style-name="T2"> </text:span><text:span text:style-name="T1">עניות</text:span><text:span text:style-name="T2"> </text:span><text:span text:style-name="T32">(</text:span><text:span text:style-name="T38">דלעולם</text:span><text:span text:style-name="T31"> </text:span><text:span text:style-name="T38">עשירים</text:span><text:span text:style-name="T31"> </text:span><text:span text:style-name="T38">הם</text:span><text:span text:style-name="T32">)</text:span><text:span text:style-name="T1">; נשיא</text:span><text:span text:style-name="T2"> </text:span><text:span text:style-name="T1">- דכתיב</text:span><text:span text:style-name="T2"> </text:span><text:span text:style-name="T18">(ויקרא</text:span><text:span text:style-name="T19"> </text:span><text:span text:style-name="T18">ד,כב)</text:span><text:span text:style-name="T1"> </text:span><text:span text:style-name="T28">[אשר</text:span><text:span text:style-name="T31"> </text:span><text:span text:style-name="T28">נשיא</text:span><text:span text:style-name="T31"> </text:span><text:span text:style-name="T28">יחטא]</text:span><text:span text:style-name="T59"> ועשה</text:span><text:span text:style-name="T2"> </text:span><text:span text:style-name="T59">אחת</text:span><text:span text:style-name="T2"> </text:span><text:span text:style-name="T59">מכל</text:span><text:span text:style-name="T2"> </text:span><text:span text:style-name="T59">מצות</text:span><text:span text:style-name="T2"> </text:span><text:span text:style-name="T59">ה' אלהיו</text:span><text:span text:style-name="T2"> </text:span><text:span text:style-name="T28">[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1"> - מי</text:span><text:span text:style-name="T2"> </text:span><text:span text:style-name="T1">שאין</text:span><text:span text:style-name="T2"> </text:span><text:span text:style-name="T1">על</text:span><text:span text:style-name="T2"> </text:span><text:span text:style-name="T1">גביו</text:span><text:span text:style-name="T2"> </text:span><text:span text:style-name="T1">אלא</text:span><text:span text:style-name="T2"> </text:span><text:span text:style-name="T1">ה' אלהיו</text:span><text:span text:style-name="T2"> </text:span><text:span text:style-name="T32">(</text:span><text:span text:style-name="T38">שאין</text:span><text:span text:style-name="T31"> </text:span><text:span text:style-name="T38">על</text:span><text:span text:style-name="T31"> </text:span><text:span text:style-name="T38">גביו</text:span><text:span text:style-name="T31"> </text:span><text:span text:style-name="T38">שום</text:span><text:span text:style-name="T31"> </text:span><text:span text:style-name="T38">אדון</text:span><text:span text:style-name="T31"> </text:span><text:span text:style-name="T38">אלא</text:span><text:span text:style-name="T31"> </text:span><text:span text:style-name="T38">ה', דהיינו</text:span><text:span text:style-name="T31"> </text:span><text:span text:style-name="T38">מלך, ומלך</text:span><text:span text:style-name="T31"> </text:span><text:span text:style-name="T38">לעולם</text:span><text:span text:style-name="T31"> </text:span><text:span text:style-name="T38">עשיר</text:span><text:span text:style-name="T31"> </text:span><text:span text:style-name="T38">הוא</text:span><text:span text:style-name="T32">)</text:span><text:span text:style-name="T1">; משיח</text:span><text:span text:style-name="T2"> </text:span><text:span text:style-name="T32">(</text:span><text:span text:style-name="T38">וכהן</text:span><text:span text:style-name="T31"> </text:span><text:span text:style-name="T38">גדול</text:span><text:span text:style-name="T32">)</text:span><text:span text:style-name="T1"> - דכתיב</text:span><text:span text:style-name="T2"> </text:span><text:span text:style-name="T18">(ויקרא</text:span><text:span text:style-name="T19"> </text:span><text:span text:style-name="T18">כא,י)</text:span><text:span text:style-name="T1"> </text:span><text:span text:style-name="T59">והכהן</text:span><text:span text:style-name="T2"> </text:span><text:span text:style-name="T59">הגדול</text:span><text:span text:style-name="T2"> </text:span><text:span text:style-name="T59">מאחיו</text:span><text:span text:style-name="T2"> </text:span><text:span text:style-name="T28">[אשר</text:span><text:span text:style-name="T31"> </text:span><text:span text:style-name="T28">יוצק</text:span><text:span text:style-name="T31"> </text:span><text:span text:style-name="T28">על</text:span><text:span text:style-name="T31"> </text:span><text:span text:style-name="T28">ראשו</text:span><text:span text:style-name="T31"> </text:span><text:span text:style-name="T28">שמן</text:span><text:span text:style-name="T31"> </text:span><text:span text:style-name="T28">המשחה</text:span><text:span text:style-name="T31"> </text:span><text:span text:style-name="T28">ומלא</text:span><text:span text:style-name="T31"> </text:span><text:span text:style-name="T28">את</text:span><text:span text:style-name="T31"> </text:span><text:span text:style-name="T28">ידו</text:span><text:span text:style-name="T31"> </text:span><text:span text:style-name="T28">ללבש</text:span><text:span text:style-name="T31"> </text:span><text:span text:style-name="T28">את</text:span><text:span text:style-name="T31"> </text:span><text:span text:style-name="T28">הבגדים</text:span><text:span text:style-name="T31"> </text:span><text:span text:style-name="T28">את</text:span><text:span text:style-name="T31"> </text:span><text:span text:style-name="T28">ראשו</text:span><text:span text:style-name="T31"> </text:span><text:span text:style-name="T28">לא</text:span><text:span text:style-name="T31"> </text:span><text:span text:style-name="T28">יפרע</text:span><text:span text:style-name="T31"> </text:span><text:span text:style-name="T28">ובגדיו</text:span><text:span text:style-name="T31"> </text:span><text:span text:style-name="T28">לא</text:span><text:span text:style-name="T31"> </text:span><text:span text:style-name="T28">יפרם]</text:span><text:span text:style-name="T1"> - שהוא</text:span><text:span text:style-name="T2"> </text:span><text:span text:style-name="T1">גדול</text:span><text:span text:style-name="T2"> </text:span><text:span text:style-name="T1">מאחיו</text:span><text:span text:style-name="T2"> </text:span><text:span text:style-name="T1">בנוי, בכח, בחכמה, ובעושר</text:span><text:span text:style-name="T2"> </text:span><text:span text:style-name="T32">(</text:span><text:span text:style-name="T38">בעינן</text:span><text:span text:style-name="T31"> </text:span><text:span text:style-name="T38">שיהא</text:span><text:span text:style-name="T31"> </text:span><text:span text:style-name="T38">גדול</text:span><text:span text:style-name="T31"> </text:span><text:span text:style-name="T38">מאחיו</text:span><text:span text:style-name="T31"> </text:span><text:span text:style-name="T38">בעושר, דליהוי</text:span><text:span text:style-name="T31"> </text:span><text:span text:style-name="T38">לעולם</text:span><text:span text:style-name="T31"> </text:span><text:span text:style-name="T38">עשיר</text:span><text:span text:style-name="T32">)</text:span><text:span text:style-name="T1">.</text:span></text:p>
      <text:p text:style-name="P4"><text:span text:style-name="T1">אחרים</text:span><text:span text:style-name="T2"> </text:span><text:span text:style-name="T1">אומרים: מנין</text:span><text:span text:style-name="T2"> </text:span><text:span text:style-name="T1">שאם</text:span><text:span text:style-name="T2"> </text:span><text:span text:style-name="T1">אין</text:span><text:span text:style-name="T2"> </text:span><text:span text:style-name="T1">לו</text:span><text:span text:style-name="T2"> </text:span><text:span text:style-name="T1">- גדלהו</text:span><text:span text:style-name="T2"> </text:span><text:span text:style-name="T1">משל</text:span><text:span text:style-name="T2"> </text:span><text:span text:style-name="T1">אחיו? תלמוד</text:span><text:span text:style-name="T2"> </text:span><text:span text:style-name="T1">לומר: </text:span><text:span text:style-name="T59">והכהן</text:span><text:span text:style-name="T2"> </text:span><text:span text:style-name="T59">הגדול</text:span><text:span text:style-name="T2"> </text:span><text:span text:style-name="T59">מאחיו</text:span><text:span text:style-name="T2"> </text:span><text:span text:style-name="T59">אשר</text:span><text:span text:style-name="T2"> </text:span><text:span text:style-name="T59">יוצק</text:span><text:span text:style-name="T2"> </text:span><text:span text:style-name="T59">על</text:span><text:span text:style-name="T2"> </text:span><text:span text:style-name="T59">ראשו</text:span><text:span text:style-name="T2"> </text:span><text:span text:style-name="T1">- גדלהו</text:span><text:span text:style-name="T2"> </text:span><text:span text:style-name="T1">מאחיו.'</text:span></text:p>
      <text:p text:style-name="P3"/>
      <text:p text:style-name="P4"><text:span text:style-name="T1">בעא</text:span><text:span text:style-name="T2"> </text:span><text:span text:style-name="T1">מיניה</text:span><text:span text:style-name="T2"> </text:span><text:span text:style-name="T1">רבינא</text:span><text:span text:style-name="T2"> </text:span><text:span text:style-name="T1">מ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נשיא</text:span><text:span text:style-name="T2"> </text:span><text:span text:style-name="T1">שנצטרע</text:span><text:span text:style-name="T2"> </text:span><text:span text:style-name="T32">(</text:span><text:span text:style-name="T38">לרבי</text:span><text:span text:style-name="T31"> </text:span><text:span text:style-name="T38">ירמיה</text:span><text:span text:style-name="T31"> </text:span><text:span text:style-name="T38">ולרבי</text:span><text:span text:style-name="T31"> </text:span><text:span text:style-name="T38">יוסי</text:span><text:span text:style-name="T31"> </text:span><text:span text:style-name="T38">הגלילי</text:span><text:span text:style-name="T31"> </text:span><text:span text:style-name="T38">דעבר</text:span><text:span text:style-name="T31"> </text:span><text:span text:style-name="T38">מנשיאותו: שאין</text:span><text:span text:style-name="T31"> </text:span><text:span text:style-name="T38">ראוי</text:span><text:span text:style-name="T31"> </text:span><text:span text:style-name="T38">להיות</text:span><text:span text:style-name="T31"> </text:span><text:span text:style-name="T38">מלך</text:span><text:span text:style-name="T31"> </text:span><text:span text:style-name="T38">כשהוא</text:span><text:span text:style-name="T31"> </text:span><text:span text:style-name="T38">מצורע, כדאמרינן</text:span><text:span text:style-name="T31"> </text:span><text:span text:style-name="T38">לקמן</text:span><text:span text:style-name="T31"> </text:span><text:span text:style-name="T38">בפרק</text:span><text:span text:style-name="T31"> </text:span><text:span text:style-name="T38">בתרא</text:span><text:span text:style-name="T31"> </text:span><text:span text:style-name="T18">(דף</text:span><text:span text:style-name="T19"> </text:span><text:span text:style-name="T18">י.)</text:span><text:span text:style-name="T38"> '</text:span><text:span text:style-name="T28">וינגע</text:span><text:span text:style-name="T31"> </text:span><text:span text:style-name="T28">ה' את</text:span><text:span text:style-name="T31"> </text:span><text:span text:style-name="T28">המלך</text:span><text:span text:style-name="T31"> </text:span><text:span text:style-name="T28">ויהי</text:span><text:span text:style-name="T31"> </text:span><text:span text:style-name="T28">מצורע</text:span><text:span text:style-name="T31"> </text:span><text:span text:style-name="T28">עד</text:span><text:span text:style-name="T31"> </text:span><text:span text:style-name="T28">יום</text:span><text:span text:style-name="T31"> </text:span><text:span text:style-name="T28">מותו</text:span><text:span text:style-name="T31"> </text:span><text:span text:style-name="T28">וישב</text:span><text:span text:style-name="T31"> </text:span><text:span text:style-name="T28">בבית</text:span><text:span text:style-name="T31"> </text:span><text:span text:style-name="T28">החפשית</text:span><text:span text:style-name="T38">' דמשמע</text:span><text:span text:style-name="T31"> </text:span><text:span text:style-name="T38">שנעשה</text:span><text:span text:style-name="T31"> </text:span><text:span text:style-name="T38">חפשי</text:span><text:span text:style-name="T31"> </text:span><text:span text:style-name="T38">ממלכותו</text:span><text:span text:style-name="T32">)</text:span><text:span text:style-name="T1"> – מהו?: מידחא</text:span><text:span text:style-name="T2"> </text:span><text:span text:style-name="T1">דחי</text:span><text:span text:style-name="T2"> </text:span><text:span text:style-name="T1">או</text:span><text:span text:style-name="T2"> </text:span><text:span text:style-name="T1">מיפטר</text:span><text:span text:style-name="T2"> </text:span><text:span text:style-name="T1">פטיר</text:span><text:span text:style-name="T2"> </text:span><text:span text:style-name="T32">(</text:span><text:span text:style-name="T38">מי</text:span><text:span text:style-name="T31"> </text:span><text:span text:style-name="T38">אמרינן</text:span><text:span text:style-name="T31"> </text:span><text:span text:style-name="T38">פטור</text:span><text:span text:style-name="T31"> </text:span><text:span text:style-name="T38">מקרבן</text:span><text:span text:style-name="T31"> </text:span><text:span text:style-name="T38">עולה</text:span><text:span text:style-name="T31"> </text:span><text:span text:style-name="T38">ויורד</text:span><text:span text:style-name="T31"> </text:span><text:span text:style-name="T38">כשהוא</text:span><text:span text:style-name="T31"> </text:span><text:span text:style-name="T38">נשיא, ועכשיו</text:span><text:span text:style-name="T31"> </text:span><text:span text:style-name="T38">כשנצטרע</text:span><text:span text:style-name="T31"> </text:span><text:span text:style-name="T38">- דעבר</text:span><text:span text:style-name="T31"> </text:span><text:span text:style-name="T38">מנשיאותו</text:span><text:span text:style-name="T31"> – </text:span><text:span text:style-name="T38">ליחייב? או</text:span><text:span text:style-name="T31"> </text:span><text:span text:style-name="T38">דלמא</text:span><text:span text:style-name="T31"> </text:span><text:span text:style-name="T38">מאי</text:span><text:span text:style-name="T31"> </text:span><text:span text:style-name="T38">דהוי</text:span><text:span text:style-name="T31"> </text:span><text:span text:style-name="T38">הוי</text:span><text:span text:style-name="T31"> </text:span><text:span text:style-name="T38">כשהוא</text:span><text:span text:style-name="T31"> </text:span><text:span text:style-name="T38">נשיא, כלומר</text:span><text:span text:style-name="T31"> </text:span><text:span text:style-name="T38">הואיל</text:span><text:span text:style-name="T31"> </text:span><text:span text:style-name="T38">ונדחה</text:span><text:span text:style-name="T31"> </text:span><text:span text:style-name="T38">- ידחה</text:span><text:span text:style-name="T31"> </text:span><text:span text:style-name="T38">כשנצטרע? <text:tab/>לישנא</text:span><text:span text:style-name="T31"> </text:span><text:span text:style-name="T38">אחרינא: מדחא</text:span><text:span text:style-name="T31"> </text:span><text:span text:style-name="T38">דחי</text:span><text:span text:style-name="T31"> </text:span><text:span text:style-name="T38">להאי</text:span><text:span text:style-name="T31"> </text:span><text:span text:style-name="T38">נשיאות</text:span><text:span text:style-name="T31"> </text:span><text:span text:style-name="T38">מקרבן</text:span><text:span text:style-name="T31"> </text:span><text:span text:style-name="T38">עולה</text:span><text:span text:style-name="T31"> </text:span><text:span text:style-name="T38">ויורד</text:span><text:span text:style-name="T31"> </text:span><text:span text:style-name="T38">לגמרי, דהואיל</text:span><text:span text:style-name="T31"> </text:span><text:span text:style-name="T38">ונדחה</text:span><text:span text:style-name="T31"> </text:span><text:span text:style-name="T38">- ידחה</text:span><text:span text:style-name="T31"> </text:span><text:span text:style-name="T38">אפילו</text:span><text:span text:style-name="T31"> </text:span><text:span text:style-name="T38">כשנצטרע? או</text:span><text:span text:style-name="T31"> </text:span><text:span text:style-name="T38">דלמא</text:span><text:span text:style-name="T31"> </text:span><text:span text:style-name="T38">מיפטר</text:span><text:span text:style-name="T31"> </text:span><text:span text:style-name="T38">פטר</text:span><text:span text:style-name="T31"> </text:span><text:span text:style-name="T38">נשיאות</text:span><text:span text:style-name="T31"> </text:span><text:span text:style-name="T38">מקרבן</text:span><text:span text:style-name="T31"> </text:span><text:span text:style-name="T38">עולה</text:span><text:span text:style-name="T31"> </text:span><text:span text:style-name="T38">ויורד, ובזמן</text:span><text:span text:style-name="T31"> </text:span><text:span text:style-name="T38">דליכא</text:span><text:span text:style-name="T31"> </text:span><text:span text:style-name="T38">נשיאות</text:span><text:span text:style-name="T31"> – </text:span><text:span text:style-name="T38">ליחייב, דהיינו</text:span><text:span text:style-name="T31"> </text:span><text:span text:style-name="T38">משנצטרע</text:span><text:span text:style-name="T32">)</text:span><text:span text:style-name="T1">?</text:span></text:p>
      <text:p text:style-name="P4"><text:span text:style-name="T1">אמר</text:span><text:span text:style-name="T2"> </text:span><text:span text:style-name="T1">ליה: דילך</text:span><text:span text:style-name="T2"> </text:span><text:span text:style-name="T1">או</text:span><text:span text:style-name="T2"> </text:span><text:span text:style-name="T1">דגזא</text:span><text:span text:style-name="T2"> </text:span><text:span text:style-name="T32">(</text:span><text:span text:style-name="T38">אמר</text:span><text:span text:style-name="T31"> </text:span><text:span text:style-name="T38">ליה: ממאי</text:span><text:span text:style-name="T31"> </text:span><text:span text:style-name="T38">קבעית</text:span><text:span text:style-name="T31"> </text:span><text:span text:style-name="T38">לחיוביה</text:span><text:span text:style-name="T31"> </text:span><text:span text:style-name="T38">לאתויי</text:span><text:span text:style-name="T31"> </text:span><text:span text:style-name="T38">קרבן</text:span><text:span text:style-name="T31"> </text:span><text:span text:style-name="T38">כשנצטרע</text:span><text:span text:style-name="T31"> </text:span><text:span text:style-name="T38">מממון</text:span><text:span text:style-name="T31"> </text:span><text:span text:style-name="T38">שלך</text:span><text:span text:style-name="T31"> </text:span><text:span text:style-name="T38">או</text:span><text:span text:style-name="T31"> </text:span><text:span text:style-name="T38">מממון</text:span><text:span text:style-name="T31"> </text:span><text:span text:style-name="T38">דגזא</text:span><text:span text:style-name="T31"> </text:span><text:span text:style-name="T38">דידיה? הוי</text:span><text:span text:style-name="T31"> </text:span><text:span text:style-name="T38">אומר</text:span><text:span text:style-name="T31"> </text:span><text:span text:style-name="T38">מגזא</text:span><text:span text:style-name="T31"> </text:span><text:span text:style-name="T38">דידיה: הוא</text:span><text:span text:style-name="T31"> </text:span><text:span text:style-name="T38">דבעי</text:span><text:span text:style-name="T31"> </text:span><text:span text:style-name="T38">לאתויי, וכיון</text:span><text:span text:style-name="T31"> </text:span><text:span text:style-name="T38">דמגזא</text:span><text:span text:style-name="T31"> </text:span><text:span text:style-name="T38">דידיה</text:span><text:span text:style-name="T31"> </text:span><text:span text:style-name="T38">קבעי</text:span><text:span text:style-name="T31"> </text:span><text:span text:style-name="T38">אתויי</text:span><text:span text:style-name="T31"> </text:span><text:span text:style-name="T38">- אמטו</text:span><text:span text:style-name="T31"> </text:span><text:span text:style-name="T38">להכי</text:span><text:span text:style-name="T31"> </text:span><text:span text:style-name="T38">פטור</text:span><text:span text:style-name="T31"> </text:span><text:span text:style-name="T38">לגמרי</text:span><text:span text:style-name="T31"> </text:span><text:span text:style-name="T38">מקרבן</text:span><text:span text:style-name="T31"> </text:span><text:span text:style-name="T38">עולה</text:span><text:span text:style-name="T31"> </text:span><text:span text:style-name="T38">ויורד, דהכי</text:span><text:span text:style-name="T31"> </text:span><text:span text:style-name="T38">קאמר</text:span><text:span text:style-name="T31"> </text:span><text:span text:style-name="T38">רבי</text:span><text:span text:style-name="T31"> </text:span><text:span text:style-name="T38">ירמיה</text:span><text:span text:style-name="T31"> </text:span><text:span text:style-name="T38">ורבי</text:span><text:span text:style-name="T31"> </text:span><text:span text:style-name="T38">יוסי: '</text:span><text:span text:style-name="T48">יצא</text:span><text:span text:style-name="T49"> </text:span><text:span text:style-name="T48">נשיא</text:span><text:span text:style-name="T49"> </text:span><text:span text:style-name="T48">ומשיח</text:span><text:span text:style-name="T49"> </text:span><text:span text:style-name="T48">שאין</text:span><text:span text:style-name="T49"> </text:span><text:span text:style-name="T48">באין</text:span><text:span text:style-name="T49"> </text:span><text:span text:style-name="T48">לידי</text:span><text:span text:style-name="T49"> </text:span><text:span text:style-name="T48">עניות</text:span><text:span text:style-name="T38">' - האי</text:span><text:span text:style-name="T31"> </text:span><text:span text:style-name="T38">נשיא</text:span><text:span text:style-name="T31"> </text:span><text:span text:style-name="T38">שנצטרע</text:span><text:span text:style-name="T31"> </text:span><text:span text:style-name="T38">נמי</text:span><text:span text:style-name="T31"> </text:span><text:span text:style-name="T38">אינו</text:span><text:span text:style-name="T31"> </text:span><text:span text:style-name="T38">בא</text:span><text:span text:style-name="T31"> </text:span><text:span text:style-name="T38">לידי</text:span><text:span text:style-name="T31"> </text:span><text:span text:style-name="T38">עניות, דגזא</text:span><text:span text:style-name="T31"> </text:span><text:span text:style-name="T38">דידיה</text:span><text:span text:style-name="T31"> </text:span><text:span text:style-name="T38">כדקאי</text:span><text:span text:style-name="T31"> </text:span><text:span text:style-name="T38">קאי, הלכך</text:span><text:span text:style-name="T31"> </text:span><text:span text:style-name="T38">פטור</text:span><text:span text:style-name="T31"> </text:span><text:span text:style-name="T38">לגמרי</text:span><text:span text:style-name="T32">)</text:span><text:span text:style-name="T1">.</text:span></text:p>
      <text:p text:style-name="P3"/>
      <text:p text:style-name="P4"><text:span text:style-name="T1">תניא: 'רבי</text:span><text:span text:style-name="T2"> </text:span><text:span text:style-name="T1">עקיבא</text:span><text:span text:style-name="T2"> </text:span><text:span text:style-name="T1">אומר: משיח</text:span><text:span text:style-name="T2"> </text:span><text:span text:style-name="T1">פטור</text:span><text:span text:style-name="T2"> </text:span><text:span text:style-name="T1">מכולן' </text:span><text:span text:style-name="T32">(</text:span><text:span text:style-name="T38">מקרבן</text:span><text:span text:style-name="T31"> </text:span><text:span text:style-name="T38">עולה</text:span><text:span text:style-name="T31"> </text:span><text:span text:style-name="T38">ויורד</text:span><text:span text:style-name="T32">)</text:span><text:span text:style-name="T1">.</text:span></text:p>
      <text:p text:style-name="P4"><text:span text:style-name="T1">אמר</text:span><text:span text:style-name="T2"> </text:span><text:span text:style-name="T1">רבא: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עקיבא? - אמר</text:span><text:span text:style-name="T2"> </text:span><text:span text:style-name="T1">קרא</text:span><text:span text:style-name="T2"> </text:span><text:span text:style-name="T18">(ויקרא</text:span><text:span text:style-name="T19"> </text:span><text:span text:style-name="T18">ו,יג)</text:span><text:span text:style-name="T1"> </text:span><text:span text:style-name="T59">זה</text:span><text:span text:style-name="T2"> </text:span><text:span text:style-name="T59">קרבן</text:span><text:span text:style-name="T2"> </text:span><text:span text:style-name="T59">אהרן</text:span><text:span text:style-name="T2"> </text:span><text:span text:style-name="T59">ובניו</text:span><text:span text:style-name="T2"> </text:span><text:span text:style-name="T28">[אשר</text:span><text:span text:style-name="T31"> </text:span><text:span text:style-name="T28">יקריבו</text:span><text:span text:style-name="T31"> </text:span><text:span text:style-name="T28">לה' ביום</text:span><text:span text:style-name="T31"> </text:span><text:span text:style-name="T28">המשח</text:span><text:span text:style-name="T31"> </text:span><text:span text:style-name="T28">אתו</text:span><text:span text:style-name="T31"> </text:span><text:span text:style-name="T28">עשירת</text:span><text:span text:style-name="T31"> </text:span><text:span text:style-name="T28">האפה</text:span><text:span text:style-name="T31"> </text:span><text:span text:style-name="T28">סלת</text:span><text:span text:style-name="T31"> </text:span><text:span text:style-name="T28">מנחה</text:span><text:span text:style-name="T31"> </text:span><text:span text:style-name="T28">תמיד</text:span><text:span text:style-name="T31"> </text:span><text:span text:style-name="T28">מחציתה</text:span><text:span text:style-name="T31"> </text:span><text:span text:style-name="T28">בבקר</text:span><text:span text:style-name="T31"> </text:span><text:span text:style-name="T28">ומחציתה</text:span><text:span text:style-name="T31"> </text:span><text:span text:style-name="T28">בערב]</text:span><text:span text:style-name="T1"> </text:span><text:span text:style-name="T32">(</text:span><text:span text:style-name="T38">דהיינו</text:span><text:span text:style-name="T31"> </text:span><text:span text:style-name="T38">חביתי</text:span><text:span text:style-name="T31"> </text:span><text:span text:style-name="T38">כהן</text:span><text:span text:style-name="T31"> </text:span><text:span text:style-name="T38">משיח</text:span><text:span text:style-name="T32">)</text:span><text:span text:style-name="T1"> - זו</text:span><text:span text:style-name="T2"> </text:span><text:span text:style-name="T1">באה</text:span><text:span text:style-name="T2"> </text:span><text:span text:style-name="T1">חובה</text:span><text:span text:style-name="T2"> </text:span><text:span text:style-name="T1">לו</text:span><text:span text:style-name="T2"> </text:span><text:span text:style-name="T32">(</text:span><text:span text:style-name="T38">דחביתין</text:span><text:span text:style-name="T31"> </text:span><text:span text:style-name="T38">באה</text:span><text:span text:style-name="T31"> </text:span><text:span text:style-name="T38">לו</text:span><text:span text:style-name="T31"> </text:span><text:span text:style-name="T38">חובה</text:span><text:span text:style-name="T32">)</text:span><text:span text:style-name="T1">, ואין</text:span><text:span text:style-name="T2"> </text:span><text:span text:style-name="T1">אחרת</text:span><text:span text:style-name="T2"> </text:span><text:span text:style-name="T1">באה</text:span><text:span text:style-name="T2"> </text:span><text:span text:style-name="T1">חובה</text:span><text:span text:style-name="T2"> </text:span><text:span text:style-name="T1">לו</text:span><text:span text:style-name="T2"> </text:span><text:span text:style-name="T32">(</text:span><text:span text:style-name="T38">דעשירית</text:span><text:span text:style-name="T31"> </text:span><text:span text:style-name="T38">האיפה</text:span><text:span text:style-name="T31"> </text:span><text:span text:style-name="T38">עולה</text:span><text:span text:style-name="T31"> </text:span><text:span text:style-name="T38">ויורד</text:span><text:span text:style-name="T31"> </text:span><text:span text:style-name="T38">- לא</text:span><text:span text:style-name="T31"> </text:span><text:span text:style-name="T38">באה</text:span><text:span text:style-name="T31"> </text:span><text:span text:style-name="T38">לו</text:span><text:span text:style-name="T31"> </text:span><text:span text:style-name="T38">חובה, הלכך</text:span><text:span text:style-name="T31"> </text:span><text:span text:style-name="T38">פטור</text:span><text:span text:style-name="T31"> </text:span><text:span text:style-name="T38">מכולם: מעולה</text:span><text:span text:style-name="T31"> </text:span><text:span text:style-name="T38">ויורד; ואמרינן</text:span><text:span text:style-name="T31"> </text:span><text:span text:style-name="T38">לקמן</text:span><text:span text:style-name="T31"> </text:span><text:span text:style-name="T38">דמִפָּר</text:span><text:span text:style-name="T31"> </text:span><text:span text:style-name="T38">לא</text:span><text:span text:style-name="T31"> </text:span><text:span text:style-name="T38">פטר</text:span><text:span text:style-name="T31"> </text:span><text:span text:style-name="T38">ליה</text:span><text:span text:style-name="T31"> </text:span><text:span text:style-name="T38">רבי</text:span><text:span text:style-name="T31"> </text:span><text:span text:style-name="T38">עקיבא; ואיכא</text:span><text:span text:style-name="T31"> </text:span><text:span text:style-name="T38">לתרוצי</text:span><text:span text:style-name="T31"> </text:span><text:span text:style-name="T38">דטעמא</text:span><text:span text:style-name="T31"> </text:span><text:span text:style-name="T38">דרבי</text:span><text:span text:style-name="T31"> </text:span><text:span text:style-name="T38">עקיבא</text:span><text:span text:style-name="T31"> </text:span><text:span text:style-name="T38">משום</text:span><text:span text:style-name="T31"> </text:span><text:span text:style-name="T38">דמעולה</text:span><text:span text:style-name="T31"> </text:span><text:span text:style-name="T38">ויורד</text:span><text:span text:style-name="T31"> </text:span><text:span text:style-name="T38">- הוא</text:span><text:span text:style-name="T31"> </text:span><text:span text:style-name="T38">דאמעיט, כדכתיב</text:span><text:span text:style-name="T31"> </text:span><text:span text:style-name="T38">'</text:span><text:span text:style-name="T28">זה</text:span><text:span text:style-name="T31"> </text:span><text:span text:style-name="T28">קרבן</text:span><text:span text:style-name="T31"> </text:span><text:span text:style-name="T28">אהרן</text:span><text:span text:style-name="T38">', אבל</text:span><text:span text:style-name="T31"> </text:span><text:span text:style-name="T38">מפָּר</text:span><text:span text:style-name="T31"> </text:span><text:span text:style-name="T38">- לא</text:span><text:span text:style-name="T31"> </text:span><text:span text:style-name="T38">אמעיט</text:span><text:span text:style-name="T32">)</text:span><text:span text:style-name="T1">. </text:span></text:p>
      <text:p text:style-name="P4"><text:span text:style-name="T1">ואימא</text:span><text:span text:style-name="T2"> </text:span><text:span text:style-name="T1">כי</text:span><text:span text:style-name="T2"> </text:span><text:span text:style-name="T1">ממעט</text:span><text:span text:style-name="T2"> </text:span><text:span text:style-name="T1">ליה</text:span><text:span text:style-name="T2"> </text:span><text:span text:style-name="T32">(</text:span><text:span text:style-name="T38">לכהן</text:span><text:span text:style-name="T31"> </text:span><text:span text:style-name="T38">משיח</text:span><text:span text:style-name="T32">)</text:span><text:span text:style-name="T1"> רחמנא</text:span><text:span text:style-name="T2"> </text:span><text:span text:style-name="T1">- מדלי</text:span><text:span text:style-name="T2"> </text:span><text:span text:style-name="T1">דלות</text:span><text:span text:style-name="T2"> </text:span><text:span text:style-name="T32">(</text:span><text:span text:style-name="T38">דהיינו</text:span><text:span text:style-name="T31"> </text:span><text:span text:style-name="T38">מעשירית</text:span><text:span text:style-name="T31"> </text:span><text:span text:style-name="T38">האיפה, דכתיב</text:span><text:span text:style-name="T31"> </text:span><text:span text:style-name="T38">'</text:span><text:span text:style-name="T44">זה</text:span><text:span text:style-name="T31"> </text:span><text:span text:style-name="T28">קרבן</text:span><text:span text:style-name="T31"> </text:span><text:span text:style-name="T28">אהרן</text:span><text:span text:style-name="T38">' </text:span><text:span text:style-name="T18">[ויקרא</text:span><text:span text:style-name="T19"> </text:span><text:span text:style-name="T18">ו,יג]</text:span><text:span text:style-name="T38"> - דאין</text:span><text:span text:style-name="T31"> </text:span><text:span text:style-name="T38">אחרת</text:span><text:span text:style-name="T31"> </text:span><text:span text:style-name="T38">באה</text:span><text:span text:style-name="T31"> </text:span><text:span text:style-name="T38">לו</text:span><text:span text:style-name="T31"> </text:span><text:span text:style-name="T38">חובה</text:span><text:span text:style-name="T39">)</text:span><text:span text:style-name="T1">, ומאי</text:span><text:span text:style-name="T2"> </text:span><text:span text:style-name="T1">ניהו? - עשירית</text:span><text:span text:style-name="T2"> </text:span><text:span text:style-name="T1">האיפה, אבל</text:span><text:span text:style-name="T2"> </text:span><text:span text:style-name="T1">עניות</text:span><text:span text:style-name="T2"> </text:span><text:span text:style-name="T1">ועשירות</text:span><text:span text:style-name="T2"> </text:span><text:span text:style-name="T1">- לא</text:span><text:span text:style-name="T2"> </text:span><text:span text:style-name="T1">מעטיה</text:span><text:span text:style-name="T2"> </text:span><text:span text:style-name="T1">רחמנא</text:span><text:span text:style-name="T2"> </text:span><text:span text:style-name="T32">(</text:span><text:span text:style-name="T38">מדלות</text:span><text:span text:style-name="T31"> </text:span><text:span text:style-name="T38">לא</text:span><text:span text:style-name="T31"> </text:span><text:span text:style-name="T38">מעטיה, דעל</text:span><text:span text:style-name="T31"> </text:span><text:span text:style-name="T38">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וטומאת</text:span><text:span text:style-name="T31"> </text:span><text:span text:style-name="T38">מקדש</text:span><text:span text:style-name="T31"> </text:span><text:span text:style-name="T38">וקדשיו</text:span><text:span text:style-name="T31"> </text:span><text:span text:style-name="T38">- לחייב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1"> </text:span><text:span text:style-name="T38">או</text:span><text:span text:style-name="T31"> </text:span><text:span text:style-name="T38">תורין</text:span><text:span text:style-name="T31"> </text:span><text:span text:style-name="T38">ובני</text:span><text:span text:style-name="T31"> </text:span><text:span text:style-name="T38">יונה</text:span><text:span text:style-name="T39">)</text:span><text:span text:style-name="T1">?</text:span></text:p>
      <text:p text:style-name="P4"><text:span text:style-name="T1">לא</text:span><text:span text:style-name="T2"> </text:span><text:span text:style-name="T1">סלקא</text:span><text:span text:style-name="T2"> </text:span><text:span text:style-name="T1">דעתא, דכתיב</text:span><text:span text:style-name="T2"> </text:span><text:span text:style-name="T32">(</text:span><text:span text:style-name="T38">גבי</text:span><text:span text:style-name="T31"> </text:span><text:span text:style-name="T38">עשירית</text:span><text:span text:style-name="T31"> </text:span><text:span text:style-name="T38">האיפה</text:span><text:span text:style-name="T19"> </text:span><text:span text:style-name="T39">)</text:span><text:span text:style-name="T38">:</text:span><text:span text:style-name="T26"> </text:span><text:span text:style-name="T18">(ויקרא</text:span><text:span text:style-name="T19"> </text:span><text:span text:style-name="T18">ה,ו)</text:span><text:span text:style-name="T1"> </text:span><text:span text:style-name="T59">וכפר</text:span><text:span text:style-name="T2"> </text:span><text:span text:style-name="T59">עליו</text:span><text:span text:style-name="T2"> </text:span><text:span text:style-name="T59">הכהן</text:span><text:span text:style-name="T2"> </text:span><text:span text:style-name="T59">על</text:span><text:span text:style-name="T2"> </text:span><text:span text:style-name="T59">חטאתו</text:span><text:span text:style-name="T2"> </text:span><text:span text:style-name="T59">אשר</text:span><text:span text:style-name="T2"> </text:span><text:span text:style-name="T59">חטא</text:span><text:span text:style-name="T2"> </text:span><text:span text:style-name="T59">מאחת</text:span><text:span text:style-name="T2"> </text:span><text:span text:style-name="T59">מאלה</text:span><text:span text:style-name="T2"> </text:span><text:span text:style-name="T28">[ונסלח</text:span><text:span text:style-name="T31"> </text:span><text:span text:style-name="T28">לו</text:span><text:span text:style-name="T31"> </text:span><text:span text:style-name="T28">והיתה</text:span><text:span text:style-name="T31"> </text:span><text:span text:style-name="T28">לכהן</text:span><text:span text:style-name="T31"> </text:span><text:span text:style-name="T28">כמנחה]</text:span><text:span text:style-name="T1"> </text:span><text:span text:style-name="T32">(</text:span><text:span text:style-name="T38">דמשמע:</text:span><text:span text:style-name="T39">)</text:span><text:span text:style-name="T1"> המתכפר</text:span><text:span text:style-name="T2"> </text:span><text:span text:style-name="T1">באחת</text:span><text:span text:style-name="T2"> </text:span><text:span text:style-name="T1">מתכפר</text:span><text:span text:style-name="T2"> </text:span><text:span text:style-name="T1">בכולן</text:span><text:span text:style-name="T2"> </text:span><text:span text:style-name="T32">(</text:span><text:span text:style-name="T38">כל</text:span><text:span text:style-name="T31"> </text:span><text:span text:style-name="T38">המתכפר</text:span><text:span text:style-name="T31"> </text:span><text:span text:style-name="T38">באחת, כלומר: בכל</text:span><text:span text:style-name="T31"> </text:span><text:span text:style-name="T38">אחת</text:span><text:span text:style-name="T31"> </text:span><text:span text:style-name="T38">ואחת</text:span><text:span text:style-name="T31"> </text:span><text:span text:style-name="T38">- אפילו</text:span><text:span text:style-name="T31"> </text:span><text:span text:style-name="T38">בעשירית</text:span><text:span text:style-name="T31"> </text:span><text:span text:style-name="T38">האיפה</text:span><text:span text:style-name="T31"> </text:span><text:span text:style-name="T38">- מתכפר</text:span><text:span text:style-name="T31"> </text:span><text:span text:style-name="T38">בכולן: דישנו</text:span><text:span text:style-name="T31"> </text:span><text:span text:style-name="T38">בעשירות</text:span><text:span text:style-name="T31"> </text:span><text:span text:style-name="T38">ובדלות</text:span><text:span text:style-name="T31"> </text:span><text:span text:style-name="T38">ובדלי</text:span><text:span text:style-name="T31"> </text:span><text:span text:style-name="T38">דלות</text:span><text:span text:style-name="T39">)</text:span><text:span text:style-name="T1">, ושאין</text:span><text:span text:style-name="T2"> </text:span><text:span text:style-name="T1">מתכפר</text:span><text:span text:style-name="T2"> </text:span><text:span text:style-name="T1">באחת</text:span><text:span text:style-name="T2"> </text:span><text:span text:style-name="T32">(</text:span><text:span text:style-name="T38">כגון</text:span><text:span text:style-name="T31"> </text:span><text:span text:style-name="T38">משיח</text:span><text:span text:style-name="T31"> </text:span><text:span text:style-name="T38">דודאי</text:span><text:span text:style-name="T31"> </text:span><text:span text:style-name="T38">אין</text:span><text:span text:style-name="T31"> </text:span><text:span text:style-name="T38">מתכפר</text:span><text:span text:style-name="T31"> </text:span><text:span text:style-name="T38">בעשירית</text:span><text:span text:style-name="T31"> </text:span><text:span text:style-name="T38">האיפה</text:span><text:span text:style-name="T31"> </text:span><text:span text:style-name="T38">דכתיב</text:span><text:span text:style-name="T31"> </text:span><text:span text:style-name="T38">'</text:span><text:span text:style-name="T28">זה</text:span><text:span text:style-name="T31"> </text:span><text:span text:style-name="T28">קרבן</text:span><text:span text:style-name="T38">' </text:span><text:span text:style-name="T18">[ויקרא</text:span><text:span text:style-name="T19"> </text:span><text:span text:style-name="T18">ו,יג]</text:span><text:span text:style-name="T39">)</text:span><text:span text:style-name="T1"> - אין</text:span><text:span text:style-name="T2"> </text:span><text:span text:style-name="T1">מתכפר</text:span><text:span text:style-name="T2"> </text:span><text:span text:style-name="T1">בכולן</text:span><text:span text:style-name="T2"> </text:span><text:span text:style-name="T32">(</text:span><text:span text:style-name="T38">דאמעיט</text:span><text:span text:style-name="T31"> </text:span><text:span text:style-name="T38">נמי, דאינו</text:span><text:span text:style-name="T31"> </text:span><text:span text:style-name="T38">בקרבן</text:span><text:span text:style-name="T31"> </text:span><text:span text:style-name="T38">עולה</text:span><text:span text:style-name="T31"> </text:span><text:span text:style-name="T38">ויורד</text:span><text:span text:style-name="T31"> </text:span><text:span text:style-name="T38">כלל</text:span><text:span text:style-name="T39">)</text:span><text:span text:style-name="T1">.</text:span></text:p>
      <text:p text:style-name="P4"><text:span text:style-name="T1">אלא</text:span><text:span text:style-name="T2"> </text:span><text:span text:style-name="T1">מעתה, דכתיב</text:span><text:span text:style-name="T2"> </text:span><text:span text:style-name="T18">(ויקרא</text:span><text:span text:style-name="T19"> </text:span><text:span text:style-name="T18">ה,ה)</text:span><text:span text:style-name="T1"> </text:span><text:span text:style-name="T59">והיה</text:span><text:span text:style-name="T2"> </text:span><text:span text:style-name="T59">כי</text:span><text:span text:style-name="T2"> </text:span><text:span text:style-name="T59">יאשם</text:span><text:span text:style-name="T2"> </text:span><text:span text:style-name="T59">לאחת</text:span><text:span text:style-name="T2"> </text:span><text:span text:style-name="T59">מאלה</text:span><text:span text:style-name="T2"> </text:span><text:span text:style-name="T28">[והתודה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עליה]</text:span><text:span text:style-name="T1"> - הכי</text:span><text:span text:style-name="T2"> </text:span><text:span text:style-name="T1">נמי</text:span><text:span text:style-name="T2"> </text:span><text:span text:style-name="T1">ד'</text:span><text:span text:style-name="T73">כל</text:span><text:span text:style-name="T74"> </text:span><text:span text:style-name="T73">המתחייב</text:span><text:span text:style-name="T74"> </text:span><text:span text:style-name="T73">באחת</text:span><text:span text:style-name="T74"> </text:span><text:span text:style-name="T32">(</text:span><text:span text:style-name="T38">כלומר: בכל</text:span><text:span text:style-name="T31"> </text:span><text:span text:style-name="T38">אחת</text:span><text:span text:style-name="T31"> </text:span><text:span text:style-name="T38">ואחת</text:span><text:span text:style-name="T39">)</text:span><text:span text:style-name="T1"> - </text:span><text:span text:style-name="T73">מתחייב</text:span><text:span text:style-name="T74"> </text:span><text:span text:style-name="T73">בכולן, ושאין</text:span><text:span text:style-name="T74"> </text:span><text:span text:style-name="T73">מתחייב</text:span><text:span text:style-name="T74"> </text:span><text:span text:style-name="T73">באחת</text:span><text:span text:style-name="T74"> </text:span><text:span text:style-name="T32">(</text:span><text:span text:style-name="T38">כגון</text:span><text:span text:style-name="T31"> </text:span><text:span text:style-name="T38">נשיא</text:span><text:span text:style-name="T31"> </text:span><text:span text:style-name="T38">שאין</text:span><text:span text:style-name="T31"> </text:span><text:span text:style-name="T38">מתחייב</text:span><text:span text:style-name="T31"> </text:span><text:span text:style-name="T38">בשמיעת</text:span><text:span text:style-name="T31"> </text:span><text:span text:style-name="T38">הקול</text:span><text:span text:style-name="T31"> </text:span><text:span text:style-name="T39">)</text:span><text:span text:style-name="T73"> - אין</text:span><text:span text:style-name="T74"> </text:span><text:span text:style-name="T73">מתחייב</text:span><text:span text:style-name="T74"> </text:span><text:span text:style-name="T73">בכולן</text:span><text:span text:style-name="T1">' </text:span><text:span text:style-name="T32">(</text:span><text:span text:style-name="T38">כדאמר</text:span><text:span text:style-name="T31"> </text:span><text:span text:style-name="T38">רבי</text:span><text:span text:style-name="T31"> </text:span><text:span text:style-name="T38">יוסי</text:span><text:span text:style-name="T31"> </text:span><text:span text:style-name="T38">הגלילי</text:span><text:span text:style-name="T39">)</text:span><text:span text:style-name="T1">? אלמה</text:span><text:span text:style-name="T2"> </text:span><text:span text:style-name="T1">תנן</text:span><text:span text:style-name="T2"> </text:span><text:span text:style-name="T32">(</text:span><text:span text:style-name="T38">והא</text:span><text:span text:style-name="T31"> </text:span><text:span text:style-name="T38">'</text:span><text:span text:style-name="T48">חוץ</text:span><text:span text:style-name="T49"> </text:span><text:span text:style-name="T48">משמיעת</text:span><text:span text:style-name="T49"> </text:span><text:span text:style-name="T48">הקול</text:span><text:span text:style-name="T38">' קתני, דקתני</text:span><text:span text:style-name="T39">)</text:span><text:span text:style-name="T1">: '</text:span><text:span text:style-name="T73">רבי</text:span><text:span text:style-name="T74"> </text:span><text:span text:style-name="T73">עקיבא</text:span><text:span text:style-name="T74"> </text:span><text:span text:style-name="T73">אומר: נשיא</text:span><text:span text:style-name="T74"> </text:span><text:span text:style-name="T73">חייב</text:span><text:span text:style-name="T74"> </text:span><text:span text:style-name="T73">חוץ</text:span><text:span text:style-name="T74"> </text:span><text:span text:style-name="T73">משמיעת</text:span><text:span text:style-name="T74"> </text:span><text:span text:style-name="T73">קול</text:span><text:span text:style-name="T1">' </text:span><text:span text:style-name="T32">(</text:span><text:span text:style-name="T38">דאע"ג</text:span><text:span text:style-name="T31"> </text:span><text:span text:style-name="T38">דאין</text:span><text:span text:style-name="T31"> </text:span><text:span text:style-name="T38">מתחייב</text:span><text:span text:style-name="T31"> </text:span><text:span text:style-name="T38">באחת</text:span><text:span text:style-name="T31"> </text:span><text:span text:style-name="T38">מהן</text:span><text:span text:style-name="T31"> </text:span><text:span text:style-name="T38">- מתחייב</text:span><text:span text:style-name="T31"> </text:span><text:span text:style-name="T38">בשאר</text:span><text:span text:style-name="T31"> </text:span><text:span text:style-name="T38">כולן</text:span><text:span text:style-name="T39">)</text:span><text:span text:style-name="T1">? </text:span></text:p>
      <text:p text:style-name="P4"><text:span text:style-name="T1">אביי</text:span><text:span text:style-name="T2"> </text:span><text:span text:style-name="T1">ורבא, דאמרי</text:span><text:span text:style-name="T2"> </text:span><text:span text:style-name="T1">תרוייהו: '</text:span><text:span text:style-name="T59">מאחת</text:span><text:span text:style-name="T1">' משמע</text:span><text:span text:style-name="T2"> </text:span><text:span text:style-name="T1">ליה, '</text:span><text:span text:style-name="T59">לאחת</text:span><text:span text:style-name="T1">' לא</text:span><text:span text:style-name="T2"> </text:span><text:span text:style-name="T1">משמע</text:span><text:span text:style-name="T2"> </text:span><text:span text:style-name="T1">ליה; ומאי</text:span><text:span text:style-name="T2"> </text:span><text:span text:style-name="T1">שנא</text:span><text:span text:style-name="T2"> </text:span><text:span text:style-name="T1">'</text:span><text:span text:style-name="T59">מאחת</text:span><text:span text:style-name="T1">' דמשמע</text:span><text:span text:style-name="T2"> </text:span><text:span text:style-name="T1">ליה? - דכתביה</text:span><text:span text:style-name="T2"> </text:span><text:span text:style-name="T1">רחמנא</text:span><text:span text:style-name="T2"> </text:span><text:span text:style-name="T1">לבסוף</text:span><text:span text:style-name="T2"> </text:span><text:span text:style-name="T1">גבי</text:span><text:span text:style-name="T2"> </text:span><text:span text:style-name="T1">עשירית</text:span><text:span text:style-name="T2"> </text:span><text:span text:style-name="T1">האיפה, למימרא</text:span><text:span text:style-name="T2"> </text:span><text:span text:style-name="T1">דכל</text:span><text:span text:style-name="T2"> </text:span><text:span text:style-name="T1">דמחייב</text:span><text:span text:style-name="T2"> </text:span><text:span text:style-name="T1">בעשירית</text:span><text:span text:style-name="T2"> </text:span><text:span text:style-name="T1">האיפה</text:span><text:span text:style-name="T2"> </text:span><text:span text:style-name="T1">- מחייב</text:span><text:span text:style-name="T2"> </text:span><text:span text:style-name="T1">בכולן; דאי</text:span><text:span text:style-name="T2"> </text:span><text:span text:style-name="T1">סלקא</text:span><text:span text:style-name="T2"> </text:span><text:span text:style-name="T1">דעתך</text:span><text:span text:style-name="T2"> </text:span><text:span text:style-name="T1">מתחייב</text:span><text:span text:style-name="T2"> </text:span><text:span text:style-name="T1">באחת</text:span><text:span text:style-name="T2"> </text:span><text:span text:style-name="T1">אע"פ</text:span><text:span text:style-name="T2"> </text:span><text:span text:style-name="T1">שאין</text:span><text:span text:style-name="T2"> </text:span><text:span text:style-name="T1">מתחייב</text:span><text:span text:style-name="T2"> </text:span><text:span text:style-name="T1">בכולן</text:span><text:span text:style-name="T2"> </text:span><text:span text:style-name="T1">- נכתביה</text:span><text:span text:style-name="T2"> </text:span><text:span text:style-name="T1">להאי</text:span><text:span text:style-name="T2"> </text:span><text:span text:style-name="T1">'</text:span><text:span text:style-name="T59">מאחת</text:span><text:span text:style-name="T2"> </text:span><text:span text:style-name="T59">מאלה</text:span><text:span text:style-name="T1">' בדלות</text:span><text:span text:style-name="T2"> </text:span><text:span text:style-name="T32">(</text:span><text:span text:style-name="T38">בתורין</text:span><text:span text:style-name="T31"> </text:span><text:span text:style-name="T38">ובני</text:span><text:span text:style-name="T31"> </text:span><text:span text:style-name="T38">יונה</text:span><text:span text:style-name="T39">)</text:span><text:span text:style-name="T1">, אי</text:span><text:span text:style-name="T2"> </text:span><text:span text:style-name="T1">נמי</text:span><text:span text:style-name="T2"> </text:span><text:span text:style-name="T1">בעשירות</text:span><text:span text:style-name="T2"> </text:span><text:span text:style-name="T32">(</text:span><text:span text:style-name="T38">דהיינו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; אלא</text:span><text:span text:style-name="T31"> </text:span><text:span text:style-name="T38">מדכתב</text:span><text:span text:style-name="T31"> </text:span><text:span text:style-name="T38">ביה</text:span><text:span text:style-name="T31"> </text:span><text:span text:style-name="T38">רחמנא</text:span><text:span text:style-name="T31"> </text:span><text:span text:style-name="T38">'</text:span><text:span text:style-name="T28">מאחת</text:span><text:span text:style-name="T38">' גבי</text:span><text:span text:style-name="T31"> </text:span><text:span text:style-name="T38">עשירית</text:span><text:span text:style-name="T31"> </text:span><text:span text:style-name="T38">האיפה, למימרא</text:span><text:span text:style-name="T31"> </text:span><text:span text:style-name="T38">דשאין</text:span><text:span text:style-name="T31"> </text:span><text:span text:style-name="T38">מתחייב</text:span><text:span text:style-name="T31"> </text:span><text:span text:style-name="T38">בעשירית</text:span><text:span text:style-name="T31"> </text:span><text:span text:style-name="T38">האיפה</text:span><text:span text:style-name="T31"> </text:span><text:span text:style-name="T38">- אין</text:span><text:span text:style-name="T31"> </text:span><text:span text:style-name="T38">מתחייב</text:span><text:span text:style-name="T31"> </text:span><text:span text:style-name="T38">בכולן</text:span><text:span text:style-name="T31"> </text:span><text:span text:style-name="T38">כלל, הלכך</text:span><text:span text:style-name="T31"> </text:span><text:span text:style-name="T38">פטור</text:span><text:span text:style-name="T31"> </text:span><text:span text:style-name="T38">משיח</text:span><text:span text:style-name="T31"> </text:span><text:span text:style-name="T38">מכולן, הואיל</text:span><text:span text:style-name="T31"> </text:span><text:span text:style-name="T38">ואין</text:span><text:span text:style-name="T31"> </text:span><text:span text:style-name="T38">מתכפר</text:span><text:span text:style-name="T31"> </text:span><text:span text:style-name="T38">בעשירית</text:span><text:span text:style-name="T31"> </text:span><text:span text:style-name="T38">האיפה, דכתיב</text:span><text:span text:style-name="T31"> </text:span><text:span text:style-name="T38">'</text:span><text:span text:style-name="T28">זה</text:span><text:span text:style-name="T31"> </text:span><text:span text:style-name="T28">קרבן</text:span><text:span text:style-name="T38">' דאין</text:span><text:span text:style-name="T31"> </text:span><text:span text:style-name="T38">אחרת</text:span><text:span text:style-name="T31"> </text:span><text:span text:style-name="T38">באה</text:span><text:span text:style-name="T31"> </text:span><text:span text:style-name="T38">לו</text:span><text:span text:style-name="T31"> </text:span><text:span text:style-name="T38">חובה</text:span><text:span text:style-name="T39">)</text:span><text:span text:style-name="T1">!?</text:span></text:p>
      <text:p text:style-name="P3"/>
      <text:p text:style-name="P3"><text:soft-page-break/></text:p>
      <text:p text:style-name="P3">משנה:</text:p>
      <text:p text:style-name="P4"><text:span text:style-name="T1">כל</text:span><text:span text:style-name="T2"> </text:span><text:span text:style-name="T1">המצות</text:span><text:span text:style-name="T2"> </text:span><text:span text:style-name="T1">שבתורה</text:span><text:span text:style-name="T2"> </text:span><text:span text:style-name="T1">שחייבין</text:span><text:span text:style-name="T2"> </text:span><text:span text:style-name="T1">על</text:span><text:span text:style-name="T2"> </text:span><text:span text:style-name="T1">זדונן</text:span><text:span text:style-name="T2"> </text:span><text:span text:style-name="T1">כרת</text:span><text:span text:style-name="T2"> </text:span><text:span text:style-name="T1">ועל</text:span><text:span text:style-name="T2"> </text:span><text:span text:style-name="T1">שגגתן</text:span><text:span text:style-name="T2"> </text:span><text:span text:style-name="T1">חטאת</text:span><text:span text:style-name="T2"> </text:span><text:span text:style-name="T1">- היחיד</text:span><text:span text:style-name="T2"> </text:span><text:span text:style-name="T1">מביא</text:span><text:span text:style-name="T2"> </text:span><text:span text:style-name="T1">כשבה</text:span><text:span text:style-name="T2"> </text:span><text:span text:style-name="T1">ושעירה, והנשיא</text:span><text:span text:style-name="T2"> </text:span><text:span text:style-name="T1">שעיר, ומשיח</text:span><text:span text:style-name="T2"> </text:span><text:span text:style-name="T1">וב"ד</text:span><text:span text:style-name="T2"> </text:span><text:span text:style-name="T1">מביאין</text:span><text:span text:style-name="T2"> </text:span><text:span text:style-name="T1">פר</text:span><text:span text:style-name="T2"> </text:span><text:span text:style-name="T32">(</text:span><text:span text:style-name="T38">כדאמרינן</text:span><text:span text:style-name="T31"> </text:span><text:span text:style-name="T38">לעיל</text:span><text:span text:style-name="T31"> </text:span><text:span text:style-name="T18">(דף</text:span><text:span text:style-name="T19"> </text:span><text:span text:style-name="T18">ח.)</text:span><text:span text:style-name="T38"> 'נאמר</text:span><text:span text:style-name="T31"> </text:span><text:span text:style-name="T38">כאן</text:span><text:span text:style-name="T31"> </text:span><text:span text:style-name="T28">עליה</text:span><text:span text:style-name="T31"> </text:span><text:span text:style-name="T38">ונאמר</text:span><text:span text:style-name="T31"> </text:span><text:span text:style-name="T38">להלן</text:span><text:span text:style-name="T31"> </text:span><text:span text:style-name="T28">לגלות</text:span><text:span text:style-name="T31"> </text:span><text:span text:style-name="T28">ערותה</text:span><text:span text:style-name="T31"> </text:span><text:span text:style-name="T28">עליה</text:span><text:span text:style-name="T31"> </text:span><text:span text:style-name="T38">וכו'; ונשיא</text:span><text:span text:style-name="T31"> </text:span><text:span text:style-name="T38">יליף</text:span><text:span text:style-name="T31"> </text:span><text:span text:style-name="T38">ממצות</text:span><text:span text:style-name="T31"> </text:span><text:span text:style-name="T38">יחיד: '</text:span><text:span text:style-name="T28">ואם</text:span><text:span text:style-name="T31"> </text:span><text:span text:style-name="T28">נפש</text:span><text:span text:style-name="T38">' - ילמוד</text:span><text:span text:style-name="T31"> </text:span><text:span text:style-name="T38">תחתון</text:span><text:span text:style-name="T31"> </text:span><text:span text:style-name="T38">מעליון</text:span><text:span text:style-name="T39">)</text:span><text:span text:style-name="T1">; </text:span></text:p>
      <text:p text:style-name="P4"><text:span text:style-name="T1">ובעבודת</text:span><text:span text:style-name="T2"> </text:span><text:span text:style-name="T1">כוכבים</text:span><text:span text:style-name="T2"> </text:span><text:span text:style-name="T1">היחיד</text:span><text:span text:style-name="T2"> </text:span><text:span text:style-name="T1">והנשיא</text:span><text:span text:style-name="T2"> </text:span><text:span text:style-name="T1">והמשיח</text:span><text:span text:style-name="T2"> </text:span><text:span text:style-name="T1">מביאין</text:span><text:span text:style-name="T2"> </text:span><text:span text:style-name="T1">שעירה</text:span><text:span text:style-name="T2"> </text:span><text:span text:style-name="T32">(</text:span><text:span text:style-name="T38">דכתיב</text:span><text:span text:style-name="T31"> </text:span><text:span text:style-name="T38">בפרשת</text:span><text:span text:style-name="T31"> </text:span><text:span text:style-name="T38">'שלח</text:span><text:span text:style-name="T31"> </text:span><text:span text:style-name="T38">לך' בעבודת</text:span><text:span text:style-name="T31"> </text:span><text:span text:style-name="T38">כוכבים</text:span><text:span text:style-name="T31"> </text:span><text:span text:style-name="T38">'</text:span><text:span text:style-name="T28">ואם</text:span><text:span text:style-name="T31"> </text:span><text:span text:style-name="T28">נפש</text:span><text:span text:style-name="T31"> </text:span><text:span text:style-name="T70">[אחת]</text:span><text:span text:style-name="T38"> וגו'; וכולן</text:span><text:span text:style-name="T31"> </text:span><text:span text:style-name="T38">בכלל</text:span><text:span text:style-name="T31"> </text:span><text:span text:style-name="T38">'</text:span><text:span text:style-name="T28">נפש</text:span><text:span text:style-name="T31"> </text:span><text:span text:style-name="T28">אחת</text:span><text:span text:style-name="T38">' </text:span><text:span text:style-name="T18">[במדבר</text:span><text:span text:style-name="T19"> </text:span><text:span text:style-name="T18">טו,כז]</text:span><text:span text:style-name="T38"> הן</text:span><text:span text:style-name="T39">)</text:span><text:span text:style-name="T1">, וב"ד</text:span><text:span text:style-name="T2"> </text:span><text:span text:style-name="T32">(</text:span><text:span text:style-name="T38">מביאין</text:span><text:span text:style-name="T39">)</text:span><text:span text:style-name="T1"> פר</text:span><text:span text:style-name="T2"> </text:span><text:span text:style-name="T1">ושעיר</text:span><text:span text:style-name="T2"> </text:span><text:span text:style-name="T32">(</text:span><text:span text:style-name="T38">כדכתיב</text:span><text:span text:style-name="T31"> </text:span><text:span text:style-name="T38">בפרשת</text:span><text:span text:style-name="T31"> </text:span><text:span text:style-name="T38">'שלח</text:span><text:span text:style-name="T31"> </text:span><text:span text:style-name="T38">לך'; ואמר</text:span><text:span text:style-name="T31"> </text:span><text:span text:style-name="T38">לעיל</text:span><text:span text:style-name="T31"> </text:span><text:span text:style-name="T18">(דף</text:span><text:span text:style-name="T19"> </text:span><text:span text:style-name="T18">ז:)</text:span><text:span text:style-name="T38"> יליף</text:span><text:span text:style-name="T31"> </text:span><text:span text:style-name="T38">'</text:span><text:span text:style-name="T28">מעיני</text:span><text:span text:style-name="T38">' '</text:span><text:span text:style-name="T28">מעיני</text:span><text:span text:style-name="T38">': מה</text:span><text:span text:style-name="T31"> </text:span><text:span text:style-name="T38">להלן</text:span><text:span text:style-name="T31"> </text:span><text:span text:style-name="T38">ב"ד</text:span><text:span text:style-name="T31"> </text:span><text:span text:style-name="T38">- אף</text:span><text:span text:style-name="T31"> </text:span><text:span text:style-name="T38">כאן</text:span><text:span text:style-name="T31"> </text:span><text:span text:style-name="T38">ב"ד</text:span><text:span text:style-name="T39">)</text:span><text:span text:style-name="T1">: פר</text:span><text:span text:style-name="T2"> </text:span><text:span text:style-name="T1">לעולה</text:span><text:span text:style-name="T2"> </text:span><text:span text:style-name="T1">ושעיר</text:span><text:span text:style-name="T2"> </text:span><text:span text:style-name="T1">לחטאת.</text:span></text:p>
      <text:p text:style-name="P4"><text:span text:style-name="T1">אשם</text:span><text:span text:style-name="T2"> </text:span><text:span text:style-name="T1">תלוי: היחיד</text:span><text:span text:style-name="T2"> </text:span><text:span text:style-name="T1">והנשיא</text:span><text:span text:style-name="T2"> </text:span><text:span text:style-name="T1">חייבין, ומשיח</text:span><text:span text:style-name="T2"> </text:span><text:span text:style-name="T1">וב"ד</text:span><text:span text:style-name="T2"> </text:span><text:span text:style-name="T1">פטורין</text:span><text:span text:style-name="T2"> </text:span><text:span text:style-name="T32">(</text:span><text:span text:style-name="T38">כדאמר</text:span><text:span text:style-name="T31"> </text:span><text:span text:style-name="T38">בריש</text:span><text:span text:style-name="T31"> </text:span><text:span text:style-name="T38">פירקין</text:span><text:span text:style-name="T31"> </text:span><text:span text:style-name="T38">דכתיב</text:span><text:span text:style-name="T31"> </text:span><text:span text:style-name="T38">באשם</text:span><text:span text:style-name="T31"> </text:span><text:span text:style-name="T38">תלוי</text:span><text:span text:style-name="T31"> </text:span><text:span text:style-name="T18">[ויקרא</text:span><text:span text:style-name="T19"> </text:span><text:span text:style-name="T18">ה,יח]</text:span><text:span text:style-name="T38"> </text:span><text:span text:style-name="T28">וכפר</text:span><text:span text:style-name="T31"> </text:span><text:span text:style-name="T28">הכהן</text:span><text:span text:style-name="T31"> </text:span><text:span text:style-name="T28">על</text:span><text:span text:style-name="T31"> </text:span><text:span text:style-name="T28">שגגתו</text:span><text:span text:style-name="T31"> </text:span><text:span text:style-name="T28">אשר</text:span><text:span text:style-name="T31"> </text:span><text:span text:style-name="T28">שגג</text:span><text:span text:style-name="T38">: מי</text:span><text:span text:style-name="T31"> </text:span><text:span text:style-name="T38">שחטאו</text:span><text:span text:style-name="T31"> </text:span><text:span text:style-name="T38">ושגגתו</text:span><text:span text:style-name="T31"> </text:span><text:span text:style-name="T38">שוה</text:span><text:span text:style-name="T31"> </text:span><text:span text:style-name="T38">וכו'</text:span><text:span text:style-name="T39">)</text:span><text:span text:style-name="T1">;</text:span></text:p>
      <text:p text:style-name="P4"><text:span text:style-name="T1">אשם</text:span><text:span text:style-name="T2"> </text:span><text:span text:style-name="T1">ודאי: היחיד</text:span><text:span text:style-name="T2"> </text:span><text:span text:style-name="T1">והנשיא</text:span><text:span text:style-name="T2"> </text:span><text:span text:style-name="T1">והמשיח</text:span><text:span text:style-name="T2"> </text:span><text:span text:style-name="T1">חייבין</text:span><text:span text:style-name="T2"> </text:span><text:span text:style-name="T32">(</text:span><text:span text:style-name="T38">דכתיב</text:span><text:span text:style-name="T31"> </text:span><text:span text:style-name="T38">באשמות</text:span><text:span text:style-name="T31"> </text:span><text:span text:style-name="T38">'</text:span><text:span text:style-name="T28">ואם</text:span><text:span text:style-name="T31"> </text:span><text:span text:style-name="T28">נפש</text:span><text:span text:style-name="T38">', ונשיא</text:span><text:span text:style-name="T31"> </text:span><text:span text:style-name="T38">ומשיח</text:span><text:span text:style-name="T31"> </text:span><text:span text:style-name="T38">בכלל</text:span><text:span text:style-name="T31"> </text:span><text:span text:style-name="T38">'</text:span><text:span text:style-name="T28">נפש</text:span><text:span text:style-name="T31"> </text:span><text:span text:style-name="T95">אחת</text:span><text:span text:style-name="T38">' הן; והא</text:span><text:span text:style-name="T31"> </text:span><text:span text:style-name="T38">דתנן</text:span><text:span text:style-name="T31"> </text:span><text:span text:style-name="T38">לעיל</text:span><text:span text:style-name="T31"> </text:span><text:span text:style-name="T18">(דף</text:span><text:span text:style-name="T19"> </text:span><text:span text:style-name="T18">ח.)</text:span><text:span text:style-name="T38"> '</text:span><text:span text:style-name="T48">אין</text:span><text:span text:style-name="T49"> </text:span><text:span text:style-name="T48">חייבים</text:span><text:span text:style-name="T49"> </text:span><text:span text:style-name="T48">אלא</text:span><text:span text:style-name="T49"> </text:span><text:span text:style-name="T48">על</text:span><text:span text:style-name="T49"> </text:span><text:span text:style-name="T48">דבר</text:span><text:span text:style-name="T49"> </text:span><text:span text:style-name="T48">שזדונו</text:span><text:span text:style-name="T49"> </text:span><text:span text:style-name="T48">כרת</text:span><text:span text:style-name="T49"> </text:span><text:span text:style-name="T48">ושגגתו</text:span><text:span text:style-name="T49"> </text:span><text:span text:style-name="T48">חטאת</text:span><text:span text:style-name="T38">', ואשם</text:span><text:span text:style-name="T31"> </text:span><text:span text:style-name="T38">ודאי</text:span><text:span text:style-name="T31"> </text:span><text:span text:style-name="T38">אין</text:span><text:span text:style-name="T31"> </text:span><text:span text:style-name="T38">שגגתו</text:span><text:span text:style-name="T31"> </text:span><text:span text:style-name="T38">חטאת; '</text:span><text:span text:style-name="T48">וכן</text:span><text:span text:style-name="T49"> </text:span><text:span text:style-name="T48">המשיח</text:span><text:span text:style-name="T38">' הכי</text:span><text:span text:style-name="T31"> </text:span><text:span text:style-name="T38">משמע: וכן</text:span><text:span text:style-name="T31"> </text:span><text:span text:style-name="T38">המשיח</text:span><text:span text:style-name="T31"> </text:span><text:span text:style-name="T38">דגבי</text:span><text:span text:style-name="T31"> </text:span><text:span text:style-name="T38">אשם</text:span><text:span text:style-name="T31"> </text:span><text:span text:style-name="T38">ודאי</text:span><text:span text:style-name="T31"> </text:span><text:span text:style-name="T38">- פר</text:span><text:span text:style-name="T31"> </text:span><text:span text:style-name="T38">הוא</text:span><text:span text:style-name="T31"> </text:span><text:span text:style-name="T38">דלא</text:span><text:span text:style-name="T31"> </text:span><text:span text:style-name="T38">יביא, אבל</text:span><text:span text:style-name="T31"> </text:span><text:span text:style-name="T38">אשם</text:span><text:span text:style-name="T31"> </text:span><text:span text:style-name="T38">ודאי</text:span><text:span text:style-name="T31"> </text:span><text:span text:style-name="T38">יביא, כהדיוט</text:span><text:span text:style-name="T39">)</text:span><text:span text:style-name="T1">, וב"ד</text:span><text:span text:style-name="T2"> </text:span><text:span text:style-name="T1">פטורין</text:span><text:span text:style-name="T2"> </text:span><text:span text:style-name="T32">(</text:span><text:span text:style-name="T38">פטורים</text:span><text:span text:style-name="T31"> </text:span><text:span text:style-name="T38">מאשם</text:span><text:span text:style-name="T31"> </text:span><text:span text:style-name="T38">ודאי</text:span><text:span text:style-name="T31"> </text:span><text:span text:style-name="T38">דפטורים</text:span><text:span text:style-name="T31"> </text:span><text:span text:style-name="T38">לגמרי</text:span><text:span text:style-name="T31"> </text:span><text:span text:style-name="T38">דאינן</text:span><text:span text:style-name="T31"> </text:span><text:span text:style-name="T38">בכלל</text:span><text:span text:style-name="T31"> </text:span><text:span text:style-name="T38">נפש</text:span><text:span text:style-name="T31"> </text:span><text:span text:style-name="T38">אחת</text:span><text:span text:style-name="T39">)</text:span><text:span text:style-name="T1">; </text:span></text:p>
      <text:p text:style-name="P4"><text:span text:style-name="T1">על</text:span><text:span text:style-name="T2"> </text:span><text:span text:style-name="T1">שמיעת</text:span><text:span text:style-name="T2"> </text:span><text:span text:style-name="T1">הקול, ועל</text:span><text:span text:style-name="T2"> </text:span><text:span text:style-name="T1">בטוי</text:span><text:span text:style-name="T2"> </text:span><text:span text:style-name="T1">שפתים, ו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ב"ד</text:span><text:span text:style-name="T2"> </text:span><text:span text:style-name="T1">פטורין</text:span><text:span text:style-name="T2"> </text:span><text:span text:style-name="T32">(</text:span><text:span text:style-name="T38">דאמר</text:span><text:span text:style-name="T31"> </text:span><text:span text:style-name="T38">לעיל</text:span><text:span text:style-name="T31"> </text:span><text:span text:style-name="T18">(שם:)</text:span><text:span text:style-name="T38"> '</text:span><text:span text:style-name="T48">אין</text:span><text:span text:style-name="T49"> </text:span><text:span text:style-name="T48">חטאת</text:span><text:span text:style-name="T49"> </text:span><text:span text:style-name="T48">צבור</text:span><text:span text:style-name="T49"> </text:span><text:span text:style-name="T48">אלא</text:span><text:span text:style-name="T49"> </text:span><text:span text:style-name="T48">בקבועה</text:span><text:span text:style-name="T38">' והני</text:span><text:span text:style-name="T31"> </text:span><text:span text:style-name="T38">- עולה</text:span><text:span text:style-name="T31"> </text:span><text:span text:style-name="T38">ויורד</text:span><text:span text:style-name="T31"> </text:span><text:span text:style-name="T38">נינהו</text:span><text:span text:style-name="T39">)</text:span><text:span text:style-name="T1">, והיחיד</text:span><text:span text:style-name="T2"> </text:span><text:span text:style-name="T1">והנשיא</text:span><text:span text:style-name="T2"> </text:span><text:span text:style-name="T1">והמשיח</text:span><text:span text:style-name="T2"> </text:span><text:span text:style-name="T1">חייבין</text:span><text:span text:style-name="T2"> </text:span><text:span text:style-name="T32">(</text:span><text:span text:style-name="T38">ב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וטומאת</text:span><text:span text:style-name="T31"> </text:span><text:span text:style-name="T38">מקדש</text:span><text:span text:style-name="T31"> </text:span><text:span text:style-name="T38">וקדשיו, דכולן</text:span><text:span text:style-name="T31"> </text:span><text:span text:style-name="T38">בכלל</text:span><text:span text:style-name="T31"> </text:span><text:span text:style-name="T38">'</text:span><text:span text:style-name="T28">נפש</text:span><text:span text:style-name="T31"> </text:span><text:span text:style-name="T95">אחת</text:span><text:span text:style-name="T38">' הן</text:span><text:span text:style-name="T39">)</text:span><text:span text:style-name="T1">, אלא</text:span><text:span text:style-name="T2"> </text:span><text:span text:style-name="T1">שאין</text:span><text:span text:style-name="T2"> </text:span><text:span text:style-name="T1">כהן</text:span><text:span text:style-name="T2"> </text:span><text:span text:style-name="T1">גדול</text:span><text:span text:style-name="T2"> </text:span><text:span text:style-name="T1">משיח</text:span><text:span text:style-name="T2"> </text:span><text:span text:style-name="T1">חייב</text:span><text:span text:style-name="T2"> </text:span><text:span text:style-name="T1">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שמעון</text:span><text:span text:style-name="T2"> </text:span><text:span text:style-name="T32">(</text:span><text:span text:style-name="T38">מפרש</text:span><text:span text:style-name="T31"> </text:span><text:span text:style-name="T38">בגמרא; והוא</text:span><text:span text:style-name="T31"> </text:span><text:span text:style-name="T38">הדין</text:span><text:span text:style-name="T31"> </text:span><text:span text:style-name="T38">דק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'</text:span><text:span text:style-name="T48">אלא</text:span><text:span text:style-name="T49"> </text:span><text:span text:style-name="T48">שאין</text:span><text:span text:style-name="T49"> </text:span><text:span text:style-name="T48">הנשיא</text:span><text:span text:style-name="T49"> </text:span><text:span text:style-name="T48">חייב</text:span><text:span text:style-name="T49"> </text:span><text:span text:style-name="T48">על</text:span><text:span text:style-name="T49"> </text:span><text:span text:style-name="T48">שמיעת</text:span><text:span text:style-name="T49"> </text:span><text:span text:style-name="T48">הקול</text:span><text:span text:style-name="T38">', דמלך</text:span><text:span text:style-name="T31"> </text:span><text:span text:style-name="T38">לא</text:span><text:span text:style-name="T31"> </text:span><text:span text:style-name="T38">מעיד</text:span><text:span text:style-name="T31"> </text:span><text:span text:style-name="T38">ולא</text:span><text:span text:style-name="T31"> </text:span><text:span text:style-name="T38">מעידין</text:span><text:span text:style-name="T31"> </text:span><text:span text:style-name="T38">אותו; אלא</text:span><text:span text:style-name="T31"> </text:span><text:span text:style-name="T38">לא</text:span><text:span text:style-name="T31"> </text:span><text:span text:style-name="T38">אצטריך</text:span><text:span text:style-name="T31"> </text:span><text:span text:style-name="T38">ליה</text:span><text:span text:style-name="T31"> </text:span><text:span text:style-name="T38">למיתנא, דהא</text:span><text:span text:style-name="T31"> </text:span><text:span text:style-name="T38">תנא</text:span><text:span text:style-name="T31"> </text:span><text:span text:style-name="T38">ליה</text:span><text:span text:style-name="T31"> </text:span><text:span text:style-name="T38">לעיל</text:span><text:span text:style-name="T31"> </text:span><text:span text:style-name="T38">רבי</text:span><text:span text:style-name="T31"> </text:span><text:span text:style-name="T38">עקיבא</text:span><text:span text:style-name="T39">)</text:span><text:span text:style-name="T1">; </text:span></text:p>
      <text:p text:style-name="P4"><text:span text:style-name="T1">ומה</text:span><text:span text:style-name="T2"> </text:span><text:span text:style-name="T1">הן</text:span><text:span text:style-name="T2"> </text:span><text:span text:style-name="T1">מביאין</text:span><text:span text:style-name="T2"> </text:span><text:span text:style-name="T32">(</text:span><text:span text:style-name="T38">נשיא</text:span><text:span text:style-name="T31"> </text:span><text:span text:style-name="T38">בבטוי</text:span><text:span text:style-name="T31"> </text:span><text:span text:style-name="T38">שפתים</text:span><text:span text:style-name="T31"> </text:span><text:span text:style-name="T38">וטומאת</text:span><text:span text:style-name="T31"> </text:span><text:span text:style-name="T38">מקדש</text:span><text:span text:style-name="T31"> </text:span><text:span text:style-name="T38">וקדשיו, ומשיח</text:span><text:span text:style-name="T31"> </text:span><text:span text:style-name="T38">ב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9">)</text:span><text:span text:style-name="T1">? - קרבן</text:span><text:span text:style-name="T2"> </text:span><text:span text:style-name="T1">עולה</text:span><text:span text:style-name="T2"> </text:span><text:span text:style-name="T1">ויורד.</text:span></text:p>
      <text:p text:style-name="P4"><text:span text:style-name="T1">רבי</text:span><text:span text:style-name="T2"> </text:span><text:span text:style-name="T1">אליעזר</text:span><text:span text:style-name="T2"> </text:span><text:span text:style-name="T1">אומר: הנשיא</text:span><text:span text:style-name="T2"> </text:span><text:span text:style-name="T1">מביא</text:span><text:span text:style-name="T2"> </text:span><text:span text:style-name="T1">שעיר. </text:span><text:span text:style-name="T32">(</text:span><text:span text:style-name="T38">ושלש</text:span><text:span text:style-name="T31"> </text:span><text:span text:style-name="T38">מחלוקות</text:span><text:span text:style-name="T31"> </text:span><text:span text:style-name="T38">בדבר: רבי</text:span><text:span text:style-name="T31"> </text:span><text:span text:style-name="T38">יוסי</text:span><text:span text:style-name="T31"> </text:span><text:span text:style-name="T38">הגלילי</text:span><text:span text:style-name="T31"> </text:span><text:span text:style-name="T38">סבר: נשיא</text:span><text:span text:style-name="T31"> </text:span><text:span text:style-name="T38">ומשיח</text:span><text:span text:style-name="T31"> </text:span><text:span text:style-name="T38">פטורין</text:span><text:span text:style-name="T31"> </text:span><text:span text:style-name="T38">מכולן, ורבי</text:span><text:span text:style-name="T31"> </text:span><text:span text:style-name="T38">עקיבא</text:span><text:span text:style-name="T31"> </text:span><text:span text:style-name="T38">סבר: נשיא</text:span><text:span text:style-name="T31"> </text:span><text:span text:style-name="T38">חייב</text:span><text:span text:style-name="T31"> </text:span><text:span text:style-name="T38">בכולן</text:span><text:span text:style-name="T31"> </text:span><text:span text:style-name="T38">חוץ</text:span><text:span text:style-name="T31"> </text:span><text:span text:style-name="T38">משמיעת</text:span><text:span text:style-name="T31"> </text:span><text:span text:style-name="T38">הקול, ומשיח</text:span><text:span text:style-name="T31"> </text:span><text:span text:style-name="T38">פטור</text:span><text:span text:style-name="T31"> </text:span><text:span text:style-name="T38">מכולן</text:span><text:span text:style-name="T31"> </text:span><text:span text:style-name="T38">מעולה</text:span><text:span text:style-name="T31"> </text:span><text:span text:style-name="T38">ויורד; ור"ש</text:span><text:span text:style-name="T31"> </text:span><text:span text:style-name="T38">סבר: נשיא</text:span><text:span text:style-name="T31"> </text:span><text:span text:style-name="T38">ומשיח</text:span><text:span text:style-name="T31"> </text:span><text:span text:style-name="T38">חייבין</text:span><text:span text:style-name="T31"> </text:span><text:span text:style-name="T38">בכולן</text:span><text:span text:style-name="T31"> </text:span><text:span text:style-name="T38">בעולה</text:span><text:span text:style-name="T31"> </text:span><text:span text:style-name="T38">ויורד, אלא</text:span><text:span text:style-name="T31"> </text:span><text:span text:style-name="T38">שאין</text:span><text:span text:style-name="T31"> </text:span><text:span text:style-name="T38">כ"ג</text:span><text:span text:style-name="T31"> </text:span><text:span text:style-name="T38">ומשיח</text:span><text:span text:style-name="T31"> </text:span><text:span text:style-name="T38">חייב</text:span><text:span text:style-name="T31"> </text:span><text:span text:style-name="T38">על</text:span><text:span text:style-name="T31"> </text:span><text:span text:style-name="T38">טומאת</text:span><text:span text:style-name="T31"> </text:span><text:span text:style-name="T38">מקדש</text:span><text:span text:style-name="T31"> </text:span><text:span text:style-name="T38">וקדשיו.</text:span><text:span text:style-name="T39">)</text:span><text:span text:style-name="T38"> </text:span></text:p>
      <text:p text:style-name="P11"/>
      <text:p text:style-name="P3">גמרא:</text:p>
      <text:p text:style-name="P4"><text:span text:style-name="T1">תניא: 'רבי</text:span><text:span text:style-name="T2"> </text:span><text:span text:style-name="T1">שמעון</text:span><text:span text:style-name="T2"> </text:span><text:span text:style-name="T1">היה</text:span><text:span text:style-name="T2"> </text:span><text:span text:style-name="T1">נותן</text:span><text:span text:style-name="T2"> </text:span><text:span text:style-name="T32">(</text:span><text:span text:style-name="T38">בהן</text:span><text:span text:style-name="T39">)</text:span><text:span text:style-name="T1"> כלל: </text:span></text:p>
      <text:p text:style-name="P4"><text:span text:style-name="T1">כל</text:span><text:span text:style-name="T2"> </text:span><text:span text:style-name="T1">שהיחיד</text:span><text:span text:style-name="T2"> </text:span><text:span text:style-name="T1">באשם</text:span><text:span text:style-name="T2"> </text:span><text:span text:style-name="T1">תלוי</text:span><text:span text:style-name="T2"> </text:span><text:span text:style-name="T1">- הנשיא</text:span><text:span text:style-name="T2"> </text:span><text:span text:style-name="T1">כיוצא</text:span><text:span text:style-name="T2"> </text:span><text:span text:style-name="T1">בו, משיח</text:span><text:span text:style-name="T2"> </text:span><text:span text:style-name="T1">וב"ד</text:span><text:span text:style-name="T2"> </text:span><text:span text:style-name="T1">פטורין; </text:span></text:p>
      <text:p text:style-name="P4"><text:span text:style-name="T1">וכל</text:span><text:span text:style-name="T2"> </text:span><text:span text:style-name="T1">שהוא</text:span><text:span text:style-name="T2"> </text:span><text:span text:style-name="T1">באשם</text:span><text:span text:style-name="T2"> </text:span><text:span text:style-name="T1">ודאי</text:span><text:span text:style-name="T2"> </text:span><text:span text:style-name="T1">- נשיא</text:span><text:span text:style-name="T2"> </text:span><text:span text:style-name="T1">ומשיח</text:span><text:span text:style-name="T2"> </text:span><text:span text:style-name="T1">כיוצא</text:span><text:span text:style-name="T2"> </text:span><text:span text:style-name="T1">בהן, וב"ד</text:span><text:span text:style-name="T2"> </text:span><text:span text:style-name="T1">פטורין; </text:span></text:p>
      <text:p text:style-name="P4"><text:span text:style-name="T1">שמיעת</text:span><text:span text:style-name="T2"> </text:span><text:span text:style-name="T1">הקול</text:span><text:span text:style-name="T2"> </text:span><text:span text:style-name="T1">ובטוי</text:span><text:span text:style-name="T2"> </text:span><text:span text:style-name="T1">שפתים</text:span><text:span text:style-name="T2"> </text:span><text:span text:style-name="T1">ו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- בית</text:span><text:span text:style-name="T2"> </text:span><text:span text:style-name="T1">דין</text:span><text:span text:style-name="T2"> </text:span><text:span text:style-name="T1">פטורין, נשיא</text:span><text:span text:style-name="T2"> </text:span><text:span text:style-name="T1">ומשיח</text:span><text:span text:style-name="T2"> </text:span><text:span text:style-name="T1">חייבין, אלא</text:span><text:span text:style-name="T2"> </text:span><text:span text:style-name="T1">שאין</text:span><text:span text:style-name="T2"> </text:span><text:span text:style-name="T1">הנשיא</text:span><text:span text:style-name="T2"> </text:span><text:span text:style-name="T1">חייב</text:span><text:span text:style-name="T2"> </text:span><text:span text:style-name="T1">בשמיעת</text:span><text:span text:style-name="T2"> </text:span><text:span text:style-name="T1">הקול, ולא</text:span><text:span text:style-name="T2"> </text:span><text:span text:style-name="T1">משיח</text:span><text:span text:style-name="T2"> </text:span><text:span text:style-name="T1">בטומאת</text:span><text:span text:style-name="T2"> </text:span><text:span text:style-name="T1">מקדש</text:span><text:span text:style-name="T2"> </text:span><text:span text:style-name="T1">וקדשיו;</text:span></text:p>
      <text:p text:style-name="P4"><text:span text:style-name="T1">כל</text:span><text:span text:style-name="T2"> </text:span><text:span text:style-name="T1">שהוא</text:span><text:span text:style-name="T2"> </text:span><text:span text:style-name="T1">בעולה</text:span><text:span text:style-name="T2"> </text:span><text:span text:style-name="T1">ויורד</text:span><text:span text:style-name="T2"> </text:span><text:span text:style-name="T32">(</text:span><text:span text:style-name="T38">דהיינו: שמיעת</text:span><text:span text:style-name="T31"> </text:span><text:span text:style-name="T38">קול, ובטוי</text:span><text:span text:style-name="T31"> </text:span><text:span text:style-name="T38">שפתים, וטומאת</text:span><text:span text:style-name="T31"> </text:span><text:span text:style-name="T38">מקדש</text:span><text:span text:style-name="T31"> </text:span><text:span text:style-name="T38">וקדשיו</text:span><text:span text:style-name="T39">)</text:span><text:span text:style-name="T1"> - נשיא</text:span><text:span text:style-name="T2"> </text:span><text:span text:style-name="T1">כיוצא</text:span><text:span text:style-name="T2"> </text:span><text:span text:style-name="T1">בו, משיח</text:span><text:span text:style-name="T2"> </text:span><text:span text:style-name="T1">ובית</text:span><text:span text:style-name="T2"> </text:span><text:span text:style-name="T1">דין</text:span><text:span text:style-name="T2"> </text:span><text:span text:style-name="T1">פטורין.'</text:span></text:p>
      <text:p text:style-name="P4"><text:span text:style-name="T1">הא</text:span><text:span text:style-name="T2"> </text:span><text:span text:style-name="T1">גופא</text:span><text:span text:style-name="T2"> </text:span><text:span text:style-name="T1">קשיא: אמרת</text:span><text:span text:style-name="T2"> </text:span><text:span text:style-name="T1">שאין</text:span><text:span text:style-name="T2"> </text:span><text:span text:style-name="T1">משיח</text:span><text:span text:style-name="T2"> </text:span><text:span text:style-name="T1">חייב</text:span><text:span text:style-name="T2"> </text:span><text:span text:style-name="T1">בטומאת</text:span><text:span text:style-name="T2"> </text:span><text:span text:style-name="T1">מקדש</text:span><text:span text:style-name="T2"> </text:span><text:span text:style-name="T1">וקדשיו; ב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- הוא</text:span><text:span text:style-name="T2"> </text:span><text:span text:style-name="T1">דפטור, אבל</text:span><text:span text:style-name="T2"> </text:span><text:span text:style-name="T1">בשמיעת</text:span><text:span text:style-name="T2"> </text:span><text:span text:style-name="T1">הקול</text:span><text:span text:style-name="T2"> </text:span><text:span text:style-name="T1">ובטוי</text:span><text:span text:style-name="T2"> </text:span><text:span text:style-name="T1">שפתים</text:span><text:span text:style-name="T2"> – </text:span><text:span text:style-name="T1">חייב; אימא</text:span><text:span text:style-name="T2"> </text:span><text:span text:style-name="T1">סיפא: '</text:span><text:span text:style-name="T73">כל</text:span><text:span text:style-name="T74"> </text:span><text:span text:style-name="T73">שהוא</text:span><text:span text:style-name="T74"> </text:span><text:span text:style-name="T73">בעולה</text:span><text:span text:style-name="T74"> </text:span><text:span text:style-name="T73">ויורד</text:span><text:span text:style-name="T74"> </text:span><text:span text:style-name="T73">נשיא</text:span><text:span text:style-name="T74"> </text:span><text:span text:style-name="T73">כיוצא</text:span><text:span text:style-name="T74"> </text:span><text:span text:style-name="T73">בו</text:span><text:span text:style-name="T74"> </text:span><text:span text:style-name="T73">משיח</text:span><text:span text:style-name="T74"> </text:span><text:span text:style-name="T73">ובית</text:span><text:span text:style-name="T74"> </text:span><text:span text:style-name="T73">דין</text:span><text:span text:style-name="T74"> </text:span><text:span text:style-name="T73">פטורין</text:span><text:span text:style-name="T1">'; קתני</text:span><text:span text:style-name="T2"> </text:span><text:span text:style-name="T1">'משיח</text:span><text:span text:style-name="T2"> </text:span><text:span text:style-name="T1">ובית</text:span><text:span text:style-name="T2"> </text:span><text:span text:style-name="T1">דין</text:span><text:span text:style-name="T2"> </text:span><text:span text:style-name="T1">פטורין': </text:span><text:span text:style-name="T32">(</text:span><text:span text:style-name="T38">משיח</text:span><text:span text:style-name="T31"> </text:span><text:span text:style-name="T38">דומיא</text:span><text:span text:style-name="T31"> </text:span><text:span text:style-name="T38">דב"ד:</text:span><text:span text:style-name="T39">)</text:span><text:span text:style-name="T1"> מה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פטורין</text:span><text:span text:style-name="T2"> </text:span><text:span text:style-name="T1">מכולהון</text:span><text:span text:style-name="T2"> </text:span><text:span text:style-name="T32">(</text:span><text:span text:style-name="T38">משמיעת</text:span><text:span text:style-name="T31"> </text:span><text:span text:style-name="T38">ה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וטומאת</text:span><text:span text:style-name="T31"> </text:span><text:span text:style-name="T38">מקדש</text:span><text:span text:style-name="T31"> </text:span><text:span text:style-name="T38">וקדשיו, דצבור</text:span><text:span text:style-name="T31"> </text:span><text:span text:style-name="T38">אין</text:span><text:span text:style-name="T31"> </text:span><text:span text:style-name="T38">חטאתו</text:span><text:span text:style-name="T31"> </text:span><text:span text:style-name="T38">אלא</text:span><text:span text:style-name="T31"> </text:span><text:span text:style-name="T38">בקבועה</text:span><text:span text:style-name="T39">)</text:span><text:span text:style-name="T1"> - אף</text:span><text:span text:style-name="T2"> </text:span><text:span text:style-name="T1">משיח</text:span><text:span text:style-name="T2"> </text:span><text:span text:style-name="T1">פטור</text:span><text:span text:style-name="T2"> </text:span><text:span text:style-name="T1">מכולהון!?</text:span></text:p>
      <text:p text:style-name="P3"/>
      <text:p text:style-name="P4"><text:span text:style-name="T1">(הוריות</text:span><text:span text:style-name="T2"> </text:span><text:span text:style-name="T1">ט,ב)</text:span></text:p>
      <text:p text:style-name="P4"><text:span text:style-name="T1">קשיין</text:span><text:span text:style-name="T2"> </text:span><text:span text:style-name="T1">אהדדי</text:span><text:span text:style-name="T2"> </text:span><text:span text:style-name="T32">(</text:span><text:span text:style-name="T38">דקתני</text:span><text:span text:style-name="T31"> </text:span><text:span text:style-name="T38">'</text:span><text:span text:style-name="T48">אלא</text:span><text:span text:style-name="T49"> </text:span><text:span text:style-name="T48">שאין</text:span><text:span text:style-name="T49"> </text:span><text:span text:style-name="T48">משיח</text:span><text:span text:style-name="T49"> </text:span><text:span text:style-name="T48">[חייב] אטומאת</text:span><text:span text:style-name="T49"> </text:span><text:span text:style-name="T48">מקדש</text:span><text:span text:style-name="T49"> </text:span><text:span text:style-name="T48">וקדשיו</text:span><text:span text:style-name="T38">' - הא</text:span><text:span text:style-name="T31"> </text:span><text:span text:style-name="T38">ב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חייב</text:span><text:span text:style-name="T32">)</text:span><text:span text:style-name="T1">!?</text:span></text:p>
      <text:p text:style-name="P4"><text:span text:style-name="T1">אמר</text:span><text:span text:style-name="T2"> </text:span><text:span text:style-name="T1">רב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יהושע: לא</text:span><text:span text:style-name="T2"> </text:span><text:span text:style-name="T1">קשיא: כאן</text:span><text:span text:style-name="T2"> </text:span><text:span text:style-name="T1">בדלות, כאן</text:span><text:span text:style-name="T2"> </text:span><text:span text:style-name="T1">בדלי</text:span><text:span text:style-name="T2"> </text:span><text:span text:style-name="T1">דלות</text:span><text:span text:style-name="T2"> </text:span><text:span text:style-name="T32">(</text:span><text:span text:style-name="T38">משיח</text:span><text:span text:style-name="T31"> </text:span><text:span text:style-name="T38">פטור</text:span><text:span text:style-name="T31"> </text:span><text:span text:style-name="T38">מכולהו, כדכתיב</text:span><text:span text:style-name="T31"> </text:span><text:span text:style-name="T38">'</text:span><text:span text:style-name="T28">זה</text:span><text:span text:style-name="T31"> </text:span><text:span text:style-name="T28">קרבן</text:span><text:span text:style-name="T31"> </text:span><text:span text:style-name="T28">אהרן</text:span><text:span text:style-name="T38">' דאין</text:span><text:span text:style-name="T31"> </text:span><text:span text:style-name="T38">אחרת</text:span><text:span text:style-name="T31"> </text:span><text:span text:style-name="T38">באה</text:span><text:span text:style-name="T31"> </text:span><text:span text:style-name="T38">לו</text:span><text:span text:style-name="T31"> </text:span><text:span text:style-name="T38">חובה; והאי</text:span><text:span text:style-name="T31"> </text:span><text:span text:style-name="T38">דקאמר</text:span><text:span text:style-name="T31"> </text:span><text:span text:style-name="T38">דמשיח</text:span><text:span text:style-name="T31"> </text:span><text:span text:style-name="T38">חייב</text:span><text:span text:style-name="T31"> </text:span><text:span text:style-name="T38">ב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- כגון</text:span><text:span text:style-name="T31"> </text:span><text:span text:style-name="T38">בדלות: בתורין</text:span><text:span text:style-name="T31"> </text:span><text:span text:style-name="T38">ובני</text:span><text:span text:style-name="T31"> </text:span><text:span text:style-name="T38">יונה, שעדיין</text:span><text:span text:style-name="T31"> </text:span><text:span text:style-name="T38">לא</text:span><text:span text:style-name="T31"> </text:span><text:span text:style-name="T38">בא</text:span><text:span text:style-name="T31"> </text:span><text:span text:style-name="T38">לדלי</text:span><text:span text:style-name="T31"> </text:span><text:span text:style-name="T38">דלות</text:span><text:span text:style-name="T32">); </text:span><text:span text:style-name="T1">ורבי</text:span><text:span text:style-name="T2"> </text:span><text:span text:style-name="T1">שמעון</text:span><text:span text:style-name="T2"> </text:span><text:span text:style-name="T1">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עקיבא</text:span><text:span text:style-name="T2"> </text:span><text:span text:style-name="T1">בחדא</text:span><text:span text:style-name="T2"> </text:span><text:span text:style-name="T1">ופליג</text:span><text:span text:style-name="T2"> </text:span><text:span text:style-name="T1">עליה</text:span><text:span text:style-name="T2"> </text:span><text:span text:style-name="T1">בחדא: 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עקיבא</text:span><text:span text:style-name="T2"> </text:span><text:span text:style-name="T1">בדלי</text:span><text:span text:style-name="T2"> </text:span><text:span text:style-name="T1">דלות</text:span><text:span text:style-name="T2"> </text:span><text:span text:style-name="T1">דפטור</text:span><text:span text:style-name="T2"> </text:span><text:span text:style-name="T32">(</text:span><text:span text:style-name="T38">מ'</text:span><text:span text:style-name="T28">זה</text:span><text:span text:style-name="T31"> </text:span><text:span text:style-name="T28">קרבן</text:span><text:span text:style-name="T31"> </text:span><text:span text:style-name="T28">אהרן</text:span><text:span text:style-name="T31"> </text:span><text:span text:style-name="T28">ובניו</text:span><text:span text:style-name="T38">'</text:span><text:span text:style-name="T32">)</text:span><text:span text:style-name="T1">, ופליג</text:span><text:span text:style-name="T2"> </text:span><text:span text:style-name="T1">עליה</text:span><text:span text:style-name="T2"> </text:span><text:span text:style-name="T1">בדלות</text:span><text:span text:style-name="T2"> </text:span><text:span text:style-name="T32">(</text:span><text:span text:style-name="T38">דאילו</text:span><text:span text:style-name="T31"> </text:span><text:span text:style-name="T38">רבי</text:span><text:span text:style-name="T31"> </text:span><text:span text:style-name="T38">עקיבא</text:span><text:span text:style-name="T31"> </text:span><text:span text:style-name="T38">פטר</text:span><text:span text:style-name="T31"> </text:span><text:span text:style-name="T38">ליה</text:span><text:span text:style-name="T31"> </text:span><text:span text:style-name="T38">נמי</text:span><text:span text:style-name="T31"> </text:span><text:span text:style-name="T38">בדלות, דקאמר</text:span><text:span text:style-name="T31"> </text:span><text:span text:style-name="T38">'</text:span><text:span text:style-name="T48">שאין</text:span><text:span text:style-name="T49"> </text:span><text:span text:style-name="T48">מתכפר</text:span><text:span text:style-name="T49"> </text:span><text:span text:style-name="T48">בעשירית</text:span><text:span text:style-name="T49"> </text:span><text:span text:style-name="T48">האיפה</text:span><text:span text:style-name="T49"> </text:span><text:span text:style-name="T48">- אין</text:span><text:span text:style-name="T49"> </text:span><text:span text:style-name="T48">מתכפר</text:span><text:span text:style-name="T49"> </text:span><text:span text:style-name="T48">בכולן</text:span><text:span text:style-name="T38">' ולרבי</text:span><text:span text:style-name="T31"> </text:span><text:span text:style-name="T38">שמעון</text:span><text:span text:style-name="T31"> </text:span><text:span text:style-name="T38">בדלי</text:span><text:span text:style-name="T31"> </text:span><text:span text:style-name="T38">דלות</text:span><text:span text:style-name="T31"> </text:span><text:span text:style-name="T38">- הוא</text:span><text:span text:style-name="T31"> </text:span><text:span text:style-name="T38">דאין</text:span><text:span text:style-name="T31"> </text:span><text:span text:style-name="T38">מתכפר, הא</text:span><text:span text:style-name="T31"> </text:span><text:span text:style-name="T38">בדלות</text:span><text:span text:style-name="T31"> </text:span><text:span text:style-name="T38">ועשירות</text:span><text:span text:style-name="T31"> </text:span><text:span text:style-name="T38">מתכפר</text:span><text:span text:style-name="T32">)</text:span><text:span text:style-name="T1">.</text:span><text:span text:style-name="T38"> </text:span></text:p>
      <text:p text:style-name="P3"/>
      <text:p text:style-name="P4"><text:span text:style-name="T1">אלא</text:span><text:span text:style-name="T2"> </text:span><text:span text:style-name="T1">שאין</text:span><text:span text:style-name="T2"> </text:span><text:span text:style-name="T1">כ"ג</text:span><text:span text:style-name="T2"> </text:span><text:span text:style-name="T1">חייב</text:span><text:span text:style-name="T2"> </text:span><text:span text:style-name="T32">[על</text:span><text:span text:style-name="T31"> </text:span><text:span text:style-name="T32">טומאת</text:span><text:span text:style-name="T31"> </text:span><text:span text:style-name="T32">מקדש</text:span><text:span text:style-name="T31"> </text:span><text:span text:style-name="T32">וקדשיו</text:span><text:span text:style-name="T31"> </text:span><text:span text:style-name="T32">- דברי</text:span><text:span text:style-name="T31"> </text:span><text:span text:style-name="T32">רבי</text:span><text:span text:style-name="T31"> </text:span><text:span text:style-name="T32">שמעון]</text:span><text:span text:style-name="T1">: </text:span></text:p>
      <text:p text:style-name="P4"><text:span text:style-name="T1">אמר</text:span><text:span text:style-name="T2"> </text:span><text:span text:style-name="T1">חזקיה: 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שמעון</text:span><text:span text:style-name="T2"> </text:span><text:span text:style-name="T32">(</text:span><text:span text:style-name="T38">דאמר</text:span><text:span text:style-name="T31"> </text:span><text:span text:style-name="T38">משיח</text:span><text:span text:style-name="T31"> </text:span><text:span text:style-name="T38">אינו</text:span><text:span text:style-name="T31"> </text:span><text:span text:style-name="T38">חייב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</text:span><text:span text:style-name="T32">)</text:span><text:span text:style-name="T1">? </text:span></text:p>
      <text:p text:style-name="P4"><text:span text:style-name="T1">דכתיב</text:span><text:span text:style-name="T2"> </text:span><text:span text:style-name="T32">(</text:span><text:span text:style-name="T38">בטומאת</text:span><text:span text:style-name="T31"> </text:span><text:span text:style-name="T38">מקדש</text:span><text:span text:style-name="T31"> </text:span><text:span text:style-name="T38">וקדשיו</text:span><text:span text:style-name="T32">)</text:span><text:span text:style-name="T1">: </text:span><text:span text:style-name="T18">(במדבר</text:span><text:span text:style-name="T19"> </text:span><text:span text:style-name="T18">יט,ב)</text:span><text:span text:style-name="T1"> </text:span><text:span text:style-name="T28">[ואיש</text:span><text:span text:style-name="T31"> </text:span><text:span text:style-name="T28">אשר</text:span><text:span text:style-name="T31"> </text:span><text:span text:style-name="T28">יטמא</text:span><text:span text:style-name="T31"> </text:span><text:span text:style-name="T28">ולא</text:span><text:span text:style-name="T31"> </text:span><text:span text:style-name="T28">יתחטא]</text:span><text:span text:style-name="T59"> ונכרתה</text:span><text:span text:style-name="T2"> </text:span><text:span text:style-name="T59">הנפש</text:span><text:span text:style-name="T2"> </text:span><text:span text:style-name="T59">ההיא</text:span><text:span text:style-name="T2"> </text:span><text:span text:style-name="T59">מתוך</text:span><text:span text:style-name="T2"> </text:span><text:span text:style-name="T59">הקהל</text:span><text:span text:style-name="T2"> </text:span><text:span text:style-name="T28">[כי</text:span><text:span text:style-name="T31"> </text:span><text:span text:style-name="T28">את</text:span><text:span text:style-name="T31"> </text:span><text:span text:style-name="T28">מקדש</text:span><text:span text:style-name="T31"> </text:span><text:span text:style-name="T28">ה' טמא</text:span><text:span text:style-name="T31"> </text:span><text:span text:style-name="T28">מי</text:span><text:span text:style-name="T31"> </text:span><text:span text:style-name="T28">נדה</text:span><text:span text:style-name="T31"> </text:span><text:span text:style-name="T28">לא</text:span><text:span text:style-name="T31"> </text:span><text:span text:style-name="T28">זרק</text:span><text:span text:style-name="T31"> </text:span><text:span text:style-name="T28">עליו</text:span><text:span text:style-name="T31"> </text:span><text:span text:style-name="T28">טמא</text:span><text:span text:style-name="T31"> </text:span><text:span text:style-name="T28">הוא]</text:span><text:span text:style-name="T1">: מי</text:span><text:span text:style-name="T2"> </text:span><text:span text:style-name="T1">שקרבנו</text:span><text:span text:style-name="T2"> </text:span><text:span text:style-name="T1">שוה</text:span><text:span text:style-name="T2"> </text:span><text:span text:style-name="T1">לקהל</text:span><text:span text:style-name="T2"> </text:span><text:span text:style-name="T32">(</text:span><text:span text:style-name="T38">דמתכפר</text:span><text:span text:style-name="T31"> </text:span><text:span text:style-name="T38">בשל</text:span><text:span text:style-name="T31"> </text:span><text:span text:style-name="T38">קהל</text:span><text:span text:style-name="T31"> </text:span><text:span text:style-name="T38">- הוא</text:span><text:span text:style-name="T31"> </text:span><text:span text:style-name="T38">דחייב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</text:span><text:span text:style-name="T32">)</text:span><text:span text:style-name="T1">, יצא</text:span><text:span text:style-name="T2"> </text:span><text:span text:style-name="T1">זה</text:span><text:span text:style-name="T2"> </text:span><text:span text:style-name="T32">(</text:span><text:span text:style-name="T38">משיח</text:span><text:span text:style-name="T32">)</text:span><text:span text:style-name="T1"> שאין</text:span><text:span text:style-name="T2"> </text:span><text:span text:style-name="T1">קרבנו</text:span><text:span text:style-name="T2"> </text:span><text:span text:style-name="T1">שוה</text:span><text:span text:style-name="T2"> </text:span><text:span text:style-name="T1">לקהל</text:span><text:span text:style-name="T2"> </text:span><text:span text:style-name="T32">(</text:span><text:span text:style-name="T38">דאין</text:span><text:span text:style-name="T31"> </text:span><text:span text:style-name="T38">מתכפר</text:span><text:span text:style-name="T31"> </text:span><text:span text:style-name="T38">בשל</text:span><text:span text:style-name="T31"> </text:span><text:span text:style-name="T38">קהל</text:span><text:span text:style-name="T31"> </text:span><text:span text:style-name="T38">בכפרת</text:span><text:span text:style-name="T31"> </text:span><text:span text:style-name="T38">יום</text:span><text:span text:style-name="T31"> </text:span><text:span text:style-name="T38">הכפורים, דהוא</text:span><text:span text:style-name="T31"> </text:span><text:span text:style-name="T38">מתכפר</text:span><text:span text:style-name="T31"> </text:span><text:span text:style-name="T38">בפר</text:span><text:span text:style-name="T31"> </text:span><text:span text:style-name="T38">- והם</text:span><text:span text:style-name="T31"> </text:span><text:span text:style-name="T38">בשעיר</text:span><text:span text:style-name="T32">)</text:span><text:span text:style-name="T1">.</text:span></text:p>
      <text:p text:style-name="P4"><text:span text:style-name="T1">אם</text:span><text:span text:style-name="T2"> </text:span><text:span text:style-name="T1">כן</text:span><text:span text:style-name="T2"> </text:span><text:span text:style-name="T1">נשיא</text:span><text:span text:style-name="T2"> </text:span><text:span text:style-name="T1">נמי</text:span><text:span text:style-name="T2"> </text:span><text:span text:style-name="T1">- אין</text:span><text:span text:style-name="T2"> </text:span><text:span text:style-name="T1">קרבנו</text:span><text:span text:style-name="T2"> </text:span><text:span text:style-name="T1">שוה</text:span><text:span text:style-name="T2"> </text:span><text:span text:style-name="T1">לקהל</text:span><text:span text:style-name="T2"> </text:span><text:span text:style-name="T32">(</text:span><text:span text:style-name="T38">דהוא</text:span><text:span text:style-name="T31"> </text:span><text:span text:style-name="T38">מביא</text:span><text:span text:style-name="T31"> </text:span><text:span text:style-name="T38">שעיר</text:span><text:span text:style-name="T31"> </text:span><text:span text:style-name="T38">והם</text:span><text:span text:style-name="T31"> </text:span><text:span text:style-name="T38">מתכפרין</text:span><text:span text:style-name="T31"> </text:span><text:span text:style-name="T38">בפר</text:span><text:span text:style-name="T31"> </text:span><text:span text:style-name="T38">בשאר</text:span><text:span text:style-name="T31"> </text:span><text:span text:style-name="T38">ימות</text:span><text:span text:style-name="T31"> </text:span><text:span text:style-name="T38">השנה, ואמאי</text:span><text:span text:style-name="T31"> </text:span><text:span text:style-name="T38">קתני</text:span><text:span text:style-name="T31"> </text:span><text:span text:style-name="T38">המשיח</text:span><text:span text:style-name="T31"> </text:span><text:span text:style-name="T38">לחודיה</text:span><text:span text:style-name="T31"> </text:span><text:span text:style-name="T38">פטור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, ולא</text:span><text:span text:style-name="T31"> </text:span><text:span text:style-name="T38">נשיא</text:span><text:span text:style-name="T31"> </text:span><text:span text:style-name="T38">ויחיד</text:span><text:span text:style-name="T32">)</text:span><text:span text:style-name="T1">?</text:span></text:p>
      <text:p text:style-name="P4"><text:span text:style-name="T32">(</text:span><text:span text:style-name="T38">ומשני: . הא</text:span><text:span text:style-name="T31"> </text:span><text:span text:style-name="T38">- לאו</text:span><text:span text:style-name="T31"> </text:span><text:span text:style-name="T38">מילתא</text:span><text:span text:style-name="T31"> </text:span><text:span text:style-name="T38">היא, משום</text:span><text:span text:style-name="T31"> </text:span><text:span text:style-name="T38">דהא</text:span><text:span text:style-name="T32">)</text:span><text:span text:style-name="T1"> שוה</text:span><text:span text:style-name="T2"> </text:span><text:span text:style-name="T32">(</text:span><text:span text:style-name="T38">לקהל</text:span><text:span text:style-name="T32">)</text:span><text:span text:style-name="T1"> בכפרה</text:span><text:span text:style-name="T2"> </text:span><text:span text:style-name="T1">דיוה"כ.</text:span></text:p>
      <text:p text:style-name="P4"><text:span text:style-name="T1">אם</text:span><text:span text:style-name="T2"> </text:span><text:span text:style-name="T1">כן</text:span><text:span text:style-name="T2"> </text:span><text:span text:style-name="T1">- כהנים</text:span><text:span text:style-name="T2"> </text:span><text:span text:style-name="T1">נמי</text:span><text:span text:style-name="T2"> </text:span><text:span text:style-name="T1">לא</text:span><text:span text:style-name="T2"> </text:span><text:span text:style-name="T1">שוו</text:span><text:span text:style-name="T2"> </text:span><text:span text:style-name="T1">לקהל</text:span><text:span text:style-name="T2"> </text:span><text:span text:style-name="T1">בכפרה</text:span><text:span text:style-name="T2"> </text:span><text:span text:style-name="T1">דיוה"כ</text:span><text:span text:style-name="T2"> </text:span><text:span text:style-name="T32">(</text:span><text:span text:style-name="T38">דמתכפרין</text:span><text:span text:style-name="T31"> </text:span><text:span text:style-name="T38">בפרו</text:span><text:span text:style-name="T31"> </text:span><text:span text:style-name="T38">של</text:span><text:span text:style-name="T31"> </text:span><text:span text:style-name="T38">אהרן, וליפטרו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</text:span><text:span text:style-name="T32">)</text:span><text:span text:style-name="T1">?</text:span></text:p>
      <text:p text:style-name="P4"><text:span text:style-name="T32">(</text:span><text:span text:style-name="T38">הא</text:span><text:span text:style-name="T31"> </text:span><text:span text:style-name="T38">לא</text:span><text:span text:style-name="T31"> </text:span><text:span text:style-name="T38">קשיא, משום</text:span><text:span text:style-name="T31"> </text:span><text:span text:style-name="T38">ד</text:span><text:span text:style-name="T32">)</text:span><text:span text:style-name="T1">כהנים</text:span><text:span text:style-name="T2"> </text:span><text:span text:style-name="T1">שוו</text:span><text:span text:style-name="T2"> </text:span><text:span text:style-name="T1">לקהל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1">דשנה</text:span><text:span text:style-name="T2"> </text:span><text:span text:style-name="T1">כולה</text:span><text:span text:style-name="T2"> </text:span><text:span text:style-name="T32">(</text:span><text:span text:style-name="T38">דמתכפרי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בפר</text:span><text:span text:style-name="T31"> </text:span><text:span text:style-name="T38">הבא</text:span><text:span text:style-name="T31"> </text:span><text:span text:style-name="T38">על</text:span><text:span text:style-name="T31"> </text:span><text:span text:style-name="T38">כל</text:span><text:span text:style-name="T31"> </text:span><text:span text:style-name="T38">המצות</text:span><text:span text:style-name="T31"> </text:span><text:span text:style-name="T38">- הלכך</text:span><text:span text:style-name="T31"> </text:span><text:span text:style-name="T38">חייבין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</text:span><text:span text:style-name="T32">)</text:span><text:span text:style-name="T1">!</text:span></text:p>
      <text:p text:style-name="P4"><text:span text:style-name="T32">(</text:span><text:span text:style-name="T38">כהן</text:span><text:span text:style-name="T32">)</text:span><text:span text:style-name="T1"> משיח</text:span><text:span text:style-name="T2"> </text:span><text:span text:style-name="T1">נמי</text:span><text:span text:style-name="T2"> </text:span><text:span text:style-name="T1">- הא</text:span><text:span text:style-name="T2"> </text:span><text:span text:style-name="T1">שוה</text:span><text:span text:style-name="T2"> </text:span><text:span text:style-name="T1">בשאר</text:span><text:span text:style-name="T2"> </text:span><text:span text:style-name="T1">מצות</text:span><text:span text:style-name="T2"> </text:span><text:span text:style-name="T1">דשנה</text:span><text:span text:style-name="T2"> </text:span><text:span text:style-name="T32">(</text:span><text:span text:style-name="T38">דכל</text:span><text:span text:style-name="T31"> </text:span><text:span text:style-name="T38">השנה</text:span><text:span text:style-name="T31"> </text:span><text:span text:style-name="T38">כולה, דכי</text:span><text:span text:style-name="T31"> </text:span><text:span text:style-name="T38">הורה</text:span><text:span text:style-name="T31"> </text:span><text:span text:style-name="T38">עם</text:span><text:span text:style-name="T31"> </text:span><text:span text:style-name="T38">הצבור</text:span><text:span text:style-name="T31"> </text:span><text:span text:style-name="T38">- מתכפר</text:span><text:span text:style-name="T31"> </text:span><text:span text:style-name="T38">עם</text:span><text:span text:style-name="T31"> </text:span><text:span text:style-name="T38">הצבור; וליחייב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</text:span><text:span text:style-name="T32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א: אימא</text:span><text:span text:style-name="T2"> </text:span><text:span text:style-name="T1">הכי: </text:span><text:span text:style-name="T32">(</text:span><text:span text:style-name="T38">מתוך</text:span><text:span text:style-name="T31"> </text:span><text:span text:style-name="T38">הקהל,</text:span><text:span text:style-name="T32">)</text:span><text:span text:style-name="T1"> מי</text:span><text:span text:style-name="T2"> </text:span><text:span text:style-name="T1">שחטאתו</text:span><text:span text:style-name="T2"> </text:span><text:span text:style-name="T1">שוה</text:span><text:span text:style-name="T2"> </text:span><text:span text:style-name="T1">ליחידים</text:span><text:span text:style-name="T2"> </text:span><text:span text:style-name="T32">(</text:span><text:span text:style-name="T38">דמחייבי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כיחידים: דיחידים</text:span><text:span text:style-name="T31"> </text:span><text:span text:style-name="T38">שחטאו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- מייתי</text:span><text:span text:style-name="T31"> </text:span><text:span text:style-name="T38">כל</text:span><text:span text:style-name="T31"> </text:span><text:span text:style-name="T38">חד</text:span><text:span text:style-name="T32">)</text:span><text:span text:style-name="T1">, ומאי</text:span><text:span text:style-name="T2"> </text:span><text:span text:style-name="T1">ניהו</text:span><text:span text:style-name="T2"> </text:span><text:span text:style-name="T32">(</text:span><text:span text:style-name="T38">ומאן</text:span><text:span text:style-name="T31"> </text:span><text:span text:style-name="T38">'יחידים'</text:span><text:span text:style-name="T32">)</text:span><text:span text:style-name="T1">? – קהל</text:span><text:span text:style-name="T2"> </text:span><text:span text:style-name="T32">(</text:span><text:span text:style-name="T38">דכי</text:span><text:span text:style-name="T31"> </text:span><text:span text:style-name="T38">חטאו</text:span><text:span text:style-name="T31"> </text:span><text:span text:style-name="T38">קהל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לחודיה, בלא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- מייתו</text:span><text:span text:style-name="T31"> </text:span><text:span text:style-name="T38">כל</text:span><text:span text:style-name="T31"> </text:span><text:span text:style-name="T38">חד</text:span><text:span text:style-name="T31"> </text:span><text:span text:style-name="T38">קרבן: דאותן</text:span><text:span text:style-name="T31"> </text:span><text:span text:style-name="T38">השוה</text:span><text:span text:style-name="T31"> </text:span><text:span text:style-name="T38">ליחידים</text:span><text:span text:style-name="T31"> </text:span><text:span text:style-name="T38">בדבר</text:span><text:span text:style-name="T31"> </text:span><text:span text:style-name="T38">זה</text:span><text:span text:style-name="T31"> </text:span><text:span text:style-name="T38">- הוא</text:span><text:span text:style-name="T31"> </text:span><text:span text:style-name="T38">דמחייבי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, יצא</text:span><text:span text:style-name="T31"> </text:span><text:span text:style-name="T38">משיח</text:span><text:span text:style-name="T31"> </text:span><text:span text:style-name="T38">שאין</text:span><text:span text:style-name="T31"> </text:span><text:span text:style-name="T38">חטאו</text:span><text:span text:style-name="T31"> </text:span><text:span text:style-name="T38">שוה</text:span><text:span text:style-name="T31"> </text:span><text:span text:style-name="T38">ליחיד: דכי</text:span><text:span text:style-name="T31"> </text:span><text:span text:style-name="T38">חטא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בלא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- פטור</text:span><text:span text:style-name="T31"> </text:span><text:span text:style-name="T38">לגמרי, כדאמרינן</text:span><text:span text:style-name="T31"> </text:span><text:span text:style-name="T38">לקמן</text:span><text:span text:style-name="T31"> </text:span><text:span text:style-name="T38">בפרק</text:span><text:span text:style-name="T31"> </text:span><text:span text:style-name="T38">בתרא</text:span><text:span text:style-name="T31"> </text:span><text:span text:style-name="T18">(דף</text:span><text:span text:style-name="T19"> </text:span><text:span text:style-name="T18">יא.)</text:span><text:span text:style-name="T38"> '</text:span><text:span text:style-name="T28">מעם</text:span><text:span text:style-name="T31"> </text:span><text:span text:style-name="T28">הארץ</text:span><text:span text:style-name="T38">' - פרט</text:span><text:span text:style-name="T31"> </text:span><text:span text:style-name="T38">למשיח: דאין</text:span><text:span text:style-name="T31"> </text:span><text:span text:style-name="T38">מביא</text:span><text:span text:style-name="T31"> </text:span><text:span text:style-name="T38">בשגגת</text:span><text:span text:style-name="T31"> </text:span><text:span text:style-name="T38">מעשה, והיינו</text:span><text:span text:style-name="T31"> </text:span><text:span text:style-name="T38">דאמרינן</text:span><text:span text:style-name="T31"> </text:span><text:span text:style-name="T38">לעיל</text:span><text:span text:style-name="T31"> </text:span><text:span text:style-name="T18">(דף</text:span><text:span text:style-name="T19"> </text:span><text:span text:style-name="T18">ז:)</text:span><text:span text:style-name="T38"> 'יצא</text:span><text:span text:style-name="T31"> </text:span><text:span text:style-name="T38">משיח</text:span><text:span text:style-name="T31"> </text:span><text:span text:style-name="T38">שאין</text:span><text:span text:style-name="T31"> </text:span><text:span text:style-name="T38">חטאו</text:span><text:span text:style-name="T31"> </text:span><text:span text:style-name="T38">בשגגה'; וכיון</text:span><text:span text:style-name="T31"> </text:span><text:span text:style-name="T38">דאין</text:span><text:span text:style-name="T31"> </text:span><text:span text:style-name="T38">חטאו</text:span><text:span text:style-name="T31"> </text:span><text:span text:style-name="T38">שוה</text:span><text:span text:style-name="T31"> </text:span><text:span text:style-name="T38">ליחיד</text:span><text:span text:style-name="T31"> </text:span><text:span text:style-name="T38">- לפיכך</text:span><text:span text:style-name="T31"> </text:span><text:span text:style-name="T38">פטור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</text:span><text:span text:style-name="T32">)</text:span><text:span text:style-name="T1">.</text:span><text:span text:style-name="T38"> </text:span></text:p>
      <text:p text:style-name="P3"/>
      <text:p text:style-name="P4"><text:span text:style-name="T1">רבי</text:span><text:span text:style-name="T2"> </text:span><text:span text:style-name="T1">אליעזר</text:span><text:span text:style-name="T2"> </text:span><text:span text:style-name="T1">אומר</text:span><text:span text:style-name="T2"> </text:span><text:span text:style-name="T1">הנשיא</text:span><text:span text:style-name="T2"> </text:span><text:span text:style-name="T1">מביא</text:span><text:span text:style-name="T2"> </text:span><text:span text:style-name="T1">שעיר: 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לא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32">(</text:span><text:span text:style-name="T38">דנשיא</text:span><text:span text:style-name="T31"> </text:span><text:span text:style-name="T38">מביא</text:span><text:span text:style-name="T31"> </text:span><text:span text:style-name="T38">שעיר</text:span><text:span text:style-name="T31"> </text:span><text:span text:style-name="T38">בידיעה, במקום</text:span><text:span text:style-name="T31"> </text:span><text:span text:style-name="T38">עולה</text:span><text:span text:style-name="T31"> </text:span><text:span text:style-name="T38">ויורד</text:span><text:span text:style-name="T32">)</text:span><text:span text:style-name="T1"> אלא</text:span><text:span text:style-name="T2"> </text:span><text:span text:style-name="T1">בטומאת</text:span><text:span text:style-name="T2"> </text:span><text:span text:style-name="T1">מקדש</text:span><text:span text:style-name="T2"> </text:span><text:span text:style-name="T1">וקדשיו, הואיל</text:span><text:span text:style-name="T2"> </text:span><text:span text:style-name="T1">ונאמר</text:span><text:span text:style-name="T2"> </text:span><text:span text:style-name="T1">כרת</text:span><text:span text:style-name="T2"> </text:span><text:span text:style-name="T1">בו</text:span><text:span text:style-name="T2"> </text:span><text:span text:style-name="T1">כבקבועה</text:span><text:span text:style-name="T2"> </text:span><text:span text:style-name="T32">(</text:span><text:span text:style-name="T38">כלומר: כבחטאת</text:span><text:span text:style-name="T31"> </text:span><text:span text:style-name="T38">קבועה; דקסבר</text:span><text:span text:style-name="T31"> </text:span><text:span text:style-name="T38">רבי</text:span><text:span text:style-name="T31"> </text:span><text:span text:style-name="T38">אליעזר</text:span><text:span text:style-name="T31"> </text:span><text:span text:style-name="T38">דכי</text:span><text:span text:style-name="T31"> </text:span><text:span text:style-name="T38">היכי</text:span><text:span text:style-name="T31"> </text:span><text:span text:style-name="T38">דבמקום</text:span><text:span text:style-name="T31"> </text:span><text:span text:style-name="T38">שחייבים</text:span><text:span text:style-name="T31"> </text:span><text:span text:style-name="T38">על</text:span><text:span text:style-name="T31"> </text:span><text:span text:style-name="T38">זדונו</text:span><text:span text:style-name="T31"> </text:span><text:span text:style-name="T38">כרת</text:span><text:span text:style-name="T31"> </text:span><text:span text:style-name="T38">ועל</text:span><text:span text:style-name="T31"> </text:span><text:span text:style-name="T38">שגגתו</text:span><text:span text:style-name="T31"> </text:span><text:span text:style-name="T38">חטאת, דהיינו</text:span><text:span text:style-name="T31"> </text:span><text:span text:style-name="T38">במקום</text:span><text:span text:style-name="T31"> </text:span><text:span text:style-name="T38">חטאת</text:span><text:span text:style-name="T31"> </text:span><text:span text:style-name="T38">קבועה</text:span><text:span text:style-name="T31"> </text:span><text:span text:style-name="T38">- נשיא</text:span><text:span text:style-name="T31"> </text:span><text:span text:style-name="T38">מביא</text:span><text:span text:style-name="T31"> </text:span><text:span text:style-name="T38">שעיר, הכי</text:span><text:span text:style-name="T31"> </text:span><text:span text:style-name="T38">נמי</text:span><text:span text:style-name="T31"> </text:span><text:span text:style-name="T38">היכא</text:span><text:span text:style-name="T31"> </text:span><text:span text:style-name="T38">דחייב</text:span><text:span text:style-name="T31"> </text:span><text:span text:style-name="T38">לה</text:span><text:span text:style-name="T31"> </text:span><text:span text:style-name="T38">על</text:span><text:span text:style-name="T31"> </text:span><text:span text:style-name="T38">זדונו</text:span><text:span text:style-name="T31"> </text:span><text:span text:style-name="T38">כרת</text:span><text:span text:style-name="T31"> </text:span><text:span text:style-name="T38">ועל</text:span><text:span text:style-name="T31"> </text:span><text:span text:style-name="T38">שגגתו</text:span><text:span text:style-name="T31"> </text:span><text:span text:style-name="T38">עולה</text:span><text:span text:style-name="T31"> </text:span><text:span text:style-name="T38">ויורד</text:span><text:span text:style-name="T31"> </text:span><text:span text:style-name="T38">- מביא</text:span><text:span text:style-name="T31"> </text:span><text:span text:style-name="T38">שעיר, הואיל</text:span><text:span text:style-name="T31"> </text:span><text:span text:style-name="T38">ודמי</text:span><text:span text:style-name="T31"> </text:span><text:span text:style-name="T38">לחטאת</text:span><text:span text:style-name="T31"> </text:span><text:span text:style-name="T38">קבועה</text:span><text:span text:style-name="T31"> </text:span><text:span text:style-name="T38">לענין</text:span><text:span text:style-name="T31"> </text:span><text:span text:style-name="T38">כרת; אבל</text:span><text:span text:style-name="T31"> </text:span><text:span text:style-name="T38">ב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- דאין</text:span><text:span text:style-name="T31"> </text:span><text:span text:style-name="T38">חייבין</text:span><text:span text:style-name="T31"> </text:span><text:span text:style-name="T38">על</text:span><text:span text:style-name="T31"> </text:span><text:span text:style-name="T38">זדונו</text:span><text:span text:style-name="T31"> </text:span><text:span text:style-name="T38">כרת, דלא</text:span><text:span text:style-name="T31"> </text:span><text:span text:style-name="T38">דמי</text:span><text:span text:style-name="T31"> </text:span><text:span text:style-name="T38">לחטאת</text:span><text:span text:style-name="T31"> </text:span><text:span text:style-name="T38">קבועה</text:span><text:span text:style-name="T31"> </text:span><text:span text:style-name="T38">לא</text:span><text:span text:style-name="T31"> </text:span><text:span text:style-name="T38">בזדון</text:span><text:span text:style-name="T31"> </text:span><text:span text:style-name="T38">ולא</text:span><text:span text:style-name="T31"> </text:span><text:span text:style-name="T38">בשוגג</text:span><text:span text:style-name="T31"> </text:span><text:span text:style-name="T38">- מודה</text:span><text:span text:style-name="T31"> </text:span><text:span text:style-name="T38">רבי</text:span><text:span text:style-name="T31"> </text:span><text:span text:style-name="T38">אליעזר</text:span><text:span text:style-name="T31"> </text:span><text:span text:style-name="T38">דנשיא</text:span><text:span text:style-name="T31"> </text:span><text:span text:style-name="T38">אין</text:span><text:span text:style-name="T31"> </text:span><text:span text:style-name="T38">מביא</text:span><text:span text:style-name="T31"> </text:span><text:span text:style-name="T38">שעיר, אלא</text:span><text:span text:style-name="T31"> </text:span><text:span text:style-name="T38">קרבן</text:span><text:span text:style-name="T31"> </text:span><text:span text:style-name="T38">עולה</text:span><text:span text:style-name="T31"> </text:span><text:span text:style-name="T38">ויורד</text:span><text:span text:style-name="T31"> </text:span><text:span text:style-name="T38">כהדיוט</text:span><text:span text:style-name="T32">)</text:span><text:span text:style-name="T1">.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הכי</text:span><text:span text:style-name="T2"> </text:span><text:span text:style-name="T1">נמי</text:span><text:span text:style-name="T2"> </text:span><text:span text:style-name="T1">מסתברא: דאי</text:span><text:span text:style-name="T2"> </text:span><text:span text:style-name="T1">סלקא</text:span><text:span text:style-name="T2"> </text:span><text:span text:style-name="T1">דעתא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32">(</text:span><text:span text:style-name="T38">דאמר</text:span><text:span text:style-name="T31"> </text:span><text:span text:style-name="T38">נשיא</text:span><text:span text:style-name="T31"> </text:span><text:span text:style-name="T38">מביא</text:span><text:span text:style-name="T31"> </text:span><text:span text:style-name="T38">שעיר</text:span><text:span text:style-name="T32">)</text:span><text:span text:style-name="T1"> על</text:span><text:span text:style-name="T2"> </text:span><text:span text:style-name="T1">כולהון</text:span><text:span text:style-name="T2"> </text:span><text:span text:style-name="T32">(</text:span><text:span text:style-name="T38">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וטומאת</text:span><text:span text:style-name="T31"> </text:span><text:span text:style-name="T38">מקדש</text:span><text:span text:style-name="T31"> </text:span><text:span text:style-name="T38">וקדשיו</text:span><text:span text:style-name="T32">)</text:span><text:span text:style-name="T1"> קאמר, מכדי</text:span><text:span text:style-name="T2"> </text:span><text:span text:style-name="T1">שעיר</text:span><text:span text:style-name="T2"> </text:span><text:span text:style-name="T1">נשיא</text:span><text:span text:style-name="T2"> </text:span><text:span text:style-name="T1">ופר</text:span><text:span text:style-name="T2"> </text:span><text:span text:style-name="T1">משיח</text:span><text:span text:style-name="T2"> </text:span><text:span text:style-name="T1">במקום</text:span><text:span text:style-name="T2"> </text:span><text:span text:style-name="T1">יחיד</text:span><text:span text:style-name="T2"> </text:span><text:span text:style-name="T1">לחטאת</text:span><text:span text:style-name="T2"> </text:span><text:span text:style-name="T1">קאי</text:span><text:span text:style-name="T2"> </text:span><text:span text:style-name="T32">(</text:span><text:span text:style-name="T38">מכדי</text:span><text:span text:style-name="T31"> </text:span><text:span text:style-name="T38">שעיר</text:span><text:span text:style-name="T31"> </text:span><text:span text:style-name="T38">דנשיא</text:span><text:span text:style-name="T31"> </text:span><text:span text:style-name="T38">במקום</text:span><text:span text:style-name="T31"> </text:span><text:span text:style-name="T38">חטאת</text:span><text:span text:style-name="T31"> </text:span><text:span text:style-name="T38">קבועה</text:span><text:span text:style-name="T31"> </text:span><text:span text:style-name="T38">דיחיד</text:span><text:span text:style-name="T31"> </text:span><text:span text:style-name="T38">קאי, והוא</text:span><text:span text:style-name="T31"> </text:span><text:span text:style-name="T38">הדין</text:span><text:span text:style-name="T31"> </text:span><text:span text:style-name="T38">לפר</text:span><text:span text:style-name="T31"> </text:span><text:span text:style-name="T38">כהן</text:span><text:span text:style-name="T31"> </text:span><text:span text:style-name="T38">משיח: דבמקום</text:span><text:span text:style-name="T31"> </text:span><text:span text:style-name="T38">חטאת</text:span><text:span text:style-name="T31"> </text:span><text:span text:style-name="T38">קבועה</text:span><text:span text:style-name="T31"> </text:span><text:span text:style-name="T38">דיחיד</text:span><text:span text:style-name="T31"> </text:span><text:span text:style-name="T38">קאי, וכדתנא: </text:span><text:span text:style-name="T48">כל</text:span><text:span text:style-name="T49"> </text:span><text:span text:style-name="T48">מצות</text:span><text:span text:style-name="T49"> </text:span><text:span text:style-name="T48">שבתורה</text:span><text:span text:style-name="T49"> </text:span><text:span text:style-name="T48">שחייבין</text:span><text:span text:style-name="T49"> </text:span><text:span text:style-name="T48">על</text:span><text:span text:style-name="T49"> </text:span><text:span text:style-name="T48">זדונן</text:span><text:span text:style-name="T49"> </text:span><text:span text:style-name="T48">כרת</text:span><text:span text:style-name="T49"> </text:span><text:span text:style-name="T48">ועל</text:span><text:span text:style-name="T49"> </text:span><text:span text:style-name="T48">שגגתן</text:span><text:span text:style-name="T49"> </text:span><text:span text:style-name="T48">חטאת</text:span><text:span text:style-name="T31"> </text:span><text:span text:style-name="T38">- דהיינו</text:span><text:span text:style-name="T31"> </text:span><text:span text:style-name="T38">חטאת</text:span><text:span text:style-name="T31"> </text:span><text:span text:style-name="T38">קבועה</text:span><text:span text:style-name="T31"> – </text:span><text:span text:style-name="T48">יחיד</text:span><text:span text:style-name="T49"> </text:span><text:span text:style-name="T48">מביא</text:span><text:span text:style-name="T49"> </text:span><text:span text:style-name="T48">כשבה</text:span><text:span text:style-name="T49"> </text:span><text:span text:style-name="T48">או</text:span><text:span text:style-name="T49"> </text:span><text:span text:style-name="T48">שעירה</text:span><text:span text:style-name="T31"> </text:span><text:span text:style-name="T48">ונשיא</text:span><text:span text:style-name="T49"> </text:span><text:span text:style-name="T48">מביא</text:span><text:span text:style-name="T49"> </text:span><text:span text:style-name="T48">שעיר, ומשיח</text:span><text:span text:style-name="T49"> </text:span><text:span text:style-name="T48">פר</text:span><text:span text:style-name="T38">, וכיון</text:span><text:span text:style-name="T31"> </text:span><text:span text:style-name="T38">דשעיר</text:span><text:span text:style-name="T31"> </text:span><text:span text:style-name="T38">דנשיא</text:span><text:span text:style-name="T31"> </text:span><text:span text:style-name="T38">ופר</text:span><text:span text:style-name="T31"> </text:span><text:span text:style-name="T38">כהן</text:span><text:span text:style-name="T31"> </text:span><text:span text:style-name="T38">משיח</text:span><text:span text:style-name="T31"> </text:span><text:span text:style-name="T38">במקום</text:span><text:span text:style-name="T31"> </text:span><text:span text:style-name="T38">חטאת</text:span><text:span text:style-name="T31"> </text:span><text:span text:style-name="T38">קבועה</text:span><text:span text:style-name="T31"> </text:span><text:span text:style-name="T38">דיחיד</text:span><text:span text:style-name="T31"> </text:span><text:span text:style-name="T38">קיימי, אי</text:span><text:span text:style-name="T31"> </text:span><text:span text:style-name="T38">אמרת</text:span><text:span text:style-name="T31"> </text:span><text:span text:style-name="T38">אכולהו</text:span><text:span text:style-name="T31"> </text:span><text:span text:style-name="T38">קאמר</text:span><text:span text:style-name="T31"> </text:span><text:span text:style-name="T38">רבי</text:span><text:span text:style-name="T31"> </text:span><text:span text:style-name="T38">אליעזר</text:span><text:span text:style-name="T31"> </text:span><text:span text:style-name="T38">דנשיא</text:span><text:span text:style-name="T31"> </text:span><text:span text:style-name="T38">מביא</text:span><text:span text:style-name="T31"> </text:span><text:span text:style-name="T38">שעיר</text:span><text:span text:style-name="T31"> </text:span><text:span text:style-name="T38">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לית</text:span><text:span text:style-name="T31"> </text:span><text:span text:style-name="T38">בהו</text:span><text:span text:style-name="T31"> </text:span><text:span text:style-name="T38">כרת</text:span><text:span text:style-name="T31"> </text:span><text:span text:style-name="T38">כבקבועה</text:span><text:span text:style-name="T32">)</text:span><text:span text:style-name="T1"> - ניתני</text:span><text:span text:style-name="T2"> </text:span><text:span text:style-name="T1">נמי</text:span><text:span text:style-name="T2"> </text:span><text:span text:style-name="T1">'משיח</text:span><text:span text:style-name="T2"> </text:span><text:span text:style-name="T1">מביא</text:span><text:span text:style-name="T2"> </text:span><text:span text:style-name="T1">פר</text:span><text:span text:style-name="T2"> </text:span><text:span text:style-name="T1">בשמיעת</text:span><text:span text:style-name="T2"> </text:span><text:span text:style-name="T1">קול</text:span><text:span text:style-name="T2"> </text:span><text:span text:style-name="T1">ובטוי</text:span><text:span text:style-name="T2"> </text:span><text:span text:style-name="T1">שפתים' </text:span><text:span text:style-name="T32">(</text:span><text:span text:style-name="T38">כי</text:span><text:span text:style-name="T31"> </text:span><text:span text:style-name="T38">דיניה, 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לית</text:span><text:span text:style-name="T31"> </text:span><text:span text:style-name="T38">בהו</text:span><text:span text:style-name="T31"> </text:span><text:span text:style-name="T38">כרת</text:span><text:span text:style-name="T31"> </text:span><text:span text:style-name="T38">כבקבועה</text:span><text:span text:style-name="T32">)</text:span><text:span text:style-name="T1">!? - אלא</text:span><text:span text:style-name="T2"> </text:span><text:span text:style-name="T1">מדלא</text:span><text:span text:style-name="T2"> </text:span><text:span text:style-name="T1">קתני</text:span><text:span text:style-name="T2"> </text:span><text:span text:style-name="T1">'משיח' - שמע</text:span><text:span text:style-name="T2"> </text:span><text:span text:style-name="T1">מינה</text:span><text:span text:style-name="T2"> </text:span><text:span text:style-name="T1">א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1">קאי, דמשיח</text:span><text:span text:style-name="T2"> </text:span><text:span text:style-name="T1">פטור</text:span><text:span text:style-name="T2"> </text:span><text:span text:style-name="T32">(</text:span><text:span text:style-name="T38">מדלא</text:span><text:span text:style-name="T31"> </text:span><text:span text:style-name="T38">קתני</text:span><text:span text:style-name="T31"> </text:span><text:span text:style-name="T38">הכי</text:span><text:span text:style-name="T31"> </text:span><text:span text:style-name="T38">- שמע</text:span><text:span text:style-name="T31"> </text:span><text:span text:style-name="T38">מינה</text:span><text:span text:style-name="T31"> </text:span><text:span text:style-name="T38">דאטומאת</text:span><text:span text:style-name="T31"> </text:span><text:span text:style-name="T38">מקדש</text:span><text:span text:style-name="T31"> </text:span><text:span text:style-name="T38">וקדשיו</text:span><text:span text:style-name="T31"> </text:span><text:span text:style-name="T38">קאמר</text:span><text:span text:style-name="T31"> </text:span><text:span text:style-name="T38">רבי</text:span><text:span text:style-name="T31"> </text:span><text:span text:style-name="T38">אליעזר</text:span><text:span text:style-name="T31"> </text:span><text:span text:style-name="T38">דנשיא</text:span><text:span text:style-name="T31"> </text:span><text:span text:style-name="T38">מביא</text:span><text:span text:style-name="T31"> </text:span><text:span text:style-name="T38">שעירה, הואיל</text:span><text:span text:style-name="T31"> </text:span><text:span text:style-name="T38">ונאמר</text:span><text:span text:style-name="T31"> </text:span><text:span text:style-name="T38">בו</text:span><text:span text:style-name="T31"> </text:span><text:span text:style-name="T38">כרת</text:span><text:span text:style-name="T31"> </text:span><text:span text:style-name="T38">כבקבועה; והאי</text:span><text:span text:style-name="T31"> </text:span><text:span text:style-name="T38">דלא</text:span><text:span text:style-name="T31"> </text:span><text:span text:style-name="T38">קתני</text:span><text:span text:style-name="T31"> </text:span><text:span text:style-name="T38">'ומשיח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</text:span><text:span text:style-name="T31"> </text:span><text:span text:style-name="T38">הואיל</text:span><text:span text:style-name="T31"> </text:span><text:span text:style-name="T38">ונאמר</text:span><text:span text:style-name="T31"> </text:span><text:span text:style-name="T38">בו</text:span><text:span text:style-name="T31"> </text:span><text:span text:style-name="T38">כרת</text:span><text:span text:style-name="T31"> </text:span><text:span text:style-name="T38">כבקבועה' - משום</text:span><text:span text:style-name="T31"> </text:span><text:span text:style-name="T38">דמשיח</text:span><text:span text:style-name="T31"> </text:span><text:span text:style-name="T38">פטור</text:span><text:span text:style-name="T31"> </text:span><text:span text:style-name="T38">לגמרי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, דסבר</text:span><text:span text:style-name="T31"> </text:span><text:span text:style-name="T38">לה</text:span><text:span text:style-name="T31"> </text:span><text:span text:style-name="T38">כרבי</text:span><text:span text:style-name="T31"> </text:span><text:span text:style-name="T38">שמעון</text:span><text:span text:style-name="T31"> </text:span><text:span text:style-name="T38">דפוטר</text:span><text:span text:style-name="T32">)</text:span><text:span text:style-name="T1">.</text:span></text:p>
      <text:p text:style-name="P3"/>
      <text:p text:style-name="P4"><text:span text:style-name="T1">אמר</text:span><text:span text:style-name="T2"> </text:span><text:span text:style-name="T1">ליה</text:span><text:span text:style-name="T2"> </text:span><text:span text:style-name="T1">רב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נתן</text:span><text:span text:style-name="T2"> </text:span><text:span text:style-name="T1">לרב</text:span><text:span text:style-name="T2"> </text:span><text:span text:style-name="T1">פפא: ממאי? דלמא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1">אכולהון</text:span><text:span text:style-name="T2"> </text:span><text:span text:style-name="T1">קאי</text:span><text:span text:style-name="T2"> </text:span><text:span text:style-name="T32">(</text:span><text:span text:style-name="T38">דנשיא</text:span><text:span text:style-name="T31"> </text:span><text:span text:style-name="T38">מביא</text:span><text:span text:style-name="T31"> </text:span><text:span text:style-name="T38">שעיר</text:span><text:span text:style-name="T31"> </text:span><text:span text:style-name="T38">אפילו</text:span><text:span text:style-name="T31"> </text:span><text:span text:style-name="T38">שלא</text:span><text:span text:style-name="T31"> </text:span><text:span text:style-name="T38">במקום</text:span><text:span text:style-name="T31"> </text:span><text:span text:style-name="T38">כרת</text:span><text:span text:style-name="T32">)</text:span><text:span text:style-name="T1">, </text:span><text:span text:style-name="T32">(</text:span><text:span text:style-name="T38">והאי</text:span><text:span text:style-name="T31"> </text:span><text:span text:style-name="T38">דלא</text:span><text:span text:style-name="T31"> </text:span><text:span text:style-name="T38">קתני</text:span><text:span text:style-name="T31"> </text:span><text:span text:style-name="T38">נמי</text:span><text:span text:style-name="T31"> </text:span><text:span text:style-name="T38">'משיח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</text:span><text:span text:style-name="T31"> </text:span><text:span text:style-name="T38">וב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' - משום</text:span><text:span text:style-name="T32">)</text:span><text:span text:style-name="T1"> ובמשיח</text:span><text:span text:style-name="T2"> </text:span><text:span text:style-name="T1">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עקיבא</text:span><text:span text:style-name="T2"> </text:span><text:span text:style-name="T1">דאמר</text:span><text:span text:style-name="T2"> </text:span><text:span text:style-name="T1">משיח</text:span><text:span text:style-name="T2"> </text:span><text:span text:style-name="T1">פטור</text:span><text:span text:style-name="T2"> </text:span><text:span text:style-name="T1">בכולן</text:span><text:span text:style-name="T2"> </text:span><text:span text:style-name="T32">(</text:span><text:span text:style-name="T38">מ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; ולעולם</text:span><text:span text:style-name="T31"> </text:span><text:span text:style-name="T38">אכולהו</text:span><text:span text:style-name="T31"> </text:span><text:span text:style-name="T38">קאי</text:span><text:span text:style-name="T31"> </text:span><text:span text:style-name="T38">רבי</text:span><text:span text:style-name="T31"> </text:span><text:span text:style-name="T38">אליעזר</text:span><text:span text:style-name="T31"> </text:span><text:span text:style-name="T38">דנשיא</text:span><text:span text:style-name="T31"> </text:span><text:span text:style-name="T38">מביא</text:span><text:span text:style-name="T31"> </text:span><text:span text:style-name="T38">שעיר</text:span><text:span text:style-name="T32">)</text:span><text:span text:style-name="T1">!?</text:span></text:p>
      <text:p text:style-name="P4"><text:span text:style-name="T1">אמר</text:span><text:span text:style-name="T2"> </text:span><text:span text:style-name="T1">ליה: ורבי</text:span><text:span text:style-name="T2"> </text:span><text:span text:style-name="T1">עקיבא</text:span><text:span text:style-name="T2"> </text:span><text:span text:style-name="T1">- מי</text:span><text:span text:style-name="T2"> </text:span><text:span text:style-name="T1">פטר</text:span><text:span text:style-name="T2"> </text:span><text:span text:style-name="T1">ליה</text:span><text:span text:style-name="T2"> </text:span><text:span text:style-name="T32">(</text:span><text:span text:style-name="T38">למשיח</text:span><text:span text:style-name="T32">)</text:span><text:span text:style-name="T1"> מִפָּר</text:span><text:span text:style-name="T2"> </text:span><text:span text:style-name="T32">(</text:span><text:span text:style-name="T38">כי</text:span><text:span text:style-name="T31"> </text:span><text:span text:style-name="T38">קאמר</text:span><text:span text:style-name="T31"> </text:span><text:span text:style-name="T38">רבי</text:span><text:span text:style-name="T31"> </text:span><text:span text:style-name="T38">עקיבא</text:span><text:span text:style-name="T31"> </text:span><text:span text:style-name="T38">משיח</text:span><text:span text:style-name="T31"> </text:span><text:span text:style-name="T38">פטור</text:span><text:span text:style-name="T31"> </text:span><text:span text:style-name="T38">מכולן: מטומאת</text:span><text:span text:style-name="T31"> </text:span><text:span text:style-name="T38">מקדש</text:span><text:span text:style-name="T31"> </text:span><text:span text:style-name="T38">וקדשיו</text:span><text:span text:style-name="T31"> </text:span><text:span text:style-name="T38">ו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</text:span><text:span text:style-name="T31"> </text:span><text:span text:style-name="T38">- כגון</text:span><text:span text:style-name="T31"> </text:span><text:span text:style-name="T38">להביא</text:span><text:span text:style-name="T31"> </text:span><text:span text:style-name="T38">קרבן</text:span><text:span text:style-name="T31"> </text:span><text:span text:style-name="T38">עולה</text:span><text:span text:style-name="T31"> </text:span><text:span text:style-name="T38">ויורד, אבל</text:span><text:span text:style-name="T31"> </text:span><text:span text:style-name="T38">להביא</text:span><text:span text:style-name="T31"> </text:span><text:span text:style-name="T38">פר</text:span><text:span text:style-name="T31"> – </text:span><text:span text:style-name="T38">מחייב!</text:span><text:span text:style-name="T32">)</text:span><text:span text:style-name="T1">? </text:span><text:span text:style-name="T32">(</text:span><text:span text:style-name="T38">וכיון</text:span><text:span text:style-name="T31"> </text:span><text:span text:style-name="T38">דמחייב</text:span><text:span text:style-name="T31"> </text:span><text:span text:style-name="T38">בפר</text:span><text:span text:style-name="T31"> </text:span><text:span text:style-name="T38">- אם</text:span><text:span text:style-name="T31"> </text:span><text:span text:style-name="T38">כן</text:span><text:span text:style-name="T31"> </text:span><text:span text:style-name="T38">ניתני</text:span><text:span text:style-name="T31"> </text:span><text:span text:style-name="T38">נמי</text:span><text:span text:style-name="T31"> </text:span><text:span text:style-name="T38">רבי</text:span><text:span text:style-name="T31"> </text:span><text:span text:style-name="T38">אליעזר</text:span><text:span text:style-name="T31"> </text:span><text:span text:style-name="T38">'משיח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בשמיעת</text:span><text:span text:style-name="T31"> </text:span><text:span text:style-name="T38">קול</text:span><text:span text:style-name="T31"> </text:span><text:span text:style-name="T38">ובטוי</text:span><text:span text:style-name="T31"> </text:span><text:span text:style-name="T38">שפתים'!? אלא</text:span><text:span text:style-name="T31"> </text:span><text:span text:style-name="T38">מדלא</text:span><text:span text:style-name="T31"> </text:span><text:span text:style-name="T38">קתני</text:span><text:span text:style-name="T31"> </text:span><text:span text:style-name="T38">הכי</text:span><text:span text:style-name="T31"> </text:span><text:span text:style-name="T38">- שמע</text:span><text:span text:style-name="T31"> </text:span><text:span text:style-name="T38">מינה</text:span><text:span text:style-name="T31"> </text:span><text:span text:style-name="T38">דאטומאת</text:span><text:span text:style-name="T31"> </text:span><text:span text:style-name="T38">מקדש</text:span><text:span text:style-name="T31"> </text:span><text:span text:style-name="T38">וקדשיו</text:span><text:span text:style-name="T31"> </text:span><text:span text:style-name="T38">קאי</text:span><text:span text:style-name="T31"> </text:span><text:span text:style-name="T38">רבי</text:span><text:span text:style-name="T31"> </text:span><text:span text:style-name="T38">אליעזר</text:span><text:span text:style-name="T31"> </text:span><text:span text:style-name="T38">דנשיא</text:span><text:span text:style-name="T31"> </text:span><text:span text:style-name="T38">מביא</text:span><text:span text:style-name="T31"> </text:span><text:span text:style-name="T38">שעיר, הואיל</text:span><text:span text:style-name="T31"> </text:span><text:span text:style-name="T38">ונאמר</text:span><text:span text:style-name="T31"> </text:span><text:span text:style-name="T38">בו</text:span><text:span text:style-name="T31"> </text:span><text:span text:style-name="T38">כרת</text:span><text:span text:style-name="T31"> </text:span><text:span text:style-name="T38">כבקבועה; והא</text:span><text:span text:style-name="T31"> </text:span><text:span text:style-name="T38">דלא</text:span><text:span text:style-name="T31"> </text:span><text:span text:style-name="T38">קתני</text:span><text:span text:style-name="T31"> </text:span><text:span text:style-name="T38">'ומשיח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' - משום</text:span><text:span text:style-name="T31"> </text:span><text:span text:style-name="T38">דסבר</text:span><text:span text:style-name="T31"> </text:span><text:span text:style-name="T38">לה</text:span><text:span text:style-name="T31"> </text:span><text:span text:style-name="T38">כרבי</text:span><text:span text:style-name="T31"> </text:span><text:span text:style-name="T38">שמעון</text:span><text:span text:style-name="T31"> </text:span><text:span text:style-name="T38">דאמר</text:span><text:span text:style-name="T31"> </text:span><text:span text:style-name="T38">דאין</text:span><text:span text:style-name="T31"> </text:span><text:span text:style-name="T38">כהן</text:span><text:span text:style-name="T31"> </text:span><text:span text:style-name="T38">משיח</text:span><text:span text:style-name="T31"> </text:span><text:span text:style-name="T38">חייב</text:span><text:span text:style-name="T31"> </text:span><text:span text:style-name="T38">בטומאת</text:span><text:span text:style-name="T31"> </text:span><text:span text:style-name="T38">מקדש</text:span><text:span text:style-name="T31"> </text:span><text:span text:style-name="T38">וקדשיו.</text:span><text:span text:style-name="T32">)</text:span></text:p>
      <text:p text:style-name="P4"><text:span text:style-name="T1">ותו</text:span><text:span text:style-name="T2"> </text:span><text:span text:style-name="T1">לא</text:span><text:span text:style-name="T2"> </text:span><text:span text:style-name="T1">מידי</text:span><text:span text:style-name="T2"> </text:span><text:span text:style-name="T32">(</text:span><text:span text:style-name="T38">ותו</text:span><text:span text:style-name="T31"> </text:span><text:span text:style-name="T38">ליכא</text:span><text:span text:style-name="T31"> </text:span><text:span text:style-name="T38">למיקשי</text:span><text:span text:style-name="T31"> </text:span><text:span text:style-name="T38">ולא</text:span><text:span text:style-name="T31"> </text:span><text:span text:style-name="T38">מידי</text:span><text:span text:style-name="T32">)</text:span><text:span text:style-name="T1">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וחנן: מודה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1">שאין</text:span><text:span text:style-name="T2"> </text:span><text:span text:style-name="T1">מביא</text:span><text:span text:style-name="T2"> </text:span><text:span text:style-name="T1">אשם</text:span><text:span text:style-name="T2"> </text:span><text:span text:style-name="T32">(</text:span><text:span text:style-name="T38">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קאמר</text:span><text:span text:style-name="T31"> </text:span><text:span text:style-name="T38">רבי</text:span><text:span text:style-name="T31"> </text:span><text:span text:style-name="T38">אליעזר</text:span><text:span text:style-name="T31"> </text:span><text:span text:style-name="T38">'</text:span><text:span text:style-name="T48">הואיל</text:span><text:span text:style-name="T49"> </text:span><text:span text:style-name="T48">ונאמר</text:span><text:span text:style-name="T49"> </text:span><text:span text:style-name="T48">בו</text:span><text:span text:style-name="T49"> </text:span><text:span text:style-name="T48">כרת</text:span><text:span text:style-name="T49"> </text:span><text:span text:style-name="T48">כבקבועה</text:span><text:span text:style-name="T38">': דנשיא</text:span><text:span text:style-name="T31"> </text:span><text:span text:style-name="T38">מביא</text:span><text:span text:style-name="T31"> </text:span><text:span text:style-name="T38">שעיר</text:span><text:span text:style-name="T31"> </text:span><text:span text:style-name="T38">כבחטאת</text:span><text:span text:style-name="T31"> </text:span><text:span text:style-name="T38">קבועה</text:span><text:span text:style-name="T31"> </text:span><text:span text:style-name="T38">- מודה</text:span><text:span text:style-name="T31"> </text:span><text:span text:style-name="T38">רבי</text:span><text:span text:style-name="T31"> </text:span><text:span text:style-name="T38">אליעזר</text:span><text:span text:style-name="T31"> </text:span><text:span text:style-name="T38">לענין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דלאו</text:span><text:span text:style-name="T31"> </text:span><text:span text:style-name="T38">דיניה</text:span><text:span text:style-name="T31"> </text:span><text:span text:style-name="T38">כבחטאת</text:span><text:span text:style-name="T31"> </text:span><text:span text:style-name="T38">קבועה: דכי</text:span><text:span text:style-name="T31"> </text:span><text:span text:style-name="T38">היכי</text:span><text:span text:style-name="T31"> </text:span><text:span text:style-name="T38">דאמר</text:span><text:span text:style-name="T31"> </text:span><text:span text:style-name="T38">לעיל</text:span><text:span text:style-name="T31"> </text:span><text:span text:style-name="T38">'אין</text:span><text:span text:style-name="T31"> </text:span><text:span text:style-name="T38">יחיד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אלא</text:span><text:span text:style-name="T31"> </text:span><text:span text:style-name="T38">על</text:span><text:span text:style-name="T31"> </text:span><text:span text:style-name="T38">ספק</text:span><text:span text:style-name="T31"> </text:span><text:span text:style-name="T38">קבועה' - הכי</text:span><text:span text:style-name="T31"> </text:span><text:span text:style-name="T38">נמי</text:span><text:span text:style-name="T31"> </text:span><text:span text:style-name="T38">אין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על</text:span><text:span text:style-name="T31"> </text:span><text:span text:style-name="T38">ספק</text:span><text:span text:style-name="T31"> </text:span><text:span text:style-name="T38">טומאת</text:span><text:span text:style-name="T31"> </text:span><text:span text:style-name="T38">מקדש</text:span><text:span text:style-name="T31"> </text:span><text:span text:style-name="T38">וקדשיו: שאף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שנאמר</text:span><text:span text:style-name="T31"> </text:span><text:span text:style-name="T38">בו</text:span><text:span text:style-name="T31"> </text:span><text:span text:style-name="T38">כרת</text:span><text:span text:style-name="T31"> </text:span><text:span text:style-name="T38">כבקבועה, הואיל</text:span><text:span text:style-name="T31"> </text:span><text:span text:style-name="T38">ואינה</text:span><text:span text:style-name="T31"> </text:span><text:span text:style-name="T38">ממש</text:span><text:span text:style-name="T31"> </text:span><text:span text:style-name="T38">חטאת</text:span><text:span text:style-name="T31"> </text:span><text:span text:style-name="T38">קבועה</text:span><text:span text:style-name="T31"> </text:span><text:span text:style-name="T38">- אין</text:span><text:span text:style-name="T31"> </text:span><text:span text:style-name="T38">מביא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.</text:span></text:p>
      <text:p text:style-name="P4"><text:span text:style-name="T1">תני</text:span><text:span text:style-name="T2"> </text:span><text:span text:style-name="T1">תנא</text:span><text:span text:style-name="T2"> </text:span><text:span text:style-name="T1">קמיה</text:span><text:span text:style-name="T2"> </text:span><text:span text:style-name="T1">דרב</text:span><text:span text:style-name="T2"> </text:span><text:span text:style-name="T1">ששת: אשם</text:span><text:span text:style-name="T2"> </text:span><text:span text:style-name="T1">תלוי</text:span><text:span text:style-name="T2"> </text:span><text:span text:style-name="T1">בא</text:span><text:span text:style-name="T2"> </text:span><text:span text:style-name="T1">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</text:span><text:span text:style-name="T2"> </text:span><text:span text:style-name="T32">(</text:span><text:span text:style-name="T38">הואיל</text:span><text:span text:style-name="T31"> </text:span><text:span text:style-name="T38">ונאמר</text:span><text:span text:style-name="T31"> </text:span><text:span text:style-name="T38">בו</text:span><text:span text:style-name="T31"> </text:span><text:span text:style-name="T38">כרת</text:span><text:span text:style-name="T31"> </text:span><text:span text:style-name="T38">כבקבועה</text:span><text:span text:style-name="T32">)</text:span><text:span text:style-name="T1">. </text:span></text:p>
      <text:p text:style-name="P4"><text:span text:style-name="T1">אמר</text:span><text:span text:style-name="T2"> </text:span><text:span text:style-name="T1">ליה: דאמר</text:span><text:span text:style-name="T2"> </text:span><text:span text:style-name="T1">לך</text:span><text:span text:style-name="T2"> </text:span><text:span text:style-name="T1">מני? </text:span></text:p>
      <text:p text:style-name="P4"><text:span text:style-name="T1">רבי</text:span><text:span text:style-name="T2"> </text:span><text:span text:style-name="T1">אליעזר</text:span><text:span text:style-name="T2"> </text:span><text:span text:style-name="T1">היא, דאמר</text:span><text:span text:style-name="T2"> </text:span><text:span text:style-name="T1">'</text:span><text:span text:style-name="T32">(</text:span><text:span text:style-name="T38">נשיא</text:span><text:span text:style-name="T31"> </text:span><text:span text:style-name="T38">מביא</text:span><text:span text:style-name="T31"> </text:span><text:span text:style-name="T38">שעיר</text:span><text:span text:style-name="T32">)</text:span><text:span text:style-name="T1"> הואיל</text:span><text:span text:style-name="T2"> </text:span><text:span text:style-name="T1">ונאמר</text:span><text:span text:style-name="T2"> </text:span><text:span text:style-name="T1">בו</text:span><text:span text:style-name="T2"> </text:span><text:span text:style-name="T1">כרת</text:span><text:span text:style-name="T2"> </text:span><text:span text:style-name="T1">כבקבועה' </text:span><text:span text:style-name="T32">(</text:span><text:span text:style-name="T38">וקאמר</text:span><text:span text:style-name="T31"> </text:span><text:span text:style-name="T38">דהוא</text:span><text:span text:style-name="T31"> </text:span><text:span text:style-name="T38">הדין</text:span><text:span text:style-name="T31"> </text:span><text:span text:style-name="T38">לענין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 - מייתי</text:span><text:span text:style-name="T2"> </text:span><text:span text:style-name="T1">נשיא</text:span><text:span text:style-name="T2"> </text:span><text:span text:style-name="T1">שעיר</text:span><text:span text:style-name="T2"> </text:span><text:span text:style-name="T1">עליה.</text:span></text:p>
      <text:p text:style-name="P4"><text:span text:style-name="T32">(</text:span><text:span text:style-name="T38">ומי</text:span><text:span text:style-name="T31"> </text:span><text:span text:style-name="T38">מצית</text:span><text:span text:style-name="T31"> </text:span><text:span text:style-name="T38">אמרת</text:span><text:span text:style-name="T31"> </text:span><text:span text:style-name="T38">הכי?</text:span><text:span text:style-name="T32">)</text:span><text:span text:style-name="T1"> והאמר</text:span><text:span text:style-name="T2"> </text:span><text:span text:style-name="T1">רבי</text:span><text:span text:style-name="T2"> </text:span><text:span text:style-name="T1">יוחנן</text:span><text:span text:style-name="T2"> </text:span><text:span text:style-name="T1">'מודה</text:span><text:span text:style-name="T2"> </text:span><text:span text:style-name="T1">רבי</text:span><text:span text:style-name="T2"> </text:span><text:span text:style-name="T1">אליעזר</text:span><text:span text:style-name="T2"> </text:span><text:span text:style-name="T1">שאין</text:span><text:span text:style-name="T2"> </text:span><text:span text:style-name="T1">מביא</text:span><text:span text:style-name="T2"> </text:span><text:span text:style-name="T1">אשם</text:span><text:span text:style-name="T2"> </text:span><text:span text:style-name="T1">תלוי'?</text:span></text:p>
      <text:p text:style-name="P4"><text:span text:style-name="T1">קשיא</text:span><text:span text:style-name="T2"> </text:span><text:span text:style-name="T32">(</text:span><text:span text:style-name="T38">דמתניתא</text:span><text:span text:style-name="T31"> </text:span><text:span text:style-name="T38">דידך</text:span><text:span text:style-name="T31"> </text:span><text:span text:style-name="T38">לא</text:span><text:span text:style-name="T31"> </text:span><text:span text:style-name="T38">מיתוקמא</text:span><text:span text:style-name="T31"> </text:span><text:span text:style-name="T38">דלא</text:span><text:span text:style-name="T31"> </text:span><text:span text:style-name="T38">כחד</text:span><text:span text:style-name="T32">)</text:span><text:span text:style-name="T1">.</text:span><text:span text:style-name="T38"> </text:span></text:p>
      <text:p text:style-name="P11"/>
      <text:p text:style-name="P1"><text:span text:style-name="T1">הדרן</text:span><text:span text:style-name="T2"> </text:span><text:span text:style-name="T1">עלך</text:span><text:span text:style-name="T2"> </text:span><text:span text:style-name="T1">הורה</text:span><text:span text:style-name="T2"> </text:span><text:span text:style-name="T1">כהן</text:span><text:span text:style-name="T2"> </text:span><text:span text:style-name="T1">משיח</text:span><text:span text:style-name="T2"> </text:span></text:p>
      <text:p text:style-name="P37"/>
      <text:p text:style-name="P1"><text:span text:style-name="T1">מסכת</text:span><text:span text:style-name="T2"> </text:span><text:span text:style-name="T1">הוריות</text:span><text:span text:style-name="T2"> </text:span><text:span text:style-name="T1">פרק</text:span><text:span text:style-name="T2"> </text:span><text:span text:style-name="T1">שלישי</text:span><text:span text:style-name="T2"> </text:span><text:span text:style-name="T1">כהן</text:span><text:span text:style-name="T2"> </text:span><text:span text:style-name="T1">משיח</text:span></text:p>
      <text:p text:style-name="P19"><text:span text:style-name="T4">מתוך</text:span><text:span text:style-name="T2"> </text:span><text:span text:style-name="T4">"גמרא</text:span><text:span text:style-name="T2"> </text:span><text:span text:style-name="T4">נוֹחָה"</text:span></text:p>
      <text:p text:style-name="P7">על שם הורי <text:span text:style-name="T7">נ</text:span>פתלי <text:span text:style-name="T7">וח</text:span>נה<text:span text:style-name="T14"> </text:span><text:span text:style-name="T7">ה</text:span>ולנדר<text:span text:style-name="T17"> הכ"מ</text:span></text:p>
      <text:p text:style-name="P2"/>
      <text:p text:style-name="P3"/>
      <text:p text:style-name="P4"><text:span text:style-name="T1">ב</text:span><text:span text:style-name="T2"> </text:span><text:span text:style-name="T1">הוריות</text:span><text:span text:style-name="T2"> </text:span><text:span text:style-name="T1">דף</text:span><text:span text:style-name="T2"> </text:span><text:span text:style-name="T1">ט,ב</text:span><text:span text:style-name="T2"> </text:span></text:p>
      <text:p text:style-name="P3">משנה<text:tab/></text:p>
      <text:p text:style-name="P4"><text:span text:style-name="T1">כהן</text:span><text:span text:style-name="T2"> </text:span><text:span text:style-name="T1">משיח</text:span><text:span text:style-name="T2"> </text:span><text:span text:style-name="T1">שחטא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עבר</text:span><text:span text:style-name="T2"> </text:span><text:span text:style-name="T1">ממשיחותו, וכן</text:span><text:span text:style-name="T2"> </text:span><text:span text:style-name="T1">נשיא</text:span><text:span text:style-name="T2"> </text:span><text:span text:style-name="T1">שחטא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עבר</text:span><text:span text:style-name="T2"> </text:span><text:span text:style-name="T1">מגדולתו: כהן</text:span><text:span text:style-name="T2"> </text:span><text:span text:style-name="T1">משיח</text:span><text:span text:style-name="T2"> </text:span><text:span text:style-name="T1">מביא</text:span><text:span text:style-name="T2"> </text:span><text:span text:style-name="T1">פר</text:span><text:span text:style-name="T2"> </text:span><text:span text:style-name="T1">והנשיא</text:span><text:span text:style-name="T2"> </text:span><text:span text:style-name="T1">מביא</text:span><text:span text:style-name="T2"> </text:span><text:span text:style-name="T1">שעיר;</text:span></text:p>
      <text:p text:style-name="P4"><text:span text:style-name="T1">משיח</text:span><text:span text:style-name="T2"> </text:span><text:span text:style-name="T1">שעבר</text:span><text:span text:style-name="T2"> </text:span><text:span text:style-name="T1">ממשיחותו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חטא, וכן</text:span><text:span text:style-name="T2"> </text:span><text:span text:style-name="T1">הנשיא</text:span><text:span text:style-name="T2"> </text:span><text:span text:style-name="T1">שעבר</text:span><text:span text:style-name="T2"> </text:span><text:span text:style-name="T1">מגדולתו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חטא: כהן</text:span><text:span text:style-name="T2"> </text:span><text:span text:style-name="T1">משיח</text:span><text:span text:style-name="T2"> </text:span><text:span text:style-name="T1">מביא</text:span><text:span text:style-name="T2"> </text:span><text:span text:style-name="T1">פר</text:span><text:span text:style-name="T2"> </text:span><text:span text:style-name="T1">והנשיא</text:span><text:span text:style-name="T2"> </text:span><text:span text:style-name="T1">כהדיוט.</text:span></text:p>
      <text:p text:style-name="P3"/>
      <text:p text:style-name="P3">גמרא:</text:p>
      <text:p text:style-name="P4"><text:span text:style-name="T1">השתא</text:span><text:span text:style-name="T2"> </text:span><text:span text:style-name="T1">יש</text:span><text:span text:style-name="T2"> </text:span><text:span text:style-name="T1">לומר</text:span><text:span text:style-name="T2"> </text:span><text:span text:style-name="T82">[בכהן</text:span><text:span text:style-name="T84"> </text:span><text:span text:style-name="T82">משיח</text:span><text:span text:style-name="T84"> </text:span><text:span text:style-name="T82">בסיפא]</text:span><text:span text:style-name="T1"> '</text:span><text:span text:style-name="T73">עבר</text:span><text:span text:style-name="T74"> </text:span><text:span text:style-name="T73">ממשיחותו</text:span></text:p>
      <text:p text:style-name="P3"/>
      <text:p text:style-name="P4"><text:span text:style-name="T1">(הוריות</text:span><text:span text:style-name="T2"> </text:span><text:span text:style-name="T1">י,א)</text:span></text:p>
      <text:p text:style-name="P4"><text:span text:style-name="T73">ואחר</text:span><text:span text:style-name="T74"> </text:span><text:span text:style-name="T73">כך</text:span><text:span text:style-name="T74"> </text:span><text:span text:style-name="T73">חטא</text:span><text:span text:style-name="T74"> </text:span><text:span text:style-name="T73">... מביא</text:span><text:span text:style-name="T74"> </text:span><text:span text:style-name="T73">פר</text:span><text:span text:style-name="T1">', '</text:span><text:span text:style-name="T73">חטא</text:span><text:span text:style-name="T74"> </text:span><text:span text:style-name="T73">ואחר</text:span><text:span text:style-name="T74"> </text:span><text:span text:style-name="T73">כך</text:span><text:span text:style-name="T74"> </text:span><text:span text:style-name="T73">עבר</text:span><text:span text:style-name="T74"> </text:span><text:span text:style-name="T73">ממשיחותו</text:span><text:span text:style-name="T1">' </text:span><text:span text:style-name="T82">[ברישא]</text:span><text:span text:style-name="T1"> צריכא</text:span><text:span text:style-name="T2"> </text:span><text:span text:style-name="T1">למימר? </text:span></text:p>
      <text:p text:style-name="P4"><text:span text:style-name="T1">משום</text:span><text:span text:style-name="T2"> </text:span><text:span text:style-name="T1">דקתני</text:span><text:span text:style-name="T2"> </text:span><text:span text:style-name="T1">גבי</text:span><text:span text:style-name="T2"> </text:span><text:span text:style-name="T1">נשיא</text:span><text:span text:style-name="T2"> </text:span><text:span text:style-name="T1">דכי</text:span><text:span text:style-name="T2"> </text:span><text:span text:style-name="T1">עבר</text:span><text:span text:style-name="T2"> </text:span><text:span text:style-name="T1">מנשיאותו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חטא</text:span><text:span text:style-name="T2"> </text:span><text:span text:style-name="T1">- כהדיוט</text:span><text:span text:style-name="T2"> </text:span><text:span text:style-name="T1">מייתי, אהכי</text:span><text:span text:style-name="T2"> </text:span><text:span text:style-name="T1">תני</text:span><text:span text:style-name="T2"> </text:span><text:span text:style-name="T1">גבי</text:span><text:span text:style-name="T2"> </text:span><text:span text:style-name="T1">משיח</text:span><text:span text:style-name="T2"> </text:span><text:span text:style-name="T1">'</text:span><text:span text:style-name="T73">חטא</text:span><text:span text:style-name="T74"> </text:span><text:span text:style-name="T73">ואח"כ</text:span><text:span text:style-name="T74"> </text:span><text:span text:style-name="T73">עבר</text:span><text:span text:style-name="T2"> </text:span><text:span text:style-name="T1">... </text:span><text:span text:style-name="T73">מביא</text:span><text:span text:style-name="T74"> </text:span><text:span text:style-name="T73">פר'</text:span><text:span text:style-name="T1">. </text:span></text:p>
      <text:p text:style-name="P12"><text:span text:style-name="T1">(</text:span><text:span text:style-name="T26">גירסת</text:span><text:span text:style-name="T2"> </text:span><text:span text:style-name="T26">רש"י: השתא</text:span><text:span text:style-name="T2"> </text:span><text:span text:style-name="T26">יש</text:span><text:span text:style-name="T2"> </text:span><text:span text:style-name="T26">לומר: עבר</text:span><text:span text:style-name="T2"> </text:span><text:span text:style-name="T26">ממשיחותו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חטא</text:span><text:span text:style-name="T2"> </text:span><text:span text:style-name="T26">- מביא</text:span><text:span text:style-name="T2"> </text:span><text:span text:style-name="T26">פר; חטא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עבר</text:span><text:span text:style-name="T2"> </text:span><text:span text:style-name="T26">ממשיחותו</text:span><text:span text:style-name="T2"> </text:span><text:span text:style-name="T26">מיבעיא? - נשיא</text:span><text:span text:style-name="T2"> </text:span><text:span text:style-name="T26">איצטריכא</text:span><text:span text:style-name="T2"> </text:span><text:span text:style-name="T26">ליה: סלקא</text:span><text:span text:style-name="T2"> </text:span><text:span text:style-name="T26">דעתך</text:span><text:span text:style-name="T2"> </text:span><text:span text:style-name="T26">הואיל</text:span><text:span text:style-name="T2"> </text:span><text:span text:style-name="T26">ועבר</text:span><text:span text:style-name="T2"> </text:span><text:span text:style-name="T26">מנשיאותו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חטא</text:span><text:span text:style-name="T2"> </text:span><text:span text:style-name="T26">הוי</text:span><text:span text:style-name="T2"> </text:span><text:span text:style-name="T26">כהדיוט, חטא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עבר</text:span><text:span text:style-name="T2"> </text:span><text:span text:style-name="T26">מנשיאותו</text:span><text:span text:style-name="T2"> </text:span><text:span text:style-name="T26">נמי</text:span><text:span text:style-name="T2"> </text:span><text:span text:style-name="T26">ליהוי</text:span><text:span text:style-name="T2"> </text:span><text:span text:style-name="T26">כהדיוט</text:span><text:span text:style-name="T2"> </text:span><text:span text:style-name="T26">- קא</text:span><text:span text:style-name="T2"> </text:span><text:span text:style-name="T26">משמע</text:span><text:span text:style-name="T2"> </text:span><text:span text:style-name="T26">לן.</text:span></text:p>
      <text:p text:style-name="P12"><text:span text:style-name="T26">לישנא</text:span><text:span text:style-name="T2"> </text:span><text:span text:style-name="T26">אחרינא: צריכא</text:span><text:span text:style-name="T2"> </text:span><text:span text:style-name="T26">למימר</text:span><text:span text:style-name="T2"> </text:span><text:span text:style-name="T26">דחטא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עבר</text:span><text:span text:style-name="T2"> </text:span><text:span text:style-name="T26">ממשיחותו</text:span><text:span text:style-name="T2"> </text:span><text:span text:style-name="T26">דמביא</text:span><text:span text:style-name="T2"> </text:span><text:span text:style-name="T26">פר; הא</text:span><text:span text:style-name="T2"> </text:span><text:span text:style-name="T26">- כיון</text:span><text:span text:style-name="T2"> </text:span><text:span text:style-name="T26">דתנא</text:span><text:span text:style-name="T2"> </text:span><text:span text:style-name="T26">ליה</text:span><text:span text:style-name="T2"> </text:span><text:span text:style-name="T26">עבר</text:span><text:span text:style-name="T2"> </text:span><text:span text:style-name="T26">ממשיחותו, דמביא</text:span><text:span text:style-name="T2"> </text:span><text:span text:style-name="T26">פר</text:span><text:span text:style-name="T2"> </text:span><text:span text:style-name="T26">- כל</text:span><text:span text:style-name="T2"> </text:span><text:span text:style-name="T26">שכן</text:span><text:span text:style-name="T2"> </text:span><text:span text:style-name="T26">חטא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עבר</text:span><text:span text:style-name="T2"> </text:span><text:span text:style-name="T26">ממשיחותו</text:span><text:span text:style-name="T2"> </text:span><text:span text:style-name="T26">דמביא</text:span><text:span text:style-name="T2"> </text:span><text:span text:style-name="T26">פר? הא</text:span><text:span text:style-name="T2"> </text:span><text:span text:style-name="T26">- לא</text:span><text:span text:style-name="T2"> </text:span><text:span text:style-name="T26">קשיא; משום</text:span><text:span text:style-name="T2"> </text:span><text:span text:style-name="T26">דקתני</text:span><text:span text:style-name="T2"> </text:span><text:span text:style-name="T26">גבי</text:span><text:span text:style-name="T2"> </text:span><text:span text:style-name="T26">נשיא</text:span><text:span text:style-name="T2"> </text:span><text:span text:style-name="T26">כי</text:span><text:span text:style-name="T2"> </text:span><text:span text:style-name="T26">עבר</text:span><text:span text:style-name="T2"> </text:span><text:span text:style-name="T26">מגדולתו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חטא</text:span><text:span text:style-name="T2"> </text:span><text:span text:style-name="T26">כי</text:span><text:span text:style-name="T2"> </text:span><text:span text:style-name="T26">הדיוט</text:span><text:span text:style-name="T2"> </text:span><text:span text:style-name="T26">מייתי</text:span><text:span text:style-name="T2"> </text:span><text:span text:style-name="T26">- סלקא</text:span><text:span text:style-name="T2"> </text:span><text:span text:style-name="T26">דעתך</text:span><text:span text:style-name="T2"> </text:span><text:span text:style-name="T26">אמינא</text:span><text:span text:style-name="T2"> </text:span><text:span text:style-name="T26">כי</text:span><text:span text:style-name="T2"> </text:span><text:span text:style-name="T26">חטא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עבר</text:span><text:span text:style-name="T2"> </text:span><text:span text:style-name="T26">נייתי</text:span><text:span text:style-name="T2"> </text:span><text:span text:style-name="T26">נמי</text:span><text:span text:style-name="T2"> </text:span><text:span text:style-name="T26">כי</text:span><text:span text:style-name="T2"> </text:span><text:span text:style-name="T26">הדיוט? הלכך</text:span><text:span text:style-name="T2"> </text:span><text:span text:style-name="T26">תנא</text:span><text:span text:style-name="T2"> </text:span><text:span text:style-name="T26">גבי</text:span><text:span text:style-name="T2"> </text:span><text:span text:style-name="T26">נשיא</text:span><text:span text:style-name="T2"> </text:span><text:span text:style-name="T26">'שחטא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עבר', דמייתי</text:span><text:span text:style-name="T2"> </text:span><text:span text:style-name="T26">כי</text:span><text:span text:style-name="T2"> </text:span><text:span text:style-name="T26">נשיא, ואיידי</text:span><text:span text:style-name="T2"> </text:span><text:span text:style-name="T26">דתנא</text:span><text:span text:style-name="T2"> </text:span><text:span text:style-name="T26">גבי</text:span><text:span text:style-name="T2"> </text:span><text:span text:style-name="T26">נשיא</text:span><text:span text:style-name="T2"> </text:span><text:span text:style-name="T26">'חטא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עבר' - תנא</text:span><text:span text:style-name="T2"> </text:span><text:span text:style-name="T26">נמי</text:span><text:span text:style-name="T2"> </text:span><text:span text:style-name="T26">גבי</text:span><text:span text:style-name="T2"> </text:span><text:span text:style-name="T26">משיח</text:span><text:span text:style-name="T2"> </text:span><text:span text:style-name="T26">'חטא</text:span><text:span text:style-name="T2"> </text:span><text:span text:style-name="T26">ואחר</text:span><text:span text:style-name="T2"> </text:span><text:span text:style-name="T26">כך</text:span><text:span text:style-name="T2"> </text:span><text:span text:style-name="T26">עבר</text:span><text:span text:style-name="T2"> </text:span><text:span text:style-name="T26">ממשיחותו</text:span><text:span text:style-name="T2"> </text:span><text:span text:style-name="T26">מביא</text:span><text:span text:style-name="T2"> </text:span><text:span text:style-name="T26">פר'! </text:span></text:p>
      <text:p text:style-name="P4"><text:span text:style-name="T38">ומה</text:span><text:span text:style-name="T31"> </text:span><text:span text:style-name="T38">שכתוב</text:span><text:span text:style-name="T31"> </text:span><text:span text:style-name="T38">בספרים</text:span><text:span text:style-name="T31"> </text:span><text:span text:style-name="T38">'תני</text:span><text:span text:style-name="T31"> </text:span><text:span text:style-name="T38">גבי</text:span><text:span text:style-name="T31"> </text:span><text:span text:style-name="T38">משיח</text:span><text:span text:style-name="T31"> </text:span><text:span text:style-name="T38">עבר</text:span><text:span text:style-name="T31"> </text:span><text:span text:style-name="T38">ואחר</text:span><text:span text:style-name="T31"> </text:span><text:span text:style-name="T38">כך</text:span><text:span text:style-name="T31"> </text:span><text:span text:style-name="T38">חטא' - לאו</text:span><text:span text:style-name="T31"> </text:span><text:span text:style-name="T38">מתרצתא</text:span><text:span text:style-name="T31"> </text:span><text:span text:style-name="T38">היא, ולשון</text:span><text:span text:style-name="T31"> </text:span><text:span text:style-name="T38">ראשון</text:span><text:span text:style-name="T31"> </text:span><text:span text:style-name="T38">עיקר, דקאמר</text:span><text:span text:style-name="T31"> </text:span><text:span text:style-name="T38">'השתא</text:span><text:span text:style-name="T31"> </text:span><text:span text:style-name="T38">יש</text:span><text:span text:style-name="T31"> </text:span><text:span text:style-name="T38">לומר</text:span><text:span text:style-name="T31"> </text:span><text:span text:style-name="T38">כו'.</text:span><text:span text:style-name="T32">)</text:span><text:span text:style-name="T1"> </text:span></text:p>
      <text:p text:style-name="P3"/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: '</text:span><text:span text:style-name="T18">(ויקרא</text:span><text:span text:style-name="T19"> </text:span><text:span text:style-name="T18">ד,ג)</text:span><text:span text:style-name="T1"> </text:span><text:span text:style-name="T28">[אם</text:span><text:span text:style-name="T31"> </text:span><text:span text:style-name="T28">הכהן</text:span><text:span text:style-name="T31"> </text:span><text:span text:style-name="T28">המשיח</text:span><text:span text:style-name="T31"> </text:span><text:span text:style-name="T28">יחטא</text:span><text:span text:style-name="T31"> </text:span><text:span text:style-name="T28">לאשמת</text:span><text:span text:style-name="T31"> </text:span><text:span text:style-name="T28">העם]</text:span><text:span text:style-name="T75"> והקריב</text:span><text:span text:style-name="T74"> </text:span><text:span text:style-name="T75">על</text:span><text:span text:style-name="T74"> </text:span><text:span text:style-name="T75">חטאתו</text:span><text:span text:style-name="T74"> </text:span><text:span text:style-name="T28">[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]</text:span><text:span text:style-name="T73"> מלמד</text:span><text:span text:style-name="T74"> </text:span><text:span text:style-name="T73">שמביא</text:span><text:span text:style-name="T74"> </text:span><text:span text:style-name="T73">חטאתו</text:span><text:span text:style-name="T74"> </text:span><text:span text:style-name="T73">משעבר; שיכול</text:span><text:span text:style-name="T74"> </text:span><text:span text:style-name="T73">והלא</text:span><text:span text:style-name="T74"> </text:span><text:span text:style-name="T73">דין</text:span><text:span text:style-name="T74"> </text:span><text:span text:style-name="T73">הוא: ומה</text:span><text:span text:style-name="T74"> </text:span><text:span text:style-name="T73">נשיא</text:span><text:span text:style-name="T74"> </text:span><text:span text:style-name="T73">ש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- אין</text:span><text:span text:style-name="T74"> </text:span><text:span text:style-name="T73">מביא</text:span><text:span text:style-name="T74"> </text:span><text:span text:style-name="T73">חטאתו</text:span><text:span text:style-name="T74"> </text:span><text:span text:style-name="T73">משעבר, משיח</text:span><text:span text:style-name="T74"> </text:span><text:span text:style-name="T73">שאין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לא</text:span><text:span text:style-name="T74"> </text:span><text:span text:style-name="T73">כל</text:span><text:span text:style-name="T74"> </text:span><text:span text:style-name="T73">שכן? תלמוד</text:span><text:span text:style-name="T74"> </text:span><text:span text:style-name="T73">לומר: '</text:span><text:span text:style-name="T75">והקריב</text:span><text:span text:style-name="T74"> </text:span><text:span text:style-name="T75">על</text:span><text:span text:style-name="T74"> </text:span><text:span text:style-name="T75">חטאתו</text:span><text:span text:style-name="T73">' מלמד</text:span><text:span text:style-name="T74"> </text:span><text:span text:style-name="T73">שמביא</text:span><text:span text:style-name="T74"> </text:span><text:span text:style-name="T73">על</text:span><text:span text:style-name="T74"> </text:span><text:span text:style-name="T73">חטאתו</text:span><text:span text:style-name="T74"> </text:span><text:span text:style-name="T73">משעבר.</text:span><text:span text:style-name="T1">' </text:span></text:p>
      <text:p text:style-name="P4"><text:span text:style-name="T1">ונייתי</text:span><text:span text:style-name="T2"> </text:span><text:span text:style-name="T1">נמי</text:span><text:span text:style-name="T2"> </text:span><text:span text:style-name="T1">נשיא</text:span><text:span text:style-name="T2"> </text:span><text:span text:style-name="T1">מקל</text:span><text:span text:style-name="T2"> </text:span><text:span text:style-name="T1">וחומר: ומה</text:span><text:span text:style-name="T2"> </text:span><text:span text:style-name="T1">משיח</text:span><text:span text:style-name="T2"> </text:span><text:span text:style-name="T1">שאין</text:span><text:span text:style-name="T2"> </text:span><text:span text:style-name="T1">מביא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מביא</text:span><text:span text:style-name="T2"> </text:span><text:span text:style-name="T1">חטאת</text:span><text:span text:style-name="T2"> </text:span><text:span text:style-name="T1">משעבר, נשיא</text:span><text:span text:style-name="T2"> </text:span><text:span text:style-name="T1">שמביא</text:span><text:span text:style-name="T2"> </text:span><text:span text:style-name="T1">חטאת</text:span><text:span text:style-name="T2"> </text:span><text:span text:style-name="T1">בשגגת</text:span><text:span text:style-name="T2"> </text:span><text:span text:style-name="T1">מעשה</text:span><text:span text:style-name="T2"> </text:span><text:span text:style-name="T1">- אינו</text:span><text:span text:style-name="T2"> </text:span><text:span text:style-name="T1">דין</text:span><text:span text:style-name="T2"> </text:span><text:span text:style-name="T1">שמביא</text:span><text:span text:style-name="T2"> </text:span><text:span text:style-name="T1">חטאתו</text:span><text:span text:style-name="T2"> </text:span><text:span text:style-name="T1">משעבר? - תלמוד</text:span><text:span text:style-name="T2"> </text:span><text:span text:style-name="T1">לומר</text:span><text:span text:style-name="T2"> </text:span><text:span text:style-name="T18">(ויקרא</text:span><text:span text:style-name="T19"> </text:span><text:span text:style-name="T18">ד,כב)</text:span><text:span text:style-name="T1"> </text:span><text:span text:style-name="T59">אשר</text:span><text:span text:style-name="T2"> </text:span><text:span text:style-name="T59">נשיא</text:span><text:span text:style-name="T2"> </text:span><text:span text:style-name="T59">יחטא</text:span><text:span text:style-name="T2"> </text:span><text:span text:style-name="T28">[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לקיו</text:span><text:span text:style-name="T31">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1">: כשהוא</text:span><text:span text:style-name="T2"> </text:span><text:span text:style-name="T1">נשיא</text:span><text:span text:style-name="T2"> – </text:span><text:span text:style-name="T1">אִין, כשהוא</text:span><text:span text:style-name="T2"> </text:span><text:span text:style-name="T1">הדיוט</text:span><text:span text:style-name="T2"> </text:span><text:span text:style-name="T1">- לא.</text:span></text:p>
      <text:p text:style-name="P3"/>
      <text:p text:style-name="P3"/>
      <text:p text:style-name="P3">משנה:</text:p>
      <text:p text:style-name="P4"><text:span text:style-name="T1">חטאו</text:span><text:span text:style-name="T2"> </text:span><text:span text:style-name="T1">עד</text:span><text:span text:style-name="T2"> </text:span><text:span text:style-name="T1">שלא</text:span><text:span text:style-name="T2"> </text:span><text:span text:style-name="T1">נתמנו</text:span><text:span text:style-name="T2"> </text:span><text:span text:style-name="T1">ואחר</text:span><text:span text:style-name="T2"> </text:span><text:span text:style-name="T1">כך</text:span><text:span text:style-name="T2"> </text:span><text:span text:style-name="T1">נתמנו</text:span><text:span text:style-name="T2"> </text:span><text:span text:style-name="T1">- הרי</text:span><text:span text:style-name="T2"> </text:span><text:span text:style-name="T1">אלו</text:span><text:span text:style-name="T2"> </text:span><text:span text:style-name="T1">כהדיוטות</text:span><text:span text:style-name="T2"> </text:span><text:span text:style-name="T32">(</text:span><text:span text:style-name="T38">דרבנן</text:span><text:span text:style-name="T31"> </text:span><text:span text:style-name="T38">- בתר</text:span><text:span text:style-name="T31"> </text:span><text:span text:style-name="T38">חטא</text:span><text:span text:style-name="T31"> </text:span><text:span text:style-name="T38">אזלי</text:span><text:span text:style-name="T32">)</text:span><text:span text:style-name="T1">; </text:span></text:p>
      <text:p text:style-name="P4"><text:span text:style-name="T1">רבי</text:span><text:span text:style-name="T2"> </text:span><text:span text:style-name="T1">שמעון</text:span><text:span text:style-name="T2"> </text:span><text:span text:style-name="T1">אומר: אם</text:span><text:span text:style-name="T2"> </text:span><text:span text:style-name="T1">נודע</text:span><text:span text:style-name="T2"> </text:span><text:span text:style-name="T1">להם</text:span><text:span text:style-name="T2"> </text:span><text:span text:style-name="T1">עד</text:span><text:span text:style-name="T2"> </text:span><text:span text:style-name="T1">שלא</text:span><text:span text:style-name="T2"> </text:span><text:span text:style-name="T1">נתמנו</text:span><text:span text:style-name="T2"> – </text:span><text:span text:style-name="T1">חייבים, ומשנתמנו</text:span><text:span text:style-name="T2"> </text:span><text:span text:style-name="T1">פטורים</text:span><text:span text:style-name="T2"> </text:span><text:span text:style-name="T32">(</text:span><text:span text:style-name="T38">דרבי</text:span><text:span text:style-name="T31"> </text:span><text:span text:style-name="T38">שמעון</text:span><text:span text:style-name="T31"> </text:span><text:span text:style-name="T38">- חטאה</text:span><text:span text:style-name="T31"> </text:span><text:span text:style-name="T38">וידיעה</text:span><text:span text:style-name="T31"> </text:span><text:span text:style-name="T38">בעי; והוא</text:span><text:span text:style-name="T31"> </text:span><text:span text:style-name="T38">הדין</text:span><text:span text:style-name="T31"> </text:span><text:span text:style-name="T38">דפליג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ברישא, דקתני: נשיא</text:span><text:span text:style-name="T31"> </text:span><text:span text:style-name="T38">שחטא</text:span><text:span text:style-name="T31"> </text:span><text:span text:style-name="T38">ואח"כ</text:span><text:span text:style-name="T31"> </text:span><text:span text:style-name="T38">עבר</text:span><text:span text:style-name="T31"> </text:span><text:span text:style-name="T38">מגדולתו</text:span><text:span text:style-name="T31"> </text:span><text:span text:style-name="T38">מביא</text:span><text:span text:style-name="T31"> </text:span><text:span text:style-name="T38">שעיר; דרבי</text:span><text:span text:style-name="T31"> </text:span><text:span text:style-name="T38">שמעון</text:span><text:span text:style-name="T31"> </text:span><text:span text:style-name="T38">קאמר</text:span><text:span text:style-name="T31"> </text:span><text:span text:style-name="T38">נמי</text:span><text:span text:style-name="T31"> </text:span><text:span text:style-name="T38">דאם</text:span><text:span text:style-name="T31"> </text:span><text:span text:style-name="T38">נודע</text:span><text:span text:style-name="T31"> </text:span><text:span text:style-name="T38">לו</text:span><text:span text:style-name="T31"> </text:span><text:span text:style-name="T38">משעבר</text:span><text:span text:style-name="T31"> </text:span><text:span text:style-name="T38">- דאין</text:span><text:span text:style-name="T31"> </text:span><text:span text:style-name="T38">מביא</text:span><text:span text:style-name="T31"> </text:span><text:span text:style-name="T38">שעיר, דחטאה</text:span><text:span text:style-name="T31"> </text:span><text:span text:style-name="T38">וידיעה</text:span><text:span text:style-name="T31"> </text:span><text:span text:style-name="T38">בעי</text:span><text:span text:style-name="T31"> </text:span><text:span text:style-name="T38">כשהוא</text:span><text:span text:style-name="T31"> </text:span><text:span text:style-name="T38">נשיא</text:span><text:span text:style-name="T32">)</text:span><text:span text:style-name="T1">!</text:span></text:p>
      <text:p text:style-name="P4"><text:span text:style-name="T1">איזהו</text:span><text:span text:style-name="T2"> </text:span><text:span text:style-name="T1">'נשיא'?</text:span></text:p>
      <text:p text:style-name="P4"><text:span text:style-name="T1">זה</text:span><text:span text:style-name="T2"> </text:span><text:span text:style-name="T1">מלך, שנאמר</text:span><text:span text:style-name="T2"> </text:span><text:span text:style-name="T18">(ויקרא</text:span><text:span text:style-name="T19"> </text:span><text:span text:style-name="T18">ד,כב)</text:span><text:span text:style-name="T1"> </text:span><text:span text:style-name="T28">[אשר</text:span><text:span text:style-name="T31"> </text:span><text:span text:style-name="T28">נשיא</text:span><text:span text:style-name="T31"> </text:span><text:span text:style-name="T28">יחטא</text:span><text:span text:style-name="T31"> </text:span><text:span text:style-name="T28">ועשה</text:span><text:span text:style-name="T31"> </text:span><text:span text:style-name="T28">אחת]</text:span><text:span text:style-name="T59"> מכל</text:span><text:span text:style-name="T2"> </text:span><text:span text:style-name="T59">מצות</text:span><text:span text:style-name="T2"> </text:span><text:span text:style-name="T59">ה' אלהיו</text:span><text:span text:style-name="T2"> </text:span><text:span text:style-name="T28">[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1">: שאין</text:span><text:span text:style-name="T2"> </text:span><text:span text:style-name="T1">על</text:span><text:span text:style-name="T2"> </text:span><text:span text:style-name="T1">גביו</text:span><text:span text:style-name="T2"> </text:span><text:span text:style-name="T1">אלא</text:span><text:span text:style-name="T2"> </text:span><text:span text:style-name="T1">ה' אלהיו.</text:span></text:p>
      <text:p text:style-name="P3"/>
      <text:p text:style-name="P3">גמרא:</text:p>
      <text:p text:style-name="P4"><text:span text:style-name="T1">מנא</text:span><text:span text:style-name="T2"> </text:span><text:span text:style-name="T1">הני</text:span><text:span text:style-name="T2"> </text:span><text:span text:style-name="T1">מילי? </text:span></text:p>
      <text:p text:style-name="P4"><text:span text:style-name="T1">דתנו</text:span><text:span text:style-name="T2"> </text:span><text:span text:style-name="T1">רבנן: '</text:span><text:span text:style-name="T18">(ויקרא</text:span><text:span text:style-name="T19"> </text:span><text:span text:style-name="T18">ד,ג)</text:span><text:span text:style-name="T73"> </text:span><text:span text:style-name="T75">אם</text:span><text:span text:style-name="T74"> </text:span><text:span text:style-name="T75">הכהן</text:span><text:span text:style-name="T74"> </text:span><text:span text:style-name="T75">המשיח</text:span><text:span text:style-name="T74"> </text:span><text:span text:style-name="T75">יחטא</text:span><text:span text:style-name="T74"> </text:span><text:span text:style-name="T28">[לאשמת</text:span><text:span text:style-name="T31"> </text:span><text:span text:style-name="T28">העם</text:span><text:span text:style-name="T31"> </text:span><text:span text:style-name="T28">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]</text:span><text:span text:style-name="T1"> </text:span><text:span text:style-name="T32">(</text:span><text:span text:style-name="T38">חטא</text:span><text:span text:style-name="T31"> </text:span><text:span text:style-name="T38">במשיחות</text:span><text:span text:style-name="T31"> </text:span><text:span text:style-name="T38">- הוא</text:span><text:span text:style-name="T31"> </text:span><text:span text:style-name="T38">דמביא</text:span><text:span text:style-name="T31"> </text:span><text:span text:style-name="T38">פר</text:span><text:span text:style-name="T32">)</text:span><text:span text:style-name="T73"> - פרט</text:span><text:span text:style-name="T74"> </text:span><text:span text:style-name="T73">לקודמות</text:span><text:span text:style-name="T74"> </text:span><text:span text:style-name="T32">(</text:span><text:span text:style-name="T38">לשחטא</text:span><text:span text:style-name="T31"> </text:span><text:span text:style-name="T38">ואחר</text:span><text:span text:style-name="T31"> </text:span><text:span text:style-name="T38">כך</text:span><text:span text:style-name="T31"> </text:span><text:span text:style-name="T38">נתמנה, דהרי</text:span><text:span text:style-name="T31"> </text:span><text:span text:style-name="T38">הוא</text:span><text:span text:style-name="T31"> </text:span><text:span text:style-name="T38">כהדיוט, ואין</text:span><text:span text:style-name="T31"> </text:span><text:span text:style-name="T38">מביא</text:span><text:span text:style-name="T31"> </text:span><text:span text:style-name="T38">פר</text:span><text:span text:style-name="T32">)</text:span><text:span text:style-name="T73">; שיכול</text:span><text:span text:style-name="T74"> </text:span><text:span text:style-name="T73">והלא</text:span><text:span text:style-name="T74"> </text:span><text:span text:style-name="T73">דין</text:span><text:span text:style-name="T74"> </text:span><text:span text:style-name="T73">הוא: ומה</text:span><text:span text:style-name="T74"> </text:span><text:span text:style-name="T73">נשיא</text:span><text:span text:style-name="T74"> </text:span><text:span text:style-name="T73">ש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- אין</text:span><text:span text:style-name="T74"> </text:span><text:span text:style-name="T73">מביא</text:span><text:span text:style-name="T74"> </text:span><text:span text:style-name="T73">על</text:span><text:span text:style-name="T74"> </text:span><text:span text:style-name="T73">הקודמות</text:span><text:span text:style-name="T74"> </text:span><text:span text:style-name="T32">(</text:span><text:span text:style-name="T38">כדאמר</text:span><text:span text:style-name="T31"> </text:span><text:span text:style-name="T38">לקמן: '</text:span><text:span text:style-name="T50">אשר</text:span><text:span text:style-name="T49"> </text:span><text:span text:style-name="T50">נשיא</text:span><text:span text:style-name="T49"> </text:span><text:span text:style-name="T50">יחטא</text:span><text:span text:style-name="T31"> </text:span><text:span text:style-name="T18">(ויקרא</text:span><text:span text:style-name="T19"> </text:span><text:span text:style-name="T18">ד,כב) </text:span><text:span text:style-name="T38">- </text:span><text:span text:style-name="T48">כשיחטא</text:span><text:span text:style-name="T49"> </text:span><text:span text:style-name="T48">והרי</text:span><text:span text:style-name="T49"> </text:span><text:span text:style-name="T48">הוא</text:span><text:span text:style-name="T49"> </text:span><text:span text:style-name="T48">נשיא, ולא</text:span><text:span text:style-name="T49"> </text:span><text:span text:style-name="T48">כשיחטא</text:span><text:span text:style-name="T49"> </text:span><text:span text:style-name="T48">והרי</text:span><text:span text:style-name="T49"> </text:span><text:span text:style-name="T48">הוא</text:span><text:span text:style-name="T49"> </text:span><text:span text:style-name="T48">הדיוט</text:span><text:span text:style-name="T38">'</text:span><text:span text:style-name="T32">)</text:span><text:span text:style-name="T73">, משיח</text:span><text:span text:style-name="T74"> </text:span><text:span text:style-name="T73">שאין</text:span><text:span text:style-name="T74"> </text:span><text:span text:style-name="T73">מביא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- אינו</text:span><text:span text:style-name="T74"> </text:span><text:span text:style-name="T73">דין</text:span><text:span text:style-name="T74"> </text:span><text:span text:style-name="T73">שלא</text:span><text:span text:style-name="T74"> </text:span><text:span text:style-name="T73">יביא</text:span><text:span text:style-name="T74"> </text:span><text:span text:style-name="T73">על</text:span><text:span text:style-name="T74"> </text:span><text:span text:style-name="T73">הקודמות!?</text:span></text:p>
      <text:p text:style-name="P4"><text:span text:style-name="T73">לא! אם</text:span><text:span text:style-name="T74"> </text:span><text:span text:style-name="T73">אמרת</text:span><text:span text:style-name="T74"> </text:span><text:span text:style-name="T73">בנשיא, שכן</text:span><text:span text:style-name="T74"> </text:span><text:span text:style-name="T73">אין</text:span><text:span text:style-name="T74"> </text:span><text:span text:style-name="T73">מביא</text:span><text:span text:style-name="T74"> </text:span><text:span text:style-name="T73">חטאתו</text:span><text:span text:style-name="T74"> </text:span><text:span text:style-name="T73">משעבר</text:span><text:span text:style-name="T74"> </text:span><text:span text:style-name="T32">(</text:span><text:span text:style-name="T38">כדתנן: וכן</text:span><text:span text:style-name="T31"> </text:span><text:span text:style-name="T38">הנשיא</text:span><text:span text:style-name="T31"> </text:span><text:span text:style-name="T38">שעבר</text:span><text:span text:style-name="T31"> </text:span><text:span text:style-name="T38">מגדולתו</text:span><text:span text:style-name="T31"> </text:span><text:span text:style-name="T38">ואחר</text:span><text:span text:style-name="T31"> </text:span><text:span text:style-name="T38">כך</text:span><text:span text:style-name="T31"> </text:span><text:span text:style-name="T38">חטא</text:span><text:span text:style-name="T31"> </text:span><text:span text:style-name="T38">- הנשיא</text:span><text:span text:style-name="T31"> </text:span><text:span text:style-name="T38">כהדיוט</text:span><text:span text:style-name="T32">)</text:span><text:span text:style-name="T73">, תאמר</text:span><text:span text:style-name="T74"> </text:span><text:span text:style-name="T73">במשיח</text:span><text:span text:style-name="T74"> </text:span><text:span text:style-name="T73">שמביא</text:span><text:span text:style-name="T74"> </text:span><text:span text:style-name="T73">חטאתו</text:span><text:span text:style-name="T74"> </text:span><text:span text:style-name="T73">משעבר?</text:span></text:p>
      <text:p text:style-name="P4"><text:span text:style-name="T73">הואיל</text:span><text:span text:style-name="T74"> </text:span><text:span text:style-name="T73">ומביא</text:span><text:span text:style-name="T74"> </text:span><text:span text:style-name="T73">חטאתו</text:span><text:span text:style-name="T74"> </text:span><text:span text:style-name="T73">משעבר</text:span><text:span text:style-name="T74"> </text:span><text:span text:style-name="T73">- יביא</text:span><text:span text:style-name="T74"> </text:span><text:span text:style-name="T73">על</text:span><text:span text:style-name="T74"> </text:span><text:span text:style-name="T73">הקודמות! - תלמוד</text:span><text:span text:style-name="T74"> </text:span><text:span text:style-name="T73">לומר</text:span><text:span text:style-name="T74"> </text:span><text:span text:style-name="T73">'</text:span><text:span text:style-name="T75">המשיח</text:span><text:span text:style-name="T74"> </text:span><text:span text:style-name="T75">יחטא</text:span><text:span text:style-name="T73">': חטא</text:span><text:span text:style-name="T74"> </text:span><text:span text:style-name="T73">כשהוא</text:span><text:span text:style-name="T74"> </text:span><text:span text:style-name="T73">משיח</text:span><text:span text:style-name="T74"> – </text:span><text:span text:style-name="T73">מביא; כשהוא</text:span><text:span text:style-name="T74"> </text:span><text:span text:style-name="T73">הדיוט</text:span><text:span text:style-name="T74"> </text:span><text:span text:style-name="T73">- אינו</text:span><text:span text:style-name="T74"> </text:span><text:span text:style-name="T73">מביא</text:span><text:span text:style-name="T1">.'</text:span></text:p>
      <text:p text:style-name="P4"><text:span text:style-name="T1">ותניא</text:span><text:span text:style-name="T2"> </text:span><text:span text:style-name="T1">נמי</text:span><text:span text:style-name="T2"> </text:span><text:span text:style-name="T1">גבי</text:span><text:span text:style-name="T2"> </text:span><text:span text:style-name="T1">נשיא</text:span><text:span text:style-name="T2"> </text:span><text:span text:style-name="T1">כהאי</text:span><text:span text:style-name="T2"> </text:span><text:span text:style-name="T1">גוונא: '</text:span><text:span text:style-name="T18">(ויקרא</text:span><text:span text:style-name="T19"> </text:span><text:span text:style-name="T18">ד,כב)</text:span><text:span text:style-name="T73"> </text:span><text:span text:style-name="T75">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8">[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לקיו</text:span><text:span text:style-name="T31">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73"> - פרט</text:span><text:span text:style-name="T74"> </text:span><text:span text:style-name="T73">לקודמות; שיכול</text:span><text:span text:style-name="T74"> </text:span><text:span text:style-name="T73">והלא</text:span><text:span text:style-name="T74"> </text:span><text:span text:style-name="T73">דין</text:span><text:span text:style-name="T74"> </text:span><text:span text:style-name="T73">הוא: ומה</text:span><text:span text:style-name="T74"> </text:span><text:span text:style-name="T73">משיח</text:span><text:span text:style-name="T74"> </text:span><text:span text:style-name="T73">שמביא</text:span><text:span text:style-name="T74"> </text:span><text:span text:style-name="T73">חטאתו</text:span><text:span text:style-name="T74"> </text:span><text:span text:style-name="T73">משעבר</text:span><text:span text:style-name="T74"> </text:span><text:span text:style-name="T73">- אינו</text:span><text:span text:style-name="T74"> </text:span><text:span text:style-name="T73">מביא</text:span><text:span text:style-name="T74"> </text:span><text:span text:style-name="T73">על</text:span><text:span text:style-name="T74"> </text:span><text:span text:style-name="T73">הקודמות, נשיא</text:span><text:span text:style-name="T74"> </text:span><text:span text:style-name="T73">- שאין</text:span><text:span text:style-name="T74"> </text:span><text:span text:style-name="T73">מביא</text:span><text:span text:style-name="T74"> </text:span><text:span text:style-name="T73">חטאתו</text:span><text:span text:style-name="T74"> </text:span><text:span text:style-name="T73">משעבר</text:span><text:span text:style-name="T74"> </text:span><text:span text:style-name="T73">- אינו</text:span><text:span text:style-name="T74"> </text:span><text:span text:style-name="T73">דין</text:span><text:span text:style-name="T74"> </text:span><text:span text:style-name="T73">שלא</text:span><text:span text:style-name="T74"> </text:span><text:span text:style-name="T73">יביא</text:span><text:span text:style-name="T74"> </text:span><text:span text:style-name="T73">על</text:span><text:span text:style-name="T74"> </text:span><text:span text:style-name="T73">הקודמות!</text:span></text:p>
      <text:p text:style-name="P4"><text:span text:style-name="T73">מה</text:span><text:span text:style-name="T74"> </text:span><text:span text:style-name="T73">למשיח</text:span><text:span text:style-name="T74"> </text:span><text:span text:style-name="T73">שכן</text:span><text:span text:style-name="T74"> </text:span><text:span text:style-name="T73">אין</text:span><text:span text:style-name="T74"> </text:span><text:span text:style-name="T73">מביא</text:span><text:span text:style-name="T74"> </text:span><text:span text:style-name="T73">בשגגת</text:span><text:span text:style-name="T74"> </text:span><text:span text:style-name="T73">מעשה, תאמר</text:span><text:span text:style-name="T74"> </text:span><text:span text:style-name="T73">בנשיא</text:span><text:span text:style-name="T74"> </text:span><text:span text:style-name="T73">שמביא</text:span><text:span text:style-name="T74"> </text:span><text:span text:style-name="T73">בשגגת</text:span><text:span text:style-name="T74"> </text:span><text:span text:style-name="T73">מעשה? - הואיל</text:span><text:span text:style-name="T74"> </text:span><text:span text:style-name="T73">ומביא</text:span><text:span text:style-name="T74"> </text:span><text:span text:style-name="T73">בשגגת</text:span><text:span text:style-name="T74"> </text:span><text:span text:style-name="T73">מעשה</text:span><text:span text:style-name="T74"> </text:span><text:span text:style-name="T73">- יביא</text:span><text:span text:style-name="T74"> </text:span><text:span text:style-name="T73">על</text:span><text:span text:style-name="T74"> </text:span><text:span text:style-name="T73">הקודמות! - תלמוד</text:span><text:span text:style-name="T74"> </text:span><text:span text:style-name="T73">לומר</text:span><text:span text:style-name="T74"> </text:span><text:span text:style-name="T18">(ויקרא</text:span><text:span text:style-name="T19"> </text:span><text:span text:style-name="T18">ד,כב)</text:span><text:span text:style-name="T73"> </text:span><text:span text:style-name="T75">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8">[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לקיו</text:span><text:span text:style-name="T31">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73">: שחטא</text:span><text:span text:style-name="T74"> </text:span><text:span text:style-name="T73">והרי</text:span><text:span text:style-name="T74"> </text:span><text:span text:style-name="T73">הוא</text:span><text:span text:style-name="T74"> </text:span><text:span text:style-name="T73">נשיא, ולא</text:span><text:span text:style-name="T74"> </text:span><text:span text:style-name="T73">שחטא</text:span><text:span text:style-name="T74"> </text:span><text:span text:style-name="T73">ועודהו</text:span><text:span text:style-name="T74"> </text:span><text:span text:style-name="T73">הדיוט.</text:span><text:span text:style-name="T1">'</text:span></text:p>
      <text:p text:style-name="P11"/>
      <text:p text:style-name="P4"><text:span text:style-name="T1">תנו</text:span><text:span text:style-name="T2"> </text:span><text:span text:style-name="T1">רבנן: '</text:span><text:span text:style-name="T18">(ויקרא</text:span><text:span text:style-name="T19"> </text:span><text:span text:style-name="T18">ד,כב)</text:span><text:span text:style-name="T73"> </text:span><text:span text:style-name="T75">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8">[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לקיו</text:span><text:span text:style-name="T31">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73"> - יכול</text:span><text:span text:style-name="T74"> </text:span><text:span text:style-name="T73">גזרה</text:span><text:span text:style-name="T74"> </text:span><text:span text:style-name="T32">(</text:span><text:span text:style-name="T38">דגזרת</text:span><text:span text:style-name="T31"> </text:span><text:span text:style-name="T38">מלך</text:span><text:span text:style-name="T31"> </text:span><text:span text:style-name="T38">היא</text:span><text:span text:style-name="T31"> </text:span><text:span text:style-name="T38">שנשיא</text:span><text:span text:style-name="T31"> </text:span><text:span text:style-name="T38">יחטא; מדלא</text:span><text:span text:style-name="T31"> </text:span><text:span text:style-name="T38">כתיב</text:span><text:span text:style-name="T31"> </text:span><text:span text:style-name="T38">'ואם</text:span><text:span text:style-name="T31"> </text:span><text:span text:style-name="T38">נשיא</text:span><text:span text:style-name="T31"> </text:span><text:span text:style-name="T38">יחטא'</text:span><text:span text:style-name="T32">)</text:span><text:span text:style-name="T73">? - תלמוד</text:span><text:span text:style-name="T74"> </text:span><text:span text:style-name="T73">לומר: </text:span><text:span text:style-name="T18">(ויקרא</text:span><text:span text:style-name="T19"> </text:span><text:span text:style-name="T18">ד,ג)</text:span><text:span text:style-name="T73"> </text:span><text:span text:style-name="T75">אם</text:span><text:span text:style-name="T74"> </text:span><text:span text:style-name="T75">הכהן</text:span><text:span text:style-name="T74"> </text:span><text:span text:style-name="T75">המשיח</text:span><text:span text:style-name="T74"> </text:span><text:span text:style-name="T75">יחטא</text:span><text:span text:style-name="T74"> </text:span><text:span text:style-name="T28">[לאשמת</text:span><text:span text:style-name="T31"> </text:span><text:span text:style-name="T28">העם</text:span><text:span text:style-name="T31"> </text:span><text:span text:style-name="T28">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]</text:span><text:span text:style-name="T73">; מה</text:span><text:span text:style-name="T74"> </text:span><text:span text:style-name="T73">להלן</text:span><text:span text:style-name="T74"> </text:span><text:span text:style-name="T73">לכשיחטא</text:span><text:span text:style-name="T74"> </text:span><text:span text:style-name="T32">(</text:span><text:span text:style-name="T38">מה</text:span><text:span text:style-name="T31"> </text:span><text:span text:style-name="T38">יחטא</text:span><text:span text:style-name="T31"> </text:span><text:span text:style-name="T38">האמור</text:span><text:span text:style-name="T31"> </text:span><text:span text:style-name="T38">להלן</text:span><text:span text:style-name="T31"> – </text:span><text:span text:style-name="T38">לכשיחטא, דהא</text:span><text:span text:style-name="T31"> </text:span><text:span text:style-name="T38">כתיב</text:span><text:span text:style-name="T31"> </text:span><text:span text:style-name="T38">'</text:span><text:span text:style-name="T28">אם</text:span><text:span text:style-name="T38">'</text:span><text:span text:style-name="T32">)</text:span><text:span text:style-name="T73"> - אף</text:span><text:span text:style-name="T74"> </text:span><text:span text:style-name="T32">(</text:span><text:span text:style-name="T38">'</text:span><text:span text:style-name="T28">יחטא</text:span><text:span text:style-name="T38">' האמור</text:span><text:span text:style-name="T32">)</text:span><text:span text:style-name="T73"> כאן</text:span><text:span text:style-name="T74"> </text:span><text:span text:style-name="T32">(</text:span><text:span text:style-name="T38">גבי</text:span><text:span text:style-name="T31"> </text:span><text:span text:style-name="T38">נשיא</text:span><text:span text:style-name="T32">)</text:span><text:span text:style-name="T73"> – לכשיחטא.</text:span><text:span text:style-name="T1">'</text:span></text:p>
      <text:p text:style-name="P11"/>
      <text:p text:style-name="P4"><text:span text:style-name="T1">אמר</text:span><text:span text:style-name="T2"> </text:span><text:span text:style-name="T1">מר: '</text:span><text:span text:style-name="T73">יכול</text:span><text:span text:style-name="T74"> </text:span><text:span text:style-name="T73">גזרה</text:span><text:span text:style-name="T1">'; גזרה</text:span><text:span text:style-name="T2"> </text:span><text:span text:style-name="T1">מהיכא</text:span><text:span text:style-name="T2"> </text:span><text:span text:style-name="T1">תיתי</text:span><text:span text:style-name="T2"> </text:span><text:span text:style-name="T32">(</text:span><text:span text:style-name="T38">כלומר: היכי</text:span><text:span text:style-name="T31"> </text:span><text:span text:style-name="T38">מצית</text:span><text:span text:style-name="T31"> </text:span><text:span text:style-name="T38">למימר</text:span><text:span text:style-name="T31"> </text:span><text:span text:style-name="T38">'</text:span><text:span text:style-name="T48">יכול</text:span><text:span text:style-name="T49"> </text:span><text:span text:style-name="T48">גזרה</text:span><text:span text:style-name="T38">'? דהיכא</text:span><text:span text:style-name="T31"> </text:span><text:span text:style-name="T38">אשכחן</text:span><text:span text:style-name="T31"> </text:span><text:span text:style-name="T38">גזרה</text:span><text:span text:style-name="T31"> </text:span><text:span text:style-name="T38">כהאי</text:span><text:span text:style-name="T31"> </text:span><text:span text:style-name="T38">גוונא</text:span><text:span text:style-name="T32">)</text:span><text:span text:style-name="T1">?</text:span></text:p>
      <text:p text:style-name="P4"><text:span text:style-name="T1">אמרי: אִין! אשכחן, דכתיב</text:span><text:span text:style-name="T2"> </text:span><text:span text:style-name="T18">(ויקרא</text:span><text:span text:style-name="T19"> </text:span><text:span text:style-name="T18">יד,לד)</text:span><text:span text:style-name="T1"> </text:span><text:span text:style-name="T28">[כי</text:span><text:span text:style-name="T31"> </text:span><text:span text:style-name="T28">תבאו</text:span><text:span text:style-name="T31"> </text:span><text:span text:style-name="T28">אל</text:span><text:span text:style-name="T31"> </text:span><text:span text:style-name="T28">ארץ</text:span><text:span text:style-name="T31"> </text:span><text:span text:style-name="T28">כנען</text:span><text:span text:style-name="T31"> </text:span><text:span text:style-name="T28">אשר</text:span><text:span text:style-name="T31"> </text:span><text:span text:style-name="T28">אני</text:span><text:span text:style-name="T31"> </text:span><text:span text:style-name="T28">נתן</text:span><text:span text:style-name="T31"> </text:span><text:span text:style-name="T28">לכם</text:span><text:span text:style-name="T31"> </text:span><text:span text:style-name="T28">לאחזה]</text:span><text:span text:style-name="T75"> ונתתי</text:span><text:span text:style-name="T74"> </text:span><text:span text:style-name="T75">נגע</text:span><text:span text:style-name="T74"> </text:span><text:span text:style-name="T75">צרעת</text:span><text:span text:style-name="T74"> </text:span><text:span text:style-name="T75">בבית</text:span><text:span text:style-name="T74"> </text:span><text:span text:style-name="T75">ארץ</text:span><text:span text:style-name="T74"> </text:span><text:span text:style-name="T75">אחוזתכם</text:span><text:span text:style-name="T73">: בשורה</text:span><text:span text:style-name="T74"> </text:span><text:span text:style-name="T73">היא</text:span><text:span text:style-name="T74"> </text:span><text:span text:style-name="T73">להם</text:span><text:span text:style-name="T74"> </text:span><text:span text:style-name="T73">שנגעים</text:span><text:span text:style-name="T74"> </text:span><text:span text:style-name="T73">באים</text:span><text:span text:style-name="T74"> </text:span><text:span text:style-name="T73">עליהם</text:span><text:span text:style-name="T74"> </text:span><text:span text:style-name="T73">- דברי</text:span><text:span text:style-name="T74"> </text:span><text:span text:style-name="T73">רבי</text:span><text:span text:style-name="T74"> </text:span><text:span text:style-name="T73">יהודה; רבי</text:span><text:span text:style-name="T74"> </text:span><text:span text:style-name="T73">שמעון</text:span><text:span text:style-name="T74"> </text:span><text:span text:style-name="T73">אומר: פרט</text:span><text:span text:style-name="T74"> </text:span><text:span text:style-name="T73">לנגעי</text:span><text:span text:style-name="T74"> </text:span><text:span text:style-name="T73">אונסין</text:span><text:span text:style-name="T74"> </text:span><text:span text:style-name="T32">(</text:span><text:span text:style-name="T38">שאם</text:span><text:span text:style-name="T31"> </text:span><text:span text:style-name="T38">באו</text:span><text:span text:style-name="T31"> </text:span><text:span text:style-name="T38">נגעים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נפיחת</text:span><text:span text:style-name="T31"> </text:span><text:span text:style-name="T38">שד</text:span><text:span text:style-name="T31"> </text:span><text:span text:style-name="T38">- דלא</text:span><text:span text:style-name="T31"> </text:span><text:span text:style-name="T38">מיטמו</text:span><text:span text:style-name="T32">)</text:span><text:span text:style-name="T1">'; לאו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הודה</text:span><text:span text:style-name="T2"> </text:span><text:span text:style-name="T1">'בשורה' </text:span><text:span text:style-name="T32">(</text:span><text:span text:style-name="T38">שהכתוב</text:span><text:span text:style-name="T31"> </text:span><text:span text:style-name="T38">מבשרן</text:span><text:span text:style-name="T31"> </text:span><text:span text:style-name="T38">שעתיד</text:span><text:span text:style-name="T31"> </text:span><text:span text:style-name="T38">להיות, אף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שדבר</text:span><text:span text:style-name="T31"> </text:span><text:span text:style-name="T38">רע</text:span><text:span text:style-name="T31"> </text:span><text:span text:style-name="T38">הוא</text:span><text:span text:style-name="T32">)</text:span><text:span text:style-name="T1">? הכא</text:span><text:span text:style-name="T2"> </text:span><text:span text:style-name="T1">נמי</text:span><text:span text:style-name="T2"> </text:span><text:span text:style-name="T1">אימא</text:span><text:span text:style-name="T2"> </text:span><text:span text:style-name="T1">'גזרה</text:span><text:span text:style-name="T2"> </text:span><text:span text:style-name="T1">היא'! הלכך</text:span><text:span text:style-name="T2"> </text:span><text:span text:style-name="T1">כתיב</text:span><text:span text:style-name="T2"> </text:span><text:span text:style-name="T18">(ויקרא</text:span><text:span text:style-name="T19"> </text:span><text:span text:style-name="T18">ד,ג)</text:span><text:span text:style-name="T1"> '</text:span><text:span text:style-name="T59">אם</text:span><text:span text:style-name="T1">' </text:span><text:span text:style-name="T32">(</text:span><text:span text:style-name="T38">- לכשיחטא, והכי</text:span><text:span text:style-name="T31"> </text:span><text:span text:style-name="T38">נמי</text:span><text:span text:style-name="T31"> </text:span><text:span text:style-name="T38">'</text:span><text:span text:style-name="T28">אשר</text:span><text:span text:style-name="T31"> </text:span><text:span text:style-name="T28">נשיא</text:span><text:span text:style-name="T31"> </text:span><text:span text:style-name="T28">יחטא</text:span><text:span text:style-name="T38">' - לכשיחטא</text:span><text:span text:style-name="T32">)</text:span><text:span text:style-name="T1">.</text:span></text:p>
      <text:p text:style-name="P4"><text:span text:style-name="T1">ולרבי</text:span><text:span text:style-name="T2"> </text:span><text:span text:style-name="T1">שמעון</text:span><text:span text:style-name="T2"> </text:span><text:span text:style-name="T1">- נגעי</text:span><text:span text:style-name="T2"> </text:span><text:span text:style-name="T1">אונסין</text:span><text:span text:style-name="T2"> </text:span><text:span text:style-name="T1">מי</text:span><text:span text:style-name="T2"> </text:span><text:span text:style-name="T1">לא</text:span><text:span text:style-name="T2"> </text:span><text:span text:style-name="T1">מטמו? והא</text:span><text:span text:style-name="T2"> </text:span><text:span text:style-name="T1">תניא</text:span><text:span text:style-name="T2"> </text:span><text:span text:style-name="T1">'</text:span><text:span text:style-name="T18">(ויקרא</text:span><text:span text:style-name="T19"> </text:span><text:span text:style-name="T18">יג,ב)</text:span><text:span text:style-name="T73"> </text:span><text:span text:style-name="T75">אדם</text:span><text:span text:style-name="T74"> </text:span><text:span text:style-name="T75">כי</text:span><text:span text:style-name="T74"> </text:span><text:span text:style-name="T75">יהיה</text:span><text:span text:style-name="T74"> </text:span><text:span text:style-name="T28">[בעור</text:span><text:span text:style-name="T31"> </text:span><text:span text:style-name="T28">בשרו</text:span><text:span text:style-name="T31"> </text:span><text:span text:style-name="T28">שאת</text:span><text:span text:style-name="T31"> </text:span><text:span text:style-name="T28">או</text:span><text:span text:style-name="T31"> </text:span><text:span text:style-name="T28">ספחת</text:span><text:span text:style-name="T31"> </text:span><text:span text:style-name="T28">או</text:span><text:span text:style-name="T31"> </text:span><text:span text:style-name="T28">בהרת</text:span><text:span text:style-name="T31"> </text:span><text:span text:style-name="T28">והיה</text:span><text:span text:style-name="T31"> </text:span><text:span text:style-name="T28">בעור</text:span><text:span text:style-name="T31"> </text:span><text:span text:style-name="T28">בשרו</text:span><text:span text:style-name="T31"> </text:span><text:span text:style-name="T28">לנגע</text:span><text:span text:style-name="T31"> </text:span><text:span text:style-name="T28">צרעת</text:span><text:span text:style-name="T31"> </text:span><text:span text:style-name="T28">והובא</text:span><text:span text:style-name="T31"> </text:span><text:span text:style-name="T28">אל</text:span><text:span text:style-name="T31"> </text:span><text:span text:style-name="T28">אהרן</text:span><text:span text:style-name="T31"> </text:span><text:span text:style-name="T28">הכהן</text:span><text:span text:style-name="T31"> </text:span><text:span text:style-name="T28">או</text:span><text:span text:style-name="T31"> </text:span><text:span text:style-name="T28">אל</text:span><text:span text:style-name="T31"> </text:span><text:span text:style-name="T28">אחד</text:span><text:span text:style-name="T31"> </text:span><text:span text:style-name="T28">מבניו</text:span><text:span text:style-name="T31"> </text:span><text:span text:style-name="T28">הכהנים]</text:span><text:span text:style-name="T73"> - מן</text:span><text:span text:style-name="T74"> </text:span><text:span text:style-name="T73">הדבור</text:span><text:span text:style-name="T74"> </text:span><text:span text:style-name="T73">ואילך</text:span><text:span text:style-name="T74"> </text:span><text:span text:style-name="T32">(</text:span><text:span text:style-name="T38">דנגעים, בין</text:span><text:span text:style-name="T31"> </text:span><text:span text:style-name="T38">באדם</text:span><text:span text:style-name="T31"> </text:span><text:span text:style-name="T38">ובין</text:span><text:span text:style-name="T31"> </text:span><text:span text:style-name="T38">בבתים</text:span><text:span text:style-name="T31"> </text:span><text:span text:style-name="T38">- פטר</text:span><text:span text:style-name="T31"> </text:span><text:span text:style-name="T38">בהן</text:span><text:span text:style-name="T31"> </text:span><text:span text:style-name="T38">לפני</text:span><text:span text:style-name="T31"> </text:span><text:span text:style-name="T38">הדבור: דאותן</text:span><text:span text:style-name="T31"> </text:span><text:span text:style-name="T38">נגעים</text:span><text:span text:style-name="T31"> </text:span><text:span text:style-name="T38">שארעו</text:span><text:span text:style-name="T31"> </text:span><text:span text:style-name="T38">לפני</text:span><text:span text:style-name="T31"> </text:span><text:span text:style-name="T38">הדבור</text:span><text:span text:style-name="T31"> </text:span><text:span text:style-name="T38">- אין</text:span><text:span text:style-name="T31"> </text:span><text:span text:style-name="T38">מטמאין</text:span><text:span text:style-name="T31"> </text:span><text:span text:style-name="T38">לאחר</text:span><text:span text:style-name="T31"> </text:span><text:span text:style-name="T38">הדבור</text:span><text:span text:style-name="T32">)</text:span><text:span text:style-name="T73">; והלא</text:span><text:span text:style-name="T74"> </text:span><text:span text:style-name="T73">דין</text:span><text:span text:style-name="T74"> </text:span><text:span text:style-name="T73">הוא: טמא</text:span><text:span text:style-name="T74"> </text:span><text:span text:style-name="T73">בזב</text:span><text:span text:style-name="T74"> </text:span><text:span text:style-name="T73">וטמא</text:span><text:span text:style-name="T74"> </text:span><text:span text:style-name="T73">בנגעים; מה</text:span><text:span text:style-name="T74"> </text:span><text:span text:style-name="T73">זב</text:span><text:span text:style-name="T74"> </text:span><text:span text:style-name="T73">מן</text:span><text:span text:style-name="T74"> </text:span><text:span text:style-name="T73">הדבור</text:span><text:span text:style-name="T74"> </text:span><text:span text:style-name="T73">ואילך</text:span><text:span text:style-name="T74"> </text:span><text:span text:style-name="T32">(</text:span><text:span text:style-name="T38">דכתיב</text:span><text:span text:style-name="T31"> </text:span><text:span text:style-name="T18">[ויקרא</text:span><text:span text:style-name="T19"> </text:span><text:span text:style-name="T18">טו,ב]</text:span><text:span text:style-name="T38"> '</text:span><text:span text:style-name="T28">כי</text:span><text:span text:style-name="T31"> </text:span><text:span text:style-name="T28">יהיה</text:span><text:span text:style-name="T31"> </text:span><text:span text:style-name="T28">זב</text:span><text:span text:style-name="T31"> </text:span><text:span text:style-name="T28">מבשרו</text:span><text:span text:style-name="T38">': דזבין</text:span><text:span text:style-name="T31"> </text:span><text:span text:style-name="T38">שהיו</text:span><text:span text:style-name="T31"> </text:span><text:span text:style-name="T38">לפני</text:span><text:span text:style-name="T31"> </text:span><text:span text:style-name="T38">הדבור</text:span><text:span text:style-name="T31"> </text:span><text:span text:style-name="T38">אין</text:span><text:span text:style-name="T31"> </text:span><text:span text:style-name="T38">מטמאין</text:span><text:span text:style-name="T31"> </text:span><text:span text:style-name="T38">לאחר</text:span><text:span text:style-name="T31"> </text:span><text:span text:style-name="T38">הדבור, אלא</text:span><text:span text:style-name="T31"> </text:span><text:span text:style-name="T38">אם</text:span><text:span text:style-name="T31"> </text:span><text:span text:style-name="T38">כן</text:span><text:span text:style-name="T31"> </text:span><text:span text:style-name="T38">ראו</text:span><text:span text:style-name="T31"> </text:span><text:span text:style-name="T38">זיבות</text:span><text:span text:style-name="T31"> </text:span><text:span text:style-name="T38">אחר</text:span><text:span text:style-name="T31"> </text:span><text:span text:style-name="T38">הדבור</text:span><text:span text:style-name="T32">)</text:span><text:span text:style-name="T73"> - אף</text:span><text:span text:style-name="T74"> </text:span><text:span text:style-name="T73">נגעים</text:span><text:span text:style-name="T74"> </text:span><text:span text:style-name="T73">מן</text:span><text:span text:style-name="T74"> </text:span><text:span text:style-name="T73">הדבור</text:span><text:span text:style-name="T74"> </text:span><text:span text:style-name="T73">ואילך!</text:span></text:p>
      <text:p text:style-name="P4"><text:span text:style-name="T73">לא! אם</text:span><text:span text:style-name="T74"> </text:span><text:span text:style-name="T73">אמרת</text:span><text:span text:style-name="T74"> </text:span><text:span text:style-name="T73">בזב, שכן</text:span><text:span text:style-name="T74"> </text:span><text:span text:style-name="T73">אין</text:span><text:span text:style-name="T74"> </text:span><text:span text:style-name="T73">מטמא</text:span><text:span text:style-name="T74"> </text:span><text:span text:style-name="T73">באונס</text:span><text:span text:style-name="T74"> </text:span><text:span text:style-name="T73">- תאמר</text:span><text:span text:style-name="T74"> </text:span><text:span text:style-name="T73">בנגעים</text:span><text:span text:style-name="T74"> </text:span><text:span text:style-name="T73">שמטמאין</text:span><text:span text:style-name="T74"> </text:span><text:span text:style-name="T73">באונס</text:span><text:span text:style-name="T74"> </text:span><text:span text:style-name="T32">(</text:span><text:span text:style-name="T38">כגון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נפילה</text:span><text:span text:style-name="T31"> </text:span><text:span text:style-name="T38">והכאה</text:span><text:span text:style-name="T31"> </text:span><text:span text:style-name="T38">וכויה, או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שד, והוא</text:span><text:span text:style-name="T31"> </text:span><text:span text:style-name="T38">הדין</text:span><text:span text:style-name="T31"> </text:span><text:span text:style-name="T38">לנגעי</text:span><text:span text:style-name="T31"> </text:span><text:span text:style-name="T38">בתים</text:span><text:span text:style-name="T31"> </text:span><text:span text:style-name="T38">דמטמאו</text:span><text:span text:style-name="T31"> </text:span><text:span text:style-name="T38">באונס</text:span><text:span text:style-name="T32">)</text:span><text:span text:style-name="T73">!? - תלמוד</text:span><text:span text:style-name="T74"> </text:span><text:span text:style-name="T73">לומר: '</text:span><text:span text:style-name="T75">אדם</text:span><text:span text:style-name="T74"> </text:span><text:span text:style-name="T75">כי</text:span><text:span text:style-name="T74"> </text:span><text:span text:style-name="T75">יהיה</text:span><text:span text:style-name="T73">': מן</text:span><text:span text:style-name="T74"> </text:span><text:span text:style-name="T73">הדבור</text:span><text:span text:style-name="T74"> </text:span><text:span text:style-name="T73">ואילך.</text:span><text:span text:style-name="T1">'</text:span></text:p>
      <text:p text:style-name="P4"><text:span text:style-name="T1">רבא</text:span><text:span text:style-name="T2"> </text:span><text:span text:style-name="T1">אמר: </text:span><text:span text:style-name="T32">(</text:span><text:span text:style-name="T38">לא</text:span><text:span text:style-name="T31"> </text:span><text:span text:style-name="T38">קשיא: הא</text:span><text:span text:style-name="T31"> </text:span><text:span text:style-name="T38">דק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'</text:span><text:span text:style-name="T48">פרט</text:span><text:span text:style-name="T49"> </text:span><text:span text:style-name="T48">לנגעי</text:span><text:span text:style-name="T49"> </text:span><text:span text:style-name="T48">אונסין</text:span><text:span text:style-name="T38">' -</text:span><text:span text:style-name="T32">)</text:span><text:span text:style-name="T1"> פרט</text:span><text:span text:style-name="T2"> </text:span><text:span text:style-name="T1">לנגעי</text:span><text:span text:style-name="T2"> </text:span><text:span text:style-name="T1">רוחות</text:span><text:span text:style-name="T2"> </text:span><text:span text:style-name="T32">(</text:span><text:span text:style-name="T38">כגון</text:span><text:span text:style-name="T31"> </text:span><text:span text:style-name="T38">נגעי</text:span><text:span text:style-name="T31"> </text:span><text:span text:style-name="T38">רוחות, דעל</text:span><text:span text:style-name="T31"> </text:span><text:span text:style-name="T38">ידי</text:span><text:span text:style-name="T31"> </text:span><text:span text:style-name="T38">נפיחת</text:span><text:span text:style-name="T31"> </text:span><text:span text:style-name="T38">שד, ולא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אדם; וכי</text:span><text:span text:style-name="T31"> </text:span><text:span text:style-name="T38">קתני</text:span><text:span text:style-name="T31"> </text:span><text:span text:style-name="T38">'תאמר</text:span><text:span text:style-name="T31"> </text:span><text:span text:style-name="T38">בנגעים</text:span><text:span text:style-name="T31"> </text:span><text:span text:style-name="T38">שמטמאין</text:span><text:span text:style-name="T31"> </text:span><text:span text:style-name="T38">באונס' - כגון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הכאה</text:span><text:span text:style-name="T31"> </text:span><text:span text:style-name="T38">וכויה</text:span><text:span text:style-name="T32">)</text:span><text:span text:style-name="T1">.</text:span></text:p>
      <text:p text:style-name="P4"><text:span text:style-name="T1">רב</text:span><text:span text:style-name="T2"> </text:span><text:span text:style-name="T1">פפא</text:span><text:span text:style-name="T2"> </text:span><text:span text:style-name="T1">אמר: פרט</text:span><text:span text:style-name="T2"> </text:span><text:span text:style-name="T1">לנגעי</text:span><text:span text:style-name="T2"> </text:span><text:span text:style-name="T1">כשפים</text:span><text:span text:style-name="T2"> </text:span><text:span text:style-name="T32">(</text:span><text:span text:style-name="T38">כי</text:span><text:span text:style-name="T31"> </text:span><text:span text:style-name="T38">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'</text:span><text:span text:style-name="T48">פרט</text:span><text:span text:style-name="T49"> </text:span><text:span text:style-name="T48">לנגעי</text:span><text:span text:style-name="T49"> </text:span><text:span text:style-name="T48">אונס</text:span><text:span text:style-name="T38">' - על</text:span><text:span text:style-name="T31"> </text:span><text:span text:style-name="T38">ידי</text:span><text:span text:style-name="T31"> </text:span><text:span text:style-name="T38">כשפים: דלא</text:span><text:span text:style-name="T31"> </text:span><text:span text:style-name="T38">מטמו; וכי</text:span><text:span text:style-name="T31"> </text:span><text:span text:style-name="T38">קתני</text:span><text:span text:style-name="T31"> </text:span><text:span text:style-name="T38">'תאמר</text:span><text:span text:style-name="T31"> </text:span><text:span text:style-name="T38">בנגעים</text:span><text:span text:style-name="T31"> </text:span><text:span text:style-name="T38">דמטמאו</text:span><text:span text:style-name="T31"> </text:span><text:span text:style-name="T38">באונס' - כגון</text:span><text:span text:style-name="T31"> </text:span><text:span text:style-name="T38">שלא</text:span><text:span text:style-name="T31"> </text:span><text:span text:style-name="T38">על</text:span><text:span text:style-name="T31"> </text:span><text:span text:style-name="T38">ידי</text:span><text:span text:style-name="T31"> </text:span><text:span text:style-name="T38">כשפים</text:span><text:span text:style-name="T32">)</text:span><text:span text:style-name="T1">.</text:span><text:span text:style-name="T38"> </text:span></text:p>
      <text:p text:style-name="P3"/>
      <text:p text:style-name="P4"><text:span text:style-name="T1">תנו</text:span><text:span text:style-name="T2"> </text:span><text:span text:style-name="T1">רבנן: </text:span><text:span text:style-name="T18">'(ויקרא</text:span><text:span text:style-name="T19"> </text:span><text:span text:style-name="T18">ד,כב)</text:span><text:span text:style-name="T73"> </text:span><text:span text:style-name="T75">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8">[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לקיו</text:span><text:span text:style-name="T31">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73"> - פרט</text:span><text:span text:style-name="T74"> </text:span><text:span text:style-name="T73">לחולה.</text:span></text:p>
      <text:p text:style-name="P16"><text:span text:style-name="T1">משום</text:span><text:span text:style-name="T2"> </text:span><text:span text:style-name="T1">דהוה</text:span><text:span text:style-name="T2"> </text:span><text:span text:style-name="T1">ליה</text:span><text:span text:style-name="T2"> </text:span><text:span text:style-name="T1">חולה</text:span><text:span text:style-name="T2"> </text:span><text:span text:style-name="T1">אידחי</text:span><text:span text:style-name="T2"> </text:span><text:span text:style-name="T1">ליה</text:span><text:span text:style-name="T2"> </text:span><text:span text:style-name="T1">מנשיאותיה?</text:span></text:p>
      <text:p text:style-name="P4"><text:span text:style-name="T73">אמר</text:span><text:span text:style-name="T74"> </text:span><text:span text:style-name="T73">רב</text:span><text:span text:style-name="T74"> </text:span><text:span text:style-name="T73">אבדימי</text:span><text:span text:style-name="T74"> </text:span><text:span text:style-name="T73">בר</text:span><text:span text:style-name="T74"> </text:span><text:span text:style-name="T73">חמא: פרט</text:span><text:span text:style-name="T74"> </text:span><text:span text:style-name="T73">לנשיא</text:span><text:span text:style-name="T74"> </text:span><text:span text:style-name="T76">שנצטרע</text:span><text:span text:style-name="T73">, שנאמר</text:span><text:span text:style-name="T74"> </text:span><text:span text:style-name="T18">(מלכים</text:span><text:span text:style-name="T19"> </text:span><text:span text:style-name="T18">ב</text:span><text:span text:style-name="T19"> </text:span><text:span text:style-name="T18">טו,ה)</text:span><text:span text:style-name="T75"> וינגע</text:span><text:span text:style-name="T74"> </text:span><text:span text:style-name="T75">ה' את</text:span><text:span text:style-name="T74"> </text:span><text:span text:style-name="T75">המלך</text:span><text:span text:style-name="T74"> </text:span><text:span text:style-name="T75">ויהי</text:span><text:span text:style-name="T74"> </text:span><text:span text:style-name="T75">מצורע</text:span><text:span text:style-name="T74"> </text:span><text:span text:style-name="T75">עד</text:span><text:span text:style-name="T74"> </text:span><text:span text:style-name="T75">יום</text:span><text:span text:style-name="T74"> </text:span><text:span text:style-name="T75">מותו</text:span><text:span text:style-name="T74"> </text:span><text:span text:style-name="T75">וישב</text:span><text:span text:style-name="T74"> </text:span><text:span text:style-name="T75">בבית</text:span><text:span text:style-name="T74"> </text:span><text:span text:style-name="T75">החפשית</text:span><text:span text:style-name="T74"> </text:span><text:span text:style-name="T75">ויותם</text:span><text:span text:style-name="T74"> </text:span><text:span text:style-name="T75">בן</text:span><text:span text:style-name="T74"> </text:span><text:span text:style-name="T75">המלך</text:span><text:span text:style-name="T74"> </text:span><text:span text:style-name="T75">על</text:span><text:span text:style-name="T74"> </text:span><text:span text:style-name="T75">הבית</text:span><text:span text:style-name="T74"> </text:span><text:span text:style-name="T28">[שפט</text:span><text:span text:style-name="T31"> </text:span><text:span text:style-name="T28">את</text:span><text:span text:style-name="T31"> </text:span><text:span text:style-name="T28">עם</text:span><text:span text:style-name="T31"> </text:span><text:span text:style-name="T28">הארץ]</text:span><text:span text:style-name="T1">.'</text:span></text:p>
      <text:p text:style-name="P4"><text:span text:style-name="T1">מדקאמר</text:span><text:span text:style-name="T2"> </text:span><text:span text:style-name="T1">'</text:span><text:span text:style-name="T59">בבית</text:span><text:span text:style-name="T2"> </text:span><text:span text:style-name="T59">החפשית</text:span><text:span text:style-name="T1">' </text:span><text:span text:style-name="T32">(</text:span><text:span text:style-name="T38">דנעשה</text:span><text:span text:style-name="T31"> </text:span><text:span text:style-name="T38">חפשי</text:span><text:span text:style-name="T31"> </text:span><text:span text:style-name="T38">מן</text:span><text:span text:style-name="T31"> </text:span><text:span text:style-name="T38">המלכות</text:span><text:span text:style-name="T31"> </text:span><text:span text:style-name="T38">- כהדיוט</text:span><text:span text:style-name="T31"> </text:span><text:span text:style-name="T38">דמי, ואינו</text:span><text:span text:style-name="T31"> </text:span><text:span text:style-name="T38">מביא</text:span><text:span text:style-name="T31"> </text:span><text:span text:style-name="T38">שעיר; ודלא</text:span><text:span text:style-name="T31"> </text:span><text:span text:style-name="T38">כרבי</text:span><text:span text:style-name="T31"> </text:span><text:span text:style-name="T38">יוסי, דאמר</text:span><text:span text:style-name="T31"> </text:span><text:span text:style-name="T38">לעיל</text:span><text:span text:style-name="T31"> </text:span><text:span text:style-name="T38">בפרק</text:span><text:span text:style-name="T31"> </text:span><text:span text:style-name="T38">'הורה</text:span><text:span text:style-name="T31"> </text:span><text:span text:style-name="T38">כהן</text:span><text:span text:style-name="T31"> </text:span><text:span text:style-name="T38">משיח' </text:span><text:span text:style-name="T18">(דף</text:span><text:span text:style-name="T19"> </text:span><text:span text:style-name="T18">ט.)</text:span><text:span text:style-name="T38">: 'מי</text:span><text:span text:style-name="T31"> </text:span><text:span text:style-name="T38">שבא</text:span><text:span text:style-name="T31"> </text:span><text:span text:style-name="T38">לידי</text:span><text:span text:style-name="T31"> </text:span><text:span text:style-name="T38">עניות', והאי</text:span><text:span text:style-name="T31"> </text:span><text:span text:style-name="T38">נצטרע</text:span><text:span text:style-name="T31"> </text:span><text:span text:style-name="T38">- לא</text:span><text:span text:style-name="T31"> </text:span><text:span text:style-name="T38">בא</text:span><text:span text:style-name="T31"> </text:span><text:span text:style-name="T38">לידי</text:span><text:span text:style-name="T31"> </text:span><text:span text:style-name="T38">עניות, דגזא</text:span><text:span text:style-name="T31"> </text:span><text:span text:style-name="T38">דידיה</text:span><text:span text:style-name="T31"> </text:span><text:span text:style-name="T38">מיהא</text:span><text:span text:style-name="T31"> </text:span><text:span text:style-name="T38">איתיה</text:span><text:span text:style-name="T32">)</text:span><text:span text:style-name="T1">.</text:span></text:p>
      <text:p text:style-name="P3"/>
      <text:p text:style-name="P4"><text:span text:style-name="T1">מכלל</text:span><text:span text:style-name="T2"> </text:span><text:span text:style-name="T1">דעד</text:span><text:span text:style-name="T2"> </text:span><text:span text:style-name="T1">השתא</text:span><text:span text:style-name="T2"> </text:span><text:span text:style-name="T1">עבד</text:span><text:span text:style-name="T2"> </text:span><text:span text:style-name="T1">הוה</text:span><text:span text:style-name="T2"> </text:span><text:span text:style-name="T32">(</text:span><text:span text:style-name="T38">דשררות</text:span><text:span text:style-name="T31"> </text:span><text:span text:style-name="T38">- עבדות</text:span><text:span text:style-name="T31"> </text:span><text:span text:style-name="T38">הוא</text:span><text:span text:style-name="T31"> </text:span><text:span text:style-name="T38">לו, לפי</text:span><text:span text:style-name="T31"> </text:span><text:span text:style-name="T38">שמוטל</text:span><text:span text:style-name="T31"> </text:span><text:span text:style-name="T38">עליו</text:span><text:span text:style-name="T31"> </text:span><text:span text:style-name="T38">עול</text:span><text:span text:style-name="T31"> </text:span><text:span text:style-name="T38">רבים</text:span><text:span text:style-name="T32">)</text:span><text:span text:style-name="T1">? - </text:span></text:p>
      <text:p text:style-name="P4"><text:span text:style-name="T1">כי</text:span><text:span text:style-name="T2"> </text:span><text:span text:style-name="T1">הא</text:span><text:span text:style-name="T2"> </text:span><text:span text:style-name="T1">דרבן</text:span><text:span text:style-name="T2"> </text:span><text:span text:style-name="T1">גמליאל</text:span><text:span text:style-name="T2"> </text:span><text:span text:style-name="T1">ורבי</text:span><text:span text:style-name="T2"> </text:span><text:span text:style-name="T1">יהושע, הוו</text:span><text:span text:style-name="T2"> </text:span><text:span text:style-name="T1">אזלי</text:span><text:span text:style-name="T2"> </text:span><text:span text:style-name="T1">בספינתא; בהדי</text:span><text:span text:style-name="T2"> </text:span><text:span text:style-name="T1">דרבן</text:span><text:span text:style-name="T2"> </text:span><text:span text:style-name="T1">גמליאל</text:span><text:span text:style-name="T2"> </text:span><text:span text:style-name="T1">הוה</text:span><text:span text:style-name="T2"> </text:span><text:span text:style-name="T1">פיתא, בהדי</text:span><text:span text:style-name="T2"> </text:span><text:span text:style-name="T1">רבי</text:span><text:span text:style-name="T2"> </text:span><text:span text:style-name="T1">יהושע</text:span><text:span text:style-name="T2"> </text:span><text:span text:style-name="T1">הוה</text:span><text:span text:style-name="T2"> </text:span><text:span text:style-name="T1">פיתא</text:span><text:span text:style-name="T2"> </text:span><text:span text:style-name="T1">וסולתא</text:span><text:span text:style-name="T2"> </text:span><text:span text:style-name="T32">(</text:span><text:span text:style-name="T38">סולת; ולהכי</text:span><text:span text:style-name="T31"> </text:span><text:span text:style-name="T38">נקט</text:span><text:span text:style-name="T31"> </text:span><text:span text:style-name="T38">בהדי</text:span><text:span text:style-name="T31"> </text:span><text:span text:style-name="T38">פיתא</text:span><text:span text:style-name="T31"> </text:span><text:span text:style-name="T38">סולת</text:span><text:span text:style-name="T31"> </text:span><text:span text:style-name="T38">[= קמחא]: לפי</text:span><text:span text:style-name="T31"> </text:span><text:span text:style-name="T38">שהפת</text:span><text:span text:style-name="T31"> </text:span><text:span text:style-name="T38">מתעפש, ואינו</text:span><text:span text:style-name="T31"> </text:span><text:span text:style-name="T38">מתקיים</text:span><text:span text:style-name="T31"> </text:span><text:span text:style-name="T38">כסולת</text:span><text:span text:style-name="T32">)</text:span><text:span text:style-name="T1">; שלים</text:span><text:span text:style-name="T2"> </text:span><text:span text:style-name="T1">פיתיה</text:span><text:span text:style-name="T2"> </text:span><text:span text:style-name="T1">דרבן</text:span><text:span text:style-name="T2"> </text:span><text:span text:style-name="T1">גמליאל</text:span><text:span text:style-name="T2"> </text:span><text:span text:style-name="T1">- סמך</text:span><text:span text:style-name="T2"> </text:span><text:span text:style-name="T1">אסולתיה</text:span><text:span text:style-name="T2"> </text:span><text:span text:style-name="T1">דרבי</text:span><text:span text:style-name="T2"> </text:span><text:span text:style-name="T1">יהושע; אמר</text:span><text:span text:style-name="T2"> </text:span><text:span text:style-name="T1">ליה: מי</text:span><text:span text:style-name="T2"> </text:span><text:span text:style-name="T1">הוה</text:span><text:span text:style-name="T2"> </text:span><text:span text:style-name="T1">ידעת</text:span><text:span text:style-name="T2"> </text:span><text:span text:style-name="T1">דהוה</text:span><text:span text:style-name="T2"> </text:span><text:span text:style-name="T1">לן</text:span><text:span text:style-name="T2"> </text:span><text:span text:style-name="T1">עכובא</text:span><text:span text:style-name="T2"> </text:span><text:span text:style-name="T1">כולי</text:span><text:span text:style-name="T2"> </text:span><text:span text:style-name="T1">האי</text:span><text:span text:style-name="T2"> </text:span><text:span text:style-name="T1">דאיתית</text:span><text:span text:style-name="T2"> </text:span><text:span text:style-name="T1">סולתא?</text:span></text:p>
      <text:p text:style-name="P4"><text:span text:style-name="T1">אמר</text:span><text:span text:style-name="T2"> </text:span><text:span text:style-name="T1">ליה: כוכב</text:span><text:span text:style-name="T2"> </text:span><text:span text:style-name="T1">אחד</text:span><text:span text:style-name="T2"> </text:span><text:span text:style-name="T1">לשבעים</text:span><text:span text:style-name="T2"> </text:span><text:span text:style-name="T1">שנה</text:span><text:span text:style-name="T2"> </text:span><text:span text:style-name="T1">עולה</text:span><text:span text:style-name="T2"> </text:span><text:span text:style-name="T1">ומתעה</text:span><text:span text:style-name="T2"> </text:span><text:span text:style-name="T1">את</text:span><text:span text:style-name="T2"> </text:span><text:span text:style-name="T1">הספנים</text:span><text:span text:style-name="T2"> </text:span><text:span text:style-name="T32">(</text:span><text:span text:style-name="T38">ומתעה</text:span><text:span text:style-name="T31"> </text:span><text:span text:style-name="T38">את</text:span><text:span text:style-name="T31"> </text:span><text:span text:style-name="T38">הספנים. שכן</text:span><text:span text:style-name="T31"> </text:span><text:span text:style-name="T38">דרך</text:span><text:span text:style-name="T31"> </text:span><text:span text:style-name="T38">של</text:span><text:span text:style-name="T31"> </text:span><text:span text:style-name="T38">ספנים: לשעה</text:span><text:span text:style-name="T31"> </text:span><text:span text:style-name="T38">הפורשין</text:span><text:span text:style-name="T31"> </text:span><text:span text:style-name="T38">לים; רב</text:span><text:span text:style-name="T31"> </text:span><text:span text:style-name="T38">החובל</text:span><text:span text:style-name="T31"> </text:span><text:span text:style-name="T38">נותן</text:span><text:span text:style-name="T31"> </text:span><text:span text:style-name="T38">עיניו</text:span><text:span text:style-name="T31"> </text:span><text:span text:style-name="T38">[בצפון, והכוכב</text:span><text:span text:style-name="T31"> </text:span><text:span text:style-name="T38">מתהלך</text:span><text:span text:style-name="T31"> </text:span><text:span text:style-name="T38">לדרום, ורואה] בכוכב</text:span><text:span text:style-name="T31"> </text:span><text:span text:style-name="T38">אחד</text:span><text:span text:style-name="T31"> </text:span><text:span text:style-name="T38">העומד</text:span><text:span text:style-name="T31"> </text:span><text:span text:style-name="T38">לימינו</text:span><text:span text:style-name="T31"> </text:span><text:span text:style-name="T38">או</text:span><text:span text:style-name="T31"> </text:span><text:span text:style-name="T38">לשמאלו; וכל</text:span><text:span text:style-name="T31"> </text:span><text:span text:style-name="T38">זמן</text:span><text:span text:style-name="T31"> </text:span><text:span text:style-name="T38">שרואה</text:span><text:span text:style-name="T31"> </text:span><text:span text:style-name="T38">אותו</text:span><text:span text:style-name="T31"> </text:span><text:span text:style-name="T38">כוכב</text:span><text:span text:style-name="T31"> </text:span><text:span text:style-name="T38">לצדו</text:span><text:span text:style-name="T31"> </text:span><text:span text:style-name="T38">אחר</text:span><text:span text:style-name="T31"> </text:span><text:span text:style-name="T38">- יודע</text:span><text:span text:style-name="T31"> </text:span><text:span text:style-name="T38">שנהפכה</text:span><text:span text:style-name="T31"> </text:span><text:span text:style-name="T38">הספינה, ומיישרה</text:span><text:span text:style-name="T31"> </text:span><text:span text:style-name="T38">לדרכה; וכוכב</text:span><text:span text:style-name="T31"> </text:span><text:span text:style-name="T38">שעולה</text:span><text:span text:style-name="T31"> </text:span><text:span text:style-name="T38">אחת</text:span><text:span text:style-name="T31"> </text:span><text:span text:style-name="T38">לשבעים</text:span><text:span text:style-name="T31"> </text:span><text:span text:style-name="T38">שנה, פעמים</text:span><text:span text:style-name="T31"> </text:span><text:span text:style-name="T38">נראה</text:span><text:span text:style-name="T31"> </text:span><text:span text:style-name="T38">בצפון</text:span><text:span text:style-name="T31"> </text:span><text:span text:style-name="T38">ופעמים</text:span><text:span text:style-name="T31"> </text:span><text:span text:style-name="T38">נראה</text:span><text:span text:style-name="T31"> </text:span><text:span text:style-name="T38">בדרום; וכשרב</text:span><text:span text:style-name="T31"> </text:span><text:span text:style-name="T38">החובל</text:span><text:span text:style-name="T31"> </text:span><text:span text:style-name="T38">נותן</text:span><text:span text:style-name="T31"> </text:span><text:span text:style-name="T38">עיניו</text:span><text:span text:style-name="T31"> </text:span><text:span text:style-name="T38">בו</text:span><text:span text:style-name="T31"> </text:span><text:span text:style-name="T38">בצפון</text:span><text:span text:style-name="T31"> </text:span><text:span text:style-name="T38">והספינה</text:span><text:span text:style-name="T31"> </text:span><text:span text:style-name="T38">תהפך</text:span><text:span text:style-name="T31"> </text:span><text:span text:style-name="T38">בדרום</text:span><text:span text:style-name="T31"> </text:span><text:span text:style-name="T38">ורואהו</text:span><text:span text:style-name="T31"> </text:span><text:span text:style-name="T38">לצדו</text:span><text:span text:style-name="T31"> </text:span><text:span text:style-name="T38">אחר</text:span><text:span text:style-name="T31"> </text:span><text:span text:style-name="T38">- סבור</text:span><text:span text:style-name="T31"> </text:span><text:span text:style-name="T38">שנהפכה</text:span><text:span text:style-name="T31"> </text:span><text:span text:style-name="T38">הספינה, ומיישרה</text:span><text:span text:style-name="T31"> </text:span><text:span text:style-name="T38">אחר</text:span><text:span text:style-name="T31"> </text:span><text:span text:style-name="T38">הכוכב, והוא</text:span><text:span text:style-name="T31"> </text:span><text:span text:style-name="T38">סבור</text:span><text:span text:style-name="T31"> </text:span><text:span text:style-name="T38">ליישרה</text:span><text:span text:style-name="T31"> </text:span><text:span text:style-name="T38">ומהפכה</text:span><text:span text:style-name="T31"> </text:span><text:span text:style-name="T38">לדרך</text:span><text:span text:style-name="T31"> </text:span><text:span text:style-name="T38">אחר, וכן</text:span><text:span text:style-name="T31"> </text:span><text:span text:style-name="T38">הוא</text:span><text:span text:style-name="T31"> </text:span><text:span text:style-name="T38">מתעה</text:span><text:span text:style-name="T31"> </text:span><text:span text:style-name="T38">את</text:span><text:span text:style-name="T31"> </text:span><text:span text:style-name="T38">הספנים</text:span><text:span text:style-name="T32">)</text:span><text:span text:style-name="T1">, ואמרתי: שמא</text:span><text:span text:style-name="T2"> </text:span><text:span text:style-name="T1">יעלה</text:span><text:span text:style-name="T2"> </text:span><text:span text:style-name="T1">ויתעה</text:span><text:span text:style-name="T2"> </text:span><text:span text:style-name="T1">אותנו!</text:span></text:p>
      <text:p text:style-name="P4"><text:span text:style-name="T1">אמר</text:span><text:span text:style-name="T2"> </text:span><text:span text:style-name="T1">ליה: כל</text:span><text:span text:style-name="T2"> </text:span><text:span text:style-name="T1">כך</text:span><text:span text:style-name="T2"> </text:span><text:span text:style-name="T32">(</text:span><text:span text:style-name="T38">חכמה</text:span><text:span text:style-name="T32">)</text:span><text:span text:style-name="T1"> בידך, ואתה</text:span><text:span text:style-name="T2"> </text:span><text:span text:style-name="T1">עולה</text:span><text:span text:style-name="T2"> </text:span><text:span text:style-name="T1">בספינה</text:span><text:span text:style-name="T2"> </text:span><text:span text:style-name="T32">(</text:span><text:span text:style-name="T38">ואתה</text:span><text:span text:style-name="T31"> </text:span><text:span text:style-name="T38">יורד</text:span><text:span text:style-name="T31"> </text:span><text:span text:style-name="T38">לספינה</text:span><text:span text:style-name="T31"> </text:span><text:span text:style-name="T38">לסחורה</text:span><text:span text:style-name="T31"> </text:span><text:span text:style-name="T38">בשביל</text:span><text:span text:style-name="T31"> </text:span><text:span text:style-name="T38">מזונותיך? כלומר: ואתה</text:span><text:span text:style-name="T31"> </text:span><text:span text:style-name="T38">צריך</text:span><text:span text:style-name="T31"> </text:span><text:span text:style-name="T38">לירד</text:span><text:span text:style-name="T31"> </text:span><text:span text:style-name="T38">לספינה</text:span><text:span text:style-name="T31"> </text:span><text:span text:style-name="T38">לצורך</text:span><text:span text:style-name="T31"> </text:span><text:span text:style-name="T38">מזונות</text:span><text:span text:style-name="T32">)</text:span><text:span text:style-name="T1">?</text:span></text:p>
      <text:p text:style-name="P4"><text:span text:style-name="T1">אמר</text:span><text:span text:style-name="T2"> </text:span><text:span text:style-name="T1">ליה: עד</text:span><text:span text:style-name="T2"> </text:span><text:span text:style-name="T1">שאתה</text:span><text:span text:style-name="T2"> </text:span><text:span text:style-name="T1">תמה</text:span><text:span text:style-name="T2"> </text:span><text:span text:style-name="T1">עלי</text:span><text:span text:style-name="T2"> </text:span><text:span text:style-name="T1">- תמה</text:span><text:span text:style-name="T2"> </text:span><text:span text:style-name="T1">על</text:span><text:span text:style-name="T2"> </text:span><text:span text:style-name="T1">שני</text:span><text:span text:style-name="T2"> </text:span><text:span text:style-name="T1">תלמידים</text:span><text:span text:style-name="T2"> </text:span><text:span text:style-name="T1">שיש</text:span><text:span text:style-name="T2"> </text:span><text:span text:style-name="T1">לך</text:span><text:span text:style-name="T2"> </text:span><text:span text:style-name="T1">ביבשה: רבי</text:span><text:span text:style-name="T2"> </text:span><text:span text:style-name="T1">אלעזר</text:span><text:span text:style-name="T2"> </text:span><text:span text:style-name="T1">חסמא</text:span><text:span text:style-name="T2"> </text:span><text:span text:style-name="T1">ורבי</text:span><text:span text:style-name="T2"> </text:span><text:span text:style-name="T1">יוחנן</text:span><text:span text:style-name="T2"> </text:span><text:span text:style-name="T1">בן</text:span><text:span text:style-name="T2"> </text:span><text:span text:style-name="T1">גודגדא, שיודעין</text:span><text:span text:style-name="T2"> </text:span><text:span text:style-name="T1">לשער</text:span><text:span text:style-name="T2"> </text:span><text:span text:style-name="T1">כמה</text:span><text:span text:style-name="T2"> </text:span><text:span text:style-name="T1">טפות</text:span><text:span text:style-name="T2"> </text:span><text:span text:style-name="T1">יש</text:span><text:span text:style-name="T2"> </text:span><text:span text:style-name="T1">בים</text:span><text:span text:style-name="T2"> </text:span><text:span text:style-name="T1">ואין</text:span><text:span text:style-name="T2"> </text:span><text:span text:style-name="T1">להם</text:span><text:span text:style-name="T2"> </text:span><text:span text:style-name="T1">פת</text:span><text:span text:style-name="T2"> </text:span><text:span text:style-name="T1">לאכול</text:span><text:span text:style-name="T2"> </text:span><text:span text:style-name="T1">ולא</text:span><text:span text:style-name="T2"> </text:span><text:span text:style-name="T1">בגד</text:span><text:span text:style-name="T2"> </text:span><text:span text:style-name="T1">ללבוש!</text:span></text:p>
      <text:p text:style-name="P4"><text:span text:style-name="T1">נתן</text:span><text:span text:style-name="T2"> </text:span><text:span text:style-name="T32">(</text:span><text:span text:style-name="T38">רבן</text:span><text:span text:style-name="T31"> </text:span><text:span text:style-name="T38">גמליאל</text:span><text:span text:style-name="T32">)</text:span><text:span text:style-name="T1"> דעתו</text:span><text:span text:style-name="T2"> </text:span><text:span text:style-name="T32">(</text:span><text:span text:style-name="T38">עליהם</text:span><text:span text:style-name="T32">)</text:span><text:span text:style-name="T1"> להושיבם</text:span><text:span text:style-name="T2"> </text:span><text:span text:style-name="T1">בראש</text:span><text:span text:style-name="T2"> </text:span><text:span text:style-name="T32">(</text:span><text:span text:style-name="T38">כדי</text:span><text:span text:style-name="T31"> </text:span><text:span text:style-name="T38">שיהו</text:span><text:span text:style-name="T31"> </text:span><text:span text:style-name="T38">מתפרנסים</text:span><text:span text:style-name="T31"> </text:span><text:span text:style-name="T38">[מאותה] שררה</text:span><text:span text:style-name="T31"> </text:span><text:span text:style-name="T38">שיתן</text:span><text:span text:style-name="T31"> </text:span><text:span text:style-name="T38">להם</text:span><text:span text:style-name="T32">)</text:span><text:span text:style-name="T1">; כשעלה, שלח</text:span><text:span text:style-name="T2"> </text:span><text:span text:style-name="T1">להם</text:span><text:span text:style-name="T2"> </text:span><text:span text:style-name="T1">ולא</text:span><text:span text:style-name="T2"> </text:span><text:span text:style-name="T1">באו; חזר</text:span><text:span text:style-name="T2"> </text:span><text:span text:style-name="T1">ושלח</text:span><text:span text:style-name="T2"> </text:span><text:span text:style-name="T1">ובאו; אמר</text:span><text:span text:style-name="T2"> </text:span><text:span text:style-name="T1">להם: כמדומין</text:span><text:span text:style-name="T2"> </text:span><text:span text:style-name="T1">אתם</text:span><text:span text:style-name="T2"> </text:span><text:span text:style-name="T1">ששררה</text:span><text:span text:style-name="T2"> </text:span><text:span text:style-name="T1">אני</text:span><text:span text:style-name="T2"> </text:span><text:span text:style-name="T1">נותן</text:span><text:span text:style-name="T2"> </text:span><text:span text:style-name="T1">לכם</text:span><text:span text:style-name="T2"> </text:span><text:span text:style-name="T32">(</text:span><text:span text:style-name="T38">שלא</text:span><text:span text:style-name="T31"> </text:span><text:span text:style-name="T38">באתם</text:span><text:span text:style-name="T31"> </text:span><text:span text:style-name="T38">בשליחות</text:span><text:span text:style-name="T31"> </text:span><text:span text:style-name="T38">ראשון: שהייתם</text:span><text:span text:style-name="T31"> </text:span><text:span text:style-name="T38">בורחים</text:span><text:span text:style-name="T31"> </text:span><text:span text:style-name="T38">מן</text:span><text:span text:style-name="T31"> </text:span><text:span text:style-name="T38">הגדולה</text:span><text:span text:style-name="T32">)</text:span><text:span text:style-name="T1">? -</text:span></text:p>
      <text:p text:style-name="P3"/>
      <text:p text:style-name="P4"><text:span text:style-name="T1">(הוריות</text:span><text:span text:style-name="T2"> </text:span><text:span text:style-name="T1">י,ב)</text:span></text:p>
      <text:p text:style-name="P4"><text:span text:style-name="T1">עבדות</text:span><text:span text:style-name="T2"> </text:span><text:span text:style-name="T1">אני</text:span><text:span text:style-name="T2"> </text:span><text:span text:style-name="T1">נותן</text:span><text:span text:style-name="T2"> </text:span><text:span text:style-name="T1">לכם</text:span><text:span text:style-name="T2"> </text:span><text:span text:style-name="T32">(</text:span><text:span text:style-name="T38">שהשררות</text:span><text:span text:style-name="T31"> </text:span><text:span text:style-name="T38">- עבדות</text:span><text:span text:style-name="T31"> </text:span><text:span text:style-name="T38">הוא</text:span><text:span text:style-name="T31"> </text:span><text:span text:style-name="T38">לו</text:span><text:span text:style-name="T31"> </text:span><text:span text:style-name="T38">לאדם, לפי</text:span><text:span text:style-name="T31"> </text:span><text:span text:style-name="T38">שמוטל</text:span><text:span text:style-name="T31"> </text:span><text:span text:style-name="T38">עליו</text:span><text:span text:style-name="T31"> </text:span><text:span text:style-name="T38">עול</text:span><text:span text:style-name="T31"> </text:span><text:span text:style-name="T38">רבים</text:span><text:span text:style-name="T32">)</text:span><text:span text:style-name="T1">, שנאמר</text:span><text:span text:style-name="T2"> </text:span><text:span text:style-name="T18">(מלכים</text:span><text:span text:style-name="T19"> </text:span><text:span text:style-name="T18">א</text:span><text:span text:style-name="T19"> </text:span><text:span text:style-name="T18">יב,ז)</text:span><text:span text:style-name="T1"> </text:span><text:span text:style-name="T59">וידברו</text:span><text:span text:style-name="T2"> </text:span><text:span text:style-name="T59">אליו</text:span><text:span text:style-name="T2"> </text:span><text:span text:style-name="T59">לאמר</text:span><text:span text:style-name="T2"> </text:span><text:span text:style-name="T59">אם</text:span><text:span text:style-name="T2"> </text:span><text:span text:style-name="T59">היום</text:span><text:span text:style-name="T2"> </text:span><text:span text:style-name="T59">תהיה</text:span><text:span text:style-name="T2"> </text:span><text:span text:style-name="T59">עבד</text:span><text:span text:style-name="T2"> </text:span><text:span text:style-name="T59">לעם</text:span><text:span text:style-name="T2"> </text:span><text:span text:style-name="T59">הזה</text:span><text:span text:style-name="T2"> </text:span><text:span text:style-name="T28">[ועבדתם</text:span><text:span text:style-name="T31"> </text:span><text:span text:style-name="T28">ועניתם</text:span><text:span text:style-name="T31"> </text:span><text:span text:style-name="T28">ודברת</text:span><text:span text:style-name="T31"> </text:span><text:span text:style-name="T28">אליהם</text:span><text:span text:style-name="T31"> </text:span><text:span text:style-name="T28">דברים</text:span><text:span text:style-name="T31"> </text:span><text:span text:style-name="T28">טובים</text:span><text:span text:style-name="T31"> </text:span><text:span text:style-name="T28">והיו</text:span><text:span text:style-name="T31"> </text:span><text:span text:style-name="T28">לך</text:span><text:span text:style-name="T31"> </text:span><text:span text:style-name="T28">עבדים</text:span><text:span text:style-name="T31"> </text:span><text:span text:style-name="T28">כל</text:span><text:span text:style-name="T31"> </text:span><text:span text:style-name="T28">הימים]</text:span><text:span text:style-name="T1">.</text:span><text:span text:style-name="T38"> </text:span></text:p>
      <text:p text:style-name="P6"><text:s/></text:p>
      <text:p text:style-name="P4"><text:span text:style-name="T1">תנו</text:span><text:span text:style-name="T2"> </text:span><text:span text:style-name="T1">רבנן: '</text:span><text:span text:style-name="T18">(ויקרא</text:span><text:span text:style-name="T19"> </text:span><text:span text:style-name="T18">ד,כב)</text:span><text:span text:style-name="T75"> אשר</text:span><text:span text:style-name="T74"> </text:span><text:span text:style-name="T75">נשיא</text:span><text:span text:style-name="T74"> </text:span><text:span text:style-name="T75">יחטא</text:span><text:span text:style-name="T74"> </text:span><text:span text:style-name="T28">[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לקיו</text:span><text:span text:style-name="T31"> </text:span><text:span text:style-name="T28">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73">; אמר</text:span><text:span text:style-name="T74"> </text:span><text:span text:style-name="T73">רבי</text:span><text:span text:style-name="T74"> </text:span><text:span text:style-name="T73">יוחנן</text:span><text:span text:style-name="T74"> </text:span><text:span text:style-name="T73">בן</text:span><text:span text:style-name="T74"> </text:span><text:span text:style-name="T73">זכאי: אשרי</text:span><text:span text:style-name="T74"> </text:span><text:span text:style-name="T32">(</text:span><text:span text:style-name="T38">'</text:span><text:span text:style-name="T28">אשר</text:span><text:span text:style-name="T38">' כמו</text:span><text:span text:style-name="T31"> </text:span><text:span text:style-name="T38">'אשרי'</text:span><text:span text:style-name="T32">)</text:span><text:span text:style-name="T73"> הדור</text:span><text:span text:style-name="T74"> </text:span><text:span text:style-name="T73">שהנשיא</text:span><text:span text:style-name="T74"> </text:span><text:span text:style-name="T73">של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: אם</text:span><text:span text:style-name="T74"> </text:span><text:span text:style-name="T73">נשיא</text:span><text:span text:style-name="T74"> </text:span><text:span text:style-name="T73">של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- צריך</text:span><text:span text:style-name="T74"> </text:span><text:span text:style-name="T73">אתה</text:span><text:span text:style-name="T74"> </text:span><text:span text:style-name="T73">לומר</text:span><text:span text:style-name="T74"> </text:span><text:span text:style-name="T73">מהו</text:span><text:span text:style-name="T74"> </text:span><text:span text:style-name="T73">הדיוט</text:span><text:span text:style-name="T74"> </text:span><text:span text:style-name="T32">(</text:span><text:span text:style-name="T38">בתמיה, כלומר: אם</text:span><text:span text:style-name="T31"> </text:span><text:span text:style-name="T38">המלך, שאין</text:span><text:span text:style-name="T31"> </text:span><text:span text:style-name="T38">לבו</text:span><text:span text:style-name="T31"> </text:span><text:span text:style-name="T38">כפוף</text:span><text:span text:style-name="T31"> </text:span><text:span text:style-name="T38">- מרגיש</text:span><text:span text:style-name="T31"> </text:span><text:span text:style-name="T38">ומביא</text:span><text:span text:style-name="T31"> </text:span><text:span text:style-name="T38">קרבן</text:span><text:span text:style-name="T31"> </text:span><text:span text:style-name="T38">על</text:span><text:span text:style-name="T31"> </text:span><text:span text:style-name="T38">שגגתו, כל</text:span><text:span text:style-name="T31"> </text:span><text:span text:style-name="T38">שכן</text:span><text:span text:style-name="T31"> </text:span><text:span text:style-name="T38">שהדיוטות</text:span><text:span text:style-name="T31"> </text:span><text:span text:style-name="T38">מרגישין, שלבם</text:span><text:span text:style-name="T31"> </text:span><text:span text:style-name="T38">כפופים</text:span><text:span text:style-name="T32">)</text:span><text:span text:style-name="T73">? ואם</text:span><text:span text:style-name="T74"> </text:span><text:span text:style-name="T73">על</text:span><text:span text:style-name="T74"> </text:span><text:span text:style-name="T73">שגגת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- צריך</text:span><text:span text:style-name="T74"> </text:span><text:span text:style-name="T73">אתה</text:span><text:span text:style-name="T74"> </text:span><text:span text:style-name="T73">לומר</text:span><text:span text:style-name="T74"> </text:span><text:span text:style-name="T73">מהו</text:span><text:span text:style-name="T74"> </text:span><text:span text:style-name="T73">זדונו</text:span><text:span text:style-name="T74"> </text:span><text:span text:style-name="T32">(</text:span><text:span text:style-name="T38">בתמיה, כלומר: אם</text:span><text:span text:style-name="T31"> </text:span><text:span text:style-name="T38">על</text:span><text:span text:style-name="T31"> </text:span><text:span text:style-name="T38">שגגתו</text:span><text:span text:style-name="T31"> </text:span><text:span text:style-name="T38">מרגיש</text:span><text:span text:style-name="T31"> </text:span><text:span text:style-name="T38">- כל</text:span><text:span text:style-name="T31"> </text:span><text:span text:style-name="T38">שכן</text:span><text:span text:style-name="T31"> </text:span><text:span text:style-name="T38">שמרגיש</text:span><text:span text:style-name="T31"> </text:span><text:span text:style-name="T38">על</text:span><text:span text:style-name="T31"> </text:span><text:span text:style-name="T38">זדונו, וחוזר</text:span><text:span text:style-name="T31"> </text:span><text:span text:style-name="T38">בתשובה</text:span><text:span text:style-name="T32">)</text:span><text:span text:style-name="T1">?'</text:span></text:p>
      <text:p text:style-name="P4"><text:span text:style-name="T1">מתקיף</text:span><text:span text:style-name="T2"> </text:span><text:span text:style-name="T1">לה</text:span><text:span text:style-name="T2"> </text:span><text:span text:style-name="T1">רבא</text:span><text:span text:style-name="T2"> </text:span><text:span text:style-name="T1">בריה</text:span><text:span text:style-name="T2"> </text:span><text:span text:style-name="T1">דרבה: אלא</text:span><text:span text:style-name="T2"> </text:span><text:span text:style-name="T1">מעתה, דכתיב</text:span><text:span text:style-name="T2"> </text:span><text:span text:style-name="T18">(ויקרא</text:span><text:span text:style-name="T19"> </text:span><text:span text:style-name="T18">ה,טז)</text:span><text:span text:style-name="T1"> </text:span><text:span text:style-name="T59">ואת</text:span><text:span text:style-name="T2"> </text:span><text:span text:style-name="T59">אשר</text:span><text:span text:style-name="T2"> </text:span><text:span text:style-name="T59">חטא</text:span><text:span text:style-name="T2"> </text:span><text:span text:style-name="T59">מן</text:span><text:span text:style-name="T2"> </text:span><text:span text:style-name="T59">הקדש</text:span><text:span text:style-name="T2"> </text:span><text:span text:style-name="T59">ישלם</text:span><text:span text:style-name="T2"> </text:span><text:span text:style-name="T28">[ואת</text:span><text:span text:style-name="T31"> </text:span><text:span text:style-name="T28">חמישתו</text:span><text:span text:style-name="T31"> </text:span><text:span text:style-name="T28">יוסף</text:span><text:span text:style-name="T31"> </text:span><text:span text:style-name="T28">עליו</text:span><text:span text:style-name="T31"> </text:span><text:span text:style-name="T28">ונתן</text:span><text:span text:style-name="T31"> </text:span><text:span text:style-name="T28">אתו</text:span><text:span text:style-name="T31"> </text:span><text:span text:style-name="T28">לכהן</text:span><text:span text:style-name="T31"> </text:span><text:span text:style-name="T28">והכהן</text:span><text:span text:style-name="T31"> </text:span><text:span text:style-name="T28">יכפר</text:span><text:span text:style-name="T31"> </text:span><text:span text:style-name="T28">עליו</text:span><text:span text:style-name="T31"> </text:span><text:span text:style-name="T28">באיל</text:span><text:span text:style-name="T31"> </text:span><text:span text:style-name="T28">האשם</text:span><text:span text:style-name="T31"> </text:span><text:span text:style-name="T28">ונסלח</text:span><text:span text:style-name="T31"> </text:span><text:span text:style-name="T28">לו]</text:span><text:span text:style-name="T1">, ובירבעם</text:span><text:span text:style-name="T2"> </text:span><text:span text:style-name="T1">בן</text:span><text:span text:style-name="T2"> </text:span><text:span text:style-name="T1">נבט, דכתיב</text:span><text:span text:style-name="T2"> </text:span><text:span text:style-name="T1">ביה</text:span><text:span text:style-name="T2"> </text:span><text:span text:style-name="T18">(מלכים</text:span><text:span text:style-name="T19"> </text:span><text:span text:style-name="T18">א</text:span><text:span text:style-name="T19"> </text:span><text:span text:style-name="T18">יד,טז)</text:span><text:span text:style-name="T1"> </text:span><text:span text:style-name="T28">[ויתן</text:span><text:span text:style-name="T31"> </text:span><text:span text:style-name="T28">את</text:span><text:span text:style-name="T31"> </text:span><text:span text:style-name="T28">ישראל</text:span><text:span text:style-name="T31"> </text:span><text:span text:style-name="T28">בגלל</text:span><text:span text:style-name="T31"> </text:span><text:span text:style-name="T28">חטאות</text:span><text:span text:style-name="T31"> </text:span><text:span text:style-name="T28">ירבעם]</text:span><text:span text:style-name="T59"> אשר</text:span><text:span text:style-name="T2"> </text:span><text:span text:style-name="T59">חטא</text:span><text:span text:style-name="T2"> </text:span><text:span text:style-name="T59">ואשר</text:span><text:span text:style-name="T2"> </text:span><text:span text:style-name="T59">החטיא</text:span><text:span text:style-name="T2"> </text:span><text:span text:style-name="T28">[את</text:span><text:span text:style-name="T31"> </text:span><text:span text:style-name="T28">ישראל]</text:span><text:span text:style-name="T1"> - הכי</text:span><text:span text:style-name="T2"> </text:span><text:span text:style-name="T1">נמי</text:span><text:span text:style-name="T2"> </text:span><text:span text:style-name="T1">ד'</text:span><text:span text:style-name="T73">אשרי</text:span><text:span text:style-name="T74"> </text:span><text:span text:style-name="T73">הדור</text:span><text:span text:style-name="T1">' הוא!?</text:span></text:p>
      <text:p text:style-name="P4"><text:span text:style-name="T1">שאני</text:span><text:span text:style-name="T2"> </text:span><text:span text:style-name="T1">הכא, דשני</text:span><text:span text:style-name="T2"> </text:span><text:span text:style-name="T1">קרא</text:span><text:span text:style-name="T2"> </text:span><text:span text:style-name="T1">בדבוריה</text:span><text:span text:style-name="T2"> </text:span><text:span text:style-name="T32">(</text:span><text:span text:style-name="T38">דבאידך</text:span><text:span text:style-name="T31"> </text:span><text:span text:style-name="T38">כתיב</text:span><text:span text:style-name="T31"> </text:span><text:span text:style-name="T38">'</text:span><text:span text:style-name="T28">אם</text:span><text:span text:style-name="T31"> </text:span><text:span text:style-name="T28">כל</text:span><text:span text:style-name="T31"> </text:span><text:span text:style-name="T28">עדת</text:span><text:span text:style-name="T31"> </text:span><text:span text:style-name="T28">ישראל</text:span><text:span text:style-name="T31"> </text:span><text:span text:style-name="T28">ישגו</text:span><text:span text:style-name="T38">' </text:span><text:span text:style-name="T18">[ויקרא</text:span><text:span text:style-name="T19"> </text:span><text:span text:style-name="T18">ד,יג]</text:span><text:span text:style-name="T38">; '</text:span><text:span text:style-name="T28">אם</text:span><text:span text:style-name="T31"> </text:span><text:span text:style-name="T28">הכהן</text:span><text:span text:style-name="T31"> </text:span><text:span text:style-name="T28">המשיח</text:span><text:span text:style-name="T38">' </text:span><text:span text:style-name="T18">[ויקרא</text:span><text:span text:style-name="T19"> </text:span><text:span text:style-name="T18">ד,ג]</text:span><text:span text:style-name="T38">; '</text:span><text:span text:style-name="T28">אם</text:span><text:span text:style-name="T31"> </text:span><text:span text:style-name="T28">נפש</text:span><text:span text:style-name="T38">', והכא</text:span><text:span text:style-name="T31"> </text:span><text:span text:style-name="T38">כתיב</text:span><text:span text:style-name="T31"> </text:span><text:span text:style-name="T38">'</text:span><text:span text:style-name="T28">אשר</text:span><text:span text:style-name="T31"> </text:span><text:span text:style-name="T28">נשיא</text:span><text:span text:style-name="T31"> </text:span><text:span text:style-name="T28">יחטא</text:span><text:span text:style-name="T38">' </text:span><text:span text:style-name="T18">[ויקרא</text:span><text:span text:style-name="T19"> </text:span><text:span text:style-name="T18">ד,כב]</text:span><text:span text:style-name="T38"> - ודאי</text:span><text:span text:style-name="T31"> </text:span><text:span text:style-name="T38">'אשרי' משמע</text:span><text:span text:style-name="T32">)</text:span><text:span text:style-name="T1">.</text:span></text:p>
      <text:p text:style-name="P3"/>
      <text:p text:style-name="P4"><text:span text:style-name="T1">דרש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רב</text:span><text:span text:style-name="T2"> </text:span><text:span text:style-name="T1">חסדא: מאי</text:span><text:span text:style-name="T2"> </text:span><text:span text:style-name="T1">דכתיב</text:span><text:span text:style-name="T2"> </text:span><text:span text:style-name="T18">(קהלת</text:span><text:span text:style-name="T19"> </text:span><text:span text:style-name="T18">ח,יד)</text:span><text:span text:style-name="T1"> </text:span><text:span text:style-name="T59">יש</text:span><text:span text:style-name="T2"> </text:span><text:span text:style-name="T59">הבל</text:span><text:span text:style-name="T2"> </text:span><text:span text:style-name="T59">אשר</text:span><text:span text:style-name="T2"> </text:span><text:span text:style-name="T59">נעשה</text:span><text:span text:style-name="T2"> </text:span><text:span text:style-name="T59">על</text:span><text:span text:style-name="T2"> </text:span><text:span text:style-name="T59">הארץ</text:span><text:span text:style-name="T2"> </text:span><text:span text:style-name="T28">[אשר</text:span><text:span text:style-name="T31"> </text:span><text:span text:style-name="T28">יש</text:span><text:span text:style-name="T31"> </text:span><text:span text:style-name="T28">צדיקים</text:span><text:span text:style-name="T31"> </text:span><text:span text:style-name="T28">אשר</text:span><text:span text:style-name="T31"> </text:span><text:span text:style-name="T28">מגיע</text:span><text:span text:style-name="T31"> </text:span><text:span text:style-name="T28">אלהם</text:span><text:span text:style-name="T31"> </text:span><text:span text:style-name="T28">כמעשה</text:span><text:span text:style-name="T31"> </text:span><text:span text:style-name="T28">הרשעים</text:span><text:span text:style-name="T31"> </text:span><text:span text:style-name="T28">ויש</text:span><text:span text:style-name="T31"> </text:span><text:span text:style-name="T28">רשעים</text:span><text:span text:style-name="T31"> </text:span><text:span text:style-name="T28">שמגיע</text:span><text:span text:style-name="T31"> </text:span><text:span text:style-name="T28">אלהם</text:span><text:span text:style-name="T31"> </text:span><text:span text:style-name="T28">כמעשה</text:span><text:span text:style-name="T31"> </text:span><text:span text:style-name="T28">הצדיקים</text:span><text:span text:style-name="T31"> </text:span><text:span text:style-name="T28">אמרתי</text:span><text:span text:style-name="T31"> </text:span><text:span text:style-name="T28">שגם</text:span><text:span text:style-name="T31"> </text:span><text:span text:style-name="T28">זה</text:span><text:span text:style-name="T31"> </text:span><text:span text:style-name="T28">הבל]</text:span><text:span text:style-name="T1"> - אשריהם</text:span><text:span text:style-name="T2"> </text:span><text:span text:style-name="T1">לצדיק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1">כמעשה</text:span><text:span text:style-name="T2"> </text:span><text:span text:style-name="T1">הרשעים</text:span><text:span text:style-name="T2"> </text:span><text:span text:style-name="T1">של</text:span><text:span text:style-name="T2"> </text:span><text:span text:style-name="T1">עולם</text:span><text:span text:style-name="T2"> </text:span><text:span text:style-name="T1">הבא</text:span><text:span text:style-name="T2"> </text:span><text:span text:style-name="T1">בעולם</text:span><text:span text:style-name="T2"> </text:span><text:span text:style-name="T1">הזה</text:span><text:span text:style-name="T2"> </text:span><text:span text:style-name="T32">(</text:span><text:span text:style-name="T38">כלומר: אשרי</text:span><text:span text:style-name="T31"> </text:span><text:span text:style-name="T38">הצדיקים</text:span><text:span text:style-name="T31"> </text:span><text:span text:style-name="T38">שמגיע</text:span><text:span text:style-name="T31"> </text:span><text:span text:style-name="T38">אליהם</text:span><text:span text:style-name="T31"> </text:span><text:span text:style-name="T38">כמעשה</text:span><text:span text:style-name="T31"> </text:span><text:span text:style-name="T38">הרשעים</text:span><text:span text:style-name="T31"> </text:span><text:span text:style-name="T38">שבעולם</text:span><text:span text:style-name="T31"> </text:span><text:span text:style-name="T38">הבא</text:span><text:span text:style-name="T31"> </text:span><text:span text:style-name="T38">בעולם</text:span><text:span text:style-name="T31"> </text:span><text:span text:style-name="T38">הזה, כלומר: שמגיע</text:span><text:span text:style-name="T31"> </text:span><text:span text:style-name="T38">אליהם</text:span><text:span text:style-name="T31"> </text:span><text:span text:style-name="T38">צרות</text:span><text:span text:style-name="T31"> </text:span><text:span text:style-name="T38">לצדיקים</text:span><text:span text:style-name="T31"> </text:span><text:span text:style-name="T38">בעולם</text:span><text:span text:style-name="T31"> </text:span><text:span text:style-name="T38">הזה</text:span><text:span text:style-name="T31"> </text:span><text:span text:style-name="T38">כדרך</text:span><text:span text:style-name="T31"> </text:span><text:span text:style-name="T38">שמגיע</text:span><text:span text:style-name="T31"> </text:span><text:span text:style-name="T38">לרשעים</text:span><text:span text:style-name="T31"> </text:span><text:span text:style-name="T38">בעוה"ב</text:span><text:span text:style-name="T32">)</text:span><text:span text:style-name="T1">; אוי</text:span><text:span text:style-name="T2"> </text:span><text:span text:style-name="T1">להם</text:span><text:span text:style-name="T2"> </text:span><text:span text:style-name="T1">לרשע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1">כמעשה</text:span><text:span text:style-name="T2"> </text:span><text:span text:style-name="T1">הצדיקים</text:span><text:span text:style-name="T2"> </text:span><text:span text:style-name="T1">של</text:span><text:span text:style-name="T2"> </text:span><text:span text:style-name="T1">עולם</text:span><text:span text:style-name="T2"> </text:span><text:span text:style-name="T1">הבא</text:span><text:span text:style-name="T2"> </text:span><text:span text:style-name="T1">בעולם</text:span><text:span text:style-name="T2"> </text:span><text:span text:style-name="T1">הזה</text:span><text:span text:style-name="T2"> </text:span><text:span text:style-name="T32">(</text:span><text:span text:style-name="T38">'אוי' כמו</text:span><text:span text:style-name="T31"> </text:span><text:span text:style-name="T38">'ווי'; דהכא</text:span><text:span text:style-name="T31"> </text:span><text:span text:style-name="T38">לא</text:span><text:span text:style-name="T31"> </text:span><text:span text:style-name="T38">כתיב</text:span><text:span text:style-name="T31"> </text:span><text:span text:style-name="T38">'אשר', דמשמע: אוי</text:span><text:span text:style-name="T31"> </text:span><text:span text:style-name="T38">להם</text:span><text:span text:style-name="T31"> </text:span><text:span text:style-name="T38">לרשעים</text:span><text:span text:style-name="T31"> </text:span><text:span text:style-name="T38">שמגיע</text:span><text:span text:style-name="T31"> </text:span><text:span text:style-name="T38">אליהם</text:span><text:span text:style-name="T31"> </text:span><text:span text:style-name="T38">טובות</text:span><text:span text:style-name="T31"> </text:span><text:span text:style-name="T38">בעולם</text:span><text:span text:style-name="T31"> </text:span><text:span text:style-name="T38">הזה</text:span><text:span text:style-name="T31"> </text:span><text:span text:style-name="T38">כדרך</text:span><text:span text:style-name="T31"> </text:span><text:span text:style-name="T38">שמגיע</text:span><text:span text:style-name="T31"> </text:span><text:span text:style-name="T38">טובות</text:span><text:span text:style-name="T31"> </text:span><text:span text:style-name="T38">לצדיקים</text:span><text:span text:style-name="T31"> </text:span><text:span text:style-name="T38">בעולם</text:span><text:span text:style-name="T31"> </text:span><text:span text:style-name="T38">הבא: דרעה</text:span><text:span text:style-name="T31"> </text:span><text:span text:style-name="T38">היא</text:span><text:span text:style-name="T31"> </text:span><text:span text:style-name="T38">לרשעים, כדכתיב: </text:span><text:span text:style-name="T28">ומשלם</text:span><text:span text:style-name="T31"> </text:span><text:span text:style-name="T28">לשונאיו</text:span><text:span text:style-name="T31"> </text:span><text:span text:style-name="T28">אל</text:span><text:span text:style-name="T31"> </text:span><text:span text:style-name="T28">פניו</text:span><text:span text:style-name="T31"> </text:span><text:span text:style-name="T70">[להאבידו</text:span><text:span text:style-name="T69"> </text:span><text:span text:style-name="T70">לא</text:span><text:span text:style-name="T69"> </text:span><text:span text:style-name="T70">יאחר</text:span><text:span text:style-name="T69"> </text:span><text:span text:style-name="T70">לשׂנאו</text:span><text:span text:style-name="T69"> </text:span><text:span text:style-name="T70">אל</text:span><text:span text:style-name="T69"> </text:span><text:span text:style-name="T70">פניו</text:span><text:span text:style-name="T69"> </text:span><text:span text:style-name="T70">ישלם</text:span><text:span text:style-name="T69"> </text:span><text:span text:style-name="T70">לו]</text:span><text:span text:style-name="T38"> </text:span><text:span text:style-name="T18">(דברים</text:span><text:span text:style-name="T19"> </text:span><text:span text:style-name="T18">ז,י)</text:span><text:span text:style-name="T32">)</text:span><text:span text:style-name="T1">.</text:span></text:p>
      <text:p text:style-name="P4"><text:span text:style-name="T1">אמר</text:span><text:span text:style-name="T2"> </text:span><text:span text:style-name="T1">רבא: אטו</text:span><text:span text:style-name="T2"> </text:span><text:span text:style-name="T1">צדיקי</text:span><text:span text:style-name="T2"> </text:span><text:span text:style-name="T1">אי</text:span><text:span text:style-name="T2"> </text:span><text:span text:style-name="T1">אכלי</text:span><text:span text:style-name="T2"> </text:span><text:span text:style-name="T1">תרי</text:span><text:span text:style-name="T2"> </text:span><text:span text:style-name="T1">עלמי</text:span><text:span text:style-name="T2"> </text:span><text:span text:style-name="T1">מי</text:span><text:span text:style-name="T2"> </text:span><text:span text:style-name="T1">סני</text:span><text:span text:style-name="T2"> </text:span><text:span text:style-name="T1">להו</text:span><text:span text:style-name="T2"> </text:span><text:span text:style-name="T32">(</text:span><text:span text:style-name="T38">מי</text:span><text:span text:style-name="T31"> </text:span><text:span text:style-name="T38">שנאוי</text:span><text:span text:style-name="T31"> </text:span><text:span text:style-name="T38">הוא</text:span><text:span text:style-name="T31"> </text:span><text:span text:style-name="T38">להם, כלומר: כלום</text:span><text:span text:style-name="T31"> </text:span><text:span text:style-name="T38">רע</text:span><text:span text:style-name="T31"> </text:span><text:span text:style-name="T38">להם</text:span><text:span text:style-name="T31"> </text:span><text:span text:style-name="T38">לצדיקים</text:span><text:span text:style-name="T31"> </text:span><text:span text:style-name="T38">שאוכלים</text:span><text:span text:style-name="T31"> </text:span><text:span text:style-name="T38">שני</text:span><text:span text:style-name="T31"> </text:span><text:span text:style-name="T38">עולמות: שיש</text:span><text:span text:style-name="T31"> </text:span><text:span text:style-name="T38">להם</text:span><text:span text:style-name="T31"> </text:span><text:span text:style-name="T38">טובה</text:span><text:span text:style-name="T31"> </text:span><text:span text:style-name="T38">בעוה"ז</text:span><text:span text:style-name="T31"> </text:span><text:span text:style-name="T38">ובעוה"ב</text:span><text:span text:style-name="T32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א: אשריהם</text:span><text:span text:style-name="T2"> </text:span><text:span text:style-name="T1">לצדיק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32">(</text:span><text:span text:style-name="T38">טובות</text:span><text:span text:style-name="T32">)</text:span><text:span text:style-name="T1"> כמעשה</text:span><text:span text:style-name="T2"> </text:span><text:span text:style-name="T1">הרשעים</text:span><text:span text:style-name="T2"> </text:span><text:span text:style-name="T1">של</text:span><text:span text:style-name="T2"> </text:span><text:span text:style-name="T1">עולם</text:span><text:span text:style-name="T2"> </text:span><text:span text:style-name="T1">הזה</text:span><text:span text:style-name="T2"> </text:span><text:span text:style-name="T1">בעולם</text:span><text:span text:style-name="T2"> </text:span><text:span text:style-name="T1">הזה</text:span><text:span text:style-name="T2"> </text:span><text:span text:style-name="T32">(</text:span><text:span text:style-name="T38">שיש</text:span><text:span text:style-name="T31"> </text:span><text:span text:style-name="T38">להם</text:span><text:span text:style-name="T31"> </text:span><text:span text:style-name="T38">טובה, כדכתיב</text:span><text:span text:style-name="T31"> </text:span><text:span text:style-name="T38">'</text:span><text:span text:style-name="T28">ומשלם</text:span><text:span text:style-name="T31"> </text:span><text:span text:style-name="T28">לשונאיו</text:span><text:span text:style-name="T38">': דכך</text:span><text:span text:style-name="T31"> </text:span><text:span text:style-name="T38">מגיע</text:span><text:span text:style-name="T31"> </text:span><text:span text:style-name="T38">לצדיקים</text:span><text:span text:style-name="T31"> </text:span><text:span text:style-name="T38">בעוה"ז</text:span><text:span text:style-name="T31"> </text:span><text:span text:style-name="T38">- אשריהם</text:span><text:span text:style-name="T31"> </text:span><text:span text:style-name="T38">שיש</text:span><text:span text:style-name="T31"> </text:span><text:span text:style-name="T38">להם</text:span><text:span text:style-name="T31"> </text:span><text:span text:style-name="T38">טובה</text:span><text:span text:style-name="T31"> </text:span><text:span text:style-name="T38">בעולם</text:span><text:span text:style-name="T31"> </text:span><text:span text:style-name="T38">הזה</text:span><text:span text:style-name="T31"> </text:span><text:span text:style-name="T38">ולעוה"ב</text:span><text:span text:style-name="T32">)</text:span><text:span text:style-name="T1">; אוי</text:span><text:span text:style-name="T2"> </text:span><text:span text:style-name="T1">להם</text:span><text:span text:style-name="T2"> </text:span><text:span text:style-name="T1">לרשע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32">(</text:span><text:span text:style-name="T38">צרות</text:span><text:span text:style-name="T32">)</text:span><text:span text:style-name="T1"> כמעשה</text:span><text:span text:style-name="T2"> </text:span><text:span text:style-name="T1">הצדיקים</text:span><text:span text:style-name="T2"> </text:span><text:span text:style-name="T1">של</text:span><text:span text:style-name="T2"> </text:span><text:span text:style-name="T1">עולם</text:span><text:span text:style-name="T2"> </text:span><text:span text:style-name="T1">הזה</text:span><text:span text:style-name="T2"> </text:span><text:span text:style-name="T1">בעולם</text:span><text:span text:style-name="T2"> </text:span><text:span text:style-name="T1">הזה</text:span><text:span text:style-name="T2"> </text:span><text:span text:style-name="T32">(</text:span><text:span text:style-name="T38">[דמשמע: שבאים</text:span><text:span text:style-name="T31"> </text:span><text:span text:style-name="T38">עליהם</text:span><text:span text:style-name="T31"> </text:span><text:span text:style-name="T38">צרות</text:span><text:span text:style-name="T31"> </text:span><text:span text:style-name="T38">כמו</text:span><text:span text:style-name="T31"> </text:span><text:span text:style-name="T38">שבאים</text:span><text:span text:style-name="T31"> </text:span><text:span text:style-name="T38">על</text:span><text:span text:style-name="T31"> </text:span><text:span text:style-name="T38">הצדיקים</text:span><text:span text:style-name="T31"> </text:span><text:span text:style-name="T38">בעוה"ז]; דהקב"ה</text:span><text:span text:style-name="T31"> </text:span><text:span text:style-name="T38">עושה</text:span><text:span text:style-name="T31"> </text:span><text:span text:style-name="T38">כדי</text:span><text:span text:style-name="T31"> </text:span><text:span text:style-name="T38">לגבות</text:span><text:span text:style-name="T31"> </text:span><text:span text:style-name="T38">חובם</text:span><text:span text:style-name="T31"> </text:span><text:span text:style-name="T38">מהצדיקים</text:span><text:span text:style-name="T31"> </text:span><text:span text:style-name="T38">בעולם</text:span><text:span text:style-name="T31"> </text:span><text:span text:style-name="T38">הזה, כדי</text:span><text:span text:style-name="T31"> </text:span><text:span text:style-name="T38">שיהא</text:span><text:span text:style-name="T31"> </text:span><text:span text:style-name="T38">להם</text:span><text:span text:style-name="T31"> </text:span><text:span text:style-name="T38">שכר</text:span><text:span text:style-name="T31"> </text:span><text:span text:style-name="T38">טוב</text:span><text:span text:style-name="T31"> </text:span><text:span text:style-name="T38">בעולם</text:span><text:span text:style-name="T31"> </text:span><text:span text:style-name="T38">הבא: דכך</text:span><text:span text:style-name="T31"> </text:span><text:span text:style-name="T38">מצינו</text:span><text:span text:style-name="T31"> </text:span><text:span text:style-name="T38">צרות</text:span><text:span text:style-name="T31"> </text:span><text:span text:style-name="T38">לרשעים</text:span><text:span text:style-name="T31"> </text:span><text:span text:style-name="T38">בעוה"ז</text:span><text:span text:style-name="T31"> </text:span><text:span text:style-name="T38">- אוי</text:span><text:span text:style-name="T31"> </text:span><text:span text:style-name="T38">להם</text:span><text:span text:style-name="T31"> </text:span><text:span text:style-name="T38">שאין</text:span><text:span text:style-name="T31"> </text:span><text:span text:style-name="T38">להם</text:span><text:span text:style-name="T31"> </text:span><text:span text:style-name="T38">טובה</text:span><text:span text:style-name="T31"> </text:span><text:span text:style-name="T38">לא</text:span><text:span text:style-name="T31"> </text:span><text:span text:style-name="T38">בעולם</text:span><text:span text:style-name="T31"> </text:span><text:span text:style-name="T38">הזה</text:span><text:span text:style-name="T31"> </text:span><text:span text:style-name="T38">ולא</text:span><text:span text:style-name="T31"> </text:span><text:span text:style-name="T38">בעולם</text:span><text:span text:style-name="T31"> </text:span><text:span text:style-name="T38">הבא</text:span><text:span text:style-name="T32">)</text:span><text:span text:style-name="T1">. </text:span></text:p>
      <text:p text:style-name="P13"><text:s/></text:p>
      <text:p text:style-name="P4"><text:span text:style-name="T1">רב</text:span><text:span text:style-name="T2"> </text:span><text:span text:style-name="T1">פפא</text:span><text:span text:style-name="T2"> </text:span><text:span text:style-name="T1">ורב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יהושע</text:span><text:span text:style-name="T2"> </text:span><text:span text:style-name="T1">אתו</text:span><text:span text:style-name="T2"> </text:span><text:span text:style-name="T1">לקמיה</text:span><text:span text:style-name="T2"> </text:span><text:span text:style-name="T1">דרבא, אמר</text:span><text:span text:style-name="T2"> </text:span><text:span text:style-name="T1">להו: אוקימתון</text:span><text:span text:style-name="T2"> </text:span><text:span text:style-name="T1">מסכתא</text:span><text:span text:style-name="T2"> </text:span><text:span text:style-name="T1">פלן</text:span><text:span text:style-name="T2"> </text:span><text:span text:style-name="T1">ומסכתא</text:span><text:span text:style-name="T2"> </text:span><text:span text:style-name="T1">פלן</text:span><text:span text:style-name="T2"> </text:span><text:span text:style-name="T32">(</text:span><text:span text:style-name="T38">כלומר: יש</text:span><text:span text:style-name="T31"> </text:span><text:span text:style-name="T38">לכם</text:span><text:span text:style-name="T31"> </text:span><text:span text:style-name="T38">מסכתא</text:span><text:span text:style-name="T31"> </text:span><text:span text:style-name="T38">סדורה</text:span><text:span text:style-name="T31"> </text:span><text:span text:style-name="T38">בפיכם, מסכתא</text:span><text:span text:style-name="T31"> </text:span><text:span text:style-name="T38">פלוני</text:span><text:span text:style-name="T31"> </text:span><text:span text:style-name="T38">ופלוני</text:span><text:span text:style-name="T32">)</text:span><text:span text:style-name="T1">?</text:span></text:p>
      <text:p text:style-name="P4"><text:span text:style-name="T1">אמרו</text:span><text:span text:style-name="T2"> </text:span><text:span text:style-name="T1">ליה: אִין.</text:span></text:p>
      <text:p text:style-name="P4"><text:span text:style-name="T1">איעתריתו</text:span><text:span text:style-name="T2"> </text:span><text:span text:style-name="T1">פורתא</text:span><text:span text:style-name="T2"> </text:span><text:span text:style-name="T32">(</text:span><text:span text:style-name="T38">כלומר: יש</text:span><text:span text:style-name="T31"> </text:span><text:span text:style-name="T38">לכם</text:span><text:span text:style-name="T31"> </text:span><text:span text:style-name="T38">עושר, ואין</text:span><text:span text:style-name="T31"> </text:span><text:span text:style-name="T38">לכם</text:span><text:span text:style-name="T31"> </text:span><text:span text:style-name="T38">לטרוח</text:span><text:span text:style-name="T31"> </text:span><text:span text:style-name="T38">אחר</text:span><text:span text:style-name="T31"> </text:span><text:span text:style-name="T38">מזונות, ויש</text:span><text:span text:style-name="T31"> </text:span><text:span text:style-name="T38">לכם</text:span><text:span text:style-name="T31"> </text:span><text:span text:style-name="T38">פנאי</text:span><text:span text:style-name="T31"> </text:span><text:span text:style-name="T38">לעסוק</text:span><text:span text:style-name="T31"> </text:span><text:span text:style-name="T38">תדיר</text:span><text:span text:style-name="T31"> </text:span><text:span text:style-name="T38">בתורה</text:span><text:span text:style-name="T32">)</text:span><text:span text:style-name="T1">?</text:span></text:p>
      <text:p text:style-name="P4"><text:span text:style-name="T1">אמרו</text:span><text:span text:style-name="T2"> </text:span><text:span text:style-name="T1">ליה: אִין, דזבנן</text:span><text:span text:style-name="T2"> </text:span><text:span text:style-name="T32">(</text:span><text:span text:style-name="T38">לכל</text:span><text:span text:style-name="T31"> </text:span><text:span text:style-name="T38">חד</text:span><text:span text:style-name="T31"> </text:span><text:span text:style-name="T38">וחד</text:span><text:span text:style-name="T31"> </text:span><text:span text:style-name="T38">מינן</text:span><text:span text:style-name="T32">)</text:span><text:span text:style-name="T1"> קטינא</text:span><text:span text:style-name="T2"> </text:span><text:span text:style-name="T1">דארעא</text:span><text:span text:style-name="T2"> </text:span><text:span text:style-name="T32">(</text:span><text:span text:style-name="T38">ומתזנינן</text:span><text:span text:style-name="T31"> </text:span><text:span text:style-name="T38">מינה</text:span><text:span text:style-name="T31"> </text:span><text:span text:style-name="T38">ברווחא</text:span><text:span text:style-name="T32">)</text:span><text:span text:style-name="T1">!</text:span></text:p>
      <text:p text:style-name="P4"><text:span text:style-name="T1">קרי</text:span><text:span text:style-name="T2"> </text:span><text:span text:style-name="T1">עלייהו</text:span><text:span text:style-name="T2"> </text:span><text:span text:style-name="T1">'אשריהם</text:span><text:span text:style-name="T2"> </text:span><text:span text:style-name="T1">לצדיקים</text:span><text:span text:style-name="T2"> </text:span><text:span text:style-name="T1">שמגיע</text:span><text:span text:style-name="T2"> </text:span><text:span text:style-name="T1">אליהם</text:span><text:span text:style-name="T2"> </text:span><text:span text:style-name="T1">כמעשה</text:span><text:span text:style-name="T2"> </text:span><text:span text:style-name="T1">הרשעים</text:span><text:span text:style-name="T2"> </text:span><text:span text:style-name="T1">שבעולם</text:span><text:span text:style-name="T2"> </text:span><text:span text:style-name="T1">הזה</text:span><text:span text:style-name="T2"> </text:span><text:span text:style-name="T1">בעולם</text:span><text:span text:style-name="T2"> </text:span><text:span text:style-name="T1">הזה' </text:span><text:span text:style-name="T32">(</text:span><text:span text:style-name="T38">דאכלי</text:span><text:span text:style-name="T31"> </text:span><text:span text:style-name="T38">צדיקים</text:span><text:span text:style-name="T31"> </text:span><text:span text:style-name="T38">תרי</text:span><text:span text:style-name="T31"> </text:span><text:span text:style-name="T38">עלמי</text:span><text:span text:style-name="T32">)</text:span><text:span text:style-name="T1">.</text:span><text:span text:style-name="T38"> </text:span></text:p>
      <text:p text:style-name="P13"><text:s/></text:p>
      <text:p text:style-name="P4"><text:soft-page-break/><text:span text:style-name="T1">אמר</text:span><text:span text:style-name="T2"> </text:span><text:span text:style-name="T1">רבה</text:span><text:span text:style-name="T2"> </text:span><text:span text:style-name="T1">בר</text:span><text:span text:style-name="T2"> </text:span><text:span text:style-name="T1">בר</text:span><text:span text:style-name="T2"> </text:span><text:span text:style-name="T1">חנה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וחנן: מאי</text:span><text:span text:style-name="T2"> </text:span><text:span text:style-name="T1">דכתיב</text:span><text:span text:style-name="T2"> </text:span><text:span text:style-name="T18">(הושע</text:span><text:span text:style-name="T19"> </text:span><text:span text:style-name="T18">יד,י)</text:span><text:span text:style-name="T1"> </text:span><text:span text:style-name="T59">כי</text:span><text:span text:style-name="T2"> </text:span><text:span text:style-name="T59">ישרים</text:span><text:span text:style-name="T2"> </text:span><text:span text:style-name="T59">דרכי</text:span><text:span text:style-name="T2"> </text:span><text:span text:style-name="T59">ה' וצדיקים</text:span><text:span text:style-name="T2"> </text:span><text:span text:style-name="T59">ילכו</text:span><text:span text:style-name="T2"> </text:span><text:span text:style-name="T59">בם</text:span><text:span text:style-name="T2"> </text:span><text:span text:style-name="T59">ופושעים</text:span><text:span text:style-name="T2"> </text:span><text:span text:style-name="T59">יכשלו</text:span><text:span text:style-name="T2"> </text:span><text:span text:style-name="T59">בם</text:span><text:span text:style-name="T1">? - משל</text:span><text:span text:style-name="T2"> </text:span><text:span text:style-name="T1">לשני</text:span><text:span text:style-name="T2"> </text:span><text:span text:style-name="T1">בני</text:span><text:span text:style-name="T2"> </text:span><text:span text:style-name="T1">אדם</text:span><text:span text:style-name="T2"> </text:span><text:span text:style-name="T1">שצלו</text:span><text:span text:style-name="T2"> </text:span><text:span text:style-name="T1">פסחיהם: אחד</text:span><text:span text:style-name="T2"> </text:span><text:span text:style-name="T1">אכלו</text:span><text:span text:style-name="T2"> </text:span><text:span text:style-name="T1">לשום</text:span><text:span text:style-name="T2"> </text:span><text:span text:style-name="T1">מצוה, ואחד</text:span><text:span text:style-name="T2"> </text:span><text:span text:style-name="T1">אכלו</text:span><text:span text:style-name="T2"> </text:span><text:span text:style-name="T1">לשום</text:span><text:span text:style-name="T2"> </text:span><text:span text:style-name="T1">אכילה</text:span><text:span text:style-name="T2"> </text:span><text:span text:style-name="T1">גסה</text:span><text:span text:style-name="T2"> </text:span><text:span text:style-name="T32">(</text:span><text:span text:style-name="T38">שלא</text:span><text:span text:style-name="T31"> </text:span><text:span text:style-name="T38">לשום</text:span><text:span text:style-name="T31"> </text:span><text:span text:style-name="T38">מצוה, אלא</text:span><text:span text:style-name="T31"> </text:span><text:span text:style-name="T38">נתכוין</text:span><text:span text:style-name="T31"> </text:span><text:span text:style-name="T38">לאוכלו</text:span><text:span text:style-name="T31"> </text:span><text:span text:style-name="T38">לשם</text:span><text:span text:style-name="T31"> </text:span><text:span text:style-name="T38">קנוח</text:span><text:span text:style-name="T31"> </text:span><text:span text:style-name="T38">סעודה</text:span><text:span text:style-name="T32">)</text:span><text:span text:style-name="T1">: זה</text:span><text:span text:style-name="T2"> </text:span><text:span text:style-name="T1">שאכלו</text:span><text:span text:style-name="T2"> </text:span><text:span text:style-name="T1">לשום</text:span><text:span text:style-name="T2"> </text:span><text:span text:style-name="T1">מצוה</text:span><text:span text:style-name="T2"> – </text:span><text:span text:style-name="T1">'</text:span><text:span text:style-name="T59">צדיקים</text:span><text:span text:style-name="T2"> </text:span><text:span text:style-name="T59">ילכו</text:span><text:span text:style-name="T2"> </text:span><text:span text:style-name="T59">בם</text:span><text:span text:style-name="T1">'; זה</text:span><text:span text:style-name="T2"> </text:span><text:span text:style-name="T1">שאכלו</text:span><text:span text:style-name="T2"> </text:span><text:span text:style-name="T1">לשום</text:span><text:span text:style-name="T2"> </text:span><text:span text:style-name="T1">אכילה</text:span><text:span text:style-name="T2"> </text:span><text:span text:style-name="T1">גסה</text:span><text:span text:style-name="T2"> – </text:span><text:span text:style-name="T1">'</text:span><text:span text:style-name="T59">ופושעים</text:span><text:span text:style-name="T2"> </text:span><text:span text:style-name="T59">יכשלו</text:span><text:span text:style-name="T2"> </text:span><text:span text:style-name="T59">בם</text:span><text:span text:style-name="T1">'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יש</text:span><text:span text:style-name="T2"> </text:span><text:span text:style-name="T1">לקיש: 'רשע' קרית</text:span><text:span text:style-name="T2"> </text:span><text:span text:style-name="T1">ליה? נהי</text:span><text:span text:style-name="T2"> </text:span><text:span text:style-name="T1">דלא</text:span><text:span text:style-name="T2"> </text:span><text:span text:style-name="T1">עביד</text:span><text:span text:style-name="T2"> </text:span><text:span text:style-name="T1">מצוה</text:span><text:span text:style-name="T2"> </text:span><text:span text:style-name="T1">מן</text:span><text:span text:style-name="T2"> </text:span><text:span text:style-name="T1">המובחר</text:span><text:span text:style-name="T2"> </text:span><text:span text:style-name="T1">- פסח</text:span><text:span text:style-name="T2"> </text:span><text:span text:style-name="T1">מי</text:span><text:span text:style-name="T2"> </text:span><text:span text:style-name="T1">לא</text:span><text:span text:style-name="T2"> </text:span><text:span text:style-name="T1">קאכיל?</text:span></text:p>
      <text:p text:style-name="P4"><text:span text:style-name="T1">אלא: משל</text:span><text:span text:style-name="T2"> </text:span><text:span text:style-name="T1">לשני</text:span><text:span text:style-name="T2"> </text:span><text:span text:style-name="T1">בני</text:span><text:span text:style-name="T2"> </text:span><text:span text:style-name="T1">אדם, זה</text:span><text:span text:style-name="T2"> </text:span><text:span text:style-name="T1">אשתו</text:span><text:span text:style-name="T2"> </text:span><text:span text:style-name="T1">ואחותו</text:span><text:span text:style-name="T2"> </text:span><text:span text:style-name="T1">עמו</text:span><text:span text:style-name="T2"> </text:span><text:span text:style-name="T1">בבית</text:span><text:span text:style-name="T2"> </text:span><text:span text:style-name="T1">וזה</text:span><text:span text:style-name="T2"> </text:span><text:span text:style-name="T1">אשתו</text:span><text:span text:style-name="T2"> </text:span><text:span text:style-name="T1">ואחותו</text:span><text:span text:style-name="T2"> </text:span><text:span text:style-name="T1">עמו</text:span><text:span text:style-name="T2"> </text:span><text:span text:style-name="T1">בבית; אחד</text:span><text:span text:style-name="T2"> </text:span><text:span text:style-name="T1">נזדמנה</text:span><text:span text:style-name="T2"> </text:span><text:span text:style-name="T1">לו</text:span><text:span text:style-name="T2"> </text:span><text:span text:style-name="T1">אשתו</text:span><text:span text:style-name="T2"> </text:span><text:span text:style-name="T1">ואחד</text:span><text:span text:style-name="T2"> </text:span><text:span text:style-name="T1">נזדמנה</text:span><text:span text:style-name="T2"> </text:span><text:span text:style-name="T1">לו</text:span><text:span text:style-name="T2"> </text:span><text:span text:style-name="T1">אחותו; זה</text:span><text:span text:style-name="T2"> </text:span><text:span text:style-name="T1">שנזדמנה</text:span><text:span text:style-name="T2"> </text:span><text:span text:style-name="T1">לו</text:span><text:span text:style-name="T2"> </text:span><text:span text:style-name="T1">אשתו</text:span><text:span text:style-name="T2"> – </text:span><text:span text:style-name="T1">'</text:span><text:span text:style-name="T59">צדיקים</text:span><text:span text:style-name="T2"> </text:span><text:span text:style-name="T59">ילכו</text:span><text:span text:style-name="T2"> </text:span><text:span text:style-name="T59">בם</text:span><text:span text:style-name="T1">', וזה</text:span><text:span text:style-name="T2"> </text:span><text:span text:style-name="T1">שנזדמנה</text:span><text:span text:style-name="T2"> </text:span><text:span text:style-name="T1">לו</text:span><text:span text:style-name="T2"> </text:span><text:span text:style-name="T1">אחותו</text:span><text:span text:style-name="T2"> – </text:span><text:span text:style-name="T1">'</text:span><text:span text:style-name="T59">ופושעים</text:span><text:span text:style-name="T2"> </text:span><text:span text:style-name="T59">יכשלו</text:span><text:span text:style-name="T2"> </text:span><text:span text:style-name="T59">בם</text:span><text:span text:style-name="T1">'.</text:span></text:p>
      <text:p text:style-name="P4"><text:span text:style-name="T1">מי</text:span><text:span text:style-name="T2"> </text:span><text:span text:style-name="T1">דמי? אנן</text:span><text:span text:style-name="T2"> </text:span><text:span text:style-name="T1">קאמרינן</text:span><text:span text:style-name="T2"> </text:span><text:span text:style-name="T1">חדא</text:span><text:span text:style-name="T2"> </text:span><text:span text:style-name="T1">דרך</text:span><text:span text:style-name="T2"> </text:span><text:span text:style-name="T32">(</text:span><text:span text:style-name="T38">דזה</text:span><text:span text:style-name="T31"> </text:span><text:span text:style-name="T38">ילך</text:span><text:span text:style-name="T31"> </text:span><text:span text:style-name="T38">בה, וזה</text:span><text:span text:style-name="T31"> </text:span><text:span text:style-name="T38">יכשל</text:span><text:span text:style-name="T31"> </text:span><text:span text:style-name="T38">בה</text:span><text:span text:style-name="T32">)</text:span><text:span text:style-name="T1">, והכא</text:span><text:span text:style-name="T2"> </text:span><text:span text:style-name="T1">שני</text:span><text:span text:style-name="T2"> </text:span><text:span text:style-name="T1">דרכים</text:span><text:span text:style-name="T2"> </text:span><text:span text:style-name="T32">(</text:span><text:span text:style-name="T38">דלזה</text:span><text:span text:style-name="T31"> </text:span><text:span text:style-name="T38">נזדמנה</text:span><text:span text:style-name="T31"> </text:span><text:span text:style-name="T38">לו</text:span><text:span text:style-name="T31"> </text:span><text:span text:style-name="T38">אשתו, ולזה</text:span><text:span text:style-name="T31"> </text:span><text:span text:style-name="T38">נזדמנה</text:span><text:span text:style-name="T31"> </text:span><text:span text:style-name="T38">לו</text:span><text:span text:style-name="T31"> </text:span><text:span text:style-name="T38">אחותו</text:span><text:span text:style-name="T32">)</text:span><text:span text:style-name="T1">!?</text:span><text:span text:style-name="T38"> </text:span></text:p>
      <text:p text:style-name="P4"><text:span text:style-name="T1">אלא</text:span><text:span text:style-name="T2"> </text:span><text:span text:style-name="T1">משל</text:span><text:span text:style-name="T2"> </text:span><text:span text:style-name="T1">ללוט</text:span><text:span text:style-name="T2"> </text:span><text:span text:style-name="T1">ושתי</text:span><text:span text:style-name="T2"> </text:span><text:span text:style-name="T1">בנותיו: הן, שנתכוונו</text:span><text:span text:style-name="T2"> </text:span><text:span text:style-name="T1">לשם</text:span><text:span text:style-name="T2"> </text:span><text:span text:style-name="T1">מצוה</text:span><text:span text:style-name="T2"> – </text:span><text:span text:style-name="T1">'</text:span><text:span text:style-name="T59">צדיקים</text:span><text:span text:style-name="T2"> </text:span><text:span text:style-name="T59">ילכו</text:span><text:span text:style-name="T2"> </text:span><text:span text:style-name="T59">בם</text:span><text:span text:style-name="T1">'; הוא, שנתכוון</text:span><text:span text:style-name="T2"> </text:span><text:span text:style-name="T1">לשם</text:span><text:span text:style-name="T2"> </text:span><text:span text:style-name="T1">עבירה</text:span><text:span text:style-name="T2"> – </text:span><text:span text:style-name="T1">'</text:span><text:span text:style-name="T59">ופושעים</text:span><text:span text:style-name="T2"> </text:span><text:span text:style-name="T59">יכשלו</text:span><text:span text:style-name="T2"> </text:span><text:span text:style-name="T59">בם</text:span><text:span text:style-name="T1">'.</text:span></text:p>
      <text:p text:style-name="P4"><text:span text:style-name="T1">ודלמא</text:span><text:span text:style-name="T2"> </text:span><text:span text:style-name="T1">הוא</text:span><text:span text:style-name="T2"> </text:span><text:span text:style-name="T1">נמי</text:span><text:span text:style-name="T2"> </text:span><text:span text:style-name="T1">לשם</text:span><text:span text:style-name="T2"> </text:span><text:span text:style-name="T1">מצוה</text:span><text:span text:style-name="T2"> </text:span><text:span text:style-name="T1">הוא</text:span><text:span text:style-name="T2"> </text:span><text:span text:style-name="T1">מכוין?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כל</text:span><text:span text:style-name="T2"> </text:span><text:span text:style-name="T1">הפסוק</text:span><text:span text:style-name="T2"> </text:span><text:span text:style-name="T1">הזה</text:span><text:span text:style-name="T2"> </text:span><text:span text:style-name="T28">[</text:span><text:span text:style-name="T18">(בראשית</text:span><text:span text:style-name="T19"> </text:span><text:span text:style-name="T18">יג,י)</text:span><text:span text:style-name="T1"> </text:span><text:span text:style-name="T28">וישא</text:span><text:span text:style-name="T31"> </text:span><text:span text:style-name="T28">לוט</text:span><text:span text:style-name="T2"> </text:span><text:span text:style-name="T28">את</text:span><text:span text:style-name="T31"> </text:span><text:span text:style-name="T28">עיניו</text:span><text:span text:style-name="T31"> </text:span><text:span text:style-name="T28">וירא</text:span><text:span text:style-name="T31"> </text:span><text:span text:style-name="T28">את</text:span><text:span text:style-name="T31"> </text:span><text:span text:style-name="T28">כל</text:span><text:span text:style-name="T31"> </text:span><text:span text:style-name="T28">ככר</text:span><text:span text:style-name="T31"> </text:span><text:span text:style-name="T28">הירדן</text:span><text:span text:style-name="T31"> </text:span><text:span text:style-name="T28">כי</text:span><text:span text:style-name="T31"> </text:span><text:span text:style-name="T28">כֻלה</text:span><text:span text:style-name="T31"> </text:span><text:span text:style-name="T28">משקה</text:span><text:span text:style-name="T31"> </text:span><text:span text:style-name="T28">לפני</text:span><text:span text:style-name="T31"> </text:span><text:span text:style-name="T28">שחת</text:span><text:span text:style-name="T31"> </text:span><text:span text:style-name="T28">ה' את</text:span><text:span text:style-name="T31"> </text:span><text:span text:style-name="T28">סדם</text:span><text:span text:style-name="T31"> </text:span><text:span text:style-name="T28">ואת</text:span><text:span text:style-name="T31"> </text:span><text:span text:style-name="T28">עמרה</text:span><text:span text:style-name="T31"> </text:span><text:span text:style-name="T28">כגן</text:span><text:span text:style-name="T31"> </text:span><text:span text:style-name="T28">ה' כארץ</text:span><text:span text:style-name="T31"> </text:span><text:span text:style-name="T28">מצרים</text:span><text:span text:style-name="T31"> </text:span><text:span text:style-name="T28">באכה</text:span><text:span text:style-name="T31"> </text:span><text:span text:style-name="T28">צער]</text:span><text:span text:style-name="T1"> - לשם</text:span><text:span text:style-name="T2"> </text:span><text:span text:style-name="T1">עבירה</text:span><text:span text:style-name="T2"> </text:span><text:span text:style-name="T1">נאמר: </text:span><text:span text:style-name="T59">וישא</text:span><text:span text:style-name="T2"> </text:span><text:span text:style-name="T59">לוט</text:span><text:span text:style-name="T2"> </text:span><text:span text:style-name="T1">- </text:span><text:span text:style-name="T18">(בראשית</text:span><text:span text:style-name="T19"> </text:span><text:span text:style-name="T18">לט,ז)</text:span><text:span text:style-name="T1"> </text:span><text:span text:style-name="T28">[ויהי</text:span><text:span text:style-name="T31"> </text:span><text:span text:style-name="T28">אחר</text:span><text:span text:style-name="T31"> </text:span><text:span text:style-name="T28">הדברים</text:span><text:span text:style-name="T31"> </text:span><text:span text:style-name="T28">האלה]</text:span><text:span text:style-name="T59"> ותשא</text:span><text:span text:style-name="T2"> </text:span><text:span text:style-name="T59">אשת</text:span><text:span text:style-name="T2"> </text:span><text:span text:style-name="T59">אדניו</text:span><text:span text:style-name="T2"> </text:span><text:span text:style-name="T59">את</text:span><text:span text:style-name="T2"> </text:span><text:span text:style-name="T59">עיניה</text:span><text:span text:style-name="T2"> </text:span><text:span text:style-name="T28">[אל</text:span><text:span text:style-name="T31"> </text:span><text:span text:style-name="T28">יוסף</text:span><text:span text:style-name="T31"> </text:span><text:span text:style-name="T28">ותאמר</text:span><text:span text:style-name="T31"> </text:span><text:span text:style-name="T28">שכבה</text:span><text:span text:style-name="T31"> </text:span><text:span text:style-name="T28">עמי]</text:span><text:span text:style-name="T1"> </text:span></text:p>
      <text:p text:style-name="P4"><text:span text:style-name="T59">את</text:span><text:span text:style-name="T2"> </text:span><text:span text:style-name="T59">עיניו</text:span><text:span text:style-name="T2"> </text:span><text:span text:style-name="T1">- </text:span><text:span text:style-name="T18">(שופטים</text:span><text:span text:style-name="T19"> </text:span><text:span text:style-name="T18">יד,ג)</text:span><text:span text:style-name="T1"> </text:span><text:span text:style-name="T28">[ויאמר</text:span><text:span text:style-name="T31"> </text:span><text:span text:style-name="T28">לו</text:span><text:span text:style-name="T31"> </text:span><text:span text:style-name="T28">אביו</text:span><text:span text:style-name="T31"> </text:span><text:span text:style-name="T28">ואמו</text:span><text:span text:style-name="T31"> </text:span><text:span text:style-name="T28">האין</text:span><text:span text:style-name="T31"> </text:span><text:span text:style-name="T28">בבנות</text:span><text:span text:style-name="T31"> </text:span><text:span text:style-name="T28">אחיך</text:span><text:span text:style-name="T31"> </text:span><text:span text:style-name="T28">ובכל</text:span><text:span text:style-name="T31"> </text:span><text:span text:style-name="T28">עמי</text:span><text:span text:style-name="T31"> </text:span><text:span text:style-name="T28">אשה</text:span><text:span text:style-name="T31"> </text:span><text:span text:style-name="T28">כי</text:span><text:span text:style-name="T31"> </text:span><text:span text:style-name="T28">אתה</text:span><text:span text:style-name="T31"> </text:span><text:span text:style-name="T28">הולך</text:span><text:span text:style-name="T31"> </text:span><text:span text:style-name="T28">לקחת</text:span><text:span text:style-name="T31"> </text:span><text:span text:style-name="T28">אשה</text:span><text:span text:style-name="T31"> </text:span><text:span text:style-name="T28">מפלשתים</text:span><text:span text:style-name="T31"> </text:span><text:span text:style-name="T28">הערלים]</text:span><text:span text:style-name="T59"> ויאמר</text:span><text:span text:style-name="T2"> </text:span><text:span text:style-name="T59">שמשון</text:span><text:span text:style-name="T2"> </text:span><text:span text:style-name="T28">[אל</text:span><text:span text:style-name="T31"> </text:span><text:span text:style-name="T28">אביו]</text:span><text:span text:style-name="T59"> אותה</text:span><text:span text:style-name="T2"> </text:span><text:span text:style-name="T59">קח</text:span><text:span text:style-name="T2"> </text:span><text:span text:style-name="T59">לי</text:span><text:span text:style-name="T2"> </text:span><text:span text:style-name="T59">כי</text:span><text:span text:style-name="T2"> </text:span><text:span text:style-name="T59">היא</text:span><text:span text:style-name="T2"> </text:span><text:span text:style-name="T59">ישרה</text:span><text:span text:style-name="T2"> </text:span><text:span text:style-name="T59">בעיני</text:span><text:span text:style-name="T2"> </text:span></text:p>
      <text:p text:style-name="P4"><text:span text:style-name="T59">וירא</text:span><text:span text:style-name="T2"> </text:span><text:span text:style-name="T1">- </text:span><text:span text:style-name="T18">(בראשית</text:span><text:span text:style-name="T19"> </text:span><text:span text:style-name="T18">לד,ב)</text:span><text:span text:style-name="T1"> </text:span><text:span text:style-name="T59">וירא</text:span><text:span text:style-name="T2"> </text:span><text:span text:style-name="T59">אותה</text:span><text:span text:style-name="T2"> </text:span><text:span text:style-name="T59">שכם</text:span><text:span text:style-name="T2"> </text:span><text:span text:style-name="T59">בן</text:span><text:span text:style-name="T2"> </text:span><text:span text:style-name="T59">חמור</text:span><text:span text:style-name="T2"> </text:span><text:span text:style-name="T28">[החוי</text:span><text:span text:style-name="T31"> </text:span><text:span text:style-name="T28">נשיא</text:span><text:span text:style-name="T31"> </text:span><text:span text:style-name="T28">הארץ</text:span><text:span text:style-name="T31"> </text:span><text:span text:style-name="T28">ויקח</text:span><text:span text:style-name="T31"> </text:span><text:span text:style-name="T28">אתה</text:span><text:span text:style-name="T31"> </text:span><text:span text:style-name="T28">וישכב</text:span><text:span text:style-name="T31"> </text:span><text:span text:style-name="T28">אתה</text:span><text:span text:style-name="T31"> </text:span><text:span text:style-name="T28">ויענה]</text:span><text:span text:style-name="T1"> </text:span></text:p>
      <text:p text:style-name="P4"><text:span text:style-name="T59">את</text:span><text:span text:style-name="T2"> </text:span><text:span text:style-name="T59">כל</text:span><text:span text:style-name="T2"> </text:span><text:span text:style-name="T59">ככר</text:span><text:span text:style-name="T2"> </text:span><text:span text:style-name="T59">הירדן</text:span><text:span text:style-name="T2"> </text:span><text:span text:style-name="T1">- </text:span><text:span text:style-name="T18">(משלי</text:span><text:span text:style-name="T19"> </text:span><text:span text:style-name="T18">ו,כו)</text:span><text:span text:style-name="T1"> </text:span><text:span text:style-name="T59">כי</text:span><text:span text:style-name="T2"> </text:span><text:span text:style-name="T59">בעד</text:span><text:span text:style-name="T2"> </text:span><text:span text:style-name="T59">אשה</text:span><text:span text:style-name="T2"> </text:span><text:span text:style-name="T59">זונה</text:span><text:span text:style-name="T2"> </text:span><text:span text:style-name="T59">עד</text:span><text:span text:style-name="T2"> </text:span><text:span text:style-name="T59">ככר</text:span><text:span text:style-name="T2"> </text:span><text:span text:style-name="T59">לחם</text:span><text:span text:style-name="T2"> </text:span><text:span text:style-name="T28">[ואשת</text:span><text:span text:style-name="T31"> </text:span><text:span text:style-name="T28">איש</text:span><text:span text:style-name="T31"> </text:span><text:span text:style-name="T28">נפש</text:span><text:span text:style-name="T31"> </text:span><text:span text:style-name="T28">יקרה</text:span><text:span text:style-name="T31"> </text:span><text:span text:style-name="T28">תצוד]</text:span><text:span text:style-name="T1"> </text:span></text:p>
      <text:p text:style-name="P4"><text:span text:style-name="T59">כי</text:span><text:span text:style-name="T2"> </text:span><text:span text:style-name="T59">כֻלָהּ</text:span><text:span text:style-name="T2"> </text:span><text:span text:style-name="T59">משקה</text:span><text:span text:style-name="T2"> </text:span><text:span text:style-name="T1">- </text:span><text:span text:style-name="T18">(הושע</text:span><text:span text:style-name="T19"> </text:span><text:span text:style-name="T18">ב,ז)</text:span><text:span text:style-name="T1"> </text:span><text:span text:style-name="T28">[כי</text:span><text:span text:style-name="T31"> </text:span><text:span text:style-name="T28">זנתה</text:span><text:span text:style-name="T31"> </text:span><text:span text:style-name="T28">אמם</text:span><text:span text:style-name="T31"> </text:span><text:span text:style-name="T28">הבישה</text:span><text:span text:style-name="T31"> </text:span><text:span text:style-name="T28">הורתם</text:span><text:span text:style-name="T31"> </text:span><text:span text:style-name="T28">כי</text:span><text:span text:style-name="T31"> </text:span><text:span text:style-name="T28">אמרה]</text:span><text:span text:style-name="T59"> אלכה</text:span><text:span text:style-name="T2"> </text:span><text:span text:style-name="T59">אחרי</text:span><text:span text:style-name="T2"> </text:span><text:span text:style-name="T59">מאהבי</text:span><text:span text:style-name="T2"> </text:span><text:span text:style-name="T59">נותני</text:span><text:span text:style-name="T2"> </text:span><text:span text:style-name="T59">לחמי</text:span><text:span text:style-name="T2"> </text:span><text:span text:style-name="T59">ומימי</text:span><text:span text:style-name="T2"> </text:span><text:span text:style-name="T59">צמרי</text:span><text:span text:style-name="T2"> </text:span><text:span text:style-name="T59">ופשתי</text:span><text:span text:style-name="T2"> </text:span><text:span text:style-name="T59">שמני</text:span><text:span text:style-name="T2"> </text:span><text:span text:style-name="T59">ושקויי</text:span><text:span text:style-name="T2"> </text:span></text:p>
      <text:p text:style-name="P4"><text:span text:style-name="T1">והא</text:span><text:span text:style-name="T2"> </text:span><text:span text:style-name="T1">מינס</text:span><text:span text:style-name="T2"> </text:span><text:span text:style-name="T1">אניס? </text:span></text:p>
      <text:p text:style-name="P4"><text:span text:style-name="T1">תנא</text:span><text:span text:style-name="T2"> </text:span><text:span text:style-name="T1">משום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בר</text:span><text:span text:style-name="T2"> </text:span><text:span text:style-name="T1">רבי</text:span><text:span text:style-name="T2"> </text:span><text:span text:style-name="T1">חוני: למה</text:span><text:span text:style-name="T2"> </text:span><text:span text:style-name="T1">נקוד</text:span><text:span text:style-name="T2"> </text:span><text:span text:style-name="T1">על</text:span><text:span text:style-name="T2"> </text:span><text:span text:style-name="T1">וי"ו</text:span><text:span text:style-name="T2"> </text:span><text:span text:style-name="T1">שב'</text:span><text:span text:style-name="T59">קומה</text:span><text:span text:style-name="T1">' של</text:span><text:span text:style-name="T2"> </text:span><text:span text:style-name="T1">בכירה? - לומר</text:span><text:span text:style-name="T2"> </text:span><text:span text:style-name="T1">לך</text:span><text:span text:style-name="T2"> </text:span><text:span text:style-name="T1">שבשכבה</text:span><text:span text:style-name="T2"> </text:span><text:span text:style-name="T1">לא</text:span><text:span text:style-name="T2"> </text:span><text:span text:style-name="T1">ידע, אבל</text:span><text:span text:style-name="T2"> </text:span><text:span text:style-name="T1">בקומה</text:span><text:span text:style-name="T2"> </text:span><text:span text:style-name="T1">ידע.</text:span></text:p>
      <text:p text:style-name="P4"><text:span text:style-name="T1">ומאי</text:span><text:span text:style-name="T2"> </text:span><text:span text:style-name="T1">הוה</text:span><text:span text:style-name="T2"> </text:span><text:span text:style-name="T1">ליה</text:span><text:span text:style-name="T2"> </text:span><text:span text:style-name="T1">למעבד? מאי</text:span><text:span text:style-name="T2"> </text:span><text:span text:style-name="T1">דהוה</text:span><text:span text:style-name="T2"> </text:span><text:span text:style-name="T1">הוה!?</text:span></text:p>
      <text:p text:style-name="P4"><text:span text:style-name="T1">נפקא</text:span><text:span text:style-name="T2"> </text:span><text:span text:style-name="T1">מינה</text:span><text:span text:style-name="T2"> </text:span><text:span text:style-name="T1">דלפניא</text:span><text:span text:style-name="T2"> </text:span><text:span text:style-name="T1">אחרינא</text:span><text:span text:style-name="T2"> </text:span><text:span text:style-name="T1">לא</text:span><text:span text:style-name="T2"> </text:span><text:span text:style-name="T1">איבעי</text:span><text:span text:style-name="T2"> </text:span><text:span text:style-name="T1">ליה</text:span><text:span text:style-name="T2"> </text:span><text:span text:style-name="T1">למישתי.</text:span></text:p>
      <text:p text:style-name="P11"/>
      <text:p text:style-name="P4"><text:span text:style-name="T1">דרש</text:span><text:span text:style-name="T2"> </text:span><text:span text:style-name="T1">רבה: מאי</text:span><text:span text:style-name="T2"> </text:span><text:span text:style-name="T1">דכתיב</text:span><text:span text:style-name="T2"> </text:span><text:span text:style-name="T18">(משלי</text:span><text:span text:style-name="T19"> </text:span><text:span text:style-name="T18">יח,יט)</text:span><text:span text:style-name="T1"> </text:span><text:span text:style-name="T59">אח</text:span><text:span text:style-name="T2"> </text:span><text:span text:style-name="T59">נפשע</text:span><text:span text:style-name="T2"> </text:span><text:span text:style-name="T59">מקרית</text:span><text:span text:style-name="T2"> </text:span><text:span text:style-name="T59">עוז</text:span><text:span text:style-name="T2"> </text:span><text:span text:style-name="T59">ומדינים</text:span><text:span text:style-name="T2"> </text:span><text:span text:style-name="T59">כבריח</text:span><text:span text:style-name="T2"> </text:span><text:span text:style-name="T59">ארמון</text:span><text:span text:style-name="T1">? </text:span></text:p>
      <text:p text:style-name="P4"><text:span text:style-name="T1">'</text:span><text:span text:style-name="T59">אח</text:span><text:span text:style-name="T2"> </text:span><text:span text:style-name="T59">נפשע</text:span><text:span text:style-name="T2"> </text:span><text:span text:style-name="T59">מקרית</text:span><text:span text:style-name="T2"> </text:span><text:span text:style-name="T59">עוז</text:span><text:span text:style-name="T1">' זה</text:span><text:span text:style-name="T2"> </text:span><text:span text:style-name="T1">לוט, שפירש</text:span><text:span text:style-name="T2"> </text:span><text:span text:style-name="T1">מאברהם</text:span><text:span text:style-name="T2"> </text:span><text:span text:style-name="T32">(</text:span><text:span text:style-name="T38">'</text:span><text:span text:style-name="T28">נפשע</text:span><text:span text:style-name="T38">' = נמרד, שמרד</text:span><text:span text:style-name="T31"> </text:span><text:span text:style-name="T38">בו: שפירש</text:span><text:span text:style-name="T31"> </text:span><text:span text:style-name="T38">ממנו; 'עוז' - כמו</text:span><text:span text:style-name="T31"> </text:span><text:span text:style-name="T38">'עז' = אברהם, כדכתיב</text:span><text:span text:style-name="T31"> </text:span><text:span text:style-name="T38">'</text:span><text:span text:style-name="T28">אל</text:span><text:span text:style-name="T31"> </text:span><text:span text:style-name="T28">צור</text:span><text:span text:style-name="T31"> </text:span><text:span text:style-name="T28">חוצבתם</text:span><text:span text:style-name="T38">' </text:span><text:span text:style-name="T18">(ישעיהו</text:span><text:span text:style-name="T19"> </text:span><text:span text:style-name="T18">נא,א) </text:span><text:span text:style-name="T70">[הביטו</text:span><text:span text:style-name="T69"> </text:span><text:span text:style-name="T70">אל</text:span><text:span text:style-name="T69"> </text:span><text:span text:style-name="T70">אברהם</text:span><text:span text:style-name="T69"> </text:span><text:span text:style-name="T70">אביכם</text:span><text:span text:style-name="T69"> </text:span><text:span text:style-name="T70">ואל</text:span><text:span text:style-name="T69"> </text:span><text:span text:style-name="T70">שרה</text:span><text:span text:style-name="T69"> </text:span><text:span text:style-name="T70">תחוללכם] </text:span><text:span text:style-name="T18">[פסוק</text:span><text:span text:style-name="T19"> </text:span><text:span text:style-name="T18">ב]</text:span><text:span text:style-name="T32">)</text:span><text:span text:style-name="T1">;</text:span></text:p>
      <text:p text:style-name="P4"><text:span text:style-name="T1">'</text:span><text:span text:style-name="T59">ומדינים</text:span><text:span text:style-name="T2"> </text:span><text:span text:style-name="T59">כבריח</text:span><text:span text:style-name="T2"> </text:span><text:span text:style-name="T59">ארמון</text:span><text:span text:style-name="T1">' - שהטיל</text:span><text:span text:style-name="T2"> </text:span><text:span text:style-name="T1">מדינים</text:span><text:span text:style-name="T2"> </text:span><text:span text:style-name="T1">בין</text:span><text:span text:style-name="T2"> </text:span><text:span text:style-name="T1">ישראל</text:span><text:span text:style-name="T2"> </text:span><text:span text:style-name="T1">לעמון</text:span><text:span text:style-name="T2"> </text:span><text:span text:style-name="T32">(</text:span><text:span text:style-name="T38">בינו</text:span><text:span text:style-name="T31"> </text:span><text:span text:style-name="T38">ובין</text:span><text:span text:style-name="T31"> </text:span><text:span text:style-name="T38">בני</text:span><text:span text:style-name="T31"> </text:span><text:span text:style-name="T38">ישראל, כבריחים</text:span><text:span text:style-name="T31"> </text:span><text:span text:style-name="T38">שנועלים</text:span><text:span text:style-name="T31"> </text:span><text:span text:style-name="T38">שהחיצונים</text:span><text:span text:style-name="T31"> </text:span><text:span text:style-name="T38">אינם</text:span><text:span text:style-name="T31"> </text:span><text:span text:style-name="T38">יכולין</text:span><text:span text:style-name="T31"> </text:span><text:span text:style-name="T38">ליכנס</text:span><text:span text:style-name="T31"> </text:span><text:span text:style-name="T38">לפנים; וכך</text:span><text:span text:style-name="T31"> </text:span><text:span text:style-name="T38">אין</text:span><text:span text:style-name="T31"> </text:span><text:span text:style-name="T38">עמוני</text:span><text:span text:style-name="T31"> </text:span><text:span text:style-name="T38">ומואבי</text:span><text:span text:style-name="T31"> </text:span><text:span text:style-name="T38">יכולין</text:span><text:span text:style-name="T31"> </text:span><text:span text:style-name="T38">להתערב</text:span><text:span text:style-name="T31"> </text:span><text:span text:style-name="T38">בישראל</text:span><text:span text:style-name="T32">)</text:span><text:span text:style-name="T1">, שנאמר</text:span><text:span text:style-name="T2"> </text:span><text:span text:style-name="T18">(דברים</text:span><text:span text:style-name="T19"> </text:span><text:span text:style-name="T18">כג,ד)</text:span><text:span text:style-name="T1"> </text:span><text:span text:style-name="T59">לא</text:span><text:span text:style-name="T2"> </text:span><text:span text:style-name="T59">יבא</text:span><text:span text:style-name="T2"> </text:span><text:span text:style-name="T59">עמוני</text:span><text:span text:style-name="T2"> </text:span><text:span text:style-name="T59">ומואבי</text:span><text:span text:style-name="T2"> </text:span><text:span text:style-name="T59">בקהל</text:span><text:span text:style-name="T2"> </text:span><text:span text:style-name="T59">ה' </text:span><text:span text:style-name="T28">[גם</text:span><text:span text:style-name="T31"> </text:span><text:span text:style-name="T28">דור</text:span><text:span text:style-name="T31"> </text:span><text:span text:style-name="T28">עשירי</text:span><text:span text:style-name="T31"> </text:span><text:span text:style-name="T28">לא</text:span><text:span text:style-name="T31"> </text:span><text:span text:style-name="T28">יבא</text:span><text:span text:style-name="T31"> </text:span><text:span text:style-name="T28">להם</text:span><text:span text:style-name="T31"> </text:span><text:span text:style-name="T28">בקהל</text:span><text:span text:style-name="T31"> </text:span><text:span text:style-name="T28">ה' עד</text:span><text:span text:style-name="T31"> </text:span><text:span text:style-name="T28">עולם]</text:span><text:span text:style-name="T1">.</text:span></text:p>
      <text:p text:style-name="P3"/>
      <text:p text:style-name="P4"><text:span text:style-name="T1">דרש</text:span><text:span text:style-name="T2"> </text:span><text:span text:style-name="T1">רבא, ואיתימא</text:span><text:span text:style-name="T2"> </text:span><text:span text:style-name="T1">רבי</text:span><text:span text:style-name="T2"> </text:span><text:span text:style-name="T1">יצחק: מאי</text:span><text:span text:style-name="T2"> </text:span><text:span text:style-name="T1">דכתיב</text:span><text:span text:style-name="T2"> </text:span><text:span text:style-name="T18">(משלי</text:span><text:span text:style-name="T19"> </text:span><text:span text:style-name="T18">יח,א)</text:span><text:span text:style-name="T1"> </text:span><text:span text:style-name="T59">לתאוה</text:span><text:span text:style-name="T2"> </text:span><text:span text:style-name="T59">יבקש</text:span><text:span text:style-name="T2"> </text:span><text:span text:style-name="T59">נפרד</text:span><text:span text:style-name="T2"> </text:span><text:span text:style-name="T59">בכל</text:span><text:span text:style-name="T2"> </text:span><text:span text:style-name="T59">תושיה</text:span><text:span text:style-name="T2"> </text:span><text:span text:style-name="T59">יתגלע</text:span><text:span text:style-name="T1">?</text:span></text:p>
      <text:p text:style-name="P4"><text:span text:style-name="T59">לתאוה</text:span><text:span text:style-name="T2"> </text:span><text:span text:style-name="T59">יבקש</text:span><text:span text:style-name="T2"> </text:span><text:span text:style-name="T59">נפרד</text:span><text:span text:style-name="T2"> </text:span><text:span text:style-name="T1">- </text:span><text:span text:style-name="T32">(</text:span><text:span text:style-name="T38">לתאוה</text:span><text:span text:style-name="T31"> </text:span><text:span text:style-name="T38">של</text:span><text:span text:style-name="T31"> </text:span><text:span text:style-name="T38">עבירה</text:span><text:span text:style-name="T31"> </text:span><text:span text:style-name="T38">יבקש</text:span><text:span text:style-name="T31"> </text:span><text:span text:style-name="T41">נפרד</text:span><text:span text:style-name="T32">)</text:span><text:span text:style-name="T1"> - זה</text:span><text:span text:style-name="T2"> </text:span><text:span text:style-name="T1">לוט, שנפרד</text:span><text:span text:style-name="T2"> </text:span><text:span text:style-name="T1">מאברהם</text:span><text:span text:style-name="T2"> </text:span><text:span text:style-name="T32">(</text:span><text:span text:style-name="T38">דכתיב</text:span><text:span text:style-name="T31"> </text:span><text:span text:style-name="T38">ביה</text:span><text:span text:style-name="T31"> </text:span><text:span text:style-name="T38">'</text:span><text:span text:style-name="T28">ויפרדו</text:span><text:span text:style-name="T31"> </text:span><text:span text:style-name="T28">איש</text:span><text:span text:style-name="T31"> </text:span><text:span text:style-name="T28">מעל</text:span><text:span text:style-name="T31"> </text:span><text:span text:style-name="T28">אחיו</text:span><text:span text:style-name="T38">' </text:span><text:span text:style-name="T18">[בראשית</text:span><text:span text:style-name="T19"> </text:span><text:span text:style-name="T18">יג,יא]</text:span><text:span text:style-name="T32">)</text:span></text:p>
      <text:p text:style-name="P4"><text:span text:style-name="T59">בכל</text:span><text:span text:style-name="T2"> </text:span><text:span text:style-name="T59">תושיה</text:span><text:span text:style-name="T2"> </text:span><text:span text:style-name="T59">יתגלע</text:span><text:span text:style-name="T2"> </text:span><text:span text:style-name="T1">- </text:span><text:span text:style-name="T32">(</text:span><text:span text:style-name="T38">'יתגלע' כמו</text:span><text:span text:style-name="T31"> </text:span><text:span text:style-name="T38">'</text:span><text:span text:style-name="T28">ולפני</text:span><text:span text:style-name="T31"> </text:span><text:span text:style-name="T28">התגלע</text:span><text:span text:style-name="T38">' </text:span><text:span text:style-name="T18">(משלי</text:span><text:span text:style-name="T19"> </text:span><text:span text:style-name="T18">יז,יד),</text:span><text:span text:style-name="T38"> לשון</text:span><text:span text:style-name="T31"> </text:span><text:span text:style-name="T38">גלוי:</text:span><text:span text:style-name="T32">)</text:span><text:span text:style-name="T1"> שנתגלה</text:span><text:span text:style-name="T2"> </text:span><text:span text:style-name="T1">קלונו</text:span><text:span text:style-name="T2"> </text:span><text:span text:style-name="T1">בבתי</text:span><text:span text:style-name="T2"> </text:span><text:span text:style-name="T1">כנסיות</text:span><text:span text:style-name="T2"> </text:span><text:span text:style-name="T1">ובבתי</text:span><text:span text:style-name="T2"> </text:span><text:span text:style-name="T1">מדרשות, דתנן: עמוני</text:span><text:span text:style-name="T2"> </text:span><text:span text:style-name="T1">ומואבי</text:span><text:span text:style-name="T2"> </text:span><text:span text:style-name="T1">אסורין</text:span><text:span text:style-name="T2"> </text:span><text:span text:style-name="T1">איסור</text:span><text:span text:style-name="T2"> </text:span><text:span text:style-name="T1">עולם.</text:span></text:p>
      <text:p text:style-name="P4"><text:span text:style-name="T1">ואמר</text:span><text:span text:style-name="T2"> </text:span><text:span text:style-name="T1">עולא: תמר</text:span><text:span text:style-name="T2"> </text:span><text:span text:style-name="T1">זנתה</text:span><text:span text:style-name="T2"> </text:span><text:span text:style-name="T1">וזימרי</text:span><text:span text:style-name="T2"> </text:span><text:span text:style-name="T1">זינה; תמר</text:span><text:span text:style-name="T2"> </text:span><text:span text:style-name="T1">זנתה</text:span><text:span text:style-name="T2"> </text:span><text:span text:style-name="T32">(</text:span><text:span text:style-name="T38">ונתכוונה</text:span><text:span text:style-name="T31"> </text:span><text:span text:style-name="T38">לשום</text:span><text:span text:style-name="T31"> </text:span><text:span text:style-name="T38">מצוה: כדי</text:span><text:span text:style-name="T31"> </text:span><text:span text:style-name="T38">להעמיד</text:span><text:span text:style-name="T31"> </text:span><text:span text:style-name="T38">זרע</text:span><text:span text:style-name="T31"> </text:span><text:span text:style-name="T38">מן</text:span><text:span text:style-name="T31"> </text:span><text:span text:style-name="T38">הצדיקים, כדכתיב</text:span><text:span text:style-name="T31"> </text:span><text:span text:style-name="T38">'</text:span><text:span text:style-name="T28">כי</text:span><text:span text:style-name="T31"> </text:span><text:span text:style-name="T28">ראתה</text:span><text:span text:style-name="T31"> </text:span><text:span text:style-name="T28">כי</text:span><text:span text:style-name="T31"> </text:span><text:span text:style-name="T28">גדל</text:span><text:span text:style-name="T31"> </text:span><text:span text:style-name="T28">שלה</text:span><text:span text:style-name="T31"> </text:span><text:span text:style-name="T18">[בראשית</text:span><text:span text:style-name="T19"> </text:span><text:span text:style-name="T18">לח,יד]</text:span><text:span text:style-name="T38">'</text:span><text:span text:style-name="T32">)</text:span><text:span text:style-name="T1"> - יצאו</text:span><text:span text:style-name="T2"> </text:span><text:span text:style-name="T1">ממנה</text:span><text:span text:style-name="T2"> </text:span><text:span text:style-name="T1">מלכים</text:span><text:span text:style-name="T2"> </text:span><text:span text:style-name="T1">ונביאים; זימרי</text:span><text:span text:style-name="T2"> </text:span><text:span text:style-name="T1">זינה</text:span><text:span text:style-name="T2"> </text:span><text:span text:style-name="T32">(</text:span><text:span text:style-name="T38">ונתכוון</text:span><text:span text:style-name="T31"> </text:span><text:span text:style-name="T38">לשם</text:span><text:span text:style-name="T31"> </text:span><text:span text:style-name="T38">עבירה</text:span><text:span text:style-name="T32">)</text:span><text:span text:style-name="T1"> - נפלו</text:span><text:span text:style-name="T2"> </text:span><text:span text:style-name="T1">כמה</text:span><text:span text:style-name="T2"> </text:span><text:span text:style-name="T1">רבבות</text:span><text:span text:style-name="T2"> </text:span><text:span text:style-name="T1">מישראל. </text:span></text:p>
      <text:p text:style-name="P11"/>
      <text:p text:style-name="P4"><text:span text:style-name="T1">אמר</text:span><text:span text:style-name="T2"> </text:span><text:span text:style-name="T1">רב</text:span><text:span text:style-name="T2"> </text:span><text:span text:style-name="T1">נחמן</text:span><text:span text:style-name="T2"> </text:span><text:span text:style-name="T1">בר</text:span><text:span text:style-name="T2"> </text:span><text:span text:style-name="T1">יצחק: גדולה</text:span><text:span text:style-name="T2"> </text:span><text:span text:style-name="T1">עבירה</text:span><text:span text:style-name="T2"> </text:span><text:span text:style-name="T1">לשמה</text:span><text:span text:style-name="T2"> </text:span><text:span text:style-name="T1">ממצוה</text:span><text:span text:style-name="T2"> </text:span><text:span text:style-name="T1">שלא</text:span><text:span text:style-name="T2"> </text:span><text:span text:style-name="T1">לשמה, שנאמר</text:span><text:span text:style-name="T2"> </text:span><text:span text:style-name="T18">(שופטים</text:span><text:span text:style-name="T19"> </text:span><text:span text:style-name="T18">ה,כד)</text:span><text:span text:style-name="T1"> </text:span><text:span text:style-name="T59">תבורך</text:span><text:span text:style-name="T2"> </text:span><text:span text:style-name="T59">מנשים</text:span><text:span text:style-name="T2"> </text:span><text:span text:style-name="T59">יעל</text:span><text:span text:style-name="T2"> </text:span><text:span text:style-name="T59">אשת</text:span><text:span text:style-name="T2"> </text:span><text:span text:style-name="T59">חבר</text:span><text:span text:style-name="T2"> </text:span><text:span text:style-name="T59">הקיני</text:span><text:span text:style-name="T2"> </text:span><text:span text:style-name="T59">מנשים</text:span><text:span text:style-name="T2"> </text:span><text:span text:style-name="T59">באהל</text:span><text:span text:style-name="T2"> </text:span><text:span text:style-name="T59">תבורך</text:span><text:span text:style-name="T1">; מאן</text:span><text:span text:style-name="T2"> </text:span><text:span text:style-name="T1">נינהו</text:span><text:span text:style-name="T2"> </text:span><text:span text:style-name="T1">'נשים</text:span><text:span text:style-name="T2"> </text:span><text:span text:style-name="T1">באהל'? – שרה, רבקה, רחל</text:span><text:span text:style-name="T2"> </text:span><text:span text:style-name="T1">ולאה</text:span><text:span text:style-name="T2"> </text:span><text:span text:style-name="T32">(</text:span><text:span text:style-name="T38">יעל</text:span><text:span text:style-name="T31"> </text:span><text:span text:style-name="T38">נתכוונה</text:span><text:span text:style-name="T31"> </text:span><text:span text:style-name="T38">לשם</text:span><text:span text:style-name="T31"> </text:span><text:span text:style-name="T38">מצוה: כדי</text:span><text:span text:style-name="T31"> </text:span><text:span text:style-name="T38">להתיש</text:span><text:span text:style-name="T31"> </text:span><text:span text:style-name="T38">כחו</text:span><text:span text:style-name="T31"> </text:span><text:span text:style-name="T38">ותהא</text:span><text:span text:style-name="T31"> </text:span><text:span text:style-name="T38">יכולה</text:span><text:span text:style-name="T31"> </text:span><text:span text:style-name="T38">להורגו</text:span><text:span text:style-name="T32">)</text:span><text:span text:style-name="T1">.</text:span></text:p>
      <text:p text:style-name="P4"><text:span text:style-name="T32">(</text:span><text:span text:style-name="T38">מדקאמר</text:span><text:span text:style-name="T31"> </text:span><text:span text:style-name="T38">'גדולה</text:span><text:span text:style-name="T31"> </text:span><text:span text:style-name="T38">עבירה</text:span><text:span text:style-name="T31"> </text:span><text:span text:style-name="T38">לשמה</text:span><text:span text:style-name="T31"> </text:span><text:span text:style-name="T38">ממצוה</text:span><text:span text:style-name="T31"> </text:span><text:span text:style-name="T38">שלא</text:span><text:span text:style-name="T31"> </text:span><text:span text:style-name="T38">לשמה' - מכלל</text:span><text:span text:style-name="T31"> </text:span><text:span text:style-name="T38">דמצוה</text:span><text:span text:style-name="T31"> </text:span><text:span text:style-name="T38">שלא</text:span><text:span text:style-name="T31"> </text:span><text:span text:style-name="T38">לשמה</text:span><text:span text:style-name="T31"> </text:span><text:span text:style-name="T38">גריעותא</text:span><text:span text:style-name="T31"> </text:span><text:span text:style-name="T38">הוא;</text:span><text:span text:style-name="T32">)</text:span><text:span text:style-name="T1"> איני! וה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לעולם</text:span><text:span text:style-name="T2"> </text:span><text:span text:style-name="T1">יעסוק</text:span><text:span text:style-name="T2"> </text:span><text:span text:style-name="T1">אדם</text:span><text:span text:style-name="T2"> </text:span><text:span text:style-name="T1">בתורה</text:span><text:span text:style-name="T2"> </text:span><text:span text:style-name="T1">ובמצות</text:span><text:span text:style-name="T2"> </text:span><text:span text:style-name="T1">אפילו</text:span><text:span text:style-name="T2"> </text:span><text:span text:style-name="T1">שלא</text:span><text:span text:style-name="T2"> </text:span><text:span text:style-name="T1">לשמה, שמתוך</text:span><text:span text:style-name="T2"> </text:span><text:span text:style-name="T1">שלא</text:span><text:span text:style-name="T2"> </text:span><text:span text:style-name="T1">לשמה</text:span><text:span text:style-name="T2"> </text:span><text:span text:style-name="T1">בא</text:span><text:span text:style-name="T2"> </text:span><text:span text:style-name="T1">לשמה!?</text:span></text:p>
      <text:p text:style-name="P4"><text:span text:style-name="T1">אימא</text:span><text:span text:style-name="T2"> </text:span><text:span text:style-name="T32">(</text:span><text:span text:style-name="T38">גדולה</text:span><text:span text:style-name="T31"> </text:span><text:span text:style-name="T38">עבירה</text:span><text:span text:style-name="T31"> </text:span><text:span text:style-name="T38">לשמה</text:span><text:span text:style-name="T32">)</text:span><text:span text:style-name="T1"> '</text:span><text:span text:style-name="T10">כ</text:span><text:span text:style-name="T1">מצוה</text:span><text:span text:style-name="T2"> </text:span><text:span text:style-name="T1">שלא</text:span><text:span text:style-name="T2"> </text:span><text:span text:style-name="T1">לשמה' </text:span><text:span text:style-name="T32">(</text:span><text:span text:style-name="T38">כלומר: לשום</text:span><text:span text:style-name="T31"> </text:span><text:span text:style-name="T38">מצוה</text:span><text:span text:style-name="T31"> </text:span><text:span text:style-name="T38">- כמצוה</text:span><text:span text:style-name="T31"> </text:span><text:span text:style-name="T38">שלא</text:span><text:span text:style-name="T31"> </text:span><text:span text:style-name="T38">לשמה</text:span><text:span text:style-name="T32">)</text:span><text:span text:style-name="T1">.</text:span><text:span text:style-name="T38"> 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שבע</text:span><text:span text:style-name="T2"> </text:span><text:span text:style-name="T1">בעילות</text:span><text:span text:style-name="T2"> </text:span><text:span text:style-name="T1">בעל</text:span><text:span text:style-name="T2"> </text:span><text:span text:style-name="T1">אותו</text:span><text:span text:style-name="T2"> </text:span><text:span text:style-name="T1">רשע</text:span><text:span text:style-name="T2"> </text:span><text:span text:style-name="T1">באותה</text:span><text:span text:style-name="T2"> </text:span><text:span text:style-name="T1">שעה, שנאמר</text:span><text:span text:style-name="T2"> </text:span><text:span text:style-name="T18">(שופטים</text:span><text:span text:style-name="T19"> </text:span><text:span text:style-name="T18">ה,כז)</text:span><text:span text:style-name="T73"> בין</text:span><text:span text:style-name="T74"> </text:span><text:span text:style-name="T73">רגליה</text:span><text:span text:style-name="T74"> </text:span><text:span text:style-name="T73">כרע</text:span><text:span text:style-name="T74"> </text:span><text:span text:style-name="T73">נפל</text:span><text:span text:style-name="T74"> </text:span><text:span text:style-name="T73">שכב</text:span><text:span text:style-name="T74"> </text:span><text:span text:style-name="T32">[בין</text:span><text:span text:style-name="T31"> </text:span><text:span text:style-name="T32">רגליה</text:span><text:span text:style-name="T31"> </text:span><text:span text:style-name="T32">כרע</text:span><text:span text:style-name="T31"> </text:span><text:span text:style-name="T32">נפל</text:span><text:span text:style-name="T31"> </text:span><text:span text:style-name="T32">באשר</text:span><text:span text:style-name="T31"> </text:span><text:span text:style-name="T32">כרע</text:span><text:span text:style-name="T31"> </text:span><text:span text:style-name="T32">שם</text:span><text:span text:style-name="T31"> </text:span><text:span text:style-name="T32">נפל</text:span><text:span text:style-name="T31"> </text:span><text:span text:style-name="T32">שדוד] (</text:span><text:span text:style-name="T38">בין</text:span><text:span text:style-name="T31"> </text:span><text:span text:style-name="T38">רגליה</text:span><text:span text:style-name="T31"> </text:span><text:span text:style-name="T38">כרע</text:span><text:span text:style-name="T31"> </text:span><text:span text:style-name="T68">[1]</text:span><text:span text:style-name="T38">, נפל</text:span><text:span text:style-name="T31"> </text:span><text:span text:style-name="T68">[2]</text:span><text:span text:style-name="T38">, שכב</text:span><text:span text:style-name="T31"> </text:span><text:span text:style-name="T68">[3]</text:span><text:span text:style-name="T38">, בין</text:span><text:span text:style-name="T31"> </text:span><text:span text:style-name="T38">רגליה</text:span><text:span text:style-name="T31"> </text:span><text:span text:style-name="T38">כרע</text:span><text:span text:style-name="T31"> </text:span><text:span text:style-name="T68">[4]</text:span><text:span text:style-name="T38">, נפל</text:span><text:span text:style-name="T31"> </text:span><text:span text:style-name="T68">[5]</text:span><text:span text:style-name="T38">, באשר</text:span><text:span text:style-name="T31"> </text:span><text:span text:style-name="T38">כרע</text:span><text:span text:style-name="T31"> </text:span><text:span text:style-name="T68">[6]</text:span><text:span text:style-name="T38">, שם</text:span><text:span text:style-name="T31"> </text:span><text:span text:style-name="T38">נפל</text:span><text:span text:style-name="T31"> </text:span><text:span text:style-name="T68">[7]</text:span><text:span text:style-name="T38">, שדוד</text:span><text:span text:style-name="T31"> </text:span><text:span text:style-name="T38">- הרי</text:span><text:span text:style-name="T31"> </text:span><text:span text:style-name="T38">שבעה</text:span><text:span text:style-name="T32">)</text:span><text:span text:style-name="T1">; </text:span></text:p>
      <text:p text:style-name="P4"><text:span text:style-name="T1">והא</text:span><text:span text:style-name="T2"> </text:span><text:span text:style-name="T1">קא</text:span><text:span text:style-name="T2"> </text:span><text:span text:style-name="T1">מיתהניא</text:span><text:span text:style-name="T2"> </text:span><text:span text:style-name="T1">מעבירה?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</text:span><text:span text:style-name="T2"> </text:span><text:span text:style-name="T1">משום</text:span><text:span text:style-name="T2"> </text:span><text:span text:style-name="T1">רבי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יוחאי: אפילו</text:span><text:span text:style-name="T2"> </text:span><text:span text:style-name="T1">טובתם</text:span><text:span text:style-name="T2"> </text:span><text:span text:style-name="T1">של</text:span><text:span text:style-name="T2"> </text:span><text:span text:style-name="T1">רשעים</text:span><text:span text:style-name="T2"> </text:span><text:span text:style-name="T1">- רעה</text:span><text:span text:style-name="T2"> </text:span><text:span text:style-name="T1">היא</text:span><text:span text:style-name="T2"> </text:span><text:span text:style-name="T1">אצל</text:span><text:span text:style-name="T2"> </text:span><text:span text:style-name="T1">צדיקים.</text:span></text:p>
      <text:p text:style-name="P3"/>
      <text:p text:style-name="P4"><text:span text:style-name="T1">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לעולם</text:span><text:span text:style-name="T2"> </text:span><text:span text:style-name="T1">יעסוק</text:span><text:span text:style-name="T2"> </text:span><text:span text:style-name="T1">אדם</text:span><text:span text:style-name="T2"> </text:span><text:span text:style-name="T1">בתורה</text:span><text:span text:style-name="T2"> </text:span><text:span text:style-name="T1">ובמצות</text:span><text:span text:style-name="T2"> </text:span><text:span text:style-name="T1">אפילו</text:span><text:span text:style-name="T2"> </text:span><text:span text:style-name="T1">שלא</text:span><text:span text:style-name="T2"> </text:span><text:span text:style-name="T1">לשמה, שמתוך</text:span><text:span text:style-name="T2"> </text:span><text:span text:style-name="T1">שלא</text:span><text:span text:style-name="T2"> </text:span><text:span text:style-name="T1">לשמה</text:span><text:span text:style-name="T2"> </text:span><text:span text:style-name="T1">בא</text:span><text:span text:style-name="T2"> </text:span><text:span text:style-name="T1">לשמה: שבשכר</text:span><text:span text:style-name="T2"> </text:span><text:span text:style-name="T1">מ"ב</text:span><text:span text:style-name="T2"> </text:span><text:span text:style-name="T1">קרבנות</text:span><text:span text:style-name="T2"> </text:span><text:span text:style-name="T32">(</text:span><text:span text:style-name="T38">שלש</text:span><text:span text:style-name="T31"> </text:span><text:span text:style-name="T38">פעמים</text:span><text:span text:style-name="T31"> </text:span><text:span text:style-name="T38">שבעה</text:span><text:span text:style-name="T31"> </text:span><text:span text:style-name="T38">מזבחות, פר</text:span><text:span text:style-name="T31"> </text:span><text:span text:style-name="T38">ואיל</text:span><text:span text:style-name="T31"> </text:span><text:span text:style-name="T38">במזבח</text:span><text:span text:style-name="T32">)</text:span><text:span text:style-name="T1"> שהקריב</text:span><text:span text:style-name="T2"> </text:span><text:span text:style-name="T1">בלק</text:span><text:span text:style-name="T2"> </text:span><text:span text:style-name="T1">הרשע</text:span><text:span text:style-name="T2"> </text:span><text:span text:style-name="T1">- זכה</text:span><text:span text:style-name="T2"> </text:span><text:span text:style-name="T1">ויצתה</text:span><text:span text:style-name="T2"> </text:span><text:span text:style-name="T1">ממנו</text:span><text:span text:style-name="T2"> </text:span><text:span text:style-name="T1">רות</text:span><text:span text:style-name="T2"> </text:span><text:span text:style-name="T32">(</text:span><text:span text:style-name="T38">שיצא</text:span><text:span text:style-name="T31"> </text:span><text:span text:style-name="T38">ממנה</text:span><text:span text:style-name="T31"> </text:span><text:span text:style-name="T38">דוד, שריוה</text:span><text:span text:style-name="T31"> </text:span><text:span text:style-name="T38">להקב"ה</text:span><text:span text:style-name="T31"> </text:span><text:span text:style-name="T38">בשירות</text:span><text:span text:style-name="T31"> </text:span><text:span text:style-name="T38">ובתשבחות</text:span><text:span text:style-name="T31"> </text:span><text:span text:style-name="T18">(ברכות</text:span><text:span text:style-name="T19"> </text:span><text:span text:style-name="T18">ז: בבא</text:span><text:span text:style-name="T19"> </text:span><text:span text:style-name="T18">בתרא</text:span><text:span text:style-name="T19"> </text:span><text:span text:style-name="T18">יד:)</text:span><text:span text:style-name="T32">)</text:span><text:span text:style-name="T1">, דאמר</text:span><text:span text:style-name="T2"> </text:span><text:span text:style-name="T1">רבי</text:span><text:span text:style-name="T2"> </text:span><text:span text:style-name="T1">יוסי</text:span><text:span text:style-name="T2"> </text:span><text:span text:style-name="T1">ברבי</text:span><text:span text:style-name="T2"> </text:span><text:span text:style-name="T1">חנינא: רות</text:span><text:span text:style-name="T2"> </text:span><text:span text:style-name="T1">- בת</text:span><text:span text:style-name="T2"> </text:span><text:span text:style-name="T1">בנו</text:span><text:span text:style-name="T2"> </text:span><text:span text:style-name="T1">של</text:span><text:span text:style-name="T2"> </text:span><text:span text:style-name="T1">עגלון</text:span><text:span text:style-name="T2"> </text:span><text:span text:style-name="T1">בן</text:span><text:span text:style-name="T2"> </text:span><text:span text:style-name="T1">בנו</text:span><text:span text:style-name="T2"> </text:span><text:span text:style-name="T1">של</text:span><text:span text:style-name="T2"> </text:span><text:span text:style-name="T1">בלק</text:span><text:span text:style-name="T2"> </text:span><text:span text:style-name="T1">מלך</text:span><text:span text:style-name="T2"> </text:span><text:span text:style-name="T1">מואב.</text:span><text:span text:style-name="T38"> 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חייא</text:span><text:span text:style-name="T2"> </text:span><text:span text:style-name="T1">בר</text:span><text:span text:style-name="T2"> </text:span><text:span text:style-name="T1">אבא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וחנן: מנין</text:span><text:span text:style-name="T2"> </text:span><text:span text:style-name="T1">שאין</text:span><text:span text:style-name="T2"> </text:span><text:span text:style-name="T1">הקב"ה</text:span><text:span text:style-name="T2"> </text:span><text:span text:style-name="T1">מקפח</text:span><text:span text:style-name="T2"> </text:span><text:span text:style-name="T1">אפילו</text:span><text:span text:style-name="T2"> </text:span><text:span text:style-name="T1">שכר</text:span><text:span text:style-name="T2"> </text:span><text:span text:style-name="T1">שיחה</text:span><text:span text:style-name="T2"> </text:span><text:span text:style-name="T1">נאה? – מהכא: דאילו</text:span><text:span text:style-name="T2"> </text:span><text:span text:style-name="T1">בכירה, דקרייה</text:span><text:span text:style-name="T2"> </text:span><text:span text:style-name="T1">מואב</text:span><text:span text:style-name="T2"> </text:span><text:span text:style-name="T32">(</text:span><text:span text:style-name="T38">משמע</text:span><text:span text:style-name="T31"> </text:span><text:span text:style-name="T38">מאבי</text:span><text:span text:style-name="T32">)</text:span><text:span text:style-name="T1"> - אמר</text:span><text:span text:style-name="T2"> </text:span><text:span text:style-name="T1">ליה</text:span><text:span text:style-name="T2"> </text:span><text:span text:style-name="T1">רחמנא</text:span><text:span text:style-name="T2"> </text:span><text:span text:style-name="T1">למשה: </text:span><text:span text:style-name="T18">(דברים</text:span><text:span text:style-name="T19"> </text:span><text:span text:style-name="T18">ב,ט)</text:span><text:span text:style-name="T1"> </text:span><text:span text:style-name="T28">[ויאמר</text:span><text:span text:style-name="T31"> </text:span><text:span text:style-name="T28">ה' אלי]</text:span><text:span text:style-name="T59"> אל</text:span><text:span text:style-name="T2"> </text:span><text:span text:style-name="T59">תצר</text:span><text:span text:style-name="T2"> </text:span><text:span text:style-name="T59">את</text:span><text:span text:style-name="T2"> </text:span><text:span text:style-name="T59">מואב</text:span><text:span text:style-name="T2"> </text:span><text:span text:style-name="T59">ואל</text:span><text:span text:style-name="T2"> </text:span><text:span text:style-name="T59">תתגר</text:span><text:span text:style-name="T2"> </text:span><text:span text:style-name="T59">בם</text:span><text:span text:style-name="T2"> </text:span><text:span text:style-name="T59">מלחמה</text:span><text:span text:style-name="T2"> </text:span><text:span text:style-name="T28">[כי</text:span><text:span text:style-name="T31"> </text:span><text:span text:style-name="T28">לא</text:span><text:span text:style-name="T31"> </text:span><text:span text:style-name="T28">אתן</text:span><text:span text:style-name="T31"> </text:span><text:span text:style-name="T28">לך</text:span><text:span text:style-name="T31"> </text:span><text:span text:style-name="T28">מארצו</text:span><text:span text:style-name="T31"> </text:span><text:span text:style-name="T28">ירשה</text:span><text:span text:style-name="T31"> </text:span><text:span text:style-name="T28">כי</text:span><text:span text:style-name="T31"> </text:span><text:span text:style-name="T28">לבני</text:span><text:span text:style-name="T31"> </text:span><text:span text:style-name="T28">לוט</text:span><text:span text:style-name="T31"> </text:span><text:span text:style-name="T28">נתתי</text:span><text:span text:style-name="T31"> </text:span><text:span text:style-name="T28">את</text:span><text:span text:style-name="T31"> </text:span><text:span text:style-name="T28">ער</text:span><text:span text:style-name="T31"> </text:span><text:span text:style-name="T28">ירשה]</text:span><text:span text:style-name="T1">; מלחמה</text:span><text:span text:style-name="T2"> </text:span><text:span text:style-name="T1">- </text:span></text:p>
      <text:p text:style-name="P3"/>
      <text:p text:style-name="P4"><text:span text:style-name="T1">(הוריות</text:span><text:span text:style-name="T2"> </text:span><text:span text:style-name="T1">יא,א)</text:span></text:p>
      <text:p text:style-name="P4"><text:span text:style-name="T1">הוא</text:span><text:span text:style-name="T2"> </text:span><text:span text:style-name="T1">דלא, הא</text:span><text:span text:style-name="T2"> </text:span><text:span text:style-name="T1">צעורי</text:span><text:span text:style-name="T2"> </text:span><text:span text:style-name="T1">צערינהו; ואילו</text:span><text:span text:style-name="T2"> </text:span><text:span text:style-name="T1">צעירה</text:span><text:span text:style-name="T2"> </text:span><text:span text:style-name="T1">דקרייה</text:span><text:span text:style-name="T2"> </text:span><text:span text:style-name="T1">'בן</text:span><text:span text:style-name="T2"> </text:span><text:span text:style-name="T1">עמי' </text:span><text:span text:style-name="T32">(</text:span><text:span text:style-name="T38">בלשון</text:span><text:span text:style-name="T31"> </text:span><text:span text:style-name="T38">נקיה</text:span><text:span text:style-name="T31"> </text:span><text:span text:style-name="T38">הוא, דלא</text:span><text:span text:style-name="T31"> </text:span><text:span text:style-name="T38">רצתה</text:span><text:span text:style-name="T31"> </text:span><text:span text:style-name="T38">להודיע</text:span><text:span text:style-name="T31"> </text:span><text:span text:style-name="T38">דמאביה</text:span><text:span text:style-name="T31"> </text:span><text:span text:style-name="T38">נתעברה</text:span><text:span text:style-name="T32">)</text:span><text:span text:style-name="T1"> - אמר</text:span><text:span text:style-name="T2"> </text:span><text:span text:style-name="T1">ליה: </text:span><text:span text:style-name="T18">(דברים</text:span><text:span text:style-name="T19"> </text:span><text:span text:style-name="T18">ב,יט)</text:span><text:span text:style-name="T1"> </text:span><text:span text:style-name="T28">[וקרבת</text:span><text:span text:style-name="T31"> </text:span><text:span text:style-name="T28">מול</text:span><text:span text:style-name="T31"> </text:span><text:span text:style-name="T28">בני</text:span><text:span text:style-name="T31"> </text:span><text:span text:style-name="T28">עמון]</text:span><text:span text:style-name="T59"> אל</text:span><text:span text:style-name="T2"> </text:span><text:span text:style-name="T59">תצורם</text:span><text:span text:style-name="T2"> </text:span><text:span text:style-name="T59">ואל</text:span><text:span text:style-name="T2"> </text:span><text:span text:style-name="T59">תתגר</text:span><text:span text:style-name="T2"> </text:span><text:span text:style-name="T59">בם</text:span><text:span text:style-name="T2"> </text:span><text:span text:style-name="T28">[כי</text:span><text:span text:style-name="T31"> </text:span><text:span text:style-name="T28">לא</text:span><text:span text:style-name="T31"> </text:span><text:span text:style-name="T28">אתן</text:span><text:span text:style-name="T31"> </text:span><text:span text:style-name="T28">מארץ</text:span><text:span text:style-name="T31"> </text:span><text:span text:style-name="T28">בני</text:span><text:span text:style-name="T31"> </text:span><text:span text:style-name="T28">עמון</text:span><text:span text:style-name="T31"> </text:span><text:span text:style-name="T28">לך</text:span><text:span text:style-name="T31"> </text:span><text:span text:style-name="T28">ירשה</text:span><text:span text:style-name="T31"> </text:span><text:span text:style-name="T28">כי</text:span><text:span text:style-name="T31"> </text:span><text:span text:style-name="T28">לבני</text:span><text:span text:style-name="T31"> </text:span><text:span text:style-name="T28">לוט</text:span><text:span text:style-name="T31"> </text:span><text:span text:style-name="T28">נתתיה</text:span><text:span text:style-name="T31"> </text:span><text:span text:style-name="T28">ירשה]</text:span><text:span text:style-name="T1"> –כלל, אפילו</text:span><text:span text:style-name="T2"> </text:span><text:span text:style-name="T1">צעורי</text:span><text:span text:style-name="T2"> </text:span><text:span text:style-name="T1">לא</text:span><text:span text:style-name="T2"> </text:span><text:span text:style-name="T32">(</text:span><text:span text:style-name="T38">ומדלא</text:span><text:span text:style-name="T31"> </text:span><text:span text:style-name="T38">כתיבא</text:span><text:span text:style-name="T31"> </text:span><text:span text:style-name="T38">בהו</text:span><text:span text:style-name="T31"> </text:span><text:span text:style-name="T38">'מלחמה' - שמע</text:span><text:span text:style-name="T31"> </text:span><text:span text:style-name="T38">מינה</text:span><text:span text:style-name="T31"> </text:span><text:span text:style-name="T38">דאפילו</text:span><text:span text:style-name="T31"> </text:span><text:span text:style-name="T38">צערא</text:span><text:span text:style-name="T31"> </text:span><text:span text:style-name="T38">לא</text:span><text:span text:style-name="T31"> </text:span><text:span text:style-name="T38">ליעבד</text:span><text:span text:style-name="T31"> </text:span><text:span text:style-name="T38">להם; ולא</text:span><text:span text:style-name="T31"> </text:span><text:span text:style-name="T38">עוד</text:span><text:span text:style-name="T31"> </text:span><text:span text:style-name="T38">אפילו</text:span><text:span text:style-name="T31"> </text:span><text:span text:style-name="T38">בכירה, דקריתיה</text:span><text:span text:style-name="T31"> </text:span><text:span text:style-name="T38">'אב' - הכתוב</text:span><text:span text:style-name="T31"> </text:span><text:span text:style-name="T38">פירסמה, דכתיב</text:span><text:span text:style-name="T31"> </text:span><text:span text:style-name="T18">(בראשית</text:span><text:span text:style-name="T19"> </text:span><text:span text:style-name="T18">יט,)</text:span><text:span text:style-name="T38"> </text:span><text:span text:style-name="T28">ותשכב</text:span><text:span text:style-name="T31"> </text:span><text:span text:style-name="T44">את</text:span><text:span text:style-name="T43"> </text:span><text:span text:style-name="T44">אביה</text:span><text:span text:style-name="T31"> </text:span><text:span text:style-name="T18">[בראשית</text:span><text:span text:style-name="T19"> </text:span><text:span text:style-name="T18">יט,לג]</text:span><text:span text:style-name="T38">, ובצעירה</text:span><text:span text:style-name="T31"> </text:span><text:span text:style-name="T38">כתיב</text:span><text:span text:style-name="T31"> </text:span><text:span text:style-name="T28">ותשכב</text:span><text:span text:style-name="T31"> </text:span><text:span text:style-name="T44">עמו</text:span><text:span text:style-name="T31"> </text:span><text:span text:style-name="T18">[בראשית</text:span><text:span text:style-name="T19"> </text:span><text:span text:style-name="T18">יט,לג]</text:span><text:span text:style-name="T32">)</text:span><text:span text:style-name="T1">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חייא</text:span><text:span text:style-name="T2"> </text:span><text:span text:style-name="T1">בר</text:span><text:span text:style-name="T2"> </text:span><text:span text:style-name="T1">אבין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הושע</text:span><text:span text:style-name="T2"> </text:span><text:span text:style-name="T1">בן</text:span><text:span text:style-name="T2"> </text:span><text:span text:style-name="T1">קרחה: לעולם</text:span><text:span text:style-name="T2"> </text:span><text:span text:style-name="T1">יקדים</text:span><text:span text:style-name="T2"> </text:span><text:span text:style-name="T1">אדם</text:span><text:span text:style-name="T2"> </text:span><text:span text:style-name="T1">לדבר</text:span><text:span text:style-name="T2"> </text:span><text:span text:style-name="T1">מצוה; שבשכר</text:span><text:span text:style-name="T2"> </text:span><text:span text:style-name="T1">לילה</text:span><text:span text:style-name="T2"> </text:span><text:span text:style-name="T1">אחת</text:span><text:span text:style-name="T2"> </text:span><text:span text:style-name="T1">שקדמה</text:span><text:span text:style-name="T2"> </text:span><text:span text:style-name="T1">בכירה</text:span><text:span text:style-name="T2"> </text:span><text:span text:style-name="T1">לצעירה</text:span><text:span text:style-name="T2"> </text:span><text:span text:style-name="T1">- זכתה</text:span><text:span text:style-name="T2"> </text:span><text:span text:style-name="T1">וקדמתה</text:span><text:span text:style-name="T2"> </text:span><text:span text:style-name="T1">ארבע</text:span><text:span text:style-name="T2"> </text:span><text:span text:style-name="T1">דורות</text:span><text:span text:style-name="T2"> </text:span><text:span text:style-name="T1">למלכות</text:span><text:span text:style-name="T2"> </text:span><text:span text:style-name="T32">(</text:span><text:span text:style-name="T38">בישראל: עובד, ישי, דוד, שלמה; ואילו</text:span><text:span text:style-name="T31"> </text:span><text:span text:style-name="T38">צעירה</text:span><text:span text:style-name="T31"> </text:span><text:span text:style-name="T38">לא</text:span><text:span text:style-name="T31"> </text:span><text:span text:style-name="T38">הוה</text:span><text:span text:style-name="T31"> </text:span><text:span text:style-name="T38">בישראל</text:span><text:span text:style-name="T31"> </text:span><text:span text:style-name="T38">עד</text:span><text:span text:style-name="T31"> </text:span><text:span text:style-name="T38">רחבעם</text:span><text:span text:style-name="T31"> </text:span><text:span text:style-name="T38">בן</text:span><text:span text:style-name="T31"> </text:span><text:span text:style-name="T38">שלמה, דהוה</text:span><text:span text:style-name="T31"> </text:span><text:span text:style-name="T38">ליה</text:span><text:span text:style-name="T31"> </text:span><text:span text:style-name="T38">מנעמה</text:span><text:span text:style-name="T31"> </text:span><text:span text:style-name="T38">העמונית</text:span><text:span text:style-name="T32">)</text:span><text:span text:style-name="T1">.</text:span></text:p>
      <text:p text:style-name="P3"/>
      <text:p text:style-name="P4"><text:span text:style-name="T1">תנו</text:span><text:span text:style-name="T2"> </text:span><text:span text:style-name="T1">רבנן: '</text:span><text:span text:style-name="T18">(ויקרא</text:span><text:span text:style-name="T19"> </text:span><text:span text:style-name="T18">ד,כז)</text:span><text:span text:style-name="T1"> </text:span><text:span text:style-name="T28">[</text:span><text:span text:style-name="T44">ואם</text:span><text:span text:style-name="T43"> </text:span><text:span text:style-name="T44">נפש</text:span><text:span text:style-name="T43"> </text:span><text:span text:style-name="T44">אחת</text:span><text:span text:style-name="T43"> </text:span><text:span text:style-name="T44">תחטא</text:span><text:span text:style-name="T43"> </text:span><text:span text:style-name="T44">בשגגה</text:span><text:span text:style-name="T43"> </text:span><text:span text:style-name="T44">מעם</text:span><text:span text:style-name="T43"> </text:span><text:span text:style-name="T44">הארץ</text:span><text:span text:style-name="T31"> </text:span><text:span text:style-name="T28">בעשתה</text:span><text:span text:style-name="T31"> </text:span><text:span text:style-name="T28">אחת</text:span><text:span text:style-name="T31"> </text:span><text:span text:style-name="T28">מ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ם]</text:span><text:span text:style-name="T73">; </text:span><text:span text:style-name="T75">מעם</text:span><text:span text:style-name="T74"> </text:span><text:span text:style-name="T75">הארץ</text:span><text:span text:style-name="T74"> </text:span><text:span text:style-name="T73">- </text:span><text:span text:style-name="T32">(</text:span><text:span text:style-name="T38">ולא</text:span><text:span text:style-name="T31"> </text:span><text:span text:style-name="T38">כל</text:span><text:span text:style-name="T31"> </text:span><text:span text:style-name="T38">עם</text:span><text:span text:style-name="T31"> </text:span><text:span text:style-name="T38">הארץ</text:span><text:span text:style-name="T32">)</text:span><text:span text:style-name="T73"> פרט</text:span><text:span text:style-name="T74"> </text:span><text:span text:style-name="T73">למשיח</text:span><text:span text:style-name="T74"> </text:span><text:span text:style-name="T32">(</text:span><text:span text:style-name="T38">דמשמע</text:span><text:span text:style-name="T31"> </text:span><text:span text:style-name="T38">דלא</text:span><text:span text:style-name="T31"> </text:span><text:span text:style-name="T38">י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1"> </text:span><text:span text:style-name="T38">כיחיד</text:span><text:span text:style-name="T32">)</text:span><text:span text:style-name="T73">; </text:span><text:span text:style-name="T75">מעם</text:span><text:span text:style-name="T74"> </text:span><text:span text:style-name="T75">הארץ</text:span><text:span text:style-name="T74"> </text:span><text:span text:style-name="T73">- פרט</text:span><text:span text:style-name="T74"> </text:span><text:span text:style-name="T73">לנשיא.</text:span></text:p>
      <text:p text:style-name="P4"><text:span text:style-name="T32">(</text:span><text:span text:style-name="T38">למה</text:span><text:span text:style-name="T31"> </text:span><text:span text:style-name="T38">לי</text:span><text:span text:style-name="T31"> </text:span><text:span text:style-name="T28">מעם</text:span><text:span text:style-name="T31"> </text:span><text:span text:style-name="T28">הארץ</text:span><text:span text:style-name="T31"> </text:span><text:span text:style-name="T38">למעוטי</text:span><text:span text:style-name="T31"> </text:span><text:span text:style-name="T38">הני?</text:span><text:span text:style-name="T32">)</text:span><text:span text:style-name="T73"> והלא</text:span><text:span text:style-name="T74"> </text:span><text:span text:style-name="T73">כבר</text:span><text:span text:style-name="T74"> </text:span><text:span text:style-name="T73">יצאו: משיח</text:span><text:span text:style-name="T74"> </text:span><text:span text:style-name="T73">לידון</text:span><text:span text:style-name="T74"> </text:span><text:span text:style-name="T73">בפר, נשיא</text:span><text:span text:style-name="T74"> </text:span><text:span text:style-name="T73">לידון</text:span><text:span text:style-name="T74"> </text:span><text:span text:style-name="T73">בשעיר</text:span><text:span text:style-name="T74"> </text:span><text:span text:style-name="T32">(</text:span><text:span text:style-name="T38">והלא</text:span><text:span text:style-name="T31"> </text:span><text:span text:style-name="T38">כבר</text:span><text:span text:style-name="T31"> </text:span><text:span text:style-name="T38">יצא</text:span><text:span text:style-name="T31"> </text:span><text:span text:style-name="T38">משיח</text:span><text:span text:style-name="T31"> </text:span><text:span text:style-name="T38">מכלל</text:span><text:span text:style-name="T31"> </text:span><text:span text:style-name="T38">יחיד</text:span><text:span text:style-name="T31"> </text:span><text:span text:style-name="T38">לידון</text:span><text:span text:style-name="T31"> </text:span><text:span text:style-name="T38">בפר, ונשיא</text:span><text:span text:style-name="T31"> </text:span><text:span text:style-name="T38">יצא</text:span><text:span text:style-name="T31"> </text:span><text:span text:style-name="T38">מכלל</text:span><text:span text:style-name="T31"> </text:span><text:span text:style-name="T38">יחיד</text:span><text:span text:style-name="T31"> </text:span><text:span text:style-name="T38">לידון</text:span><text:span text:style-name="T31"> </text:span><text:span text:style-name="T38">בשעיר</text:span><text:span text:style-name="T32">)</text:span><text:span text:style-name="T73">!?</text:span></text:p>
      <text:p text:style-name="P4"><text:span text:style-name="T73">שיכול</text:span><text:span text:style-name="T74"> </text:span><text:span text:style-name="T32">(</text:span><text:span text:style-name="T38">כלומר: אילו</text:span><text:span text:style-name="T31"> </text:span><text:span text:style-name="T38">לא</text:span><text:span text:style-name="T31"> </text:span><text:span text:style-name="T38">נאמר</text:span><text:span text:style-name="T31"> </text:span><text:span text:style-name="T28">מעם</text:span><text:span text:style-name="T31"> </text:span><text:span text:style-name="T28">הארץ</text:span><text:span text:style-name="T31"> </text:span><text:span text:style-name="T38">הייתי</text:span><text:span text:style-name="T31"> </text:span><text:span text:style-name="T38">אומר</text:span><text:span text:style-name="T32">)</text:span><text:span text:style-name="T73">: משיח</text:span><text:span text:style-name="T74"> </text:span><text:span text:style-name="T73">על</text:span><text:span text:style-name="T74"> </text:span><text:span text:style-name="T73">העלם</text:span><text:span text:style-name="T74"> </text:span><text:span text:style-name="T73">דבר</text:span><text:span text:style-name="T74"> </text:span><text:span text:style-name="T73">עם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73">מביא</text:span><text:span text:style-name="T74"> </text:span><text:span text:style-name="T73">פר; </text:span><text:span text:style-name="T82">[אולי]</text:span><text:span text:style-name="T73"> על</text:span><text:span text:style-name="T74"> </text:span><text:span text:style-name="T73">שגגת</text:span><text:span text:style-name="T74"> </text:span><text:span text:style-name="T73">מעשה</text:span><text:span text:style-name="T74"> </text:span><text:span text:style-name="T1">[לחודיה]</text:span><text:span text:style-name="T73"> מביא</text:span><text:span text:style-name="T74"> </text:span><text:span text:style-name="T73">כשבה</text:span><text:span text:style-name="T74"> </text:span><text:span text:style-name="T73">ושעירה</text:span><text:span text:style-name="T74"> </text:span><text:span text:style-name="T32">(</text:span><text:span text:style-name="T38">כהדיוט</text:span><text:span text:style-name="T32">)</text:span><text:span text:style-name="T73">? - תלמוד</text:span><text:span text:style-name="T74"> </text:span><text:span text:style-name="T73">לומר: </text:span><text:span text:style-name="T75">מעם</text:span><text:span text:style-name="T74"> </text:span><text:span text:style-name="T75">הארץ</text:span><text:span text:style-name="T74"> </text:span><text:span text:style-name="T73">- פרט</text:span><text:span text:style-name="T74"> </text:span><text:span text:style-name="T73">למשיח</text:span><text:span text:style-name="T74"> </text:span><text:span text:style-name="T32">(</text:span><text:span text:style-name="T38">דאינו</text:span><text:span text:style-name="T31"> </text:span><text:span text:style-name="T38">מביא</text:span><text:span text:style-name="T31"> </text:span><text:span text:style-name="T38">בשגגת</text:span><text:span text:style-name="T31"> </text:span><text:span text:style-name="T38">מעשה</text:span><text:span text:style-name="T31"> </text:span><text:span text:style-name="T38">לחודה</text:span><text:span text:style-name="T31"> </text:span><text:span text:style-name="T38">כלל; והיינו</text:span><text:span text:style-name="T31"> </text:span><text:span text:style-name="T38">דקאמרן</text:span><text:span text:style-name="T31"> </text:span><text:span text:style-name="T38">בפרק</text:span><text:span text:style-name="T31"> </text:span><text:span text:style-name="T38">דלעיל</text:span><text:span text:style-name="T31"> </text:span><text:span text:style-name="T18">(דף</text:span><text:span text:style-name="T19"> </text:span><text:span text:style-name="T18">ז:)</text:span><text:span text:style-name="T38"> 'יצא</text:span><text:span text:style-name="T31"> </text:span><text:span text:style-name="T38">משיח</text:span><text:span text:style-name="T31"> </text:span><text:span text:style-name="T38">שאין</text:span><text:span text:style-name="T31"> </text:span><text:span text:style-name="T38">חטאו</text:span><text:span text:style-name="T31"> </text:span><text:span text:style-name="T38">בשגגה' - דהיינו</text:span><text:span text:style-name="T31"> </text:span><text:span text:style-name="T38">בשגגת</text:span><text:span text:style-name="T31"> </text:span><text:span text:style-name="T38">מעשה</text:span><text:span text:style-name="T32">)</text:span><text:span text:style-name="T73">, </text:span><text:span text:style-name="T75">מעם</text:span><text:span text:style-name="T74"> </text:span><text:span text:style-name="T75">הארץ</text:span><text:span text:style-name="T74"> </text:span><text:span text:style-name="T73">-פרט</text:span><text:span text:style-name="T74"> </text:span><text:span text:style-name="T73">לנשיא.</text:span><text:span text:style-name="T1">'</text:span></text:p>
      <text:p text:style-name="P4"><text:span text:style-name="T1">תינח</text:span><text:span text:style-name="T2"> </text:span><text:span text:style-name="T1">משיח, אלא</text:span><text:span text:style-name="T2"> </text:span><text:span text:style-name="T1">נשיא</text:span><text:span text:style-name="T2"> </text:span><text:span text:style-name="T1">- </text:span><text:span text:style-name="T32">(</text:span><text:span text:style-name="T38">הא</text:span><text:span text:style-name="T32">)</text:span><text:span text:style-name="T1"> בשגגת</text:span><text:span text:style-name="T2"> </text:span><text:span text:style-name="T1">מעשה</text:span><text:span text:style-name="T2"> </text:span><text:span text:style-name="T1">הוא</text:span><text:span text:style-name="T2"> </text:span><text:span text:style-name="T1">דמייתי</text:span><text:span text:style-name="T2"> </text:span><text:span text:style-name="T32">(</text:span><text:span text:style-name="T38">ומאי</text:span><text:span text:style-name="T31"> </text:span><text:span text:style-name="T38">קא</text:span><text:span text:style-name="T31"> </text:span><text:span text:style-name="T38">ממעט</text:span><text:span text:style-name="T31"> </text:span><text:span text:style-name="T38">דקאמר</text:span><text:span text:style-name="T31"> </text:span><text:span text:style-name="T38">'</text:span><text:span text:style-name="T28">מעם</text:span><text:span text:style-name="T31"> </text:span><text:span text:style-name="T28">הארץ</text:span><text:span text:style-name="T31"> </text:span><text:span text:style-name="T38">פרט</text:span><text:span text:style-name="T31"> </text:span><text:span text:style-name="T38">לנשיא'</text:span><text:span text:style-name="T32">)</text:span><text:span text:style-name="T1">?</text:span></text:p>
      <text:p text:style-name="P4"><text:span text:style-name="T1">אמר</text:span><text:span text:style-name="T2"> </text:span><text:span text:style-name="T1">רב</text:span><text:span text:style-name="T2"> </text:span><text:span text:style-name="T1">זביד</text:span><text:span text:style-name="T2"> </text:span><text:span text:style-name="T1">משמיה</text:span><text:span text:style-name="T2"> </text:span><text:span text:style-name="T1">דרבא: הכא</text:span><text:span text:style-name="T2"> </text:span><text:span text:style-name="T1">במאי</text:span><text:span text:style-name="T2"> </text:span><text:span text:style-name="T1">עסקינן? - כגון</text:span><text:span text:style-name="T2"> </text:span><text:span text:style-name="T1">שאכל</text:span><text:span text:style-name="T2"> </text:span><text:span text:style-name="T1">כזית</text:span><text:span text:style-name="T2"> </text:span><text:span text:style-name="T1">חלב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1">ונתמנה, ואחר</text:span><text:span text:style-name="T2"> </text:span><text:span text:style-name="T1">כך</text:span><text:span text:style-name="T2"> </text:span><text:span text:style-name="T1">נודע</text:span><text:span text:style-name="T2"> </text:span><text:span text:style-name="T1">לו: סלקא</text:span><text:span text:style-name="T2"> </text:span><text:span text:style-name="T1">דעתך</text:span><text:span text:style-name="T2"> </text:span><text:span text:style-name="T1">אמינא</text:span><text:span text:style-name="T2"> </text:span><text:span text:style-name="T32">(</text:span><text:span text:style-name="T38">הואיל</text:span><text:span text:style-name="T31"> </text:span><text:span text:style-name="T38">וחטא</text:span><text:span text:style-name="T31"> </text:span><text:span text:style-name="T38">כשהוא</text:span><text:span text:style-name="T31"> </text:span><text:span text:style-name="T38">הדיוט</text:span><text:span text:style-name="T32">)</text:span><text:span text:style-name="T1"> נייתי</text:span><text:span text:style-name="T2"> </text:span><text:span text:style-name="T1">כשבה</text:span><text:span text:style-name="T2"> </text:span><text:span text:style-name="T1">או</text:span><text:span text:style-name="T2"> </text:span><text:span text:style-name="T1">שעירה</text:span><text:span text:style-name="T2"> </text:span><text:span text:style-name="T32">(</text:span><text:span text:style-name="T38">כהדיוט</text:span><text:span text:style-name="T32">)</text:span><text:span text:style-name="T1"> 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32">(</text:span><text:span text:style-name="T28">מעם</text:span><text:span text:style-name="T31"> </text:span><text:span text:style-name="T28">הארץ</text:span><text:span text:style-name="T31"> </text:span><text:span text:style-name="T38">פרט</text:span><text:span text:style-name="T31"> </text:span><text:span text:style-name="T38">לנשיא: דאינו</text:span><text:span text:style-name="T31"> </text:span><text:span text:style-name="T38">מ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2">)</text:span><text:span text:style-name="T1">.</text:span></text:p>
      <text:p text:style-name="P4"><text:span text:style-name="T1">הניחא</text:span><text:span text:style-name="T2"> </text:span><text:span text:style-name="T1">לרבי</text:span><text:span text:style-name="T2"> </text:span><text:span text:style-name="T1">שמעון, דאזל</text:span><text:span text:style-name="T2"> </text:span><text:span text:style-name="T1">בתר</text:span><text:span text:style-name="T2"> </text:span><text:span text:style-name="T1">ידיעה; אלא</text:span><text:span text:style-name="T2"> </text:span><text:span text:style-name="T1">לרבנן</text:span><text:span text:style-name="T2"> </text:span><text:span text:style-name="T1">דאזלו</text:span><text:span text:style-name="T2"> </text:span><text:span text:style-name="T1">בתר</text:span><text:span text:style-name="T2"> </text:span><text:span text:style-name="T1">חטאה</text:span><text:span text:style-name="T2"> </text:span><text:span text:style-name="T32">(</text:span><text:span text:style-name="T38">ומייתי</text:span><text:span text:style-name="T31"> </text:span><text:span text:style-name="T38">ודאי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כדתנן</text:span><text:span text:style-name="T31"> </text:span><text:span text:style-name="T38">'</text:span><text:span text:style-name="T48">חטאו</text:span><text:span text:style-name="T49"> </text:span><text:span text:style-name="T48">עד</text:span><text:span text:style-name="T49"> </text:span><text:span text:style-name="T48">שלא</text:span><text:span text:style-name="T49"> </text:span><text:span text:style-name="T48">נתמנו</text:span><text:span text:style-name="T49"> </text:span><text:span text:style-name="T48">ואח"כ</text:span><text:span text:style-name="T49"> </text:span><text:span text:style-name="T48">נתמנו</text:span><text:span text:style-name="T49"> </text:span><text:span text:style-name="T48">הרי</text:span><text:span text:style-name="T49"> </text:span><text:span text:style-name="T48">אלו</text:span><text:span text:style-name="T49"> </text:span><text:span text:style-name="T48">כהדיוטות</text:span><text:span text:style-name="T38">'</text:span><text:span text:style-name="T32">)</text:span><text:span text:style-name="T1"> - מאי</text:span><text:span text:style-name="T2"> </text:span><text:span text:style-name="T1">איכא</text:span><text:span text:style-name="T2"> </text:span><text:span text:style-name="T1">למימר</text:span><text:span text:style-name="T2"> </text:span><text:span text:style-name="T32">(</text:span><text:span text:style-name="T38">דממאי</text:span><text:span text:style-name="T31"> </text:span><text:span text:style-name="T38">קא</text:span><text:span text:style-name="T31"> </text:span><text:span text:style-name="T38">ממעט</text:span><text:span text:style-name="T31"> </text:span><text:span text:style-name="T38">לנשיא, דקתני</text:span><text:span text:style-name="T31"> </text:span><text:span text:style-name="T38">'</text:span><text:span text:style-name="T48">פרט</text:span><text:span text:style-name="T49"> </text:span><text:span text:style-name="T48">לנשיא</text:span><text:span text:style-name="T38">'</text:span><text:span text:style-name="T32">)</text:span><text:span text:style-name="T1">?</text:span></text:p>
      <text:p text:style-name="P4"><text:span text:style-name="T1">אלא</text:span><text:span text:style-name="T2"> </text:span><text:span text:style-name="T1">אמר</text:span><text:span text:style-name="T2"> </text:span><text:span text:style-name="T1">רב</text:span><text:span text:style-name="T2"> </text:span><text:span text:style-name="T1">זביד</text:span><text:span text:style-name="T2"> </text:span><text:span text:style-name="T1">משמיה</text:span><text:span text:style-name="T2"> </text:span><text:span text:style-name="T1">דרבא: הכא</text:span><text:span text:style-name="T2"> </text:span><text:span text:style-name="T1">במאי</text:span><text:span text:style-name="T2"> </text:span><text:span text:style-name="T1">עסקינן? - כגון</text:span><text:span text:style-name="T2"> </text:span><text:span text:style-name="T1">שאכל</text:span><text:span text:style-name="T2"> </text:span><text:span text:style-name="T1">חצי</text:span><text:span text:style-name="T2"> </text:span><text:span text:style-name="T1">כזית</text:span><text:span text:style-name="T2"> </text:span><text:span text:style-name="T1">חלב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1">ונתמנה, והשלימו, ואחר</text:span><text:span text:style-name="T2"> </text:span><text:span text:style-name="T1">כך</text:span><text:span text:style-name="T2"> </text:span><text:span text:style-name="T1">נודע</text:span><text:span text:style-name="T2"> </text:span><text:span text:style-name="T1">לו: סלקא</text:span><text:span text:style-name="T2"> </text:span><text:span text:style-name="T1">דעתך</text:span><text:span text:style-name="T2"> </text:span><text:span text:style-name="T1">אמינא</text:span><text:span text:style-name="T2"> </text:span><text:span text:style-name="T1">נצטרף</text:span><text:span text:style-name="T2"> </text:span><text:span text:style-name="T32">(</text:span><text:span text:style-name="T38">חצי</text:span><text:span text:style-name="T31"> </text:span><text:span text:style-name="T38">זית</text:span><text:span text:style-name="T31"> </text:span><text:span text:style-name="T38">בתרא</text:span><text:span text:style-name="T31"> </text:span><text:span text:style-name="T38">לחצי</text:span><text:span text:style-name="T31"> </text:span><text:span text:style-name="T38">זית</text:span><text:span text:style-name="T31"> </text:span><text:span text:style-name="T38">קמא</text:span><text:span text:style-name="T32">)</text:span><text:span text:style-name="T1"> ונייתי</text:span><text:span text:style-name="T2"> </text:span><text:span text:style-name="T1">כשבה</text:span><text:span text:style-name="T2"> </text:span><text:span text:style-name="T1">או</text:span><text:span text:style-name="T2"> </text:span><text:span text:style-name="T1">שעירה</text:span><text:span text:style-name="T2"> </text:span><text:span text:style-name="T1">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32">(</text:span><text:span text:style-name="T38">'</text:span><text:span text:style-name="T28">מעם</text:span><text:span text:style-name="T31"> </text:span><text:span text:style-name="T28">הארץ</text:span><text:span text:style-name="T31"> </text:span><text:span text:style-name="T38">- פרט</text:span><text:span text:style-name="T31"> </text:span><text:span text:style-name="T38">לנשיא' - דכהאי</text:span><text:span text:style-name="T31"> </text:span><text:span text:style-name="T38">גוונא</text:span><text:span text:style-name="T31"> </text:span><text:span text:style-name="T38">לא</text:span><text:span text:style-name="T31"> </text:span><text:span text:style-name="T38">מייתי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וכהאי</text:span><text:span text:style-name="T31"> </text:span><text:span text:style-name="T38">גוונא</text:span><text:span text:style-name="T31"> </text:span><text:span text:style-name="T38">נמי</text:span><text:span text:style-name="T31"> </text:span><text:span text:style-name="T38">לא</text:span><text:span text:style-name="T31"> </text:span><text:span text:style-name="T38">מייתי</text:span><text:span text:style-name="T31"> </text:span><text:span text:style-name="T38">שעיר; דהא</text:span><text:span text:style-name="T31"> </text:span><text:span text:style-name="T41">לא</text:span><text:span text:style-name="T31"> </text:span><text:span text:style-name="T38">מצטרפי</text:span><text:span text:style-name="T31"> </text:span><text:span text:style-name="T38">כלל; והוא</text:span><text:span text:style-name="T31"> </text:span><text:span text:style-name="T38">הדין</text:span><text:span text:style-name="T31"> </text:span><text:span text:style-name="T38">דמצי</text:span><text:span text:style-name="T31"> </text:span><text:span text:style-name="T38">למימר</text:span><text:span text:style-name="T31"> </text:span><text:span text:style-name="T38">'סלקא</text:span><text:span text:style-name="T31"> </text:span><text:span text:style-name="T38">דעתך</text:span><text:span text:style-name="T31"> </text:span><text:span text:style-name="T38">אמינא</text:span><text:span text:style-name="T31"> </text:span><text:span text:style-name="T38">נצטרף</text:span><text:span text:style-name="T31"> </text:span><text:span text:style-name="T38">ונייתי</text:span><text:span text:style-name="T31"> </text:span><text:span text:style-name="T38">שעיר'; אלא</text:span><text:span text:style-name="T31"> </text:span><text:span text:style-name="T38">משום</text:span><text:span text:style-name="T31"> </text:span><text:span text:style-name="T38">דקרא</text:span><text:span text:style-name="T31"> </text:span><text:span text:style-name="T38">קא</text:span><text:span text:style-name="T31"> </text:span><text:span text:style-name="T38">מישתעי</text:span><text:span text:style-name="T31"> </text:span><text:span text:style-name="T38">בכשבה</text:span><text:span text:style-name="T31"> </text:span><text:span text:style-name="T38">או</text:span><text:span text:style-name="T31"> </text:span><text:span text:style-name="T38">שעירה</text:span><text:span text:style-name="T32">)</text:span><text:span text:style-name="T1">. </text:span></text:p>
      <text:p text:style-name="P11"/>
      <text:p text:style-name="P4"><text:span text:style-name="T1">בעא</text:span><text:span text:style-name="T2"> </text:span><text:span text:style-name="T1">מיניה</text:span><text:span text:style-name="T2"> </text:span><text:span text:style-name="T1">רבא</text:span><text:span text:style-name="T2"> </text:span><text:span text:style-name="T1">מרב</text:span><text:span text:style-name="T2"> </text:span><text:span text:style-name="T1">נחמן: נשיאות</text:span><text:span text:style-name="T2"> </text:span><text:span text:style-name="T1">מהו</text:span><text:span text:style-name="T2"> </text:span><text:span text:style-name="T1">שתפסיק? היכי</text:span><text:span text:style-name="T2"> </text:span><text:span text:style-name="T1">דמי? - כגון</text:span><text:span text:style-name="T2"> </text:span><text:span text:style-name="T1">שאכל</text:span><text:span text:style-name="T2"> </text:span><text:span text:style-name="T1">חצי</text:span><text:span text:style-name="T2"> </text:span><text:span text:style-name="T1">כזית</text:span><text:span text:style-name="T2"> </text:span><text:span text:style-name="T1">חלב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1">ונתמנה, ועבר</text:span><text:span text:style-name="T2"> </text:span><text:span text:style-name="T32">(</text:span><text:span text:style-name="T38">מנשיאותו</text:span><text:span text:style-name="T32">)</text:span><text:span text:style-name="T1"> והשלימו; התם</text:span><text:span text:style-name="T2"> </text:span><text:span text:style-name="T1">הוא</text:span><text:span text:style-name="T2"> </text:span><text:span text:style-name="T1">דלא</text:span><text:span text:style-name="T2"> </text:span><text:span text:style-name="T1">מצטרף, דאכליה</text:span><text:span text:style-name="T2"> </text:span><text:span text:style-name="T1">פלגא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32">(</text:span><text:span text:style-name="T38">דקא</text:span><text:span text:style-name="T31"> </text:span><text:span text:style-name="T38">סבור</text:span><text:span text:style-name="T31"> </text:span><text:span text:style-name="T38">דשומן</text:span><text:span text:style-name="T31"> </text:span><text:span text:style-name="T38">הוא</text:span><text:span text:style-name="T32">)</text:span><text:span text:style-name="T1"> ופלגא</text:span><text:span text:style-name="T2"> </text:span><text:span text:style-name="T1">כשהוא</text:span><text:span text:style-name="T2"> </text:span><text:span text:style-name="T1">נשיא, אבל</text:span><text:span text:style-name="T2"> </text:span><text:span text:style-name="T1">הכא</text:span><text:span text:style-name="T2"> </text:span><text:span text:style-name="T1">- דאידי</text:span><text:span text:style-name="T2"> </text:span><text:span text:style-name="T1">ואידי</text:span><text:span text:style-name="T2"> </text:span><text:span text:style-name="T1">כשהוא</text:span><text:span text:style-name="T2"> </text:span><text:span text:style-name="T1">הדיוט</text:span><text:span text:style-name="T2"> </text:span><text:span text:style-name="T1">אכליה</text:span><text:span text:style-name="T2"> – </text:span><text:span text:style-name="T1">מצטרף? או</text:span><text:span text:style-name="T2"> </text:span><text:span text:style-name="T1">דלמא</text:span><text:span text:style-name="T2"> </text:span><text:span text:style-name="T1">לא</text:span><text:span text:style-name="T2"> </text:span><text:span text:style-name="T1">שנא? מאי?</text:span></text:p>
      <text:p text:style-name="P4"><text:span text:style-name="T1">תפשוט</text:span><text:span text:style-name="T2"> </text:span><text:span text:style-name="T1">ליה</text:span><text:span text:style-name="T2"> </text:span><text:span text:style-name="T1">מהא</text:span><text:span text:style-name="T2"> </text:span><text:span text:style-name="T1">דאמר</text:span><text:span text:style-name="T2"> </text:span><text:span text:style-name="T1">עולא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וחנן: 'אכל</text:span><text:span text:style-name="T2"> </text:span><text:span text:style-name="T1">חלב, והפריש</text:span><text:span text:style-name="T2"> </text:span><text:span text:style-name="T1">קרבן, והמיר, וחזר</text:span><text:span text:style-name="T2"> </text:span><text:span text:style-name="T1">בו: הואיל</text:span><text:span text:style-name="T2"> </text:span><text:span text:style-name="T1">ונדחה</text:span><text:span text:style-name="T2"> </text:span><text:span text:style-name="T1">ידחה'.</text:span></text:p>
      <text:p text:style-name="P4"><text:span text:style-name="T1">הכי? השתא: מומר</text:span><text:span text:style-name="T2"> </text:span><text:span text:style-name="T1">לאו</text:span><text:span text:style-name="T2"> </text:span><text:span text:style-name="T1">בר</text:span><text:span text:style-name="T2"> </text:span><text:span text:style-name="T1">אתויי</text:span><text:span text:style-name="T2"> </text:span><text:span text:style-name="T1">קרבן</text:span><text:span text:style-name="T2"> </text:span><text:span text:style-name="T1">הוא, האי</text:span><text:span text:style-name="T2"> </text:span><text:span text:style-name="T1">בר</text:span><text:span text:style-name="T2"> </text:span><text:span text:style-name="T1">אתויי</text:span><text:span text:style-name="T2"> </text:span><text:span text:style-name="T1">קרבן</text:span><text:span text:style-name="T2"> </text:span><text:span text:style-name="T1">הוא!</text:span></text:p>
      <text:p text:style-name="P3"/>
      <text:p text:style-name="P4"><text:span text:style-name="T1">בעא</text:span><text:span text:style-name="T2"> </text:span><text:span text:style-name="T1">מיניה</text:span><text:span text:style-name="T2"> </text:span><text:span text:style-name="T1">רבי</text:span><text:span text:style-name="T2"> </text:span><text:span text:style-name="T1">זירא</text:span><text:span text:style-name="T2"> </text:span><text:span text:style-name="T1">מרב</text:span><text:span text:style-name="T2"> </text:span><text:span text:style-name="T1">ששת: אכל</text:span><text:span text:style-name="T2"> </text:span><text:span text:style-name="T1">ספק</text:span><text:span text:style-name="T2"> </text:span><text:span text:style-name="T1">חלב</text:span><text:span text:style-name="T2"> </text:span><text:span text:style-name="T1">כשהוא</text:span><text:span text:style-name="T2"> </text:span><text:span text:style-name="T1">הדיוט, ונתמנה, ונודע</text:span><text:span text:style-name="T2"> </text:span><text:span text:style-name="T1">לו</text:span><text:span text:style-name="T2"> </text:span><text:span text:style-name="T1">על</text:span><text:span text:style-name="T2"> </text:span><text:span text:style-name="T1">ספקו</text:span><text:span text:style-name="T2"> </text:span><text:span text:style-name="T32">(</text:span><text:span text:style-name="T38">שנודע</text:span><text:span text:style-name="T31"> </text:span><text:span text:style-name="T38">לו</text:span><text:span text:style-name="T31"> </text:span><text:span text:style-name="T38">לאחר</text:span><text:span text:style-name="T31"> </text:span><text:span text:style-name="T38">שנתמנה</text:span><text:span text:style-name="T31"> </text:span><text:span text:style-name="T38">שספק</text:span><text:span text:style-name="T31"> </text:span><text:span text:style-name="T38">חלב</text:span><text:span text:style-name="T31"> </text:span><text:span text:style-name="T38">אכל</text:span><text:span text:style-name="T32">)</text:span><text:span text:style-name="T1"> – מהו</text:span><text:span text:style-name="T2"> </text:span><text:span text:style-name="T32">(</text:span><text:span text:style-name="T38">מי</text:span><text:span text:style-name="T31"> </text:span><text:span text:style-name="T38">מייתי</text:span><text:span text:style-name="T31"> </text:span><text:span text:style-name="T38">אשם</text:span><text:span text:style-name="T31"> </text:span><text:span text:style-name="T38">תלוי</text:span><text:span text:style-name="T31"> </text:span><text:span text:style-name="T38">או</text:span><text:span text:style-name="T31"> </text:span><text:span text:style-name="T38">לא</text:span><text:span text:style-name="T32">)</text:span><text:span text:style-name="T1">? </text:span></text:p>
      <text:p text:style-name="P4"><text:span text:style-name="T1">אליבא</text:span><text:span text:style-name="T2"> </text:span><text:span text:style-name="T1">דרבנן, דאזלי</text:span><text:span text:style-name="T2"> </text:span><text:span text:style-name="T1">בתר</text:span><text:span text:style-name="T2"> </text:span><text:span text:style-name="T1">חטאה</text:span><text:span text:style-name="T2"> </text:span><text:span text:style-name="T1">- לא</text:span><text:span text:style-name="T2"> </text:span><text:span text:style-name="T1">תבעי</text:span><text:span text:style-name="T2"> </text:span><text:span text:style-name="T1">לך, דמייתי</text:span><text:span text:style-name="T2"> </text:span><text:span text:style-name="T1">אשם</text:span><text:span text:style-name="T2"> </text:span><text:span text:style-name="T1">תלוי; אלא</text:span><text:span text:style-name="T2"> </text:span><text:span text:style-name="T1">כי</text:span><text:span text:style-name="T2"> </text:span><text:span text:style-name="T1">תבעי</text:span><text:span text:style-name="T2"> </text:span><text:span text:style-name="T1">לך</text:span><text:span text:style-name="T2"> </text:span><text:span text:style-name="T1">- אליבא</text:span><text:span text:style-name="T2"> </text:span><text:span text:style-name="T1">דרבי</text:span><text:span text:style-name="T2"> </text:span><text:span text:style-name="T1">שמעון: מדאשתני</text:span><text:span text:style-name="T2"> </text:span><text:span text:style-name="T1">לודאי</text:span><text:span text:style-name="T2"> </text:span><text:span text:style-name="T1">אשתני</text:span><text:span text:style-name="T2"> </text:span><text:span text:style-name="T1">לספק</text:span><text:span text:style-name="T2"> </text:span><text:span text:style-name="T32">(</text:span><text:span text:style-name="T38">דקאמר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דקודם</text:span><text:span text:style-name="T31"> </text:span><text:span text:style-name="T38">לכן</text:span><text:span text:style-name="T31"> </text:span><text:span text:style-name="T38">היו</text:span><text:span text:style-name="T31"> </text:span><text:span text:style-name="T38">שוגגים</text:span><text:span text:style-name="T31"> </text:span><text:span text:style-name="T38">שלא</text:span><text:span text:style-name="T31"> </text:span><text:span text:style-name="T38">ידעו</text:span><text:span text:style-name="T31"> </text:span><text:span text:style-name="T38">אם</text:span><text:span text:style-name="T31"> </text:span><text:span text:style-name="T38">אכלו</text:span><text:span text:style-name="T31"> </text:span><text:span text:style-name="T38">כלל, ובההיא</text:span><text:span text:style-name="T31"> </text:span><text:span text:style-name="T38">ליכא</text:span><text:span text:style-name="T31"> </text:span><text:span text:style-name="T38">אשם</text:span><text:span text:style-name="T31"> </text:span><text:span text:style-name="T38">תלוי, אם</text:span><text:span text:style-name="T31"> </text:span><text:span text:style-name="T38">נודע</text:span><text:span text:style-name="T31"> </text:span><text:span text:style-name="T38">להם</text:span><text:span text:style-name="T31"> </text:span><text:span text:style-name="T38">משנתמנו</text:span><text:span text:style-name="T31"> – </text:span><text:span text:style-name="T38">פטורים, לפי</text:span><text:span text:style-name="T31"> </text:span><text:span text:style-name="T38">שנשתנה</text:span><text:span text:style-name="T31"> </text:span><text:span text:style-name="T38">גופם: דהשתא</text:span><text:span text:style-name="T31"> </text:span><text:span text:style-name="T38">נתמנו! ומדאישתנו</text:span><text:span text:style-name="T31"> </text:span><text:span text:style-name="T38">לקרבן</text:span><text:span text:style-name="T31"> </text:span><text:span text:style-name="T38">ודאי</text:span><text:span text:style-name="T31"> </text:span><text:span text:style-name="T38">- אישתנו</text:span><text:span text:style-name="T31"> </text:span><text:span text:style-name="T38">נמי</text:span><text:span text:style-name="T31"> </text:span><text:span text:style-name="T38">לקרבן</text:span><text:span text:style-name="T31"> </text:span><text:span text:style-name="T38">ספק, ופטור, ואין</text:span><text:span text:style-name="T31"> </text:span><text:span text:style-name="T38">מביאין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? או</text:span><text:span text:style-name="T2"> </text:span><text:span text:style-name="T1">דלמא</text:span><text:span text:style-name="T2"> </text:span><text:span text:style-name="T32">(</text:span><text:span text:style-name="T38">היינו</text:span><text:span text:style-name="T31"> </text:span><text:span text:style-name="T38">טעמא</text:span><text:span text:style-name="T31"> </text:span><text:span text:style-name="T38">דרבי</text:span><text:span text:style-name="T31"> </text:span><text:span text:style-name="T38">שמעון</text:span><text:span text:style-name="T32">)</text:span><text:span text:style-name="T1">: כי</text:span><text:span text:style-name="T2"> </text:span><text:span text:style-name="T1">אשתני</text:span><text:span text:style-name="T2"> </text:span><text:span text:style-name="T1">לודאי: דאשתני</text:span><text:span text:style-name="T2"> </text:span><text:span text:style-name="T1">קרבן</text:span><text:span text:style-name="T2"> </text:span><text:span text:style-name="T1">דידיה</text:span><text:span text:style-name="T2"> </text:span><text:span text:style-name="T32">(</text:span><text:span text:style-name="T38">דפטר</text:span><text:span text:style-name="T31"> </text:span><text:span text:style-name="T38">משום</text:span><text:span text:style-name="T31"> </text:span><text:span text:style-name="T38">דאישתני</text:span><text:span text:style-name="T31"> </text:span><text:span text:style-name="T38">קרבן</text:span><text:span text:style-name="T31"> </text:span><text:span text:style-name="T38">דידיה: דכשהוא</text:span><text:span text:style-name="T31"> </text:span><text:span text:style-name="T38">הדיוט</text:span><text:span text:style-name="T31"> </text:span><text:span text:style-name="T38">מ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, והשתא</text:span><text:span text:style-name="T31"> </text:span><text:span text:style-name="T38">- כי</text:span><text:span text:style-name="T31"> </text:span><text:span text:style-name="T38">נתמנה</text:span><text:span text:style-name="T31"> </text:span><text:span text:style-name="T38">- משיח</text:span><text:span text:style-name="T31"> </text:span><text:span text:style-name="T38">מביא</text:span><text:span text:style-name="T31"> </text:span><text:span text:style-name="T38">פר, ונשיא</text:span><text:span text:style-name="T31"> </text:span><text:span text:style-name="T38">מביא</text:span><text:span text:style-name="T31"> </text:span><text:span text:style-name="T38">שעיר</text:span><text:span text:style-name="T32">)</text:span><text:span text:style-name="T1">, אבל</text:span><text:span text:style-name="T2"> </text:span><text:span text:style-name="T1">הכא</text:span><text:span text:style-name="T2"> </text:span><text:span text:style-name="T32">(</text:span><text:span text:style-name="T38">כי</text:span><text:span text:style-name="T31"> </text:span><text:span text:style-name="T38">נודע</text:span><text:span text:style-name="T31"> </text:span><text:span text:style-name="T38">לו</text:span><text:span text:style-name="T31"> </text:span><text:span text:style-name="T38">על</text:span><text:span text:style-name="T31"> </text:span><text:span text:style-name="T38">ספק: דנודע</text:span><text:span text:style-name="T31"> </text:span><text:span text:style-name="T38">לו</text:span><text:span text:style-name="T31"> </text:span><text:span text:style-name="T38">משנתמנה</text:span><text:span text:style-name="T31"> </text:span><text:span text:style-name="T38">דספק</text:span><text:span text:style-name="T31"> </text:span><text:span text:style-name="T38">חלב</text:span><text:span text:style-name="T31"> </text:span><text:span text:style-name="T38">אכל</text:span><text:span text:style-name="T32">)</text:span><text:span text:style-name="T1"> - דלא</text:span><text:span text:style-name="T2"> </text:span><text:span text:style-name="T1">אשתני</text:span><text:span text:style-name="T2"> </text:span><text:span text:style-name="T1">קרבן</text:span><text:span text:style-name="T2"> </text:span><text:span text:style-name="T1">דידיה</text:span><text:span text:style-name="T2"> </text:span><text:span text:style-name="T32">(</text:span><text:span text:style-name="T38">דעל</text:span><text:span text:style-name="T31"> </text:span><text:span text:style-name="T38">ספק</text:span><text:span text:style-name="T31"> </text:span><text:span text:style-name="T38">חטאת</text:span><text:span text:style-name="T31"> </text:span><text:span text:style-name="T38">קבוע, בין</text:span><text:span text:style-name="T31"> </text:span><text:span text:style-name="T38">כשהוא</text:span><text:span text:style-name="T31"> </text:span><text:span text:style-name="T38">הדיוט</text:span><text:span text:style-name="T31"> </text:span><text:span text:style-name="T38">ובין</text:span><text:span text:style-name="T31"> </text:span><text:span text:style-name="T38">כשהוא</text:span><text:span text:style-name="T31"> </text:span><text:span text:style-name="T38">נשיא</text:span><text:span text:style-name="T31"> </text:span><text:span text:style-name="T38">- מביא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 - אימא</text:span><text:span text:style-name="T2"> </text:span><text:span text:style-name="T1">לייתי</text:span><text:span text:style-name="T2"> </text:span><text:span text:style-name="T1">אשם</text:span><text:span text:style-name="T2"> </text:span><text:span text:style-name="T1">תלוי</text:span><text:span text:style-name="T2"> </text:span><text:span text:style-name="T32">(</text:span><text:span text:style-name="T38">מודה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דמייתי</text:span><text:span text:style-name="T31"> </text:span><text:span text:style-name="T38">אשם</text:span><text:span text:style-name="T31"> </text:span><text:span text:style-name="T38">תלוי</text:span><text:span text:style-name="T32">)</text:span><text:span text:style-name="T1">? </text:span></text:p>
      <text:p text:style-name="P3">תיקו.</text:p>
      <text:p text:style-name="P13"><text:s/></text:p>
      <text:p text:style-name="P4"><text:span text:style-name="T1">תנו</text:span><text:span text:style-name="T2"> </text:span><text:span text:style-name="T1">רבנן: '</text:span><text:span text:style-name="T18">(ויקרא</text:span><text:span text:style-name="T19"> </text:span><text:span text:style-name="T18">ד,כז)</text:span><text:span text:style-name="T1"> </text:span><text:span text:style-name="T28">[ואם</text:span><text:span text:style-name="T31"> </text:span><text:span text:style-name="T28">נפש</text:span><text:span text:style-name="T31"> </text:span><text:span text:style-name="T28">אחת</text:span><text:span text:style-name="T31"> </text:span><text:span text:style-name="T28">תחטא</text:span><text:span text:style-name="T31"> </text:span><text:span text:style-name="T28">בשגגה</text:span><text:span text:style-name="T31"> </text:span><text:span text:style-name="T44">מעם</text:span><text:span text:style-name="T43"> </text:span><text:span text:style-name="T44">הארץ</text:span><text:span text:style-name="T31"> </text:span><text:span text:style-name="T28">בעשתה</text:span><text:span text:style-name="T31"> </text:span><text:span text:style-name="T28">אחת</text:span><text:span text:style-name="T31"> </text:span><text:span text:style-name="T28">ממצות</text:span><text:span text:style-name="T31"> </text:span><text:span text:style-name="T28">ה' 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ואשם]</text:span><text:span text:style-name="T73"> </text:span><text:span text:style-name="T75">מעם</text:span><text:span text:style-name="T74"> </text:span><text:span text:style-name="T75">הארץ</text:span><text:span text:style-name="T74"> </text:span><text:span text:style-name="T32">(</text:span><text:span text:style-name="T26">מֵ</text:span><text:span text:style-name="T38">עם</text:span><text:span text:style-name="T31"> </text:span><text:span text:style-name="T38">הארץ</text:span><text:span text:style-name="T31"> </text:span><text:span text:style-name="T38">מביא</text:span><text:span text:style-name="T31"> </text:span><text:span text:style-name="T38">קרבן, ולא</text:span><text:span text:style-name="T31"> </text:span><text:span text:style-name="T41">כל</text:span><text:span text:style-name="T31"> </text:span><text:span text:style-name="T38">עם</text:span><text:span text:style-name="T31"> </text:span><text:span text:style-name="T38">הארץ</text:span><text:span text:style-name="T32">)</text:span><text:span text:style-name="T73"> - פרט</text:span><text:span text:style-name="T74"> </text:span><text:span text:style-name="T73">למומר</text:span><text:span text:style-name="T74"> </text:span><text:span text:style-name="T32">(</text:span><text:span text:style-name="T38">שאין</text:span><text:span text:style-name="T31"> </text:span><text:span text:style-name="T38">מקבלין</text:span><text:span text:style-name="T31"> </text:span><text:span text:style-name="T38">מידו</text:span><text:span text:style-name="T32">)</text:span><text:span text:style-name="T73">; </text:span></text:p>
      <text:p text:style-name="P4"><text:span text:style-name="T73">רבי</text:span><text:span text:style-name="T74"> </text:span><text:span text:style-name="T73">שמעון</text:span><text:span text:style-name="T74"> </text:span><text:span text:style-name="T73">בר</text:span><text:span text:style-name="T74"> </text:span><text:span text:style-name="T73">יוסי</text:span><text:span text:style-name="T74"> </text:span><text:span text:style-name="T73">אומר</text:span><text:span text:style-name="T74"> </text:span><text:span text:style-name="T73">משום</text:span><text:span text:style-name="T74"> </text:span><text:span text:style-name="T73">רבי</text:span><text:span text:style-name="T74"> </text:span><text:span text:style-name="T73">שמעון: </text:span><text:span text:style-name="T18">(ויקרא</text:span><text:span text:style-name="T19"> </text:span><text:span text:style-name="T18">ד,כב)</text:span><text:span text:style-name="T1"> </text:span><text:span text:style-name="T28">[אשר</text:span><text:span text:style-name="T31"> </text:span><text:span text:style-name="T28">נשיא</text:span><text:span text:style-name="T31"> </text:span><text:span text:style-name="T28">יחטא</text:span><text:span text:style-name="T31"> </text:span><text:span text:style-name="T28">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לקיו]</text:span><text:span text:style-name="T75"> אשר</text:span><text:span text:style-name="T74"> </text:span><text:span text:style-name="T75">לא</text:span><text:span text:style-name="T74"> </text:span><text:span text:style-name="T75">תעשינה</text:span><text:span text:style-name="T74"> </text:span><text:span text:style-name="T75">בשגגה</text:span><text:span text:style-name="T74"> </text:span><text:span text:style-name="T75">ואשם</text:span><text:span text:style-name="T73">: השב</text:span><text:span text:style-name="T74"> </text:span><text:span text:style-name="T73">בידיעת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; לא</text:span><text:span text:style-name="T74"> </text:span><text:span text:style-name="T73">שב</text:span><text:span text:style-name="T74"> </text:span><text:span text:style-name="T73">בידיעתו</text:span><text:span text:style-name="T74"> </text:span><text:span text:style-name="T73">- אינו</text:span><text:span text:style-name="T74"> </text:span><text:span text:style-name="T73">מביא</text:span><text:span text:style-name="T74"> </text:span><text:span text:style-name="T73">קרבן</text:span><text:span text:style-name="T74"> </text:span><text:span text:style-name="T73">על</text:span><text:span text:style-name="T74"> </text:span><text:span text:style-name="T73">שגגתו</text:span><text:span text:style-name="T1">.'</text:span></text:p>
      <text:p text:style-name="P4"><text:span text:style-name="T1">מאי</text:span><text:span text:style-name="T2"> </text:span><text:span text:style-name="T1">בינייהו?</text:span></text:p>
      <text:p text:style-name="P4"><text:span text:style-name="T1">אמר</text:span><text:span text:style-name="T2"> </text:span><text:span text:style-name="T1">רב</text:span><text:span text:style-name="T2"> </text:span><text:span text:style-name="T1">המנונא: מומר</text:span><text:span text:style-name="T2"> </text:span><text:span text:style-name="T1">לאכול</text:span><text:span text:style-name="T2"> </text:span><text:span text:style-name="T1">חלב</text:span><text:span text:style-name="T2"> </text:span><text:span text:style-name="T1">ומביא</text:span><text:span text:style-name="T2"> </text:span><text:span text:style-name="T1">קרבן</text:span><text:span text:style-name="T2"> </text:span><text:span text:style-name="T1">על</text:span><text:span text:style-name="T2"> </text:span><text:span text:style-name="T1">הדם</text:span><text:span text:style-name="T2"> </text:span><text:span text:style-name="T1">איכא</text:span><text:span text:style-name="T2"> </text:span><text:span text:style-name="T1">בינייהו: מר</text:span><text:span text:style-name="T2"> </text:span><text:span text:style-name="T1">סבר: כיון</text:span><text:span text:style-name="T2"> </text:span><text:span text:style-name="T1">דמומר</text:span><text:span text:style-name="T2"> </text:span><text:span text:style-name="T1">לאכול</text:span><text:span text:style-name="T2"> </text:span><text:span text:style-name="T1">חלב</text:span><text:span text:style-name="T2"> </text:span><text:span text:style-name="T1">- לדם</text:span><text:span text:style-name="T2"> </text:span><text:span text:style-name="T1">נמי</text:span><text:span text:style-name="T2"> </text:span><text:span text:style-name="T1">מומר</text:span><text:span text:style-name="T2"> </text:span><text:span text:style-name="T1">הוי; ומר</text:span><text:span text:style-name="T2"> </text:span><text:span text:style-name="T1">סבר: לדם</text:span><text:span text:style-name="T2"> </text:span><text:span text:style-name="T1">מיהא</text:span><text:span text:style-name="T2"> </text:span><text:span text:style-name="T1">שב</text:span><text:span text:style-name="T2"> </text:span><text:span text:style-name="T1">בידיעתו</text:span><text:span text:style-name="T2"> </text:span><text:span text:style-name="T1">הוא.</text:span></text:p>
      <text:p text:style-name="P4"><text:span text:style-name="T1">והא</text:span><text:span text:style-name="T2"> </text:span><text:span text:style-name="T1">רבא</text:span><text:span text:style-name="T2"> </text:span><text:span text:style-name="T1">אמר</text:span><text:span text:style-name="T2"> </text:span><text:span text:style-name="T1">דכולי</text:span><text:span text:style-name="T2"> </text:span><text:span text:style-name="T1">עלמא</text:span><text:span text:style-name="T2"> </text:span><text:span text:style-name="T1">מומר</text:span><text:span text:style-name="T2"> </text:span><text:span text:style-name="T1">לאכול</text:span><text:span text:style-name="T2"> </text:span><text:span text:style-name="T1">חלב</text:span><text:span text:style-name="T2"> </text:span><text:span text:style-name="T1">לא</text:span><text:span text:style-name="T2"> </text:span><text:span text:style-name="T1">הוי</text:span><text:span text:style-name="T2"> </text:span><text:span text:style-name="T1">מומר</text:span><text:span text:style-name="T2"> </text:span><text:span text:style-name="T1">לדם? </text:span></text:p>
      <text:p text:style-name="P4"><text:span text:style-name="T1">אלא</text:span><text:span text:style-name="T2"> </text:span><text:span text:style-name="T1">הכא</text:span><text:span text:style-name="T2"> </text:span><text:span text:style-name="T1">באוכל</text:span><text:span text:style-name="T2"> </text:span><text:span text:style-name="T1">נבלה</text:span><text:span text:style-name="T2"> </text:span><text:span text:style-name="T1">לתאבון</text:span><text:span text:style-name="T2"> </text:span><text:span text:style-name="T32">(</text:span><text:span text:style-name="T38">דכי</text:span><text:span text:style-name="T31"> </text:span><text:span text:style-name="T38">אין</text:span><text:span text:style-name="T31"> </text:span><text:span text:style-name="T38">לו</text:span><text:span text:style-name="T31"> </text:span><text:span text:style-name="T38">בשר</text:span><text:span text:style-name="T31"> </text:span><text:span text:style-name="T38">דהיתרא</text:span><text:span text:style-name="T31"> </text:span><text:span text:style-name="T38">- אוכל</text:span><text:span text:style-name="T31"> </text:span><text:span text:style-name="T38">חלב</text:span><text:span text:style-name="T31"> </text:span><text:span text:style-name="T38">ונבלה</text:span><text:span text:style-name="T32">)</text:span><text:span text:style-name="T1"> ונתחלף</text:span><text:span text:style-name="T2"> </text:span><text:span text:style-name="T1">לו</text:span><text:span text:style-name="T2"> </text:span><text:span text:style-name="T1">בשומן</text:span><text:span text:style-name="T2"> </text:span><text:span text:style-name="T1">ואכלו</text:span><text:span text:style-name="T2"> </text:span><text:span text:style-name="T32">(</text:span><text:span text:style-name="T38">דסבור</text:span><text:span text:style-name="T31"> </text:span><text:span text:style-name="T38">דשומן</text:span><text:span text:style-name="T31"> </text:span><text:span text:style-name="T38">הוא</text:span><text:span text:style-name="T32">)</text:span><text:span text:style-name="T1"> קמיפלגי</text:span><text:span text:style-name="T2"> </text:span><text:span text:style-name="T32">(</text:span><text:span text:style-name="T38">ולכשנודע</text:span><text:span text:style-name="T31"> </text:span><text:span text:style-name="T38">לו</text:span><text:span text:style-name="T31"> </text:span><text:span text:style-name="T38">דחלב</text:span><text:span text:style-name="T31"> </text:span><text:span text:style-name="T38">הוא</text:span><text:span text:style-name="T31"> </text:span><text:span text:style-name="T38">- רוצה</text:span><text:span text:style-name="T31"> </text:span><text:span text:style-name="T38">להקריב</text:span><text:span text:style-name="T31"> </text:span><text:span text:style-name="T38">קרבן</text:span><text:span text:style-name="T32">)</text:span><text:span text:style-name="T1">: מר</text:span><text:span text:style-name="T2"> </text:span><text:span text:style-name="T32">(</text:span><text:span text:style-name="T38">תנא</text:span><text:span text:style-name="T31"> </text:span><text:span text:style-name="T38">קמא</text:span><text:span text:style-name="T32">)</text:span><text:span text:style-name="T1"> סבר: כיון</text:span><text:span text:style-name="T2"> </text:span><text:span text:style-name="T1">דלתאבון</text:span><text:span text:style-name="T2"> </text:span><text:span text:style-name="T1">אכיל</text:span><text:span text:style-name="T2"> </text:span><text:span text:style-name="T1">במזיד</text:span><text:span text:style-name="T2"> </text:span><text:span text:style-name="T1">- מומר</text:span><text:span text:style-name="T2"> </text:span><text:span text:style-name="T1">הוא</text:span><text:span text:style-name="T2"> </text:span><text:span text:style-name="T32">(</text:span><text:span text:style-name="T38">ואין</text:span><text:span text:style-name="T31"> </text:span><text:span text:style-name="T38">מקבלין</text:span><text:span text:style-name="T31"> </text:span><text:span text:style-name="T38">מידו</text:span><text:span text:style-name="T32">)</text:span><text:span text:style-name="T1">, ומר</text:span><text:span text:style-name="T2"> </text:span><text:span text:style-name="T32">(</text:span><text:span text:style-name="T38">ורבי</text:span><text:span text:style-name="T31"> </text:span><text:span text:style-name="T38">שמעון</text:span><text:span text:style-name="T31"> </text:span><text:span text:style-name="T38">בר</text:span><text:span text:style-name="T31"> </text:span><text:span text:style-name="T38">יוסי</text:span><text:span text:style-name="T32">)</text:span><text:span text:style-name="T1"> סבר: <text:s/>כיון</text:span><text:span text:style-name="T2"> </text:span><text:span text:style-name="T1">דאילו</text:span><text:span text:style-name="T2"> </text:span><text:span text:style-name="T1">אשכח</text:span><text:span text:style-name="T2"> </text:span><text:span text:style-name="T1">דהיתרא</text:span><text:span text:style-name="T2"> </text:span><text:span text:style-name="T1">לא</text:span><text:span text:style-name="T2"> </text:span><text:span text:style-name="T1">אכל</text:span><text:span text:style-name="T2"> </text:span><text:span text:style-name="T1">דאיסורא</text:span><text:span text:style-name="T2"> </text:span><text:span text:style-name="T1">- לאו</text:span><text:span text:style-name="T2"> </text:span><text:span text:style-name="T1">מומר</text:span><text:span text:style-name="T2"> </text:span><text:span text:style-name="T1">הוא</text:span><text:span text:style-name="T2"> </text:span><text:span text:style-name="T32">(</text:span><text:span text:style-name="T38">כיון</text:span><text:span text:style-name="T31"> </text:span><text:span text:style-name="T38">דבמזיד</text:span><text:span text:style-name="T31"> </text:span><text:span text:style-name="T38">אי</text:span><text:span text:style-name="T31"> </text:span><text:span text:style-name="T38">משכח</text:span><text:span text:style-name="T31"> </text:span><text:span text:style-name="T38">היתרא</text:span><text:span text:style-name="T31"> </text:span><text:span text:style-name="T38">לא</text:span><text:span text:style-name="T31"> </text:span><text:span text:style-name="T38">אכיל</text:span><text:span text:style-name="T31"> </text:span><text:span text:style-name="T38">איסורא</text:span><text:span text:style-name="T31"> </text:span><text:span text:style-name="T38">- 'שב</text:span><text:span text:style-name="T31"> </text:span><text:span text:style-name="T38">מידיעתו' קרינא</text:span><text:span text:style-name="T31"> </text:span><text:span text:style-name="T38">ביה, ולא</text:span><text:span text:style-name="T31"> </text:span><text:span text:style-name="T38">מומר</text:span><text:span text:style-name="T31"> </text:span><text:span text:style-name="T38">הוא, ומקבלין</text:span><text:span text:style-name="T31"> </text:span><text:span text:style-name="T38">מידו</text:span><text:span text:style-name="T32">)</text:span><text:span text:style-name="T1">.</text:span></text:p>
      <text:p text:style-name="P3"/>
      <text:p text:style-name="P4"><text:span text:style-name="T1">תנו</text:span><text:span text:style-name="T2"> </text:span><text:span text:style-name="T1">רבנן: '</text:span><text:span text:style-name="T73">אכל</text:span><text:span text:style-name="T74"> </text:span><text:span text:style-name="T73">חלב</text:span><text:span text:style-name="T74"> </text:span><text:span text:style-name="T32">(</text:span><text:span text:style-name="T38">שחוטה</text:span><text:span text:style-name="T32">)</text:span><text:span text:style-name="T73"> - זהו</text:span><text:span text:style-name="T74"> </text:span><text:span text:style-name="T73">'מומר'; ואיזהו</text:span><text:span text:style-name="T74"> </text:span><text:span text:style-name="T73">'מומר'? - אכל</text:span><text:span text:style-name="T74"> </text:span><text:span text:style-name="T73">נבילות</text:span><text:span text:style-name="T74"> </text:span><text:span text:style-name="T73">וטריפות</text:span><text:span text:style-name="T74"> </text:span><text:span text:style-name="T73">שקצים</text:span><text:span text:style-name="T74"> </text:span><text:span text:style-name="T73">ורמשים</text:span><text:span text:style-name="T74"> </text:span><text:span text:style-name="T73">ושתה</text:span><text:span text:style-name="T74"> </text:span><text:span text:style-name="T73">יין</text:span><text:span text:style-name="T74"> </text:span><text:span text:style-name="T73">נסך</text:span><text:span text:style-name="T74"> </text:span><text:span text:style-name="T32">(</text:span><text:span text:style-name="T38">הואיל</text:span><text:span text:style-name="T31"> </text:span><text:span text:style-name="T38">והני</text:span><text:span text:style-name="T31"> </text:span><text:span text:style-name="T38">אוכלין</text:span><text:span text:style-name="T31"> </text:span><text:span text:style-name="T38">הוו</text:span><text:span text:style-name="T31"> </text:span><text:span text:style-name="T38">דברים</text:span><text:span text:style-name="T31"> </text:span><text:span text:style-name="T38">שהנפש</text:span><text:span text:style-name="T31"> </text:span><text:span text:style-name="T38">קצה</text:span><text:span text:style-name="T31"> </text:span><text:span text:style-name="T38">בהם</text:span><text:span text:style-name="T31"> </text:span><text:span text:style-name="T38">- ודאי</text:span><text:span text:style-name="T31"> </text:span><text:span text:style-name="T38">להכעיס</text:span><text:span text:style-name="T31"> </text:span><text:span text:style-name="T38">הוא</text:span><text:span text:style-name="T31"> </text:span><text:span text:style-name="T38">עושה, וסתמו</text:span><text:span text:style-name="T31"> </text:span><text:span text:style-name="T38">רע</text:span><text:span text:style-name="T31"> </text:span><text:span text:style-name="T38">הוא</text:span><text:span text:style-name="T32">)</text:span><text:span text:style-name="T73">. </text:span></text:p>
      <text:p text:style-name="P4"><text:span text:style-name="T73">רבי</text:span><text:span text:style-name="T74"> </text:span><text:span text:style-name="T73">יהודה</text:span><text:span text:style-name="T74"> </text:span><text:span text:style-name="T73">אומר: אף</text:span><text:span text:style-name="T74"> </text:span><text:span text:style-name="T73">הלובש</text:span><text:span text:style-name="T74"> </text:span><text:span text:style-name="T73">כלאים</text:span><text:span text:style-name="T1">.'</text:span></text:p>
      <text:p text:style-name="P24"><text:span text:style-name="T1">אמר</text:span><text:span text:style-name="T2"> </text:span><text:span text:style-name="T1">מר: </text:span><text:span text:style-name="T73">אכל</text:span><text:span text:style-name="T74"> </text:span><text:span text:style-name="T73">חלב</text:span><text:span text:style-name="T74"> </text:span><text:span text:style-name="T73">- זהו</text:span><text:span text:style-name="T74"> </text:span><text:span text:style-name="T73">'מומר';</text:span><text:span text:style-name="T1"> </text:span><text:span text:style-name="T32">(</text:span><text:span text:style-name="T38">והדר</text:span><text:span text:style-name="T31"> </text:span><text:span text:style-name="T38">תני</text:span><text:span text:style-name="T32">)</text:span><text:span text:style-name="T1"> </text:span><text:span text:style-name="T73">ואיזהו</text:span><text:span text:style-name="T74"> </text:span><text:span text:style-name="T73">'מומר'? - אכל</text:span><text:span text:style-name="T74"> </text:span><text:span text:style-name="T73">נבילות</text:span><text:span text:style-name="T2"> </text:span><text:span text:style-name="T1">כו' - מאי</text:span><text:span text:style-name="T2"> </text:span><text:span text:style-name="T1">קאמר? </text:span></text:p>
      <text:p text:style-name="P32"><text:span text:style-name="T1">אמר</text:span><text:span text:style-name="T2"> </text:span><text:span text:style-name="T1">רבה</text:span><text:span text:style-name="T2"> </text:span><text:span text:style-name="T1">בר</text:span><text:span text:style-name="T2"> </text:span><text:span text:style-name="T1">בר</text:span><text:span text:style-name="T2"> </text:span><text:span text:style-name="T1">חנה</text:span><text:span text:style-name="T2"> </text:span><text:span text:style-name="T1">אמר</text:span><text:span text:style-name="T2"> </text:span><text:span text:style-name="T1">רבי</text:span><text:span text:style-name="T2"> </text:span><text:span text:style-name="T1">יוחנן: הכי</text:span><text:span text:style-name="T2"> </text:span><text:span text:style-name="T1">קאמר: אכל</text:span><text:span text:style-name="T2"> </text:span><text:span text:style-name="T1">חלב</text:span><text:span text:style-name="T2"> </text:span><text:span text:style-name="T1">לתאבון</text:span><text:span text:style-name="T2"> </text:span><text:span text:style-name="T1">- הרי</text:span><text:span text:style-name="T2"> </text:span><text:span text:style-name="T1">זה</text:span><text:span text:style-name="T2"> </text:span><text:span text:style-name="T1">מומר; להכעיס</text:span><text:span text:style-name="T2"> </text:span><text:span text:style-name="T32">(</text:span><text:span text:style-name="T38">דאית</text:span><text:span text:style-name="T31"> </text:span><text:span text:style-name="T38">ליה</text:span><text:span text:style-name="T31"> </text:span><text:span text:style-name="T38">היתרא</text:span><text:span text:style-name="T31"> </text:span><text:span text:style-name="T38">ואכיל</text:span><text:span text:style-name="T31"> </text:span><text:span text:style-name="T38">איסורא</text:span><text:span text:style-name="T32">)</text:span><text:span text:style-name="T1"> - הרי</text:span><text:span text:style-name="T2"> </text:span><text:span text:style-name="T1">זה</text:span><text:span text:style-name="T2"> </text:span><text:span text:style-name="T1">צדוקי</text:span><text:span text:style-name="T2"> </text:span><text:span text:style-name="T32">(</text:span><text:span text:style-name="T38">ושחיטתו</text:span><text:span text:style-name="T31"> </text:span><text:span text:style-name="T38">לעבודת</text:span><text:span text:style-name="T31"> </text:span><text:span text:style-name="T38">כוכבים</text:span><text:span text:style-name="T32">)</text:span><text:span text:style-name="T1">; ואיזהו</text:span><text:span text:style-name="T2"> </text:span><text:span text:style-name="T1">מומר</text:span><text:span text:style-name="T2"> </text:span><text:span text:style-name="T1">דבסתמו</text:span><text:span text:style-name="T2"> </text:span><text:span text:style-name="T1">צדוקי? הוי</text:span><text:span text:style-name="T2"> </text:span><text:span text:style-name="T1">אומר</text:span><text:span text:style-name="T2"> </text:span><text:span text:style-name="T1">אוכל</text:span><text:span text:style-name="T2"> </text:span><text:span text:style-name="T1">נבילה</text:span><text:span text:style-name="T2"> </text:span><text:span text:style-name="T1">וטריפה</text:span><text:span text:style-name="T2"> </text:span><text:span text:style-name="T1">שקצים</text:span><text:span text:style-name="T2"> </text:span><text:span text:style-name="T1">ורמשים</text:span><text:span text:style-name="T2"> </text:span><text:span text:style-name="T1">ושתה</text:span><text:span text:style-name="T2"> </text:span><text:span text:style-name="T1">יין</text:span><text:span text:style-name="T2"> </text:span><text:span text:style-name="T1">נסך;</text:span></text:p>
      <text:p text:style-name="P4"><text:span text:style-name="T73">רבי</text:span><text:span text:style-name="T74"> </text:span><text:span text:style-name="T73">יוסי</text:span><text:span text:style-name="T74"> </text:span><text:span text:style-name="T73">ברבי</text:span><text:span text:style-name="T74"> </text:span><text:span text:style-name="T73">יהודה</text:span><text:span text:style-name="T74"> </text:span><text:span text:style-name="T73">אומר: אף</text:span><text:span text:style-name="T74"> </text:span><text:span text:style-name="T73">הלובש</text:span><text:span text:style-name="T74"> </text:span><text:span text:style-name="T73">כלאים</text:span><text:span text:style-name="T74"> </text:span><text:span text:style-name="T32">(</text:span><text:span text:style-name="T38">הרי</text:span><text:span text:style-name="T31"> </text:span><text:span text:style-name="T38">זה</text:span><text:span text:style-name="T31"> </text:span><text:span text:style-name="T38">מומר</text:span><text:span text:style-name="T32">)</text:span><text:span text:style-name="T1">.'</text:span></text:p>
      <text:p text:style-name="P4"><text:span text:style-name="T1">מאי</text:span><text:span text:style-name="T2"> </text:span><text:span text:style-name="T1">בינייהו</text:span><text:span text:style-name="T2"> </text:span><text:span text:style-name="T32">(</text:span><text:span text:style-name="T38">בין</text:span><text:span text:style-name="T31"> </text:span><text:span text:style-name="T38">תנא</text:span><text:span text:style-name="T31"> </text:span><text:span text:style-name="T38">קמא</text:span><text:span text:style-name="T31"> </text:span><text:span text:style-name="T38">לרבי</text:span><text:span text:style-name="T31"> </text:span><text:span text:style-name="T38">יוסי</text:span><text:span text:style-name="T31"> </text:span><text:span text:style-name="T38">בר</text:span><text:span text:style-name="T31"> </text:span><text:span text:style-name="T38">רבי</text:span><text:span text:style-name="T31"> </text:span><text:span text:style-name="T38">יהודה? כיון</text:span><text:span text:style-name="T31"> </text:span><text:span text:style-name="T38">דאמר</text:span><text:span text:style-name="T31"> </text:span><text:span text:style-name="T38">תנא</text:span><text:span text:style-name="T31"> </text:span><text:span text:style-name="T38">קמא</text:span><text:span text:style-name="T31"> </text:span><text:span text:style-name="T38">'</text:span><text:span text:style-name="T48">אכל</text:span><text:span text:style-name="T49"> </text:span><text:span text:style-name="T48">חלב</text:span><text:span text:style-name="T49"> </text:span><text:span text:style-name="T48">הרי</text:span><text:span text:style-name="T49"> </text:span><text:span text:style-name="T48">זה</text:span><text:span text:style-name="T49"> </text:span><text:span text:style-name="T48">מומר</text:span><text:span text:style-name="T38">' מה</text:span><text:span text:style-name="T31"> </text:span><text:span text:style-name="T38">לי</text:span><text:span text:style-name="T31"> </text:span><text:span text:style-name="T38">אוכל</text:span><text:span text:style-name="T31"> </text:span><text:span text:style-name="T38">חלב</text:span><text:span text:style-name="T31"> </text:span><text:span text:style-name="T38">מה</text:span><text:span text:style-name="T31"> </text:span><text:span text:style-name="T38">לי</text:span><text:span text:style-name="T31"> </text:span><text:span text:style-name="T38">לובש</text:span><text:span text:style-name="T31"> </text:span><text:span text:style-name="T38">כלאים? אידי</text:span><text:span text:style-name="T31"> </text:span><text:span text:style-name="T38">ואידי</text:span><text:span text:style-name="T31"> </text:span><text:span text:style-name="T38">דאורייתא</text:span><text:span text:style-name="T31"> </text:span><text:span text:style-name="T38">אסור</text:span><text:span text:style-name="T32">)</text:span><text:span text:style-name="T1">?</text:span></text:p>
      <text:p text:style-name="P4"><text:span text:style-name="T1">איכא</text:span><text:span text:style-name="T2"> </text:span><text:span text:style-name="T1">בינייהו</text:span><text:span text:style-name="T2"> </text:span><text:span text:style-name="T1">כלאים</text:span><text:span text:style-name="T2"> </text:span><text:span text:style-name="T1">דרבנן: מר</text:span><text:span text:style-name="T2"> </text:span><text:span text:style-name="T1">סבר</text:span><text:span text:style-name="T2"> </text:span><text:span text:style-name="T1">מדאורייתא</text:span><text:span text:style-name="T2"> </text:span><text:span text:style-name="T1">הוי</text:span><text:span text:style-name="T2"> </text:span><text:span text:style-name="T1">מומר</text:span><text:span text:style-name="T2"> </text:span><text:span text:style-name="T32">(</text:span><text:span text:style-name="T38">תנא</text:span><text:span text:style-name="T31"> </text:span><text:span text:style-name="T38">קמא</text:span><text:span text:style-name="T31"> </text:span><text:span text:style-name="T38">סבר</text:span><text:span text:style-name="T31"> </text:span><text:span text:style-name="T38">כלאים</text:span><text:span text:style-name="T31"> </text:span><text:span text:style-name="T38">דאורייתא</text:span><text:span text:style-name="T31"> </text:span><text:span text:style-name="T38">- דומיא</text:span><text:span text:style-name="T31"> </text:span><text:span text:style-name="T38">דחלב</text:span><text:span text:style-name="T31"> </text:span><text:span text:style-name="T38">- הוי</text:span><text:span text:style-name="T31"> </text:span><text:span text:style-name="T38">מומר, דהיינו</text:span><text:span text:style-name="T31"> </text:span><text:span text:style-name="T38">ארוג</text:span><text:span text:style-name="T31"> </text:span><text:span text:style-name="T38">ביה</text:span><text:span text:style-name="T31"> </text:span><text:span text:style-name="T38">חוט</text:span><text:span text:style-name="T31"> </text:span><text:span text:style-name="T38">של</text:span><text:span text:style-name="T31"> </text:span><text:span text:style-name="T38">צמר</text:span><text:span text:style-name="T31"> </text:span><text:span text:style-name="T38">וחוט</text:span><text:span text:style-name="T31"> </text:span><text:span text:style-name="T38">של</text:span><text:span text:style-name="T31"> </text:span><text:span text:style-name="T38">פשתים</text:span><text:span text:style-name="T31"> </text:span><text:span text:style-name="T38">יחד</text:span><text:span text:style-name="T31"> </text:span><text:span text:style-name="T38">על</text:span><text:span text:style-name="T31"> </text:span><text:span text:style-name="T38">פני</text:span><text:span text:style-name="T31"> </text:span><text:span text:style-name="T38">כולו</text:span><text:span text:style-name="T32">)</text:span><text:span text:style-name="T1">, דרבנן</text:span><text:span text:style-name="T2"> </text:span><text:span text:style-name="T1">לא</text:span><text:span text:style-name="T2"> </text:span><text:span text:style-name="T1">הוי</text:span><text:span text:style-name="T2"> </text:span><text:span text:style-name="T1">מומר, ומר</text:span><text:span text:style-name="T2"> </text:span><text:span text:style-name="T32">(</text:span><text:span text:style-name="T38">ורבי</text:span><text:span text:style-name="T31"> </text:span><text:span text:style-name="T38">יוסי</text:span><text:span text:style-name="T32">)</text:span><text:span text:style-name="T1"> סבר: כלאים</text:span><text:span text:style-name="T2"> </text:span><text:span text:style-name="T1">- כיון</text:span><text:span text:style-name="T2"> </text:span><text:span text:style-name="T1">דמפרסם</text:span><text:span text:style-name="T2"> </text:span><text:span text:style-name="T1">אסוריה</text:span><text:span text:style-name="T2"> </text:span><text:span text:style-name="T1">- אפילו</text:span><text:span text:style-name="T2"> </text:span><text:span text:style-name="T1">בדרבנן</text:span><text:span text:style-name="T2"> </text:span><text:span text:style-name="T1">הוי</text:span><text:span text:style-name="T2"> </text:span><text:span text:style-name="T1">מומר</text:span><text:span text:style-name="T2"> </text:span><text:span text:style-name="T32">(</text:span><text:span text:style-name="T38">אף</text:span><text:span text:style-name="T31"> </text:span><text:span text:style-name="T38">הלובש</text:span><text:span text:style-name="T31"> </text:span><text:span text:style-name="T38">נמי</text:span><text:span text:style-name="T31"> </text:span><text:span text:style-name="T38">כלאים</text:span><text:span text:style-name="T31"> </text:span><text:span text:style-name="T38">דרבנן</text:span><text:span text:style-name="T31"> </text:span><text:span text:style-name="T38">- הוי</text:span><text:span text:style-name="T31"> </text:span><text:span text:style-name="T38">מומר; דהיינו: או</text:span><text:span text:style-name="T31"> </text:span><text:span text:style-name="T38">שוע</text:span><text:span text:style-name="T31"> </text:span><text:span text:style-name="T38">או</text:span><text:span text:style-name="T31"> </text:span><text:span text:style-name="T38">טווי</text:span><text:span text:style-name="T31"> </text:span><text:span text:style-name="T38">או</text:span><text:span text:style-name="T31"> </text:span><text:span text:style-name="T38">נוז; דהכי</text:span><text:span text:style-name="T31"> </text:span><text:span text:style-name="T38">מפרשי</text:span><text:span text:style-name="T31"> </text:span><text:span text:style-name="T38">רבנן</text:span><text:span text:style-name="T31"> </text:span><text:span text:style-name="T38">'</text:span><text:span text:style-name="T28">שעטנז</text:span><text:span text:style-name="T38">': שוע</text:span><text:span text:style-name="T31"> </text:span><text:span text:style-name="T38">טווי</text:span><text:span text:style-name="T31"> </text:span><text:span text:style-name="T38">ונוז, כדאמרינן</text:span><text:span text:style-name="T31"> </text:span><text:span text:style-name="T38">במסכת</text:span><text:span text:style-name="T31"> </text:span><text:span text:style-name="T38">נדה</text:span><text:span text:style-name="T31"> </text:span><text:span text:style-name="T18">(דף</text:span><text:span text:style-name="T19"> </text:span><text:span text:style-name="T18">סא:)</text:span><text:span text:style-name="T38">, ורבנן</text:span><text:span text:style-name="T31"> </text:span><text:span text:style-name="T38">גזור</text:span><text:span text:style-name="T31"> </text:span><text:span text:style-name="T38">בחד</text:span><text:span text:style-name="T31"> </text:span><text:span text:style-name="T38">מנייהו; 'שוע': שמנפץ</text:span><text:span text:style-name="T31"> </text:span><text:span text:style-name="T38">כאחת</text:span><text:span text:style-name="T31"> </text:span><text:span text:style-name="T38">ועשה</text:span><text:span text:style-name="T31"> </text:span><text:span text:style-name="T38">מהם</text:span><text:span text:style-name="T31"> </text:span><text:span text:style-name="T38">לבד; 'טווי': שנטוה</text:span><text:span text:style-name="T31"> </text:span><text:span text:style-name="T38">כאחת, ותכף</text:span><text:span text:style-name="T31"> </text:span><text:span text:style-name="T38">בו</text:span><text:span text:style-name="T31"> </text:span><text:span text:style-name="T38">שתי</text:span><text:span text:style-name="T31"> </text:span><text:span text:style-name="T38">תכיפות; 'נוז': שארוג</text:span><text:span text:style-name="T31"> </text:span><text:span text:style-name="T38">אפילו</text:span><text:span text:style-name="T31"> </text:span><text:span text:style-name="T38">חוט</text:span><text:span text:style-name="T31"> </text:span><text:span text:style-name="T38">אחד</text:span><text:span text:style-name="T31"> </text:span><text:span text:style-name="T38">של</text:span><text:span text:style-name="T31"> </text:span><text:span text:style-name="T38">צמר</text:span><text:span text:style-name="T31"> </text:span><text:span text:style-name="T38">בבגד</text:span><text:span text:style-name="T31"> </text:span><text:span text:style-name="T38">פשתן</text:span><text:span text:style-name="T31"> </text:span><text:span text:style-name="T38">או</text:span><text:span text:style-name="T31"> </text:span><text:span text:style-name="T38">חוט</text:span><text:span text:style-name="T31"> </text:span><text:span text:style-name="T38">אחד</text:span><text:span text:style-name="T31"> </text:span><text:span text:style-name="T38">של</text:span><text:span text:style-name="T31"> </text:span><text:span text:style-name="T38">פשתן</text:span><text:span text:style-name="T31"> </text:span><text:span text:style-name="T38">בבגד</text:span><text:span text:style-name="T31"> </text:span><text:span text:style-name="T38">צמר</text:span><text:span text:style-name="T31"> </text:span><text:span text:style-name="T38">- דכולהו</text:span><text:span text:style-name="T31"> </text:span><text:span text:style-name="T38">אסור</text:span><text:span text:style-name="T31"> </text:span><text:span text:style-name="T38">מדרבנן</text:span><text:span text:style-name="T32">)</text:span><text:span text:style-name="T1">.</text:span><text:span text:style-name="T38"> </text:span></text:p>
      <text:p text:style-name="P13"><text:s/></text:p>
      <text:p text:style-name="P4"><text:span text:style-name="T1">פליגי</text:span><text:span text:style-name="T2"> </text:span><text:span text:style-name="T1">בה</text:span><text:span text:style-name="T2"> </text:span><text:span text:style-name="T1">רב</text:span><text:span text:style-name="T2"> </text:span><text:span text:style-name="T1">אחא</text:span><text:span text:style-name="T2"> </text:span><text:span text:style-name="T1">ורבינא: חד</text:span><text:span text:style-name="T2"> </text:span><text:span text:style-name="T1">אמר: </text:span><text:span text:style-name="T32">(</text:span><text:span text:style-name="T38">האוכל</text:span><text:span text:style-name="T31"> </text:span><text:span text:style-name="T38">חלב</text:span><text:span text:style-name="T31"> </text:span><text:span text:style-name="T38">ונבילה</text:span><text:span text:style-name="T32">)</text:span><text:span text:style-name="T1"> לתאבון</text:span><text:span text:style-name="T2"> </text:span><text:span text:style-name="T1">מומר, להכעיס</text:span><text:span text:style-name="T2"> </text:span><text:span text:style-name="T32">(</text:span><text:span text:style-name="T38">דאית</text:span><text:span text:style-name="T31"> </text:span><text:span text:style-name="T38">ליה</text:span><text:span text:style-name="T31"> </text:span><text:span text:style-name="T38">היתרא</text:span><text:span text:style-name="T31"> </text:span><text:span text:style-name="T38">ואפילו</text:span><text:span text:style-name="T31"> </text:span><text:span text:style-name="T38">הכי</text:span><text:span text:style-name="T31"> </text:span><text:span text:style-name="T38">אכיל</text:span><text:span text:style-name="T31"> </text:span><text:span text:style-name="T38">איסורא</text:span><text:span text:style-name="T32">)</text:span><text:span text:style-name="T1"> צדוקי, וחד</text:span><text:span text:style-name="T2"> </text:span><text:span text:style-name="T1">אמר</text:span><text:span text:style-name="T2"> </text:span><text:span text:style-name="T1">להכעיס</text:span><text:span text:style-name="T2"> </text:span><text:span text:style-name="T1">נמי</text:span><text:span text:style-name="T2"> </text:span><text:span text:style-name="T1">מומר, אלא</text:span><text:span text:style-name="T2"> </text:span><text:span text:style-name="T1">איזהו</text:span><text:span text:style-name="T2"> </text:span><text:span text:style-name="T1">צדוקי? - כל</text:span><text:span text:style-name="T2"> </text:span><text:span text:style-name="T1">העובד</text:span><text:span text:style-name="T2"> </text:span><text:span text:style-name="T1">עבודת</text:span><text:span text:style-name="T2"> </text:span><text:span text:style-name="T1">כוכבים.</text:span></text:p>
      <text:p text:style-name="P11"/>
      <text:p text:style-name="P4"><text:span text:style-name="T1">מיתיבי: '</text:span><text:span text:style-name="T73">אכל</text:span><text:span text:style-name="T74"> </text:span><text:span text:style-name="T73">פרעוש</text:span><text:span text:style-name="T74"> </text:span><text:span text:style-name="T73">אחד</text:span><text:span text:style-name="T74"> </text:span><text:span text:style-name="T73">או</text:span><text:span text:style-name="T74"> </text:span><text:span text:style-name="T73">יתוש</text:span><text:span text:style-name="T74"> </text:span><text:span text:style-name="T73">אחד</text:span><text:span text:style-name="T74"> </text:span><text:span text:style-name="T73">- הרי</text:span><text:span text:style-name="T74"> </text:span><text:span text:style-name="T73">זה</text:span><text:span text:style-name="T74"> </text:span><text:span text:style-name="T73">מומר</text:span><text:span text:style-name="T1">' - והא</text:span><text:span text:style-name="T2"> </text:span><text:span text:style-name="T1">הכא</text:span><text:span text:style-name="T2"> </text:span><text:span text:style-name="T32">(</text:span><text:span text:style-name="T38">ודאי</text:span><text:span text:style-name="T32">)</text:span><text:span text:style-name="T1"> דלהכעיס</text:span><text:span text:style-name="T2"> </text:span><text:span text:style-name="T1">הוא</text:span><text:span text:style-name="T2"> </text:span><text:span text:style-name="T32">(</text:span><text:span text:style-name="T38">דלאו</text:span><text:span text:style-name="T31"> </text:span><text:span text:style-name="T38">מידי</text:span><text:span text:style-name="T31"> </text:span><text:span text:style-name="T38">דבר</text:span><text:span text:style-name="T31"> </text:span><text:span text:style-name="T38">מיכל</text:span><text:span text:style-name="T31"> </text:span><text:span text:style-name="T38">הוא</text:span><text:span text:style-name="T32">)</text:span><text:span text:style-name="T1">, וקא</text:span><text:span text:style-name="T2"> </text:span><text:span text:style-name="T1">קרי</text:span><text:span text:style-name="T2"> </text:span><text:span text:style-name="T1">ליה</text:span><text:span text:style-name="T2"> </text:span><text:span text:style-name="T1">'מומר' </text:span><text:span text:style-name="T32">(</text:span><text:span text:style-name="T38">ואינו</text:span><text:span text:style-name="T31"> </text:span><text:span text:style-name="T38">צדוקי, וקשיא</text:span><text:span text:style-name="T31"> </text:span><text:span text:style-name="T38">למאן</text:span><text:span text:style-name="T31"> </text:span><text:span text:style-name="T38">דאמר</text:span><text:span text:style-name="T31"> </text:span><text:span text:style-name="T38">'להכעיס</text:span><text:span text:style-name="T31"> </text:span><text:span text:style-name="T38">- צדוקי</text:span><text:span text:style-name="T31"> </text:span><text:span text:style-name="T38">הוא'</text:span><text:span text:style-name="T32">)</text:span><text:span text:style-name="T1">?</text:span></text:p>
      <text:p text:style-name="P4"><text:soft-page-break/><text:span text:style-name="T32">(</text:span><text:span text:style-name="T38">לעולם</text:span><text:span text:style-name="T31"> </text:span><text:span text:style-name="T38">אימא</text:span><text:span text:style-name="T31"> </text:span><text:span text:style-name="T38">לך</text:span><text:span text:style-name="T31"> </text:span><text:span text:style-name="T38">להכעיס</text:span><text:span text:style-name="T31"> – </text:span><text:span text:style-name="T38">'צדוקי' הוא, והכא</text:span><text:span text:style-name="T31"> </text:span><text:span text:style-name="T38">- היינו</text:span><text:span text:style-name="T31"> </text:span><text:span text:style-name="T38">טעמא</text:span><text:span text:style-name="T31"> </text:span><text:span text:style-name="T38">דהוי</text:span><text:span text:style-name="T31"> </text:span><text:span text:style-name="T38">'מומר' ולא</text:span><text:span text:style-name="T31"> </text:span><text:span text:style-name="T38">הוי</text:span><text:span text:style-name="T31"> </text:span><text:span text:style-name="T38">'צדוקי':</text:span><text:span text:style-name="T32">)</text:span><text:span text:style-name="T1"> התם</text:span><text:span text:style-name="T2"> </text:span><text:span text:style-name="T1">- דאמר</text:span><text:span text:style-name="T2"> </text:span><text:span text:style-name="T1">"אטעום</text:span><text:span text:style-name="T2"> </text:span><text:span text:style-name="T1">טעם</text:span><text:span text:style-name="T2"> </text:span><text:span text:style-name="T1">דאיסורא" </text:span><text:span text:style-name="T32">(</text:span><text:span text:style-name="T38">משום</text:span><text:span text:style-name="T31"> </text:span><text:span text:style-name="T38">דקאמר</text:span><text:span text:style-name="T31"> </text:span><text:span text:style-name="T38">"בעינא</text:span><text:span text:style-name="T31"> </text:span><text:span text:style-name="T38">למיטעם</text:span><text:span text:style-name="T31"> </text:span><text:span text:style-name="T38">טעמא</text:span><text:span text:style-name="T31"> </text:span><text:span text:style-name="T38">דאיסורא": שתאב</text:span><text:span text:style-name="T31"> </text:span><text:span text:style-name="T38">לטעום</text:span><text:span text:style-name="T31"> </text:span><text:span text:style-name="T38">דבר</text:span><text:span text:style-name="T31"> </text:span><text:span text:style-name="T38">אסור, ולא</text:span><text:span text:style-name="T31"> </text:span><text:span text:style-name="T38">להכעיס</text:span><text:span text:style-name="T31"> </text:span><text:span text:style-name="T38">קא</text:span><text:span text:style-name="T31"> </text:span><text:span text:style-name="T38">עביד</text:span><text:span text:style-name="T32">)</text:span><text:span text:style-name="T1">.</text:span></text:p>
      <text:p text:style-name="P3"/>
      <text:p text:style-name="P4"><text:span text:style-name="T1">ואיזהו</text:span><text:span text:style-name="T2"> </text:span><text:span text:style-name="T1">נשיא? - זה</text:span><text:span text:style-name="T2"> </text:span><text:span text:style-name="T1">מלך</text:span><text:span text:style-name="T2"> </text:span><text:span text:style-name="T32">[שנאמר</text:span><text:span text:style-name="T31"> </text:span><text:span text:style-name="T18">(ויקרא</text:span><text:span text:style-name="T19"> </text:span><text:span text:style-name="T18">ד,כב)</text:span><text:span text:style-name="T32"> </text:span><text:span text:style-name="T28">אשר</text:span><text:span text:style-name="T31"> </text:span><text:span text:style-name="T28">נשיא</text:span><text:span text:style-name="T31"> </text:span><text:span text:style-name="T28">יחטא</text:span><text:span text:style-name="T31"> </text:span><text:span text:style-name="T28">ועשה</text:span><text:span text:style-name="T31"> </text:span><text:span text:style-name="T28">אחת</text:span><text:span text:style-name="T31"> </text:span><text:span text:style-name="T28">מכל</text:span><text:span text:style-name="T31"> </text:span><text:span text:style-name="T28">מצות</text:span><text:span text:style-name="T31"> </text:span><text:span text:style-name="T28">ה' אלהיו</text:span><text:span text:style-name="T31"> </text:span><text:span text:style-name="T28">[אשר</text:span><text:span text:style-name="T31"> </text:span><text:span text:style-name="T28">לא</text:span><text:span text:style-name="T31"> </text:span><text:span text:style-name="T28">תעשינה</text:span><text:span text:style-name="T31"> </text:span><text:span text:style-name="T28">בשגגה</text:span><text:span text:style-name="T31"> </text:span><text:span text:style-name="T28">ואשם]</text:span><text:span text:style-name="T32">: שאין</text:span><text:span text:style-name="T31"> </text:span><text:span text:style-name="T32">על</text:span><text:span text:style-name="T31"> </text:span><text:span text:style-name="T32">גביו</text:span><text:span text:style-name="T31"> </text:span><text:span text:style-name="T32">אלא</text:span><text:span text:style-name="T31"> </text:span><text:span text:style-name="T32">ה' אלהיו]</text:span><text:span text:style-name="T1">: </text:span></text:p>
      <text:p text:style-name="P4"><text:span text:style-name="T1">תנו</text:span><text:span text:style-name="T2"> </text:span><text:span text:style-name="T1">רבנן: '</text:span><text:span text:style-name="T73">'נשיא' - יכול</text:span><text:span text:style-name="T74"> </text:span><text:span text:style-name="T73">נשיא</text:span><text:span text:style-name="T74"> </text:span><text:span text:style-name="T73">שבט</text:span><text:span text:style-name="T74"> </text:span><text:span text:style-name="T73">כנחשון</text:span><text:span text:style-name="T74"> </text:span><text:span text:style-name="T73">בן</text:span><text:span text:style-name="T74"> </text:span><text:span text:style-name="T73">עמינדב? - תלמוד</text:span><text:span text:style-name="T74"> </text:span><text:span text:style-name="T73">לומר: </text:span><text:span text:style-name="T18">(ויקרא</text:span><text:span text:style-name="T19"> </text:span><text:span text:style-name="T18">ד,כב)</text:span><text:span text:style-name="T73"> </text:span><text:span text:style-name="T75">מכל</text:span><text:span text:style-name="T74"> </text:span><text:span text:style-name="T75">מצות</text:span><text:span text:style-name="T74"> </text:span><text:span text:style-name="T75">ה' אלהיו</text:span><text:span text:style-name="T74"> </text:span><text:span text:style-name="T73">ולהלן</text:span><text:span text:style-name="T74"> </text:span><text:span text:style-name="T73">הוא</text:span><text:span text:style-name="T74"> </text:span><text:span text:style-name="T73">אומר</text:span><text:span text:style-name="T74"> </text:span><text:span text:style-name="T18">(דברים</text:span><text:span text:style-name="T19"> </text:span><text:span text:style-name="T18">יז,יט)</text:span><text:span text:style-name="T1"> </text:span><text:span text:style-name="T28">[והיתה</text:span><text:span text:style-name="T31"> </text:span><text:span text:style-name="T28">עמו</text:span><text:span text:style-name="T31"> </text:span><text:span text:style-name="T28">וקרא</text:span><text:span text:style-name="T31"> </text:span><text:span text:style-name="T28">בו</text:span><text:span text:style-name="T31"> </text:span><text:span text:style-name="T28">כל</text:span><text:span text:style-name="T31"> </text:span><text:span text:style-name="T28">ימי</text:span><text:span text:style-name="T31"> </text:span><text:span text:style-name="T28">חייו]</text:span><text:span text:style-name="T75"> למען</text:span><text:span text:style-name="T74"> </text:span><text:span text:style-name="T75">ילמד</text:span><text:span text:style-name="T74"> </text:span><text:span text:style-name="T75">ליראה</text:span><text:span text:style-name="T74"> </text:span><text:span text:style-name="T75">את</text:span><text:span text:style-name="T74"> </text:span><text:span text:style-name="T75">ה' אלהיו</text:span><text:span text:style-name="T74"> </text:span><text:span text:style-name="T28">[לשמר</text:span><text:span text:style-name="T31"> </text:span><text:span text:style-name="T28">את</text:span><text:span text:style-name="T31"> </text:span><text:span text:style-name="T28">כל</text:span><text:span text:style-name="T31"> </text:span><text:span text:style-name="T28">דברי</text:span><text:span text:style-name="T31"> </text:span><text:span text:style-name="T28">התורה</text:span><text:span text:style-name="T31"> </text:span><text:span text:style-name="T28">הזאת</text:span><text:span text:style-name="T31"> </text:span><text:span text:style-name="T28">ואת</text:span><text:span text:style-name="T31"> </text:span><text:span text:style-name="T28">החקים</text:span><text:span text:style-name="T31"> </text:span><text:span text:style-name="T28">האלה</text:span><text:span text:style-name="T31"> </text:span><text:span text:style-name="T28">לעשתם]</text:span><text:span text:style-name="T1">: </text:span></text:p>
      <text:p text:style-name="P3"/>
      <text:p text:style-name="P4"><text:span text:style-name="T1">(הוריות</text:span><text:span text:style-name="T2"> </text:span><text:span text:style-name="T1">יא,ב)</text:span></text:p>
      <text:p text:style-name="P4"><text:span text:style-name="T73">מה</text:span><text:span text:style-name="T74"> </text:span><text:span text:style-name="T73">להלן</text:span><text:span text:style-name="T74"> </text:span><text:span text:style-name="T73">שאין</text:span><text:span text:style-name="T74"> </text:span><text:span text:style-name="T73">על</text:span><text:span text:style-name="T74"> </text:span><text:span text:style-name="T73">גביו</text:span><text:span text:style-name="T74"> </text:span><text:span text:style-name="T73">אלא</text:span><text:span text:style-name="T74"> </text:span><text:span text:style-name="T73">ה' אלהיו</text:span><text:span text:style-name="T74"> </text:span><text:span text:style-name="T32">(</text:span><text:span text:style-name="T38">דבמלך</text:span><text:span text:style-name="T31"> </text:span><text:span text:style-name="T38">קא</text:span><text:span text:style-name="T31"> </text:span><text:span text:style-name="T38">משתעי</text:span><text:span text:style-name="T31"> </text:span><text:span text:style-name="T38">קרא, דכתיב</text:span><text:span text:style-name="T31"> </text:span><text:span text:style-name="T38">'</text:span><text:span text:style-name="T28">שום</text:span><text:span text:style-name="T31"> </text:span><text:span text:style-name="T28">תשים</text:span><text:span text:style-name="T31"> </text:span><text:span text:style-name="T28">עליך</text:span><text:span text:style-name="T31"> </text:span><text:span text:style-name="T28">מלך</text:span><text:span text:style-name="T38">' </text:span><text:span text:style-name="T18">(דברים</text:span><text:span text:style-name="T19"> </text:span><text:span text:style-name="T18">יז,טו)</text:span><text:span text:style-name="T32">)</text:span><text:span text:style-name="T73"> - אף</text:span><text:span text:style-name="T74"> </text:span><text:span text:style-name="T73">נשיא</text:span><text:span text:style-name="T74"> </text:span><text:span text:style-name="T73">שאין</text:span><text:span text:style-name="T74"> </text:span><text:span text:style-name="T73">על</text:span><text:span text:style-name="T74"> </text:span><text:span text:style-name="T73">גביו</text:span><text:span text:style-name="T74"> </text:span><text:span text:style-name="T73">אלא</text:span><text:span text:style-name="T74"> </text:span><text:span text:style-name="T73">ה' אלהיו</text:span><text:span text:style-name="T1">.'</text:span></text:p>
      <text:p text:style-name="P3"/>
      <text:p text:style-name="P4"><text:span text:style-name="T1">בעא</text:span><text:span text:style-name="T2"> </text:span><text:span text:style-name="T1">מיניה</text:span><text:span text:style-name="T2"> </text:span><text:span text:style-name="T1">רבי</text:span><text:span text:style-name="T2"> </text:span><text:span text:style-name="T1">מרבי</text:span><text:span text:style-name="T2"> </text:span><text:span text:style-name="T1">חייא: כגון</text:span><text:span text:style-name="T2"> </text:span><text:span text:style-name="T1">אני</text:span><text:span text:style-name="T2"> </text:span><text:span text:style-name="T1">- מהו</text:span><text:span text:style-name="T2"> </text:span><text:span text:style-name="T1">בשעיר</text:span><text:span text:style-name="T2"> </text:span><text:span text:style-name="T32">(</text:span><text:span text:style-name="T38">כלומר: נשיאות</text:span><text:span text:style-name="T31"> </text:span><text:span text:style-name="T38">דידי</text:span><text:span text:style-name="T31"> </text:span><text:span text:style-name="T38">- מי</text:span><text:span text:style-name="T31"> </text:span><text:span text:style-name="T38">הוי</text:span><text:span text:style-name="T31"> </text:span><text:span text:style-name="T38">נשיאות</text:span><text:span text:style-name="T31"> </text:span><text:span text:style-name="T38">מעליא: דאילו</text:span><text:span text:style-name="T31"> </text:span><text:span text:style-name="T38">הוינא</text:span><text:span text:style-name="T31"> </text:span><text:span text:style-name="T38">בזמן</text:span><text:span text:style-name="T31"> </text:span><text:span text:style-name="T38">שבית</text:span><text:span text:style-name="T31"> </text:span><text:span text:style-name="T38">המקדש</text:span><text:span text:style-name="T31"> </text:span><text:span text:style-name="T38">קיים</text:span><text:span text:style-name="T31"> </text:span><text:span text:style-name="T38">מייתינא</text:span><text:span text:style-name="T31"> </text:span><text:span text:style-name="T38">שעיר? או</text:span><text:span text:style-name="T31"> </text:span><text:span text:style-name="T38">לא</text:span><text:span text:style-name="T32">)</text:span><text:span text:style-name="T1">?</text:span></text:p>
      <text:p text:style-name="P4"><text:span text:style-name="T1">אמר</text:span><text:span text:style-name="T2"> </text:span><text:span text:style-name="T1">ליה: הרי</text:span><text:span text:style-name="T2"> </text:span><text:span text:style-name="T1">צרתך</text:span><text:span text:style-name="T2"> </text:span><text:span text:style-name="T1">בבבל</text:span><text:span text:style-name="T2"> </text:span><text:span text:style-name="T32">(</text:span><text:span text:style-name="T38">ראש</text:span><text:span text:style-name="T31"> </text:span><text:span text:style-name="T38">גולה</text:span><text:span text:style-name="T31"> </text:span><text:span text:style-name="T38">שבבבל, דהוי</text:span><text:span text:style-name="T31"> </text:span><text:span text:style-name="T38">על</text:span><text:span text:style-name="T31"> </text:span><text:span text:style-name="T38">גבך, ואנן</text:span><text:span text:style-name="T31"> </text:span><text:span text:style-name="T38">בעינן</text:span><text:span text:style-name="T31"> </text:span><text:span text:style-name="T38">'</text:span><text:span text:style-name="T48">שאין</text:span><text:span text:style-name="T49"> </text:span><text:span text:style-name="T48">על</text:span><text:span text:style-name="T49"> </text:span><text:span text:style-name="T48">גביו</text:span><text:span text:style-name="T49"> </text:span><text:span text:style-name="T48">אלא</text:span><text:span text:style-name="T49"> </text:span><text:span text:style-name="T48">ה' אלהיו</text:span><text:span text:style-name="T38">'</text:span><text:span text:style-name="T32">)</text:span><text:span text:style-name="T1">.</text:span></text:p>
      <text:p text:style-name="P4"><text:span text:style-name="T1">איתיביה: '</text:span><text:span text:style-name="T73">מלכי</text:span><text:span text:style-name="T74"> </text:span><text:span text:style-name="T73">ישראל</text:span><text:span text:style-name="T74"> </text:span><text:span text:style-name="T73">ומלכי</text:span><text:span text:style-name="T74"> </text:span><text:span text:style-name="T73">בית</text:span><text:span text:style-name="T74"> </text:span><text:span text:style-name="T73">דוד: אלו</text:span><text:span text:style-name="T74"> </text:span><text:span text:style-name="T73">מביאים</text:span><text:span text:style-name="T74"> </text:span><text:span text:style-name="T73">לעצמם</text:span><text:span text:style-name="T74"> </text:span><text:span text:style-name="T73">ואלו</text:span><text:span text:style-name="T74"> </text:span><text:span text:style-name="T73">מביאים</text:span><text:span text:style-name="T74"> </text:span><text:span text:style-name="T73">לעצמם</text:span><text:span text:style-name="T1">'!?</text:span></text:p>
      <text:p text:style-name="P4"><text:span text:style-name="T1">אמר</text:span><text:span text:style-name="T2"> </text:span><text:span text:style-name="T1">ליה: התם</text:span><text:span text:style-name="T2"> </text:span><text:span text:style-name="T1">לא</text:span><text:span text:style-name="T2"> </text:span><text:span text:style-name="T1">כייפי</text:span><text:span text:style-name="T2"> </text:span><text:span text:style-name="T1">אהדדי, הכא</text:span><text:span text:style-name="T2"> </text:span><text:span text:style-name="T1">אנן</text:span><text:span text:style-name="T2"> </text:span><text:span text:style-name="T1">כייפינן</text:span><text:span text:style-name="T2"> </text:span><text:span text:style-name="T1">להו</text:span><text:span text:style-name="T2"> </text:span><text:span text:style-name="T1">לדידהו.</text:span></text:p>
      <text:p text:style-name="P3"/>
      <text:p text:style-name="P4"><text:span text:style-name="T1">רב</text:span><text:span text:style-name="T2"> </text:span><text:span text:style-name="T1">ספרא</text:span><text:span text:style-name="T2"> </text:span><text:span text:style-name="T1">מתני</text:span><text:span text:style-name="T2"> </text:span><text:span text:style-name="T1">הכי: בעא</text:span><text:span text:style-name="T2"> </text:span><text:span text:style-name="T1">מיניה</text:span><text:span text:style-name="T2"> </text:span><text:span text:style-name="T1">רבי</text:span><text:span text:style-name="T2"> </text:span><text:span text:style-name="T1">מרבי</text:span><text:span text:style-name="T2"> </text:span><text:span text:style-name="T1">חייא: כגון</text:span><text:span text:style-name="T2"> </text:span><text:span text:style-name="T1">אני</text:span><text:span text:style-name="T2"> </text:span><text:span text:style-name="T1">מהו</text:span><text:span text:style-name="T2"> </text:span><text:span text:style-name="T1">בשעיר? </text:span></text:p>
      <text:p text:style-name="P4"><text:span text:style-name="T1">אמר</text:span><text:span text:style-name="T2"> </text:span><text:span text:style-name="T1">ליה: התם</text:span><text:span text:style-name="T2"> </text:span><text:span text:style-name="T1">'</text:span><text:span text:style-name="T59">שבט</text:span><text:span text:style-name="T1">' </text:span><text:span text:style-name="T32">(</text:span><text:span text:style-name="T38">דהיינו</text:span><text:span text:style-name="T31"> </text:span><text:span text:style-name="T38">מקל, כמו</text:span><text:span text:style-name="T31"> </text:span><text:span text:style-name="T28">כי</text:span><text:span text:style-name="T31"> </text:span><text:span text:style-name="T28">תכנו</text:span><text:span text:style-name="T31"> </text:span><text:span text:style-name="T28">בשבט</text:span><text:span text:style-name="T31"> </text:span><text:span text:style-name="T28">לא</text:span><text:span text:style-name="T31"> </text:span><text:span text:style-name="T28">ימות</text:span><text:span text:style-name="T31"> </text:span><text:span text:style-name="T18">(משלי</text:span><text:span text:style-name="T19"> </text:span><text:span text:style-name="T18">כג,יג)</text:span><text:span text:style-name="T32">)</text:span><text:span text:style-name="T1">, הכא</text:span><text:span text:style-name="T2"> </text:span><text:span text:style-name="T1">'</text:span><text:span text:style-name="T59">מחוקק</text:span><text:span text:style-name="T1">' </text:span><text:span text:style-name="T32">(</text:span><text:span text:style-name="T38">חכם</text:span><text:span text:style-name="T32">)</text:span><text:span text:style-name="T1">, ותניא</text:span><text:span text:style-name="T2"> </text:span><text:span text:style-name="T18">(בראשית</text:span><text:span text:style-name="T19"> </text:span><text:span text:style-name="T18">מט,י)</text:span><text:span text:style-name="T1"> </text:span><text:span text:style-name="T28">[לא</text:span><text:span text:style-name="T31"> </text:span><text:span text:style-name="T28">יסור</text:span><text:span text:style-name="T31"> </text:span><text:span text:style-name="T28">שבט</text:span><text:span text:style-name="T31"> </text:span><text:span text:style-name="T28">מיהודה</text:span><text:span text:style-name="T31"> </text:span><text:span text:style-name="T28">ומחקק</text:span><text:span text:style-name="T31"> </text:span><text:span text:style-name="T28">מבין</text:span><text:span text:style-name="T31"> </text:span><text:span text:style-name="T28">רגליו</text:span><text:span text:style-name="T31"> </text:span><text:span text:style-name="T28">עד</text:span><text:span text:style-name="T31"> </text:span><text:span text:style-name="T28">כי</text:span><text:span text:style-name="T31"> </text:span><text:span text:style-name="T28">יבא</text:span><text:span text:style-name="T31"> </text:span><text:span text:style-name="T28">שילה</text:span><text:span text:style-name="T31"> </text:span><text:span text:style-name="T28">ולו</text:span><text:span text:style-name="T31"> </text:span><text:span text:style-name="T28">יקהת</text:span><text:span text:style-name="T31"> </text:span><text:span text:style-name="T28">עמים]</text:span><text:span text:style-name="T1"> </text:span><text:span text:style-name="T59">לא</text:span><text:span text:style-name="T2"> </text:span><text:span text:style-name="T59">יסור</text:span><text:span text:style-name="T2"> </text:span><text:span text:style-name="T59">שבט</text:span><text:span text:style-name="T2"> </text:span><text:span text:style-name="T59">מיהודה</text:span><text:span text:style-name="T2"> </text:span><text:span text:style-name="T1">- זה</text:span><text:span text:style-name="T2"> </text:span><text:span text:style-name="T1">ראש</text:span><text:span text:style-name="T2"> </text:span><text:span text:style-name="T1">גולה</text:span><text:span text:style-name="T2"> </text:span><text:span text:style-name="T1">שבבבל, שרודה</text:span><text:span text:style-name="T2"> </text:span><text:span text:style-name="T1">את</text:span><text:span text:style-name="T2"> </text:span><text:span text:style-name="T1">ישראל</text:span><text:span text:style-name="T2"> </text:span><text:span text:style-name="T1">במקל; </text:span><text:span text:style-name="T59">ומחוקק</text:span><text:span text:style-name="T2"> </text:span><text:span text:style-name="T59">מבין</text:span><text:span text:style-name="T2"> </text:span><text:span text:style-name="T59">רגליו</text:span><text:span text:style-name="T2"> </text:span><text:span text:style-name="T1">- אלו</text:span><text:span text:style-name="T2"> </text:span><text:span text:style-name="T1">בני</text:span><text:span text:style-name="T2"> </text:span><text:span text:style-name="T1">בניו</text:span><text:span text:style-name="T2"> </text:span><text:span text:style-name="T1">של</text:span><text:span text:style-name="T2"> </text:span><text:span text:style-name="T1">הלל, שמלמדים</text:span><text:span text:style-name="T2"> </text:span><text:span text:style-name="T1">תורה</text:span><text:span text:style-name="T2"> </text:span><text:span text:style-name="T1">לישראל</text:span><text:span text:style-name="T2"> </text:span><text:span text:style-name="T1">ברבים.</text:span></text:p>
      <text:p text:style-name="P3"/>
      <text:p text:style-name="P3"/>
      <text:p text:style-name="P3">משנה:</text:p>
      <text:p text:style-name="P4"><text:span text:style-name="T1">ואיזהו</text:span><text:span text:style-name="T2"> </text:span><text:span text:style-name="T1">'המשיח' </text:span><text:span text:style-name="T32">(</text:span><text:span text:style-name="T38">שמביא</text:span><text:span text:style-name="T31"> </text:span><text:span text:style-name="T38">פר</text:span><text:span text:style-name="T31"> </text:span><text:span text:style-name="T38">בהוראה</text:span><text:span text:style-name="T31"> </text:span><text:span text:style-name="T38">זה</text:span><text:span text:style-name="T31"> </text:span><text:span text:style-name="T38">המשוח</text:span><text:span text:style-name="T31"> </text:span><text:span text:style-name="T38">בשמן</text:span><text:span text:style-name="T31"> </text:span><text:span text:style-name="T38">המשחה</text:span><text:span text:style-name="T32">)</text:span><text:span text:style-name="T1">? - המשוח</text:span><text:span text:style-name="T2"> </text:span><text:span text:style-name="T1">בשמן</text:span><text:span text:style-name="T2"> </text:span><text:span text:style-name="T1">המשחה, לא</text:span><text:span text:style-name="T2"> </text:span><text:span text:style-name="T1">המרובה</text:span><text:span text:style-name="T2"> </text:span><text:span text:style-name="T1">בבגדים</text:span><text:span text:style-name="T2"> </text:span><text:span text:style-name="T32">(</text:span><text:span text:style-name="T38">שבבית</text:span><text:span text:style-name="T31"> </text:span><text:span text:style-name="T38">שני, שלא</text:span><text:span text:style-name="T31"> </text:span><text:span text:style-name="T38">היה</text:span><text:span text:style-name="T31"> </text:span><text:span text:style-name="T38">להם</text:span><text:span text:style-name="T31"> </text:span><text:span text:style-name="T38">שמן</text:span><text:span text:style-name="T31"> </text:span><text:span text:style-name="T38">המשחה</text:span><text:span text:style-name="T32">)</text:span><text:span text:style-name="T1">.</text:span></text:p>
      <text:p text:style-name="P4"><text:span text:style-name="T1">אין</text:span><text:span text:style-name="T2"> </text:span><text:span text:style-name="T1">בין</text:span><text:span text:style-name="T2"> </text:span><text:span text:style-name="T1">כהן</text:span><text:span text:style-name="T2"> </text:span><text:span text:style-name="T1">המשוח</text:span><text:span text:style-name="T2"> </text:span><text:span text:style-name="T1">בשמן</text:span><text:span text:style-name="T2"> </text:span><text:span text:style-name="T1">המשחה</text:span><text:span text:style-name="T2"> </text:span><text:span text:style-name="T1">למרובה</text:span><text:span text:style-name="T2"> </text:span><text:span text:style-name="T1">בגדים</text:span><text:span text:style-name="T2"> </text:span><text:span text:style-name="T1">אלא</text:span><text:span text:style-name="T2"> </text:span><text:span text:style-name="T1">פר</text:span><text:span text:style-name="T2"> </text:span><text:span text:style-name="T1">הבא</text:span><text:span text:style-name="T2"> </text:span><text:span text:style-name="T1">על</text:span><text:span text:style-name="T2"> </text:span><text:span text:style-name="T1">כל</text:span><text:span text:style-name="T2"> </text:span><text:span text:style-name="T1">המצות</text:span><text:span text:style-name="T2"> </text:span><text:span text:style-name="T32">(</text:span><text:span text:style-name="T38">שמרובה</text:span><text:span text:style-name="T31"> </text:span><text:span text:style-name="T38">בגדים</text:span><text:span text:style-name="T31"> </text:span><text:span text:style-name="T38">אינו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העלם</text:span><text:span text:style-name="T31"> </text:span><text:span text:style-name="T38">דבר, לא</text:span><text:span text:style-name="T31"> </text:span><text:span text:style-name="T38">משלו</text:span><text:span text:style-name="T31"> </text:span><text:span text:style-name="T38">ולא</text:span><text:span text:style-name="T31"> </text:span><text:span text:style-name="T38">משל</text:span><text:span text:style-name="T31"> </text:span><text:span text:style-name="T38">צבור; אבל</text:span><text:span text:style-name="T31"> </text:span><text:span text:style-name="T38">מביא</text:span><text:span text:style-name="T31"> </text:span><text:span text:style-name="T38">כשבה</text:span><text:span text:style-name="T31"> </text:span><text:span text:style-name="T38">או</text:span><text:span text:style-name="T31"> </text:span><text:span text:style-name="T38">שעירה</text:span><text:span text:style-name="T31"> </text:span><text:span text:style-name="T38">דיחיד</text:span><text:span text:style-name="T32">)</text:span><text:span text:style-name="T1">;</text:span></text:p>
      <text:p text:style-name="P4"><text:span text:style-name="T1">ואין</text:span><text:span text:style-name="T2"> </text:span><text:span text:style-name="T1">בין</text:span><text:span text:style-name="T2"> </text:span><text:span text:style-name="T1">כהן</text:span><text:span text:style-name="T2"> </text:span><text:span text:style-name="T1">משמש</text:span><text:span text:style-name="T2"> </text:span><text:span text:style-name="T1">לכהן</text:span><text:span text:style-name="T2"> </text:span><text:span text:style-name="T1">שעבר</text:span><text:span text:style-name="T2"> </text:span><text:span text:style-name="T1">אלא</text:span><text:span text:style-name="T2"> </text:span><text:span text:style-name="T1">פר</text:span><text:span text:style-name="T2"> </text:span><text:span text:style-name="T1">יום</text:span><text:span text:style-name="T2"> </text:span><text:span text:style-name="T1">הכפורים</text:span><text:span text:style-name="T2"> </text:span><text:span text:style-name="T1">ועשירית</text:span><text:span text:style-name="T2"> </text:span><text:span text:style-name="T1">האיפה</text:span><text:span text:style-name="T2"> </text:span><text:span text:style-name="T32">(</text:span><text:span text:style-name="T38">ואין</text:span><text:span text:style-name="T31"> </text:span><text:span text:style-name="T38">בין</text:span><text:span text:style-name="T31"> </text:span><text:span text:style-name="T38">כהן</text:span><text:span text:style-name="T31"> </text:span><text:span text:style-name="T38">המשמש</text:span><text:span text:style-name="T31"> </text:span><text:span text:style-name="T38">- והיינו</text:span><text:span text:style-name="T31"> </text:span><text:span text:style-name="T38">ראשון</text:span><text:span text:style-name="T31"> </text:span><text:span text:style-name="T38">שחזר</text:span><text:span text:style-name="T31"> </text:span><text:span text:style-name="T38">לעבודתו, ולאחר</text:span><text:span text:style-name="T31"> </text:span><text:span text:style-name="T38">שחזר</text:span><text:span text:style-name="T31"> </text:span><text:span text:style-name="T38">- הוי</text:span><text:span text:style-name="T31"> </text:span><text:span text:style-name="T38">פר</text:span><text:span text:style-name="T31"> </text:span><text:span text:style-name="T38">של</text:span><text:span text:style-name="T31"> </text:span><text:span text:style-name="T38">יוה"כ</text:span><text:span text:style-name="T31"> </text:span><text:span text:style-name="T38">שלו</text:span><text:span text:style-name="T31"> </text:span><text:span text:style-name="T38">ועשירית</text:span><text:span text:style-name="T31"> </text:span><text:span text:style-name="T38">האיפה</text:span><text:span text:style-name="T31"> </text:span><text:span text:style-name="T38">שלו</text:span><text:span text:style-name="T32">)</text:span><text:span text:style-name="T1">;</text:span></text:p>
      <text:p text:style-name="P4"><text:span text:style-name="T1">זה</text:span><text:span text:style-name="T2"> </text:span><text:span text:style-name="T1">וזה</text:span><text:span text:style-name="T2"> </text:span><text:span text:style-name="T32">(</text:span><text:span text:style-name="T38">בין</text:span><text:span text:style-name="T31"> </text:span><text:span text:style-name="T38">כהן</text:span><text:span text:style-name="T31"> </text:span><text:span text:style-name="T38">המשמש, דהיינו</text:span><text:span text:style-name="T31"> </text:span><text:span text:style-name="T38">ראשון</text:span><text:span text:style-name="T31"> </text:span><text:span text:style-name="T38">שחזר</text:span><text:span text:style-name="T31"> </text:span><text:span text:style-name="T38">לעבודתו, ובין</text:span><text:span text:style-name="T31"> </text:span><text:span text:style-name="T38">כהן</text:span><text:span text:style-name="T31"> </text:span><text:span text:style-name="T38">שעבר, דהיינו</text:span><text:span text:style-name="T31"> </text:span><text:span text:style-name="T38">שֵׁנִי</text:span><text:span text:style-name="T31"> </text:span><text:span text:style-name="T38">שמינו</text:span><text:span text:style-name="T31"> </text:span><text:span text:style-name="T38">תחתיו, דלאחר</text:span><text:span text:style-name="T31"> </text:span><text:span text:style-name="T38">שחזר</text:span><text:span text:style-name="T31"> </text:span><text:span text:style-name="T38">הראשון</text:span><text:span text:style-name="T31"> </text:span><text:span text:style-name="T38">- מעבירין</text:span><text:span text:style-name="T31"> </text:span><text:span text:style-name="T38">השני</text:span><text:span text:style-name="T32">)</text:span><text:span text:style-name="T1"> שוים</text:span><text:span text:style-name="T2"> </text:span><text:span text:style-name="T1">בעבודת</text:span><text:span text:style-name="T2"> </text:span><text:span text:style-name="T1">יום</text:span><text:span text:style-name="T2"> </text:span><text:span text:style-name="T1">הכפורים</text:span><text:span text:style-name="T2"> </text:span><text:span text:style-name="T32">(</text:span><text:span text:style-name="T38">דמקרבי</text:span><text:span text:style-name="T31"> </text:span><text:span text:style-name="T38">קרבנות</text:span><text:span text:style-name="T31"> </text:span><text:span text:style-name="T38">היום</text:span><text:span text:style-name="T31"> </text:span><text:span text:style-name="T38">ביוה"כ</text:span><text:span text:style-name="T31"> </text:span><text:span text:style-name="T38">איזה</text:span><text:span text:style-name="T31"> </text:span><text:span text:style-name="T38">שירצה</text:span><text:span text:style-name="T32">)</text:span><text:span text:style-name="T1">, ומצווים</text:span><text:span text:style-name="T2"> </text:span><text:span text:style-name="T1">על</text:span><text:span text:style-name="T2"> </text:span><text:span text:style-name="T1">הבתולה, ואסורים</text:span><text:span text:style-name="T2"> </text:span><text:span text:style-name="T1">על</text:span><text:span text:style-name="T2"> </text:span><text:span text:style-name="T1">האלמנה, ואינם</text:span><text:span text:style-name="T2"> </text:span><text:span text:style-name="T1">מטמאים</text:span><text:span text:style-name="T2"> </text:span><text:span text:style-name="T1">בקרוביהם, ולא</text:span><text:span text:style-name="T2"> </text:span><text:span text:style-name="T1">פורעים</text:span><text:span text:style-name="T2"> </text:span><text:span text:style-name="T1">ולא</text:span><text:span text:style-name="T2"> </text:span><text:span text:style-name="T1">פורמים, ומחזירין</text:span><text:span text:style-name="T2"> </text:span><text:span text:style-name="T1">הרוצח.</text:span><text:span text:style-name="T38"> </text:span></text:p>
      <text:p text:style-name="P13"><text:s/></text:p>
      <text:p text:style-name="P3">גמרא:</text:p>
      <text:p text:style-name="P4"><text:span text:style-name="T1">תנו</text:span><text:span text:style-name="T2"> </text:span><text:span text:style-name="T1">רבנן: </text:span><text:span text:style-name="T73">'שמן</text:span><text:span text:style-name="T74"> </text:span><text:span text:style-name="T73">המשחה</text:span><text:span text:style-name="T74"> </text:span><text:span text:style-name="T73">שעשה</text:span><text:span text:style-name="T74"> </text:span><text:span text:style-name="T73">משה</text:span><text:span text:style-name="T74"> </text:span><text:span text:style-name="T73">במדבר</text:span><text:span text:style-name="T74"> </text:span><text:span text:style-name="T32">(</text:span><text:span text:style-name="T38">כדכתיב</text:span><text:span text:style-name="T31"> </text:span><text:span text:style-name="T28">שמן</text:span><text:span text:style-name="T31"> </text:span><text:span text:style-name="T28">משחת</text:span><text:span text:style-name="T31"> </text:span><text:span text:style-name="T28">קדש</text:span><text:span text:style-name="T31"> </text:span><text:span text:style-name="T28">יהיה</text:span><text:span text:style-name="T31"> </text:span><text:span text:style-name="T28">זה</text:span><text:span text:style-name="T31"> </text:span><text:span text:style-name="T28">לי</text:span><text:span text:style-name="T31"> </text:span><text:span text:style-name="T18">(שמות</text:span><text:span text:style-name="T19"> </text:span><text:span text:style-name="T18">ל,לא)</text:span><text:span text:style-name="T32">)</text:span><text:span text:style-name="T73"> - היו</text:span><text:span text:style-name="T74"> </text:span><text:span text:style-name="T73">שולקים</text:span><text:span text:style-name="T74"> </text:span><text:span text:style-name="T73">בו</text:span><text:span text:style-name="T74"> </text:span><text:span text:style-name="T73">את</text:span><text:span text:style-name="T74"> </text:span><text:span text:style-name="T73">העיקרים</text:span><text:span text:style-name="T74"> </text:span><text:span text:style-name="T32">(</text:span><text:span text:style-name="T38">אותם</text:span><text:span text:style-name="T31"> </text:span><text:span text:style-name="T38">שרשים</text:span><text:span text:style-name="T31"> </text:span><text:span text:style-name="T38">של</text:span><text:span text:style-name="T31"> </text:span><text:span text:style-name="T38">בשמים</text:span><text:span text:style-name="T31"> </text:span><text:span text:style-name="T38">האמורים</text:span><text:span text:style-name="T31"> </text:span><text:span text:style-name="T38">בפרשה, דכתיב</text:span><text:span text:style-name="T31"> </text:span><text:span text:style-name="T18">[שמות</text:span><text:span text:style-name="T19"> </text:span><text:span text:style-name="T18">ל,כג]</text:span><text:span text:style-name="T38"> </text:span><text:span text:style-name="T28">ואתה</text:span><text:span text:style-name="T31"> </text:span><text:span text:style-name="T28">קח</text:span><text:span text:style-name="T31"> </text:span><text:span text:style-name="T28">לך</text:span><text:span text:style-name="T31"> </text:span><text:span text:style-name="T28">בשמים</text:span><text:span text:style-name="T31"> </text:span><text:span text:style-name="T28">ראש</text:span><text:span text:style-name="T31"> </text:span><text:span text:style-name="T28">מר</text:span><text:span text:style-name="T31"> </text:span><text:span text:style-name="T28">דרור</text:span><text:span text:style-name="T31"> </text:span><text:span text:style-name="T38">וגו'</text:span><text:span text:style-name="T32">)</text:span><text:span text:style-name="T73"> - דברי</text:span><text:span text:style-name="T74"> </text:span><text:span text:style-name="T73">רבי</text:span><text:span text:style-name="T74"> </text:span><text:span text:style-name="T73">יהודה; </text:span></text:p>
      <text:p text:style-name="P4"><text:span text:style-name="T73">רבי</text:span><text:span text:style-name="T74"> </text:span><text:span text:style-name="T73">יוסי</text:span><text:span text:style-name="T74"> </text:span><text:span text:style-name="T73">אומר: והלא</text:span><text:span text:style-name="T74"> </text:span><text:span text:style-name="T73">לסוך</text:span><text:span text:style-name="T74"> </text:span><text:span text:style-name="T73">את</text:span><text:span text:style-name="T74"> </text:span><text:span text:style-name="T73">העקרים</text:span><text:span text:style-name="T74"> </text:span><text:span text:style-name="T73">אינו</text:span><text:span text:style-name="T74"> </text:span><text:span text:style-name="T73">סופק</text:span><text:span text:style-name="T74"> </text:span><text:span text:style-name="T32">(</text:span><text:span text:style-name="T38">לפי</text:span><text:span text:style-name="T31"> </text:span><text:span text:style-name="T38">שהשמן</text:span><text:span text:style-name="T31"> </text:span><text:span text:style-name="T38">לא</text:span><text:span text:style-name="T31"> </text:span><text:span text:style-name="T38">היה</text:span><text:span text:style-name="T31"> </text:span><text:span text:style-name="T38">אלא</text:span><text:span text:style-name="T31"> </text:span><text:span text:style-name="T38">שנים</text:span><text:span text:style-name="T31"> </text:span><text:span text:style-name="T38">עשר</text:span><text:span text:style-name="T31"> </text:span><text:span text:style-name="T38">לוגין, כדמפרש</text:span><text:span text:style-name="T31"> </text:span><text:span text:style-name="T38">לקמן, והעקרים</text:span><text:span text:style-name="T31"> </text:span><text:span text:style-name="T38">היו</text:span><text:span text:style-name="T31"> </text:span><text:span text:style-name="T38">מרובים, ואפילו</text:span><text:span text:style-name="T31"> </text:span><text:span text:style-name="T38">בסיכה</text:span><text:span text:style-name="T31"> </text:span><text:span text:style-name="T38">היא</text:span><text:span text:style-name="T31"> </text:span><text:span text:style-name="T38">נבלע</text:span><text:span text:style-name="T31"> </text:span><text:span text:style-name="T38">בעקרים, כל</text:span><text:span text:style-name="T31"> </text:span><text:span text:style-name="T38">שכן</text:span><text:span text:style-name="T31"> </text:span><text:span text:style-name="T38">בשליקה</text:span><text:span text:style-name="T32">)</text:span><text:span text:style-name="T73">! אלא</text:span><text:span text:style-name="T74"> </text:span><text:span text:style-name="T73">שורין</text:span><text:span text:style-name="T74"> </text:span><text:span text:style-name="T73">את</text:span><text:span text:style-name="T74"> </text:span><text:span text:style-name="T73">העקרים</text:span><text:span text:style-name="T74"> </text:span><text:span text:style-name="T73">במים</text:span><text:span text:style-name="T74"> </text:span><text:span text:style-name="T32">(</text:span><text:span text:style-name="T38">ברישא, שהיו</text:span><text:span text:style-name="T31"> </text:span><text:span text:style-name="T38">מתמלאים</text:span><text:span text:style-name="T31"> </text:span><text:span text:style-name="T38">מן</text:span><text:span text:style-name="T31"> </text:span><text:span text:style-name="T38">המים, ושוב</text:span><text:span text:style-name="T31"> </text:span><text:span text:style-name="T38">לא</text:span><text:span text:style-name="T31"> </text:span><text:span text:style-name="T38">יהו</text:span><text:span text:style-name="T31"> </text:span><text:span text:style-name="T38">בולעים</text:span><text:span text:style-name="T31"> </text:span><text:span text:style-name="T38">מן</text:span><text:span text:style-name="T31"> </text:span><text:span text:style-name="T38">השמן</text:span><text:span text:style-name="T31"> </text:span><text:span text:style-name="T38">כל</text:span><text:span text:style-name="T31"> </text:span><text:span text:style-name="T38">כך</text:span><text:span text:style-name="T32">)</text:span><text:span text:style-name="T73">, ומציף</text:span><text:span text:style-name="T74"> </text:span><text:span text:style-name="T73">עליו</text:span><text:span text:style-name="T74"> </text:span><text:span text:style-name="T73">שמן</text:span><text:span text:style-name="T74"> </text:span><text:span text:style-name="T32">(</text:span><text:span text:style-name="T38">לאחר</text:span><text:span text:style-name="T31"> </text:span><text:span text:style-name="T38">שהוציאם</text:span><text:span text:style-name="T31"> </text:span><text:span text:style-name="T38">מן</text:span><text:span text:style-name="T31"> </text:span><text:span text:style-name="T38">המים, כדי</text:span><text:span text:style-name="T31"> </text:span><text:span text:style-name="T38">שיקלוט</text:span><text:span text:style-name="T31"> </text:span><text:span text:style-name="T38">השמן</text:span><text:span text:style-name="T31"> </text:span><text:span text:style-name="T38">מריח</text:span><text:span text:style-name="T31"> </text:span><text:span text:style-name="T38">הבשמים</text:span><text:span text:style-name="T32">)</text:span><text:span text:style-name="T73">, וקולט</text:span><text:span text:style-name="T74"> </text:span><text:span text:style-name="T73">את</text:span><text:span text:style-name="T74"> </text:span><text:span text:style-name="T73">הריח, וקפחו</text:span><text:span text:style-name="T74"> </text:span><text:span text:style-name="T32">(</text:span><text:span text:style-name="T38">ומוציא</text:span><text:span text:style-name="T31"> </text:span><text:span text:style-name="T38">השמן</text:span><text:span text:style-name="T31"> </text:span><text:span text:style-name="T38">לאלתר; 'וקפחו' - כמו</text:span><text:span text:style-name="T31"> </text:span><text:span text:style-name="T38">'קפחתי</text:span><text:span text:style-name="T31"> </text:span><text:span text:style-name="T38">את</text:span><text:span text:style-name="T31"> </text:span><text:span text:style-name="T38">הרועה' </text:span><text:span text:style-name="T18">(יומא</text:span><text:span text:style-name="T19"> </text:span><text:span text:style-name="T18">דף</text:span><text:span text:style-name="T19"> </text:span><text:span text:style-name="T18">פג:)</text:span><text:span text:style-name="T32">)</text:span><text:span text:style-name="T73">;</text:span></text:p>
      <text:p text:style-name="P4"><text:span text:style-name="T73">אמר</text:span><text:span text:style-name="T74"> </text:span><text:span text:style-name="T73">לו</text:span><text:span text:style-name="T74"> </text:span><text:span text:style-name="T73">רבי</text:span><text:span text:style-name="T74"> </text:span><text:span text:style-name="T73">יהודה: וכי</text:span><text:span text:style-name="T74"> </text:span><text:span text:style-name="T73">נס</text:span><text:span text:style-name="T74"> </text:span><text:span text:style-name="T73">אחד</text:span><text:span text:style-name="T74"> </text:span><text:span text:style-name="T73">נעשה</text:span><text:span text:style-name="T74"> </text:span><text:span text:style-name="T73">בשמן</text:span><text:span text:style-name="T74"> </text:span><text:span text:style-name="T73">המשחה? והלא</text:span><text:span text:style-name="T74"> </text:span><text:span text:style-name="T73">תחלתו</text:span><text:span text:style-name="T74"> </text:span><text:span text:style-name="T73">שנים</text:span><text:span text:style-name="T74"> </text:span><text:span text:style-name="T73">עשר</text:span><text:span text:style-name="T74"> </text:span><text:span text:style-name="T73">לוגין, וממנו</text:span><text:span text:style-name="T74"> </text:span><text:span text:style-name="T73">היה</text:span><text:span text:style-name="T74"> </text:span><text:span text:style-name="T73">נמשח</text:span><text:span text:style-name="T74"> </text:span><text:span text:style-name="T73">משכן</text:span><text:span text:style-name="T74"> </text:span><text:span text:style-name="T73">וכליו</text:span><text:span text:style-name="T74"> </text:span><text:span text:style-name="T73">אהרן</text:span><text:span text:style-name="T74"> </text:span><text:span text:style-name="T73">ובניו</text:span><text:span text:style-name="T74"> </text:span><text:span text:style-name="T73">כל</text:span><text:span text:style-name="T74"> </text:span><text:span text:style-name="T73">שבעת</text:span><text:span text:style-name="T74"> </text:span><text:span text:style-name="T73">ימי</text:span><text:span text:style-name="T74"> </text:span><text:span text:style-name="T73">המלואים, וכולו</text:span><text:span text:style-name="T74"> </text:span><text:span text:style-name="T73">קיים</text:span><text:span text:style-name="T74"> </text:span><text:span text:style-name="T73">לעתיד</text:span><text:span text:style-name="T74"> </text:span><text:span text:style-name="T73">לבוא, שנאמר</text:span><text:span text:style-name="T74"> </text:span><text:span text:style-name="T18">(שמות</text:span><text:span text:style-name="T19"> </text:span><text:span text:style-name="T18">ל,לא)</text:span><text:span text:style-name="T1"> </text:span><text:span text:style-name="T28">[ואל</text:span><text:span text:style-name="T31"> </text:span><text:span text:style-name="T28">בני</text:span><text:span text:style-name="T31"> </text:span><text:span text:style-name="T28">ישראל</text:span><text:span text:style-name="T31"> </text:span><text:span text:style-name="T28">תדבר</text:span><text:span text:style-name="T31"> </text:span><text:span text:style-name="T28">לאמר]</text:span><text:span text:style-name="T75"> שמן</text:span><text:span text:style-name="T74"> </text:span><text:span text:style-name="T75">משחת</text:span><text:span text:style-name="T74"> </text:span><text:span text:style-name="T75">קדש</text:span><text:span text:style-name="T74"> </text:span><text:span text:style-name="T75">יהיה</text:span><text:span text:style-name="T74"> </text:span><text:span text:style-name="T75">זה</text:span><text:span text:style-name="T74"> </text:span><text:span text:style-name="T75">לי</text:span><text:span text:style-name="T74"> </text:span><text:span text:style-name="T75">לדורותיכם</text:span><text:span text:style-name="T73">.</text:span><text:span text:style-name="T1">'</text:span><text:span text:style-name="T38"> </text:span></text:p>
      <text:p text:style-name="P11"/>
      <text:p text:style-name="P4"><text:span text:style-name="T1">תניא</text:span><text:span text:style-name="T2"> </text:span><text:span text:style-name="T1">אידך: '</text:span><text:span text:style-name="T18">(ויקרא</text:span><text:span text:style-name="T19"> </text:span><text:span text:style-name="T18">ח,י)</text:span><text:span text:style-name="T75"> ויקח</text:span><text:span text:style-name="T74"> </text:span><text:span text:style-name="T75">משה</text:span><text:span text:style-name="T74"> </text:span><text:span text:style-name="T75">את</text:span><text:span text:style-name="T74"> </text:span><text:span text:style-name="T75">שמן</text:span><text:span text:style-name="T74"> </text:span><text:span text:style-name="T75">המשחה</text:span><text:span text:style-name="T74"> </text:span><text:span text:style-name="T75">וימשח</text:span><text:span text:style-name="T74"> </text:span><text:span text:style-name="T75">את</text:span><text:span text:style-name="T74"> </text:span><text:span text:style-name="T75">המשכן</text:span><text:span text:style-name="T74"> </text:span><text:span text:style-name="T75">ואת</text:span><text:span text:style-name="T74"> </text:span><text:span text:style-name="T75">כל</text:span><text:span text:style-name="T74"> </text:span><text:span text:style-name="T75">אשר</text:span><text:span text:style-name="T74"> </text:span><text:span text:style-name="T75">בו</text:span><text:span text:style-name="T74"> </text:span><text:span text:style-name="T28">[ויקדש</text:span><text:span text:style-name="T31"> </text:span><text:span text:style-name="T28">אתם]</text:span><text:span text:style-name="T73">; רבי</text:span><text:span text:style-name="T74"> </text:span><text:span text:style-name="T73">יהודה</text:span><text:span text:style-name="T74"> </text:span><text:span text:style-name="T73">אומר: שמן</text:span><text:span text:style-name="T74"> </text:span><text:span text:style-name="T73">המשחה</text:span><text:span text:style-name="T74"> </text:span><text:span text:style-name="T73">שעשה</text:span><text:span text:style-name="T74"> </text:span><text:span text:style-name="T73">משה</text:span><text:span text:style-name="T74"> </text:span><text:span text:style-name="T73">במדבר</text:span><text:span text:style-name="T74"> </text:span><text:span text:style-name="T73">- כמה</text:span><text:span text:style-name="T74"> </text:span><text:span text:style-name="T73">נסים</text:span><text:span text:style-name="T74"> </text:span><text:span text:style-name="T73">נעשו</text:span><text:span text:style-name="T74"> </text:span><text:span text:style-name="T73">בו: מתחלה</text:span><text:span text:style-name="T74"> </text:span><text:span text:style-name="T73">ועד</text:span><text:span text:style-name="T74"> </text:span><text:span text:style-name="T73">סוף, תחלתו</text:span><text:span text:style-name="T74"> </text:span><text:span text:style-name="T73">לא</text:span><text:span text:style-name="T74"> </text:span><text:span text:style-name="T73">היה</text:span><text:span text:style-name="T74"> </text:span><text:span text:style-name="T73">אלא</text:span><text:span text:style-name="T74"> </text:span><text:span text:style-name="T73">שנים</text:span><text:span text:style-name="T74"> </text:span><text:span text:style-name="T73">עשר</text:span><text:span text:style-name="T74"> </text:span><text:span text:style-name="T73">לוגין; ראה</text:span><text:span text:style-name="T74"> </text:span><text:span text:style-name="T73">כמה</text:span><text:span text:style-name="T74"> </text:span><text:span text:style-name="T73">יורה</text:span><text:span text:style-name="T74"> </text:span><text:span text:style-name="T73">בולעת, וכמה</text:span><text:span text:style-name="T74"> </text:span><text:span text:style-name="T73">עקרים</text:span><text:span text:style-name="T74"> </text:span><text:span text:style-name="T73">בולעים, וכמה</text:span><text:span text:style-name="T74"> </text:span><text:span text:style-name="T73">האור</text:span><text:span text:style-name="T74"> </text:span><text:span text:style-name="T73">שורף</text:span><text:span text:style-name="T74"> </text:span><text:span text:style-name="T73">- ובו</text:span><text:span text:style-name="T74"> </text:span><text:span text:style-name="T73">נמשח</text:span><text:span text:style-name="T74"> </text:span><text:span text:style-name="T73">משכן</text:span><text:span text:style-name="T74"> </text:span><text:span text:style-name="T73">וכליו</text:span><text:span text:style-name="T74"> </text:span><text:span text:style-name="T73">ואהרן</text:span><text:span text:style-name="T74"> </text:span><text:span text:style-name="T73">ובניו</text:span><text:span text:style-name="T74"> </text:span><text:span text:style-name="T73">כל</text:span><text:span text:style-name="T74"> </text:span><text:span text:style-name="T73">שבעת</text:span><text:span text:style-name="T74"> </text:span><text:span text:style-name="T73">ימי</text:span><text:span text:style-name="T74"> </text:span><text:span text:style-name="T73">המלואים, ובו</text:span><text:span text:style-name="T74"> </text:span><text:span text:style-name="T73">נמשחו</text:span><text:span text:style-name="T74"> </text:span><text:span text:style-name="T73">כהנים</text:span><text:span text:style-name="T74"> </text:span><text:span text:style-name="T73">גדולים</text:span><text:span text:style-name="T74"> </text:span><text:span text:style-name="T73">ומלכים;</text:span></text:p>
      <text:p text:style-name="P4"><text:span text:style-name="T73">ואפילו</text:span><text:span text:style-name="T74"> </text:span><text:span text:style-name="T73">כהן</text:span><text:span text:style-name="T74"> </text:span><text:span text:style-name="T73">גדול</text:span><text:span text:style-name="T74"> </text:span><text:span text:style-name="T73">בן</text:span><text:span text:style-name="T74"> </text:span><text:span text:style-name="T73">כהן</text:span><text:span text:style-name="T74"> </text:span><text:span text:style-name="T73">גדול</text:span><text:span text:style-name="T74"> </text:span><text:span text:style-name="T73">טעון</text:span><text:span text:style-name="T74"> </text:span><text:span text:style-name="T73">משיחה</text:span><text:span text:style-name="T74"> </text:span><text:span text:style-name="T32">(</text:span><text:span text:style-name="T38">ואי</text:span><text:span text:style-name="T31"> </text:span><text:span text:style-name="T38">לא</text:span><text:span text:style-name="T31"> </text:span><text:span text:style-name="T38">משוח</text:span><text:span text:style-name="T31"> </text:span><text:span text:style-name="T38">בשמן</text:span><text:span text:style-name="T31"> </text:span><text:span text:style-name="T38">לא</text:span><text:span text:style-name="T31"> </text:span><text:span text:style-name="T38">הוי</text:span><text:span text:style-name="T31"> </text:span><text:span text:style-name="T38">כהן</text:span><text:span text:style-name="T31"> </text:span><text:span text:style-name="T38">גדול</text:span><text:span text:style-name="T32">)</text:span><text:span text:style-name="T73">, ואין</text:span><text:span text:style-name="T74"> </text:span><text:span text:style-name="T73">מושחים</text:span><text:span text:style-name="T74"> </text:span><text:span text:style-name="T73">מלך</text:span><text:span text:style-name="T74"> </text:span><text:span text:style-name="T73">בן</text:span><text:span text:style-name="T74"> </text:span><text:span text:style-name="T73">מלך; ואם</text:span><text:span text:style-name="T74"> </text:span><text:span text:style-name="T73">תאמר: מפני</text:span><text:span text:style-name="T74"> </text:span><text:span text:style-name="T73">מה</text:span><text:span text:style-name="T74"> </text:span><text:span text:style-name="T73">משחו</text:span><text:span text:style-name="T74"> </text:span><text:span text:style-name="T73">את</text:span><text:span text:style-name="T74"> </text:span><text:span text:style-name="T73">שלמה? - מפני</text:span><text:span text:style-name="T74"> </text:span><text:span text:style-name="T73">מחלוקתו</text:span><text:span text:style-name="T74"> </text:span><text:span text:style-name="T73">של</text:span><text:span text:style-name="T74"> </text:span><text:span text:style-name="T73">אדוניה</text:span><text:span text:style-name="T74"> </text:span><text:span text:style-name="T32">(</text:span><text:span text:style-name="T38">דהיכא</text:span><text:span text:style-name="T31"> </text:span><text:span text:style-name="T38">דאיכא</text:span><text:span text:style-name="T31"> </text:span><text:span text:style-name="T38">מחלוקת</text:span><text:span text:style-name="T31"> </text:span><text:span text:style-name="T38">- בעי</text:span><text:span text:style-name="T31"> </text:span><text:span text:style-name="T38">משיחה</text:span><text:span text:style-name="T32">)</text:span><text:span text:style-name="T73">; ואת</text:span><text:span text:style-name="T74"> </text:span><text:span text:style-name="T73">יואש</text:span><text:span text:style-name="T74"> </text:span><text:span text:style-name="T73">- מפני</text:span><text:span text:style-name="T74"> </text:span><text:span text:style-name="T73">עתליה; ואת</text:span><text:span text:style-name="T74"> </text:span><text:span text:style-name="T73">יהואחז</text:span><text:span text:style-name="T74"> </text:span><text:span text:style-name="T73">- מפני</text:span><text:span text:style-name="T74"> </text:span><text:span text:style-name="T73">יהויקים, שהיה</text:span><text:span text:style-name="T74"> </text:span><text:span text:style-name="T73">גדול</text:span><text:span text:style-name="T74"> </text:span><text:span text:style-name="T73">ממנו</text:span><text:span text:style-name="T74"> </text:span><text:span text:style-name="T73">שתי</text:span><text:span text:style-name="T74"> </text:span><text:span text:style-name="T73">שנים;</text:span></text:p>
      <text:p text:style-name="P16"><text:span text:style-name="T1">ואותו</text:span><text:span text:style-name="T2"> </text:span><text:span text:style-name="T1">שמן</text:span><text:span text:style-name="T2"> </text:span><text:span text:style-name="T1">קיים</text:span><text:span text:style-name="T2"> </text:span><text:span text:style-name="T1">לעתיד</text:span><text:span text:style-name="T2"> </text:span><text:span text:style-name="T1">לבוא, </text:span></text:p>
      <text:p text:style-name="P4"><text:span text:style-name="T73">שנאמר: </text:span><text:span text:style-name="T18">(שמות</text:span><text:span text:style-name="T19"> </text:span><text:span text:style-name="T18">ל,לא)</text:span><text:span text:style-name="T1"> </text:span><text:span text:style-name="T28">[ואל</text:span><text:span text:style-name="T31"> </text:span><text:span text:style-name="T28">בני</text:span><text:span text:style-name="T31"> </text:span><text:span text:style-name="T28">ישראל</text:span><text:span text:style-name="T31"> </text:span><text:span text:style-name="T28">תדבר</text:span><text:span text:style-name="T31"> </text:span><text:span text:style-name="T28">לאמר]</text:span><text:span text:style-name="T75"> שמן</text:span><text:span text:style-name="T74"> </text:span><text:span text:style-name="T75">משחת</text:span><text:span text:style-name="T74"> </text:span><text:span text:style-name="T75">קדש</text:span><text:span text:style-name="T74"> </text:span><text:span text:style-name="T75">יהיה</text:span><text:span text:style-name="T74"> </text:span><text:span text:style-name="T75">זה</text:span><text:span text:style-name="T74"> </text:span><text:span text:style-name="T75">לי</text:span><text:span text:style-name="T74"> </text:span><text:span text:style-name="T75">לדורותיכם</text:span><text:span text:style-name="T73">: 'זה' בגימטריא</text:span><text:span text:style-name="T74"> </text:span><text:span text:style-name="T73">שנים</text:span><text:span text:style-name="T74"> </text:span><text:span text:style-name="T73">עשר</text:span><text:span text:style-name="T74"> </text:span><text:span text:style-name="T73">לוגין</text:span><text:span text:style-name="T74"> </text:span><text:span text:style-name="T73">הוו</text:span><text:span text:style-name="T1">'.</text:span></text:p>
      <text:p text:style-name="P11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ואפילו</text:span><text:span text:style-name="T74"> </text:span><text:span text:style-name="T73">כהן</text:span><text:span text:style-name="T74"> </text:span><text:span text:style-name="T73">גדול</text:span><text:span text:style-name="T74"> </text:span><text:span text:style-name="T73">בן</text:span><text:span text:style-name="T74"> </text:span><text:span text:style-name="T73">כהן</text:span><text:span text:style-name="T74"> </text:span><text:span text:style-name="T73">גדול</text:span><text:span text:style-name="T74"> </text:span><text:span text:style-name="T73">טעון</text:span><text:span text:style-name="T74"> </text:span><text:span text:style-name="T73">משיחה</text:span><text:span text:style-name="T1">' – מנלן?</text:span></text:p>
      <text:p text:style-name="P4"><text:span text:style-name="T1">דכתיב</text:span><text:span text:style-name="T2"> </text:span><text:span text:style-name="T18">(ויקרא</text:span><text:span text:style-name="T19"> </text:span><text:span text:style-name="T18">ו,טו)</text:span><text:span text:style-name="T1"> </text:span><text:span text:style-name="T59">והכהן</text:span><text:span text:style-name="T2"> </text:span><text:span text:style-name="T59">המשיח</text:span><text:span text:style-name="T2"> </text:span><text:span text:style-name="T59">תחתיו</text:span><text:span text:style-name="T2"> </text:span><text:span text:style-name="T59">מבניו</text:span><text:span text:style-name="T2"> </text:span><text:span text:style-name="T28">[יעשה</text:span><text:span text:style-name="T31"> </text:span><text:span text:style-name="T28">אתה</text:span><text:span text:style-name="T31"> </text:span><text:span text:style-name="T28">חק</text:span><text:span text:style-name="T31"> </text:span><text:span text:style-name="T28">עולם</text:span><text:span text:style-name="T31"> </text:span><text:span text:style-name="T28">לה' כליל</text:span><text:span text:style-name="T31"> </text:span><text:span text:style-name="T28">תקטר]</text:span><text:span text:style-name="T1">; נימא</text:span><text:span text:style-name="T2"> </text:span><text:span text:style-name="T1">קרא</text:span><text:span text:style-name="T2"> </text:span><text:span text:style-name="T1">'והכהן</text:span><text:span text:style-name="T2"> </text:span><text:span text:style-name="T1">מתחתיו</text:span><text:span text:style-name="T2"> </text:span><text:span text:style-name="T1">מבניו', מאי</text:span><text:span text:style-name="T2"> </text:span><text:span text:style-name="T1">'</text:span><text:span text:style-name="T59">המשיח</text:span><text:span text:style-name="T1">' - קא</text:span><text:span text:style-name="T2"> </text:span><text:span text:style-name="T1">משמע</text:span><text:span text:style-name="T2"> </text:span><text:span text:style-name="T1">לן</text:span><text:span text:style-name="T2"> </text:span><text:span text:style-name="T1">דמבניו</text:span><text:span text:style-name="T2"> </text:span><text:span text:style-name="T1">דכהן</text:span><text:span text:style-name="T2"> </text:span><text:span text:style-name="T1">גדול, אי</text:span><text:span text:style-name="T2"> </text:span><text:span text:style-name="T1">הוי</text:span><text:span text:style-name="T2"> </text:span><text:span text:style-name="T1">משיח</text:span><text:span text:style-name="T2"> </text:span><text:span text:style-name="T1">- הוי</text:span><text:span text:style-name="T2"> </text:span><text:span text:style-name="T1">כהן</text:span><text:span text:style-name="T2"> </text:span><text:span text:style-name="T1">גדול, ואי</text:span><text:span text:style-name="T2"> </text:span><text:span text:style-name="T1">לא</text:span><text:span text:style-name="T2"> </text:span><text:span text:style-name="T1">- לא</text:span><text:span text:style-name="T2"> </text:span><text:span text:style-name="T1">הוי</text:span><text:span text:style-name="T2"> </text:span><text:span text:style-name="T1">כהן</text:span><text:span text:style-name="T2"> </text:span><text:span text:style-name="T1">גדול.</text:span></text:p>
      <text:p text:style-name="P11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ואין</text:span><text:span text:style-name="T74"> </text:span><text:span text:style-name="T73">מושחין</text:span><text:span text:style-name="T74"> </text:span><text:span text:style-name="T73">מלך</text:span><text:span text:style-name="T74"> </text:span><text:span text:style-name="T73">בן</text:span><text:span text:style-name="T74"> </text:span><text:span text:style-name="T73">מלך</text:span><text:span text:style-name="T1">' – מנלן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אחא</text:span><text:span text:style-name="T2"> </text:span><text:span text:style-name="T1">בר</text:span><text:span text:style-name="T2"> </text:span><text:span text:style-name="T1">יעקב: דכתיב</text:span><text:span text:style-name="T2"> </text:span><text:span text:style-name="T18">(דברים</text:span><text:span text:style-name="T19"> </text:span><text:span text:style-name="T18">יז,כ)</text:span><text:span text:style-name="T1"> </text:span><text:span text:style-name="T28">[לבלתי</text:span><text:span text:style-name="T31"> </text:span><text:span text:style-name="T28">רום</text:span><text:span text:style-name="T31"> </text:span><text:span text:style-name="T28">לבבו</text:span><text:span text:style-name="T31"> </text:span><text:span text:style-name="T28">מאחיו</text:span><text:span text:style-name="T31"> </text:span><text:span text:style-name="T28">ולבלתי</text:span><text:span text:style-name="T31"> </text:span><text:span text:style-name="T28">סור</text:span><text:span text:style-name="T31"> </text:span><text:span text:style-name="T28">מן</text:span><text:span text:style-name="T31"> </text:span><text:span text:style-name="T28">המצוה</text:span><text:span text:style-name="T31"> </text:span><text:span text:style-name="T28">ימין</text:span><text:span text:style-name="T31"> </text:span><text:span text:style-name="T28">ושמאול]</text:span><text:span text:style-name="T59"> למען</text:span><text:span text:style-name="T2"> </text:span><text:span text:style-name="T59">יאריך</text:span><text:span text:style-name="T2"> </text:span><text:span text:style-name="T59">ימים</text:span><text:span text:style-name="T2"> </text:span><text:span text:style-name="T59">על</text:span><text:span text:style-name="T2"> </text:span><text:span text:style-name="T59">ממלכתו</text:span><text:span text:style-name="T2"> </text:span><text:span text:style-name="T28">[הוא</text:span><text:span text:style-name="T31"> </text:span><text:span text:style-name="T28">ובניו</text:span><text:span text:style-name="T31"> </text:span><text:span text:style-name="T28">בקרב</text:span><text:span text:style-name="T31"> </text:span><text:span text:style-name="T28">ישראל]</text:span><text:span text:style-name="T1"> </text:span><text:span text:style-name="T32">(</text:span><text:span text:style-name="T38">משמע: ירושה</text:span><text:span text:style-name="T31"> </text:span><text:span text:style-name="T38">היא</text:span><text:span text:style-name="T31"> </text:span><text:span text:style-name="T38">להם</text:span><text:span text:style-name="T31"> </text:span><text:span text:style-name="T38">כאדם</text:span><text:span text:style-name="T31"> </text:span><text:span text:style-name="T38">שמוריש</text:span><text:span text:style-name="T31"> </text:span><text:span text:style-name="T38">ירושה</text:span><text:span text:style-name="T31"> </text:span><text:span text:style-name="T38">לבניו</text:span><text:span text:style-name="T32">)</text:span><text:span text:style-name="T1"> - ירושה</text:span><text:span text:style-name="T2"> </text:span><text:span text:style-name="T1">היא</text:span><text:span text:style-name="T2"> </text:span><text:span text:style-name="T1">לכם;</text:span></text:p>
      <text:p text:style-name="P4"><text:span text:style-name="T1">ומנלן</text:span><text:span text:style-name="T2"> </text:span><text:span text:style-name="T1">דכי</text:span><text:span text:style-name="T2"> </text:span><text:span text:style-name="T1">איכא</text:span><text:span text:style-name="T2"> </text:span><text:span text:style-name="T1">מחלוקת</text:span><text:span text:style-name="T2"> </text:span><text:span text:style-name="T1">בעי</text:span><text:span text:style-name="T2"> </text:span><text:span text:style-name="T1">משיחה? ולאו</text:span><text:span text:style-name="T2"> </text:span><text:span text:style-name="T1">כל</text:span><text:span text:style-name="T2"> </text:span><text:span text:style-name="T1">דבעי</text:span><text:span text:style-name="T2"> </text:span><text:span text:style-name="T1">מלכא</text:span><text:span text:style-name="T2"> </text:span><text:span text:style-name="T1">מורית</text:span><text:span text:style-name="T2"> </text:span><text:span text:style-name="T1">מלכותא</text:span><text:span text:style-name="T2"> </text:span><text:span text:style-name="T1">לבניה</text:span><text:span text:style-name="T2"> </text:span><text:span text:style-name="T32">(</text:span><text:span text:style-name="T38">אפילו</text:span><text:span text:style-name="T31"> </text:span><text:span text:style-name="T38">בלא</text:span><text:span text:style-name="T31"> </text:span><text:span text:style-name="T38">משיחה</text:span><text:span text:style-name="T32">)</text:span><text:span text:style-name="T1">?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אמר</text:span><text:span text:style-name="T2"> </text:span><text:span text:style-name="T1">קרא: </text:span><text:span text:style-name="T59">הוא</text:span><text:span text:style-name="T2"> </text:span><text:span text:style-name="T59">ובניו</text:span><text:span text:style-name="T2"> </text:span><text:span text:style-name="T59">בקרב</text:span><text:span text:style-name="T2"> </text:span><text:span text:style-name="T59">ישראל</text:span><text:span text:style-name="T1">: </text:span><text:span text:style-name="T32">(</text:span><text:span text:style-name="T38">ירושה</text:span><text:span text:style-name="T31"> </text:span><text:span text:style-name="T38">היא</text:span><text:span text:style-name="T32">)</text:span><text:span text:style-name="T1"> בזמן</text:span><text:span text:style-name="T2"> </text:span><text:span text:style-name="T1">ששלום</text:span><text:span text:style-name="T2"> </text:span><text:span text:style-name="T1">בישראל</text:span><text:span text:style-name="T2"> </text:span><text:span text:style-name="T1">- קרינא</text:span><text:span text:style-name="T2"> </text:span><text:span text:style-name="T1">ביה</text:span><text:span text:style-name="T2"> </text:span><text:span text:style-name="T59">הוא</text:span><text:span text:style-name="T2"> </text:span><text:span text:style-name="T59">ובניו</text:span><text:span text:style-name="T1">, ואפילו</text:span><text:span text:style-name="T2"> </text:span><text:span text:style-name="T1">בלא</text:span><text:span text:style-name="T2"> </text:span><text:span text:style-name="T1">משיחה.</text:span></text:p>
      <text:p text:style-name="P13"><text:s/></text:p>
      <text:p text:style-name="P4"><text:span text:style-name="T1">תנא: </text:span><text:span text:style-name="T73">'אף</text:span><text:span text:style-name="T74"> </text:span><text:span text:style-name="T73">יהוא</text:span><text:span text:style-name="T74"> </text:span><text:span text:style-name="T73">בן</text:span><text:span text:style-name="T74"> </text:span><text:span text:style-name="T73">נמשי</text:span><text:span text:style-name="T74"> </text:span><text:span text:style-name="T73">לא</text:span><text:span text:style-name="T74"> </text:span><text:span text:style-name="T73">נמשח</text:span><text:span text:style-name="T74"> </text:span><text:span text:style-name="T73">אלא</text:span><text:span text:style-name="T74"> </text:span><text:span text:style-name="T73">מפני</text:span><text:span text:style-name="T74"> </text:span><text:span text:style-name="T73">מחלוקתו</text:span><text:span text:style-name="T74"> </text:span><text:span text:style-name="T73">של</text:span><text:span text:style-name="T74"> </text:span><text:span text:style-name="T73">יורם.</text:span><text:span text:style-name="T1">'</text:span></text:p>
      <text:p text:style-name="P4"><text:span text:style-name="T1">ותיפוק</text:span><text:span text:style-name="T2"> </text:span><text:span text:style-name="T1">ליה</text:span><text:span text:style-name="T2"> </text:span><text:span text:style-name="T1">משום</text:span><text:span text:style-name="T2"> </text:span><text:span text:style-name="T1">דראשון</text:span><text:span text:style-name="T2"> </text:span><text:span text:style-name="T1">הוא</text:span><text:span text:style-name="T2"> </text:span><text:span text:style-name="T32">(</text:span><text:span text:style-name="T38">ממשפחתו, דאינו</text:span><text:span text:style-name="T31"> </text:span><text:span text:style-name="T38">מלך</text:span><text:span text:style-name="T31"> </text:span><text:span text:style-name="T38">בן</text:span><text:span text:style-name="T31"> </text:span><text:span text:style-name="T38">מלך</text:span><text:span text:style-name="T32">)</text:span><text:span text:style-name="T1">?</text:span></text:p>
      <text:p text:style-name="P4"><text:span text:style-name="T1">חסורי</text:span><text:span text:style-name="T2"> </text:span><text:span text:style-name="T1">מחסרא</text:span><text:span text:style-name="T2"> </text:span><text:span text:style-name="T1">והכי</text:span><text:span text:style-name="T2"> </text:span><text:span text:style-name="T1">קתני: 'מלכי</text:span><text:span text:style-name="T2"> </text:span><text:span text:style-name="T1">בית</text:span><text:span text:style-name="T2"> </text:span><text:span text:style-name="T1">דוד</text:span><text:span text:style-name="T2"> </text:span><text:span text:style-name="T1">משוחין, מלכי</text:span><text:span text:style-name="T2"> </text:span><text:span text:style-name="T1">ישראל</text:span><text:span text:style-name="T2"> </text:span><text:span text:style-name="T1">אין</text:span><text:span text:style-name="T2"> </text:span><text:span text:style-name="T1">משוחין; מנלן? אמר</text:span><text:span text:style-name="T2"> </text:span><text:span text:style-name="T1">רבא: אמר</text:span><text:span text:style-name="T2"> </text:span><text:span text:style-name="T1">קרא: </text:span><text:span text:style-name="T18">(שמואל</text:span><text:span text:style-name="T19"> </text:span><text:span text:style-name="T18">א</text:span><text:span text:style-name="T19"> </text:span><text:span text:style-name="T18">טז,יב)</text:span><text:span text:style-name="T1"> </text:span><text:span text:style-name="T28">[וישלח</text:span><text:span text:style-name="T31"> </text:span><text:span text:style-name="T28">ויביאהו</text:span><text:span text:style-name="T31"> </text:span><text:span text:style-name="T28">והוא</text:span><text:span text:style-name="T31"> </text:span><text:span text:style-name="T28">אדמוני</text:span><text:span text:style-name="T31"> </text:span><text:span text:style-name="T28">עם</text:span><text:span text:style-name="T31"> </text:span><text:span text:style-name="T28">יפה</text:span><text:span text:style-name="T31"> </text:span><text:span text:style-name="T28">עינים</text:span><text:span text:style-name="T31"> </text:span><text:span text:style-name="T28">וטוב</text:span><text:span text:style-name="T31"> </text:span><text:span text:style-name="T28">ראי</text:span><text:span text:style-name="T31"> </text:span><text:span text:style-name="T28">ויאמר</text:span><text:span text:style-name="T31"> </text:span><text:span text:style-name="T28">ה']</text:span><text:span text:style-name="T59"> קום</text:span><text:span text:style-name="T2"> </text:span><text:span text:style-name="T59">משחהו</text:span><text:span text:style-name="T2"> </text:span><text:span text:style-name="T59">כי</text:span><text:span text:style-name="T2"> </text:span><text:span text:style-name="T59">זה</text:span><text:span text:style-name="T2"> </text:span><text:span text:style-name="T59">הוא</text:span><text:span text:style-name="T2"> </text:span><text:span text:style-name="T1">- זה</text:span><text:span text:style-name="T2"> </text:span><text:span text:style-name="T32">(</text:span><text:span text:style-name="T38">דמלכות</text:span><text:span text:style-name="T31"> </text:span><text:span text:style-name="T38">בית</text:span><text:span text:style-name="T31"> </text:span><text:span text:style-name="T38">דוד</text:span><text:span text:style-name="T32">)</text:span><text:span text:style-name="T1"> טעון</text:span><text:span text:style-name="T2"> </text:span><text:span text:style-name="T1">משיחה, ואין</text:span><text:span text:style-name="T2"> </text:span><text:span text:style-name="T1">אחר</text:span><text:span text:style-name="T2"> </text:span><text:span text:style-name="T32">(</text:span><text:span text:style-name="T38">שאינו</text:span><text:span text:style-name="T31"> </text:span><text:span text:style-name="T38">ממלכי</text:span><text:span text:style-name="T31"> </text:span><text:span text:style-name="T38">בית</text:span><text:span text:style-name="T31"> </text:span><text:span text:style-name="T38">דוד</text:span><text:span text:style-name="T32">)</text:span><text:span text:style-name="T1"> טעון</text:span><text:span text:style-name="T2"> </text:span><text:span text:style-name="T1">משיחה.</text:span><text:span text:style-name="T38"> </text:span></text:p>
      <text:p text:style-name="P3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אף</text:span><text:span text:style-name="T74"> </text:span><text:span text:style-name="T73">יהוא</text:span><text:span text:style-name="T74"> </text:span><text:span text:style-name="T73">בן</text:span><text:span text:style-name="T74"> </text:span><text:span text:style-name="T73">נמשי</text:span><text:span text:style-name="T74"> </text:span><text:span text:style-name="T73">לא</text:span><text:span text:style-name="T74"> </text:span><text:span text:style-name="T73">נמשח</text:span><text:span text:style-name="T74"> </text:span><text:span text:style-name="T73">אלא</text:span><text:span text:style-name="T74"> </text:span><text:span text:style-name="T73">מפני</text:span><text:span text:style-name="T74"> </text:span><text:span text:style-name="T73">מחלוקתו</text:span><text:span text:style-name="T74"> </text:span><text:span text:style-name="T73">של</text:span><text:span text:style-name="T74"> </text:span><text:span text:style-name="T73">יורם</text:span><text:span text:style-name="T1">' - ומשום</text:span><text:span text:style-name="T2"> </text:span><text:span text:style-name="T1">מחלוקתו</text:span><text:span text:style-name="T2"> </text:span><text:span text:style-name="T1">של</text:span><text:span text:style-name="T2"> </text:span><text:span text:style-name="T1">יורם</text:span><text:span text:style-name="T2"> </text:span><text:span text:style-name="T1">בן</text:span><text:span text:style-name="T2"> </text:span><text:span text:style-name="T1">אחאב</text:span><text:span text:style-name="T2"> </text:span><text:span text:style-name="T1">נמעול</text:span><text:span text:style-name="T2"> </text:span><text:span text:style-name="T1">בשמן</text:span><text:span text:style-name="T2"> </text:span><text:span text:style-name="T32">(</text:span><text:span text:style-name="T38">דאמרינן</text:span><text:span text:style-name="T31"> </text:span><text:span text:style-name="T38">לעיל</text:span><text:span text:style-name="T31"> </text:span><text:span text:style-name="T38">דמלכי</text:span><text:span text:style-name="T31"> </text:span><text:span text:style-name="T38">ישראל</text:span><text:span text:style-name="T31"> </text:span><text:span text:style-name="T38">אין</text:span><text:span text:style-name="T31"> </text:span><text:span text:style-name="T38">מושחין</text:span><text:span text:style-name="T31"> </text:span><text:span text:style-name="T38">ממנו</text:span><text:span text:style-name="T32">)</text:span><text:span text:style-name="T1">?</text:span></text:p>
      <text:p text:style-name="P4"><text:span text:style-name="T1">כדאמר</text:span><text:span text:style-name="T2"> </text:span><text:span text:style-name="T1">רב</text:span><text:span text:style-name="T2"> </text:span><text:span text:style-name="T1">פפא: באפרסמא</text:span><text:span text:style-name="T2"> </text:span><text:span text:style-name="T1">דכיא</text:span><text:span text:style-name="T2"> </text:span><text:span text:style-name="T32">(</text:span><text:span text:style-name="T38">דלא</text:span><text:span text:style-name="T31"> </text:span><text:span text:style-name="T38">הוי</text:span><text:span text:style-name="T31"> </text:span><text:span text:style-name="T38">משמן</text:span><text:span text:style-name="T31"> </text:span><text:span text:style-name="T38">המשחה</text:span><text:span text:style-name="T32">)</text:span><text:span text:style-name="T1"> - הכי</text:span><text:span text:style-name="T2"> </text:span><text:span text:style-name="T1">נמי</text:span><text:span text:style-name="T2"> </text:span><text:span text:style-name="T1">באפרסמא</text:span><text:span text:style-name="T2"> </text:span><text:span text:style-name="T1">דכיא.</text:span></text:p>
      <text:p text:style-name="P4"><text:span text:style-name="T1">'</text:span><text:span text:style-name="T73">ואת</text:span><text:span text:style-name="T74"> </text:span><text:span text:style-name="T73">יהואחז</text:span><text:span text:style-name="T74"> </text:span><text:span text:style-name="T73">מפני</text:span><text:span text:style-name="T74"> </text:span><text:span text:style-name="T73">יהויקים</text:span><text:span text:style-name="T74"> </text:span><text:span text:style-name="T73">שהיה</text:span><text:span text:style-name="T74"> </text:span><text:span text:style-name="T73">גדול</text:span><text:span text:style-name="T74"> </text:span><text:span text:style-name="T73">ממנו</text:span><text:span text:style-name="T74"> </text:span><text:span text:style-name="T73">שתי</text:span><text:span text:style-name="T74"> </text:span><text:span text:style-name="T73">שנים</text:span><text:span text:style-name="T1">' - ומי</text:span><text:span text:style-name="T2"> </text:span><text:span text:style-name="T1">קשיש</text:span><text:span text:style-name="T2"> </text:span><text:span text:style-name="T1">מיניה? והכתיב</text:span><text:span text:style-name="T2"> </text:span><text:span text:style-name="T18">(דברי</text:span><text:span text:style-name="T19"> </text:span><text:span text:style-name="T18">הימים</text:span><text:span text:style-name="T19"> </text:span><text:span text:style-name="T18">א</text:span><text:span text:style-name="T19"> </text:span><text:span text:style-name="T18">ג,טו)</text:span><text:span text:style-name="T1"> </text:span><text:span text:style-name="T59">ובני</text:span><text:span text:style-name="T2"> </text:span><text:span text:style-name="T59">יאשיהו</text:span><text:span text:style-name="T2"> </text:span><text:span text:style-name="T59">הבכור</text:span><text:span text:style-name="T2"> </text:span><text:span text:style-name="T59">יוחנן</text:span><text:span text:style-name="T2"> </text:span><text:span text:style-name="T59">השני</text:span><text:span text:style-name="T2"> </text:span><text:span text:style-name="T59">יהויקים</text:span><text:span text:style-name="T2"> </text:span><text:span text:style-name="T59">השלישי</text:span><text:span text:style-name="T2"> </text:span><text:span text:style-name="T59">צדקיהו</text:span><text:span text:style-name="T2"> </text:span><text:span text:style-name="T59">הרביעי</text:span><text:span text:style-name="T2"> </text:span><text:span text:style-name="T59">שלוּם</text:span><text:span text:style-name="T1">, ואמר</text:span><text:span text:style-name="T2"> </text:span><text:span text:style-name="T1">רבי</text:span><text:span text:style-name="T2"> </text:span><text:span text:style-name="T1">יוחנן: הוא</text:span><text:span text:style-name="T2"> </text:span><text:span text:style-name="T1">שלום</text:span><text:span text:style-name="T2"> </text:span><text:span text:style-name="T1">הוא</text:span><text:span text:style-name="T2"> </text:span><text:span text:style-name="T1">צדקיהו</text:span><text:span text:style-name="T2"> </text:span><text:span text:style-name="T1">הוא</text:span><text:span text:style-name="T2"> </text:span><text:span text:style-name="T1">יוחנן</text:span><text:span text:style-name="T2"> </text:span><text:span text:style-name="T1">הוא</text:span><text:span text:style-name="T2"> </text:span><text:span text:style-name="T1">יהואחז'!? </text:span></text:p>
      <text:p text:style-name="P4"><text:span text:style-name="T1">לעולם</text:span><text:span text:style-name="T2"> </text:span><text:span text:style-name="T1">יהויקים</text:span><text:span text:style-name="T2"> </text:span><text:span text:style-name="T1">קשיש, ומאי</text:span><text:span text:style-name="T2"> </text:span><text:span text:style-name="T1">'בכור' </text:span><text:span text:style-name="T32">(</text:span><text:span text:style-name="T38">דקרי</text:span><text:span text:style-name="T31"> </text:span><text:span text:style-name="T38">ליה</text:span><text:span text:style-name="T31"> </text:span><text:span text:style-name="T28">הבכור</text:span><text:span text:style-name="T31"> </text:span><text:span text:style-name="T28">יוחנן</text:span><text:span text:style-name="T32">)</text:span><text:span text:style-name="T1"> - בכור</text:span><text:span text:style-name="T2"> </text:span><text:span text:style-name="T1">למלכות</text:span><text:span text:style-name="T2"> </text:span><text:span text:style-name="T32">(</text:span><text:span text:style-name="T38">שמלך</text:span><text:span text:style-name="T31"> </text:span><text:span text:style-name="T38">ראשון</text:span><text:span text:style-name="T32">)</text:span><text:span text:style-name="T1">.</text:span></text:p>
      <text:p text:style-name="P3"/>
      <text:p text:style-name="P4"><text:span text:style-name="T1">ומי</text:span><text:span text:style-name="T2"> </text:span><text:span text:style-name="T1">מלכי</text:span><text:span text:style-name="T2"> </text:span><text:span text:style-name="T1">זוטרי</text:span><text:span text:style-name="T2"> </text:span><text:span text:style-name="T1">מקמי</text:span><text:span text:style-name="T2"> </text:span><text:span text:style-name="T1">קשישי? והא</text:span><text:span text:style-name="T2"> </text:span><text:span text:style-name="T1">כתיב</text:span><text:span text:style-name="T2"> </text:span><text:span text:style-name="T18">(דברי</text:span><text:span text:style-name="T19"> </text:span><text:span text:style-name="T18">הימים</text:span><text:span text:style-name="T19"> </text:span><text:span text:style-name="T18">ב</text:span><text:span text:style-name="T19"> </text:span><text:span text:style-name="T18">כא,ג)</text:span><text:span text:style-name="T1"> </text:span><text:span text:style-name="T28">[ויתן</text:span><text:span text:style-name="T31"> </text:span><text:span text:style-name="T28">להם</text:span><text:span text:style-name="T31"> </text:span><text:span text:style-name="T28">אביהם</text:span><text:span text:style-name="T31"> </text:span><text:span text:style-name="T28">מתנות</text:span><text:span text:style-name="T31"> </text:span><text:span text:style-name="T28">רבות</text:span><text:span text:style-name="T31"> </text:span><text:span text:style-name="T28">לכסף</text:span><text:span text:style-name="T31"> </text:span><text:span text:style-name="T28">ולזהב</text:span><text:span text:style-name="T31"> </text:span><text:span text:style-name="T28">ולמגדנות</text:span><text:span text:style-name="T31"> </text:span><text:span text:style-name="T28">עם</text:span><text:span text:style-name="T31"> </text:span><text:span text:style-name="T28">ערי</text:span><text:span text:style-name="T31"> </text:span><text:span text:style-name="T28">מצורות</text:span><text:span text:style-name="T31"> </text:span><text:span text:style-name="T28">ביהודה]</text:span><text:span text:style-name="T59"> ואת</text:span><text:span text:style-name="T2"> </text:span><text:span text:style-name="T59">הממלכה</text:span><text:span text:style-name="T2"> </text:span><text:span text:style-name="T59">נתן</text:span><text:span text:style-name="T2"> </text:span><text:span text:style-name="T59">ליהורם</text:span><text:span text:style-name="T2"> </text:span><text:span text:style-name="T59">כי</text:span><text:span text:style-name="T2"> </text:span><text:span text:style-name="T59">הוא</text:span><text:span text:style-name="T2"> </text:span><text:span text:style-name="T59">הבכור</text:span><text:span text:style-name="T1">!? </text:span></text:p>
      <text:p text:style-name="P4"><text:span text:style-name="T1">יהורם</text:span><text:span text:style-name="T2"> </text:span><text:span text:style-name="T1">- ממלא</text:span><text:span text:style-name="T2"> </text:span><text:span text:style-name="T1">מקום</text:span><text:span text:style-name="T2"> </text:span><text:span text:style-name="T1">אבותיו</text:span><text:span text:style-name="T2"> </text:span><text:span text:style-name="T1">הוה</text:span><text:span text:style-name="T2"> </text:span><text:span text:style-name="T32">(</text:span><text:span text:style-name="T38">דכי</text:span><text:span text:style-name="T31"> </text:span><text:span text:style-name="T38">מלך</text:span><text:span text:style-name="T31"> </text:span><text:span text:style-name="T38">אכתי</text:span><text:span text:style-name="T31"> </text:span><text:span text:style-name="T38">הוה</text:span><text:span text:style-name="T31"> </text:span><text:span text:style-name="T38">צדיק</text:span><text:span text:style-name="T31"> </text:span><text:span text:style-name="T38">ממלא</text:span><text:span text:style-name="T31"> </text:span><text:span text:style-name="T38">מקום</text:span><text:span text:style-name="T31"> </text:span><text:span text:style-name="T38">אבותיו</text:span><text:span text:style-name="T31"> </text:span><text:span text:style-name="T38">הוה, ואחר</text:span><text:span text:style-name="T31"> </text:span><text:span text:style-name="T38">כך</text:span><text:span text:style-name="T31"> </text:span><text:span text:style-name="T38">החמיץ</text:span><text:span text:style-name="T32">)</text:span><text:span text:style-name="T1">, יהויקים</text:span><text:span text:style-name="T2"> </text:span><text:span text:style-name="T1">לאו</text:span><text:span text:style-name="T2"> </text:span><text:span text:style-name="T1">ממלא</text:span><text:span text:style-name="T2"> </text:span><text:span text:style-name="T1">מקום</text:span><text:span text:style-name="T2"> </text:span><text:span text:style-name="T1">אבותיו</text:span><text:span text:style-name="T2"> </text:span><text:span text:style-name="T1">הוה.</text:span></text:p>
      <text:p text:style-name="P3"/>
      <text:p text:style-name="P4"><text:span text:style-name="T1">אמר</text:span><text:span text:style-name="T2"> </text:span><text:span text:style-name="T1">מר</text:span><text:span text:style-name="T2"> </text:span><text:span text:style-name="T1">'</text:span><text:span text:style-name="T73">הוא</text:span><text:span text:style-name="T74"> </text:span><text:span text:style-name="T73">שלום</text:span><text:span text:style-name="T74"> </text:span><text:span text:style-name="T73">הוא</text:span><text:span text:style-name="T74"> </text:span><text:span text:style-name="T73">צדקיהו</text:span><text:span text:style-name="T74"> </text:span><text:span text:style-name="T73">הוא</text:span><text:span text:style-name="T74"> </text:span><text:span text:style-name="T73">יוחנן</text:span><text:span text:style-name="T74"> </text:span><text:span text:style-name="T73">הוא</text:span><text:span text:style-name="T74"> </text:span><text:span text:style-name="T73">יהואחז</text:span><text:span text:style-name="T1">' - והא</text:span><text:span text:style-name="T2"> </text:span><text:span text:style-name="T1">חד</text:span><text:span text:style-name="T2"> </text:span><text:span text:style-name="T1">חד</text:span><text:span text:style-name="T2"> </text:span><text:span text:style-name="T1">קא</text:span><text:span text:style-name="T2"> </text:span><text:span text:style-name="T1">חשיב, דכתיב</text:span><text:span text:style-name="T2"> </text:span><text:span text:style-name="T18">(דברי</text:span><text:span text:style-name="T19"> </text:span><text:span text:style-name="T18">הימים</text:span><text:span text:style-name="T19"> </text:span><text:span text:style-name="T18">א</text:span><text:span text:style-name="T19"> </text:span><text:span text:style-name="T18">ג,טו)</text:span><text:span text:style-name="T1"> '</text:span><text:span text:style-name="T59">השלישי</text:span><text:span text:style-name="T1">' '</text:span><text:span text:style-name="T59">הרביעי</text:span><text:span text:style-name="T1">'?</text:span></text:p>
      <text:p text:style-name="P4"><text:span text:style-name="T1">מאי</text:span><text:span text:style-name="T2"> </text:span><text:span text:style-name="T1">'שלישי'? - שלישי</text:span><text:span text:style-name="T2"> </text:span><text:span text:style-name="T1">לבנים, ומאי</text:span><text:span text:style-name="T2"> </text:span><text:span text:style-name="T1">'רביעי'? - רביעי</text:span><text:span text:style-name="T2"> </text:span><text:span text:style-name="T1">למלכות: דמעיקרא</text:span><text:span text:style-name="T2"> </text:span><text:span text:style-name="T1">מלך</text:span><text:span text:style-name="T2"> </text:span><text:span text:style-name="T1">יהואחז, ולבסוף</text:span><text:span text:style-name="T2"> </text:span><text:span text:style-name="T1">יהויקים, ולבסוף</text:span><text:span text:style-name="T2"> </text:span><text:span text:style-name="T1">יכניה, ולבסוף</text:span><text:span text:style-name="T2"> </text:span><text:span text:style-name="T1">צדקיהו. </text:span></text:p>
      <text:p text:style-name="P3"/>
      <text:p text:style-name="P4"><text:span text:style-name="T1">תנו</text:span><text:span text:style-name="T2"> </text:span><text:span text:style-name="T1">רבנן: </text:span><text:span text:style-name="T73">'הוא</text:span><text:span text:style-name="T74"> </text:span><text:span text:style-name="T73">שלום</text:span><text:span text:style-name="T74"> </text:span><text:span text:style-name="T73">הוא</text:span><text:span text:style-name="T74"> </text:span><text:span text:style-name="T73">צדקיהו; ולמה</text:span><text:span text:style-name="T74"> </text:span><text:span text:style-name="T73">נקרא</text:span><text:span text:style-name="T74"> </text:span><text:span text:style-name="T73">שמו</text:span><text:span text:style-name="T74"> </text:span><text:span text:style-name="T73">'שלוּם'? - שהיה</text:span><text:span text:style-name="T74"> </text:span><text:span text:style-name="T73">משולם</text:span><text:span text:style-name="T74"> </text:span><text:span text:style-name="T73">במעשיו</text:span><text:span text:style-name="T74"> </text:span><text:span text:style-name="T32">(</text:span><text:span text:style-name="T38">דצדיק</text:span><text:span text:style-name="T31"> </text:span><text:span text:style-name="T38">גמור</text:span><text:span text:style-name="T31"> </text:span><text:span text:style-name="T38">הוה, בעל</text:span><text:span text:style-name="T31"> </text:span><text:span text:style-name="T38">מעשים</text:span><text:span text:style-name="T31"> </text:span><text:span text:style-name="T38">טובים</text:span><text:span text:style-name="T32">)</text:span><text:span text:style-name="T1">.</text:span></text:p>
      <text:p text:style-name="P4"><text:span text:style-name="T1">איכא</text:span><text:span text:style-name="T2"> </text:span><text:span text:style-name="T1">דאמרי: 'שלוּם' - ששלמה</text:span><text:span text:style-name="T2"> </text:span><text:span text:style-name="T1">מלכות</text:span><text:span text:style-name="T2"> </text:span><text:span text:style-name="T1">בית</text:span><text:span text:style-name="T2"> </text:span><text:span text:style-name="T1">דוד</text:span><text:span text:style-name="T2"> </text:span><text:span text:style-name="T1">בימיו; ומה</text:span><text:span text:style-name="T2"> </text:span><text:span text:style-name="T1">שמו? - מתניה</text:span><text:span text:style-name="T2"> </text:span><text:span text:style-name="T1">שמו, שנאמר</text:span><text:span text:style-name="T2"> </text:span><text:span text:style-name="T18">(מלכים</text:span><text:span text:style-name="T19"> </text:span><text:span text:style-name="T18">ב</text:span><text:span text:style-name="T19"> </text:span><text:span text:style-name="T18">כד,יז)</text:span><text:span text:style-name="T1"> </text:span><text:span text:style-name="T59">וימלך</text:span><text:span text:style-name="T2"> </text:span><text:span text:style-name="T59">מלך</text:span><text:span text:style-name="T2"> </text:span><text:span text:style-name="T59">בבל</text:span><text:span text:style-name="T2"> </text:span><text:span text:style-name="T59">את</text:span><text:span text:style-name="T2"> </text:span><text:span text:style-name="T59">מתניה</text:span><text:span text:style-name="T2"> </text:span><text:span text:style-name="T59">דודו</text:span><text:span text:style-name="T2"> </text:span><text:span text:style-name="T59">תחתיו</text:span><text:span text:style-name="T2"> </text:span><text:span text:style-name="T59">ויסב</text:span><text:span text:style-name="T2"> </text:span><text:span text:style-name="T59">את</text:span><text:span text:style-name="T2"> </text:span><text:span text:style-name="T59">שמו</text:span><text:span text:style-name="T2"> </text:span><text:span text:style-name="T59">צדקיהו</text:span><text:span text:style-name="T1">; אמר</text:span><text:span text:style-name="T2"> </text:span><text:span text:style-name="T1">ליה</text:span><text:span text:style-name="T2"> </text:span><text:span text:style-name="T32">(</text:span><text:span text:style-name="T38">נבוכד</text:span><text:span text:style-name="T31"> </text:span><text:span text:style-name="T38">נצר</text:span><text:span text:style-name="T32">)</text:span><text:span text:style-name="T1">: יה</text:span><text:span text:style-name="T2"> </text:span><text:span text:style-name="T1">יצדיק</text:span><text:span text:style-name="T2"> </text:span><text:span text:style-name="T1">עליך</text:span><text:span text:style-name="T2"> </text:span><text:span text:style-name="T1">את</text:span><text:span text:style-name="T2"> </text:span><text:span text:style-name="T1">הדין</text:span><text:span text:style-name="T2"> </text:span><text:span text:style-name="T1">אם</text:span><text:span text:style-name="T2"> </text:span><text:span text:style-name="T1">תמרוד</text:span><text:span text:style-name="T2"> </text:span><text:span text:style-name="T1">בי, שנאמר</text:span><text:span text:style-name="T2"> </text:span><text:span text:style-name="T18">(מלכים</text:span><text:span text:style-name="T19"> </text:span><text:span text:style-name="T18">ב</text:span><text:span text:style-name="T19"> </text:span><text:span text:style-name="T18">כד,י)</text:span><text:span text:style-name="T1"> </text:span><text:span text:style-name="T28">[ולתשובת</text:span><text:span text:style-name="T31"> </text:span><text:span text:style-name="T28">השנה</text:span><text:span text:style-name="T31"> </text:span><text:span text:style-name="T28">שלח</text:span><text:span text:style-name="T31"> </text:span><text:span text:style-name="T28">המלך</text:span><text:span text:style-name="T31"> </text:span><text:span text:style-name="T28">נבוכדנאצר]</text:span><text:span text:style-name="T59"> ויבאהו</text:span><text:span text:style-name="T2"> </text:span><text:span text:style-name="T59">בבלה</text:span><text:span text:style-name="T2"> </text:span><text:span text:style-name="T28">[עם</text:span><text:span text:style-name="T31"> </text:span><text:span text:style-name="T28">כלי</text:span><text:span text:style-name="T31"> </text:span><text:span text:style-name="T28">חמדת</text:span><text:span text:style-name="T31"> </text:span><text:span text:style-name="T28">בית</text:span><text:span text:style-name="T31"> </text:span><text:span text:style-name="T28">ה' וימלך</text:span><text:span text:style-name="T31"> </text:span><text:span text:style-name="T28">את</text:span><text:span text:style-name="T31"> </text:span><text:span text:style-name="T28">צדקיהו</text:span><text:span text:style-name="T31"> </text:span><text:span text:style-name="T28">אחיו</text:span><text:span text:style-name="T31"> </text:span><text:span text:style-name="T28">על</text:span><text:span text:style-name="T31"> </text:span><text:span text:style-name="T28">יהודה</text:span><text:span text:style-name="T31"> </text:span><text:span text:style-name="T28">וירושלם]</text:span><text:span text:style-name="T1">, וכתיב</text:span><text:span text:style-name="T2"> </text:span><text:span text:style-name="T18">(דברי</text:span><text:span text:style-name="T19"> </text:span><text:span text:style-name="T18">הימים</text:span><text:span text:style-name="T19"> </text:span><text:span text:style-name="T18">ב</text:span><text:span text:style-name="T19"> </text:span><text:span text:style-name="T18">לו,יג)</text:span><text:span text:style-name="T1"> </text:span><text:span text:style-name="T59">וגם</text:span><text:span text:style-name="T2"> </text:span><text:span text:style-name="T59">במלך</text:span><text:span text:style-name="T2"> </text:span><text:span text:style-name="T59">נבוכד</text:span><text:span text:style-name="T2"> </text:span><text:span text:style-name="T59">נצר</text:span><text:span text:style-name="T2"> </text:span><text:span text:style-name="T59">מרד</text:span><text:span text:style-name="T2"> </text:span><text:span text:style-name="T59">אשר</text:span><text:span text:style-name="T2"> </text:span><text:span text:style-name="T59">השביעו</text:span><text:span text:style-name="T2"> </text:span><text:span text:style-name="T59">באלהים</text:span><text:span text:style-name="T2"> </text:span><text:span text:style-name="T28">[ויקש</text:span><text:span text:style-name="T31"> </text:span><text:span text:style-name="T28">את</text:span><text:span text:style-name="T31"> </text:span><text:span text:style-name="T28">ערפו</text:span><text:span text:style-name="T31"> </text:span><text:span text:style-name="T28">ויאמץ</text:span><text:span text:style-name="T31"> </text:span><text:span text:style-name="T28">את</text:span><text:span text:style-name="T31"> </text:span><text:span text:style-name="T28">לבבו</text:span><text:span text:style-name="T31"> </text:span><text:span text:style-name="T28">משוב</text:span><text:span text:style-name="T31"> </text:span><text:span text:style-name="T28">אל</text:span><text:span text:style-name="T31"> </text:span><text:span text:style-name="T28">ה' אלקי</text:span><text:span text:style-name="T31"> </text:span><text:span text:style-name="T28">ישראל]</text:span><text:span text:style-name="T1">.</text:span></text:p>
      <text:p text:style-name="P3"/>
      <text:p text:style-name="P4"><text:span text:style-name="T1">(הוריות</text:span><text:span text:style-name="T2"> </text:span><text:span text:style-name="T1">יב,א)</text:span></text:p>
      <text:p text:style-name="P4"><text:span text:style-name="T1">ומי</text:span><text:span text:style-name="T2"> </text:span><text:span text:style-name="T1">הוה</text:span><text:span text:style-name="T2"> </text:span><text:span text:style-name="T1">שמן</text:span><text:span text:style-name="T2"> </text:span><text:span text:style-name="T1">המשחה</text:span><text:span text:style-name="T2"> </text:span><text:span text:style-name="T32">(</text:span><text:span text:style-name="T38">בימי</text:span><text:span text:style-name="T31"> </text:span><text:span text:style-name="T38">יהואחז, דקתני</text:span><text:span text:style-name="T31"> </text:span><text:span text:style-name="T38">'ויהואחז</text:span><text:span text:style-name="T31"> </text:span><text:span text:style-name="T38">נמשח</text:span><text:span text:style-name="T31"> </text:span><text:span text:style-name="T38">מפני</text:span><text:span text:style-name="T31"> </text:span><text:span text:style-name="T38">יהויקים'</text:span><text:span text:style-name="T32">)</text:span><text:span text:style-name="T1">? והתניא: '</text:span><text:span text:style-name="T73">משנגנז</text:span><text:span text:style-name="T74"> </text:span><text:span text:style-name="T73">ארון</text:span><text:span text:style-name="T74"> </text:span><text:span text:style-name="T73">- נגנז</text:span><text:span text:style-name="T74"> </text:span><text:span text:style-name="T73">שמן</text:span><text:span text:style-name="T74"> </text:span><text:span text:style-name="T73">המשחה, וצנצנת</text:span><text:span text:style-name="T74"> </text:span><text:span text:style-name="T73">המן, ומקלו</text:span><text:span text:style-name="T74"> </text:span><text:span text:style-name="T73">של</text:span><text:span text:style-name="T74"> </text:span><text:span text:style-name="T73">אהרן</text:span><text:span text:style-name="T74"> </text:span><text:span text:style-name="T73">- שקדיה</text:span><text:span text:style-name="T74"> </text:span><text:span text:style-name="T73">ופרחיה, וארגז</text:span><text:span text:style-name="T74"> </text:span><text:span text:style-name="T73">ששלחו</text:span><text:span text:style-name="T74"> </text:span><text:span text:style-name="T73">פלשתים</text:span><text:span text:style-name="T74"> </text:span><text:span text:style-name="T73">דורון</text:span><text:span text:style-name="T74"> </text:span><text:span text:style-name="T73">לישראל, שנאמר</text:span><text:span text:style-name="T74"> </text:span><text:span text:style-name="T18">(שמואל</text:span><text:span text:style-name="T19"> </text:span><text:span text:style-name="T18">א</text:span><text:span text:style-name="T19"> </text:span><text:span text:style-name="T18">ו,ח)</text:span><text:span text:style-name="T1"> </text:span><text:span text:style-name="T28">[ולקחתם</text:span><text:span text:style-name="T31"> </text:span><text:span text:style-name="T28">את</text:span><text:span text:style-name="T31"> </text:span><text:span text:style-name="T28">ארון</text:span><text:span text:style-name="T31"> </text:span><text:span text:style-name="T28">ה' ונתתם</text:span><text:span text:style-name="T31"> </text:span><text:span text:style-name="T28">אותו</text:span><text:span text:style-name="T31"> </text:span><text:span text:style-name="T28">אל</text:span><text:span text:style-name="T31"> </text:span><text:span text:style-name="T28">העגלה]</text:span><text:span text:style-name="T75"> ואת</text:span><text:span text:style-name="T74"> </text:span><text:span text:style-name="T75">כלי</text:span><text:span text:style-name="T74"> </text:span><text:span text:style-name="T75">הזהב</text:span><text:span text:style-name="T74"> </text:span><text:span text:style-name="T75">אשר</text:span><text:span text:style-name="T74"> </text:span><text:span text:style-name="T75">השבותם</text:span><text:span text:style-name="T74"> </text:span><text:span text:style-name="T75">לו</text:span><text:span text:style-name="T74"> </text:span><text:span text:style-name="T75">אשם</text:span><text:span text:style-name="T74"> </text:span><text:span text:style-name="T75">תשימו</text:span><text:span text:style-name="T74"> </text:span><text:span text:style-name="T75">בארגז</text:span><text:span text:style-name="T74"> </text:span><text:span text:style-name="T75">מצדו</text:span><text:span text:style-name="T74"> </text:span><text:span text:style-name="T75">ושלחתם</text:span><text:span text:style-name="T74"> </text:span><text:span text:style-name="T75">אותו</text:span><text:span text:style-name="T74"> </text:span><text:span text:style-name="T75">והלך</text:span><text:span text:style-name="T74"> </text:span><text:span text:style-name="T32">(</text:span><text:span text:style-name="T38">מדכתיב</text:span><text:span text:style-name="T31"> </text:span><text:span text:style-name="T28">תשימו</text:span><text:span text:style-name="T31"> </text:span><text:span text:style-name="T28">בארגז</text:span><text:span text:style-name="T31"> </text:span><text:span text:style-name="T38">- מצדו</text:span><text:span text:style-name="T31"> </text:span><text:span text:style-name="T38">דארגז, בצד</text:span><text:span text:style-name="T31"> </text:span><text:span text:style-name="T38">ארון</text:span><text:span text:style-name="T31"> </text:span><text:span text:style-name="T38">קאי; אלמא</text:span><text:span text:style-name="T31"> </text:span><text:span text:style-name="T38">בהדי</text:span><text:span text:style-name="T31"> </text:span><text:span text:style-name="T38">ארון</text:span><text:span text:style-name="T31"> </text:span><text:span text:style-name="T38">נגנז, ומדקאמר</text:span><text:span text:style-name="T31"> </text:span><text:span text:style-name="T38">יאשיהו</text:span><text:span text:style-name="T31"> </text:span><text:span text:style-name="T38">'</text:span><text:span text:style-name="T28">תנו</text:span><text:span text:style-name="T31"> </text:span><text:span text:style-name="T28">את</text:span><text:span text:style-name="T31"> </text:span><text:span text:style-name="T28">ארון</text:span><text:span text:style-name="T31"> </text:span><text:span text:style-name="T28">ה' בבית</text:span><text:span text:style-name="T31"> </text:span><text:span text:style-name="T38">וגו' - משמע</text:span><text:span text:style-name="T31"> </text:span><text:span text:style-name="T38">שצוה</text:span><text:span text:style-name="T31"> </text:span><text:span text:style-name="T38">לגונזו</text:span><text:span text:style-name="T32">)</text:span><text:span text:style-name="T73">; ומי</text:span><text:span text:style-name="T74"> </text:span><text:span text:style-name="T73">גנזו? - יאשיהו</text:span><text:span text:style-name="T74"> </text:span><text:span text:style-name="T73">מלך</text:span><text:span text:style-name="T74"> </text:span><text:span text:style-name="T73">יהודה</text:span><text:span text:style-name="T74"> </text:span><text:span text:style-name="T73">גנזו: שראה</text:span><text:span text:style-name="T74"> </text:span><text:span text:style-name="T73">שכתוב</text:span><text:span text:style-name="T74"> </text:span><text:span text:style-name="T73">בתורה</text:span><text:span text:style-name="T74"> </text:span><text:span text:style-name="T18">(דברים</text:span><text:span text:style-name="T19"> </text:span><text:span text:style-name="T18">כח,לו)</text:span><text:span text:style-name="T75"> יולך</text:span><text:span text:style-name="T74"> </text:span><text:span text:style-name="T75">ה' אותך</text:span><text:span text:style-name="T74"> </text:span><text:span text:style-name="T75">ואת</text:span><text:span text:style-name="T74"> </text:span><text:span text:style-name="T75">מלכך</text:span><text:span text:style-name="T74"> </text:span><text:span text:style-name="T28">[אשר</text:span><text:span text:style-name="T31"> </text:span><text:span text:style-name="T28">תקים</text:span><text:span text:style-name="T31"> </text:span><text:span text:style-name="T28">עליך</text:span><text:span text:style-name="T31"> </text:span><text:span text:style-name="T28">אל</text:span><text:span text:style-name="T31"> </text:span><text:span text:style-name="T28">גוי</text:span><text:span text:style-name="T31"> </text:span><text:span text:style-name="T28">אשר</text:span><text:span text:style-name="T31"> </text:span><text:span text:style-name="T28">לא</text:span><text:span text:style-name="T31"> </text:span><text:span text:style-name="T28">ידעת</text:span><text:span text:style-name="T31"> </text:span><text:span text:style-name="T28">אתה</text:span><text:span text:style-name="T31"> </text:span><text:span text:style-name="T28">ואבתיך</text:span><text:span text:style-name="T31"> </text:span><text:span text:style-name="T28">ועבדת</text:span><text:span text:style-name="T31"> </text:span><text:span text:style-name="T28">שם</text:span><text:span text:style-name="T31"> </text:span><text:span text:style-name="T28">אלהים</text:span><text:span text:style-name="T31"> </text:span><text:span text:style-name="T28">אחרים</text:span><text:span text:style-name="T31"> </text:span><text:span text:style-name="T28">עץ</text:span><text:span text:style-name="T31"> </text:span><text:span text:style-name="T28">ואבן]</text:span><text:span text:style-name="T73">; צוה</text:span><text:span text:style-name="T74"> </text:span><text:span text:style-name="T73">וגנזום, שנאמר</text:span><text:span text:style-name="T74"> </text:span><text:span text:style-name="T18">(דברי</text:span><text:span text:style-name="T19"> </text:span><text:span text:style-name="T18">הימים</text:span><text:span text:style-name="T19"> </text:span><text:span text:style-name="T18">ב</text:span><text:span text:style-name="T19"> </text:span><text:span text:style-name="T18">לה,ג)</text:span><text:span text:style-name="T75"> ויאמר</text:span><text:span text:style-name="T74"> </text:span><text:span text:style-name="T75">ללוים</text:span><text:span text:style-name="T74"> </text:span><text:span text:style-name="T75">המבינים</text:span><text:span text:style-name="T74"> </text:span><text:span text:style-name="T75">לכל</text:span><text:span text:style-name="T74"> </text:span><text:span text:style-name="T75">ישראל</text:span><text:span text:style-name="T74"> </text:span><text:span text:style-name="T75">הקדושים</text:span><text:span text:style-name="T74"> </text:span><text:span text:style-name="T75">לה' תנו</text:span><text:span text:style-name="T74"> </text:span><text:span text:style-name="T75">את</text:span><text:span text:style-name="T74"> </text:span><text:span text:style-name="T75">ארון</text:span><text:span text:style-name="T74"> </text:span><text:span text:style-name="T75">הקדש</text:span><text:span text:style-name="T74"> </text:span><text:span text:style-name="T75">בבית</text:span><text:span text:style-name="T74"> </text:span><text:span text:style-name="T75">אשר</text:span><text:span text:style-name="T74"> </text:span><text:span text:style-name="T75">בנה</text:span><text:span text:style-name="T74"> </text:span><text:span text:style-name="T75">שלמה</text:span><text:span text:style-name="T74"> </text:span><text:span text:style-name="T75">בן</text:span><text:span text:style-name="T74"> </text:span><text:span text:style-name="T75">דוד</text:span><text:span text:style-name="T74"> </text:span><text:span text:style-name="T75">מלך</text:span><text:span text:style-name="T74"> </text:span><text:span text:style-name="T75">ישראל</text:span><text:span text:style-name="T74"> </text:span><text:span text:style-name="T75">אין</text:span><text:span text:style-name="T74"> </text:span><text:span text:style-name="T75">לכם</text:span><text:span text:style-name="T74"> </text:span><text:span text:style-name="T75">משא</text:span><text:span text:style-name="T74"> </text:span><text:span text:style-name="T75">בכתף</text:span><text:span text:style-name="T74"> </text:span><text:span text:style-name="T75">עתה</text:span><text:span text:style-name="T74"> </text:span><text:span text:style-name="T75">עבדו</text:span><text:span text:style-name="T74"> </text:span><text:span text:style-name="T75">את</text:span><text:span text:style-name="T74"> </text:span><text:span text:style-name="T75">ה' אלהיכם</text:span><text:span text:style-name="T74"> </text:span><text:span text:style-name="T75">ואת</text:span><text:span text:style-name="T74"> </text:span><text:span text:style-name="T75">עמו</text:span><text:span text:style-name="T74"> </text:span><text:span text:style-name="T75">ישראל</text:span><text:span text:style-name="T1">' </text:span><text:span text:style-name="T32">(</text:span><text:span text:style-name="T38">ואמרינן</text:span><text:span text:style-name="T31"> </text:span><text:span text:style-name="T38">במסכת</text:span><text:span text:style-name="T31"> </text:span><text:span text:style-name="T38">שקלים: 'אמר</text:span><text:span text:style-name="T31"> </text:span><text:span text:style-name="T38">להם: אם</text:span><text:span text:style-name="T31"> </text:span><text:span text:style-name="T38">גולה</text:span><text:span text:style-name="T31"> </text:span><text:span text:style-name="T38">עמכם</text:span><text:span text:style-name="T31"> </text:span><text:span text:style-name="T38">- שוב</text:span><text:span text:style-name="T31"> </text:span><text:span text:style-name="T38">אינכם</text:span><text:span text:style-name="T31"> </text:span><text:span text:style-name="T38">מחזירין</text:span><text:span text:style-name="T31"> </text:span><text:span text:style-name="T38">אותו</text:span><text:span text:style-name="T31"> </text:span><text:span text:style-name="T38">בכתפיכם' - צוה</text:span><text:span text:style-name="T31"> </text:span><text:span text:style-name="T38">לגונזו</text:span><text:span text:style-name="T32">)</text:span><text:span text:style-name="T1">, ואמר</text:span><text:span text:style-name="T2"> </text:span><text:span text:style-name="T1">רבי</text:span><text:span text:style-name="T2"> </text:span><text:span text:style-name="T1">אלעזר: אתיא</text:span><text:span text:style-name="T2"> </text:span><text:span text:style-name="T1">'</text:span><text:span text:style-name="T59">שם</text:span><text:span text:style-name="T1">' '</text:span><text:span text:style-name="T59">שם</text:span><text:span text:style-name="T1">' </text:span><text:span text:style-name="T32">(</text:span><text:span text:style-name="T38">דכתיב</text:span><text:span text:style-name="T31"> </text:span><text:span text:style-name="T38">בארון</text:span><text:span text:style-name="T31"> </text:span><text:span text:style-name="T18">[שמות</text:span><text:span text:style-name="T19"> </text:span><text:span text:style-name="T18">כה,כח]</text:span><text:span text:style-name="T38"> '</text:span><text:span text:style-name="T28">ונועדתי</text:span><text:span text:style-name="T31"> </text:span><text:span text:style-name="T28">לך</text:span><text:span text:style-name="T31"> </text:span><text:span text:style-name="T44">שם</text:span><text:span text:style-name="T31"> </text:span><text:span text:style-name="T28">ודברתי</text:span><text:span text:style-name="T31"> </text:span><text:span text:style-name="T28">אתך</text:span><text:span text:style-name="T31"> </text:span><text:span text:style-name="T28">מעל</text:span><text:span text:style-name="T31"> </text:span><text:span text:style-name="T28">הכפורת</text:span><text:span text:style-name="T31"> </text:span><text:span text:style-name="T38">וגו' וכתיב</text:span><text:span text:style-name="T31"> </text:span><text:span text:style-name="T18">[שמות</text:span><text:span text:style-name="T19"> </text:span><text:span text:style-name="T18">כט,מה]</text:span><text:span text:style-name="T38"> </text:span><text:span text:style-name="T28">ונועדתי</text:span><text:span text:style-name="T31"> </text:span><text:span text:style-name="T44">שמה</text:span><text:span text:style-name="T31"> </text:span><text:span text:style-name="T28">לבני</text:span><text:span text:style-name="T31"> </text:span><text:span text:style-name="T28">ישראל</text:span><text:span text:style-name="T31"> </text:span><text:span text:style-name="T38">וכתיב</text:span><text:span text:style-name="T31"> </text:span><text:span text:style-name="T38">בצנצנת</text:span><text:span text:style-name="T31"> </text:span><text:span text:style-name="T38">המן</text:span><text:span text:style-name="T31"> </text:span><text:span text:style-name="T68">[שמות</text:span><text:span text:style-name="T69"> </text:span><text:span text:style-name="T68">טז,לג]</text:span><text:span text:style-name="T38"> '</text:span><text:span text:style-name="T28">ותן</text:span><text:span text:style-name="T31"> </text:span><text:span text:style-name="T44">שמה</text:span><text:span text:style-name="T31"> </text:span><text:span text:style-name="T28">מלא</text:span><text:span text:style-name="T31"> </text:span><text:span text:style-name="T28">העומר</text:span><text:span text:style-name="T31"> </text:span><text:span text:style-name="T28">מן</text:span><text:span text:style-name="T38">': מה</text:span><text:span text:style-name="T31"> </text:span><text:span text:style-name="T38">ארון</text:span><text:span text:style-name="T31"> </text:span><text:span text:style-name="T38">נגנז</text:span><text:span text:style-name="T31"> </text:span><text:span text:style-name="T38">- אף</text:span><text:span text:style-name="T31"> </text:span><text:span text:style-name="T38">צנצנת</text:span><text:span text:style-name="T31"> </text:span><text:span text:style-name="T38">המן</text:span><text:span text:style-name="T31"> </text:span><text:span text:style-name="T38">נגנז</text:span><text:span text:style-name="T32">)</text:span><text:span text:style-name="T1">, אתיא</text:span><text:span text:style-name="T2"> </text:span><text:span text:style-name="T1">'</text:span><text:span text:style-name="T59">משמרת</text:span><text:span text:style-name="T1">' '</text:span><text:span text:style-name="T59">משמרת</text:span><text:span text:style-name="T1">' </text:span><text:span text:style-name="T32">(</text:span><text:span text:style-name="T38">דכתיב</text:span><text:span text:style-name="T31"> </text:span><text:span text:style-name="T38">בצנצנת</text:span><text:span text:style-name="T31"> </text:span><text:span text:style-name="T38">המן</text:span><text:span text:style-name="T31"> </text:span><text:span text:style-name="T38">דהוי</text:span><text:span text:style-name="T31"> </text:span><text:span text:style-name="T38">נגנז</text:span><text:span text:style-name="T31"> </text:span><text:span text:style-name="T18">[שמתו</text:span><text:span text:style-name="T19"> </text:span><text:span text:style-name="T18">טז,לב]</text:span><text:span text:style-name="T38"> </text:span><text:span text:style-name="T44">למשמרת</text:span><text:span text:style-name="T31"> </text:span><text:span text:style-name="T28">לדורותיכם</text:span><text:span text:style-name="T31"> </text:span><text:span text:style-name="T38">וכתיב</text:span><text:span text:style-name="T31"> </text:span><text:span text:style-name="T38">במקלו</text:span><text:span text:style-name="T31"> </text:span><text:span text:style-name="T38">של</text:span><text:span text:style-name="T31"> </text:span><text:span text:style-name="T38">אהרן</text:span><text:span text:style-name="T31"> </text:span><text:span text:style-name="T18">[במדבר</text:span><text:span text:style-name="T19"> </text:span><text:span text:style-name="T18">יז,כה]</text:span><text:span text:style-name="T38"> </text:span><text:span text:style-name="T44">למשמרת</text:span><text:span text:style-name="T31"> </text:span><text:span text:style-name="T28">לאות</text:span><text:span text:style-name="T31"> </text:span><text:span text:style-name="T28">לבני</text:span><text:span text:style-name="T31"> </text:span><text:span text:style-name="T28">מרי</text:span><text:span text:style-name="T31"> </text:span><text:span text:style-name="T38">וגו': מה</text:span><text:span text:style-name="T31"> </text:span><text:span text:style-name="T38">צנצנת</text:span><text:span text:style-name="T31"> </text:span><text:span text:style-name="T38">המן</text:span><text:span text:style-name="T31"> </text:span><text:span text:style-name="T38">נגנז</text:span><text:span text:style-name="T31"> </text:span><text:span text:style-name="T38">- אף</text:span><text:span text:style-name="T31"> </text:span><text:span text:style-name="T38">מקלו</text:span><text:span text:style-name="T31"> </text:span><text:span text:style-name="T38">של</text:span><text:span text:style-name="T31"> </text:span><text:span text:style-name="T38">אהרן</text:span><text:span text:style-name="T31"> </text:span><text:span text:style-name="T38">נגנז</text:span><text:span text:style-name="T32">)</text:span><text:span text:style-name="T1">, אתיא</text:span><text:span text:style-name="T2"> </text:span><text:span text:style-name="T1">'</text:span><text:span text:style-name="T59">דורות</text:span><text:span text:style-name="T1">' '</text:span><text:span text:style-name="T59">דורות</text:span><text:span text:style-name="T1">' </text:span><text:span text:style-name="T32">(</text:span><text:span text:style-name="T38">דכתיב</text:span><text:span text:style-name="T31"> </text:span><text:span text:style-name="T38">בצנצנת</text:span><text:span text:style-name="T31"> </text:span><text:span text:style-name="T38">המן</text:span><text:span text:style-name="T31"> </text:span><text:span text:style-name="T18">[שם]</text:span><text:span text:style-name="T38"> </text:span><text:span text:style-name="T28">והנח</text:span><text:span text:style-name="T31"> </text:span><text:span text:style-name="T28">אותו</text:span><text:span text:style-name="T31"> </text:span><text:span text:style-name="T28">לפני</text:span><text:span text:style-name="T31"> </text:span><text:span text:style-name="T28">ה' למשמרת</text:span><text:span text:style-name="T31"> </text:span><text:span text:style-name="T28">ל</text:span><text:span text:style-name="T44">דורותיכם</text:span><text:span text:style-name="T31"> </text:span><text:span text:style-name="T38">וכתיב</text:span><text:span text:style-name="T31"> </text:span><text:span text:style-name="T38">בשמן</text:span><text:span text:style-name="T31"> </text:span><text:span text:style-name="T38">המשחה</text:span><text:span text:style-name="T31"> </text:span><text:span text:style-name="T18">[שמות</text:span><text:span text:style-name="T19"> </text:span><text:span text:style-name="T18">ל,לא]</text:span><text:span text:style-name="T38"> </text:span><text:span text:style-name="T28">שמן</text:span><text:span text:style-name="T31"> </text:span><text:span text:style-name="T28">משחת</text:span><text:span text:style-name="T31"> </text:span><text:span text:style-name="T28">קדש</text:span><text:span text:style-name="T31"> </text:span><text:span text:style-name="T28">יהיה</text:span><text:span text:style-name="T31"> </text:span><text:span text:style-name="T28">זה</text:span><text:span text:style-name="T31"> </text:span><text:span text:style-name="T28">לי</text:span><text:span text:style-name="T31"> </text:span><text:span text:style-name="T44">לדורותיכם</text:span><text:span text:style-name="T38">: מה</text:span><text:span text:style-name="T31"> </text:span><text:span text:style-name="T38">צנצנת</text:span><text:span text:style-name="T31"> </text:span><text:span text:style-name="T38">המן</text:span><text:span text:style-name="T31"> </text:span><text:span text:style-name="T38">נגנז</text:span><text:span text:style-name="T31"> </text:span><text:span text:style-name="T38">- אף</text:span><text:span text:style-name="T31"> </text:span><text:span text:style-name="T38">שמן</text:span><text:span text:style-name="T31"> </text:span><text:span text:style-name="T38">המשחה</text:span><text:span text:style-name="T31"> </text:span><text:span text:style-name="T38">נגנז</text:span><text:span text:style-name="T32">)</text:span><text:span text:style-name="T1">?! 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</text:span><text:span text:style-name="T32">(</text:span><text:span text:style-name="T38">משחו</text:span><text:span text:style-name="T31"> </text:span><text:span text:style-name="T38">את</text:span><text:span text:style-name="T31"> </text:span><text:span text:style-name="T38">יהואחז</text:span><text:span text:style-name="T32">)</text:span><text:span text:style-name="T1"> באפרסמא</text:span><text:span text:style-name="T2"> </text:span><text:span text:style-name="T1">דכיא.</text:span></text:p>
      <text:p text:style-name="P3"/>
      <text:p text:style-name="P4"><text:span text:style-name="T1">תנו</text:span><text:span text:style-name="T2"> </text:span><text:span text:style-name="T1">רבנן: '</text:span><text:span text:style-name="T73">כיצד</text:span><text:span text:style-name="T74"> </text:span><text:span text:style-name="T73">מושחין</text:span><text:span text:style-name="T74"> </text:span><text:span text:style-name="T73">את</text:span><text:span text:style-name="T74"> </text:span><text:span text:style-name="T73">המלכים? - כמין</text:span><text:span text:style-name="T74"> </text:span><text:span text:style-name="T73">נזר</text:span><text:span text:style-name="T74"> </text:span><text:span text:style-name="T32">(</text:span><text:span text:style-name="T38">דהדר</text:span><text:span text:style-name="T31"> </text:span><text:span text:style-name="T38">ליה</text:span><text:span text:style-name="T31"> </text:span><text:span text:style-name="T38">הודרני</text:span><text:span text:style-name="T31"> </text:span><text:span text:style-name="T38">באצבעתיה</text:span><text:span text:style-name="T31"> </text:span><text:span text:style-name="T38">ככלילא</text:span><text:span text:style-name="T31"> </text:span><text:span text:style-name="T38">(כזה)</text:span><text:span text:style-name="T32">)</text:span><text:span text:style-name="T73">; </text:span></text:p>
      <text:p text:style-name="P4"><text:span text:style-name="T73">ואת</text:span><text:span text:style-name="T74"> </text:span><text:span text:style-name="T73">הכהנים</text:span><text:span text:style-name="T74"> </text:span><text:span text:style-name="T73">- כמין</text:span><text:span text:style-name="T74"> </text:span><text:span text:style-name="T73">כי</text:span><text:span text:style-name="T1">'; </text:span></text:p>
      <text:p text:style-name="P4"><text:span text:style-name="T1">מאי</text:span><text:span text:style-name="T2"> </text:span><text:span text:style-name="T1">'כמין</text:span><text:span text:style-name="T2"> </text:span><text:span text:style-name="T1">כי'? </text:span></text:p>
      <text:p text:style-name="P4"><text:span text:style-name="T1">אמר</text:span><text:span text:style-name="T2"> </text:span><text:span text:style-name="T1">רב</text:span><text:span text:style-name="T2"> </text:span><text:span text:style-name="T1">מנשיא</text:span><text:span text:style-name="T2"> </text:span><text:span text:style-name="T1">בר</text:span><text:span text:style-name="T2"> </text:span><text:span text:style-name="T1">גדא: כמין</text:span><text:span text:style-name="T2"> </text:span><text:span text:style-name="T1">כף</text:span><text:span text:style-name="T2"> </text:span><text:span text:style-name="T1">יוני</text:span><text:span text:style-name="T2"> </text:span><text:span text:style-name="T32">(</text:span><text:span text:style-name="T38">שמתחיל</text:span><text:span text:style-name="T31"> </text:span><text:span text:style-name="T38">למשוח</text:span><text:span text:style-name="T31"> </text:span><text:span text:style-name="T38">באצבעו</text:span><text:span text:style-name="T31"> </text:span><text:span text:style-name="T38">בין</text:span><text:span text:style-name="T31"> </text:span><text:span text:style-name="T38">ריסי</text:span><text:span text:style-name="T31"> </text:span><text:span text:style-name="T38">עיניו, ומושך</text:span><text:span text:style-name="T31"> </text:span><text:span text:style-name="T38">אצבעו</text:span><text:span text:style-name="T31"> </text:span><text:span text:style-name="T38">על</text:span><text:span text:style-name="T31"> </text:span><text:span text:style-name="T38">הראש, והולך</text:span><text:span text:style-name="T31"> </text:span><text:span text:style-name="T38">עד</text:span><text:span text:style-name="T31"> </text:span><text:span text:style-name="T38">שמגיע</text:span><text:span text:style-name="T31"> </text:span><text:span text:style-name="T38">לעורף, ככף</text:span><text:span text:style-name="T31"> </text:span><text:span text:style-name="T38">יוני</text:span><text:span text:style-name="T31"> </text:span><text:span text:style-name="T38">(כזה</text:span><text:span text:style-name="T31"> </text:span><text:span text:style-name="T12">ח</text:span><text:span text:style-name="T13"> </text:span><text:span text:style-name="T38">או</text:span><text:span text:style-name="T31"> </text:span><text:span text:style-name="T38">כזה: </text:span><text:span text:style-name="T27">X</text:span><text:span text:style-name="T38">)</text:span><text:span text:style-name="T32">)</text:span><text:span text:style-name="T1">.</text:span></text:p>
      <text:p text:style-name="P4"><text:span text:style-name="T1">תני</text:span><text:span text:style-name="T2"> </text:span><text:span text:style-name="T1">חדא: '</text:span><text:span text:style-name="T73">בתחלה</text:span><text:span text:style-name="T74"> </text:span><text:span text:style-name="T73">מוצקין</text:span><text:span text:style-name="T74"> </text:span><text:span text:style-name="T73">שמן</text:span><text:span text:style-name="T74"> </text:span><text:span text:style-name="T73">על</text:span><text:span text:style-name="T74"> </text:span><text:span text:style-name="T73">ראשו, ואח"כ</text:span><text:span text:style-name="T74"> </text:span><text:span text:style-name="T73">נותנין</text:span><text:span text:style-name="T74"> </text:span><text:span text:style-name="T73">לו</text:span><text:span text:style-name="T74"> </text:span><text:span text:style-name="T73">שמן</text:span><text:span text:style-name="T74"> </text:span><text:span text:style-name="T73">בין</text:span><text:span text:style-name="T74"> </text:span><text:span text:style-name="T73">ריסי</text:span><text:span text:style-name="T74"> </text:span><text:span text:style-name="T73">עיניו</text:span><text:span text:style-name="T74"> </text:span><text:span text:style-name="T32">(</text:span><text:span text:style-name="T38">ושם</text:span><text:span text:style-name="T31"> </text:span><text:span text:style-name="T38">מושחים</text:span><text:span text:style-name="T31"> </text:span><text:span text:style-name="T38">לכהן</text:span><text:span text:style-name="T31"> </text:span><text:span text:style-name="T38">כמין</text:span><text:span text:style-name="T31"> </text:span><text:span text:style-name="T38">כף</text:span><text:span text:style-name="T31"> </text:span><text:span text:style-name="T38">יוני, כדפרישנא</text:span><text:span text:style-name="T39">)</text:span><text:span text:style-name="T1">';</text:span><text:span text:style-name="T38"> </text:span><text:span text:style-name="T1">ותניא</text:span><text:span text:style-name="T2"> </text:span><text:span text:style-name="T1">אחריתי: '</text:span><text:span text:style-name="T73">בתחלה</text:span><text:span text:style-name="T74"> </text:span><text:span text:style-name="T73">נותנין</text:span><text:span text:style-name="T74"> </text:span><text:span text:style-name="T73">לו</text:span><text:span text:style-name="T74"> </text:span><text:span text:style-name="T73">שמן</text:span><text:span text:style-name="T74"> </text:span><text:span text:style-name="T73">בין</text:span><text:span text:style-name="T74"> </text:span><text:span text:style-name="T73">ריסי</text:span><text:span text:style-name="T74"> </text:span><text:span text:style-name="T73">עיניו, ואח"כ</text:span><text:span text:style-name="T74"> </text:span><text:span text:style-name="T73">מוצקים</text:span><text:span text:style-name="T74"> </text:span><text:span text:style-name="T73">לו</text:span><text:span text:style-name="T74"> </text:span><text:span text:style-name="T73">שמן</text:span><text:span text:style-name="T74"> </text:span><text:span text:style-name="T73">על</text:span><text:span text:style-name="T74"> </text:span><text:span text:style-name="T73">ראשו</text:span><text:span text:style-name="T1">'! </text:span></text:p>
      <text:p text:style-name="P4"><text:span text:style-name="T1">תנאי</text:span><text:span text:style-name="T2"> </text:span><text:span text:style-name="T1">היא: איכא</text:span><text:span text:style-name="T2"> </text:span><text:span text:style-name="T1">דאמרי</text:span><text:span text:style-name="T2"> </text:span><text:span text:style-name="T1">משיחה</text:span><text:span text:style-name="T2"> </text:span><text:span text:style-name="T1">עדיפא</text:span><text:span text:style-name="T2"> </text:span><text:span text:style-name="T1">ואיכא</text:span><text:span text:style-name="T2"> </text:span><text:span text:style-name="T1">דאמרי</text:span><text:span text:style-name="T2"> </text:span><text:span text:style-name="T1">יציקה</text:span><text:span text:style-name="T2"> </text:span><text:span text:style-name="T1">עדיפא.</text:span></text:p>
      <text:p text:style-name="P4"><text:span text:style-name="T1">מאי</text:span><text:span text:style-name="T2"> </text:span><text:span text:style-name="T1">טעמיה</text:span><text:span text:style-name="T2"> </text:span><text:span text:style-name="T1">דמאן</text:span><text:span text:style-name="T2"> </text:span><text:span text:style-name="T1">דאמר</text:span><text:span text:style-name="T2"> </text:span><text:span text:style-name="T1">יציקה</text:span><text:span text:style-name="T2"> </text:span><text:span text:style-name="T1">עדיפא?</text:span></text:p>
      <text:p text:style-name="P4"><text:span text:style-name="T1">דכתיב</text:span><text:span text:style-name="T2"> </text:span><text:span text:style-name="T18">(ויקרא</text:span><text:span text:style-name="T19"> </text:span><text:span text:style-name="T18">ח,יב)</text:span><text:span text:style-name="T1"> </text:span><text:span text:style-name="T65">ויצוק</text:span><text:span text:style-name="T2"> </text:span><text:span text:style-name="T59">משמן</text:span><text:span text:style-name="T2"> </text:span><text:span text:style-name="T59">המשחה</text:span><text:span text:style-name="T2"> </text:span><text:span text:style-name="T59">על</text:span><text:span text:style-name="T2"> </text:span><text:span text:style-name="T59">ראש</text:span><text:span text:style-name="T2"> </text:span><text:span text:style-name="T59">אהרן</text:span><text:span text:style-name="T2"> </text:span><text:span text:style-name="T65">וימשח</text:span><text:span text:style-name="T2"> </text:span><text:span text:style-name="T59">אותו</text:span><text:span text:style-name="T2"> </text:span><text:span text:style-name="T59">לקדשו</text:span><text:span text:style-name="T2"> </text:span><text:span text:style-name="T32">(</text:span><text:span text:style-name="T38">דכתיב</text:span><text:span text:style-name="T31"> </text:span><text:span text:style-name="T28">ויצוק</text:span><text:span text:style-name="T31"> </text:span><text:span text:style-name="T28">משמן</text:span><text:span text:style-name="T31"> </text:span><text:span text:style-name="T28">המשחה</text:span><text:span text:style-name="T31"> </text:span><text:span text:style-name="T38">והדר</text:span><text:span text:style-name="T31"> </text:span><text:span text:style-name="T28">וימשח</text:span><text:span text:style-name="T32">)</text:span><text:span text:style-name="T1">;</text:span></text:p>
      <text:p text:style-name="P4"><text:span text:style-name="T1">ומאן</text:span><text:span text:style-name="T2"> </text:span><text:span text:style-name="T1">דאמר</text:span><text:span text:style-name="T2"> </text:span><text:span text:style-name="T1">משיחה</text:span><text:span text:style-name="T2"> </text:span><text:span text:style-name="T1">עדיפא</text:span><text:span text:style-name="T2"> </text:span><text:span text:style-name="T1">- מאי</text:span><text:span text:style-name="T2"> </text:span><text:span text:style-name="T1">טעמיה?</text:span></text:p>
      <text:p text:style-name="P4"><text:span text:style-name="T1">קסבר</text:span><text:span text:style-name="T2"> </text:span><text:span text:style-name="T1">שכן</text:span><text:span text:style-name="T2"> </text:span><text:span text:style-name="T1">אתה</text:span><text:span text:style-name="T2"> </text:span><text:span text:style-name="T1">מוצא</text:span><text:span text:style-name="T2"> </text:span><text:span text:style-name="T1">אצל</text:span><text:span text:style-name="T2"> </text:span><text:span text:style-name="T1">כלי</text:span><text:span text:style-name="T2"> </text:span><text:span text:style-name="T1">שרת</text:span><text:span text:style-name="T2"> </text:span><text:span text:style-name="T32">(</text:span><text:span text:style-name="T38">דהוה</text:span><text:span text:style-name="T31"> </text:span><text:span text:style-name="T38">משיחה</text:span><text:span text:style-name="T31"> </text:span><text:span text:style-name="T38">ולא</text:span><text:span text:style-name="T31"> </text:span><text:span text:style-name="T38">יציקה</text:span><text:span text:style-name="T39">)</text:span><text:span text:style-name="T1">.</text:span></text:p>
      <text:p text:style-name="P4"><text:span text:style-name="T1">והכתיב</text:span><text:span text:style-name="T2"> </text:span><text:span text:style-name="T1">'</text:span><text:span text:style-name="T59">ויצוק</text:span><text:span text:style-name="T1">' ובסוף</text:span><text:span text:style-name="T2"> </text:span><text:span text:style-name="T1">'</text:span><text:span text:style-name="T59">וימשח</text:span><text:span text:style-name="T1">'?</text:span></text:p>
      <text:p text:style-name="P4"><text:span text:style-name="T1">הכי</text:span><text:span text:style-name="T2"> </text:span><text:span text:style-name="T1">קאמר: מאי</text:span><text:span text:style-name="T2"> </text:span><text:span text:style-name="T1">טעם</text:span><text:span text:style-name="T2"> </text:span><text:span text:style-name="T1">'</text:span><text:span text:style-name="T59">ויצוק</text:span><text:span text:style-name="T1">'? משום</text:span><text:span text:style-name="T2"> </text:span><text:span text:style-name="T1">ד'</text:span><text:span text:style-name="T59">וימשח</text:span><text:span text:style-name="T1">' </text:span><text:span text:style-name="T32">(</text:span><text:span text:style-name="T38">כבר</text:span><text:span text:style-name="T39">)</text:span><text:span text:style-name="T1">.</text:span></text:p>
      <text:p text:style-name="P11"/>
      <text:p text:style-name="P11"/>
      <text:p text:style-name="P4"><text:span text:style-name="T1">תנו</text:span><text:span text:style-name="T2"> </text:span><text:span text:style-name="T1">רבנן: '</text:span><text:span text:style-name="T18">(תהלים</text:span><text:span text:style-name="T19"> </text:span><text:span text:style-name="T18">קלג,ב)</text:span><text:span text:style-name="T75"> כשמן</text:span><text:span text:style-name="T74"> </text:span><text:span text:style-name="T75">הטוב</text:span><text:span text:style-name="T74"> </text:span><text:span text:style-name="T28">[על</text:span><text:span text:style-name="T31"> </text:span><text:span text:style-name="T28">הראש]</text:span><text:span text:style-name="T75"> <text:s/>יורד</text:span><text:span text:style-name="T74"> </text:span><text:span text:style-name="T75">על</text:span><text:span text:style-name="T74"> </text:span><text:span text:style-name="T75">הזקן</text:span><text:span text:style-name="T74"> </text:span><text:span text:style-name="T75">זקן</text:span><text:span text:style-name="T74"> </text:span><text:span text:style-name="T75">אהרן</text:span><text:span text:style-name="T74"> </text:span><text:span text:style-name="T28">[שירד</text:span><text:span text:style-name="T31"> </text:span><text:span text:style-name="T28">על</text:span><text:span text:style-name="T31"> </text:span><text:span text:style-name="T28">פי</text:span><text:span text:style-name="T31"> </text:span><text:span text:style-name="T28">מדותיו]</text:span><text:span text:style-name="T73"> כמין</text:span><text:span text:style-name="T74"> </text:span><text:span text:style-name="T73">שני</text:span><text:span text:style-name="T74"> </text:span><text:span text:style-name="T73">טפי</text:span><text:span text:style-name="T74"> </text:span><text:span text:style-name="T73">מרגליות</text:span><text:span text:style-name="T74"> </text:span><text:span text:style-name="T73">היו</text:span><text:span text:style-name="T74"> </text:span><text:span text:style-name="T73">תלויות</text:span><text:span text:style-name="T74"> </text:span><text:span text:style-name="T73">לאהרן</text:span><text:span text:style-name="T74"> </text:span><text:span text:style-name="T73">בזקנו</text:span><text:span text:style-name="T1">.'</text:span></text:p>
      <text:p text:style-name="P3"/>
      <text:p text:style-name="P4"><text:span text:style-name="T1">אמר</text:span><text:span text:style-name="T2"> </text:span><text:span text:style-name="T1">רב</text:span><text:span text:style-name="T2"> </text:span><text:span text:style-name="T1">פפא: תנא: '</text:span><text:span text:style-name="T73">כשהוא</text:span><text:span text:style-name="T74"> </text:span><text:span text:style-name="T73">מספר</text:span><text:span text:style-name="T74"> </text:span><text:span text:style-name="T32">(</text:span><text:span text:style-name="T38">כשהיה</text:span><text:span text:style-name="T31"> </text:span><text:span text:style-name="T38">מדבר</text:span><text:span text:style-name="T31"> </text:span><text:span text:style-name="T38">עם</text:span><text:span text:style-name="T31"> </text:span><text:span text:style-name="T38">אחרים</text:span><text:span text:style-name="T39">)</text:span><text:span text:style-name="T1"> </text:span><text:span text:style-name="T82">[בכריתות: בזמן</text:span><text:span text:style-name="T84"> </text:span><text:span text:style-name="T82">שמסתפר</text:span><text:span text:style-name="T84"> </text:span><text:span text:style-name="T82">בזקנו]</text:span><text:span text:style-name="T73"> - עולות</text:span><text:span text:style-name="T74"> </text:span><text:span text:style-name="T73">ויושבות</text:span><text:span text:style-name="T74"> </text:span><text:span text:style-name="T73">לו</text:span><text:span text:style-name="T74"> </text:span><text:span text:style-name="T73">בעיקר</text:span><text:span text:style-name="T74"> </text:span><text:span text:style-name="T73">זקנו</text:span><text:span text:style-name="T74"> </text:span><text:span text:style-name="T32">(</text:span><text:span text:style-name="T38">כדי</text:span><text:span text:style-name="T31"> </text:span><text:span text:style-name="T38">שלא</text:span><text:span text:style-name="T31"> </text:span><text:span text:style-name="T38">יפלו</text:span><text:span text:style-name="T39">)</text:span><text:span text:style-name="T73">; </text:span></text:p>
      <text:p text:style-name="P4"><text:span text:style-name="T73">ועל</text:span><text:span text:style-name="T74"> </text:span><text:span text:style-name="T73">דבר</text:span><text:span text:style-name="T74"> </text:span><text:span text:style-name="T73">זה</text:span><text:span text:style-name="T74"> </text:span><text:span text:style-name="T73">היה</text:span><text:span text:style-name="T74"> </text:span><text:span text:style-name="T73">משה</text:span><text:span text:style-name="T74"> </text:span><text:span text:style-name="T73">דואג, אמר: שמא</text:span><text:span text:style-name="T74"> </text:span><text:span text:style-name="T73">חס</text:span><text:span text:style-name="T74"> </text:span><text:span text:style-name="T73">ושלום</text:span><text:span text:style-name="T74"> </text:span><text:span text:style-name="T73">מעלתי</text:span><text:span text:style-name="T74"> </text:span><text:span text:style-name="T73">בשמן</text:span><text:span text:style-name="T74"> </text:span><text:span text:style-name="T73">המשחה</text:span><text:span text:style-name="T74"> </text:span><text:span text:style-name="T32">(</text:span><text:span text:style-name="T38">שנגעתי</text:span><text:span text:style-name="T31"> </text:span><text:span text:style-name="T38">בו</text:span><text:span text:style-name="T31"> </text:span><text:span text:style-name="T38">כשהלבשתיו</text:span><text:span text:style-name="T39">)</text:span><text:span text:style-name="T73">! יצתה</text:span><text:span text:style-name="T74"> </text:span><text:span text:style-name="T73">בת</text:span><text:span text:style-name="T74"> </text:span><text:span text:style-name="T73">קול</text:span><text:span text:style-name="T74"> </text:span><text:span text:style-name="T73">ואמרה: </text:span><text:span text:style-name="T75">כשמן</text:span><text:span text:style-name="T74"> </text:span><text:span text:style-name="T75">הטוב</text:span><text:span text:style-name="T74"> </text:span><text:span text:style-name="T32">[על</text:span><text:span text:style-name="T31"> </text:span><text:span text:style-name="T32">הראש</text:span><text:span text:style-name="T31"> </text:span><text:span text:style-name="T32">ירד</text:span><text:span text:style-name="T31"> </text:span><text:span text:style-name="T32">על</text:span><text:span text:style-name="T31"> </text:span><text:span text:style-name="T32">הזקן</text:span><text:span text:style-name="T31"> </text:span><text:span text:style-name="T32">זקן</text:span><text:span text:style-name="T31"> </text:span><text:span text:style-name="T32">אהרן</text:span><text:span text:style-name="T31"> </text:span><text:span text:style-name="T32">שירד</text:span><text:span text:style-name="T31"> </text:span><text:span text:style-name="T32">על</text:span><text:span text:style-name="T31"> </text:span><text:span text:style-name="T32">פי</text:span><text:span text:style-name="T31"> </text:span><text:span text:style-name="T32">מדותיו] </text:span><text:span text:style-name="T18">(תהלים</text:span><text:span text:style-name="T19"> </text:span><text:span text:style-name="T18">קלג,ג)</text:span><text:span text:style-name="T75"> כטל</text:span><text:span text:style-name="T74"> </text:span><text:span text:style-name="T75">חרמון</text:span><text:span text:style-name="T74"> </text:span><text:span text:style-name="T28">[שירד</text:span><text:span text:style-name="T31"> </text:span><text:span text:style-name="T28">על</text:span><text:span text:style-name="T31"> </text:span><text:span text:style-name="T28">הררי</text:span><text:span text:style-name="T31"> </text:span><text:span text:style-name="T28">ציון</text:span><text:span text:style-name="T31"> </text:span><text:span text:style-name="T28">כי</text:span><text:span text:style-name="T31"> </text:span><text:span text:style-name="T28">שם</text:span><text:span text:style-name="T31"> </text:span><text:span text:style-name="T28">צוה</text:span><text:span text:style-name="T31"> </text:span><text:span text:style-name="T28">ה' את</text:span><text:span text:style-name="T31"> </text:span><text:span text:style-name="T28">הברכה</text:span><text:span text:style-name="T31"> </text:span><text:span text:style-name="T28">חיים</text:span><text:span text:style-name="T31"> </text:span><text:span text:style-name="T28">עד</text:span><text:span text:style-name="T31"> </text:span><text:span text:style-name="T28">העולם]</text:span><text:span text:style-name="T73">: מה</text:span><text:span text:style-name="T74"> </text:span><text:span text:style-name="T73">טל</text:span><text:span text:style-name="T74"> </text:span><text:span text:style-name="T73">חרמון</text:span><text:span text:style-name="T74"> </text:span><text:span text:style-name="T73">אין</text:span><text:span text:style-name="T74"> </text:span><text:span text:style-name="T73">בו</text:span><text:span text:style-name="T74"> </text:span><text:span text:style-name="T73">מעילה</text:span><text:span text:style-name="T74"> </text:span><text:span text:style-name="T73">- אף</text:span><text:span text:style-name="T74"> </text:span><text:span text:style-name="T73">שמן</text:span><text:span text:style-name="T74"> </text:span><text:span text:style-name="T73">המשחה</text:span><text:span text:style-name="T74"> </text:span><text:span text:style-name="T73">שבזקן</text:span><text:span text:style-name="T74"> </text:span><text:span text:style-name="T73">אהרן</text:span><text:span text:style-name="T74"> </text:span><text:span text:style-name="T73">אין</text:span><text:span text:style-name="T74"> </text:span><text:span text:style-name="T73">בו</text:span><text:span text:style-name="T74"> </text:span><text:span text:style-name="T73">מעילה;</text:span></text:p>
      <text:p text:style-name="P4"><text:span text:style-name="T73">ועדיין</text:span><text:span text:style-name="T74"> </text:span><text:span text:style-name="T73">היה</text:span><text:span text:style-name="T74"> </text:span><text:span text:style-name="T73">אהרן</text:span><text:span text:style-name="T74"> </text:span><text:span text:style-name="T73">דואג, אמר: שמא</text:span><text:span text:style-name="T74"> </text:span><text:span text:style-name="T73">משה</text:span><text:span text:style-name="T74"> </text:span><text:span text:style-name="T73">לא</text:span><text:span text:style-name="T74"> </text:span><text:span text:style-name="T73">מעל, אבל</text:span><text:span text:style-name="T74"> </text:span><text:span text:style-name="T73">אני</text:span><text:span text:style-name="T74"> </text:span><text:span text:style-name="T73">מעלתי</text:span><text:span text:style-name="T74"> </text:span><text:span text:style-name="T32">(</text:span><text:span text:style-name="T38">שמא</text:span><text:span text:style-name="T31"> </text:span><text:span text:style-name="T38">נפל</text:span><text:span text:style-name="T31"> </text:span><text:span text:style-name="T38">עלי</text:span><text:span text:style-name="T31"> </text:span><text:span text:style-name="T38">מן</text:span><text:span text:style-name="T31"> </text:span><text:span text:style-name="T38">השמן</text:span><text:span text:style-name="T31"> </text:span><text:span text:style-name="T38">במקום</text:span><text:span text:style-name="T31"> </text:span><text:span text:style-name="T38">שאין</text:span><text:span text:style-name="T31"> </text:span><text:span text:style-name="T38">ראוי</text:span><text:span text:style-name="T31"> </text:span><text:span text:style-name="T38">למשיחה, ומעלתי</text:span><text:span text:style-name="T39">)</text:span><text:span text:style-name="T73">!?</text:span></text:p>
      <text:p text:style-name="P4"><text:span text:style-name="T73">יצתה</text:span><text:span text:style-name="T74"> </text:span><text:span text:style-name="T73">בת</text:span><text:span text:style-name="T74"> </text:span><text:span text:style-name="T73">קול</text:span><text:span text:style-name="T74"> </text:span><text:span text:style-name="T73">ואמרה</text:span><text:span text:style-name="T74"> </text:span><text:span text:style-name="T73">לו</text:span><text:span text:style-name="T74"> </text:span><text:span text:style-name="T18">(תהלים</text:span><text:span text:style-name="T19"> </text:span><text:span text:style-name="T18">קלג,א)</text:span><text:span text:style-name="T1"> </text:span><text:span text:style-name="T28">[שיר</text:span><text:span text:style-name="T31"> </text:span><text:span text:style-name="T28">המעלות</text:span><text:span text:style-name="T31"> </text:span><text:span text:style-name="T28">לדוד]</text:span><text:span text:style-name="T75"> הנה</text:span><text:span text:style-name="T74"> </text:span><text:span text:style-name="T75">מה</text:span><text:span text:style-name="T74"> </text:span><text:span text:style-name="T75">טוב</text:span><text:span text:style-name="T74"> </text:span><text:span text:style-name="T75">ומה</text:span><text:span text:style-name="T74"> </text:span><text:span text:style-name="T75">נעים</text:span><text:span text:style-name="T74"> </text:span><text:span text:style-name="T75">שבת</text:span><text:span text:style-name="T74"> </text:span><text:span text:style-name="T75">אחים</text:span><text:span text:style-name="T74"> </text:span><text:span text:style-name="T75">גם</text:span><text:span text:style-name="T74"> </text:span><text:span text:style-name="T75">יחד</text:span><text:span text:style-name="T73">: מה</text:span><text:span text:style-name="T74"> </text:span><text:span text:style-name="T73">משה</text:span><text:span text:style-name="T74"> </text:span><text:span text:style-name="T73">לא</text:span><text:span text:style-name="T74"> </text:span><text:span text:style-name="T73">מעל</text:span><text:span text:style-name="T74"> </text:span><text:span text:style-name="T73">- אף</text:span><text:span text:style-name="T74"> </text:span><text:span text:style-name="T73">אתה</text:span><text:span text:style-name="T74"> </text:span><text:span text:style-name="T73">לא</text:span><text:span text:style-name="T74"> </text:span><text:span text:style-name="T73">מעלת</text:span><text:span text:style-name="T1">.'</text:span></text:p>
      <text:p text:style-name="P3"/>
      <text:p text:style-name="P4"><text:span text:style-name="T1">תנו</text:span><text:span text:style-name="T2"> </text:span><text:span text:style-name="T1">רבנן: '</text:span><text:span text:style-name="T73">אין</text:span><text:span text:style-name="T74"> </text:span><text:span text:style-name="T73">מושחים</text:span><text:span text:style-name="T74"> </text:span><text:span text:style-name="T73">את</text:span><text:span text:style-name="T74"> </text:span><text:span text:style-name="T73">המלכים</text:span><text:span text:style-name="T74"> </text:span><text:span text:style-name="T73">אלא</text:span><text:span text:style-name="T74"> </text:span><text:span text:style-name="T73">על</text:span><text:span text:style-name="T74"> </text:span><text:span text:style-name="T73">המעיין, כדי</text:span><text:span text:style-name="T74"> </text:span><text:span text:style-name="T73">שתמשך</text:span><text:span text:style-name="T74"> </text:span><text:span text:style-name="T73">מלכותם, שנאמר: </text:span><text:span text:style-name="T18">(מלכים</text:span><text:span text:style-name="T19"> </text:span><text:span text:style-name="T18">א</text:span><text:span text:style-name="T19"> </text:span><text:span text:style-name="T18">א,לג)</text:span><text:span text:style-name="T75"> ויאמר</text:span><text:span text:style-name="T74"> </text:span><text:span text:style-name="T75">המלך</text:span><text:span text:style-name="T74"> </text:span><text:span text:style-name="T75">להם</text:span><text:span text:style-name="T74"> </text:span><text:span text:style-name="T75">קחו</text:span><text:span text:style-name="T74"> </text:span><text:span text:style-name="T75">עמכם</text:span><text:span text:style-name="T74"> </text:span><text:span text:style-name="T75">את</text:span><text:span text:style-name="T74"> </text:span><text:span text:style-name="T75">עבדי</text:span><text:span text:style-name="T74"> </text:span><text:span text:style-name="T75">אדוניכם</text:span><text:span text:style-name="T74"> </text:span><text:span text:style-name="T28">[והרכבתם</text:span><text:span text:style-name="T31"> </text:span><text:span text:style-name="T28">את</text:span><text:span text:style-name="T31"> </text:span><text:span text:style-name="T28">שלמה</text:span><text:span text:style-name="T31"> </text:span><text:span text:style-name="T28">בני</text:span><text:span text:style-name="T31"> </text:span><text:span text:style-name="T28">על</text:span><text:span text:style-name="T31"> </text:span><text:span text:style-name="T28">הפרדה</text:span><text:span text:style-name="T31"> </text:span><text:span text:style-name="T28">אשר</text:span><text:span text:style-name="T31"> </text:span><text:span text:style-name="T28">לי]</text:span><text:span text:style-name="T59"> <text:s/>והורדתם</text:span><text:span text:style-name="T2"> </text:span><text:span text:style-name="T59">אותו</text:span><text:span text:style-name="T2"> </text:span><text:span text:style-name="T59">אל</text:span><text:span text:style-name="T2"> </text:span><text:span text:style-name="T59">גיחון</text:span><text:span text:style-name="T1">' </text:span><text:span text:style-name="T32">(</text:span><text:span text:style-name="T38">אלמא</text:span><text:span text:style-name="T31"> </text:span><text:span text:style-name="T38">בעי</text:span><text:span text:style-name="T31"> </text:span><text:span text:style-name="T38">משיחה</text:span><text:span text:style-name="T31"> </text:span><text:span text:style-name="T38">על</text:span><text:span text:style-name="T31"> </text:span><text:span text:style-name="T38">המעיין</text:span><text:span text:style-name="T39">)</text:span><text:span text:style-name="T1">.</text:span></text:p>
      <text:p text:style-name="P13"><text:s/></text:p>
      <text:p text:style-name="P4"><text:soft-page-break/><text:span text:style-name="T1">אמר</text:span><text:span text:style-name="T2"> </text:span><text:span text:style-name="T1">רבי</text:span><text:span text:style-name="T2"> </text:span><text:span text:style-name="T1">אמי: האי</text:span><text:span text:style-name="T2"> </text:span><text:span text:style-name="T1">מאן</text:span><text:span text:style-name="T2"> </text:span><text:span text:style-name="T1">דבעי</text:span><text:span text:style-name="T2"> </text:span><text:span text:style-name="T1">לידע</text:span><text:span text:style-name="T2"> </text:span><text:span text:style-name="T1">אי</text:span><text:span text:style-name="T2"> </text:span><text:span text:style-name="T1">מסיק</text:span><text:span text:style-name="T2"> </text:span><text:span text:style-name="T1">שתיה</text:span><text:span text:style-name="T2"> </text:span><text:span text:style-name="T1">אי</text:span><text:span text:style-name="T2"> </text:span><text:span text:style-name="T1">לא: ניתלי</text:span><text:span text:style-name="T2"> </text:span><text:span text:style-name="T32">(</text:span><text:span text:style-name="T38">ידליק</text:span><text:span text:style-name="T39">)</text:span><text:span text:style-name="T1"> שרגא</text:span><text:span text:style-name="T2"> </text:span><text:span text:style-name="T1">בעשרה</text:span><text:span text:style-name="T2"> </text:span><text:span text:style-name="T1">יומי</text:span><text:span text:style-name="T2"> </text:span><text:span text:style-name="T1">דבין</text:span><text:span text:style-name="T2"> </text:span><text:span text:style-name="T1">ראש</text:span><text:span text:style-name="T2"> </text:span><text:span text:style-name="T1">השנה</text:span><text:span text:style-name="T2"> </text:span><text:span text:style-name="T1">ליום</text:span><text:span text:style-name="T2"> </text:span><text:span text:style-name="T1">הכפורים</text:span><text:span text:style-name="T2"> </text:span><text:span text:style-name="T1">בביתא</text:span><text:span text:style-name="T2"> </text:span><text:span text:style-name="T1">דלא</text:span><text:span text:style-name="T2"> </text:span><text:span text:style-name="T1">נשיב</text:span><text:span text:style-name="T2"> </text:span><text:span text:style-name="T1">זיקא: אי</text:span><text:span text:style-name="T2"> </text:span><text:span text:style-name="T1">משיך</text:span><text:span text:style-name="T2"> </text:span><text:span text:style-name="T1">נהוריה</text:span><text:span text:style-name="T2"> </text:span><text:span text:style-name="T32">(</text:span><text:span text:style-name="T38">שדולק</text:span><text:span text:style-name="T31"> </text:span><text:span text:style-name="T38">כל</text:span><text:span text:style-name="T31"> </text:span><text:span text:style-name="T38">זמן</text:span><text:span text:style-name="T31"> </text:span><text:span text:style-name="T38">שהשמן</text:span><text:span text:style-name="T31"> </text:span><text:span text:style-name="T38">בתוכו</text:span><text:span text:style-name="T39">)</text:span><text:span text:style-name="T1"> - נידע</text:span><text:span text:style-name="T2"> </text:span><text:span text:style-name="T1">דמסיק</text:span><text:span text:style-name="T2"> </text:span><text:span text:style-name="T1">שתיה;</text:span></text:p>
      <text:p text:style-name="P4"><text:span text:style-name="T1">ומאן</text:span><text:span text:style-name="T2"> </text:span><text:span text:style-name="T1">דבעי</text:span><text:span text:style-name="T2"> </text:span><text:span text:style-name="T1">למיעבד</text:span><text:span text:style-name="T2"> </text:span><text:span text:style-name="T1">בעיסקא, ובעי</text:span><text:span text:style-name="T2"> </text:span><text:span text:style-name="T1">למידע</text:span><text:span text:style-name="T2"> </text:span><text:span text:style-name="T1">אי</text:span><text:span text:style-name="T2"> </text:span><text:span text:style-name="T1">מצלח</text:span><text:span text:style-name="T2"> </text:span><text:span text:style-name="T1">אי</text:span><text:span text:style-name="T2"> </text:span><text:span text:style-name="T1">לא</text:span><text:span text:style-name="T2"> </text:span><text:span text:style-name="T1">מצלח</text:span><text:span text:style-name="T2"> </text:span><text:span text:style-name="T1">- לירבי</text:span><text:span text:style-name="T2"> </text:span><text:span text:style-name="T1">תרנגולא</text:span><text:span text:style-name="T2"> </text:span><text:span text:style-name="T32">(</text:span><text:span text:style-name="T38">על</text:span><text:span text:style-name="T31"> </text:span><text:span text:style-name="T38">שם</text:span><text:span text:style-name="T31"> </text:span><text:span text:style-name="T38">ההוא</text:span><text:span text:style-name="T31"> </text:span><text:span text:style-name="T38">עיסקא</text:span><text:span text:style-name="T39">)</text:span><text:span text:style-name="T1">: אי</text:span><text:span text:style-name="T2"> </text:span><text:span text:style-name="T1">שמין</text:span><text:span text:style-name="T2"> </text:span><text:span text:style-name="T1">ושפר</text:span><text:span text:style-name="T2"> </text:span><text:span text:style-name="T32">(</text:span><text:span text:style-name="T38">שמשמנת</text:span><text:span text:style-name="T31"> </text:span><text:span text:style-name="T38">ומשבחת</text:span><text:span text:style-name="T39">)</text:span><text:span text:style-name="T1"> – מצלח;</text:span></text:p>
      <text:p text:style-name="P4"><text:span text:style-name="T1">האי</text:span><text:span text:style-name="T2"> </text:span><text:span text:style-name="T1">מאן</text:span><text:span text:style-name="T2"> </text:span><text:span text:style-name="T1">דבעי</text:span><text:span text:style-name="T2"> </text:span><text:span text:style-name="T1">למיפק</text:span><text:span text:style-name="T2"> </text:span><text:span text:style-name="T1">[לאורחא] ובעי</text:span><text:span text:style-name="T2"> </text:span><text:span text:style-name="T1">למידע</text:span><text:span text:style-name="T2"> </text:span><text:span text:style-name="T1">אי</text:span><text:span text:style-name="T2"> </text:span><text:span text:style-name="T1">חזר</text:span><text:span text:style-name="T2"> </text:span><text:span text:style-name="T1">ואתי</text:span><text:span text:style-name="T2"> </text:span><text:span text:style-name="T1">לביתא</text:span><text:span text:style-name="T2"> </text:span><text:span text:style-name="T1">אי</text:span><text:span text:style-name="T2"> </text:span><text:span text:style-name="T1">לא: ניקום</text:span><text:span text:style-name="T2"> </text:span><text:span text:style-name="T1">בביתא</text:span><text:span text:style-name="T2"> </text:span><text:span text:style-name="T1">דחברא</text:span><text:span text:style-name="T2"> </text:span><text:span text:style-name="T32">(</text:span><text:span text:style-name="T38">בית</text:span><text:span text:style-name="T31"> </text:span><text:span text:style-name="T38">חשוך</text:span><text:span text:style-name="T39">)</text:span><text:span text:style-name="T1">: אי</text:span><text:span text:style-name="T2"> </text:span><text:span text:style-name="T1">חזי</text:span><text:span text:style-name="T2"> </text:span><text:span text:style-name="T1">בבואה</text:span><text:span text:style-name="T2"> </text:span><text:span text:style-name="T1">דבבואה</text:span><text:span text:style-name="T2"> </text:span><text:span text:style-name="T1">- לידע</text:span><text:span text:style-name="T2"> </text:span><text:span text:style-name="T1">דהדר</text:span><text:span text:style-name="T2"> </text:span><text:span text:style-name="T1">ואתי</text:span><text:span text:style-name="T2"> </text:span><text:span text:style-name="T1">לביתא.</text:span></text:p>
      <text:p text:style-name="P4"><text:span text:style-name="T1">ולאו</text:span><text:span text:style-name="T2"> </text:span><text:span text:style-name="T1">מלתא</text:span><text:span text:style-name="T2"> </text:span><text:span text:style-name="T1">היא: דלמא</text:span><text:span text:style-name="T2"> </text:span><text:span text:style-name="T1">חלשא</text:span><text:span text:style-name="T2"> </text:span><text:span text:style-name="T1">דעתיה</text:span><text:span text:style-name="T2"> </text:span><text:span text:style-name="T1">- ומיתרע</text:span><text:span text:style-name="T2"> </text:span><text:span text:style-name="T1">מזליה</text:span><text:span text:style-name="T2"> </text:span><text:span text:style-name="T32">(</text:span><text:span text:style-name="T38">ולאו</text:span><text:span text:style-name="T31"> </text:span><text:span text:style-name="T38">מילתא</text:span><text:span text:style-name="T31"> </text:span><text:span text:style-name="T38">היא: דזימנא</text:span><text:span text:style-name="T31"> </text:span><text:span text:style-name="T38">דאף</text:span><text:span text:style-name="T31"> </text:span><text:span text:style-name="T38">על</text:span><text:span text:style-name="T31"> </text:span><text:span text:style-name="T38">גב</text:span><text:span text:style-name="T31"> </text:span><text:span text:style-name="T38">דלית</text:span><text:span text:style-name="T31"> </text:span><text:span text:style-name="T38">ליה</text:span><text:span text:style-name="T31"> </text:span><text:span text:style-name="T38">בבואה</text:span><text:span text:style-name="T31"> </text:span><text:span text:style-name="T38">דבבואה</text:span><text:span text:style-name="T31"> </text:span><text:span text:style-name="T38">- הדר</text:span><text:span text:style-name="T31"> </text:span><text:span text:style-name="T38">אתי; ואפילו</text:span><text:span text:style-name="T31"> </text:span><text:span text:style-name="T38">הכי</text:span><text:span text:style-name="T31"> </text:span><text:span text:style-name="T38">- לא</text:span><text:span text:style-name="T31"> </text:span><text:span text:style-name="T38">ליעבד</text:span><text:span text:style-name="T31"> </text:span><text:span text:style-name="T38">הכי, דדלמא</text:span><text:span text:style-name="T31"> </text:span><text:span text:style-name="T38">לא</text:span><text:span text:style-name="T31"> </text:span><text:span text:style-name="T38">חזי</text:span><text:span text:style-name="T31"> </text:span><text:span text:style-name="T38">בבואה</text:span><text:span text:style-name="T31"> </text:span><text:span text:style-name="T38">דבבואה</text:span><text:span text:style-name="T31"> </text:span><text:span text:style-name="T38">- חלשה</text:span><text:span text:style-name="T31"> </text:span><text:span text:style-name="T38">דעתיה</text:span><text:span text:style-name="T31"> </text:span><text:span text:style-name="T38">ומתרע</text:span><text:span text:style-name="T31"> </text:span><text:span text:style-name="T38">מזליה, ולא</text:span><text:span text:style-name="T31"> </text:span><text:span text:style-name="T38">הדר</text:span><text:span text:style-name="T31"> </text:span><text:span text:style-name="T38">אתי</text:span><text:span text:style-name="T31"> </text:span><text:span text:style-name="T38">משום</text:span><text:span text:style-name="T31"> </text:span><text:span text:style-name="T38">דמיתרע</text:span><text:span text:style-name="T31"> </text:span><text:span text:style-name="T38">מזליה: דאי</text:span><text:span text:style-name="T31"> </text:span><text:span text:style-name="T38">לא</text:span><text:span text:style-name="T31"> </text:span><text:span text:style-name="T38">הוה</text:span><text:span text:style-name="T31"> </text:span><text:span text:style-name="T38">עביד</text:span><text:span text:style-name="T31"> </text:span><text:span text:style-name="T38">הכי</text:span><text:span text:style-name="T31"> </text:span><text:span text:style-name="T38">- לא</text:span><text:span text:style-name="T31"> </text:span><text:span text:style-name="T38">הוה</text:span><text:span text:style-name="T31"> </text:span><text:span text:style-name="T38">מיתרע</text:span><text:span text:style-name="T31"> </text:span><text:span text:style-name="T38">מזליה</text:span><text:span text:style-name="T31"> </text:span><text:span text:style-name="T38">והדר</text:span><text:span text:style-name="T31"> </text:span><text:span text:style-name="T38">אתי; הלכך</text:span><text:span text:style-name="T31"> </text:span><text:span text:style-name="T38">לא</text:span><text:span text:style-name="T31"> </text:span><text:span text:style-name="T38">ליעביד</text:span><text:span text:style-name="T39">)</text:span><text:span text:style-name="T1">.</text:span></text:p>
      <text:p text:style-name="P13"><text:s/></text:p>
      <text:p text:style-name="P4"><text:span text:style-name="T1">אמר</text:span><text:span text:style-name="T2"> </text:span><text:span text:style-name="T1">אביי: השתא</text:span><text:span text:style-name="T2"> </text:span><text:span text:style-name="T1">דאמרת</text:span><text:span text:style-name="T2"> </text:span><text:span text:style-name="T1">סימנא</text:span><text:span text:style-name="T2"> </text:span><text:span text:style-name="T1">מילתא</text:span><text:span text:style-name="T2"> </text:span><text:span text:style-name="T1">היא</text:span><text:span text:style-name="T2"> </text:span><text:span text:style-name="T1">- [לעולם] יהא</text:span><text:span text:style-name="T2"> </text:span><text:span text:style-name="T1">רגיל</text:span><text:span text:style-name="T2"> </text:span><text:span text:style-name="T1">למיכל</text:span><text:span text:style-name="T2"> </text:span><text:span text:style-name="T1">בריש</text:span><text:span text:style-name="T2"> </text:span><text:span text:style-name="T1">שתא</text:span><text:span text:style-name="T2"> </text:span><text:span text:style-name="T1">קרא, ורוביא, כרתי, וסילקא, ותמרי</text:span><text:span text:style-name="T2"> </text:span><text:span text:style-name="T32">(</text:span><text:span text:style-name="T38">דהני</text:span><text:span text:style-name="T31"> </text:span><text:span text:style-name="T38">גדלי</text:span><text:span text:style-name="T31"> </text:span><text:span text:style-name="T38">לעגל</text:span><text:span text:style-name="T31"> </text:span><text:span text:style-name="T38">טפי</text:span><text:span text:style-name="T31"> </text:span><text:span text:style-name="T38">משאר</text:span><text:span text:style-name="T31"> </text:span><text:span text:style-name="T38">ירקות; קרא</text:span><text:span text:style-name="T31"> </text:span><text:span text:style-name="T38">= דלעת; רוביא</text:span><text:span text:style-name="T31"> </text:span><text:span text:style-name="T38">= תלתן</text:span><text:span text:style-name="T39">)</text:span><text:span text:style-name="T1">.</text:span></text:p>
      <text:p text:style-name="P3"/>
      <text:p text:style-name="P4"><text:span text:style-name="T1">אמר</text:span><text:span text:style-name="T2"> </text:span><text:span text:style-name="T1">להו</text:span><text:span text:style-name="T2"> </text:span><text:span text:style-name="T1">רב</text:span><text:span text:style-name="T2"> </text:span><text:span text:style-name="T1">משרשיא</text:span><text:span text:style-name="T2"> </text:span><text:span text:style-name="T1">לבריה: כי</text:span><text:span text:style-name="T2"> </text:span><text:span text:style-name="T1">בעיתו</text:span><text:span text:style-name="T2"> </text:span><text:span text:style-name="T1">מיעל</text:span><text:span text:style-name="T2"> </text:span><text:span text:style-name="T1">ומיגמרי</text:span><text:span text:style-name="T2"> </text:span><text:span text:style-name="T1">קמי</text:span><text:span text:style-name="T2"> </text:span><text:span text:style-name="T1">רבייכו</text:span><text:span text:style-name="T2"> </text:span><text:span text:style-name="T1">- גרסו</text:span><text:span text:style-name="T2"> </text:span><text:span text:style-name="T1">מתניתא</text:span><text:span text:style-name="T2"> </text:span><text:span text:style-name="T32">(</text:span><text:span text:style-name="T38">מעיקרא, כי</text:span><text:span text:style-name="T31"> </text:span><text:span text:style-name="T38">היכי</text:span><text:span text:style-name="T31"> </text:span><text:span text:style-name="T38">דתהוי</text:span><text:span text:style-name="T31"> </text:span><text:span text:style-name="T38">מרגלא</text:span><text:span text:style-name="T31"> </text:span><text:span text:style-name="T38">מילתא</text:span><text:span text:style-name="T31"> </text:span><text:span text:style-name="T38">בפומייכו, ותהוון</text:span><text:span text:style-name="T31"> </text:span><text:span text:style-name="T38">ידעין</text:span><text:span text:style-name="T31"> </text:span><text:span text:style-name="T38">למשאל</text:span><text:span text:style-name="T31"> </text:span><text:span text:style-name="T38">ליה</text:span><text:span text:style-name="T39">)</text:span><text:span text:style-name="T1"> ועלו</text:span><text:span text:style-name="T2"> </text:span><text:span text:style-name="T1">לקמי</text:span><text:span text:style-name="T2"> </text:span><text:span text:style-name="T1">רבייכו, וכי</text:span><text:span text:style-name="T2"> </text:span><text:span text:style-name="T1">יתביתו</text:span><text:span text:style-name="T2"> </text:span><text:span text:style-name="T1">קמיה</text:span><text:span text:style-name="T2"> </text:span><text:span text:style-name="T1">- חזו</text:span><text:span text:style-name="T2"> </text:span><text:span text:style-name="T1">לפומיה, דכתיב</text:span><text:span text:style-name="T2"> </text:span><text:span text:style-name="T18">(ישעיהו</text:span><text:span text:style-name="T19"> </text:span><text:span text:style-name="T18">ל,כ)</text:span><text:span text:style-name="T1"> </text:span><text:span text:style-name="T28">[ונתן</text:span><text:span text:style-name="T31"> </text:span><text:span text:style-name="T28">לכם</text:span><text:span text:style-name="T31"> </text:span><text:span text:style-name="T28">ה' לחם</text:span><text:span text:style-name="T31"> </text:span><text:span text:style-name="T28">צר</text:span><text:span text:style-name="T31"> </text:span><text:span text:style-name="T28">ומים</text:span><text:span text:style-name="T31"> </text:span><text:span text:style-name="T28">לחץ</text:span><text:span text:style-name="T31"> </text:span><text:span text:style-name="T28">ולא</text:span><text:span text:style-name="T31"> </text:span><text:span text:style-name="T28">יכנף</text:span><text:span text:style-name="T31"> </text:span><text:span text:style-name="T28">עוד</text:span><text:span text:style-name="T31"> </text:span><text:span text:style-name="T28">מוריך]</text:span><text:span text:style-name="T59"> והיו</text:span><text:span text:style-name="T2"> </text:span><text:span text:style-name="T59">עיניך</text:span><text:span text:style-name="T2"> </text:span><text:span text:style-name="T59">רואות</text:span><text:span text:style-name="T2"> </text:span><text:span text:style-name="T59">את</text:span><text:span text:style-name="T2"> </text:span><text:span text:style-name="T59">מוריך;</text:span><text:span text:style-name="T1"> וכי</text:span><text:span text:style-name="T2"> </text:span><text:span text:style-name="T1">גרסיתו</text:span><text:span text:style-name="T2"> </text:span><text:span text:style-name="T1">- גרסו</text:span><text:span text:style-name="T2"> </text:span><text:span text:style-name="T1">על</text:span><text:span text:style-name="T2"> </text:span><text:span text:style-name="T1">נהרא</text:span><text:span text:style-name="T2"> </text:span><text:span text:style-name="T1">דמיא, דכי</text:span><text:span text:style-name="T2"> </text:span><text:span text:style-name="T1">היכי</text:span><text:span text:style-name="T2"> </text:span><text:span text:style-name="T1">דמשכן</text:span><text:span text:style-name="T2"> </text:span><text:span text:style-name="T1">מיא</text:span><text:span text:style-name="T2"> </text:span><text:span text:style-name="T1">- משכן</text:span><text:span text:style-name="T2"> </text:span><text:span text:style-name="T1">שמעתתייכו</text:span><text:span text:style-name="T2"> </text:span><text:span text:style-name="T32">(</text:span><text:span text:style-name="T38">דלא</text:span><text:span text:style-name="T31"> </text:span><text:span text:style-name="T38">ליפסוק</text:span><text:span text:style-name="T31"> </text:span><text:span text:style-name="T38">מפומייכו, כמעין</text:span><text:span text:style-name="T31"> </text:span><text:span text:style-name="T38">זה, שמושך</text:span><text:span text:style-name="T31"> </text:span><text:span text:style-name="T38">והולך</text:span><text:span text:style-name="T39">)</text:span><text:span text:style-name="T1">; ותיבו</text:span><text:span text:style-name="T2"> </text:span><text:span text:style-name="T1">אקילקלי</text:span><text:span text:style-name="T2"> </text:span><text:span text:style-name="T1">דמתא</text:span><text:span text:style-name="T2"> </text:span><text:span text:style-name="T1">מחסיא</text:span><text:span text:style-name="T2"> </text:span><text:span text:style-name="T32">(</text:span><text:span text:style-name="T38">הוו</text:span><text:span text:style-name="T31"> </text:span><text:span text:style-name="T38">תלמידי</text:span><text:span text:style-name="T31"> </text:span><text:span text:style-name="T38">חכמים</text:span><text:span text:style-name="T31"> </text:span><text:span text:style-name="T38">ראויים</text:span><text:span text:style-name="T31"> </text:span><text:span text:style-name="T38">להוראה, ותרבות</text:span><text:span text:style-name="T31"> </text:span><text:span text:style-name="T38">יפה</text:span><text:span text:style-name="T31"> </text:span><text:span text:style-name="T38">היה</text:span><text:span text:style-name="T31"> </text:span><text:span text:style-name="T38">בהם</text:span><text:span text:style-name="T39">)</text:span><text:span text:style-name="T1"> - ולא</text:span><text:span text:style-name="T2"> </text:span><text:span text:style-name="T1">תיבו</text:span><text:span text:style-name="T2"> </text:span><text:span text:style-name="T1">אפדני</text:span><text:span text:style-name="T2"> </text:span><text:span text:style-name="T1">דפומבדיתא</text:span><text:span text:style-name="T2"> </text:span><text:span text:style-name="T32">(</text:span><text:span text:style-name="T38">אבל</text:span><text:span text:style-name="T31"> </text:span><text:span text:style-name="T38">בפומבדיתא</text:span><text:span text:style-name="T31"> </text:span><text:span text:style-name="T38">לא</text:span><text:span text:style-name="T31"> </text:span><text:span text:style-name="T38">הוי</text:span><text:span text:style-name="T31"> </text:span><text:span text:style-name="T38">תרבות</text:span><text:span text:style-name="T31"> </text:span><text:span text:style-name="T38">מעליא</text:span><text:span text:style-name="T31"> </text:span><text:span text:style-name="T38">כל</text:span><text:span text:style-name="T31"> </text:span><text:span text:style-name="T38">כך</text:span><text:span text:style-name="T31"> </text:span><text:span text:style-name="T38">וקאמר</text:span><text:span text:style-name="T31"> </text:span><text:span text:style-name="T38">ליה</text:span><text:span text:style-name="T31"> </text:span><text:span text:style-name="T38">מוטב</text:span><text:span text:style-name="T31"> </text:span><text:span text:style-name="T38">לו</text:span><text:span text:style-name="T31"> </text:span><text:span text:style-name="T38">לדור</text:span><text:span text:style-name="T31"> </text:span><text:span text:style-name="T38">באשפה</text:span><text:span text:style-name="T31"> </text:span><text:span text:style-name="T38">במתא</text:span><text:span text:style-name="T31"> </text:span><text:span text:style-name="T38">מחסיא</text:span><text:span text:style-name="T31"> </text:span><text:span text:style-name="T38">מלדור</text:span><text:span text:style-name="T31"> </text:span><text:span text:style-name="T38">באפדנא</text:span><text:span text:style-name="T31"> </text:span><text:span text:style-name="T38">בפומבדיתא</text:span><text:span text:style-name="T39">)</text:span><text:span text:style-name="T1">:</text:span></text:p>
      <text:p text:style-name="P4"><text:span text:style-name="T1">טב</text:span><text:span text:style-name="T2"> </text:span><text:span text:style-name="T1">גלדנא</text:span><text:span text:style-name="T2"> </text:span><text:span text:style-name="T1">סריא</text:span><text:span text:style-name="T2"> </text:span><text:span text:style-name="T1">[דמתא</text:span><text:span text:style-name="T2"> </text:span><text:span text:style-name="T1">מחסיא</text:span><text:span text:style-name="T2"> </text:span><text:span text:style-name="T1">למיכל] </text:span><text:span text:style-name="T32">(</text:span><text:span text:style-name="T38">מוטב</text:span><text:span text:style-name="T31"> </text:span><text:span text:style-name="T38">לאכול</text:span><text:span text:style-name="T31"> </text:span><text:span text:style-name="T38">דג</text:span><text:span text:style-name="T31"> </text:span><text:span text:style-name="T38">קטן</text:span><text:span text:style-name="T31"> </text:span><text:span text:style-name="T38">מוסרח, כדאמרינן</text:span><text:span text:style-name="T31"> </text:span><text:span text:style-name="T38">בפרק</text:span><text:span text:style-name="T31"> </text:span><text:span text:style-name="T38">קמא</text:span><text:span text:style-name="T31"> </text:span><text:span text:style-name="T38">דמועד</text:span><text:span text:style-name="T31"> </text:span><text:span text:style-name="T38">קטן</text:span><text:span text:style-name="T31"> </text:span><text:span text:style-name="T18">(דף</text:span><text:span text:style-name="T19"> </text:span><text:span text:style-name="T18">יא:)</text:span><text:span text:style-name="T38"> 'כוורא</text:span><text:span text:style-name="T31"> </text:span><text:span text:style-name="T38">סמוך</text:span><text:span text:style-name="T31"> </text:span><text:span text:style-name="T38">למיסרחיה</text:span><text:span text:style-name="T31"> </text:span><text:span text:style-name="T3">–</text:span><text:span text:style-name="T31"> </text:span><text:span text:style-name="T38">מעלי'</text:span><text:span text:style-name="T39">)</text:span><text:span text:style-name="T1"> מכותחא</text:span><text:span text:style-name="T2"> </text:span><text:span text:style-name="T1">דרמי</text:span><text:span text:style-name="T2"> </text:span><text:span text:style-name="T1">כיפי</text:span><text:span text:style-name="T2"> </text:span><text:span text:style-name="T32">(</text:span><text:span text:style-name="T38">אפילו</text:span><text:span text:style-name="T31"> </text:span><text:span text:style-name="T38">מכותח</text:span><text:span text:style-name="T31"> </text:span><text:span text:style-name="T38">שהוא</text:span><text:span text:style-name="T31"> </text:span><text:span text:style-name="T38">משובח</text:span><text:span text:style-name="T31"> </text:span><text:span text:style-name="T38">וחזק</text:span><text:span text:style-name="T31"> </text:span><text:span text:style-name="T38">- שמשבר</text:span><text:span text:style-name="T31"> </text:span><text:span text:style-name="T38">את</text:span><text:span text:style-name="T31"> </text:span><text:span text:style-name="T38">האבן</text:span><text:span text:style-name="T31"> </text:span><text:span text:style-name="T38">כששופכים</text:span><text:span text:style-name="T31"> </text:span><text:span text:style-name="T38">הימנו</text:span><text:span text:style-name="T31"> </text:span><text:span text:style-name="T38">- אף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כן</text:span><text:span text:style-name="T31"> </text:span><text:span text:style-name="T38">לא</text:span><text:span text:style-name="T31"> </text:span><text:span text:style-name="T38">תאכל</text:span><text:span text:style-name="T31"> </text:span><text:span text:style-name="T38">הימנו, כדאמרינן</text:span><text:span text:style-name="T31"> </text:span><text:span text:style-name="T38">בפרק</text:span><text:span text:style-name="T31"> </text:span><text:span text:style-name="T38">'ואלו</text:span><text:span text:style-name="T31"> </text:span><text:span text:style-name="T38">עוברין' </text:span><text:span text:style-name="T18">(פסחים</text:span><text:span text:style-name="T19"> </text:span><text:span text:style-name="T18">מב.)</text:span><text:span text:style-name="T38">: שלשה</text:span><text:span text:style-name="T31"> </text:span><text:span text:style-name="T38">דברים</text:span><text:span text:style-name="T31"> </text:span><text:span text:style-name="T38">נאמרו</text:span><text:span text:style-name="T31"> </text:span><text:span text:style-name="T38">בכותח: מטמטם</text:span><text:span text:style-name="T31"> </text:span><text:span text:style-name="T38">את</text:span><text:span text:style-name="T31"> </text:span><text:span text:style-name="T38">הלב</text:span><text:span text:style-name="T31"> </text:span><text:span text:style-name="T38">וכו'; 'כיפי</text:span><text:span text:style-name="T31"> </text:span><text:span text:style-name="T38">סלעים' </text:span><text:span text:style-name="T27">–</text:span><text:span text:style-name="T38"> כדמתרגמינן: 'סלע' = כיפא;<text:tab/> אית</text:span><text:span text:style-name="T31"> </text:span><text:span text:style-name="T38">דמפרשי: </text:span><text:span text:style-name="T54">מוטב</text:span><text:span text:style-name="T55"> </text:span><text:span text:style-name="T54">תאכל</text:span><text:span text:style-name="T55"> </text:span><text:span text:style-name="T54">גילדנא</text:span><text:span text:style-name="T55"> </text:span><text:span text:style-name="T54">סריא</text:span><text:span text:style-name="T38">: שאין</text:span><text:span text:style-name="T31"> </text:span><text:span text:style-name="T38">דמיהם</text:span><text:span text:style-name="T31"> </text:span><text:span text:style-name="T38">יקרים, </text:span><text:span text:style-name="T54">מכותח</text:span><text:span text:style-name="T31"> </text:span><text:span text:style-name="T38">שאוכלים</text:span><text:span text:style-name="T31"> </text:span><text:span text:style-name="T38">אותו</text:span><text:span text:style-name="T31"> </text:span><text:span text:style-name="T38">עשירים</text:span><text:span text:style-name="T31"> </text:span><text:span text:style-name="T38">ושרים</text:span><text:span text:style-name="T31"> </text:span><text:span text:style-name="T38">הדרים</text:span><text:span text:style-name="T31"> </text:span><text:span text:style-name="T38">ברמי</text:span><text:span text:style-name="T31"> </text:span><text:span text:style-name="T38">כיפי, כלומר: במגדלים</text:span><text:span text:style-name="T31"> </text:span><text:span text:style-name="T38">וחומות</text:span><text:span text:style-name="T31"> </text:span><text:span text:style-name="T38">גדולות, לפי</text:span><text:span text:style-name="T31"> </text:span><text:span text:style-name="T38">שדמיהם</text:span><text:span text:style-name="T31"> </text:span><text:span text:style-name="T38">יקרים</text:span><text:span text:style-name="T39">)</text:span><text:span text:style-name="T1">.</text:span><text:span text:style-name="T38"> </text:span></text:p>
      <text:p text:style-name="P4"><text:span text:style-name="T18">(שמואל</text:span><text:span text:style-name="T19"> </text:span><text:span text:style-name="T18">א</text:span><text:span text:style-name="T19"> </text:span><text:span text:style-name="T18">ב,ב)</text:span><text:span text:style-name="T1"> </text:span><text:span text:style-name="T28">[ותתפלל</text:span><text:span text:style-name="T31"> </text:span><text:span text:style-name="T28">חנה</text:span><text:span text:style-name="T31"> </text:span><text:span text:style-name="T28">ותאמר</text:span><text:span text:style-name="T31"> </text:span><text:span text:style-name="T28">עלץ</text:span><text:span text:style-name="T31"> </text:span><text:span text:style-name="T28">לבי</text:span><text:span text:style-name="T31"> </text:span><text:span text:style-name="T28">בה']</text:span><text:span text:style-name="T59"> רמה</text:span><text:span text:style-name="T2"> </text:span><text:span text:style-name="T59">קרני</text:span><text:span text:style-name="T2"> </text:span><text:span text:style-name="T59">באלהי</text:span><text:span text:style-name="T2"> </text:span><text:span text:style-name="T28">[רחב</text:span><text:span text:style-name="T31"> </text:span><text:span text:style-name="T28">פי</text:span><text:span text:style-name="T31"> </text:span><text:span text:style-name="T28">על</text:span><text:span text:style-name="T31"> </text:span><text:span text:style-name="T28">אויבי</text:span><text:span text:style-name="T31"> </text:span><text:span text:style-name="T28">כי</text:span><text:span text:style-name="T31"> </text:span><text:span text:style-name="T28">שמחתי</text:span><text:span text:style-name="T31"> </text:span><text:span text:style-name="T28">בישועתך]</text:span><text:span text:style-name="T1">: </text:span><text:span text:style-name="T59">רמה</text:span><text:span text:style-name="T2"> </text:span><text:span text:style-name="T59">קרני</text:span><text:span text:style-name="T2"> </text:span><text:span text:style-name="T1">- ולא</text:span><text:span text:style-name="T2"> </text:span><text:span text:style-name="T1">רמה</text:span><text:span text:style-name="T2"> </text:span><text:span text:style-name="T1">פכי; דוד</text:span><text:span text:style-name="T2"> </text:span><text:span text:style-name="T1">ושלמה</text:span><text:span text:style-name="T2"> </text:span><text:span text:style-name="T1">שנמשחו</text:span><text:span text:style-name="T2"> </text:span><text:span text:style-name="T1">בקרן</text:span><text:span text:style-name="T2"> </text:span><text:span text:style-name="T1">- נמשכה</text:span><text:span text:style-name="T2"> </text:span><text:span text:style-name="T1">מלכותן, שאול</text:span><text:span text:style-name="T2"> </text:span><text:span text:style-name="T1">ויהוא</text:span><text:span text:style-name="T2"> </text:span><text:span text:style-name="T1">שנמשחו</text:span><text:span text:style-name="T2"> </text:span><text:span text:style-name="T1">בפך</text:span><text:span text:style-name="T2"> </text:span><text:span text:style-name="T1">- לא</text:span><text:span text:style-name="T2"> </text:span><text:span text:style-name="T1">נמשכה</text:span><text:span text:style-name="T2"> </text:span><text:span text:style-name="T1">מלכותן.</text:span></text:p>
      <text:p text:style-name="P11"/>
      <text:p text:style-name="P4"><text:span text:style-name="T1">המשוח</text:span><text:span text:style-name="T2"> </text:span><text:span text:style-name="T1">בשמן</text:span><text:span text:style-name="T2"> </text:span><text:span text:style-name="T1">המשחה</text:span><text:span text:style-name="T2"> </text:span><text:span text:style-name="T1">וכו': </text:span></text:p>
      <text:p text:style-name="P4"><text:span text:style-name="T1">תנו</text:span><text:span text:style-name="T2"> </text:span><text:span text:style-name="T1">רבנן: '</text:span><text:span text:style-name="T18">[ויקרא</text:span><text:span text:style-name="T19"> </text:span><text:span text:style-name="T18">ד,ג]</text:span><text:span text:style-name="T1"> </text:span><text:span text:style-name="T32">[</text:span><text:span text:style-name="T28">אם</text:span><text:span text:style-name="T31"> </text:span><text:span text:style-name="T28">הכהן</text:span><text:span text:style-name="T31"> </text:span><text:span text:style-name="T28">ה]</text:span><text:span text:style-name="T75">משיח</text:span><text:span text:style-name="T74"> </text:span><text:span text:style-name="T28">[יחטא</text:span><text:span text:style-name="T31"> </text:span><text:span text:style-name="T28">לאשמת</text:span><text:span text:style-name="T31"> </text:span><text:span text:style-name="T28">העם</text:span><text:span text:style-name="T31"> </text:span><text:span text:style-name="T28">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</text:span><text:span text:style-name="T32">]</text:span><text:span text:style-name="T73">; </text:span></text:p>
      <text:p text:style-name="P4"><text:span text:style-name="T73">יכול</text:span><text:span text:style-name="T74"> </text:span><text:span text:style-name="T73">מלך</text:span><text:span text:style-name="T74"> </text:span><text:span text:style-name="T32">(</text:span><text:span text:style-name="T38">יביא</text:span><text:span text:style-name="T31"> </text:span><text:span text:style-name="T38">פר, שהיה</text:span><text:span text:style-name="T31"> </text:span><text:span text:style-name="T38">משוח</text:span><text:span text:style-name="T39">)</text:span><text:span text:style-name="T73">? </text:span></text:p>
      <text:p text:style-name="P4"><text:span text:style-name="T73">תלמוד</text:span><text:span text:style-name="T74"> </text:span><text:span text:style-name="T73">לומר: </text:span><text:span text:style-name="T28">[ה]</text:span><text:span text:style-name="T75">כהן</text:span><text:span text:style-name="T73">; </text:span></text:p>
      <text:p text:style-name="P16"><text:span text:style-name="T1">אי</text:span><text:span text:style-name="T2"> </text:span><text:span text:style-name="T1">כהן, יכול</text:span><text:span text:style-name="T2"> </text:span><text:span text:style-name="T1">מרובה</text:span><text:span text:style-name="T2"> </text:span><text:span text:style-name="T1">בגדים? </text:span></text:p>
      <text:p text:style-name="P4"><text:span text:style-name="T73">תלמוד</text:span><text:span text:style-name="T74"> </text:span><text:span text:style-name="T73">לומר: </text:span><text:span text:style-name="T18">[ויקרא</text:span><text:span text:style-name="T19"> </text:span><text:span text:style-name="T18">ד,טז]</text:span><text:span text:style-name="T1"> </text:span><text:span text:style-name="T32">(</text:span><text:span text:style-name="T28">והביא</text:span><text:span text:style-name="T31"> </text:span><text:span text:style-name="T28">הכהן</text:span><text:span text:style-name="T32">)</text:span><text:span text:style-name="T1"> </text:span><text:span text:style-name="T28">[ה]</text:span><text:span text:style-name="T75">משיח</text:span><text:span text:style-name="T74"> </text:span><text:span text:style-name="T28">[מדם</text:span><text:span text:style-name="T31"> </text:span><text:span text:style-name="T28">הפר</text:span><text:span text:style-name="T31"> </text:span><text:span text:style-name="T28">אל</text:span><text:span text:style-name="T31"> </text:span><text:span text:style-name="T28">אהל</text:span><text:span text:style-name="T31"> </text:span><text:span text:style-name="T28">מועד]</text:span><text:span text:style-name="T59"> </text:span></text:p>
      <text:p text:style-name="P16"><text:span text:style-name="T1">אי</text:span><text:span text:style-name="T2"> </text:span><text:span text:style-name="T1">משיח</text:span><text:span text:style-name="T2"> </text:span><text:span text:style-name="T1">- יכול</text:span><text:span text:style-name="T2"> </text:span><text:span text:style-name="T1">משוח</text:span><text:span text:style-name="T2"> </text:span><text:span text:style-name="T1">מלחמה? </text:span></text:p>
      <text:p text:style-name="P4"><text:span text:style-name="T73">תלמוד</text:span><text:span text:style-name="T74"> </text:span><text:span text:style-name="T73">לומר: </text:span><text:span text:style-name="T18">[ויקרא</text:span><text:span text:style-name="T19"> </text:span><text:span text:style-name="T18">ו,טו]</text:span><text:span text:style-name="T75"> והכהן</text:span><text:span text:style-name="T74"> </text:span><text:span text:style-name="T75">המשיח</text:span><text:span text:style-name="T74"> </text:span><text:span text:style-name="T28">[תחתיו</text:span><text:span text:style-name="T31"> </text:span><text:span text:style-name="T28">מבניו</text:span><text:span text:style-name="T31"> </text:span><text:span text:style-name="T28">יעשה</text:span><text:span text:style-name="T31"> </text:span><text:span text:style-name="T28">אתה</text:span><text:span text:style-name="T31"> </text:span><text:span text:style-name="T28">חק</text:span><text:span text:style-name="T31"> </text:span><text:span text:style-name="T28">עולם</text:span><text:span text:style-name="T31"> </text:span><text:span text:style-name="T28">לה' כליל</text:span><text:span text:style-name="T31"> </text:span><text:span text:style-name="T28">תקטר]</text:span><text:span text:style-name="T73">: שאינו</text:span><text:span text:style-name="T74"> </text:span><text:span text:style-name="T73">משיח</text:span><text:span text:style-name="T74"> </text:span><text:span text:style-name="T73">על</text:span><text:span text:style-name="T74"> </text:span><text:span text:style-name="T73">גביו</text:span><text:span text:style-name="T1">.'</text:span></text:p>
      <text:p text:style-name="P4"><text:span text:style-name="T1">מאי</text:span><text:span text:style-name="T2"> </text:span><text:span text:style-name="T1">משמע?</text:span></text:p>
      <text:p text:style-name="P4"><text:span text:style-name="T1">כדאמר</text:span><text:span text:style-name="T2"> </text:span><text:span text:style-name="T1">רבא: </text:span><text:span text:style-name="T38">[</text:span><text:span text:style-name="T18">בראשית</text:span><text:span text:style-name="T19"> </text:span><text:span text:style-name="T18">לב,לב: </text:span><text:span text:style-name="T28">על</text:span><text:span text:style-name="T31"> </text:span><text:span text:style-name="T28">כן</text:span><text:span text:style-name="T31"> </text:span><text:span text:style-name="T28">לא</text:span><text:span text:style-name="T31"> </text:span><text:span text:style-name="T28">יאכלו</text:span><text:span text:style-name="T31"> </text:span><text:span text:style-name="T28">בני</text:span><text:span text:style-name="T31"> </text:span><text:span text:style-name="T28">ישראל</text:span><text:span text:style-name="T31"> </text:span><text:span text:style-name="T28">את</text:span><text:span text:style-name="T31"> </text:span><text:span text:style-name="T28">גיד</text:span><text:span text:style-name="T31"> </text:span><text:span text:style-name="T28">הנשה</text:span><text:span text:style-name="T31"> </text:span><text:span text:style-name="T28">אשר</text:span><text:span text:style-name="T31"> </text:span><text:span text:style-name="T28">על</text:span><text:span text:style-name="T31"> </text:span><text:span text:style-name="T28">כף]</text:span><text:span text:style-name="T23"> </text:span><text:span text:style-name="T59">הירך</text:span><text:span text:style-name="T19"> </text:span><text:span text:style-name="T28">[עד</text:span><text:span text:style-name="T31"> </text:span><text:span text:style-name="T28">היום</text:span><text:span text:style-name="T31"> </text:span><text:span text:style-name="T28">הזה</text:span><text:span text:style-name="T31"> </text:span><text:span text:style-name="T28">כי</text:span><text:span text:style-name="T31"> </text:span><text:span text:style-name="T28">נגע</text:span><text:span text:style-name="T31"> </text:span><text:span text:style-name="T28">בכף</text:span><text:span text:style-name="T31"> </text:span><text:span text:style-name="T28">ירך</text:span><text:span text:style-name="T31"> </text:span><text:span text:style-name="T28">יעקב</text:span><text:span text:style-name="T31"> </text:span><text:span text:style-name="T28">בגיד</text:span><text:span text:style-name="T31"> </text:span><text:span text:style-name="T28">הנשה</text:span><text:span text:style-name="T38">]</text:span><text:span text:style-name="T1"> = המיומנת</text:span><text:span text:style-name="T2"> </text:span><text:span text:style-name="T1">שבירך, הכא</text:span><text:span text:style-name="T2"> </text:span><text:span text:style-name="T1">נמי</text:span><text:span text:style-name="T2"> </text:span><text:span text:style-name="T1">'</text:span><text:span text:style-name="T59">המשיח</text:span><text:span text:style-name="T1">' = המיומן</text:span><text:span text:style-name="T2"> </text:span><text:span text:style-name="T1">שבמשוחים</text:span><text:span text:style-name="T2"> </text:span><text:span text:style-name="T32">(</text:span><text:span text:style-name="T38">דהיינו</text:span><text:span text:style-name="T31"> </text:span><text:span text:style-name="T38">כהן</text:span><text:span text:style-name="T31"> </text:span><text:span text:style-name="T38">גדול</text:span><text:span text:style-name="T39">)</text:span><text:span text:style-name="T1">.</text:span></text:p>
      <text:p text:style-name="P3"/>
      <text:p text:style-name="P4"><text:span text:style-name="T1">אמר</text:span><text:span text:style-name="T2"> </text:span><text:span text:style-name="T1">מר: '</text:span><text:span text:style-name="T73">משיח</text:span><text:span text:style-name="T74"> </text:span><text:span text:style-name="T73">- יכול</text:span><text:span text:style-name="T74"> </text:span><text:span text:style-name="T73">מלך</text:span><text:span text:style-name="T1">'? מלך</text:span><text:span text:style-name="T2"> </text:span><text:span text:style-name="T1">- פר</text:span><text:span text:style-name="T2"> </text:span><text:span text:style-name="T1">הוא</text:span><text:span text:style-name="T2"> </text:span><text:span text:style-name="T1">דמייתי? שעיר</text:span><text:span text:style-name="T2"> </text:span><text:span text:style-name="T1">הוא</text:span><text:span text:style-name="T2"> </text:span><text:span text:style-name="T1">דמייתי!?</text:span></text:p>
      <text:p text:style-name="P4"><text:span text:style-name="T1">איצטריך: סלקא</text:span><text:span text:style-name="T2"> </text:span><text:span text:style-name="T1">דעתך</text:span><text:span text:style-name="T2"> </text:span><text:span text:style-name="T1">אמינא</text:span><text:span text:style-name="T2"> </text:span><text:span text:style-name="T1">על</text:span><text:span text:style-name="T2"> </text:span><text:span text:style-name="T1">שגגת</text:span><text:span text:style-name="T2"> </text:span><text:span text:style-name="T1">מעשה</text:span><text:span text:style-name="T2"> </text:span><text:span text:style-name="T1">יביא</text:span><text:span text:style-name="T2"> </text:span><text:span text:style-name="T1">שעיר, על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יביא</text:span><text:span text:style-name="T2"> </text:span><text:span text:style-name="T1">פר</text:span><text:span text:style-name="T2"> </text:span><text:span text:style-name="T1">- קא</text:span><text:span text:style-name="T2"> </text:span><text:span text:style-name="T1">משמע</text:span><text:span text:style-name="T2"> </text:span><text:span text:style-name="T1">לן.</text:span></text:p>
      <text:p text:style-name="P3"/>
      <text:p text:style-name="P4"><text:span text:style-name="T1">אין</text:span><text:span text:style-name="T2"> </text:span><text:span text:style-name="T1">בין</text:span><text:span text:style-name="T2"> </text:span><text:span text:style-name="T1">משוח</text:span><text:span text:style-name="T2"> </text:span><text:span text:style-name="T1">בשמן</text:span><text:span text:style-name="T2"> </text:span><text:span text:style-name="T1">המשחה</text:span><text:span text:style-name="T2"> </text:span><text:span text:style-name="T32">[כהן</text:span><text:span text:style-name="T31"> </text:span><text:span text:style-name="T32">המשוח</text:span><text:span text:style-name="T31"> </text:span><text:span text:style-name="T32">בשמן</text:span><text:span text:style-name="T31"> </text:span><text:span text:style-name="T32">המשחה</text:span><text:span text:style-name="T31"> </text:span><text:span text:style-name="T32">למרובה</text:span><text:span text:style-name="T31"> </text:span><text:span text:style-name="T32">בגדים</text:span><text:span text:style-name="T31"> </text:span><text:span text:style-name="T32">אלא</text:span><text:span text:style-name="T31"> </text:span><text:span text:style-name="T32">פר</text:span><text:span text:style-name="T31"> </text:span><text:span text:style-name="T32">הבא</text:span><text:span text:style-name="T31"> </text:span><text:span text:style-name="T32">על</text:span><text:span text:style-name="T31"> </text:span><text:span text:style-name="T32">כל</text:span><text:span text:style-name="T31"> </text:span><text:span text:style-name="T32">המצות; ואין</text:span><text:span text:style-name="T31"> </text:span><text:span text:style-name="T32">בין</text:span><text:span text:style-name="T31"> </text:span><text:span text:style-name="T32">כהן</text:span><text:span text:style-name="T31"> </text:span><text:span text:style-name="T32">משמש</text:span><text:span text:style-name="T31"> </text:span><text:span text:style-name="T32">לכהן</text:span><text:span text:style-name="T31"> </text:span><text:span text:style-name="T32">שעבר</text:span><text:span text:style-name="T31"> </text:span><text:span text:style-name="T32">אלא</text:span><text:span text:style-name="T31"> </text:span><text:span text:style-name="T32">פר</text:span><text:span text:style-name="T31"> </text:span><text:span text:style-name="T32">יוה"כ</text:span><text:span text:style-name="T31"> </text:span><text:span text:style-name="T32">ועשירית</text:span><text:span text:style-name="T31"> </text:span><text:span text:style-name="T32">האיפה]</text:span><text:span text:style-name="T1">: </text:span></text:p>
      <text:p text:style-name="P4"><text:span text:style-name="T1">מתניתין</text:span><text:span text:style-name="T2"> </text:span><text:span text:style-name="T1">דלא</text:span><text:span text:style-name="T2"> </text:span><text:span text:style-name="T1">כרבי</text:span><text:span text:style-name="T2"> </text:span><text:span text:style-name="T1">מאיר, דא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- הא</text:span><text:span text:style-name="T2"> </text:span><text:span text:style-name="T1">תניא: 'מרובה</text:span><text:span text:style-name="T2"> </text:span><text:span text:style-name="T1">בגדים</text:span><text:span text:style-name="T2"> </text:span><text:span text:style-name="T1">מביא</text:span><text:span text:style-name="T2"> </text:span><text:span text:style-name="T1">פר</text:span><text:span text:style-name="T2"> </text:span><text:span text:style-name="T1">הבא</text:span><text:span text:style-name="T2"> </text:span><text:span text:style-name="T1">על</text:span><text:span text:style-name="T2"> </text:span><text:span text:style-name="T1">כל</text:span><text:span text:style-name="T2"> </text:span><text:span text:style-name="T1">המצות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מאיר, ולא</text:span><text:span text:style-name="T2"> </text:span><text:span text:style-name="T1">הודו</text:span><text:span text:style-name="T2"> </text:span><text:span text:style-name="T1">לו</text:span><text:span text:style-name="T2"> </text:span><text:span text:style-name="T1">חכמים.'</text:span></text:p>
      <text:p text:style-name="P4"><text:span text:style-name="T1">מאי</text:span><text:span text:style-name="T2"> </text:span><text:span text:style-name="T1">טעמא</text:span><text:span text:style-name="T2"> </text:span><text:span text:style-name="T1">דרבי</text:span><text:span text:style-name="T2"> </text:span><text:span text:style-name="T1">מאיר?</text:span></text:p>
      <text:p text:style-name="P4"><text:span text:style-name="T1">דתניא</text:span><text:span text:style-name="T2"> </text:span><text:span text:style-name="T18">[ויקרא</text:span><text:span text:style-name="T19"> </text:span><text:span text:style-name="T18">ד,ג]</text:span><text:span text:style-name="T1"> </text:span><text:span text:style-name="T32">[</text:span><text:span text:style-name="T28">אם</text:span><text:span text:style-name="T31"> </text:span><text:span text:style-name="T28">הכהן</text:span><text:span text:style-name="T31"> </text:span><text:span text:style-name="T28">ה]</text:span><text:span text:style-name="T59">משיח</text:span><text:span text:style-name="T2"> </text:span><text:span text:style-name="T28">[יחטא</text:span><text:span text:style-name="T31"> </text:span><text:span text:style-name="T28">לאשמת</text:span><text:span text:style-name="T31"> </text:span><text:span text:style-name="T28">העם</text:span><text:span text:style-name="T31"> </text:span><text:span text:style-name="T28">והקריב</text:span><text:span text:style-name="T31"> </text:span><text:span text:style-name="T28">על</text:span><text:span text:style-name="T31"> </text:span><text:span text:style-name="T28">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תמים</text:span><text:span text:style-name="T31"> </text:span><text:span text:style-name="T28">לה' לחטאת</text:span><text:span text:style-name="T32">];</text:span><text:span text:style-name="T1"> אין</text:span><text:span text:style-name="T2"> </text:span><text:span text:style-name="T1">לי</text:span><text:span text:style-name="T2"> </text:span><text:span text:style-name="T1">אלא</text:span><text:span text:style-name="T2"> </text:span><text:span text:style-name="T1">משוח</text:span><text:span text:style-name="T2"> </text:span><text:span text:style-name="T1">בשמן</text:span><text:span text:style-name="T2"> </text:span><text:span text:style-name="T1">המשחה, מרובה</text:span><text:span text:style-name="T2"> </text:span><text:span text:style-name="T1">בגדים</text:span><text:span text:style-name="T2"> </text:span><text:span text:style-name="T1">מנין?</text:span></text:p>
      <text:p text:style-name="P4"><text:span text:style-name="T1">תלמוד</text:span><text:span text:style-name="T2"> </text:span><text:span text:style-name="T1">לומר</text:span><text:span text:style-name="T2"> </text:span><text:span text:style-name="T1">'</text:span><text:span text:style-name="T59">הכהן</text:span><text:span text:style-name="T2"> </text:span><text:span text:style-name="T59">המשיח</text:span><text:span text:style-name="T1">'.</text:span></text:p>
      <text:p text:style-name="P4"><text:span text:style-name="T1">במאי</text:span><text:span text:style-name="T2"> </text:span><text:span text:style-name="T1">אוקימתיה? כרבנן? -</text:span></text:p>
      <text:p text:style-name="P3"/>
      <text:p text:style-name="P4"><text:span text:style-name="T1">(הוריות</text:span><text:span text:style-name="T2"> </text:span><text:span text:style-name="T1">יב,ב)</text:span></text:p>
      <text:p text:style-name="P4"><text:span text:style-name="T1">אימא</text:span><text:span text:style-name="T2"> </text:span><text:span text:style-name="T1">סיפא: '</text:span><text:span text:style-name="T73">אין</text:span><text:span text:style-name="T74"> </text:span><text:span text:style-name="T73">בין</text:span><text:span text:style-name="T74"> </text:span><text:span text:style-name="T73">כהן</text:span><text:span text:style-name="T74"> </text:span><text:span text:style-name="T73">משמש</text:span><text:span text:style-name="T74"> </text:span><text:span text:style-name="T73">לכהן</text:span><text:span text:style-name="T74"> </text:span><text:span text:style-name="T73">שעבר</text:span><text:span text:style-name="T2"> </text:span><text:span text:style-name="T32">(</text:span><text:span text:style-name="T38">דהיינו</text:span><text:span text:style-name="T31"> </text:span><text:span text:style-name="T38">'שני'</text:span><text:span text:style-name="T32">)</text:span><text:span text:style-name="T1"> </text:span><text:span text:style-name="T73">אלא</text:span><text:span text:style-name="T74"> </text:span><text:span text:style-name="T73">פר</text:span><text:span text:style-name="T74"> </text:span><text:span text:style-name="T73">יום</text:span><text:span text:style-name="T74"> </text:span><text:span text:style-name="T73">הכפורים</text:span><text:span text:style-name="T74"> </text:span><text:span text:style-name="T73">ועשירית</text:span><text:span text:style-name="T74"> </text:span><text:span text:style-name="T73">האיפה</text:span><text:span text:style-name="T2"> </text:span><text:span text:style-name="T32">(</text:span><text:span text:style-name="T38">דמשל</text:span><text:span text:style-name="T31"> </text:span><text:span text:style-name="T38">ראשון</text:span><text:span text:style-name="T31"> </text:span><text:span text:style-name="T38">הן</text:span><text:span text:style-name="T31"> </text:span><text:span text:style-name="T38">באין; הא</text:span><text:span text:style-name="T31"> </text:span><text:span text:style-name="T38">לכל</text:span><text:span text:style-name="T31"> </text:span><text:span text:style-name="T38">שאר</text:span><text:span text:style-name="T31"> </text:span><text:span text:style-name="T38">דבריהם</text:span><text:span text:style-name="T31"> </text:span><text:span text:style-name="T38">- זה</text:span><text:span text:style-name="T31"> </text:span><text:span text:style-name="T38">וזה</text:span><text:span text:style-name="T31"> </text:span><text:span text:style-name="T38">שוין, דשני</text:span><text:span text:style-name="T31"> </text:span><text:span text:style-name="T38">נמי: כל</text:span><text:span text:style-name="T31"> </text:span><text:span text:style-name="T38">מצות</text:span><text:span text:style-name="T31"> </text:span><text:span text:style-name="T38">כהונה</text:span><text:span text:style-name="T31"> </text:span><text:span text:style-name="T38">גדולה</text:span><text:span text:style-name="T31"> </text:span><text:span text:style-name="T38">עליו</text:span><text:span text:style-name="T32">)</text:span><text:span text:style-name="T1">' אתאן</text:span><text:span text:style-name="T2"> </text:span><text:span text:style-name="T1">לרבי</text:span><text:span text:style-name="T2"> </text:span><text:span text:style-name="T1">מאיר, דתניא: 'אירע</text:span><text:span text:style-name="T2"> </text:span><text:span text:style-name="T1">בו</text:span><text:span text:style-name="T2"> </text:span><text:span text:style-name="T1">פסול</text:span><text:span text:style-name="T2"> </text:span><text:span text:style-name="T1">בכהן</text:span><text:span text:style-name="T2"> </text:span><text:span text:style-name="T1">גדול, ועבר</text:span><text:span text:style-name="T2"> </text:span><text:span text:style-name="T32">(</text:span><text:span text:style-name="T38">'עבר' דברייתא</text:span><text:span text:style-name="T31"> </text:span><text:span text:style-name="T38">- לא</text:span><text:span text:style-name="T31"> </text:span><text:span text:style-name="T38">דמי</text:span><text:span text:style-name="T31"> </text:span><text:span text:style-name="T38">ל'שעבר' דמתניתין</text:span><text:span text:style-name="T32">)</text:span><text:span text:style-name="T1">, ומינו</text:span><text:span text:style-name="T2"> </text:span><text:span text:style-name="T1">כהן</text:span><text:span text:style-name="T2"> </text:span><text:span text:style-name="T1">אחר</text:span><text:span text:style-name="T2"> </text:span><text:span text:style-name="T1">תחתיו: הראשון</text:span><text:span text:style-name="T2"> </text:span><text:span text:style-name="T1">חוזר</text:span><text:span text:style-name="T2"> </text:span><text:span text:style-name="T1">לעבודתו, והשני</text:span><text:span text:style-name="T2"> </text:span><text:span text:style-name="T1">כל</text:span><text:span text:style-name="T2"> </text:span><text:span text:style-name="T1">מצות</text:span><text:span text:style-name="T2"> </text:span><text:span text:style-name="T1">כהונה</text:span><text:span text:style-name="T2"> </text:span><text:span text:style-name="T1">עליו</text:span><text:span text:style-name="T2"> </text:span><text:span text:style-name="T1">- </text:span><text:span text:style-name="T63">דברי</text:span><text:span text:style-name="T64"> </text:span><text:span text:style-name="T63">רבי</text:span><text:span text:style-name="T64"> </text:span><text:span text:style-name="T63">מאיר</text:span><text:span text:style-name="T1">; </text:span></text:p>
      <text:p text:style-name="P4"><text:span text:style-name="T1">רבי</text:span><text:span text:style-name="T2"> </text:span><text:span text:style-name="T1">יוסי</text:span><text:span text:style-name="T2"> </text:span><text:span text:style-name="T1">אומר: ראשון</text:span><text:span text:style-name="T2"> </text:span><text:span text:style-name="T1">חוזר</text:span><text:span text:style-name="T2"> </text:span><text:span text:style-name="T1">לעבודתו, ושני</text:span><text:span text:style-name="T2"> </text:span><text:span text:style-name="T1">אינו</text:span><text:span text:style-name="T2"> </text:span><text:span text:style-name="T1">ראוי</text:span><text:span text:style-name="T2"> </text:span><text:span text:style-name="T1">לא</text:span><text:span text:style-name="T2"> </text:span><text:span text:style-name="T1">לכהן</text:span><text:span text:style-name="T2"> </text:span><text:span text:style-name="T1">גדול</text:span><text:span text:style-name="T2"> </text:span><text:span text:style-name="T1">ולא</text:span><text:span text:style-name="T2"> </text:span><text:span text:style-name="T1">לכהן</text:span><text:span text:style-name="T2"> </text:span><text:span text:style-name="T1">הדיוט; 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סי: מעשה</text:span><text:span text:style-name="T2"> </text:span><text:span text:style-name="T1">ביוסף</text:span><text:span text:style-name="T2"> </text:span><text:span text:style-name="T1">בן</text:span><text:span text:style-name="T2"> </text:span><text:span text:style-name="T1">אילים</text:span><text:span text:style-name="T2"> </text:span><text:span text:style-name="T1">מצפורי, שאירע</text:span><text:span text:style-name="T2"> </text:span><text:span text:style-name="T1">בו</text:span><text:span text:style-name="T2"> </text:span><text:span text:style-name="T1">פסול</text:span><text:span text:style-name="T2"> </text:span><text:span text:style-name="T1">בכהן</text:span><text:span text:style-name="T2"> </text:span><text:span text:style-name="T1">גדול</text:span><text:span text:style-name="T2"> </text:span><text:span text:style-name="T1">ועבר, ומינו</text:span><text:span text:style-name="T2"> </text:span><text:span text:style-name="T1">אחר</text:span><text:span text:style-name="T2"> </text:span><text:span text:style-name="T1">תחתיו, ולא</text:span><text:span text:style-name="T2"> </text:span><text:span text:style-name="T1">הניחוהו</text:span><text:span text:style-name="T2"> </text:span><text:span text:style-name="T1">אחיו</text:span><text:span text:style-name="T2"> </text:span><text:span text:style-name="T1">הכהנים</text:span><text:span text:style-name="T2"> </text:span><text:span text:style-name="T1">להיות</text:span><text:span text:style-name="T2"> </text:span><text:span text:style-name="T1">לא</text:span><text:span text:style-name="T2"> </text:span><text:span text:style-name="T1">כהן</text:span><text:span text:style-name="T2"> </text:span><text:span text:style-name="T1">גדול</text:span><text:span text:style-name="T2"> </text:span><text:span text:style-name="T1">ולא</text:span><text:span text:style-name="T2"> </text:span><text:span text:style-name="T1">כהן</text:span><text:span text:style-name="T2"> </text:span><text:span text:style-name="T1">הדיוט, ובא</text:span><text:span text:style-name="T2"> </text:span><text:span text:style-name="T1">מעשה</text:span><text:span text:style-name="T2"> </text:span><text:span text:style-name="T1">לפני</text:span><text:span text:style-name="T2"> </text:span><text:span text:style-name="T1">חכמים</text:span><text:span text:style-name="T2"> </text:span><text:span text:style-name="T1">ואמרו: ראשון</text:span><text:span text:style-name="T2"> </text:span><text:span text:style-name="T1">חוזר</text:span><text:span text:style-name="T2"> </text:span><text:span text:style-name="T1">לעבודתו, שני</text:span><text:span text:style-name="T2"> </text:span><text:span text:style-name="T1">אינו</text:span><text:span text:style-name="T2"> </text:span><text:span text:style-name="T1">ראוי</text:span><text:span text:style-name="T2"> </text:span><text:span text:style-name="T1">לא</text:span><text:span text:style-name="T2"> </text:span><text:span text:style-name="T1">לכהן</text:span><text:span text:style-name="T2"> </text:span><text:span text:style-name="T1">גדול</text:span><text:span text:style-name="T2"> </text:span><text:span text:style-name="T1">ולא</text:span><text:span text:style-name="T2"> </text:span><text:span text:style-name="T1">לכהן</text:span><text:span text:style-name="T2"> </text:span><text:span text:style-name="T1">הדיוט: כהן</text:span><text:span text:style-name="T2"> </text:span><text:span text:style-name="T1">גדול</text:span><text:span text:style-name="T2"> </text:span><text:span text:style-name="T1">משום</text:span><text:span text:style-name="T2"> </text:span><text:span text:style-name="T1">איבה, כהן</text:span><text:span text:style-name="T2"> </text:span><text:span text:style-name="T1">הדיוט</text:span><text:span text:style-name="T2"> </text:span><text:span text:style-name="T1">משום</text:span><text:span text:style-name="T2"> </text:span><text:span text:style-name="T1">'מעלין</text:span><text:span text:style-name="T2"> </text:span><text:span text:style-name="T1">בקדש</text:span><text:span text:style-name="T2"> </text:span><text:span text:style-name="T1">ואין</text:span><text:span text:style-name="T2"> </text:span><text:span text:style-name="T1">מורידין'; </text:span></text:p>
      <text:p text:style-name="P4"><text:span text:style-name="T1">רישא</text:span><text:span text:style-name="T2"> </text:span><text:span text:style-name="T1">רבנן</text:span><text:span text:style-name="T2"> </text:span><text:span text:style-name="T1">וסיפא</text:span><text:span text:style-name="T2"> </text:span><text:span text:style-name="T1">רבי</text:span><text:span text:style-name="T2"> </text:span><text:span text:style-name="T1">מאיר?</text:span></text:p>
      <text:p text:style-name="P4"><text:span text:style-name="T1">אמר</text:span><text:span text:style-name="T2"> </text:span><text:span text:style-name="T1">רב</text:span><text:span text:style-name="T2"> </text:span><text:span text:style-name="T1">חסדא: אין! רישא</text:span><text:span text:style-name="T2"> </text:span><text:span text:style-name="T1">רבנן</text:span><text:span text:style-name="T2"> </text:span><text:span text:style-name="T1">וסיפא</text:span><text:span text:style-name="T2"> </text:span><text:span text:style-name="T1">רבי</text:span><text:span text:style-name="T2"> </text:span><text:span text:style-name="T1">מאיר.</text:span></text:p>
      <text:p text:style-name="P4"><text:span text:style-name="T1">רב</text:span><text:span text:style-name="T2"> </text:span><text:span text:style-name="T1">יוסף</text:span><text:span text:style-name="T2"> </text:span><text:span text:style-name="T1">אמר: רבי</text:span><text:span text:style-name="T2"> </text:span><text:span text:style-name="T1">היא, ונסיב</text:span><text:span text:style-name="T2"> </text:span><text:span text:style-name="T1">לה</text:span><text:span text:style-name="T2"> </text:span><text:span text:style-name="T1">אליבא</text:span><text:span text:style-name="T2"> </text:span><text:span text:style-name="T1">דתנאי</text:span><text:span text:style-name="T2"> </text:span><text:span text:style-name="T32">(</text:span><text:span text:style-name="T38">בחדא</text:span><text:span text:style-name="T31"> </text:span><text:span text:style-name="T38">סבר</text:span><text:span text:style-name="T31"> </text:span><text:span text:style-name="T38">לה</text:span><text:span text:style-name="T31"> </text:span><text:span text:style-name="T38">כרבי</text:span><text:span text:style-name="T31"> </text:span><text:span text:style-name="T38">מאיר, וסתמה</text:span><text:span text:style-name="T31"> </text:span><text:span text:style-name="T38">כרבי</text:span><text:span text:style-name="T31"> </text:span><text:span text:style-name="T38">מאיר; וברישא</text:span><text:span text:style-name="T31"> </text:span><text:span text:style-name="T38">סבר</text:span><text:span text:style-name="T31"> </text:span><text:span text:style-name="T38">לה</text:span><text:span text:style-name="T31"> </text:span><text:span text:style-name="T38">כרבנן</text:span><text:span text:style-name="T31"> </text:span><text:span text:style-name="T38">- וסתמה</text:span><text:span text:style-name="T31"> </text:span><text:span text:style-name="T38">כרבנן</text:span><text:span text:style-name="T32">)</text:span><text:span text:style-name="T1">!</text:span><text:span text:style-name="T38"> </text:span></text:p>
      <text:p text:style-name="P4"><text:span text:style-name="T1">רבא</text:span><text:span text:style-name="T2"> </text:span><text:span text:style-name="T1">אמר: רבי</text:span><text:span text:style-name="T2"> </text:span><text:span text:style-name="T1">שמעון</text:span><text:span text:style-name="T2"> </text:span><text:span text:style-name="T1">היא, ו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מאיר</text:span><text:span text:style-name="T2"> </text:span><text:span text:style-name="T1">בחדא</text:span><text:span text:style-name="T2"> </text:span><text:span text:style-name="T32">(</text:span><text:span text:style-name="T38">דכהן</text:span><text:span text:style-name="T31"> </text:span><text:span text:style-name="T38">שעבר, דשני</text:span><text:span text:style-name="T31"> </text:span><text:span text:style-name="T38">'כל</text:span><text:span text:style-name="T31"> </text:span><text:span text:style-name="T38">מצות</text:span><text:span text:style-name="T31"> </text:span><text:span text:style-name="T38">כהונה</text:span><text:span text:style-name="T31"> </text:span><text:span text:style-name="T38">עליו</text:span><text:span text:style-name="T31"> </text:span><text:span text:style-name="T38">חוץ</text:span><text:span text:style-name="T31"> </text:span><text:span text:style-name="T38">מפר</text:span><text:span text:style-name="T31"> </text:span><text:span text:style-name="T38">יום</text:span><text:span text:style-name="T31"> </text:span><text:span text:style-name="T38">הכפורים</text:span><text:span text:style-name="T31"> <text:s/></text:span><text:span text:style-name="T38">ועשירית</text:span><text:span text:style-name="T31"> </text:span><text:span text:style-name="T38">האיפה'</text:span><text:span text:style-name="T32">)</text:span><text:span text:style-name="T1"> ופליג</text:span><text:span text:style-name="T2"> </text:span><text:span text:style-name="T1">עליה</text:span><text:span text:style-name="T2"> </text:span><text:span text:style-name="T1">בחדא</text:span><text:span text:style-name="T2"> </text:span><text:span text:style-name="T32">(</text:span><text:span text:style-name="T38">דאילו</text:span><text:span text:style-name="T31"> </text:span><text:span text:style-name="T38">רבי</text:span><text:span text:style-name="T31"> </text:span><text:span text:style-name="T38">מאיר</text:span><text:span text:style-name="T31"> </text:span><text:span text:style-name="T38">סבר: מרובה</text:span><text:span text:style-name="T31"> </text:span><text:span text:style-name="T38">בגדים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הבא</text:span><text:span text:style-name="T31"> </text:span><text:span text:style-name="T38">על</text:span><text:span text:style-name="T31"> </text:span><text:span text:style-name="T38">כל</text:span><text:span text:style-name="T31"> </text:span><text:span text:style-name="T38">המצות, דהיינו</text:span><text:span text:style-name="T31"> </text:span><text:span text:style-name="T38">פר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של</text:span><text:span text:style-name="T31"> </text:span><text:span text:style-name="T38">צבור, ואילו</text:span><text:span text:style-name="T31"> </text:span><text:span text:style-name="T38">רבי</text:span><text:span text:style-name="T31"> </text:span><text:span text:style-name="T38">שמעון</text:span><text:span text:style-name="T31"> </text:span><text:span text:style-name="T38">סבר</text:span><text:span text:style-name="T31"> </text:span><text:span text:style-name="T38">דאינו</text:span><text:span text:style-name="T31"> </text:span><text:span text:style-name="T38">מביא</text:span><text:span text:style-name="T31"> </text:span><text:span text:style-name="T38">פר</text:span><text:span text:style-name="T31"> </text:span><text:span text:style-name="T38">הבא</text:span><text:span text:style-name="T31"> </text:span><text:span text:style-name="T38">על</text:span><text:span text:style-name="T31"> </text:span><text:span text:style-name="T38">כל</text:span><text:span text:style-name="T31"> </text:span><text:span text:style-name="T38">המצות, כדתנן: '</text:span><text:span text:style-name="T48">אין</text:span><text:span text:style-name="T49"> </text:span><text:span text:style-name="T48">בין</text:span><text:span text:style-name="T49"> </text:span><text:span text:style-name="T48">משוח</text:span><text:span text:style-name="T49"> </text:span><text:span text:style-name="T48">בשמן</text:span><text:span text:style-name="T49"> </text:span><text:span text:style-name="T48">המשחה</text:span><text:span text:style-name="T49"> </text:span><text:span text:style-name="T48">למרובה</text:span><text:span text:style-name="T49"> </text:span><text:span text:style-name="T48">בגדים</text:span><text:span text:style-name="T49"> </text:span><text:span text:style-name="T48">אלא</text:span><text:span text:style-name="T49"> </text:span><text:span text:style-name="T48">פר</text:span><text:span text:style-name="T49"> </text:span><text:span text:style-name="T48">הבא</text:span><text:span text:style-name="T49"> </text:span><text:span text:style-name="T48">על</text:span><text:span text:style-name="T49"> </text:span><text:span text:style-name="T48">כל</text:span><text:span text:style-name="T49"> </text:span><text:span text:style-name="T48">המצות</text:span><text:span text:style-name="T38">'</text:span><text:span text:style-name="T32">)</text:span><text:span text:style-name="T1">, דתניא: 'דברים</text:span><text:span text:style-name="T2"> </text:span><text:span text:style-name="T1">שבין</text:span><text:span text:style-name="T2"> </text:span><text:span text:style-name="T1">כהן</text:span><text:span text:style-name="T2"> </text:span><text:span text:style-name="T1">גדול</text:span><text:span text:style-name="T2"> </text:span><text:span text:style-name="T1">לכהן</text:span><text:span text:style-name="T2"> </text:span><text:span text:style-name="T1">הדיוט</text:span><text:span text:style-name="T2"> </text:span><text:span text:style-name="T1">- אלו</text:span><text:span text:style-name="T2"> </text:span><text:span text:style-name="T1">הם: </text:span></text:p>
      <text:p text:style-name="P4"><text:span text:style-name="T1">פר</text:span><text:span text:style-name="T2"> </text:span><text:span text:style-name="T1">הבא</text:span><text:span text:style-name="T2"> </text:span><text:span text:style-name="T1">על</text:span><text:span text:style-name="T2"> </text:span><text:span text:style-name="T1">כל</text:span><text:span text:style-name="T2"> </text:span><text:span text:style-name="T1">המצות, ופר</text:span><text:span text:style-name="T2"> </text:span><text:span text:style-name="T1">יום</text:span><text:span text:style-name="T2"> </text:span><text:span text:style-name="T1">הכפורים, ועשירית</text:span><text:span text:style-name="T2"> </text:span><text:span text:style-name="T1">האיפה, ולא</text:span><text:span text:style-name="T2"> </text:span><text:span text:style-name="T1">פורע</text:span><text:span text:style-name="T2"> </text:span><text:span text:style-name="T1">ולא</text:span><text:span text:style-name="T2"> </text:span><text:span text:style-name="T1">פורם</text:span><text:span text:style-name="T2"> </text:span><text:span text:style-name="T1">- אבל</text:span><text:span text:style-name="T2"> </text:span><text:span text:style-name="T1">הוא</text:span><text:span text:style-name="T2"> </text:span><text:span text:style-name="T1">פורם</text:span><text:span text:style-name="T2"> </text:span><text:span text:style-name="T1">מלמטה</text:span><text:span text:style-name="T2"> </text:span><text:span text:style-name="T1">וההדיוט</text:span><text:span text:style-name="T2"> </text:span><text:span text:style-name="T1">מלמעלה; ואין</text:span><text:span text:style-name="T2"> </text:span><text:span text:style-name="T1">מטמא</text:span><text:span text:style-name="T2"> </text:span><text:span text:style-name="T1">לקרובים, ומוזהר</text:span><text:span text:style-name="T2"> </text:span><text:span text:style-name="T1">על</text:span><text:span text:style-name="T2"> </text:span><text:span text:style-name="T1">הבתולה, ואסור</text:span><text:span text:style-name="T2"> </text:span><text:span text:style-name="T1">באלמנה, ומחזיר</text:span><text:span text:style-name="T2"> </text:span><text:span text:style-name="T1">את</text:span><text:span text:style-name="T2"> </text:span><text:span text:style-name="T1">הרוצח, ומקריב</text:span><text:span text:style-name="T2"> </text:span><text:span text:style-name="T1">אונן</text:span><text:span text:style-name="T2"> </text:span><text:span text:style-name="T1">ואינו</text:span><text:span text:style-name="T2"> </text:span><text:span text:style-name="T1">אוכל</text:span><text:span text:style-name="T2"> </text:span><text:span text:style-name="T1">[ואינו</text:span><text:span text:style-name="T2"> </text:span><text:span text:style-name="T1">חולק]; מקריב</text:span><text:span text:style-name="T2"> </text:span><text:span text:style-name="T1">חלק</text:span><text:span text:style-name="T2"> </text:span><text:span text:style-name="T1">בראש</text:span><text:span text:style-name="T2"> </text:span><text:span text:style-name="T1">ונוטל</text:span><text:span text:style-name="T2"> </text:span><text:span text:style-name="T1">חלק</text:span><text:span text:style-name="T2"> </text:span><text:span text:style-name="T1">בראש</text:span><text:span text:style-name="T2"> </text:span><text:span text:style-name="T32">(</text:span><text:span text:style-name="T38">אף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שאינו</text:span><text:span text:style-name="T31"> </text:span><text:span text:style-name="T38">מקריב</text:span><text:span text:style-name="T32">)</text:span><text:span text:style-name="T1">, ומשמש</text:span><text:span text:style-name="T2"> </text:span><text:span text:style-name="T1">בשמונה</text:span><text:span text:style-name="T2"> </text:span><text:span text:style-name="T1">כלים</text:span><text:span text:style-name="T2"> </text:span><text:span text:style-name="T32">(</text:span><text:span text:style-name="T38">וההדיוט</text:span><text:span text:style-name="T31"> </text:span><text:span text:style-name="T38">בארבעה</text:span><text:span text:style-name="T32">)</text:span><text:span text:style-name="T1">, וכל</text:span><text:span text:style-name="T2"> </text:span><text:span text:style-name="T1">עבודת</text:span><text:span text:style-name="T2"> </text:span><text:span text:style-name="T1">יום</text:span><text:span text:style-name="T2"> </text:span><text:span text:style-name="T1">הכפורים</text:span><text:span text:style-name="T2"> </text:span><text:span text:style-name="T1">אינה</text:span><text:span text:style-name="T2"> </text:span><text:span text:style-name="T1">כשרה</text:span><text:span text:style-name="T2"> </text:span><text:span text:style-name="T1">אלא</text:span><text:span text:style-name="T2"> </text:span><text:span text:style-name="T1">בו, ופטור</text:span><text:span text:style-name="T2"> </text:span><text:span text:style-name="T1">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; </text:span></text:p>
      <text:p text:style-name="P4"><text:span text:style-name="T1">וכולן</text:span><text:span text:style-name="T2"> </text:span><text:span text:style-name="T1">נוהגין</text:span><text:span text:style-name="T2"> </text:span><text:span text:style-name="T1">במרובה</text:span><text:span text:style-name="T2"> </text:span><text:span text:style-name="T1">בגדים</text:span><text:span text:style-name="T2"> </text:span><text:span text:style-name="T1">- חוץ</text:span><text:span text:style-name="T2"> </text:span><text:span text:style-name="T1">מפר</text:span><text:span text:style-name="T2"> </text:span><text:span text:style-name="T1">המביא</text:span><text:span text:style-name="T2"> </text:span><text:span text:style-name="T1">על</text:span><text:span text:style-name="T2"> </text:span><text:span text:style-name="T1">כל</text:span><text:span text:style-name="T2"> </text:span><text:span text:style-name="T1">המצות; </text:span></text:p>
      <text:p text:style-name="P4"><text:span text:style-name="T1">וכולן</text:span><text:span text:style-name="T2"> </text:span><text:span text:style-name="T1">נוהגין</text:span><text:span text:style-name="T2"> </text:span><text:span text:style-name="T1">במשיח</text:span><text:span text:style-name="T2"> </text:span><text:span text:style-name="T1">שעבר</text:span><text:span text:style-name="T2"> </text:span><text:span text:style-name="T32">(</text:span><text:span text:style-name="T38">דהיינו</text:span><text:span text:style-name="T31"> </text:span><text:span text:style-name="T38">שני</text:span><text:span text:style-name="T32">)</text:span><text:span text:style-name="T1"> - חוץ</text:span><text:span text:style-name="T2"> </text:span><text:span text:style-name="T1">מפר</text:span><text:span text:style-name="T2"> </text:span><text:span text:style-name="T1">יום</text:span><text:span text:style-name="T2"> </text:span><text:span text:style-name="T1">הכפורים, ועשירית</text:span><text:span text:style-name="T2"> </text:span><text:span text:style-name="T1">האיפה</text:span><text:span text:style-name="T2"> </text:span><text:span text:style-name="T32">(</text:span><text:span text:style-name="T38">דאין</text:span><text:span text:style-name="T31"> </text:span><text:span text:style-name="T38">בין</text:span><text:span text:style-name="T31"> </text:span><text:span text:style-name="T38">כהן</text:span><text:span text:style-name="T31"> </text:span><text:span text:style-name="T38">המשמש</text:span><text:span text:style-name="T31"> </text:span><text:span text:style-name="T38">לכהן</text:span><text:span text:style-name="T31"> </text:span><text:span text:style-name="T38">שעבר</text:span><text:span text:style-name="T31"> </text:span><text:span text:style-name="T38">אלא</text:span><text:span text:style-name="T31"> </text:span><text:span text:style-name="T38">פר</text:span><text:span text:style-name="T31"> </text:span><text:span text:style-name="T38">יום</text:span><text:span text:style-name="T31"> </text:span><text:span text:style-name="T38">הכפורים</text:span><text:span text:style-name="T31"> </text:span><text:span text:style-name="T38">ועשירית</text:span><text:span text:style-name="T31"> </text:span><text:span text:style-name="T38">האיפה</text:span><text:span text:style-name="T32">)</text:span><text:span text:style-name="T1">; </text:span></text:p>
      <text:p text:style-name="P4"><text:span text:style-name="T1">וכולן</text:span><text:span text:style-name="T2"> </text:span><text:span text:style-name="T1">אין</text:span><text:span text:style-name="T2"> </text:span><text:span text:style-name="T1">נוהגין</text:span><text:span text:style-name="T2"> </text:span><text:span text:style-name="T1">במשוח</text:span><text:span text:style-name="T2"> </text:span><text:span text:style-name="T1">מלחמה</text:span><text:span text:style-name="T2"> </text:span><text:span text:style-name="T1">- חוץ</text:span><text:span text:style-name="T2"> </text:span><text:span text:style-name="T1">מחמשה</text:span><text:span text:style-name="T2"> </text:span><text:span text:style-name="T1">דברים</text:span><text:span text:style-name="T2"> </text:span><text:span text:style-name="T1">האמורים</text:span><text:span text:style-name="T2"> </text:span><text:span text:style-name="T1">בפרשה: לא</text:span><text:span text:style-name="T2"> </text:span><text:span text:style-name="T1">פורע</text:span><text:span text:style-name="T2"> </text:span><text:span text:style-name="T1">ולא</text:span><text:span text:style-name="T2"> </text:span><text:span text:style-name="T1">פורם, ואין</text:span><text:span text:style-name="T2"> </text:span><text:span text:style-name="T1">מטמא</text:span><text:span text:style-name="T2"> </text:span><text:span text:style-name="T1">לקרובים, ומוזהר</text:span><text:span text:style-name="T2"> </text:span><text:span text:style-name="T1">על</text:span><text:span text:style-name="T2"> </text:span><text:span text:style-name="T1">הבתולה, ואסור</text:span><text:span text:style-name="T2"> </text:span><text:span text:style-name="T1">באלמנה, ומחזיר</text:span><text:span text:style-name="T2"> </text:span><text:span text:style-name="T1">את</text:span><text:span text:style-name="T2"> </text:span><text:span text:style-name="T1">הרוצח</text:span><text:span text:style-name="T2"> </text:span><text:span text:style-name="T1">- דברי</text:span><text:span text:style-name="T2"> </text:span><text:span text:style-name="T1">רבי</text:span><text:span text:style-name="T2"> </text:span><text:span text:style-name="T1">יהודה; וחכמים</text:span><text:span text:style-name="T2"> </text:span><text:span text:style-name="T1">אומרים: אינו</text:span><text:span text:style-name="T2"> </text:span><text:span text:style-name="T1">מחזיר.'</text:span></text:p>
      <text:p text:style-name="P4"><text:span text:style-name="T1">והאי</text:span><text:span text:style-name="T2"> </text:span><text:span text:style-name="T1">- ממאי</text:span><text:span text:style-name="T2"> </text:span><text:span text:style-name="T1">דרבי</text:span><text:span text:style-name="T2"> </text:span><text:span text:style-name="T1">שמעון</text:span><text:span text:style-name="T2"> </text:span><text:span text:style-name="T1">היא?</text:span></text:p>
      <text:p text:style-name="P4"><text:span text:style-name="T1">אמר</text:span><text:span text:style-name="T2"> </text:span><text:span text:style-name="T1">רב</text:span><text:span text:style-name="T2"> </text:span><text:span text:style-name="T1">פפא: מאן</text:span><text:span text:style-name="T2"> </text:span><text:span text:style-name="T1">שמעת</text:span><text:span text:style-name="T2"> </text:span><text:span text:style-name="T1">ליה</text:span><text:span text:style-name="T2"> </text:span><text:span text:style-name="T1">דאמר</text:span><text:span text:style-name="T2"> </text:span><text:span text:style-name="T1">'פטור</text:span><text:span text:style-name="T2"> </text:span><text:span text:style-name="T1">על</text:span><text:span text:style-name="T2"> </text:span><text:span text:style-name="T1">טומאת</text:span><text:span text:style-name="T2"> </text:span><text:span text:style-name="T1">מקדש</text:span><text:span text:style-name="T2"> </text:span><text:span text:style-name="T1">וקדשיו? - רבי</text:span><text:span text:style-name="T2"> </text:span><text:span text:style-name="T1">שמעון.</text:span></text:p>
      <text:p text:style-name="P11"/>
      <text:p text:style-name="P4"><text:span text:style-name="T32">[וכולן</text:span><text:span text:style-name="T31"> </text:span><text:span text:style-name="T32">אין</text:span><text:span text:style-name="T31"> </text:span><text:span text:style-name="T32">נוהגין</text:span><text:span text:style-name="T31"> </text:span><text:span text:style-name="T32">במשוח</text:span><text:span text:style-name="T31"> </text:span><text:span text:style-name="T32">מלחמה]</text:span><text:span text:style-name="T1"> חוץ</text:span><text:span text:style-name="T2"> </text:span><text:span text:style-name="T1">מחמשה</text:span><text:span text:style-name="T2"> </text:span><text:span text:style-name="T1">דברים</text:span><text:span text:style-name="T2"> </text:span><text:span text:style-name="T1">האמורים</text:span><text:span text:style-name="T2"> </text:span><text:span text:style-name="T1">בפרשה: </text:span>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: </text:span><text:span text:style-name="T18">(ויקרא</text:span><text:span text:style-name="T19"> </text:span><text:span text:style-name="T18">כא,י)</text:span><text:span text:style-name="T1"> </text:span><text:span text:style-name="T28">[והכהן</text:span><text:span text:style-name="T31"> </text:span><text:span text:style-name="T28">הגדול</text:span><text:span text:style-name="T31"> </text:span><text:span text:style-name="T28">מאחיו</text:span><text:span text:style-name="T31"> </text:span><text:span text:style-name="T28">אשר</text:span><text:span text:style-name="T31"> </text:span><text:span text:style-name="T28">יוצק</text:span><text:span text:style-name="T31"> </text:span><text:span text:style-name="T28">על</text:span><text:span text:style-name="T31"> </text:span><text:span text:style-name="T28">ראשו</text:span><text:span text:style-name="T31"> </text:span><text:span text:style-name="T28">שמן</text:span><text:span text:style-name="T31"> </text:span><text:span text:style-name="T28">המשחה</text:span><text:span text:style-name="T31"> </text:span><text:span text:style-name="T28">ומלא</text:span><text:span text:style-name="T31"> </text:span><text:span text:style-name="T28">את</text:span><text:span text:style-name="T31"> </text:span><text:span text:style-name="T28">ידו</text:span><text:span text:style-name="T31"> </text:span><text:span text:style-name="T28">ללבש</text:span><text:span text:style-name="T31"> </text:span><text:span text:style-name="T28">את</text:span><text:span text:style-name="T31"> </text:span><text:span text:style-name="T28">הבגדים</text:span><text:span text:style-name="T31"> </text:span><text:span text:style-name="T28">את</text:span><text:span text:style-name="T31"> </text:span><text:span text:style-name="T28">ראשו</text:span><text:span text:style-name="T31"> </text:span><text:span text:style-name="T28">לא</text:span><text:span text:style-name="T31"> </text:span><text:span text:style-name="T28">יפרע</text:span><text:span text:style-name="T31"> </text:span><text:span text:style-name="T28">ובגדיו</text:span><text:span text:style-name="T31"> </text:span><text:span text:style-name="T28">לא</text:span><text:span text:style-name="T31"> </text:span><text:span text:style-name="T28">יפרם:]</text:span><text:span text:style-name="T1"> </text:span></text:p>
      <text:p text:style-name="P4"><text:span text:style-name="T59">והכהן</text:span><text:span text:style-name="T2"> </text:span><text:span text:style-name="T59">הגדול</text:span><text:span text:style-name="T2"> </text:span><text:span text:style-name="T59">מאחיו</text:span><text:span text:style-name="T2"> </text:span><text:span text:style-name="T1">- זה</text:span><text:span text:style-name="T2"> </text:span><text:span text:style-name="T1">כהן</text:span><text:span text:style-name="T2"> </text:span><text:span text:style-name="T1">גדול; </text:span></text:p>
      <text:p text:style-name="P4"><text:span text:style-name="T59">אשר</text:span><text:span text:style-name="T2"> </text:span><text:span text:style-name="T59">יוצק</text:span><text:span text:style-name="T2"> </text:span><text:span text:style-name="T59">על</text:span><text:span text:style-name="T2"> </text:span><text:span text:style-name="T59">ראשו</text:span><text:span text:style-name="T2"> </text:span><text:span text:style-name="T59">שמן</text:span><text:span text:style-name="T2"> </text:span><text:span text:style-name="T59">המשחה</text:span><text:span text:style-name="T2"> </text:span><text:span text:style-name="T1">- זה</text:span><text:span text:style-name="T2"> </text:span><text:span text:style-name="T1">משוח</text:span><text:span text:style-name="T2"> </text:span><text:span text:style-name="T1">מלחמה;</text:span></text:p>
      <text:p text:style-name="P4"><text:span text:style-name="T59">ומלא</text:span><text:span text:style-name="T2"> </text:span><text:span text:style-name="T59">את</text:span><text:span text:style-name="T2"> </text:span><text:span text:style-name="T59">ידו</text:span><text:span text:style-name="T2"> </text:span><text:span text:style-name="T59">ללבוש</text:span><text:span text:style-name="T2"> </text:span><text:span text:style-name="T59">את</text:span><text:span text:style-name="T2"> </text:span><text:span text:style-name="T59">הבגדים</text:span><text:span text:style-name="T2"> </text:span><text:span text:style-name="T1">- זה</text:span><text:span text:style-name="T2"> </text:span><text:span text:style-name="T1">מרובה</text:span><text:span text:style-name="T2"> </text:span><text:span text:style-name="T1">בגדים; על</text:span><text:span text:style-name="T2"> </text:span><text:span text:style-name="T1">כולן</text:span><text:span text:style-name="T2"> </text:span><text:span text:style-name="T1">הוא</text:span><text:span text:style-name="T2"> </text:span><text:span text:style-name="T1">אומר</text:span><text:span text:style-name="T2"> </text:span><text:span text:style-name="T1">'</text:span><text:span text:style-name="T59">ראשו</text:span><text:span text:style-name="T2"> </text:span><text:span text:style-name="T59">לא</text:span><text:span text:style-name="T2"> </text:span><text:span text:style-name="T59">יפרע</text:span><text:span text:style-name="T2"> </text:span><text:span text:style-name="T59">ובגדיו</text:span><text:span text:style-name="T2"> </text:span><text:span text:style-name="T59">לא</text:span><text:span text:style-name="T2"> </text:span><text:span text:style-name="T59">יפרום</text:span><text:span text:style-name="T2"> </text:span><text:span text:style-name="T59">ועל</text:span><text:span text:style-name="T2"> </text:span><text:span text:style-name="T59">כל</text:span><text:span text:style-name="T2"> </text:span><text:span text:style-name="T59">נפשות</text:span><text:span text:style-name="T2"> </text:span><text:span text:style-name="T59">מת</text:span><text:span text:style-name="T2"> </text:span><text:span text:style-name="T59">לא</text:span><text:span text:style-name="T2"> </text:span><text:span text:style-name="T59">יבא</text:span><text:span text:style-name="T1">'; יכול</text:span><text:span text:style-name="T2"> </text:span><text:span text:style-name="T1">יהו</text:span><text:span text:style-name="T2"> </text:span><text:span text:style-name="T1">כולן</text:span><text:span text:style-name="T2"> </text:span><text:span text:style-name="T1">מקריבין</text:span><text:span text:style-name="T2"> </text:span><text:span text:style-name="T1">אוננים? - תלמוד</text:span><text:span text:style-name="T2"> </text:span><text:span text:style-name="T1">לומר: </text:span><text:span text:style-name="T18">(ויקרא</text:span><text:span text:style-name="T19"> </text:span><text:span text:style-name="T18">כא,יב)</text:span><text:span text:style-name="T1"> </text:span><text:span text:style-name="T28">[ומן</text:span><text:span text:style-name="T31"> </text:span><text:span text:style-name="T28">המקדש</text:span><text:span text:style-name="T31"> </text:span><text:span text:style-name="T28">לא</text:span><text:span text:style-name="T31"> </text:span><text:span text:style-name="T28">יצא</text:span><text:span text:style-name="T31"> </text:span><text:span text:style-name="T28">ולא</text:span><text:span text:style-name="T31"> </text:span><text:span text:style-name="T28">יחלל</text:span><text:span text:style-name="T31"> </text:span><text:span text:style-name="T28">את</text:span><text:span text:style-name="T31"> </text:span><text:span text:style-name="T28">מקדש</text:span><text:span text:style-name="T31"> </text:span><text:span text:style-name="T28">אלקיו]</text:span><text:span text:style-name="T59"> כי</text:span><text:span text:style-name="T2"> </text:span><text:span text:style-name="T59">נזר</text:span><text:span text:style-name="T2"> </text:span><text:span text:style-name="T59">שמן</text:span><text:span text:style-name="T2"> </text:span><text:span text:style-name="T59">משחת</text:span><text:span text:style-name="T2"> </text:span><text:span text:style-name="T59">אלהיו</text:span><text:span text:style-name="T2"> </text:span><text:span text:style-name="T59">עליו</text:span><text:span text:style-name="T2"> </text:span><text:span text:style-name="T28">[אני</text:span><text:span text:style-name="T31"> </text:span><text:span text:style-name="T28">ה']</text:span><text:span text:style-name="T1"> – '</text:span><text:span text:style-name="T59">עליו</text:span><text:span text:style-name="T1">' ולא</text:span><text:span text:style-name="T2"> </text:span><text:span text:style-name="T1">על</text:span><text:span text:style-name="T2"> </text:span><text:span text:style-name="T32">(</text:span><text:span text:style-name="T38">משיח</text:span><text:span text:style-name="T32">)</text:span><text:span text:style-name="T1"> חבירו</text:span><text:span text:style-name="T2"> </text:span><text:span text:style-name="T32">(</text:span><text:span text:style-name="T38">למעוטי</text:span><text:span text:style-name="T31"> </text:span><text:span text:style-name="T38">משוח</text:span><text:span text:style-name="T31"> </text:span><text:span text:style-name="T38">מלחמה, דאין</text:span><text:span text:style-name="T31"> </text:span><text:span text:style-name="T38">מקריב</text:span><text:span text:style-name="T31"> </text:span><text:span text:style-name="T38">אונן; אבל</text:span><text:span text:style-name="T31"> </text:span><text:span text:style-name="T38">כהן</text:span><text:span text:style-name="T31"> </text:span><text:span text:style-name="T38">גדול</text:span><text:span text:style-name="T31"> </text:span><text:span text:style-name="T38">מקריב</text:span><text:span text:style-name="T31"> </text:span><text:span text:style-name="T38">אונן, בין</text:span><text:span text:style-name="T31"> </text:span><text:span text:style-name="T38">מרובה</text:span><text:span text:style-name="T31"> </text:span><text:span text:style-name="T38">בגדים</text:span><text:span text:style-name="T31"> </text:span><text:span text:style-name="T38">ובין</text:span><text:span text:style-name="T31"> </text:span><text:span text:style-name="T38">ראשון</text:span><text:span text:style-name="T31"> </text:span><text:span text:style-name="T38">שחוזר</text:span><text:span text:style-name="T31"> </text:span><text:span text:style-name="T38">לעבודה, ואפילו</text:span><text:span text:style-name="T31"> </text:span><text:span text:style-name="T38">שני</text:span><text:span text:style-name="T31"> </text:span><text:span text:style-name="T38">- מפני</text:span><text:span text:style-name="T31"> </text:span><text:span text:style-name="T38">שהן</text:span><text:span text:style-name="T31"> </text:span><text:span text:style-name="T38">בכלל</text:span><text:span text:style-name="T31"> </text:span><text:span text:style-name="T38">כהונה</text:span><text:span text:style-name="T31"> </text:span><text:span text:style-name="T38">[גדולה], לאפוקי</text:span><text:span text:style-name="T31"> </text:span><text:span text:style-name="T38">משוח</text:span><text:span text:style-name="T31"> </text:span><text:span text:style-name="T38">מלחמה</text:span><text:span text:style-name="T31"> </text:span><text:span text:style-name="T38">- דלאו</text:span><text:span text:style-name="T31"> </text:span><text:span text:style-name="T38">בכלל</text:span><text:span text:style-name="T31"> </text:span><text:span text:style-name="T38">כהונה</text:span><text:span text:style-name="T31"> </text:span><text:span text:style-name="T38">גדולה</text:span><text:span text:style-name="T31"> </text:span><text:span text:style-name="T38">הוא</text:span><text:span text:style-name="T32">)</text:span><text:span text:style-name="T1">;</text:span></text:p>
      <text:p text:style-name="P4"><text:span text:style-name="T1">ואחר</text:span><text:span text:style-name="T2"> </text:span><text:span text:style-name="T1">שחלקו</text:span><text:span text:style-name="T2"> </text:span><text:span text:style-name="T1">הכתוב</text:span><text:span text:style-name="T2"> </text:span><text:span text:style-name="T82">[משוח</text:span><text:span text:style-name="T84"> </text:span><text:span text:style-name="T82">מלחמה</text:span><text:span text:style-name="T84"> </text:span><text:span text:style-name="T82">מכהן</text:span><text:span text:style-name="T84"> </text:span><text:span text:style-name="T82">גדול]</text:span><text:span text:style-name="T1"> - יכול</text:span><text:span text:style-name="T2"> </text:span><text:span text:style-name="T1">לא</text:span><text:span text:style-name="T2"> </text:span><text:span text:style-name="T1">יהא</text:span><text:span text:style-name="T2"> </text:span><text:span text:style-name="T1">מצווה</text:span><text:span text:style-name="T2"> </text:span><text:span text:style-name="T1">על</text:span><text:span text:style-name="T2"> </text:span><text:span text:style-name="T1">הבתולה?</text:span></text:p>
      <text:p text:style-name="P4"><text:span text:style-name="T1">תלמוד</text:span><text:span text:style-name="T2"> </text:span><text:span text:style-name="T1">לומר: </text:span><text:span text:style-name="T18">[שם</text:span><text:span text:style-name="T19"> </text:span><text:span text:style-name="T18">פסוק</text:span><text:span text:style-name="T19"> </text:span><text:span text:style-name="T18">יג]</text:span><text:span text:style-name="T1"> '</text:span><text:span text:style-name="T59">והוא</text:span><text:span text:style-name="T2"> </text:span><text:span text:style-name="T28">[אשה</text:span><text:span text:style-name="T31"> </text:span><text:span text:style-name="T28">בבתוליה</text:span><text:span text:style-name="T31"> </text:span><text:span text:style-name="T28">יקח]</text:span><text:span text:style-name="T1">'.</text:span></text:p>
      <text:p text:style-name="P11"/>
      <text:p text:style-name="P4"><text:span text:style-name="T1">כתנאי: </text:span><text:span text:style-name="T18">(ויקרא</text:span><text:span text:style-name="T19"> </text:span><text:span text:style-name="T18">כא,יג)</text:span><text:span text:style-name="T1"> </text:span><text:span text:style-name="T59">והוא</text:span><text:span text:style-name="T2"> </text:span><text:span text:style-name="T59">אשה</text:span><text:span text:style-name="T2"> </text:span><text:span text:style-name="T59">בבתוליה</text:span><text:span text:style-name="T2"> </text:span><text:span text:style-name="T59">יקח</text:span><text:span text:style-name="T1">: אחר</text:span><text:span text:style-name="T2"> </text:span><text:span text:style-name="T1">שחלק</text:span><text:span text:style-name="T2"> </text:span><text:span text:style-name="T1">הכתוב</text:span><text:span text:style-name="T2"> </text:span><text:span text:style-name="T32">(</text:span><text:span text:style-name="T38">למשוח</text:span><text:span text:style-name="T31"> </text:span><text:span text:style-name="T38">מלחמה: שאינו</text:span><text:span text:style-name="T31"> </text:span><text:span text:style-name="T38">מקריב</text:span><text:span text:style-name="T31"> </text:span><text:span text:style-name="T38">אונן</text:span><text:span text:style-name="T31"> </text:span><text:span text:style-name="T38">ככהן</text:span><text:span text:style-name="T31"> </text:span><text:span text:style-name="T38">גדול</text:span><text:span text:style-name="T32">)</text:span><text:span text:style-name="T1"> – </text:span><text:span text:style-name="T32">(</text:span><text:span text:style-name="T38">יכול</text:span><text:span text:style-name="T31"> </text:span><text:span text:style-name="T38">לא</text:span><text:span text:style-name="T31"> </text:span><text:span text:style-name="T38">יהא</text:span><text:span text:style-name="T31"> </text:span><text:span text:style-name="T38">מצווה</text:span><text:span text:style-name="T31"> </text:span><text:span text:style-name="T38">על</text:span><text:span text:style-name="T31"> </text:span><text:span text:style-name="T38">הבתולה? -</text:span><text:span text:style-name="T32">)</text:span><text:span text:style-name="T1"> ריבה, דברי</text:span><text:span text:style-name="T2"> </text:span><text:span text:style-name="T1">רבי</text:span><text:span text:style-name="T2"> </text:span><text:span text:style-name="T1">ישמעאל; רבי</text:span><text:span text:style-name="T2"> </text:span><text:span text:style-name="T1">עקיבא</text:span><text:span text:style-name="T2"> </text:span><text:span text:style-name="T1">אומר: אין</text:span><text:span text:style-name="T2"> </text:span><text:span text:style-name="T1">לי</text:span><text:span text:style-name="T2"> </text:span><text:span text:style-name="T1">אלא</text:span><text:span text:style-name="T2"> </text:span><text:span text:style-name="T1">שעבר</text:span><text:span text:style-name="T2"> </text:span><text:span text:style-name="T1">מחמת</text:span><text:span text:style-name="T2"> </text:span><text:span text:style-name="T1">קריו</text:span><text:span text:style-name="T2"> </text:span><text:span text:style-name="T32">(</text:span><text:span text:style-name="T38">דהוי</text:span><text:span text:style-name="T31"> </text:span><text:span text:style-name="T38">כהן</text:span><text:span text:style-name="T31"> </text:span><text:span text:style-name="T38">גדול</text:span><text:span text:style-name="T31"> </text:span><text:span text:style-name="T38">מעליא, שהרי</text:span><text:span text:style-name="T31"> </text:span><text:span text:style-name="T38">חוזר</text:span><text:span text:style-name="T31"> </text:span><text:span text:style-name="T38">לעבודתו</text:span><text:span text:style-name="T31"> </text:span><text:span text:style-name="T38">הוא</text:span><text:span text:style-name="T32">)</text:span><text:span text:style-name="T1">, מחמת</text:span><text:span text:style-name="T2"> </text:span><text:span text:style-name="T1">מומין</text:span><text:span text:style-name="T2"> </text:span><text:span text:style-name="T32">(</text:span><text:span text:style-name="T38">דאינו</text:span><text:span text:style-name="T31"> </text:span><text:span text:style-name="T38">חוזר</text:span><text:span text:style-name="T31"> </text:span><text:span text:style-name="T38">לעבודתו</text:span><text:span text:style-name="T31"> </text:span><text:span text:style-name="T38">מפני</text:span><text:span text:style-name="T31"> </text:span><text:span text:style-name="T38">המום</text:span><text:span text:style-name="T32">)</text:span><text:span text:style-name="T1"> - מנין</text:span><text:span text:style-name="T2"> </text:span><text:span text:style-name="T32">(</text:span><text:span text:style-name="T38">שמצווה</text:span><text:span text:style-name="T31"> </text:span><text:span text:style-name="T38">על</text:span><text:span text:style-name="T31"> </text:span><text:span text:style-name="T38">הבתולה</text:span><text:span text:style-name="T32">)</text:span><text:span text:style-name="T1">? </text:span></text:p>
      <text:p text:style-name="P4"><text:span text:style-name="T1">תלמוד</text:span><text:span text:style-name="T2"> </text:span><text:span text:style-name="T1">לומר: </text:span><text:span text:style-name="T18">[ויקרא</text:span><text:span text:style-name="T19"> </text:span><text:span text:style-name="T18">כא,יג]</text:span><text:span text:style-name="T1"> </text:span><text:span text:style-name="T59">והוא</text:span><text:span text:style-name="T2"> </text:span><text:span text:style-name="T28">[אשה</text:span><text:span text:style-name="T31"> </text:span><text:span text:style-name="T28">בבתוליה</text:span><text:span text:style-name="T31"> </text:span><text:span text:style-name="T28">יקח]</text:span><text:span text:style-name="T1">.</text:span></text:p>
      <text:p text:style-name="P3"/>
      <text:p text:style-name="P4"><text:span text:style-name="T1">בעא</text:span><text:span text:style-name="T2"> </text:span><text:span text:style-name="T1">מיניה</text:span><text:span text:style-name="T2"> </text:span><text:span text:style-name="T1">רבא</text:span><text:span text:style-name="T2"> </text:span><text:span text:style-name="T1">מרב</text:span><text:span text:style-name="T2"> </text:span><text:span text:style-name="T1">נחמן: משיח</text:span><text:span text:style-name="T2"> </text:span><text:span text:style-name="T32">(</text:span><text:span text:style-name="T38">כלומר: כהן</text:span><text:span text:style-name="T31"> </text:span><text:span text:style-name="T38">גדול</text:span><text:span text:style-name="T32">)</text:span><text:span text:style-name="T1"> שנצטרע</text:span><text:span text:style-name="T2"> </text:span><text:span text:style-name="T1">- מהו</text:span><text:span text:style-name="T2"> </text:span><text:span text:style-name="T1">באלמנה? מידחא</text:span><text:span text:style-name="T2"> </text:span><text:span text:style-name="T1">דחי</text:span><text:span text:style-name="T2"> </text:span><text:span text:style-name="T1">או</text:span><text:span text:style-name="T2"> </text:span><text:span text:style-name="T1">מיפטר</text:span><text:span text:style-name="T2"> </text:span><text:span text:style-name="T1">פטר</text:span><text:span text:style-name="T2"> </text:span><text:span text:style-name="T32">(</text:span><text:span text:style-name="T38">מי</text:span><text:span text:style-name="T31"> </text:span><text:span text:style-name="T38">אמרינן</text:span><text:span text:style-name="T31"> </text:span><text:span text:style-name="T38">כהונה</text:span><text:span text:style-name="T31"> </text:span><text:span text:style-name="T38">גדולה</text:span><text:span text:style-name="T31"> </text:span><text:span text:style-name="T38">מדחא</text:span><text:span text:style-name="T31"> </text:span><text:span text:style-name="T38">דחי</text:span><text:span text:style-name="T31"> </text:span><text:span text:style-name="T38">להאי</text:span><text:span text:style-name="T31"> </text:span><text:span text:style-name="T38">מאלמנה? או</text:span><text:span text:style-name="T31"> </text:span><text:span text:style-name="T38">דלמא</text:span><text:span text:style-name="T31"> </text:span><text:span text:style-name="T38">כהונה</text:span><text:span text:style-name="T31"> </text:span><text:span text:style-name="T38">גדולה</text:span><text:span text:style-name="T31"> </text:span><text:span text:style-name="T38">מיפטר</text:span><text:span text:style-name="T31"> </text:span><text:span text:style-name="T38">פטר</text:span><text:span text:style-name="T31"> </text:span><text:span text:style-name="T38">ליה</text:span><text:span text:style-name="T31"> </text:span><text:span text:style-name="T38">להאי</text:span><text:span text:style-name="T31"> </text:span><text:span text:style-name="T38">מאלמנה, וכי</text:span><text:span text:style-name="T31"> </text:span><text:span text:style-name="T38">נצטרע</text:span><text:span text:style-name="T31"> </text:span><text:span text:style-name="T38">- דליכא</text:span><text:span text:style-name="T31"> </text:span><text:span text:style-name="T38">כהונה</text:span><text:span text:style-name="T31"> </text:span><text:span text:style-name="T38">גדולה</text:span><text:span text:style-name="T31"> </text:span><text:span text:style-name="T38">- לא</text:span><text:span text:style-name="T31"> </text:span><text:span text:style-name="T38">פטר, ומותר</text:span><text:span text:style-name="T31"> </text:span><text:span text:style-name="T38">באלמנה</text:span><text:span text:style-name="T32">)</text:span><text:span text:style-name="T1">?</text:span></text:p>
      <text:p text:style-name="P4"><text:span text:style-name="T1">לא</text:span><text:span text:style-name="T2"> </text:span><text:span text:style-name="T1">הוה</text:span><text:span text:style-name="T2"> </text:span><text:span text:style-name="T1">בידיה.</text:span></text:p>
      <text:p text:style-name="P4"><text:span text:style-name="T1">זימנין</text:span><text:span text:style-name="T2"> </text:span><text:span text:style-name="T1">הוי</text:span><text:span text:style-name="T2"> </text:span><text:span text:style-name="T1">יתיב</text:span><text:span text:style-name="T2"> </text:span><text:span text:style-name="T1">רב</text:span><text:span text:style-name="T2"> </text:span><text:span text:style-name="T1">פפא, וקמבעיא</text:span><text:span text:style-name="T2"> </text:span><text:span text:style-name="T1">ליה; אמר</text:span><text:span text:style-name="T2"> </text:span><text:span text:style-name="T1">ליה</text:span><text:span text:style-name="T2"> </text:span><text:span text:style-name="T1">הונ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נחמן</text:span><text:span text:style-name="T2"> </text:span><text:span text:style-name="T1">לרב</text:span><text:span text:style-name="T2"> </text:span><text:span text:style-name="T1">פפא: תנינא! אין</text:span><text:span text:style-name="T2"> </text:span><text:span text:style-name="T1">לי</text:span><text:span text:style-name="T2"> </text:span><text:span text:style-name="T1">אלא</text:span><text:span text:style-name="T2"> </text:span><text:span text:style-name="T1">שעבר</text:span><text:span text:style-name="T2"> </text:span><text:span text:style-name="T1">מחמת</text:span><text:span text:style-name="T2"> </text:span><text:span text:style-name="T1">קריו, עבר</text:span><text:span text:style-name="T2"> </text:span><text:span text:style-name="T1">מחמת</text:span><text:span text:style-name="T2"> </text:span><text:span text:style-name="T1">מומין</text:span><text:span text:style-name="T2"> </text:span><text:span text:style-name="T1">מנין? - תלמוד</text:span><text:span text:style-name="T2"> </text:span><text:span text:style-name="T1">לומר: </text:span><text:span text:style-name="T18">[ויקרא</text:span><text:span text:style-name="T19"> </text:span><text:span text:style-name="T18">כא,יג]</text:span><text:span text:style-name="T1"> </text:span><text:span text:style-name="T59">והוא</text:span><text:span text:style-name="T2"> </text:span><text:span text:style-name="T28">[אשה</text:span><text:span text:style-name="T31"> </text:span><text:span text:style-name="T28">בבתוליה</text:span><text:span text:style-name="T31"> </text:span><text:span text:style-name="T28">יקח]</text:span><text:span text:style-name="T1"> </text:span><text:span text:style-name="T32">(</text:span><text:span text:style-name="T38">דאפילו</text:span><text:span text:style-name="T31"> </text:span><text:span text:style-name="T38">עבר</text:span><text:span text:style-name="T31"> </text:span><text:span text:style-name="T38">ראשון</text:span><text:span text:style-name="T31"> </text:span><text:span text:style-name="T38">מחמת</text:span><text:span text:style-name="T31"> </text:span><text:span text:style-name="T38">מומו</text:span><text:span text:style-name="T31"> </text:span><text:span text:style-name="T38">- אסור</text:span><text:span text:style-name="T31"> </text:span><text:span text:style-name="T38">באלמנה, וכי</text:span><text:span text:style-name="T31"> </text:span><text:span text:style-name="T38">נצטרע</text:span><text:span text:style-name="T31"> </text:span><text:span text:style-name="T38">- אין</text:span><text:span text:style-name="T31"> </text:span><text:span text:style-name="T38">לך</text:span><text:span text:style-name="T31"> </text:span><text:span text:style-name="T38">מום</text:span><text:span text:style-name="T31"> </text:span><text:span text:style-name="T38">גדול</text:span><text:span text:style-name="T31"> </text:span><text:span text:style-name="T38">מזה; ושמעינן</text:span><text:span text:style-name="T31"> </text:span><text:span text:style-name="T38">מינה</text:span><text:span text:style-name="T31"> </text:span><text:span text:style-name="T38">דאפילו</text:span><text:span text:style-name="T31"> </text:span><text:span text:style-name="T38">הכי</text:span><text:span text:style-name="T31"> </text:span><text:span text:style-name="T38">- אסור</text:span><text:span text:style-name="T31"> </text:span><text:span text:style-name="T38">באלמנה</text:span><text:span text:style-name="T32">)</text:span><text:span text:style-name="T1">. </text:span></text:p>
      <text:p text:style-name="P4"><text:span text:style-name="T1">קם</text:span><text:span text:style-name="T2"> </text:span><text:span text:style-name="T1">נשקיה</text:span><text:span text:style-name="T2"> </text:span><text:span text:style-name="T1">ברישיה</text:span><text:span text:style-name="T2"> </text:span><text:span text:style-name="T1">ויהיב</text:span><text:span text:style-name="T2"> </text:span><text:span text:style-name="T1">ליה</text:span><text:span text:style-name="T2"> </text:span><text:span text:style-name="T1">ברתיה.</text:span></text:p>
      <text:p text:style-name="P3"/>
      <text:p text:style-name="P3"/>
      <text:p text:style-name="P3">משנה:</text:p>
      <text:p text:style-name="P4"><text:span text:style-name="T1">כהן</text:span><text:span text:style-name="T2"> </text:span><text:span text:style-name="T1">גדול</text:span><text:span text:style-name="T2"> </text:span><text:span text:style-name="T1">פורם</text:span><text:span text:style-name="T2"> </text:span><text:span text:style-name="T1">מלמטה, וההדיוט</text:span><text:span text:style-name="T2"> </text:span><text:span text:style-name="T1">מלמעלה;</text:span></text:p>
      <text:p text:style-name="P4"><text:span text:style-name="T1">כהן</text:span><text:span text:style-name="T2"> </text:span><text:span text:style-name="T1">גדול</text:span><text:span text:style-name="T2"> </text:span><text:span text:style-name="T1">מקריב</text:span><text:span text:style-name="T2"> </text:span><text:span text:style-name="T1">אונן</text:span><text:span text:style-name="T2"> </text:span><text:span text:style-name="T1">ולא</text:span><text:span text:style-name="T2"> </text:span><text:span text:style-name="T1">אוכל, וההדיוט</text:span><text:span text:style-name="T2"> </text:span><text:span text:style-name="T1">לא</text:span><text:span text:style-name="T2"> </text:span><text:span text:style-name="T1">מקריב</text:span><text:span text:style-name="T2"> </text:span><text:span text:style-name="T1">ולא</text:span><text:span text:style-name="T2"> </text:span><text:span text:style-name="T1">אוכל.</text:span></text:p>
      <text:p text:style-name="P3"/>
      <text:p text:style-name="P3">גמרא:</text:p>
      <text:p text:style-name="P4"><text:span text:style-name="T1">אמר</text:span><text:span text:style-name="T2"> </text:span><text:span text:style-name="T1">[רב] '</text:span><text:span text:style-name="T73">למטה</text:span><text:span text:style-name="T1">' = למטה</text:span><text:span text:style-name="T2"> </text:span><text:span text:style-name="T1">ממש</text:span><text:span text:style-name="T2"> </text:span><text:span text:style-name="T32">(</text:span><text:span text:style-name="T38">דהיינו</text:span><text:span text:style-name="T31"> </text:span><text:span text:style-name="T38">בשפת</text:span><text:span text:style-name="T31"> </text:span><text:span text:style-name="T38">חלוקו</text:span><text:span text:style-name="T32">)</text:span><text:span text:style-name="T1">; '</text:span><text:span text:style-name="T73">למעלה</text:span><text:span text:style-name="T1">' = למעלה</text:span><text:span text:style-name="T2"> </text:span><text:span text:style-name="T1">ממש</text:span><text:span text:style-name="T2"> </text:span><text:span text:style-name="T32">(</text:span><text:span text:style-name="T38">בצואר</text:span><text:span text:style-name="T31"> </text:span><text:span text:style-name="T38">בשפה</text:span><text:span text:style-name="T31"> </text:span><text:span text:style-name="T38">במפתח</text:span><text:span text:style-name="T31"> </text:span><text:span text:style-name="T38">חלוקו</text:span><text:span text:style-name="T32">)</text:span><text:span text:style-name="T1">;</text:span></text:p>
      <text:p text:style-name="P4"><text:span text:style-name="T1">ושמואל</text:span><text:span text:style-name="T2"> </text:span><text:span text:style-name="T1">אמר: '</text:span><text:span text:style-name="T73">למטה</text:span><text:span text:style-name="T1">' = למטה</text:span><text:span text:style-name="T2"> </text:span><text:span text:style-name="T1">מקמי</text:span><text:span text:style-name="T2"> </text:span><text:span text:style-name="T1">שפה</text:span><text:span text:style-name="T2"> </text:span><text:span text:style-name="T32">(</text:span><text:span text:style-name="T38">שקורעין</text:span><text:span text:style-name="T31"> </text:span><text:span text:style-name="T38">למטה</text:span><text:span text:style-name="T31"> </text:span><text:span text:style-name="T38">משפה</text:span><text:span text:style-name="T31"> </text:span><text:span text:style-name="T38">לפיו, שהוא</text:span><text:span text:style-name="T31"> </text:span><text:span text:style-name="T38">למטה</text:span><text:span text:style-name="T31"> </text:span><text:span text:style-name="T38">מבית</text:span><text:span text:style-name="T31"> </text:span><text:span text:style-name="T38">הצואר</text:span><text:span text:style-name="T32">)</text:span><text:span text:style-name="T1">; '</text:span><text:span text:style-name="T73">למעלה</text:span><text:span text:style-name="T1">' = למעלה</text:span><text:span text:style-name="T2"> </text:span><text:span text:style-name="T1">מקמי</text:span><text:span text:style-name="T2"> </text:span><text:span text:style-name="T1">שפה</text:span><text:span text:style-name="T2"> </text:span><text:span text:style-name="T32">(</text:span><text:span text:style-name="T38">שקורעין</text:span><text:span text:style-name="T31"> </text:span><text:span text:style-name="T38">בית</text:span><text:span text:style-name="T31"> </text:span><text:span text:style-name="T38">הצואר</text:span><text:span text:style-name="T31"> </text:span><text:span text:style-name="T38">ממש</text:span><text:span text:style-name="T32">)</text:span><text:span text:style-name="T1">, וזה</text:span><text:span text:style-name="T2"> </text:span><text:span text:style-name="T1">וזה</text:span><text:span text:style-name="T2"> </text:span><text:span text:style-name="T1">בצואר.</text:span></text:p>
      <text:p text:style-name="P4"><text:span text:style-name="T1">מיתיבי: 'על</text:span><text:span text:style-name="T2"> </text:span><text:span text:style-name="T1">כל</text:span><text:span text:style-name="T2"> </text:span><text:span text:style-name="T1">המתים</text:span><text:span text:style-name="T2"> </text:span><text:span text:style-name="T1">כולן, רצה</text:span><text:span text:style-name="T2"> </text:span><text:span text:style-name="T1">- מבדיל</text:span><text:span text:style-name="T2"> </text:span><text:span text:style-name="T1">קמי</text:span><text:span text:style-name="T2"> </text:span><text:span text:style-name="T1">שפה</text:span><text:span text:style-name="T2"> </text:span><text:span text:style-name="T1">שלו, רצה</text:span><text:span text:style-name="T2"> </text:span><text:span text:style-name="T1">אינו</text:span><text:span text:style-name="T2"> </text:span><text:span text:style-name="T1">מבדיל</text:span><text:span text:style-name="T2"> </text:span><text:span text:style-name="T1">קמי</text:span><text:span text:style-name="T2"> </text:span><text:span text:style-name="T1">שפה</text:span><text:span text:style-name="T2"> </text:span><text:span text:style-name="T1">שלו; על</text:span><text:span text:style-name="T2"> </text:span><text:span text:style-name="T1">אביו</text:span><text:span text:style-name="T2"> </text:span><text:span text:style-name="T1">ועל</text:span><text:span text:style-name="T2"> </text:span><text:span text:style-name="T1">אמו</text:span><text:span text:style-name="T2"> – </text:span><text:span text:style-name="T1">מבדיל.': כיון</text:span><text:span text:style-name="T2"> </text:span><text:span text:style-name="T1">דבעלמא</text:span><text:span text:style-name="T2"> </text:span><text:span text:style-name="T1">הוי</text:span><text:span text:style-name="T2"> </text:span><text:span text:style-name="T1">קרע</text:span><text:span text:style-name="T2"> </text:span><text:span text:style-name="T32">(</text:span><text:span text:style-name="T38">דאם</text:span><text:span text:style-name="T31"> </text:span><text:span text:style-name="T38">רצה</text:span><text:span text:style-name="T31"> </text:span><text:span text:style-name="T38">אינו</text:span><text:span text:style-name="T31"> </text:span><text:span text:style-name="T38">מבדיל</text:span><text:span text:style-name="T31"> </text:span><text:span text:style-name="T38">אלא</text:span><text:span text:style-name="T31"> </text:span><text:span text:style-name="T38">קורעין</text:span><text:span text:style-name="T31"> </text:span><text:span text:style-name="T38">למטה</text:span><text:span text:style-name="T31"> </text:span><text:span text:style-name="T38">משפה, ויצא</text:span><text:span text:style-name="T31"> </text:span><text:span text:style-name="T38">ידי</text:span><text:span text:style-name="T31"> </text:span><text:span text:style-name="T38">קריעה, אם</text:span><text:span text:style-name="T31"> </text:span><text:span text:style-name="T38">כן</text:span><text:span text:style-name="T31"> </text:span><text:span text:style-name="T38">כהן</text:span><text:span text:style-name="T31"> </text:span><text:span text:style-name="T38">גדול</text:span><text:span text:style-name="T31"> </text:span><text:span text:style-name="T38">היכי</text:span><text:span text:style-name="T31"> </text:span><text:span text:style-name="T38">מצי</text:span><text:span text:style-name="T31"> </text:span><text:span text:style-name="T38">קרע</text:span><text:span text:style-name="T31"> </text:span><text:span text:style-name="T38">למטה</text:span><text:span text:style-name="T31"> </text:span><text:span text:style-name="T38">מקמי</text:span><text:span text:style-name="T31"> </text:span><text:span text:style-name="T38">שפה?</text:span><text:span text:style-name="T32">)</text:span><text:span text:style-name="T1"> - קרי</text:span><text:span text:style-name="T2"> </text:span><text:span text:style-name="T1">כאן</text:span><text:span text:style-name="T2"> </text:span><text:span text:style-name="T1">'בגדיו</text:span><text:span text:style-name="T2"> </text:span><text:span text:style-name="T1">לא</text:span><text:span text:style-name="T2"> </text:span><text:span text:style-name="T1">יפרום'!?</text:span></text:p>
      <text:p text:style-name="P4"><text:span text:style-name="T1">שמואל</text:span><text:span text:style-name="T2"> </text:span><text:span text:style-name="T1">- כרבי</text:span><text:span text:style-name="T2"> </text:span><text:span text:style-name="T1">יהודה</text:span><text:span text:style-name="T2"> </text:span><text:span text:style-name="T1">סבירא</text:span><text:span text:style-name="T2"> </text:span><text:span text:style-name="T1">ליה, דאמר</text:span><text:span text:style-name="T2"> </text:span><text:span text:style-name="T1">'כל</text:span><text:span text:style-name="T2"> </text:span><text:span text:style-name="T1">קרע</text:span><text:span text:style-name="T2"> </text:span><text:span text:style-name="T1">שאינו</text:span><text:span text:style-name="T2"> </text:span><text:span text:style-name="T1">מבדיל</text:span><text:span text:style-name="T2"> </text:span><text:span text:style-name="T1">שפה</text:span><text:span text:style-name="T2"> </text:span><text:span text:style-name="T1">שלו</text:span><text:span text:style-name="T2"> </text:span><text:span text:style-name="T1">- אינו</text:span><text:span text:style-name="T2"> </text:span><text:span text:style-name="T1">אלא</text:span><text:span text:style-name="T2"> </text:span><text:span text:style-name="T1">קרע</text:span><text:span text:style-name="T2"> </text:span><text:span text:style-name="T1">של</text:span><text:span text:style-name="T2"> </text:span><text:span text:style-name="T1">תפלות' </text:span><text:span text:style-name="T32">(</text:span><text:span text:style-name="T38">דבעלמא</text:span><text:span text:style-name="T31"> </text:span><text:span text:style-name="T38">לא</text:span><text:span text:style-name="T31"> </text:span><text:span text:style-name="T38">יצא</text:span><text:span text:style-name="T31"> </text:span><text:span text:style-name="T38">ידי</text:span><text:span text:style-name="T31"> </text:span><text:span text:style-name="T38">קריעה, הלכך</text:span><text:span text:style-name="T31"> </text:span><text:span text:style-name="T38">מותר</text:span><text:span text:style-name="T31"> </text:span><text:span text:style-name="T38">בכהן</text:span><text:span text:style-name="T31"> </text:span><text:span text:style-name="T38">גדול</text:span><text:span text:style-name="T32">)</text:span><text:span text:style-name="T1">.</text:span></text:p>
      <text:p text:style-name="P4"><text:span text:style-name="T1">ומי</text:span><text:span text:style-name="T2"> </text:span><text:span text:style-name="T1">אית</text:span><text:span text:style-name="T2"> </text:span><text:span text:style-name="T1">ליה</text:span><text:span text:style-name="T2"> </text:span><text:span text:style-name="T1">לרבי</text:span><text:span text:style-name="T2"> </text:span><text:span text:style-name="T1">יהודה</text:span><text:span text:style-name="T2"> </text:span><text:span text:style-name="T1">קריעה</text:span><text:span text:style-name="T2"> </text:span><text:span text:style-name="T1">בכהן</text:span><text:span text:style-name="T2"> </text:span><text:span text:style-name="T1">גדול? והא</text:span><text:span text:style-name="T2"> </text:span><text:span text:style-name="T1">תניא: 'אילו</text:span><text:span text:style-name="T2"> </text:span><text:span text:style-name="T1">נאמר</text:span><text:span text:style-name="T2"> </text:span><text:span text:style-name="T1">'ראש</text:span><text:span text:style-name="T2"> </text:span><text:span text:style-name="T1">לא</text:span><text:span text:style-name="T2"> </text:span><text:span text:style-name="T1">יפרע</text:span><text:span text:style-name="T2"> </text:span><text:span text:style-name="T1">ובגד</text:span><text:span text:style-name="T2"> </text:span><text:span text:style-name="T1">לא</text:span><text:span text:style-name="T2"> </text:span><text:span text:style-name="T1">יפרום' הייתי</text:span><text:span text:style-name="T2"> </text:span><text:span text:style-name="T1">אומר</text:span><text:span text:style-name="T2"> </text:span><text:span text:style-name="T1">'בראש</text:span><text:span text:style-name="T2"> </text:span><text:span text:style-name="T1">ובגד</text:span><text:span text:style-name="T2"> </text:span><text:span text:style-name="T1">של</text:span><text:span text:style-name="T2"> </text:span><text:span text:style-name="T1">סוטה</text:span><text:span text:style-name="T2"> </text:span><text:span text:style-name="T1">הכתוב</text:span><text:span text:style-name="T2"> </text:span><text:span text:style-name="T1">מדבר' </text:span><text:span text:style-name="T32">(</text:span><text:span text:style-name="T38">דכתיב</text:span><text:span text:style-name="T31"> </text:span><text:span text:style-name="T28">ופרע</text:span><text:span text:style-name="T31"> </text:span><text:span text:style-name="T28">את</text:span><text:span text:style-name="T31"> </text:span><text:span text:style-name="T28">ראש</text:span><text:span text:style-name="T31"> </text:span><text:span text:style-name="T28">האשה</text:span><text:span text:style-name="T31"> </text:span><text:span text:style-name="T18">(במדבר</text:span><text:span text:style-name="T19"> </text:span><text:span text:style-name="T18">ה,יח)</text:span><text:span text:style-name="T38"> ותנן</text:span><text:span text:style-name="T31"> </text:span><text:span text:style-name="T38">במסכת</text:span><text:span text:style-name="T31"> </text:span><text:span text:style-name="T38">סוטה</text:span><text:span text:style-name="T31"> </text:span><text:span text:style-name="T18">(דף</text:span><text:span text:style-name="T19"> </text:span><text:span text:style-name="T18">ז.)</text:span><text:span text:style-name="T38">: 'הכהן</text:span><text:span text:style-name="T31"> </text:span><text:span text:style-name="T38">אוחז</text:span><text:span text:style-name="T31"> </text:span><text:span text:style-name="T38">בבגדיה, אם</text:span><text:span text:style-name="T31"> </text:span><text:span text:style-name="T38">נקרעו</text:span><text:span text:style-name="T31"> </text:span><text:span text:style-name="T38">נקרעו</text:span><text:span text:style-name="T31"> </text:span><text:span text:style-name="T38">ואם</text:span><text:span text:style-name="T31"> </text:span><text:span text:style-name="T38">נפרמו</text:span><text:span text:style-name="T31"> </text:span><text:span text:style-name="T38">נפרמו'</text:span><text:span text:style-name="T32">)</text:span><text:span text:style-name="T1">, תלמוד</text:span><text:span text:style-name="T2"> </text:span><text:span text:style-name="T1">לומר: </text:span><text:span text:style-name="T18">(ויקרא</text:span><text:span text:style-name="T19"> </text:span><text:span text:style-name="T18">כא,י)</text:span><text:span text:style-name="T1"> </text:span><text:span text:style-name="T28">[והכהן</text:span><text:span text:style-name="T31"> </text:span><text:span text:style-name="T28">הגדול</text:span><text:span text:style-name="T31"> </text:span><text:span text:style-name="T28">מאחיו</text:span><text:span text:style-name="T31"> </text:span><text:span text:style-name="T28">אשר</text:span><text:span text:style-name="T31"> </text:span><text:span text:style-name="T28">יוצק</text:span><text:span text:style-name="T31"> </text:span><text:span text:style-name="T28">על</text:span><text:span text:style-name="T31"> </text:span><text:span text:style-name="T28">ראשו</text:span><text:span text:style-name="T31"> </text:span><text:span text:style-name="T28">שמן</text:span><text:span text:style-name="T31"> </text:span><text:span text:style-name="T28">המשחה</text:span><text:span text:style-name="T31"> </text:span><text:span text:style-name="T28">ומלא</text:span><text:span text:style-name="T31"> </text:span><text:span text:style-name="T28">את</text:span><text:span text:style-name="T31"> </text:span><text:span text:style-name="T28">ידו</text:span><text:span text:style-name="T31"> </text:span><text:span text:style-name="T28">ללבש</text:span><text:span text:style-name="T31"> </text:span><text:span text:style-name="T28">את</text:span><text:span text:style-name="T31"> </text:span><text:span text:style-name="T28">הבגדים]</text:span><text:span text:style-name="T59"> את</text:span><text:span text:style-name="T2"> </text:span><text:span text:style-name="T59">ראש</text:span><text:span text:style-name="T11">ו</text:span><text:span text:style-name="T2"> </text:span><text:span text:style-name="T59">לא</text:span><text:span text:style-name="T2"> </text:span><text:span text:style-name="T59">יפרע</text:span><text:span text:style-name="T2"> </text:span><text:span text:style-name="T59">ובגד</text:span><text:span text:style-name="T11">יו</text:span><text:span text:style-name="T2"> </text:span><text:span text:style-name="T59">לא</text:span><text:span text:style-name="T2"> </text:span><text:span text:style-name="T59">יפרום</text:span><text:span text:style-name="T1">': שאינו</text:span><text:span text:style-name="T2"> </text:span><text:span text:style-name="T1">בפריעה</text:span><text:span text:style-name="T2"> </text:span><text:span text:style-name="T1">ופרימה</text:span><text:span text:style-name="T2"> </text:span><text:span text:style-name="T1">כל</text:span><text:span text:style-name="T2"> </text:span><text:span text:style-name="T1">עיקר, דברי</text:span><text:span text:style-name="T2"> </text:span><text:span text:style-name="T1">רבי</text:span><text:span text:style-name="T2"> </text:span><text:span text:style-name="T1">יהודה; רבי</text:span><text:span text:style-name="T2"> </text:span><text:span text:style-name="T1">ישמעאל</text:span><text:span text:style-name="T2"> </text:span><text:span text:style-name="T1">אומר: אינו</text:span><text:span text:style-name="T2"> </text:span><text:span text:style-name="T1">פורם</text:span><text:span text:style-name="T2"> </text:span><text:span text:style-name="T1">כדרך</text:span><text:span text:style-name="T2"> </text:span><text:span text:style-name="T1">שבני</text:span><text:span text:style-name="T2"> </text:span><text:span text:style-name="T1">אדם</text:span><text:span text:style-name="T2"> </text:span><text:span text:style-name="T1">פורמין, אלא</text:span><text:span text:style-name="T2"> </text:span><text:span text:style-name="T1">הוא</text:span><text:span text:style-name="T2"> </text:span><text:span text:style-name="T1">מלמטה</text:span><text:span text:style-name="T2"> </text:span><text:span text:style-name="T1">וההדיוט</text:span><text:span text:style-name="T2"> </text:span><text:span text:style-name="T1">מלמעלה.'!?</text:span></text:p>
      <text:p text:style-name="P4"><text:span text:style-name="T1">שמואל</text:span><text:span text:style-name="T2"> </text:span><text:span text:style-name="T1">סבר</text:span><text:span text:style-name="T2"> </text:span><text:span text:style-name="T1">לה</text:span><text:span text:style-name="T2"> </text:span><text:span text:style-name="T1">כרבי</text:span><text:span text:style-name="T2"> </text:span><text:span text:style-name="T1">יהודה</text:span><text:span text:style-name="T2"> </text:span><text:span text:style-name="T1">בחדא</text:span><text:span text:style-name="T2"> </text:span><text:span text:style-name="T32">(</text:span><text:span text:style-name="T38">דכל</text:span><text:span text:style-name="T31"> </text:span><text:span text:style-name="T38">שאינו</text:span><text:span text:style-name="T31"> </text:span><text:span text:style-name="T38">מבדיל</text:span><text:span text:style-name="T31"> </text:span><text:span text:style-name="T38">מקמי</text:span><text:span text:style-name="T31"> </text:span><text:span text:style-name="T38">שפה</text:span><text:span text:style-name="T31"> </text:span><text:span text:style-name="T38">הוי</text:span><text:span text:style-name="T31"> </text:span><text:span text:style-name="T38">קרע</text:span><text:span text:style-name="T31"> </text:span><text:span text:style-name="T38">של</text:span><text:span text:style-name="T31"> </text:span><text:span text:style-name="T38">תפלות</text:span><text:span text:style-name="T32">)</text:span><text:span text:style-name="T1"> ופליג</text:span><text:span text:style-name="T2"> </text:span><text:span text:style-name="T1">עליה</text:span><text:span text:style-name="T2"> </text:span><text:span text:style-name="T1">בחדא</text:span><text:span text:style-name="T2"> </text:span><text:span text:style-name="T32">(</text:span><text:span text:style-name="T38">דאילו</text:span><text:span text:style-name="T31"> </text:span><text:span text:style-name="T38">רבי</text:span><text:span text:style-name="T31"> </text:span><text:span text:style-name="T38">יהודה</text:span><text:span text:style-name="T31"> </text:span><text:span text:style-name="T38">סבר</text:span><text:span text:style-name="T31"> </text:span><text:span text:style-name="T38">דכהן</text:span><text:span text:style-name="T31"> </text:span><text:span text:style-name="T38">גדול</text:span><text:span text:style-name="T31"> </text:span><text:span text:style-name="T38">אינו</text:span><text:span text:style-name="T31"> </text:span><text:span text:style-name="T38">בפריעה</text:span><text:span text:style-name="T31"> </text:span><text:span text:style-name="T38">ופרימה</text:span><text:span text:style-name="T31"> </text:span><text:span text:style-name="T38">כל</text:span><text:span text:style-name="T31"> </text:span><text:span text:style-name="T38">עיקר, ושמואל</text:span><text:span text:style-name="T31"> </text:span><text:span text:style-name="T38">סבר</text:span><text:span text:style-name="T31"> </text:span><text:span text:style-name="T38">דפורם</text:span><text:span text:style-name="T31"> </text:span><text:span text:style-name="T38">מלמטה</text:span><text:span text:style-name="T31"> </text:span><text:span text:style-name="T38">למטה</text:span><text:span text:style-name="T31"> </text:span><text:span text:style-name="T38">מקמי</text:span><text:span text:style-name="T31"> </text:span><text:span text:style-name="T38">שפה</text:span><text:span text:style-name="T32">)</text:span><text:span text:style-name="T1">.</text:span></text:p>
      <text:p text:style-name="P11"/>
      <text:p text:style-name="P11"/>
      <text:p text:style-name="P3">משנה:</text:p>
      <text:p text:style-name="P4"><text:span text:style-name="T1">כל</text:span><text:span text:style-name="T2"> </text:span><text:span text:style-name="T1">התדיר</text:span><text:span text:style-name="T2"> </text:span><text:span text:style-name="T1">מחבירו</text:span><text:span text:style-name="T2"> </text:span><text:span text:style-name="T1">- קודם</text:span><text:span text:style-name="T2"> </text:span><text:span text:style-name="T1">את</text:span><text:span text:style-name="T2"> </text:span><text:span text:style-name="T1">חבירו;</text:span></text:p>
      <text:p text:style-name="P4"><text:span text:style-name="T1">וכל</text:span><text:span text:style-name="T2"> </text:span><text:span text:style-name="T1">המקודש</text:span><text:span text:style-name="T2"> </text:span><text:span text:style-name="T1">מחבירו</text:span><text:span text:style-name="T2"> </text:span><text:span text:style-name="T1">- קודם</text:span><text:span text:style-name="T2"> </text:span><text:span text:style-name="T1">את</text:span><text:span text:style-name="T2"> </text:span><text:span text:style-name="T1">חבירו;</text:span></text:p>
      <text:p text:style-name="P4"><text:span text:style-name="T1">פר</text:span><text:span text:style-name="T2"> </text:span><text:span text:style-name="T1">המשיח</text:span><text:span text:style-name="T2"> </text:span><text:span text:style-name="T1">ופר</text:span><text:span text:style-name="T2"> </text:span><text:span text:style-name="T1">העדה</text:span><text:span text:style-name="T2"> </text:span><text:span text:style-name="T1">עומדים: פר</text:span><text:span text:style-name="T2"> </text:span><text:span text:style-name="T1">המשיח</text:span><text:span text:style-name="T2"> </text:span><text:span text:style-name="T1">קודם</text:span><text:span text:style-name="T2"> </text:span><text:span text:style-name="T1">לפר</text:span><text:span text:style-name="T2"> </text:span><text:span text:style-name="T1">העדה</text:span><text:span text:style-name="T2"> </text:span><text:span text:style-name="T1">בכל</text:span><text:span text:style-name="T2"> </text:span><text:span text:style-name="T1">מעשיו.</text:span></text:p>
      <text:p text:style-name="P3"/>
      <text:p text:style-name="P3">גמרא: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oft-page-break/><text:span text:style-name="T1">אמר</text:span><text:span text:style-name="T2"> </text:span><text:span text:style-name="T1">אביי: דאמר</text:span><text:span text:style-name="T2"> </text:span><text:span text:style-name="T1">קרא: </text:span><text:span text:style-name="T18">(במדבר</text:span><text:span text:style-name="T19"> </text:span><text:span text:style-name="T18">כח,כג)</text:span><text:span text:style-name="T1"> </text:span><text:span text:style-name="T59">מלבד</text:span><text:span text:style-name="T2"> </text:span><text:span text:style-name="T59">עולת</text:span><text:span text:style-name="T2"> </text:span><text:span text:style-name="T59">הבקר</text:span><text:span text:style-name="T2"> </text:span><text:span text:style-name="T59">אשר</text:span><text:span text:style-name="T2"> </text:span><text:span text:style-name="T59">לעולת</text:span><text:span text:style-name="T2"> </text:span><text:span text:style-name="T59">התמיד</text:span><text:span text:style-name="T2"> </text:span><text:span text:style-name="T28">[תעשו</text:span><text:span text:style-name="T31"> </text:span><text:span text:style-name="T28">את</text:span><text:span text:style-name="T31"> </text:span><text:span text:style-name="T28">אלה]</text:span><text:span text:style-name="T1">: מכדי</text:span><text:span text:style-name="T2"> </text:span><text:span text:style-name="T1">כתיב</text:span><text:span text:style-name="T2"> </text:span><text:span text:style-name="T1">'</text:span><text:span text:style-name="T59">עולת</text:span><text:span text:style-name="T2"> </text:span><text:span text:style-name="T59">הבקר</text:span><text:span text:style-name="T1">'; '</text:span><text:span text:style-name="T59">עולת</text:span><text:span text:style-name="T2"> </text:span><text:span text:style-name="T59">התמיד</text:span><text:span text:style-name="T1">' למה</text:span><text:span text:style-name="T2"> </text:span><text:span text:style-name="T1">לי</text:span><text:span text:style-name="T2"> </text:span><text:span text:style-name="T32">(</text:span><text:span text:style-name="T38">למה</text:span><text:span text:style-name="T31"> </text:span><text:span text:style-name="T38">לי</text:span><text:span text:style-name="T31"> </text:span><text:span text:style-name="T38">למכתב</text:span><text:span text:style-name="T31"> </text:span><text:span text:style-name="T28">אשר</text:span><text:span text:style-name="T31"> </text:span><text:span text:style-name="T28">לעולת</text:span><text:span text:style-name="T31"> </text:span><text:span text:style-name="T28">התמיד</text:span><text:span text:style-name="T38">? אלא</text:span><text:span text:style-name="T31"> </text:span><text:span text:style-name="T38">ל'כל</text:span><text:span text:style-name="T31"> </text:span><text:span text:style-name="T38">דתדירא': בכל</text:span><text:span text:style-name="T31"> </text:span><text:span text:style-name="T38">מקום</text:span><text:span text:style-name="T31"> </text:span><text:span text:style-name="T38">היא</text:span><text:span text:style-name="T31"> </text:span><text:span text:style-name="T38">קדמה</text:span><text:span text:style-name="T32">)</text:span><text:span text:style-name="T1">? - הכי</text:span><text:span text:style-name="T2"> </text:span><text:span text:style-name="T1">קאמר</text:span><text:span text:style-name="T2"> </text:span><text:span text:style-name="T1">רחמנא: כל</text:span><text:span text:style-name="T2"> </text:span><text:span text:style-name="T1">דתדירה</text:span><text:span text:style-name="T2"> </text:span><text:span text:style-name="T1">קדמה</text:span><text:span text:style-name="T2"> </text:span><text:span text:style-name="T32">(</text:span><text:span text:style-name="T38">דזה</text:span><text:span text:style-name="T31"> </text:span><text:span text:style-name="T41">בנה</text:span><text:span text:style-name="T43"> </text:span><text:span text:style-name="T41">אב</text:span><text:span text:style-name="T38">: דבכל</text:span><text:span text:style-name="T31"> </text:span><text:span text:style-name="T38">מקום</text:span><text:span text:style-name="T31"> </text:span><text:span text:style-name="T38">תדיר</text:span><text:span text:style-name="T31"> </text:span><text:span text:style-name="T38">קודם; דמשמע</text:span><text:span text:style-name="T31"> </text:span><text:span text:style-name="T28">אשר</text:span><text:span text:style-name="T31"> </text:span><text:span text:style-name="T28">לעולת</text:span><text:span text:style-name="T31"> </text:span><text:span text:style-name="T28">התמיד</text:span><text:span text:style-name="T31"> </text:span><text:span text:style-name="T38">שהיתה</text:span><text:span text:style-name="T31"> </text:span><text:span text:style-name="T38">כבר</text:span><text:span text:style-name="T32">)</text:span><text:span text:style-name="T1">. </text:span></text:p>
      <text:p text:style-name="P3"/>
      <text:p text:style-name="P4"><text:span text:style-name="T1">וכל</text:span><text:span text:style-name="T2"> </text:span><text:span text:style-name="T1">המקודש</text:span><text:span text:style-name="T2"> </text:span><text:span text:style-name="T1">מחבירו</text:span><text:span text:style-name="T2"> </text:span><text:span text:style-name="T1">הוא</text:span><text:span text:style-name="T2"> </text:span><text:span text:style-name="T1">קודם</text:span><text:span text:style-name="T2"> </text:span><text:span text:style-name="T1">את</text:span><text:span text:style-name="T2"> </text:span><text:span text:style-name="T1">חבירו: </text:span></text:p>
      <text:p text:style-name="P3">מנלן?</text:p>
      <text:p text:style-name="P4"><text:span text:style-name="T1">דתנא</text:span><text:span text:style-name="T2"> </text:span><text:span text:style-name="T1">דבי</text:span><text:span text:style-name="T2"> </text:span><text:span text:style-name="T1">רבי</text:span><text:span text:style-name="T2"> </text:span><text:span text:style-name="T1">ישמעאל: </text:span><text:span text:style-name="T18">[ויקרא</text:span><text:span text:style-name="T19"> </text:span><text:span text:style-name="T18">כא, ח]</text:span><text:span text:style-name="T1"> </text:span><text:span text:style-name="T59">וקדשתו</text:span><text:span text:style-name="T2"> </text:span><text:span text:style-name="T28">[כי</text:span><text:span text:style-name="T31"> </text:span><text:span text:style-name="T28">את</text:span><text:span text:style-name="T31"> </text:span><text:span text:style-name="T28">לחם</text:span><text:span text:style-name="T31"> </text:span><text:span text:style-name="T28">אלקיך</text:span><text:span text:style-name="T31"> </text:span><text:span text:style-name="T28">הוא</text:span><text:span text:style-name="T31"> </text:span><text:span text:style-name="T28">מקריב</text:span><text:span text:style-name="T31"> </text:span><text:span text:style-name="T28">קדש</text:span><text:span text:style-name="T31"> </text:span><text:span text:style-name="T28">יהיה</text:span><text:span text:style-name="T31"> </text:span><text:span text:style-name="T28">לך</text:span><text:span text:style-name="T31"> </text:span><text:span text:style-name="T28">כי</text:span><text:span text:style-name="T31"> </text:span><text:span text:style-name="T28">קדוש</text:span><text:span text:style-name="T31"> </text:span><text:span text:style-name="T28">אני</text:span><text:span text:style-name="T31"> </text:span><text:span text:style-name="T28">ה' מקדשכם]</text:span><text:span text:style-name="T1"> - לכל</text:span><text:span text:style-name="T2"> </text:span><text:span text:style-name="T1">דבר</text:span><text:span text:style-name="T2"> </text:span><text:span text:style-name="T1">שבקדושה: לפתוח</text:span><text:span text:style-name="T2"> </text:span><text:span text:style-name="T1">ראשון</text:span><text:span text:style-name="T2"> </text:span><text:span text:style-name="T32">(</text:span><text:span text:style-name="T38">לקרות</text:span><text:span text:style-name="T31"> </text:span><text:span text:style-name="T38">בתורה</text:span><text:span text:style-name="T32">)</text:span><text:span text:style-name="T1">, ולברך</text:span><text:span text:style-name="T2"> </text:span><text:span text:style-name="T1">ראשון</text:span><text:span text:style-name="T2"> </text:span><text:span text:style-name="T32">(</text:span><text:span text:style-name="T38">בזמון</text:span><text:span text:style-name="T32">)</text:span><text:span text:style-name="T1">, וליטול</text:span><text:span text:style-name="T2"> </text:span><text:span text:style-name="T1">מנה</text:span><text:span text:style-name="T2"> </text:span><text:span text:style-name="T1">יפה</text:span><text:span text:style-name="T2"> </text:span><text:span text:style-name="T1">ראשון.</text:span></text:p>
      <text:p text:style-name="P3"/>
      <text:p text:style-name="P4"><text:span text:style-name="T1">(הוריות</text:span><text:span text:style-name="T2"> </text:span><text:span text:style-name="T1">יג,א)</text:span></text:p>
      <text:p text:style-name="P4"><text:span text:style-name="T1">פר</text:span><text:span text:style-name="T2"> </text:span><text:span text:style-name="T1">כהן</text:span><text:span text:style-name="T2"> </text:span><text:span text:style-name="T1">משוח</text:span><text:span text:style-name="T2"> </text:span><text:span text:style-name="T1">ופר</text:span><text:span text:style-name="T2"> </text:span><text:span text:style-name="T1">עדה</text:span><text:span text:style-name="T2"> </text:span><text:span text:style-name="T32">[עומדים: פר</text:span><text:span text:style-name="T31"> </text:span><text:span text:style-name="T32">המשיח</text:span><text:span text:style-name="T31"> </text:span><text:span text:style-name="T32">קודם</text:span><text:span text:style-name="T31"> </text:span><text:span text:style-name="T32">לפר</text:span><text:span text:style-name="T31"> </text:span><text:span text:style-name="T32">העדה</text:span><text:span text:style-name="T31"> </text:span><text:span text:style-name="T32">בכל</text:span><text:span text:style-name="T31"> </text:span><text:span text:style-name="T32">מעשיו]</text:span><text:span text:style-name="T1">: </text:span>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דתנו</text:span><text:span text:style-name="T2"> </text:span><text:span text:style-name="T1">רבנן: </text:span><text:span text:style-name="T18">(ויקרא</text:span><text:span text:style-name="T19"> </text:span><text:span text:style-name="T18">ד,כא)</text:span><text:span text:style-name="T1"> </text:span><text:span text:style-name="T28">[והוציא</text:span><text:span text:style-name="T31"> </text:span><text:span text:style-name="T28">את</text:span><text:span text:style-name="T31"> </text:span><text:span text:style-name="T28">הפר</text:span><text:span text:style-name="T31"> </text:span><text:span text:style-name="T28">אל</text:span><text:span text:style-name="T31"> </text:span><text:span text:style-name="T28">מחוץ</text:span><text:span text:style-name="T31"> </text:span><text:span text:style-name="T28">למחנה]</text:span><text:span text:style-name="T59"> ושרף</text:span><text:span text:style-name="T2"> </text:span><text:span text:style-name="T59">אותו</text:span><text:span text:style-name="T2"> </text:span><text:span text:style-name="T59">כאשר</text:span><text:span text:style-name="T2"> </text:span><text:span text:style-name="T59">שרף</text:span><text:span text:style-name="T2"> </text:span><text:span text:style-name="T59">את</text:span><text:span text:style-name="T2"> </text:span><text:span text:style-name="T59">הפר</text:span><text:span text:style-name="T2"> </text:span><text:span text:style-name="T59">הראשון</text:span><text:span text:style-name="T2"> </text:span><text:span text:style-name="T28">[חטאת</text:span><text:span text:style-name="T31"> </text:span><text:span text:style-name="T28">הקהל</text:span><text:span text:style-name="T31"> </text:span><text:span text:style-name="T28">הוא]</text:span><text:span text:style-name="T1"> - מה</text:span><text:span text:style-name="T2"> </text:span><text:span text:style-name="T1">תלמוד</text:span><text:span text:style-name="T2"> </text:span><text:span text:style-name="T1">לומר</text:span><text:span text:style-name="T2"> </text:span><text:span text:style-name="T1">'</text:span><text:span text:style-name="T59">הראשון</text:span><text:span text:style-name="T1">' </text:span><text:span text:style-name="T32">(</text:span><text:span text:style-name="T38">פרשת</text:span><text:span text:style-name="T31"> </text:span><text:span text:style-name="T38">פר</text:span><text:span text:style-name="T31"> </text:span><text:span text:style-name="T38">כהן</text:span><text:span text:style-name="T31"> </text:span><text:span text:style-name="T38">משיח</text:span><text:span text:style-name="T31"> </text:span><text:span text:style-name="T38">כתיבא</text:span><text:span text:style-name="T31"> </text:span><text:span text:style-name="T38">ברישא, והדר</text:span><text:span text:style-name="T31"> </text:span><text:span text:style-name="T38">כתיבא</text:span><text:span text:style-name="T31"> </text:span><text:span text:style-name="T38">פר</text:span><text:span text:style-name="T31"> </text:span><text:span text:style-name="T38">העלם</text:span><text:span text:style-name="T31"> </text:span><text:span text:style-name="T38">דבר</text:span><text:span text:style-name="T31"> </text:span><text:span text:style-name="T38">של</text:span><text:span text:style-name="T31"> </text:span><text:span text:style-name="T38">צבור: ועשה</text:span><text:span text:style-name="T31"> </text:span><text:span text:style-name="T38">לפר</text:span><text:span text:style-name="T31"> </text:span><text:span text:style-name="T38">כאשר</text:span><text:span text:style-name="T31"> </text:span><text:span text:style-name="T38">עשה</text:span><text:span text:style-name="T31"> </text:span><text:span text:style-name="T38">לפר</text:span><text:span text:style-name="T31"> </text:span><text:span text:style-name="T38">החטאת, דהיינו</text:span><text:span text:style-name="T31"> </text:span><text:span text:style-name="T38">לפר</text:span><text:span text:style-name="T31"> </text:span><text:span text:style-name="T38">כהן</text:span><text:span text:style-name="T31"> </text:span><text:span text:style-name="T38">משיח; למה</text:span><text:span text:style-name="T31"> </text:span><text:span text:style-name="T38">ליה</text:span><text:span text:style-name="T31"> </text:span><text:span text:style-name="T38">למיהדר</text:span><text:span text:style-name="T31"> </text:span><text:span text:style-name="T38">וכתב</text:span><text:span text:style-name="T31"> </text:span><text:span text:style-name="T28">כאשר</text:span><text:span text:style-name="T31"> </text:span><text:span text:style-name="T28">שרף</text:span><text:span text:style-name="T31"> </text:span><text:span text:style-name="T28">את</text:span><text:span text:style-name="T31"> </text:span><text:span text:style-name="T28">הפר</text:span><text:span text:style-name="T31"> </text:span><text:span text:style-name="T28">הראשון</text:span><text:span text:style-name="T32">)</text:span><text:span text:style-name="T1">? - שיהא</text:span><text:span text:style-name="T2"> </text:span><text:span text:style-name="T1">ראשון, קודם</text:span><text:span text:style-name="T2"> </text:span><text:span text:style-name="T1">לפר</text:span><text:span text:style-name="T2"> </text:span><text:span text:style-name="T1">העדה</text:span><text:span text:style-name="T2"> </text:span><text:span text:style-name="T1">בכל</text:span><text:span text:style-name="T2"> </text:span><text:span text:style-name="T1">מעשיו.</text:span></text:p>
      <text:p text:style-name="P3"/>
      <text:p text:style-name="P4"><text:span text:style-name="T1">תנו</text:span><text:span text:style-name="T2"> </text:span><text:span text:style-name="T1">רבנן: 'פר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ופר</text:span><text:span text:style-name="T2"> </text:span><text:span text:style-name="T1">העדה</text:span><text:span text:style-name="T2"> </text:span><text:span text:style-name="T1">עומדים: פר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קודם</text:span><text:span text:style-name="T2"> </text:span><text:span text:style-name="T1">לפר</text:span><text:span text:style-name="T2"> </text:span><text:span text:style-name="T1">העדה</text:span><text:span text:style-name="T2"> </text:span><text:span text:style-name="T1">בכל</text:span><text:span text:style-name="T2"> </text:span><text:span text:style-name="T1">מעשיו: הואיל</text:span><text:span text:style-name="T2"> </text:span><text:span text:style-name="T1">ומשיח</text:span><text:span text:style-name="T2"> </text:span><text:span text:style-name="T1">מכפר</text:span><text:span text:style-name="T2"> </text:span><text:span text:style-name="T1">ועדה</text:span><text:span text:style-name="T2"> </text:span><text:span text:style-name="T1">מתכפרת</text:span><text:span text:style-name="T2"> </text:span><text:span text:style-name="T1">- דין</text:span><text:span text:style-name="T2"> </text:span><text:span text:style-name="T1">הוא</text:span><text:span text:style-name="T2"> </text:span><text:span text:style-name="T1">שיקדים</text:span><text:span text:style-name="T2"> </text:span><text:span text:style-name="T1">המכפר</text:span><text:span text:style-name="T2"> </text:span><text:span text:style-name="T1">למתכפר; וכן</text:span><text:span text:style-name="T2"> </text:span><text:span text:style-name="T1">הוא</text:span><text:span text:style-name="T2"> </text:span><text:span text:style-name="T1">אומר</text:span><text:span text:style-name="T2"> </text:span><text:span text:style-name="T18">(ויקרא</text:span><text:span text:style-name="T19"> </text:span><text:span text:style-name="T18">טז,יז)</text:span><text:span text:style-name="T1"> </text:span><text:span text:style-name="T28">[וכל</text:span><text:span text:style-name="T31"> </text:span><text:span text:style-name="T28">אדם</text:span><text:span text:style-name="T31"> </text:span><text:span text:style-name="T28">לא</text:span><text:span text:style-name="T31"> </text:span><text:span text:style-name="T28">יהיה</text:span><text:span text:style-name="T31"> </text:span><text:span text:style-name="T28">באהל</text:span><text:span text:style-name="T31"> </text:span><text:span text:style-name="T28">מועד</text:span><text:span text:style-name="T31"> </text:span><text:span text:style-name="T28">בבאו</text:span><text:span text:style-name="T31"> </text:span><text:span text:style-name="T28">לכפר</text:span><text:span text:style-name="T31"> </text:span><text:span text:style-name="T28">בקדש</text:span><text:span text:style-name="T31"> </text:span><text:span text:style-name="T28">עד</text:span><text:span text:style-name="T31"> </text:span><text:span text:style-name="T28">צאתו]</text:span><text:span text:style-name="T59"> וכפר</text:span><text:span text:style-name="T2"> </text:span><text:span text:style-name="T59">בעדו</text:span><text:span text:style-name="T2"> </text:span><text:span text:style-name="T59">ובעד</text:span><text:span text:style-name="T2"> </text:span><text:span text:style-name="T59">ביתו</text:span><text:span text:style-name="T2"> </text:span><text:span text:style-name="T59">ובעד</text:span><text:span text:style-name="T2"> </text:span><text:span text:style-name="T59">כל</text:span><text:span text:style-name="T2"> </text:span><text:span text:style-name="T59">קהל</text:span><text:span text:style-name="T2"> </text:span><text:span text:style-name="T59">ישראל</text:span><text:span text:style-name="T2"> </text:span><text:span text:style-name="T32">(</text:span><text:span text:style-name="T28">וכפר</text:span><text:span text:style-name="T31"> </text:span><text:span text:style-name="T28">בעדו</text:span><text:span text:style-name="T31"> </text:span><text:span text:style-name="T38">והדר</text:span><text:span text:style-name="T31"> </text:span><text:span text:style-name="T28">ובעד</text:span><text:span text:style-name="T31"> </text:span><text:span text:style-name="T28">ביתו</text:span><text:span text:style-name="T31"> </text:span><text:span text:style-name="T28">ובעד</text:span><text:span text:style-name="T31"> </text:span><text:span text:style-name="T28">כל</text:span><text:span text:style-name="T31"> </text:span><text:span text:style-name="T28">קהל</text:span><text:span text:style-name="T31"> </text:span><text:span text:style-name="T28">ישראל</text:span><text:span text:style-name="T32">)</text:span><text:span text:style-name="T1">; </text:span></text:p>
      <text:p text:style-name="P4"><text:span text:style-name="T1">פר</text:span><text:span text:style-name="T2"> </text:span><text:span text:style-name="T1">העלם</text:span><text:span text:style-name="T2"> </text:span><text:span text:style-name="T1">דבר</text:span><text:span text:style-name="T2"> </text:span><text:span text:style-name="T1">של</text:span><text:span text:style-name="T2"> </text:span><text:span text:style-name="T1">צבור</text:span><text:span text:style-name="T2"> </text:span><text:span text:style-name="T1">קודם</text:span><text:span text:style-name="T2"> </text:span><text:span text:style-name="T1">לפר</text:span><text:span text:style-name="T2"> </text:span><text:span text:style-name="T1">של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32">(</text:span><text:span text:style-name="T38">פר</text:span><text:span text:style-name="T31"> </text:span><text:span text:style-name="T38">דעבודת</text:span><text:span text:style-name="T31"> </text:span><text:span text:style-name="T38">כוכבים</text:span><text:span text:style-name="T31"> </text:span><text:span text:style-name="T38">הוי</text:span><text:span text:style-name="T31"> </text:span><text:span text:style-name="T38">עולה</text:span><text:span text:style-name="T32">)</text:span><text:span text:style-name="T1">; </text:span></text:p>
      <text:p text:style-name="P24"><text:span text:style-name="T1">מאי</text:span><text:span text:style-name="T2"> </text:span><text:span text:style-name="T1">טעמא? האי</text:span><text:span text:style-name="T2"> </text:span><text:span text:style-name="T1">חטאת</text:span><text:span text:style-name="T2"> </text:span><text:span text:style-name="T1">והאי</text:span><text:span text:style-name="T2"> </text:span><text:span text:style-name="T1">עולה, ותניא</text:span><text:span text:style-name="T2"> </text:span><text:span text:style-name="T18">(ויקרא</text:span><text:span text:style-name="T19"> </text:span><text:span text:style-name="T18">ה,ח)</text:span><text:span text:style-name="T1"> </text:span><text:span text:style-name="T28">[והביא</text:span><text:span text:style-name="T31"> </text:span><text:span text:style-name="T28">אתם</text:span><text:span text:style-name="T31"> </text:span><text:span text:style-name="T28">אל</text:span><text:span text:style-name="T31"> </text:span><text:span text:style-name="T28">הכהן]</text:span><text:span text:style-name="T59"> והקריב</text:span><text:span text:style-name="T2"> </text:span><text:span text:style-name="T59">את</text:span><text:span text:style-name="T2"> </text:span><text:span text:style-name="T59">אשר</text:span><text:span text:style-name="T2"> </text:span><text:span text:style-name="T59">לחטאת</text:span><text:span text:style-name="T2"> </text:span><text:span text:style-name="T59">ראשונה</text:span><text:span text:style-name="T2"> </text:span><text:span text:style-name="T28">[ומלק</text:span><text:span text:style-name="T31"> </text:span><text:span text:style-name="T28">את</text:span><text:span text:style-name="T31"> </text:span><text:span text:style-name="T28">ראשו</text:span><text:span text:style-name="T31"> </text:span><text:span text:style-name="T28">ממול</text:span><text:span text:style-name="T31"> </text:span><text:span text:style-name="T28">ערפו</text:span><text:span text:style-name="T31"> </text:span><text:span text:style-name="T28">ולא</text:span><text:span text:style-name="T31"> </text:span><text:span text:style-name="T28">יבדיל]</text:span><text:span text:style-name="T1"> - מה</text:span><text:span text:style-name="T2"> </text:span><text:span text:style-name="T1">תלמוד</text:span><text:span text:style-name="T2"> </text:span><text:span text:style-name="T1">לומר? אם</text:span><text:span text:style-name="T2"> </text:span><text:span text:style-name="T1">ללמד</text:span><text:span text:style-name="T2"> </text:span><text:span text:style-name="T1">שתהא</text:span><text:span text:style-name="T2"> </text:span><text:span text:style-name="T1">חטאת</text:span><text:span text:style-name="T2"> </text:span><text:span text:style-name="T1">ראשונה</text:span><text:span text:style-name="T2"> </text:span><text:span text:style-name="T1">- הרי</text:span><text:span text:style-name="T2"> </text:span><text:span text:style-name="T1">כבר</text:span><text:span text:style-name="T2"> </text:span><text:span text:style-name="T1">נאמר</text:span><text:span text:style-name="T2"> </text:span><text:span text:style-name="T18">(ויקרא</text:span><text:span text:style-name="T19"> </text:span><text:span text:style-name="T18">ה,י)</text:span><text:span text:style-name="T1"> </text:span><text:span text:style-name="T59">ואת</text:span><text:span text:style-name="T2"> </text:span><text:span text:style-name="T59">השני</text:span><text:span text:style-name="T2"> </text:span><text:span text:style-name="T59">יעשה</text:span><text:span text:style-name="T2"> </text:span><text:span text:style-name="T59">עולה</text:span><text:span text:style-name="T2"> </text:span><text:span text:style-name="T59">כמשפט</text:span><text:span text:style-name="T2"> </text:span><text:span text:style-name="T28">[וכפר</text:span><text:span text:style-name="T31"> </text:span><text:span text:style-name="T28">עליו</text:span><text:span text:style-name="T31"> </text:span><text:span text:style-name="T28">הכהן</text:span><text:span text:style-name="T31"> </text:span><text:span text:style-name="T28">מחטאתו</text:span><text:span text:style-name="T31"> </text:span><text:span text:style-name="T28">אשר</text:span><text:span text:style-name="T31"> </text:span><text:span text:style-name="T28">חטא</text:span><text:span text:style-name="T31"> </text:span><text:span text:style-name="T28">ונסלח</text:span><text:span text:style-name="T31"> </text:span><text:span text:style-name="T28">לו]</text:span><text:span text:style-name="T1">? אלא: זה</text:span><text:span text:style-name="T2"> </text:span><text:span text:style-name="T1">בנה</text:span><text:span text:style-name="T2"> </text:span><text:span text:style-name="T1">אב</text:span><text:span text:style-name="T2"> </text:span><text:span text:style-name="T1">שיהו</text:span><text:span text:style-name="T2"> </text:span><text:span text:style-name="T1">כל</text:span><text:span text:style-name="T2"> </text:span><text:span text:style-name="T1">חטאות</text:span><text:span text:style-name="T2"> </text:span><text:span text:style-name="T1">קודמות</text:span><text:span text:style-name="T2"> </text:span><text:span text:style-name="T1">לעולות</text:span><text:span text:style-name="T2"> </text:span><text:span text:style-name="T1">הבאים</text:span><text:span text:style-name="T2"> </text:span><text:span text:style-name="T1">עמהם, וקיימא</text:span><text:span text:style-name="T2"> </text:span><text:span text:style-name="T1">לן</text:span><text:span text:style-name="T2"> </text:span><text:span text:style-name="T1">דאפילו</text:span><text:span text:style-name="T2"> </text:span><text:span text:style-name="T1">חטאת</text:span><text:span text:style-name="T2"> </text:span><text:span text:style-name="T1">העוף</text:span><text:span text:style-name="T2"> </text:span><text:span text:style-name="T1">קודמת</text:span><text:span text:style-name="T2"> </text:span><text:span text:style-name="T1">לעולת</text:span><text:span text:style-name="T2"> </text:span><text:span text:style-name="T1">בהמה.</text:span></text:p>
      <text:p text:style-name="P4"><text:span text:style-name="T1">פר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קודם</text:span><text:span text:style-name="T2"> </text:span><text:span text:style-name="T1">לשעיר</text:span><text:span text:style-name="T2"> </text:span><text:span text:style-name="T1">עבודת</text:span><text:span text:style-name="T2"> </text:span><text:span text:style-name="T1">כוכבים;</text:span></text:p>
      <text:p text:style-name="P24"><text:span text:style-name="T1">אמאי? האי</text:span><text:span text:style-name="T2"> </text:span><text:span text:style-name="T1">חטאת</text:span><text:span text:style-name="T2"> </text:span><text:span text:style-name="T1">והאי</text:span><text:span text:style-name="T2"> </text:span><text:span text:style-name="T1">עולה? </text:span></text:p>
      <text:p text:style-name="P24"><text:span text:style-name="T1">אמרי</text:span><text:span text:style-name="T2"> </text:span><text:span text:style-name="T1">במערבא</text:span><text:span text:style-name="T2"> </text:span><text:span text:style-name="T1">משמיה</text:span><text:span text:style-name="T2"> </text:span><text:span text:style-name="T1">דרבא</text:span><text:span text:style-name="T2"> </text:span><text:span text:style-name="T1">בר</text:span><text:span text:style-name="T2"> </text:span><text:span text:style-name="T1">מרי: חטאת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חסירא</text:span><text:span text:style-name="T2"> </text:span><text:span text:style-name="T1">אל"ף</text:span><text:span text:style-name="T2"> </text:span><text:span text:style-name="T32">(</text:span><text:span text:style-name="T38">למימרא</text:span><text:span text:style-name="T31"> </text:span><text:span text:style-name="T38">דעולה</text:span><text:span text:style-name="T31"> </text:span><text:span text:style-name="T38">קדמה</text:span><text:span text:style-name="T32">)</text:span><text:span text:style-name="T1">: </text:span><text:span text:style-name="T18">(במדבר</text:span><text:span text:style-name="T19"> </text:span><text:span text:style-name="T18">טו,כד)</text:span><text:span text:style-name="T1"> </text:span><text:span text:style-name="T28">[והיה</text:span><text:span text:style-name="T31"> </text:span><text:span text:style-name="T28">אם</text:span><text:span text:style-name="T31"> </text:span><text:span text:style-name="T28">מעיני</text:span><text:span text:style-name="T31"> </text:span><text:span text:style-name="T28">העדה</text:span><text:span text:style-name="T31"> </text:span><text:span text:style-name="T28">נעשתה</text:span><text:span text:style-name="T31"> </text:span><text:span text:style-name="T28">לשגגה</text:span><text:span text:style-name="T31"> </text:span><text:span text:style-name="T28">ועשו</text:span><text:span text:style-name="T31"> </text:span><text:span text:style-name="T28">כל</text:span><text:span text:style-name="T31"> </text:span><text:span text:style-name="T28">העדה</text:span><text:span text:style-name="T31"> </text:span><text:span text:style-name="T28">פר</text:span><text:span text:style-name="T31"> </text:span><text:span text:style-name="T28">בן</text:span><text:span text:style-name="T31"> </text:span><text:span text:style-name="T28">בקר</text:span><text:span text:style-name="T31"> </text:span><text:span text:style-name="T28">אחד</text:span><text:span text:style-name="T31"> </text:span><text:span text:style-name="T28">לעלה</text:span><text:span text:style-name="T31"> </text:span><text:span text:style-name="T28">לריח</text:span><text:span text:style-name="T31"> </text:span><text:span text:style-name="T28">ניחח</text:span><text:span text:style-name="T31"> </text:span><text:span text:style-name="T28">לה' ומנחתו</text:span><text:span text:style-name="T31"> </text:span><text:span text:style-name="T28">ונסכו</text:span><text:span text:style-name="T31"> </text:span><text:span text:style-name="T28">כמשפט</text:span><text:span text:style-name="T31"> </text:span><text:span text:style-name="T28">ושעיר</text:span><text:span text:style-name="T31"> </text:span><text:span text:style-name="T28">עזים</text:span><text:span text:style-name="T31"> </text:span><text:span text:style-name="T28">אחד</text:span><text:span text:style-name="T31"> </text:span><text:span text:style-name="T44">לחטת</text:span><text:span text:style-name="T28">]</text:span><text:span text:style-name="T1"> '</text:span><text:span text:style-name="T59">לחטת</text:span><text:span text:style-name="T1">' כתיב.</text:span></text:p>
      <text:p text:style-name="P24"><text:span text:style-name="T1">רבא</text:span><text:span text:style-name="T2"> </text:span><text:span text:style-name="T1">אמר: '</text:span><text:span text:style-name="T59">כמשפט</text:span><text:span text:style-name="T1">' כתיב</text:span><text:span text:style-name="T2"> </text:span><text:span text:style-name="T1">ביה</text:span><text:span text:style-name="T2"> </text:span><text:span text:style-name="T32">(</text:span><text:span text:style-name="T38">בפר</text:span><text:span text:style-name="T31"> </text:span><text:span text:style-name="T38">דעבודת</text:span><text:span text:style-name="T31"> </text:span><text:span text:style-name="T38">כוכבים; דבתר</text:span><text:span text:style-name="T31"> </text:span><text:span text:style-name="T38">כתיבה</text:span><text:span text:style-name="T31"> </text:span><text:span text:style-name="T38">אזלינן, ועולה</text:span><text:span text:style-name="T31"> </text:span><text:span text:style-name="T38">- ברישא</text:span><text:span text:style-name="T31"> </text:span><text:span text:style-name="T38">כתיבא</text:span><text:span text:style-name="T32">)</text:span><text:span text:style-name="T1">.</text:span><text:span text:style-name="T38"> </text:span></text:p>
      <text:p text:style-name="P4"><text:span text:style-name="T1">שעיר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קודם</text:span><text:span text:style-name="T2"> </text:span><text:span text:style-name="T1">לשעיר</text:span><text:span text:style-name="T2"> </text:span><text:span text:style-name="T1">נשיא; </text:span></text:p>
      <text:p text:style-name="P24"><text:span text:style-name="T1">מאי</text:span><text:span text:style-name="T2"> </text:span><text:span text:style-name="T1">טעמא? - האי</text:span><text:span text:style-name="T2"> </text:span><text:span text:style-name="T1">צבור</text:span><text:span text:style-name="T2"> </text:span><text:span text:style-name="T1">והאי</text:span><text:span text:style-name="T2"> </text:span><text:span text:style-name="T1">יחיד; </text:span></text:p>
      <text:p text:style-name="P4"><text:span text:style-name="T1">שעיר</text:span><text:span text:style-name="T2"> </text:span><text:span text:style-name="T1">נשיא</text:span><text:span text:style-name="T2"> </text:span><text:span text:style-name="T1">קודם</text:span><text:span text:style-name="T2"> </text:span><text:span text:style-name="T1">לשעירת</text:span><text:span text:style-name="T2"> </text:span><text:span text:style-name="T1">יחיד; </text:span></text:p>
      <text:p text:style-name="P24"><text:span text:style-name="T1">מאי</text:span><text:span text:style-name="T2"> </text:span><text:span text:style-name="T1">טעמא? - האי</text:span><text:span text:style-name="T2"> </text:span><text:span text:style-name="T1">מלך</text:span><text:span text:style-name="T2"> </text:span><text:span text:style-name="T1">והאי</text:span><text:span text:style-name="T2"> </text:span><text:span text:style-name="T1">הדיוט; </text:span></text:p>
      <text:p text:style-name="P4"><text:span text:style-name="T1">שעירת</text:span><text:span text:style-name="T2"> </text:span><text:span text:style-name="T1">יחיד</text:span><text:span text:style-name="T2"> </text:span><text:span text:style-name="T1">קודמת</text:span><text:span text:style-name="T2"> </text:span><text:span text:style-name="T1">לכבשת</text:span><text:span text:style-name="T2"> </text:span><text:span text:style-name="T1">יחיד</text:span><text:span text:style-name="T2"> </text:span><text:span text:style-name="T32">(</text:span><text:span text:style-name="T38">כגון</text:span><text:span text:style-name="T31"> </text:span><text:span text:style-name="T38">שהיו</text:span><text:span text:style-name="T31"> </text:span><text:span text:style-name="T38">שנים: זה</text:span><text:span text:style-name="T31"> </text:span><text:span text:style-name="T38">הביא</text:span><text:span text:style-name="T31"> </text:span><text:span text:style-name="T38">כשבה</text:span><text:span text:style-name="T31"> </text:span><text:span text:style-name="T38">וזה</text:span><text:span text:style-name="T31"> </text:span><text:span text:style-name="T38">הביא</text:span><text:span text:style-name="T31"> </text:span><text:span text:style-name="T38">שעירה</text:span><text:span text:style-name="T32">)</text:span><text:span text:style-name="T1">;</text:span></text:p>
      <text:p text:style-name="P24"><text:span text:style-name="T1">והא</text:span><text:span text:style-name="T2"> </text:span><text:span text:style-name="T1">תניא</text:span><text:span text:style-name="T2"> </text:span><text:span text:style-name="T1">'כבשת</text:span><text:span text:style-name="T2"> </text:span><text:span text:style-name="T1">יחיד</text:span><text:span text:style-name="T2"> </text:span><text:span text:style-name="T1">קודמת</text:span><text:span text:style-name="T2"> </text:span><text:span text:style-name="T1">לשעירת</text:span><text:span text:style-name="T2"> </text:span><text:span text:style-name="T1">יחיד'?</text:span></text:p>
      <text:p text:style-name="P24"><text:span text:style-name="T1">אמר</text:span><text:span text:style-name="T2"> </text:span><text:span text:style-name="T1">אביי: תנאי</text:span><text:span text:style-name="T2"> </text:span><text:span text:style-name="T1">היא; מר</text:span><text:span text:style-name="T2"> </text:span><text:span text:style-name="T1">סבר: שעירה</text:span><text:span text:style-name="T2"> </text:span><text:span text:style-name="T1">עדיפא, שכן</text:span><text:span text:style-name="T2"> </text:span><text:span text:style-name="T1">נתרבתה</text:span><text:span text:style-name="T2"> </text:span><text:span text:style-name="T1">אצל</text:span><text:span text:style-name="T2"> </text:span><text:span text:style-name="T1">עבודת</text:span><text:span text:style-name="T2"> </text:span><text:span text:style-name="T1">כוכבים</text:span><text:span text:style-name="T2"> </text:span><text:span text:style-name="T1">ביחיד, ומר</text:span><text:span text:style-name="T2"> </text:span><text:span text:style-name="T1">סבר: כבשה</text:span><text:span text:style-name="T2"> </text:span><text:span text:style-name="T1">עדיפא, שכן</text:span><text:span text:style-name="T2"> </text:span><text:span text:style-name="T1">נתרבתה</text:span><text:span text:style-name="T2"> </text:span><text:span text:style-name="T1">באליה</text:span><text:span text:style-name="T2"> </text:span><text:span text:style-name="T32">(</text:span><text:span text:style-name="T38">דעז</text:span><text:span text:style-name="T31"> </text:span><text:span text:style-name="T38">אינה</text:span><text:span text:style-name="T31"> </text:span><text:span text:style-name="T38">טעונה</text:span><text:span text:style-name="T31"> </text:span><text:span text:style-name="T38">אליה</text:span><text:span text:style-name="T32">)</text:span><text:span text:style-name="T1">.</text:span></text:p>
      <text:p text:style-name="P4"><text:span text:style-name="T1">עומר</text:span><text:span text:style-name="T2"> </text:span><text:span text:style-name="T1">קודם</text:span><text:span text:style-name="T2"> </text:span><text:span text:style-name="T1">לכבש</text:span><text:span text:style-name="T2"> </text:span><text:span text:style-name="T1">הבא</text:span><text:span text:style-name="T2"> </text:span><text:span text:style-name="T1">עמו;</text:span></text:p>
      <text:p text:style-name="P4"><text:span text:style-name="T1">שתי</text:span><text:span text:style-name="T2"> </text:span><text:span text:style-name="T1">הלחם</text:span><text:span text:style-name="T2"> </text:span><text:span text:style-name="T1">קודמים</text:span><text:span text:style-name="T2"> </text:span><text:span text:style-name="T1">לכבשים</text:span><text:span text:style-name="T2"> </text:span><text:span text:style-name="T1">הבאים</text:span><text:span text:style-name="T2"> </text:span><text:span text:style-name="T1">עמהם;</text:span></text:p>
      <text:p text:style-name="P4"><text:span text:style-name="T1">זה</text:span><text:span text:style-name="T2"> </text:span><text:span text:style-name="T1">הכלל: דבר</text:span><text:span text:style-name="T2"> </text:span><text:span text:style-name="T1">הבא</text:span><text:span text:style-name="T2"> </text:span><text:span text:style-name="T1">בגין</text:span><text:span text:style-name="T2"> </text:span><text:span text:style-name="T1">ליום</text:span><text:span text:style-name="T2"> </text:span><text:span text:style-name="T32">(</text:span><text:span text:style-name="T38">בגלל</text:span><text:span text:style-name="T31"> </text:span><text:span text:style-name="T38">יום: כבש</text:span><text:span text:style-name="T31"> </text:span><text:span text:style-name="T38">גלל</text:span><text:span text:style-name="T31"> </text:span><text:span text:style-name="T38">עומר, וכבשים</text:span><text:span text:style-name="T31"> </text:span><text:span text:style-name="T38">בגלל</text:span><text:span text:style-name="T31"> </text:span><text:span text:style-name="T38">שתי</text:span><text:span text:style-name="T31"> </text:span><text:span text:style-name="T38">הלחם</text:span><text:span text:style-name="T32">)</text:span><text:span text:style-name="T1"> - קודם</text:span><text:span text:style-name="T2"> </text:span><text:span text:style-name="T1">לדבר</text:span><text:span text:style-name="T2"> </text:span><text:span text:style-name="T1">הבא</text:span><text:span text:style-name="T2"> </text:span><text:span text:style-name="T1">בגין</text:span><text:span text:style-name="T2"> </text:span><text:span text:style-name="T1">לחם.</text:span></text:p>
      <text:p text:style-name="P3"/>
      <text:p text:style-name="P3"/>
      <text:p text:style-name="P3">משנה:</text:p>
      <text:p text:style-name="P4"><text:span text:style-name="T1">האיש</text:span><text:span text:style-name="T2"> </text:span><text:span text:style-name="T1">קודם</text:span><text:span text:style-name="T2"> </text:span><text:span text:style-name="T1">לאשה</text:span><text:span text:style-name="T2"> </text:span><text:span text:style-name="T1">להחיות</text:span><text:span text:style-name="T2"> </text:span><text:span text:style-name="T1">ולהשב</text:span><text:span text:style-name="T2"> </text:span><text:span text:style-name="T1">אבדה; </text:span></text:p>
      <text:p text:style-name="P4"><text:span text:style-name="T1">והאשה</text:span><text:span text:style-name="T2"> </text:span><text:span text:style-name="T1">קודמת</text:span><text:span text:style-name="T2"> </text:span><text:span text:style-name="T1">לאיש</text:span><text:span text:style-name="T2"> </text:span><text:span text:style-name="T1">לכסות</text:span><text:span text:style-name="T2"> </text:span><text:span text:style-name="T1">ולהוציא</text:span><text:span text:style-name="T2"> </text:span><text:span text:style-name="T1">מבית</text:span><text:span text:style-name="T2"> </text:span><text:span text:style-name="T1">השבי; </text:span></text:p>
      <text:p text:style-name="P4"><text:span text:style-name="T1">בזמן</text:span><text:span text:style-name="T2"> </text:span><text:span text:style-name="T1">ששניהם</text:span><text:span text:style-name="T2"> </text:span><text:span text:style-name="T1">עומדים</text:span><text:span text:style-name="T2"> </text:span><text:span text:style-name="T1">בקלקלה</text:span><text:span text:style-name="T2"> </text:span><text:span text:style-name="T32">(</text:span><text:span text:style-name="T38">האיש</text:span><text:span text:style-name="T31"> </text:span><text:span text:style-name="T38">למשכב</text:span><text:span text:style-name="T31"> </text:span><text:span text:style-name="T38">זכור</text:span><text:span text:style-name="T32">)</text:span><text:span text:style-name="T1"> - האיש</text:span><text:span text:style-name="T2"> </text:span><text:span text:style-name="T1">קודם</text:span><text:span text:style-name="T2"> </text:span><text:span text:style-name="T1">לאשה.</text:span></text:p>
      <text:p text:style-name="P3"/>
      <text:p text:style-name="P3">גמרא:</text:p>
      <text:p text:style-name="P4"><text:span text:style-name="T1">תנו</text:span><text:span text:style-name="T2"> </text:span><text:span text:style-name="T1">רבנן: היה</text:span><text:span text:style-name="T2"> </text:span><text:span text:style-name="T1">הוא, ואביו, ורבו</text:span><text:span text:style-name="T2"> </text:span><text:span text:style-name="T1">בשבי: הוא</text:span><text:span text:style-name="T2"> </text:span><text:span text:style-name="T1">קודם</text:span><text:span text:style-name="T2"> </text:span><text:span text:style-name="T1">לרבו, ורבו</text:span><text:span text:style-name="T2"> </text:span><text:span text:style-name="T1">קודם</text:span><text:span text:style-name="T2"> </text:span><text:span text:style-name="T1">לאביו;</text:span></text:p>
      <text:p text:style-name="P4"><text:span text:style-name="T1">אמו</text:span><text:span text:style-name="T2"> </text:span><text:span text:style-name="T1">קודמת</text:span><text:span text:style-name="T2"> </text:span><text:span text:style-name="T1">לכולם</text:span><text:span text:style-name="T2"> </text:span><text:span text:style-name="T32">(</text:span><text:span text:style-name="T38">דאית</text:span><text:span text:style-name="T31"> </text:span><text:span text:style-name="T38">לה</text:span><text:span text:style-name="T31"> </text:span><text:span text:style-name="T38">זילותא</text:span><text:span text:style-name="T31"> </text:span><text:span text:style-name="T38">טפי</text:span><text:span text:style-name="T32">)</text:span><text:span text:style-name="T1">; </text:span></text:p>
      <text:p text:style-name="P4"><text:span text:style-name="T1">חכם</text:span><text:span text:style-name="T2"> </text:span><text:span text:style-name="T1">קודם</text:span><text:span text:style-name="T2"> </text:span><text:span text:style-name="T1">למלך: </text:span></text:p>
      <text:p text:style-name="P32"><text:span text:style-name="T1">ישראל</text:span><text:span text:style-name="T2"> </text:span><text:span text:style-name="T1">חכם</text:span><text:span text:style-name="T2"> </text:span><text:span text:style-name="T1">שמת</text:span><text:span text:style-name="T2"> </text:span><text:span text:style-name="T1">- אין</text:span><text:span text:style-name="T2"> </text:span><text:span text:style-name="T1">לנו</text:span><text:span text:style-name="T2"> </text:span><text:span text:style-name="T1">כיוצא</text:span><text:span text:style-name="T2"> </text:span><text:span text:style-name="T1">בו; מלך</text:span><text:span text:style-name="T2"> </text:span><text:span text:style-name="T1">ישראל</text:span><text:span text:style-name="T2"> </text:span><text:span text:style-name="T1">שמת</text:span><text:span text:style-name="T2"> </text:span><text:span text:style-name="T1">- כל</text:span><text:span text:style-name="T2"> </text:span><text:span text:style-name="T1">ישראל</text:span><text:span text:style-name="T2"> </text:span><text:span text:style-name="T1">ראוים</text:span><text:span text:style-name="T2"> </text:span><text:span text:style-name="T1">למלכות;</text:span></text:p>
      <text:p text:style-name="P4"><text:span text:style-name="T1"><text:tab/></text:span><text:span text:style-name="T38">[חכם</text:span><text:span text:style-name="T31"> </text:span><text:span text:style-name="T38">קודם</text:span><text:span text:style-name="T31"> </text:span><text:span text:style-name="T38">למלך</text:span><text:span text:style-name="T31"> </text:span><text:span text:style-name="T38">ישראל: שאין</text:span><text:span text:style-name="T31"> </text:span><text:span text:style-name="T38">כל</text:span><text:span text:style-name="T31"> </text:span><text:span text:style-name="T38">ישראל</text:span><text:span text:style-name="T31"> </text:span><text:span text:style-name="T38">ראוין</text:span><text:span text:style-name="T31"> </text:span><text:span text:style-name="T38">לחכמה, אבל</text:span><text:span text:style-name="T31"> </text:span><text:span text:style-name="T38">מלך</text:span><text:span text:style-name="T31"> </text:span><text:span text:style-name="T38">- כל</text:span><text:span text:style-name="T31"> </text:span><text:span text:style-name="T38">ישראל</text:span><text:span text:style-name="T31"> </text:span><text:span text:style-name="T38">ראוין</text:span><text:span text:style-name="T31"> </text:span><text:span text:style-name="T38">למלכות]</text:span></text:p>
      <text:p text:style-name="P4"><text:span text:style-name="T1">מלך</text:span><text:span text:style-name="T2"> </text:span><text:span text:style-name="T1">קודם</text:span><text:span text:style-name="T2"> </text:span><text:span text:style-name="T1">לכהן</text:span><text:span text:style-name="T2"> </text:span><text:span text:style-name="T1">גדול, </text:span></text:p>
      <text:p text:style-name="P32"><text:span text:style-name="T1">שנאמר</text:span><text:span text:style-name="T2"> </text:span><text:span text:style-name="T18">(מלכים</text:span><text:span text:style-name="T19"> </text:span><text:span text:style-name="T18">א</text:span><text:span text:style-name="T19"> </text:span><text:span text:style-name="T18">א,לג)</text:span><text:span text:style-name="T1"> </text:span><text:span text:style-name="T59">ויאמר</text:span><text:span text:style-name="T2"> </text:span><text:span text:style-name="T59">המלך</text:span><text:span text:style-name="T2"> </text:span><text:span text:style-name="T59">להם</text:span><text:span text:style-name="T2"> </text:span><text:span text:style-name="T59">קחו</text:span><text:span text:style-name="T2"> </text:span><text:span text:style-name="T59">עמכם</text:span><text:span text:style-name="T2"> </text:span><text:span text:style-name="T59">את</text:span><text:span text:style-name="T2"> </text:span><text:span text:style-name="T59">עבדי</text:span><text:span text:style-name="T2"> </text:span><text:span text:style-name="T59">אדוניכם</text:span><text:span text:style-name="T2"> </text:span><text:span text:style-name="T28">[והרכבתם</text:span><text:span text:style-name="T31"> </text:span><text:span text:style-name="T28">את</text:span><text:span text:style-name="T31"> </text:span><text:span text:style-name="T28">שלמה</text:span><text:span text:style-name="T31"> </text:span><text:span text:style-name="T28">בני</text:span><text:span text:style-name="T31"> </text:span><text:span text:style-name="T28">על</text:span><text:span text:style-name="T31"> </text:span><text:span text:style-name="T28">הפרדה</text:span><text:span text:style-name="T31"> </text:span><text:span text:style-name="T28">אשר</text:span><text:span text:style-name="T31"> </text:span><text:span text:style-name="T28">לי</text:span><text:span text:style-name="T31"> </text:span><text:span text:style-name="T28">והורדתם</text:span><text:span text:style-name="T31"> </text:span><text:span text:style-name="T28">אתו</text:span><text:span text:style-name="T31"> </text:span><text:span text:style-name="T28">אל</text:span><text:span text:style-name="T31"> </text:span><text:span text:style-name="T28">גחון]</text:span><text:span text:style-name="T1"> </text:span><text:span text:style-name="T32">(</text:span><text:span text:style-name="T38">מדאמר</text:span><text:span text:style-name="T31"> </text:span><text:span text:style-name="T38">מלך</text:span><text:span text:style-name="T31"> </text:span><text:span text:style-name="T38">לכהן</text:span><text:span text:style-name="T31"> </text:span><text:span text:style-name="T38">גדול: "</text:span><text:span text:style-name="T28">קחו</text:span><text:span text:style-name="T31"> </text:span><text:span text:style-name="T28">עמכם</text:span><text:span text:style-name="T31"> </text:span><text:span text:style-name="T28">מעבדי</text:span><text:span text:style-name="T31"> </text:span><text:span text:style-name="T44">אדוניכם</text:span><text:span text:style-name="T38">" [וע"כ</text:span><text:span text:style-name="T31"> </text:span><text:span text:style-name="T38">אנפשיה</text:span><text:span text:style-name="T31"> </text:span><text:span text:style-name="T38">קאמר] - אלמא</text:span><text:span text:style-name="T31"> </text:span><text:span text:style-name="T38">מלך</text:span><text:span text:style-name="T31"> </text:span><text:span text:style-name="T38">עדיף</text:span><text:span text:style-name="T32">)</text:span><text:span text:style-name="T1"> </text:span></text:p>
      <text:p text:style-name="P4"><text:span text:style-name="T1">כהן</text:span><text:span text:style-name="T2"> </text:span><text:span text:style-name="T1">גדול</text:span><text:span text:style-name="T2"> </text:span><text:span text:style-name="T1">קודם</text:span><text:span text:style-name="T2"> </text:span><text:span text:style-name="T1">לנביא, </text:span></text:p>
      <text:p text:style-name="P23"><text:span text:style-name="T60">שנאמר</text:span><text:span text:style-name="T61"> </text:span><text:span text:style-name="T21">(</text:span><text:span text:style-name="T18">מלכים</text:span><text:span text:style-name="T19"> </text:span><text:span text:style-name="T18">א</text:span><text:span text:style-name="T19"> </text:span><text:span text:style-name="T18">א,</text:span><text:span text:style-name="T21">לד)</text:span><text:span text:style-name="T60"> </text:span><text:span text:style-name="T62">ומשח</text:span><text:span text:style-name="T61"> </text:span><text:span text:style-name="T62">אותו</text:span><text:span text:style-name="T61"> </text:span><text:span text:style-name="T62">שם</text:span><text:span text:style-name="T61"> </text:span><text:span text:style-name="T62">צדוק</text:span><text:span text:style-name="T61"> </text:span><text:span text:style-name="T62">הכהן</text:span><text:span text:style-name="T61"> </text:span><text:span text:style-name="T62">ונתן</text:span><text:span text:style-name="T61"> </text:span><text:span text:style-name="T62">הנביא</text:span><text:span text:style-name="T61"> </text:span><text:span text:style-name="T34">[</text:span><text:span text:style-name="T28">למלך</text:span><text:span text:style-name="T31"> </text:span><text:span text:style-name="T28">על</text:span><text:span text:style-name="T31"> </text:span><text:span text:style-name="T28">ישראל</text:span><text:span text:style-name="T31"> </text:span><text:span text:style-name="T28">ותקעתם</text:span><text:span text:style-name="T31"> </text:span><text:span text:style-name="T28">בשופר</text:span><text:span text:style-name="T31"> </text:span><text:span text:style-name="T28">ואמרתם</text:span><text:span text:style-name="T31"> </text:span><text:span text:style-name="T28">יחי</text:span><text:span text:style-name="T31"> </text:span><text:span text:style-name="T28">המלך</text:span><text:span text:style-name="T31"> </text:span><text:span text:style-name="T28">שלמה]</text:span><text:span text:style-name="T60">: הקדים</text:span><text:span text:style-name="T61"> </text:span><text:span text:style-name="T60">צדוק</text:span><text:span text:style-name="T61"> </text:span><text:span text:style-name="T60">לנתן; ואומר</text:span><text:span text:style-name="T61"> </text:span><text:span text:style-name="T21">(זכריה</text:span><text:span text:style-name="T20"> </text:span><text:span text:style-name="T21">ג,ח)</text:span><text:span text:style-name="T60"> </text:span><text:span text:style-name="T62">שמע</text:span><text:span text:style-name="T61"> </text:span><text:span text:style-name="T62">נא</text:span><text:span text:style-name="T61"> </text:span><text:span text:style-name="T62">יהושע</text:span><text:span text:style-name="T61"> </text:span><text:span text:style-name="T62">הכהן</text:span><text:span text:style-name="T61"> </text:span><text:span text:style-name="T62">הגדול</text:span><text:span text:style-name="T61"> </text:span><text:span text:style-name="T62">אתה</text:span><text:span text:style-name="T61"> </text:span><text:span text:style-name="T62">ורעיך</text:span><text:span text:style-name="T61"> </text:span><text:span text:style-name="T34">[הישבים</text:span><text:span text:style-name="T35"> </text:span><text:span text:style-name="T34">לפניך</text:span><text:span text:style-name="T35"> </text:span><text:span text:style-name="T46">כי</text:span><text:span text:style-name="T47"> </text:span><text:span text:style-name="T46">אנשי</text:span><text:span text:style-name="T47"> </text:span><text:span text:style-name="T46">מופת</text:span><text:span text:style-name="T47"> </text:span><text:span text:style-name="T46">המה</text:span><text:span text:style-name="T35"> </text:span><text:span text:style-name="T34">כי</text:span><text:span text:style-name="T35"> </text:span><text:span text:style-name="T34">הנני</text:span><text:span text:style-name="T35"> </text:span><text:span text:style-name="T34">מביא</text:span><text:span text:style-name="T35"> </text:span><text:span text:style-name="T34">את</text:span><text:span text:style-name="T35"> </text:span><text:span text:style-name="T34">עבדי</text:span><text:span text:style-name="T35"> </text:span><text:span text:style-name="T34">צמח]</text:span><text:span text:style-name="T60">; יכול</text:span><text:span text:style-name="T61"> </text:span><text:span text:style-name="T60">הדיוטות</text:span><text:span text:style-name="T61"> </text:span><text:span text:style-name="T60">היו? - תלמוד</text:span><text:span text:style-name="T61"> </text:span><text:span text:style-name="T60">לומר: </text:span><text:span text:style-name="T62">כי</text:span><text:span text:style-name="T61"> </text:span><text:span text:style-name="T62">אנשי</text:span><text:span text:style-name="T61"> </text:span><text:span text:style-name="T62">מופת</text:span><text:span text:style-name="T61"> </text:span><text:span text:style-name="T62">המה</text:span><text:span text:style-name="T60">, ואין</text:span><text:span text:style-name="T61"> </text:span><text:span text:style-name="T60">מופת</text:span><text:span text:style-name="T61"> </text:span><text:span text:style-name="T60">אלא</text:span><text:span text:style-name="T61"> </text:span><text:span text:style-name="T60">נביא, שנאמר</text:span><text:span text:style-name="T61"> </text:span><text:span text:style-name="T21">(דברים</text:span><text:span text:style-name="T20"> </text:span><text:span text:style-name="T21">יג,ב)</text:span><text:span text:style-name="T60"> </text:span><text:span text:style-name="T34">[כי</text:span><text:span text:style-name="T35"> </text:span><text:span text:style-name="T34">יקום</text:span><text:span text:style-name="T35"> </text:span><text:span text:style-name="T34">בקרבך</text:span><text:span text:style-name="T35"> </text:span><text:span text:style-name="T34">נביא</text:span><text:span text:style-name="T35"> </text:span><text:span text:style-name="T34">או</text:span><text:span text:style-name="T35"> </text:span><text:span text:style-name="T34">חלם</text:span><text:span text:style-name="T35"> </text:span><text:span text:style-name="T34">חלום]</text:span><text:span text:style-name="T62"> ונתן</text:span><text:span text:style-name="T61"> </text:span><text:span text:style-name="T62">אליך</text:span><text:span text:style-name="T61"> </text:span><text:span text:style-name="T62">אות</text:span><text:span text:style-name="T61"> </text:span><text:span text:style-name="T62">או</text:span><text:span text:style-name="T61"> </text:span><text:span text:style-name="T62">מופת</text:span><text:span text:style-name="T60">; </text:span></text:p>
      <text:p text:style-name="P4"><text:span text:style-name="T1">משוח</text:span><text:span text:style-name="T2"> </text:span><text:span text:style-name="T1">בשמן</text:span><text:span text:style-name="T2"> </text:span><text:span text:style-name="T1">המשחה</text:span><text:span text:style-name="T2"> </text:span><text:span text:style-name="T1">קודם</text:span><text:span text:style-name="T2"> </text:span><text:span text:style-name="T1">למרובה</text:span><text:span text:style-name="T2"> </text:span><text:span text:style-name="T1">בגדים;</text:span></text:p>
      <text:p text:style-name="P4"><text:span text:style-name="T1">מרובה</text:span><text:span text:style-name="T2"> </text:span><text:span text:style-name="T1">בגדים</text:span><text:span text:style-name="T2"> </text:span><text:span text:style-name="T1">קודם</text:span><text:span text:style-name="T2"> </text:span><text:span text:style-name="T1">למשיח</text:span><text:span text:style-name="T2"> </text:span><text:span text:style-name="T1">שעבר</text:span><text:span text:style-name="T2"> </text:span><text:span text:style-name="T1">מחמת</text:span><text:span text:style-name="T2"> </text:span><text:span text:style-name="T1">קריו;</text:span></text:p>
      <text:p text:style-name="P4"><text:span text:style-name="T1">משיח</text:span><text:span text:style-name="T2"> </text:span><text:span text:style-name="T1">שעבר</text:span><text:span text:style-name="T2"> </text:span><text:span text:style-name="T1">מחמת</text:span><text:span text:style-name="T2"> </text:span><text:span text:style-name="T1">קריו</text:span><text:span text:style-name="T2"> </text:span><text:span text:style-name="T1">קודם</text:span><text:span text:style-name="T2"> </text:span><text:span text:style-name="T1">לעבר</text:span><text:span text:style-name="T2"> </text:span><text:span text:style-name="T1">מחמת</text:span><text:span text:style-name="T2"> </text:span><text:span text:style-name="T1">מומו;</text:span></text:p>
      <text:p text:style-name="P4"><text:span text:style-name="T1">עבר</text:span><text:span text:style-name="T2"> </text:span><text:span text:style-name="T1">מחמת</text:span><text:span text:style-name="T2"> </text:span><text:span text:style-name="T1">מומו</text:span><text:span text:style-name="T2"> </text:span><text:span text:style-name="T1">קודם</text:span><text:span text:style-name="T2"> </text:span><text:span text:style-name="T1">למשוח</text:span><text:span text:style-name="T2"> </text:span><text:span text:style-name="T1">מלחמה;</text:span></text:p>
      <text:p text:style-name="P4"><text:span text:style-name="T1">משוח</text:span><text:span text:style-name="T2"> </text:span><text:span text:style-name="T1">מלחמה</text:span><text:span text:style-name="T2"> </text:span><text:span text:style-name="T1">קודם</text:span><text:span text:style-name="T2"> </text:span><text:span text:style-name="T1">לסגן;</text:span></text:p>
      <text:p text:style-name="P4"><text:span text:style-name="T1">סגן</text:span><text:span text:style-name="T2"> </text:span><text:span text:style-name="T1">קודם</text:span><text:span text:style-name="T2"> </text:span><text:span text:style-name="T1">לאמרכל;</text:span></text:p>
      <text:p text:style-name="P24"><text:span text:style-name="T1">מאי</text:span><text:span text:style-name="T2"> </text:span><text:span text:style-name="T1">'אמרכל'? </text:span></text:p>
      <text:p text:style-name="P24"><text:span text:style-name="T1">אמר</text:span><text:span text:style-name="T2"> </text:span><text:span text:style-name="T1">רב</text:span><text:span text:style-name="T2"> </text:span><text:span text:style-name="T1">חסדא: אמר</text:span><text:span text:style-name="T2"> </text:span><text:span text:style-name="T1">כולא</text:span><text:span text:style-name="T2"> </text:span><text:span text:style-name="T32">(</text:span><text:span text:style-name="T38">שממונה</text:span><text:span text:style-name="T31"> </text:span><text:span text:style-name="T38">על</text:span><text:span text:style-name="T31"> </text:span><text:span text:style-name="T38">כולם</text:span><text:span text:style-name="T31"> </text:span><text:span text:style-name="T38">ואין</text:span><text:span text:style-name="T31"> </text:span><text:span text:style-name="T38">משיבין</text:span><text:span text:style-name="T31"> </text:span><text:span text:style-name="T38">על</text:span><text:span text:style-name="T31"> </text:span><text:span text:style-name="T38">דבריו</text:span><text:span text:style-name="T32">)</text:span><text:span text:style-name="T1">.</text:span></text:p>
      <text:p text:style-name="P4"><text:span text:style-name="T1">אמרכל</text:span><text:span text:style-name="T2"> </text:span><text:span text:style-name="T1">קודם</text:span><text:span text:style-name="T2"> </text:span><text:span text:style-name="T1">לגזבר</text:span><text:span text:style-name="T2"> </text:span><text:span text:style-name="T32">(</text:span><text:span text:style-name="T38">הממונה</text:span><text:span text:style-name="T31"> </text:span><text:span text:style-name="T38">על</text:span><text:span text:style-name="T31"> </text:span><text:span text:style-name="T38">האוצרות</text:span><text:span text:style-name="T31"> </text:span><text:span text:style-name="T38">שבמקדש</text:span><text:span text:style-name="T32">)</text:span><text:span text:style-name="T1">;</text:span></text:p>
      <text:p text:style-name="P4"><text:span text:style-name="T1">גזבר</text:span><text:span text:style-name="T2"> </text:span><text:span text:style-name="T1">קודם</text:span><text:span text:style-name="T2"> </text:span><text:span text:style-name="T1">לראש</text:span><text:span text:style-name="T2"> </text:span><text:span text:style-name="T1">משמר;</text:span></text:p>
      <text:p text:style-name="P4"><text:span text:style-name="T1">ראש</text:span><text:span text:style-name="T2"> </text:span><text:span text:style-name="T1">משמר</text:span><text:span text:style-name="T2"> </text:span><text:span text:style-name="T1">קודם</text:span><text:span text:style-name="T2"> </text:span><text:span text:style-name="T1">לראש</text:span><text:span text:style-name="T2"> </text:span><text:span text:style-name="T1">בית</text:span><text:span text:style-name="T2"> </text:span><text:span text:style-name="T1">אב;</text:span></text:p>
      <text:p text:style-name="P4"><text:span text:style-name="T1">ראש</text:span><text:span text:style-name="T2"> </text:span><text:span text:style-name="T1">בית</text:span><text:span text:style-name="T2"> </text:span><text:span text:style-name="T1">אב</text:span><text:span text:style-name="T2"> </text:span><text:span text:style-name="T1">קודם</text:span><text:span text:style-name="T2"> </text:span><text:span text:style-name="T1">לכהן</text:span><text:span text:style-name="T2"> </text:span><text:span text:style-name="T1">הדיוט.</text:span></text:p>
      <text:p text:style-name="P3"/>
      <text:p text:style-name="P4"><text:span text:style-name="T1">איבעיא</text:span><text:span text:style-name="T2"> </text:span><text:span text:style-name="T1">להו: לענין</text:span><text:span text:style-name="T2"> </text:span><text:span text:style-name="T1">טומאה</text:span><text:span text:style-name="T2"> </text:span><text:span text:style-name="T32">(</text:span><text:span text:style-name="T38">ליטמא</text:span><text:span text:style-name="T31"> </text:span><text:span text:style-name="T38">למת</text:span><text:span text:style-name="T31"> </text:span><text:span text:style-name="T38">מצוה</text:span><text:span text:style-name="T32">)</text:span><text:span text:style-name="T1">, סגן</text:span><text:span text:style-name="T2"> </text:span><text:span text:style-name="T1">ומשוח</text:span><text:span text:style-name="T2"> </text:span><text:span text:style-name="T1">מלחמה</text:span><text:span text:style-name="T2"> </text:span><text:span text:style-name="T1">- איזה</text:span><text:span text:style-name="T2"> </text:span><text:span text:style-name="T1">מהם</text:span><text:span text:style-name="T2"> </text:span><text:span text:style-name="T1">קודם?</text:span></text:p>
      <text:p text:style-name="P4"><text:span text:style-name="T1">אמר</text:span><text:span text:style-name="T2"> </text:span><text:span text:style-name="T1">מר</text:span><text:span text:style-name="T2"> </text:span><text:span text:style-name="T1">זוטרא</text:span><text:span text:style-name="T2"> </text:span><text:span text:style-name="T1">בריה</text:span><text:span text:style-name="T2"> </text:span><text:span text:style-name="T1">דרב</text:span><text:span text:style-name="T2"> </text:span><text:span text:style-name="T1">נחמן: תא</text:span><text:span text:style-name="T2"> </text:span><text:span text:style-name="T1">שמע</text:span><text:span text:style-name="T2"> </text:span><text:span text:style-name="T1">דתניא: 'סגן</text:span><text:span text:style-name="T2"> </text:span><text:span text:style-name="T1">ומשוח</text:span><text:span text:style-name="T2"> </text:span><text:span text:style-name="T1">מלחמה</text:span><text:span text:style-name="T2"> </text:span><text:span text:style-name="T1">שהיו</text:span><text:span text:style-name="T2"> </text:span><text:span text:style-name="T1">מהלכים</text:span><text:span text:style-name="T2"> </text:span><text:span text:style-name="T1">בדרך, ופגע</text:span><text:span text:style-name="T2"> </text:span><text:span text:style-name="T1">בהם</text:span><text:span text:style-name="T2"> </text:span><text:span text:style-name="T1">מת</text:span><text:span text:style-name="T2"> </text:span><text:span text:style-name="T1">מצוה</text:span><text:span text:style-name="T2"> </text:span><text:span text:style-name="T1">- מוטב</text:span><text:span text:style-name="T2"> </text:span><text:span text:style-name="T1">שיטמא</text:span><text:span text:style-name="T2"> </text:span><text:span text:style-name="T1">משוח</text:span><text:span text:style-name="T2"> </text:span><text:span text:style-name="T1">מלחמה</text:span><text:span text:style-name="T2"> </text:span><text:span text:style-name="T1">ואל</text:span><text:span text:style-name="T2"> </text:span><text:span text:style-name="T1">יטמא</text:span><text:span text:style-name="T2"> </text:span><text:span text:style-name="T1">סגן: שאם</text:span><text:span text:style-name="T2"> </text:span><text:span text:style-name="T1">יארע</text:span><text:span text:style-name="T2"> </text:span><text:span text:style-name="T1">בו</text:span><text:span text:style-name="T2"> </text:span><text:span text:style-name="T1">פסול</text:span><text:span text:style-name="T2"> </text:span><text:span text:style-name="T1">בכהן</text:span><text:span text:style-name="T2"> </text:span><text:span text:style-name="T1">גדול</text:span><text:span text:style-name="T2"> </text:span><text:span text:style-name="T1">- נכנס</text:span><text:span text:style-name="T2"> </text:span><text:span text:style-name="T1">הסגן</text:span><text:span text:style-name="T2"> </text:span><text:span text:style-name="T1">ומשמש</text:span><text:span text:style-name="T2"> </text:span><text:span text:style-name="T1">תחתיו'.</text:span></text:p>
      <text:p text:style-name="P4"><text:span text:style-name="T1">והתניא</text:span><text:span text:style-name="T2"> </text:span><text:span text:style-name="T1">'משוח</text:span><text:span text:style-name="T2"> </text:span><text:span text:style-name="T1">מלחמה</text:span><text:span text:style-name="T2"> </text:span><text:span text:style-name="T1">קודם</text:span><text:span text:style-name="T2"> </text:span><text:span text:style-name="T1">לסגן'!?</text:span></text:p>
      <text:p text:style-name="P4"><text:span text:style-name="T1">אמר</text:span><text:span text:style-name="T2"> </text:span><text:span text:style-name="T1">רבינא: כי</text:span><text:span text:style-name="T2"> </text:span><text:span text:style-name="T1">תניא</text:span><text:span text:style-name="T2"> </text:span><text:span text:style-name="T1">ההיא</text:span><text:span text:style-name="T2"> – </text:span><text:span text:style-name="T1">להחיותו</text:span><text:span text:style-name="T2"> </text:span><text:span text:style-name="T32">(</text:span><text:span text:style-name="T38">הוא</text:span><text:span text:style-name="T31"> </text:span><text:span text:style-name="T38">קודם</text:span><text:span text:style-name="T31"> </text:span><text:span text:style-name="T38">לסגן, משום</text:span><text:span text:style-name="T31"> </text:span><text:span text:style-name="T38">דצבור</text:span><text:span text:style-name="T31"> </text:span><text:span text:style-name="T38">צריכים</text:span><text:span text:style-name="T31"> </text:span><text:span text:style-name="T38">לו</text:span><text:span text:style-name="T31"> </text:span><text:span text:style-name="T38">למשוח</text:span><text:span text:style-name="T31"> </text:span><text:span text:style-name="T38">מלחמה</text:span><text:span text:style-name="T31"> </text:span><text:span text:style-name="T38">לצורך</text:span><text:span text:style-name="T31"> </text:span><text:span text:style-name="T38">מלחמה</text:span><text:span text:style-name="T31"> </text:span><text:span text:style-name="T38">טפי</text:span><text:span text:style-name="T31"> </text:span><text:span text:style-name="T38">מסגן</text:span><text:span text:style-name="T32">)</text:span><text:span text:style-name="T1">.</text:span></text:p>
      <text:p text:style-name="P3"/>
      <text:p text:style-name="P3"/>
      <text:p text:style-name="P3">משנה:</text:p>
      <text:p text:style-name="P4"><text:span text:style-name="T1">כהן</text:span><text:span text:style-name="T2"> </text:span><text:span text:style-name="T1">קודם</text:span><text:span text:style-name="T2"> </text:span><text:span text:style-name="T1">ללוי, לוי</text:span><text:span text:style-name="T2"> </text:span><text:span text:style-name="T1">לישראל, ישראל</text:span><text:span text:style-name="T2"> </text:span><text:span text:style-name="T1">לממזר, וממזר</text:span><text:span text:style-name="T2"> </text:span><text:span text:style-name="T1">לנתין, ונתין</text:span><text:span text:style-name="T2"> </text:span><text:span text:style-name="T1">לגר, וגר</text:span><text:span text:style-name="T2"> </text:span><text:span text:style-name="T1">לעבד</text:span><text:span text:style-name="T2"> </text:span><text:span text:style-name="T1">משוחרר;</text:span></text:p>
      <text:p text:style-name="P4"><text:span text:style-name="T1">אימתי? בזמן</text:span><text:span text:style-name="T2"> </text:span><text:span text:style-name="T1">שכולם</text:span><text:span text:style-name="T2"> </text:span><text:span text:style-name="T1">שוים, אבל</text:span><text:span text:style-name="T2"> </text:span><text:span text:style-name="T1">אם</text:span><text:span text:style-name="T2"> </text:span><text:span text:style-name="T1">היה</text:span><text:span text:style-name="T2"> </text:span><text:span text:style-name="T1">ממזר</text:span><text:span text:style-name="T2"> </text:span><text:span text:style-name="T1">תלמיד</text:span><text:span text:style-name="T2"> </text:span><text:span text:style-name="T1">חכם</text:span><text:span text:style-name="T2"> </text:span><text:span text:style-name="T1">וכהן</text:span><text:span text:style-name="T2"> </text:span><text:span text:style-name="T1">גדול</text:span><text:span text:style-name="T2"> </text:span><text:span text:style-name="T1">עם</text:span><text:span text:style-name="T2"> </text:span><text:span text:style-name="T1">הארץ</text:span><text:span text:style-name="T2"> </text:span><text:span text:style-name="T1">- ממזר</text:span><text:span text:style-name="T2"> </text:span><text:span text:style-name="T1">תלמיד</text:span><text:span text:style-name="T2"> </text:span><text:span text:style-name="T1">חכם</text:span><text:span text:style-name="T2"> </text:span><text:span text:style-name="T1">קודם</text:span><text:span text:style-name="T2"> </text:span><text:span text:style-name="T1">לכהן</text:span><text:span text:style-name="T2"> </text:span><text:span text:style-name="T1">גדול</text:span><text:span text:style-name="T2"> </text:span><text:span text:style-name="T1">עם</text:span><text:span text:style-name="T2"> </text:span><text:span text:style-name="T1">הארץ.</text:span></text:p>
      <text:p text:style-name="P3"/>
      <text:p text:style-name="P3">גמרא:</text:p>
      <text:p text:style-name="P4"><text:span text:style-name="T1">כהן</text:span><text:span text:style-name="T2"> </text:span><text:span text:style-name="T1">קודם</text:span><text:span text:style-name="T2"> </text:span><text:span text:style-name="T1">ללוי, </text:span></text:p>
      <text:p text:style-name="P24"><text:span text:style-name="T1">שנאמר</text:span><text:span text:style-name="T2"> </text:span><text:span text:style-name="T18">(דברי</text:span><text:span text:style-name="T19"> </text:span><text:span text:style-name="T18">הימים</text:span><text:span text:style-name="T19"> </text:span><text:span text:style-name="T18">א</text:span><text:span text:style-name="T19"> </text:span><text:span text:style-name="T18">כג,יג)</text:span><text:span text:style-name="T1"> </text:span><text:span text:style-name="T59">בני</text:span><text:span text:style-name="T2"> </text:span><text:span text:style-name="T59">עמרם</text:span><text:span text:style-name="T2"> </text:span><text:span text:style-name="T59">אהרן</text:span><text:span text:style-name="T2"> </text:span><text:span text:style-name="T59">ומשה</text:span><text:span text:style-name="T2"> </text:span><text:span text:style-name="T59">וַיִּבָּדֵל</text:span><text:span text:style-name="T2"> </text:span><text:span text:style-name="T59">אהרן</text:span><text:span text:style-name="T2"> </text:span><text:span text:style-name="T59">להקדישו</text:span><text:span text:style-name="T2"> </text:span><text:span text:style-name="T59">קדש</text:span><text:span text:style-name="T2"> </text:span><text:span text:style-name="T59">קדשים</text:span><text:span text:style-name="T2"> </text:span><text:span text:style-name="T28">[הוא</text:span><text:span text:style-name="T31"> </text:span><text:span text:style-name="T28">ובניו</text:span><text:span text:style-name="T31"> </text:span><text:span text:style-name="T28">עד</text:span><text:span text:style-name="T31"> </text:span><text:span text:style-name="T28">עולם</text:span><text:span text:style-name="T31"> </text:span><text:span text:style-name="T28">להקטיר</text:span><text:span text:style-name="T31"> </text:span><text:span text:style-name="T28">לפני</text:span><text:span text:style-name="T31"> </text:span><text:span text:style-name="T28">ה' לשרתו</text:span><text:span text:style-name="T31"> </text:span><text:span text:style-name="T28">ולברך</text:span><text:span text:style-name="T31"> </text:span><text:span text:style-name="T28">בשמו</text:span><text:span text:style-name="T31"> </text:span><text:span text:style-name="T28">עד</text:span><text:span text:style-name="T31"> </text:span><text:span text:style-name="T28">עולם]</text:span><text:span text:style-name="T1"> </text:span><text:span text:style-name="T32">(</text:span><text:span text:style-name="T28">ויבדל</text:span><text:span text:style-name="T31"> </text:span><text:span text:style-name="T28">אהרן</text:span><text:span text:style-name="T31"> </text:span><text:span text:style-name="T28">- </text:span><text:span text:style-name="T38"><text:s/>אלמא</text:span><text:span text:style-name="T31"> </text:span><text:span text:style-name="T38">כהן</text:span><text:span text:style-name="T31"> </text:span><text:span text:style-name="T38">עדיף</text:span><text:span text:style-name="T31"> </text:span><text:span text:style-name="T38">מלוי</text:span><text:span text:style-name="T32">)</text:span><text:span text:style-name="T1">.</text:span></text:p>
      <text:p text:style-name="P4"><text:span text:style-name="T1">לוי</text:span><text:span text:style-name="T2"> </text:span><text:span text:style-name="T1">קודם</text:span><text:span text:style-name="T2"> </text:span><text:span text:style-name="T1">לישראל</text:span><text:span text:style-name="T2"> </text:span></text:p>
      <text:p text:style-name="P24"><text:span text:style-name="T1">שנאמר</text:span><text:span text:style-name="T2"> </text:span><text:span text:style-name="T18">(דברים</text:span><text:span text:style-name="T19"> </text:span><text:span text:style-name="T18">י,ח)</text:span><text:span text:style-name="T1"> </text:span><text:span text:style-name="T59">בעת</text:span><text:span text:style-name="T2"> </text:span><text:span text:style-name="T59">ההיא</text:span><text:span text:style-name="T2"> </text:span><text:span text:style-name="T59">הבדיל</text:span><text:span text:style-name="T2"> </text:span><text:span text:style-name="T59">ה' את</text:span><text:span text:style-name="T2"> </text:span><text:span text:style-name="T59">שבט</text:span><text:span text:style-name="T2"> </text:span><text:span text:style-name="T59">הלוי</text:span><text:span text:style-name="T2"> </text:span><text:span text:style-name="T28">[לשאת</text:span><text:span text:style-name="T31"> </text:span><text:span text:style-name="T28">את</text:span><text:span text:style-name="T31"> </text:span><text:span text:style-name="T28">ארון</text:span><text:span text:style-name="T31"> </text:span><text:span text:style-name="T28">ברית</text:span><text:span text:style-name="T31"> </text:span><text:span text:style-name="T28">ה' לעמד</text:span><text:span text:style-name="T31"> </text:span><text:span text:style-name="T28">לפני</text:span><text:span text:style-name="T31"> </text:span><text:span text:style-name="T28">ה' לשרתו</text:span><text:span text:style-name="T31"> </text:span><text:span text:style-name="T28">ולברך</text:span><text:span text:style-name="T31"> </text:span><text:span text:style-name="T28">בשמו</text:span><text:span text:style-name="T31"> </text:span><text:span text:style-name="T28">עד</text:span><text:span text:style-name="T31"> </text:span><text:span text:style-name="T28">היום</text:span><text:span text:style-name="T31"> </text:span><text:span text:style-name="T28">הזה]</text:span><text:span text:style-name="T1"> </text:span></text:p>
      <text:p text:style-name="P4"><text:span text:style-name="T1">ישראל</text:span><text:span text:style-name="T2"> </text:span><text:span text:style-name="T1">קודם</text:span><text:span text:style-name="T2"> </text:span><text:span text:style-name="T1">לממזר</text:span></text:p>
      <text:p text:style-name="P24"><text:span text:style-name="T1">שזה</text:span><text:span text:style-name="T2"> </text:span><text:span text:style-name="T1">מיוחס</text:span><text:span text:style-name="T2"> </text:span><text:span text:style-name="T1">וזה</text:span><text:span text:style-name="T2"> </text:span><text:span text:style-name="T1">אינו</text:span><text:span text:style-name="T2"> </text:span><text:span text:style-name="T1">מיוחס</text:span><text:span text:style-name="T2"> </text:span></text:p>
      <text:p text:style-name="P4"><text:span text:style-name="T1">ממזר</text:span><text:span text:style-name="T2"> </text:span><text:span text:style-name="T1">קודם</text:span><text:span text:style-name="T2"> </text:span><text:span text:style-name="T1">לנתין</text:span><text:span text:style-name="T2"> </text:span></text:p>
      <text:p text:style-name="P24"><text:span text:style-name="T1">זה</text:span><text:span text:style-name="T2"> </text:span><text:span text:style-name="T1">בא</text:span><text:span text:style-name="T2"> </text:span><text:span text:style-name="T1">מטפה</text:span><text:span text:style-name="T2"> </text:span><text:span text:style-name="T1">כשרה</text:span><text:span text:style-name="T2"> </text:span><text:span text:style-name="T1">וזה</text:span><text:span text:style-name="T2"> </text:span><text:span text:style-name="T1">בא</text:span><text:span text:style-name="T2"> </text:span><text:span text:style-name="T1">מטפה</text:span><text:span text:style-name="T2"> </text:span><text:span text:style-name="T1">פסולה</text:span><text:span text:style-name="T2"> </text:span></text:p>
      <text:p text:style-name="P4"><text:span text:style-name="T1">נתין</text:span><text:span text:style-name="T2"> </text:span><text:span text:style-name="T1">קודם</text:span><text:span text:style-name="T2"> </text:span><text:span text:style-name="T1">לגר</text:span><text:span text:style-name="T2"> </text:span></text:p>
      <text:p text:style-name="P24"><text:span text:style-name="T1">זה</text:span><text:span text:style-name="T2"> </text:span><text:span text:style-name="T1">גדל</text:span><text:span text:style-name="T2"> </text:span><text:span text:style-name="T1">עמנו</text:span><text:span text:style-name="T2"> </text:span><text:span text:style-name="T1">בקדושה</text:span><text:span text:style-name="T2"> </text:span><text:span text:style-name="T1">וזה</text:span><text:span text:style-name="T2"> </text:span><text:span text:style-name="T1">לא</text:span><text:span text:style-name="T2"> </text:span><text:span text:style-name="T1">גדל</text:span><text:span text:style-name="T2"> </text:span><text:span text:style-name="T1">עמנו</text:span><text:span text:style-name="T2"> </text:span><text:span text:style-name="T1">בקדושה</text:span><text:span text:style-name="T2"> </text:span></text:p>
      <text:p text:style-name="P4"><text:span text:style-name="T1">גר</text:span><text:span text:style-name="T2"> </text:span><text:span text:style-name="T1">קודם</text:span><text:span text:style-name="T2"> </text:span><text:span text:style-name="T1">לעבד</text:span><text:span text:style-name="T2"> </text:span><text:span text:style-name="T1">משוחרר</text:span><text:span text:style-name="T2"> </text:span></text:p>
      <text:p text:style-name="P27"><text:span text:style-name="T1">זה</text:span><text:span text:style-name="T2"> </text:span><text:span text:style-name="T1">היה</text:span><text:span text:style-name="T2"> </text:span><text:span text:style-name="T1">בכלל</text:span><text:span text:style-name="T2"> </text:span><text:span text:style-name="T1">ארור</text:span><text:span text:style-name="T2"> </text:span><text:span text:style-name="T1">וזה</text:span><text:span text:style-name="T2"> </text:span><text:span text:style-name="T1">לא</text:span><text:span text:style-name="T2"> </text:span><text:span text:style-name="T1">היה</text:span><text:span text:style-name="T2"> </text:span><text:span text:style-name="T1">בכלל</text:span><text:span text:style-name="T2"> </text:span><text:span text:style-name="T1">ארור</text:span><text:span text:style-name="T2"> </text:span><text:span text:style-name="T32">(</text:span><text:span text:style-name="T38">כנען</text:span><text:span text:style-name="T31"> </text:span><text:span text:style-name="T38">- לא</text:span><text:span text:style-name="T31"> </text:span><text:span text:style-name="T38">מצא</text:span><text:span text:style-name="T31"> </text:span><text:span text:style-name="T38">נח</text:span><text:span text:style-name="T31"> </text:span><text:span text:style-name="T38">קללה</text:span><text:span text:style-name="T31"> </text:span><text:span text:style-name="T38">לכנען</text:span><text:span text:style-name="T31"> </text:span><text:span text:style-name="T38">גדולה</text:span><text:span text:style-name="T31"> </text:span><text:span text:style-name="T38">מזו</text:span><text:span text:style-name="T31"> </text:span><text:span text:style-name="T38">שיהא</text:span><text:span text:style-name="T31"> </text:span><text:span text:style-name="T38">עבד</text:span><text:span text:style-name="T31"> </text:span><text:span text:style-name="T38">לאחיו; מכאן</text:span><text:span text:style-name="T31"> </text:span><text:span text:style-name="T38">שכל</text:span><text:span text:style-name="T31"> </text:span><text:span text:style-name="T38">עבד</text:span><text:span text:style-name="T31"> </text:span><text:span text:style-name="T38">- הרי</text:span><text:span text:style-name="T31"> </text:span><text:span text:style-name="T38">הוא</text:span><text:span text:style-name="T31"> </text:span><text:span text:style-name="T38">בכלל</text:span><text:span text:style-name="T31"> </text:span><text:span text:style-name="T38">ארור</text:span><text:span text:style-name="T32">)</text:span><text:span text:style-name="T1">.</text:span></text:p>
      <text:p text:style-name="P11"/>
      <text:p text:style-name="P11"/>
      <text:p text:style-name="P4"><text:span text:style-name="T1">אימתי</text:span><text:span text:style-name="T2"> </text:span><text:span text:style-name="T1">בזמן</text:span><text:span text:style-name="T2"> </text:span><text:span text:style-name="T1">שכולן</text:span><text:span text:style-name="T2"> </text:span><text:span text:style-name="T1">שוין</text:span><text:span text:style-name="T2"> </text:span><text:span text:style-name="T32">[אבל</text:span><text:span text:style-name="T31"> </text:span><text:span text:style-name="T32">אם</text:span><text:span text:style-name="T31"> </text:span><text:span text:style-name="T32">היה</text:span><text:span text:style-name="T31"> </text:span><text:span text:style-name="T32">ממזר</text:span><text:span text:style-name="T31"> </text:span><text:span text:style-name="T32">תלמיד</text:span><text:span text:style-name="T31"> </text:span><text:span text:style-name="T32">חכם</text:span><text:span text:style-name="T31"> </text:span><text:span text:style-name="T32">וכהן</text:span><text:span text:style-name="T31"> </text:span><text:span text:style-name="T32">גדול</text:span><text:span text:style-name="T31"> </text:span><text:span text:style-name="T32">עם</text:span><text:span text:style-name="T31"> </text:span><text:span text:style-name="T32">הארץ</text:span><text:span text:style-name="T31"> </text:span><text:span text:style-name="T32">- ממזר</text:span><text:span text:style-name="T31"> </text:span><text:span text:style-name="T32">תלמיד</text:span><text:span text:style-name="T31"> </text:span><text:span text:style-name="T32">חכם</text:span><text:span text:style-name="T31"> </text:span><text:span text:style-name="T32">קודם</text:span><text:span text:style-name="T31"> </text:span><text:span text:style-name="T32">לכהן</text:span><text:span text:style-name="T31"> </text:span><text:span text:style-name="T32">גדול</text:span><text:span text:style-name="T31"> </text:span><text:span text:style-name="T32">עם</text:span><text:span text:style-name="T31"> </text:span><text:span text:style-name="T32">הארץ]</text:span><text:span text:style-name="T1">: </text:span></text:p>
      <text:p text:style-name="P4"><text:span text:style-name="T1">מנא</text:span><text:span text:style-name="T2"> </text:span><text:span text:style-name="T1">הני</text:span><text:span text:style-name="T2"> </text:span><text:span text:style-name="T1">מילי?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אחא</text:span><text:span text:style-name="T2"> </text:span><text:span text:style-name="T1">ברבי</text:span><text:span text:style-name="T2"> </text:span><text:span text:style-name="T1">חנינא: דאמר</text:span><text:span text:style-name="T2"> </text:span><text:span text:style-name="T1">קרא</text:span><text:span text:style-name="T2"> </text:span><text:span text:style-name="T18">(משלי</text:span><text:span text:style-name="T19"> </text:span><text:span text:style-name="T18">י,טו)</text:span><text:span text:style-name="T1"> </text:span><text:span text:style-name="T59">יקרה</text:span><text:span text:style-name="T2"> </text:span><text:span text:style-name="T59">היא</text:span><text:span text:style-name="T2"> </text:span><text:span text:style-name="T59">מפנינים</text:span><text:span text:style-name="T2"> </text:span><text:span text:style-name="T28">[וכל</text:span><text:span text:style-name="T31"> </text:span><text:span text:style-name="T28">חפציך</text:span><text:span text:style-name="T31"> </text:span><text:span text:style-name="T28">לא</text:span><text:span text:style-name="T31"> </text:span><text:span text:style-name="T28">ישוו</text:span><text:span text:style-name="T31"> </text:span><text:span text:style-name="T28">בה]</text:span><text:span text:style-name="T1"> - מכהן</text:span><text:span text:style-name="T2"> </text:span><text:span text:style-name="T1">גדול</text:span><text:span text:style-name="T2"> </text:span><text:span text:style-name="T1">שנכנס</text:span><text:span text:style-name="T2"> </text:span><text:span text:style-name="T1">לפני</text:span><text:span text:style-name="T2"> </text:span><text:span text:style-name="T1">ולפנים. </text:span></text:p>
      <text:p text:style-name="P3"/>
      <text:p text:style-name="P4"><text:span text:style-name="T1">תניא: רבי</text:span><text:span text:style-name="T2"> </text:span><text:span text:style-name="T1">שמעון</text:span><text:span text:style-name="T2"> </text:span><text:span text:style-name="T1">בר</text:span><text:span text:style-name="T2"> </text:span><text:span text:style-name="T1">יוחאי</text:span><text:span text:style-name="T2"> </text:span><text:span text:style-name="T1">אומר: בדין</text:span><text:span text:style-name="T2"> </text:span><text:span text:style-name="T1">הוא</text:span><text:span text:style-name="T2"> </text:span><text:span text:style-name="T1">שיקדים</text:span><text:span text:style-name="T2"> </text:span><text:span text:style-name="T1">עבד</text:span><text:span text:style-name="T2"> </text:span><text:span text:style-name="T1">משוחרר</text:span><text:span text:style-name="T2"> </text:span><text:span text:style-name="T1">לגר: שזה</text:span><text:span text:style-name="T2"> </text:span><text:span text:style-name="T1">גדל</text:span><text:span text:style-name="T2"> </text:span><text:span text:style-name="T1">עמנו</text:span><text:span text:style-name="T2"> </text:span><text:span text:style-name="T1">בקדושה, וזה</text:span><text:span text:style-name="T2"> </text:span><text:span text:style-name="T1">לא</text:span><text:span text:style-name="T2"> </text:span><text:span text:style-name="T1">גדל</text:span><text:span text:style-name="T2"> </text:span><text:span text:style-name="T1">עמנו</text:span><text:span text:style-name="T2"> </text:span><text:span text:style-name="T1">בקדושה; אלא</text:span><text:span text:style-name="T2"> </text:span><text:span text:style-name="T1">זה</text:span><text:span text:style-name="T2"> </text:span><text:span text:style-name="T1">היה</text:span><text:span text:style-name="T2"> </text:span><text:span text:style-name="T1">בכלל</text:span><text:span text:style-name="T2"> </text:span><text:span text:style-name="T1">ארור</text:span><text:span text:style-name="T2"> </text:span><text:span text:style-name="T1">וזה</text:span><text:span text:style-name="T2"> </text:span><text:span text:style-name="T1">לא</text:span><text:span text:style-name="T2"> </text:span><text:span text:style-name="T1">היה</text:span><text:span text:style-name="T2"> </text:span><text:span text:style-name="T1">בכלל</text:span><text:span text:style-name="T2"> </text:span><text:span text:style-name="T1">ארור.</text:span></text:p>
      <text:p text:style-name="P4"><text:span text:style-name="T1">שאלו</text:span><text:span text:style-name="T2"> </text:span><text:span text:style-name="T1">תלמידיו</text:span><text:span text:style-name="T2"> </text:span><text:span text:style-name="T1">את</text:span><text:span text:style-name="T2"> </text:span><text:span text:style-name="T1">רבי</text:span><text:span text:style-name="T2"> </text:span><text:span text:style-name="T1">אלעזר</text:span><text:span text:style-name="T2"> </text:span><text:span text:style-name="T1">ברבי</text:span><text:span text:style-name="T2"> </text:span><text:span text:style-name="T1">צדוק: מפני</text:span><text:span text:style-name="T2"> </text:span><text:span text:style-name="T1">מה</text:span><text:span text:style-name="T2"> </text:span><text:span text:style-name="T1">הכל</text:span><text:span text:style-name="T2"> </text:span><text:span text:style-name="T1">רצין</text:span><text:span text:style-name="T2"> </text:span><text:span text:style-name="T1">לישא</text:span><text:span text:style-name="T2"> </text:span><text:span text:style-name="T1">גיורת</text:span><text:span text:style-name="T2"> </text:span><text:span text:style-name="T1">ואין</text:span><text:span text:style-name="T2"> </text:span><text:span text:style-name="T1">הכל</text:span><text:span text:style-name="T2"> </text:span><text:span text:style-name="T1">רצין</text:span><text:span text:style-name="T2"> </text:span><text:span text:style-name="T1">לישא</text:span><text:span text:style-name="T2"> </text:span><text:span text:style-name="T1">משוחררת</text:span><text:span text:style-name="T2"> </text:span><text:span text:style-name="T32">(</text:span><text:span text:style-name="T38">שמתרצין</text:span><text:span text:style-name="T31"> </text:span><text:span text:style-name="T38">לישא</text:span><text:span text:style-name="T31"> </text:span><text:span text:style-name="T38">גיורת</text:span><text:span text:style-name="T31"> </text:span><text:span text:style-name="T38">מלישא</text:span><text:span text:style-name="T31"> </text:span><text:span text:style-name="T38">משוחררת</text:span><text:span text:style-name="T32">)</text:span><text:span text:style-name="T1">?</text:span></text:p>
      <text:p text:style-name="P4"><text:span text:style-name="T1">אמר</text:span><text:span text:style-name="T2"> </text:span><text:span text:style-name="T1">להם: זו</text:span><text:span text:style-name="T2"> </text:span><text:span text:style-name="T1">היתה</text:span><text:span text:style-name="T2"> </text:span><text:span text:style-name="T1">בכלל</text:span><text:span text:style-name="T2"> </text:span><text:span text:style-name="T1">ארור</text:span><text:span text:style-name="T2"> </text:span><text:span text:style-name="T1">וזו</text:span><text:span text:style-name="T2"> </text:span><text:span text:style-name="T1">לא</text:span><text:span text:style-name="T2"> </text:span><text:span text:style-name="T1">היתה</text:span><text:span text:style-name="T2"> </text:span><text:span text:style-name="T1">בכלל</text:span><text:span text:style-name="T2"> </text:span><text:span text:style-name="T1">ארור. </text:span></text:p>
      <text:p text:style-name="P4"><text:span text:style-name="T1">דבר</text:span><text:span text:style-name="T2"> </text:span><text:span text:style-name="T1">אחר: זו</text:span><text:span text:style-name="T2"> </text:span><text:span text:style-name="T1">היתה</text:span><text:span text:style-name="T2"> </text:span><text:span text:style-name="T1">בחזקת</text:span><text:span text:style-name="T2"> </text:span><text:span text:style-name="T1">שמור</text:span><text:span text:style-name="T2"> </text:span><text:span text:style-name="T1">וזו</text:span><text:span text:style-name="T2"> </text:span><text:span text:style-name="T1">לא</text:span><text:span text:style-name="T2"> </text:span><text:span text:style-name="T1">היתה</text:span><text:span text:style-name="T2"> </text:span><text:span text:style-name="T1">בחזקת</text:span><text:span text:style-name="T2"> </text:span><text:span text:style-name="T1">שמור</text:span><text:span text:style-name="T2"> </text:span><text:span text:style-name="T32">(</text:span><text:span text:style-name="T38">משוחררת</text:span><text:span text:style-name="T31"> </text:span><text:span text:style-name="T38">לא</text:span><text:span text:style-name="T31"> </text:span><text:span text:style-name="T38">היתה</text:span><text:span text:style-name="T31"> </text:span><text:span text:style-name="T38">בחזקת</text:span><text:span text:style-name="T31"> </text:span><text:span text:style-name="T38">שמור, דסתם</text:span><text:span text:style-name="T31"> </text:span><text:span text:style-name="T38">שפחה</text:span><text:span text:style-name="T31"> </text:span><text:span text:style-name="T38">מופקרת; לשון</text:span><text:span text:style-name="T31"> </text:span><text:span text:style-name="T38">אחר: גיורת</text:span><text:span text:style-name="T31"> </text:span><text:span text:style-name="T38">בעיא</text:span><text:span text:style-name="T31"> </text:span><text:span text:style-name="T38">לאיגיורי, ומשמרת</text:span><text:span text:style-name="T31"> </text:span><text:span text:style-name="T38">עצמה, לפי</text:span><text:span text:style-name="T31"> </text:span><text:span text:style-name="T38">שבדעתה</text:span><text:span text:style-name="T31"> </text:span><text:span text:style-name="T38">להתגייר; אבל</text:span><text:span text:style-name="T31"> </text:span><text:span text:style-name="T38">שפחה</text:span><text:span text:style-name="T31"> </text:span><text:span text:style-name="T38">- אין</text:span><text:span text:style-name="T31"> </text:span><text:span text:style-name="T38">בידה</text:span><text:span text:style-name="T31"> </text:span><text:span text:style-name="T38">לשחרר</text:span><text:span text:style-name="T31"> </text:span><text:span text:style-name="T38">עצמה, ואינה</text:span><text:span text:style-name="T31"> </text:span><text:span text:style-name="T38">משמרת</text:span><text:span text:style-name="T31"> </text:span><text:span text:style-name="T38">עצמה</text:span><text:span text:style-name="T32">)</text:span><text:span text:style-name="T1">. </text:span></text:p>
      <text:p text:style-name="P3"/>
      <text:p text:style-name="P4"><text:span text:style-name="T1">שאלו</text:span><text:span text:style-name="T2"> </text:span><text:span text:style-name="T1">תלמידיו</text:span><text:span text:style-name="T2"> </text:span><text:span text:style-name="T1">את</text:span><text:span text:style-name="T2"> </text:span><text:span text:style-name="T1">רבי</text:span><text:span text:style-name="T2"> </text:span><text:span text:style-name="T1">אלעזר: מפני</text:span><text:span text:style-name="T2"> </text:span><text:span text:style-name="T1">מה</text:span><text:span text:style-name="T2"> </text:span><text:span text:style-name="T1">הכלב</text:span><text:span text:style-name="T2"> </text:span><text:span text:style-name="T1">מכיר</text:span><text:span text:style-name="T2"> </text:span><text:span text:style-name="T1">את</text:span><text:span text:style-name="T2"> </text:span><text:span text:style-name="T1">קונו, וחתול</text:span><text:span text:style-name="T2"> </text:span><text:span text:style-name="T1">אינו</text:span><text:span text:style-name="T2"> </text:span><text:span text:style-name="T1">מכיר</text:span><text:span text:style-name="T2"> </text:span><text:span text:style-name="T1">את</text:span><text:span text:style-name="T2"> </text:span><text:span text:style-name="T1">קונו?</text:span></text:p>
      <text:p text:style-name="P4"><text:span text:style-name="T1">אמר</text:span><text:span text:style-name="T2"> </text:span><text:span text:style-name="T1">להם: ומה</text:span><text:span text:style-name="T2"> </text:span><text:span text:style-name="T1">האוכל</text:span><text:span text:style-name="T2"> </text:span><text:span text:style-name="T1">ממה</text:span><text:span text:style-name="T2"> </text:span><text:span text:style-name="T1">שעכבר</text:span><text:span text:style-name="T2"> </text:span><text:span text:style-name="T1">אוכל</text:span><text:span text:style-name="T2"> </text:span><text:span text:style-name="T1">משכח, האוכל</text:span><text:span text:style-name="T2"> </text:span><text:span text:style-name="T1">עכבר</text:span><text:span text:style-name="T2"> </text:span><text:span text:style-name="T1">עצמו</text:span><text:span text:style-name="T2"> </text:span><text:span text:style-name="T1">על</text:span><text:span text:style-name="T2"> </text:span><text:span text:style-name="T1">אחת</text:span><text:span text:style-name="T2"> </text:span><text:span text:style-name="T1">כמה</text:span><text:span text:style-name="T2"> </text:span><text:span text:style-name="T1">וכמה.</text:span></text:p>
      <text:p text:style-name="P11"/>
      <text:p text:style-name="P4"><text:span text:style-name="T1">שאלו</text:span><text:span text:style-name="T2"> </text:span><text:span text:style-name="T1">תלמידיו</text:span><text:span text:style-name="T2"> </text:span><text:span text:style-name="T1">את</text:span><text:span text:style-name="T2"> </text:span><text:span text:style-name="T1">רבי</text:span><text:span text:style-name="T2"> </text:span><text:span text:style-name="T1">אלעזר: מפני</text:span><text:span text:style-name="T2"> </text:span><text:span text:style-name="T1">מה</text:span><text:span text:style-name="T2"> </text:span><text:span text:style-name="T1">הכל</text:span><text:span text:style-name="T2"> </text:span><text:span text:style-name="T1">מושלים</text:span><text:span text:style-name="T2"> </text:span><text:span text:style-name="T1">בעכברים</text:span><text:span text:style-name="T2"> </text:span><text:span text:style-name="T32">(</text:span><text:span text:style-name="T38">כלומר: מפני</text:span><text:span text:style-name="T31"> </text:span><text:span text:style-name="T38">מה</text:span><text:span text:style-name="T31"> </text:span><text:span text:style-name="T38">נתנה</text:span><text:span text:style-name="T31"> </text:span><text:span text:style-name="T38">מפלה</text:span><text:span text:style-name="T31"> </text:span><text:span text:style-name="T38">יתירה</text:span><text:span text:style-name="T31"> </text:span><text:span text:style-name="T38">לעכברים, שנרדפין</text:span><text:span text:style-name="T31"> </text:span><text:span text:style-name="T38">תדיר</text:span><text:span text:style-name="T31"> </text:span><text:span text:style-name="T38">תדיר</text:span><text:span text:style-name="T32">)</text:span><text:span text:style-name="T1">?</text:span></text:p>
      <text:p text:style-name="P4"><text:span text:style-name="T1">מפני</text:span><text:span text:style-name="T2"> </text:span><text:span text:style-name="T1">שסורן</text:span><text:span text:style-name="T2"> </text:span><text:span text:style-name="T1">רע</text:span><text:span text:style-name="T2"> </text:span><text:span text:style-name="T32">(</text:span><text:span text:style-name="T38">שיצר</text:span><text:span text:style-name="T31"> </text:span><text:span text:style-name="T38">לבם</text:span><text:span text:style-name="T31"> </text:span><text:span text:style-name="T38">רע</text:span><text:span text:style-name="T31"> </text:span><text:span text:style-name="T38">הוא</text:span><text:span text:style-name="T31"> </text:span><text:span text:style-name="T38">יותר</text:span><text:span text:style-name="T31"> </text:span><text:span text:style-name="T38">מדאי; 'סורו' = שר</text:span><text:span text:style-name="T31"> </text:span><text:span text:style-name="T38">שלהם, כדאמר</text:span><text:span text:style-name="T31"> </text:span><text:span text:style-name="T18">(בבא</text:span><text:span text:style-name="T19"> </text:span><text:span text:style-name="T18">מציעא</text:span><text:span text:style-name="T19"> </text:span><text:span text:style-name="T18">דף</text:span><text:span text:style-name="T19"> </text:span><text:span text:style-name="T18">נט:)</text:span><text:span text:style-name="T38"> בגר</text:span><text:span text:style-name="T31"> </text:span><text:span text:style-name="T38">שסורו</text:span><text:span text:style-name="T31"> </text:span><text:span text:style-name="T38">רע, דהיינו</text:span><text:span text:style-name="T31"> </text:span><text:span text:style-name="T38">יצר</text:span><text:span text:style-name="T31"> </text:span><text:span text:style-name="T38">הרע, ששר</text:span><text:span text:style-name="T31"> </text:span><text:span text:style-name="T38">שלו</text:span><text:span text:style-name="T31"> </text:span><text:span text:style-name="T38">רע</text:span><text:span text:style-name="T31"> </text:span><text:span text:style-name="T38">הוא</text:span><text:span text:style-name="T32">)</text:span><text:span text:style-name="T1">.</text:span></text:p>
      <text:p text:style-name="P4"><text:span text:style-name="T1">מאי</text:span><text:span text:style-name="T2"> </text:span><text:span text:style-name="T1">היא</text:span><text:span text:style-name="T2"> </text:span><text:span text:style-name="T32">(</text:span><text:span text:style-name="T38">היכי</text:span><text:span text:style-name="T31"> </text:span><text:span text:style-name="T38">הוי</text:span><text:span text:style-name="T31"> </text:span><text:span text:style-name="T38">סורן</text:span><text:span text:style-name="T31"> </text:span><text:span text:style-name="T38">רע</text:span><text:span text:style-name="T32">)</text:span><text:span text:style-name="T1">?</text:span></text:p>
      <text:p text:style-name="P4"><text:span text:style-name="T1">רבא</text:span><text:span text:style-name="T2"> </text:span><text:span text:style-name="T1">אמר: אפילו</text:span><text:span text:style-name="T2"> </text:span><text:span text:style-name="T1">גלימי</text:span><text:span text:style-name="T2"> </text:span><text:span text:style-name="T32">(</text:span><text:span text:style-name="T38">דלאו</text:span><text:span text:style-name="T31"> </text:span><text:span text:style-name="T38">מאכל</text:span><text:span text:style-name="T31"> </text:span><text:span text:style-name="T38">ולית</text:span><text:span text:style-name="T31"> </text:span><text:span text:style-name="T38">בהו</text:span><text:span text:style-name="T31"> </text:span><text:span text:style-name="T38">הנאה</text:span><text:span text:style-name="T32">)</text:span><text:span text:style-name="T1"> - </text:span><text:span text:style-name="T32">(</text:span><text:span text:style-name="T38">אפילו</text:span><text:span text:style-name="T31"> </text:span><text:span text:style-name="T38">הכי</text:span><text:span text:style-name="T32">)</text:span><text:span text:style-name="T1"> גייצי</text:span><text:span text:style-name="T31"> </text:span><text:span text:style-name="T38">(נושכין)</text:span><text:span text:style-name="T26">.</text:span></text:p>
      <text:p text:style-name="P3"/>
      <text:p text:style-name="P4"><text:soft-page-break/><text:span text:style-name="T1">(הוריות</text:span><text:span text:style-name="T2"> </text:span><text:span text:style-name="T1">יג,ב)</text:span></text:p>
      <text:p text:style-name="P4"><text:span text:style-name="T1">רב</text:span><text:span text:style-name="T2"> </text:span><text:span text:style-name="T1">פפא</text:span><text:span text:style-name="T2"> </text:span><text:span text:style-name="T1">אמר: אפילו</text:span><text:span text:style-name="T2"> </text:span><text:span text:style-name="T1">שופתא</text:span><text:span text:style-name="T2"> </text:span><text:span text:style-name="T1">מרא</text:span><text:span text:style-name="T2"> </text:span><text:span text:style-name="T1">גייצי</text:span><text:span text:style-name="T2"> </text:span><text:span text:style-name="T32">(</text:span><text:span text:style-name="T38">ביתד</text:span><text:span text:style-name="T31"> </text:span><text:span text:style-name="T38">של</text:span><text:span text:style-name="T31"> </text:span><text:span text:style-name="T38">מרא</text:span><text:span text:style-name="T31"> </text:span><text:span text:style-name="T38">דעץ</text:span><text:span text:style-name="T31"> </text:span><text:span text:style-name="T38">הוא</text:span><text:span text:style-name="T31"> </text:span><text:span text:style-name="T38">גייץ</text:span><text:span text:style-name="T32">)</text:span><text:span text:style-name="T1">.</text:span></text:p>
      <text:p text:style-name="P3"/>
      <text:p text:style-name="P4"><text:span text:style-name="T1">תנו</text:span><text:span text:style-name="T2"> </text:span><text:span text:style-name="T1">רבנן: חמשה</text:span><text:span text:style-name="T2"> </text:span><text:span text:style-name="T1">דברים</text:span><text:span text:style-name="T2"> </text:span><text:span text:style-name="T1">משכחים</text:span><text:span text:style-name="T2"> </text:span><text:span text:style-name="T1">את</text:span><text:span text:style-name="T2"> </text:span><text:span text:style-name="T1">הלימוד: האוכל</text:span><text:span text:style-name="T2"> </text:span><text:span text:style-name="T1">ממה</text:span><text:span text:style-name="T2"> </text:span><text:span text:style-name="T1">שאוכל</text:span><text:span text:style-name="T2"> </text:span><text:span text:style-name="T1">עכבר</text:span><text:span text:style-name="T2"> </text:span><text:span text:style-name="T1">וממה</text:span><text:span text:style-name="T2"> </text:span><text:span text:style-name="T1">שאוכל</text:span><text:span text:style-name="T2"> </text:span><text:span text:style-name="T1">חתול, והאוכל</text:span><text:span text:style-name="T2"> </text:span><text:span text:style-name="T1">לב</text:span><text:span text:style-name="T2"> </text:span><text:span text:style-name="T1">של</text:span><text:span text:style-name="T2"> </text:span><text:span text:style-name="T1">בהמה, והרגיל</text:span><text:span text:style-name="T2"> </text:span><text:span text:style-name="T1">בזיתים, והשותה</text:span><text:span text:style-name="T2"> </text:span><text:span text:style-name="T1">מים</text:span><text:span text:style-name="T2"> </text:span><text:span text:style-name="T1">של</text:span><text:span text:style-name="T2"> </text:span><text:span text:style-name="T1">שיורי</text:span><text:span text:style-name="T2"> </text:span><text:span text:style-name="T1">רחיצה, והרוחץ</text:span><text:span text:style-name="T2"> </text:span><text:span text:style-name="T1">רגליו</text:span><text:span text:style-name="T2"> </text:span><text:span text:style-name="T1">זו</text:span><text:span text:style-name="T2"> </text:span><text:span text:style-name="T1">על</text:span><text:span text:style-name="T2"> </text:span><text:span text:style-name="T1">גבי</text:span><text:span text:style-name="T2"> </text:span><text:span text:style-name="T1">זו; ויש</text:span><text:span text:style-name="T2"> </text:span><text:span text:style-name="T1">אומרים</text:span><text:span text:style-name="T2"> </text:span><text:span text:style-name="T1">אף</text:span><text:span text:style-name="T2"> </text:span><text:span text:style-name="T1">המניח</text:span><text:span text:style-name="T2"> </text:span><text:span text:style-name="T1">כליו</text:span><text:span text:style-name="T2"> </text:span><text:span text:style-name="T32">(</text:span><text:span text:style-name="T38">מלבושיו</text:span><text:span text:style-name="T32">)</text:span><text:span text:style-name="T1"> תחת</text:span><text:span text:style-name="T2"> </text:span><text:span text:style-name="T1">מראשותיו.</text:span></text:p>
      <text:p text:style-name="P4"><text:span text:style-name="T1">חמשה</text:span><text:span text:style-name="T2"> </text:span><text:span text:style-name="T1">דברים</text:span><text:span text:style-name="T2"> </text:span><text:span text:style-name="T1">משיבים</text:span><text:span text:style-name="T2"> </text:span><text:span text:style-name="T1">את</text:span><text:span text:style-name="T2"> </text:span><text:span text:style-name="T1">הלימוד: פת</text:span><text:span text:style-name="T2"> </text:span><text:span text:style-name="T1">פחמין</text:span><text:span text:style-name="T2"> </text:span><text:span text:style-name="T32">(</text:span><text:span text:style-name="T38">פת</text:span><text:span text:style-name="T31"> </text:span><text:span text:style-name="T38">האפוי</text:span><text:span text:style-name="T31"> </text:span><text:span text:style-name="T38">בגחלים</text:span><text:span text:style-name="T32">)</text:span><text:span text:style-name="T1"> - וכל</text:span><text:span text:style-name="T2"> </text:span><text:span text:style-name="T1">שכן</text:span><text:span text:style-name="T2"> </text:span><text:span text:style-name="T1">פחמין</text:span><text:span text:style-name="T2"> </text:span><text:span text:style-name="T1">עצמן, והאוכל</text:span><text:span text:style-name="T2"> </text:span><text:span text:style-name="T1">ביצה</text:span><text:span text:style-name="T2"> </text:span><text:span text:style-name="T1">מגולגלת</text:span><text:span text:style-name="T2"> </text:span><text:span text:style-name="T1">בלא</text:span><text:span text:style-name="T2"> </text:span><text:span text:style-name="T1">מלח, והרגיל</text:span><text:span text:style-name="T2"> </text:span><text:span text:style-name="T1">בשמן</text:span><text:span text:style-name="T2"> </text:span><text:span text:style-name="T1">זית, והרגיל</text:span><text:span text:style-name="T2"> </text:span><text:span text:style-name="T1">ביין</text:span><text:span text:style-name="T2"> </text:span><text:span text:style-name="T1">ובשמים, והשותה</text:span><text:span text:style-name="T2"> </text:span><text:span text:style-name="T1">מים</text:span><text:span text:style-name="T2"> </text:span><text:span text:style-name="T1">של</text:span><text:span text:style-name="T2"> </text:span><text:span text:style-name="T1">שיורי</text:span><text:span text:style-name="T2"> </text:span><text:span text:style-name="T1">עיסה</text:span><text:span text:style-name="T2"> </text:span><text:span text:style-name="T32">(</text:span><text:span text:style-name="T38">שנשתיירה</text:span><text:span text:style-name="T31"> </text:span><text:span text:style-name="T38">מלישה</text:span><text:span text:style-name="T32">)</text:span><text:span text:style-name="T1">; ויש</text:span><text:span text:style-name="T2"> </text:span><text:span text:style-name="T1">אומרים</text:span><text:span text:style-name="T2"> </text:span><text:span text:style-name="T1">אף</text:span><text:span text:style-name="T2"> </text:span><text:span text:style-name="T1">הטובל</text:span><text:span text:style-name="T2"> </text:span><text:span text:style-name="T1">אצבעו</text:span><text:span text:style-name="T2"> </text:span><text:span text:style-name="T1">במלח</text:span><text:span text:style-name="T2"> </text:span><text:span text:style-name="T1">ואוכל.</text:span></text:p>
      <text:p text:style-name="P4"><text:span text:style-name="T1">'</text:span><text:span text:style-name="T73">הרגיל</text:span><text:span text:style-name="T74"> </text:span><text:span text:style-name="T73">בשמן</text:span><text:span text:style-name="T74"> </text:span><text:span text:style-name="T73">זית</text:span><text:span text:style-name="T1">' - מסייע</text:span><text:span text:style-name="T2"> </text:span><text:span text:style-name="T1">ליה</text:span><text:span text:style-name="T2"> </text:span><text:span text:style-name="T1">לרבי</text:span><text:span text:style-name="T2"> </text:span><text:span text:style-name="T1">יוחנן, דאמר</text:span><text:span text:style-name="T2"> </text:span><text:span text:style-name="T1">רבי</text:span><text:span text:style-name="T2"> </text:span><text:span text:style-name="T1">יוחנן: כשם</text:span><text:span text:style-name="T2"> </text:span><text:span text:style-name="T1">שהזית</text:span><text:span text:style-name="T2"> </text:span><text:span text:style-name="T1">משכח</text:span><text:span text:style-name="T2"> </text:span><text:span text:style-name="T1">לימוד</text:span><text:span text:style-name="T2"> </text:span><text:span text:style-name="T1">של</text:span><text:span text:style-name="T2"> </text:span><text:span text:style-name="T1">שבעים</text:span><text:span text:style-name="T2"> </text:span><text:span text:style-name="T1">שנה</text:span><text:span text:style-name="T2"> </text:span><text:span text:style-name="T32">(</text:span><text:span text:style-name="T38">שסדור</text:span><text:span text:style-name="T31"> </text:span><text:span text:style-name="T38">בפיו</text:span><text:span text:style-name="T31"> </text:span><text:span text:style-name="T38">כל</text:span><text:span text:style-name="T31"> </text:span><text:span text:style-name="T38">שבעים</text:span><text:span text:style-name="T31"> </text:span><text:span text:style-name="T38">שנה</text:span><text:span text:style-name="T32">)</text:span><text:span text:style-name="T1"> - כך</text:span><text:span text:style-name="T2"> </text:span><text:span text:style-name="T1">שמן</text:span><text:span text:style-name="T2"> </text:span><text:span text:style-name="T1">זית</text:span><text:span text:style-name="T2"> </text:span><text:span text:style-name="T1">משיב</text:span><text:span text:style-name="T2"> </text:span><text:span text:style-name="T1">לימוד</text:span><text:span text:style-name="T2"> </text:span><text:span text:style-name="T1">של</text:span><text:span text:style-name="T2"> </text:span><text:span text:style-name="T1">שבעים</text:span><text:span text:style-name="T2"> </text:span><text:span text:style-name="T1">שנה</text:span><text:span text:style-name="T2"> </text:span><text:span text:style-name="T32">(</text:span><text:span text:style-name="T38">מחזיר</text:span><text:span text:style-name="T31"> </text:span><text:span text:style-name="T38">את</text:span><text:span text:style-name="T31"> </text:span><text:span text:style-name="T38">הלמוד</text:span><text:span text:style-name="T31"> </text:span><text:span text:style-name="T38">שנשתכח</text:span><text:span text:style-name="T31"> </text:span><text:span text:style-name="T38">הימנו</text:span><text:span text:style-name="T31"> </text:span><text:span text:style-name="T38">כבר</text:span><text:span text:style-name="T31"> </text:span><text:span text:style-name="T38">שבעים</text:span><text:span text:style-name="T31"> </text:span><text:span text:style-name="T38">שנה</text:span><text:span text:style-name="T32">)</text:span><text:span text:style-name="T1">.</text:span></text:p>
      <text:p text:style-name="P4"><text:span text:style-name="T1">'</text:span><text:span text:style-name="T73">והרגיל</text:span><text:span text:style-name="T74"> </text:span><text:span text:style-name="T73">ביין</text:span><text:span text:style-name="T74"> </text:span><text:span text:style-name="T73">ובשמים</text:span><text:span text:style-name="T1">' - מסייע</text:span><text:span text:style-name="T2"> </text:span><text:span text:style-name="T1">ליה</text:span><text:span text:style-name="T2"> </text:span><text:span text:style-name="T1">לרבא, דאמר</text:span><text:span text:style-name="T2"> </text:span><text:span text:style-name="T1">רבא: חמרא</text:span><text:span text:style-name="T2"> </text:span><text:span text:style-name="T1">וריחני</text:span><text:span text:style-name="T2"> </text:span><text:span text:style-name="T1">פקחין. </text:span></text:p>
      <text:p text:style-name="P3"/>
      <text:p text:style-name="P4"><text:span text:style-name="T1">'</text:span><text:span text:style-name="T73">והטובל</text:span><text:span text:style-name="T74"> </text:span><text:span text:style-name="T73">אצבעו</text:span><text:span text:style-name="T74"> </text:span><text:span text:style-name="T73">במלח</text:span><text:span text:style-name="T1">' - אמר</text:span><text:span text:style-name="T2"> </text:span><text:span text:style-name="T1">ריש</text:span><text:span text:style-name="T2"> </text:span><text:span text:style-name="T1">לקיש: ובאחת;</text:span></text:p>
      <text:p text:style-name="P4"><text:span text:style-name="T1">כתנאי: רבי</text:span><text:span text:style-name="T2"> </text:span><text:span text:style-name="T1">יהודה</text:span><text:span text:style-name="T2"> </text:span><text:span text:style-name="T1">אומר: אחת</text:span><text:span text:style-name="T2"> </text:span><text:span text:style-name="T1">ולא</text:span><text:span text:style-name="T2"> </text:span><text:span text:style-name="T1">שתים; רבי</text:span><text:span text:style-name="T2"> </text:span><text:span text:style-name="T1">יוסי</text:span><text:span text:style-name="T2"> </text:span><text:span text:style-name="T1">אומר: שתים</text:span><text:span text:style-name="T2"> </text:span><text:span text:style-name="T1">ולא</text:span><text:span text:style-name="T2"> </text:span><text:span text:style-name="T1">שלש; וסימניך</text:span><text:span text:style-name="T2"> </text:span><text:span text:style-name="T32">(</text:span><text:span text:style-name="T38">וסימנך</text:span><text:span text:style-name="T31"> </text:span><text:span text:style-name="T38">לגרסא</text:span><text:span text:style-name="T31"> </text:span><text:span text:style-name="T38">שלא</text:span><text:span text:style-name="T31"> </text:span><text:span text:style-name="T38">תטעה: שאם</text:span><text:span text:style-name="T31"> </text:span><text:span text:style-name="T38">לא</text:span><text:span text:style-name="T31"> </text:span><text:span text:style-name="T38">תדע</text:span><text:span text:style-name="T31"> </text:span><text:span text:style-name="T38">אם</text:span><text:span text:style-name="T31"> </text:span><text:span text:style-name="T38">אחד</text:span><text:span text:style-name="T31"> </text:span><text:span text:style-name="T38">אומר</text:span><text:span text:style-name="T31"> </text:span><text:span text:style-name="T38">אחד</text:span><text:span text:style-name="T31"> </text:span><text:span text:style-name="T38">ולא</text:span><text:span text:style-name="T31"> </text:span><text:span text:style-name="T38">שתים</text:span><text:span text:style-name="T31"> </text:span><text:span text:style-name="T38">ואחד</text:span><text:span text:style-name="T31"> </text:span><text:span text:style-name="T38">אומר</text:span><text:span text:style-name="T31"> </text:span><text:span text:style-name="T38">שתים</text:span><text:span text:style-name="T31"> </text:span><text:span text:style-name="T38">ולא</text:span><text:span text:style-name="T31"> </text:span><text:span text:style-name="T38">שלש, או</text:span><text:span text:style-name="T31"> </text:span><text:span text:style-name="T38">שמא</text:span><text:span text:style-name="T31"> </text:span><text:span text:style-name="T38">אחד</text:span><text:span text:style-name="T31"> </text:span><text:span text:style-name="T38">אומר</text:span><text:span text:style-name="T31"> </text:span><text:span text:style-name="T38">שתים</text:span><text:span text:style-name="T31"> </text:span><text:span text:style-name="T38">ולא</text:span><text:span text:style-name="T31"> </text:span><text:span text:style-name="T38">שלש</text:span><text:span text:style-name="T31"> </text:span><text:span text:style-name="T38">ואחד</text:span><text:span text:style-name="T31"> </text:span><text:span text:style-name="T38">אומר</text:span><text:span text:style-name="T31"> </text:span><text:span text:style-name="T38">שלש</text:span><text:span text:style-name="T31"> </text:span><text:span text:style-name="T38">ולא</text:span><text:span text:style-name="T31"> </text:span><text:span text:style-name="T38">ארבע</text:span><text:span text:style-name="T32">)</text:span><text:span text:style-name="T1">: קמיצה</text:span><text:span text:style-name="T2"> </text:span><text:span text:style-name="T32">(</text:span><text:span text:style-name="T38">יהא</text:span><text:span text:style-name="T31"> </text:span><text:span text:style-name="T38">סימן</text:span><text:span text:style-name="T31"> </text:span><text:span text:style-name="T38">קמיצה, כלומר: כּפוֹף</text:span><text:span text:style-name="T31"> </text:span><text:span text:style-name="T38">הקמיצה, ונשתיירו</text:span><text:span text:style-name="T31"> </text:span><text:span text:style-name="T38">מאותן</text:span><text:span text:style-name="T31"> </text:span><text:span text:style-name="T38">אצבעות</text:span><text:span text:style-name="T31"> </text:span><text:span text:style-name="T38">של</text:span><text:span text:style-name="T31"> </text:span><text:span text:style-name="T38">יד</text:span><text:span text:style-name="T31"> </text:span><text:span text:style-name="T38">העומדין</text:span><text:span text:style-name="T31"> </text:span><text:span text:style-name="T38">לבד</text:span><text:span text:style-name="T31"> </text:span><text:span text:style-name="T38">שתי</text:span><text:span text:style-name="T31"> </text:span><text:span text:style-name="T38">אצבעות</text:span><text:span text:style-name="T31"> </text:span><text:span text:style-name="T38">זקופין</text:span><text:span text:style-name="T31"> </text:span><text:span text:style-name="T38">כסדרן</text:span><text:span text:style-name="T31"> </text:span><text:span text:style-name="T38">מכאן, דהיינו</text:span><text:span text:style-name="T31"> </text:span><text:span text:style-name="T38">אצבע</text:span><text:span text:style-name="T31"> </text:span><text:span text:style-name="T38">ואמה</text:span><text:span text:style-name="T31"> </text:span><text:span text:style-name="T38">מכאן</text:span><text:span text:style-name="T31"> </text:span><text:span text:style-name="T38">וזרת</text:span><text:span text:style-name="T31"> </text:span><text:span text:style-name="T38">מכאן, דהיינו</text:span><text:span text:style-name="T31"> </text:span><text:span text:style-name="T38">שתי</text:span><text:span text:style-name="T31"> </text:span><text:span text:style-name="T38">אצבעות</text:span><text:span text:style-name="T31"> </text:span><text:span text:style-name="T38">מכאן</text:span><text:span text:style-name="T31"> </text:span><text:span text:style-name="T38">ואצבע</text:span><text:span text:style-name="T31"> </text:span><text:span text:style-name="T38">אחד</text:span><text:span text:style-name="T31"> </text:span><text:span text:style-name="T38">מכאן; ובכך</text:span><text:span text:style-name="T31"> </text:span><text:span text:style-name="T38">תהא</text:span><text:span text:style-name="T31"> </text:span><text:span text:style-name="T38">זכור</text:span><text:span text:style-name="T31"> </text:span><text:span text:style-name="T38">שאחד</text:span><text:span text:style-name="T31"> </text:span><text:span text:style-name="T38">אומר</text:span><text:span text:style-name="T31"> </text:span><text:span text:style-name="T38">אחת</text:span><text:span text:style-name="T31"> </text:span><text:span text:style-name="T38">[ולא</text:span><text:span text:style-name="T31"> </text:span><text:span text:style-name="T38">שתים], ואחד</text:span><text:span text:style-name="T31"> </text:span><text:span text:style-name="T38">אומר</text:span><text:span text:style-name="T31"> </text:span><text:span text:style-name="T38">שתים</text:span><text:span text:style-name="T31"> </text:span><text:span text:style-name="T38">[ולא</text:span><text:span text:style-name="T31"> </text:span><text:span text:style-name="T38">שלש]; גודל</text:span><text:span text:style-name="T31"> </text:span><text:span text:style-name="T86">[בוהן]</text:span><text:span text:style-name="T38"> - לא</text:span><text:span text:style-name="T31"> </text:span><text:span text:style-name="T38">קא</text:span><text:span text:style-name="T31"> </text:span><text:span text:style-name="T38">חשיב</text:span><text:span text:style-name="T31"> </text:span><text:span text:style-name="T38">הכא</text:span><text:span text:style-name="T31"> </text:span><text:span text:style-name="T38">עם</text:span><text:span text:style-name="T31"> </text:span><text:span text:style-name="T38">שאר</text:span><text:span text:style-name="T31"> </text:span><text:span text:style-name="T38">אצבעות, משום</text:span><text:span text:style-name="T31"> </text:span><text:span text:style-name="T38">דלא</text:span><text:span text:style-name="T31"> </text:span><text:span text:style-name="T38">קאי</text:span><text:span text:style-name="T31"> </text:span><text:span text:style-name="T38">בסדר</text:span><text:span text:style-name="T31"> </text:span><text:span text:style-name="T38">אצבעות;<text:tab/>'האוכל</text:span><text:span text:style-name="T31"> </text:span><text:span text:style-name="T38">פת' 'ופחמין</text:span><text:span text:style-name="T31"> </text:span><text:span text:style-name="T38">עצמן' - כחדא</text:span><text:span text:style-name="T31"> </text:span><text:span text:style-name="T38">חשיב</text:span><text:span text:style-name="T31"> </text:span><text:span text:style-name="T38">להו</text:span><text:span text:style-name="T32">)</text:span><text:span text:style-name="T1">.</text:span></text:p>
      <text:p text:style-name="P3"/>
      <text:p text:style-name="P4"><text:span text:style-name="T1">עשרה</text:span><text:span text:style-name="T2"> </text:span><text:span text:style-name="T1">דברים</text:span><text:span text:style-name="T2"> </text:span><text:span text:style-name="T1">קשים</text:span><text:span text:style-name="T2"> </text:span><text:span text:style-name="T1">ללימוד</text:span><text:span text:style-name="T2"> </text:span><text:span text:style-name="T32">(</text:span><text:span text:style-name="T38">שהעושה</text:span><text:span text:style-name="T31"> </text:span><text:span text:style-name="T38">אותן</text:span><text:span text:style-name="T31"> </text:span><text:span text:style-name="T38">יהא</text:span><text:span text:style-name="T31"> </text:span><text:span text:style-name="T38">קשה</text:span><text:span text:style-name="T31"> </text:span><text:span text:style-name="T38">לשמוע</text:span><text:span text:style-name="T32">)</text:span><text:span text:style-name="T1">: העובר</text:span><text:span text:style-name="T2"> </text:span><text:span text:style-name="T1">תחת</text:span><text:span text:style-name="T2"> </text:span><text:span text:style-name="T1">האפסר</text:span><text:span text:style-name="T2"> </text:span><text:span text:style-name="T1">[הגמל] </text:span><text:span text:style-name="T32">(</text:span><text:span text:style-name="T38">כל</text:span><text:span text:style-name="T31"> </text:span><text:span text:style-name="T38">שכן</text:span><text:span text:style-name="T31"> </text:span><text:span text:style-name="T38">תחת</text:span><text:span text:style-name="T31"> </text:span><text:span text:style-name="T38">גמל</text:span><text:span text:style-name="T31"> </text:span><text:span text:style-name="T38">עצמו; כחדא</text:span><text:span text:style-name="T31"> </text:span><text:span text:style-name="T38">חשיב</text:span><text:span text:style-name="T31"> </text:span><text:span text:style-name="T38">להו</text:span><text:span text:style-name="T32">)</text:span><text:span text:style-name="T1">, וכל</text:span><text:span text:style-name="T2"> </text:span><text:span text:style-name="T1">שכן</text:span><text:span text:style-name="T2"> </text:span><text:span text:style-name="T1">תחת</text:span><text:span text:style-name="T2"> </text:span><text:span text:style-name="T1">גמל</text:span><text:span text:style-name="T2"> </text:span><text:span text:style-name="T1">[עצמו]; </text:span></text:p>
      <text:p text:style-name="P4"><text:span text:style-name="T1">והעובר</text:span><text:span text:style-name="T2"> </text:span><text:span text:style-name="T1">בין</text:span><text:span text:style-name="T2"> </text:span><text:span text:style-name="T1">שני</text:span><text:span text:style-name="T2"> </text:span><text:span text:style-name="T1">גמלים, והעובר</text:span><text:span text:style-name="T2"> </text:span><text:span text:style-name="T1">בין</text:span><text:span text:style-name="T2"> </text:span><text:span text:style-name="T1">שתי</text:span><text:span text:style-name="T2"> </text:span><text:span text:style-name="T1">נשים, והאשה</text:span><text:span text:style-name="T2"> </text:span><text:span text:style-name="T1">העוברת</text:span><text:span text:style-name="T2"> </text:span><text:span text:style-name="T1">בין</text:span><text:span text:style-name="T2"> </text:span><text:span text:style-name="T1">שני</text:span><text:span text:style-name="T2"> </text:span><text:span text:style-name="T1">אנשים, והעובר</text:span><text:span text:style-name="T2"> </text:span><text:span text:style-name="T1">מתחת</text:span><text:span text:style-name="T2"> </text:span><text:span text:style-name="T1">ריח</text:span><text:span text:style-name="T2"> </text:span><text:span text:style-name="T1">רע</text:span><text:span text:style-name="T2"> </text:span><text:span text:style-name="T1">של</text:span><text:span text:style-name="T2"> </text:span><text:span text:style-name="T1">נבילה</text:span><text:span text:style-name="T2"> </text:span><text:span text:style-name="T32">(</text:span><text:span text:style-name="T38">כלומר: ההולך</text:span><text:span text:style-name="T31"> </text:span><text:span text:style-name="T38">ומריח</text:span><text:span text:style-name="T31"> </text:span><text:span text:style-name="T38">ריח</text:span><text:span text:style-name="T31"> </text:span><text:span text:style-name="T38">נבילה: דכל</text:span><text:span text:style-name="T31"> </text:span><text:span text:style-name="T38">ההולך</text:span><text:span text:style-name="T31"> </text:span><text:span text:style-name="T38">ומריח</text:span><text:span text:style-name="T31"> </text:span><text:span text:style-name="T38">- הוי</text:span><text:span text:style-name="T31"> </text:span><text:span text:style-name="T38">עובר</text:span><text:span text:style-name="T31"> </text:span><text:span text:style-name="T38">תחת</text:span><text:span text:style-name="T31"> </text:span><text:span text:style-name="T38">אותו</text:span><text:span text:style-name="T31"> </text:span><text:span text:style-name="T38">ריח, שהריח</text:span><text:span text:style-name="T31"> </text:span><text:span text:style-name="T38">הולך</text:span><text:span text:style-name="T31"> </text:span><text:span text:style-name="T38">ועולה</text:span><text:span text:style-name="T32">)</text:span><text:span text:style-name="T1">, והעובר</text:span><text:span text:style-name="T2"> </text:span><text:span text:style-name="T1">תחת</text:span><text:span text:style-name="T2"> </text:span><text:span text:style-name="T1">הגשר</text:span><text:span text:style-name="T2"> </text:span><text:span text:style-name="T1">שלא</text:span><text:span text:style-name="T2"> </text:span><text:span text:style-name="T1">עברו</text:span><text:span text:style-name="T2"> </text:span><text:span text:style-name="T1">תחתיו</text:span><text:span text:style-name="T2"> </text:span><text:span text:style-name="T1">מים</text:span><text:span text:style-name="T2"> </text:span><text:span text:style-name="T1">ארבעים</text:span><text:span text:style-name="T2"> </text:span><text:span text:style-name="T1">יום, והאוכל</text:span><text:span text:style-name="T2"> </text:span><text:span text:style-name="T1">פת</text:span><text:span text:style-name="T2"> </text:span><text:span text:style-name="T1">שלא</text:span><text:span text:style-name="T2"> </text:span><text:span text:style-name="T1">בשל</text:span><text:span text:style-name="T2"> </text:span><text:span text:style-name="T1">כל</text:span><text:span text:style-name="T2"> </text:span><text:span text:style-name="T1">צרכו, והאוכל</text:span><text:span text:style-name="T2"> </text:span><text:span text:style-name="T1">בשר</text:span><text:span text:style-name="T2"> </text:span><text:span text:style-name="T1">מזוהמא</text:span><text:span text:style-name="T2"> </text:span><text:span text:style-name="T1">ליסטרון</text:span><text:span text:style-name="T2"> </text:span><text:span text:style-name="T32">(</text:span><text:span text:style-name="T38">אותו</text:span><text:span text:style-name="T31"> </text:span><text:span text:style-name="T38">כף</text:span><text:span text:style-name="T31"> </text:span><text:span text:style-name="T38">שבוחשין</text:span><text:span text:style-name="T31"> </text:span><text:span text:style-name="T38">את</text:span><text:span text:style-name="T31"> </text:span><text:span text:style-name="T38">הקדרה</text:span><text:span text:style-name="T31"> </text:span><text:span text:style-name="T38">קרי</text:span><text:span text:style-name="T31"> </text:span><text:span text:style-name="T38">להו</text:span><text:span text:style-name="T31"> </text:span><text:span text:style-name="T38">הכי, על</text:span><text:span text:style-name="T31"> </text:span><text:span text:style-name="T38">שם</text:span><text:span text:style-name="T31"> </text:span><text:span text:style-name="T38">שמעבירין</text:span><text:span text:style-name="T31"> </text:span><text:span text:style-name="T38">הזוהמא</text:span><text:span text:style-name="T31"> </text:span><text:span text:style-name="T38">לצדדין</text:span><text:span text:style-name="T31"> </text:span><text:span text:style-name="T38">['</text:span><text:span text:style-name="T28">על</text:span><text:span text:style-name="T31"> </text:span><text:span text:style-name="T28">שני</text:span><text:span text:style-name="T31"> </text:span><text:span text:style-name="T28">צדיו</text:span><text:span text:style-name="T38">' </text:span><text:span text:style-name="T18">[שמות</text:span><text:span text:style-name="T19"> </text:span><text:span text:style-name="T18">ל,ד]</text:span><text:span text:style-name="T38"> תרגום</text:span><text:span text:style-name="T31"> </text:span><text:span text:style-name="T38">'על</text:span><text:span text:style-name="T31"> </text:span><text:span text:style-name="T38">תרין</text:span><text:span text:style-name="T31"> </text:span><text:span text:style-name="T38">סטרוהי']</text:span><text:span text:style-name="T32">)</text:span><text:span text:style-name="T1">, והשותה</text:span><text:span text:style-name="T2"> </text:span><text:span text:style-name="T1">מאמת</text:span><text:span text:style-name="T2"> </text:span><text:span text:style-name="T1">המים</text:span><text:span text:style-name="T2"> </text:span><text:span text:style-name="T1">העוברת</text:span><text:span text:style-name="T2"> </text:span><text:span text:style-name="T1">בבית</text:span><text:span text:style-name="T2"> </text:span><text:span text:style-name="T1">הקברות, והמסתכל</text:span><text:span text:style-name="T2"> </text:span><text:span text:style-name="T1">בפני</text:span><text:span text:style-name="T2"> </text:span><text:span text:style-name="T1">המת; ויש</text:span><text:span text:style-name="T2"> </text:span><text:span text:style-name="T1">אומרים</text:span><text:span text:style-name="T2"> </text:span><text:span text:style-name="T1">אף</text:span><text:span text:style-name="T2"> </text:span><text:span text:style-name="T1">הקורא</text:span><text:span text:style-name="T2"> </text:span><text:span text:style-name="T1">כתב</text:span><text:span text:style-name="T2"> </text:span><text:span text:style-name="T1">שעל</text:span><text:span text:style-name="T2"> </text:span><text:span text:style-name="T1">גבי</text:span><text:span text:style-name="T2"> </text:span><text:span text:style-name="T1">הקבר.</text:span></text:p>
      <text:p text:style-name="P3"/>
      <text:p text:style-name="P4"><text:span text:style-name="T1">תנו</text:span><text:span text:style-name="T2"> </text:span><text:span text:style-name="T1">רבנן: כשהנשיא</text:span><text:span text:style-name="T2"> </text:span><text:span text:style-name="T1">נכנס</text:span><text:span text:style-name="T2"> </text:span><text:span text:style-name="T1">- כל</text:span><text:span text:style-name="T2"> </text:span><text:span text:style-name="T1">העם</text:span><text:span text:style-name="T2"> </text:span><text:span text:style-name="T1">עומדים</text:span><text:span text:style-name="T2"> </text:span><text:span text:style-name="T32">(</text:span><text:span text:style-name="T38">כל</text:span><text:span text:style-name="T31"> </text:span><text:span text:style-name="T38">השורות</text:span><text:span text:style-name="T31"> </text:span><text:span text:style-name="T38">כולן, אפילו</text:span><text:span text:style-name="T31"> </text:span><text:span text:style-name="T38">הן</text:span><text:span text:style-name="T31"> </text:span><text:span text:style-name="T38">מאה</text:span><text:span text:style-name="T32">)</text:span><text:span text:style-name="T1">, ואין</text:span><text:span text:style-name="T2"> </text:span><text:span text:style-name="T1">יושבים</text:span><text:span text:style-name="T2"> </text:span><text:span text:style-name="T1">עד</text:span><text:span text:style-name="T2"> </text:span><text:span text:style-name="T1">שאומר</text:span><text:span text:style-name="T2"> </text:span><text:span text:style-name="T1">להם</text:span><text:span text:style-name="T2"> </text:span><text:span text:style-name="T1">"שבו"; </text:span></text:p>
      <text:p text:style-name="P4"><text:span text:style-name="T1">כשאב</text:span><text:span text:style-name="T2"> </text:span><text:span text:style-name="T1">ב"ד</text:span><text:span text:style-name="T2"> </text:span><text:span text:style-name="T1">נכנס</text:span><text:span text:style-name="T2"> </text:span><text:span text:style-name="T1">- עושים</text:span><text:span text:style-name="T2"> </text:span><text:span text:style-name="T1">לו</text:span><text:span text:style-name="T2"> </text:span><text:span text:style-name="T1">שורה</text:span><text:span text:style-name="T2"> </text:span><text:span text:style-name="T1">אחת</text:span><text:span text:style-name="T2"> </text:span><text:span text:style-name="T1">מכאן</text:span><text:span text:style-name="T2"> </text:span><text:span text:style-name="T1">ושורה</text:span><text:span text:style-name="T2"> </text:span><text:span text:style-name="T1">אחת</text:span><text:span text:style-name="T2"> </text:span><text:span text:style-name="T1">מכאן</text:span><text:span text:style-name="T2"> </text:span><text:span text:style-name="T32">(</text:span><text:span text:style-name="T38">שתי</text:span><text:span text:style-name="T31"> </text:span><text:span text:style-name="T38">שורות</text:span><text:span text:style-name="T31"> </text:span><text:span text:style-name="T38">בלבד</text:span><text:span text:style-name="T32">)</text:span><text:span text:style-name="T1">, עד</text:span><text:span text:style-name="T2"> </text:span><text:span text:style-name="T1">שישב</text:span><text:span text:style-name="T2"> </text:span><text:span text:style-name="T1">במקומו; </text:span></text:p>
      <text:p text:style-name="P4"><text:span text:style-name="T1">כשחכם</text:span><text:span text:style-name="T2"> </text:span><text:span text:style-name="T1">נכנס</text:span><text:span text:style-name="T2"> </text:span><text:span text:style-name="T1">- אחד</text:span><text:span text:style-name="T2"> </text:span><text:span text:style-name="T1">עומד</text:span><text:span text:style-name="T2"> </text:span><text:span text:style-name="T1">ואחד</text:span><text:span text:style-name="T2"> </text:span><text:span text:style-name="T1">יושב, עד</text:span><text:span text:style-name="T2"> </text:span><text:span text:style-name="T1">שישב</text:span><text:span text:style-name="T2"> </text:span><text:span text:style-name="T1">במקומו.</text:span></text:p>
      <text:p text:style-name="P4"><text:span text:style-name="T1">בני</text:span><text:span text:style-name="T2"> </text:span><text:span text:style-name="T1">חכמים</text:span><text:span text:style-name="T2"> </text:span><text:span text:style-name="T1">ותלמידי</text:span><text:span text:style-name="T2"> </text:span><text:span text:style-name="T1">חכמים, בזמן</text:span><text:span text:style-name="T2"> </text:span><text:span text:style-name="T1">שרבים</text:span><text:span text:style-name="T2"> </text:span><text:span text:style-name="T1">צריכים</text:span><text:span text:style-name="T2"> </text:span><text:span text:style-name="T1">להם</text:span><text:span text:style-name="T2"> </text:span><text:span text:style-name="T1">- מפסיעין</text:span><text:span text:style-name="T2"> </text:span><text:span text:style-name="T1">על</text:span><text:span text:style-name="T2"> </text:span><text:span text:style-name="T1">ראשי</text:span><text:span text:style-name="T2"> </text:span><text:span text:style-name="T1">העם; יצא</text:span><text:span text:style-name="T2"> </text:span><text:span text:style-name="T1">לצורך</text:span><text:span text:style-name="T2"> </text:span><text:span text:style-name="T1">- יכנס</text:span><text:span text:style-name="T2"> </text:span><text:span text:style-name="T1">וישב</text:span><text:span text:style-name="T2"> </text:span><text:span text:style-name="T1">במקומו;</text:span></text:p>
      <text:p text:style-name="P4"><text:span text:style-name="T1">בני</text:span><text:span text:style-name="T2"> </text:span><text:span text:style-name="T1">תלמיד</text:span><text:span text:style-name="T2"> </text:span><text:span text:style-name="T1">חכמים</text:span><text:span text:style-name="T2"> </text:span><text:span text:style-name="T1">שממונים</text:span><text:span text:style-name="T2"> </text:span><text:span text:style-name="T1">אביהם</text:span><text:span text:style-name="T2"> </text:span><text:span text:style-name="T1">פרנס</text:span><text:span text:style-name="T2"> </text:span><text:span text:style-name="T1">על</text:span><text:span text:style-name="T2"> </text:span><text:span text:style-name="T1">הצבור, בזמן</text:span><text:span text:style-name="T2"> </text:span><text:span text:style-name="T1">שיש</text:span><text:span text:style-name="T2"> </text:span><text:span text:style-name="T1">להם</text:span><text:span text:style-name="T2"> </text:span><text:span text:style-name="T1">דעת</text:span><text:span text:style-name="T2"> </text:span><text:span text:style-name="T1">לשמוע</text:span><text:span text:style-name="T2"> </text:span><text:span text:style-name="T1">- נכנסים</text:span><text:span text:style-name="T2"> </text:span><text:span text:style-name="T1">ויושבים</text:span><text:span text:style-name="T2"> </text:span><text:span text:style-name="T1">לפני</text:span><text:span text:style-name="T2"> </text:span><text:span text:style-name="T1">אביהם</text:span><text:span text:style-name="T2"> </text:span><text:span text:style-name="T1">ואחוריהם</text:span><text:span text:style-name="T2"> </text:span><text:span text:style-name="T1">כלפי</text:span><text:span text:style-name="T2"> </text:span><text:span text:style-name="T1">העם; בזמן</text:span><text:span text:style-name="T2"> </text:span><text:span text:style-name="T1">שאין</text:span><text:span text:style-name="T2"> </text:span><text:span text:style-name="T1">להם</text:span><text:span text:style-name="T2"> </text:span><text:span text:style-name="T1">דעת</text:span><text:span text:style-name="T2"> </text:span><text:span text:style-name="T1">לשמוע</text:span><text:span text:style-name="T2"> </text:span><text:span text:style-name="T1">- נכנסים</text:span><text:span text:style-name="T2"> </text:span><text:span text:style-name="T1">ויושבים</text:span><text:span text:style-name="T2"> </text:span><text:span text:style-name="T1">לפני</text:span><text:span text:style-name="T2"> </text:span><text:span text:style-name="T1">אביהם</text:span><text:span text:style-name="T2"> </text:span><text:span text:style-name="T1">ופניהם</text:span><text:span text:style-name="T2"> </text:span><text:span text:style-name="T1">כלפי</text:span><text:span text:style-name="T2"> </text:span><text:span text:style-name="T1">העם.</text:span></text:p>
      <text:p text:style-name="P4"><text:span text:style-name="T1">רבי</text:span><text:span text:style-name="T2"> </text:span><text:span text:style-name="T1">אלעזר</text:span><text:span text:style-name="T2"> </text:span><text:span text:style-name="T1">בר</text:span><text:span text:style-name="T2"> </text:span><text:span text:style-name="T1">רבי</text:span><text:span text:style-name="T2"> </text:span><text:span text:style-name="T1">צדוק</text:span><text:span text:style-name="T2"> </text:span><text:span text:style-name="T1">אומר: אף</text:span><text:span text:style-name="T2"> </text:span><text:span text:style-name="T1">בבית</text:span><text:span text:style-name="T2"> </text:span><text:span text:style-name="T1">המשתה</text:span><text:span text:style-name="T2"> </text:span><text:span text:style-name="T1">עושים</text:span><text:span text:style-name="T2"> </text:span><text:span text:style-name="T1">אותם</text:span><text:span text:style-name="T2"> </text:span><text:span text:style-name="T32">(</text:span><text:span text:style-name="T38">לבני</text:span><text:span text:style-name="T31"> </text:span><text:span text:style-name="T38">חכמים</text:span><text:span text:style-name="T31"> </text:span><text:span text:style-name="T38">שממונים</text:span><text:span text:style-name="T31"> </text:span><text:span text:style-name="T38">אביהם</text:span><text:span text:style-name="T31"> </text:span><text:span text:style-name="T38">פרנס</text:span><text:span text:style-name="T31"> </text:span><text:span text:style-name="T38">על</text:span><text:span text:style-name="T31"> </text:span><text:span text:style-name="T38">הצבור</text:span><text:span text:style-name="T32">)</text:span><text:span text:style-name="T1"> סניפין</text:span><text:span text:style-name="T2"> </text:span><text:span text:style-name="T32">(</text:span><text:span text:style-name="T38">שמושיבין</text:span><text:span text:style-name="T31"> </text:span><text:span text:style-name="T38">אותן</text:span><text:span text:style-name="T31"> </text:span><text:span text:style-name="T38">בצד</text:span><text:span text:style-name="T31"> </text:span><text:span text:style-name="T38">הזקנים</text:span><text:span text:style-name="T31"> </text:span><text:span text:style-name="T38">מפני</text:span><text:span text:style-name="T31"> </text:span><text:span text:style-name="T38">כבוד</text:span><text:span text:style-name="T31"> </text:span><text:span text:style-name="T38">אביהם, דהויין</text:span><text:span text:style-name="T31"> </text:span><text:span text:style-name="T38">סניפין</text:span><text:span text:style-name="T31"> </text:span><text:span text:style-name="T38">לזקנים, כסניף</text:span><text:span text:style-name="T31"> </text:span><text:span text:style-name="T38">זה</text:span><text:span text:style-name="T31"> </text:span><text:span text:style-name="T38">שמצניפין</text:span><text:span text:style-name="T31"> </text:span><text:span text:style-name="T38">לקורה</text:span><text:span text:style-name="T31"> </text:span><text:span text:style-name="T38">גדולה; סני"ף</text:span><text:span text:style-name="T31"> </text:span><text:span text:style-name="T38">בלע"ז</text:span><text:span text:style-name="T32">)</text:span><text:span text:style-name="T1">.</text:span></text:p>
      <text:p text:style-name="P11"/>
      <text:p text:style-name="P4"><text:span text:style-name="T1">אמר</text:span><text:span text:style-name="T2"> </text:span><text:span text:style-name="T1">מר: '</text:span><text:span text:style-name="T73">יצא</text:span><text:span text:style-name="T74"> </text:span><text:span text:style-name="T73">לצורך</text:span><text:span text:style-name="T74"> </text:span><text:span text:style-name="T73">נכנס</text:span><text:span text:style-name="T74"> </text:span><text:span text:style-name="T73">ויושב</text:span><text:span text:style-name="T74"> </text:span><text:span text:style-name="T73">במקומו</text:span><text:span text:style-name="T1">'; אמר</text:span><text:span text:style-name="T2"> </text:span><text:span text:style-name="T1">רב</text:span><text:span text:style-name="T2"> </text:span><text:span text:style-name="T1">פפא: לא</text:span><text:span text:style-name="T2"> </text:span><text:span text:style-name="T1">אמרו</text:span><text:span text:style-name="T2"> </text:span><text:span text:style-name="T1">אלא</text:span><text:span text:style-name="T2"> </text:span><text:span text:style-name="T1">לקטנים</text:span><text:span text:style-name="T2"> </text:span><text:span text:style-name="T32">(</text:span><text:span text:style-name="T38">דאנוס</text:span><text:span text:style-name="T31"> </text:span><text:span text:style-name="T38">הוא</text:span><text:span text:style-name="T32">)</text:span><text:span text:style-name="T1">, אבל</text:span><text:span text:style-name="T2"> </text:span><text:span text:style-name="T32">(</text:span><text:span text:style-name="T38">יצא</text:span><text:span text:style-name="T32">)</text:span><text:span text:style-name="T1"> לגדולים</text:span><text:span text:style-name="T2"> – </text:span><text:span text:style-name="T1">לא</text:span><text:span text:style-name="T2"> </text:span><text:span text:style-name="T32">(</text:span><text:span text:style-name="T38">אינו</text:span><text:span text:style-name="T31"> </text:span><text:span text:style-name="T38">נכנס</text:span><text:span text:style-name="T31"> </text:span><text:span text:style-name="T38">ויושב</text:span><text:span text:style-name="T31"> </text:span><text:span text:style-name="T38">במקומו, דפושע</text:span><text:span text:style-name="T31"> </text:span><text:span text:style-name="T38">הוא</text:span><text:span text:style-name="T32">)</text:span><text:span text:style-name="T1">: הוה</text:span><text:span text:style-name="T2"> </text:span><text:span text:style-name="T1">ליה</text:span><text:span text:style-name="T2"> </text:span><text:span text:style-name="T1">למבדק</text:span><text:span text:style-name="T2"> </text:span><text:span text:style-name="T1">נפשיה</text:span><text:span text:style-name="T2"> </text:span><text:span text:style-name="T1">מעיקרא, דאמר</text:span><text:span text:style-name="T2"> </text:span><text:span text:style-name="T1">רב</text:span><text:span text:style-name="T2"> </text:span><text:span text:style-name="T1">יהודה</text:span><text:span text:style-name="T2"> </text:span><text:span text:style-name="T1">אמר</text:span><text:span text:style-name="T2"> </text:span><text:span text:style-name="T1">רב: לעולם</text:span><text:span text:style-name="T2"> </text:span><text:span text:style-name="T1">ילמד</text:span><text:span text:style-name="T2"> </text:span><text:span text:style-name="T1">אדם</text:span><text:span text:style-name="T2"> </text:span><text:span text:style-name="T1">עצמו</text:span><text:span text:style-name="T2"> </text:span><text:span text:style-name="T1">להשכים</text:span><text:span text:style-name="T2"> </text:span><text:span text:style-name="T1">ולהעריב</text:span><text:span text:style-name="T2"> </text:span><text:span text:style-name="T1">כדי</text:span><text:span text:style-name="T2"> </text:span><text:span text:style-name="T1">שלא</text:span><text:span text:style-name="T2"> </text:span><text:span text:style-name="T1">יתרחק</text:span><text:span text:style-name="T2"> </text:span><text:span text:style-name="T32">(</text:span><text:span text:style-name="T38">דהיוצא</text:span><text:span text:style-name="T31"> </text:span><text:span text:style-name="T38">לפנות</text:span><text:span text:style-name="T31"> </text:span><text:span text:style-name="T38">ביום</text:span><text:span text:style-name="T31"> </text:span><text:span text:style-name="T38">- צריך</text:span><text:span text:style-name="T31"> </text:span><text:span text:style-name="T38">שיתרחק</text:span><text:span text:style-name="T31"> </text:span><text:span text:style-name="T38">מן</text:span><text:span text:style-name="T31"> </text:span><text:span text:style-name="T38">הדרך</text:span><text:span text:style-name="T31"> </text:span><text:span text:style-name="T38">כדי</text:span><text:span text:style-name="T31"> </text:span><text:span text:style-name="T38">שלא</text:span><text:span text:style-name="T31"> </text:span><text:span text:style-name="T38">יהו</text:span><text:span text:style-name="T31"> </text:span><text:span text:style-name="T38">אחרים</text:span><text:span text:style-name="T31"> </text:span><text:span text:style-name="T38">רואים</text:span><text:span text:style-name="T31"> </text:span><text:span text:style-name="T38">אותו, כדאמרינן</text:span><text:span text:style-name="T31"> </text:span><text:span text:style-name="T38">במסכת</text:span><text:span text:style-name="T31"> </text:span><text:span text:style-name="T38">ברכות</text:span><text:span text:style-name="T32">)</text:span><text:span text:style-name="T1">.</text:span></text:p>
      <text:p text:style-name="P32"><text:span text:style-name="T1">אמר</text:span><text:span text:style-name="T2"> </text:span><text:span text:style-name="T1">רבא: האידנא</text:span><text:span text:style-name="T2"> </text:span><text:span text:style-name="T1">דחלשא</text:span><text:span text:style-name="T2"> </text:span><text:span text:style-name="T1">עלמא</text:span><text:span text:style-name="T2"> </text:span><text:span text:style-name="T1">- אפילו</text:span><text:span text:style-name="T2"> </text:span><text:span text:style-name="T1">לגדולים</text:span><text:span text:style-name="T2"> </text:span><text:span text:style-name="T1">נמי.</text:span></text:p>
      <text:p text:style-name="P4"><text:span text:style-name="T1">רבי</text:span><text:span text:style-name="T2"> </text:span><text:span text:style-name="T1">אלעזר</text:span><text:span text:style-name="T2"> </text:span><text:span text:style-name="T1">ב"ר</text:span><text:span text:style-name="T2"> </text:span><text:span text:style-name="T1">[צדוק] אומר: אף</text:span><text:span text:style-name="T2"> </text:span><text:span text:style-name="T1">בבית</text:span><text:span text:style-name="T2"> </text:span><text:span text:style-name="T1">המשתה</text:span><text:span text:style-name="T2"> </text:span><text:span text:style-name="T1">עושים</text:span><text:span text:style-name="T2"> </text:span><text:span text:style-name="T1">אותם</text:span><text:span text:style-name="T2"> </text:span><text:span text:style-name="T1">סניפים.</text:span></text:p>
      <text:p text:style-name="P24"><text:span text:style-name="T1">אמר</text:span><text:span text:style-name="T2"> </text:span><text:span text:style-name="T1">רבא: </text:span><text:span text:style-name="T32">(</text:span><text:span text:style-name="T38">הא</text:span><text:span text:style-name="T31"> </text:span><text:span text:style-name="T38">דעושים</text:span><text:span text:style-name="T31"> </text:span><text:span text:style-name="T38">סניפין</text:span><text:span text:style-name="T31"> </text:span><text:span text:style-name="T38">מפני</text:span><text:span text:style-name="T31"> </text:span><text:span text:style-name="T38">כבוד</text:span><text:span text:style-name="T31"> </text:span><text:span text:style-name="T38">אביהם</text:span><text:span text:style-name="T31"> </text:span><text:span text:style-name="T38">-</text:span><text:span text:style-name="T32">)</text:span><text:span text:style-name="T1"> בחיי</text:span><text:span text:style-name="T2"> </text:span><text:span text:style-name="T1">אביהם</text:span><text:span text:style-name="T2"> </text:span><text:span text:style-name="T1">בפני</text:span><text:span text:style-name="T2"> </text:span><text:span text:style-name="T1">אביהם. </text:span></text:p>
      <text:p text:style-name="P4"><text:span text:style-name="T1">אמר</text:span><text:span text:style-name="T2"> </text:span><text:span text:style-name="T1">רבי</text:span><text:span text:style-name="T2"> </text:span><text:span text:style-name="T1">יוחנן: בימי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</text:span><text:span text:style-name="T2"> </text:span><text:span text:style-name="T1">נישנית</text:span><text:span text:style-name="T2"> </text:span><text:span text:style-name="T1">משנה</text:span><text:span text:style-name="T2"> </text:span><text:span text:style-name="T1">זו</text:span><text:span text:style-name="T2"> </text:span><text:span text:style-name="T32">(</text:span><text:span text:style-name="T38">הא</text:span><text:span text:style-name="T31"> </text:span><text:span text:style-name="T38">דתניא</text:span><text:span text:style-name="T31"> </text:span><text:span text:style-name="T38">לעיל: </text:span><text:span text:style-name="T48">כשהנשיא</text:span><text:span text:style-name="T49"> </text:span><text:span text:style-name="T48">נכנס</text:span><text:span text:style-name="T31"> </text:span><text:span text:style-name="T38">וכו'</text:span><text:span text:style-name="T32">)</text:span><text:span text:style-name="T1">; 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</text:span><text:span text:style-name="T2"> </text:span><text:span text:style-name="T1">נשיא, רבי</text:span><text:span text:style-name="T2"> </text:span><text:span text:style-name="T1">מאיר</text:span><text:span text:style-name="T2"> </text:span><text:span text:style-name="T1">חכם, רבי</text:span><text:span text:style-name="T2"> </text:span><text:span text:style-name="T1">נתן</text:span><text:span text:style-name="T2"> </text:span><text:span text:style-name="T1">אב</text:span><text:span text:style-name="T2"> </text:span><text:span text:style-name="T1">בית</text:span><text:span text:style-name="T2"> </text:span><text:span text:style-name="T1">דין; כי</text:span><text:span text:style-name="T2"> </text:span><text:span text:style-name="T1">הוה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</text:span><text:span text:style-name="T2"> </text:span><text:span text:style-name="T1">התם</text:span><text:span text:style-name="T2"> </text:span><text:span text:style-name="T1">- הוו</text:span><text:span text:style-name="T2"> </text:span><text:span text:style-name="T1">קיימי</text:span><text:span text:style-name="T2"> </text:span><text:span text:style-name="T1">כולי</text:span><text:span text:style-name="T2"> </text:span><text:span text:style-name="T1">עלמא</text:span><text:span text:style-name="T2"> </text:span><text:span text:style-name="T1">מקמיה; כי</text:span><text:span text:style-name="T2"> </text:span><text:span text:style-name="T1">הוו</text:span><text:span text:style-name="T2"> </text:span><text:span text:style-name="T1">עיילי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ורבי</text:span><text:span text:style-name="T2"> </text:span><text:span text:style-name="T1">נתן</text:span><text:span text:style-name="T2"> </text:span><text:span text:style-name="T1">- הוו</text:span><text:span text:style-name="T2"> </text:span><text:span text:style-name="T1">קיימי</text:span><text:span text:style-name="T2"> </text:span><text:span text:style-name="T1">כולי</text:span><text:span text:style-name="T2"> </text:span><text:span text:style-name="T1">עלמא</text:span><text:span text:style-name="T2"> </text:span><text:span text:style-name="T1">מקמייהו; אמר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: לא</text:span><text:span text:style-name="T2"> </text:span><text:span text:style-name="T1">בעו</text:span><text:span text:style-name="T2"> </text:span><text:span text:style-name="T1">למיהוי</text:span><text:span text:style-name="T2"> </text:span><text:span text:style-name="T1">היכרא</text:span><text:span text:style-name="T2"> </text:span><text:span text:style-name="T1">בין</text:span><text:span text:style-name="T2"> </text:span><text:span text:style-name="T1">דילי</text:span><text:span text:style-name="T2"> </text:span><text:span text:style-name="T1">לדידהו?! - תקין</text:span><text:span text:style-name="T2"> </text:span><text:span text:style-name="T1">הא</text:span><text:span text:style-name="T2"> </text:span><text:span text:style-name="T1">מתניתא.</text:span></text:p>
      <text:p text:style-name="P11"/>
      <text:p text:style-name="P4"><text:span text:style-name="T1">ההוא</text:span><text:span text:style-name="T2"> </text:span><text:span text:style-name="T1">יומא</text:span><text:span text:style-name="T2"> </text:span><text:span text:style-name="T1">לא</text:span><text:span text:style-name="T2"> </text:span><text:span text:style-name="T1">הוו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ורבי</text:span><text:span text:style-name="T2"> </text:span><text:span text:style-name="T1">נתן</text:span><text:span text:style-name="T2"> </text:span><text:span text:style-name="T1">התם; למחר, כי</text:span><text:span text:style-name="T2"> </text:span><text:span text:style-name="T1">אתו</text:span><text:span text:style-name="T2"> </text:span><text:span text:style-name="T1">- חזו</text:span><text:span text:style-name="T2"> </text:span><text:span text:style-name="T1">דלא</text:span><text:span text:style-name="T2"> </text:span><text:span text:style-name="T1">קמו</text:span><text:span text:style-name="T2"> </text:span><text:span text:style-name="T1">מקמייהו</text:span><text:span text:style-name="T2"> </text:span><text:span text:style-name="T1">כדרגילא</text:span><text:span text:style-name="T2"> </text:span><text:span text:style-name="T1">מילתא; אמרי: מאי</text:span><text:span text:style-name="T2"> </text:span><text:span text:style-name="T1">האי? אמרו</text:span><text:span text:style-name="T2"> </text:span><text:span text:style-name="T1">להו: הכי</text:span><text:span text:style-name="T2"> </text:span><text:span text:style-name="T1">תקין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.</text:span></text:p>
      <text:p text:style-name="P4"><text:span text:style-name="T1">אמר</text:span><text:span text:style-name="T2"> </text:span><text:span text:style-name="T1">ליה</text:span><text:span text:style-name="T2"> </text:span><text:span text:style-name="T1">רבי</text:span><text:span text:style-name="T2"> </text:span><text:span text:style-name="T1">מאיר</text:span><text:span text:style-name="T2"> </text:span><text:span text:style-name="T1">לרבי</text:span><text:span text:style-name="T2"> </text:span><text:span text:style-name="T1">נתן: אנא</text:span><text:span text:style-name="T2"> </text:span><text:span text:style-name="T1">חכם</text:span><text:span text:style-name="T2"> </text:span><text:span text:style-name="T1">ואת</text:span><text:span text:style-name="T2"> </text:span><text:span text:style-name="T1">אב</text:span><text:span text:style-name="T2"> </text:span><text:span text:style-name="T1">בית</text:span><text:span text:style-name="T2"> </text:span><text:span text:style-name="T1">דין; נתקין</text:span><text:span text:style-name="T2"> </text:span><text:span text:style-name="T1">מילתא</text:span><text:span text:style-name="T2"> </text:span><text:span text:style-name="T1">כי</text:span><text:span text:style-name="T2"> </text:span><text:span text:style-name="T1">לדידן</text:span><text:span text:style-name="T2"> </text:span><text:span text:style-name="T32">(</text:span><text:span text:style-name="T38">כלומר: נעבד</text:span><text:span text:style-name="T31"> </text:span><text:span text:style-name="T38">ליה</text:span><text:span text:style-name="T31"> </text:span><text:span text:style-name="T38">כי</text:span><text:span text:style-name="T31"> </text:span><text:span text:style-name="T38">היכי</text:span><text:span text:style-name="T31"> </text:span><text:span text:style-name="T38">דעבד</text:span><text:span text:style-name="T31"> </text:span><text:span text:style-name="T38">הוא</text:span><text:span text:style-name="T31"> </text:span><text:span text:style-name="T38">לדידן;<text:tab/>ואית</text:span><text:span text:style-name="T31"> </text:span><text:span text:style-name="T38">דגרסי</text:span><text:span text:style-name="T31"> </text:span><text:span text:style-name="T38">'נתקין</text:span><text:span text:style-name="T31"> </text:span><text:span text:style-name="T38">מילתא</text:span><text:span text:style-name="T31"> </text:span><text:span text:style-name="T38">כי</text:span><text:span text:style-name="T31"> </text:span><text:span text:style-name="T38">ליתנן', כלומר: נתקין</text:span><text:span text:style-name="T31"> </text:span><text:span text:style-name="T38">מילתא</text:span><text:span text:style-name="T31"> </text:span><text:span text:style-name="T38">דלהוי</text:span><text:span text:style-name="T31"> </text:span><text:span text:style-name="T38">לזכרון</text:span><text:span text:style-name="T31"> </text:span><text:span text:style-name="T38">לעולם</text:span><text:span text:style-name="T31"> </text:span><text:span text:style-name="T38">לדורות</text:span><text:span text:style-name="T31"> </text:span><text:span text:style-name="T38">אפילו</text:span><text:span text:style-name="T31"> </text:span><text:span text:style-name="T38">כי</text:span><text:span text:style-name="T31"> </text:span><text:span text:style-name="T38">אינן</text:span><text:span text:style-name="T31"> </text:span><text:span text:style-name="T38">בעולם;<text:tab/>ואית</text:span><text:span text:style-name="T31"> </text:span><text:span text:style-name="T38">דאמרי</text:span><text:span text:style-name="T31"> </text:span><text:span text:style-name="T38">נתקין</text:span><text:span text:style-name="T31"> </text:span><text:span text:style-name="T38">מילתא</text:span><text:span text:style-name="T31"> </text:span><text:span text:style-name="T38">כי</text:span><text:span text:style-name="T31"> </text:span><text:span text:style-name="T38">ליתני: לומר</text:span><text:span text:style-name="T31"> </text:span><text:span text:style-name="T38">לו</text:span><text:span text:style-name="T31"> </text:span><text:span text:style-name="T38">שילמדנו</text:span><text:span text:style-name="T31"> </text:span><text:span text:style-name="T38">דבר</text:span><text:span text:style-name="T31"> </text:span><text:span text:style-name="T38">שאינו</text:span><text:span text:style-name="T31"> </text:span><text:span text:style-name="T38">יודע</text:span><text:span text:style-name="T31"> </text:span><text:span text:style-name="T38">ללמוד, ויתבייש</text:span><text:span text:style-name="T32">)</text:span><text:span text:style-name="T1">.</text:span></text:p>
      <text:p text:style-name="P4"><text:span text:style-name="T1">מאי</text:span><text:span text:style-name="T2"> </text:span><text:span text:style-name="T1">נעביד</text:span><text:span text:style-name="T2"> </text:span><text:span text:style-name="T1">ליה?</text:span></text:p>
      <text:p text:style-name="P4"><text:span text:style-name="T1">נימא</text:span><text:span text:style-name="T2"> </text:span><text:span text:style-name="T1">ליה: גלי</text:span><text:span text:style-name="T2"> </text:span><text:span text:style-name="T1">עוקצים</text:span><text:span text:style-name="T2"> </text:span><text:span text:style-name="T32">(</text:span><text:span text:style-name="T38">ידרוש</text:span><text:span text:style-name="T31"> </text:span><text:span text:style-name="T38">לן</text:span><text:span text:style-name="T31"> </text:span><text:span text:style-name="T38">מסכת</text:span><text:span text:style-name="T31"> </text:span><text:span text:style-name="T38">עוקצין</text:span><text:span text:style-name="T32">)</text:span><text:span text:style-name="T1">, דלית</text:span><text:span text:style-name="T2"> </text:span><text:span text:style-name="T1">ליה</text:span><text:span text:style-name="T2"> </text:span><text:span text:style-name="T32">(</text:span><text:span text:style-name="T38">שאין</text:span><text:span text:style-name="T31"> </text:span><text:span text:style-name="T38">סדור</text:span><text:span text:style-name="T31"> </text:span><text:span text:style-name="T38">לו</text:span><text:span text:style-name="T32">)</text:span><text:span text:style-name="T1">, וכיון</text:span><text:span text:style-name="T2"> </text:span><text:span text:style-name="T1">דלא</text:span><text:span text:style-name="T2"> </text:span><text:span text:style-name="T1">גמר</text:span><text:span text:style-name="T2"> </text:span><text:span text:style-name="T1">- נימא</text:span><text:span text:style-name="T2"> </text:span><text:span text:style-name="T1">ליה</text:span><text:span text:style-name="T2"> </text:span><text:span text:style-name="T18">(תהלים</text:span><text:span text:style-name="T19"> </text:span><text:span text:style-name="T18">קו,ב)</text:span><text:span text:style-name="T1"> </text:span><text:span text:style-name="T59">מי</text:span><text:span text:style-name="T2"> </text:span><text:span text:style-name="T59">ימלל</text:span><text:span text:style-name="T2"> </text:span><text:span text:style-name="T59">גבורות</text:span><text:span text:style-name="T2"> </text:span><text:span text:style-name="T59">ה' ישמיע</text:span><text:span text:style-name="T2"> </text:span><text:span text:style-name="T59">כל</text:span><text:span text:style-name="T2"> </text:span><text:span text:style-name="T59">תהלתו</text:span><text:span text:style-name="T1">: למי</text:span><text:span text:style-name="T2"> </text:span><text:span text:style-name="T1">נאה</text:span><text:span text:style-name="T2"> </text:span><text:span text:style-name="T1">למלל</text:span><text:span text:style-name="T2"> </text:span><text:span text:style-name="T1">גבורות</text:span><text:span text:style-name="T2"> </text:span><text:span text:style-name="T1">ה' - מי</text:span><text:span text:style-name="T2"> </text:span><text:span text:style-name="T1">שיכול</text:span><text:span text:style-name="T2"> </text:span><text:span text:style-name="T1">להשמיע</text:span><text:span text:style-name="T2"> </text:span><text:span text:style-name="T1">כל</text:span><text:span text:style-name="T2"> </text:span><text:span text:style-name="T1">תהלותיו; נעבריה</text:span><text:span text:style-name="T2"> </text:span><text:span text:style-name="T1">- והוי</text:span><text:span text:style-name="T2"> </text:span><text:span text:style-name="T1">אנא</text:span><text:span text:style-name="T2"> </text:span><text:span text:style-name="T1">אב</text:span><text:span text:style-name="T2"> </text:span><text:span text:style-name="T1">בית</text:span><text:span text:style-name="T2"> </text:span><text:span text:style-name="T1">דין</text:span><text:span text:style-name="T2"> </text:span><text:span text:style-name="T1">ואת</text:span><text:span text:style-name="T2"> </text:span><text:span text:style-name="T1">נשיא!</text:span></text:p>
      <text:p text:style-name="P4"><text:span text:style-name="T1">שמעינהו</text:span><text:span text:style-name="T2"> </text:span><text:span text:style-name="T1">רבי</text:span><text:span text:style-name="T2"> </text:span><text:span text:style-name="T1">יעקב</text:span><text:span text:style-name="T2"> </text:span><text:span text:style-name="T1">בן</text:span><text:span text:style-name="T2"> </text:span><text:span text:style-name="T1">קרשי, אמר: דלמא</text:span><text:span text:style-name="T2"> </text:span><text:span text:style-name="T1">חס</text:span><text:span text:style-name="T2"> </text:span><text:span text:style-name="T1">ושלום</text:span><text:span text:style-name="T2"> </text:span><text:span text:style-name="T1">אתיא</text:span><text:span text:style-name="T2"> </text:span><text:span text:style-name="T1">מלתא</text:span><text:span text:style-name="T2"> </text:span><text:span text:style-name="T1">לידי</text:span><text:span text:style-name="T2"> </text:span><text:span text:style-name="T1">כיסופא! אזל, יתיב</text:span><text:span text:style-name="T2"> </text:span><text:span text:style-name="T1">אחורי</text:span><text:span text:style-name="T2"> </text:span><text:span text:style-name="T1">עיליתיה</text:span><text:span text:style-name="T2"> </text:span><text:span text:style-name="T1">ד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, פשט</text:span><text:span text:style-name="T2"> </text:span><text:span text:style-name="T32">(</text:span><text:span text:style-name="T38">פירש</text:span><text:span text:style-name="T32">)</text:span><text:span text:style-name="T1"> גרס</text:span><text:span text:style-name="T2"> </text:span><text:span text:style-name="T1">ותנא</text:span><text:span text:style-name="T2"> </text:span><text:span text:style-name="T32">(</text:span><text:span text:style-name="T38">גרס</text:span><text:span text:style-name="T31"> </text:span><text:span text:style-name="T38">ושנה</text:span><text:span text:style-name="T32">)</text:span><text:span text:style-name="T1">, גרס</text:span><text:span text:style-name="T2"> </text:span><text:span text:style-name="T1">ותנא; </text:span></text:p>
      <text:p text:style-name="P4"><text:span text:style-name="T1">אמר</text:span><text:span text:style-name="T2"> </text:span><text:span text:style-name="T32">(</text:span><text:span text:style-name="T38">רבן</text:span><text:span text:style-name="T31"> </text:span><text:span text:style-name="T38">שמעון</text:span><text:span text:style-name="T31"> </text:span><text:span text:style-name="T38">בן</text:span><text:span text:style-name="T31"> </text:span><text:span text:style-name="T38">גמליאל</text:span><text:span text:style-name="T32">)</text:span><text:span text:style-name="T1">: מאי</text:span><text:span text:style-name="T2"> </text:span><text:span text:style-name="T1">דקמא? דלמא</text:span><text:span text:style-name="T2"> </text:span><text:span text:style-name="T1">חס</text:span><text:span text:style-name="T2"> </text:span><text:span text:style-name="T1">ושלום</text:span><text:span text:style-name="T2"> </text:span><text:span text:style-name="T1">איכא</text:span><text:span text:style-name="T2"> </text:span><text:span text:style-name="T1">בי</text:span><text:span text:style-name="T2"> </text:span><text:span text:style-name="T1">מדרשא</text:span><text:span text:style-name="T2"> </text:span><text:span text:style-name="T1">מידי? יהב</text:span><text:span text:style-name="T2"> </text:span><text:span text:style-name="T1">דעתיה</text:span><text:span text:style-name="T2"> </text:span><text:span text:style-name="T1">וגרסה.</text:span></text:p>
      <text:p text:style-name="P4"><text:span text:style-name="T1">למחר</text:span><text:span text:style-name="T2"> </text:span><text:span text:style-name="T1">אמרו</text:span><text:span text:style-name="T2"> </text:span><text:span text:style-name="T1">ליה: ניתי</text:span><text:span text:style-name="T2"> </text:span><text:span text:style-name="T1">מר</text:span><text:span text:style-name="T2"> </text:span><text:span text:style-name="T1">וניתני</text:span><text:span text:style-name="T2"> </text:span><text:span text:style-name="T1">בעוקצין!</text:span></text:p>
      <text:p text:style-name="P4"><text:span text:style-name="T1">פתח</text:span><text:span text:style-name="T2"> </text:span><text:span text:style-name="T1">ואמר; בתר</text:span><text:span text:style-name="T2"> </text:span><text:span text:style-name="T1">דאוקים</text:span><text:span text:style-name="T2"> </text:span><text:span text:style-name="T32">(</text:span><text:span text:style-name="T38">שסיים</text:span><text:span text:style-name="T32">)</text:span><text:span text:style-name="T1"> - אמר</text:span><text:span text:style-name="T2"> </text:span><text:span text:style-name="T1">להו: אי</text:span><text:span text:style-name="T2"> </text:span><text:span text:style-name="T1">לא</text:span><text:span text:style-name="T2"> </text:span><text:span text:style-name="T1">גמירנא</text:span><text:span text:style-name="T2"> – </text:span><text:span text:style-name="T1">כסיפיתנן!</text:span></text:p>
      <text:p text:style-name="P4"><text:span text:style-name="T1">פקיד</text:span><text:span text:style-name="T2"> </text:span><text:span text:style-name="T1">ואפקינהו</text:span><text:span text:style-name="T2"> </text:span><text:span text:style-name="T1">מבי</text:span><text:span text:style-name="T2"> </text:span><text:span text:style-name="T1">מדרשא.</text:span></text:p>
      <text:p text:style-name="P4"><text:span text:style-name="T1">הוו</text:span><text:span text:style-name="T2"> </text:span><text:span text:style-name="T1">כתבי</text:span><text:span text:style-name="T2"> </text:span><text:span text:style-name="T1">קושייתא</text:span><text:span text:style-name="T2"> </text:span><text:span text:style-name="T1">[בפתקא], ושדו</text:span><text:span text:style-name="T2"> </text:span><text:span text:style-name="T1">התם</text:span><text:span text:style-name="T2"> </text:span><text:span text:style-name="T32">(</text:span><text:span text:style-name="T38">ושדו</text:span><text:span text:style-name="T31"> </text:span><text:span text:style-name="T38">ליה</text:span><text:span text:style-name="T31"> </text:span><text:span text:style-name="T38">לפיתקא</text:span><text:span text:style-name="T31"> </text:span><text:span text:style-name="T38">בי</text:span><text:span text:style-name="T31"> </text:span><text:span text:style-name="T38">מדרשא</text:span><text:span text:style-name="T32">)</text:span><text:span text:style-name="T1">; </text:span><text:span text:style-name="T32">(</text:span><text:span text:style-name="T38">שאלות</text:span><text:span text:style-name="T32">)</text:span><text:span text:style-name="T1"> דהוה</text:span><text:span text:style-name="T2"> </text:span><text:span text:style-name="T1">מיפריק</text:span><text:span text:style-name="T2"> </text:span><text:span text:style-name="T32">(</text:span><text:span text:style-name="T38">מתרץ</text:span><text:span text:style-name="T32">)</text:span><text:span text:style-name="T1"> – מיפריק, דלא</text:span><text:span text:style-name="T2"> </text:span><text:span text:style-name="T1">הוו</text:span><text:span text:style-name="T2"> </text:span><text:span text:style-name="T1">מיפריק</text:span><text:span text:style-name="T2"> </text:span><text:span text:style-name="T32">(</text:span><text:span text:style-name="T38">ומה</text:span><text:span text:style-name="T31"> </text:span><text:span text:style-name="T38">שלא</text:span><text:span text:style-name="T31"> </text:span><text:span text:style-name="T38">היה</text:span><text:span text:style-name="T31"> </text:span><text:span text:style-name="T38">מתרץ</text:span><text:span text:style-name="T32">)</text:span><text:span text:style-name="T1"> - כתבי</text:span><text:span text:style-name="T2"> </text:span><text:span text:style-name="T1">פירוקי</text:span><text:span text:style-name="T2"> </text:span><text:span text:style-name="T1">ושדו</text:span><text:span text:style-name="T2"> </text:span><text:span text:style-name="T32">(</text:span><text:span text:style-name="T38">כתבו</text:span><text:span text:style-name="T31"> </text:span><text:span text:style-name="T38">אינהו</text:span><text:span text:style-name="T31"> </text:span><text:span text:style-name="T38">הפירוקין</text:span><text:span text:style-name="T31"> </text:span><text:span text:style-name="T38">ושדו</text:span><text:span text:style-name="T31"> </text:span><text:span text:style-name="T38">בי</text:span><text:span text:style-name="T31"> </text:span><text:span text:style-name="T38">מדרשא</text:span><text:span text:style-name="T32">)</text:span><text:span text:style-name="T1">.</text:span></text:p>
      <text:p text:style-name="P4"><text:span text:style-name="T1">אמר</text:span><text:span text:style-name="T2"> </text:span><text:span text:style-name="T1">להו</text:span><text:span text:style-name="T2"> </text:span><text:span text:style-name="T1">רבי</text:span><text:span text:style-name="T2"> </text:span><text:span text:style-name="T1">יוסי: תורה</text:span><text:span text:style-name="T2"> </text:span><text:span text:style-name="T1">מבחוץ</text:span><text:span text:style-name="T2"> </text:span><text:span text:style-name="T1">ואנו</text:span><text:span text:style-name="T2"> </text:span><text:span text:style-name="T1">מבפנים</text:span><text:span text:style-name="T2"> </text:span><text:span text:style-name="T32">(</text:span><text:span text:style-name="T38">או</text:span><text:span text:style-name="T31"> </text:span><text:span text:style-name="T38">הם</text:span><text:span text:style-name="T31"> </text:span><text:span text:style-name="T38">יכנסו</text:span><text:span text:style-name="T31"> </text:span><text:span text:style-name="T38">לבהמ"ד</text:span><text:span text:style-name="T31"> </text:span><text:span text:style-name="T38">או</text:span><text:span text:style-name="T31"> </text:span><text:span text:style-name="T38">אנו</text:span><text:span text:style-name="T31"> </text:span><text:span text:style-name="T38">נצא</text:span><text:span text:style-name="T31"> </text:span><text:span text:style-name="T38">אליהם</text:span><text:span text:style-name="T31"> </text:span><text:span text:style-name="T38">ונשב</text:span><text:span text:style-name="T31"> </text:span><text:span text:style-name="T38">עמהם</text:span><text:span text:style-name="T32">)</text:span><text:span text:style-name="T1">!?</text:span></text:p>
      <text:p text:style-name="P4"><text:span text:style-name="T1">אמר</text:span><text:span text:style-name="T2"> </text:span><text:span text:style-name="T1">להן</text:span><text:span text:style-name="T2"> </text:span><text:span text:style-name="T1">רבן</text:span><text:span text:style-name="T2"> </text:span><text:span text:style-name="T1">[שמעון</text:span><text:span text:style-name="T2"> </text:span><text:span text:style-name="T1">בן] גמליאל: ניעיילינהו, מיהו</text:span><text:span text:style-name="T2"> </text:span><text:span text:style-name="T1">ניקנסינהו</text:span><text:span text:style-name="T2"> </text:span><text:span text:style-name="T1">דלא</text:span><text:span text:style-name="T2"> </text:span><text:span text:style-name="T1">נימרו</text:span><text:span text:style-name="T2"> </text:span><text:span text:style-name="T1">שמעתא</text:span><text:span text:style-name="T2"> </text:span><text:span text:style-name="T1">משמייהו; אסיקו</text:span><text:span text:style-name="T2"> </text:span><text:span text:style-name="T1">לרבי</text:span><text:span text:style-name="T2"> </text:span><text:span text:style-name="T1">מאיר</text:span><text:span text:style-name="T2"> </text:span><text:span text:style-name="T1">'אחרים' ולרבי</text:span><text:span text:style-name="T2"> </text:span><text:span text:style-name="T1">נתן</text:span><text:span text:style-name="T2"> </text:span><text:span text:style-name="T1">'יש</text:span><text:span text:style-name="T2"> </text:span><text:span text:style-name="T1">אומרים'.</text:span><text:span text:style-name="T38"> </text:span></text:p>
      <text:p text:style-name="P4"><text:span text:style-name="T1">אחוו</text:span><text:span text:style-name="T2"> </text:span><text:span text:style-name="T1">להו</text:span><text:span text:style-name="T2"> </text:span><text:span text:style-name="T1">בחלמייהו: זילו</text:span><text:span text:style-name="T2"> </text:span><text:span text:style-name="T1">פייסוהו</text:span><text:span text:style-name="T2"> </text:span><text:span text:style-name="T1">ל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.</text:span></text:p>
      <text:p text:style-name="P4"><text:span text:style-name="T1">רבי</text:span><text:span text:style-name="T2"> </text:span><text:span text:style-name="T1">נתן</text:span><text:span text:style-name="T2"> </text:span><text:span text:style-name="T1">אזל, רבי</text:span><text:span text:style-name="T2"> </text:span><text:span text:style-name="T1">מאיר</text:span><text:span text:style-name="T2"> </text:span><text:span text:style-name="T1">לא</text:span><text:span text:style-name="T2"> </text:span><text:span text:style-name="T1">אזל, אמר</text:span><text:span text:style-name="T2"> </text:span><text:span text:style-name="T1">"דברי</text:span><text:span text:style-name="T2"> </text:span><text:span text:style-name="T1">חלומות</text:span><text:span text:style-name="T2"> </text:span><text:span text:style-name="T1">לא</text:span><text:span text:style-name="T2"> </text:span><text:span text:style-name="T1">מעלין</text:span><text:span text:style-name="T2"> </text:span><text:span text:style-name="T1">ולא</text:span><text:span text:style-name="T2"> </text:span><text:span text:style-name="T1">מורידין".</text:span></text:p>
      <text:p text:style-name="P4"><text:span text:style-name="T1">כי</text:span><text:span text:style-name="T2"> </text:span><text:span text:style-name="T1">אזל</text:span><text:span text:style-name="T2"> </text:span><text:span text:style-name="T1">רבי</text:span><text:span text:style-name="T2"> </text:span><text:span text:style-name="T1">נתן</text:span><text:span text:style-name="T2"> </text:span><text:span text:style-name="T1">- אמר</text:span><text:span text:style-name="T2"> </text:span><text:span text:style-name="T1">ליה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: נהי</text:span><text:span text:style-name="T2"> </text:span><text:span text:style-name="T1">דאהני</text:span><text:span text:style-name="T2"> </text:span><text:span text:style-name="T1">לך</text:span><text:span text:style-name="T2"> </text:span><text:span text:style-name="T1">קמרא</text:span><text:span text:style-name="T2"> </text:span><text:span text:style-name="T1">דאבוך</text:span><text:span text:style-name="T2"> </text:span><text:span text:style-name="T32">(</text:span><text:span text:style-name="T38">'קמרא' = אבנט</text:span><text:span text:style-name="T31"> </text:span><text:span text:style-name="T38">מוזהב, כדאמרינן</text:span><text:span text:style-name="T31"> </text:span><text:span text:style-name="T38">במסכת</text:span><text:span text:style-name="T31"> </text:span><text:span text:style-name="T38">שבת</text:span><text:span text:style-name="T31"> </text:span><text:span text:style-name="T38">בפרק</text:span><text:span text:style-name="T31"> </text:span><text:span text:style-name="T38">'במה</text:span><text:span text:style-name="T31"> </text:span><text:span text:style-name="T38">אשה' </text:span><text:span text:style-name="T18">(דף</text:span><text:span text:style-name="T19"> </text:span><text:span text:style-name="T18">נט:)</text:span><text:span text:style-name="T32">)</text:span><text:span text:style-name="T1"> למהוי</text:span><text:span text:style-name="T2"> </text:span><text:span text:style-name="T1">אב</text:span><text:span text:style-name="T2"> </text:span><text:span text:style-name="T1">בית</text:span><text:span text:style-name="T2"> </text:span><text:span text:style-name="T1">דין</text:span><text:span text:style-name="T2"> </text:span><text:span text:style-name="T1">- שויניך</text:span><text:span text:style-name="T2"> </text:span><text:span text:style-name="T1">נמי</text:span><text:span text:style-name="T2"> </text:span><text:span text:style-name="T1">נשיא</text:span><text:span text:style-name="T31"> </text:span><text:span text:style-name="T32">(</text:span><text:span text:style-name="T38">כלומר: דאהני</text:span><text:span text:style-name="T31"> </text:span><text:span text:style-name="T38">לך</text:span><text:span text:style-name="T31"> </text:span><text:span text:style-name="T38">חשיבותא</text:span><text:span text:style-name="T31"> </text:span><text:span text:style-name="T38">דאביך</text:span><text:span text:style-name="T31"> </text:span><text:span text:style-name="T38">דהוית</text:span><text:span text:style-name="T31"> </text:span><text:span text:style-name="T38">אב</text:span><text:span text:style-name="T31"> </text:span><text:span text:style-name="T38">בית</text:span><text:span text:style-name="T31"> </text:span><text:span text:style-name="T38">דין, אבל</text:span><text:span text:style-name="T31"> </text:span><text:span text:style-name="T38">למהוי</text:span><text:span text:style-name="T31"> </text:span><text:span text:style-name="T38">נשיא</text:span><text:span text:style-name="T31"> </text:span><text:span text:style-name="T38">- מי</text:span><text:span text:style-name="T31"> </text:span><text:span text:style-name="T38">אהני</text:span><text:span text:style-name="T31"> </text:span><text:span text:style-name="T38">לך</text:span><text:span text:style-name="T31"> </text:span><text:span text:style-name="T38">דקא</text:span><text:span text:style-name="T31"> </text:span><text:span text:style-name="T38">בעית</text:span><text:span text:style-name="T31"> </text:span><text:span text:style-name="T38">למהוי</text:span><text:span text:style-name="T31"> </text:span><text:span text:style-name="T38">נשיא</text:span><text:span text:style-name="T32">)</text:span><text:span text:style-name="T1">?</text:span></text:p>
      <text:p text:style-name="P3"/>
      <text:p text:style-name="P4"><text:span text:style-name="T1">מתני</text:span><text:span text:style-name="T2"> </text:span><text:span text:style-name="T1">ליה</text:span><text:span text:style-name="T2"> </text:span><text:span text:style-name="T1">רבי</text:span><text:span text:style-name="T2"> </text:span><text:span text:style-name="T1">לרבן</text:span><text:span text:style-name="T2"> </text:span><text:span text:style-name="T1">שמעון</text:span><text:span text:style-name="T2"> </text:span><text:span text:style-name="T1">בריה: "אחרים</text:span><text:span text:style-name="T2"> </text:span><text:span text:style-name="T1">אומרים: אילו</text:span><text:span text:style-name="T2"> </text:span><text:span text:style-name="T1">היה</text:span><text:span text:style-name="T2"> </text:span><text:span text:style-name="T1">תמורה</text:span></text:p>
      <text:p text:style-name="P3"/>
      <text:p text:style-name="P4"><text:span text:style-name="T1">(הוריות</text:span><text:span text:style-name="T2"> </text:span><text:span text:style-name="T1">יד,א)</text:span></text:p>
      <text:p text:style-name="P4"><text:span text:style-name="T1">לא</text:span><text:span text:style-name="T2"> </text:span><text:span text:style-name="T1">היה</text:span><text:span text:style-name="T2"> </text:span><text:span text:style-name="T1">קרב" </text:span><text:span text:style-name="T32">(</text:span><text:span text:style-name="T38">דתנן</text:span><text:span text:style-name="T31"> </text:span><text:span text:style-name="T38">במסכת</text:span><text:span text:style-name="T31"> </text:span><text:span text:style-name="T38">בכורות</text:span><text:span text:style-name="T31"> </text:span><text:span text:style-name="T38">בפרק</text:span><text:span text:style-name="T31"> </text:span><text:span text:style-name="T38">בתרא</text:span><text:span text:style-name="T31"> </text:span><text:span text:style-name="T18">(דף</text:span><text:span text:style-name="T19"> </text:span><text:span text:style-name="T18">ס.)</text:span><text:span text:style-name="T38">: '</text:span><text:span text:style-name="T48">קרא</text:span><text:span text:style-name="T49"> </text:span><text:span text:style-name="T48">לתשיעי</text:span><text:span text:style-name="T49"> </text:span><text:span text:style-name="T48">עשירי</text:span><text:span text:style-name="T49"> </text:span><text:span text:style-name="T48">ולעשירי</text:span><text:span text:style-name="T49"> </text:span><text:span text:style-name="T48">תשיעי</text:span><text:span text:style-name="T49"> </text:span><text:span text:style-name="T48">ולאחד</text:span><text:span text:style-name="T49"> </text:span><text:span text:style-name="T48">עשר</text:span><text:span text:style-name="T49"> </text:span><text:span text:style-name="T48">עשירי</text:span><text:span text:style-name="T49"> </text:span><text:span text:style-name="T48">- שלשתן</text:span><text:span text:style-name="T49"> </text:span><text:span text:style-name="T48">מקודשין; התשיעי</text:span><text:span text:style-name="T49"> </text:span><text:span text:style-name="T48">נאכל</text:span><text:span text:style-name="T49"> </text:span><text:span text:style-name="T48">במומו</text:span><text:span text:style-name="T49"> </text:span><text:span text:style-name="T48">והעשירי</text:span><text:span text:style-name="T49"> </text:span><text:span text:style-name="T48">מעשר</text:span><text:span text:style-name="T49"> </text:span><text:span text:style-name="T48">והאחד</text:span><text:span text:style-name="T49"> </text:span><text:span text:style-name="T48">עשר</text:span><text:span text:style-name="T49"> </text:span><text:span text:style-name="T48">קרב</text:span><text:span text:style-name="T49"> </text:span><text:span text:style-name="T48">שלמים, ועושהו</text:span><text:span text:style-name="T49"> </text:span><text:span text:style-name="T48">תמורה</text:span><text:span text:style-name="T49"> </text:span><text:span text:style-name="T48">- דברי</text:span><text:span text:style-name="T49"> </text:span><text:span text:style-name="T48">רבי</text:span><text:span text:style-name="T49"> </text:span><text:span text:style-name="T48">מאיר; אמר</text:span><text:span text:style-name="T49"> </text:span><text:span text:style-name="T48">לו</text:span><text:span text:style-name="T49"> </text:span><text:span text:style-name="T48">רבי</text:span><text:span text:style-name="T49"> </text:span><text:span text:style-name="T48">יהודה: וכי</text:span><text:span text:style-name="T49"> </text:span><text:span text:style-name="T48">יש</text:span><text:span text:style-name="T49"> </text:span><text:span text:style-name="T48">תמורה</text:span><text:span text:style-name="T49"> </text:span><text:span text:style-name="T48">עושה</text:span><text:span text:style-name="T49"> </text:span><text:span text:style-name="T48">תמורה?</text:span><text:span text:style-name="T38">' והא</text:span><text:span text:style-name="T31"> </text:span><text:span text:style-name="T38">קיימא</text:span><text:span text:style-name="T31"> </text:span><text:span text:style-name="T38">לן</text:span><text:span text:style-name="T31"> </text:span><text:span text:style-name="T38">ד'</text:span><text:span text:style-name="T48">אין</text:span><text:span text:style-name="T49"> </text:span><text:span text:style-name="T48">תמורה</text:span><text:span text:style-name="T49"> </text:span><text:span text:style-name="T48">עושה</text:span><text:span text:style-name="T49"> </text:span><text:span text:style-name="T48">תמורה</text:span><text:span text:style-name="T38">', כדתנן</text:span><text:span text:style-name="T31"> </text:span><text:span text:style-name="T38">במסכת</text:span><text:span text:style-name="T31"> </text:span><text:span text:style-name="T38">תמורה</text:span><text:span text:style-name="T31"> </text:span><text:span text:style-name="T38">בפרק</text:span><text:span text:style-name="T31"> </text:span><text:span text:style-name="T38">קמא</text:span><text:span text:style-name="T31"> </text:span><text:span text:style-name="T18">(משנה</text:span><text:span text:style-name="T19"> </text:span><text:span text:style-name="T18">ה, דף</text:span><text:span text:style-name="T19"> </text:span><text:span text:style-name="T18">ה:)</text:span><text:span text:style-name="T38">; </text:span><text:span text:style-name="T18">[במדבר</text:span><text:span text:style-name="T19"> </text:span><text:span text:style-name="T18">יח,יז]</text:span><text:span text:style-name="T38"> </text:span><text:span text:style-name="T28">אך</text:span><text:span text:style-name="T31"> </text:span><text:span text:style-name="T28">בכור</text:span><text:span text:style-name="T31"> </text:span><text:span text:style-name="T28">שור</text:span><text:span text:style-name="T31"> </text:span><text:span text:style-name="T28">...</text:span><text:span text:style-name="T38"> </text:span><text:span text:style-name="T28">קדש</text:span><text:span text:style-name="T31"> </text:span><text:span text:style-name="T28">הן</text:span><text:span text:style-name="T31"> </text:span><text:span text:style-name="T38">וכו' - הן</text:span><text:span text:style-name="T31"> </text:span><text:span text:style-name="T38">קריבין</text:span><text:span text:style-name="T31"> </text:span><text:span text:style-name="T38">ואין</text:span><text:span text:style-name="T31"> </text:span><text:span text:style-name="T38">תמורתן</text:span><text:span text:style-name="T31"> </text:span><text:span text:style-name="T38">קריבין; ומעשר</text:span><text:span text:style-name="T31"> </text:span><text:span text:style-name="T38">יליף</text:span><text:span text:style-name="T31"> </text:span><text:span text:style-name="T38">'</text:span><text:span text:style-name="T28">עברה</text:span><text:span text:style-name="T38">' '</text:span><text:span text:style-name="T28">עברה</text:span><text:span text:style-name="T38">' מבכור: כתיב</text:span><text:span text:style-name="T31"> </text:span><text:span text:style-name="T38">הכא</text:span><text:span text:style-name="T31"> </text:span><text:span text:style-name="T28">כל</text:span><text:span text:style-name="T31"> </text:span><text:span text:style-name="T28">אשר</text:span><text:span text:style-name="T31"> </text:span><text:span text:style-name="T28">יעבור</text:span><text:span text:style-name="T31"> </text:span><text:span text:style-name="T28">תחת</text:span><text:span text:style-name="T31"> </text:span><text:span text:style-name="T28">השבט</text:span><text:span text:style-name="T31"> </text:span><text:span text:style-name="T18">[ויקרא</text:span><text:span text:style-name="T19"> </text:span><text:span text:style-name="T18">כז,לב]</text:span><text:span text:style-name="T38"> וכתיב</text:span><text:span text:style-name="T31"> </text:span><text:span text:style-name="T38">התם</text:span><text:span text:style-name="T31"> </text:span><text:span text:style-name="T38">בבכור</text:span><text:span text:style-name="T31"> </text:span><text:span text:style-name="T18">[שמות</text:span><text:span text:style-name="T19"> </text:span><text:span text:style-name="T18">יג,יב]</text:span><text:span text:style-name="T38"> </text:span><text:span text:style-name="T28">והעברת</text:span><text:span text:style-name="T31"> </text:span><text:span text:style-name="T28">כל</text:span><text:span text:style-name="T31"> </text:span><text:span text:style-name="T28">פטר</text:span><text:span text:style-name="T31"> </text:span><text:span text:style-name="T28">רחם</text:span><text:span text:style-name="T31"> </text:span><text:span text:style-name="T38">וגו'</text:span><text:span text:style-name="T32">)</text:span><text:span text:style-name="T1">.</text:span></text:p>
      <text:p text:style-name="P4"><text:span text:style-name="T1">אמר</text:span><text:span text:style-name="T2"> </text:span><text:span text:style-name="T1">לו: מי</text:span><text:span text:style-name="T2"> </text:span><text:span text:style-name="T1">הם</text:span><text:span text:style-name="T2"> </text:span><text:span text:style-name="T1">הללו</text:span><text:span text:style-name="T2"> </text:span><text:span text:style-name="T1">שמימיהם</text:span><text:span text:style-name="T2"> </text:span><text:span text:style-name="T1">אנו</text:span><text:span text:style-name="T2"> </text:span><text:span text:style-name="T1">שותים</text:span><text:span text:style-name="T2"> </text:span><text:span text:style-name="T1">ושמותם</text:span><text:span text:style-name="T2"> </text:span><text:span text:style-name="T1">אין</text:span><text:span text:style-name="T2"> </text:span><text:span text:style-name="T1">אנו</text:span><text:span text:style-name="T2"> </text:span><text:span text:style-name="T1">מזכירים?</text:span></text:p>
      <text:p text:style-name="P4"><text:span text:style-name="T1">אמר</text:span><text:span text:style-name="T2"> </text:span><text:span text:style-name="T1">ליה: בני</text:span><text:span text:style-name="T2"> </text:span><text:span text:style-name="T1">אדם</text:span><text:span text:style-name="T2"> </text:span><text:span text:style-name="T1">שבקשו</text:span><text:span text:style-name="T2"> </text:span><text:span text:style-name="T1">לעקור</text:span><text:span text:style-name="T2"> </text:span><text:span text:style-name="T1">כבודך</text:span><text:span text:style-name="T2"> </text:span><text:span text:style-name="T1">וכבוד</text:span><text:span text:style-name="T2"> </text:span><text:span text:style-name="T1">בית</text:span><text:span text:style-name="T2"> </text:span><text:span text:style-name="T1">אביך.</text:span></text:p>
      <text:p text:style-name="P4"><text:span text:style-name="T1">אמר</text:span><text:span text:style-name="T2"> </text:span><text:span text:style-name="T1">ליה</text:span><text:span text:style-name="T2"> </text:span><text:span text:style-name="T18">(קהלת</text:span><text:span text:style-name="T19"> </text:span><text:span text:style-name="T18">ט,ו)</text:span><text:span text:style-name="T1"> </text:span><text:span text:style-name="T59">גם</text:span><text:span text:style-name="T2"> </text:span><text:span text:style-name="T59">אהבתם</text:span><text:span text:style-name="T2"> </text:span><text:span text:style-name="T59">גם</text:span><text:span text:style-name="T2"> </text:span><text:span text:style-name="T59">שנאתם</text:span><text:span text:style-name="T2"> </text:span><text:span text:style-name="T59">גם</text:span><text:span text:style-name="T2"> </text:span><text:span text:style-name="T59">קנאתם</text:span><text:span text:style-name="T2"> </text:span><text:span text:style-name="T59">כבר</text:span><text:span text:style-name="T2"> </text:span><text:span text:style-name="T59">אבדה</text:span><text:span text:style-name="T2"> </text:span><text:span text:style-name="T28">[וחלק</text:span><text:span text:style-name="T31"> </text:span><text:span text:style-name="T28">אין</text:span><text:span text:style-name="T31"> </text:span><text:span text:style-name="T28">להם</text:span><text:span text:style-name="T31"> </text:span><text:span text:style-name="T28">עוד</text:span><text:span text:style-name="T31"> </text:span><text:span text:style-name="T28">לעולם</text:span><text:span text:style-name="T31"> </text:span><text:span text:style-name="T28">בכל</text:span><text:span text:style-name="T31"> </text:span><text:span text:style-name="T28">אשר</text:span><text:span text:style-name="T31"> </text:span><text:span text:style-name="T28">נעשה</text:span><text:span text:style-name="T31"> </text:span><text:span text:style-name="T28">תחת</text:span><text:span text:style-name="T31"> </text:span><text:span text:style-name="T28">השמש]</text:span><text:span text:style-name="T1"> </text:span></text:p>
      <text:p text:style-name="P4"><text:span text:style-name="T1">אמר</text:span><text:span text:style-name="T2"> </text:span><text:span text:style-name="T1">ליה: </text:span><text:span text:style-name="T18">(תהלים</text:span><text:span text:style-name="T19"> </text:span><text:span text:style-name="T18">ט,ז)</text:span><text:span text:style-name="T1"> </text:span><text:span text:style-name="T59">האויב</text:span><text:span text:style-name="T2"> </text:span><text:span text:style-name="T59">תמו</text:span><text:span text:style-name="T2"> </text:span><text:span text:style-name="T59">חרבות</text:span><text:span text:style-name="T2"> </text:span><text:span text:style-name="T59">לנצח</text:span><text:span text:style-name="T2"> </text:span><text:span text:style-name="T28">[וערים</text:span><text:span text:style-name="T31"> </text:span><text:span text:style-name="T28">נתשת</text:span><text:span text:style-name="T31"> </text:span><text:span text:style-name="T28">אבד</text:span><text:span text:style-name="T31"> </text:span><text:span text:style-name="T28">זכרם</text:span><text:span text:style-name="T31"> </text:span><text:span text:style-name="T28">המה]</text:span><text:span text:style-name="T1"> </text:span><text:span text:style-name="T32">(</text:span><text:span text:style-name="T38">דמשמע: אף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שכבר</text:span><text:span text:style-name="T31"> </text:span><text:span text:style-name="T38">מתו</text:span><text:span text:style-name="T31"> </text:span><text:span text:style-name="T38">- </text:span><text:span text:style-name="T28">חרבות</text:span><text:span text:style-name="T31"> </text:span><text:span text:style-name="T28">לנצח</text:span><text:span text:style-name="T38">, ואין</text:span><text:span text:style-name="T31"> </text:span><text:span text:style-name="T38">יפה</text:span><text:span text:style-name="T31"> </text:span><text:span text:style-name="T38">להזכירם</text:span><text:span text:style-name="T32">)</text:span></text:p>
      <text:p text:style-name="P4"><text:span text:style-name="T1">אמר</text:span><text:span text:style-name="T2"> </text:span><text:span text:style-name="T1">ליה: הני</text:span><text:span text:style-name="T2"> </text:span><text:span text:style-name="T1">מלי</text:span><text:span text:style-name="T2"> </text:span><text:span text:style-name="T1">היכא</text:span><text:span text:style-name="T2"> </text:span><text:span text:style-name="T1">דאהנו</text:span><text:span text:style-name="T2"> </text:span><text:span text:style-name="T1">מעשייהו, רבנן</text:span><text:span text:style-name="T2"> </text:span><text:span text:style-name="T1">לא</text:span><text:span text:style-name="T2"> </text:span><text:span text:style-name="T1">אהנו</text:span><text:span text:style-name="T2"> </text:span><text:span text:style-name="T1">מעשייהו!?</text:span></text:p>
      <text:p text:style-name="P4"><text:span text:style-name="T1">הדר</text:span><text:span text:style-name="T2"> </text:span><text:span text:style-name="T1">אתני</text:span><text:span text:style-name="T2"> </text:span><text:span text:style-name="T1">ליה: "אמרו</text:span><text:span text:style-name="T2"> </text:span><text:span text:style-name="T1">משום</text:span><text:span text:style-name="T2"> </text:span><text:span text:style-name="T1">רבי</text:span><text:span text:style-name="T2"> </text:span><text:span text:style-name="T1">מאיר: אילו</text:span><text:span text:style-name="T2"> </text:span><text:span text:style-name="T1">היה</text:span><text:span text:style-name="T2"> </text:span><text:span text:style-name="T1">תמורה</text:span><text:span text:style-name="T2"> </text:span><text:span text:style-name="T1">לא</text:span><text:span text:style-name="T2"> </text:span><text:span text:style-name="T1">היה</text:span><text:span text:style-name="T2"> </text:span><text:span text:style-name="T1">קרב".</text:span></text:p>
      <text:p text:style-name="P4"><text:span text:style-name="T1">אמר</text:span><text:span text:style-name="T2"> </text:span><text:span text:style-name="T1">רבא: אפילו</text:span><text:span text:style-name="T2"> </text:span><text:span text:style-name="T1">רבי, דענוותנא</text:span><text:span text:style-name="T2"> </text:span><text:span text:style-name="T1">הוא</text:span><text:span text:style-name="T2"> </text:span><text:span text:style-name="T1">- </text:span><text:span text:style-name="T32">(</text:span><text:span text:style-name="T38">הכא</text:span><text:span text:style-name="T31"> </text:span><text:span text:style-name="T38">לא</text:span><text:span text:style-name="T31"> </text:span><text:span text:style-name="T38">נהוג</text:span><text:span text:style-name="T31"> </text:span><text:span text:style-name="T38">ענותנותא</text:span><text:span text:style-name="T31"> </text:span><text:span text:style-name="T38">יתירא</text:span><text:span text:style-name="T32">)</text:span><text:span text:style-name="T1"> תנא</text:span><text:span text:style-name="T2"> </text:span><text:span text:style-name="T1">"אמרו</text:span><text:span text:style-name="T2"> </text:span><text:span text:style-name="T1">משום</text:span><text:span text:style-name="T2"> </text:span><text:span text:style-name="T1">רבי</text:span><text:span text:style-name="T2"> </text:span><text:span text:style-name="T1">מאיר", "אמר</text:span><text:span text:style-name="T2"> </text:span><text:span text:style-name="T1">רבי</text:span><text:span text:style-name="T2"> </text:span><text:span text:style-name="T1">מאיר" לא</text:span><text:span text:style-name="T2"> </text:span><text:span text:style-name="T1">אמר</text:span><text:span text:style-name="T2"> </text:span><text:span text:style-name="T32">(</text:span><text:span text:style-name="T38">דאמר</text:span><text:span text:style-name="T31"> </text:span><text:span text:style-name="T38">'משום</text:span><text:span text:style-name="T31"> </text:span><text:span text:style-name="T38">רבי</text:span><text:span text:style-name="T31"> </text:span><text:span text:style-name="T38">מאיר', ולא</text:span><text:span text:style-name="T31"> </text:span><text:span text:style-name="T38">רצה</text:span><text:span text:style-name="T31"> </text:span><text:span text:style-name="T38">לומר</text:span><text:span text:style-name="T31"> </text:span><text:span text:style-name="T38">בהדיא</text:span><text:span text:style-name="T31"> </text:span><text:span text:style-name="T38">'אמר</text:span><text:span text:style-name="T31"> </text:span><text:span text:style-name="T38">רבי</text:span><text:span text:style-name="T31"> </text:span><text:span text:style-name="T38">מאיר'</text:span><text:span text:style-name="T32">)</text:span><text:span text:style-name="T1">.</text:span></text:p>
      <text:p text:style-name="P3"/>
      <text:p text:style-name="P4"><text:span text:style-name="T1">אמר</text:span><text:span text:style-name="T2"> </text:span><text:span text:style-name="T1">רבי</text:span><text:span text:style-name="T2"> </text:span><text:span text:style-name="T1">יוחנן: פליגו</text:span><text:span text:style-name="T2"> </text:span><text:span text:style-name="T1">בה</text:span><text:span text:style-name="T2"> </text:span><text:span text:style-name="T1">רבן</text:span><text:span text:style-name="T2"> </text:span><text:span text:style-name="T1">שמעון</text:span><text:span text:style-name="T2"> </text:span><text:span text:style-name="T1">בן</text:span><text:span text:style-name="T2"> </text:span><text:span text:style-name="T1">גמליאל</text:span><text:span text:style-name="T2"> </text:span><text:span text:style-name="T1">ורבנן: חד</text:span><text:span text:style-name="T2"> </text:span><text:span text:style-name="T1">אמר</text:span><text:span text:style-name="T2"> </text:span><text:span text:style-name="T1">'סיני' עדיף</text:span><text:span text:style-name="T2"> </text:span><text:span text:style-name="T32">(</text:span><text:span text:style-name="T38">מי</text:span><text:span text:style-name="T31"> </text:span><text:span text:style-name="T38">ששנה</text:span><text:span text:style-name="T31"> </text:span><text:span text:style-name="T38">משנה</text:span><text:span text:style-name="T31"> </text:span><text:span text:style-name="T38">וברייתא</text:span><text:span text:style-name="T31"> </text:span><text:span text:style-name="T38">סדורין</text:span><text:span text:style-name="T31"> </text:span><text:span text:style-name="T38">לו</text:span><text:span text:style-name="T31"> </text:span><text:span text:style-name="T38">כנתינתן</text:span><text:span text:style-name="T31"> </text:span><text:span text:style-name="T38">מהר</text:span><text:span text:style-name="T31"> </text:span><text:span text:style-name="T38">סיני</text:span><text:span text:style-name="T32">)</text:span><text:span text:style-name="T1">, וחד</text:span><text:span text:style-name="T2"> </text:span><text:span text:style-name="T1">אמר</text:span><text:span text:style-name="T2"> </text:span><text:span text:style-name="T1">'עוקר</text:span><text:span text:style-name="T2"> </text:span><text:span text:style-name="T1">הרים' עדיף</text:span><text:span text:style-name="T2"> </text:span><text:span text:style-name="T32">(</text:span><text:span text:style-name="T38">דחריף</text:span><text:span text:style-name="T31"> </text:span><text:span text:style-name="T38">ומפולפל</text:span><text:span text:style-name="T31"> </text:span><text:span text:style-name="T38">בתורה, אף</text:span><text:span text:style-name="T31"> </text:span><text:span text:style-name="T38">על</text:span><text:span text:style-name="T31"> </text:span><text:span text:style-name="T38">פי</text:span><text:span text:style-name="T31"> </text:span><text:span text:style-name="T38">שאין</text:span><text:span text:style-name="T31"> </text:span><text:span text:style-name="T38">משנה</text:span><text:span text:style-name="T31"> </text:span><text:span text:style-name="T38">וברייתא</text:span><text:span text:style-name="T31"> </text:span><text:span text:style-name="T38">סדורין</text:span><text:span text:style-name="T31"> </text:span><text:span text:style-name="T38">לו</text:span><text:span text:style-name="T31"> </text:span><text:span text:style-name="T38">כל</text:span><text:span text:style-name="T31"> </text:span><text:span text:style-name="T38">כך</text:span><text:span text:style-name="T32">)</text:span><text:span text:style-name="T1">.</text:span></text:p>
      <text:p text:style-name="P4"><text:span text:style-name="T1">רב</text:span><text:span text:style-name="T2"> </text:span><text:span text:style-name="T1">יוסף</text:span><text:span text:style-name="T2"> </text:span><text:span text:style-name="T1">סיני</text:span><text:span text:style-name="T2"> </text:span><text:span text:style-name="T32">(</text:span><text:span text:style-name="T38">רב</text:span><text:span text:style-name="T31"> </text:span><text:span text:style-name="T38">יוסף</text:span><text:span text:style-name="T31"> </text:span><text:span text:style-name="T38">- קרו</text:span><text:span text:style-name="T31"> </text:span><text:span text:style-name="T38">ליה</text:span><text:span text:style-name="T31"> </text:span><text:span text:style-name="T38">'סיני' לפי</text:span><text:span text:style-name="T31"> </text:span><text:span text:style-name="T38">שהיו</text:span><text:span text:style-name="T31"> </text:span><text:span text:style-name="T38">משניות</text:span><text:span text:style-name="T31"> </text:span><text:span text:style-name="T38">וברייתות</text:span><text:span text:style-name="T31"> </text:span><text:span text:style-name="T38">סדורות</text:span><text:span text:style-name="T31"> </text:span><text:span text:style-name="T38">לו</text:span><text:span text:style-name="T31"> </text:span><text:span text:style-name="T38">כנתינתן</text:span><text:span text:style-name="T31"> </text:span><text:span text:style-name="T38">מהר</text:span><text:span text:style-name="T31"> </text:span><text:span text:style-name="T38">סיני, אבל</text:span><text:span text:style-name="T31"> </text:span><text:span text:style-name="T38">לא</text:span><text:span text:style-name="T31"> </text:span><text:span text:style-name="T38">היה</text:span><text:span text:style-name="T31"> </text:span><text:span text:style-name="T38">מפולפל</text:span><text:span text:style-name="T31"> </text:span><text:span text:style-name="T38">כרבה</text:span><text:span text:style-name="T32">)</text:span><text:span text:style-name="T1">, רבה</text:span><text:span text:style-name="T2"> </text:span><text:span text:style-name="T1">עוקר</text:span><text:span text:style-name="T2"> </text:span><text:span text:style-name="T1">הרים.</text:span></text:p>
      <text:p text:style-name="P4"><text:span text:style-name="T1">שלחו</text:span><text:span text:style-name="T2"> </text:span><text:span text:style-name="T1">לתמן: איזה</text:span><text:span text:style-name="T2"> </text:span><text:span text:style-name="T1">מהם</text:span><text:span text:style-name="T2"> </text:span><text:span text:style-name="T1">קודם?</text:span></text:p>
      <text:p text:style-name="P4"><text:span text:style-name="T1">שלחו</text:span><text:span text:style-name="T2"> </text:span><text:span text:style-name="T1">להו: סיני</text:span><text:span text:style-name="T2"> </text:span><text:span text:style-name="T1">עדיף, דאמר</text:span><text:span text:style-name="T2"> </text:span><text:span text:style-name="T1">מר: הכל</text:span><text:span text:style-name="T2"> </text:span><text:span text:style-name="T1">צריכין</text:span><text:span text:style-name="T2"> </text:span><text:span text:style-name="T1">למרי</text:span><text:span text:style-name="T2"> </text:span><text:span text:style-name="T1">חטיא</text:span><text:span text:style-name="T2"> </text:span><text:span text:style-name="T32">(</text:span><text:span text:style-name="T38">כלומר: רב</text:span><text:span text:style-name="T31"> </text:span><text:span text:style-name="T38">יוסף</text:span><text:span text:style-name="T31"> </text:span><text:span text:style-name="T38">הוא</text:span><text:span text:style-name="T31"> </text:span><text:span text:style-name="T38">מרי</text:span><text:span text:style-name="T31"> </text:span><text:span text:style-name="T38">חטיא: שמשנה</text:span><text:span text:style-name="T31"> </text:span><text:span text:style-name="T38">וברייתא</text:span><text:span text:style-name="T31"> </text:span><text:span text:style-name="T38">סדורין</text:span><text:span text:style-name="T31"> </text:span><text:span text:style-name="T38">לו</text:span><text:span text:style-name="T31"> </text:span><text:span text:style-name="T38">מפי</text:span><text:span text:style-name="T31"> </text:span><text:span text:style-name="T38">השמועה</text:span><text:span text:style-name="T31"> </text:span><text:span text:style-name="T38">כנתינתן</text:span><text:span text:style-name="T31"> </text:span><text:span text:style-name="T38">מהר</text:span><text:span text:style-name="T31"> </text:span><text:span text:style-name="T38">סיני, דמשנה</text:span><text:span text:style-name="T31"> </text:span><text:span text:style-name="T38">וברייתא</text:span><text:span text:style-name="T31"> </text:span><text:span text:style-name="T38">- אבוהון</text:span><text:span text:style-name="T31"> </text:span><text:span text:style-name="T38">דהלכתא</text:span><text:span text:style-name="T32">)</text:span><text:span text:style-name="T1">. ואפילו</text:span><text:span text:style-name="T2"> </text:span><text:span text:style-name="T1">הכי</text:span><text:span text:style-name="T2"> </text:span><text:span text:style-name="T1">לא</text:span><text:span text:style-name="T2"> </text:span><text:span text:style-name="T1">קביל</text:span><text:span text:style-name="T2"> </text:span><text:span text:style-name="T1">רב</text:span><text:span text:style-name="T2"> </text:span><text:span text:style-name="T1">יוסף</text:span><text:span text:style-name="T2"> </text:span><text:span text:style-name="T1">עליה.</text:span></text:p>
      <text:p text:style-name="P4"><text:span text:style-name="T1">מלך</text:span><text:span text:style-name="T2"> </text:span><text:span text:style-name="T1">רבה</text:span><text:span text:style-name="T2"> </text:span><text:span text:style-name="T1">עשרין</text:span><text:span text:style-name="T2"> </text:span><text:span text:style-name="T1">ותרתי</text:span><text:span text:style-name="T2"> </text:span><text:span text:style-name="T1">שנין, והדר</text:span><text:span text:style-name="T2"> </text:span><text:span text:style-name="T1">מלך</text:span><text:span text:style-name="T2"> </text:span><text:span text:style-name="T1">רב</text:span><text:span text:style-name="T2"> </text:span><text:span text:style-name="T1">יוסף; וכל</text:span><text:span text:style-name="T2"> </text:span><text:span text:style-name="T1">שני</text:span><text:span text:style-name="T2"> </text:span><text:span text:style-name="T1">דמלך</text:span><text:span text:style-name="T2"> </text:span><text:span text:style-name="T1">רבה</text:span><text:span text:style-name="T2"> </text:span><text:span text:style-name="T1">- רב</text:span><text:span text:style-name="T2"> </text:span><text:span text:style-name="T1">יוסף</text:span><text:span text:style-name="T2"> </text:span><text:span text:style-name="T1">אפילו</text:span><text:span text:style-name="T2"> </text:span><text:span text:style-name="T1">אומנא</text:span><text:span text:style-name="T2"> </text:span><text:span text:style-name="T1">לביתיה</text:span><text:span text:style-name="T2"> </text:span><text:span text:style-name="T1">לא</text:span><text:span text:style-name="T2"> </text:span><text:span text:style-name="T1">חליף</text:span><text:span text:style-name="T2"> </text:span><text:span text:style-name="T32">(</text:span><text:span text:style-name="T38">אומנא</text:span><text:span text:style-name="T31"> </text:span><text:span text:style-name="T38">לביתיה</text:span><text:span text:style-name="T31"> </text:span><text:span text:style-name="T38">לא</text:span><text:span text:style-name="T31"> </text:span><text:span text:style-name="T38">קרא, שלא</text:span><text:span text:style-name="T31"> </text:span><text:span text:style-name="T38">רצה</text:span><text:span text:style-name="T31"> </text:span><text:span text:style-name="T38">לנהוג</text:span><text:span text:style-name="T31"> </text:span><text:span text:style-name="T38">שררה</text:span><text:span text:style-name="T31"> </text:span><text:span text:style-name="T38">בעצמו</text:span><text:span text:style-name="T31"> </text:span><text:span text:style-name="T38">כל</text:span><text:span text:style-name="T31"> </text:span><text:span text:style-name="T38">אותן</text:span><text:span text:style-name="T31"> </text:span><text:span text:style-name="T38">השנים</text:span><text:span text:style-name="T31"> </text:span><text:span text:style-name="T38">שמלך</text:span><text:span text:style-name="T31"> </text:span><text:span text:style-name="T38">רבה, אפילו</text:span><text:span text:style-name="T31"> </text:span><text:span text:style-name="T38">בהאי</text:span><text:span text:style-name="T31"> </text:span><text:span text:style-name="T38">שררותא: שלא</text:span><text:span text:style-name="T31"> </text:span><text:span text:style-name="T38">רצה</text:span><text:span text:style-name="T31"> </text:span><text:span text:style-name="T38">להביא</text:span><text:span text:style-name="T31"> </text:span><text:span text:style-name="T38">שום</text:span><text:span text:style-name="T31"> </text:span><text:span text:style-name="T38">אומן</text:span><text:span text:style-name="T31"> </text:span><text:span text:style-name="T38">בתוך</text:span><text:span text:style-name="T31"> </text:span><text:span text:style-name="T38">ביתו, אלא</text:span><text:span text:style-name="T31"> </text:span><text:span text:style-name="T38">כשהוא</text:span><text:span text:style-name="T31"> </text:span><text:span text:style-name="T38">רוצה</text:span><text:span text:style-name="T31"> </text:span><text:span text:style-name="T38">להקיז</text:span><text:span text:style-name="T31"> </text:span><text:span text:style-name="T38">דם</text:span><text:span text:style-name="T31"> </text:span><text:span text:style-name="T38">- היה</text:span><text:span text:style-name="T31"> </text:span><text:span text:style-name="T38">האומן</text:span><text:span text:style-name="T31"> </text:span><text:span text:style-name="T38">על</text:span><text:span text:style-name="T31"> </text:span><text:span text:style-name="T38">לביתיה</text:span><text:span text:style-name="T31"> </text:span><text:span text:style-name="T38">דרבה, ושם</text:span><text:span text:style-name="T31"> </text:span><text:span text:style-name="T38">היה</text:span><text:span text:style-name="T31"> </text:span><text:span text:style-name="T38">מקיז;<text:tab/>ואית</text:span><text:span text:style-name="T31"> </text:span><text:span text:style-name="T38">דגרסי: שלא</text:span><text:span text:style-name="T31"> </text:span><text:span text:style-name="T38">רצה</text:span><text:span text:style-name="T31"> </text:span><text:span text:style-name="T38">לנהוג</text:span><text:span text:style-name="T31"> </text:span><text:span text:style-name="T38">שררות</text:span><text:span text:style-name="T31"> </text:span><text:span text:style-name="T38">בעצמו</text:span><text:span text:style-name="T31"> </text:span><text:span text:style-name="T38">כל</text:span><text:span text:style-name="T31"> </text:span><text:span text:style-name="T38">אותן</text:span><text:span text:style-name="T31"> </text:span><text:span text:style-name="T38">שנים</text:span><text:span text:style-name="T31"> </text:span><text:span text:style-name="T38">שמלך</text:span><text:span text:style-name="T31"> </text:span><text:span text:style-name="T38">רבה, כלומר: שלא</text:span><text:span text:style-name="T31"> </text:span><text:span text:style-name="T38">היה</text:span><text:span text:style-name="T31"> </text:span><text:span text:style-name="T38">לו</text:span><text:span text:style-name="T31"> </text:span><text:span text:style-name="T38">פנאי</text:span><text:span text:style-name="T31"> </text:span><text:span text:style-name="T38">להקיז</text:span><text:span text:style-name="T31"> </text:span><text:span text:style-name="T38">עצמו, אלא</text:span><text:span text:style-name="T31"> </text:span><text:span text:style-name="T38">היה</text:span><text:span text:style-name="T31"> </text:span><text:span text:style-name="T38">עוסק</text:span><text:span text:style-name="T31"> </text:span><text:span text:style-name="T38">כל</text:span><text:span text:style-name="T31"> </text:span><text:span text:style-name="T38">שעה</text:span><text:span text:style-name="T31"> </text:span><text:span text:style-name="T38">בתורה</text:span><text:span text:style-name="T31"> </text:span><text:span text:style-name="T38">לפני</text:span><text:span text:style-name="T31"> </text:span><text:span text:style-name="T38">רבה</text:span><text:span text:style-name="T32">)</text:span><text:span text:style-name="T1">.</text:span></text:p>
      <text:p text:style-name="P3"/>
      <text:p text:style-name="P4"><text:span text:style-name="T1">אביי</text:span><text:span text:style-name="T2"> </text:span><text:span text:style-name="T1">ורבא</text:span><text:span text:style-name="T2"> </text:span><text:span text:style-name="T1">ורבי</text:span><text:span text:style-name="T2"> </text:span><text:span text:style-name="T1">זירא</text:span><text:span text:style-name="T2"> </text:span><text:span text:style-name="T1">ורבה</text:span><text:span text:style-name="T2"> </text:span><text:span text:style-name="T1">בר</text:span><text:span text:style-name="T2"> </text:span><text:span text:style-name="T1">מתנה</text:span><text:span text:style-name="T2"> </text:span><text:span text:style-name="T1">הוו</text:span><text:span text:style-name="T2"> </text:span><text:span text:style-name="T1">יתבי, והוו</text:span><text:span text:style-name="T2"> </text:span><text:span text:style-name="T1">צריכי</text:span><text:span text:style-name="T2"> </text:span><text:span text:style-name="T1">רישא; אמרי: כל</text:span><text:span text:style-name="T2"> </text:span><text:span text:style-name="T1">דאמר</text:span><text:span text:style-name="T2"> </text:span><text:span text:style-name="T1">מלתא</text:span><text:span text:style-name="T2"> </text:span><text:span text:style-name="T1">ולא</text:span><text:span text:style-name="T2"> </text:span><text:span text:style-name="T1">מפריך</text:span><text:span text:style-name="T2"> </text:span><text:span text:style-name="T1">- להוי</text:span><text:span text:style-name="T2"> </text:span><text:span text:style-name="T1">רישא.</text:span></text:p>
      <text:p text:style-name="P4"><text:span text:style-name="T1">דכולהו</text:span><text:span text:style-name="T2"> </text:span><text:span text:style-name="T1">איפריך, דאביי</text:span><text:span text:style-name="T2"> </text:span><text:span text:style-name="T1">לא</text:span><text:span text:style-name="T2"> </text:span><text:span text:style-name="T1">איפריך; חזייה</text:span><text:span text:style-name="T2"> </text:span><text:span text:style-name="T1">רבה</text:span><text:span text:style-name="T2"> </text:span><text:span text:style-name="T1">לאביי</text:span><text:span text:style-name="T2"> </text:span><text:span text:style-name="T1">דגבה</text:span><text:span text:style-name="T2"> </text:span><text:span text:style-name="T1">רישא</text:span><text:span text:style-name="T2"> </text:span><text:span text:style-name="T32">(</text:span><text:span text:style-name="T38">כלומר</text:span><text:span text:style-name="T31"> </text:span><text:span text:style-name="T38">ראה</text:span><text:span text:style-name="T31"> </text:span><text:span text:style-name="T38">לו</text:span><text:span text:style-name="T31"> </text:span><text:span text:style-name="T38">הרמת</text:span><text:span text:style-name="T31"> </text:span><text:span text:style-name="T38">ראש</text:span><text:span text:style-name="T32">)</text:span><text:span text:style-name="T1">, אמר</text:span><text:span text:style-name="T2"> </text:span><text:span text:style-name="T1">ליה: נחמני, פתח</text:span><text:span text:style-name="T2"> </text:span><text:span text:style-name="T1">ואימא</text:span><text:span text:style-name="T2"> </text:span><text:span text:style-name="T32">(</text:span><text:span text:style-name="T38">דמשמיא</text:span><text:span text:style-name="T31"> </text:span><text:span text:style-name="T38">פסקו</text:span><text:span text:style-name="T31"> </text:span><text:span text:style-name="T38">ליה</text:span><text:span text:style-name="T31"> </text:span><text:span text:style-name="T38">רבותא; אביי</text:span><text:span text:style-name="T31"> </text:span><text:span text:style-name="T38">קרו</text:span><text:span text:style-name="T31"> </text:span><text:span text:style-name="T38">ליה</text:span><text:span text:style-name="T31"> </text:span><text:span text:style-name="T38">'נחמני'; (ואיכא</text:span><text:span text:style-name="T31"> </text:span><text:span text:style-name="T38">דאמרי</text:span><text:span text:style-name="T31"> </text:span><text:span text:style-name="T38">דבלשון</text:span><text:span text:style-name="T31"> </text:span><text:span text:style-name="T38">גנאי</text:span><text:span text:style-name="T31"> </text:span><text:span text:style-name="T38">קרי</text:span><text:span text:style-name="T31"> </text:span><text:span text:style-name="T38">ליה</text:span><text:span text:style-name="T31"> </text:span><text:span text:style-name="T38">'נחמני', כלומר: עדיין</text:span><text:span text:style-name="T31"> </text:span><text:span text:style-name="T38">אתה</text:span><text:span text:style-name="T31"> </text:span><text:span text:style-name="T38">תלמידו</text:span><text:span text:style-name="T31"> </text:span><text:span text:style-name="T38">של</text:span><text:span text:style-name="T31"> </text:span><text:span text:style-name="T38">רב</text:span><text:span text:style-name="T31"> </text:span><text:span text:style-name="T38">נחמן)</text:span><text:span text:style-name="T32">)</text:span><text:span text:style-name="T1">!</text:span></text:p>
      <text:p text:style-name="P4"><text:span text:style-name="T1">איבעיא</text:span><text:span text:style-name="T2"> </text:span><text:span text:style-name="T1">להו: רבי</text:span><text:span text:style-name="T2"> </text:span><text:span text:style-name="T1">זירא</text:span><text:span text:style-name="T2"> </text:span><text:span text:style-name="T1">ורבה</text:span><text:span text:style-name="T2"> </text:span><text:span text:style-name="T1">בר</text:span><text:span text:style-name="T2"> </text:span><text:span text:style-name="T1">רב</text:span><text:span text:style-name="T2"> </text:span><text:span text:style-name="T1">מתנה: הי</text:span><text:span text:style-name="T2"> </text:span><text:span text:style-name="T1">מנייהו</text:span><text:span text:style-name="T2"> </text:span><text:span text:style-name="T1">עדיף:</text:span></text:p>
      <text:p text:style-name="P4"><text:span text:style-name="T1">רבי</text:span><text:span text:style-name="T2"> </text:span><text:span text:style-name="T1">זירא</text:span><text:span text:style-name="T2"> </text:span><text:span text:style-name="T1">חריף</text:span><text:span text:style-name="T2"> </text:span><text:span text:style-name="T1">ומקשה</text:span><text:span text:style-name="T2"> </text:span><text:span text:style-name="T32">(</text:span><text:span text:style-name="T38">מתוך</text:span><text:span text:style-name="T31"> </text:span><text:span text:style-name="T38">פלפול</text:span><text:span text:style-name="T31"> </text:span><text:span text:style-name="T38">יתירא</text:span><text:span text:style-name="T31"> </text:span><text:span text:style-name="T38">דהוה</text:span><text:span text:style-name="T31"> </text:span><text:span text:style-name="T38">ליה</text:span><text:span text:style-name="T31"> </text:span><text:span text:style-name="T38">- הוה</text:span><text:span text:style-name="T31"> </text:span><text:span text:style-name="T38">מקשה</text:span><text:span text:style-name="T31"> </text:span><text:span text:style-name="T38">ומתרץ</text:span><text:span text:style-name="T32">)</text:span><text:span text:style-name="T1">, </text:span><text:span text:style-name="T32">(</text:span><text:span text:style-name="T38">אבל</text:span><text:span text:style-name="T32">)</text:span><text:span text:style-name="T1"> ורבה</text:span><text:span text:style-name="T2"> </text:span><text:span text:style-name="T1">בר</text:span><text:span text:style-name="T2"> </text:span><text:span text:style-name="T1">רב</text:span><text:span text:style-name="T2"> </text:span><text:span text:style-name="T1">מתנה</text:span><text:span text:style-name="T2"> </text:span><text:span text:style-name="T1">מתון</text:span><text:span text:style-name="T2"> </text:span><text:span text:style-name="T1">ומסיק</text:span><text:span text:style-name="T2"> </text:span><text:span text:style-name="T32">(</text:span><text:span text:style-name="T38">לא</text:span><text:span text:style-name="T31"> </text:span><text:span text:style-name="T38">הוה</text:span><text:span text:style-name="T31"> </text:span><text:span text:style-name="T38">חריף</text:span><text:span text:style-name="T31"> </text:span><text:span text:style-name="T38">כל</text:span><text:span text:style-name="T31"> </text:span><text:span text:style-name="T38">כך, אלא</text:span><text:span text:style-name="T31"> </text:span><text:span text:style-name="T38">מתוך</text:span><text:span text:style-name="T31"> </text:span><text:span text:style-name="T38">שהוא</text:span><text:span text:style-name="T31"> </text:span><text:span text:style-name="T38">שוהה</text:span><text:span text:style-name="T31"> </text:span><text:span text:style-name="T38">ומעיין</text:span><text:span text:style-name="T31"> </text:span><text:span text:style-name="T38">יפה</text:span><text:span text:style-name="T31"> </text:span><text:span text:style-name="T38">יפה</text:span><text:span text:style-name="T31"> </text:span><text:span text:style-name="T38">- מסיק</text:span><text:span text:style-name="T31"> </text:span><text:span text:style-name="T38">אליבא</text:span><text:span text:style-name="T31"> </text:span><text:span text:style-name="T38">דהלכתא</text:span><text:span text:style-name="T32">)</text:span><text:span text:style-name="T1"> – מאי? תיקו.</text:span></text:p>
      <text:p text:style-name="P13"><text:s/></text:p>
      <text:p text:style-name="P1"><text:span text:style-name="T1">הדרן</text:span><text:span text:style-name="T2"> </text:span><text:span text:style-name="T1">עלך</text:span><text:span text:style-name="T2"> </text:span><text:span text:style-name="T1">כהן</text:span><text:span text:style-name="T2"> </text:span><text:span text:style-name="T1">משיח</text:span><text:span text:style-name="T2"> </text:span><text:span text:style-name="T1">וסליקא</text:span><text:span text:style-name="T2"> </text:span><text:span text:style-name="T1">לה</text:span><text:span text:style-name="T2"> </text:span><text:span text:style-name="T1">מסכת</text:span><text:span text:style-name="T2"> </text:span><text:span text:style-name="T1">הוריות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achlieli CLM1" svg:font-family="'Nachlieli CLM'"/>
    <style:font-face style:name="Rod1" svg:font-family="Rod"/>
    <style:font-face style:name="Courier New" svg:font-family="'Courier New'" style:font-family-generic="modern"/>
    <style:font-face style:name="Rod" svg:font-family="Rod" style:font-family-generic="modern"/>
    <style:font-face style:name="David Transparent" svg:font-family="'David Transparent'" style:font-pitch="variable"/>
    <style:font-face style:name="Miriam" svg:font-family="Miriam" style:font-pitch="variable"/>
    <style:font-face style:name="Narkisim" svg:font-family="Narkisim" style:font-pitch="variable"/>
    <style:font-face style:name="OCR A Extended" svg:font-family="'OCR A Extended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style:contextual-spacing="false" fo:text-align="end" style:justify-single-word="false" fo:orphans="2" fo:widows="2" fo:text-indent="0in" style:auto-text-indent="false" style:writing-mode="rl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in" fo:margin-bottom="0in" style:contextual-spacing="false" fo:text-align="end" style:justify-single-word="false" fo:text-indent="0in" style:auto-text-indent="false" fo:keep-with-next="always"/>
      <style:text-properties style:text-underline-style="solid" style:text-underline-width="auto" style:text-underline-color="font-color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in" fo:margin-bottom="0in" style:contextual-spacing="false" fo:text-align="end" style:justify-single-word="false" fo:text-indent="0in" style:auto-text-indent="false" fo:keep-with-next="always"/>
      <style:text-properties style:text-underline-style="solid" style:text-underline-width="auto" style:text-underline-color="font-color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in" fo:margin-right="0in" fo:margin-top="0in" fo:margin-bottom="0in" style:contextual-spacing="false" fo:text-align="end" style:justify-single-word="false" fo:text-indent="0in" style:auto-text-indent="false" fo:keep-with-next="always"/>
      <style:text-properties style:text-underline-style="solid" style:text-underline-width="auto" style:text-underline-color="font-color"/>
    </style:style>
    <style:style style:name="Body_20_Text_20_2" style:display-name="Body Text 2" style:family="paragraph" style:parent-style-name="Standard">
      <style:paragraph-properties fo:margin="100%" fo:margin-left="0.5in" fo:margin-right="0in" fo:margin-top="0in" fo:margin-bottom="0in" style:contextual-spacing="false" fo:text-align="end" style:justify-single-word="false" fo:text-indent="0in" style:auto-text-indent="false"/>
      <style:text-properties style:font-size-complex="10pt"/>
    </style:style>
    <style:style style:name="Body_20_Text_20_Indent_20_2" style:display-name="Body Text Indent 2" style:family="paragraph" style:parent-style-name="Standard">
      <style:paragraph-properties fo:margin="100%" fo:margin-left="0.5in" fo:margin-right="0in" fo:margin-top="0in" fo:margin-bottom="0in" style:contextual-spacing="false" fo:text-align="end" style:justify-single-word="fals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he" style:country-complex="IL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he" style:country-complex="IL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language-complex="he" style:country-complex="IL" style:font-weight-complex="bold"/>
    </style:style>
    <style:style style:name="Body_20_Text_20_2_20_Char" style:display-name="Body Text 2 Char" style:family="text" style:parent-style-name="Default_20_Paragraph_20_Font">
      <style:text-properties style:font-name="Times New Roman" fo:font-size="12pt" fo:language="en" fo:country="US" style:font-size-asian="12pt" style:font-name-complex="Times New Roman" style:font-size-complex="12pt" style:language-complex="he" style:country-complex="IL"/>
    </style:style>
    <style:style style:name="Body_20_Text_20_Indent_20_2_20_Char" style:display-name="Body Text Indent 2 Char" style:family="text" style:parent-style-name="Default_20_Paragraph_20_Font">
      <style:text-properties style:font-name="Times New Roman" fo:font-size="12pt" fo:language="en" fo:country="US" style:font-size-asian="12pt" style:font-name-complex="Times New Roman" style:font-size-complex="12pt" style:language-complex="he" style:country-complex="I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4453in" fo:page-height="22in" style:num-format="1" style:print-orientation="portrait" fo:margin-top="0in" fo:margin-bottom="0in" fo:margin-left="0.1043in" fo:margin-right="0.1043in" style:writing-mode="rl-tb" style:layout-grid-color="#c0c0c0" style:layout-grid-lines="8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1" style:next-style-name="Convert_20_1"/>
    <style:master-page style:name="Convert_20_1" style:display-name="Convert 1" style:page-layout-name="Mpm1"/>
    <style:master-page style:name="First_20_convert_20_2" style:display-name="First convert 2" style:page-layout-name="Mpm1" style:next-style-name="Convert_20_2"/>
    <style:master-page style:name="Convert_20_2" style:display-name="Convert 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הוריות פרק א</dc:title>
    <meta:initial-creator>ישעיהו</meta:initial-creator>
    <meta:creation-date>2010-11-08T17:50:00</meta:creation-date>
    <dc:creator>ariel </dc:creator>
    <dc:date>2013-07-12T13:02:34</dc:date>
    <meta:print-date>2003-06-04T17:30:00</meta:print-date>
    <meta:editing-cycles>9</meta:editing-cycles>
    <meta:editing-duration>PT1H4M22S</meta:editing-duration>
    <meta:generator>LibreOffice/3.6$Linux_x86 LibreOffice_project/360m1$Build-2</meta:generator>
    <meta:document-statistic meta:table-count="0" meta:image-count="0" meta:object-count="0" meta:page-count="16" meta:paragraph-count="931" meta:word-count="31608" meta:character-count="162935" meta:non-whitespace-character-count="131992"/>
    <meta:user-defined meta:name="Info 1"/>
    <meta:user-defined meta:name="Info 2"/>
    <meta:user-defined meta:name="Info 3"/>
    <meta:user-defined meta:name="Info 4"/>
  </office:meta>
</office:document-meta>
</file>